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3.104cm"/>
    </style:style>
    <style:style style:family="table-column" style:name="co2">
      <style:table-column-properties fo:break-before="auto" style:column-width="8.306cm"/>
    </style:style>
    <style:style style:family="table-column" style:name="co3">
      <style:table-column-properties fo:break-before="auto" style:column-width="0.727cm"/>
    </style:style>
    <style:style style:family="table-column" style:name="co4">
      <style:table-column-properties fo:break-before="auto" style:column-width="1.453cm"/>
    </style:style>
    <style:style style:family="table-column" style:name="co5">
      <style:table-column-properties fo:break-before="auto" style:column-width="1.427cm"/>
    </style:style>
    <style:style style:family="table-column" style:name="co6">
      <style:table-column-properties fo:break-before="auto" style:column-width="1.538cm"/>
    </style:style>
    <style:style style:family="table-column" style:name="co7">
      <style:table-column-properties fo:break-before="auto" style:column-width="0.951cm"/>
    </style:style>
    <style:style style:family="table-column" style:name="co8">
      <style:table-column-properties fo:break-before="auto" style:column-width="0.811cm"/>
    </style:style>
    <style:style style:family="table-column" style:name="co9">
      <style:table-column-properties fo:break-before="auto" style:column-width="1.566cm"/>
    </style:style>
    <style:style style:family="table-column" style:name="co10">
      <style:table-column-properties fo:break-before="auto" style:column-width="1.623cm"/>
    </style:style>
    <style:style style:family="table-column" style:name="co11">
      <style:table-column-properties fo:break-before="auto" style:column-width="2.378cm"/>
    </style:style>
    <style:style style:family="table-column" style:name="co12">
      <style:table-column-properties fo:break-before="auto" style:column-width="1.901cm"/>
    </style:style>
    <style:style style:family="table-column" style:name="co13">
      <style:table-column-properties fo:break-before="auto" style:column-width="1.062cm"/>
    </style:style>
    <style:style style:family="table-column" style:name="co14">
      <style:table-column-properties fo:break-before="auto" style:column-width="1.774cm"/>
    </style:style>
    <style:style style:family="table-column" style:name="co15">
      <style:table-column-properties fo:break-before="auto" style:column-width="2.237cm"/>
    </style:style>
    <style:style style:family="table-column" style:name="co16">
      <style:table-column-properties fo:break-before="auto" style:column-width="1.79cm"/>
    </style:style>
    <style:style style:family="table-column" style:name="co17">
      <style:table-column-properties fo:break-before="auto" style:column-width="3.357cm"/>
    </style:style>
    <style:style style:family="table-column" style:name="co18">
      <style:table-column-properties fo:break-before="auto" style:column-width="8.867cm"/>
    </style:style>
    <style:style style:family="table-row" style:name="ro1">
      <style:table-row-properties fo:break-before="auto" style:use-optimal-row-height="false" style:row-height="0.635cm"/>
    </style:style>
    <style:style style:family="table-row" style:name="ro2">
      <style:table-row-properties fo:break-before="auto" style:use-optimal-row-height="false" style:row-height="0.609cm"/>
    </style:style>
    <style:style style:family="table-row" style:name="ro3">
      <style:table-row-properties fo:break-before="auto" style:use-optimal-row-height="false" style:row-height="0.873cm"/>
    </style:style>
    <style:style style:family="table-row" style:name="ro4">
      <style:table-row-properties fo:break-before="auto" style:use-optimal-row-height="false" style:row-height="0.45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76cm"/>
    </style:style>
    <style:style style:family="table" style:name="ta1" style:master-page-name="PageStyle_5f_Eerste_20_gedeelte">
      <style:table-properties style:writing-mode="lr-tb" table:display="true"/>
    </style:style>
    <style:style style:family="table" style:name="ta2" style:master-page-name="PageStyle_5f_Opmerkingen">
      <style:table-properties style:writing-mode="lr-tb" table:display="true"/>
    </style:style>
    <number:number-style style:name="N1">
      <number:number number:decimal-places="0" number:min-integer-digits="1"/>
    </number:number-style>
    <number:number-style style:name="N3">
      <number:number number:grouping="true" number:decimal-places="0" number:min-integer-digits="1"/>
    </number:number-style>
    <number:text-style style:name="N100">
      <number:text-content/>
    </number:text-style>
    <style:style style:family="table-cell" style:parent-style-name="TL Title" style:name="ce1">
      <style:table-cell-properties style:glyph-orientation-vertical="0" fo:padding="0.071cm" fo:border-left="1.76pt solid #000000" style:diagonal-bl-tr="none" style:text-align-source="fix" style:direction="ltr" fo:border-top="1.76pt solid #000000"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RowProperty" style:name="ce3">
      <style:table-cell-properties style:glyph-orientation-vertical="0" fo:padding="0.071cm" fo:border-left="1.76pt solid #000000" style:diagonal-bl-tr="none" style:text-align-source="fix" style:direction="ltr" fo:border-top="1.76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4">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5">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7">
      <style:table-cell-properties fo:padding="0.071cm" fo:border-left="1.76pt solid #000000" fo:border-top="1.76pt solid #000000" fo:border-right="none" style:diagonal-tl-br="none" fo:border-bottom="none" style:diagonal-bl-tr="none" style:rotation-align="none"/>
    </style:style>
    <style:style style:family="table-cell" style:parent-style-name="TL RowHeader" style:name="ce8">
      <style:table-cell-properties fo:padding="0.071cm" fo:border-left="1.76pt solid #000000" fo:border-top="none" fo:border-right="none" style:diagonal-tl-br="none" fo:border-bottom="none" style:diagonal-bl-tr="none" style:rotation-align="none"/>
    </style:style>
    <style:style style:family="table-cell" style:parent-style-name="TL RowHeader" style:name="ce9">
      <style:table-cell-properties fo:padding="0.071cm" fo:border-left="1.76pt solid #000000" fo:border-top="none" fo:border-right="none" style:diagonal-tl-br="none" fo:border-bottom="1.76pt solid #000000" style:diagonal-bl-tr="none" style:rotation-align="none"/>
    </style:style>
    <style:style style:family="table-cell" style:parent-style-name="TL Metadata" style:name="ce10">
      <style:table-cell-properties fo:padding="0.071cm"/>
    </style:style>
    <style:style style:family="table-cell" style:parent-style-name="Default" style:name="ce11">
      <style:table-cell-properties style:glyph-orientation-vertical="0" fo:padding="0.071cm" fo:border-left="none" style:diagonal-bl-tr="none" style:text-align-source="fix" style:direction="ltr" fo:border-top="1.76pt solid #000000"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RowProperty" style:name="ce12">
      <style:table-cell-properties style:glyph-orientation-vertical="0" fo:padding="0.071cm" fo:border-left="none"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13">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14">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RowHeader" style:name="ce15">
      <style:table-cell-properties fo:padding="0.071cm" fo:border-left="none" fo:border-top="1.76pt solid #000000" fo:border-right="1.76pt solid #000000" style:diagonal-tl-br="none" fo:border-bottom="none" style:diagonal-bl-tr="none" style:rotation-align="none"/>
    </style:style>
    <style:style style:family="table-cell" style:parent-style-name="TL RowHeader" style:name="ce16">
      <style:table-cell-properties fo:padding="0.071cm" fo:border-left="none" fo:border-top="none" fo:border-right="1.76pt solid #000000" style:diagonal-tl-br="none" fo:border-bottom="none" style:diagonal-bl-tr="none" style:rotation-align="none"/>
    </style:style>
    <style:style style:data-style-name="N0" style:family="table-cell" style:parent-style-name="TL RowHeader" style:name="ce17">
      <style:table-cell-properties style:glyph-orientation-vertical="0" fo:padding="0.071cm" fo:border-left="none" style:diagonal-bl-tr="none" style:text-align-source="value-type" fo:wrap-option="no-wrap" style:direction="ltr" fo:border-top="none" style:repeat-content="false" fo:border-right="1.76pt solid #000000" fo:border-bottom="none" style:diagonal-tl-br="none" style:shrink-to-fit="false" style:cell-protect="protected" style:vertical-align="automatic" style:print-content="true" style:vertical-justify="auto" style:rotation-align="none" style:rotation-angle="0"/>
      <style:paragraph-properties fo:margin-left="0cm" style:writing-mode="page" css3t:text-justify="auto"/>
    </style:style>
    <style:style style:family="table-cell" style:parent-style-name="TL RowHeader" style:name="ce18">
      <style:table-cell-properties fo:padding="0.071cm" fo:border-left="none" fo:border-top="none" fo:border-right="1.76pt solid #000000" style:diagonal-tl-br="none" fo:border-bottom="1.76pt solid #000000" style:diagonal-bl-tr="none" style:rotation-align="none"/>
    </style:style>
    <style:style style:family="table-cell" style:parent-style-name="TL Data" style:name="ce19">
      <style:table-cell-properties fo:padding="0.071cm" fo:border-left="none" fo:border-top="1.76pt solid #000000" fo:border-right="none" style:diagonal-tl-br="none" fo:border-bottom="none" style:diagonal-bl-tr="none" style:rotation-align="none"/>
    </style:style>
    <style:style style:family="table-cell" style:parent-style-name="TL Data" style:name="ce20">
      <style:table-cell-properties fo:padding="0.071cm" style:diagonal-bl-tr="none" style:rotation-align="none" fo:border="none" style:diagonal-tl-br="none"/>
    </style:style>
    <style:style style:family="table-cell" style:parent-style-name="TL Data" style:name="ce21">
      <style:table-cell-properties fo:padding="0.071cm" fo:border-left="none" fo:border-top="none" fo:border-right="none" style:diagonal-tl-br="none" fo:border-bottom="1.76pt solid #000000" style:diagonal-bl-tr="none" style:rotation-align="none"/>
    </style:style>
    <style:style style:family="table-cell" style:parent-style-name="Default" style:name="ce22">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3">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4">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5">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ColHeader" style:name="ce27">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28">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ColHeader" style:name="ce29">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30">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0" style:family="table-cell" style:parent-style-name="TL Data" style:name="ce31">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shrink-to-fit="false" style:cell-protect="protected" style:vertical-align="automatic" style:print-content="true" style:vertical-justify="auto" style:rotation-align="none" style:rotation-angle="0">
        <style:hyperlink xlink:type="simple" xlink:href="#Eerste gedeelte.A360"/>
      </style:table-cell-properties>
      <style:paragraph-properties fo:margin-left="0cm" style:writing-mode="page" css3t:text-justify="auto"/>
    </style:style>
    <style:style style:data-style-name="N0" style:family="table-cell" style:parent-style-name="TL Data" style:name="ce32">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shrink-to-fit="false" style:cell-protect="protected" style:vertical-align="automatic" style:print-content="true" style:vertical-justify="auto" style:rotation-align="none" style:rotation-angle="0">
        <style:hyperlink xlink:type="simple" xlink:href="#Eerste gedeelte.A361"/>
      </style:table-cell-properties>
      <style:paragraph-properties fo:margin-left="0cm" style:writing-mode="page" css3t:text-justify="auto"/>
    </style:style>
    <style:style style:data-style-name="N3" style:family="table-cell" style:parent-style-name="TL Data" style:name="ce33">
      <style:table-cell-properties fo:padding="0.071cm" fo:border-left="1.76pt solid #000000" fo:border-top="none" fo:border-right="none" style:diagonal-tl-br="none" fo:border-bottom="none" style:diagonal-bl-tr="none" style:rotation-align="none"/>
    </style:style>
    <style:style style:data-style-name="N0" style:family="table-cell" style:parent-style-name="TL Data" style:name="ce34">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shrink-to-fit="false" style:cell-protect="protected" style:vertical-align="automatic" style:print-content="true" style:vertical-justify="auto" style:rotation-align="none" style:rotation-angle="0">
        <style:hyperlink xlink:type="simple" xlink:href="#Eerste gedeelte.A362"/>
      </style:table-cell-properties>
      <style:paragraph-properties fo:margin-left="0cm" style:writing-mode="page" css3t:text-justify="auto"/>
    </style:style>
    <style:style style:data-style-name="N0" style:family="table-cell" style:parent-style-name="TL Data" style:name="ce35">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shrink-to-fit="false" style:cell-protect="protected" style:vertical-align="automatic" style:print-content="true" style:vertical-justify="auto" style:rotation-align="none" style:rotation-angle="0">
        <style:hyperlink xlink:type="simple" xlink:href="#Eerste gedeelte.A363"/>
      </style:table-cell-properties>
      <style:paragraph-properties fo:margin-left="0cm" style:writing-mode="page" css3t:text-justify="auto"/>
    </style:style>
    <style:style style:data-style-name="N1" style:family="table-cell" style:parent-style-name="TL Data" style:name="ce36">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shrink-to-fit="false" style:cell-protect="protected" style:vertical-align="automatic" style:print-content="true" style:vertical-justify="auto" style:rotation-align="none" style:rotation-angle="0">
        <style:hyperlink xlink:type="simple" xlink:href="#Eerste gedeelte.A364"/>
      </style:table-cell-properties>
      <style:paragraph-properties fo:margin-left="0cm" style:writing-mode="page" css3t:text-justify="auto"/>
    </style:style>
    <style:style style:data-style-name="N0" style:family="table-cell" style:parent-style-name="TL Data" style:name="ce37">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shrink-to-fit="false" style:cell-protect="protected" style:vertical-align="automatic" style:print-content="true" style:vertical-justify="auto" style:rotation-align="none" style:rotation-angle="0">
        <style:hyperlink xlink:type="simple" xlink:href="#Eerste gedeelte.A372"/>
      </style:table-cell-properties>
      <style:paragraph-properties fo:margin-left="0cm" style:writing-mode="page" css3t:text-justify="auto"/>
    </style:style>
    <style:style style:family="table-cell" style:parent-style-name="TL ColHeader" style:name="ce38">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ColHeader" style:name="ce3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ColHeader" style:name="ce40">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41">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ColHeader" style:name="ce42">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3" style:family="table-cell" style:parent-style-name="TL Data" style:name="ce43">
      <style:table-cell-properties fo:padding="0.071cm" style:diagonal-bl-tr="none" style:rotation-align="none" fo:border="none" style:diagonal-tl-br="none"/>
    </style:style>
    <style:style style:data-style-name="N3" style:family="table-cell" style:parent-style-name="TL Data" style:name="ce44">
      <style:table-cell-properties fo:padding="0.071cm" fo:border-left="none" fo:border-top="1.76pt solid #000000" fo:border-right="none" style:diagonal-tl-br="none" fo:border-bottom="none" style:diagonal-bl-tr="none" style:rotation-align="none"/>
    </style:style>
    <style:style style:data-style-name="N0" style:family="table-cell" style:parent-style-name="TL Data" style:name="ce45">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59"/>
      </style:table-cell-properties>
      <style:paragraph-properties fo:margin-left="0cm" style:writing-mode="page" css3t:text-justify="auto"/>
    </style:style>
    <style:style style:data-style-name="N0" style:family="table-cell" style:parent-style-name="TL Data" style:name="ce46">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5"/>
      </style:table-cell-properties>
      <style:paragraph-properties fo:margin-left="0cm" style:writing-mode="page" css3t:text-justify="auto"/>
    </style:style>
    <style:style style:data-style-name="N0" style:family="table-cell" style:parent-style-name="TL Data" style:name="ce47">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7"/>
      </style:table-cell-properties>
      <style:paragraph-properties fo:margin-left="0cm" style:writing-mode="page" css3t:text-justify="auto"/>
    </style:style>
    <style:style style:data-style-name="N0" style:family="table-cell" style:parent-style-name="TL Data" style:name="ce48">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9"/>
      </style:table-cell-properties>
      <style:paragraph-properties fo:margin-left="0cm" style:writing-mode="page" css3t:text-justify="auto"/>
    </style:style>
    <style:style style:family="table-cell" style:parent-style-name="Default" style:name="ce49">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0" style:family="table-cell" style:parent-style-name="TL Data" style:name="ce50">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6"/>
      </style:table-cell-properties>
      <style:paragraph-properties fo:margin-left="0cm" style:writing-mode="page" css3t:text-justify="auto"/>
    </style:style>
    <style:style style:data-style-name="N0" style:family="table-cell" style:parent-style-name="TL Data" style:name="ce51">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8"/>
      </style:table-cell-properties>
      <style:paragraph-properties fo:margin-left="0cm" style:writing-mode="page" css3t:text-justify="auto"/>
    </style:style>
    <style:style style:data-style-name="N0" style:family="table-cell" style:parent-style-name="TL Data" style:name="ce52">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70"/>
      </style:table-cell-properties>
      <style:paragraph-properties fo:margin-left="0cm" style:writing-mode="page" css3t:text-justify="auto"/>
    </style:style>
    <style:style style:family="table-cell" style:parent-style-name="TL ColHeader" style:name="ce53">
      <style:table-cell-properties style:glyph-orientation-vertical="0" fo:padding="0.071cm" fo:border-left="0.74pt solid #000000"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ColHeader" style:name="ce54">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 ColHeader" style:name="ce55">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56">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57">
      <style:table-cell-properties style:glyph-orientation-vertical="0" fo:padding="0.071cm" fo:border-left="none"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 ColHeader" style:name="ce58">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59">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 ColHeader" style:name="ce60">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61">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ColHeader" style:name="ce62">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63">
      <style:table-cell-properties style:glyph-orientation-vertical="0" fo:padding="0.071cm" fo:border-left="none"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4">
      <style:table-cell-properties fo:padding="0.071cm">
        <style:hyperlink xlink:type="simple" xlink:href="#Derde Gedeelte B.A1219"/>
      </style:table-cell-properties>
    </style:style>
    <style:style style:family="table-cell" style:parent-style-name="Default" style:name="ce65">
      <style:table-cell-properties fo:padding="0.071cm">
        <style:hyperlink xlink:type="simple" xlink:href="#Derde Gedeelte B.A1220"/>
      </style:table-cell-properties>
    </style:style>
    <style:style style:data-style-name="N100" style:family="table-cell" style:parent-style-name="Default" style:name="ce66">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 ColHeader" style:name="ce67">
      <style:table-cell-properties style:glyph-orientation-vertical="0" fo:padding="0.071cm" fo:border-left="0.74pt solid #000000"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8">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9">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ColHeader" style:name="ce70">
      <style:table-cell-properties style:glyph-orientation-vertical="0" fo:padding="0.071cm" fo:border-left="0.74pt solid #000000" style:diagonal-bl-tr="none" style:text-align-source="fix" style:direction="ltr" fo:border-top="0.74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71">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72">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7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74">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75">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76">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77">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78">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7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0">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1">
      <style:table-cell-properties fo:padding="0.071cm"/>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2">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3">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4">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5">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6">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87">
      <style:table-cell-properties style:glyph-orientation-vertical="0" fo:padding="0.071cm" style:text-align-source="value-type" style:direction="ltr" style:repeat-content="fals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88">
      <style:table-cell-properties style:glyph-orientation-vertical="0" fo:padding="0.071cm" style:text-align-source="value-type" style:direction="ltr" style:repeat-content="false" style:shrink-to-fit="false" fo:wrap-option="wrap" style:vertical-align="automatic" style:vertical-justify="auto" style:rotation-align="none" style:rotation-angle="27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89">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table-cell" style:parent-style-name="Default" style:name="ce90">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91">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270"/>
      <style:paragraph-properties fo:margin-left="0cm" style:writing-mode="page" css3t:text-justify="auto"/>
    </style:style>
    <style:style style:family="table-cell" style:parent-style-name="TL Metadata" style:name="ce92">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data-style-name="N1" style:family="table-cell" style:parent-style-name="TL Metadata" style:name="ce93">
      <style:table-cell-properties fo:padding="0.071cm"/>
    </style:style>
    <style:style style:family="text" style:name="T1">
      <style:text-properties style:text-line-through-type="none" fo:font-style="normal" style:font-size-asian="10pt" style:country-asian="CN" style:text-underline-style="solid" fo:font-weight="normal" fo:text-shadow="none" style:font-size-complex="10pt" style:font-style-complex="normal" style:text-overline-style="none" style:country-complex="IN" fo:font-size="10pt" fo:color="#0000ff" style:font-name-asian="Droid Sans Fallback" style:text-outline="false" fo:country="GB" style:text-underline-color="font-color" style:text-line-through-mode="continuous" style:text-underline-width="auto" style:font-relief="none" style:font-name="Arial" style:text-overline-color="font-color" style:font-style-asian="normal" style:font-weight-complex="normal" style:font-name-complex="Arial" style:font-weight-asian="normal" style:text-emphasize="none"/>
    </style:style>
    <style:style style:parent-style-name="TL Data" style:family="table-cell" style:name="ce94" style:display-name="ce94">
      <style:table-cell-properties fo:padding="0.071cm" fo:border-left="1.76pt solid #000000" fo:border-top="1.76pt solid #000000" fo:border-right="none" style:diagonal-tl-br="none" fo:border-bottom="none" style:diagonal-bl-tr="none" style:rotation-align="none"/>
    </style:style>
    <style:style style:parent-style-name="TL Data" style:family="table-cell" style:name="ce95" style:display-name="ce95">
      <style:table-cell-properties fo:padding="0.071cm" fo:border-left="none" fo:border-top="1.76pt solid #000000" fo:border-right="1.76pt solid #000000" style:diagonal-tl-br="none" fo:border-bottom="none" style:diagonal-bl-tr="none" style:rotation-align="none"/>
    </style:style>
    <style:style style:parent-style-name="TL Data" style:family="table-cell" style:name="ce96" style:display-name="ce96">
      <style:table-cell-properties fo:padding="0.071cm" fo:border-left="1.76pt solid #000000" fo:border-top="none" fo:border-right="none" style:diagonal-tl-br="none" fo:border-bottom="none" style:diagonal-bl-tr="none" style:rotation-align="none"/>
    </style:style>
    <style:style style:parent-style-name="TL Data" style:family="table-cell" style:name="ce97" style:display-name="ce97">
      <style:table-cell-properties fo:padding="0.071cm" fo:border-left="none" fo:border-top="none" fo:border-right="1.76pt solid #000000" style:diagonal-tl-br="none" fo:border-bottom="none" style:diagonal-bl-tr="none" style:rotation-align="none"/>
    </style:style>
    <style:style style:parent-style-name="TL Data" style:family="table-cell" style:name="ce98" style:display-name="ce98">
      <style:table-cell-properties fo:padding="0.071cm" fo:border-left="1.76pt solid #000000" fo:border-top="none" fo:border-right="none" style:diagonal-tl-br="none" fo:border-bottom="1.76pt solid #000000" style:diagonal-bl-tr="none" style:rotation-align="none"/>
    </style:style>
    <style:style style:parent-style-name="TL Data" style:family="table-cell" style:name="ce99" style:display-name="ce99">
      <style:table-cell-properties fo:padding="0.071cm" fo:border-left="none" fo:border-top="none" fo:border-right="1.76pt solid #000000" style:diagonal-tl-br="none" fo:border-bottom="1.76pt solid #000000" style:diagonal-bl-tr="none" style:rotation-align="none"/>
    </style:style>
    <style:style style:parent-style-name="TL Metadata" style:family="table-cell" style:name="ce100" style:display-name="ce100">
      <style:table-cell-properties fo:padding="0.071cm" fo:border-left="1.76pt solid #000000" fo:border-top="1.76pt solid #000000" fo:border-right="none" style:diagonal-tl-br="none" fo:border-bottom="none" style:diagonal-bl-tr="none" style:rotation-align="none"/>
    </style:style>
    <style:style style:parent-style-name="Default" style:family="table-cell" style:name="ce101" style:display-name="ce101">
      <style:table-cell-properties fo:padding="0.071cm" fo:border-left="none" fo:border-top="1.76pt solid #000000" fo:border-right="none" style:diagonal-tl-br="none" fo:border-bottom="none" style:diagonal-bl-tr="none" style:rotation-align="none"/>
    </style:style>
    <style:style style:parent-style-name="Default" style:family="table-cell" style:name="ce102" style:display-name="ce102">
      <style:table-cell-properties fo:padding="0.071cm" fo:border-left="none" fo:border-top="1.76pt solid #000000" fo:border-right="1.76pt solid #000000" style:diagonal-tl-br="none" fo:border-bottom="none" style:diagonal-bl-tr="none" style:rotation-align="none"/>
    </style:style>
    <style:style style:parent-style-name="TL Metadata" style:family="table-cell" style:name="ce103" style:display-name="ce103">
      <style:table-cell-properties fo:padding="0.071cm" fo:border-left="1.76pt solid #000000" fo:border-top="none" fo:border-right="none" style:diagonal-tl-br="none" fo:border-bottom="none" style:diagonal-bl-tr="none" style:rotation-align="none"/>
    </style:style>
    <style:style style:parent-style-name="Default" style:family="table-cell" style:name="ce104" style:display-name="ce104">
      <style:table-cell-properties fo:padding="0.071cm" style:diagonal-bl-tr="none" style:rotation-align="none" fo:border="none" style:diagonal-tl-br="none"/>
    </style:style>
    <style:style style:parent-style-name="Default" style:family="table-cell" style:name="ce105" style:display-name="ce105">
      <style:table-cell-properties fo:padding="0.071cm" fo:border-left="none" fo:border-top="none" fo:border-right="1.76pt solid #000000" style:diagonal-tl-br="none" fo:border-bottom="none" style:diagonal-bl-tr="none" style:rotation-align="none"/>
    </style:style>
    <style:style style:parent-style-name="Default" style:family="table-cell" style:name="ce106" style:display-name="ce106">
      <style:table-cell-properties fo:padding="0.071cm" fo:border-left="1.76pt solid #000000" fo:border-top="none" fo:border-right="none" style:diagonal-tl-br="none" fo:border-bottom="1.76pt solid #000000" style:diagonal-bl-tr="none" style:rotation-align="none"/>
    </style:style>
    <style:style style:parent-style-name="Default" style:family="table-cell" style:name="ce107" style:display-name="ce107">
      <style:table-cell-properties fo:padding="0.071cm" fo:border-left="none" fo:border-top="none" fo:border-right="none" style:diagonal-tl-br="none" fo:border-bottom="1.76pt solid #000000" style:diagonal-bl-tr="none" style:rotation-align="none"/>
    </style:style>
    <style:style style:parent-style-name="Default" style:family="table-cell" style:name="ce108" style:display-name="ce108">
      <style:table-cell-properties fo:padding="0.071cm" fo:border-left="none" fo:border-top="none" fo:border-right="1.76pt solid #000000" style:diagonal-tl-br="none" fo:border-bottom="1.76pt solid #000000" style:diagonal-bl-tr="none" style:rotation-align="none"/>
    </style:style>
    <style:style style:parent-style-name="TL Metadata" style:family="table-cell" style:name="ce109" style:display-name="ce109">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office:automatic-styles>
  <office:body>
    <office:spreadsheet>
      <table:calculation-settings table:use-regular-expressions="false" table:case-sensitive="false" table:automatic-find-labels="false"/>
      <table:table table:style-name="ta1" table:name="Eerste gedeelte">
        <office:forms form:apply-design-mode="false" form:automatic-focus="false"/>
        <table:table-column table:style-name="co1" table:default-cell-style-name="ce10"/>
        <table:table-column table:style-name="co2" table:default-cell-style-name="ce10"/>
        <table:table-column table:style-name="co3" table:default-cell-style-name="ce10"/>
        <table:table-column table:style-name="co4" table:default-cell-style-name="ce10" table:number-columns-repeated="4"/>
        <table:table-column table:style-name="co5" table:default-cell-style-name="ce10" table:number-columns-repeated="9"/>
        <table:table-column table:style-name="co6" table:default-cell-style-name="ce10"/>
        <table:table-column table:style-name="co5" table:default-cell-style-name="ce10" table:number-columns-repeated="4"/>
        <table:table-column table:style-name="co7" table:default-cell-style-name="ce10"/>
        <table:table-column table:style-name="co8" table:default-cell-style-name="ce10"/>
        <table:table-column table:style-name="co9" table:default-cell-style-name="ce10"/>
        <table:table-column table:style-name="co5" table:default-cell-style-name="ce10" table:number-columns-repeated="29"/>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Default" table:number-columns-repeated="18"/>
        <table:table-column table:style-name="co15" table:default-cell-style-name="ce10" table:number-columns-repeated="2"/>
        <table:table-column table:style-name="co16" table:default-cell-style-name="ce76" table:number-columns-repeated="6"/>
        <table:table-column table:style-name="co14" table:default-cell-style-name="Default" table:number-columns-repeated="941"/>
        <table:table-row table:style-name="ro1">
          <table:table-cell ns41:value-type="string" table:style-name="ce1" office:value-type="string">
            <text:p>PROVINCIE DRENTHE - EERSTE GEDEELTE <text:s/>- INDEELING DER BEVOLKING NAAR DE KUNNE, HET VERBLIJF, DEN BURGERLIJKEN STAAT, DE GEBOORTEPLAATS EN DE GODSDIENST</text:p>
          </table:table-cell>
          <table:table-cell table:style-name="ce11" table:number-columns-repeated="2"/>
          <table:table-cell table:style-name="ce26" table:number-columns-repeated="50"/>
          <table:table-cell table:style-name="ce68" table:number-columns-repeated="24"/>
          <table:table-cell table:style-name="ce71" table:number-columns-repeated="5"/>
          <table:table-cell table:style-name="ce82"/>
          <table:table-cell table:style-name="ce86" table:number-columns-repeated="941"/>
        </table:table-row>
        <table:table-row table:style-name="ro2">
          <table:table-cell table:style-name="ce2" table:number-columns-repeated="2"/>
          <table:table-cell table:style-name="ce22" table:number-columns-repeated="6"/>
          <table:table-cell table:style-name="ce49" table:number-columns-repeated="45"/>
          <table:table-cell table:style-name="ce69" table:number-columns-repeated="24"/>
          <table:table-cell table:style-name="ce72" table:number-columns-repeated="4"/>
          <table:table-cell table:style-name="ce81" table:number-columns-repeated="2"/>
          <table:table-cell table:style-name="ce86" table:number-columns-repeated="941"/>
        </table:table-row>
        <table:table-row table:style-name="ro3">
          <table:table-cell ns41:value-type="string" table:number-rows-spanned="5" table:style-name="ce3" table:number-columns-spanned="1" office:value-type="string">
            <text:p>Gemeenten</text:p>
          </table:table-cell>
          <table:table-cell ns41:value-type="string" table:number-rows-spanned="5" table:style-name="ce12" table:number-columns-spanned="1" office:value-type="string">
            <text:p>PLAATSELIJKE INDEELING <text:s text:c="24"/>(wijken, dorpen etc.)</text:p>
          </table:table-cell>
          <table:table-cell table:style-name="ce23"/>
          <table:table-cell ns41:value-type="string" table:number-rows-spanned="2" table:style-name="ce27" table:number-columns-spanned="2" office:value-type="string">
            <text:p>HUIZEN</text:p>
          </table:table-cell>
          <table:covered-table-cell table:style-name="ce38"/>
          <table:table-cell ns41:value-type="string" table:number-rows-spanned="5" table:style-name="ce42" table:number-columns-spanned="1" office:value-type="string">
            <text:p>Bewonde schepen.</text:p>
          </table:table-cell>
          <table:table-cell ns41:value-type="string" table:number-rows-spanned="5" table:style-name="ce42" table:number-columns-spanned="1" office:value-type="string">
            <text:p>Huisgezinnen.</text:p>
          </table:table-cell>
          <table:table-cell ns41:value-type="string" table:number-rows-spanned="2" table:style-name="ce38" table:number-columns-spanned="2" office:value-type="string">
            <text:p>BEWONERS</text:p>
          </table:table-cell>
          <table:covered-table-cell table:style-name="ce38"/>
          <table:table-cell ns41:value-type="string" table:number-rows-spanned="1" table:style-name="ce53" table:number-columns-spanned="68" office:value-type="string">
            <text:p>INDEELING DER BEWONERS NAAR</text:p>
          </table:table-cell>
          <table:covered-table-cell table:style-name="ce56" table:number-columns-repeated="67"/>
          <table:table-cell ns41:value-type="string" table:number-rows-spanned="5" table:style-name="ce73" table:number-columns-spanned="1" office:value-type="string">
            <text:p>Telling</text:p>
          </table:table-cell>
          <table:table-cell ns41:value-type="string" table:number-rows-spanned="5" table:style-name="ce78" table:number-columns-spanned="1" office:value-type="string">
            <text:p>Tabel</text:p>
          </table:table-cell>
          <table:table-cell ns41:value-type="string" table:number-rows-spanned="5" table:style-name="ce78" table:number-columns-spanned="1" office:value-type="string">
            <text:p>Pagina links</text:p>
          </table:table-cell>
          <table:table-cell ns41:value-type="string" table:number-rows-spanned="5" table:style-name="ce78" table:number-columns-spanned="1" office:value-type="string">
            <text:p>Pagina rechts</text:p>
          </table:table-cell>
          <table:table-cell ns41:value-type="string" table:number-rows-spanned="5" table:style-name="ce78" table:number-columns-spanned="1" office:value-type="string">
            <text:p>Provincie</text:p>
          </table:table-cell>
          <table:table-cell ns41:value-type="string" table:number-rows-spanned="5" table:style-name="ce83" table:number-columns-spanned="1" office:value-type="string">
            <text:p>Image nr</text:p>
          </table:table-cell>
          <table:table-cell table:style-name="ce87" table:number-columns-repeated="26"/>
          <table:table-cell table:style-name="ce86" table:number-columns-repeated="915"/>
        </table:table-row>
        <table:table-row table:style-name="ro3">
          <table:covered-table-cell table:style-name="ce4"/>
          <table:covered-table-cell table:style-name="ce13"/>
          <table:table-cell table:style-name="ce24"/>
          <table:covered-table-cell table:style-name="ce28"/>
          <table:covered-table-cell table:style-name="ce39"/>
          <table:covered-table-cell table:style-name="ce41" table:number-columns-repeated="2"/>
          <table:covered-table-cell table:style-name="ce39" table:number-columns-repeated="2"/>
          <table:table-cell ns41:value-type="string" table:number-rows-spanned="1" table:style-name="ce54" table:number-columns-spanned="8" office:value-type="string">
            <text:p>VERBLIJF</text:p>
          </table:table-cell>
          <table:covered-table-cell table:style-name="ce57" table:number-columns-repeated="6"/>
          <table:covered-table-cell table:style-name="ce59"/>
          <table:table-cell ns41:value-type="string" table:number-rows-spanned="1" table:style-name="ce54" table:number-columns-spanned="6" office:value-type="string">
            <text:p>BURGELIJKE STAAT</text:p>
          </table:table-cell>
          <table:covered-table-cell table:style-name="ce57" table:number-columns-repeated="4"/>
          <table:covered-table-cell table:style-name="ce59"/>
          <table:table-cell ns41:value-type="string" table:number-rows-spanned="1" table:style-name="ce58" table:number-columns-spanned="16" office:value-type="string">
            <text:p>GEBOORTE PLAATS</text:p>
          </table:table-cell>
          <table:covered-table-cell table:style-name="ce63" table:number-columns-repeated="14"/>
          <table:covered-table-cell table:style-name="ce66"/>
          <table:table-cell ns41:value-type="string" table:number-rows-spanned="1" table:style-name="ce67" table:number-columns-spanned="38" office:value-type="string">
            <text:p>GODSDIENST</text:p>
          </table:table-cell>
          <table:covered-table-cell table:style-name="ce63" table:number-columns-repeated="37"/>
          <table:covered-table-cell table:style-name="ce74"/>
          <table:covered-table-cell table:style-name="ce79" table:number-columns-repeated="4"/>
          <table:covered-table-cell table:style-name="ce84"/>
          <table:table-cell table:style-name="ce87" table:number-columns-repeated="26"/>
          <table:table-cell table:style-name="ce86" table:number-columns-repeated="915"/>
        </table:table-row>
        <table:table-row table:style-name="ro3">
          <table:covered-table-cell table:style-name="ce4"/>
          <table:covered-table-cell table:style-name="ce13"/>
          <table:table-cell table:style-name="ce24"/>
          <table:table-cell ns41:value-type="string" table:number-rows-spanned="3" table:style-name="ce29" table:number-columns-spanned="1" office:value-type="string">
            <text:p>Bewonde.</text:p>
          </table:table-cell>
          <table:table-cell ns41:value-type="string" table:number-rows-spanned="3" table:style-name="ce40" table:number-columns-spanned="1" office:value-type="string">
            <text:p>Onbewonde.</text:p>
          </table:table-cell>
          <table:covered-table-cell table:style-name="ce41" table:number-columns-repeated="2"/>
          <table:table-cell ns41:value-type="string" table:number-rows-spanned="3" table:style-name="ce40" table:number-columns-spanned="1" office:value-type="string">
            <text:p>Mannelijk.</text:p>
          </table:table-cell>
          <table:table-cell ns41:value-type="string" table:number-rows-spanned="3" table:style-name="ce40" table:number-columns-spanned="1" office:value-type="string">
            <text:p>Vrouwelijk.</text:p>
          </table:table-cell>
          <table:table-cell ns41:value-type="string" table:number-rows-spanned="2" table:style-name="ce39" table:number-columns-spanned="2" office:value-type="string">
            <text:p>Gewoon</text:p>
          </table:table-cell>
          <table:covered-table-cell table:style-name="ce39"/>
          <table:table-cell ns41:value-type="string" table:number-rows-spanned="2" table:style-name="ce39" table:number-columns-spanned="2" office:value-type="string">
            <text:p>Tijdelijk</text:p>
          </table:table-cell>
          <table:covered-table-cell table:style-name="ce39"/>
          <table:table-cell ns41:value-type="string" table:number-rows-spanned="2" table:style-name="ce39" table:number-columns-spanned="2" office:value-type="string">
            <text:p>Doortrekkend</text:p>
          </table:table-cell>
          <table:covered-table-cell table:style-name="ce39"/>
          <table:table-cell ns41:value-type="string" table:number-rows-spanned="2" table:style-name="ce58" table:number-columns-spanned="2" office:value-type="string">
            <text:p>Personen tijdelijk afwezig, niet begrepen onder de vorige rubrieken</text:p>
          </table:table-cell>
          <table:covered-table-cell table:style-name="ce58"/>
          <table:table-cell ns41:value-type="string" table:number-rows-spanned="2" table:style-name="ce58" table:number-columns-spanned="2" office:value-type="string">
            <text:p>Ongehuwd</text:p>
          </table:table-cell>
          <table:covered-table-cell table:style-name="ce58"/>
          <table:table-cell ns41:value-type="string" table:number-rows-spanned="2" table:style-name="ce58" table:number-columns-spanned="2" office:value-type="string">
            <text:p>Gehuwd</text:p>
          </table:table-cell>
          <table:covered-table-cell table:style-name="ce58"/>
          <table:table-cell ns41:value-type="string" table:number-rows-spanned="3" table:style-name="ce60" table:number-columns-spanned="1" office:value-type="string">
            <text:p>Weduwnaars</text:p>
          </table:table-cell>
          <table:table-cell ns41:value-type="string" table:number-rows-spanned="3" table:style-name="ce60" table:number-columns-spanned="1" office:value-type="string">
            <text:p>Weduwen</text:p>
          </table:table-cell>
          <table:table-cell ns41:value-type="string" table:number-rows-spanned="2" table:style-name="ce58" table:number-columns-spanned="2" office:value-type="string">
            <text:p>In de gemeente</text:p>
          </table:table-cell>
          <table:covered-table-cell table:style-name="ce58"/>
          <table:table-cell ns41:value-type="string" table:number-rows-spanned="2" table:style-name="ce58" table:number-columns-spanned="2" office:value-type="string">
            <text:p>In de provincie buiten de gemeente</text:p>
          </table:table-cell>
          <table:covered-table-cell table:style-name="ce58"/>
          <table:table-cell ns41:value-type="string" table:number-rows-spanned="2" table:style-name="ce58" table:number-columns-spanned="2" office:value-type="string">
            <text:p>In eene andere provincie binnen het Rijk</text:p>
          </table:table-cell>
          <table:covered-table-cell table:style-name="ce58"/>
          <table:table-cell ns41:value-type="string" table:number-rows-spanned="2" table:style-name="ce58" table:number-columns-spanned="2" office:value-type="string">
            <text:p>In de bezittingen buiten Europa</text:p>
          </table:table-cell>
          <table:covered-table-cell table:style-name="ce58"/>
          <table:table-cell ns41:value-type="string" table:number-rows-spanned="2" table:style-name="ce58" table:number-columns-spanned="2" office:value-type="string">
            <text:p>In Duitschland</text:p>
          </table:table-cell>
          <table:covered-table-cell table:style-name="ce58"/>
          <table:table-cell ns41:value-type="string" table:number-rows-spanned="2" table:style-name="ce58" table:number-columns-spanned="2" office:value-type="string">
            <text:p>In België</text:p>
          </table:table-cell>
          <table:covered-table-cell table:style-name="ce58"/>
          <table:table-cell ns41:value-type="string" table:number-rows-spanned="2" table:style-name="ce58" table:number-columns-spanned="2" office:value-type="string">
            <text:p>In Engeland</text:p>
          </table:table-cell>
          <table:covered-table-cell table:style-name="ce58"/>
          <table:table-cell ns41:value-type="string" table:number-rows-spanned="2" table:style-name="ce58" table:number-columns-spanned="2" office:value-type="string">
            <text:p>In andere vreemde landen</text:p>
          </table:table-cell>
          <table:covered-table-cell table:style-name="ce58"/>
          <table:table-cell ns41:value-type="string" table:number-rows-spanned="2" table:style-name="ce58" table:number-columns-spanned="2" office:value-type="string">
            <text:p>Nederduitsch Hervormden</text:p>
          </table:table-cell>
          <table:covered-table-cell table:style-name="ce58"/>
          <table:table-cell ns41:value-type="string" table:number-rows-spanned="2" table:style-name="ce58" table:number-columns-spanned="2" office:value-type="string">
            <text:p>Fransche of Waalsche Hervormdene </text:p>
          </table:table-cell>
          <table:covered-table-cell table:style-name="ce58"/>
          <table:table-cell ns41:value-type="string" table:number-rows-spanned="2" table:style-name="ce58" table:number-columns-spanned="2" office:value-type="string">
            <text:p>Engelsche of Presbijteriaansche Hervormden</text:p>
          </table:table-cell>
          <table:covered-table-cell table:style-name="ce58"/>
          <table:table-cell ns41:value-type="string" table:number-rows-spanned="2" table:style-name="ce58" table:number-columns-spanned="2" office:value-type="string">
            <text:p>Leden der Schotse gemeente.</text:p>
          </table:table-cell>
          <table:covered-table-cell table:style-name="ce58"/>
          <table:table-cell ns41:value-type="string" table:number-rows-spanned="2" table:style-name="ce58" table:number-columns-spanned="2" office:value-type="string">
            <text:p>Anglicaansche Episcopalen</text:p>
          </table:table-cell>
          <table:covered-table-cell table:style-name="ce58"/>
          <table:table-cell ns41:value-type="string" table:number-rows-spanned="2" table:style-name="ce58" table:number-columns-spanned="2" office:value-type="string">
            <text:p>Evangelisch Luterschen</text:p>
          </table:table-cell>
          <table:covered-table-cell table:style-name="ce58"/>
          <table:table-cell ns41:value-type="string" table:number-rows-spanned="2" table:style-name="ce58" table:number-columns-spanned="2" office:value-type="string">
            <text:p>Herstelde Luterschen</text:p>
          </table:table-cell>
          <table:covered-table-cell table:style-name="ce58"/>
          <table:table-cell ns41:value-type="string" table:number-rows-spanned="2" table:style-name="ce58" table:number-columns-spanned="2" office:value-type="string">
            <text:p>Doopsgezinden of Mennonieten</text:p>
          </table:table-cell>
          <table:covered-table-cell table:style-name="ce58"/>
          <table:table-cell ns41:value-type="string" table:number-rows-spanned="2" table:style-name="ce58" table:number-columns-spanned="2" office:value-type="string">
            <text:p>Remonstranten</text:p>
          </table:table-cell>
          <table:covered-table-cell table:style-name="ce58"/>
          <table:table-cell ns41:value-type="string" table:number-rows-spanned="2" table:style-name="ce58" table:number-columns-spanned="2" office:value-type="string">
            <text:p>Hernhutters of Moravische Broeders</text:p>
          </table:table-cell>
          <table:covered-table-cell table:style-name="ce58"/>
          <table:table-cell ns41:value-type="string" table:number-rows-spanned="2" table:style-name="ce58" table:number-columns-spanned="2" office:value-type="string">
            <text:p>Kwakers</text:p>
          </table:table-cell>
          <table:covered-table-cell table:style-name="ce58"/>
          <table:table-cell ns41:value-type="string" table:number-rows-spanned="2" table:style-name="ce58" table:number-columns-spanned="2" office:value-type="string">
            <text:p>Christelijk Afgescheidenen</text:p>
          </table:table-cell>
          <table:covered-table-cell table:style-name="ce58"/>
          <table:table-cell ns41:value-type="string" table:number-rows-spanned="2" table:style-name="ce58" table:number-columns-spanned="2" office:value-type="string">
            <text:p>Roomsch Catholijken</text:p>
          </table:table-cell>
          <table:covered-table-cell table:style-name="ce58"/>
          <table:table-cell ns41:value-type="string" table:number-rows-spanned="2" table:style-name="ce58" table:number-columns-spanned="2" office:value-type="string">
            <text:p>Oud-Roomschen of van de Bisschoppelijke Klerezie</text:p>
          </table:table-cell>
          <table:covered-table-cell table:style-name="ce58"/>
          <table:table-cell ns41:value-type="string" table:number-rows-spanned="2" table:style-name="ce58" table:number-columns-spanned="2" office:value-type="string">
            <text:p>Grieken</text:p>
          </table:table-cell>
          <table:covered-table-cell table:style-name="ce58"/>
          <table:table-cell ns41:value-type="string" table:number-rows-spanned="2" table:style-name="ce58" table:number-columns-spanned="2" office:value-type="string">
            <text:p>Armenianen</text:p>
          </table:table-cell>
          <table:covered-table-cell table:style-name="ce58"/>
          <table:table-cell ns41:value-type="string" table:number-rows-spanned="2" table:style-name="ce58" table:number-columns-spanned="2" office:value-type="string">
            <text:p>Nederduitsche Israëliten</text:p>
          </table:table-cell>
          <table:covered-table-cell table:style-name="ce58"/>
          <table:table-cell ns41:value-type="string" table:number-rows-spanned="2" table:style-name="ce58" table:number-columns-spanned="2" office:value-type="string">
            <text:p>Portugesche Israëliten</text:p>
          </table:table-cell>
          <table:covered-table-cell table:style-name="ce58"/>
          <table:table-cell ns41:value-type="string" table:number-rows-spanned="2" table:style-name="ce67" table:number-columns-spanned="2" office:value-type="string">
            <text:p>Onbekend en tot geene der genoemde gezindheden behoorende</text:p>
          </table:table-cell>
          <table:covered-table-cell table:style-name="ce67"/>
          <table:covered-table-cell table:style-name="ce74"/>
          <table:covered-table-cell table:style-name="ce79" table:number-columns-repeated="4"/>
          <table:covered-table-cell table:style-name="ce84"/>
          <table:table-cell table:style-name="ce87" table:number-columns-repeated="26"/>
          <table:table-cell table:style-name="ce86" table:number-columns-repeated="915"/>
        </table:table-row>
        <table:table-row table:style-name="ro3">
          <table:covered-table-cell table:style-name="ce4"/>
          <table:covered-table-cell table:style-name="ce13"/>
          <table:table-cell table:style-name="ce24"/>
          <table:covered-table-cell table:style-name="ce30"/>
          <table:covered-table-cell table:style-name="ce41" table:number-columns-repeated="5"/>
          <table:covered-table-cell table:style-name="ce39" table:number-columns-repeated="6"/>
          <table:covered-table-cell table:style-name="ce58" table:number-columns-repeated="6"/>
          <table:covered-table-cell table:style-name="ce61" table:number-columns-repeated="2"/>
          <table:covered-table-cell table:style-name="ce58" table:number-columns-repeated="53"/>
          <table:covered-table-cell table:style-name="ce67"/>
          <table:covered-table-cell table:style-name="ce74"/>
          <table:covered-table-cell table:style-name="ce79" table:number-columns-repeated="4"/>
          <table:covered-table-cell table:style-name="ce84"/>
          <table:table-cell table:style-name="ce88" table:number-columns-repeated="6"/>
          <table:table-cell table:style-name="ce87" table:number-columns-repeated="20"/>
          <table:table-cell table:style-name="ce86" table:number-columns-repeated="915"/>
        </table:table-row>
        <table:table-row table:style-name="ro3">
          <table:covered-table-cell table:style-name="ce5"/>
          <table:covered-table-cell table:style-name="ce14"/>
          <table:table-cell table:style-name="ce24"/>
          <table:covered-table-cell table:style-name="ce29"/>
          <table:covered-table-cell table:style-name="ce40" table:number-columns-repeated="5"/>
          <table:table-cell ns41:value-type="string" table:style-name="ce55" office:value-type="string">
            <text:p>M</text:p>
          </table:table-cell>
          <table:table-cell ns41:value-type="string" table:style-name="ce55" office:value-type="string">
            <text:p>V</text:p>
          </table:table-cell>
          <table:table-cell ns41:value-type="string" table:style-name="ce55" office:value-type="string">
            <text:p>M</text:p>
          </table:table-cell>
          <table:table-cell ns41:value-type="string" table:style-name="ce55" office:value-type="string">
            <text:p>V</text:p>
          </table:table-cell>
          <table:table-cell ns41:value-type="string" table:style-name="ce55" office:value-type="string">
            <text:p>M</text:p>
          </table:table-cell>
          <table:table-cell ns41:value-type="string" table:style-name="ce55" office:value-type="string">
            <text:p>V</text:p>
          </table:table-cell>
          <table:table-cell ns41:value-type="string" table:style-name="ce55" office:value-type="string">
            <text:p>M</text:p>
          </table:table-cell>
          <table:table-cell ns41:value-type="string" table:style-name="ce55" office:value-type="string">
            <text:p>V</text:p>
          </table:table-cell>
          <table:table-cell ns41:value-type="string" table:style-name="ce55" office:value-type="string">
            <text:p>M</text:p>
          </table:table-cell>
          <table:table-cell ns41:value-type="string" table:style-name="ce55" office:value-type="string">
            <text:p>V</text:p>
          </table:table-cell>
          <table:table-cell ns41:value-type="string" table:style-name="ce55" office:value-type="string">
            <text:p>M</text:p>
          </table:table-cell>
          <table:table-cell ns41:value-type="string" table:style-name="ce55" office:value-type="string">
            <text:p>V</text:p>
          </table:table-cell>
          <table:covered-table-cell table:style-name="ce60" table:number-columns-repeated="2"/>
          <table:table-cell ns41:value-type="string" table:style-name="ce62" office:value-type="string">
            <text:p>M</text:p>
          </table:table-cell>
          <table:table-cell ns41:value-type="string" table:style-name="ce62" office:value-type="string">
            <text:p>V</text:p>
          </table:table-cell>
          <table:table-cell ns41:value-type="string" table:style-name="ce62" office:value-type="string">
            <text:p>M</text:p>
          </table:table-cell>
          <table:table-cell ns41:value-type="string" table:style-name="ce62" office:value-type="string">
            <text:p>V</text:p>
          </table:table-cell>
          <table:table-cell ns41:value-type="string" table:style-name="ce62" office:value-type="string">
            <text:p>M</text:p>
          </table:table-cell>
          <table:table-cell ns41:value-type="string" table:style-name="ce62" office:value-type="string">
            <text:p>V</text:p>
          </table:table-cell>
          <table:table-cell ns41:value-type="string" table:style-name="ce62" office:value-type="string">
            <text:p>M</text:p>
          </table:table-cell>
          <table:table-cell ns41:value-type="string" table:style-name="ce62" office:value-type="string">
            <text:p>V</text:p>
          </table:table-cell>
          <table:table-cell ns41:value-type="string" table:style-name="ce62" office:value-type="string">
            <text:p>M</text:p>
          </table:table-cell>
          <table:table-cell ns41:value-type="string" table:style-name="ce62" office:value-type="string">
            <text:p>V</text:p>
          </table:table-cell>
          <table:table-cell ns41:value-type="string" table:style-name="ce62" office:value-type="string">
            <text:p>M</text:p>
          </table:table-cell>
          <table:table-cell ns41:value-type="string" table:style-name="ce62" office:value-type="string">
            <text:p>V</text:p>
          </table:table-cell>
          <table:table-cell ns41:value-type="string" table:style-name="ce62" office:value-type="string">
            <text:p>M</text:p>
          </table:table-cell>
          <table:table-cell ns41:value-type="string" table:style-name="ce62" office:value-type="string">
            <text:p>V</text:p>
          </table:table-cell>
          <table:table-cell ns41:value-type="string" table:style-name="ce62" office:value-type="string">
            <text:p>M</text:p>
          </table:table-cell>
          <table:table-cell ns41:value-type="string" table:style-name="ce62" office:value-type="string">
            <text:p>V</text:p>
          </table:table-cell>
          <table:table-cell ns41:value-type="string" table:style-name="ce62" office:value-type="string">
            <text:p>M</text:p>
          </table:table-cell>
          <table:table-cell ns41:value-type="string" table:style-name="ce62" office:value-type="string">
            <text:p>V</text:p>
          </table:table-cell>
          <table:table-cell ns41:value-type="string" table:style-name="ce62" office:value-type="string">
            <text:p>M</text:p>
          </table:table-cell>
          <table:table-cell ns41:value-type="string" table:style-name="ce62" office:value-type="string">
            <text:p>V</text:p>
          </table:table-cell>
          <table:table-cell ns41:value-type="string" table:style-name="ce62" office:value-type="string">
            <text:p>M</text:p>
          </table:table-cell>
          <table:table-cell ns41:value-type="string" table:style-name="ce62" office:value-type="string">
            <text:p>V</text:p>
          </table:table-cell>
          <table:table-cell ns41:value-type="string" table:style-name="ce62" office:value-type="string">
            <text:p>M</text:p>
          </table:table-cell>
          <table:table-cell ns41:value-type="string" table:style-name="ce62" office:value-type="string">
            <text:p>V</text:p>
          </table:table-cell>
          <table:table-cell ns41:value-type="string" table:style-name="ce62" office:value-type="string">
            <text:p>M</text:p>
          </table:table-cell>
          <table:table-cell ns41:value-type="string" table:style-name="ce62" office:value-type="string">
            <text:p>V</text:p>
          </table:table-cell>
          <table:table-cell ns41:value-type="string" table:style-name="ce62" office:value-type="string">
            <text:p>M</text:p>
          </table:table-cell>
          <table:table-cell ns41:value-type="string" table:style-name="ce62" office:value-type="string">
            <text:p>V</text:p>
          </table:table-cell>
          <table:table-cell ns41:value-type="string" table:style-name="ce62" office:value-type="string">
            <text:p>M</text:p>
          </table:table-cell>
          <table:table-cell ns41:value-type="string" table:style-name="ce62" office:value-type="string">
            <text:p>V</text:p>
          </table:table-cell>
          <table:table-cell ns41:value-type="string" table:style-name="ce62" office:value-type="string">
            <text:p>M</text:p>
          </table:table-cell>
          <table:table-cell ns41:value-type="string" table:style-name="ce62" office:value-type="string">
            <text:p>V</text:p>
          </table:table-cell>
          <table:table-cell ns41:value-type="string" table:style-name="ce62" office:value-type="string">
            <text:p>M</text:p>
          </table:table-cell>
          <table:table-cell ns41:value-type="string" table:style-name="ce62" office:value-type="string">
            <text:p>V</text:p>
          </table:table-cell>
          <table:table-cell ns41:value-type="string" table:style-name="ce62" office:value-type="string">
            <text:p>M</text:p>
          </table:table-cell>
          <table:table-cell ns41:value-type="string" table:style-name="ce62" office:value-type="string">
            <text:p>V</text:p>
          </table:table-cell>
          <table:table-cell ns41:value-type="string" table:style-name="ce62" office:value-type="string">
            <text:p>M</text:p>
          </table:table-cell>
          <table:table-cell ns41:value-type="string" table:style-name="ce62" office:value-type="string">
            <text:p>V</text:p>
          </table:table-cell>
          <table:table-cell ns41:value-type="string" table:style-name="ce62" office:value-type="string">
            <text:p>M</text:p>
          </table:table-cell>
          <table:table-cell ns41:value-type="string" table:style-name="ce62" office:value-type="string">
            <text:p>V</text:p>
          </table:table-cell>
          <table:table-cell ns41:value-type="string" table:style-name="ce62" office:value-type="string">
            <text:p>M</text:p>
          </table:table-cell>
          <table:table-cell ns41:value-type="string" table:style-name="ce62" office:value-type="string">
            <text:p>V</text:p>
          </table:table-cell>
          <table:table-cell ns41:value-type="string" table:style-name="ce62" office:value-type="string">
            <text:p>M</text:p>
          </table:table-cell>
          <table:table-cell ns41:value-type="string" table:style-name="ce62" office:value-type="string">
            <text:p>V</text:p>
          </table:table-cell>
          <table:table-cell ns41:value-type="string" table:style-name="ce62" office:value-type="string">
            <text:p>M</text:p>
          </table:table-cell>
          <table:table-cell ns41:value-type="string" table:style-name="ce62" office:value-type="string">
            <text:p>V</text:p>
          </table:table-cell>
          <table:table-cell ns41:value-type="string" table:style-name="ce62" office:value-type="string">
            <text:p>M</text:p>
          </table:table-cell>
          <table:table-cell ns41:value-type="string" table:style-name="ce62" office:value-type="string">
            <text:p>V</text:p>
          </table:table-cell>
          <table:table-cell ns41:value-type="string" table:style-name="ce62" office:value-type="string">
            <text:p>M</text:p>
          </table:table-cell>
          <table:table-cell ns41:value-type="string" table:style-name="ce62" office:value-type="string">
            <text:p>V</text:p>
          </table:table-cell>
          <table:table-cell ns41:value-type="string" table:style-name="ce62" office:value-type="string">
            <text:p>M</text:p>
          </table:table-cell>
          <table:table-cell ns41:value-type="string" table:style-name="ce62" office:value-type="string">
            <text:p>V</text:p>
          </table:table-cell>
          <table:table-cell ns41:value-type="string" table:style-name="ce62" office:value-type="string">
            <text:p>M</text:p>
          </table:table-cell>
          <table:table-cell ns41:value-type="string" table:style-name="ce70" office:value-type="string">
            <text:p>V</text:p>
          </table:table-cell>
          <table:covered-table-cell table:style-name="ce75"/>
          <table:covered-table-cell table:style-name="ce80" table:number-columns-repeated="4"/>
          <table:covered-table-cell table:style-name="ce85"/>
          <table:table-cell table:style-name="ce87" table:number-columns-repeated="26"/>
          <table:table-cell table:style-name="ce86" table:number-columns-repeated="915"/>
        </table:table-row>
        <table:table-row table:style-name="ro4">
          <table:table-cell table:style-name="ce6" table:number-columns-repeated="2"/>
          <table:table-cell table:style-name="ce25"/>
          <table:table-cell table:number-columns-repeated="1021"/>
        </table:table-row>
        <table:table-row table:style-name="ro5">
          <table:table-cell ns41:value-type="string" table:style-name="ce7" office:value-type="string">
            <text:p>ASSEN.</text:p>
          </table:table-cell>
          <table:table-cell ns41:value-type="string" table:style-name="ce15" office:value-type="string">
            <text:p>De stad</text:p>
          </table:table-cell>
          <table:table-cell table:style-name="Default"/>
          <table:table-cell ns41:value-type="float" table:style-name="ce94" office:value="378" office:value-type="float">
            <text:p>378</text:p>
          </table:table-cell>
          <table:table-cell ns41:value-type="float" table:style-name="ce19" office:value="17" office:value-type="float">
            <text:p>17</text:p>
          </table:table-cell>
          <table:table-cell table:style-name="ce19"/>
          <table:table-cell ns41:value-type="float" table:style-name="ce19" office:value="647" office:value-type="float">
            <text:p>647</text:p>
          </table:table-cell>
          <table:table-cell ns41:value-type="float" table:style-name="ce44" office:value="1480" office:value-type="float">
            <text:p>1,480</text:p>
          </table:table-cell>
          <table:table-cell ns41:value-type="float" table:style-name="ce44" office:value="1568" office:value-type="float">
            <text:p>1,568</text:p>
          </table:table-cell>
          <table:table-cell ns41:value-type="float" table:style-name="ce44" office:value="1454" office:value-type="float">
            <text:p>1,454</text:p>
          </table:table-cell>
          <table:table-cell ns41:value-type="float" table:style-name="ce44" office:value="1538" office:value-type="float">
            <text:p>1,538</text:p>
          </table:table-cell>
          <table:table-cell ns41:value-type="float" table:style-name="ce19" office:value="25" office:value-type="float">
            <text:p>25</text:p>
          </table:table-cell>
          <table:table-cell ns41:value-type="float" table:style-name="ce19" office:value="28" office:value-type="float">
            <text:p>28</text:p>
          </table:table-cell>
          <table:table-cell ns41:value-type="float" table:style-name="ce19" office:value="1" office:value-type="float">
            <text:p>1</text:p>
          </table:table-cell>
          <table:table-cell ns41:value-type="float" table:style-name="ce19" office:value="2" office:value-type="float">
            <text:p>2</text:p>
          </table:table-cell>
          <table:table-cell ns41:value-type="float" table:style-name="ce19" office:value="16" office:value-type="float">
            <text:p>16</text:p>
          </table:table-cell>
          <table:table-cell ns41:value-type="float" table:style-name="ce19" office:value="8" office:value-type="float">
            <text:p>8</text:p>
          </table:table-cell>
          <table:table-cell ns41:value-type="float" table:style-name="ce19" office:value="953" office:value-type="float">
            <text:p>953</text:p>
          </table:table-cell>
          <table:table-cell ns41:value-type="float" table:style-name="ce19" office:value="996" office:value-type="float">
            <text:p>996</text:p>
          </table:table-cell>
          <table:table-cell ns41:value-type="float" table:style-name="ce19" office:value="481" office:value-type="float">
            <text:p>481</text:p>
          </table:table-cell>
          <table:table-cell ns41:value-type="float" table:style-name="ce19" office:value="484" office:value-type="float">
            <text:p>484</text:p>
          </table:table-cell>
          <table:table-cell ns41:value-type="float" table:style-name="ce19" office:value="46" office:value-type="float">
            <text:p>46</text:p>
          </table:table-cell>
          <table:table-cell ns41:value-type="float" table:style-name="ce19" office:value="88" office:value-type="float">
            <text:p>88</text:p>
          </table:table-cell>
          <table:table-cell ns41:value-type="float" table:style-name="ce19" office:value="818" office:value-type="float">
            <text:p>818</text:p>
          </table:table-cell>
          <table:table-cell ns41:value-type="float" table:style-name="ce19" office:value="821" office:value-type="float">
            <text:p>821</text:p>
          </table:table-cell>
          <table:table-cell ns41:value-type="float" table:style-name="ce19" office:value="274" office:value-type="float">
            <text:p>274</text:p>
          </table:table-cell>
          <table:table-cell ns41:value-type="float" table:style-name="ce19" office:value="326" office:value-type="float">
            <text:p>326</text:p>
          </table:table-cell>
          <table:table-cell ns41:value-type="float" table:style-name="ce19" office:value="328" office:value-type="float">
            <text:p>328</text:p>
          </table:table-cell>
          <table:table-cell ns41:value-type="float" table:style-name="ce19" office:value="387" office:value-type="float">
            <text:p>387</text:p>
          </table:table-cell>
          <table:table-cell table:style-name="ce19" table:number-columns-repeated="2"/>
          <table:table-cell ns41:value-type="float" table:style-name="ce19" office:value="51" office:value-type="float">
            <text:p>51</text:p>
          </table:table-cell>
          <table:table-cell ns41:value-type="float" table:style-name="ce19" office:value="29" office:value-type="float">
            <text:p>29</text:p>
          </table:table-cell>
          <table:table-cell ns41:value-type="float" table:style-name="ce19" office:value="1" office:value-type="float">
            <text:p>1</text:p>
          </table:table-cell>
          <table:table-cell ns41:value-type="float" table:style-name="ce19" office:value="3" office:value-type="float">
            <text:p>3</text:p>
          </table:table-cell>
          <table:table-cell ns41:value-type="float" table:style-name="ce19" office:value="1" office:value-type="float">
            <text:p>1</text:p>
          </table:table-cell>
          <table:table-cell table:style-name="ce19"/>
          <table:table-cell ns41:value-type="float" table:style-name="ce19" office:value="7" office:value-type="float">
            <text:p>7</text:p>
          </table:table-cell>
          <table:table-cell ns41:value-type="float" table:style-name="ce19" office:value="2" office:value-type="float">
            <text:p>2</text:p>
          </table:table-cell>
          <table:table-cell ns41:value-type="float" table:style-name="ce44" office:value="1177" office:value-type="float">
            <text:p>1,177</text:p>
          </table:table-cell>
          <table:table-cell ns41:value-type="float" table:style-name="ce44" office:value="1307" office:value-type="float">
            <text:p>1,307</text:p>
          </table:table-cell>
          <table:table-cell table:style-name="ce19" table:number-columns-repeated="8"/>
          <table:table-cell ns41:value-type="float" table:style-name="ce19" office:value="18" office:value-type="float">
            <text:p>18</text:p>
          </table:table-cell>
          <table:table-cell ns41:value-type="float" table:style-name="ce19" office:value="17" office:value-type="float">
            <text:p>17</text:p>
          </table:table-cell>
          <table:table-cell table:style-name="ce19" table:number-columns-repeated="2"/>
          <table:table-cell ns41:value-type="float" table:style-name="ce19" office:value="4" office:value-type="float">
            <text:p>4</text:p>
          </table:table-cell>
          <table:table-cell ns41:value-type="float" table:style-name="ce19" office:value="5" office:value-type="float">
            <text:p>5</text:p>
          </table:table-cell>
          <table:table-cell ns41:value-type="float" office:value="1" table:style-name="ce19" table:number-columns-repeated="2" office:value-type="float">
            <text:p>1</text:p>
          </table:table-cell>
          <table:table-cell table:style-name="ce19" table:number-columns-repeated="4"/>
          <table:table-cell ns41:value-type="float" table:style-name="ce19" office:value="66" office:value-type="float">
            <text:p>66</text:p>
          </table:table-cell>
          <table:table-cell ns41:value-type="float" table:style-name="ce19" office:value="55" office:value-type="float">
            <text:p>55</text:p>
          </table:table-cell>
          <table:table-cell ns41:value-type="float" table:style-name="ce19" office:value="91" office:value-type="float">
            <text:p>91</text:p>
          </table:table-cell>
          <table:table-cell ns41:value-type="float" table:style-name="ce19" office:value="68" office:value-type="float">
            <text:p>68</text:p>
          </table:table-cell>
          <table:table-cell table:style-name="ce19" table:number-columns-repeated="6"/>
          <table:table-cell ns41:value-type="float" table:style-name="ce19" office:value="121" office:value-type="float">
            <text:p>121</text:p>
          </table:table-cell>
          <table:table-cell ns41:value-type="float" table:style-name="ce19" office:value="115" office:value-type="float">
            <text:p>115</text:p>
          </table:table-cell>
          <table:table-cell table:style-name="ce19" table:number-columns-repeated="2"/>
          <table:table-cell ns41:value-type="float" table:style-name="ce19" office:value="2" office:value-type="float">
            <text:p>2</text:p>
          </table:table-cell>
          <table:table-cell table:style-name="ce95"/>
          <table:table-cell table:style-name="ce77" table:number-columns-repeated="4"/>
          <table:table-cell table:number-columns-repeated="943"/>
        </table:table-row>
        <table:table-row table:style-name="ro5">
          <table:table-cell ns41:value-type="string" table:style-name="ce8" office:value-type="string">
            <text:p>ASSEN.</text:p>
          </table:table-cell>
          <table:table-cell ns41:value-type="string" table:style-name="ce16" office:value-type="string">
            <text:p>De stad Nederduitsch Hervormd Weeshuis</text:p>
          </table:table-cell>
          <table:table-cell table:style-name="Default"/>
          <table:table-cell ns41:value-type="float" table:style-name="ce96" office:value="1" office:value-type="float">
            <text:p>1</text:p>
          </table:table-cell>
          <table:table-cell table:style-name="ce20" table:number-columns-repeated="2"/>
          <table:table-cell ns41:value-type="float" table:style-name="ce20" office:value="1" office:value-type="float">
            <text:p>1</text:p>
          </table:table-cell>
          <table:table-cell ns41:value-type="float" table:style-name="ce20" office:value="5" office:value-type="float">
            <text:p>5</text:p>
          </table:table-cell>
          <table:table-cell ns41:value-type="float" table:style-name="ce20" office:value="13" office:value-type="float">
            <text:p>13</text:p>
          </table:table-cell>
          <table:table-cell ns41:value-type="float" table:style-name="ce20" office:value="5" office:value-type="float">
            <text:p>5</text:p>
          </table:table-cell>
          <table:table-cell ns41:value-type="float" table:style-name="ce20" office:value="13" office:value-type="float">
            <text:p>13</text:p>
          </table:table-cell>
          <table:table-cell table:style-name="ce20" table:number-columns-repeated="6"/>
          <table:table-cell ns41:value-type="float" table:style-name="ce20" office:value="4" office:value-type="float">
            <text:p>4</text:p>
          </table:table-cell>
          <table:table-cell ns41:value-type="float" table:style-name="ce20" office:value="6" office:value-type="float">
            <text:p>6</text:p>
          </table:table-cell>
          <table:table-cell ns41:value-type="float" office:value="1" table:style-name="ce20" table:number-columns-repeated="2" office:value-type="float">
            <text:p>1</text:p>
          </table:table-cell>
          <table:table-cell table:style-name="ce20"/>
          <table:table-cell ns41:value-type="float" table:style-name="ce20" office:value="6" office:value-type="float">
            <text:p>6</text:p>
          </table:table-cell>
          <table:table-cell ns41:value-type="float" table:style-name="ce20" office:value="4" office:value-type="float">
            <text:p>4</text:p>
          </table:table-cell>
          <table:table-cell ns41:value-type="float" table:style-name="ce20" office:value="6" office:value-type="float">
            <text:p>6</text:p>
          </table:table-cell>
          <table:table-cell ns41:value-type="float" table:style-name="ce20" office:value="1" office:value-type="float">
            <text:p>1</text:p>
          </table:table-cell>
          <table:table-cell ns41:value-type="float" table:style-name="ce20" office:value="5" office:value-type="float">
            <text:p>5</text:p>
          </table:table-cell>
          <table:table-cell table:style-name="ce20"/>
          <table:table-cell ns41:value-type="float" table:style-name="ce20" office:value="2" office:value-type="float">
            <text:p>2</text:p>
          </table:table-cell>
          <table:table-cell table:style-name="ce20" table:number-columns-repeated="10"/>
          <table:table-cell ns41:value-type="float" table:style-name="ce20" office:value="5" office:value-type="float">
            <text:p>5</text:p>
          </table:table-cell>
          <table:table-cell ns41:value-type="float" table:style-name="ce20" office:value="13" office:value-type="float">
            <text:p>13</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ASSEN.</text:p>
          </table:table-cell>
          <table:table-cell ns41:value-type="string" table:style-name="ce16" office:value-type="string">
            <text:p>De stad Latijnsche school en Opvoedingsinstituut</text:p>
          </table:table-cell>
          <table:table-cell table:style-name="Default"/>
          <table:table-cell ns41:value-type="float" table:style-name="ce96" office:value="1" office:value-type="float">
            <text:p>1</text:p>
          </table:table-cell>
          <table:table-cell table:style-name="ce20" table:number-columns-repeated="2"/>
          <table:table-cell ns41:value-type="float" table:style-name="ce20" office:value="1" office:value-type="float">
            <text:p>1</text:p>
          </table:table-cell>
          <table:table-cell ns41:value-type="float" table:style-name="ce20" office:value="17" office:value-type="float">
            <text:p>17</text:p>
          </table:table-cell>
          <table:table-cell ns41:value-type="float" office:value="4" table:style-name="ce20" table:number-columns-repeated="3" office:value-type="float">
            <text:p>4</text:p>
          </table:table-cell>
          <table:table-cell ns41:value-type="float" table:style-name="ce20" office:value="13" office:value-type="float">
            <text:p>13</text:p>
          </table:table-cell>
          <table:table-cell table:style-name="ce20" table:number-columns-repeated="5"/>
          <table:table-cell ns41:value-type="float" table:style-name="ce20" office:value="16" office:value-type="float">
            <text:p>16</text:p>
          </table:table-cell>
          <table:table-cell ns41:value-type="float" table:style-name="ce20" office:value="3" office:value-type="float">
            <text:p>3</text:p>
          </table:table-cell>
          <table:table-cell ns41:value-type="float" office:value="1" table:style-name="ce20" table:number-columns-repeated="2" office:value-type="float">
            <text:p>1</text:p>
          </table:table-cell>
          <table:table-cell table:style-name="ce20" table:number-columns-repeated="2"/>
          <table:table-cell ns41:value-type="float" table:style-name="ce20" office:value="1" office:value-type="float">
            <text:p>1</text:p>
          </table:table-cell>
          <table:table-cell ns41:value-type="float" table:style-name="ce20" office:value="2" office:value-type="float">
            <text:p>2</text:p>
          </table:table-cell>
          <table:table-cell table:style-name="ce20" table:number-columns-repeated="2"/>
          <table:table-cell ns41:value-type="float" table:style-name="ce20" office:value="13" office:value-type="float">
            <text:p>13</text:p>
          </table:table-cell>
          <table:table-cell ns41:value-type="float" table:style-name="ce20" office:value="1" office:value-type="float">
            <text:p>1</text:p>
          </table:table-cell>
          <table:table-cell table:style-name="ce20" table:number-columns-repeated="2"/>
          <table:table-cell ns41:value-type="float" table:style-name="ce20" office:value="2" office:value-type="float">
            <text:p>2</text:p>
          </table:table-cell>
          <table:table-cell ns41:value-type="float" office:value="1" table:style-name="ce20" table:number-columns-repeated="2" office:value-type="float">
            <text:p>1</text:p>
          </table:table-cell>
          <table:table-cell table:style-name="ce20" table:number-columns-repeated="5"/>
          <table:table-cell ns41:value-type="float" table:style-name="ce20" office:value="15" office:value-type="float">
            <text:p>15</text:p>
          </table:table-cell>
          <table:table-cell ns41:value-type="float" table:style-name="ce20" office:value="3" office:value-type="float">
            <text:p>3</text:p>
          </table:table-cell>
          <table:table-cell table:style-name="ce20" table:number-columns-repeated="12"/>
          <table:table-cell ns41:value-type="float" office:value="1" table:style-name="ce20" table:number-columns-repeated="2" office:value-type="float">
            <text:p>1</text:p>
          </table:table-cell>
          <table:table-cell table:style-name="ce20" table:number-columns-repeated="20"/>
          <table:table-cell ns41:value-type="float" table:style-name="ce20" office:value="1" office:value-type="float">
            <text:p>1</text:p>
          </table:table-cell>
          <table:table-cell table:style-name="ce97"/>
          <table:table-cell table:style-name="ce77" table:number-columns-repeated="4"/>
          <table:table-cell table:number-columns-repeated="943"/>
        </table:table-row>
        <table:table-row table:style-name="ro5">
          <table:table-cell ns41:value-type="string" table:style-name="ce8" office:value-type="string">
            <text:p>ASSEN.</text:p>
          </table:table-cell>
          <table:table-cell ns41:value-type="string" table:style-name="ce16" office:value-type="string">
            <text:p>De stad Kazerne voor het Militair Detachement</text:p>
          </table:table-cell>
          <table:table-cell table:style-name="Default"/>
          <table:table-cell ns41:value-type="float" table:style-name="ce96" office:value="1" office:value-type="float">
            <text:p>1</text:p>
          </table:table-cell>
          <table:table-cell table:style-name="ce20" table:number-columns-repeated="2"/>
          <table:table-cell ns41:value-type="float" table:style-name="ce20" office:value="3" office:value-type="float">
            <text:p>3</text:p>
          </table:table-cell>
          <table:table-cell ns41:value-type="float" table:style-name="ce45" office:value="35" office:value-type="float">
            <text:p>35</text:p>
          </table:table-cell>
          <table:table-cell ns41:value-type="float" table:style-name="ce20" office:value="3" office:value-type="float">
            <text:p>3</text:p>
          </table:table-cell>
          <table:table-cell ns41:value-type="float" table:style-name="ce20" office:value="4" office:value-type="float">
            <text:p>4</text:p>
          </table:table-cell>
          <table:table-cell ns41:value-type="float" table:style-name="ce20" office:value="3" office:value-type="float">
            <text:p>3</text:p>
          </table:table-cell>
          <table:table-cell ns41:value-type="float" table:style-name="ce20" office:value="31" office:value-type="float">
            <text:p>31</text:p>
          </table:table-cell>
          <table:table-cell table:style-name="ce20" table:number-columns-repeated="5"/>
          <table:table-cell ns41:value-type="float" table:style-name="ce20" office:value="33" office:value-type="float">
            <text:p>33</text:p>
          </table:table-cell>
          <table:table-cell table:style-name="ce20"/>
          <table:table-cell ns41:value-type="float" office:value="2" table:style-name="ce20" table:number-columns-repeated="2" office:value-type="float">
            <text:p>2</text:p>
          </table:table-cell>
          <table:table-cell table:style-name="ce20"/>
          <table:table-cell ns41:value-type="float" table:style-name="ce20" office:value="1" office:value-type="float">
            <text:p>1</text:p>
          </table:table-cell>
          <table:table-cell ns41:value-type="float" table:style-name="ce20" office:value="3" office:value-type="float">
            <text:p>3</text:p>
          </table:table-cell>
          <table:table-cell ns41:value-type="float" table:style-name="ce20" office:value="2" office:value-type="float">
            <text:p>2</text:p>
          </table:table-cell>
          <table:table-cell ns41:value-type="float" table:style-name="ce20" office:value="1" office:value-type="float">
            <text:p>1</text:p>
          </table:table-cell>
          <table:table-cell table:style-name="ce20"/>
          <table:table-cell ns41:value-type="float" table:style-name="ce20" office:value="30" office:value-type="float">
            <text:p>30</text:p>
          </table:table-cell>
          <table:table-cell ns41:value-type="float" table:style-name="ce20" office:value="1" office:value-type="float">
            <text:p>1</text:p>
          </table:table-cell>
          <table:table-cell table:style-name="ce20" table:number-columns-repeated="2"/>
          <table:table-cell ns41:value-type="float" table:style-name="ce20" office:value="1" office:value-type="float">
            <text:p>1</text:p>
          </table:table-cell>
          <table:table-cell table:style-name="ce20" table:number-columns-repeated="7"/>
          <table:table-cell ns41:value-type="float" table:style-name="ce20" office:value="19" office:value-type="float">
            <text:p>19</text:p>
          </table:table-cell>
          <table:table-cell ns41:value-type="float" table:style-name="ce20" office:value="3" office:value-type="float">
            <text:p>3</text:p>
          </table:table-cell>
          <table:table-cell table:style-name="ce20" table:number-columns-repeated="8"/>
          <table:table-cell ns41:value-type="float" table:style-name="ce20" office:value="2" office:value-type="float">
            <text:p>2</text:p>
          </table:table-cell>
          <table:table-cell table:style-name="ce20" table:number-columns-repeated="13"/>
          <table:table-cell ns41:value-type="float" table:style-name="ce20" office:value="10" office:value-type="float">
            <text:p>10</text:p>
          </table:table-cell>
          <table:table-cell table:style-name="ce20"/>
          <table:table-cell ns41:value-type="float" table:style-name="ce20" office:value="1" office:value-type="float">
            <text:p>1</text:p>
          </table:table-cell>
          <table:table-cell table:style-name="ce20" table:number-columns-repeated="5"/>
          <table:table-cell ns41:value-type="float" table:style-name="ce20" office:value="2" office:value-type="float">
            <text:p>2</text:p>
          </table:table-cell>
          <table:table-cell table:style-name="ce20"/>
          <table:table-cell ns41:value-type="float" table:style-name="ce20" office:value="1" office:value-type="float">
            <text:p>1</text:p>
          </table:table-cell>
          <table:table-cell table:style-name="ce20" table:number-columns-repeated="2"/>
          <table:table-cell table:style-name="ce97"/>
          <table:table-cell table:style-name="ce77" table:number-columns-repeated="4"/>
          <table:table-cell table:number-columns-repeated="943"/>
        </table:table-row>
        <table:table-row table:style-name="ro5">
          <table:table-cell ns41:value-type="string" table:style-name="ce8" office:value-type="string">
            <text:p>ASSEN.</text:p>
          </table:table-cell>
          <table:table-cell ns41:value-type="string" table:style-name="ce16" office:value-type="string">
            <text:p>De stad Huis van Arrest</text:p>
          </table:table-cell>
          <table:table-cell table:style-name="Default"/>
          <table:table-cell ns41:value-type="float" table:style-name="ce96" office:value="1" office:value-type="float">
            <text:p>1</text:p>
          </table:table-cell>
          <table:table-cell table:style-name="ce20" table:number-columns-repeated="2"/>
          <table:table-cell ns41:value-type="float" table:style-name="ce20" office:value="1" office:value-type="float">
            <text:p>1</text:p>
          </table:table-cell>
          <table:table-cell ns41:value-type="float" table:style-name="ce20" office:value="27" office:value-type="float">
            <text:p>27</text:p>
          </table:table-cell>
          <table:table-cell ns41:value-type="float" table:style-name="ce20" office:value="5" office:value-type="float">
            <text:p>5</text:p>
          </table:table-cell>
          <table:table-cell ns41:value-type="float" table:style-name="ce20" office:value="3" office:value-type="float">
            <text:p>3</text:p>
          </table:table-cell>
          <table:table-cell ns41:value-type="float" table:style-name="ce20" office:value="2" office:value-type="float">
            <text:p>2</text:p>
          </table:table-cell>
          <table:table-cell ns41:value-type="float" table:style-name="ce20" office:value="24" office:value-type="float">
            <text:p>24</text:p>
          </table:table-cell>
          <table:table-cell ns41:value-type="float" table:style-name="ce20" office:value="3" office:value-type="float">
            <text:p>3</text:p>
          </table:table-cell>
          <table:table-cell table:style-name="ce20" table:number-columns-repeated="4"/>
          <table:table-cell ns41:value-type="float" table:style-name="ce20" office:value="17" office:value-type="float">
            <text:p>17</text:p>
          </table:table-cell>
          <table:table-cell ns41:value-type="float" table:style-name="ce20" office:value="3" office:value-type="float">
            <text:p>3</text:p>
          </table:table-cell>
          <table:table-cell ns41:value-type="float" table:style-name="ce20" office:value="9" office:value-type="float">
            <text:p>9</text:p>
          </table:table-cell>
          <table:table-cell ns41:value-type="float" table:style-name="ce20" office:value="2" office:value-type="float">
            <text:p>2</text:p>
          </table:table-cell>
          <table:table-cell ns41:value-type="float" table:style-name="ce20" office:value="1" office:value-type="float">
            <text:p>1</text:p>
          </table:table-cell>
          <table:table-cell table:style-name="ce20"/>
          <table:table-cell ns41:value-type="float" table:style-name="ce20" office:value="2" office:value-type="float">
            <text:p>2</text:p>
          </table:table-cell>
          <table:table-cell table:style-name="ce20"/>
          <table:table-cell ns41:value-type="float" table:style-name="ce20" office:value="8" office:value-type="float">
            <text:p>8</text:p>
          </table:table-cell>
          <table:table-cell table:style-name="ce20"/>
          <table:table-cell ns41:value-type="float" table:style-name="ce20" office:value="14" office:value-type="float">
            <text:p>14</text:p>
          </table:table-cell>
          <table:table-cell ns41:value-type="float" table:style-name="ce20" office:value="4" office:value-type="float">
            <text:p>4</text:p>
          </table:table-cell>
          <table:table-cell table:style-name="ce20" table:number-columns-repeated="2"/>
          <table:table-cell ns41:value-type="float" table:style-name="ce20" office:value="3" office:value-type="float">
            <text:p>3</text:p>
          </table:table-cell>
          <table:table-cell ns41:value-type="float" table:style-name="ce20" office:value="1" office:value-type="float">
            <text:p>1</text:p>
          </table:table-cell>
          <table:table-cell table:style-name="ce20" table:number-columns-repeated="6"/>
          <table:table-cell ns41:value-type="float" table:style-name="ce20" office:value="19" office:value-type="float">
            <text:p>19</text:p>
          </table:table-cell>
          <table:table-cell ns41:value-type="float" table:style-name="ce20" office:value="3" office:value-type="float">
            <text:p>3</text:p>
          </table:table-cell>
          <table:table-cell table:style-name="ce20" table:number-columns-repeated="8"/>
          <table:table-cell ns41:value-type="float" table:style-name="ce20" office:value="5" office:value-type="float">
            <text:p>5</text:p>
          </table:table-cell>
          <table:table-cell ns41:value-type="float" table:style-name="ce20" office:value="2" office:value-type="float">
            <text:p>2</text:p>
          </table:table-cell>
          <table:table-cell table:style-name="ce20" table:number-columns-repeated="12"/>
          <table:table-cell ns41:value-type="float" table:style-name="ce20" office:value="2" office:value-type="float">
            <text:p>2</text:p>
          </table:table-cell>
          <table:table-cell table:style-name="ce20" table:number-columns-repeated="7"/>
          <table:table-cell ns41:value-type="float" table:style-name="ce20" office:value="1" office:value-type="float">
            <text:p>1</text:p>
          </table:table-cell>
          <table:table-cell table:style-name="ce20" table:number-columns-repeated="4"/>
          <table:table-cell table:style-name="ce97"/>
          <table:table-cell table:style-name="ce77" table:number-columns-repeated="4"/>
          <table:table-cell table:number-columns-repeated="943"/>
        </table:table-row>
        <table:table-row table:style-name="ro5">
          <table:table-cell ns41:value-type="string" table:style-name="ce8" office:value-type="string">
            <text:p>ASSEN.</text:p>
          </table:table-cell>
          <table:table-cell ns41:value-type="string" table:style-name="ce16" office:value-type="string">
            <text:p>Amelte</text:p>
          </table:table-cell>
          <table:table-cell table:style-name="Default"/>
          <table:table-cell ns41:value-type="float" table:style-name="ce96" office:value="1" office:value-type="float">
            <text:p>1</text:p>
          </table:table-cell>
          <table:table-cell table:style-name="ce20" table:number-columns-repeated="2"/>
          <table:table-cell ns41:value-type="float" office:value="2" table:style-name="ce20" table:number-columns-repeated="2" office:value-type="float">
            <text:p>2</text:p>
          </table:table-cell>
          <table:table-cell ns41:value-type="float" table:style-name="ce20" office:value="6" office:value-type="float">
            <text:p>6</text:p>
          </table:table-cell>
          <table:table-cell ns41:value-type="float" table:style-name="ce20" office:value="2" office:value-type="float">
            <text:p>2</text:p>
          </table:table-cell>
          <table:table-cell ns41:value-type="float" table:style-name="ce20" office:value="6" office:value-type="float">
            <text:p>6</text:p>
          </table:table-cell>
          <table:table-cell table:style-name="ce20" table:number-columns-repeated="7"/>
          <table:table-cell ns41:value-type="float" table:style-name="ce20" office:value="4" office:value-type="float">
            <text:p>4</text:p>
          </table:table-cell>
          <table:table-cell ns41:value-type="float" office:value="2" table:style-name="ce20" table:number-columns-repeated="2" office:value-type="float">
            <text:p>2</text:p>
          </table:table-cell>
          <table:table-cell table:style-name="ce20" table:number-columns-repeated="2"/>
          <table:table-cell ns41:value-type="float" table:style-name="ce20" office:value="1" office:value-type="float">
            <text:p>1</text:p>
          </table:table-cell>
          <table:table-cell ns41:value-type="float" table:style-name="ce20" office:value="3" office:value-type="float">
            <text:p>3</text:p>
          </table:table-cell>
          <table:table-cell ns41:value-type="float" table:style-name="ce20" office:value="1" office:value-type="float">
            <text:p>1</text:p>
          </table:table-cell>
          <table:table-cell ns41:value-type="float" table:style-name="ce20" office:value="3" office:value-type="float">
            <text:p>3</text:p>
          </table:table-cell>
          <table:table-cell table:style-name="ce20" table:number-columns-repeated="12"/>
          <table:table-cell ns41:value-type="float" table:style-name="ce20" office:value="2" office:value-type="float">
            <text:p>2</text:p>
          </table:table-cell>
          <table:table-cell ns41:value-type="float" table:style-name="ce20" office:value="6" office:value-type="float">
            <text:p>6</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ASSEN.</text:p>
          </table:table-cell>
          <table:table-cell ns41:value-type="string" table:style-name="ce16" office:value-type="string">
            <text:p>Schieven</text:p>
          </table:table-cell>
          <table:table-cell table:style-name="Default"/>
          <table:table-cell ns41:value-type="float" table:style-name="ce96" office:value="2" office:value-type="float">
            <text:p>2</text:p>
          </table:table-cell>
          <table:table-cell table:style-name="ce20" table:number-columns-repeated="2"/>
          <table:table-cell ns41:value-type="float" table:style-name="ce20" office:value="2" office:value-type="float">
            <text:p>2</text:p>
          </table:table-cell>
          <table:table-cell ns41:value-type="float" table:style-name="ce20" office:value="8" office:value-type="float">
            <text:p>8</text:p>
          </table:table-cell>
          <table:table-cell ns41:value-type="float" table:style-name="ce20" office:value="6" office:value-type="float">
            <text:p>6</text:p>
          </table:table-cell>
          <table:table-cell ns41:value-type="float" table:style-name="ce20" office:value="8" office:value-type="float">
            <text:p>8</text:p>
          </table:table-cell>
          <table:table-cell ns41:value-type="float" table:style-name="ce20" office:value="6" office:value-type="float">
            <text:p>6</text:p>
          </table:table-cell>
          <table:table-cell table:style-name="ce20" table:number-columns-repeated="6"/>
          <table:table-cell ns41:value-type="float" table:style-name="ce20" office:value="7" office:value-type="float">
            <text:p>7</text:p>
          </table:table-cell>
          <table:table-cell ns41:value-type="float" table:style-name="ce20" office:value="4" office:value-type="float">
            <text:p>4</text:p>
          </table:table-cell>
          <table:table-cell ns41:value-type="float" office:value="1" table:style-name="ce20" table:number-columns-repeated="2" office:value-type="float">
            <text:p>1</text:p>
          </table:table-cell>
          <table:table-cell table:style-name="ce20"/>
          <table:table-cell ns41:value-type="float" table:style-name="ce20" office:value="1" office:value-type="float">
            <text:p>1</text:p>
          </table:table-cell>
          <table:table-cell ns41:value-type="float" table:style-name="ce20" office:value="3" office:value-type="float">
            <text:p>3</text:p>
          </table:table-cell>
          <table:table-cell ns41:value-type="float" table:style-name="ce20" office:value="1" office:value-type="float">
            <text:p>1</text:p>
          </table:table-cell>
          <table:table-cell ns41:value-type="float" office:value="5" table:style-name="ce20" table:number-columns-repeated="2" office:value-type="float">
            <text:p>5</text:p>
          </table:table-cell>
          <table:table-cell table:style-name="ce20" table:number-columns-repeated="12"/>
          <table:table-cell ns41:value-type="float" table:style-name="ce20" office:value="8" office:value-type="float">
            <text:p>8</text:p>
          </table:table-cell>
          <table:table-cell ns41:value-type="float" table:style-name="ce20" office:value="6" office:value-type="float">
            <text:p>6</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ASSEN.</text:p>
          </table:table-cell>
          <table:table-cell ns41:value-type="string" table:style-name="ce16" office:value-type="string">
            <text:p>Anrijp</text:p>
          </table:table-cell>
          <table:table-cell table:style-name="Default"/>
          <table:table-cell ns41:value-type="float" table:style-name="ce96" office:value="5" office:value-type="float">
            <text:p>5</text:p>
          </table:table-cell>
          <table:table-cell table:style-name="ce20" table:number-columns-repeated="2"/>
          <table:table-cell ns41:value-type="float" table:style-name="ce20" office:value="6" office:value-type="float">
            <text:p>6</text:p>
          </table:table-cell>
          <table:table-cell ns41:value-type="float" table:style-name="ce20" office:value="26" office:value-type="float">
            <text:p>26</text:p>
          </table:table-cell>
          <table:table-cell ns41:value-type="float" table:style-name="ce20" office:value="14" office:value-type="float">
            <text:p>14</text:p>
          </table:table-cell>
          <table:table-cell ns41:value-type="float" table:style-name="ce20" office:value="26" office:value-type="float">
            <text:p>26</text:p>
          </table:table-cell>
          <table:table-cell ns41:value-type="float" table:style-name="ce20" office:value="14" office:value-type="float">
            <text:p>14</text:p>
          </table:table-cell>
          <table:table-cell table:style-name="ce20" table:number-columns-repeated="6"/>
          <table:table-cell ns41:value-type="float" table:style-name="ce20" office:value="19" office:value-type="float">
            <text:p>19</text:p>
          </table:table-cell>
          <table:table-cell ns41:value-type="float" table:style-name="ce20" office:value="9" office:value-type="float">
            <text:p>9</text:p>
          </table:table-cell>
          <table:table-cell ns41:value-type="float" office:value="4" table:style-name="ce20" table:number-columns-repeated="2" office:value-type="float">
            <text:p>4</text:p>
          </table:table-cell>
          <table:table-cell ns41:value-type="float" table:style-name="ce20" office:value="3" office:value-type="float">
            <text:p>3</text:p>
          </table:table-cell>
          <table:table-cell ns41:value-type="float" table:style-name="ce20" office:value="1" office:value-type="float">
            <text:p>1</text:p>
          </table:table-cell>
          <table:table-cell ns41:value-type="float" table:style-name="ce20" office:value="17" office:value-type="float">
            <text:p>17</text:p>
          </table:table-cell>
          <table:table-cell ns41:value-type="float" table:style-name="ce20" office:value="10" office:value-type="float">
            <text:p>10</text:p>
          </table:table-cell>
          <table:table-cell ns41:value-type="float" table:style-name="ce20" office:value="8" office:value-type="float">
            <text:p>8</text:p>
          </table:table-cell>
          <table:table-cell ns41:value-type="float" table:style-name="ce20" office:value="4" office:value-type="float">
            <text:p>4</text:p>
          </table:table-cell>
          <table:table-cell ns41:value-type="float" table:style-name="ce20" office:value="1" office:value-type="float">
            <text:p>1</text:p>
          </table:table-cell>
          <table:table-cell table:style-name="ce20" table:number-columns-repeated="11"/>
          <table:table-cell ns41:value-type="float" table:style-name="ce20" office:value="18" office:value-type="float">
            <text:p>18</text:p>
          </table:table-cell>
          <table:table-cell ns41:value-type="float" table:style-name="ce20" office:value="6" office:value-type="float">
            <text:p>6</text:p>
          </table:table-cell>
          <table:table-cell table:style-name="ce20" table:number-columns-repeated="20"/>
          <table:table-cell ns41:value-type="float" office:value="8" table:style-name="ce20" table:number-columns-repeated="2" office:value-type="float">
            <text:p>8</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ASSEN.</text:p>
          </table:table-cell>
          <table:table-cell ns41:value-type="string" table:style-name="ce16" office:value-type="string">
            <text:p>Vredeveld</text:p>
          </table:table-cell>
          <table:table-cell table:style-name="Default"/>
          <table:table-cell ns41:value-type="float" table:style-name="ce96" office:value="11" office:value-type="float">
            <text:p>11</text:p>
          </table:table-cell>
          <table:table-cell table:style-name="ce20" table:number-columns-repeated="2"/>
          <table:table-cell ns41:value-type="float" table:style-name="ce20" office:value="12" office:value-type="float">
            <text:p>12</text:p>
          </table:table-cell>
          <table:table-cell ns41:value-type="float" table:style-name="ce20" office:value="37" office:value-type="float">
            <text:p>37</text:p>
          </table:table-cell>
          <table:table-cell ns41:value-type="float" table:style-name="ce20" office:value="35" office:value-type="float">
            <text:p>35</text:p>
          </table:table-cell>
          <table:table-cell ns41:value-type="float" table:style-name="ce20" office:value="37" office:value-type="float">
            <text:p>37</text:p>
          </table:table-cell>
          <table:table-cell ns41:value-type="float" table:style-name="ce20" office:value="35" office:value-type="float">
            <text:p>35</text:p>
          </table:table-cell>
          <table:table-cell table:style-name="ce20" table:number-columns-repeated="6"/>
          <table:table-cell ns41:value-type="float" table:style-name="ce20" office:value="25" office:value-type="float">
            <text:p>25</text:p>
          </table:table-cell>
          <table:table-cell ns41:value-type="float" table:style-name="ce20" office:value="24" office:value-type="float">
            <text:p>24</text:p>
          </table:table-cell>
          <table:table-cell ns41:value-type="float" office:value="11" table:style-name="ce20" table:number-columns-repeated="2" office:value-type="float">
            <text:p>11</text:p>
          </table:table-cell>
          <table:table-cell ns41:value-type="float" table:style-name="ce20" office:value="1" office:value-type="float">
            <text:p>1</text:p>
          </table:table-cell>
          <table:table-cell table:style-name="ce20"/>
          <table:table-cell ns41:value-type="float" table:style-name="ce20" office:value="30" office:value-type="float">
            <text:p>30</text:p>
          </table:table-cell>
          <table:table-cell ns41:value-type="float" table:style-name="ce20" office:value="25" office:value-type="float">
            <text:p>25</text:p>
          </table:table-cell>
          <table:table-cell ns41:value-type="float" table:style-name="ce20" office:value="2" office:value-type="float">
            <text:p>2</text:p>
          </table:table-cell>
          <table:table-cell ns41:value-type="float" table:style-name="ce20" office:value="7" office:value-type="float">
            <text:p>7</text:p>
          </table:table-cell>
          <table:table-cell ns41:value-type="float" table:style-name="ce20" office:value="4" office:value-type="float">
            <text:p>4</text:p>
          </table:table-cell>
          <table:table-cell ns41:value-type="float" table:style-name="ce20" office:value="3" office:value-type="float">
            <text:p>3</text:p>
          </table:table-cell>
          <table:table-cell table:style-name="ce20" table:number-columns-repeated="8"/>
          <table:table-cell ns41:value-type="float" table:style-name="ce20" office:value="1" office:value-type="float">
            <text:p>1</text:p>
          </table:table-cell>
          <table:table-cell table:style-name="ce20"/>
          <table:table-cell ns41:value-type="float" table:style-name="ce20" office:value="36" office:value-type="float">
            <text:p>36</text:p>
          </table:table-cell>
          <table:table-cell ns41:value-type="float" table:style-name="ce20" office:value="34" office:value-type="float">
            <text:p>34</text:p>
          </table:table-cell>
          <table:table-cell table:style-name="ce20" table:number-columns-repeated="23"/>
          <table:table-cell ns41:value-type="float" table:style-name="ce20" office:value="1" office:value-type="float">
            <text:p>1</text:p>
          </table:table-cell>
          <table:table-cell table:style-name="ce20" table:number-columns-repeated="10"/>
          <table:table-cell ns41:value-type="float" table:style-name="ce20" office:value="1" office:value-type="float">
            <text:p>1</text:p>
          </table:table-cell>
          <table:table-cell table:style-name="ce97"/>
          <table:table-cell table:style-name="ce77" table:number-columns-repeated="4"/>
          <table:table-cell table:number-columns-repeated="943"/>
        </table:table-row>
        <table:table-row table:style-name="ro5">
          <table:table-cell ns41:value-type="string" table:style-name="ce8" office:value-type="string">
            <text:p>ASSEN.</text:p>
          </table:table-cell>
          <table:table-cell ns41:value-type="string" table:style-name="ce16" office:value-type="string">
            <text:p>Aarsche veld</text:p>
          </table:table-cell>
          <table:table-cell table:style-name="Default"/>
          <table:table-cell ns41:value-type="float" table:style-name="ce96" office:value="21" office:value-type="float">
            <text:p>21</text:p>
          </table:table-cell>
          <table:table-cell table:style-name="ce20" table:number-columns-repeated="2"/>
          <table:table-cell ns41:value-type="float" table:style-name="ce20" office:value="34" office:value-type="float">
            <text:p>34</text:p>
          </table:table-cell>
          <table:table-cell ns41:value-type="float" table:style-name="ce20" office:value="84" office:value-type="float">
            <text:p>84</text:p>
          </table:table-cell>
          <table:table-cell ns41:value-type="float" table:style-name="ce20" office:value="82" office:value-type="float">
            <text:p>82</text:p>
          </table:table-cell>
          <table:table-cell ns41:value-type="float" table:style-name="ce20" office:value="83" office:value-type="float">
            <text:p>83</text:p>
          </table:table-cell>
          <table:table-cell ns41:value-type="float" table:style-name="ce20" office:value="82" office:value-type="float">
            <text:p>82</text:p>
          </table:table-cell>
          <table:table-cell ns41:value-type="float" table:style-name="ce20" office:value="1" office:value-type="float">
            <text:p>1</text:p>
          </table:table-cell>
          <table:table-cell table:style-name="ce20" table:number-columns-repeated="4"/>
          <table:table-cell ns41:value-type="float" table:style-name="ce20" office:value="1" office:value-type="float">
            <text:p>1</text:p>
          </table:table-cell>
          <table:table-cell ns41:value-type="float" table:style-name="ce20" office:value="49" office:value-type="float">
            <text:p>49</text:p>
          </table:table-cell>
          <table:table-cell ns41:value-type="float" table:style-name="ce20" office:value="46" office:value-type="float">
            <text:p>46</text:p>
          </table:table-cell>
          <table:table-cell ns41:value-type="float" table:style-name="ce20" office:value="34" office:value-type="float">
            <text:p>34</text:p>
          </table:table-cell>
          <table:table-cell ns41:value-type="float" table:style-name="ce20" office:value="33" office:value-type="float">
            <text:p>33</text:p>
          </table:table-cell>
          <table:table-cell ns41:value-type="float" table:style-name="ce20" office:value="1" office:value-type="float">
            <text:p>1</text:p>
          </table:table-cell>
          <table:table-cell ns41:value-type="float" table:style-name="ce20" office:value="3" office:value-type="float">
            <text:p>3</text:p>
          </table:table-cell>
          <table:table-cell ns41:value-type="float" table:style-name="ce20" office:value="42" office:value-type="float">
            <text:p>42</text:p>
          </table:table-cell>
          <table:table-cell ns41:value-type="float" table:style-name="ce20" office:value="45" office:value-type="float">
            <text:p>45</text:p>
          </table:table-cell>
          <table:table-cell ns41:value-type="float" table:style-name="ce20" office:value="16" office:value-type="float">
            <text:p>16</text:p>
          </table:table-cell>
          <table:table-cell ns41:value-type="float" table:style-name="ce20" office:value="14" office:value-type="float">
            <text:p>14</text:p>
          </table:table-cell>
          <table:table-cell ns41:value-type="float" office:value="23" table:style-name="ce20" table:number-columns-repeated="2" office:value-type="float">
            <text:p>23</text:p>
          </table:table-cell>
          <table:table-cell table:style-name="ce20" table:number-columns-repeated="2"/>
          <table:table-cell ns41:value-type="float" table:style-name="ce20" office:value="1" office:value-type="float">
            <text:p>1</text:p>
          </table:table-cell>
          <table:table-cell table:style-name="ce20"/>
          <table:table-cell ns41:value-type="float" table:style-name="ce20" office:value="1" office:value-type="float">
            <text:p>1</text:p>
          </table:table-cell>
          <table:table-cell table:style-name="ce20" table:number-columns-repeated="3"/>
          <table:table-cell ns41:value-type="float" table:style-name="ce20" office:value="1" office:value-type="float">
            <text:p>1</text:p>
          </table:table-cell>
          <table:table-cell table:style-name="ce20"/>
          <table:table-cell ns41:value-type="float" table:style-name="ce20" office:value="76" office:value-type="float">
            <text:p>76</text:p>
          </table:table-cell>
          <table:table-cell ns41:value-type="float" table:style-name="ce20" office:value="75" office:value-type="float">
            <text:p>75</text:p>
          </table:table-cell>
          <table:table-cell table:style-name="ce20" table:number-columns-repeated="22"/>
          <table:table-cell ns41:value-type="float" office:value="4" table:style-name="ce20" table:number-columns-repeated="2" office:value-type="float">
            <text:p>4</text:p>
          </table:table-cell>
          <table:table-cell table:style-name="ce20" table:number-columns-repeated="6"/>
          <table:table-cell ns41:value-type="float" table:style-name="ce20" office:value="4" office:value-type="float">
            <text:p>4</text:p>
          </table:table-cell>
          <table:table-cell ns41:value-type="float" table:style-name="ce20" office:value="3" office:value-type="float">
            <text:p>3</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ASSEN.</text:p>
          </table:table-cell>
          <table:table-cell ns41:value-type="string" table:style-name="ce16" office:value-type="string">
            <text:p>Steendijk</text:p>
          </table:table-cell>
          <table:table-cell table:style-name="Default"/>
          <table:table-cell ns41:value-type="float" table:style-name="ce96" office:value="9" office:value-type="float">
            <text:p>9</text:p>
          </table:table-cell>
          <table:table-cell table:style-name="ce20" table:number-columns-repeated="2"/>
          <table:table-cell ns41:value-type="float" table:style-name="ce20" office:value="12" office:value-type="float">
            <text:p>12</text:p>
          </table:table-cell>
          <table:table-cell ns41:value-type="float" table:style-name="ce20" office:value="22" office:value-type="float">
            <text:p>22</text:p>
          </table:table-cell>
          <table:table-cell ns41:value-type="float" table:style-name="ce20" office:value="25" office:value-type="float">
            <text:p>25</text:p>
          </table:table-cell>
          <table:table-cell ns41:value-type="float" table:style-name="ce20" office:value="22" office:value-type="float">
            <text:p>22</text:p>
          </table:table-cell>
          <table:table-cell ns41:value-type="float" table:style-name="ce20" office:value="25" office:value-type="float">
            <text:p>25</text:p>
          </table:table-cell>
          <table:table-cell table:style-name="ce20" table:number-columns-repeated="6"/>
          <table:table-cell ns41:value-type="float" table:style-name="ce20" office:value="12" office:value-type="float">
            <text:p>12</text:p>
          </table:table-cell>
          <table:table-cell ns41:value-type="float" table:style-name="ce20" office:value="13" office:value-type="float">
            <text:p>13</text:p>
          </table:table-cell>
          <table:table-cell ns41:value-type="float" office:value="10" table:style-name="ce20" table:number-columns-repeated="2" office:value-type="float">
            <text:p>10</text:p>
          </table:table-cell>
          <table:table-cell table:style-name="ce20"/>
          <table:table-cell ns41:value-type="float" table:style-name="ce20" office:value="2" office:value-type="float">
            <text:p>2</text:p>
          </table:table-cell>
          <table:table-cell ns41:value-type="float" table:style-name="ce20" office:value="12" office:value-type="float">
            <text:p>12</text:p>
          </table:table-cell>
          <table:table-cell ns41:value-type="float" table:style-name="ce20" office:value="11" office:value-type="float">
            <text:p>11</text:p>
          </table:table-cell>
          <table:table-cell ns41:value-type="float" table:style-name="ce20" office:value="9" office:value-type="float">
            <text:p>9</text:p>
          </table:table-cell>
          <table:table-cell ns41:value-type="float" table:style-name="ce20" office:value="13" office:value-type="float">
            <text:p>13</text:p>
          </table:table-cell>
          <table:table-cell table:style-name="ce20"/>
          <table:table-cell ns41:value-type="float" table:style-name="ce20" office:value="1" office:value-type="float">
            <text:p>1</text:p>
          </table:table-cell>
          <table:table-cell table:style-name="ce20" table:number-columns-repeated="2"/>
          <table:table-cell ns41:value-type="float" table:style-name="ce20" office:value="1" office:value-type="float">
            <text:p>1</text:p>
          </table:table-cell>
          <table:table-cell table:style-name="ce20" table:number-columns-repeated="7"/>
          <table:table-cell ns41:value-type="float" table:style-name="ce20" office:value="20" office:value-type="float">
            <text:p>20</text:p>
          </table:table-cell>
          <table:table-cell ns41:value-type="float" table:style-name="ce20" office:value="22" office:value-type="float">
            <text:p>22</text:p>
          </table:table-cell>
          <table:table-cell table:style-name="ce20" table:number-columns-repeated="20"/>
          <table:table-cell ns41:value-type="float" table:style-name="ce20" office:value="2" office:value-type="float">
            <text:p>2</text:p>
          </table:table-cell>
          <table:table-cell ns41:value-type="float" table:style-name="ce20" office:value="3" office:value-type="float">
            <text:p>3</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ASSEN.</text:p>
          </table:table-cell>
          <table:table-cell ns41:value-type="string" table:style-name="ce16" office:value-type="string">
            <text:p>Witten</text:p>
          </table:table-cell>
          <table:table-cell table:style-name="Default"/>
          <table:table-cell ns41:value-type="float" table:style-name="ce96" office:value="7" office:value-type="float">
            <text:p>7</text:p>
          </table:table-cell>
          <table:table-cell ns41:value-type="float" table:style-name="ce20" office:value="2" office:value-type="float">
            <text:p>2</text:p>
          </table:table-cell>
          <table:table-cell table:style-name="ce20"/>
          <table:table-cell ns41:value-type="float" table:style-name="ce20" office:value="11" office:value-type="float">
            <text:p>11</text:p>
          </table:table-cell>
          <table:table-cell ns41:value-type="float" table:style-name="ce20" office:value="35" office:value-type="float">
            <text:p>35</text:p>
          </table:table-cell>
          <table:table-cell ns41:value-type="float" table:style-name="ce20" office:value="24" office:value-type="float">
            <text:p>24</text:p>
          </table:table-cell>
          <table:table-cell ns41:value-type="float" table:style-name="ce20" office:value="29" office:value-type="float">
            <text:p>29</text:p>
          </table:table-cell>
          <table:table-cell ns41:value-type="float" table:style-name="ce20" office:value="22" office:value-type="float">
            <text:p>22</text:p>
          </table:table-cell>
          <table:table-cell ns41:value-type="float" table:style-name="ce20" office:value="6" office:value-type="float">
            <text:p>6</text:p>
          </table:table-cell>
          <table:table-cell ns41:value-type="float" table:style-name="ce20" office:value="2" office:value-type="float">
            <text:p>2</text:p>
          </table:table-cell>
          <table:table-cell table:style-name="ce20" table:number-columns-repeated="4"/>
          <table:table-cell ns41:value-type="float" table:style-name="ce20" office:value="24" office:value-type="float">
            <text:p>24</text:p>
          </table:table-cell>
          <table:table-cell ns41:value-type="float" table:style-name="ce20" office:value="14" office:value-type="float">
            <text:p>14</text:p>
          </table:table-cell>
          <table:table-cell ns41:value-type="float" office:value="10" table:style-name="ce20" table:number-columns-repeated="2" office:value-type="float">
            <text:p>10</text:p>
          </table:table-cell>
          <table:table-cell ns41:value-type="float" table:style-name="ce20" office:value="1" office:value-type="float">
            <text:p>1</text:p>
          </table:table-cell>
          <table:table-cell table:style-name="ce20"/>
          <table:table-cell ns41:value-type="float" table:style-name="ce20" office:value="13" office:value-type="float">
            <text:p>13</text:p>
          </table:table-cell>
          <table:table-cell ns41:value-type="float" table:style-name="ce20" office:value="9" office:value-type="float">
            <text:p>9</text:p>
          </table:table-cell>
          <table:table-cell ns41:value-type="float" table:style-name="ce20" office:value="21" office:value-type="float">
            <text:p>21</text:p>
          </table:table-cell>
          <table:table-cell ns41:value-type="float" table:style-name="ce20" office:value="14" office:value-type="float">
            <text:p>14</text:p>
          </table:table-cell>
          <table:table-cell ns41:value-type="float" office:value="1" table:style-name="ce20" table:number-columns-repeated="2" office:value-type="float">
            <text:p>1</text:p>
          </table:table-cell>
          <table:table-cell table:style-name="ce20" table:number-columns-repeated="10"/>
          <table:table-cell ns41:value-type="float" table:style-name="ce20" office:value="35" office:value-type="float">
            <text:p>35</text:p>
          </table:table-cell>
          <table:table-cell ns41:value-type="float" table:style-name="ce20" office:value="24" office:value-type="float">
            <text:p>24</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ASSEN.</text:p>
          </table:table-cell>
          <table:table-cell ns41:value-type="string" table:style-name="ce16" office:value-type="string">
            <text:p>de Haar</text:p>
          </table:table-cell>
          <table:table-cell table:style-name="Default"/>
          <table:table-cell ns41:value-type="float" table:style-name="ce96" office:value="5" office:value-type="float">
            <text:p>5</text:p>
          </table:table-cell>
          <table:table-cell table:style-name="ce20" table:number-columns-repeated="2"/>
          <table:table-cell ns41:value-type="float" table:style-name="ce20" office:value="5" office:value-type="float">
            <text:p>5</text:p>
          </table:table-cell>
          <table:table-cell ns41:value-type="float" table:style-name="ce20" office:value="14" office:value-type="float">
            <text:p>14</text:p>
          </table:table-cell>
          <table:table-cell ns41:value-type="float" table:style-name="ce20" office:value="12" office:value-type="float">
            <text:p>12</text:p>
          </table:table-cell>
          <table:table-cell ns41:value-type="float" table:style-name="ce20" office:value="13" office:value-type="float">
            <text:p>13</text:p>
          </table:table-cell>
          <table:table-cell ns41:value-type="float" table:style-name="ce20" office:value="12" office:value-type="float">
            <text:p>12</text:p>
          </table:table-cell>
          <table:table-cell ns41:value-type="float" table:style-name="ce20" office:value="1" office:value-type="float">
            <text:p>1</text:p>
          </table:table-cell>
          <table:table-cell table:style-name="ce20" table:number-columns-repeated="5"/>
          <table:table-cell ns41:value-type="float" table:style-name="ce20" office:value="10" office:value-type="float">
            <text:p>10</text:p>
          </table:table-cell>
          <table:table-cell ns41:value-type="float" table:style-name="ce20" office:value="8" office:value-type="float">
            <text:p>8</text:p>
          </table:table-cell>
          <table:table-cell ns41:value-type="float" office:value="4" table:style-name="ce20" table:number-columns-repeated="2" office:value-type="float">
            <text:p>4</text:p>
          </table:table-cell>
          <table:table-cell table:style-name="ce20" table:number-columns-repeated="2"/>
          <table:table-cell ns41:value-type="float" office:value="5" table:style-name="ce20" table:number-columns-repeated="2" office:value-type="float">
            <text:p>5</text:p>
          </table:table-cell>
          <table:table-cell ns41:value-type="float" table:style-name="ce20" office:value="9" office:value-type="float">
            <text:p>9</text:p>
          </table:table-cell>
          <table:table-cell ns41:value-type="float" table:style-name="ce20" office:value="7" office:value-type="float">
            <text:p>7</text:p>
          </table:table-cell>
          <table:table-cell table:style-name="ce20" table:number-columns-repeated="12"/>
          <table:table-cell ns41:value-type="float" office:value="9" table:style-name="ce20" table:number-columns-repeated="2" office:value-type="float">
            <text:p>9</text:p>
          </table:table-cell>
          <table:table-cell table:style-name="ce20" table:number-columns-repeated="20"/>
          <table:table-cell ns41:value-type="float" table:style-name="ce20" office:value="5" office:value-type="float">
            <text:p>5</text:p>
          </table:table-cell>
          <table:table-cell ns41:value-type="float" table:style-name="ce20" office:value="3" office:value-type="float">
            <text:p>3</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ASSEN.</text:p>
          </table:table-cell>
          <table:table-cell ns41:value-type="string" table:style-name="ce16" office:value-type="string">
            <text:p>de Bagchelhuizen</text:p>
          </table:table-cell>
          <table:table-cell table:style-name="Default"/>
          <table:table-cell ns41:value-type="float" table:style-name="ce96" office:value="5" office:value-type="float">
            <text:p>5</text:p>
          </table:table-cell>
          <table:table-cell table:style-name="ce20" table:number-columns-repeated="2"/>
          <table:table-cell ns41:value-type="float" table:style-name="ce20" office:value="5" office:value-type="float">
            <text:p>5</text:p>
          </table:table-cell>
          <table:table-cell ns41:value-type="float" table:style-name="ce20" office:value="10" office:value-type="float">
            <text:p>10</text:p>
          </table:table-cell>
          <table:table-cell ns41:value-type="float" table:style-name="ce20" office:value="9" office:value-type="float">
            <text:p>9</text:p>
          </table:table-cell>
          <table:table-cell ns41:value-type="float" table:style-name="ce20" office:value="10" office:value-type="float">
            <text:p>10</text:p>
          </table:table-cell>
          <table:table-cell ns41:value-type="float" table:style-name="ce20" office:value="9" office:value-type="float">
            <text:p>9</text:p>
          </table:table-cell>
          <table:table-cell table:style-name="ce20" table:number-columns-repeated="6"/>
          <table:table-cell ns41:value-type="float" table:style-name="ce20" office:value="5" office:value-type="float">
            <text:p>5</text:p>
          </table:table-cell>
          <table:table-cell ns41:value-type="float" table:style-name="ce20" office:value="4" office:value-type="float">
            <text:p>4</text:p>
          </table:table-cell>
          <table:table-cell ns41:value-type="float" office:value="5" table:style-name="ce20" table:number-columns-repeated="2" office:value-type="float">
            <text:p>5</text:p>
          </table:table-cell>
          <table:table-cell table:style-name="ce20" table:number-columns-repeated="2"/>
          <table:table-cell ns41:value-type="float" table:style-name="ce20" office:value="6" office:value-type="float">
            <text:p>6</text:p>
          </table:table-cell>
          <table:table-cell ns41:value-type="float" table:style-name="ce20" office:value="4" office:value-type="float">
            <text:p>4</text:p>
          </table:table-cell>
          <table:table-cell ns41:value-type="float" table:style-name="ce20" office:value="3" office:value-type="float">
            <text:p>3</text:p>
          </table:table-cell>
          <table:table-cell ns41:value-type="float" table:style-name="ce20" office:value="4" office:value-type="float">
            <text:p>4</text:p>
          </table:table-cell>
          <table:table-cell ns41:value-type="float" office:value="1" table:style-name="ce20" table:number-columns-repeated="2" office:value-type="float">
            <text:p>1</text:p>
          </table:table-cell>
          <table:table-cell table:style-name="ce20" table:number-columns-repeated="10"/>
          <table:table-cell ns41:value-type="float" table:style-name="ce20" office:value="9" office:value-type="float">
            <text:p>9</text:p>
          </table:table-cell>
          <table:table-cell ns41:value-type="float" table:style-name="ce20" office:value="8" office:value-type="float">
            <text:p>8</text:p>
          </table:table-cell>
          <table:table-cell table:style-name="ce20" table:number-columns-repeated="22"/>
          <table:table-cell ns41:value-type="float" office:value="1" table:style-name="ce20" table:number-columns-repeated="2" office:value-type="float">
            <text:p>1</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ASSEN.</text:p>
          </table:table-cell>
          <table:table-cell ns41:value-type="string" table:style-name="ce16" office:value-type="string">
            <text:p>Peelo</text:p>
          </table:table-cell>
          <table:table-cell table:style-name="Default"/>
          <table:table-cell ns41:value-type="float" table:style-name="ce96" office:value="7" office:value-type="float">
            <text:p>7</text:p>
          </table:table-cell>
          <table:table-cell table:style-name="ce20" table:number-columns-repeated="2"/>
          <table:table-cell ns41:value-type="float" table:style-name="ce20" office:value="8" office:value-type="float">
            <text:p>8</text:p>
          </table:table-cell>
          <table:table-cell ns41:value-type="float" table:style-name="ce20" office:value="23" office:value-type="float">
            <text:p>23</text:p>
          </table:table-cell>
          <table:table-cell ns41:value-type="float" table:style-name="ce20" office:value="20" office:value-type="float">
            <text:p>20</text:p>
          </table:table-cell>
          <table:table-cell ns41:value-type="float" table:style-name="ce20" office:value="21" office:value-type="float">
            <text:p>21</text:p>
          </table:table-cell>
          <table:table-cell ns41:value-type="float" table:style-name="ce20" office:value="18" office:value-type="float">
            <text:p>18</text:p>
          </table:table-cell>
          <table:table-cell ns41:value-type="float" office:value="2" table:style-name="ce20" table:number-columns-repeated="2" office:value-type="float">
            <text:p>2</text:p>
          </table:table-cell>
          <table:table-cell table:style-name="ce20" table:number-columns-repeated="4"/>
          <table:table-cell ns41:value-type="float" office:value="14" table:style-name="ce20" table:number-columns-repeated="2" office:value-type="float">
            <text:p>14</text:p>
          </table:table-cell>
          <table:table-cell ns41:value-type="float" office:value="6" table:style-name="ce20" table:number-columns-repeated="2" office:value-type="float">
            <text:p>6</text:p>
          </table:table-cell>
          <table:table-cell ns41:value-type="float" table:style-name="ce20" office:value="3" office:value-type="float">
            <text:p>3</text:p>
          </table:table-cell>
          <table:table-cell table:style-name="ce20"/>
          <table:table-cell ns41:value-type="float" table:style-name="ce20" office:value="8" office:value-type="float">
            <text:p>8</text:p>
          </table:table-cell>
          <table:table-cell ns41:value-type="float" table:style-name="ce20" office:value="12" office:value-type="float">
            <text:p>12</text:p>
          </table:table-cell>
          <table:table-cell ns41:value-type="float" table:style-name="ce20" office:value="15" office:value-type="float">
            <text:p>15</text:p>
          </table:table-cell>
          <table:table-cell ns41:value-type="float" table:style-name="ce20" office:value="8" office:value-type="float">
            <text:p>8</text:p>
          </table:table-cell>
          <table:table-cell table:style-name="ce20" table:number-columns-repeated="12"/>
          <table:table-cell ns41:value-type="float" table:style-name="ce20" office:value="23" office:value-type="float">
            <text:p>23</text:p>
          </table:table-cell>
          <table:table-cell ns41:value-type="float" table:style-name="ce20" office:value="20" office:value-type="float">
            <text:p>20</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ASSEN.</text:p>
          </table:table-cell>
          <table:table-cell ns41:value-type="string" table:style-name="ce16" office:value-type="string">
            <text:p>Loon</text:p>
          </table:table-cell>
          <table:table-cell table:style-name="Default"/>
          <table:table-cell ns41:value-type="float" table:style-name="ce96" office:value="20" office:value-type="float">
            <text:p>20</text:p>
          </table:table-cell>
          <table:table-cell ns41:value-type="float" table:style-name="ce20" office:value="1" office:value-type="float">
            <text:p>1</text:p>
          </table:table-cell>
          <table:table-cell table:style-name="ce20"/>
          <table:table-cell ns41:value-type="float" table:style-name="ce20" office:value="22" office:value-type="float">
            <text:p>22</text:p>
          </table:table-cell>
          <table:table-cell ns41:value-type="float" table:style-name="ce20" office:value="66" office:value-type="float">
            <text:p>66</text:p>
          </table:table-cell>
          <table:table-cell ns41:value-type="float" table:style-name="ce20" office:value="64" office:value-type="float">
            <text:p>64</text:p>
          </table:table-cell>
          <table:table-cell ns41:value-type="float" office:value="60" table:style-name="ce20" table:number-columns-repeated="2" office:value-type="float">
            <text:p>60</text:p>
          </table:table-cell>
          <table:table-cell ns41:value-type="float" table:style-name="ce20" office:value="6" office:value-type="float">
            <text:p>6</text:p>
          </table:table-cell>
          <table:table-cell ns41:value-type="float" table:style-name="ce20" office:value="4" office:value-type="float">
            <text:p>4</text:p>
          </table:table-cell>
          <table:table-cell table:style-name="ce20" table:number-columns-repeated="4"/>
          <table:table-cell ns41:value-type="float" table:style-name="ce20" office:value="46" office:value-type="float">
            <text:p>46</text:p>
          </table:table-cell>
          <table:table-cell ns41:value-type="float" table:style-name="ce20" office:value="44" office:value-type="float">
            <text:p>44</text:p>
          </table:table-cell>
          <table:table-cell ns41:value-type="float" office:value="17" table:style-name="ce20" table:number-columns-repeated="2" office:value-type="float">
            <text:p>17</text:p>
          </table:table-cell>
          <table:table-cell ns41:value-type="float" office:value="3" table:style-name="ce20" table:number-columns-repeated="2" office:value-type="float">
            <text:p>3</text:p>
          </table:table-cell>
          <table:table-cell ns41:value-type="float" table:style-name="ce20" office:value="32" office:value-type="float">
            <text:p>32</text:p>
          </table:table-cell>
          <table:table-cell ns41:value-type="float" table:style-name="ce20" office:value="38" office:value-type="float">
            <text:p>38</text:p>
          </table:table-cell>
          <table:table-cell ns41:value-type="float" table:style-name="ce20" office:value="31" office:value-type="float">
            <text:p>31</text:p>
          </table:table-cell>
          <table:table-cell ns41:value-type="float" table:style-name="ce20" office:value="25" office:value-type="float">
            <text:p>25</text:p>
          </table:table-cell>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2"/>
          <table:table-cell ns41:value-type="float" table:style-name="ce20" office:value="1" office:value-type="float">
            <text:p>1</text:p>
          </table:table-cell>
          <table:table-cell table:style-name="ce20" table:number-columns-repeated="7"/>
          <table:table-cell ns41:value-type="float" table:style-name="ce20" office:value="57" office:value-type="float">
            <text:p>57</text:p>
          </table:table-cell>
          <table:table-cell ns41:value-type="float" table:style-name="ce20" office:value="55" office:value-type="float">
            <text:p>55</text:p>
          </table:table-cell>
          <table:table-cell table:style-name="ce20" table:number-columns-repeated="20"/>
          <table:table-cell ns41:value-type="float" office:value="9" table:style-name="ce20" table:number-columns-repeated="2" office:value-type="float">
            <text:p>9</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ASSEN.</text:p>
          </table:table-cell>
          <table:table-cell ns41:value-type="string" table:style-name="ce16" office:value-type="string">
            <text:p>Kloosterveen</text:p>
          </table:table-cell>
          <table:table-cell table:style-name="Default"/>
          <table:table-cell ns41:value-type="float" table:style-name="ce96" office:value="95" office:value-type="float">
            <text:p>95</text:p>
          </table:table-cell>
          <table:table-cell table:style-name="ce20" table:number-columns-repeated="2"/>
          <table:table-cell ns41:value-type="float" table:style-name="ce20" office:value="131" office:value-type="float">
            <text:p>131</text:p>
          </table:table-cell>
          <table:table-cell ns41:value-type="float" table:style-name="ce20" office:value="285" office:value-type="float">
            <text:p>285</text:p>
          </table:table-cell>
          <table:table-cell ns41:value-type="float" table:style-name="ce20" office:value="316" office:value-type="float">
            <text:p>316</text:p>
          </table:table-cell>
          <table:table-cell ns41:value-type="float" table:style-name="ce20" office:value="281" office:value-type="float">
            <text:p>281</text:p>
          </table:table-cell>
          <table:table-cell ns41:value-type="float" table:style-name="ce20" office:value="312" office:value-type="float">
            <text:p>312</text:p>
          </table:table-cell>
          <table:table-cell ns41:value-type="float" table:style-name="ce20" office:value="3" office:value-type="float">
            <text:p>3</text:p>
          </table:table-cell>
          <table:table-cell ns41:value-type="float" table:style-name="ce20" office:value="4" office:value-type="float">
            <text:p>4</text:p>
          </table:table-cell>
          <table:table-cell ns41:value-type="float" table:style-name="ce20" office:value="1" office:value-type="float">
            <text:p>1</text:p>
          </table:table-cell>
          <table:table-cell table:style-name="ce20" table:number-columns-repeated="2"/>
          <table:table-cell ns41:value-type="float" table:style-name="ce20" office:value="1" office:value-type="float">
            <text:p>1</text:p>
          </table:table-cell>
          <table:table-cell ns41:value-type="float" table:style-name="ce20" office:value="164" office:value-type="float">
            <text:p>164</text:p>
          </table:table-cell>
          <table:table-cell ns41:value-type="float" table:style-name="ce20" office:value="187" office:value-type="float">
            <text:p>187</text:p>
          </table:table-cell>
          <table:table-cell ns41:value-type="float" table:style-name="ce20" office:value="114" office:value-type="float">
            <text:p>114</text:p>
          </table:table-cell>
          <table:table-cell ns41:value-type="float" table:style-name="ce20" office:value="112" office:value-type="float">
            <text:p>112</text:p>
          </table:table-cell>
          <table:table-cell ns41:value-type="float" table:style-name="ce20" office:value="7" office:value-type="float">
            <text:p>7</text:p>
          </table:table-cell>
          <table:table-cell ns41:value-type="float" table:style-name="ce20" office:value="17" office:value-type="float">
            <text:p>17</text:p>
          </table:table-cell>
          <table:table-cell ns41:value-type="float" table:style-name="ce20" office:value="89" office:value-type="float">
            <text:p>89</text:p>
          </table:table-cell>
          <table:table-cell ns41:value-type="float" table:style-name="ce20" office:value="86" office:value-type="float">
            <text:p>86</text:p>
          </table:table-cell>
          <table:table-cell ns41:value-type="float" table:style-name="ce20" office:value="135" office:value-type="float">
            <text:p>135</text:p>
          </table:table-cell>
          <table:table-cell ns41:value-type="float" table:style-name="ce20" office:value="148" office:value-type="float">
            <text:p>148</text:p>
          </table:table-cell>
          <table:table-cell ns41:value-type="float" table:style-name="ce20" office:value="59" office:value-type="float">
            <text:p>59</text:p>
          </table:table-cell>
          <table:table-cell ns41:value-type="float" table:style-name="ce20" office:value="78" office:value-type="float">
            <text:p>78</text:p>
          </table:table-cell>
          <table:table-cell table:style-name="ce20" table:number-columns-repeated="2"/>
          <table:table-cell ns41:value-type="float" table:style-name="ce20" office:value="2" office:value-type="float">
            <text:p>2</text:p>
          </table:table-cell>
          <table:table-cell ns41:value-type="float" table:style-name="ce20" office:value="3" office:value-type="float">
            <text:p>3</text:p>
          </table:table-cell>
          <table:table-cell table:style-name="ce20"/>
          <table:table-cell ns41:value-type="float" table:style-name="ce20" office:value="1" office:value-type="float">
            <text:p>1</text:p>
          </table:table-cell>
          <table:table-cell table:style-name="ce20" table:number-columns-repeated="4"/>
          <table:table-cell ns41:value-type="float" table:style-name="ce20" office:value="253" office:value-type="float">
            <text:p>253</text:p>
          </table:table-cell>
          <table:table-cell ns41:value-type="float" table:style-name="ce20" office:value="287" office:value-type="float">
            <text:p>287</text:p>
          </table:table-cell>
          <table:table-cell table:style-name="ce20" table:number-columns-repeated="8"/>
          <table:table-cell ns41:value-type="float" table:style-name="ce20" office:value="1" office:value-type="float">
            <text:p>1</text:p>
          </table:table-cell>
          <table:table-cell table:style-name="ce20" table:number-columns-repeated="3"/>
          <table:table-cell ns41:value-type="float" table:style-name="ce20" office:value="1" office:value-type="float">
            <text:p>1</text:p>
          </table:table-cell>
          <table:table-cell table:style-name="ce20" table:number-columns-repeated="7"/>
          <table:table-cell ns41:value-type="float" office:value="23" table:style-name="ce20" table:number-columns-repeated="2" office:value-type="float">
            <text:p>23</text:p>
          </table:table-cell>
          <table:table-cell ns41:value-type="float" table:style-name="ce20" office:value="7" office:value-type="float">
            <text:p>7</text:p>
          </table:table-cell>
          <table:table-cell ns41:value-type="float" table:style-name="ce20" office:value="6" office:value-type="float">
            <text:p>6</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ASSEN.</text:p>
          </table:table-cell>
          <table:table-cell ns41:value-type="string" table:style-name="ce16" office:value-type="string">
            <text:p>Kloosterveen Schepen</text:p>
          </table:table-cell>
          <table:table-cell table:style-name="Default"/>
          <table:table-cell table:style-name="ce96"/>
          <table:table-cell table:style-name="ce20"/>
          <table:table-cell ns41:value-type="float" office:value="2" table:style-name="ce20" table:number-columns-repeated="2" office:value-type="float">
            <text:p>2</text:p>
          </table:table-cell>
          <table:table-cell ns41:value-type="float" table:style-name="ce20" office:value="6" office:value-type="float">
            <text:p>6</text:p>
          </table:table-cell>
          <table:table-cell ns41:value-type="float" table:style-name="ce20" office:value="4" office:value-type="float">
            <text:p>4</text:p>
          </table:table-cell>
          <table:table-cell table:style-name="ce20" table:number-columns-repeated="4"/>
          <table:table-cell ns41:value-type="float" table:style-name="ce20" office:value="6" office:value-type="float">
            <text:p>6</text:p>
          </table:table-cell>
          <table:table-cell ns41:value-type="float" table:style-name="ce20" office:value="4" office:value-type="float">
            <text:p>4</text:p>
          </table:table-cell>
          <table:table-cell table:style-name="ce20" table:number-columns-repeated="2"/>
          <table:table-cell ns41:value-type="float" table:style-name="ce20" office:value="5" office:value-type="float">
            <text:p>5</text:p>
          </table:table-cell>
          <table:table-cell ns41:value-type="float" table:style-name="ce20" office:value="2" office:value-type="float">
            <text:p>2</text:p>
          </table:table-cell>
          <table:table-cell ns41:value-type="float" office:value="1" table:style-name="ce20" table:number-columns-repeated="2" office:value-type="float">
            <text:p>1</text:p>
          </table:table-cell>
          <table:table-cell table:style-name="ce20"/>
          <table:table-cell ns41:value-type="float" table:style-name="ce20" office:value="1" office:value-type="float">
            <text:p>1</text:p>
          </table:table-cell>
          <table:table-cell table:style-name="ce20" table:number-columns-repeated="2"/>
          <table:table-cell ns41:value-type="float" table:style-name="ce20" office:value="4" office:value-type="float">
            <text:p>4</text:p>
          </table:table-cell>
          <table:table-cell ns41:value-type="float" office:value="2" table:style-name="ce20" table:number-columns-repeated="3" office:value-type="float">
            <text:p>2</text:p>
          </table:table-cell>
          <table:table-cell table:style-name="ce20" table:number-columns-repeated="10"/>
          <table:table-cell ns41:value-type="float" table:style-name="ce20" office:value="6" office:value-type="float">
            <text:p>6</text:p>
          </table:table-cell>
          <table:table-cell ns41:value-type="float" table:style-name="ce20" office:value="4" office:value-type="float">
            <text:p>4</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ASSEN.</text:p>
          </table:table-cell>
          <table:table-cell ns41:value-type="string" table:style-name="ce16" office:value-type="string">
            <text:p>Totaal</text:p>
          </table:table-cell>
          <table:table-cell table:style-name="Default"/>
          <table:table-cell ns41:value-type="float" table:style-name="ce96" office:value="570" office:value-type="float">
            <text:p>570</text:p>
          </table:table-cell>
          <table:table-cell ns41:value-type="float" table:style-name="ce20" office:value="20" office:value-type="float">
            <text:p>20</text:p>
          </table:table-cell>
          <table:table-cell ns41:value-type="float" table:style-name="ce20" office:value="2" office:value-type="float">
            <text:p>2</text:p>
          </table:table-cell>
          <table:table-cell ns41:value-type="float" table:style-name="ce20" office:value="905" office:value-type="float">
            <text:p>905</text:p>
          </table:table-cell>
          <table:table-cell ns41:value-type="float" table:style-name="ce43" office:value="2182" office:value-type="float">
            <text:p>2,182</text:p>
          </table:table-cell>
          <table:table-cell ns41:value-type="float" table:style-name="ce43" office:value="2210" office:value-type="float">
            <text:p>2,210</text:p>
          </table:table-cell>
          <table:table-cell ns41:value-type="float" table:style-name="ce43" office:value="2062" office:value-type="float">
            <text:p>2,062</text:p>
          </table:table-cell>
          <table:table-cell ns41:value-type="float" table:style-name="ce43" office:value="2161" office:value-type="float">
            <text:p>2,161</text:p>
          </table:table-cell>
          <table:table-cell ns41:value-type="float" table:style-name="ce20" office:value="112" office:value-type="float">
            <text:p>112</text:p>
          </table:table-cell>
          <table:table-cell ns41:value-type="float" table:style-name="ce20" office:value="43" office:value-type="float">
            <text:p>43</text:p>
          </table:table-cell>
          <table:table-cell ns41:value-type="float" table:style-name="ce20" office:value="8" office:value-type="float">
            <text:p>8</text:p>
          </table:table-cell>
          <table:table-cell ns41:value-type="float" table:style-name="ce20" office:value="6" office:value-type="float">
            <text:p>6</text:p>
          </table:table-cell>
          <table:table-cell ns41:value-type="float" table:style-name="ce20" office:value="16" office:value-type="float">
            <text:p>16</text:p>
          </table:table-cell>
          <table:table-cell ns41:value-type="float" table:style-name="ce20" office:value="10" office:value-type="float">
            <text:p>10</text:p>
          </table:table-cell>
          <table:table-cell ns41:value-type="float" table:style-name="ce43" office:value="1403" office:value-type="float">
            <text:p>1,403</text:p>
          </table:table-cell>
          <table:table-cell ns41:value-type="float" table:style-name="ce43" office:value="1381" office:value-type="float">
            <text:p>1,381</text:p>
          </table:table-cell>
          <table:table-cell ns41:value-type="float" table:style-name="ce20" office:value="713" office:value-type="float">
            <text:p>713</text:p>
          </table:table-cell>
          <table:table-cell ns41:value-type="float" table:style-name="ce20" office:value="706" office:value-type="float">
            <text:p>706</text:p>
          </table:table-cell>
          <table:table-cell ns41:value-type="float" table:style-name="ce20" office:value="66" office:value-type="float">
            <text:p>66</text:p>
          </table:table-cell>
          <table:table-cell ns41:value-type="float" table:style-name="ce20" office:value="123" office:value-type="float">
            <text:p>123</text:p>
          </table:table-cell>
          <table:table-cell ns41:value-type="float" table:style-name="ce43" office:value="1086" office:value-type="float">
            <text:p>1,086</text:p>
          </table:table-cell>
          <table:table-cell ns41:value-type="float" table:style-name="ce43" office:value="1080" office:value-type="float">
            <text:p>1,080</text:p>
          </table:table-cell>
          <table:table-cell ns41:value-type="float" table:style-name="ce20" office:value="543" office:value-type="float">
            <text:p>543</text:p>
          </table:table-cell>
          <table:table-cell ns41:value-type="float" table:style-name="ce20" office:value="585" office:value-type="float">
            <text:p>585</text:p>
          </table:table-cell>
          <table:table-cell ns41:value-type="float" table:style-name="ce20" office:value="478" office:value-type="float">
            <text:p>478</text:p>
          </table:table-cell>
          <table:table-cell ns41:value-type="float" table:style-name="ce20" office:value="505" office:value-type="float">
            <text:p>505</text:p>
          </table:table-cell>
          <table:table-cell table:style-name="ce20" table:number-columns-repeated="2"/>
          <table:table-cell ns41:value-type="float" table:style-name="ce20" office:value="62" office:value-type="float">
            <text:p>62</text:p>
          </table:table-cell>
          <table:table-cell ns41:value-type="float" table:style-name="ce20" office:value="34" office:value-type="float">
            <text:p>34</text:p>
          </table:table-cell>
          <table:table-cell ns41:value-type="float" table:style-name="ce20" office:value="3" office:value-type="float">
            <text:p>3</text:p>
          </table:table-cell>
          <table:table-cell ns41:value-type="float" table:style-name="ce20" office:value="4" office:value-type="float">
            <text:p>4</text:p>
          </table:table-cell>
          <table:table-cell ns41:value-type="float" table:style-name="ce20" office:value="1" office:value-type="float">
            <text:p>1</text:p>
          </table:table-cell>
          <table:table-cell table:style-name="ce20"/>
          <table:table-cell ns41:value-type="float" table:style-name="ce20" office:value="9" office:value-type="float">
            <text:p>9</text:p>
          </table:table-cell>
          <table:table-cell ns41:value-type="float" table:style-name="ce20" office:value="2" office:value-type="float">
            <text:p>2</text:p>
          </table:table-cell>
          <table:table-cell ns41:value-type="float" table:style-name="ce43" office:value="1787" office:value-type="float">
            <text:p>1,787</text:p>
          </table:table-cell>
          <table:table-cell ns41:value-type="float" table:style-name="ce43" office:value="1885" office:value-type="float">
            <text:p>1,885</text:p>
          </table:table-cell>
          <table:table-cell table:style-name="ce20" table:number-columns-repeated="8"/>
          <table:table-cell ns41:value-type="float" table:style-name="ce20" office:value="26" office:value-type="float">
            <text:p>26</text:p>
          </table:table-cell>
          <table:table-cell ns41:value-type="float" table:style-name="ce20" office:value="19" office:value-type="float">
            <text:p>19</text:p>
          </table:table-cell>
          <table:table-cell table:style-name="ce20" table:number-columns-repeated="2"/>
          <table:table-cell ns41:value-type="float" office:value="6" table:style-name="ce20" table:number-columns-repeated="2" office:value-type="float">
            <text:p>6</text:p>
          </table:table-cell>
          <table:table-cell ns41:value-type="float" office:value="1" table:style-name="ce20" table:number-columns-repeated="2" office:value-type="float">
            <text:p>1</text:p>
          </table:table-cell>
          <table:table-cell table:style-name="ce20" table:number-columns-repeated="4"/>
          <table:table-cell ns41:value-type="float" table:style-name="ce20" office:value="113" office:value-type="float">
            <text:p>113</text:p>
          </table:table-cell>
          <table:table-cell ns41:value-type="float" table:style-name="ce20" office:value="101" office:value-type="float">
            <text:p>101</text:p>
          </table:table-cell>
          <table:table-cell ns41:value-type="float" table:style-name="ce20" office:value="115" office:value-type="float">
            <text:p>115</text:p>
          </table:table-cell>
          <table:table-cell ns41:value-type="float" table:style-name="ce20" office:value="80" office:value-type="float">
            <text:p>80</text:p>
          </table:table-cell>
          <table:table-cell ns41:value-type="float" table:style-name="ce20" office:value="1" office:value-type="float">
            <text:p>1</text:p>
          </table:table-cell>
          <table:table-cell table:style-name="ce20" table:number-columns-repeated="5"/>
          <table:table-cell ns41:value-type="float" table:style-name="ce20" office:value="128" office:value-type="float">
            <text:p>128</text:p>
          </table:table-cell>
          <table:table-cell ns41:value-type="float" table:style-name="ce20" office:value="118" office:value-type="float">
            <text:p>118</text:p>
          </table:table-cell>
          <table:table-cell ns41:value-type="float" table:style-name="ce20" office:value="1" office:value-type="float">
            <text:p>1</text:p>
          </table:table-cell>
          <table:table-cell table:style-name="ce20"/>
          <table:table-cell ns41:value-type="float" table:style-name="ce20" office:value="4" office:value-type="float">
            <text:p>4</text:p>
          </table:table-cell>
          <table:table-cell table:style-name="ce97"/>
          <table:table-cell table:style-name="ce77" table:number-columns-repeated="4"/>
          <table:table-cell table:number-columns-repeated="943"/>
        </table:table-row>
        <table:table-row table:style-name="ro5">
          <table:table-cell ns41:value-type="string" table:style-name="ce8" office:value-type="string">
            <text:p>COEVORDEN.</text:p>
          </table:table-cell>
          <table:table-cell ns41:value-type="string" table:style-name="ce16" office:value-type="string">
            <text:p>Wijk 1</text:p>
          </table:table-cell>
          <table:table-cell table:style-name="Default"/>
          <table:table-cell ns41:value-type="float" table:style-name="ce96" office:value="114" office:value-type="float">
            <text:p>114</text:p>
          </table:table-cell>
          <table:table-cell ns41:value-type="float" table:style-name="ce20" office:value="36" office:value-type="float">
            <text:p>36</text:p>
          </table:table-cell>
          <table:table-cell table:style-name="ce20"/>
          <table:table-cell ns41:value-type="float" table:style-name="ce20" office:value="189" office:value-type="float">
            <text:p>189</text:p>
          </table:table-cell>
          <table:table-cell ns41:value-type="float" table:style-name="ce20" office:value="338" office:value-type="float">
            <text:p>338</text:p>
          </table:table-cell>
          <table:table-cell ns41:value-type="float" table:style-name="ce20" office:value="394" office:value-type="float">
            <text:p>394</text:p>
          </table:table-cell>
          <table:table-cell ns41:value-type="float" table:style-name="ce20" office:value="318" office:value-type="float">
            <text:p>318</text:p>
          </table:table-cell>
          <table:table-cell ns41:value-type="float" table:style-name="ce20" office:value="381" office:value-type="float">
            <text:p>381</text:p>
          </table:table-cell>
          <table:table-cell ns41:value-type="float" table:style-name="ce20" office:value="10" office:value-type="float">
            <text:p>10</text:p>
          </table:table-cell>
          <table:table-cell ns41:value-type="float" table:style-name="ce20" office:value="12" office:value-type="float">
            <text:p>12</text:p>
          </table:table-cell>
          <table:table-cell ns41:value-type="float" table:style-name="ce20" office:value="10" office:value-type="float">
            <text:p>10</text:p>
          </table:table-cell>
          <table:table-cell ns41:value-type="float" table:style-name="ce20" office:value="1" office:value-type="float">
            <text:p>1</text:p>
          </table:table-cell>
          <table:table-cell ns41:value-type="float" table:style-name="ce20" office:value="16" office:value-type="float">
            <text:p>16</text:p>
          </table:table-cell>
          <table:table-cell ns41:value-type="float" table:style-name="ce20" office:value="14" office:value-type="float">
            <text:p>14</text:p>
          </table:table-cell>
          <table:table-cell ns41:value-type="float" table:style-name="ce20" office:value="211" office:value-type="float">
            <text:p>211</text:p>
          </table:table-cell>
          <table:table-cell ns41:value-type="float" table:style-name="ce20" office:value="248" office:value-type="float">
            <text:p>248</text:p>
          </table:table-cell>
          <table:table-cell ns41:value-type="float" table:style-name="ce20" office:value="104" office:value-type="float">
            <text:p>104</text:p>
          </table:table-cell>
          <table:table-cell ns41:value-type="float" table:style-name="ce20" office:value="98" office:value-type="float">
            <text:p>98</text:p>
          </table:table-cell>
          <table:table-cell ns41:value-type="float" table:style-name="ce20" office:value="23" office:value-type="float">
            <text:p>23</text:p>
          </table:table-cell>
          <table:table-cell ns41:value-type="float" table:style-name="ce20" office:value="48" office:value-type="float">
            <text:p>48</text:p>
          </table:table-cell>
          <table:table-cell ns41:value-type="float" table:style-name="ce20" office:value="219" office:value-type="float">
            <text:p>219</text:p>
          </table:table-cell>
          <table:table-cell ns41:value-type="float" table:style-name="ce20" office:value="263" office:value-type="float">
            <text:p>263</text:p>
          </table:table-cell>
          <table:table-cell ns41:value-type="float" table:style-name="ce20" office:value="27" office:value-type="float">
            <text:p>27</text:p>
          </table:table-cell>
          <table:table-cell ns41:value-type="float" table:style-name="ce20" office:value="31" office:value-type="float">
            <text:p>31</text:p>
          </table:table-cell>
          <table:table-cell ns41:value-type="float" table:style-name="ce20" office:value="66" office:value-type="float">
            <text:p>66</text:p>
          </table:table-cell>
          <table:table-cell ns41:value-type="float" table:style-name="ce20" office:value="72" office:value-type="float">
            <text:p>72</text:p>
          </table:table-cell>
          <table:table-cell ns41:value-type="float" table:style-name="ce20" office:value="2" office:value-type="float">
            <text:p>2</text:p>
          </table:table-cell>
          <table:table-cell table:style-name="ce20"/>
          <table:table-cell ns41:value-type="float" table:style-name="ce20" office:value="19" office:value-type="float">
            <text:p>19</text:p>
          </table:table-cell>
          <table:table-cell ns41:value-type="float" table:style-name="ce20" office:value="24" office:value-type="float">
            <text:p>24</text:p>
          </table:table-cell>
          <table:table-cell ns41:value-type="float" office:value="4" table:style-name="ce20" table:number-columns-repeated="2" office:value-type="float">
            <text:p>4</text:p>
          </table:table-cell>
          <table:table-cell table:style-name="ce20" table:number-columns-repeated="2"/>
          <table:table-cell ns41:value-type="float" table:style-name="ce20" office:value="1" office:value-type="float">
            <text:p>1</text:p>
          </table:table-cell>
          <table:table-cell table:style-name="ce20"/>
          <table:table-cell ns41:value-type="float" table:style-name="ce20" office:value="263" office:value-type="float">
            <text:p>263</text:p>
          </table:table-cell>
          <table:table-cell ns41:value-type="float" table:style-name="ce20" office:value="312" office:value-type="float">
            <text:p>312</text:p>
          </table:table-cell>
          <table:table-cell ns41:value-type="float" table:style-name="ce20" office:value="2" office:value-type="float">
            <text:p>2</text:p>
          </table:table-cell>
          <table:table-cell ns41:value-type="float" table:style-name="ce20" office:value="4" office:value-type="float">
            <text:p>4</text:p>
          </table:table-cell>
          <table:table-cell table:style-name="ce20" table:number-columns-repeated="6"/>
          <table:table-cell ns41:value-type="float" table:style-name="ce20" office:value="2" office:value-type="float">
            <text:p>2</text:p>
          </table:table-cell>
          <table:table-cell table:style-name="ce20" table:number-columns-repeated="3"/>
          <table:table-cell ns41:value-type="float" office:value="1" table:style-name="ce20" table:number-columns-repeated="3" office:value-type="float">
            <text:p>1</text:p>
          </table:table-cell>
          <table:table-cell table:style-name="ce20" table:number-columns-repeated="5"/>
          <table:table-cell ns41:value-type="float" table:style-name="ce20" office:value="16" office:value-type="float">
            <text:p>16</text:p>
          </table:table-cell>
          <table:table-cell ns41:value-type="float" table:style-name="ce20" office:value="5" office:value-type="float">
            <text:p>5</text:p>
          </table:table-cell>
          <table:table-cell ns41:value-type="float" table:style-name="ce20" office:value="41" office:value-type="float">
            <text:p>41</text:p>
          </table:table-cell>
          <table:table-cell ns41:value-type="float" table:style-name="ce20" office:value="61" office:value-type="float">
            <text:p>61</text:p>
          </table:table-cell>
          <table:table-cell table:style-name="ce20" table:number-columns-repeated="6"/>
          <table:table-cell ns41:value-type="float" office:value="11" table:style-name="ce20" table:number-columns-repeated="2" office:value-type="float">
            <text:p>11</text:p>
          </table:table-cell>
          <table:table-cell table:style-name="ce20" table:number-columns-repeated="2"/>
          <table:table-cell ns41:value-type="float" table:style-name="ce20" office:value="1" office:value-type="float">
            <text:p>1</text:p>
          </table:table-cell>
          <table:table-cell table:style-name="ce97"/>
          <table:table-cell table:style-name="ce77" table:number-columns-repeated="4"/>
          <table:table-cell table:number-columns-repeated="943"/>
        </table:table-row>
        <table:table-row table:style-name="ro5">
          <table:table-cell ns41:value-type="string" table:style-name="ce8" office:value-type="string">
            <text:p>COEVORDEN.</text:p>
          </table:table-cell>
          <table:table-cell ns41:value-type="string" table:style-name="ce16" office:value-type="string">
            <text:p>Wijk 1 Nederd. Herv. Weeshuis</text:p>
          </table:table-cell>
          <table:table-cell table:style-name="Default"/>
          <table:table-cell ns41:value-type="float" table:style-name="ce96" office:value="1" office:value-type="float">
            <text:p>1</text:p>
          </table:table-cell>
          <table:table-cell table:style-name="ce20" table:number-columns-repeated="2"/>
          <table:table-cell ns41:value-type="float" table:style-name="ce20" office:value="1" office:value-type="float">
            <text:p>1</text:p>
          </table:table-cell>
          <table:table-cell ns41:value-type="float" table:style-name="ce20" office:value="11" office:value-type="float">
            <text:p>11</text:p>
          </table:table-cell>
          <table:table-cell ns41:value-type="float" table:style-name="ce20" office:value="15" office:value-type="float">
            <text:p>15</text:p>
          </table:table-cell>
          <table:table-cell ns41:value-type="float" table:style-name="ce20" office:value="11" office:value-type="float">
            <text:p>11</text:p>
          </table:table-cell>
          <table:table-cell ns41:value-type="float" table:style-name="ce20" office:value="15" office:value-type="float">
            <text:p>15</text:p>
          </table:table-cell>
          <table:table-cell table:style-name="ce20" table:number-columns-repeated="6"/>
          <table:table-cell ns41:value-type="float" table:style-name="ce20" office:value="8" office:value-type="float">
            <text:p>8</text:p>
          </table:table-cell>
          <table:table-cell ns41:value-type="float" table:style-name="ce20" office:value="13" office:value-type="float">
            <text:p>13</text:p>
          </table:table-cell>
          <table:table-cell ns41:value-type="float" office:value="1" table:style-name="ce20" table:number-columns-repeated="2" office:value-type="float">
            <text:p>1</text:p>
          </table:table-cell>
          <table:table-cell ns41:value-type="float" table:style-name="ce20" office:value="2" office:value-type="float">
            <text:p>2</text:p>
          </table:table-cell>
          <table:table-cell ns41:value-type="float" table:style-name="ce20" office:value="1" office:value-type="float">
            <text:p>1</text:p>
          </table:table-cell>
          <table:table-cell ns41:value-type="float" table:style-name="ce20" office:value="9" office:value-type="float">
            <text:p>9</text:p>
          </table:table-cell>
          <table:table-cell ns41:value-type="float" table:style-name="ce20" office:value="14" office:value-type="float">
            <text:p>14</text:p>
          </table:table-cell>
          <table:table-cell ns41:value-type="float" office:value="1" table:style-name="ce20" table:number-columns-repeated="3" office:value-type="float">
            <text:p>1</text:p>
          </table:table-cell>
          <table:table-cell table:style-name="ce20" table:number-columns-repeated="11"/>
          <table:table-cell ns41:value-type="float" table:style-name="ce20" office:value="11" office:value-type="float">
            <text:p>11</text:p>
          </table:table-cell>
          <table:table-cell ns41:value-type="float" table:style-name="ce20" office:value="15" office:value-type="float">
            <text:p>15</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COEVORDEN.</text:p>
          </table:table-cell>
          <table:table-cell ns41:value-type="string" table:style-name="ce16" office:value-type="string">
            <text:p>Wijk 1 Kazerne Infanterie</text:p>
          </table:table-cell>
          <table:table-cell table:style-name="Default"/>
          <table:table-cell ns41:value-type="float" table:style-name="ce96" office:value="2" office:value-type="float">
            <text:p>2</text:p>
          </table:table-cell>
          <table:table-cell table:style-name="ce20" table:number-columns-repeated="2"/>
          <table:table-cell ns41:value-type="float" table:style-name="ce20" office:value="4" office:value-type="float">
            <text:p>4</text:p>
          </table:table-cell>
          <table:table-cell ns41:value-type="float" table:style-name="ce20" office:value="134" office:value-type="float">
            <text:p>134</text:p>
          </table:table-cell>
          <table:table-cell ns41:value-type="float" table:style-name="ce20" office:value="9" office:value-type="float">
            <text:p>9</text:p>
          </table:table-cell>
          <table:table-cell table:style-name="ce20" table:number-columns-repeated="2"/>
          <table:table-cell ns41:value-type="float" table:style-name="ce20" office:value="134" office:value-type="float">
            <text:p>134</text:p>
          </table:table-cell>
          <table:table-cell ns41:value-type="float" table:style-name="ce20" office:value="9" office:value-type="float">
            <text:p>9</text:p>
          </table:table-cell>
          <table:table-cell table:style-name="ce20" table:number-columns-repeated="4"/>
          <table:table-cell ns41:value-type="float" table:style-name="ce20" office:value="129" office:value-type="float">
            <text:p>129</text:p>
          </table:table-cell>
          <table:table-cell ns41:value-type="float" table:style-name="ce20" office:value="5" office:value-type="float">
            <text:p>5</text:p>
          </table:table-cell>
          <table:table-cell ns41:value-type="float" office:value="4" table:style-name="ce20" table:number-columns-repeated="2" office:value-type="float">
            <text:p>4</text:p>
          </table:table-cell>
          <table:table-cell ns41:value-type="float" table:style-name="ce20" office:value="1" office:value-type="float">
            <text:p>1</text:p>
          </table:table-cell>
          <table:table-cell table:style-name="ce20"/>
          <table:table-cell ns41:value-type="float" table:style-name="ce20" office:value="4" office:value-type="float">
            <text:p>4</text:p>
          </table:table-cell>
          <table:table-cell ns41:value-type="float" table:style-name="ce20" office:value="1" office:value-type="float">
            <text:p>1</text:p>
          </table:table-cell>
          <table:table-cell table:style-name="ce20" table:number-columns-repeated="2"/>
          <table:table-cell ns41:value-type="float" table:style-name="ce20" office:value="129" office:value-type="float">
            <text:p>129</text:p>
          </table:table-cell>
          <table:table-cell ns41:value-type="float" table:style-name="ce20" office:value="7" office:value-type="float">
            <text:p>7</text:p>
          </table:table-cell>
          <table:table-cell table:style-name="ce20" table:number-columns-repeated="4"/>
          <table:table-cell ns41:value-type="float" table:style-name="ce20" office:value="1" office:value-type="float">
            <text:p>1</text:p>
          </table:table-cell>
          <table:table-cell table:style-name="ce20" table:number-columns-repeated="4"/>
          <table:table-cell ns41:value-type="float" table:style-name="ce20" office:value="1" office:value-type="float">
            <text:p>1</text:p>
          </table:table-cell>
          <table:table-cell ns41:value-type="float" table:style-name="ce20" office:value="75" office:value-type="float">
            <text:p>75</text:p>
          </table:table-cell>
          <table:table-cell ns41:value-type="float" table:style-name="ce20" office:value="1" office:value-type="float">
            <text:p>1</text:p>
          </table:table-cell>
          <table:table-cell table:style-name="ce20" table:number-columns-repeated="8"/>
          <table:table-cell ns41:value-type="float" table:style-name="ce20" office:value="7" office:value-type="float">
            <text:p>7</text:p>
          </table:table-cell>
          <table:table-cell table:style-name="ce20"/>
          <table:table-cell ns41:value-type="float" table:style-name="ce20" office:value="1" office:value-type="float">
            <text:p>1</text:p>
          </table:table-cell>
          <table:table-cell table:style-name="ce20" table:number-columns-repeated="11"/>
          <table:table-cell ns41:value-type="float" table:style-name="ce20" office:value="47" office:value-type="float">
            <text:p>47</text:p>
          </table:table-cell>
          <table:table-cell ns41:value-type="float" table:style-name="ce20" office:value="8" office:value-type="float">
            <text:p>8</text:p>
          </table:table-cell>
          <table:table-cell table:style-name="ce20" table:number-columns-repeated="6"/>
          <table:table-cell ns41:value-type="float" table:style-name="ce20" office:value="4" office:value-type="float">
            <text:p>4</text:p>
          </table:table-cell>
          <table:table-cell table:style-name="ce20" table:number-columns-repeated="4"/>
          <table:table-cell table:style-name="ce97"/>
          <table:table-cell table:style-name="ce77" table:number-columns-repeated="4"/>
          <table:table-cell table:number-columns-repeated="943"/>
        </table:table-row>
        <table:table-row table:style-name="ro5">
          <table:table-cell ns41:value-type="string" table:style-name="ce8" office:value-type="string">
            <text:p>COEVORDEN.</text:p>
          </table:table-cell>
          <table:table-cell ns41:value-type="string" table:style-name="ce16" office:value-type="string">
            <text:p>Wijk 2</text:p>
          </table:table-cell>
          <table:table-cell table:style-name="Default"/>
          <table:table-cell ns41:value-type="float" table:style-name="ce96" office:value="141" office:value-type="float">
            <text:p>141</text:p>
          </table:table-cell>
          <table:table-cell ns41:value-type="float" table:style-name="ce20" office:value="32" office:value-type="float">
            <text:p>32</text:p>
          </table:table-cell>
          <table:table-cell table:style-name="ce20"/>
          <table:table-cell ns41:value-type="float" table:style-name="ce20" office:value="222" office:value-type="float">
            <text:p>222</text:p>
          </table:table-cell>
          <table:table-cell ns41:value-type="float" table:style-name="ce20" office:value="431" office:value-type="float">
            <text:p>431</text:p>
          </table:table-cell>
          <table:table-cell ns41:value-type="float" table:style-name="ce20" office:value="468" office:value-type="float">
            <text:p>468</text:p>
          </table:table-cell>
          <table:table-cell ns41:value-type="float" table:style-name="ce20" office:value="422" office:value-type="float">
            <text:p>422</text:p>
          </table:table-cell>
          <table:table-cell ns41:value-type="float" table:style-name="ce20" office:value="454" office:value-type="float">
            <text:p>454</text:p>
          </table:table-cell>
          <table:table-cell ns41:value-type="float" table:style-name="ce20" office:value="6" office:value-type="float">
            <text:p>6</text:p>
          </table:table-cell>
          <table:table-cell ns41:value-type="float" table:style-name="ce20" office:value="13" office:value-type="float">
            <text:p>13</text:p>
          </table:table-cell>
          <table:table-cell ns41:value-type="float" table:style-name="ce20" office:value="3" office:value-type="float">
            <text:p>3</text:p>
          </table:table-cell>
          <table:table-cell ns41:value-type="float" table:style-name="ce20" office:value="1" office:value-type="float">
            <text:p>1</text:p>
          </table:table-cell>
          <table:table-cell ns41:value-type="float" table:style-name="ce20" office:value="24" office:value-type="float">
            <text:p>24</text:p>
          </table:table-cell>
          <table:table-cell ns41:value-type="float" table:style-name="ce20" office:value="5" office:value-type="float">
            <text:p>5</text:p>
          </table:table-cell>
          <table:table-cell ns41:value-type="float" table:style-name="ce20" office:value="269" office:value-type="float">
            <text:p>269</text:p>
          </table:table-cell>
          <table:table-cell ns41:value-type="float" table:style-name="ce20" office:value="289" office:value-type="float">
            <text:p>289</text:p>
          </table:table-cell>
          <table:table-cell ns41:value-type="float" table:style-name="ce20" office:value="134" office:value-type="float">
            <text:p>134</text:p>
          </table:table-cell>
          <table:table-cell ns41:value-type="float" table:style-name="ce20" office:value="133" office:value-type="float">
            <text:p>133</text:p>
          </table:table-cell>
          <table:table-cell ns41:value-type="float" table:style-name="ce20" office:value="28" office:value-type="float">
            <text:p>28</text:p>
          </table:table-cell>
          <table:table-cell ns41:value-type="float" table:style-name="ce20" office:value="46" office:value-type="float">
            <text:p>46</text:p>
          </table:table-cell>
          <table:table-cell ns41:value-type="float" office:value="295" table:style-name="ce20" table:number-columns-repeated="2" office:value-type="float">
            <text:p>295</text:p>
          </table:table-cell>
          <table:table-cell ns41:value-type="float" table:style-name="ce20" office:value="20" office:value-type="float">
            <text:p>20</text:p>
          </table:table-cell>
          <table:table-cell ns41:value-type="float" table:style-name="ce20" office:value="29" office:value-type="float">
            <text:p>29</text:p>
          </table:table-cell>
          <table:table-cell ns41:value-type="float" table:style-name="ce20" office:value="81" office:value-type="float">
            <text:p>81</text:p>
          </table:table-cell>
          <table:table-cell ns41:value-type="float" table:style-name="ce20" office:value="101" office:value-type="float">
            <text:p>101</text:p>
          </table:table-cell>
          <table:table-cell table:style-name="ce20"/>
          <table:table-cell ns41:value-type="float" table:style-name="ce20" office:value="3" office:value-type="float">
            <text:p>3</text:p>
          </table:table-cell>
          <table:table-cell ns41:value-type="float" table:style-name="ce20" office:value="33" office:value-type="float">
            <text:p>33</text:p>
          </table:table-cell>
          <table:table-cell ns41:value-type="float" table:style-name="ce20" office:value="39" office:value-type="float">
            <text:p>39</text:p>
          </table:table-cell>
          <table:table-cell ns41:value-type="float" table:style-name="ce20" office:value="1" office:value-type="float">
            <text:p>1</text:p>
          </table:table-cell>
          <table:table-cell table:style-name="ce20" table:number-columns-repeated="3"/>
          <table:table-cell ns41:value-type="float" office:value="1" table:style-name="ce20" table:number-columns-repeated="2" office:value-type="float">
            <text:p>1</text:p>
          </table:table-cell>
          <table:table-cell ns41:value-type="float" table:style-name="ce20" office:value="273" office:value-type="float">
            <text:p>273</text:p>
          </table:table-cell>
          <table:table-cell ns41:value-type="float" table:style-name="ce20" office:value="317" office:value-type="float">
            <text:p>317</text:p>
          </table:table-cell>
          <table:table-cell ns41:value-type="float" table:style-name="ce20" office:value="1" office:value-type="float">
            <text:p>1</text:p>
          </table:table-cell>
          <table:table-cell table:style-name="ce20" table:number-columns-repeated="7"/>
          <table:table-cell ns41:value-type="float" table:style-name="ce20" office:value="4" office:value-type="float">
            <text:p>4</text:p>
          </table:table-cell>
          <table:table-cell ns41:value-type="float" table:style-name="ce20" office:value="3" office:value-type="float">
            <text:p>3</text:p>
          </table:table-cell>
          <table:table-cell table:style-name="ce20" table:number-columns-repeated="10"/>
          <table:table-cell ns41:value-type="float" table:style-name="ce20" office:value="7" office:value-type="float">
            <text:p>7</text:p>
          </table:table-cell>
          <table:table-cell ns41:value-type="float" table:style-name="ce20" office:value="8" office:value-type="float">
            <text:p>8</text:p>
          </table:table-cell>
          <table:table-cell ns41:value-type="float" table:style-name="ce20" office:value="79" office:value-type="float">
            <text:p>79</text:p>
          </table:table-cell>
          <table:table-cell ns41:value-type="float" table:style-name="ce20" office:value="83" office:value-type="float">
            <text:p>83</text:p>
          </table:table-cell>
          <table:table-cell table:style-name="ce20" table:number-columns-repeated="6"/>
          <table:table-cell ns41:value-type="float" table:style-name="ce20" office:value="67" office:value-type="float">
            <text:p>67</text:p>
          </table:table-cell>
          <table:table-cell ns41:value-type="float" table:style-name="ce20" office:value="57" office:value-type="float">
            <text:p>57</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COEVORDEN.</text:p>
          </table:table-cell>
          <table:table-cell ns41:value-type="string" table:style-name="ce16" office:value-type="string">
            <text:p>Wijk 2 Kazerne Artillerie</text:p>
          </table:table-cell>
          <table:table-cell table:style-name="Default"/>
          <table:table-cell ns41:value-type="float" table:style-name="ce96" office:value="2" office:value-type="float">
            <text:p>2</text:p>
          </table:table-cell>
          <table:table-cell table:style-name="ce20" table:number-columns-repeated="2"/>
          <table:table-cell ns41:value-type="float" table:style-name="ce20" office:value="2" office:value-type="float">
            <text:p>2</text:p>
          </table:table-cell>
          <table:table-cell ns41:value-type="float" table:style-name="ce20" office:value="34" office:value-type="float">
            <text:p>34</text:p>
          </table:table-cell>
          <table:table-cell ns41:value-type="float" table:style-name="ce20" office:value="8" office:value-type="float">
            <text:p>8</text:p>
          </table:table-cell>
          <table:table-cell table:style-name="ce20" table:number-columns-repeated="2"/>
          <table:table-cell ns41:value-type="float" table:style-name="ce20" office:value="34" office:value-type="float">
            <text:p>34</text:p>
          </table:table-cell>
          <table:table-cell ns41:value-type="float" table:style-name="ce20" office:value="8" office:value-type="float">
            <text:p>8</text:p>
          </table:table-cell>
          <table:table-cell table:style-name="ce20" table:number-columns-repeated="4"/>
          <table:table-cell ns41:value-type="float" table:style-name="ce20" office:value="30" office:value-type="float">
            <text:p>30</text:p>
          </table:table-cell>
          <table:table-cell ns41:value-type="float" table:style-name="ce20" office:value="6" office:value-type="float">
            <text:p>6</text:p>
          </table:table-cell>
          <table:table-cell ns41:value-type="float" office:value="2" table:style-name="ce20" table:number-columns-repeated="3" office:value-type="float">
            <text:p>2</text:p>
          </table:table-cell>
          <table:table-cell table:style-name="ce20"/>
          <table:table-cell ns41:value-type="float" office:value="1" table:style-name="ce20" table:number-columns-repeated="2" office:value-type="float">
            <text:p>1</text:p>
          </table:table-cell>
          <table:table-cell table:style-name="ce20" table:number-columns-repeated="2"/>
          <table:table-cell ns41:value-type="float" table:style-name="ce20" office:value="32" office:value-type="float">
            <text:p>32</text:p>
          </table:table-cell>
          <table:table-cell ns41:value-type="float" table:style-name="ce20" office:value="7" office:value-type="float">
            <text:p>7</text:p>
          </table:table-cell>
          <table:table-cell table:style-name="ce20" table:number-columns-repeated="8"/>
          <table:table-cell ns41:value-type="float" table:style-name="ce20" office:value="1" office:value-type="float">
            <text:p>1</text:p>
          </table:table-cell>
          <table:table-cell table:style-name="ce20"/>
          <table:table-cell ns41:value-type="float" table:style-name="ce20" office:value="18" office:value-type="float">
            <text:p>18</text:p>
          </table:table-cell>
          <table:table-cell ns41:value-type="float" table:style-name="ce20" office:value="6" office:value-type="float">
            <text:p>6</text:p>
          </table:table-cell>
          <table:table-cell table:style-name="ce20" table:number-columns-repeated="22"/>
          <table:table-cell ns41:value-type="float" table:style-name="ce20" office:value="16" office:value-type="float">
            <text:p>16</text:p>
          </table:table-cell>
          <table:table-cell ns41:value-type="float" table:style-name="ce20" office:value="2" office:value-type="float">
            <text:p>2</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COEVORDEN.</text:p>
          </table:table-cell>
          <table:table-cell ns41:value-type="string" table:style-name="ce16" office:value-type="string">
            <text:p>Buurtschap Pikveld</text:p>
          </table:table-cell>
          <table:table-cell table:style-name="Default"/>
          <table:table-cell ns41:value-type="float" table:style-name="ce96" office:value="3" office:value-type="float">
            <text:p>3</text:p>
          </table:table-cell>
          <table:table-cell table:style-name="ce20" table:number-columns-repeated="2"/>
          <table:table-cell ns41:value-type="float" table:style-name="ce20" office:value="5" office:value-type="float">
            <text:p>5</text:p>
          </table:table-cell>
          <table:table-cell ns41:value-type="float" table:style-name="ce20" office:value="12" office:value-type="float">
            <text:p>12</text:p>
          </table:table-cell>
          <table:table-cell ns41:value-type="float" table:style-name="ce20" office:value="9" office:value-type="float">
            <text:p>9</text:p>
          </table:table-cell>
          <table:table-cell ns41:value-type="float" table:style-name="ce20" office:value="12" office:value-type="float">
            <text:p>12</text:p>
          </table:table-cell>
          <table:table-cell ns41:value-type="float" table:style-name="ce20" office:value="9" office:value-type="float">
            <text:p>9</text:p>
          </table:table-cell>
          <table:table-cell table:style-name="ce20" table:number-columns-repeated="6"/>
          <table:table-cell ns41:value-type="float" table:style-name="ce20" office:value="8" office:value-type="float">
            <text:p>8</text:p>
          </table:table-cell>
          <table:table-cell ns41:value-type="float" table:style-name="ce20" office:value="6" office:value-type="float">
            <text:p>6</text:p>
          </table:table-cell>
          <table:table-cell ns41:value-type="float" office:value="3" table:style-name="ce20" table:number-columns-repeated="2" office:value-type="float">
            <text:p>3</text:p>
          </table:table-cell>
          <table:table-cell ns41:value-type="float" table:style-name="ce20" office:value="1" office:value-type="float">
            <text:p>1</text:p>
          </table:table-cell>
          <table:table-cell table:style-name="ce20"/>
          <table:table-cell ns41:value-type="float" table:style-name="ce20" office:value="8" office:value-type="float">
            <text:p>8</text:p>
          </table:table-cell>
          <table:table-cell ns41:value-type="float" table:style-name="ce20" office:value="7" office:value-type="float">
            <text:p>7</text:p>
          </table:table-cell>
          <table:table-cell table:style-name="ce20" table:number-columns-repeated="2"/>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2"/>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6"/>
          <table:table-cell ns41:value-type="float" table:style-name="ce20" office:value="11" office:value-type="float">
            <text:p>11</text:p>
          </table:table-cell>
          <table:table-cell ns41:value-type="float" table:style-name="ce20" office:value="9" office:value-type="float">
            <text:p>9</text:p>
          </table:table-cell>
          <table:table-cell table:style-name="ce20" table:number-columns-repeated="22"/>
          <table:table-cell ns41:value-type="float" table:style-name="ce20" office:value="1" office:value-type="float">
            <text:p>1</text:p>
          </table:table-cell>
          <table:table-cell table:style-name="ce20" table:number-columns-repeated="12"/>
          <table:table-cell table:style-name="ce97"/>
          <table:table-cell table:style-name="ce77" table:number-columns-repeated="4"/>
          <table:table-cell table:number-columns-repeated="943"/>
        </table:table-row>
        <table:table-row table:style-name="ro5">
          <table:table-cell ns41:value-type="string" table:style-name="ce8" office:value-type="string">
            <text:p>COEVORDEN.</text:p>
          </table:table-cell>
          <table:table-cell ns41:value-type="string" table:style-name="ce16" office:value-type="string">
            <text:p>Buurtschap Wijerswold en Vlieghuis</text:p>
          </table:table-cell>
          <table:table-cell table:style-name="Default"/>
          <table:table-cell ns41:value-type="float" table:style-name="ce96" office:value="10" office:value-type="float">
            <text:p>10</text:p>
          </table:table-cell>
          <table:table-cell ns41:value-type="float" table:style-name="ce20" office:value="8" office:value-type="float">
            <text:p>8</text:p>
          </table:table-cell>
          <table:table-cell table:style-name="ce20"/>
          <table:table-cell ns41:value-type="float" table:style-name="ce20" office:value="13" office:value-type="float">
            <text:p>13</text:p>
          </table:table-cell>
          <table:table-cell ns41:value-type="float" table:style-name="ce20" office:value="42" office:value-type="float">
            <text:p>42</text:p>
          </table:table-cell>
          <table:table-cell ns41:value-type="float" table:style-name="ce20" office:value="38" office:value-type="float">
            <text:p>38</text:p>
          </table:table-cell>
          <table:table-cell ns41:value-type="float" table:style-name="ce20" office:value="39" office:value-type="float">
            <text:p>39</text:p>
          </table:table-cell>
          <table:table-cell ns41:value-type="float" table:style-name="ce20" office:value="35" office:value-type="float">
            <text:p>35</text:p>
          </table:table-cell>
          <table:table-cell table:style-name="ce20"/>
          <table:table-cell ns41:value-type="float" office:value="3" table:style-name="ce20" table:number-columns-repeated="2" office:value-type="float">
            <text:p>3</text:p>
          </table:table-cell>
          <table:table-cell table:style-name="ce20" table:number-columns-repeated="3"/>
          <table:table-cell ns41:value-type="float" office:value="25" table:style-name="ce20" table:number-columns-repeated="2" office:value-type="float">
            <text:p>25</text:p>
          </table:table-cell>
          <table:table-cell ns41:value-type="float" office:value="13" table:style-name="ce20" table:number-columns-repeated="2" office:value-type="float">
            <text:p>13</text:p>
          </table:table-cell>
          <table:table-cell ns41:value-type="float" table:style-name="ce20" office:value="4" office:value-type="float">
            <text:p>4</text:p>
          </table:table-cell>
          <table:table-cell table:style-name="ce20"/>
          <table:table-cell ns41:value-type="float" table:style-name="ce20" office:value="29" office:value-type="float">
            <text:p>29</text:p>
          </table:table-cell>
          <table:table-cell ns41:value-type="float" table:style-name="ce20" office:value="23" office:value-type="float">
            <text:p>23</text:p>
          </table:table-cell>
          <table:table-cell ns41:value-type="float" table:style-name="ce20" office:value="4" office:value-type="float">
            <text:p>4</text:p>
          </table:table-cell>
          <table:table-cell ns41:value-type="float" table:style-name="ce20" office:value="5" office:value-type="float">
            <text:p>5</text:p>
          </table:table-cell>
          <table:table-cell ns41:value-type="float" table:style-name="ce20" office:value="7" office:value-type="float">
            <text:p>7</text:p>
          </table:table-cell>
          <table:table-cell ns41:value-type="float" table:style-name="ce20" office:value="5" office:value-type="float">
            <text:p>5</text:p>
          </table:table-cell>
          <table:table-cell table:style-name="ce20" table:number-columns-repeated="2"/>
          <table:table-cell ns41:value-type="float" table:style-name="ce20" office:value="2" office:value-type="float">
            <text:p>2</text:p>
          </table:table-cell>
          <table:table-cell ns41:value-type="float" table:style-name="ce20" office:value="5" office:value-type="float">
            <text:p>5</text:p>
          </table:table-cell>
          <table:table-cell table:style-name="ce20" table:number-columns-repeated="6"/>
          <table:table-cell ns41:value-type="float" table:style-name="ce20" office:value="41" office:value-type="float">
            <text:p>41</text:p>
          </table:table-cell>
          <table:table-cell ns41:value-type="float" table:style-name="ce20" office:value="38" office:value-type="float">
            <text:p>38</text:p>
          </table:table-cell>
          <table:table-cell table:style-name="ce20" table:number-columns-repeated="22"/>
          <table:table-cell ns41:value-type="float" table:style-name="ce20" office:value="1" office:value-type="float">
            <text:p>1</text:p>
          </table:table-cell>
          <table:table-cell table:style-name="ce20" table:number-columns-repeated="12"/>
          <table:table-cell table:style-name="ce97"/>
          <table:table-cell table:style-name="ce77" table:number-columns-repeated="4"/>
          <table:table-cell table:number-columns-repeated="943"/>
        </table:table-row>
        <table:table-row table:style-name="ro5">
          <table:table-cell ns41:value-type="string" table:style-name="ce8" office:value-type="string">
            <text:p>COEVORDEN.</text:p>
          </table:table-cell>
          <table:table-cell ns41:value-type="string" table:style-name="ce16" office:value-type="string">
            <text:p>Buurtschap Pathuis</text:p>
          </table:table-cell>
          <table:table-cell table:style-name="Default"/>
          <table:table-cell ns41:value-type="float" table:style-name="ce96" office:value="5" office:value-type="float">
            <text:p>5</text:p>
          </table:table-cell>
          <table:table-cell ns41:value-type="float" table:style-name="ce20" office:value="4" office:value-type="float">
            <text:p>4</text:p>
          </table:table-cell>
          <table:table-cell table:style-name="ce20"/>
          <table:table-cell ns41:value-type="float" table:style-name="ce20" office:value="8" office:value-type="float">
            <text:p>8</text:p>
          </table:table-cell>
          <table:table-cell ns41:value-type="float" table:style-name="ce20" office:value="28" office:value-type="float">
            <text:p>28</text:p>
          </table:table-cell>
          <table:table-cell ns41:value-type="float" table:style-name="ce20" office:value="21" office:value-type="float">
            <text:p>21</text:p>
          </table:table-cell>
          <table:table-cell ns41:value-type="float" table:style-name="ce20" office:value="24" office:value-type="float">
            <text:p>24</text:p>
          </table:table-cell>
          <table:table-cell ns41:value-type="float" table:style-name="ce20" office:value="17" office:value-type="float">
            <text:p>17</text:p>
          </table:table-cell>
          <table:table-cell ns41:value-type="float" office:value="3" table:style-name="ce20" table:number-columns-repeated="2" office:value-type="float">
            <text:p>3</text:p>
          </table:table-cell>
          <table:table-cell ns41:value-type="float" office:value="1" table:style-name="ce20" table:number-columns-repeated="2" office:value-type="float">
            <text:p>1</text:p>
          </table:table-cell>
          <table:table-cell table:style-name="ce20" table:number-columns-repeated="2"/>
          <table:table-cell ns41:value-type="float" table:style-name="ce20" office:value="21" office:value-type="float">
            <text:p>21</text:p>
          </table:table-cell>
          <table:table-cell ns41:value-type="float" table:style-name="ce20" office:value="14" office:value-type="float">
            <text:p>14</text:p>
          </table:table-cell>
          <table:table-cell ns41:value-type="float" office:value="5" table:style-name="ce20" table:number-columns-repeated="2" office:value-type="float">
            <text:p>5</text:p>
          </table:table-cell>
          <table:table-cell ns41:value-type="float" office:value="2" table:style-name="ce20" table:number-columns-repeated="2" office:value-type="float">
            <text:p>2</text:p>
          </table:table-cell>
          <table:table-cell ns41:value-type="float" table:style-name="ce20" office:value="15" office:value-type="float">
            <text:p>15</text:p>
          </table:table-cell>
          <table:table-cell ns41:value-type="float" table:style-name="ce20" office:value="8" office:value-type="float">
            <text:p>8</text:p>
          </table:table-cell>
          <table:table-cell ns41:value-type="float" table:style-name="ce20" office:value="6" office:value-type="float">
            <text:p>6</text:p>
          </table:table-cell>
          <table:table-cell ns41:value-type="float" table:style-name="ce20" office:value="8" office:value-type="float">
            <text:p>8</text:p>
          </table:table-cell>
          <table:table-cell ns41:value-type="float" table:style-name="ce20" office:value="3" office:value-type="float">
            <text:p>3</text:p>
          </table:table-cell>
          <table:table-cell ns41:value-type="float" table:style-name="ce20" office:value="1" office:value-type="float">
            <text:p>1</text:p>
          </table:table-cell>
          <table:table-cell table:style-name="ce20" table:number-columns-repeated="2"/>
          <table:table-cell ns41:value-type="float" office:value="4" table:style-name="ce20" table:number-columns-repeated="2" office:value-type="float">
            <text:p>4</text:p>
          </table:table-cell>
          <table:table-cell table:style-name="ce20" table:number-columns-repeated="6"/>
          <table:table-cell ns41:value-type="float" table:style-name="ce20" office:value="28" office:value-type="float">
            <text:p>28</text:p>
          </table:table-cell>
          <table:table-cell ns41:value-type="float" table:style-name="ce20" office:value="21" office:value-type="float">
            <text:p>21</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COEVORDEN.</text:p>
          </table:table-cell>
          <table:table-cell ns41:value-type="string" table:style-name="ce16" office:value-type="string">
            <text:p>Buurtschap de Loo</text:p>
          </table:table-cell>
          <table:table-cell table:style-name="Default"/>
          <table:table-cell ns41:value-type="float" table:style-name="ce96" office:value="14" office:value-type="float">
            <text:p>14</text:p>
          </table:table-cell>
          <table:table-cell ns41:value-type="float" table:style-name="ce20" office:value="5" office:value-type="float">
            <text:p>5</text:p>
          </table:table-cell>
          <table:table-cell table:style-name="ce20"/>
          <table:table-cell ns41:value-type="float" table:style-name="ce20" office:value="15" office:value-type="float">
            <text:p>15</text:p>
          </table:table-cell>
          <table:table-cell ns41:value-type="float" table:style-name="ce20" office:value="42" office:value-type="float">
            <text:p>42</text:p>
          </table:table-cell>
          <table:table-cell ns41:value-type="float" office:value="41" table:style-name="ce20" table:number-columns-repeated="3" office:value-type="float">
            <text:p>41</text:p>
          </table:table-cell>
          <table:table-cell ns41:value-type="float" table:style-name="ce20" office:value="1" office:value-type="float">
            <text:p>1</text:p>
          </table:table-cell>
          <table:table-cell table:style-name="ce20" table:number-columns-repeated="3"/>
          <table:table-cell ns41:value-type="float" table:style-name="ce20" office:value="2" office:value-type="float">
            <text:p>2</text:p>
          </table:table-cell>
          <table:table-cell table:style-name="ce20"/>
          <table:table-cell ns41:value-type="float" table:style-name="ce20" office:value="31" office:value-type="float">
            <text:p>31</text:p>
          </table:table-cell>
          <table:table-cell ns41:value-type="float" table:style-name="ce20" office:value="27" office:value-type="float">
            <text:p>27</text:p>
          </table:table-cell>
          <table:table-cell ns41:value-type="float" office:value="9" table:style-name="ce20" table:number-columns-repeated="2" office:value-type="float">
            <text:p>9</text:p>
          </table:table-cell>
          <table:table-cell ns41:value-type="float" table:style-name="ce20" office:value="2" office:value-type="float">
            <text:p>2</text:p>
          </table:table-cell>
          <table:table-cell ns41:value-type="float" table:style-name="ce20" office:value="5" office:value-type="float">
            <text:p>5</text:p>
          </table:table-cell>
          <table:table-cell ns41:value-type="float" table:style-name="ce20" office:value="26" office:value-type="float">
            <text:p>26</text:p>
          </table:table-cell>
          <table:table-cell ns41:value-type="float" table:style-name="ce20" office:value="27" office:value-type="float">
            <text:p>27</text:p>
          </table:table-cell>
          <table:table-cell ns41:value-type="float" table:style-name="ce20" office:value="6" office:value-type="float">
            <text:p>6</text:p>
          </table:table-cell>
          <table:table-cell ns41:value-type="float" table:style-name="ce20" office:value="7" office:value-type="float">
            <text:p>7</text:p>
          </table:table-cell>
          <table:table-cell ns41:value-type="float" table:style-name="ce20" office:value="6" office:value-type="float">
            <text:p>6</text:p>
          </table:table-cell>
          <table:table-cell ns41:value-type="float" table:style-name="ce20" office:value="5" office:value-type="float">
            <text:p>5</text:p>
          </table:table-cell>
          <table:table-cell table:style-name="ce20" table:number-columns-repeated="2"/>
          <table:table-cell ns41:value-type="float" table:style-name="ce20" office:value="4" office:value-type="float">
            <text:p>4</text:p>
          </table:table-cell>
          <table:table-cell ns41:value-type="float" table:style-name="ce20" office:value="2" office:value-type="float">
            <text:p>2</text:p>
          </table:table-cell>
          <table:table-cell table:style-name="ce20" table:number-columns-repeated="6"/>
          <table:table-cell ns41:value-type="float" table:style-name="ce20" office:value="24" office:value-type="float">
            <text:p>24</text:p>
          </table:table-cell>
          <table:table-cell ns41:value-type="float" table:style-name="ce20" office:value="19" office:value-type="float">
            <text:p>19</text:p>
          </table:table-cell>
          <table:table-cell table:style-name="ce20" table:number-columns-repeated="22"/>
          <table:table-cell ns41:value-type="float" table:style-name="ce20" office:value="18" office:value-type="float">
            <text:p>18</text:p>
          </table:table-cell>
          <table:table-cell ns41:value-type="float" table:style-name="ce20" office:value="22" office:value-type="float">
            <text:p>22</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COEVORDEN.</text:p>
          </table:table-cell>
          <table:table-cell ns41:value-type="string" table:style-name="ce16" office:value-type="string">
            <text:p>Buurtschap de Ballast</text:p>
          </table:table-cell>
          <table:table-cell table:style-name="Default"/>
          <table:table-cell ns41:value-type="float" table:style-name="ce96" office:value="8" office:value-type="float">
            <text:p>8</text:p>
          </table:table-cell>
          <table:table-cell ns41:value-type="float" table:style-name="ce20" office:value="2" office:value-type="float">
            <text:p>2</text:p>
          </table:table-cell>
          <table:table-cell table:style-name="ce20"/>
          <table:table-cell ns41:value-type="float" table:style-name="ce20" office:value="10" office:value-type="float">
            <text:p>10</text:p>
          </table:table-cell>
          <table:table-cell ns41:value-type="float" table:style-name="ce20" office:value="20" office:value-type="float">
            <text:p>20</text:p>
          </table:table-cell>
          <table:table-cell ns41:value-type="float" table:style-name="ce20" office:value="31" office:value-type="float">
            <text:p>31</text:p>
          </table:table-cell>
          <table:table-cell ns41:value-type="float" table:style-name="ce20" office:value="18" office:value-type="float">
            <text:p>18</text:p>
          </table:table-cell>
          <table:table-cell ns41:value-type="float" table:style-name="ce20" office:value="31" office:value-type="float">
            <text:p>31</text:p>
          </table:table-cell>
          <table:table-cell ns41:value-type="float" table:style-name="ce20" office:value="2" office:value-type="float">
            <text:p>2</text:p>
          </table:table-cell>
          <table:table-cell table:style-name="ce20" table:number-columns-repeated="5"/>
          <table:table-cell ns41:value-type="float" table:style-name="ce20" office:value="11" office:value-type="float">
            <text:p>11</text:p>
          </table:table-cell>
          <table:table-cell ns41:value-type="float" table:style-name="ce20" office:value="22" office:value-type="float">
            <text:p>22</text:p>
          </table:table-cell>
          <table:table-cell ns41:value-type="float" office:value="7" table:style-name="ce20" table:number-columns-repeated="2" office:value-type="float">
            <text:p>7</text:p>
          </table:table-cell>
          <table:table-cell ns41:value-type="float" office:value="2" table:style-name="ce20" table:number-columns-repeated="2" office:value-type="float">
            <text:p>2</text:p>
          </table:table-cell>
          <table:table-cell ns41:value-type="float" table:style-name="ce20" office:value="12" office:value-type="float">
            <text:p>12</text:p>
          </table:table-cell>
          <table:table-cell ns41:value-type="float" table:style-name="ce20" office:value="15" office:value-type="float">
            <text:p>15</text:p>
          </table:table-cell>
          <table:table-cell ns41:value-type="float" table:style-name="ce20" office:value="3" office:value-type="float">
            <text:p>3</text:p>
          </table:table-cell>
          <table:table-cell ns41:value-type="float" table:style-name="ce20" office:value="10" office:value-type="float">
            <text:p>10</text:p>
          </table:table-cell>
          <table:table-cell ns41:value-type="float" table:style-name="ce20" office:value="3" office:value-type="float">
            <text:p>3</text:p>
          </table:table-cell>
          <table:table-cell ns41:value-type="float" table:style-name="ce20" office:value="4" office:value-type="float">
            <text:p>4</text:p>
          </table:table-cell>
          <table:table-cell table:style-name="ce20" table:number-columns-repeated="2"/>
          <table:table-cell ns41:value-type="float" office:value="2" table:style-name="ce20" table:number-columns-repeated="2" office:value-type="float">
            <text:p>2</text:p>
          </table:table-cell>
          <table:table-cell table:style-name="ce20" table:number-columns-repeated="6"/>
          <table:table-cell ns41:value-type="float" table:style-name="ce20" office:value="19" office:value-type="float">
            <text:p>19</text:p>
          </table:table-cell>
          <table:table-cell ns41:value-type="float" table:style-name="ce20" office:value="28" office:value-type="float">
            <text:p>28</text:p>
          </table:table-cell>
          <table:table-cell table:style-name="ce20" table:number-columns-repeated="22"/>
          <table:table-cell ns41:value-type="float" table:style-name="ce20" office:value="1" office:value-type="float">
            <text:p>1</text:p>
          </table:table-cell>
          <table:table-cell ns41:value-type="float" table:style-name="ce20" office:value="3" office:value-type="float">
            <text:p>3</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COEVORDEN.</text:p>
          </table:table-cell>
          <table:table-cell ns41:value-type="string" table:style-name="ce16" office:value-type="string">
            <text:p>Buurtschap Steenwijkermoer</text:p>
          </table:table-cell>
          <table:table-cell table:style-name="Default"/>
          <table:table-cell ns41:value-type="float" table:style-name="ce96" office:value="63" office:value-type="float">
            <text:p>63</text:p>
          </table:table-cell>
          <table:table-cell ns41:value-type="float" table:style-name="ce20" office:value="2" office:value-type="float">
            <text:p>2</text:p>
          </table:table-cell>
          <table:table-cell table:style-name="ce20"/>
          <table:table-cell ns41:value-type="float" table:style-name="ce20" office:value="68" office:value-type="float">
            <text:p>68</text:p>
          </table:table-cell>
          <table:table-cell ns41:value-type="float" table:style-name="ce20" office:value="144" office:value-type="float">
            <text:p>144</text:p>
          </table:table-cell>
          <table:table-cell ns41:value-type="float" table:style-name="ce20" office:value="161" office:value-type="float">
            <text:p>161</text:p>
          </table:table-cell>
          <table:table-cell ns41:value-type="float" table:style-name="ce20" office:value="142" office:value-type="float">
            <text:p>142</text:p>
          </table:table-cell>
          <table:table-cell ns41:value-type="float" table:style-name="ce20" office:value="159" office:value-type="float">
            <text:p>159</text:p>
          </table:table-cell>
          <table:table-cell ns41:value-type="float" office:value="2" table:style-name="ce20" table:number-columns-repeated="2" office:value-type="float">
            <text:p>2</text:p>
          </table:table-cell>
          <table:table-cell table:style-name="ce20" table:number-columns-repeated="2"/>
          <table:table-cell ns41:value-type="float" office:value="11" table:style-name="ce20" table:number-columns-repeated="2" office:value-type="float">
            <text:p>11</text:p>
          </table:table-cell>
          <table:table-cell ns41:value-type="float" table:style-name="ce20" office:value="83" office:value-type="float">
            <text:p>83</text:p>
          </table:table-cell>
          <table:table-cell ns41:value-type="float" table:style-name="ce20" office:value="93" office:value-type="float">
            <text:p>93</text:p>
          </table:table-cell>
          <table:table-cell ns41:value-type="float" office:value="58" table:style-name="ce20" table:number-columns-repeated="2" office:value-type="float">
            <text:p>58</text:p>
          </table:table-cell>
          <table:table-cell ns41:value-type="float" table:style-name="ce20" office:value="3" office:value-type="float">
            <text:p>3</text:p>
          </table:table-cell>
          <table:table-cell ns41:value-type="float" table:style-name="ce20" office:value="10" office:value-type="float">
            <text:p>10</text:p>
          </table:table-cell>
          <table:table-cell ns41:value-type="float" table:style-name="ce20" office:value="84" office:value-type="float">
            <text:p>84</text:p>
          </table:table-cell>
          <table:table-cell ns41:value-type="float" table:style-name="ce20" office:value="89" office:value-type="float">
            <text:p>89</text:p>
          </table:table-cell>
          <table:table-cell ns41:value-type="float" office:value="15" table:style-name="ce20" table:number-columns-repeated="2" office:value-type="float">
            <text:p>15</text:p>
          </table:table-cell>
          <table:table-cell ns41:value-type="float" table:style-name="ce20" office:value="16" office:value-type="float">
            <text:p>16</text:p>
          </table:table-cell>
          <table:table-cell ns41:value-type="float" table:style-name="ce20" office:value="14" office:value-type="float">
            <text:p>14</text:p>
          </table:table-cell>
          <table:table-cell table:style-name="ce20" table:number-columns-repeated="2"/>
          <table:table-cell ns41:value-type="float" table:style-name="ce20" office:value="28" office:value-type="float">
            <text:p>28</text:p>
          </table:table-cell>
          <table:table-cell ns41:value-type="float" table:style-name="ce20" office:value="43" office:value-type="float">
            <text:p>43</text:p>
          </table:table-cell>
          <table:table-cell ns41:value-type="float" table:style-name="ce20" office:value="1" office:value-type="float">
            <text:p>1</text:p>
          </table:table-cell>
          <table:table-cell table:style-name="ce20" table:number-columns-repeated="5"/>
          <table:table-cell ns41:value-type="float" table:style-name="ce20" office:value="70" office:value-type="float">
            <text:p>70</text:p>
          </table:table-cell>
          <table:table-cell ns41:value-type="float" table:style-name="ce20" office:value="77" office:value-type="float">
            <text:p>77</text:p>
          </table:table-cell>
          <table:table-cell table:style-name="ce20" table:number-columns-repeated="8"/>
          <table:table-cell ns41:value-type="float" office:value="1" table:style-name="ce20" table:number-columns-repeated="2" office:value-type="float">
            <text:p>1</text:p>
          </table:table-cell>
          <table:table-cell table:style-name="ce20" table:number-columns-repeated="10"/>
          <table:table-cell ns41:value-type="float" table:style-name="ce20" office:value="4" office:value-type="float">
            <text:p>4</text:p>
          </table:table-cell>
          <table:table-cell ns41:value-type="float" table:style-name="ce20" office:value="1" office:value-type="float">
            <text:p>1</text:p>
          </table:table-cell>
          <table:table-cell ns41:value-type="float" table:style-name="ce20" office:value="69" office:value-type="float">
            <text:p>69</text:p>
          </table:table-cell>
          <table:table-cell ns41:value-type="float" table:style-name="ce20" office:value="82" office:value-type="float">
            <text:p>82</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COEVORDEN.</text:p>
          </table:table-cell>
          <table:table-cell ns41:value-type="string" table:style-name="ce16" office:value-type="string">
            <text:p>Buurtschap Klooster</text:p>
          </table:table-cell>
          <table:table-cell table:style-name="Default"/>
          <table:table-cell ns41:value-type="float" table:style-name="ce96" office:value="13" office:value-type="float">
            <text:p>13</text:p>
          </table:table-cell>
          <table:table-cell ns41:value-type="float" table:style-name="ce20" office:value="4" office:value-type="float">
            <text:p>4</text:p>
          </table:table-cell>
          <table:table-cell table:style-name="ce20"/>
          <table:table-cell ns41:value-type="float" table:style-name="ce20" office:value="16" office:value-type="float">
            <text:p>16</text:p>
          </table:table-cell>
          <table:table-cell ns41:value-type="float" table:style-name="ce20" office:value="45" office:value-type="float">
            <text:p>45</text:p>
          </table:table-cell>
          <table:table-cell ns41:value-type="float" table:style-name="ce20" office:value="41" office:value-type="float">
            <text:p>41</text:p>
          </table:table-cell>
          <table:table-cell ns41:value-type="float" table:style-name="ce20" office:value="45" office:value-type="float">
            <text:p>45</text:p>
          </table:table-cell>
          <table:table-cell ns41:value-type="float" table:style-name="ce20" office:value="38" office:value-type="float">
            <text:p>38</text:p>
          </table:table-cell>
          <table:table-cell table:style-name="ce20"/>
          <table:table-cell ns41:value-type="float" table:style-name="ce20" office:value="3" office:value-type="float">
            <text:p>3</text:p>
          </table:table-cell>
          <table:table-cell table:style-name="ce20" table:number-columns-repeated="2"/>
          <table:table-cell ns41:value-type="float" table:style-name="ce20" office:value="1" office:value-type="float">
            <text:p>1</text:p>
          </table:table-cell>
          <table:table-cell table:style-name="ce20"/>
          <table:table-cell ns41:value-type="float" table:style-name="ce20" office:value="31" office:value-type="float">
            <text:p>31</text:p>
          </table:table-cell>
          <table:table-cell ns41:value-type="float" table:style-name="ce20" office:value="29" office:value-type="float">
            <text:p>29</text:p>
          </table:table-cell>
          <table:table-cell ns41:value-type="float" office:value="12" table:style-name="ce20" table:number-columns-repeated="2" office:value-type="float">
            <text:p>12</text:p>
          </table:table-cell>
          <table:table-cell ns41:value-type="float" table:style-name="ce20" office:value="2" office:value-type="float">
            <text:p>2</text:p>
          </table:table-cell>
          <table:table-cell table:style-name="ce20"/>
          <table:table-cell ns41:value-type="float" table:style-name="ce20" office:value="31" office:value-type="float">
            <text:p>31</text:p>
          </table:table-cell>
          <table:table-cell ns41:value-type="float" table:style-name="ce20" office:value="21" office:value-type="float">
            <text:p>21</text:p>
          </table:table-cell>
          <table:table-cell ns41:value-type="float" table:style-name="ce20" office:value="5" office:value-type="float">
            <text:p>5</text:p>
          </table:table-cell>
          <table:table-cell ns41:value-type="float" table:style-name="ce20" office:value="6" office:value-type="float">
            <text:p>6</text:p>
          </table:table-cell>
          <table:table-cell ns41:value-type="float" table:style-name="ce20" office:value="4" office:value-type="float">
            <text:p>4</text:p>
          </table:table-cell>
          <table:table-cell ns41:value-type="float" table:style-name="ce20" office:value="7" office:value-type="float">
            <text:p>7</text:p>
          </table:table-cell>
          <table:table-cell table:style-name="ce20" table:number-columns-repeated="2"/>
          <table:table-cell ns41:value-type="float" table:style-name="ce20" office:value="5" office:value-type="float">
            <text:p>5</text:p>
          </table:table-cell>
          <table:table-cell ns41:value-type="float" table:style-name="ce20" office:value="7" office:value-type="float">
            <text:p>7</text:p>
          </table:table-cell>
          <table:table-cell table:style-name="ce20" table:number-columns-repeated="6"/>
          <table:table-cell ns41:value-type="float" table:style-name="ce20" office:value="35" office:value-type="float">
            <text:p>35</text:p>
          </table:table-cell>
          <table:table-cell ns41:value-type="float" table:style-name="ce20" office:value="31" office:value-type="float">
            <text:p>31</text:p>
          </table:table-cell>
          <table:table-cell table:style-name="ce20" table:number-columns-repeated="8"/>
          <table:table-cell ns41:value-type="float" table:style-name="ce20" office:value="1" office:value-type="float">
            <text:p>1</text:p>
          </table:table-cell>
          <table:table-cell table:style-name="ce20" table:number-columns-repeated="11"/>
          <table:table-cell ns41:value-type="float" table:style-name="ce20" office:value="1" office:value-type="float">
            <text:p>1</text:p>
          </table:table-cell>
          <table:table-cell table:style-name="ce20"/>
          <table:table-cell ns41:value-type="float" table:style-name="ce20" office:value="8" office:value-type="float">
            <text:p>8</text:p>
          </table:table-cell>
          <table:table-cell ns41:value-type="float" table:style-name="ce20" office:value="10" office:value-type="float">
            <text:p>10</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COEVORDEN.</text:p>
          </table:table-cell>
          <table:table-cell ns41:value-type="string" table:style-name="ce16" office:value-type="string">
            <text:p>Buurtschap Kleine Scheer en Hulte</text:p>
          </table:table-cell>
          <table:table-cell table:style-name="Default"/>
          <table:table-cell ns41:value-type="float" table:style-name="ce96" office:value="4" office:value-type="float">
            <text:p>4</text:p>
          </table:table-cell>
          <table:table-cell ns41:value-type="float" table:style-name="ce20" office:value="2" office:value-type="float">
            <text:p>2</text:p>
          </table:table-cell>
          <table:table-cell table:style-name="ce20"/>
          <table:table-cell ns41:value-type="float" table:style-name="ce20" office:value="5" office:value-type="float">
            <text:p>5</text:p>
          </table:table-cell>
          <table:table-cell ns41:value-type="float" table:style-name="ce20" office:value="14" office:value-type="float">
            <text:p>14</text:p>
          </table:table-cell>
          <table:table-cell ns41:value-type="float" table:style-name="ce20" office:value="15" office:value-type="float">
            <text:p>15</text:p>
          </table:table-cell>
          <table:table-cell ns41:value-type="float" table:style-name="ce20" office:value="14" office:value-type="float">
            <text:p>14</text:p>
          </table:table-cell>
          <table:table-cell ns41:value-type="float" table:style-name="ce20" office:value="15" office:value-type="float">
            <text:p>15</text:p>
          </table:table-cell>
          <table:table-cell table:style-name="ce20" table:number-columns-repeated="5"/>
          <table:table-cell ns41:value-type="float" table:style-name="ce20" office:value="1" office:value-type="float">
            <text:p>1</text:p>
          </table:table-cell>
          <table:table-cell ns41:value-type="float" table:style-name="ce20" office:value="9" office:value-type="float">
            <text:p>9</text:p>
          </table:table-cell>
          <table:table-cell ns41:value-type="float" table:style-name="ce20" office:value="10" office:value-type="float">
            <text:p>10</text:p>
          </table:table-cell>
          <table:table-cell ns41:value-type="float" office:value="5" table:style-name="ce20" table:number-columns-repeated="2" office:value-type="float">
            <text:p>5</text:p>
          </table:table-cell>
          <table:table-cell table:style-name="ce20" table:number-columns-repeated="2"/>
          <table:table-cell ns41:value-type="float" table:style-name="ce20" office:value="11" office:value-type="float">
            <text:p>11</text:p>
          </table:table-cell>
          <table:table-cell ns41:value-type="float" table:style-name="ce20" office:value="9" office:value-type="float">
            <text:p>9</text:p>
          </table:table-cell>
          <table:table-cell table:style-name="ce20" table:number-columns-repeated="2"/>
          <table:table-cell ns41:value-type="float" table:style-name="ce20" office:value="1" office:value-type="float">
            <text:p>1</text:p>
          </table:table-cell>
          <table:table-cell ns41:value-type="float" table:style-name="ce20" office:value="3" office:value-type="float">
            <text:p>3</text:p>
          </table:table-cell>
          <table:table-cell table:style-name="ce20" table:number-columns-repeated="2"/>
          <table:table-cell ns41:value-type="float" table:style-name="ce20" office:value="2" office:value-type="float">
            <text:p>2</text:p>
          </table:table-cell>
          <table:table-cell ns41:value-type="float" table:style-name="ce20" office:value="3" office:value-type="float">
            <text:p>3</text:p>
          </table:table-cell>
          <table:table-cell table:style-name="ce20" table:number-columns-repeated="6"/>
          <table:table-cell ns41:value-type="float" table:style-name="ce20" office:value="14" office:value-type="float">
            <text:p>14</text:p>
          </table:table-cell>
          <table:table-cell ns41:value-type="float" table:style-name="ce20" office:value="15" office:value-type="float">
            <text:p>15</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COEVORDEN.</text:p>
          </table:table-cell>
          <table:table-cell ns41:value-type="string" table:style-name="ce16" office:value-type="string">
            <text:p>Totaal</text:p>
          </table:table-cell>
          <table:table-cell table:style-name="Default"/>
          <table:table-cell ns41:value-type="float" table:style-name="ce96" office:value="380" office:value-type="float">
            <text:p>380</text:p>
          </table:table-cell>
          <table:table-cell ns41:value-type="float" table:style-name="ce20" office:value="95" office:value-type="float">
            <text:p>95</text:p>
          </table:table-cell>
          <table:table-cell table:style-name="ce20"/>
          <table:table-cell ns41:value-type="float" table:style-name="ce20" office:value="558" office:value-type="float">
            <text:p>558</text:p>
          </table:table-cell>
          <table:table-cell ns41:value-type="float" table:style-name="ce43" office:value="1295" office:value-type="float">
            <text:p>1,295</text:p>
          </table:table-cell>
          <table:table-cell ns41:value-type="float" table:style-name="ce43" office:value="1251" office:value-type="float">
            <text:p>1,251</text:p>
          </table:table-cell>
          <table:table-cell ns41:value-type="float" table:style-name="ce43" office:value="1086" office:value-type="float">
            <text:p>1,086</text:p>
          </table:table-cell>
          <table:table-cell ns41:value-type="float" table:style-name="ce43" office:value="1195" office:value-type="float">
            <text:p>1,195</text:p>
          </table:table-cell>
          <table:table-cell ns41:value-type="float" table:style-name="ce20" office:value="192" office:value-type="float">
            <text:p>192</text:p>
          </table:table-cell>
          <table:table-cell ns41:value-type="float" table:style-name="ce20" office:value="53" office:value-type="float">
            <text:p>53</text:p>
          </table:table-cell>
          <table:table-cell ns41:value-type="float" table:style-name="ce20" office:value="17" office:value-type="float">
            <text:p>17</text:p>
          </table:table-cell>
          <table:table-cell ns41:value-type="float" table:style-name="ce20" office:value="3" office:value-type="float">
            <text:p>3</text:p>
          </table:table-cell>
          <table:table-cell ns41:value-type="float" table:style-name="ce20" office:value="54" office:value-type="float">
            <text:p>54</text:p>
          </table:table-cell>
          <table:table-cell ns41:value-type="float" table:style-name="ce20" office:value="31" office:value-type="float">
            <text:p>31</text:p>
          </table:table-cell>
          <table:table-cell ns41:value-type="float" table:style-name="ce20" office:value="866" office:value-type="float">
            <text:p>866</text:p>
          </table:table-cell>
          <table:table-cell ns41:value-type="float" table:style-name="ce20" office:value="787" office:value-type="float">
            <text:p>787</text:p>
          </table:table-cell>
          <table:table-cell ns41:value-type="float" table:style-name="ce20" office:value="357" office:value-type="float">
            <text:p>357</text:p>
          </table:table-cell>
          <table:table-cell ns41:value-type="float" table:style-name="ce20" office:value="350" office:value-type="float">
            <text:p>350</text:p>
          </table:table-cell>
          <table:table-cell ns41:value-type="float" table:style-name="ce20" office:value="72" office:value-type="float">
            <text:p>72</text:p>
          </table:table-cell>
          <table:table-cell ns41:value-type="float" table:style-name="ce20" office:value="114" office:value-type="float">
            <text:p>114</text:p>
          </table:table-cell>
          <table:table-cell ns41:value-type="float" table:style-name="ce20" office:value="744" office:value-type="float">
            <text:p>744</text:p>
          </table:table-cell>
          <table:table-cell ns41:value-type="float" table:style-name="ce20" office:value="773" office:value-type="float">
            <text:p>773</text:p>
          </table:table-cell>
          <table:table-cell ns41:value-type="float" table:style-name="ce20" office:value="87" office:value-type="float">
            <text:p>87</text:p>
          </table:table-cell>
          <table:table-cell ns41:value-type="float" table:style-name="ce20" office:value="112" office:value-type="float">
            <text:p>112</text:p>
          </table:table-cell>
          <table:table-cell ns41:value-type="float" table:style-name="ce20" office:value="351" office:value-type="float">
            <text:p>351</text:p>
          </table:table-cell>
          <table:table-cell ns41:value-type="float" table:style-name="ce20" office:value="227" office:value-type="float">
            <text:p>227</text:p>
          </table:table-cell>
          <table:table-cell ns41:value-type="float" table:style-name="ce20" office:value="2" office:value-type="float">
            <text:p>2</text:p>
          </table:table-cell>
          <table:table-cell ns41:value-type="float" table:style-name="ce20" office:value="3" office:value-type="float">
            <text:p>3</text:p>
          </table:table-cell>
          <table:table-cell ns41:value-type="float" table:style-name="ce20" office:value="101" office:value-type="float">
            <text:p>101</text:p>
          </table:table-cell>
          <table:table-cell ns41:value-type="float" table:style-name="ce20" office:value="130" office:value-type="float">
            <text:p>130</text:p>
          </table:table-cell>
          <table:table-cell ns41:value-type="float" table:style-name="ce20" office:value="7" office:value-type="float">
            <text:p>7</text:p>
          </table:table-cell>
          <table:table-cell ns41:value-type="float" table:style-name="ce20" office:value="4" office:value-type="float">
            <text:p>4</text:p>
          </table:table-cell>
          <table:table-cell table:style-name="ce20" table:number-columns-repeated="2"/>
          <table:table-cell ns41:value-type="float" table:style-name="ce20" office:value="3" office:value-type="float">
            <text:p>3</text:p>
          </table:table-cell>
          <table:table-cell ns41:value-type="float" table:style-name="ce20" office:value="2" office:value-type="float">
            <text:p>2</text:p>
          </table:table-cell>
          <table:table-cell ns41:value-type="float" table:style-name="ce20" office:value="882" office:value-type="float">
            <text:p>882</text:p>
          </table:table-cell>
          <table:table-cell ns41:value-type="float" table:style-name="ce20" office:value="889" office:value-type="float">
            <text:p>889</text:p>
          </table:table-cell>
          <table:table-cell ns41:value-type="float" table:style-name="ce20" office:value="3" office:value-type="float">
            <text:p>3</text:p>
          </table:table-cell>
          <table:table-cell ns41:value-type="float" table:style-name="ce20" office:value="4" office:value-type="float">
            <text:p>4</text:p>
          </table:table-cell>
          <table:table-cell table:style-name="ce20" table:number-columns-repeated="6"/>
          <table:table-cell ns41:value-type="float" table:style-name="ce20" office:value="15" office:value-type="float">
            <text:p>15</text:p>
          </table:table-cell>
          <table:table-cell ns41:value-type="float" table:style-name="ce20" office:value="4" office:value-type="float">
            <text:p>4</text:p>
          </table:table-cell>
          <table:table-cell ns41:value-type="float" table:style-name="ce20" office:value="1" office:value-type="float">
            <text:p>1</text:p>
          </table:table-cell>
          <table:table-cell table:style-name="ce20"/>
          <table:table-cell ns41:value-type="float" office:value="1" table:style-name="ce20" table:number-columns-repeated="3" office:value-type="float">
            <text:p>1</text:p>
          </table:table-cell>
          <table:table-cell table:style-name="ce20" table:number-columns-repeated="5"/>
          <table:table-cell ns41:value-type="float" table:style-name="ce20" office:value="28" office:value-type="float">
            <text:p>28</text:p>
          </table:table-cell>
          <table:table-cell ns41:value-type="float" table:style-name="ce20" office:value="14" office:value-type="float">
            <text:p>14</text:p>
          </table:table-cell>
          <table:table-cell ns41:value-type="float" table:style-name="ce20" office:value="281" office:value-type="float">
            <text:p>281</text:p>
          </table:table-cell>
          <table:table-cell ns41:value-type="float" table:style-name="ce20" office:value="271" office:value-type="float">
            <text:p>271</text:p>
          </table:table-cell>
          <table:table-cell table:style-name="ce20" table:number-columns-repeated="6"/>
          <table:table-cell ns41:value-type="float" table:style-name="ce20" office:value="82" office:value-type="float">
            <text:p>82</text:p>
          </table:table-cell>
          <table:table-cell ns41:value-type="float" table:style-name="ce20" office:value="68" office:value-type="float">
            <text:p>68</text:p>
          </table:table-cell>
          <table:table-cell table:style-name="ce20" table:number-columns-repeated="2"/>
          <table:table-cell ns41:value-type="float" table:style-name="ce20" office:value="1" office:value-type="float">
            <text:p>1</text:p>
          </table:table-cell>
          <table:table-cell table:style-name="ce97"/>
          <table:table-cell table:style-name="ce77" table:number-columns-repeated="4"/>
          <table:table-cell table:number-columns-repeated="943"/>
        </table:table-row>
        <table:table-row table:style-name="ro5">
          <table:table-cell ns41:value-type="string" table:style-name="ce8" office:value-type="string">
            <text:p>MEPPEL.</text:p>
          </table:table-cell>
          <table:table-cell ns41:value-type="string" table:style-name="ce16" office:value-type="string">
            <text:p>De Stad. Wijk 1</text:p>
          </table:table-cell>
          <table:table-cell table:style-name="Default"/>
          <table:table-cell ns41:value-type="float" table:style-name="ce96" office:value="157" office:value-type="float">
            <text:p>157</text:p>
          </table:table-cell>
          <table:table-cell ns41:value-type="float" table:style-name="ce20" office:value="3" office:value-type="float">
            <text:p>3</text:p>
          </table:table-cell>
          <table:table-cell table:style-name="ce20"/>
          <table:table-cell ns41:value-type="float" table:style-name="ce20" office:value="170" office:value-type="float">
            <text:p>170</text:p>
          </table:table-cell>
          <table:table-cell ns41:value-type="float" table:style-name="ce20" office:value="340" office:value-type="float">
            <text:p>340</text:p>
          </table:table-cell>
          <table:table-cell ns41:value-type="float" table:style-name="ce20" office:value="392" office:value-type="float">
            <text:p>392</text:p>
          </table:table-cell>
          <table:table-cell ns41:value-type="float" table:style-name="ce20" office:value="339" office:value-type="float">
            <text:p>339</text:p>
          </table:table-cell>
          <table:table-cell ns41:value-type="float" table:style-name="ce20" office:value="389" office:value-type="float">
            <text:p>389</text:p>
          </table:table-cell>
          <table:table-cell table:style-name="ce20"/>
          <table:table-cell ns41:value-type="float" table:style-name="ce20" office:value="2" office:value-type="float">
            <text:p>2</text:p>
          </table:table-cell>
          <table:table-cell ns41:value-type="float" office:value="1" table:style-name="ce20" table:number-columns-repeated="2" office:value-type="float">
            <text:p>1</text:p>
          </table:table-cell>
          <table:table-cell ns41:value-type="float" table:style-name="ce20" office:value="5" office:value-type="float">
            <text:p>5</text:p>
          </table:table-cell>
          <table:table-cell table:style-name="ce20"/>
          <table:table-cell ns41:value-type="float" table:style-name="ce20" office:value="199" office:value-type="float">
            <text:p>199</text:p>
          </table:table-cell>
          <table:table-cell ns41:value-type="float" table:style-name="ce20" office:value="238" office:value-type="float">
            <text:p>238</text:p>
          </table:table-cell>
          <table:table-cell ns41:value-type="float" table:style-name="ce20" office:value="121" office:value-type="float">
            <text:p>121</text:p>
          </table:table-cell>
          <table:table-cell ns41:value-type="float" table:style-name="ce20" office:value="123" office:value-type="float">
            <text:p>123</text:p>
          </table:table-cell>
          <table:table-cell ns41:value-type="float" table:style-name="ce20" office:value="20" office:value-type="float">
            <text:p>20</text:p>
          </table:table-cell>
          <table:table-cell ns41:value-type="float" table:style-name="ce20" office:value="31" office:value-type="float">
            <text:p>31</text:p>
          </table:table-cell>
          <table:table-cell ns41:value-type="float" table:style-name="ce20" office:value="256" office:value-type="float">
            <text:p>256</text:p>
          </table:table-cell>
          <table:table-cell ns41:value-type="float" table:style-name="ce20" office:value="282" office:value-type="float">
            <text:p>282</text:p>
          </table:table-cell>
          <table:table-cell ns41:value-type="float" table:style-name="ce20" office:value="24" office:value-type="float">
            <text:p>24</text:p>
          </table:table-cell>
          <table:table-cell ns41:value-type="float" table:style-name="ce20" office:value="38" office:value-type="float">
            <text:p>38</text:p>
          </table:table-cell>
          <table:table-cell ns41:value-type="float" table:style-name="ce20" office:value="52" office:value-type="float">
            <text:p>52</text:p>
          </table:table-cell>
          <table:table-cell ns41:value-type="float" table:style-name="ce20" office:value="68" office:value-type="float">
            <text:p>68</text:p>
          </table:table-cell>
          <table:table-cell table:style-name="ce20"/>
          <table:table-cell ns41:value-type="float" table:style-name="ce20" office:value="1" office:value-type="float">
            <text:p>1</text:p>
          </table:table-cell>
          <table:table-cell ns41:value-type="float" table:style-name="ce20" office:value="7" office:value-type="float">
            <text:p>7</text:p>
          </table:table-cell>
          <table:table-cell ns41:value-type="float" table:style-name="ce20" office:value="3" office:value-type="float">
            <text:p>3</text:p>
          </table:table-cell>
          <table:table-cell table:style-name="ce20" table:number-columns-repeated="4"/>
          <table:table-cell ns41:value-type="float" table:style-name="ce20" office:value="1" office:value-type="float">
            <text:p>1</text:p>
          </table:table-cell>
          <table:table-cell table:style-name="ce20"/>
          <table:table-cell ns41:value-type="float" table:style-name="ce20" office:value="285" office:value-type="float">
            <text:p>285</text:p>
          </table:table-cell>
          <table:table-cell ns41:value-type="float" table:style-name="ce20" office:value="344" office:value-type="float">
            <text:p>344</text:p>
          </table:table-cell>
          <table:table-cell table:style-name="ce20" table:number-columns-repeated="8"/>
          <table:table-cell ns41:value-type="float" table:style-name="ce20" office:value="2" office:value-type="float">
            <text:p>2</text:p>
          </table:table-cell>
          <table:table-cell table:style-name="ce20"/>
          <table:table-cell ns41:value-type="float" table:style-name="ce20" office:value="1" office:value-type="float">
            <text:p>1</text:p>
          </table:table-cell>
          <table:table-cell table:style-name="ce20"/>
          <table:table-cell ns41:value-type="float" office:value="2" table:style-name="ce20" table:number-columns-repeated="2" office:value-type="float">
            <text:p>2</text:p>
          </table:table-cell>
          <table:table-cell table:style-name="ce20" table:number-columns-repeated="6"/>
          <table:table-cell ns41:value-type="float" table:style-name="ce20" office:value="21" office:value-type="float">
            <text:p>21</text:p>
          </table:table-cell>
          <table:table-cell ns41:value-type="float" table:style-name="ce20" office:value="17" office:value-type="float">
            <text:p>17</text:p>
          </table:table-cell>
          <table:table-cell ns41:value-type="float" table:style-name="ce20" office:value="1" office:value-type="float">
            <text:p>1</text:p>
          </table:table-cell>
          <table:table-cell ns41:value-type="float" table:style-name="ce20" office:value="3" office:value-type="float">
            <text:p>3</text:p>
          </table:table-cell>
          <table:table-cell table:style-name="ce20" table:number-columns-repeated="6"/>
          <table:table-cell ns41:value-type="float" table:style-name="ce20" office:value="27" office:value-type="float">
            <text:p>27</text:p>
          </table:table-cell>
          <table:table-cell ns41:value-type="float" table:style-name="ce20" office:value="26" office:value-type="float">
            <text:p>26</text:p>
          </table:table-cell>
          <table:table-cell table:style-name="ce20" table:number-columns-repeated="2"/>
          <table:table-cell ns41:value-type="float" table:style-name="ce20" office:value="1" office:value-type="float">
            <text:p>1</text:p>
          </table:table-cell>
          <table:table-cell table:style-name="ce97"/>
          <table:table-cell table:style-name="ce77" table:number-columns-repeated="4"/>
          <table:table-cell table:number-columns-repeated="943"/>
        </table:table-row>
        <table:table-row table:style-name="ro5">
          <table:table-cell ns41:value-type="string" table:style-name="ce8" office:value-type="string">
            <text:p>MEPPEL.</text:p>
          </table:table-cell>
          <table:table-cell ns41:value-type="string" table:style-name="ce16" office:value-type="string">
            <text:p>De Stad. Wijk 1 Nederd. Herv. Armenhuis</text:p>
          </table:table-cell>
          <table:table-cell table:style-name="Default"/>
          <table:table-cell ns41:value-type="float" table:style-name="ce96" office:value="1" office:value-type="float">
            <text:p>1</text:p>
          </table:table-cell>
          <table:table-cell table:style-name="ce20" table:number-columns-repeated="2"/>
          <table:table-cell ns41:value-type="float" table:style-name="ce20" office:value="1" office:value-type="float">
            <text:p>1</text:p>
          </table:table-cell>
          <table:table-cell ns41:value-type="float" table:style-name="ce20" office:value="47" office:value-type="float">
            <text:p>47</text:p>
          </table:table-cell>
          <table:table-cell ns41:value-type="float" table:style-name="ce20" office:value="50" office:value-type="float">
            <text:p>50</text:p>
          </table:table-cell>
          <table:table-cell ns41:value-type="float" table:style-name="ce20" office:value="47" office:value-type="float">
            <text:p>47</text:p>
          </table:table-cell>
          <table:table-cell ns41:value-type="float" table:style-name="ce20" office:value="50" office:value-type="float">
            <text:p>50</text:p>
          </table:table-cell>
          <table:table-cell table:style-name="ce20" table:number-columns-repeated="6"/>
          <table:table-cell ns41:value-type="float" table:style-name="ce20" office:value="34" office:value-type="float">
            <text:p>34</text:p>
          </table:table-cell>
          <table:table-cell ns41:value-type="float" table:style-name="ce20" office:value="38" office:value-type="float">
            <text:p>38</text:p>
          </table:table-cell>
          <table:table-cell ns41:value-type="float" office:value="5" table:style-name="ce20" table:number-columns-repeated="2" office:value-type="float">
            <text:p>5</text:p>
          </table:table-cell>
          <table:table-cell ns41:value-type="float" table:style-name="ce20" office:value="8" office:value-type="float">
            <text:p>8</text:p>
          </table:table-cell>
          <table:table-cell ns41:value-type="float" table:style-name="ce20" office:value="7" office:value-type="float">
            <text:p>7</text:p>
          </table:table-cell>
          <table:table-cell ns41:value-type="float" table:style-name="ce20" office:value="38" office:value-type="float">
            <text:p>38</text:p>
          </table:table-cell>
          <table:table-cell ns41:value-type="float" table:style-name="ce20" office:value="43" office:value-type="float">
            <text:p>43</text:p>
          </table:table-cell>
          <table:table-cell ns41:value-type="float" table:style-name="ce20" office:value="2" office:value-type="float">
            <text:p>2</text:p>
          </table:table-cell>
          <table:table-cell ns41:value-type="float" table:style-name="ce20" office:value="3" office:value-type="float">
            <text:p>3</text:p>
          </table:table-cell>
          <table:table-cell ns41:value-type="float" table:style-name="ce20" office:value="6" office:value-type="float">
            <text:p>6</text:p>
          </table:table-cell>
          <table:table-cell ns41:value-type="float" table:style-name="ce20" office:value="4" office:value-type="float">
            <text:p>4</text:p>
          </table:table-cell>
          <table:table-cell table:style-name="ce20" table:number-columns-repeated="2"/>
          <table:table-cell ns41:value-type="float" table:style-name="ce20" office:value="1" office:value-type="float">
            <text:p>1</text:p>
          </table:table-cell>
          <table:table-cell table:style-name="ce20" table:number-columns-repeated="7"/>
          <table:table-cell ns41:value-type="float" table:style-name="ce20" office:value="47" office:value-type="float">
            <text:p>47</text:p>
          </table:table-cell>
          <table:table-cell ns41:value-type="float" table:style-name="ce20" office:value="50" office:value-type="float">
            <text:p>50</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MEPPEL.</text:p>
          </table:table-cell>
          <table:table-cell ns41:value-type="string" table:style-name="ce16" office:value-type="string">
            <text:p>De Stad. Wijk 2</text:p>
          </table:table-cell>
          <table:table-cell table:style-name="Default"/>
          <table:table-cell ns41:value-type="float" table:style-name="ce96" office:value="118" office:value-type="float">
            <text:p>118</text:p>
          </table:table-cell>
          <table:table-cell ns41:value-type="float" table:style-name="ce20" office:value="4" office:value-type="float">
            <text:p>4</text:p>
          </table:table-cell>
          <table:table-cell table:style-name="ce20"/>
          <table:table-cell ns41:value-type="float" table:style-name="ce20" office:value="121" office:value-type="float">
            <text:p>121</text:p>
          </table:table-cell>
          <table:table-cell ns41:value-type="float" table:style-name="ce20" office:value="262" office:value-type="float">
            <text:p>262</text:p>
          </table:table-cell>
          <table:table-cell ns41:value-type="float" table:style-name="ce20" office:value="305" office:value-type="float">
            <text:p>305</text:p>
          </table:table-cell>
          <table:table-cell ns41:value-type="float" table:style-name="ce20" office:value="259" office:value-type="float">
            <text:p>259</text:p>
          </table:table-cell>
          <table:table-cell ns41:value-type="float" table:style-name="ce20" office:value="302" office:value-type="float">
            <text:p>302</text:p>
          </table:table-cell>
          <table:table-cell ns41:value-type="float" table:style-name="ce20" office:value="2" office:value-type="float">
            <text:p>2</text:p>
          </table:table-cell>
          <table:table-cell ns41:value-type="float" table:style-name="ce20" office:value="3" office:value-type="float">
            <text:p>3</text:p>
          </table:table-cell>
          <table:table-cell ns41:value-type="float" table:style-name="ce20" office:value="1" office:value-type="float">
            <text:p>1</text:p>
          </table:table-cell>
          <table:table-cell table:style-name="ce20"/>
          <table:table-cell ns41:value-type="float" table:style-name="ce20" office:value="6" office:value-type="float">
            <text:p>6</text:p>
          </table:table-cell>
          <table:table-cell ns41:value-type="float" table:style-name="ce20" office:value="1" office:value-type="float">
            <text:p>1</text:p>
          </table:table-cell>
          <table:table-cell ns41:value-type="float" table:style-name="ce20" office:value="161" office:value-type="float">
            <text:p>161</text:p>
          </table:table-cell>
          <table:table-cell ns41:value-type="float" table:style-name="ce20" office:value="186" office:value-type="float">
            <text:p>186</text:p>
          </table:table-cell>
          <table:table-cell ns41:value-type="float" table:style-name="ce20" office:value="88" office:value-type="float">
            <text:p>88</text:p>
          </table:table-cell>
          <table:table-cell ns41:value-type="float" table:style-name="ce20" office:value="90" office:value-type="float">
            <text:p>90</text:p>
          </table:table-cell>
          <table:table-cell ns41:value-type="float" table:style-name="ce20" office:value="13" office:value-type="float">
            <text:p>13</text:p>
          </table:table-cell>
          <table:table-cell ns41:value-type="float" table:style-name="ce20" office:value="29" office:value-type="float">
            <text:p>29</text:p>
          </table:table-cell>
          <table:table-cell ns41:value-type="float" table:style-name="ce20" office:value="201" office:value-type="float">
            <text:p>201</text:p>
          </table:table-cell>
          <table:table-cell ns41:value-type="float" table:style-name="ce20" office:value="243" office:value-type="float">
            <text:p>243</text:p>
          </table:table-cell>
          <table:table-cell ns41:value-type="float" table:style-name="ce20" office:value="22" office:value-type="float">
            <text:p>22</text:p>
          </table:table-cell>
          <table:table-cell ns41:value-type="float" table:style-name="ce20" office:value="25" office:value-type="float">
            <text:p>25</text:p>
          </table:table-cell>
          <table:table-cell ns41:value-type="float" table:style-name="ce20" office:value="35" office:value-type="float">
            <text:p>35</text:p>
          </table:table-cell>
          <table:table-cell ns41:value-type="float" table:style-name="ce20" office:value="37" office:value-type="float">
            <text:p>37</text:p>
          </table:table-cell>
          <table:table-cell table:style-name="ce20" table:number-columns-repeated="2"/>
          <table:table-cell ns41:value-type="float" table:style-name="ce20" office:value="4" office:value-type="float">
            <text:p>4</text:p>
          </table:table-cell>
          <table:table-cell table:style-name="ce20" table:number-columns-repeated="7"/>
          <table:table-cell ns41:value-type="float" table:style-name="ce20" office:value="243" office:value-type="float">
            <text:p>243</text:p>
          </table:table-cell>
          <table:table-cell ns41:value-type="float" table:style-name="ce20" office:value="283" office:value-type="float">
            <text:p>283</text:p>
          </table:table-cell>
          <table:table-cell table:style-name="ce20" table:number-columns-repeated="12"/>
          <table:table-cell ns41:value-type="float" table:style-name="ce20" office:value="3" office:value-type="float">
            <text:p>3</text:p>
          </table:table-cell>
          <table:table-cell ns41:value-type="float" table:style-name="ce20" office:value="1" office:value-type="float">
            <text:p>1</text:p>
          </table:table-cell>
          <table:table-cell table:style-name="ce20" table:number-columns-repeated="6"/>
          <table:table-cell ns41:value-type="float" table:style-name="ce20" office:value="4" office:value-type="float">
            <text:p>4</text:p>
          </table:table-cell>
          <table:table-cell ns41:value-type="float" table:style-name="ce20" office:value="5" office:value-type="float">
            <text:p>5</text:p>
          </table:table-cell>
          <table:table-cell table:style-name="ce20" table:number-columns-repeated="8"/>
          <table:table-cell ns41:value-type="float" table:style-name="ce20" office:value="12" office:value-type="float">
            <text:p>12</text:p>
          </table:table-cell>
          <table:table-cell ns41:value-type="float" table:style-name="ce20" office:value="16" office:value-type="float">
            <text:p>16</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MEPPEL.</text:p>
          </table:table-cell>
          <table:table-cell ns41:value-type="string" table:style-name="ce16" office:value-type="string">
            <text:p>De Stad. Wijk 3</text:p>
          </table:table-cell>
          <table:table-cell table:style-name="Default"/>
          <table:table-cell ns41:value-type="float" table:style-name="ce96" office:value="107" office:value-type="float">
            <text:p>107</text:p>
          </table:table-cell>
          <table:table-cell ns41:value-type="float" table:style-name="ce20" office:value="4" office:value-type="float">
            <text:p>4</text:p>
          </table:table-cell>
          <table:table-cell table:style-name="ce20"/>
          <table:table-cell ns41:value-type="float" table:style-name="ce20" office:value="108" office:value-type="float">
            <text:p>108</text:p>
          </table:table-cell>
          <table:table-cell ns41:value-type="float" table:style-name="ce20" office:value="227" office:value-type="float">
            <text:p>227</text:p>
          </table:table-cell>
          <table:table-cell ns41:value-type="float" table:style-name="ce20" office:value="260" office:value-type="float">
            <text:p>260</text:p>
          </table:table-cell>
          <table:table-cell ns41:value-type="float" table:style-name="ce20" office:value="223" office:value-type="float">
            <text:p>223</text:p>
          </table:table-cell>
          <table:table-cell ns41:value-type="float" table:style-name="ce20" office:value="258" office:value-type="float">
            <text:p>258</text:p>
          </table:table-cell>
          <table:table-cell table:style-name="ce20" table:number-columns-repeated="2"/>
          <table:table-cell ns41:value-type="float" table:style-name="ce20" office:value="4" office:value-type="float">
            <text:p>4</text:p>
          </table:table-cell>
          <table:table-cell ns41:value-type="float" table:style-name="ce20" office:value="2" office:value-type="float">
            <text:p>2</text:p>
          </table:table-cell>
          <table:table-cell ns41:value-type="float" table:style-name="ce20" office:value="5" office:value-type="float">
            <text:p>5</text:p>
          </table:table-cell>
          <table:table-cell ns41:value-type="float" table:style-name="ce20" office:value="1" office:value-type="float">
            <text:p>1</text:p>
          </table:table-cell>
          <table:table-cell ns41:value-type="float" table:style-name="ce20" office:value="135" office:value-type="float">
            <text:p>135</text:p>
          </table:table-cell>
          <table:table-cell ns41:value-type="float" table:style-name="ce20" office:value="166" office:value-type="float">
            <text:p>166</text:p>
          </table:table-cell>
          <table:table-cell ns41:value-type="float" office:value="75" table:style-name="ce20" table:number-columns-repeated="2" office:value-type="float">
            <text:p>75</text:p>
          </table:table-cell>
          <table:table-cell ns41:value-type="float" table:style-name="ce20" office:value="17" office:value-type="float">
            <text:p>17</text:p>
          </table:table-cell>
          <table:table-cell ns41:value-type="float" table:style-name="ce20" office:value="19" office:value-type="float">
            <text:p>19</text:p>
          </table:table-cell>
          <table:table-cell ns41:value-type="float" table:style-name="ce20" office:value="156" office:value-type="float">
            <text:p>156</text:p>
          </table:table-cell>
          <table:table-cell ns41:value-type="float" table:style-name="ce20" office:value="186" office:value-type="float">
            <text:p>186</text:p>
          </table:table-cell>
          <table:table-cell ns41:value-type="float" table:style-name="ce20" office:value="29" office:value-type="float">
            <text:p>29</text:p>
          </table:table-cell>
          <table:table-cell ns41:value-type="float" table:style-name="ce20" office:value="27" office:value-type="float">
            <text:p>27</text:p>
          </table:table-cell>
          <table:table-cell ns41:value-type="float" table:style-name="ce20" office:value="36" office:value-type="float">
            <text:p>36</text:p>
          </table:table-cell>
          <table:table-cell ns41:value-type="float" table:style-name="ce20" office:value="46" office:value-type="float">
            <text:p>46</text:p>
          </table:table-cell>
          <table:table-cell table:style-name="ce20" table:number-columns-repeated="2"/>
          <table:table-cell ns41:value-type="float" table:style-name="ce20" office:value="6" office:value-type="float">
            <text:p>6</text:p>
          </table:table-cell>
          <table:table-cell table:style-name="ce20" table:number-columns-repeated="2"/>
          <table:table-cell ns41:value-type="float" table:style-name="ce20" office:value="1" office:value-type="float">
            <text:p>1</text:p>
          </table:table-cell>
          <table:table-cell table:style-name="ce20" table:number-columns-repeated="4"/>
          <table:table-cell ns41:value-type="float" table:style-name="ce20" office:value="180" office:value-type="float">
            <text:p>180</text:p>
          </table:table-cell>
          <table:table-cell ns41:value-type="float" table:style-name="ce20" office:value="205" office:value-type="float">
            <text:p>205</text:p>
          </table:table-cell>
          <table:table-cell table:style-name="ce20" table:number-columns-repeated="8"/>
          <table:table-cell ns41:value-type="float" table:style-name="ce20" office:value="2" office:value-type="float">
            <text:p>2</text:p>
          </table:table-cell>
          <table:table-cell table:style-name="ce20" table:number-columns-repeated="11"/>
          <table:table-cell ns41:value-type="float" table:style-name="ce20" office:value="13" office:value-type="float">
            <text:p>13</text:p>
          </table:table-cell>
          <table:table-cell ns41:value-type="float" table:style-name="ce20" office:value="18" office:value-type="float">
            <text:p>18</text:p>
          </table:table-cell>
          <table:table-cell ns41:value-type="float" table:style-name="ce20" office:value="5" office:value-type="float">
            <text:p>5</text:p>
          </table:table-cell>
          <table:table-cell ns41:value-type="float" table:style-name="ce20" office:value="4" office:value-type="float">
            <text:p>4</text:p>
          </table:table-cell>
          <table:table-cell table:style-name="ce20" table:number-columns-repeated="6"/>
          <table:table-cell ns41:value-type="float" table:style-name="ce20" office:value="27" office:value-type="float">
            <text:p>27</text:p>
          </table:table-cell>
          <table:table-cell ns41:value-type="float" table:style-name="ce20" office:value="33" office:value-type="float">
            <text:p>33</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MEPPEL.</text:p>
          </table:table-cell>
          <table:table-cell ns41:value-type="string" table:style-name="ce16" office:value-type="string">
            <text:p>De Stad. Wijk 4</text:p>
          </table:table-cell>
          <table:table-cell table:style-name="Default"/>
          <table:table-cell ns41:value-type="float" table:style-name="ce96" office:value="72" office:value-type="float">
            <text:p>72</text:p>
          </table:table-cell>
          <table:table-cell ns41:value-type="float" table:style-name="ce20" office:value="2" office:value-type="float">
            <text:p>2</text:p>
          </table:table-cell>
          <table:table-cell table:style-name="ce20"/>
          <table:table-cell ns41:value-type="float" table:style-name="ce20" office:value="74" office:value-type="float">
            <text:p>74</text:p>
          </table:table-cell>
          <table:table-cell ns41:value-type="float" table:style-name="ce20" office:value="159" office:value-type="float">
            <text:p>159</text:p>
          </table:table-cell>
          <table:table-cell ns41:value-type="float" table:style-name="ce20" office:value="204" office:value-type="float">
            <text:p>204</text:p>
          </table:table-cell>
          <table:table-cell ns41:value-type="float" table:style-name="ce20" office:value="154" office:value-type="float">
            <text:p>154</text:p>
          </table:table-cell>
          <table:table-cell ns41:value-type="float" table:style-name="ce20" office:value="203" office:value-type="float">
            <text:p>203</text:p>
          </table:table-cell>
          <table:table-cell ns41:value-type="float" office:value="1" table:style-name="ce20" table:number-columns-repeated="2" office:value-type="float">
            <text:p>1</text:p>
          </table:table-cell>
          <table:table-cell ns41:value-type="float" table:style-name="ce20" office:value="4" office:value-type="float">
            <text:p>4</text:p>
          </table:table-cell>
          <table:table-cell table:style-name="ce20"/>
          <table:table-cell ns41:value-type="float" table:style-name="ce20" office:value="3" office:value-type="float">
            <text:p>3</text:p>
          </table:table-cell>
          <table:table-cell table:style-name="ce20"/>
          <table:table-cell ns41:value-type="float" table:style-name="ce20" office:value="93" office:value-type="float">
            <text:p>93</text:p>
          </table:table-cell>
          <table:table-cell ns41:value-type="float" table:style-name="ce20" office:value="138" office:value-type="float">
            <text:p>138</text:p>
          </table:table-cell>
          <table:table-cell ns41:value-type="float" table:style-name="ce20" office:value="57" office:value-type="float">
            <text:p>57</text:p>
          </table:table-cell>
          <table:table-cell ns41:value-type="float" table:style-name="ce20" office:value="54" office:value-type="float">
            <text:p>54</text:p>
          </table:table-cell>
          <table:table-cell ns41:value-type="float" table:style-name="ce20" office:value="9" office:value-type="float">
            <text:p>9</text:p>
          </table:table-cell>
          <table:table-cell ns41:value-type="float" table:style-name="ce20" office:value="12" office:value-type="float">
            <text:p>12</text:p>
          </table:table-cell>
          <table:table-cell ns41:value-type="float" table:style-name="ce20" office:value="122" office:value-type="float">
            <text:p>122</text:p>
          </table:table-cell>
          <table:table-cell ns41:value-type="float" table:style-name="ce20" office:value="153" office:value-type="float">
            <text:p>153</text:p>
          </table:table-cell>
          <table:table-cell ns41:value-type="float" table:style-name="ce20" office:value="11" office:value-type="float">
            <text:p>11</text:p>
          </table:table-cell>
          <table:table-cell ns41:value-type="float" table:style-name="ce20" office:value="23" office:value-type="float">
            <text:p>23</text:p>
          </table:table-cell>
          <table:table-cell ns41:value-type="float" table:style-name="ce20" office:value="21" office:value-type="float">
            <text:p>21</text:p>
          </table:table-cell>
          <table:table-cell ns41:value-type="float" table:style-name="ce20" office:value="26" office:value-type="float">
            <text:p>26</text:p>
          </table:table-cell>
          <table:table-cell table:style-name="ce20" table:number-columns-repeated="2"/>
          <table:table-cell ns41:value-type="float" table:style-name="ce20" office:value="5" office:value-type="float">
            <text:p>5</text:p>
          </table:table-cell>
          <table:table-cell ns41:value-type="float" table:style-name="ce20" office:value="2" office:value-type="float">
            <text:p>2</text:p>
          </table:table-cell>
          <table:table-cell table:style-name="ce20" table:number-columns-repeated="6"/>
          <table:table-cell ns41:value-type="float" table:style-name="ce20" office:value="124" office:value-type="float">
            <text:p>124</text:p>
          </table:table-cell>
          <table:table-cell ns41:value-type="float" table:style-name="ce20" office:value="167" office:value-type="float">
            <text:p>167</text:p>
          </table:table-cell>
          <table:table-cell table:style-name="ce20" table:number-columns-repeated="20"/>
          <table:table-cell ns41:value-type="float" office:value="5" table:style-name="ce20" table:number-columns-repeated="2" office:value-type="float">
            <text:p>5</text:p>
          </table:table-cell>
          <table:table-cell table:style-name="ce20" table:number-columns-repeated="8"/>
          <table:table-cell ns41:value-type="float" table:style-name="ce20" office:value="30" office:value-type="float">
            <text:p>30</text:p>
          </table:table-cell>
          <table:table-cell ns41:value-type="float" table:style-name="ce20" office:value="32" office:value-type="float">
            <text:p>32</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MEPPEL.</text:p>
          </table:table-cell>
          <table:table-cell ns41:value-type="string" table:style-name="ce16" office:value-type="string">
            <text:p>De Stad. Wijk 5</text:p>
          </table:table-cell>
          <table:table-cell table:style-name="Default"/>
          <table:table-cell ns41:value-type="float" table:style-name="ce96" office:value="109" office:value-type="float">
            <text:p>109</text:p>
          </table:table-cell>
          <table:table-cell ns41:value-type="float" table:style-name="ce20" office:value="3" office:value-type="float">
            <text:p>3</text:p>
          </table:table-cell>
          <table:table-cell table:style-name="ce20"/>
          <table:table-cell ns41:value-type="float" table:style-name="ce20" office:value="112" office:value-type="float">
            <text:p>112</text:p>
          </table:table-cell>
          <table:table-cell ns41:value-type="float" table:style-name="ce20" office:value="228" office:value-type="float">
            <text:p>228</text:p>
          </table:table-cell>
          <table:table-cell ns41:value-type="float" table:style-name="ce20" office:value="299" office:value-type="float">
            <text:p>299</text:p>
          </table:table-cell>
          <table:table-cell ns41:value-type="float" table:style-name="ce20" office:value="227" office:value-type="float">
            <text:p>227</text:p>
          </table:table-cell>
          <table:table-cell ns41:value-type="float" table:style-name="ce20" office:value="297" office:value-type="float">
            <text:p>297</text:p>
          </table:table-cell>
          <table:table-cell ns41:value-type="float" table:style-name="ce20" office:value="1" office:value-type="float">
            <text:p>1</text:p>
          </table:table-cell>
          <table:table-cell ns41:value-type="float" table:style-name="ce20" office:value="2" office:value-type="float">
            <text:p>2</text:p>
          </table:table-cell>
          <table:table-cell table:style-name="ce20" table:number-columns-repeated="2"/>
          <table:table-cell ns41:value-type="float" table:style-name="ce20" office:value="1" office:value-type="float">
            <text:p>1</text:p>
          </table:table-cell>
          <table:table-cell ns41:value-type="float" table:style-name="ce20" office:value="2" office:value-type="float">
            <text:p>2</text:p>
          </table:table-cell>
          <table:table-cell ns41:value-type="float" table:style-name="ce20" office:value="148" office:value-type="float">
            <text:p>148</text:p>
          </table:table-cell>
          <table:table-cell ns41:value-type="float" table:style-name="ce20" office:value="188" office:value-type="float">
            <text:p>188</text:p>
          </table:table-cell>
          <table:table-cell ns41:value-type="float" table:style-name="ce20" office:value="73" office:value-type="float">
            <text:p>73</text:p>
          </table:table-cell>
          <table:table-cell ns41:value-type="float" table:style-name="ce20" office:value="75" office:value-type="float">
            <text:p>75</text:p>
          </table:table-cell>
          <table:table-cell ns41:value-type="float" table:style-name="ce20" office:value="7" office:value-type="float">
            <text:p>7</text:p>
          </table:table-cell>
          <table:table-cell ns41:value-type="float" table:style-name="ce20" office:value="36" office:value-type="float">
            <text:p>36</text:p>
          </table:table-cell>
          <table:table-cell ns41:value-type="float" table:style-name="ce20" office:value="188" office:value-type="float">
            <text:p>188</text:p>
          </table:table-cell>
          <table:table-cell ns41:value-type="float" table:style-name="ce20" office:value="214" office:value-type="float">
            <text:p>214</text:p>
          </table:table-cell>
          <table:table-cell ns41:value-type="float" table:style-name="ce20" office:value="7" office:value-type="float">
            <text:p>7</text:p>
          </table:table-cell>
          <table:table-cell ns41:value-type="float" table:style-name="ce20" office:value="29" office:value-type="float">
            <text:p>29</text:p>
          </table:table-cell>
          <table:table-cell ns41:value-type="float" table:style-name="ce20" office:value="25" office:value-type="float">
            <text:p>25</text:p>
          </table:table-cell>
          <table:table-cell ns41:value-type="float" table:style-name="ce20" office:value="53" office:value-type="float">
            <text:p>53</text:p>
          </table:table-cell>
          <table:table-cell table:style-name="ce20" table:number-columns-repeated="2"/>
          <table:table-cell ns41:value-type="float" table:style-name="ce20" office:value="7" office:value-type="float">
            <text:p>7</text:p>
          </table:table-cell>
          <table:table-cell ns41:value-type="float" table:style-name="ce20" office:value="2" office:value-type="float">
            <text:p>2</text:p>
          </table:table-cell>
          <table:table-cell ns41:value-type="float" office:value="1" table:style-name="ce20" table:number-columns-repeated="2" office:value-type="float">
            <text:p>1</text:p>
          </table:table-cell>
          <table:table-cell table:style-name="ce20" table:number-columns-repeated="4"/>
          <table:table-cell ns41:value-type="float" table:style-name="ce20" office:value="167" office:value-type="float">
            <text:p>167</text:p>
          </table:table-cell>
          <table:table-cell ns41:value-type="float" table:style-name="ce20" office:value="242" office:value-type="float">
            <text:p>242</text:p>
          </table:table-cell>
          <table:table-cell table:style-name="ce20" table:number-columns-repeated="20"/>
          <table:table-cell ns41:value-type="float" table:style-name="ce20" office:value="12" office:value-type="float">
            <text:p>12</text:p>
          </table:table-cell>
          <table:table-cell ns41:value-type="float" table:style-name="ce20" office:value="14" office:value-type="float">
            <text:p>14</text:p>
          </table:table-cell>
          <table:table-cell ns41:value-type="float" table:style-name="ce20" office:value="4" office:value-type="float">
            <text:p>4</text:p>
          </table:table-cell>
          <table:table-cell ns41:value-type="float" table:style-name="ce20" office:value="5" office:value-type="float">
            <text:p>5</text:p>
          </table:table-cell>
          <table:table-cell table:style-name="ce20" table:number-columns-repeated="6"/>
          <table:table-cell ns41:value-type="float" table:style-name="ce20" office:value="45" office:value-type="float">
            <text:p>45</text:p>
          </table:table-cell>
          <table:table-cell ns41:value-type="float" table:style-name="ce20" office:value="38" office:value-type="float">
            <text:p>38</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MEPPEL.</text:p>
          </table:table-cell>
          <table:table-cell ns41:value-type="string" table:style-name="ce16" office:value-type="string">
            <text:p>De Stad. Wijk 6</text:p>
          </table:table-cell>
          <table:table-cell table:style-name="Default"/>
          <table:table-cell ns41:value-type="float" table:style-name="ce96" office:value="111" office:value-type="float">
            <text:p>111</text:p>
          </table:table-cell>
          <table:table-cell ns41:value-type="float" table:style-name="ce20" office:value="5" office:value-type="float">
            <text:p>5</text:p>
          </table:table-cell>
          <table:table-cell table:style-name="ce20"/>
          <table:table-cell ns41:value-type="float" table:style-name="ce20" office:value="116" office:value-type="float">
            <text:p>116</text:p>
          </table:table-cell>
          <table:table-cell ns41:value-type="float" table:style-name="ce20" office:value="236" office:value-type="float">
            <text:p>236</text:p>
          </table:table-cell>
          <table:table-cell ns41:value-type="float" table:style-name="ce20" office:value="288" office:value-type="float">
            <text:p>288</text:p>
          </table:table-cell>
          <table:table-cell ns41:value-type="float" table:style-name="ce20" office:value="235" office:value-type="float">
            <text:p>235</text:p>
          </table:table-cell>
          <table:table-cell ns41:value-type="float" table:style-name="ce20" office:value="287" office:value-type="float">
            <text:p>287</text:p>
          </table:table-cell>
          <table:table-cell ns41:value-type="float" office:value="1" table:style-name="ce20" table:number-columns-repeated="2" office:value-type="float">
            <text:p>1</text:p>
          </table:table-cell>
          <table:table-cell table:style-name="ce20" table:number-columns-repeated="2"/>
          <table:table-cell ns41:value-type="float" table:style-name="ce20" office:value="2" office:value-type="float">
            <text:p>2</text:p>
          </table:table-cell>
          <table:table-cell ns41:value-type="float" table:style-name="ce20" office:value="1" office:value-type="float">
            <text:p>1</text:p>
          </table:table-cell>
          <table:table-cell ns41:value-type="float" table:style-name="ce20" office:value="144" office:value-type="float">
            <text:p>144</text:p>
          </table:table-cell>
          <table:table-cell ns41:value-type="float" table:style-name="ce20" office:value="185" office:value-type="float">
            <text:p>185</text:p>
          </table:table-cell>
          <table:table-cell ns41:value-type="float" table:style-name="ce20" office:value="83" office:value-type="float">
            <text:p>83</text:p>
          </table:table-cell>
          <table:table-cell ns41:value-type="float" table:style-name="ce20" office:value="85" office:value-type="float">
            <text:p>85</text:p>
          </table:table-cell>
          <table:table-cell ns41:value-type="float" table:style-name="ce20" office:value="9" office:value-type="float">
            <text:p>9</text:p>
          </table:table-cell>
          <table:table-cell ns41:value-type="float" table:style-name="ce20" office:value="18" office:value-type="float">
            <text:p>18</text:p>
          </table:table-cell>
          <table:table-cell ns41:value-type="float" table:style-name="ce20" office:value="173" office:value-type="float">
            <text:p>173</text:p>
          </table:table-cell>
          <table:table-cell ns41:value-type="float" table:style-name="ce20" office:value="185" office:value-type="float">
            <text:p>185</text:p>
          </table:table-cell>
          <table:table-cell ns41:value-type="float" table:style-name="ce20" office:value="23" office:value-type="float">
            <text:p>23</text:p>
          </table:table-cell>
          <table:table-cell ns41:value-type="float" table:style-name="ce20" office:value="41" office:value-type="float">
            <text:p>41</text:p>
          </table:table-cell>
          <table:table-cell ns41:value-type="float" table:style-name="ce20" office:value="37" office:value-type="float">
            <text:p>37</text:p>
          </table:table-cell>
          <table:table-cell ns41:value-type="float" table:style-name="ce20" office:value="60" office:value-type="float">
            <text:p>60</text:p>
          </table:table-cell>
          <table:table-cell table:style-name="ce20" table:number-columns-repeated="2"/>
          <table:table-cell ns41:value-type="float" office:value="2" table:style-name="ce20" table:number-columns-repeated="2" office:value-type="float">
            <text:p>2</text:p>
          </table:table-cell>
          <table:table-cell ns41:value-type="float" table:style-name="ce20" office:value="1" office:value-type="float">
            <text:p>1</text:p>
          </table:table-cell>
          <table:table-cell table:style-name="ce20" table:number-columns-repeated="5"/>
          <table:table-cell ns41:value-type="float" table:style-name="ce20" office:value="206" office:value-type="float">
            <text:p>206</text:p>
          </table:table-cell>
          <table:table-cell ns41:value-type="float" table:style-name="ce20" office:value="262" office:value-type="float">
            <text:p>262</text:p>
          </table:table-cell>
          <table:table-cell table:style-name="ce20" table:number-columns-repeated="13"/>
          <table:table-cell ns41:value-type="float" table:style-name="ce20" office:value="1" office:value-type="float">
            <text:p>1</text:p>
          </table:table-cell>
          <table:table-cell table:style-name="ce20" table:number-columns-repeated="6"/>
          <table:table-cell ns41:value-type="float" office:value="6" table:style-name="ce20" table:number-columns-repeated="2" office:value-type="float">
            <text:p>6</text:p>
          </table:table-cell>
          <table:table-cell table:style-name="ce20" table:number-columns-repeated="8"/>
          <table:table-cell ns41:value-type="float" table:style-name="ce20" office:value="24" office:value-type="float">
            <text:p>24</text:p>
          </table:table-cell>
          <table:table-cell ns41:value-type="float" table:style-name="ce20" office:value="19" office:value-type="float">
            <text:p>19</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MEPPEL.</text:p>
          </table:table-cell>
          <table:table-cell ns41:value-type="string" table:style-name="ce16" office:value-type="string">
            <text:p>De Stad. Wijk 7</text:p>
          </table:table-cell>
          <table:table-cell table:style-name="Default"/>
          <table:table-cell ns41:value-type="float" table:style-name="ce96" office:value="134" office:value-type="float">
            <text:p>134</text:p>
          </table:table-cell>
          <table:table-cell ns41:value-type="float" table:style-name="ce20" office:value="3" office:value-type="float">
            <text:p>3</text:p>
          </table:table-cell>
          <table:table-cell table:style-name="ce20"/>
          <table:table-cell ns41:value-type="float" table:style-name="ce20" office:value="139" office:value-type="float">
            <text:p>139</text:p>
          </table:table-cell>
          <table:table-cell ns41:value-type="float" table:style-name="ce20" office:value="292" office:value-type="float">
            <text:p>292</text:p>
          </table:table-cell>
          <table:table-cell ns41:value-type="float" table:style-name="ce20" office:value="319" office:value-type="float">
            <text:p>319</text:p>
          </table:table-cell>
          <table:table-cell ns41:value-type="float" table:style-name="ce20" office:value="292" office:value-type="float">
            <text:p>292</text:p>
          </table:table-cell>
          <table:table-cell ns41:value-type="float" table:style-name="ce20" office:value="315" office:value-type="float">
            <text:p>315</text:p>
          </table:table-cell>
          <table:table-cell table:style-name="ce20"/>
          <table:table-cell ns41:value-type="float" table:style-name="ce20" office:value="2" office:value-type="float">
            <text:p>2</text:p>
          </table:table-cell>
          <table:table-cell table:style-name="ce20"/>
          <table:table-cell ns41:value-type="float" table:style-name="ce20" office:value="2" office:value-type="float">
            <text:p>2</text:p>
          </table:table-cell>
          <table:table-cell ns41:value-type="float" table:style-name="ce20" office:value="6" office:value-type="float">
            <text:p>6</text:p>
          </table:table-cell>
          <table:table-cell ns41:value-type="float" table:style-name="ce20" office:value="3" office:value-type="float">
            <text:p>3</text:p>
          </table:table-cell>
          <table:table-cell ns41:value-type="float" table:style-name="ce20" office:value="173" office:value-type="float">
            <text:p>173</text:p>
          </table:table-cell>
          <table:table-cell ns41:value-type="float" table:style-name="ce20" office:value="185" office:value-type="float">
            <text:p>185</text:p>
          </table:table-cell>
          <table:table-cell ns41:value-type="float" table:style-name="ce20" office:value="108" office:value-type="float">
            <text:p>108</text:p>
          </table:table-cell>
          <table:table-cell ns41:value-type="float" table:style-name="ce20" office:value="109" office:value-type="float">
            <text:p>109</text:p>
          </table:table-cell>
          <table:table-cell ns41:value-type="float" table:style-name="ce20" office:value="11" office:value-type="float">
            <text:p>11</text:p>
          </table:table-cell>
          <table:table-cell ns41:value-type="float" table:style-name="ce20" office:value="25" office:value-type="float">
            <text:p>25</text:p>
          </table:table-cell>
          <table:table-cell ns41:value-type="float" table:style-name="ce20" office:value="236" office:value-type="float">
            <text:p>236</text:p>
          </table:table-cell>
          <table:table-cell ns41:value-type="float" table:style-name="ce20" office:value="216" office:value-type="float">
            <text:p>216</text:p>
          </table:table-cell>
          <table:table-cell ns41:value-type="float" table:style-name="ce20" office:value="17" office:value-type="float">
            <text:p>17</text:p>
          </table:table-cell>
          <table:table-cell ns41:value-type="float" table:style-name="ce20" office:value="26" office:value-type="float">
            <text:p>26</text:p>
          </table:table-cell>
          <table:table-cell ns41:value-type="float" table:style-name="ce20" office:value="30" office:value-type="float">
            <text:p>30</text:p>
          </table:table-cell>
          <table:table-cell ns41:value-type="float" table:style-name="ce20" office:value="76" office:value-type="float">
            <text:p>76</text:p>
          </table:table-cell>
          <table:table-cell table:style-name="ce20" table:number-columns-repeated="2"/>
          <table:table-cell ns41:value-type="float" table:style-name="ce20" office:value="9" office:value-type="float">
            <text:p>9</text:p>
          </table:table-cell>
          <table:table-cell ns41:value-type="float" table:style-name="ce20" office:value="1" office:value-type="float">
            <text:p>1</text:p>
          </table:table-cell>
          <table:table-cell table:style-name="ce20" table:number-columns-repeated="6"/>
          <table:table-cell ns41:value-type="float" table:style-name="ce20" office:value="267" office:value-type="float">
            <text:p>267</text:p>
          </table:table-cell>
          <table:table-cell ns41:value-type="float" table:style-name="ce20" office:value="283" office:value-type="float">
            <text:p>283</text:p>
          </table:table-cell>
          <table:table-cell table:style-name="ce20" table:number-columns-repeated="9"/>
          <table:table-cell ns41:value-type="float" table:style-name="ce20" office:value="1" office:value-type="float">
            <text:p>1</text:p>
          </table:table-cell>
          <table:table-cell table:style-name="ce20" table:number-columns-repeated="2"/>
          <table:table-cell ns41:value-type="float" table:style-name="ce20" office:value="4" office:value-type="float">
            <text:p>4</text:p>
          </table:table-cell>
          <table:table-cell ns41:value-type="float" table:style-name="ce20" office:value="6" office:value-type="float">
            <text:p>6</text:p>
          </table:table-cell>
          <table:table-cell table:style-name="ce20"/>
          <table:table-cell ns41:value-type="float" table:style-name="ce20" office:value="1" office:value-type="float">
            <text:p>1</text:p>
          </table:table-cell>
          <table:table-cell table:style-name="ce20" table:number-columns-repeated="4"/>
          <table:table-cell ns41:value-type="float" table:style-name="ce20" office:value="9" office:value-type="float">
            <text:p>9</text:p>
          </table:table-cell>
          <table:table-cell ns41:value-type="float" table:style-name="ce20" office:value="12" office:value-type="float">
            <text:p>12</text:p>
          </table:table-cell>
          <table:table-cell ns41:value-type="float" office:value="2" table:style-name="ce20" table:number-columns-repeated="2" office:value-type="float">
            <text:p>2</text:p>
          </table:table-cell>
          <table:table-cell table:style-name="ce20" table:number-columns-repeated="6"/>
          <table:table-cell ns41:value-type="float" table:style-name="ce20" office:value="10" office:value-type="float">
            <text:p>10</text:p>
          </table:table-cell>
          <table:table-cell ns41:value-type="float" table:style-name="ce20" office:value="14" office:value-type="float">
            <text:p>14</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MEPPEL.</text:p>
          </table:table-cell>
          <table:table-cell ns41:value-type="string" table:style-name="ce16" office:value-type="string">
            <text:p>De Stad. Wijk 8</text:p>
          </table:table-cell>
          <table:table-cell table:style-name="Default"/>
          <table:table-cell ns41:value-type="float" table:style-name="ce96" office:value="118" office:value-type="float">
            <text:p>118</text:p>
          </table:table-cell>
          <table:table-cell ns41:value-type="float" table:style-name="ce20" office:value="1" office:value-type="float">
            <text:p>1</text:p>
          </table:table-cell>
          <table:table-cell table:style-name="ce20"/>
          <table:table-cell ns41:value-type="float" table:style-name="ce20" office:value="124" office:value-type="float">
            <text:p>124</text:p>
          </table:table-cell>
          <table:table-cell ns41:value-type="float" table:style-name="ce20" office:value="273" office:value-type="float">
            <text:p>273</text:p>
          </table:table-cell>
          <table:table-cell ns41:value-type="float" table:style-name="ce20" office:value="300" office:value-type="float">
            <text:p>300</text:p>
          </table:table-cell>
          <table:table-cell ns41:value-type="float" table:style-name="ce20" office:value="270" office:value-type="float">
            <text:p>270</text:p>
          </table:table-cell>
          <table:table-cell ns41:value-type="float" table:style-name="ce20" office:value="298" office:value-type="float">
            <text:p>298</text:p>
          </table:table-cell>
          <table:table-cell ns41:value-type="float" office:value="2" table:style-name="ce20" table:number-columns-repeated="2" office:value-type="float">
            <text:p>2</text:p>
          </table:table-cell>
          <table:table-cell ns41:value-type="float" table:style-name="ce20" office:value="1" office:value-type="float">
            <text:p>1</text:p>
          </table:table-cell>
          <table:table-cell table:style-name="ce20"/>
          <table:table-cell ns41:value-type="float" table:style-name="ce20" office:value="8" office:value-type="float">
            <text:p>8</text:p>
          </table:table-cell>
          <table:table-cell ns41:value-type="float" table:style-name="ce20" office:value="6" office:value-type="float">
            <text:p>6</text:p>
          </table:table-cell>
          <table:table-cell ns41:value-type="float" table:style-name="ce20" office:value="169" office:value-type="float">
            <text:p>169</text:p>
          </table:table-cell>
          <table:table-cell ns41:value-type="float" table:style-name="ce20" office:value="186" office:value-type="float">
            <text:p>186</text:p>
          </table:table-cell>
          <table:table-cell ns41:value-type="float" table:style-name="ce20" office:value="94" office:value-type="float">
            <text:p>94</text:p>
          </table:table-cell>
          <table:table-cell ns41:value-type="float" table:style-name="ce20" office:value="96" office:value-type="float">
            <text:p>96</text:p>
          </table:table-cell>
          <table:table-cell ns41:value-type="float" table:style-name="ce20" office:value="10" office:value-type="float">
            <text:p>10</text:p>
          </table:table-cell>
          <table:table-cell ns41:value-type="float" table:style-name="ce20" office:value="18" office:value-type="float">
            <text:p>18</text:p>
          </table:table-cell>
          <table:table-cell ns41:value-type="float" table:style-name="ce20" office:value="227" office:value-type="float">
            <text:p>227</text:p>
          </table:table-cell>
          <table:table-cell ns41:value-type="float" table:style-name="ce20" office:value="221" office:value-type="float">
            <text:p>221</text:p>
          </table:table-cell>
          <table:table-cell ns41:value-type="float" table:style-name="ce20" office:value="16" office:value-type="float">
            <text:p>16</text:p>
          </table:table-cell>
          <table:table-cell ns41:value-type="float" table:style-name="ce20" office:value="23" office:value-type="float">
            <text:p>23</text:p>
          </table:table-cell>
          <table:table-cell ns41:value-type="float" table:style-name="ce20" office:value="28" office:value-type="float">
            <text:p>28</text:p>
          </table:table-cell>
          <table:table-cell ns41:value-type="float" table:style-name="ce20" office:value="52" office:value-type="float">
            <text:p>52</text:p>
          </table:table-cell>
          <table:table-cell table:style-name="ce20" table:number-columns-repeated="2"/>
          <table:table-cell ns41:value-type="float" table:style-name="ce20" office:value="2" office:value-type="float">
            <text:p>2</text:p>
          </table:table-cell>
          <table:table-cell ns41:value-type="float" table:style-name="ce20" office:value="4" office:value-type="float">
            <text:p>4</text:p>
          </table:table-cell>
          <table:table-cell table:style-name="ce20" table:number-columns-repeated="6"/>
          <table:table-cell ns41:value-type="float" table:style-name="ce20" office:value="250" office:value-type="float">
            <text:p>250</text:p>
          </table:table-cell>
          <table:table-cell ns41:value-type="float" table:style-name="ce20" office:value="271" office:value-type="float">
            <text:p>271</text:p>
          </table:table-cell>
          <table:table-cell table:style-name="ce20" table:number-columns-repeated="8"/>
          <table:table-cell ns41:value-type="float" table:style-name="ce20" office:value="1" office:value-type="float">
            <text:p>1</text:p>
          </table:table-cell>
          <table:table-cell table:style-name="ce20" table:number-columns-repeated="11"/>
          <table:table-cell ns41:value-type="float" office:value="2" table:style-name="ce20" table:number-columns-repeated="2" office:value-type="float">
            <text:p>2</text:p>
          </table:table-cell>
          <table:table-cell ns41:value-type="float" table:style-name="ce20" office:value="1" office:value-type="float">
            <text:p>1</text:p>
          </table:table-cell>
          <table:table-cell table:style-name="ce20" table:number-columns-repeated="7"/>
          <table:table-cell ns41:value-type="float" table:style-name="ce20" office:value="19" office:value-type="float">
            <text:p>19</text:p>
          </table:table-cell>
          <table:table-cell ns41:value-type="float" table:style-name="ce20" office:value="27" office:value-type="float">
            <text:p>27</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MEPPEL.</text:p>
          </table:table-cell>
          <table:table-cell ns41:value-type="string" table:style-name="ce16" office:value-type="string">
            <text:p>De Stad. Wijk 9</text:p>
          </table:table-cell>
          <table:table-cell table:style-name="Default"/>
          <table:table-cell ns41:value-type="float" table:style-name="ce96" office:value="131" office:value-type="float">
            <text:p>131</text:p>
          </table:table-cell>
          <table:table-cell ns41:value-type="float" table:style-name="ce20" office:value="1" office:value-type="float">
            <text:p>1</text:p>
          </table:table-cell>
          <table:table-cell table:style-name="ce20"/>
          <table:table-cell ns41:value-type="float" table:style-name="ce20" office:value="134" office:value-type="float">
            <text:p>134</text:p>
          </table:table-cell>
          <table:table-cell ns41:value-type="float" table:style-name="ce20" office:value="310" office:value-type="float">
            <text:p>310</text:p>
          </table:table-cell>
          <table:table-cell ns41:value-type="float" table:style-name="ce20" office:value="296" office:value-type="float">
            <text:p>296</text:p>
          </table:table-cell>
          <table:table-cell ns41:value-type="float" table:style-name="ce20" office:value="310" office:value-type="float">
            <text:p>310</text:p>
          </table:table-cell>
          <table:table-cell ns41:value-type="float" table:style-name="ce20" office:value="296" office:value-type="float">
            <text:p>296</text:p>
          </table:table-cell>
          <table:table-cell table:style-name="ce20" table:number-columns-repeated="4"/>
          <table:table-cell ns41:value-type="float" office:value="2" table:style-name="ce20" table:number-columns-repeated="2" office:value-type="float">
            <text:p>2</text:p>
          </table:table-cell>
          <table:table-cell ns41:value-type="float" table:style-name="ce20" office:value="200" office:value-type="float">
            <text:p>200</text:p>
          </table:table-cell>
          <table:table-cell ns41:value-type="float" table:style-name="ce20" office:value="169" office:value-type="float">
            <text:p>169</text:p>
          </table:table-cell>
          <table:table-cell ns41:value-type="float" table:style-name="ce20" office:value="101" office:value-type="float">
            <text:p>101</text:p>
          </table:table-cell>
          <table:table-cell ns41:value-type="float" table:style-name="ce20" office:value="102" office:value-type="float">
            <text:p>102</text:p>
          </table:table-cell>
          <table:table-cell ns41:value-type="float" table:style-name="ce20" office:value="9" office:value-type="float">
            <text:p>9</text:p>
          </table:table-cell>
          <table:table-cell ns41:value-type="float" table:style-name="ce20" office:value="25" office:value-type="float">
            <text:p>25</text:p>
          </table:table-cell>
          <table:table-cell ns41:value-type="float" table:style-name="ce20" office:value="242" office:value-type="float">
            <text:p>242</text:p>
          </table:table-cell>
          <table:table-cell ns41:value-type="float" table:style-name="ce20" office:value="210" office:value-type="float">
            <text:p>210</text:p>
          </table:table-cell>
          <table:table-cell ns41:value-type="float" table:style-name="ce20" office:value="11" office:value-type="float">
            <text:p>11</text:p>
          </table:table-cell>
          <table:table-cell ns41:value-type="float" table:style-name="ce20" office:value="30" office:value-type="float">
            <text:p>30</text:p>
          </table:table-cell>
          <table:table-cell ns41:value-type="float" table:style-name="ce20" office:value="55" office:value-type="float">
            <text:p>55</text:p>
          </table:table-cell>
          <table:table-cell ns41:value-type="float" table:style-name="ce20" office:value="54" office:value-type="float">
            <text:p>54</text:p>
          </table:table-cell>
          <table:table-cell table:style-name="ce20" table:number-columns-repeated="2"/>
          <table:table-cell ns41:value-type="float" table:style-name="ce20" office:value="2" office:value-type="float">
            <text:p>2</text:p>
          </table:table-cell>
          <table:table-cell ns41:value-type="float" table:style-name="ce20" office:value="1" office:value-type="float">
            <text:p>1</text:p>
          </table:table-cell>
          <table:table-cell table:style-name="ce20"/>
          <table:table-cell ns41:value-type="float" table:style-name="ce20" office:value="1" office:value-type="float">
            <text:p>1</text:p>
          </table:table-cell>
          <table:table-cell table:style-name="ce20" table:number-columns-repeated="4"/>
          <table:table-cell ns41:value-type="float" table:style-name="ce20" office:value="286" office:value-type="float">
            <text:p>286</text:p>
          </table:table-cell>
          <table:table-cell ns41:value-type="float" table:style-name="ce20" office:value="281" office:value-type="float">
            <text:p>281</text:p>
          </table:table-cell>
          <table:table-cell table:style-name="ce20" table:number-columns-repeated="12"/>
          <table:table-cell ns41:value-type="float" table:style-name="ce20" office:value="3" office:value-type="float">
            <text:p>3</text:p>
          </table:table-cell>
          <table:table-cell table:style-name="ce20" table:number-columns-repeated="7"/>
          <table:table-cell ns41:value-type="float" table:style-name="ce20" office:value="7" office:value-type="float">
            <text:p>7</text:p>
          </table:table-cell>
          <table:table-cell ns41:value-type="float" table:style-name="ce20" office:value="3" office:value-type="float">
            <text:p>3</text:p>
          </table:table-cell>
          <table:table-cell ns41:value-type="float" table:style-name="ce20" office:value="4" office:value-type="float">
            <text:p>4</text:p>
          </table:table-cell>
          <table:table-cell ns41:value-type="float" table:style-name="ce20" office:value="3" office:value-type="float">
            <text:p>3</text:p>
          </table:table-cell>
          <table:table-cell table:style-name="ce20" table:number-columns-repeated="6"/>
          <table:table-cell ns41:value-type="float" table:style-name="ce20" office:value="10" office:value-type="float">
            <text:p>10</text:p>
          </table:table-cell>
          <table:table-cell ns41:value-type="float" table:style-name="ce20" office:value="9" office:value-type="float">
            <text:p>9</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MEPPEL.</text:p>
          </table:table-cell>
          <table:table-cell ns41:value-type="string" table:style-name="ce16" office:value-type="string">
            <text:p>De Stad. Wijk 10</text:p>
          </table:table-cell>
          <table:table-cell table:style-name="Default"/>
          <table:table-cell ns41:value-type="float" table:style-name="ce31" office:value="77" office:value-type="float">
            <text:p>77</text:p>
          </table:table-cell>
          <table:table-cell ns41:value-type="float" table:style-name="ce20" office:value="11" office:value-type="float">
            <text:p>11</text:p>
          </table:table-cell>
          <table:table-cell table:style-name="ce20"/>
          <table:table-cell ns41:value-type="float" table:style-name="ce20" office:value="85" office:value-type="float">
            <text:p>85</text:p>
          </table:table-cell>
          <table:table-cell ns41:value-type="float" table:style-name="ce20" office:value="171" office:value-type="float">
            <text:p>171</text:p>
          </table:table-cell>
          <table:table-cell ns41:value-type="float" table:style-name="ce20" office:value="195" office:value-type="float">
            <text:p>195</text:p>
          </table:table-cell>
          <table:table-cell ns41:value-type="float" table:style-name="ce20" office:value="169" office:value-type="float">
            <text:p>169</text:p>
          </table:table-cell>
          <table:table-cell ns41:value-type="float" table:style-name="ce20" office:value="195" office:value-type="float">
            <text:p>195</text:p>
          </table:table-cell>
          <table:table-cell ns41:value-type="float" table:style-name="ce20" office:value="2" office:value-type="float">
            <text:p>2</text:p>
          </table:table-cell>
          <table:table-cell table:style-name="ce20" table:number-columns-repeated="3"/>
          <table:table-cell ns41:value-type="float" table:style-name="ce20" office:value="3" office:value-type="float">
            <text:p>3</text:p>
          </table:table-cell>
          <table:table-cell table:style-name="ce20"/>
          <table:table-cell ns41:value-type="float" table:style-name="ce20" office:value="115" office:value-type="float">
            <text:p>115</text:p>
          </table:table-cell>
          <table:table-cell ns41:value-type="float" table:style-name="ce20" office:value="121" office:value-type="float">
            <text:p>121</text:p>
          </table:table-cell>
          <table:table-cell ns41:value-type="float" table:style-name="ce20" office:value="51" office:value-type="float">
            <text:p>51</text:p>
          </table:table-cell>
          <table:table-cell ns41:value-type="float" table:style-name="ce20" office:value="54" office:value-type="float">
            <text:p>54</text:p>
          </table:table-cell>
          <table:table-cell ns41:value-type="float" table:style-name="ce20" office:value="5" office:value-type="float">
            <text:p>5</text:p>
          </table:table-cell>
          <table:table-cell ns41:value-type="float" table:style-name="ce20" office:value="20" office:value-type="float">
            <text:p>20</text:p>
          </table:table-cell>
          <table:table-cell ns41:value-type="float" table:style-name="ce20" office:value="134" office:value-type="float">
            <text:p>134</text:p>
          </table:table-cell>
          <table:table-cell ns41:value-type="float" table:style-name="ce20" office:value="148" office:value-type="float">
            <text:p>148</text:p>
          </table:table-cell>
          <table:table-cell ns41:value-type="float" table:style-name="ce20" office:value="9" office:value-type="float">
            <text:p>9</text:p>
          </table:table-cell>
          <table:table-cell ns41:value-type="float" table:style-name="ce20" office:value="16" office:value-type="float">
            <text:p>16</text:p>
          </table:table-cell>
          <table:table-cell ns41:value-type="float" table:style-name="ce20" office:value="28" office:value-type="float">
            <text:p>28</text:p>
          </table:table-cell>
          <table:table-cell ns41:value-type="float" table:style-name="ce20" office:value="31" office:value-type="float">
            <text:p>31</text:p>
          </table:table-cell>
          <table:table-cell table:style-name="ce20" table:number-columns-repeated="10"/>
          <table:table-cell ns41:value-type="float" table:style-name="ce20" office:value="164" office:value-type="float">
            <text:p>164</text:p>
          </table:table-cell>
          <table:table-cell ns41:value-type="float" table:style-name="ce20" office:value="189" office:value-type="float">
            <text:p>189</text:p>
          </table:table-cell>
          <table:table-cell table:style-name="ce20" table:number-columns-repeated="12"/>
          <table:table-cell ns41:value-type="float" table:style-name="ce20" office:value="3" office:value-type="float">
            <text:p>3</text:p>
          </table:table-cell>
          <table:table-cell ns41:value-type="float" table:style-name="ce20" office:value="4" office:value-type="float">
            <text:p>4</text:p>
          </table:table-cell>
          <table:table-cell table:style-name="ce20" table:number-columns-repeated="6"/>
          <table:table-cell ns41:value-type="float" table:style-name="ce20" office:value="2" office:value-type="float">
            <text:p>2</text:p>
          </table:table-cell>
          <table:table-cell table:style-name="ce20" table:number-columns-repeated="9"/>
          <table:table-cell ns41:value-type="float" office:value="2" table:style-name="ce20" table:number-columns-repeated="2" office:value-type="float">
            <text:p>2</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MEPPEL.</text:p>
          </table:table-cell>
          <table:table-cell ns41:value-type="string" table:style-name="ce16" office:value-type="string">
            <text:p>De Stad. Wijk 11</text:p>
          </table:table-cell>
          <table:table-cell table:style-name="Default"/>
          <table:table-cell ns41:value-type="float" table:style-name="ce32" office:value="116" office:value-type="float">
            <text:p>116</text:p>
          </table:table-cell>
          <table:table-cell ns41:value-type="float" table:style-name="ce20" office:value="13" office:value-type="float">
            <text:p>13</text:p>
          </table:table-cell>
          <table:table-cell table:style-name="ce20"/>
          <table:table-cell ns41:value-type="float" table:style-name="ce20" office:value="120" office:value-type="float">
            <text:p>120</text:p>
          </table:table-cell>
          <table:table-cell ns41:value-type="float" table:style-name="ce20" office:value="279" office:value-type="float">
            <text:p>279</text:p>
          </table:table-cell>
          <table:table-cell ns41:value-type="float" table:style-name="ce20" office:value="292" office:value-type="float">
            <text:p>292</text:p>
          </table:table-cell>
          <table:table-cell ns41:value-type="float" table:style-name="ce20" office:value="279" office:value-type="float">
            <text:p>279</text:p>
          </table:table-cell>
          <table:table-cell ns41:value-type="float" table:style-name="ce20" office:value="291" office:value-type="float">
            <text:p>291</text:p>
          </table:table-cell>
          <table:table-cell table:style-name="ce20"/>
          <table:table-cell ns41:value-type="float" table:style-name="ce20" office:value="1" office:value-type="float">
            <text:p>1</text:p>
          </table:table-cell>
          <table:table-cell table:style-name="ce20" table:number-columns-repeated="2"/>
          <table:table-cell ns41:value-type="float" table:style-name="ce20" office:value="11" office:value-type="float">
            <text:p>11</text:p>
          </table:table-cell>
          <table:table-cell ns41:value-type="float" table:style-name="ce20" office:value="2" office:value-type="float">
            <text:p>2</text:p>
          </table:table-cell>
          <table:table-cell ns41:value-type="float" table:style-name="ce20" office:value="177" office:value-type="float">
            <text:p>177</text:p>
          </table:table-cell>
          <table:table-cell ns41:value-type="float" table:style-name="ce20" office:value="179" office:value-type="float">
            <text:p>179</text:p>
          </table:table-cell>
          <table:table-cell ns41:value-type="float" table:style-name="ce20" office:value="87" office:value-type="float">
            <text:p>87</text:p>
          </table:table-cell>
          <table:table-cell ns41:value-type="float" table:style-name="ce20" office:value="89" office:value-type="float">
            <text:p>89</text:p>
          </table:table-cell>
          <table:table-cell ns41:value-type="float" table:style-name="ce20" office:value="15" office:value-type="float">
            <text:p>15</text:p>
          </table:table-cell>
          <table:table-cell ns41:value-type="float" table:style-name="ce20" office:value="24" office:value-type="float">
            <text:p>24</text:p>
          </table:table-cell>
          <table:table-cell ns41:value-type="float" table:style-name="ce20" office:value="207" office:value-type="float">
            <text:p>207</text:p>
          </table:table-cell>
          <table:table-cell ns41:value-type="float" table:style-name="ce20" office:value="211" office:value-type="float">
            <text:p>211</text:p>
          </table:table-cell>
          <table:table-cell ns41:value-type="float" table:style-name="ce20" office:value="29" office:value-type="float">
            <text:p>29</text:p>
          </table:table-cell>
          <table:table-cell ns41:value-type="float" table:style-name="ce20" office:value="26" office:value-type="float">
            <text:p>26</text:p>
          </table:table-cell>
          <table:table-cell ns41:value-type="float" table:style-name="ce20" office:value="40" office:value-type="float">
            <text:p>40</text:p>
          </table:table-cell>
          <table:table-cell ns41:value-type="float" table:style-name="ce20" office:value="52" office:value-type="float">
            <text:p>52</text:p>
          </table:table-cell>
          <table:table-cell table:style-name="ce20" table:number-columns-repeated="2"/>
          <table:table-cell ns41:value-type="float" office:value="3" table:style-name="ce20" table:number-columns-repeated="2" office:value-type="float">
            <text:p>3</text:p>
          </table:table-cell>
          <table:table-cell table:style-name="ce20" table:number-columns-repeated="6"/>
          <table:table-cell ns41:value-type="float" table:style-name="ce20" office:value="232" office:value-type="float">
            <text:p>232</text:p>
          </table:table-cell>
          <table:table-cell ns41:value-type="float" table:style-name="ce20" office:value="239" office:value-type="float">
            <text:p>239</text:p>
          </table:table-cell>
          <table:table-cell table:style-name="ce20" table:number-columns-repeated="8"/>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10"/>
          <table:table-cell ns41:value-type="float" table:style-name="ce20" office:value="3" office:value-type="float">
            <text:p>3</text:p>
          </table:table-cell>
          <table:table-cell ns41:value-type="float" table:style-name="ce20" office:value="11" office:value-type="float">
            <text:p>11</text:p>
          </table:table-cell>
          <table:table-cell ns41:value-type="float" table:style-name="ce20" office:value="6" office:value-type="float">
            <text:p>6</text:p>
          </table:table-cell>
          <table:table-cell ns41:value-type="float" table:style-name="ce20" office:value="9" office:value-type="float">
            <text:p>9</text:p>
          </table:table-cell>
          <table:table-cell table:style-name="ce20" table:number-columns-repeated="6"/>
          <table:table-cell ns41:value-type="float" table:style-name="ce20" office:value="36" office:value-type="float">
            <text:p>36</text:p>
          </table:table-cell>
          <table:table-cell ns41:value-type="float" table:style-name="ce20" office:value="32" office:value-type="float">
            <text:p>32</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MEPPEL.</text:p>
          </table:table-cell>
          <table:table-cell ns41:value-type="string" table:style-name="ce16" office:value-type="string">
            <text:p>Buurtschap Oosterban</text:p>
          </table:table-cell>
          <table:table-cell table:style-name="Default"/>
          <table:table-cell ns41:value-type="float" table:style-name="ce96" office:value="35" office:value-type="float">
            <text:p>35</text:p>
          </table:table-cell>
          <table:table-cell table:style-name="ce20" table:number-columns-repeated="2"/>
          <table:table-cell ns41:value-type="float" table:style-name="ce20" office:value="37" office:value-type="float">
            <text:p>37</text:p>
          </table:table-cell>
          <table:table-cell ns41:value-type="float" table:style-name="ce20" office:value="103" office:value-type="float">
            <text:p>103</text:p>
          </table:table-cell>
          <table:table-cell ns41:value-type="float" table:style-name="ce20" office:value="93" office:value-type="float">
            <text:p>93</text:p>
          </table:table-cell>
          <table:table-cell ns41:value-type="float" table:style-name="ce20" office:value="102" office:value-type="float">
            <text:p>102</text:p>
          </table:table-cell>
          <table:table-cell ns41:value-type="float" table:style-name="ce20" office:value="93" office:value-type="float">
            <text:p>93</text:p>
          </table:table-cell>
          <table:table-cell ns41:value-type="float" table:style-name="ce20" office:value="1" office:value-type="float">
            <text:p>1</text:p>
          </table:table-cell>
          <table:table-cell table:style-name="ce20" table:number-columns-repeated="3"/>
          <table:table-cell ns41:value-type="float" table:style-name="ce20" office:value="1" office:value-type="float">
            <text:p>1</text:p>
          </table:table-cell>
          <table:table-cell table:style-name="ce20"/>
          <table:table-cell ns41:value-type="float" table:style-name="ce20" office:value="73" office:value-type="float">
            <text:p>73</text:p>
          </table:table-cell>
          <table:table-cell ns41:value-type="float" table:style-name="ce20" office:value="59" office:value-type="float">
            <text:p>59</text:p>
          </table:table-cell>
          <table:table-cell ns41:value-type="float" office:value="24" table:style-name="ce20" table:number-columns-repeated="2" office:value-type="float">
            <text:p>24</text:p>
          </table:table-cell>
          <table:table-cell ns41:value-type="float" table:style-name="ce20" office:value="6" office:value-type="float">
            <text:p>6</text:p>
          </table:table-cell>
          <table:table-cell ns41:value-type="float" table:style-name="ce20" office:value="10" office:value-type="float">
            <text:p>10</text:p>
          </table:table-cell>
          <table:table-cell ns41:value-type="float" table:style-name="ce20" office:value="64" office:value-type="float">
            <text:p>64</text:p>
          </table:table-cell>
          <table:table-cell ns41:value-type="float" table:style-name="ce20" office:value="38" office:value-type="float">
            <text:p>38</text:p>
          </table:table-cell>
          <table:table-cell ns41:value-type="float" table:style-name="ce20" office:value="25" office:value-type="float">
            <text:p>25</text:p>
          </table:table-cell>
          <table:table-cell ns41:value-type="float" table:style-name="ce20" office:value="41" office:value-type="float">
            <text:p>41</text:p>
          </table:table-cell>
          <table:table-cell ns41:value-type="float" table:style-name="ce20" office:value="12" office:value-type="float">
            <text:p>12</text:p>
          </table:table-cell>
          <table:table-cell ns41:value-type="float" table:style-name="ce20" office:value="14" office:value-type="float">
            <text:p>14</text:p>
          </table:table-cell>
          <table:table-cell table:style-name="ce20" table:number-columns-repeated="2"/>
          <table:table-cell ns41:value-type="float" table:style-name="ce20" office:value="2" office:value-type="float">
            <text:p>2</text:p>
          </table:table-cell>
          <table:table-cell table:style-name="ce20" table:number-columns-repeated="7"/>
          <table:table-cell ns41:value-type="float" table:style-name="ce20" office:value="99" office:value-type="float">
            <text:p>99</text:p>
          </table:table-cell>
          <table:table-cell ns41:value-type="float" table:style-name="ce20" office:value="88" office:value-type="float">
            <text:p>88</text:p>
          </table:table-cell>
          <table:table-cell table:style-name="ce20" table:number-columns-repeated="8"/>
          <table:table-cell ns41:value-type="float" table:style-name="ce20" office:value="1" office:value-type="float">
            <text:p>1</text:p>
          </table:table-cell>
          <table:table-cell table:style-name="ce20" table:number-columns-repeated="11"/>
          <table:table-cell ns41:value-type="float" table:style-name="ce20" office:value="3" office:value-type="float">
            <text:p>3</text:p>
          </table:table-cell>
          <table:table-cell ns41:value-type="float" table:style-name="ce20" office:value="5" office:value-type="float">
            <text:p>5</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MEPPEL.</text:p>
          </table:table-cell>
          <table:table-cell ns41:value-type="string" table:style-name="ce16" office:value-type="string">
            <text:p>Buurtschap Zomerdijk</text:p>
          </table:table-cell>
          <table:table-cell table:style-name="Default"/>
          <table:table-cell ns41:value-type="float" table:style-name="ce96" office:value="19" office:value-type="float">
            <text:p>19</text:p>
          </table:table-cell>
          <table:table-cell table:style-name="ce20" table:number-columns-repeated="2"/>
          <table:table-cell ns41:value-type="float" table:style-name="ce20" office:value="19" office:value-type="float">
            <text:p>19</text:p>
          </table:table-cell>
          <table:table-cell ns41:value-type="float" table:style-name="ce20" office:value="42" office:value-type="float">
            <text:p>42</text:p>
          </table:table-cell>
          <table:table-cell ns41:value-type="float" table:style-name="ce20" office:value="58" office:value-type="float">
            <text:p>58</text:p>
          </table:table-cell>
          <table:table-cell ns41:value-type="float" table:style-name="ce20" office:value="42" office:value-type="float">
            <text:p>42</text:p>
          </table:table-cell>
          <table:table-cell ns41:value-type="float" table:style-name="ce20" office:value="58" office:value-type="float">
            <text:p>58</text:p>
          </table:table-cell>
          <table:table-cell table:style-name="ce20" table:number-columns-repeated="6"/>
          <table:table-cell ns41:value-type="float" table:style-name="ce20" office:value="26" office:value-type="float">
            <text:p>26</text:p>
          </table:table-cell>
          <table:table-cell ns41:value-type="float" table:style-name="ce20" office:value="40" office:value-type="float">
            <text:p>40</text:p>
          </table:table-cell>
          <table:table-cell ns41:value-type="float" office:value="15" table:style-name="ce20" table:number-columns-repeated="2" office:value-type="float">
            <text:p>15</text:p>
          </table:table-cell>
          <table:table-cell ns41:value-type="float" table:style-name="ce20" office:value="1" office:value-type="float">
            <text:p>1</text:p>
          </table:table-cell>
          <table:table-cell ns41:value-type="float" table:style-name="ce20" office:value="3" office:value-type="float">
            <text:p>3</text:p>
          </table:table-cell>
          <table:table-cell ns41:value-type="float" table:style-name="ce20" office:value="19" office:value-type="float">
            <text:p>19</text:p>
          </table:table-cell>
          <table:table-cell ns41:value-type="float" table:style-name="ce20" office:value="32" office:value-type="float">
            <text:p>32</text:p>
          </table:table-cell>
          <table:table-cell ns41:value-type="float" table:style-name="ce20" office:value="11" office:value-type="float">
            <text:p>11</text:p>
          </table:table-cell>
          <table:table-cell ns41:value-type="float" table:style-name="ce20" office:value="14" office:value-type="float">
            <text:p>14</text:p>
          </table:table-cell>
          <table:table-cell ns41:value-type="float" office:value="12" table:style-name="ce20" table:number-columns-repeated="2" office:value-type="float">
            <text:p>12</text:p>
          </table:table-cell>
          <table:table-cell table:style-name="ce20" table:number-columns-repeated="10"/>
          <table:table-cell ns41:value-type="float" table:style-name="ce20" office:value="42" office:value-type="float">
            <text:p>42</text:p>
          </table:table-cell>
          <table:table-cell ns41:value-type="float" table:style-name="ce20" office:value="55" office:value-type="float">
            <text:p>55</text:p>
          </table:table-cell>
          <table:table-cell table:style-name="ce20" table:number-columns-repeated="13"/>
          <table:table-cell ns41:value-type="float" table:style-name="ce20" office:value="3" office:value-type="float">
            <text:p>3</text:p>
          </table:table-cell>
          <table:table-cell table:style-name="ce20" table:number-columns-repeated="21"/>
          <table:table-cell table:style-name="ce97"/>
          <table:table-cell table:style-name="ce77" table:number-columns-repeated="4"/>
          <table:table-cell table:number-columns-repeated="943"/>
        </table:table-row>
        <table:table-row table:style-name="ro5">
          <table:table-cell ns41:value-type="string" table:style-name="ce8" office:value-type="string">
            <text:p>MEPPEL.</text:p>
          </table:table-cell>
          <table:table-cell ns41:value-type="string" table:style-name="ce16" office:value-type="string">
            <text:p>Buurtschap Zomerdijk Schepen</text:p>
          </table:table-cell>
          <table:table-cell table:style-name="Default"/>
          <table:table-cell table:style-name="ce96"/>
          <table:table-cell table:style-name="ce20"/>
          <table:table-cell ns41:value-type="float" office:value="21" table:style-name="ce20" table:number-columns-repeated="2" office:value-type="float">
            <text:p>21</text:p>
          </table:table-cell>
          <table:table-cell ns41:value-type="float" table:style-name="ce20" office:value="46" office:value-type="float">
            <text:p>46</text:p>
          </table:table-cell>
          <table:table-cell ns41:value-type="float" table:style-name="ce20" office:value="36" office:value-type="float">
            <text:p>36</text:p>
          </table:table-cell>
          <table:table-cell ns41:value-type="float" table:style-name="ce20" office:value="26" office:value-type="float">
            <text:p>26</text:p>
          </table:table-cell>
          <table:table-cell ns41:value-type="float" table:style-name="ce20" office:value="20" office:value-type="float">
            <text:p>20</text:p>
          </table:table-cell>
          <table:table-cell table:style-name="ce20" table:number-columns-repeated="2"/>
          <table:table-cell ns41:value-type="float" table:style-name="ce20" office:value="20" office:value-type="float">
            <text:p>20</text:p>
          </table:table-cell>
          <table:table-cell ns41:value-type="float" table:style-name="ce20" office:value="16" office:value-type="float">
            <text:p>16</text:p>
          </table:table-cell>
          <table:table-cell table:style-name="ce20" table:number-columns-repeated="2"/>
          <table:table-cell ns41:value-type="float" table:style-name="ce20" office:value="28" office:value-type="float">
            <text:p>28</text:p>
          </table:table-cell>
          <table:table-cell ns41:value-type="float" table:style-name="ce20" office:value="21" office:value-type="float">
            <text:p>21</text:p>
          </table:table-cell>
          <table:table-cell ns41:value-type="float" table:style-name="ce20" office:value="17" office:value-type="float">
            <text:p>17</text:p>
          </table:table-cell>
          <table:table-cell ns41:value-type="float" table:style-name="ce20" office:value="14" office:value-type="float">
            <text:p>14</text:p>
          </table:table-cell>
          <table:table-cell ns41:value-type="float" office:value="1" table:style-name="ce20" table:number-columns-repeated="2" office:value-type="float">
            <text:p>1</text:p>
          </table:table-cell>
          <table:table-cell ns41:value-type="float" table:style-name="ce20" office:value="21" office:value-type="float">
            <text:p>21</text:p>
          </table:table-cell>
          <table:table-cell ns41:value-type="float" table:style-name="ce20" office:value="13" office:value-type="float">
            <text:p>13</text:p>
          </table:table-cell>
          <table:table-cell ns41:value-type="float" table:style-name="ce20" office:value="7" office:value-type="float">
            <text:p>7</text:p>
          </table:table-cell>
          <table:table-cell ns41:value-type="float" table:style-name="ce20" office:value="5" office:value-type="float">
            <text:p>5</text:p>
          </table:table-cell>
          <table:table-cell ns41:value-type="float" office:value="18" table:style-name="ce20" table:number-columns-repeated="2" office:value-type="float">
            <text:p>18</text:p>
          </table:table-cell>
          <table:table-cell table:style-name="ce20" table:number-columns-repeated="10"/>
          <table:table-cell ns41:value-type="float" table:style-name="ce20" office:value="44" office:value-type="float">
            <text:p>44</text:p>
          </table:table-cell>
          <table:table-cell ns41:value-type="float" table:style-name="ce20" office:value="32" office:value-type="float">
            <text:p>32</text:p>
          </table:table-cell>
          <table:table-cell table:style-name="ce20" table:number-columns-repeated="15"/>
          <table:table-cell ns41:value-type="float" table:style-name="ce20" office:value="4" office:value-type="float">
            <text:p>4</text:p>
          </table:table-cell>
          <table:table-cell table:style-name="ce20" table:number-columns-repeated="4"/>
          <table:table-cell ns41:value-type="float" table:style-name="ce20" office:value="2" office:value-type="float">
            <text:p>2</text:p>
          </table:table-cell>
          <table:table-cell table:style-name="ce20" table:number-columns-repeated="14"/>
          <table:table-cell table:style-name="ce97"/>
          <table:table-cell table:style-name="ce77" table:number-columns-repeated="4"/>
          <table:table-cell table:number-columns-repeated="943"/>
        </table:table-row>
        <table:table-row table:style-name="ro5">
          <table:table-cell ns41:value-type="string" table:style-name="ce8" office:value-type="string">
            <text:p>MEPPEL.</text:p>
          </table:table-cell>
          <table:table-cell ns41:value-type="string" table:style-name="ce16" office:value-type="string">
            <text:p>Totaal</text:p>
          </table:table-cell>
          <table:table-cell table:style-name="Default"/>
          <table:table-cell ns41:value-type="float" table:style-name="ce33" office:value="1305" office:value-type="float">
            <text:p>1,305</text:p>
          </table:table-cell>
          <table:table-cell ns41:value-type="float" table:style-name="ce20" office:value="50" office:value-type="float">
            <text:p>50</text:p>
          </table:table-cell>
          <table:table-cell ns41:value-type="float" table:style-name="ce20" office:value="21" office:value-type="float">
            <text:p>21</text:p>
          </table:table-cell>
          <table:table-cell ns41:value-type="float" table:style-name="ce43" office:value="1381" office:value-type="float">
            <text:p>1,381</text:p>
          </table:table-cell>
          <table:table-cell ns41:value-type="float" table:style-name="ce43" office:value="3015" office:value-type="float">
            <text:p>3,015</text:p>
          </table:table-cell>
          <table:table-cell ns41:value-type="float" table:style-name="ce43" office:value="3387" office:value-type="float">
            <text:p>3,387</text:p>
          </table:table-cell>
          <table:table-cell ns41:value-type="float" table:style-name="ce43" office:value="2974" office:value-type="float">
            <text:p>2,974</text:p>
          </table:table-cell>
          <table:table-cell ns41:value-type="float" table:style-name="ce43" office:value="3352" office:value-type="float">
            <text:p>3,352</text:p>
          </table:table-cell>
          <table:table-cell ns41:value-type="float" table:style-name="ce20" office:value="10" office:value-type="float">
            <text:p>10</text:p>
          </table:table-cell>
          <table:table-cell ns41:value-type="float" table:style-name="ce20" office:value="14" office:value-type="float">
            <text:p>14</text:p>
          </table:table-cell>
          <table:table-cell ns41:value-type="float" table:style-name="ce20" office:value="31" office:value-type="float">
            <text:p>31</text:p>
          </table:table-cell>
          <table:table-cell ns41:value-type="float" table:style-name="ce20" office:value="21" office:value-type="float">
            <text:p>21</text:p>
          </table:table-cell>
          <table:table-cell ns41:value-type="float" table:style-name="ce20" office:value="53" office:value-type="float">
            <text:p>53</text:p>
          </table:table-cell>
          <table:table-cell ns41:value-type="float" table:style-name="ce20" office:value="18" office:value-type="float">
            <text:p>18</text:p>
          </table:table-cell>
          <table:table-cell ns41:value-type="float" table:style-name="ce43" office:value="1875" office:value-type="float">
            <text:p>1,875</text:p>
          </table:table-cell>
          <table:table-cell ns41:value-type="float" table:style-name="ce43" office:value="2099" office:value-type="float">
            <text:p>2,099</text:p>
          </table:table-cell>
          <table:table-cell ns41:value-type="float" table:style-name="ce20" office:value="999" office:value-type="float">
            <text:p>999</text:p>
          </table:table-cell>
          <table:table-cell ns41:value-type="float" table:style-name="ce43" office:value="1010" office:value-type="float">
            <text:p>1,010</text:p>
          </table:table-cell>
          <table:table-cell ns41:value-type="float" table:style-name="ce20" office:value="141" office:value-type="float">
            <text:p>141</text:p>
          </table:table-cell>
          <table:table-cell ns41:value-type="float" table:style-name="ce20" office:value="278" office:value-type="float">
            <text:p>278</text:p>
          </table:table-cell>
          <table:table-cell ns41:value-type="float" table:style-name="ce43" office:value="2284" office:value-type="float">
            <text:p>2,284</text:p>
          </table:table-cell>
          <table:table-cell ns41:value-type="float" table:style-name="ce43" office:value="2395" office:value-type="float">
            <text:p>2,395</text:p>
          </table:table-cell>
          <table:table-cell ns41:value-type="float" table:style-name="ce20" office:value="243" office:value-type="float">
            <text:p>243</text:p>
          </table:table-cell>
          <table:table-cell ns41:value-type="float" table:style-name="ce20" office:value="367" office:value-type="float">
            <text:p>367</text:p>
          </table:table-cell>
          <table:table-cell ns41:value-type="float" table:style-name="ce20" office:value="435" office:value-type="float">
            <text:p>435</text:p>
          </table:table-cell>
          <table:table-cell ns41:value-type="float" table:style-name="ce20" office:value="603" office:value-type="float">
            <text:p>603</text:p>
          </table:table-cell>
          <table:table-cell table:style-name="ce20"/>
          <table:table-cell ns41:value-type="float" table:style-name="ce20" office:value="1" office:value-type="float">
            <text:p>1</text:p>
          </table:table-cell>
          <table:table-cell ns41:value-type="float" table:style-name="ce20" office:value="50" office:value-type="float">
            <text:p>50</text:p>
          </table:table-cell>
          <table:table-cell ns41:value-type="float" table:style-name="ce20" office:value="18" office:value-type="float">
            <text:p>18</text:p>
          </table:table-cell>
          <table:table-cell ns41:value-type="float" table:style-name="ce20" office:value="2" office:value-type="float">
            <text:p>2</text:p>
          </table:table-cell>
          <table:table-cell ns41:value-type="float" table:style-name="ce20" office:value="3" office:value-type="float">
            <text:p>3</text:p>
          </table:table-cell>
          <table:table-cell table:style-name="ce20" table:number-columns-repeated="2"/>
          <table:table-cell ns41:value-type="float" table:style-name="ce20" office:value="1" office:value-type="float">
            <text:p>1</text:p>
          </table:table-cell>
          <table:table-cell table:style-name="ce20"/>
          <table:table-cell ns41:value-type="float" table:style-name="ce43" office:value="2636" office:value-type="float">
            <text:p>2,636</text:p>
          </table:table-cell>
          <table:table-cell ns41:value-type="float" table:style-name="ce43" office:value="2991" office:value-type="float">
            <text:p>2,991</text:p>
          </table:table-cell>
          <table:table-cell table:style-name="ce20" table:number-columns-repeated="8"/>
          <table:table-cell ns41:value-type="float" table:style-name="ce20" office:value="8" office:value-type="float">
            <text:p>8</text:p>
          </table:table-cell>
          <table:table-cell ns41:value-type="float" table:style-name="ce20" office:value="2" office:value-type="float">
            <text:p>2</text:p>
          </table:table-cell>
          <table:table-cell ns41:value-type="float" table:style-name="ce20" office:value="1" office:value-type="float">
            <text:p>1</text:p>
          </table:table-cell>
          <table:table-cell table:style-name="ce20"/>
          <table:table-cell ns41:value-type="float" table:style-name="ce20" office:value="15" office:value-type="float">
            <text:p>15</text:p>
          </table:table-cell>
          <table:table-cell ns41:value-type="float" table:style-name="ce20" office:value="17" office:value-type="float">
            <text:p>17</text:p>
          </table:table-cell>
          <table:table-cell table:style-name="ce20"/>
          <table:table-cell ns41:value-type="float" table:style-name="ce20" office:value="5" office:value-type="float">
            <text:p>5</text:p>
          </table:table-cell>
          <table:table-cell table:style-name="ce20" table:number-columns-repeated="4"/>
          <table:table-cell ns41:value-type="float" table:style-name="ce20" office:value="89" office:value-type="float">
            <text:p>89</text:p>
          </table:table-cell>
          <table:table-cell ns41:value-type="float" table:style-name="ce20" office:value="98" office:value-type="float">
            <text:p>98</text:p>
          </table:table-cell>
          <table:table-cell ns41:value-type="float" table:style-name="ce20" office:value="23" office:value-type="float">
            <text:p>23</text:p>
          </table:table-cell>
          <table:table-cell ns41:value-type="float" table:style-name="ce20" office:value="26" office:value-type="float">
            <text:p>26</text:p>
          </table:table-cell>
          <table:table-cell table:style-name="ce20" table:number-columns-repeated="6"/>
          <table:table-cell ns41:value-type="float" table:style-name="ce20" office:value="242" office:value-type="float">
            <text:p>242</text:p>
          </table:table-cell>
          <table:table-cell ns41:value-type="float" table:style-name="ce20" office:value="248" office:value-type="float">
            <text:p>248</text:p>
          </table:table-cell>
          <table:table-cell table:style-name="ce20" table:number-columns-repeated="2"/>
          <table:table-cell ns41:value-type="float" table:style-name="ce20" office:value="1" office:value-type="float">
            <text:p>1</text:p>
          </table:table-cell>
          <table:table-cell table:style-name="ce97"/>
          <table:table-cell table:style-name="ce77" table:number-columns-repeated="4"/>
          <table:table-cell table:number-columns-repeated="943"/>
        </table:table-row>
        <table:table-row table:style-name="ro5">
          <table:table-cell ns41:value-type="string" table:style-name="ce8" office:value-type="string">
            <text:p>ANLOO.</text:p>
          </table:table-cell>
          <table:table-cell ns41:value-type="string" table:style-name="ce16" office:value-type="string">
            <text:p>Dorp</text:p>
          </table:table-cell>
          <table:table-cell table:style-name="Default"/>
          <table:table-cell ns41:value-type="float" table:style-name="ce96" office:value="50" office:value-type="float">
            <text:p>50</text:p>
          </table:table-cell>
          <table:table-cell ns41:value-type="float" table:style-name="ce20" office:value="3" office:value-type="float">
            <text:p>3</text:p>
          </table:table-cell>
          <table:table-cell table:style-name="ce20"/>
          <table:table-cell ns41:value-type="float" table:style-name="ce20" office:value="57" office:value-type="float">
            <text:p>57</text:p>
          </table:table-cell>
          <table:table-cell ns41:value-type="float" table:style-name="ce20" office:value="141" office:value-type="float">
            <text:p>141</text:p>
          </table:table-cell>
          <table:table-cell ns41:value-type="float" table:style-name="ce20" office:value="136" office:value-type="float">
            <text:p>136</text:p>
          </table:table-cell>
          <table:table-cell ns41:value-type="float" table:style-name="ce20" office:value="139" office:value-type="float">
            <text:p>139</text:p>
          </table:table-cell>
          <table:table-cell ns41:value-type="float" table:style-name="ce20" office:value="130" office:value-type="float">
            <text:p>130</text:p>
          </table:table-cell>
          <table:table-cell ns41:value-type="float" table:style-name="ce20" office:value="2" office:value-type="float">
            <text:p>2</text:p>
          </table:table-cell>
          <table:table-cell ns41:value-type="float" table:style-name="ce20" office:value="6" office:value-type="float">
            <text:p>6</text:p>
          </table:table-cell>
          <table:table-cell table:style-name="ce20" table:number-columns-repeated="4"/>
          <table:table-cell ns41:value-type="float" table:style-name="ce20" office:value="90" office:value-type="float">
            <text:p>90</text:p>
          </table:table-cell>
          <table:table-cell ns41:value-type="float" table:style-name="ce20" office:value="84" office:value-type="float">
            <text:p>84</text:p>
          </table:table-cell>
          <table:table-cell ns41:value-type="float" table:style-name="ce20" office:value="40" office:value-type="float">
            <text:p>40</text:p>
          </table:table-cell>
          <table:table-cell ns41:value-type="float" table:style-name="ce20" office:value="41" office:value-type="float">
            <text:p>41</text:p>
          </table:table-cell>
          <table:table-cell ns41:value-type="float" office:value="11" table:style-name="ce20" table:number-columns-repeated="2" office:value-type="float">
            <text:p>11</text:p>
          </table:table-cell>
          <table:table-cell ns41:value-type="float" office:value="95" table:style-name="ce20" table:number-columns-repeated="2" office:value-type="float">
            <text:p>95</text:p>
          </table:table-cell>
          <table:table-cell ns41:value-type="float" table:style-name="ce20" office:value="25" office:value-type="float">
            <text:p>25</text:p>
          </table:table-cell>
          <table:table-cell ns41:value-type="float" table:style-name="ce20" office:value="31" office:value-type="float">
            <text:p>31</text:p>
          </table:table-cell>
          <table:table-cell ns41:value-type="float" table:style-name="ce20" office:value="19" office:value-type="float">
            <text:p>19</text:p>
          </table:table-cell>
          <table:table-cell ns41:value-type="float" table:style-name="ce20" office:value="10" office:value-type="float">
            <text:p>10</text:p>
          </table:table-cell>
          <table:table-cell table:style-name="ce20" table:number-columns-repeated="2"/>
          <table:table-cell ns41:value-type="float" table:style-name="ce20" office:value="2" office:value-type="float">
            <text:p>2</text:p>
          </table:table-cell>
          <table:table-cell table:style-name="ce20" table:number-columns-repeated="7"/>
          <table:table-cell ns41:value-type="float" table:style-name="ce20" office:value="140" office:value-type="float">
            <text:p>140</text:p>
          </table:table-cell>
          <table:table-cell ns41:value-type="float" table:style-name="ce20" office:value="136" office:value-type="float">
            <text:p>136</text:p>
          </table:table-cell>
          <table:table-cell table:style-name="ce20" table:number-columns-repeated="12"/>
          <table:table-cell ns41:value-type="float" table:style-name="ce20" office:value="1" office:value-type="float">
            <text:p>1</text:p>
          </table:table-cell>
          <table:table-cell table:style-name="ce20" table:number-columns-repeated="22"/>
          <table:table-cell table:style-name="ce97"/>
          <table:table-cell table:style-name="ce77" table:number-columns-repeated="4"/>
          <table:table-cell table:number-columns-repeated="943"/>
        </table:table-row>
        <table:table-row table:style-name="ro5">
          <table:table-cell ns41:value-type="string" table:style-name="ce8" office:value-type="string">
            <text:p>ANLOO.</text:p>
          </table:table-cell>
          <table:table-cell ns41:value-type="string" table:style-name="ce16" office:value-type="string">
            <text:p>Buurtschap Schipbork</text:p>
          </table:table-cell>
          <table:table-cell table:style-name="Default"/>
          <table:table-cell ns41:value-type="float" table:style-name="ce96" office:value="14" office:value-type="float">
            <text:p>14</text:p>
          </table:table-cell>
          <table:table-cell ns41:value-type="float" table:style-name="ce20" office:value="1" office:value-type="float">
            <text:p>1</text:p>
          </table:table-cell>
          <table:table-cell table:style-name="ce20"/>
          <table:table-cell ns41:value-type="float" table:style-name="ce20" office:value="16" office:value-type="float">
            <text:p>16</text:p>
          </table:table-cell>
          <table:table-cell ns41:value-type="float" table:style-name="ce20" office:value="39" office:value-type="float">
            <text:p>39</text:p>
          </table:table-cell>
          <table:table-cell ns41:value-type="float" table:style-name="ce20" office:value="48" office:value-type="float">
            <text:p>48</text:p>
          </table:table-cell>
          <table:table-cell ns41:value-type="float" table:style-name="ce20" office:value="36" office:value-type="float">
            <text:p>36</text:p>
          </table:table-cell>
          <table:table-cell ns41:value-type="float" table:style-name="ce20" office:value="47" office:value-type="float">
            <text:p>47</text:p>
          </table:table-cell>
          <table:table-cell ns41:value-type="float" table:style-name="ce20" office:value="3" office:value-type="float">
            <text:p>3</text:p>
          </table:table-cell>
          <table:table-cell ns41:value-type="float" table:style-name="ce20" office:value="1" office:value-type="float">
            <text:p>1</text:p>
          </table:table-cell>
          <table:table-cell table:style-name="ce20" table:number-columns-repeated="4"/>
          <table:table-cell ns41:value-type="float" table:style-name="ce20" office:value="26" office:value-type="float">
            <text:p>26</text:p>
          </table:table-cell>
          <table:table-cell ns41:value-type="float" table:style-name="ce20" office:value="30" office:value-type="float">
            <text:p>30</text:p>
          </table:table-cell>
          <table:table-cell ns41:value-type="float" table:style-name="ce20" office:value="13" office:value-type="float">
            <text:p>13</text:p>
          </table:table-cell>
          <table:table-cell ns41:value-type="float" table:style-name="ce20" office:value="14" office:value-type="float">
            <text:p>14</text:p>
          </table:table-cell>
          <table:table-cell table:style-name="ce20"/>
          <table:table-cell ns41:value-type="float" table:style-name="ce20" office:value="4" office:value-type="float">
            <text:p>4</text:p>
          </table:table-cell>
          <table:table-cell ns41:value-type="float" table:style-name="ce20" office:value="14" office:value-type="float">
            <text:p>14</text:p>
          </table:table-cell>
          <table:table-cell ns41:value-type="float" table:style-name="ce20" office:value="27" office:value-type="float">
            <text:p>27</text:p>
          </table:table-cell>
          <table:table-cell ns41:value-type="float" table:style-name="ce20" office:value="22" office:value-type="float">
            <text:p>22</text:p>
          </table:table-cell>
          <table:table-cell ns41:value-type="float" table:style-name="ce20" office:value="21" office:value-type="float">
            <text:p>21</text:p>
          </table:table-cell>
          <table:table-cell ns41:value-type="float" table:style-name="ce20" office:value="3" office:value-type="float">
            <text:p>3</text:p>
          </table:table-cell>
          <table:table-cell table:style-name="ce20" table:number-columns-repeated="11"/>
          <table:table-cell ns41:value-type="float" table:style-name="ce20" office:value="38" office:value-type="float">
            <text:p>38</text:p>
          </table:table-cell>
          <table:table-cell ns41:value-type="float" table:style-name="ce20" office:value="48" office:value-type="float">
            <text:p>48</text:p>
          </table:table-cell>
          <table:table-cell table:style-name="ce20" table:number-columns-repeated="22"/>
          <table:table-cell ns41:value-type="float" table:style-name="ce20" office:value="1" office:value-type="float">
            <text:p>1</text:p>
          </table:table-cell>
          <table:table-cell table:style-name="ce20" table:number-columns-repeated="12"/>
          <table:table-cell table:style-name="ce97"/>
          <table:table-cell table:style-name="ce77" table:number-columns-repeated="4"/>
          <table:table-cell table:number-columns-repeated="943"/>
        </table:table-row>
        <table:table-row table:style-name="ro5">
          <table:table-cell ns41:value-type="string" table:style-name="ce8" office:value-type="string">
            <text:p>ANLOO.</text:p>
          </table:table-cell>
          <table:table-cell ns41:value-type="string" table:style-name="ce16" office:value-type="string">
            <text:p>Buurtschap Gasteren</text:p>
          </table:table-cell>
          <table:table-cell table:style-name="Default"/>
          <table:table-cell ns41:value-type="float" table:style-name="ce96" office:value="29" office:value-type="float">
            <text:p>29</text:p>
          </table:table-cell>
          <table:table-cell ns41:value-type="float" table:style-name="ce20" office:value="1" office:value-type="float">
            <text:p>1</text:p>
          </table:table-cell>
          <table:table-cell table:style-name="ce20"/>
          <table:table-cell ns41:value-type="float" table:style-name="ce20" office:value="32" office:value-type="float">
            <text:p>32</text:p>
          </table:table-cell>
          <table:table-cell ns41:value-type="float" table:style-name="ce20" office:value="89" office:value-type="float">
            <text:p>89</text:p>
          </table:table-cell>
          <table:table-cell ns41:value-type="float" table:style-name="ce20" office:value="82" office:value-type="float">
            <text:p>82</text:p>
          </table:table-cell>
          <table:table-cell ns41:value-type="float" table:style-name="ce20" office:value="84" office:value-type="float">
            <text:p>84</text:p>
          </table:table-cell>
          <table:table-cell ns41:value-type="float" table:style-name="ce20" office:value="81" office:value-type="float">
            <text:p>81</text:p>
          </table:table-cell>
          <table:table-cell ns41:value-type="float" table:style-name="ce20" office:value="5" office:value-type="float">
            <text:p>5</text:p>
          </table:table-cell>
          <table:table-cell ns41:value-type="float" table:style-name="ce20" office:value="1" office:value-type="float">
            <text:p>1</text:p>
          </table:table-cell>
          <table:table-cell table:style-name="ce20" table:number-columns-repeated="4"/>
          <table:table-cell ns41:value-type="float" table:style-name="ce20" office:value="59" office:value-type="float">
            <text:p>59</text:p>
          </table:table-cell>
          <table:table-cell ns41:value-type="float" table:style-name="ce20" office:value="48" office:value-type="float">
            <text:p>48</text:p>
          </table:table-cell>
          <table:table-cell ns41:value-type="float" table:style-name="ce20" office:value="27" office:value-type="float">
            <text:p>27</text:p>
          </table:table-cell>
          <table:table-cell ns41:value-type="float" table:style-name="ce20" office:value="26" office:value-type="float">
            <text:p>26</text:p>
          </table:table-cell>
          <table:table-cell ns41:value-type="float" table:style-name="ce20" office:value="3" office:value-type="float">
            <text:p>3</text:p>
          </table:table-cell>
          <table:table-cell ns41:value-type="float" table:style-name="ce20" office:value="8" office:value-type="float">
            <text:p>8</text:p>
          </table:table-cell>
          <table:table-cell ns41:value-type="float" table:style-name="ce20" office:value="65" office:value-type="float">
            <text:p>65</text:p>
          </table:table-cell>
          <table:table-cell ns41:value-type="float" table:style-name="ce20" office:value="53" office:value-type="float">
            <text:p>53</text:p>
          </table:table-cell>
          <table:table-cell ns41:value-type="float" table:style-name="ce20" office:value="20" office:value-type="float">
            <text:p>20</text:p>
          </table:table-cell>
          <table:table-cell ns41:value-type="float" table:style-name="ce20" office:value="29" office:value-type="float">
            <text:p>29</text:p>
          </table:table-cell>
          <table:table-cell ns41:value-type="float" table:style-name="ce20" office:value="3" office:value-type="float">
            <text:p>3</text:p>
          </table:table-cell>
          <table:table-cell table:style-name="ce20" table:number-columns-repeated="3"/>
          <table:table-cell ns41:value-type="float" table:style-name="ce20" office:value="1" office:value-type="float">
            <text:p>1</text:p>
          </table:table-cell>
          <table:table-cell table:style-name="ce20" table:number-columns-repeated="7"/>
          <table:table-cell ns41:value-type="float" table:style-name="ce20" office:value="87" office:value-type="float">
            <text:p>87</text:p>
          </table:table-cell>
          <table:table-cell ns41:value-type="float" table:style-name="ce20" office:value="81" office:value-type="float">
            <text:p>81</text:p>
          </table:table-cell>
          <table:table-cell table:style-name="ce20" table:number-columns-repeated="20"/>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ANLOO.</text:p>
          </table:table-cell>
          <table:table-cell ns41:value-type="string" table:style-name="ce16" office:value-type="string">
            <text:p>Buurtschap Anderen</text:p>
          </table:table-cell>
          <table:table-cell table:style-name="Default"/>
          <table:table-cell ns41:value-type="float" table:style-name="ce96" office:value="21" office:value-type="float">
            <text:p>21</text:p>
          </table:table-cell>
          <table:table-cell ns41:value-type="float" table:style-name="ce20" office:value="1" office:value-type="float">
            <text:p>1</text:p>
          </table:table-cell>
          <table:table-cell table:style-name="ce20"/>
          <table:table-cell ns41:value-type="float" table:style-name="ce20" office:value="21" office:value-type="float">
            <text:p>21</text:p>
          </table:table-cell>
          <table:table-cell ns41:value-type="float" table:style-name="ce20" office:value="73" office:value-type="float">
            <text:p>73</text:p>
          </table:table-cell>
          <table:table-cell ns41:value-type="float" table:style-name="ce20" office:value="58" office:value-type="float">
            <text:p>58</text:p>
          </table:table-cell>
          <table:table-cell ns41:value-type="float" table:style-name="ce20" office:value="71" office:value-type="float">
            <text:p>71</text:p>
          </table:table-cell>
          <table:table-cell ns41:value-type="float" table:style-name="ce20" office:value="56" office:value-type="float">
            <text:p>56</text:p>
          </table:table-cell>
          <table:table-cell ns41:value-type="float" office:value="2" table:style-name="ce20" table:number-columns-repeated="2" office:value-type="float">
            <text:p>2</text:p>
          </table:table-cell>
          <table:table-cell table:style-name="ce20" table:number-columns-repeated="4"/>
          <table:table-cell ns41:value-type="float" table:style-name="ce20" office:value="52" office:value-type="float">
            <text:p>52</text:p>
          </table:table-cell>
          <table:table-cell ns41:value-type="float" table:style-name="ce20" office:value="36" office:value-type="float">
            <text:p>36</text:p>
          </table:table-cell>
          <table:table-cell ns41:value-type="float" office:value="17" table:style-name="ce20" table:number-columns-repeated="2" office:value-type="float">
            <text:p>17</text:p>
          </table:table-cell>
          <table:table-cell ns41:value-type="float" table:style-name="ce20" office:value="4" office:value-type="float">
            <text:p>4</text:p>
          </table:table-cell>
          <table:table-cell ns41:value-type="float" table:style-name="ce20" office:value="5" office:value-type="float">
            <text:p>5</text:p>
          </table:table-cell>
          <table:table-cell ns41:value-type="float" table:style-name="ce20" office:value="52" office:value-type="float">
            <text:p>52</text:p>
          </table:table-cell>
          <table:table-cell ns41:value-type="float" table:style-name="ce20" office:value="35" office:value-type="float">
            <text:p>35</text:p>
          </table:table-cell>
          <table:table-cell ns41:value-type="float" table:style-name="ce20" office:value="20" office:value-type="float">
            <text:p>20</text:p>
          </table:table-cell>
          <table:table-cell ns41:value-type="float" table:style-name="ce20" office:value="22" office:value-type="float">
            <text:p>22</text:p>
          </table:table-cell>
          <table:table-cell ns41:value-type="float" office:value="1" table:style-name="ce20" table:number-columns-repeated="2" office:value-type="float">
            <text:p>1</text:p>
          </table:table-cell>
          <table:table-cell table:style-name="ce20" table:number-columns-repeated="10"/>
          <table:table-cell ns41:value-type="float" table:style-name="ce20" office:value="73" office:value-type="float">
            <text:p>73</text:p>
          </table:table-cell>
          <table:table-cell ns41:value-type="float" table:style-name="ce20" office:value="58" office:value-type="float">
            <text:p>58</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ANLOO.</text:p>
          </table:table-cell>
          <table:table-cell ns41:value-type="string" table:style-name="ce16" office:value-type="string">
            <text:p>Dorp Eext</text:p>
          </table:table-cell>
          <table:table-cell table:style-name="Default"/>
          <table:table-cell ns41:value-type="float" table:style-name="ce96" office:value="85" office:value-type="float">
            <text:p>85</text:p>
          </table:table-cell>
          <table:table-cell ns41:value-type="float" table:style-name="ce20" office:value="3" office:value-type="float">
            <text:p>3</text:p>
          </table:table-cell>
          <table:table-cell table:style-name="ce20"/>
          <table:table-cell ns41:value-type="float" table:style-name="ce20" office:value="91" office:value-type="float">
            <text:p>91</text:p>
          </table:table-cell>
          <table:table-cell ns41:value-type="float" table:style-name="ce20" office:value="254" office:value-type="float">
            <text:p>254</text:p>
          </table:table-cell>
          <table:table-cell ns41:value-type="float" table:style-name="ce20" office:value="206" office:value-type="float">
            <text:p>206</text:p>
          </table:table-cell>
          <table:table-cell ns41:value-type="float" table:style-name="ce20" office:value="237" office:value-type="float">
            <text:p>237</text:p>
          </table:table-cell>
          <table:table-cell ns41:value-type="float" table:style-name="ce20" office:value="196" office:value-type="float">
            <text:p>196</text:p>
          </table:table-cell>
          <table:table-cell ns41:value-type="float" table:style-name="ce20" office:value="17" office:value-type="float">
            <text:p>17</text:p>
          </table:table-cell>
          <table:table-cell ns41:value-type="float" table:style-name="ce20" office:value="10" office:value-type="float">
            <text:p>10</text:p>
          </table:table-cell>
          <table:table-cell table:style-name="ce20" table:number-columns-repeated="4"/>
          <table:table-cell ns41:value-type="float" table:style-name="ce20" office:value="166" office:value-type="float">
            <text:p>166</text:p>
          </table:table-cell>
          <table:table-cell ns41:value-type="float" table:style-name="ce20" office:value="120" office:value-type="float">
            <text:p>120</text:p>
          </table:table-cell>
          <table:table-cell ns41:value-type="float" office:value="71" table:style-name="ce20" table:number-columns-repeated="2" office:value-type="float">
            <text:p>71</text:p>
          </table:table-cell>
          <table:table-cell ns41:value-type="float" table:style-name="ce20" office:value="17" office:value-type="float">
            <text:p>17</text:p>
          </table:table-cell>
          <table:table-cell ns41:value-type="float" table:style-name="ce20" office:value="15" office:value-type="float">
            <text:p>15</text:p>
          </table:table-cell>
          <table:table-cell ns41:value-type="float" table:style-name="ce20" office:value="192" office:value-type="float">
            <text:p>192</text:p>
          </table:table-cell>
          <table:table-cell ns41:value-type="float" table:style-name="ce20" office:value="141" office:value-type="float">
            <text:p>141</text:p>
          </table:table-cell>
          <table:table-cell ns41:value-type="float" table:style-name="ce20" office:value="52" office:value-type="float">
            <text:p>52</text:p>
          </table:table-cell>
          <table:table-cell ns41:value-type="float" table:style-name="ce20" office:value="54" office:value-type="float">
            <text:p>54</text:p>
          </table:table-cell>
          <table:table-cell ns41:value-type="float" table:style-name="ce20" office:value="9" office:value-type="float">
            <text:p>9</text:p>
          </table:table-cell>
          <table:table-cell ns41:value-type="float" table:style-name="ce20" office:value="11" office:value-type="float">
            <text:p>11</text:p>
          </table:table-cell>
          <table:table-cell table:style-name="ce20" table:number-columns-repeated="4"/>
          <table:table-cell ns41:value-type="float" table:style-name="ce20" office:value="1" office:value-type="float">
            <text:p>1</text:p>
          </table:table-cell>
          <table:table-cell table:style-name="ce20" table:number-columns-repeated="5"/>
          <table:table-cell ns41:value-type="float" table:style-name="ce20" office:value="252" office:value-type="float">
            <text:p>252</text:p>
          </table:table-cell>
          <table:table-cell ns41:value-type="float" table:style-name="ce20" office:value="205" office:value-type="float">
            <text:p>205</text:p>
          </table:table-cell>
          <table:table-cell table:style-name="ce20" table:number-columns-repeated="20"/>
          <table:table-cell ns41:value-type="float" office:value="1" table:style-name="ce20" table:number-columns-repeated="3" office:value-type="float">
            <text:p>1</text:p>
          </table:table-cell>
          <table:table-cell table:style-name="ce20" table:number-columns-repeated="12"/>
          <table:table-cell table:style-name="ce97"/>
          <table:table-cell table:style-name="ce77" table:number-columns-repeated="4"/>
          <table:table-cell table:number-columns-repeated="943"/>
        </table:table-row>
        <table:table-row table:style-name="ro5">
          <table:table-cell ns41:value-type="string" table:style-name="ce8" office:value-type="string">
            <text:p>ANLOO.</text:p>
          </table:table-cell>
          <table:table-cell ns41:value-type="string" table:style-name="ce16" office:value-type="string">
            <text:p>Buurtschap Zandvoort</text:p>
          </table:table-cell>
          <table:table-cell table:style-name="Default"/>
          <table:table-cell ns41:value-type="float" table:style-name="ce96" office:value="15" office:value-type="float">
            <text:p>15</text:p>
          </table:table-cell>
          <table:table-cell table:style-name="ce20" table:number-columns-repeated="2"/>
          <table:table-cell ns41:value-type="float" table:style-name="ce20" office:value="15" office:value-type="float">
            <text:p>15</text:p>
          </table:table-cell>
          <table:table-cell ns41:value-type="float" table:style-name="ce20" office:value="40" office:value-type="float">
            <text:p>40</text:p>
          </table:table-cell>
          <table:table-cell ns41:value-type="float" table:style-name="ce20" office:value="34" office:value-type="float">
            <text:p>34</text:p>
          </table:table-cell>
          <table:table-cell ns41:value-type="float" table:style-name="ce20" office:value="40" office:value-type="float">
            <text:p>40</text:p>
          </table:table-cell>
          <table:table-cell ns41:value-type="float" table:style-name="ce20" office:value="31" office:value-type="float">
            <text:p>31</text:p>
          </table:table-cell>
          <table:table-cell table:style-name="ce20" table:number-columns-repeated="3"/>
          <table:table-cell ns41:value-type="float" table:style-name="ce20" office:value="3" office:value-type="float">
            <text:p>3</text:p>
          </table:table-cell>
          <table:table-cell table:style-name="ce20" table:number-columns-repeated="2"/>
          <table:table-cell ns41:value-type="float" table:style-name="ce20" office:value="27" office:value-type="float">
            <text:p>27</text:p>
          </table:table-cell>
          <table:table-cell ns41:value-type="float" table:style-name="ce20" office:value="19" office:value-type="float">
            <text:p>19</text:p>
          </table:table-cell>
          <table:table-cell ns41:value-type="float" office:value="12" table:style-name="ce20" table:number-columns-repeated="2" office:value-type="float">
            <text:p>12</text:p>
          </table:table-cell>
          <table:table-cell ns41:value-type="float" table:style-name="ce20" office:value="1" office:value-type="float">
            <text:p>1</text:p>
          </table:table-cell>
          <table:table-cell ns41:value-type="float" table:style-name="ce20" office:value="3" office:value-type="float">
            <text:p>3</text:p>
          </table:table-cell>
          <table:table-cell ns41:value-type="float" table:style-name="ce20" office:value="31" office:value-type="float">
            <text:p>31</text:p>
          </table:table-cell>
          <table:table-cell ns41:value-type="float" table:style-name="ce20" office:value="15" office:value-type="float">
            <text:p>15</text:p>
          </table:table-cell>
          <table:table-cell ns41:value-type="float" table:style-name="ce20" office:value="9" office:value-type="float">
            <text:p>9</text:p>
          </table:table-cell>
          <table:table-cell ns41:value-type="float" table:style-name="ce20" office:value="14" office:value-type="float">
            <text:p>14</text:p>
          </table:table-cell>
          <table:table-cell table:style-name="ce20"/>
          <table:table-cell ns41:value-type="float" table:style-name="ce20" office:value="5" office:value-type="float">
            <text:p>5</text:p>
          </table:table-cell>
          <table:table-cell table:style-name="ce20" table:number-columns-repeated="10"/>
          <table:table-cell ns41:value-type="float" table:style-name="ce20" office:value="40" office:value-type="float">
            <text:p>40</text:p>
          </table:table-cell>
          <table:table-cell ns41:value-type="float" table:style-name="ce20" office:value="33" office:value-type="float">
            <text:p>33</text:p>
          </table:table-cell>
          <table:table-cell table:style-name="ce20" table:number-columns-repeated="23"/>
          <table:table-cell ns41:value-type="float" table:style-name="ce20" office:value="1" office:value-type="float">
            <text:p>1</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ANLOO.</text:p>
          </table:table-cell>
          <table:table-cell ns41:value-type="string" table:style-name="ce16" office:value-type="string">
            <text:p>Buurtschap Annen</text:p>
          </table:table-cell>
          <table:table-cell table:style-name="Default"/>
          <table:table-cell ns41:value-type="float" table:style-name="ce96" office:value="85" office:value-type="float">
            <text:p>85</text:p>
          </table:table-cell>
          <table:table-cell ns41:value-type="float" table:style-name="ce20" office:value="1" office:value-type="float">
            <text:p>1</text:p>
          </table:table-cell>
          <table:table-cell table:style-name="ce20"/>
          <table:table-cell ns41:value-type="float" table:style-name="ce20" office:value="100" office:value-type="float">
            <text:p>100</text:p>
          </table:table-cell>
          <table:table-cell ns41:value-type="float" table:style-name="ce20" office:value="245" office:value-type="float">
            <text:p>245</text:p>
          </table:table-cell>
          <table:table-cell ns41:value-type="float" table:style-name="ce20" office:value="230" office:value-type="float">
            <text:p>230</text:p>
          </table:table-cell>
          <table:table-cell ns41:value-type="float" table:style-name="ce20" office:value="235" office:value-type="float">
            <text:p>235</text:p>
          </table:table-cell>
          <table:table-cell ns41:value-type="float" table:style-name="ce20" office:value="227" office:value-type="float">
            <text:p>227</text:p>
          </table:table-cell>
          <table:table-cell ns41:value-type="float" table:style-name="ce20" office:value="10" office:value-type="float">
            <text:p>10</text:p>
          </table:table-cell>
          <table:table-cell ns41:value-type="float" table:style-name="ce20" office:value="3" office:value-type="float">
            <text:p>3</text:p>
          </table:table-cell>
          <table:table-cell table:style-name="ce20" table:number-columns-repeated="3"/>
          <table:table-cell ns41:value-type="float" table:style-name="ce20" office:value="1" office:value-type="float">
            <text:p>1</text:p>
          </table:table-cell>
          <table:table-cell ns41:value-type="float" table:style-name="ce20" office:value="148" office:value-type="float">
            <text:p>148</text:p>
          </table:table-cell>
          <table:table-cell ns41:value-type="float" table:style-name="ce20" office:value="135" office:value-type="float">
            <text:p>135</text:p>
          </table:table-cell>
          <table:table-cell ns41:value-type="float" table:style-name="ce20" office:value="83" office:value-type="float">
            <text:p>83</text:p>
          </table:table-cell>
          <table:table-cell ns41:value-type="float" table:style-name="ce20" office:value="82" office:value-type="float">
            <text:p>82</text:p>
          </table:table-cell>
          <table:table-cell ns41:value-type="float" table:style-name="ce20" office:value="14" office:value-type="float">
            <text:p>14</text:p>
          </table:table-cell>
          <table:table-cell ns41:value-type="float" table:style-name="ce20" office:value="13" office:value-type="float">
            <text:p>13</text:p>
          </table:table-cell>
          <table:table-cell ns41:value-type="float" table:style-name="ce20" office:value="170" office:value-type="float">
            <text:p>170</text:p>
          </table:table-cell>
          <table:table-cell ns41:value-type="float" table:style-name="ce20" office:value="168" office:value-type="float">
            <text:p>168</text:p>
          </table:table-cell>
          <table:table-cell ns41:value-type="float" table:style-name="ce20" office:value="40" office:value-type="float">
            <text:p>40</text:p>
          </table:table-cell>
          <table:table-cell ns41:value-type="float" table:style-name="ce20" office:value="46" office:value-type="float">
            <text:p>46</text:p>
          </table:table-cell>
          <table:table-cell ns41:value-type="float" table:style-name="ce20" office:value="29" office:value-type="float">
            <text:p>29</text:p>
          </table:table-cell>
          <table:table-cell ns41:value-type="float" table:style-name="ce20" office:value="16" office:value-type="float">
            <text:p>16</text:p>
          </table:table-cell>
          <table:table-cell table:style-name="ce20" table:number-columns-repeated="2"/>
          <table:table-cell ns41:value-type="float" table:style-name="ce20" office:value="6" office:value-type="float">
            <text:p>6</text:p>
          </table:table-cell>
          <table:table-cell table:style-name="ce20" table:number-columns-repeated="7"/>
          <table:table-cell ns41:value-type="float" table:style-name="ce20" office:value="239" office:value-type="float">
            <text:p>239</text:p>
          </table:table-cell>
          <table:table-cell ns41:value-type="float" table:style-name="ce20" office:value="225" office:value-type="float">
            <text:p>225</text:p>
          </table:table-cell>
          <table:table-cell table:style-name="ce20" table:number-columns-repeated="8"/>
          <table:table-cell ns41:value-type="float" table:style-name="ce20" office:value="1" office:value-type="float">
            <text:p>1</text:p>
          </table:table-cell>
          <table:table-cell table:style-name="ce20" table:number-columns-repeated="3"/>
          <table:table-cell ns41:value-type="float" table:style-name="ce20" office:value="3" office:value-type="float">
            <text:p>3</text:p>
          </table:table-cell>
          <table:table-cell ns41:value-type="float" table:style-name="ce20" office:value="2" office:value-type="float">
            <text:p>2</text:p>
          </table:table-cell>
          <table:table-cell table:style-name="ce20" table:number-columns-repeated="8"/>
          <table:table-cell ns41:value-type="float" table:style-name="ce20" office:value="1" office:value-type="float">
            <text:p>1</text:p>
          </table:table-cell>
          <table:table-cell table:style-name="ce20" table:number-columns-repeated="7"/>
          <table:table-cell ns41:value-type="float" table:style-name="ce20" office:value="1" office:value-type="float">
            <text:p>1</text:p>
          </table:table-cell>
          <table:table-cell ns41:value-type="float" table:style-name="ce20" office:value="3" office:value-type="float">
            <text:p>3</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ANLOO.</text:p>
          </table:table-cell>
          <table:table-cell ns41:value-type="string" table:style-name="ce16" office:value-type="string">
            <text:p>Buurtschap Annerveen</text:p>
          </table:table-cell>
          <table:table-cell table:style-name="Default"/>
          <table:table-cell ns41:value-type="float" table:style-name="ce96" office:value="32" office:value-type="float">
            <text:p>32</text:p>
          </table:table-cell>
          <table:table-cell ns41:value-type="float" table:style-name="ce20" office:value="1" office:value-type="float">
            <text:p>1</text:p>
          </table:table-cell>
          <table:table-cell table:style-name="ce20"/>
          <table:table-cell ns41:value-type="float" table:style-name="ce20" office:value="33" office:value-type="float">
            <text:p>33</text:p>
          </table:table-cell>
          <table:table-cell ns41:value-type="float" table:style-name="ce20" office:value="100" office:value-type="float">
            <text:p>100</text:p>
          </table:table-cell>
          <table:table-cell ns41:value-type="float" table:style-name="ce20" office:value="85" office:value-type="float">
            <text:p>85</text:p>
          </table:table-cell>
          <table:table-cell ns41:value-type="float" table:style-name="ce20" office:value="96" office:value-type="float">
            <text:p>96</text:p>
          </table:table-cell>
          <table:table-cell ns41:value-type="float" table:style-name="ce20" office:value="83" office:value-type="float">
            <text:p>83</text:p>
          </table:table-cell>
          <table:table-cell ns41:value-type="float" table:style-name="ce20" office:value="4" office:value-type="float">
            <text:p>4</text:p>
          </table:table-cell>
          <table:table-cell ns41:value-type="float" table:style-name="ce20" office:value="2" office:value-type="float">
            <text:p>2</text:p>
          </table:table-cell>
          <table:table-cell table:style-name="ce20" table:number-columns-repeated="4"/>
          <table:table-cell ns41:value-type="float" table:style-name="ce20" office:value="68" office:value-type="float">
            <text:p>68</text:p>
          </table:table-cell>
          <table:table-cell ns41:value-type="float" table:style-name="ce20" office:value="50" office:value-type="float">
            <text:p>50</text:p>
          </table:table-cell>
          <table:table-cell ns41:value-type="float" office:value="28" table:style-name="ce20" table:number-columns-repeated="2" office:value-type="float">
            <text:p>28</text:p>
          </table:table-cell>
          <table:table-cell ns41:value-type="float" table:style-name="ce20" office:value="4" office:value-type="float">
            <text:p>4</text:p>
          </table:table-cell>
          <table:table-cell ns41:value-type="float" table:style-name="ce20" office:value="7" office:value-type="float">
            <text:p>7</text:p>
          </table:table-cell>
          <table:table-cell ns41:value-type="float" table:style-name="ce20" office:value="73" office:value-type="float">
            <text:p>73</text:p>
          </table:table-cell>
          <table:table-cell ns41:value-type="float" table:style-name="ce20" office:value="69" office:value-type="float">
            <text:p>69</text:p>
          </table:table-cell>
          <table:table-cell ns41:value-type="float" table:style-name="ce20" office:value="11" office:value-type="float">
            <text:p>11</text:p>
          </table:table-cell>
          <table:table-cell ns41:value-type="float" table:style-name="ce20" office:value="10" office:value-type="float">
            <text:p>10</text:p>
          </table:table-cell>
          <table:table-cell ns41:value-type="float" table:style-name="ce20" office:value="16" office:value-type="float">
            <text:p>16</text:p>
          </table:table-cell>
          <table:table-cell ns41:value-type="float" table:style-name="ce20" office:value="6" office:value-type="float">
            <text:p>6</text:p>
          </table:table-cell>
          <table:table-cell table:style-name="ce20" table:number-columns-repeated="10"/>
          <table:table-cell ns41:value-type="float" table:style-name="ce20" office:value="100" office:value-type="float">
            <text:p>100</text:p>
          </table:table-cell>
          <table:table-cell ns41:value-type="float" table:style-name="ce20" office:value="85" office:value-type="float">
            <text:p>85</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ANLOO.</text:p>
          </table:table-cell>
          <table:table-cell ns41:value-type="string" table:style-name="ce16" office:value-type="string">
            <text:p>Buurtschap Eexterveen</text:p>
          </table:table-cell>
          <table:table-cell table:style-name="Default"/>
          <table:table-cell ns41:value-type="float" table:style-name="ce96" office:value="37" office:value-type="float">
            <text:p>37</text:p>
          </table:table-cell>
          <table:table-cell ns41:value-type="float" table:style-name="ce20" office:value="1" office:value-type="float">
            <text:p>1</text:p>
          </table:table-cell>
          <table:table-cell table:style-name="ce20"/>
          <table:table-cell ns41:value-type="float" table:style-name="ce20" office:value="40" office:value-type="float">
            <text:p>40</text:p>
          </table:table-cell>
          <table:table-cell ns41:value-type="float" table:style-name="ce20" office:value="119" office:value-type="float">
            <text:p>119</text:p>
          </table:table-cell>
          <table:table-cell ns41:value-type="float" table:style-name="ce20" office:value="98" office:value-type="float">
            <text:p>98</text:p>
          </table:table-cell>
          <table:table-cell ns41:value-type="float" table:style-name="ce20" office:value="117" office:value-type="float">
            <text:p>117</text:p>
          </table:table-cell>
          <table:table-cell ns41:value-type="float" table:style-name="ce20" office:value="95" office:value-type="float">
            <text:p>95</text:p>
          </table:table-cell>
          <table:table-cell ns41:value-type="float" table:style-name="ce20" office:value="2" office:value-type="float">
            <text:p>2</text:p>
          </table:table-cell>
          <table:table-cell ns41:value-type="float" table:style-name="ce20" office:value="3" office:value-type="float">
            <text:p>3</text:p>
          </table:table-cell>
          <table:table-cell table:style-name="ce20" table:number-columns-repeated="4"/>
          <table:table-cell ns41:value-type="float" table:style-name="ce20" office:value="83" office:value-type="float">
            <text:p>83</text:p>
          </table:table-cell>
          <table:table-cell ns41:value-type="float" table:style-name="ce20" office:value="55" office:value-type="float">
            <text:p>55</text:p>
          </table:table-cell>
          <table:table-cell ns41:value-type="float" office:value="35" table:style-name="ce20" table:number-columns-repeated="2" office:value-type="float">
            <text:p>35</text:p>
          </table:table-cell>
          <table:table-cell ns41:value-type="float" table:style-name="ce20" office:value="1" office:value-type="float">
            <text:p>1</text:p>
          </table:table-cell>
          <table:table-cell ns41:value-type="float" table:style-name="ce20" office:value="8" office:value-type="float">
            <text:p>8</text:p>
          </table:table-cell>
          <table:table-cell ns41:value-type="float" table:style-name="ce20" office:value="97" office:value-type="float">
            <text:p>97</text:p>
          </table:table-cell>
          <table:table-cell ns41:value-type="float" table:style-name="ce20" office:value="70" office:value-type="float">
            <text:p>70</text:p>
          </table:table-cell>
          <table:table-cell ns41:value-type="float" table:style-name="ce20" office:value="16" office:value-type="float">
            <text:p>16</text:p>
          </table:table-cell>
          <table:table-cell ns41:value-type="float" table:style-name="ce20" office:value="23" office:value-type="float">
            <text:p>23</text:p>
          </table:table-cell>
          <table:table-cell ns41:value-type="float" office:value="5" table:style-name="ce20" table:number-columns-repeated="2" office:value-type="float">
            <text:p>5</text:p>
          </table:table-cell>
          <table:table-cell table:style-name="ce20" table:number-columns-repeated="2"/>
          <table:table-cell ns41:value-type="float" table:style-name="ce20" office:value="1" office:value-type="float">
            <text:p>1</text:p>
          </table:table-cell>
          <table:table-cell table:style-name="ce20" table:number-columns-repeated="7"/>
          <table:table-cell ns41:value-type="float" table:style-name="ce20" office:value="118" office:value-type="float">
            <text:p>118</text:p>
          </table:table-cell>
          <table:table-cell ns41:value-type="float" table:style-name="ce20" office:value="97" office:value-type="float">
            <text:p>97</text:p>
          </table:table-cell>
          <table:table-cell table:style-name="ce20" table:number-columns-repeated="8"/>
          <table:table-cell ns41:value-type="float" office:value="1" table:style-name="ce20" table:number-columns-repeated="2" office:value-type="float">
            <text:p>1</text:p>
          </table:table-cell>
          <table:table-cell table:style-name="ce20" table:number-columns-repeated="25"/>
          <table:table-cell table:style-name="ce97"/>
          <table:table-cell table:style-name="ce77" table:number-columns-repeated="4"/>
          <table:table-cell table:number-columns-repeated="943"/>
        </table:table-row>
        <table:table-row table:style-name="ro5">
          <table:table-cell ns41:value-type="string" table:style-name="ce8" office:value-type="string">
            <text:p>ANLOO.</text:p>
          </table:table-cell>
          <table:table-cell ns41:value-type="string" table:style-name="ce16" office:value-type="string">
            <text:p>Dorp Annerveensche Compagnie</text:p>
          </table:table-cell>
          <table:table-cell table:style-name="Default"/>
          <table:table-cell ns41:value-type="float" table:style-name="ce96" office:value="70" office:value-type="float">
            <text:p>70</text:p>
          </table:table-cell>
          <table:table-cell ns41:value-type="float" table:style-name="ce20" office:value="4" office:value-type="float">
            <text:p>4</text:p>
          </table:table-cell>
          <table:table-cell table:style-name="ce20"/>
          <table:table-cell ns41:value-type="float" table:style-name="ce20" office:value="86" office:value-type="float">
            <text:p>86</text:p>
          </table:table-cell>
          <table:table-cell ns41:value-type="float" table:style-name="ce20" office:value="211" office:value-type="float">
            <text:p>211</text:p>
          </table:table-cell>
          <table:table-cell ns41:value-type="float" table:style-name="ce20" office:value="248" office:value-type="float">
            <text:p>248</text:p>
          </table:table-cell>
          <table:table-cell ns41:value-type="float" table:style-name="ce20" office:value="210" office:value-type="float">
            <text:p>210</text:p>
          </table:table-cell>
          <table:table-cell ns41:value-type="float" table:style-name="ce20" office:value="237" office:value-type="float">
            <text:p>237</text:p>
          </table:table-cell>
          <table:table-cell ns41:value-type="float" table:style-name="ce20" office:value="1" office:value-type="float">
            <text:p>1</text:p>
          </table:table-cell>
          <table:table-cell ns41:value-type="float" table:style-name="ce20" office:value="11" office:value-type="float">
            <text:p>11</text:p>
          </table:table-cell>
          <table:table-cell table:style-name="ce20" table:number-columns-repeated="2"/>
          <table:table-cell ns41:value-type="float" table:style-name="ce20" office:value="3" office:value-type="float">
            <text:p>3</text:p>
          </table:table-cell>
          <table:table-cell table:style-name="ce20"/>
          <table:table-cell ns41:value-type="float" table:style-name="ce20" office:value="134" office:value-type="float">
            <text:p>134</text:p>
          </table:table-cell>
          <table:table-cell ns41:value-type="float" table:style-name="ce20" office:value="169" office:value-type="float">
            <text:p>169</text:p>
          </table:table-cell>
          <table:table-cell ns41:value-type="float" table:style-name="ce20" office:value="68" office:value-type="float">
            <text:p>68</text:p>
          </table:table-cell>
          <table:table-cell ns41:value-type="float" table:style-name="ce20" office:value="71" office:value-type="float">
            <text:p>71</text:p>
          </table:table-cell>
          <table:table-cell ns41:value-type="float" table:style-name="ce20" office:value="9" office:value-type="float">
            <text:p>9</text:p>
          </table:table-cell>
          <table:table-cell ns41:value-type="float" table:style-name="ce20" office:value="8" office:value-type="float">
            <text:p>8</text:p>
          </table:table-cell>
          <table:table-cell ns41:value-type="float" table:style-name="ce20" office:value="114" office:value-type="float">
            <text:p>114</text:p>
          </table:table-cell>
          <table:table-cell ns41:value-type="float" table:style-name="ce20" office:value="137" office:value-type="float">
            <text:p>137</text:p>
          </table:table-cell>
          <table:table-cell ns41:value-type="float" table:style-name="ce20" office:value="11" office:value-type="float">
            <text:p>11</text:p>
          </table:table-cell>
          <table:table-cell ns41:value-type="float" table:style-name="ce20" office:value="12" office:value-type="float">
            <text:p>12</text:p>
          </table:table-cell>
          <table:table-cell ns41:value-type="float" table:style-name="ce20" office:value="81" office:value-type="float">
            <text:p>81</text:p>
          </table:table-cell>
          <table:table-cell ns41:value-type="float" table:style-name="ce20" office:value="99" office:value-type="float">
            <text:p>99</text:p>
          </table:table-cell>
          <table:table-cell ns41:value-type="float" table:style-name="ce20" office:value="1" office:value-type="float">
            <text:p>1</text:p>
          </table:table-cell>
          <table:table-cell table:style-name="ce20"/>
          <table:table-cell ns41:value-type="float" table:style-name="ce20" office:value="4" office:value-type="float">
            <text:p>4</text:p>
          </table:table-cell>
          <table:table-cell table:style-name="ce20" table:number-columns-repeated="7"/>
          <table:table-cell ns41:value-type="float" table:style-name="ce20" office:value="203" office:value-type="float">
            <text:p>203</text:p>
          </table:table-cell>
          <table:table-cell ns41:value-type="float" table:style-name="ce20" office:value="235" office:value-type="float">
            <text:p>235</text:p>
          </table:table-cell>
          <table:table-cell table:style-name="ce20" table:number-columns-repeated="8"/>
          <table:table-cell ns41:value-type="float" table:style-name="ce20" office:value="4" office:value-type="float">
            <text:p>4</text:p>
          </table:table-cell>
          <table:table-cell ns41:value-type="float" table:style-name="ce20" office:value="5" office:value-type="float">
            <text:p>5</text:p>
          </table:table-cell>
          <table:table-cell table:style-name="ce20" table:number-columns-repeated="11"/>
          <table:table-cell ns41:value-type="float" table:style-name="ce20" office:value="1" office:value-type="float">
            <text:p>1</text:p>
          </table:table-cell>
          <table:table-cell ns41:value-type="float" table:style-name="ce20" office:value="4" office:value-type="float">
            <text:p>4</text:p>
          </table:table-cell>
          <table:table-cell ns41:value-type="float" table:style-name="ce20" office:value="7" office:value-type="float">
            <text:p>7</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ANLOO.</text:p>
          </table:table-cell>
          <table:table-cell ns41:value-type="string" table:style-name="ce16" office:value-type="string">
            <text:p>Dorp Annerveensche Compagnie Schepen</text:p>
          </table:table-cell>
          <table:table-cell table:style-name="Default"/>
          <table:table-cell table:style-name="ce96"/>
          <table:table-cell table:style-name="ce20"/>
          <table:table-cell ns41:value-type="float" office:value="6" table:style-name="ce20" table:number-columns-repeated="2" office:value-type="float">
            <text:p>6</text:p>
          </table:table-cell>
          <table:table-cell ns41:value-type="float" table:style-name="ce20" office:value="18" office:value-type="float">
            <text:p>18</text:p>
          </table:table-cell>
          <table:table-cell ns41:value-type="float" table:style-name="ce20" office:value="13" office:value-type="float">
            <text:p>13</text:p>
          </table:table-cell>
          <table:table-cell ns41:value-type="float" office:value="3" table:style-name="ce20" table:number-columns-repeated="2" office:value-type="float">
            <text:p>3</text:p>
          </table:table-cell>
          <table:table-cell table:style-name="ce20" table:number-columns-repeated="2"/>
          <table:table-cell ns41:value-type="float" table:style-name="ce20" office:value="15" office:value-type="float">
            <text:p>15</text:p>
          </table:table-cell>
          <table:table-cell ns41:value-type="float" table:style-name="ce20" office:value="10" office:value-type="float">
            <text:p>10</text:p>
          </table:table-cell>
          <table:table-cell table:style-name="ce20" table:number-columns-repeated="2"/>
          <table:table-cell ns41:value-type="float" table:style-name="ce20" office:value="12" office:value-type="float">
            <text:p>12</text:p>
          </table:table-cell>
          <table:table-cell ns41:value-type="float" table:style-name="ce20" office:value="8" office:value-type="float">
            <text:p>8</text:p>
          </table:table-cell>
          <table:table-cell ns41:value-type="float" office:value="5" table:style-name="ce20" table:number-columns-repeated="2" office:value-type="float">
            <text:p>5</text:p>
          </table:table-cell>
          <table:table-cell ns41:value-type="float" table:style-name="ce20" office:value="1" office:value-type="float">
            <text:p>1</text:p>
          </table:table-cell>
          <table:table-cell table:style-name="ce20"/>
          <table:table-cell ns41:value-type="float" table:style-name="ce20" office:value="2" office:value-type="float">
            <text:p>2</text:p>
          </table:table-cell>
          <table:table-cell ns41:value-type="float" table:style-name="ce20" office:value="3" office:value-type="float">
            <text:p>3</text:p>
          </table:table-cell>
          <table:table-cell table:style-name="ce20" table:number-columns-repeated="2"/>
          <table:table-cell ns41:value-type="float" table:style-name="ce20" office:value="16" office:value-type="float">
            <text:p>16</text:p>
          </table:table-cell>
          <table:table-cell ns41:value-type="float" table:style-name="ce20" office:value="10" office:value-type="float">
            <text:p>10</text:p>
          </table:table-cell>
          <table:table-cell table:style-name="ce20" table:number-columns-repeated="10"/>
          <table:table-cell ns41:value-type="float" table:style-name="ce20" office:value="15" office:value-type="float">
            <text:p>15</text:p>
          </table:table-cell>
          <table:table-cell ns41:value-type="float" table:style-name="ce20" office:value="11" office:value-type="float">
            <text:p>11</text:p>
          </table:table-cell>
          <table:table-cell table:style-name="ce20" table:number-columns-repeated="8"/>
          <table:table-cell ns41:value-type="float" table:style-name="ce20" office:value="3" office:value-type="float">
            <text:p>3</text:p>
          </table:table-cell>
          <table:table-cell ns41:value-type="float" table:style-name="ce20" office:value="2" office:value-type="float">
            <text:p>2</text:p>
          </table:table-cell>
          <table:table-cell table:style-name="ce20" table:number-columns-repeated="25"/>
          <table:table-cell table:style-name="ce97"/>
          <table:table-cell table:style-name="ce77" table:number-columns-repeated="4"/>
          <table:table-cell table:number-columns-repeated="943"/>
        </table:table-row>
        <table:table-row table:style-name="ro5">
          <table:table-cell ns41:value-type="string" table:style-name="ce8" office:value-type="string">
            <text:p>ANLOO.</text:p>
          </table:table-cell>
          <table:table-cell ns41:value-type="string" table:style-name="ce16" office:value-type="string">
            <text:p>Totaal</text:p>
          </table:table-cell>
          <table:table-cell table:style-name="Default"/>
          <table:table-cell ns41:value-type="float" table:style-name="ce96" office:value="438" office:value-type="float">
            <text:p>438</text:p>
          </table:table-cell>
          <table:table-cell ns41:value-type="float" table:style-name="ce20" office:value="16" office:value-type="float">
            <text:p>16</text:p>
          </table:table-cell>
          <table:table-cell ns41:value-type="float" table:style-name="ce20" office:value="6" office:value-type="float">
            <text:p>6</text:p>
          </table:table-cell>
          <table:table-cell ns41:value-type="float" table:style-name="ce20" office:value="497" office:value-type="float">
            <text:p>497</text:p>
          </table:table-cell>
          <table:table-cell ns41:value-type="float" table:style-name="ce43" office:value="1329" office:value-type="float">
            <text:p>1,329</text:p>
          </table:table-cell>
          <table:table-cell ns41:value-type="float" table:style-name="ce43" office:value="1238" office:value-type="float">
            <text:p>1,238</text:p>
          </table:table-cell>
          <table:table-cell ns41:value-type="float" table:style-name="ce43" office:value="1268" office:value-type="float">
            <text:p>1,268</text:p>
          </table:table-cell>
          <table:table-cell ns41:value-type="float" table:style-name="ce43" office:value="1186" office:value-type="float">
            <text:p>1,186</text:p>
          </table:table-cell>
          <table:table-cell ns41:value-type="float" table:style-name="ce20" office:value="46" office:value-type="float">
            <text:p>46</text:p>
          </table:table-cell>
          <table:table-cell ns41:value-type="float" table:style-name="ce20" office:value="39" office:value-type="float">
            <text:p>39</text:p>
          </table:table-cell>
          <table:table-cell ns41:value-type="float" table:style-name="ce20" office:value="15" office:value-type="float">
            <text:p>15</text:p>
          </table:table-cell>
          <table:table-cell ns41:value-type="float" table:style-name="ce20" office:value="13" office:value-type="float">
            <text:p>13</text:p>
          </table:table-cell>
          <table:table-cell ns41:value-type="float" table:style-name="ce20" office:value="3" office:value-type="float">
            <text:p>3</text:p>
          </table:table-cell>
          <table:table-cell ns41:value-type="float" table:style-name="ce20" office:value="1" office:value-type="float">
            <text:p>1</text:p>
          </table:table-cell>
          <table:table-cell ns41:value-type="float" table:style-name="ce20" office:value="865" office:value-type="float">
            <text:p>865</text:p>
          </table:table-cell>
          <table:table-cell ns41:value-type="float" table:style-name="ce20" office:value="754" office:value-type="float">
            <text:p>754</text:p>
          </table:table-cell>
          <table:table-cell ns41:value-type="float" table:style-name="ce20" office:value="399" office:value-type="float">
            <text:p>399</text:p>
          </table:table-cell>
          <table:table-cell ns41:value-type="float" table:style-name="ce20" office:value="402" office:value-type="float">
            <text:p>402</text:p>
          </table:table-cell>
          <table:table-cell ns41:value-type="float" table:style-name="ce20" office:value="65" office:value-type="float">
            <text:p>65</text:p>
          </table:table-cell>
          <table:table-cell ns41:value-type="float" table:style-name="ce20" office:value="82" office:value-type="float">
            <text:p>82</text:p>
          </table:table-cell>
          <table:table-cell ns41:value-type="float" table:style-name="ce20" office:value="905" office:value-type="float">
            <text:p>905</text:p>
          </table:table-cell>
          <table:table-cell ns41:value-type="float" table:style-name="ce20" office:value="813" office:value-type="float">
            <text:p>813</text:p>
          </table:table-cell>
          <table:table-cell ns41:value-type="float" table:style-name="ce20" office:value="226" office:value-type="float">
            <text:p>226</text:p>
          </table:table-cell>
          <table:table-cell ns41:value-type="float" table:style-name="ce20" office:value="262" office:value-type="float">
            <text:p>262</text:p>
          </table:table-cell>
          <table:table-cell ns41:value-type="float" table:style-name="ce20" office:value="182" office:value-type="float">
            <text:p>182</text:p>
          </table:table-cell>
          <table:table-cell ns41:value-type="float" table:style-name="ce20" office:value="163" office:value-type="float">
            <text:p>163</text:p>
          </table:table-cell>
          <table:table-cell ns41:value-type="float" table:style-name="ce20" office:value="1" office:value-type="float">
            <text:p>1</text:p>
          </table:table-cell>
          <table:table-cell table:style-name="ce20"/>
          <table:table-cell ns41:value-type="float" table:style-name="ce20" office:value="14" office:value-type="float">
            <text:p>14</text:p>
          </table:table-cell>
          <table:table-cell table:style-name="ce20"/>
          <table:table-cell ns41:value-type="float" table:style-name="ce20" office:value="1" office:value-type="float">
            <text:p>1</text:p>
          </table:table-cell>
          <table:table-cell table:style-name="ce20" table:number-columns-repeated="5"/>
          <table:table-cell ns41:value-type="float" table:style-name="ce43" office:value="1305" office:value-type="float">
            <text:p>1,305</text:p>
          </table:table-cell>
          <table:table-cell ns41:value-type="float" table:style-name="ce43" office:value="1214" office:value-type="float">
            <text:p>1,214</text:p>
          </table:table-cell>
          <table:table-cell table:style-name="ce20" table:number-columns-repeated="8"/>
          <table:table-cell ns41:value-type="float" table:style-name="ce20" office:value="9" office:value-type="float">
            <text:p>9</text:p>
          </table:table-cell>
          <table:table-cell ns41:value-type="float" table:style-name="ce20" office:value="8" office:value-type="float">
            <text:p>8</text:p>
          </table:table-cell>
          <table:table-cell table:style-name="ce20" table:number-columns-repeated="2"/>
          <table:table-cell ns41:value-type="float" table:style-name="ce20" office:value="4" office:value-type="float">
            <text:p>4</text:p>
          </table:table-cell>
          <table:table-cell ns41:value-type="float" table:style-name="ce20" office:value="2" office:value-type="float">
            <text:p>2</text:p>
          </table:table-cell>
          <table:table-cell table:style-name="ce20" table:number-columns-repeated="6"/>
          <table:table-cell ns41:value-type="float" office:value="3" table:style-name="ce20" table:number-columns-repeated="2" office:value-type="float">
            <text:p>3</text:p>
          </table:table-cell>
          <table:table-cell ns41:value-type="float" table:style-name="ce20" office:value="7" office:value-type="float">
            <text:p>7</text:p>
          </table:table-cell>
          <table:table-cell ns41:value-type="float" table:style-name="ce20" office:value="8" office:value-type="float">
            <text:p>8</text:p>
          </table:table-cell>
          <table:table-cell table:style-name="ce20" table:number-columns-repeated="6"/>
          <table:table-cell ns41:value-type="float" table:style-name="ce20" office:value="1" office:value-type="float">
            <text:p>1</text:p>
          </table:table-cell>
          <table:table-cell ns41:value-type="float" table:style-name="ce20" office:value="3" office:value-type="float">
            <text:p>3</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BEILEN.</text:p>
          </table:table-cell>
          <table:table-cell ns41:value-type="string" table:style-name="ce16" office:value-type="string">
            <text:p>Dorp</text:p>
          </table:table-cell>
          <table:table-cell table:style-name="Default"/>
          <table:table-cell ns41:value-type="float" table:style-name="ce96" office:value="129" office:value-type="float">
            <text:p>129</text:p>
          </table:table-cell>
          <table:table-cell ns41:value-type="float" table:style-name="ce20" office:value="6" office:value-type="float">
            <text:p>6</text:p>
          </table:table-cell>
          <table:table-cell table:style-name="ce20"/>
          <table:table-cell ns41:value-type="float" table:style-name="ce20" office:value="193" office:value-type="float">
            <text:p>193</text:p>
          </table:table-cell>
          <table:table-cell ns41:value-type="float" table:style-name="ce20" office:value="382" office:value-type="float">
            <text:p>382</text:p>
          </table:table-cell>
          <table:table-cell ns41:value-type="float" table:style-name="ce20" office:value="415" office:value-type="float">
            <text:p>415</text:p>
          </table:table-cell>
          <table:table-cell ns41:value-type="float" table:style-name="ce20" office:value="376" office:value-type="float">
            <text:p>376</text:p>
          </table:table-cell>
          <table:table-cell ns41:value-type="float" table:style-name="ce20" office:value="412" office:value-type="float">
            <text:p>412</text:p>
          </table:table-cell>
          <table:table-cell ns41:value-type="float" table:style-name="ce20" office:value="5" office:value-type="float">
            <text:p>5</text:p>
          </table:table-cell>
          <table:table-cell ns41:value-type="float" table:style-name="ce20" office:value="3" office:value-type="float">
            <text:p>3</text:p>
          </table:table-cell>
          <table:table-cell ns41:value-type="float" table:style-name="ce20" office:value="1" office:value-type="float">
            <text:p>1</text:p>
          </table:table-cell>
          <table:table-cell table:style-name="ce20"/>
          <table:table-cell ns41:value-type="float" table:style-name="ce20" office:value="7" office:value-type="float">
            <text:p>7</text:p>
          </table:table-cell>
          <table:table-cell ns41:value-type="float" table:style-name="ce20" office:value="5" office:value-type="float">
            <text:p>5</text:p>
          </table:table-cell>
          <table:table-cell ns41:value-type="float" table:style-name="ce20" office:value="212" office:value-type="float">
            <text:p>212</text:p>
          </table:table-cell>
          <table:table-cell ns41:value-type="float" table:style-name="ce20" office:value="255" office:value-type="float">
            <text:p>255</text:p>
          </table:table-cell>
          <table:table-cell ns41:value-type="float" table:style-name="ce20" office:value="136" office:value-type="float">
            <text:p>136</text:p>
          </table:table-cell>
          <table:table-cell ns41:value-type="float" table:style-name="ce20" office:value="132" office:value-type="float">
            <text:p>132</text:p>
          </table:table-cell>
          <table:table-cell ns41:value-type="float" table:style-name="ce20" office:value="34" office:value-type="float">
            <text:p>34</text:p>
          </table:table-cell>
          <table:table-cell ns41:value-type="float" table:style-name="ce20" office:value="28" office:value-type="float">
            <text:p>28</text:p>
          </table:table-cell>
          <table:table-cell ns41:value-type="float" table:style-name="ce20" office:value="261" office:value-type="float">
            <text:p>261</text:p>
          </table:table-cell>
          <table:table-cell ns41:value-type="float" table:style-name="ce20" office:value="327" office:value-type="float">
            <text:p>327</text:p>
          </table:table-cell>
          <table:table-cell ns41:value-type="float" table:style-name="ce20" office:value="74" office:value-type="float">
            <text:p>74</text:p>
          </table:table-cell>
          <table:table-cell ns41:value-type="float" table:style-name="ce20" office:value="59" office:value-type="float">
            <text:p>59</text:p>
          </table:table-cell>
          <table:table-cell ns41:value-type="float" table:style-name="ce20" office:value="34" office:value-type="float">
            <text:p>34</text:p>
          </table:table-cell>
          <table:table-cell ns41:value-type="float" table:style-name="ce20" office:value="24" office:value-type="float">
            <text:p>24</text:p>
          </table:table-cell>
          <table:table-cell table:style-name="ce20"/>
          <table:table-cell ns41:value-type="float" table:style-name="ce20" office:value="1" office:value-type="float">
            <text:p>1</text:p>
          </table:table-cell>
          <table:table-cell ns41:value-type="float" table:style-name="ce20" office:value="12" office:value-type="float">
            <text:p>12</text:p>
          </table:table-cell>
          <table:table-cell ns41:value-type="float" table:style-name="ce20" office:value="4" office:value-type="float">
            <text:p>4</text:p>
          </table:table-cell>
          <table:table-cell table:style-name="ce20" table:number-columns-repeated="4"/>
          <table:table-cell ns41:value-type="float" table:style-name="ce20" office:value="1" office:value-type="float">
            <text:p>1</text:p>
          </table:table-cell>
          <table:table-cell table:style-name="ce20"/>
          <table:table-cell ns41:value-type="float" table:style-name="ce20" office:value="303" office:value-type="float">
            <text:p>303</text:p>
          </table:table-cell>
          <table:table-cell ns41:value-type="float" table:style-name="ce20" office:value="316" office:value-type="float">
            <text:p>316</text:p>
          </table:table-cell>
          <table:table-cell table:style-name="ce20" table:number-columns-repeated="8"/>
          <table:table-cell ns41:value-type="float" table:style-name="ce20" office:value="1" office:value-type="float">
            <text:p>1</text:p>
          </table:table-cell>
          <table:table-cell table:style-name="ce20" table:number-columns-repeated="11"/>
          <table:table-cell ns41:value-type="float" table:style-name="ce20" office:value="64" office:value-type="float">
            <text:p>64</text:p>
          </table:table-cell>
          <table:table-cell ns41:value-type="float" table:style-name="ce20" office:value="78" office:value-type="float">
            <text:p>78</text:p>
          </table:table-cell>
          <table:table-cell ns41:value-type="float" office:value="1" table:style-name="ce20" table:number-columns-repeated="2" office:value-type="float">
            <text:p>1</text:p>
          </table:table-cell>
          <table:table-cell table:style-name="ce20" table:number-columns-repeated="6"/>
          <table:table-cell ns41:value-type="float" table:style-name="ce20" office:value="13" office:value-type="float">
            <text:p>13</text:p>
          </table:table-cell>
          <table:table-cell ns41:value-type="float" table:style-name="ce20" office:value="20" office:value-type="float">
            <text:p>20</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BEILEN.</text:p>
          </table:table-cell>
          <table:table-cell ns41:value-type="string" table:style-name="ce16" office:value-type="string">
            <text:p>Buurtschap Eursing en Noordvelt</text:p>
          </table:table-cell>
          <table:table-cell table:style-name="Default"/>
          <table:table-cell ns41:value-type="float" table:style-name="ce96" office:value="22" office:value-type="float">
            <text:p>22</text:p>
          </table:table-cell>
          <table:table-cell table:style-name="ce20" table:number-columns-repeated="2"/>
          <table:table-cell ns41:value-type="float" table:style-name="ce20" office:value="34" office:value-type="float">
            <text:p>34</text:p>
          </table:table-cell>
          <table:table-cell ns41:value-type="float" table:style-name="ce20" office:value="83" office:value-type="float">
            <text:p>83</text:p>
          </table:table-cell>
          <table:table-cell ns41:value-type="float" table:style-name="ce20" office:value="80" office:value-type="float">
            <text:p>80</text:p>
          </table:table-cell>
          <table:table-cell ns41:value-type="float" table:style-name="ce20" office:value="83" office:value-type="float">
            <text:p>83</text:p>
          </table:table-cell>
          <table:table-cell ns41:value-type="float" table:style-name="ce20" office:value="79" office:value-type="float">
            <text:p>79</text:p>
          </table:table-cell>
          <table:table-cell table:style-name="ce20"/>
          <table:table-cell ns41:value-type="float" table:style-name="ce20" office:value="1" office:value-type="float">
            <text:p>1</text:p>
          </table:table-cell>
          <table:table-cell table:style-name="ce20" table:number-columns-repeated="2"/>
          <table:table-cell ns41:value-type="float" table:style-name="ce20" office:value="3" office:value-type="float">
            <text:p>3</text:p>
          </table:table-cell>
          <table:table-cell ns41:value-type="float" table:style-name="ce20" office:value="1" office:value-type="float">
            <text:p>1</text:p>
          </table:table-cell>
          <table:table-cell ns41:value-type="float" table:style-name="ce20" office:value="51" office:value-type="float">
            <text:p>51</text:p>
          </table:table-cell>
          <table:table-cell ns41:value-type="float" table:style-name="ce20" office:value="45" office:value-type="float">
            <text:p>45</text:p>
          </table:table-cell>
          <table:table-cell ns41:value-type="float" table:style-name="ce20" office:value="28" office:value-type="float">
            <text:p>28</text:p>
          </table:table-cell>
          <table:table-cell ns41:value-type="float" table:style-name="ce20" office:value="29" office:value-type="float">
            <text:p>29</text:p>
          </table:table-cell>
          <table:table-cell ns41:value-type="float" table:style-name="ce20" office:value="4" office:value-type="float">
            <text:p>4</text:p>
          </table:table-cell>
          <table:table-cell ns41:value-type="float" table:style-name="ce20" office:value="6" office:value-type="float">
            <text:p>6</text:p>
          </table:table-cell>
          <table:table-cell ns41:value-type="float" table:style-name="ce20" office:value="70" office:value-type="float">
            <text:p>70</text:p>
          </table:table-cell>
          <table:table-cell ns41:value-type="float" table:style-name="ce20" office:value="67" office:value-type="float">
            <text:p>67</text:p>
          </table:table-cell>
          <table:table-cell ns41:value-type="float" office:value="11" table:style-name="ce20" table:number-columns-repeated="2" office:value-type="float">
            <text:p>11</text:p>
          </table:table-cell>
          <table:table-cell ns41:value-type="float" table:style-name="ce20" office:value="1" office:value-type="float">
            <text:p>1</text:p>
          </table:table-cell>
          <table:table-cell ns41:value-type="float" table:style-name="ce20" office:value="2" office:value-type="float">
            <text:p>2</text:p>
          </table:table-cell>
          <table:table-cell table:style-name="ce20" table:number-columns-repeated="2"/>
          <table:table-cell ns41:value-type="float" table:style-name="ce20" office:value="1" office:value-type="float">
            <text:p>1</text:p>
          </table:table-cell>
          <table:table-cell table:style-name="ce20" table:number-columns-repeated="7"/>
          <table:table-cell ns41:value-type="float" table:style-name="ce20" office:value="68" office:value-type="float">
            <text:p>68</text:p>
          </table:table-cell>
          <table:table-cell ns41:value-type="float" table:style-name="ce20" office:value="70" office:value-type="float">
            <text:p>70</text:p>
          </table:table-cell>
          <table:table-cell table:style-name="ce20" table:number-columns-repeated="8"/>
          <table:table-cell ns41:value-type="float" table:style-name="ce20" office:value="1" office:value-type="float">
            <text:p>1</text:p>
          </table:table-cell>
          <table:table-cell table:style-name="ce20" table:number-columns-repeated="11"/>
          <table:table-cell ns41:value-type="float" table:style-name="ce20" office:value="14" office:value-type="float">
            <text:p>14</text:p>
          </table:table-cell>
          <table:table-cell ns41:value-type="float" table:style-name="ce20" office:value="10" office:value-type="float">
            <text:p>10</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BEILEN.</text:p>
          </table:table-cell>
          <table:table-cell ns41:value-type="string" table:style-name="ce16" office:value-type="string">
            <text:p>Buurtschap Klatering</text:p>
          </table:table-cell>
          <table:table-cell table:style-name="Default"/>
          <table:table-cell ns41:value-type="float" table:style-name="ce96" office:value="11" office:value-type="float">
            <text:p>11</text:p>
          </table:table-cell>
          <table:table-cell ns41:value-type="float" table:style-name="ce20" office:value="1" office:value-type="float">
            <text:p>1</text:p>
          </table:table-cell>
          <table:table-cell table:style-name="ce20"/>
          <table:table-cell ns41:value-type="float" table:style-name="ce20" office:value="13" office:value-type="float">
            <text:p>13</text:p>
          </table:table-cell>
          <table:table-cell ns41:value-type="float" table:style-name="ce20" office:value="35" office:value-type="float">
            <text:p>35</text:p>
          </table:table-cell>
          <table:table-cell ns41:value-type="float" table:style-name="ce20" office:value="27" office:value-type="float">
            <text:p>27</text:p>
          </table:table-cell>
          <table:table-cell ns41:value-type="float" table:style-name="ce20" office:value="35" office:value-type="float">
            <text:p>35</text:p>
          </table:table-cell>
          <table:table-cell ns41:value-type="float" table:style-name="ce20" office:value="27" office:value-type="float">
            <text:p>27</text:p>
          </table:table-cell>
          <table:table-cell table:style-name="ce20" table:number-columns-repeated="6"/>
          <table:table-cell ns41:value-type="float" table:style-name="ce20" office:value="24" office:value-type="float">
            <text:p>24</text:p>
          </table:table-cell>
          <table:table-cell ns41:value-type="float" table:style-name="ce20" office:value="16" office:value-type="float">
            <text:p>16</text:p>
          </table:table-cell>
          <table:table-cell ns41:value-type="float" office:value="9" table:style-name="ce20" table:number-columns-repeated="2" office:value-type="float">
            <text:p>9</text:p>
          </table:table-cell>
          <table:table-cell ns41:value-type="float" office:value="2" table:style-name="ce20" table:number-columns-repeated="2" office:value-type="float">
            <text:p>2</text:p>
          </table:table-cell>
          <table:table-cell ns41:value-type="float" table:style-name="ce20" office:value="27" office:value-type="float">
            <text:p>27</text:p>
          </table:table-cell>
          <table:table-cell ns41:value-type="float" table:style-name="ce20" office:value="20" office:value-type="float">
            <text:p>20</text:p>
          </table:table-cell>
          <table:table-cell ns41:value-type="float" table:style-name="ce20" office:value="8" office:value-type="float">
            <text:p>8</text:p>
          </table:table-cell>
          <table:table-cell ns41:value-type="float" table:style-name="ce20" office:value="7" office:value-type="float">
            <text:p>7</text:p>
          </table:table-cell>
          <table:table-cell table:style-name="ce20" table:number-columns-repeated="12"/>
          <table:table-cell ns41:value-type="float" table:style-name="ce20" office:value="34" office:value-type="float">
            <text:p>34</text:p>
          </table:table-cell>
          <table:table-cell ns41:value-type="float" table:style-name="ce20" office:value="27" office:value-type="float">
            <text:p>27</text:p>
          </table:table-cell>
          <table:table-cell table:style-name="ce20" table:number-columns-repeated="20"/>
          <table:table-cell ns41:value-type="float" table:style-name="ce20" office:value="1" office:value-type="float">
            <text:p>1</text:p>
          </table:table-cell>
          <table:table-cell table:style-name="ce20" table:number-columns-repeated="14"/>
          <table:table-cell table:style-name="ce97"/>
          <table:table-cell table:style-name="ce77" table:number-columns-repeated="4"/>
          <table:table-cell table:number-columns-repeated="943"/>
        </table:table-row>
        <table:table-row table:style-name="ro5">
          <table:table-cell ns41:value-type="string" table:style-name="ce8" office:value-type="string">
            <text:p>BEILEN.</text:p>
          </table:table-cell>
          <table:table-cell ns41:value-type="string" table:style-name="ce16" office:value-type="string">
            <text:p>Buurtschap Alting</text:p>
          </table:table-cell>
          <table:table-cell table:style-name="Default"/>
          <table:table-cell ns41:value-type="float" table:style-name="ce96" office:value="6" office:value-type="float">
            <text:p>6</text:p>
          </table:table-cell>
          <table:table-cell table:style-name="ce20" table:number-columns-repeated="2"/>
          <table:table-cell ns41:value-type="float" table:style-name="ce20" office:value="7" office:value-type="float">
            <text:p>7</text:p>
          </table:table-cell>
          <table:table-cell ns41:value-type="float" table:style-name="ce20" office:value="23" office:value-type="float">
            <text:p>23</text:p>
          </table:table-cell>
          <table:table-cell ns41:value-type="float" table:style-name="ce20" office:value="21" office:value-type="float">
            <text:p>21</text:p>
          </table:table-cell>
          <table:table-cell ns41:value-type="float" table:style-name="ce20" office:value="23" office:value-type="float">
            <text:p>23</text:p>
          </table:table-cell>
          <table:table-cell ns41:value-type="float" table:style-name="ce20" office:value="21" office:value-type="float">
            <text:p>21</text:p>
          </table:table-cell>
          <table:table-cell table:style-name="ce20" table:number-columns-repeated="6"/>
          <table:table-cell ns41:value-type="float" table:style-name="ce20" office:value="16" office:value-type="float">
            <text:p>16</text:p>
          </table:table-cell>
          <table:table-cell ns41:value-type="float" table:style-name="ce20" office:value="13" office:value-type="float">
            <text:p>13</text:p>
          </table:table-cell>
          <table:table-cell ns41:value-type="float" office:value="4" table:style-name="ce20" table:number-columns-repeated="2" office:value-type="float">
            <text:p>4</text:p>
          </table:table-cell>
          <table:table-cell ns41:value-type="float" table:style-name="ce20" office:value="3" office:value-type="float">
            <text:p>3</text:p>
          </table:table-cell>
          <table:table-cell ns41:value-type="float" table:style-name="ce20" office:value="4" office:value-type="float">
            <text:p>4</text:p>
          </table:table-cell>
          <table:table-cell ns41:value-type="float" table:style-name="ce20" office:value="21" office:value-type="float">
            <text:p>21</text:p>
          </table:table-cell>
          <table:table-cell ns41:value-type="float" table:style-name="ce20" office:value="19" office:value-type="float">
            <text:p>19</text:p>
          </table:table-cell>
          <table:table-cell ns41:value-type="float" table:style-name="ce20" office:value="1" office:value-type="float">
            <text:p>1</text:p>
          </table:table-cell>
          <table:table-cell ns41:value-type="float" table:style-name="ce20" office:value="2" office:value-type="float">
            <text:p>2</text:p>
          </table:table-cell>
          <table:table-cell table:style-name="ce20" table:number-columns-repeated="4"/>
          <table:table-cell ns41:value-type="float" table:style-name="ce20" office:value="1" office:value-type="float">
            <text:p>1</text:p>
          </table:table-cell>
          <table:table-cell table:style-name="ce20" table:number-columns-repeated="7"/>
          <table:table-cell ns41:value-type="float" table:style-name="ce20" office:value="18" office:value-type="float">
            <text:p>18</text:p>
          </table:table-cell>
          <table:table-cell ns41:value-type="float" table:style-name="ce20" office:value="14" office:value-type="float">
            <text:p>14</text:p>
          </table:table-cell>
          <table:table-cell table:style-name="ce20" table:number-columns-repeated="20"/>
          <table:table-cell ns41:value-type="float" table:style-name="ce20" office:value="5" office:value-type="float">
            <text:p>5</text:p>
          </table:table-cell>
          <table:table-cell ns41:value-type="float" table:style-name="ce20" office:value="7" office:value-type="float">
            <text:p>7</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BEILEN.</text:p>
          </table:table-cell>
          <table:table-cell ns41:value-type="string" table:style-name="ce16" office:value-type="string">
            <text:p>Buurtschap Lieving en Baarselveld</text:p>
          </table:table-cell>
          <table:table-cell table:style-name="Default"/>
          <table:table-cell ns41:value-type="float" table:style-name="ce96" office:value="8" office:value-type="float">
            <text:p>8</text:p>
          </table:table-cell>
          <table:table-cell ns41:value-type="float" table:style-name="ce20" office:value="1" office:value-type="float">
            <text:p>1</text:p>
          </table:table-cell>
          <table:table-cell table:style-name="ce20"/>
          <table:table-cell ns41:value-type="float" table:style-name="ce20" office:value="8" office:value-type="float">
            <text:p>8</text:p>
          </table:table-cell>
          <table:table-cell ns41:value-type="float" table:style-name="ce20" office:value="20" office:value-type="float">
            <text:p>20</text:p>
          </table:table-cell>
          <table:table-cell ns41:value-type="float" table:style-name="ce20" office:value="13" office:value-type="float">
            <text:p>13</text:p>
          </table:table-cell>
          <table:table-cell ns41:value-type="float" table:style-name="ce20" office:value="20" office:value-type="float">
            <text:p>20</text:p>
          </table:table-cell>
          <table:table-cell ns41:value-type="float" table:style-name="ce20" office:value="13" office:value-type="float">
            <text:p>13</text:p>
          </table:table-cell>
          <table:table-cell table:style-name="ce20" table:number-columns-repeated="6"/>
          <table:table-cell ns41:value-type="float" table:style-name="ce20" office:value="14" office:value-type="float">
            <text:p>14</text:p>
          </table:table-cell>
          <table:table-cell ns41:value-type="float" table:style-name="ce20" office:value="6" office:value-type="float">
            <text:p>6</text:p>
          </table:table-cell>
          <table:table-cell ns41:value-type="float" office:value="5" table:style-name="ce20" table:number-columns-repeated="2" office:value-type="float">
            <text:p>5</text:p>
          </table:table-cell>
          <table:table-cell ns41:value-type="float" table:style-name="ce20" office:value="1" office:value-type="float">
            <text:p>1</text:p>
          </table:table-cell>
          <table:table-cell ns41:value-type="float" table:style-name="ce20" office:value="2" office:value-type="float">
            <text:p>2</text:p>
          </table:table-cell>
          <table:table-cell ns41:value-type="float" table:style-name="ce20" office:value="18" office:value-type="float">
            <text:p>18</text:p>
          </table:table-cell>
          <table:table-cell ns41:value-type="float" table:style-name="ce20" office:value="8" office:value-type="float">
            <text:p>8</text:p>
          </table:table-cell>
          <table:table-cell ns41:value-type="float" table:style-name="ce20" office:value="2" office:value-type="float">
            <text:p>2</text:p>
          </table:table-cell>
          <table:table-cell ns41:value-type="float" table:style-name="ce20" office:value="4" office:value-type="float">
            <text:p>4</text:p>
          </table:table-cell>
          <table:table-cell table:style-name="ce20"/>
          <table:table-cell ns41:value-type="float" table:style-name="ce20" office:value="1" office:value-type="float">
            <text:p>1</text:p>
          </table:table-cell>
          <table:table-cell table:style-name="ce20" table:number-columns-repeated="10"/>
          <table:table-cell ns41:value-type="float" table:style-name="ce20" office:value="17" office:value-type="float">
            <text:p>17</text:p>
          </table:table-cell>
          <table:table-cell ns41:value-type="float" table:style-name="ce20" office:value="12" office:value-type="float">
            <text:p>12</text:p>
          </table:table-cell>
          <table:table-cell table:style-name="ce20" table:number-columns-repeated="20"/>
          <table:table-cell ns41:value-type="float" table:style-name="ce20" office:value="3" office:value-type="float">
            <text:p>3</text:p>
          </table:table-cell>
          <table:table-cell ns41:value-type="float" table:style-name="ce20" office:value="1" office:value-type="float">
            <text:p>1</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BEILEN.</text:p>
          </table:table-cell>
          <table:table-cell ns41:value-type="string" table:style-name="ce16" office:value-type="string">
            <text:p>Buurtschap Makken</text:p>
          </table:table-cell>
          <table:table-cell table:style-name="Default"/>
          <table:table-cell ns41:value-type="float" table:style-name="ce96" office:value="9" office:value-type="float">
            <text:p>9</text:p>
          </table:table-cell>
          <table:table-cell ns41:value-type="float" table:style-name="ce20" office:value="1" office:value-type="float">
            <text:p>1</text:p>
          </table:table-cell>
          <table:table-cell table:style-name="ce20"/>
          <table:table-cell ns41:value-type="float" table:style-name="ce20" office:value="13" office:value-type="float">
            <text:p>13</text:p>
          </table:table-cell>
          <table:table-cell ns41:value-type="float" table:style-name="ce20" office:value="38" office:value-type="float">
            <text:p>38</text:p>
          </table:table-cell>
          <table:table-cell ns41:value-type="float" table:style-name="ce20" office:value="31" office:value-type="float">
            <text:p>31</text:p>
          </table:table-cell>
          <table:table-cell ns41:value-type="float" table:style-name="ce20" office:value="38" office:value-type="float">
            <text:p>38</text:p>
          </table:table-cell>
          <table:table-cell ns41:value-type="float" table:style-name="ce20" office:value="31" office:value-type="float">
            <text:p>31</text:p>
          </table:table-cell>
          <table:table-cell table:style-name="ce20" table:number-columns-repeated="6"/>
          <table:table-cell ns41:value-type="float" table:style-name="ce20" office:value="25" office:value-type="float">
            <text:p>25</text:p>
          </table:table-cell>
          <table:table-cell ns41:value-type="float" table:style-name="ce20" office:value="19" office:value-type="float">
            <text:p>19</text:p>
          </table:table-cell>
          <table:table-cell ns41:value-type="float" office:value="11" table:style-name="ce20" table:number-columns-repeated="2" office:value-type="float">
            <text:p>11</text:p>
          </table:table-cell>
          <table:table-cell ns41:value-type="float" table:style-name="ce20" office:value="2" office:value-type="float">
            <text:p>2</text:p>
          </table:table-cell>
          <table:table-cell ns41:value-type="float" table:style-name="ce20" office:value="1" office:value-type="float">
            <text:p>1</text:p>
          </table:table-cell>
          <table:table-cell ns41:value-type="float" table:style-name="ce20" office:value="28" office:value-type="float">
            <text:p>28</text:p>
          </table:table-cell>
          <table:table-cell ns41:value-type="float" table:style-name="ce20" office:value="22" office:value-type="float">
            <text:p>22</text:p>
          </table:table-cell>
          <table:table-cell ns41:value-type="float" table:style-name="ce20" office:value="10" office:value-type="float">
            <text:p>10</text:p>
          </table:table-cell>
          <table:table-cell ns41:value-type="float" table:style-name="ce20" office:value="8" office:value-type="float">
            <text:p>8</text:p>
          </table:table-cell>
          <table:table-cell table:style-name="ce20"/>
          <table:table-cell ns41:value-type="float" table:style-name="ce20" office:value="1" office:value-type="float">
            <text:p>1</text:p>
          </table:table-cell>
          <table:table-cell table:style-name="ce20" table:number-columns-repeated="10"/>
          <table:table-cell ns41:value-type="float" table:style-name="ce20" office:value="38" office:value-type="float">
            <text:p>38</text:p>
          </table:table-cell>
          <table:table-cell ns41:value-type="float" table:style-name="ce20" office:value="30" office:value-type="float">
            <text:p>30</text:p>
          </table:table-cell>
          <table:table-cell table:style-name="ce20" table:number-columns-repeated="21"/>
          <table:table-cell ns41:value-type="float" table:style-name="ce20" office:value="1" office:value-type="float">
            <text:p>1</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BEILEN.</text:p>
          </table:table-cell>
          <table:table-cell ns41:value-type="string" table:style-name="ce16" office:value-type="string">
            <text:p>Buurtschap Terhorst</text:p>
          </table:table-cell>
          <table:table-cell table:style-name="Default"/>
          <table:table-cell ns41:value-type="float" table:style-name="ce96" office:value="4" office:value-type="float">
            <text:p>4</text:p>
          </table:table-cell>
          <table:table-cell table:style-name="ce20" table:number-columns-repeated="2"/>
          <table:table-cell ns41:value-type="float" table:style-name="ce20" office:value="5" office:value-type="float">
            <text:p>5</text:p>
          </table:table-cell>
          <table:table-cell ns41:value-type="float" table:style-name="ce20" office:value="18" office:value-type="float">
            <text:p>18</text:p>
          </table:table-cell>
          <table:table-cell ns41:value-type="float" table:style-name="ce20" office:value="9" office:value-type="float">
            <text:p>9</text:p>
          </table:table-cell>
          <table:table-cell ns41:value-type="float" table:style-name="ce20" office:value="18" office:value-type="float">
            <text:p>18</text:p>
          </table:table-cell>
          <table:table-cell ns41:value-type="float" table:style-name="ce20" office:value="9" office:value-type="float">
            <text:p>9</text:p>
          </table:table-cell>
          <table:table-cell table:style-name="ce20" table:number-columns-repeated="6"/>
          <table:table-cell ns41:value-type="float" table:style-name="ce20" office:value="12" office:value-type="float">
            <text:p>12</text:p>
          </table:table-cell>
          <table:table-cell ns41:value-type="float" table:style-name="ce20" office:value="6" office:value-type="float">
            <text:p>6</text:p>
          </table:table-cell>
          <table:table-cell ns41:value-type="float" office:value="3" table:style-name="ce20" table:number-columns-repeated="3" office:value-type="float">
            <text:p>3</text:p>
          </table:table-cell>
          <table:table-cell table:style-name="ce20"/>
          <table:table-cell ns41:value-type="float" table:style-name="ce20" office:value="18" office:value-type="float">
            <text:p>18</text:p>
          </table:table-cell>
          <table:table-cell ns41:value-type="float" table:style-name="ce20" office:value="9" office:value-type="float">
            <text:p>9</text:p>
          </table:table-cell>
          <table:table-cell table:style-name="ce20" table:number-columns-repeated="14"/>
          <table:table-cell ns41:value-type="float" table:style-name="ce20" office:value="14" office:value-type="float">
            <text:p>14</text:p>
          </table:table-cell>
          <table:table-cell ns41:value-type="float" table:style-name="ce20" office:value="8" office:value-type="float">
            <text:p>8</text:p>
          </table:table-cell>
          <table:table-cell table:style-name="ce20" table:number-columns-repeated="20"/>
          <table:table-cell ns41:value-type="float" table:style-name="ce20" office:value="4" office:value-type="float">
            <text:p>4</text:p>
          </table:table-cell>
          <table:table-cell ns41:value-type="float" table:style-name="ce20" office:value="1" office:value-type="float">
            <text:p>1</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BEILEN.</text:p>
          </table:table-cell>
          <table:table-cell ns41:value-type="string" table:style-name="ce16" office:value-type="string">
            <text:p>Buurtschap Smalbroek</text:p>
          </table:table-cell>
          <table:table-cell table:style-name="Default"/>
          <table:table-cell ns41:value-type="float" table:style-name="ce96" office:value="3" office:value-type="float">
            <text:p>3</text:p>
          </table:table-cell>
          <table:table-cell table:style-name="ce20" table:number-columns-repeated="2"/>
          <table:table-cell ns41:value-type="float" table:style-name="ce20" office:value="3" office:value-type="float">
            <text:p>3</text:p>
          </table:table-cell>
          <table:table-cell ns41:value-type="float" table:style-name="ce20" office:value="8" office:value-type="float">
            <text:p>8</text:p>
          </table:table-cell>
          <table:table-cell ns41:value-type="float" table:style-name="ce20" office:value="7" office:value-type="float">
            <text:p>7</text:p>
          </table:table-cell>
          <table:table-cell ns41:value-type="float" table:style-name="ce20" office:value="8" office:value-type="float">
            <text:p>8</text:p>
          </table:table-cell>
          <table:table-cell ns41:value-type="float" table:style-name="ce20" office:value="7" office:value-type="float">
            <text:p>7</text:p>
          </table:table-cell>
          <table:table-cell table:style-name="ce20" table:number-columns-repeated="6"/>
          <table:table-cell ns41:value-type="float" table:style-name="ce20" office:value="5" office:value-type="float">
            <text:p>5</text:p>
          </table:table-cell>
          <table:table-cell ns41:value-type="float" table:style-name="ce20" office:value="4" office:value-type="float">
            <text:p>4</text:p>
          </table:table-cell>
          <table:table-cell ns41:value-type="float" office:value="3" table:style-name="ce20" table:number-columns-repeated="2" office:value-type="float">
            <text:p>3</text:p>
          </table:table-cell>
          <table:table-cell table:style-name="ce20" table:number-columns-repeated="2"/>
          <table:table-cell ns41:value-type="float" table:style-name="ce20" office:value="6" office:value-type="float">
            <text:p>6</text:p>
          </table:table-cell>
          <table:table-cell ns41:value-type="float" office:value="2" table:style-name="ce20" table:number-columns-repeated="2" office:value-type="float">
            <text:p>2</text:p>
          </table:table-cell>
          <table:table-cell ns41:value-type="float" table:style-name="ce20" office:value="5" office:value-type="float">
            <text:p>5</text:p>
          </table:table-cell>
          <table:table-cell table:style-name="ce20" table:number-columns-repeated="12"/>
          <table:table-cell ns41:value-type="float" table:style-name="ce20" office:value="8" office:value-type="float">
            <text:p>8</text:p>
          </table:table-cell>
          <table:table-cell ns41:value-type="float" table:style-name="ce20" office:value="7" office:value-type="float">
            <text:p>7</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BEILEN.</text:p>
          </table:table-cell>
          <table:table-cell ns41:value-type="string" table:style-name="ce16" office:value-type="string">
            <text:p>Buurtschap Holten en Emelang</text:p>
          </table:table-cell>
          <table:table-cell table:style-name="Default"/>
          <table:table-cell ns41:value-type="float" table:style-name="ce96" office:value="19" office:value-type="float">
            <text:p>19</text:p>
          </table:table-cell>
          <table:table-cell ns41:value-type="float" table:style-name="ce20" office:value="1" office:value-type="float">
            <text:p>1</text:p>
          </table:table-cell>
          <table:table-cell table:style-name="ce20"/>
          <table:table-cell ns41:value-type="float" table:style-name="ce20" office:value="20" office:value-type="float">
            <text:p>20</text:p>
          </table:table-cell>
          <table:table-cell ns41:value-type="float" table:style-name="ce20" office:value="60" office:value-type="float">
            <text:p>60</text:p>
          </table:table-cell>
          <table:table-cell ns41:value-type="float" table:style-name="ce20" office:value="58" office:value-type="float">
            <text:p>58</text:p>
          </table:table-cell>
          <table:table-cell ns41:value-type="float" table:style-name="ce20" office:value="60" office:value-type="float">
            <text:p>60</text:p>
          </table:table-cell>
          <table:table-cell ns41:value-type="float" table:style-name="ce20" office:value="58" office:value-type="float">
            <text:p>58</text:p>
          </table:table-cell>
          <table:table-cell table:style-name="ce20" table:number-columns-repeated="5"/>
          <table:table-cell ns41:value-type="float" table:style-name="ce20" office:value="1" office:value-type="float">
            <text:p>1</text:p>
          </table:table-cell>
          <table:table-cell ns41:value-type="float" table:style-name="ce20" office:value="40" office:value-type="float">
            <text:p>40</text:p>
          </table:table-cell>
          <table:table-cell ns41:value-type="float" table:style-name="ce20" office:value="39" office:value-type="float">
            <text:p>39</text:p>
          </table:table-cell>
          <table:table-cell ns41:value-type="float" office:value="17" table:style-name="ce20" table:number-columns-repeated="2" office:value-type="float">
            <text:p>17</text:p>
          </table:table-cell>
          <table:table-cell ns41:value-type="float" table:style-name="ce20" office:value="3" office:value-type="float">
            <text:p>3</text:p>
          </table:table-cell>
          <table:table-cell ns41:value-type="float" table:style-name="ce20" office:value="2" office:value-type="float">
            <text:p>2</text:p>
          </table:table-cell>
          <table:table-cell ns41:value-type="float" table:style-name="ce20" office:value="38" office:value-type="float">
            <text:p>38</text:p>
          </table:table-cell>
          <table:table-cell ns41:value-type="float" table:style-name="ce20" office:value="42" office:value-type="float">
            <text:p>42</text:p>
          </table:table-cell>
          <table:table-cell ns41:value-type="float" table:style-name="ce20" office:value="21" office:value-type="float">
            <text:p>21</text:p>
          </table:table-cell>
          <table:table-cell ns41:value-type="float" table:style-name="ce20" office:value="16" office:value-type="float">
            <text:p>16</text:p>
          </table:table-cell>
          <table:table-cell ns41:value-type="float" table:style-name="ce20" office:value="1" office:value-type="float">
            <text:p>1</text:p>
          </table:table-cell>
          <table:table-cell table:style-name="ce20" table:number-columns-repeated="11"/>
          <table:table-cell ns41:value-type="float" table:style-name="ce20" office:value="58" office:value-type="float">
            <text:p>58</text:p>
          </table:table-cell>
          <table:table-cell ns41:value-type="float" table:style-name="ce20" office:value="55" office:value-type="float">
            <text:p>55</text:p>
          </table:table-cell>
          <table:table-cell table:style-name="ce20" table:number-columns-repeated="20"/>
          <table:table-cell ns41:value-type="float" table:style-name="ce20" office:value="2" office:value-type="float">
            <text:p>2</text:p>
          </table:table-cell>
          <table:table-cell ns41:value-type="float" table:style-name="ce20" office:value="3" office:value-type="float">
            <text:p>3</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BEILEN.</text:p>
          </table:table-cell>
          <table:table-cell ns41:value-type="string" table:style-name="ce16" office:value-type="string">
            <text:p>Buurtschap Wijster</text:p>
          </table:table-cell>
          <table:table-cell table:style-name="Default"/>
          <table:table-cell ns41:value-type="float" table:style-name="ce96" office:value="50" office:value-type="float">
            <text:p>50</text:p>
          </table:table-cell>
          <table:table-cell ns41:value-type="float" table:style-name="ce20" office:value="2" office:value-type="float">
            <text:p>2</text:p>
          </table:table-cell>
          <table:table-cell table:style-name="ce20"/>
          <table:table-cell ns41:value-type="float" table:style-name="ce20" office:value="61" office:value-type="float">
            <text:p>61</text:p>
          </table:table-cell>
          <table:table-cell ns41:value-type="float" table:style-name="ce20" office:value="155" office:value-type="float">
            <text:p>155</text:p>
          </table:table-cell>
          <table:table-cell ns41:value-type="float" table:style-name="ce20" office:value="154" office:value-type="float">
            <text:p>154</text:p>
          </table:table-cell>
          <table:table-cell ns41:value-type="float" table:style-name="ce20" office:value="155" office:value-type="float">
            <text:p>155</text:p>
          </table:table-cell>
          <table:table-cell ns41:value-type="float" table:style-name="ce20" office:value="154" office:value-type="float">
            <text:p>154</text:p>
          </table:table-cell>
          <table:table-cell table:style-name="ce20" table:number-columns-repeated="4"/>
          <table:table-cell ns41:value-type="float" office:value="1" table:style-name="ce20" table:number-columns-repeated="2" office:value-type="float">
            <text:p>1</text:p>
          </table:table-cell>
          <table:table-cell ns41:value-type="float" table:style-name="ce20" office:value="95" office:value-type="float">
            <text:p>95</text:p>
          </table:table-cell>
          <table:table-cell ns41:value-type="float" table:style-name="ce20" office:value="94" office:value-type="float">
            <text:p>94</text:p>
          </table:table-cell>
          <table:table-cell ns41:value-type="float" office:value="50" table:style-name="ce20" table:number-columns-repeated="2" office:value-type="float">
            <text:p>50</text:p>
          </table:table-cell>
          <table:table-cell ns41:value-type="float" office:value="10" table:style-name="ce20" table:number-columns-repeated="2" office:value-type="float">
            <text:p>10</text:p>
          </table:table-cell>
          <table:table-cell ns41:value-type="float" table:style-name="ce20" office:value="109" office:value-type="float">
            <text:p>109</text:p>
          </table:table-cell>
          <table:table-cell ns41:value-type="float" table:style-name="ce20" office:value="115" office:value-type="float">
            <text:p>115</text:p>
          </table:table-cell>
          <table:table-cell ns41:value-type="float" table:style-name="ce20" office:value="44" office:value-type="float">
            <text:p>44</text:p>
          </table:table-cell>
          <table:table-cell ns41:value-type="float" table:style-name="ce20" office:value="36" office:value-type="float">
            <text:p>36</text:p>
          </table:table-cell>
          <table:table-cell ns41:value-type="float" table:style-name="ce20" office:value="2" office:value-type="float">
            <text:p>2</text:p>
          </table:table-cell>
          <table:table-cell ns41:value-type="float" table:style-name="ce20" office:value="3" office:value-type="float">
            <text:p>3</text:p>
          </table:table-cell>
          <table:table-cell table:style-name="ce20" table:number-columns-repeated="10"/>
          <table:table-cell ns41:value-type="float" table:style-name="ce20" office:value="145" office:value-type="float">
            <text:p>145</text:p>
          </table:table-cell>
          <table:table-cell ns41:value-type="float" table:style-name="ce20" office:value="148" office:value-type="float">
            <text:p>148</text:p>
          </table:table-cell>
          <table:table-cell table:style-name="ce20" table:number-columns-repeated="20"/>
          <table:table-cell ns41:value-type="float" table:style-name="ce20" office:value="10" office:value-type="float">
            <text:p>10</text:p>
          </table:table-cell>
          <table:table-cell ns41:value-type="float" table:style-name="ce20" office:value="6" office:value-type="float">
            <text:p>6</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BEILEN.</text:p>
          </table:table-cell>
          <table:table-cell ns41:value-type="string" table:style-name="ce16" office:value-type="string">
            <text:p>Buurtschap Drijber en Hullenveen</text:p>
          </table:table-cell>
          <table:table-cell table:style-name="Default"/>
          <table:table-cell ns41:value-type="float" table:style-name="ce96" office:value="11" office:value-type="float">
            <text:p>11</text:p>
          </table:table-cell>
          <table:table-cell ns41:value-type="float" table:style-name="ce20" office:value="1" office:value-type="float">
            <text:p>1</text:p>
          </table:table-cell>
          <table:table-cell table:style-name="ce20"/>
          <table:table-cell ns41:value-type="float" table:style-name="ce20" office:value="13" office:value-type="float">
            <text:p>13</text:p>
          </table:table-cell>
          <table:table-cell ns41:value-type="float" table:style-name="ce20" office:value="53" office:value-type="float">
            <text:p>53</text:p>
          </table:table-cell>
          <table:table-cell ns41:value-type="float" table:style-name="ce20" office:value="34" office:value-type="float">
            <text:p>34</text:p>
          </table:table-cell>
          <table:table-cell ns41:value-type="float" table:style-name="ce20" office:value="53" office:value-type="float">
            <text:p>53</text:p>
          </table:table-cell>
          <table:table-cell ns41:value-type="float" table:style-name="ce20" office:value="34" office:value-type="float">
            <text:p>34</text:p>
          </table:table-cell>
          <table:table-cell table:style-name="ce20" table:number-columns-repeated="6"/>
          <table:table-cell ns41:value-type="float" table:style-name="ce20" office:value="41" office:value-type="float">
            <text:p>41</text:p>
          </table:table-cell>
          <table:table-cell ns41:value-type="float" table:style-name="ce20" office:value="21" office:value-type="float">
            <text:p>21</text:p>
          </table:table-cell>
          <table:table-cell ns41:value-type="float" office:value="11" table:style-name="ce20" table:number-columns-repeated="2" office:value-type="float">
            <text:p>11</text:p>
          </table:table-cell>
          <table:table-cell ns41:value-type="float" table:style-name="ce20" office:value="1" office:value-type="float">
            <text:p>1</text:p>
          </table:table-cell>
          <table:table-cell ns41:value-type="float" table:style-name="ce20" office:value="2" office:value-type="float">
            <text:p>2</text:p>
          </table:table-cell>
          <table:table-cell ns41:value-type="float" table:style-name="ce20" office:value="32" office:value-type="float">
            <text:p>32</text:p>
          </table:table-cell>
          <table:table-cell ns41:value-type="float" table:style-name="ce20" office:value="16" office:value-type="float">
            <text:p>16</text:p>
          </table:table-cell>
          <table:table-cell ns41:value-type="float" table:style-name="ce20" office:value="19" office:value-type="float">
            <text:p>19</text:p>
          </table:table-cell>
          <table:table-cell ns41:value-type="float" table:style-name="ce20" office:value="18" office:value-type="float">
            <text:p>18</text:p>
          </table:table-cell>
          <table:table-cell ns41:value-type="float" table:style-name="ce20" office:value="1" office:value-type="float">
            <text:p>1</text:p>
          </table:table-cell>
          <table:table-cell table:style-name="ce20" table:number-columns-repeated="3"/>
          <table:table-cell ns41:value-type="float" table:style-name="ce20" office:value="1" office:value-type="float">
            <text:p>1</text:p>
          </table:table-cell>
          <table:table-cell table:style-name="ce20" table:number-columns-repeated="7"/>
          <table:table-cell ns41:value-type="float" table:style-name="ce20" office:value="44" office:value-type="float">
            <text:p>44</text:p>
          </table:table-cell>
          <table:table-cell ns41:value-type="float" table:style-name="ce20" office:value="27" office:value-type="float">
            <text:p>27</text:p>
          </table:table-cell>
          <table:table-cell table:style-name="ce20" table:number-columns-repeated="20"/>
          <table:table-cell ns41:value-type="float" table:style-name="ce20" office:value="9" office:value-type="float">
            <text:p>9</text:p>
          </table:table-cell>
          <table:table-cell ns41:value-type="float" table:style-name="ce20" office:value="7" office:value-type="float">
            <text:p>7</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BEILEN.</text:p>
          </table:table-cell>
          <table:table-cell ns41:value-type="string" table:style-name="ce16" office:value-type="string">
            <text:p>Buurtschap Spier</text:p>
          </table:table-cell>
          <table:table-cell table:style-name="Default"/>
          <table:table-cell ns41:value-type="float" table:style-name="ce96" office:value="18" office:value-type="float">
            <text:p>18</text:p>
          </table:table-cell>
          <table:table-cell ns41:value-type="float" table:style-name="ce20" office:value="1" office:value-type="float">
            <text:p>1</text:p>
          </table:table-cell>
          <table:table-cell table:style-name="ce20"/>
          <table:table-cell ns41:value-type="float" table:style-name="ce20" office:value="22" office:value-type="float">
            <text:p>22</text:p>
          </table:table-cell>
          <table:table-cell ns41:value-type="float" table:style-name="ce20" office:value="77" office:value-type="float">
            <text:p>77</text:p>
          </table:table-cell>
          <table:table-cell ns41:value-type="float" table:style-name="ce20" office:value="51" office:value-type="float">
            <text:p>51</text:p>
          </table:table-cell>
          <table:table-cell ns41:value-type="float" table:style-name="ce20" office:value="73" office:value-type="float">
            <text:p>73</text:p>
          </table:table-cell>
          <table:table-cell ns41:value-type="float" table:style-name="ce20" office:value="49" office:value-type="float">
            <text:p>49</text:p>
          </table:table-cell>
          <table:table-cell ns41:value-type="float" table:style-name="ce20" office:value="4" office:value-type="float">
            <text:p>4</text:p>
          </table:table-cell>
          <table:table-cell ns41:value-type="float" table:style-name="ce20" office:value="2" office:value-type="float">
            <text:p>2</text:p>
          </table:table-cell>
          <table:table-cell table:style-name="ce20" table:number-columns-repeated="2"/>
          <table:table-cell ns41:value-type="float" office:value="1" table:style-name="ce20" table:number-columns-repeated="2" office:value-type="float">
            <text:p>1</text:p>
          </table:table-cell>
          <table:table-cell ns41:value-type="float" table:style-name="ce20" office:value="56" office:value-type="float">
            <text:p>56</text:p>
          </table:table-cell>
          <table:table-cell ns41:value-type="float" table:style-name="ce20" office:value="30" office:value-type="float">
            <text:p>30</text:p>
          </table:table-cell>
          <table:table-cell ns41:value-type="float" office:value="18" table:style-name="ce20" table:number-columns-repeated="2" office:value-type="float">
            <text:p>18</text:p>
          </table:table-cell>
          <table:table-cell ns41:value-type="float" office:value="3" table:style-name="ce20" table:number-columns-repeated="2" office:value-type="float">
            <text:p>3</text:p>
          </table:table-cell>
          <table:table-cell ns41:value-type="float" table:style-name="ce20" office:value="54" office:value-type="float">
            <text:p>54</text:p>
          </table:table-cell>
          <table:table-cell ns41:value-type="float" table:style-name="ce20" office:value="39" office:value-type="float">
            <text:p>39</text:p>
          </table:table-cell>
          <table:table-cell ns41:value-type="float" table:style-name="ce20" office:value="23" office:value-type="float">
            <text:p>23</text:p>
          </table:table-cell>
          <table:table-cell ns41:value-type="float" table:style-name="ce20" office:value="12" office:value-type="float">
            <text:p>12</text:p>
          </table:table-cell>
          <table:table-cell table:style-name="ce20" table:number-columns-repeated="12"/>
          <table:table-cell ns41:value-type="float" table:style-name="ce20" office:value="77" office:value-type="float">
            <text:p>77</text:p>
          </table:table-cell>
          <table:table-cell ns41:value-type="float" table:style-name="ce20" office:value="49" office:value-type="float">
            <text:p>49</text:p>
          </table:table-cell>
          <table:table-cell table:style-name="ce20" table:number-columns-repeated="21"/>
          <table:table-cell ns41:value-type="float" table:style-name="ce20" office:value="2" office:value-type="float">
            <text:p>2</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BEILEN.</text:p>
          </table:table-cell>
          <table:table-cell ns41:value-type="string" table:style-name="ce16" office:value-type="string">
            <text:p>Buurtschap Brunsting</text:p>
          </table:table-cell>
          <table:table-cell table:style-name="Default"/>
          <table:table-cell ns41:value-type="float" table:style-name="ce96" office:value="13" office:value-type="float">
            <text:p>13</text:p>
          </table:table-cell>
          <table:table-cell table:style-name="ce20" table:number-columns-repeated="2"/>
          <table:table-cell ns41:value-type="float" table:style-name="ce20" office:value="13" office:value-type="float">
            <text:p>13</text:p>
          </table:table-cell>
          <table:table-cell ns41:value-type="float" table:style-name="ce20" office:value="40" office:value-type="float">
            <text:p>40</text:p>
          </table:table-cell>
          <table:table-cell ns41:value-type="float" table:style-name="ce20" office:value="42" office:value-type="float">
            <text:p>42</text:p>
          </table:table-cell>
          <table:table-cell ns41:value-type="float" table:style-name="ce20" office:value="40" office:value-type="float">
            <text:p>40</text:p>
          </table:table-cell>
          <table:table-cell ns41:value-type="float" table:style-name="ce20" office:value="42" office:value-type="float">
            <text:p>42</text:p>
          </table:table-cell>
          <table:table-cell table:style-name="ce20" table:number-columns-repeated="6"/>
          <table:table-cell ns41:value-type="float" table:style-name="ce20" office:value="28" office:value-type="float">
            <text:p>28</text:p>
          </table:table-cell>
          <table:table-cell ns41:value-type="float" table:style-name="ce20" office:value="29" office:value-type="float">
            <text:p>29</text:p>
          </table:table-cell>
          <table:table-cell ns41:value-type="float" office:value="10" table:style-name="ce20" table:number-columns-repeated="2" office:value-type="float">
            <text:p>10</text:p>
          </table:table-cell>
          <table:table-cell ns41:value-type="float" table:style-name="ce20" office:value="2" office:value-type="float">
            <text:p>2</text:p>
          </table:table-cell>
          <table:table-cell ns41:value-type="float" table:style-name="ce20" office:value="3" office:value-type="float">
            <text:p>3</text:p>
          </table:table-cell>
          <table:table-cell ns41:value-type="float" table:style-name="ce20" office:value="32" office:value-type="float">
            <text:p>32</text:p>
          </table:table-cell>
          <table:table-cell ns41:value-type="float" table:style-name="ce20" office:value="33" office:value-type="float">
            <text:p>33</text:p>
          </table:table-cell>
          <table:table-cell ns41:value-type="float" table:style-name="ce20" office:value="8" office:value-type="float">
            <text:p>8</text:p>
          </table:table-cell>
          <table:table-cell ns41:value-type="float" table:style-name="ce20" office:value="9" office:value-type="float">
            <text:p>9</text:p>
          </table:table-cell>
          <table:table-cell table:style-name="ce20" table:number-columns-repeated="12"/>
          <table:table-cell ns41:value-type="float" table:style-name="ce20" office:value="37" office:value-type="float">
            <text:p>37</text:p>
          </table:table-cell>
          <table:table-cell ns41:value-type="float" table:style-name="ce20" office:value="39" office:value-type="float">
            <text:p>39</text:p>
          </table:table-cell>
          <table:table-cell table:style-name="ce20" table:number-columns-repeated="20"/>
          <table:table-cell ns41:value-type="float" office:value="3" table:style-name="ce20" table:number-columns-repeated="2" office:value-type="float">
            <text:p>3</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BEILEN.</text:p>
          </table:table-cell>
          <table:table-cell ns41:value-type="string" table:style-name="ce16" office:value-type="string">
            <text:p>Buurtschap Beilervaart, Nieuwenheim en Hijkerdijk</text:p>
          </table:table-cell>
          <table:table-cell table:style-name="Default"/>
          <table:table-cell ns41:value-type="float" table:style-name="ce96" office:value="9" office:value-type="float">
            <text:p>9</text:p>
          </table:table-cell>
          <table:table-cell table:style-name="ce20" table:number-columns-repeated="2"/>
          <table:table-cell ns41:value-type="float" table:style-name="ce20" office:value="10" office:value-type="float">
            <text:p>10</text:p>
          </table:table-cell>
          <table:table-cell ns41:value-type="float" table:style-name="ce20" office:value="30" office:value-type="float">
            <text:p>30</text:p>
          </table:table-cell>
          <table:table-cell ns41:value-type="float" table:style-name="ce20" office:value="24" office:value-type="float">
            <text:p>24</text:p>
          </table:table-cell>
          <table:table-cell ns41:value-type="float" table:style-name="ce20" office:value="30" office:value-type="float">
            <text:p>30</text:p>
          </table:table-cell>
          <table:table-cell ns41:value-type="float" table:style-name="ce20" office:value="24" office:value-type="float">
            <text:p>24</text:p>
          </table:table-cell>
          <table:table-cell table:style-name="ce20" table:number-columns-repeated="6"/>
          <table:table-cell ns41:value-type="float" table:style-name="ce20" office:value="19" office:value-type="float">
            <text:p>19</text:p>
          </table:table-cell>
          <table:table-cell ns41:value-type="float" table:style-name="ce20" office:value="14" office:value-type="float">
            <text:p>14</text:p>
          </table:table-cell>
          <table:table-cell ns41:value-type="float" office:value="9" table:style-name="ce20" table:number-columns-repeated="2" office:value-type="float">
            <text:p>9</text:p>
          </table:table-cell>
          <table:table-cell ns41:value-type="float" table:style-name="ce20" office:value="2" office:value-type="float">
            <text:p>2</text:p>
          </table:table-cell>
          <table:table-cell ns41:value-type="float" table:style-name="ce20" office:value="1" office:value-type="float">
            <text:p>1</text:p>
          </table:table-cell>
          <table:table-cell ns41:value-type="float" table:style-name="ce20" office:value="19" office:value-type="float">
            <text:p>19</text:p>
          </table:table-cell>
          <table:table-cell ns41:value-type="float" table:style-name="ce20" office:value="10" office:value-type="float">
            <text:p>10</text:p>
          </table:table-cell>
          <table:table-cell ns41:value-type="float" table:style-name="ce20" office:value="4" office:value-type="float">
            <text:p>4</text:p>
          </table:table-cell>
          <table:table-cell ns41:value-type="float" table:style-name="ce20" office:value="11" office:value-type="float">
            <text:p>11</text:p>
          </table:table-cell>
          <table:table-cell ns41:value-type="float" table:style-name="ce20" office:value="7" office:value-type="float">
            <text:p>7</text:p>
          </table:table-cell>
          <table:table-cell ns41:value-type="float" table:style-name="ce20" office:value="3" office:value-type="float">
            <text:p>3</text:p>
          </table:table-cell>
          <table:table-cell table:style-name="ce20" table:number-columns-repeated="10"/>
          <table:table-cell ns41:value-type="float" table:style-name="ce20" office:value="30" office:value-type="float">
            <text:p>30</text:p>
          </table:table-cell>
          <table:table-cell ns41:value-type="float" table:style-name="ce20" office:value="23" office:value-type="float">
            <text:p>23</text:p>
          </table:table-cell>
          <table:table-cell table:style-name="ce20" table:number-columns-repeated="21"/>
          <table:table-cell ns41:value-type="float" table:style-name="ce20" office:value="1" office:value-type="float">
            <text:p>1</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BEILEN.</text:p>
          </table:table-cell>
          <table:table-cell ns41:value-type="string" table:style-name="ce16" office:value-type="string">
            <text:p>Buurtschap Hijken en Hijkerveld</text:p>
          </table:table-cell>
          <table:table-cell table:style-name="Default"/>
          <table:table-cell ns41:value-type="float" table:style-name="ce96" office:value="68" office:value-type="float">
            <text:p>68</text:p>
          </table:table-cell>
          <table:table-cell ns41:value-type="float" table:style-name="ce20" office:value="2" office:value-type="float">
            <text:p>2</text:p>
          </table:table-cell>
          <table:table-cell table:style-name="ce20"/>
          <table:table-cell ns41:value-type="float" table:style-name="ce20" office:value="88" office:value-type="float">
            <text:p>88</text:p>
          </table:table-cell>
          <table:table-cell ns41:value-type="float" table:style-name="ce20" office:value="229" office:value-type="float">
            <text:p>229</text:p>
          </table:table-cell>
          <table:table-cell ns41:value-type="float" table:style-name="ce20" office:value="203" office:value-type="float">
            <text:p>203</text:p>
          </table:table-cell>
          <table:table-cell ns41:value-type="float" table:style-name="ce20" office:value="229" office:value-type="float">
            <text:p>229</text:p>
          </table:table-cell>
          <table:table-cell ns41:value-type="float" table:style-name="ce20" office:value="203" office:value-type="float">
            <text:p>203</text:p>
          </table:table-cell>
          <table:table-cell table:style-name="ce20" table:number-columns-repeated="4"/>
          <table:table-cell ns41:value-type="float" table:style-name="ce20" office:value="3" office:value-type="float">
            <text:p>3</text:p>
          </table:table-cell>
          <table:table-cell table:style-name="ce20"/>
          <table:table-cell ns41:value-type="float" table:style-name="ce20" office:value="141" office:value-type="float">
            <text:p>141</text:p>
          </table:table-cell>
          <table:table-cell ns41:value-type="float" table:style-name="ce20" office:value="118" office:value-type="float">
            <text:p>118</text:p>
          </table:table-cell>
          <table:table-cell ns41:value-type="float" office:value="78" table:style-name="ce20" table:number-columns-repeated="2" office:value-type="float">
            <text:p>78</text:p>
          </table:table-cell>
          <table:table-cell ns41:value-type="float" table:style-name="ce20" office:value="10" office:value-type="float">
            <text:p>10</text:p>
          </table:table-cell>
          <table:table-cell ns41:value-type="float" table:style-name="ce20" office:value="7" office:value-type="float">
            <text:p>7</text:p>
          </table:table-cell>
          <table:table-cell ns41:value-type="float" table:style-name="ce20" office:value="185" office:value-type="float">
            <text:p>185</text:p>
          </table:table-cell>
          <table:table-cell ns41:value-type="float" table:style-name="ce20" office:value="168" office:value-type="float">
            <text:p>168</text:p>
          </table:table-cell>
          <table:table-cell ns41:value-type="float" table:style-name="ce20" office:value="36" office:value-type="float">
            <text:p>36</text:p>
          </table:table-cell>
          <table:table-cell ns41:value-type="float" table:style-name="ce20" office:value="33" office:value-type="float">
            <text:p>33</text:p>
          </table:table-cell>
          <table:table-cell ns41:value-type="float" table:style-name="ce20" office:value="4" office:value-type="float">
            <text:p>4</text:p>
          </table:table-cell>
          <table:table-cell ns41:value-type="float" table:style-name="ce20" office:value="1" office:value-type="float">
            <text:p>1</text:p>
          </table:table-cell>
          <table:table-cell ns41:value-type="float" table:style-name="ce20" office:value="3" office:value-type="float">
            <text:p>3</text:p>
          </table:table-cell>
          <table:table-cell ns41:value-type="float" office:value="1" table:style-name="ce20" table:number-columns-repeated="2" office:value-type="float">
            <text:p>1</text:p>
          </table:table-cell>
          <table:table-cell table:style-name="ce20" table:number-columns-repeated="7"/>
          <table:table-cell ns41:value-type="float" table:style-name="ce20" office:value="175" office:value-type="float">
            <text:p>175</text:p>
          </table:table-cell>
          <table:table-cell ns41:value-type="float" table:style-name="ce20" office:value="145" office:value-type="float">
            <text:p>145</text:p>
          </table:table-cell>
          <table:table-cell table:style-name="ce20" table:number-columns-repeated="20"/>
          <table:table-cell ns41:value-type="float" table:style-name="ce20" office:value="53" office:value-type="float">
            <text:p>53</text:p>
          </table:table-cell>
          <table:table-cell ns41:value-type="float" table:style-name="ce20" office:value="58" office:value-type="float">
            <text:p>58</text:p>
          </table:table-cell>
          <table:table-cell ns41:value-type="float" table:style-name="ce20" office:value="1" office:value-type="float">
            <text:p>1</text:p>
          </table:table-cell>
          <table:table-cell table:style-name="ce20" table:number-columns-repeated="12"/>
          <table:table-cell table:style-name="ce97"/>
          <table:table-cell table:style-name="ce77" table:number-columns-repeated="4"/>
          <table:table-cell table:number-columns-repeated="943"/>
        </table:table-row>
        <table:table-row table:style-name="ro5">
          <table:table-cell ns41:value-type="string" table:style-name="ce8" office:value-type="string">
            <text:p>BEILEN.</text:p>
          </table:table-cell>
          <table:table-cell ns41:value-type="string" table:style-name="ce16" office:value-type="string">
            <text:p>Buurtschap Oosterveld</text:p>
          </table:table-cell>
          <table:table-cell table:style-name="Default"/>
          <table:table-cell ns41:value-type="float" table:style-name="ce96" office:value="3" office:value-type="float">
            <text:p>3</text:p>
          </table:table-cell>
          <table:table-cell table:style-name="ce20" table:number-columns-repeated="2"/>
          <table:table-cell ns41:value-type="float" table:style-name="ce20" office:value="4" office:value-type="float">
            <text:p>4</text:p>
          </table:table-cell>
          <table:table-cell ns41:value-type="float" table:style-name="ce20" office:value="8" office:value-type="float">
            <text:p>8</text:p>
          </table:table-cell>
          <table:table-cell ns41:value-type="float" table:style-name="ce20" office:value="7" office:value-type="float">
            <text:p>7</text:p>
          </table:table-cell>
          <table:table-cell ns41:value-type="float" table:style-name="ce20" office:value="8" office:value-type="float">
            <text:p>8</text:p>
          </table:table-cell>
          <table:table-cell ns41:value-type="float" table:style-name="ce20" office:value="7" office:value-type="float">
            <text:p>7</text:p>
          </table:table-cell>
          <table:table-cell table:style-name="ce20" table:number-columns-repeated="6"/>
          <table:table-cell ns41:value-type="float" table:style-name="ce20" office:value="4" office:value-type="float">
            <text:p>4</text:p>
          </table:table-cell>
          <table:table-cell ns41:value-type="float" table:style-name="ce20" office:value="3" office:value-type="float">
            <text:p>3</text:p>
          </table:table-cell>
          <table:table-cell ns41:value-type="float" office:value="4" table:style-name="ce20" table:number-columns-repeated="2" office:value-type="float">
            <text:p>4</text:p>
          </table:table-cell>
          <table:table-cell table:style-name="ce20" table:number-columns-repeated="2"/>
          <table:table-cell ns41:value-type="float" table:style-name="ce20" office:value="4" office:value-type="float">
            <text:p>4</text:p>
          </table:table-cell>
          <table:table-cell ns41:value-type="float" table:style-name="ce20" office:value="3" office:value-type="float">
            <text:p>3</text:p>
          </table:table-cell>
          <table:table-cell ns41:value-type="float" office:value="4" table:style-name="ce20" table:number-columns-repeated="2" office:value-type="float">
            <text:p>4</text:p>
          </table:table-cell>
          <table:table-cell table:style-name="ce20" table:number-columns-repeated="12"/>
          <table:table-cell ns41:value-type="float" table:style-name="ce20" office:value="8" office:value-type="float">
            <text:p>8</text:p>
          </table:table-cell>
          <table:table-cell ns41:value-type="float" table:style-name="ce20" office:value="6" office:value-type="float">
            <text:p>6</text:p>
          </table:table-cell>
          <table:table-cell table:style-name="ce20" table:number-columns-repeated="21"/>
          <table:table-cell ns41:value-type="float" table:style-name="ce20" office:value="1" office:value-type="float">
            <text:p>1</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BEILEN.</text:p>
          </table:table-cell>
          <table:table-cell ns41:value-type="string" table:style-name="ce16" office:value-type="string">
            <text:p>Buurtschap Laaghalen</text:p>
          </table:table-cell>
          <table:table-cell table:style-name="Default"/>
          <table:table-cell ns41:value-type="float" table:style-name="ce96" office:value="8" office:value-type="float">
            <text:p>8</text:p>
          </table:table-cell>
          <table:table-cell table:style-name="ce20" table:number-columns-repeated="2"/>
          <table:table-cell ns41:value-type="float" table:style-name="ce20" office:value="9" office:value-type="float">
            <text:p>9</text:p>
          </table:table-cell>
          <table:table-cell ns41:value-type="float" table:style-name="ce20" office:value="37" office:value-type="float">
            <text:p>37</text:p>
          </table:table-cell>
          <table:table-cell ns41:value-type="float" table:style-name="ce20" office:value="32" office:value-type="float">
            <text:p>32</text:p>
          </table:table-cell>
          <table:table-cell ns41:value-type="float" table:style-name="ce20" office:value="34" office:value-type="float">
            <text:p>34</text:p>
          </table:table-cell>
          <table:table-cell ns41:value-type="float" table:style-name="ce20" office:value="31" office:value-type="float">
            <text:p>31</text:p>
          </table:table-cell>
          <table:table-cell ns41:value-type="float" table:style-name="ce20" office:value="3" office:value-type="float">
            <text:p>3</text:p>
          </table:table-cell>
          <table:table-cell table:style-name="ce20" table:number-columns-repeated="2"/>
          <table:table-cell ns41:value-type="float" table:style-name="ce20" office:value="1" office:value-type="float">
            <text:p>1</text:p>
          </table:table-cell>
          <table:table-cell table:style-name="ce20" table:number-columns-repeated="2"/>
          <table:table-cell ns41:value-type="float" table:style-name="ce20" office:value="28" office:value-type="float">
            <text:p>28</text:p>
          </table:table-cell>
          <table:table-cell ns41:value-type="float" table:style-name="ce20" office:value="22" office:value-type="float">
            <text:p>22</text:p>
          </table:table-cell>
          <table:table-cell ns41:value-type="float" office:value="9" table:style-name="ce20" table:number-columns-repeated="2" office:value-type="float">
            <text:p>9</text:p>
          </table:table-cell>
          <table:table-cell table:style-name="ce20"/>
          <table:table-cell ns41:value-type="float" table:style-name="ce20" office:value="1" office:value-type="float">
            <text:p>1</text:p>
          </table:table-cell>
          <table:table-cell ns41:value-type="float" table:style-name="ce20" office:value="27" office:value-type="float">
            <text:p>27</text:p>
          </table:table-cell>
          <table:table-cell ns41:value-type="float" table:style-name="ce20" office:value="19" office:value-type="float">
            <text:p>19</text:p>
          </table:table-cell>
          <table:table-cell ns41:value-type="float" table:style-name="ce20" office:value="7" office:value-type="float">
            <text:p>7</text:p>
          </table:table-cell>
          <table:table-cell ns41:value-type="float" table:style-name="ce20" office:value="12" office:value-type="float">
            <text:p>12</text:p>
          </table:table-cell>
          <table:table-cell ns41:value-type="float" table:style-name="ce20" office:value="3" office:value-type="float">
            <text:p>3</text:p>
          </table:table-cell>
          <table:table-cell ns41:value-type="float" table:style-name="ce20" office:value="1" office:value-type="float">
            <text:p>1</text:p>
          </table:table-cell>
          <table:table-cell table:style-name="ce20" table:number-columns-repeated="10"/>
          <table:table-cell ns41:value-type="float" table:style-name="ce20" office:value="37" office:value-type="float">
            <text:p>37</text:p>
          </table:table-cell>
          <table:table-cell ns41:value-type="float" table:style-name="ce20" office:value="31" office:value-type="float">
            <text:p>31</text:p>
          </table:table-cell>
          <table:table-cell table:style-name="ce20" table:number-columns-repeated="21"/>
          <table:table-cell ns41:value-type="float" table:style-name="ce20" office:value="1" office:value-type="float">
            <text:p>1</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BEILEN.</text:p>
          </table:table-cell>
          <table:table-cell ns41:value-type="string" table:style-name="ce16" office:value-type="string">
            <text:p>Buurtschap Hooghalen</text:p>
          </table:table-cell>
          <table:table-cell table:style-name="Default"/>
          <table:table-cell ns41:value-type="float" table:style-name="ce96" office:value="12" office:value-type="float">
            <text:p>12</text:p>
          </table:table-cell>
          <table:table-cell table:style-name="ce20" table:number-columns-repeated="2"/>
          <table:table-cell ns41:value-type="float" table:style-name="ce20" office:value="18" office:value-type="float">
            <text:p>18</text:p>
          </table:table-cell>
          <table:table-cell ns41:value-type="float" table:style-name="ce20" office:value="58" office:value-type="float">
            <text:p>58</text:p>
          </table:table-cell>
          <table:table-cell ns41:value-type="float" table:style-name="ce20" office:value="45" office:value-type="float">
            <text:p>45</text:p>
          </table:table-cell>
          <table:table-cell ns41:value-type="float" table:style-name="ce20" office:value="54" office:value-type="float">
            <text:p>54</text:p>
          </table:table-cell>
          <table:table-cell ns41:value-type="float" table:style-name="ce20" office:value="45" office:value-type="float">
            <text:p>45</text:p>
          </table:table-cell>
          <table:table-cell ns41:value-type="float" table:style-name="ce20" office:value="4" office:value-type="float">
            <text:p>4</text:p>
          </table:table-cell>
          <table:table-cell table:style-name="ce20" table:number-columns-repeated="3"/>
          <table:table-cell ns41:value-type="float" table:style-name="ce20" office:value="1" office:value-type="float">
            <text:p>1</text:p>
          </table:table-cell>
          <table:table-cell table:style-name="ce20"/>
          <table:table-cell ns41:value-type="float" table:style-name="ce20" office:value="43" office:value-type="float">
            <text:p>43</text:p>
          </table:table-cell>
          <table:table-cell ns41:value-type="float" table:style-name="ce20" office:value="30" office:value-type="float">
            <text:p>30</text:p>
          </table:table-cell>
          <table:table-cell ns41:value-type="float" office:value="13" table:style-name="ce20" table:number-columns-repeated="2" office:value-type="float">
            <text:p>13</text:p>
          </table:table-cell>
          <table:table-cell ns41:value-type="float" office:value="2" table:style-name="ce20" table:number-columns-repeated="2" office:value-type="float">
            <text:p>2</text:p>
          </table:table-cell>
          <table:table-cell ns41:value-type="float" table:style-name="ce20" office:value="41" office:value-type="float">
            <text:p>41</text:p>
          </table:table-cell>
          <table:table-cell ns41:value-type="float" table:style-name="ce20" office:value="35" office:value-type="float">
            <text:p>35</text:p>
          </table:table-cell>
          <table:table-cell ns41:value-type="float" table:style-name="ce20" office:value="17" office:value-type="float">
            <text:p>17</text:p>
          </table:table-cell>
          <table:table-cell ns41:value-type="float" table:style-name="ce20" office:value="10" office:value-type="float">
            <text:p>10</text:p>
          </table:table-cell>
          <table:table-cell table:style-name="ce20" table:number-columns-repeated="12"/>
          <table:table-cell ns41:value-type="float" table:style-name="ce20" office:value="38" office:value-type="float">
            <text:p>38</text:p>
          </table:table-cell>
          <table:table-cell ns41:value-type="float" table:style-name="ce20" office:value="26" office:value-type="float">
            <text:p>26</text:p>
          </table:table-cell>
          <table:table-cell table:style-name="ce20" table:number-columns-repeated="20"/>
          <table:table-cell ns41:value-type="float" table:style-name="ce20" office:value="20" office:value-type="float">
            <text:p>20</text:p>
          </table:table-cell>
          <table:table-cell ns41:value-type="float" table:style-name="ce20" office:value="19" office:value-type="float">
            <text:p>19</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BEILEN.</text:p>
          </table:table-cell>
          <table:table-cell ns41:value-type="string" table:style-name="ce16" office:value-type="string">
            <text:p>Buurtschap Tiendeveen</text:p>
          </table:table-cell>
          <table:table-cell table:style-name="Default"/>
          <table:table-cell ns41:value-type="float" table:style-name="ce96" office:value="16" office:value-type="float">
            <text:p>16</text:p>
          </table:table-cell>
          <table:table-cell table:style-name="ce20" table:number-columns-repeated="2"/>
          <table:table-cell ns41:value-type="float" table:style-name="ce20" office:value="27" office:value-type="float">
            <text:p>27</text:p>
          </table:table-cell>
          <table:table-cell ns41:value-type="float" table:style-name="ce20" office:value="65" office:value-type="float">
            <text:p>65</text:p>
          </table:table-cell>
          <table:table-cell ns41:value-type="float" table:style-name="ce20" office:value="80" office:value-type="float">
            <text:p>80</text:p>
          </table:table-cell>
          <table:table-cell ns41:value-type="float" table:style-name="ce20" office:value="65" office:value-type="float">
            <text:p>65</text:p>
          </table:table-cell>
          <table:table-cell ns41:value-type="float" table:style-name="ce20" office:value="80" office:value-type="float">
            <text:p>80</text:p>
          </table:table-cell>
          <table:table-cell table:style-name="ce20" table:number-columns-repeated="6"/>
          <table:table-cell ns41:value-type="float" table:style-name="ce20" office:value="42" office:value-type="float">
            <text:p>42</text:p>
          </table:table-cell>
          <table:table-cell ns41:value-type="float" table:style-name="ce20" office:value="55" office:value-type="float">
            <text:p>55</text:p>
          </table:table-cell>
          <table:table-cell ns41:value-type="float" office:value="21" table:style-name="ce20" table:number-columns-repeated="2" office:value-type="float">
            <text:p>21</text:p>
          </table:table-cell>
          <table:table-cell ns41:value-type="float" table:style-name="ce20" office:value="2" office:value-type="float">
            <text:p>2</text:p>
          </table:table-cell>
          <table:table-cell ns41:value-type="float" table:style-name="ce20" office:value="4" office:value-type="float">
            <text:p>4</text:p>
          </table:table-cell>
          <table:table-cell ns41:value-type="float" table:style-name="ce20" office:value="26" office:value-type="float">
            <text:p>26</text:p>
          </table:table-cell>
          <table:table-cell ns41:value-type="float" table:style-name="ce20" office:value="25" office:value-type="float">
            <text:p>25</text:p>
          </table:table-cell>
          <table:table-cell ns41:value-type="float" table:style-name="ce20" office:value="39" office:value-type="float">
            <text:p>39</text:p>
          </table:table-cell>
          <table:table-cell ns41:value-type="float" table:style-name="ce20" office:value="55" office:value-type="float">
            <text:p>55</text:p>
          </table:table-cell>
          <table:table-cell table:style-name="ce20" table:number-columns-repeated="12"/>
          <table:table-cell ns41:value-type="float" table:style-name="ce20" office:value="62" office:value-type="float">
            <text:p>62</text:p>
          </table:table-cell>
          <table:table-cell ns41:value-type="float" table:style-name="ce20" office:value="73" office:value-type="float">
            <text:p>73</text:p>
          </table:table-cell>
          <table:table-cell table:style-name="ce20" table:number-columns-repeated="20"/>
          <table:table-cell ns41:value-type="float" table:style-name="ce20" office:value="3" office:value-type="float">
            <text:p>3</text:p>
          </table:table-cell>
          <table:table-cell ns41:value-type="float" table:style-name="ce20" office:value="7" office:value-type="float">
            <text:p>7</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BEILEN.</text:p>
          </table:table-cell>
          <table:table-cell ns41:value-type="string" table:style-name="ce16" office:value-type="string">
            <text:p>Totaal</text:p>
          </table:table-cell>
          <table:table-cell table:style-name="Default"/>
          <table:table-cell ns41:value-type="float" table:style-name="ce96" office:value="419" office:value-type="float">
            <text:p>419</text:p>
          </table:table-cell>
          <table:table-cell ns41:value-type="float" table:style-name="ce20" office:value="16" office:value-type="float">
            <text:p>16</text:p>
          </table:table-cell>
          <table:table-cell table:style-name="ce20"/>
          <table:table-cell ns41:value-type="float" table:style-name="ce20" office:value="561" office:value-type="float">
            <text:p>561</text:p>
          </table:table-cell>
          <table:table-cell ns41:value-type="float" table:style-name="ce43" office:value="1419" office:value-type="float">
            <text:p>1,419</text:p>
          </table:table-cell>
          <table:table-cell ns41:value-type="float" table:style-name="ce43" office:value="1333" office:value-type="float">
            <text:p>1,333</text:p>
          </table:table-cell>
          <table:table-cell ns41:value-type="float" table:style-name="ce43" office:value="1402" office:value-type="float">
            <text:p>1,402</text:p>
          </table:table-cell>
          <table:table-cell ns41:value-type="float" table:style-name="ce43" office:value="1326" office:value-type="float">
            <text:p>1,326</text:p>
          </table:table-cell>
          <table:table-cell ns41:value-type="float" table:style-name="ce20" office:value="16" office:value-type="float">
            <text:p>16</text:p>
          </table:table-cell>
          <table:table-cell ns41:value-type="float" table:style-name="ce20" office:value="6" office:value-type="float">
            <text:p>6</text:p>
          </table:table-cell>
          <table:table-cell ns41:value-type="float" office:value="1" table:style-name="ce20" table:number-columns-repeated="2" office:value-type="float">
            <text:p>1</text:p>
          </table:table-cell>
          <table:table-cell ns41:value-type="float" table:style-name="ce20" office:value="16" office:value-type="float">
            <text:p>16</text:p>
          </table:table-cell>
          <table:table-cell ns41:value-type="float" table:style-name="ce20" office:value="9" office:value-type="float">
            <text:p>9</text:p>
          </table:table-cell>
          <table:table-cell ns41:value-type="float" table:style-name="ce20" office:value="896" office:value-type="float">
            <text:p>896</text:p>
          </table:table-cell>
          <table:table-cell ns41:value-type="float" table:style-name="ce20" office:value="819" office:value-type="float">
            <text:p>819</text:p>
          </table:table-cell>
          <table:table-cell ns41:value-type="float" table:style-name="ce20" office:value="439" office:value-type="float">
            <text:p>439</text:p>
          </table:table-cell>
          <table:table-cell ns41:value-type="float" table:style-name="ce20" office:value="436" office:value-type="float">
            <text:p>436</text:p>
          </table:table-cell>
          <table:table-cell ns41:value-type="float" table:style-name="ce20" office:value="84" office:value-type="float">
            <text:p>84</text:p>
          </table:table-cell>
          <table:table-cell ns41:value-type="float" table:style-name="ce20" office:value="78" office:value-type="float">
            <text:p>78</text:p>
          </table:table-cell>
          <table:table-cell ns41:value-type="float" table:style-name="ce43" office:value="1016" office:value-type="float">
            <text:p>1,016</text:p>
          </table:table-cell>
          <table:table-cell ns41:value-type="float" table:style-name="ce20" office:value="979" office:value-type="float">
            <text:p>979</text:p>
          </table:table-cell>
          <table:table-cell ns41:value-type="float" table:style-name="ce20" office:value="330" office:value-type="float">
            <text:p>330</text:p>
          </table:table-cell>
          <table:table-cell ns41:value-type="float" table:style-name="ce20" office:value="312" office:value-type="float">
            <text:p>312</text:p>
          </table:table-cell>
          <table:table-cell ns41:value-type="float" table:style-name="ce20" office:value="53" office:value-type="float">
            <text:p>53</text:p>
          </table:table-cell>
          <table:table-cell ns41:value-type="float" table:style-name="ce20" office:value="36" office:value-type="float">
            <text:p>36</text:p>
          </table:table-cell>
          <table:table-cell ns41:value-type="float" table:style-name="ce20" office:value="3" office:value-type="float">
            <text:p>3</text:p>
          </table:table-cell>
          <table:table-cell ns41:value-type="float" table:style-name="ce20" office:value="2" office:value-type="float">
            <text:p>2</text:p>
          </table:table-cell>
          <table:table-cell ns41:value-type="float" table:style-name="ce20" office:value="16" office:value-type="float">
            <text:p>16</text:p>
          </table:table-cell>
          <table:table-cell ns41:value-type="float" table:style-name="ce20" office:value="4" office:value-type="float">
            <text:p>4</text:p>
          </table:table-cell>
          <table:table-cell table:style-name="ce20" table:number-columns-repeated="4"/>
          <table:table-cell ns41:value-type="float" table:style-name="ce20" office:value="1" office:value-type="float">
            <text:p>1</text:p>
          </table:table-cell>
          <table:table-cell table:style-name="ce20"/>
          <table:table-cell ns41:value-type="float" table:style-name="ce43" office:value="1211" office:value-type="float">
            <text:p>1,211</text:p>
          </table:table-cell>
          <table:table-cell ns41:value-type="float" table:style-name="ce43" office:value="1106" office:value-type="float">
            <text:p>1,106</text:p>
          </table:table-cell>
          <table:table-cell table:style-name="ce20" table:number-columns-repeated="8"/>
          <table:table-cell ns41:value-type="float" table:style-name="ce20" office:value="2" office:value-type="float">
            <text:p>2</text:p>
          </table:table-cell>
          <table:table-cell table:style-name="ce20" table:number-columns-repeated="11"/>
          <table:table-cell ns41:value-type="float" table:style-name="ce20" office:value="191" office:value-type="float">
            <text:p>191</text:p>
          </table:table-cell>
          <table:table-cell ns41:value-type="float" table:style-name="ce20" office:value="206" office:value-type="float">
            <text:p>206</text:p>
          </table:table-cell>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6"/>
          <table:table-cell ns41:value-type="float" table:style-name="ce20" office:value="13" office:value-type="float">
            <text:p>13</text:p>
          </table:table-cell>
          <table:table-cell ns41:value-type="float" table:style-name="ce20" office:value="20" office:value-type="float">
            <text:p>20</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BORGER.</text:p>
          </table:table-cell>
          <table:table-cell ns41:value-type="string" table:style-name="ce16" office:value-type="string">
            <text:p>Dorp</text:p>
          </table:table-cell>
          <table:table-cell table:style-name="Default"/>
          <table:table-cell ns41:value-type="float" table:style-name="ce96" office:value="91" office:value-type="float">
            <text:p>91</text:p>
          </table:table-cell>
          <table:table-cell ns41:value-type="float" table:style-name="ce20" office:value="5" office:value-type="float">
            <text:p>5</text:p>
          </table:table-cell>
          <table:table-cell table:style-name="ce20"/>
          <table:table-cell ns41:value-type="float" table:style-name="ce20" office:value="108" office:value-type="float">
            <text:p>108</text:p>
          </table:table-cell>
          <table:table-cell ns41:value-type="float" table:style-name="ce20" office:value="290" office:value-type="float">
            <text:p>290</text:p>
          </table:table-cell>
          <table:table-cell ns41:value-type="float" table:style-name="ce20" office:value="257" office:value-type="float">
            <text:p>257</text:p>
          </table:table-cell>
          <table:table-cell ns41:value-type="float" table:style-name="ce20" office:value="287" office:value-type="float">
            <text:p>287</text:p>
          </table:table-cell>
          <table:table-cell ns41:value-type="float" table:style-name="ce20" office:value="255" office:value-type="float">
            <text:p>255</text:p>
          </table:table-cell>
          <table:table-cell ns41:value-type="float" table:style-name="ce20" office:value="3" office:value-type="float">
            <text:p>3</text:p>
          </table:table-cell>
          <table:table-cell ns41:value-type="float" table:style-name="ce20" office:value="2" office:value-type="float">
            <text:p>2</text:p>
          </table:table-cell>
          <table:table-cell table:style-name="ce20" table:number-columns-repeated="4"/>
          <table:table-cell ns41:value-type="float" table:style-name="ce20" office:value="189" office:value-type="float">
            <text:p>189</text:p>
          </table:table-cell>
          <table:table-cell ns41:value-type="float" table:style-name="ce20" office:value="164" office:value-type="float">
            <text:p>164</text:p>
          </table:table-cell>
          <table:table-cell ns41:value-type="float" table:style-name="ce20" office:value="84" office:value-type="float">
            <text:p>84</text:p>
          </table:table-cell>
          <table:table-cell ns41:value-type="float" table:style-name="ce20" office:value="83" office:value-type="float">
            <text:p>83</text:p>
          </table:table-cell>
          <table:table-cell ns41:value-type="float" table:style-name="ce20" office:value="17" office:value-type="float">
            <text:p>17</text:p>
          </table:table-cell>
          <table:table-cell ns41:value-type="float" table:style-name="ce20" office:value="10" office:value-type="float">
            <text:p>10</text:p>
          </table:table-cell>
          <table:table-cell ns41:value-type="float" table:style-name="ce20" office:value="185" office:value-type="float">
            <text:p>185</text:p>
          </table:table-cell>
          <table:table-cell ns41:value-type="float" table:style-name="ce20" office:value="170" office:value-type="float">
            <text:p>170</text:p>
          </table:table-cell>
          <table:table-cell ns41:value-type="float" table:style-name="ce20" office:value="71" office:value-type="float">
            <text:p>71</text:p>
          </table:table-cell>
          <table:table-cell ns41:value-type="float" table:style-name="ce20" office:value="68" office:value-type="float">
            <text:p>68</text:p>
          </table:table-cell>
          <table:table-cell ns41:value-type="float" table:style-name="ce20" office:value="27" office:value-type="float">
            <text:p>27</text:p>
          </table:table-cell>
          <table:table-cell ns41:value-type="float" table:style-name="ce20" office:value="18" office:value-type="float">
            <text:p>18</text:p>
          </table:table-cell>
          <table:table-cell table:style-name="ce20" table:number-columns-repeated="2"/>
          <table:table-cell ns41:value-type="float" table:style-name="ce20" office:value="7" office:value-type="float">
            <text:p>7</text:p>
          </table:table-cell>
          <table:table-cell ns41:value-type="float" table:style-name="ce20" office:value="1" office:value-type="float">
            <text:p>1</text:p>
          </table:table-cell>
          <table:table-cell table:style-name="ce20" table:number-columns-repeated="6"/>
          <table:table-cell ns41:value-type="float" table:style-name="ce20" office:value="244" office:value-type="float">
            <text:p>244</text:p>
          </table:table-cell>
          <table:table-cell ns41:value-type="float" table:style-name="ce20" office:value="207" office:value-type="float">
            <text:p>207</text:p>
          </table:table-cell>
          <table:table-cell table:style-name="ce20" table:number-columns-repeated="8"/>
          <table:table-cell ns41:value-type="float" table:style-name="ce20" office:value="3" office:value-type="float">
            <text:p>3</text:p>
          </table:table-cell>
          <table:table-cell ns41:value-type="float" table:style-name="ce20" office:value="1" office:value-type="float">
            <text:p>1</text:p>
          </table:table-cell>
          <table:table-cell table:style-name="ce20" table:number-columns-repeated="10"/>
          <table:table-cell ns41:value-type="float" table:style-name="ce20" office:value="32" office:value-type="float">
            <text:p>32</text:p>
          </table:table-cell>
          <table:table-cell ns41:value-type="float" table:style-name="ce20" office:value="39" office:value-type="float">
            <text:p>39</text:p>
          </table:table-cell>
          <table:table-cell ns41:value-type="float" table:style-name="ce20" office:value="1" office:value-type="float">
            <text:p>1</text:p>
          </table:table-cell>
          <table:table-cell table:style-name="ce20" table:number-columns-repeated="7"/>
          <table:table-cell ns41:value-type="float" office:value="10" table:style-name="ce20" table:number-columns-repeated="2" office:value-type="float">
            <text:p>10</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BORGER.</text:p>
          </table:table-cell>
          <table:table-cell ns41:value-type="string" table:style-name="ce16" office:value-type="string">
            <text:p>Buurtschap Westdorp</text:p>
          </table:table-cell>
          <table:table-cell table:style-name="Default"/>
          <table:table-cell ns41:value-type="float" table:style-name="ce96" office:value="13" office:value-type="float">
            <text:p>13</text:p>
          </table:table-cell>
          <table:table-cell table:style-name="ce20" table:number-columns-repeated="2"/>
          <table:table-cell ns41:value-type="float" table:style-name="ce20" office:value="14" office:value-type="float">
            <text:p>14</text:p>
          </table:table-cell>
          <table:table-cell ns41:value-type="float" table:style-name="ce20" office:value="53" office:value-type="float">
            <text:p>53</text:p>
          </table:table-cell>
          <table:table-cell ns41:value-type="float" table:style-name="ce20" office:value="37" office:value-type="float">
            <text:p>37</text:p>
          </table:table-cell>
          <table:table-cell ns41:value-type="float" table:style-name="ce20" office:value="53" office:value-type="float">
            <text:p>53</text:p>
          </table:table-cell>
          <table:table-cell ns41:value-type="float" table:style-name="ce20" office:value="37" office:value-type="float">
            <text:p>37</text:p>
          </table:table-cell>
          <table:table-cell table:style-name="ce20" table:number-columns-repeated="6"/>
          <table:table-cell ns41:value-type="float" table:style-name="ce20" office:value="40" office:value-type="float">
            <text:p>40</text:p>
          </table:table-cell>
          <table:table-cell ns41:value-type="float" table:style-name="ce20" office:value="22" office:value-type="float">
            <text:p>22</text:p>
          </table:table-cell>
          <table:table-cell ns41:value-type="float" office:value="13" table:style-name="ce20" table:number-columns-repeated="2" office:value-type="float">
            <text:p>13</text:p>
          </table:table-cell>
          <table:table-cell table:style-name="ce20"/>
          <table:table-cell ns41:value-type="float" table:style-name="ce20" office:value="2" office:value-type="float">
            <text:p>2</text:p>
          </table:table-cell>
          <table:table-cell ns41:value-type="float" table:style-name="ce20" office:value="33" office:value-type="float">
            <text:p>33</text:p>
          </table:table-cell>
          <table:table-cell ns41:value-type="float" table:style-name="ce20" office:value="22" office:value-type="float">
            <text:p>22</text:p>
          </table:table-cell>
          <table:table-cell ns41:value-type="float" table:style-name="ce20" office:value="19" office:value-type="float">
            <text:p>19</text:p>
          </table:table-cell>
          <table:table-cell ns41:value-type="float" table:style-name="ce20" office:value="15" office:value-type="float">
            <text:p>15</text:p>
          </table:table-cell>
          <table:table-cell ns41:value-type="float" table:style-name="ce20" office:value="1" office:value-type="float">
            <text:p>1</text:p>
          </table:table-cell>
          <table:table-cell table:style-name="ce20" table:number-columns-repeated="11"/>
          <table:table-cell ns41:value-type="float" table:style-name="ce20" office:value="35" office:value-type="float">
            <text:p>35</text:p>
          </table:table-cell>
          <table:table-cell ns41:value-type="float" table:style-name="ce20" office:value="28" office:value-type="float">
            <text:p>28</text:p>
          </table:table-cell>
          <table:table-cell table:style-name="ce20" table:number-columns-repeated="20"/>
          <table:table-cell ns41:value-type="float" table:style-name="ce20" office:value="18" office:value-type="float">
            <text:p>18</text:p>
          </table:table-cell>
          <table:table-cell ns41:value-type="float" table:style-name="ce20" office:value="9" office:value-type="float">
            <text:p>9</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BORGER.</text:p>
          </table:table-cell>
          <table:table-cell ns41:value-type="string" table:style-name="ce16" office:value-type="string">
            <text:p>Buurtschap Ees</text:p>
          </table:table-cell>
          <table:table-cell table:style-name="Default"/>
          <table:table-cell ns41:value-type="float" table:style-name="ce96" office:value="23" office:value-type="float">
            <text:p>23</text:p>
          </table:table-cell>
          <table:table-cell table:style-name="ce20" table:number-columns-repeated="2"/>
          <table:table-cell ns41:value-type="float" table:style-name="ce20" office:value="26" office:value-type="float">
            <text:p>26</text:p>
          </table:table-cell>
          <table:table-cell ns41:value-type="float" table:style-name="ce20" office:value="93" office:value-type="float">
            <text:p>93</text:p>
          </table:table-cell>
          <table:table-cell ns41:value-type="float" table:style-name="ce20" office:value="73" office:value-type="float">
            <text:p>73</text:p>
          </table:table-cell>
          <table:table-cell ns41:value-type="float" table:style-name="ce20" office:value="93" office:value-type="float">
            <text:p>93</text:p>
          </table:table-cell>
          <table:table-cell ns41:value-type="float" table:style-name="ce20" office:value="73" office:value-type="float">
            <text:p>73</text:p>
          </table:table-cell>
          <table:table-cell table:style-name="ce20" table:number-columns-repeated="6"/>
          <table:table-cell ns41:value-type="float" table:style-name="ce20" office:value="68" office:value-type="float">
            <text:p>68</text:p>
          </table:table-cell>
          <table:table-cell ns41:value-type="float" table:style-name="ce20" office:value="47" office:value-type="float">
            <text:p>47</text:p>
          </table:table-cell>
          <table:table-cell ns41:value-type="float" office:value="22" table:style-name="ce20" table:number-columns-repeated="2" office:value-type="float">
            <text:p>22</text:p>
          </table:table-cell>
          <table:table-cell ns41:value-type="float" table:style-name="ce20" office:value="3" office:value-type="float">
            <text:p>3</text:p>
          </table:table-cell>
          <table:table-cell ns41:value-type="float" table:style-name="ce20" office:value="4" office:value-type="float">
            <text:p>4</text:p>
          </table:table-cell>
          <table:table-cell ns41:value-type="float" table:style-name="ce20" office:value="57" office:value-type="float">
            <text:p>57</text:p>
          </table:table-cell>
          <table:table-cell ns41:value-type="float" table:style-name="ce20" office:value="54" office:value-type="float">
            <text:p>54</text:p>
          </table:table-cell>
          <table:table-cell ns41:value-type="float" table:style-name="ce20" office:value="33" office:value-type="float">
            <text:p>33</text:p>
          </table:table-cell>
          <table:table-cell ns41:value-type="float" table:style-name="ce20" office:value="19" office:value-type="float">
            <text:p>19</text:p>
          </table:table-cell>
          <table:table-cell ns41:value-type="float" table:style-name="ce20" office:value="2" office:value-type="float">
            <text:p>2</text:p>
          </table:table-cell>
          <table:table-cell table:style-name="ce20" table:number-columns-repeated="3"/>
          <table:table-cell ns41:value-type="float" table:style-name="ce20" office:value="1" office:value-type="float">
            <text:p>1</text:p>
          </table:table-cell>
          <table:table-cell table:style-name="ce20" table:number-columns-repeated="7"/>
          <table:table-cell ns41:value-type="float" table:style-name="ce20" office:value="88" office:value-type="float">
            <text:p>88</text:p>
          </table:table-cell>
          <table:table-cell ns41:value-type="float" table:style-name="ce20" office:value="68" office:value-type="float">
            <text:p>68</text:p>
          </table:table-cell>
          <table:table-cell table:style-name="ce20" table:number-columns-repeated="20"/>
          <table:table-cell ns41:value-type="float" office:value="5" table:style-name="ce20" table:number-columns-repeated="2" office:value-type="float">
            <text:p>5</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BORGER.</text:p>
          </table:table-cell>
          <table:table-cell ns41:value-type="string" table:style-name="ce16" office:value-type="string">
            <text:p>Buurtschap Buinen</text:p>
          </table:table-cell>
          <table:table-cell table:style-name="Default"/>
          <table:table-cell ns41:value-type="float" table:style-name="ce96" office:value="44" office:value-type="float">
            <text:p>44</text:p>
          </table:table-cell>
          <table:table-cell ns41:value-type="float" table:style-name="ce20" office:value="1" office:value-type="float">
            <text:p>1</text:p>
          </table:table-cell>
          <table:table-cell table:style-name="ce20"/>
          <table:table-cell ns41:value-type="float" table:style-name="ce20" office:value="53" office:value-type="float">
            <text:p>53</text:p>
          </table:table-cell>
          <table:table-cell ns41:value-type="float" table:style-name="ce20" office:value="150" office:value-type="float">
            <text:p>150</text:p>
          </table:table-cell>
          <table:table-cell ns41:value-type="float" table:style-name="ce20" office:value="152" office:value-type="float">
            <text:p>152</text:p>
          </table:table-cell>
          <table:table-cell ns41:value-type="float" table:style-name="ce20" office:value="150" office:value-type="float">
            <text:p>150</text:p>
          </table:table-cell>
          <table:table-cell ns41:value-type="float" table:style-name="ce20" office:value="152" office:value-type="float">
            <text:p>152</text:p>
          </table:table-cell>
          <table:table-cell table:style-name="ce20" table:number-columns-repeated="6"/>
          <table:table-cell ns41:value-type="float" table:style-name="ce20" office:value="101" office:value-type="float">
            <text:p>101</text:p>
          </table:table-cell>
          <table:table-cell ns41:value-type="float" table:style-name="ce20" office:value="93" office:value-type="float">
            <text:p>93</text:p>
          </table:table-cell>
          <table:table-cell ns41:value-type="float" office:value="46" table:style-name="ce20" table:number-columns-repeated="2" office:value-type="float">
            <text:p>46</text:p>
          </table:table-cell>
          <table:table-cell ns41:value-type="float" table:style-name="ce20" office:value="3" office:value-type="float">
            <text:p>3</text:p>
          </table:table-cell>
          <table:table-cell ns41:value-type="float" table:style-name="ce20" office:value="13" office:value-type="float">
            <text:p>13</text:p>
          </table:table-cell>
          <table:table-cell ns41:value-type="float" table:style-name="ce20" office:value="104" office:value-type="float">
            <text:p>104</text:p>
          </table:table-cell>
          <table:table-cell ns41:value-type="float" table:style-name="ce20" office:value="112" office:value-type="float">
            <text:p>112</text:p>
          </table:table-cell>
          <table:table-cell ns41:value-type="float" table:style-name="ce20" office:value="41" office:value-type="float">
            <text:p>41</text:p>
          </table:table-cell>
          <table:table-cell ns41:value-type="float" table:style-name="ce20" office:value="37" office:value-type="float">
            <text:p>37</text:p>
          </table:table-cell>
          <table:table-cell ns41:value-type="float" office:value="3" table:style-name="ce20" table:number-columns-repeated="2" office:value-type="float">
            <text:p>3</text:p>
          </table:table-cell>
          <table:table-cell table:style-name="ce20" table:number-columns-repeated="2"/>
          <table:table-cell ns41:value-type="float" table:style-name="ce20" office:value="2" office:value-type="float">
            <text:p>2</text:p>
          </table:table-cell>
          <table:table-cell table:style-name="ce20" table:number-columns-repeated="7"/>
          <table:table-cell ns41:value-type="float" table:style-name="ce20" office:value="130" office:value-type="float">
            <text:p>130</text:p>
          </table:table-cell>
          <table:table-cell ns41:value-type="float" table:style-name="ce20" office:value="126" office:value-type="float">
            <text:p>126</text:p>
          </table:table-cell>
          <table:table-cell table:style-name="ce20" table:number-columns-repeated="20"/>
          <table:table-cell ns41:value-type="float" table:style-name="ce20" office:value="19" office:value-type="float">
            <text:p>19</text:p>
          </table:table-cell>
          <table:table-cell ns41:value-type="float" table:style-name="ce20" office:value="24" office:value-type="float">
            <text:p>24</text:p>
          </table:table-cell>
          <table:table-cell ns41:value-type="float" table:style-name="ce20" office:value="1" office:value-type="float">
            <text:p>1</text:p>
          </table:table-cell>
          <table:table-cell ns41:value-type="float" table:style-name="ce20" office:value="2" office:value-type="float">
            <text:p>2</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BORGER.</text:p>
          </table:table-cell>
          <table:table-cell ns41:value-type="string" table:style-name="ce16" office:value-type="string">
            <text:p>Buurtschap Bronger</text:p>
          </table:table-cell>
          <table:table-cell table:style-name="Default"/>
          <table:table-cell ns41:value-type="float" table:style-name="ce96" office:value="12" office:value-type="float">
            <text:p>12</text:p>
          </table:table-cell>
          <table:table-cell table:style-name="ce20" table:number-columns-repeated="2"/>
          <table:table-cell ns41:value-type="float" table:style-name="ce20" office:value="14" office:value-type="float">
            <text:p>14</text:p>
          </table:table-cell>
          <table:table-cell ns41:value-type="float" office:value="41" table:style-name="ce20" table:number-columns-repeated="4" office:value-type="float">
            <text:p>41</text:p>
          </table:table-cell>
          <table:table-cell table:style-name="ce20" table:number-columns-repeated="6"/>
          <table:table-cell ns41:value-type="float" table:style-name="ce20" office:value="31" office:value-type="float">
            <text:p>31</text:p>
          </table:table-cell>
          <table:table-cell ns41:value-type="float" table:style-name="ce20" office:value="27" office:value-type="float">
            <text:p>27</text:p>
          </table:table-cell>
          <table:table-cell ns41:value-type="float" office:value="10" table:style-name="ce20" table:number-columns-repeated="2" office:value-type="float">
            <text:p>10</text:p>
          </table:table-cell>
          <table:table-cell table:style-name="ce20"/>
          <table:table-cell ns41:value-type="float" table:style-name="ce20" office:value="4" office:value-type="float">
            <text:p>4</text:p>
          </table:table-cell>
          <table:table-cell ns41:value-type="float" table:style-name="ce20" office:value="24" office:value-type="float">
            <text:p>24</text:p>
          </table:table-cell>
          <table:table-cell ns41:value-type="float" table:style-name="ce20" office:value="29" office:value-type="float">
            <text:p>29</text:p>
          </table:table-cell>
          <table:table-cell ns41:value-type="float" table:style-name="ce20" office:value="16" office:value-type="float">
            <text:p>16</text:p>
          </table:table-cell>
          <table:table-cell ns41:value-type="float" table:style-name="ce20" office:value="12" office:value-type="float">
            <text:p>12</text:p>
          </table:table-cell>
          <table:table-cell ns41:value-type="float" table:style-name="ce20" office:value="1" office:value-type="float">
            <text:p>1</text:p>
          </table:table-cell>
          <table:table-cell table:style-name="ce20" table:number-columns-repeated="11"/>
          <table:table-cell ns41:value-type="float" office:value="41" table:style-name="ce20" table:number-columns-repeated="2" office:value-type="float">
            <text:p>41</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BORGER.</text:p>
          </table:table-cell>
          <table:table-cell ns41:value-type="string" table:style-name="ce16" office:value-type="string">
            <text:p>Buurtschap Drouwen</text:p>
          </table:table-cell>
          <table:table-cell table:style-name="Default"/>
          <table:table-cell ns41:value-type="float" table:style-name="ce96" office:value="56" office:value-type="float">
            <text:p>56</text:p>
          </table:table-cell>
          <table:table-cell table:style-name="ce20" table:number-columns-repeated="2"/>
          <table:table-cell ns41:value-type="float" table:style-name="ce20" office:value="74" office:value-type="float">
            <text:p>74</text:p>
          </table:table-cell>
          <table:table-cell ns41:value-type="float" table:style-name="ce20" office:value="177" office:value-type="float">
            <text:p>177</text:p>
          </table:table-cell>
          <table:table-cell ns41:value-type="float" table:style-name="ce20" office:value="190" office:value-type="float">
            <text:p>190</text:p>
          </table:table-cell>
          <table:table-cell ns41:value-type="float" table:style-name="ce20" office:value="176" office:value-type="float">
            <text:p>176</text:p>
          </table:table-cell>
          <table:table-cell ns41:value-type="float" table:style-name="ce20" office:value="189" office:value-type="float">
            <text:p>189</text:p>
          </table:table-cell>
          <table:table-cell table:style-name="ce20" table:number-columns-repeated="2"/>
          <table:table-cell ns41:value-type="float" office:value="1" table:style-name="ce20" table:number-columns-repeated="2" office:value-type="float">
            <text:p>1</text:p>
          </table:table-cell>
          <table:table-cell table:style-name="ce20" table:number-columns-repeated="2"/>
          <table:table-cell ns41:value-type="float" table:style-name="ce20" office:value="106" office:value-type="float">
            <text:p>106</text:p>
          </table:table-cell>
          <table:table-cell ns41:value-type="float" table:style-name="ce20" office:value="119" office:value-type="float">
            <text:p>119</text:p>
          </table:table-cell>
          <table:table-cell ns41:value-type="float" table:style-name="ce20" office:value="57" office:value-type="float">
            <text:p>57</text:p>
          </table:table-cell>
          <table:table-cell ns41:value-type="float" table:style-name="ce20" office:value="58" office:value-type="float">
            <text:p>58</text:p>
          </table:table-cell>
          <table:table-cell ns41:value-type="float" table:style-name="ce20" office:value="14" office:value-type="float">
            <text:p>14</text:p>
          </table:table-cell>
          <table:table-cell ns41:value-type="float" table:style-name="ce20" office:value="13" office:value-type="float">
            <text:p>13</text:p>
          </table:table-cell>
          <table:table-cell ns41:value-type="float" table:style-name="ce20" office:value="117" office:value-type="float">
            <text:p>117</text:p>
          </table:table-cell>
          <table:table-cell ns41:value-type="float" table:style-name="ce20" office:value="112" office:value-type="float">
            <text:p>112</text:p>
          </table:table-cell>
          <table:table-cell ns41:value-type="float" table:style-name="ce20" office:value="53" office:value-type="float">
            <text:p>53</text:p>
          </table:table-cell>
          <table:table-cell ns41:value-type="float" table:style-name="ce20" office:value="71" office:value-type="float">
            <text:p>71</text:p>
          </table:table-cell>
          <table:table-cell ns41:value-type="float" table:style-name="ce20" office:value="5" office:value-type="float">
            <text:p>5</text:p>
          </table:table-cell>
          <table:table-cell ns41:value-type="float" table:style-name="ce20" office:value="7" office:value-type="float">
            <text:p>7</text:p>
          </table:table-cell>
          <table:table-cell table:style-name="ce20" table:number-columns-repeated="2"/>
          <table:table-cell ns41:value-type="float" table:style-name="ce20" office:value="2" office:value-type="float">
            <text:p>2</text:p>
          </table:table-cell>
          <table:table-cell table:style-name="ce20" table:number-columns-repeated="7"/>
          <table:table-cell ns41:value-type="float" table:style-name="ce20" office:value="151" office:value-type="float">
            <text:p>151</text:p>
          </table:table-cell>
          <table:table-cell ns41:value-type="float" table:style-name="ce20" office:value="169" office:value-type="float">
            <text:p>169</text:p>
          </table:table-cell>
          <table:table-cell table:style-name="ce20" table:number-columns-repeated="20"/>
          <table:table-cell ns41:value-type="float" table:style-name="ce20" office:value="22" office:value-type="float">
            <text:p>22</text:p>
          </table:table-cell>
          <table:table-cell ns41:value-type="float" table:style-name="ce20" office:value="18" office:value-type="float">
            <text:p>18</text:p>
          </table:table-cell>
          <table:table-cell ns41:value-type="float" table:style-name="ce20" office:value="1" office:value-type="float">
            <text:p>1</text:p>
          </table:table-cell>
          <table:table-cell table:style-name="ce20" table:number-columns-repeated="7"/>
          <table:table-cell ns41:value-type="float" office:value="3" table:style-name="ce20" table:number-columns-repeated="2" office:value-type="float">
            <text:p>3</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BORGER.</text:p>
          </table:table-cell>
          <table:table-cell ns41:value-type="string" table:style-name="ce16" office:value-type="string">
            <text:p>Buurtschap Drouwenderveen</text:p>
          </table:table-cell>
          <table:table-cell table:style-name="Default"/>
          <table:table-cell ns41:value-type="float" table:style-name="ce96" office:value="58" office:value-type="float">
            <text:p>58</text:p>
          </table:table-cell>
          <table:table-cell ns41:value-type="float" table:style-name="ce20" office:value="1" office:value-type="float">
            <text:p>1</text:p>
          </table:table-cell>
          <table:table-cell table:style-name="ce20"/>
          <table:table-cell ns41:value-type="float" table:style-name="ce20" office:value="65" office:value-type="float">
            <text:p>65</text:p>
          </table:table-cell>
          <table:table-cell ns41:value-type="float" table:style-name="ce20" office:value="148" office:value-type="float">
            <text:p>148</text:p>
          </table:table-cell>
          <table:table-cell ns41:value-type="float" table:style-name="ce20" office:value="163" office:value-type="float">
            <text:p>163</text:p>
          </table:table-cell>
          <table:table-cell ns41:value-type="float" table:style-name="ce20" office:value="148" office:value-type="float">
            <text:p>148</text:p>
          </table:table-cell>
          <table:table-cell ns41:value-type="float" table:style-name="ce20" office:value="163" office:value-type="float">
            <text:p>163</text:p>
          </table:table-cell>
          <table:table-cell table:style-name="ce20" table:number-columns-repeated="6"/>
          <table:table-cell ns41:value-type="float" table:style-name="ce20" office:value="95" office:value-type="float">
            <text:p>95</text:p>
          </table:table-cell>
          <table:table-cell ns41:value-type="float" table:style-name="ce20" office:value="101" office:value-type="float">
            <text:p>101</text:p>
          </table:table-cell>
          <table:table-cell ns41:value-type="float" office:value="50" table:style-name="ce20" table:number-columns-repeated="2" office:value-type="float">
            <text:p>50</text:p>
          </table:table-cell>
          <table:table-cell ns41:value-type="float" table:style-name="ce20" office:value="3" office:value-type="float">
            <text:p>3</text:p>
          </table:table-cell>
          <table:table-cell ns41:value-type="float" table:style-name="ce20" office:value="12" office:value-type="float">
            <text:p>12</text:p>
          </table:table-cell>
          <table:table-cell ns41:value-type="float" table:style-name="ce20" office:value="102" office:value-type="float">
            <text:p>102</text:p>
          </table:table-cell>
          <table:table-cell ns41:value-type="float" table:style-name="ce20" office:value="115" office:value-type="float">
            <text:p>115</text:p>
          </table:table-cell>
          <table:table-cell ns41:value-type="float" table:style-name="ce20" office:value="38" office:value-type="float">
            <text:p>38</text:p>
          </table:table-cell>
          <table:table-cell ns41:value-type="float" table:style-name="ce20" office:value="40" office:value-type="float">
            <text:p>40</text:p>
          </table:table-cell>
          <table:table-cell ns41:value-type="float" table:style-name="ce20" office:value="5" office:value-type="float">
            <text:p>5</text:p>
          </table:table-cell>
          <table:table-cell ns41:value-type="float" table:style-name="ce20" office:value="8" office:value-type="float">
            <text:p>8</text:p>
          </table:table-cell>
          <table:table-cell table:style-name="ce20" table:number-columns-repeated="2"/>
          <table:table-cell ns41:value-type="float" table:style-name="ce20" office:value="3" office:value-type="float">
            <text:p>3</text:p>
          </table:table-cell>
          <table:table-cell table:style-name="ce20" table:number-columns-repeated="7"/>
          <table:table-cell ns41:value-type="float" table:style-name="ce20" office:value="142" office:value-type="float">
            <text:p>142</text:p>
          </table:table-cell>
          <table:table-cell ns41:value-type="float" table:style-name="ce20" office:value="160" office:value-type="float">
            <text:p>160</text:p>
          </table:table-cell>
          <table:table-cell table:style-name="ce20" table:number-columns-repeated="8"/>
          <table:table-cell ns41:value-type="float" table:style-name="ce20" office:value="2" office:value-type="float">
            <text:p>2</text:p>
          </table:table-cell>
          <table:table-cell table:style-name="ce20" table:number-columns-repeated="13"/>
          <table:table-cell ns41:value-type="float" table:style-name="ce20" office:value="4" office:value-type="float">
            <text:p>4</text:p>
          </table:table-cell>
          <table:table-cell ns41:value-type="float" table:style-name="ce20" office:value="3" office:value-type="float">
            <text:p>3</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BORGER.</text:p>
          </table:table-cell>
          <table:table-cell ns41:value-type="string" table:style-name="ce16" office:value-type="string">
            <text:p>Buurtschap Buinerveen</text:p>
          </table:table-cell>
          <table:table-cell table:style-name="Default"/>
          <table:table-cell ns41:value-type="float" table:style-name="ce96" office:value="51" office:value-type="float">
            <text:p>51</text:p>
          </table:table-cell>
          <table:table-cell ns41:value-type="float" table:style-name="ce20" office:value="3" office:value-type="float">
            <text:p>3</text:p>
          </table:table-cell>
          <table:table-cell table:style-name="ce20"/>
          <table:table-cell ns41:value-type="float" table:style-name="ce20" office:value="55" office:value-type="float">
            <text:p>55</text:p>
          </table:table-cell>
          <table:table-cell ns41:value-type="float" table:style-name="ce20" office:value="166" office:value-type="float">
            <text:p>166</text:p>
          </table:table-cell>
          <table:table-cell ns41:value-type="float" table:style-name="ce20" office:value="162" office:value-type="float">
            <text:p>162</text:p>
          </table:table-cell>
          <table:table-cell ns41:value-type="float" table:style-name="ce20" office:value="166" office:value-type="float">
            <text:p>166</text:p>
          </table:table-cell>
          <table:table-cell ns41:value-type="float" table:style-name="ce20" office:value="161" office:value-type="float">
            <text:p>161</text:p>
          </table:table-cell>
          <table:table-cell table:style-name="ce20"/>
          <table:table-cell ns41:value-type="float" table:style-name="ce20" office:value="1" office:value-type="float">
            <text:p>1</text:p>
          </table:table-cell>
          <table:table-cell table:style-name="ce20" table:number-columns-repeated="2"/>
          <table:table-cell ns41:value-type="float" table:style-name="ce20" office:value="1" office:value-type="float">
            <text:p>1</text:p>
          </table:table-cell>
          <table:table-cell table:style-name="ce20"/>
          <table:table-cell ns41:value-type="float" table:style-name="ce20" office:value="110" office:value-type="float">
            <text:p>110</text:p>
          </table:table-cell>
          <table:table-cell ns41:value-type="float" table:style-name="ce20" office:value="108" office:value-type="float">
            <text:p>108</text:p>
          </table:table-cell>
          <table:table-cell ns41:value-type="float" table:style-name="ce20" office:value="50" office:value-type="float">
            <text:p>50</text:p>
          </table:table-cell>
          <table:table-cell ns41:value-type="float" table:style-name="ce20" office:value="51" office:value-type="float">
            <text:p>51</text:p>
          </table:table-cell>
          <table:table-cell ns41:value-type="float" table:style-name="ce20" office:value="6" office:value-type="float">
            <text:p>6</text:p>
          </table:table-cell>
          <table:table-cell ns41:value-type="float" table:style-name="ce20" office:value="3" office:value-type="float">
            <text:p>3</text:p>
          </table:table-cell>
          <table:table-cell ns41:value-type="float" table:style-name="ce20" office:value="106" office:value-type="float">
            <text:p>106</text:p>
          </table:table-cell>
          <table:table-cell ns41:value-type="float" table:style-name="ce20" office:value="103" office:value-type="float">
            <text:p>103</text:p>
          </table:table-cell>
          <table:table-cell ns41:value-type="float" table:style-name="ce20" office:value="44" office:value-type="float">
            <text:p>44</text:p>
          </table:table-cell>
          <table:table-cell ns41:value-type="float" table:style-name="ce20" office:value="51" office:value-type="float">
            <text:p>51</text:p>
          </table:table-cell>
          <table:table-cell ns41:value-type="float" table:style-name="ce20" office:value="14" office:value-type="float">
            <text:p>14</text:p>
          </table:table-cell>
          <table:table-cell ns41:value-type="float" table:style-name="ce20" office:value="8" office:value-type="float">
            <text:p>8</text:p>
          </table:table-cell>
          <table:table-cell table:style-name="ce20" table:number-columns-repeated="2"/>
          <table:table-cell ns41:value-type="float" table:style-name="ce20" office:value="2" office:value-type="float">
            <text:p>2</text:p>
          </table:table-cell>
          <table:table-cell table:style-name="ce20" table:number-columns-repeated="7"/>
          <table:table-cell ns41:value-type="float" table:style-name="ce20" office:value="162" office:value-type="float">
            <text:p>162</text:p>
          </table:table-cell>
          <table:table-cell ns41:value-type="float" table:style-name="ce20" office:value="160" office:value-type="float">
            <text:p>160</text:p>
          </table:table-cell>
          <table:table-cell table:style-name="ce20" table:number-columns-repeated="20"/>
          <table:table-cell ns41:value-type="float" table:style-name="ce20" office:value="4" office:value-type="float">
            <text:p>4</text:p>
          </table:table-cell>
          <table:table-cell ns41:value-type="float" table:style-name="ce20" office:value="2" office:value-type="float">
            <text:p>2</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BORGER.</text:p>
          </table:table-cell>
          <table:table-cell ns41:value-type="string" table:style-name="ce16" office:value-type="string">
            <text:p>Buurtschap Nieuwbuinen</text:p>
          </table:table-cell>
          <table:table-cell table:style-name="Default"/>
          <table:table-cell ns41:value-type="float" table:style-name="ce96" office:value="151" office:value-type="float">
            <text:p>151</text:p>
          </table:table-cell>
          <table:table-cell table:style-name="ce20" table:number-columns-repeated="2"/>
          <table:table-cell ns41:value-type="float" table:style-name="ce20" office:value="157" office:value-type="float">
            <text:p>157</text:p>
          </table:table-cell>
          <table:table-cell ns41:value-type="float" table:style-name="ce20" office:value="396" office:value-type="float">
            <text:p>396</text:p>
          </table:table-cell>
          <table:table-cell ns41:value-type="float" table:style-name="ce20" office:value="391" office:value-type="float">
            <text:p>391</text:p>
          </table:table-cell>
          <table:table-cell ns41:value-type="float" table:style-name="ce20" office:value="384" office:value-type="float">
            <text:p>384</text:p>
          </table:table-cell>
          <table:table-cell ns41:value-type="float" table:style-name="ce20" office:value="388" office:value-type="float">
            <text:p>388</text:p>
          </table:table-cell>
          <table:table-cell ns41:value-type="float" table:style-name="ce20" office:value="12" office:value-type="float">
            <text:p>12</text:p>
          </table:table-cell>
          <table:table-cell ns41:value-type="float" table:style-name="ce20" office:value="3" office:value-type="float">
            <text:p>3</text:p>
          </table:table-cell>
          <table:table-cell table:style-name="ce20" table:number-columns-repeated="4"/>
          <table:table-cell ns41:value-type="float" table:style-name="ce20" office:value="259" office:value-type="float">
            <text:p>259</text:p>
          </table:table-cell>
          <table:table-cell ns41:value-type="float" table:style-name="ce20" office:value="254" office:value-type="float">
            <text:p>254</text:p>
          </table:table-cell>
          <table:table-cell ns41:value-type="float" table:style-name="ce20" office:value="125" office:value-type="float">
            <text:p>125</text:p>
          </table:table-cell>
          <table:table-cell ns41:value-type="float" table:style-name="ce20" office:value="122" office:value-type="float">
            <text:p>122</text:p>
          </table:table-cell>
          <table:table-cell ns41:value-type="float" table:style-name="ce20" office:value="12" office:value-type="float">
            <text:p>12</text:p>
          </table:table-cell>
          <table:table-cell ns41:value-type="float" table:style-name="ce20" office:value="15" office:value-type="float">
            <text:p>15</text:p>
          </table:table-cell>
          <table:table-cell ns41:value-type="float" table:style-name="ce20" office:value="115" office:value-type="float">
            <text:p>115</text:p>
          </table:table-cell>
          <table:table-cell ns41:value-type="float" table:style-name="ce20" office:value="103" office:value-type="float">
            <text:p>103</text:p>
          </table:table-cell>
          <table:table-cell ns41:value-type="float" table:style-name="ce20" office:value="26" office:value-type="float">
            <text:p>26</text:p>
          </table:table-cell>
          <table:table-cell ns41:value-type="float" table:style-name="ce20" office:value="24" office:value-type="float">
            <text:p>24</text:p>
          </table:table-cell>
          <table:table-cell ns41:value-type="float" table:style-name="ce20" office:value="236" office:value-type="float">
            <text:p>236</text:p>
          </table:table-cell>
          <table:table-cell ns41:value-type="float" table:style-name="ce20" office:value="257" office:value-type="float">
            <text:p>257</text:p>
          </table:table-cell>
          <table:table-cell table:style-name="ce20" table:number-columns-repeated="2"/>
          <table:table-cell ns41:value-type="float" table:style-name="ce20" office:value="19" office:value-type="float">
            <text:p>19</text:p>
          </table:table-cell>
          <table:table-cell ns41:value-type="float" table:style-name="ce20" office:value="7" office:value-type="float">
            <text:p>7</text:p>
          </table:table-cell>
          <table:table-cell table:style-name="ce20" table:number-columns-repeated="6"/>
          <table:table-cell ns41:value-type="float" table:style-name="ce20" office:value="303" office:value-type="float">
            <text:p>303</text:p>
          </table:table-cell>
          <table:table-cell ns41:value-type="float" table:style-name="ce20" office:value="329" office:value-type="float">
            <text:p>329</text:p>
          </table:table-cell>
          <table:table-cell table:style-name="ce20" table:number-columns-repeated="8"/>
          <table:table-cell ns41:value-type="float" table:style-name="ce20" office:value="11" office:value-type="float">
            <text:p>11</text:p>
          </table:table-cell>
          <table:table-cell ns41:value-type="float" table:style-name="ce20" office:value="6" office:value-type="float">
            <text:p>6</text:p>
          </table:table-cell>
          <table:table-cell table:style-name="ce20" table:number-columns-repeated="2"/>
          <table:table-cell ns41:value-type="float" table:style-name="ce20" office:value="1" office:value-type="float">
            <text:p>1</text:p>
          </table:table-cell>
          <table:table-cell ns41:value-type="float" table:style-name="ce20" office:value="3" office:value-type="float">
            <text:p>3</text:p>
          </table:table-cell>
          <table:table-cell table:style-name="ce20" table:number-columns-repeated="6"/>
          <table:table-cell ns41:value-type="float" table:style-name="ce20" office:value="57" office:value-type="float">
            <text:p>57</text:p>
          </table:table-cell>
          <table:table-cell ns41:value-type="float" table:style-name="ce20" office:value="38" office:value-type="float">
            <text:p>38</text:p>
          </table:table-cell>
          <table:table-cell ns41:value-type="float" table:style-name="ce20" office:value="24" office:value-type="float">
            <text:p>24</text:p>
          </table:table-cell>
          <table:table-cell ns41:value-type="float" table:style-name="ce20" office:value="15" office:value-type="float">
            <text:p>15</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BORGER.</text:p>
          </table:table-cell>
          <table:table-cell ns41:value-type="string" table:style-name="ce16" office:value-type="string">
            <text:p>Buurtschap Drouwendermond</text:p>
          </table:table-cell>
          <table:table-cell table:style-name="Default"/>
          <table:table-cell ns41:value-type="float" table:style-name="ce96" office:value="63" office:value-type="float">
            <text:p>63</text:p>
          </table:table-cell>
          <table:table-cell ns41:value-type="float" table:style-name="ce20" office:value="1" office:value-type="float">
            <text:p>1</text:p>
          </table:table-cell>
          <table:table-cell table:style-name="ce20"/>
          <table:table-cell ns41:value-type="float" table:style-name="ce20" office:value="63" office:value-type="float">
            <text:p>63</text:p>
          </table:table-cell>
          <table:table-cell ns41:value-type="float" table:style-name="ce20" office:value="162" office:value-type="float">
            <text:p>162</text:p>
          </table:table-cell>
          <table:table-cell ns41:value-type="float" table:style-name="ce20" office:value="185" office:value-type="float">
            <text:p>185</text:p>
          </table:table-cell>
          <table:table-cell ns41:value-type="float" table:style-name="ce20" office:value="162" office:value-type="float">
            <text:p>162</text:p>
          </table:table-cell>
          <table:table-cell ns41:value-type="float" table:style-name="ce20" office:value="185" office:value-type="float">
            <text:p>185</text:p>
          </table:table-cell>
          <table:table-cell table:style-name="ce20" table:number-columns-repeated="6"/>
          <table:table-cell ns41:value-type="float" table:style-name="ce20" office:value="102" office:value-type="float">
            <text:p>102</text:p>
          </table:table-cell>
          <table:table-cell ns41:value-type="float" table:style-name="ce20" office:value="125" office:value-type="float">
            <text:p>125</text:p>
          </table:table-cell>
          <table:table-cell ns41:value-type="float" office:value="54" table:style-name="ce20" table:number-columns-repeated="2" office:value-type="float">
            <text:p>54</text:p>
          </table:table-cell>
          <table:table-cell ns41:value-type="float" office:value="6" table:style-name="ce20" table:number-columns-repeated="2" office:value-type="float">
            <text:p>6</text:p>
          </table:table-cell>
          <table:table-cell ns41:value-type="float" table:style-name="ce20" office:value="38" office:value-type="float">
            <text:p>38</text:p>
          </table:table-cell>
          <table:table-cell ns41:value-type="float" table:style-name="ce20" office:value="55" office:value-type="float">
            <text:p>55</text:p>
          </table:table-cell>
          <table:table-cell ns41:value-type="float" table:style-name="ce20" office:value="4" office:value-type="float">
            <text:p>4</text:p>
          </table:table-cell>
          <table:table-cell ns41:value-type="float" table:style-name="ce20" office:value="6" office:value-type="float">
            <text:p>6</text:p>
          </table:table-cell>
          <table:table-cell ns41:value-type="float" table:style-name="ce20" office:value="119" office:value-type="float">
            <text:p>119</text:p>
          </table:table-cell>
          <table:table-cell ns41:value-type="float" table:style-name="ce20" office:value="124" office:value-type="float">
            <text:p>124</text:p>
          </table:table-cell>
          <table:table-cell table:style-name="ce20" table:number-columns-repeated="2"/>
          <table:table-cell ns41:value-type="float" table:style-name="ce20" office:value="1" office:value-type="float">
            <text:p>1</text:p>
          </table:table-cell>
          <table:table-cell table:style-name="ce20" table:number-columns-repeated="7"/>
          <table:table-cell ns41:value-type="float" table:style-name="ce20" office:value="127" office:value-type="float">
            <text:p>127</text:p>
          </table:table-cell>
          <table:table-cell ns41:value-type="float" table:style-name="ce20" office:value="155" office:value-type="float">
            <text:p>155</text:p>
          </table:table-cell>
          <table:table-cell table:style-name="ce20" table:number-columns-repeated="12"/>
          <table:table-cell ns41:value-type="float" office:value="6" table:style-name="ce20" table:number-columns-repeated="2" office:value-type="float">
            <text:p>6</text:p>
          </table:table-cell>
          <table:table-cell table:style-name="ce20" table:number-columns-repeated="6"/>
          <table:table-cell ns41:value-type="float" table:style-name="ce20" office:value="29" office:value-type="float">
            <text:p>29</text:p>
          </table:table-cell>
          <table:table-cell ns41:value-type="float" table:style-name="ce20" office:value="24" office:value-type="float">
            <text:p>24</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BORGER.</text:p>
          </table:table-cell>
          <table:table-cell ns41:value-type="string" table:style-name="ce16" office:value-type="string">
            <text:p>Totaal</text:p>
          </table:table-cell>
          <table:table-cell table:style-name="Default"/>
          <table:table-cell ns41:value-type="float" table:style-name="ce96" office:value="562" office:value-type="float">
            <text:p>562</text:p>
          </table:table-cell>
          <table:table-cell ns41:value-type="float" table:style-name="ce20" office:value="11" office:value-type="float">
            <text:p>11</text:p>
          </table:table-cell>
          <table:table-cell table:style-name="ce20"/>
          <table:table-cell ns41:value-type="float" table:style-name="ce20" office:value="629" office:value-type="float">
            <text:p>629</text:p>
          </table:table-cell>
          <table:table-cell ns41:value-type="float" table:style-name="ce43" office:value="1676" office:value-type="float">
            <text:p>1,676</text:p>
          </table:table-cell>
          <table:table-cell ns41:value-type="float" table:style-name="ce43" office:value="1651" office:value-type="float">
            <text:p>1,651</text:p>
          </table:table-cell>
          <table:table-cell ns41:value-type="float" table:style-name="ce43" office:value="1660" office:value-type="float">
            <text:p>1,660</text:p>
          </table:table-cell>
          <table:table-cell ns41:value-type="float" table:style-name="ce43" office:value="1644" office:value-type="float">
            <text:p>1,644</text:p>
          </table:table-cell>
          <table:table-cell ns41:value-type="float" table:style-name="ce20" office:value="15" office:value-type="float">
            <text:p>15</text:p>
          </table:table-cell>
          <table:table-cell ns41:value-type="float" table:style-name="ce20" office:value="6" office:value-type="float">
            <text:p>6</text:p>
          </table:table-cell>
          <table:table-cell ns41:value-type="float" office:value="1" table:style-name="ce20" table:number-columns-repeated="3" office:value-type="float">
            <text:p>1</text:p>
          </table:table-cell>
          <table:table-cell table:style-name="ce20"/>
          <table:table-cell ns41:value-type="float" table:style-name="ce43" office:value="1101" office:value-type="float">
            <text:p>1,101</text:p>
          </table:table-cell>
          <table:table-cell ns41:value-type="float" table:style-name="ce43" office:value="1060" office:value-type="float">
            <text:p>1,060</text:p>
          </table:table-cell>
          <table:table-cell ns41:value-type="float" table:style-name="ce20" office:value="511" office:value-type="float">
            <text:p>511</text:p>
          </table:table-cell>
          <table:table-cell ns41:value-type="float" table:style-name="ce20" office:value="509" office:value-type="float">
            <text:p>509</text:p>
          </table:table-cell>
          <table:table-cell ns41:value-type="float" table:style-name="ce20" office:value="64" office:value-type="float">
            <text:p>64</text:p>
          </table:table-cell>
          <table:table-cell ns41:value-type="float" table:style-name="ce20" office:value="82" office:value-type="float">
            <text:p>82</text:p>
          </table:table-cell>
          <table:table-cell ns41:value-type="float" table:style-name="ce20" office:value="881" office:value-type="float">
            <text:p>881</text:p>
          </table:table-cell>
          <table:table-cell ns41:value-type="float" table:style-name="ce20" office:value="875" office:value-type="float">
            <text:p>875</text:p>
          </table:table-cell>
          <table:table-cell ns41:value-type="float" table:style-name="ce20" office:value="345" office:value-type="float">
            <text:p>345</text:p>
          </table:table-cell>
          <table:table-cell ns41:value-type="float" table:style-name="ce20" office:value="343" office:value-type="float">
            <text:p>343</text:p>
          </table:table-cell>
          <table:table-cell ns41:value-type="float" table:style-name="ce20" office:value="413" office:value-type="float">
            <text:p>413</text:p>
          </table:table-cell>
          <table:table-cell ns41:value-type="float" table:style-name="ce20" office:value="425" office:value-type="float">
            <text:p>425</text:p>
          </table:table-cell>
          <table:table-cell table:style-name="ce20" table:number-columns-repeated="2"/>
          <table:table-cell ns41:value-type="float" table:style-name="ce20" office:value="37" office:value-type="float">
            <text:p>37</text:p>
          </table:table-cell>
          <table:table-cell ns41:value-type="float" table:style-name="ce20" office:value="8" office:value-type="float">
            <text:p>8</text:p>
          </table:table-cell>
          <table:table-cell table:style-name="ce20" table:number-columns-repeated="6"/>
          <table:table-cell ns41:value-type="float" table:style-name="ce43" office:value="1423" office:value-type="float">
            <text:p>1,423</text:p>
          </table:table-cell>
          <table:table-cell ns41:value-type="float" table:style-name="ce43" office:value="1443" office:value-type="float">
            <text:p>1,443</text:p>
          </table:table-cell>
          <table:table-cell table:style-name="ce20" table:number-columns-repeated="8"/>
          <table:table-cell ns41:value-type="float" table:style-name="ce20" office:value="16" office:value-type="float">
            <text:p>16</text:p>
          </table:table-cell>
          <table:table-cell ns41:value-type="float" table:style-name="ce20" office:value="7" office:value-type="float">
            <text:p>7</text:p>
          </table:table-cell>
          <table:table-cell table:style-name="ce20" table:number-columns-repeated="2"/>
          <table:table-cell ns41:value-type="float" table:style-name="ce20" office:value="7" office:value-type="float">
            <text:p>7</text:p>
          </table:table-cell>
          <table:table-cell ns41:value-type="float" table:style-name="ce20" office:value="9" office:value-type="float">
            <text:p>9</text:p>
          </table:table-cell>
          <table:table-cell table:style-name="ce20" table:number-columns-repeated="6"/>
          <table:table-cell ns41:value-type="float" table:style-name="ce20" office:value="186" office:value-type="float">
            <text:p>186</text:p>
          </table:table-cell>
          <table:table-cell ns41:value-type="float" table:style-name="ce20" office:value="159" office:value-type="float">
            <text:p>159</text:p>
          </table:table-cell>
          <table:table-cell ns41:value-type="float" table:style-name="ce20" office:value="31" office:value-type="float">
            <text:p>31</text:p>
          </table:table-cell>
          <table:table-cell ns41:value-type="float" table:style-name="ce20" office:value="20" office:value-type="float">
            <text:p>20</text:p>
          </table:table-cell>
          <table:table-cell table:style-name="ce20" table:number-columns-repeated="6"/>
          <table:table-cell ns41:value-type="float" office:value="13" table:style-name="ce20" table:number-columns-repeated="2" office:value-type="float">
            <text:p>13</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DALEN.</text:p>
          </table:table-cell>
          <table:table-cell ns41:value-type="string" table:style-name="ce16" office:value-type="string">
            <text:p>Dorp</text:p>
          </table:table-cell>
          <table:table-cell table:style-name="Default"/>
          <table:table-cell ns41:value-type="float" table:style-name="ce96" office:value="185" office:value-type="float">
            <text:p>185</text:p>
          </table:table-cell>
          <table:table-cell ns41:value-type="float" table:style-name="ce20" office:value="2" office:value-type="float">
            <text:p>2</text:p>
          </table:table-cell>
          <table:table-cell table:style-name="ce20"/>
          <table:table-cell ns41:value-type="float" table:style-name="ce20" office:value="257" office:value-type="float">
            <text:p>257</text:p>
          </table:table-cell>
          <table:table-cell ns41:value-type="float" table:style-name="ce20" office:value="608" office:value-type="float">
            <text:p>608</text:p>
          </table:table-cell>
          <table:table-cell ns41:value-type="float" table:style-name="ce20" office:value="618" office:value-type="float">
            <text:p>618</text:p>
          </table:table-cell>
          <table:table-cell ns41:value-type="float" table:style-name="ce20" office:value="602" office:value-type="float">
            <text:p>602</text:p>
          </table:table-cell>
          <table:table-cell ns41:value-type="float" table:style-name="ce20" office:value="610" office:value-type="float">
            <text:p>610</text:p>
          </table:table-cell>
          <table:table-cell ns41:value-type="float" table:style-name="ce20" office:value="6" office:value-type="float">
            <text:p>6</text:p>
          </table:table-cell>
          <table:table-cell ns41:value-type="float" table:style-name="ce20" office:value="8" office:value-type="float">
            <text:p>8</text:p>
          </table:table-cell>
          <table:table-cell table:style-name="ce20" table:number-columns-repeated="2"/>
          <table:table-cell ns41:value-type="float" office:value="2" table:style-name="ce20" table:number-columns-repeated="2" office:value-type="float">
            <text:p>2</text:p>
          </table:table-cell>
          <table:table-cell ns41:value-type="float" table:style-name="ce20" office:value="392" office:value-type="float">
            <text:p>392</text:p>
          </table:table-cell>
          <table:table-cell ns41:value-type="float" table:style-name="ce20" office:value="364" office:value-type="float">
            <text:p>364</text:p>
          </table:table-cell>
          <table:table-cell ns41:value-type="float" office:value="185" table:style-name="ce20" table:number-columns-repeated="2" office:value-type="float">
            <text:p>185</text:p>
          </table:table-cell>
          <table:table-cell ns41:value-type="float" table:style-name="ce20" office:value="31" office:value-type="float">
            <text:p>31</text:p>
          </table:table-cell>
          <table:table-cell ns41:value-type="float" table:style-name="ce20" office:value="69" office:value-type="float">
            <text:p>69</text:p>
          </table:table-cell>
          <table:table-cell ns41:value-type="float" table:style-name="ce20" office:value="432" office:value-type="float">
            <text:p>432</text:p>
          </table:table-cell>
          <table:table-cell ns41:value-type="float" table:style-name="ce20" office:value="428" office:value-type="float">
            <text:p>428</text:p>
          </table:table-cell>
          <table:table-cell ns41:value-type="float" table:style-name="ce20" office:value="88" office:value-type="float">
            <text:p>88</text:p>
          </table:table-cell>
          <table:table-cell ns41:value-type="float" table:style-name="ce20" office:value="130" office:value-type="float">
            <text:p>130</text:p>
          </table:table-cell>
          <table:table-cell ns41:value-type="float" table:style-name="ce20" office:value="58" office:value-type="float">
            <text:p>58</text:p>
          </table:table-cell>
          <table:table-cell ns41:value-type="float" table:style-name="ce20" office:value="47" office:value-type="float">
            <text:p>47</text:p>
          </table:table-cell>
          <table:table-cell table:style-name="ce20" table:number-columns-repeated="2"/>
          <table:table-cell ns41:value-type="float" table:style-name="ce20" office:value="30" office:value-type="float">
            <text:p>30</text:p>
          </table:table-cell>
          <table:table-cell ns41:value-type="float" table:style-name="ce20" office:value="13" office:value-type="float">
            <text:p>13</text:p>
          </table:table-cell>
          <table:table-cell table:style-name="ce20" table:number-columns-repeated="6"/>
          <table:table-cell ns41:value-type="float" table:style-name="ce20" office:value="537" office:value-type="float">
            <text:p>537</text:p>
          </table:table-cell>
          <table:table-cell ns41:value-type="float" table:style-name="ce20" office:value="557" office:value-type="float">
            <text:p>557</text:p>
          </table:table-cell>
          <table:table-cell table:style-name="ce20" table:number-columns-repeated="3"/>
          <table:table-cell ns41:value-type="float" table:style-name="ce20" office:value="1" office:value-type="float">
            <text:p>1</text:p>
          </table:table-cell>
          <table:table-cell table:style-name="ce20" table:number-columns-repeated="4"/>
          <table:table-cell ns41:value-type="float" office:value="1" table:style-name="ce20" table:number-columns-repeated="2" office:value-type="float">
            <text:p>1</text:p>
          </table:table-cell>
          <table:table-cell table:style-name="ce20" table:number-columns-repeated="10"/>
          <table:table-cell ns41:value-type="float" table:style-name="ce20" office:value="3" office:value-type="float">
            <text:p>3</text:p>
          </table:table-cell>
          <table:table-cell table:style-name="ce20"/>
          <table:table-cell ns41:value-type="float" table:style-name="ce20" office:value="55" office:value-type="float">
            <text:p>55</text:p>
          </table:table-cell>
          <table:table-cell ns41:value-type="float" table:style-name="ce20" office:value="52" office:value-type="float">
            <text:p>52</text:p>
          </table:table-cell>
          <table:table-cell table:style-name="ce20" table:number-columns-repeated="6"/>
          <table:table-cell ns41:value-type="float" table:style-name="ce20" office:value="12" office:value-type="float">
            <text:p>12</text:p>
          </table:table-cell>
          <table:table-cell ns41:value-type="float" table:style-name="ce20" office:value="8" office:value-type="float">
            <text:p>8</text:p>
          </table:table-cell>
          <table:table-cell table:style-name="ce20" table:number-columns-repeated="3"/>
          <table:table-cell table:style-name="ce97"/>
          <table:table-cell table:style-name="ce77" table:number-columns-repeated="4"/>
          <table:table-cell table:style-name="Default" table:number-columns-repeated="7"/>
          <table:table-cell table:style-name="ce89"/>
          <table:table-cell table:number-columns-repeated="935"/>
        </table:table-row>
        <table:table-row table:style-name="ro5">
          <table:table-cell ns41:value-type="string" table:style-name="ce8" office:value-type="string">
            <text:p>DALEN.</text:p>
          </table:table-cell>
          <table:table-cell ns41:value-type="string" table:style-name="ce16" office:value-type="string">
            <text:p>Buurtschap Vosseveld</text:p>
          </table:table-cell>
          <table:table-cell table:style-name="Default"/>
          <table:table-cell ns41:value-type="float" table:style-name="ce96" office:value="13" office:value-type="float">
            <text:p>13</text:p>
          </table:table-cell>
          <table:table-cell table:style-name="ce20" table:number-columns-repeated="2"/>
          <table:table-cell ns41:value-type="float" table:style-name="ce20" office:value="14" office:value-type="float">
            <text:p>14</text:p>
          </table:table-cell>
          <table:table-cell ns41:value-type="float" table:style-name="ce20" office:value="36" office:value-type="float">
            <text:p>36</text:p>
          </table:table-cell>
          <table:table-cell ns41:value-type="float" table:style-name="ce20" office:value="26" office:value-type="float">
            <text:p>26</text:p>
          </table:table-cell>
          <table:table-cell ns41:value-type="float" table:style-name="ce20" office:value="36" office:value-type="float">
            <text:p>36</text:p>
          </table:table-cell>
          <table:table-cell ns41:value-type="float" table:style-name="ce20" office:value="26" office:value-type="float">
            <text:p>26</text:p>
          </table:table-cell>
          <table:table-cell table:style-name="ce20" table:number-columns-repeated="6"/>
          <table:table-cell ns41:value-type="float" table:style-name="ce20" office:value="22" office:value-type="float">
            <text:p>22</text:p>
          </table:table-cell>
          <table:table-cell ns41:value-type="float" office:value="13" table:style-name="ce20" table:number-columns-repeated="3" office:value-type="float">
            <text:p>13</text:p>
          </table:table-cell>
          <table:table-cell ns41:value-type="float" table:style-name="ce20" office:value="1" office:value-type="float">
            <text:p>1</text:p>
          </table:table-cell>
          <table:table-cell table:style-name="ce20"/>
          <table:table-cell ns41:value-type="float" table:style-name="ce20" office:value="13" office:value-type="float">
            <text:p>13</text:p>
          </table:table-cell>
          <table:table-cell ns41:value-type="float" table:style-name="ce20" office:value="5" office:value-type="float">
            <text:p>5</text:p>
          </table:table-cell>
          <table:table-cell ns41:value-type="float" table:style-name="ce20" office:value="3" office:value-type="float">
            <text:p>3</text:p>
          </table:table-cell>
          <table:table-cell ns41:value-type="float" table:style-name="ce20" office:value="2" office:value-type="float">
            <text:p>2</text:p>
          </table:table-cell>
          <table:table-cell ns41:value-type="float" office:value="1" table:style-name="ce20" table:number-columns-repeated="2" office:value-type="float">
            <text:p>1</text:p>
          </table:table-cell>
          <table:table-cell table:style-name="ce20" table:number-columns-repeated="2"/>
          <table:table-cell ns41:value-type="float" table:style-name="ce20" office:value="19" office:value-type="float">
            <text:p>19</text:p>
          </table:table-cell>
          <table:table-cell ns41:value-type="float" table:style-name="ce20" office:value="18" office:value-type="float">
            <text:p>18</text:p>
          </table:table-cell>
          <table:table-cell table:style-name="ce20" table:number-columns-repeated="30"/>
          <table:table-cell ns41:value-type="float" table:style-name="ce20" office:value="36" office:value-type="float">
            <text:p>36</text:p>
          </table:table-cell>
          <table:table-cell ns41:value-type="float" table:style-name="ce20" office:value="26" office:value-type="float">
            <text:p>26</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DALEN.</text:p>
          </table:table-cell>
          <table:table-cell ns41:value-type="string" table:style-name="ce16" office:value-type="string">
            <text:p>Buurtschap Loo</text:p>
          </table:table-cell>
          <table:table-cell table:style-name="Default"/>
          <table:table-cell ns41:value-type="float" table:style-name="ce96" office:value="12" office:value-type="float">
            <text:p>12</text:p>
          </table:table-cell>
          <table:table-cell table:style-name="ce20" table:number-columns-repeated="2"/>
          <table:table-cell ns41:value-type="float" table:style-name="ce20" office:value="12" office:value-type="float">
            <text:p>12</text:p>
          </table:table-cell>
          <table:table-cell ns41:value-type="float" table:style-name="ce20" office:value="31" office:value-type="float">
            <text:p>31</text:p>
          </table:table-cell>
          <table:table-cell ns41:value-type="float" table:style-name="ce20" office:value="26" office:value-type="float">
            <text:p>26</text:p>
          </table:table-cell>
          <table:table-cell ns41:value-type="float" table:style-name="ce20" office:value="28" office:value-type="float">
            <text:p>28</text:p>
          </table:table-cell>
          <table:table-cell ns41:value-type="float" table:style-name="ce20" office:value="24" office:value-type="float">
            <text:p>24</text:p>
          </table:table-cell>
          <table:table-cell ns41:value-type="float" table:style-name="ce20" office:value="3" office:value-type="float">
            <text:p>3</text:p>
          </table:table-cell>
          <table:table-cell ns41:value-type="float" table:style-name="ce20" office:value="2" office:value-type="float">
            <text:p>2</text:p>
          </table:table-cell>
          <table:table-cell table:style-name="ce20" table:number-columns-repeated="4"/>
          <table:table-cell ns41:value-type="float" table:style-name="ce20" office:value="25" office:value-type="float">
            <text:p>25</text:p>
          </table:table-cell>
          <table:table-cell ns41:value-type="float" table:style-name="ce20" office:value="17" office:value-type="float">
            <text:p>17</text:p>
          </table:table-cell>
          <table:table-cell ns41:value-type="float" office:value="5" table:style-name="ce20" table:number-columns-repeated="2" office:value-type="float">
            <text:p>5</text:p>
          </table:table-cell>
          <table:table-cell ns41:value-type="float" table:style-name="ce20" office:value="1" office:value-type="float">
            <text:p>1</text:p>
          </table:table-cell>
          <table:table-cell ns41:value-type="float" table:style-name="ce20" office:value="4" office:value-type="float">
            <text:p>4</text:p>
          </table:table-cell>
          <table:table-cell ns41:value-type="float" table:style-name="ce20" office:value="18" office:value-type="float">
            <text:p>18</text:p>
          </table:table-cell>
          <table:table-cell ns41:value-type="float" table:style-name="ce20" office:value="17" office:value-type="float">
            <text:p>17</text:p>
          </table:table-cell>
          <table:table-cell ns41:value-type="float" table:style-name="ce20" office:value="6" office:value-type="float">
            <text:p>6</text:p>
          </table:table-cell>
          <table:table-cell ns41:value-type="float" table:style-name="ce20" office:value="3" office:value-type="float">
            <text:p>3</text:p>
          </table:table-cell>
          <table:table-cell ns41:value-type="float" table:style-name="ce20" office:value="6" office:value-type="float">
            <text:p>6</text:p>
          </table:table-cell>
          <table:table-cell ns41:value-type="float" table:style-name="ce20" office:value="1" office:value-type="float">
            <text:p>1</text:p>
          </table:table-cell>
          <table:table-cell table:style-name="ce20" table:number-columns-repeated="2"/>
          <table:table-cell ns41:value-type="float" table:style-name="ce20" office:value="1" office:value-type="float">
            <text:p>1</text:p>
          </table:table-cell>
          <table:table-cell ns41:value-type="float" table:style-name="ce20" office:value="5" office:value-type="float">
            <text:p>5</text:p>
          </table:table-cell>
          <table:table-cell table:style-name="ce20" table:number-columns-repeated="6"/>
          <table:table-cell ns41:value-type="float" office:value="7" table:style-name="ce20" table:number-columns-repeated="2" office:value-type="float">
            <text:p>7</text:p>
          </table:table-cell>
          <table:table-cell table:style-name="ce20" table:number-columns-repeated="22"/>
          <table:table-cell ns41:value-type="float" table:style-name="ce20" office:value="24" office:value-type="float">
            <text:p>24</text:p>
          </table:table-cell>
          <table:table-cell ns41:value-type="float" table:style-name="ce20" office:value="19" office:value-type="float">
            <text:p>19</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DALEN.</text:p>
          </table:table-cell>
          <table:table-cell ns41:value-type="string" table:style-name="ce16" office:value-type="string">
            <text:p>Buurtschap Veenhuizen</text:p>
          </table:table-cell>
          <table:table-cell table:style-name="Default"/>
          <table:table-cell ns41:value-type="float" table:style-name="ce96" office:value="5" office:value-type="float">
            <text:p>5</text:p>
          </table:table-cell>
          <table:table-cell table:style-name="ce20" table:number-columns-repeated="2"/>
          <table:table-cell ns41:value-type="float" table:style-name="ce20" office:value="8" office:value-type="float">
            <text:p>8</text:p>
          </table:table-cell>
          <table:table-cell ns41:value-type="float" table:style-name="ce20" office:value="21" office:value-type="float">
            <text:p>21</text:p>
          </table:table-cell>
          <table:table-cell ns41:value-type="float" table:style-name="ce20" office:value="22" office:value-type="float">
            <text:p>22</text:p>
          </table:table-cell>
          <table:table-cell ns41:value-type="float" table:style-name="ce20" office:value="21" office:value-type="float">
            <text:p>21</text:p>
          </table:table-cell>
          <table:table-cell ns41:value-type="float" table:style-name="ce20" office:value="22" office:value-type="float">
            <text:p>22</text:p>
          </table:table-cell>
          <table:table-cell table:style-name="ce20" table:number-columns-repeated="6"/>
          <table:table-cell ns41:value-type="float" table:style-name="ce20" office:value="15" office:value-type="float">
            <text:p>15</text:p>
          </table:table-cell>
          <table:table-cell ns41:value-type="float" table:style-name="ce20" office:value="14" office:value-type="float">
            <text:p>14</text:p>
          </table:table-cell>
          <table:table-cell ns41:value-type="float" office:value="6" table:style-name="ce20" table:number-columns-repeated="2" office:value-type="float">
            <text:p>6</text:p>
          </table:table-cell>
          <table:table-cell table:style-name="ce20"/>
          <table:table-cell ns41:value-type="float" table:style-name="ce20" office:value="2" office:value-type="float">
            <text:p>2</text:p>
          </table:table-cell>
          <table:table-cell ns41:value-type="float" table:style-name="ce20" office:value="13" office:value-type="float">
            <text:p>13</text:p>
          </table:table-cell>
          <table:table-cell ns41:value-type="float" table:style-name="ce20" office:value="14" office:value-type="float">
            <text:p>14</text:p>
          </table:table-cell>
          <table:table-cell ns41:value-type="float" table:style-name="ce20" office:value="6" office:value-type="float">
            <text:p>6</text:p>
          </table:table-cell>
          <table:table-cell ns41:value-type="float" table:style-name="ce20" office:value="7" office:value-type="float">
            <text:p>7</text:p>
          </table:table-cell>
          <table:table-cell table:style-name="ce20" table:number-columns-repeated="4"/>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6"/>
          <table:table-cell ns41:value-type="float" table:style-name="ce20" office:value="21" office:value-type="float">
            <text:p>21</text:p>
          </table:table-cell>
          <table:table-cell ns41:value-type="float" table:style-name="ce20" office:value="22" office:value-type="float">
            <text:p>22</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DALEN.</text:p>
          </table:table-cell>
          <table:table-cell ns41:value-type="string" table:style-name="ce16" office:value-type="string">
            <text:p>Buurtschap Wachtum</text:p>
          </table:table-cell>
          <table:table-cell table:style-name="Default"/>
          <table:table-cell ns41:value-type="float" table:style-name="ce96" office:value="38" office:value-type="float">
            <text:p>38</text:p>
          </table:table-cell>
          <table:table-cell ns41:value-type="float" table:style-name="ce20" office:value="1" office:value-type="float">
            <text:p>1</text:p>
          </table:table-cell>
          <table:table-cell table:style-name="ce20"/>
          <table:table-cell ns41:value-type="float" table:style-name="ce20" office:value="52" office:value-type="float">
            <text:p>52</text:p>
          </table:table-cell>
          <table:table-cell ns41:value-type="float" table:style-name="ce20" office:value="149" office:value-type="float">
            <text:p>149</text:p>
          </table:table-cell>
          <table:table-cell ns41:value-type="float" table:style-name="ce20" office:value="144" office:value-type="float">
            <text:p>144</text:p>
          </table:table-cell>
          <table:table-cell ns41:value-type="float" table:style-name="ce20" office:value="148" office:value-type="float">
            <text:p>148</text:p>
          </table:table-cell>
          <table:table-cell ns41:value-type="float" table:style-name="ce20" office:value="144" office:value-type="float">
            <text:p>144</text:p>
          </table:table-cell>
          <table:table-cell ns41:value-type="float" table:style-name="ce20" office:value="1" office:value-type="float">
            <text:p>1</text:p>
          </table:table-cell>
          <table:table-cell table:style-name="ce20" table:number-columns-repeated="5"/>
          <table:table-cell ns41:value-type="float" table:style-name="ce20" office:value="99" office:value-type="float">
            <text:p>99</text:p>
          </table:table-cell>
          <table:table-cell ns41:value-type="float" table:style-name="ce20" office:value="88" office:value-type="float">
            <text:p>88</text:p>
          </table:table-cell>
          <table:table-cell ns41:value-type="float" office:value="43" table:style-name="ce20" table:number-columns-repeated="2" office:value-type="float">
            <text:p>43</text:p>
          </table:table-cell>
          <table:table-cell ns41:value-type="float" table:style-name="ce20" office:value="7" office:value-type="float">
            <text:p>7</text:p>
          </table:table-cell>
          <table:table-cell ns41:value-type="float" table:style-name="ce20" office:value="13" office:value-type="float">
            <text:p>13</text:p>
          </table:table-cell>
          <table:table-cell ns41:value-type="float" table:style-name="ce20" office:value="118" office:value-type="float">
            <text:p>118</text:p>
          </table:table-cell>
          <table:table-cell ns41:value-type="float" table:style-name="ce20" office:value="115" office:value-type="float">
            <text:p>115</text:p>
          </table:table-cell>
          <table:table-cell ns41:value-type="float" office:value="27" table:style-name="ce20" table:number-columns-repeated="2" office:value-type="float">
            <text:p>27</text:p>
          </table:table-cell>
          <table:table-cell ns41:value-type="float" table:style-name="ce20" office:value="2" office:value-type="float">
            <text:p>2</text:p>
          </table:table-cell>
          <table:table-cell table:style-name="ce20" table:number-columns-repeated="3"/>
          <table:table-cell ns41:value-type="float" office:value="2" table:style-name="ce20" table:number-columns-repeated="2" office:value-type="float">
            <text:p>2</text:p>
          </table:table-cell>
          <table:table-cell table:style-name="ce20" table:number-columns-repeated="6"/>
          <table:table-cell ns41:value-type="float" table:style-name="ce20" office:value="142" office:value-type="float">
            <text:p>142</text:p>
          </table:table-cell>
          <table:table-cell ns41:value-type="float" table:style-name="ce20" office:value="139" office:value-type="float">
            <text:p>139</text:p>
          </table:table-cell>
          <table:table-cell table:style-name="ce20" table:number-columns-repeated="20"/>
          <table:table-cell ns41:value-type="float" table:style-name="ce20" office:value="3" office:value-type="float">
            <text:p>3</text:p>
          </table:table-cell>
          <table:table-cell ns41:value-type="float" table:style-name="ce20" office:value="4" office:value-type="float">
            <text:p>4</text:p>
          </table:table-cell>
          <table:table-cell table:style-name="ce20" table:number-columns-repeated="8"/>
          <table:table-cell ns41:value-type="float" table:style-name="ce20" office:value="4" office:value-type="float">
            <text:p>4</text:p>
          </table:table-cell>
          <table:table-cell ns41:value-type="float" table:style-name="ce20" office:value="1" office:value-type="float">
            <text:p>1</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DALEN.</text:p>
          </table:table-cell>
          <table:table-cell ns41:value-type="string" table:style-name="ce16" office:value-type="string">
            <text:p>Buurtschap Dalerveen</text:p>
          </table:table-cell>
          <table:table-cell table:style-name="Default"/>
          <table:table-cell ns41:value-type="float" table:style-name="ce96" office:value="39" office:value-type="float">
            <text:p>39</text:p>
          </table:table-cell>
          <table:table-cell ns41:value-type="float" table:style-name="ce20" office:value="1" office:value-type="float">
            <text:p>1</text:p>
          </table:table-cell>
          <table:table-cell table:style-name="ce20"/>
          <table:table-cell ns41:value-type="float" table:style-name="ce20" office:value="59" office:value-type="float">
            <text:p>59</text:p>
          </table:table-cell>
          <table:table-cell ns41:value-type="float" table:style-name="ce20" office:value="155" office:value-type="float">
            <text:p>155</text:p>
          </table:table-cell>
          <table:table-cell ns41:value-type="float" table:style-name="ce20" office:value="137" office:value-type="float">
            <text:p>137</text:p>
          </table:table-cell>
          <table:table-cell ns41:value-type="float" table:style-name="ce20" office:value="153" office:value-type="float">
            <text:p>153</text:p>
          </table:table-cell>
          <table:table-cell ns41:value-type="float" table:style-name="ce20" office:value="135" office:value-type="float">
            <text:p>135</text:p>
          </table:table-cell>
          <table:table-cell ns41:value-type="float" office:value="2" table:style-name="ce20" table:number-columns-repeated="2" office:value-type="float">
            <text:p>2</text:p>
          </table:table-cell>
          <table:table-cell table:style-name="ce20" table:number-columns-repeated="4"/>
          <table:table-cell ns41:value-type="float" table:style-name="ce20" office:value="96" office:value-type="float">
            <text:p>96</text:p>
          </table:table-cell>
          <table:table-cell ns41:value-type="float" table:style-name="ce20" office:value="80" office:value-type="float">
            <text:p>80</text:p>
          </table:table-cell>
          <table:table-cell ns41:value-type="float" office:value="49" table:style-name="ce20" table:number-columns-repeated="2" office:value-type="float">
            <text:p>49</text:p>
          </table:table-cell>
          <table:table-cell ns41:value-type="float" table:style-name="ce20" office:value="10" office:value-type="float">
            <text:p>10</text:p>
          </table:table-cell>
          <table:table-cell ns41:value-type="float" table:style-name="ce20" office:value="8" office:value-type="float">
            <text:p>8</text:p>
          </table:table-cell>
          <table:table-cell ns41:value-type="float" table:style-name="ce20" office:value="97" office:value-type="float">
            <text:p>97</text:p>
          </table:table-cell>
          <table:table-cell ns41:value-type="float" table:style-name="ce20" office:value="87" office:value-type="float">
            <text:p>87</text:p>
          </table:table-cell>
          <table:table-cell ns41:value-type="float" table:style-name="ce20" office:value="47" office:value-type="float">
            <text:p>47</text:p>
          </table:table-cell>
          <table:table-cell ns41:value-type="float" table:style-name="ce20" office:value="40" office:value-type="float">
            <text:p>40</text:p>
          </table:table-cell>
          <table:table-cell ns41:value-type="float" office:value="5" table:style-name="ce20" table:number-columns-repeated="2" office:value-type="float">
            <text:p>5</text:p>
          </table:table-cell>
          <table:table-cell table:style-name="ce20" table:number-columns-repeated="2"/>
          <table:table-cell ns41:value-type="float" table:style-name="ce20" office:value="6" office:value-type="float">
            <text:p>6</text:p>
          </table:table-cell>
          <table:table-cell ns41:value-type="float" table:style-name="ce20" office:value="5" office:value-type="float">
            <text:p>5</text:p>
          </table:table-cell>
          <table:table-cell table:style-name="ce20" table:number-columns-repeated="6"/>
          <table:table-cell ns41:value-type="float" table:style-name="ce20" office:value="148" office:value-type="float">
            <text:p>148</text:p>
          </table:table-cell>
          <table:table-cell ns41:value-type="float" table:style-name="ce20" office:value="132" office:value-type="float">
            <text:p>132</text:p>
          </table:table-cell>
          <table:table-cell table:style-name="ce20" table:number-columns-repeated="22"/>
          <table:table-cell ns41:value-type="float" table:style-name="ce20" office:value="7" office:value-type="float">
            <text:p>7</text:p>
          </table:table-cell>
          <table:table-cell ns41:value-type="float" table:style-name="ce20" office:value="5" office:value-type="float">
            <text:p>5</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DALEN.</text:p>
          </table:table-cell>
          <table:table-cell ns41:value-type="string" table:style-name="ce16" office:value-type="string">
            <text:p>Dorp Schoombeek</text:p>
          </table:table-cell>
          <table:table-cell table:style-name="Default"/>
          <table:table-cell ns41:value-type="float" table:style-name="ce96" office:value="83" office:value-type="float">
            <text:p>83</text:p>
          </table:table-cell>
          <table:table-cell ns41:value-type="float" table:style-name="ce20" office:value="2" office:value-type="float">
            <text:p>2</text:p>
          </table:table-cell>
          <table:table-cell table:style-name="ce20"/>
          <table:table-cell ns41:value-type="float" table:style-name="ce20" office:value="112" office:value-type="float">
            <text:p>112</text:p>
          </table:table-cell>
          <table:table-cell ns41:value-type="float" table:style-name="ce20" office:value="361" office:value-type="float">
            <text:p>361</text:p>
          </table:table-cell>
          <table:table-cell ns41:value-type="float" table:style-name="ce20" office:value="308" office:value-type="float">
            <text:p>308</text:p>
          </table:table-cell>
          <table:table-cell ns41:value-type="float" table:style-name="ce20" office:value="334" office:value-type="float">
            <text:p>334</text:p>
          </table:table-cell>
          <table:table-cell ns41:value-type="float" table:style-name="ce20" office:value="290" office:value-type="float">
            <text:p>290</text:p>
          </table:table-cell>
          <table:table-cell ns41:value-type="float" table:style-name="ce20" office:value="27" office:value-type="float">
            <text:p>27</text:p>
          </table:table-cell>
          <table:table-cell ns41:value-type="float" table:style-name="ce20" office:value="18" office:value-type="float">
            <text:p>18</text:p>
          </table:table-cell>
          <table:table-cell table:style-name="ce20" table:number-columns-repeated="3"/>
          <table:table-cell ns41:value-type="float" table:style-name="ce20" office:value="1" office:value-type="float">
            <text:p>1</text:p>
          </table:table-cell>
          <table:table-cell ns41:value-type="float" table:style-name="ce20" office:value="252" office:value-type="float">
            <text:p>252</text:p>
          </table:table-cell>
          <table:table-cell ns41:value-type="float" table:style-name="ce20" office:value="197" office:value-type="float">
            <text:p>197</text:p>
          </table:table-cell>
          <table:table-cell ns41:value-type="float" table:style-name="ce20" office:value="97" office:value-type="float">
            <text:p>97</text:p>
          </table:table-cell>
          <table:table-cell ns41:value-type="float" table:style-name="ce20" office:value="95" office:value-type="float">
            <text:p>95</text:p>
          </table:table-cell>
          <table:table-cell ns41:value-type="float" table:style-name="ce20" office:value="12" office:value-type="float">
            <text:p>12</text:p>
          </table:table-cell>
          <table:table-cell ns41:value-type="float" table:style-name="ce20" office:value="16" office:value-type="float">
            <text:p>16</text:p>
          </table:table-cell>
          <table:table-cell ns41:value-type="float" table:style-name="ce20" office:value="251" office:value-type="float">
            <text:p>251</text:p>
          </table:table-cell>
          <table:table-cell ns41:value-type="float" table:style-name="ce20" office:value="202" office:value-type="float">
            <text:p>202</text:p>
          </table:table-cell>
          <table:table-cell ns41:value-type="float" table:style-name="ce20" office:value="38" office:value-type="float">
            <text:p>38</text:p>
          </table:table-cell>
          <table:table-cell ns41:value-type="float" table:style-name="ce20" office:value="46" office:value-type="float">
            <text:p>46</text:p>
          </table:table-cell>
          <table:table-cell ns41:value-type="float" table:style-name="ce20" office:value="19" office:value-type="float">
            <text:p>19</text:p>
          </table:table-cell>
          <table:table-cell ns41:value-type="float" table:style-name="ce20" office:value="8" office:value-type="float">
            <text:p>8</text:p>
          </table:table-cell>
          <table:table-cell table:style-name="ce20" table:number-columns-repeated="2"/>
          <table:table-cell ns41:value-type="float" table:style-name="ce20" office:value="53" office:value-type="float">
            <text:p>53</text:p>
          </table:table-cell>
          <table:table-cell ns41:value-type="float" table:style-name="ce20" office:value="52" office:value-type="float">
            <text:p>52</text:p>
          </table:table-cell>
          <table:table-cell table:style-name="ce20" table:number-columns-repeated="6"/>
          <table:table-cell ns41:value-type="float" table:style-name="ce20" office:value="350" office:value-type="float">
            <text:p>350</text:p>
          </table:table-cell>
          <table:table-cell ns41:value-type="float" table:style-name="ce20" office:value="303" office:value-type="float">
            <text:p>303</text:p>
          </table:table-cell>
          <table:table-cell table:style-name="ce20" table:number-columns-repeated="8"/>
          <table:table-cell ns41:value-type="float" table:style-name="ce20" office:value="1" office:value-type="float">
            <text:p>1</text:p>
          </table:table-cell>
          <table:table-cell table:style-name="ce20" table:number-columns-repeated="13"/>
          <table:table-cell ns41:value-type="float" table:style-name="ce20" office:value="10" office:value-type="float">
            <text:p>10</text:p>
          </table:table-cell>
          <table:table-cell ns41:value-type="float" table:style-name="ce20" office:value="5" office:value-type="float">
            <text:p>5</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DALEN.</text:p>
          </table:table-cell>
          <table:table-cell ns41:value-type="string" table:style-name="ce16" office:value-type="string">
            <text:p>Dorp Nieuw Schoombeek</text:p>
          </table:table-cell>
          <table:table-cell table:style-name="Default"/>
          <table:table-cell ns41:value-type="float" table:style-name="ce96" office:value="69" office:value-type="float">
            <text:p>69</text:p>
          </table:table-cell>
          <table:table-cell ns41:value-type="float" table:style-name="ce20" office:value="3" office:value-type="float">
            <text:p>3</text:p>
          </table:table-cell>
          <table:table-cell table:style-name="ce20"/>
          <table:table-cell ns41:value-type="float" table:style-name="ce20" office:value="79" office:value-type="float">
            <text:p>79</text:p>
          </table:table-cell>
          <table:table-cell ns41:value-type="float" table:style-name="ce20" office:value="264" office:value-type="float">
            <text:p>264</text:p>
          </table:table-cell>
          <table:table-cell ns41:value-type="float" table:style-name="ce20" office:value="227" office:value-type="float">
            <text:p>227</text:p>
          </table:table-cell>
          <table:table-cell ns41:value-type="float" table:style-name="ce20" office:value="245" office:value-type="float">
            <text:p>245</text:p>
          </table:table-cell>
          <table:table-cell ns41:value-type="float" table:style-name="ce20" office:value="217" office:value-type="float">
            <text:p>217</text:p>
          </table:table-cell>
          <table:table-cell ns41:value-type="float" table:style-name="ce20" office:value="19" office:value-type="float">
            <text:p>19</text:p>
          </table:table-cell>
          <table:table-cell ns41:value-type="float" table:style-name="ce20" office:value="10" office:value-type="float">
            <text:p>10</text:p>
          </table:table-cell>
          <table:table-cell table:style-name="ce20" table:number-columns-repeated="3"/>
          <table:table-cell ns41:value-type="float" table:style-name="ce20" office:value="1" office:value-type="float">
            <text:p>1</text:p>
          </table:table-cell>
          <table:table-cell ns41:value-type="float" table:style-name="ce20" office:value="181" office:value-type="float">
            <text:p>181</text:p>
          </table:table-cell>
          <table:table-cell ns41:value-type="float" table:style-name="ce20" office:value="145" office:value-type="float">
            <text:p>145</text:p>
          </table:table-cell>
          <table:table-cell ns41:value-type="float" table:style-name="ce20" office:value="74" office:value-type="float">
            <text:p>74</text:p>
          </table:table-cell>
          <table:table-cell ns41:value-type="float" table:style-name="ce20" office:value="73" office:value-type="float">
            <text:p>73</text:p>
          </table:table-cell>
          <table:table-cell ns41:value-type="float" office:value="9" table:style-name="ce20" table:number-columns-repeated="2" office:value-type="float">
            <text:p>9</text:p>
          </table:table-cell>
          <table:table-cell ns41:value-type="float" table:style-name="ce20" office:value="118" office:value-type="float">
            <text:p>118</text:p>
          </table:table-cell>
          <table:table-cell ns41:value-type="float" table:style-name="ce20" office:value="101" office:value-type="float">
            <text:p>101</text:p>
          </table:table-cell>
          <table:table-cell ns41:value-type="float" table:style-name="ce20" office:value="5" office:value-type="float">
            <text:p>5</text:p>
          </table:table-cell>
          <table:table-cell ns41:value-type="float" table:style-name="ce20" office:value="2" office:value-type="float">
            <text:p>2</text:p>
          </table:table-cell>
          <table:table-cell ns41:value-type="float" table:style-name="ce20" office:value="10" office:value-type="float">
            <text:p>10</text:p>
          </table:table-cell>
          <table:table-cell ns41:value-type="float" table:style-name="ce20" office:value="7" office:value-type="float">
            <text:p>7</text:p>
          </table:table-cell>
          <table:table-cell table:style-name="ce20" table:number-columns-repeated="2"/>
          <table:table-cell ns41:value-type="float" table:style-name="ce20" office:value="131" office:value-type="float">
            <text:p>131</text:p>
          </table:table-cell>
          <table:table-cell ns41:value-type="float" table:style-name="ce20" office:value="117" office:value-type="float">
            <text:p>117</text:p>
          </table:table-cell>
          <table:table-cell table:style-name="ce20" table:number-columns-repeated="6"/>
          <table:table-cell ns41:value-type="float" table:style-name="ce20" office:value="32" office:value-type="float">
            <text:p>32</text:p>
          </table:table-cell>
          <table:table-cell ns41:value-type="float" table:style-name="ce20" office:value="29" office:value-type="float">
            <text:p>29</text:p>
          </table:table-cell>
          <table:table-cell table:style-name="ce20" table:number-columns-repeated="8"/>
          <table:table-cell ns41:value-type="float" table:style-name="ce20" office:value="1" office:value-type="float">
            <text:p>1</text:p>
          </table:table-cell>
          <table:table-cell table:style-name="ce20" table:number-columns-repeated="13"/>
          <table:table-cell ns41:value-type="float" table:style-name="ce20" office:value="230" office:value-type="float">
            <text:p>230</text:p>
          </table:table-cell>
          <table:table-cell ns41:value-type="float" table:style-name="ce20" office:value="195" office:value-type="float">
            <text:p>195</text:p>
          </table:table-cell>
          <table:table-cell table:style-name="ce20" table:number-columns-repeated="6"/>
          <table:table-cell ns41:value-type="float" table:style-name="ce20" office:value="1" office:value-type="float">
            <text:p>1</text:p>
          </table:table-cell>
          <table:table-cell ns41:value-type="float" table:style-name="ce20" office:value="3" office:value-type="float">
            <text:p>3</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DALEN.</text:p>
          </table:table-cell>
          <table:table-cell ns41:value-type="string" table:style-name="ce16" office:value-type="string">
            <text:p>Totaal</text:p>
          </table:table-cell>
          <table:table-cell table:style-name="Default"/>
          <table:table-cell ns41:value-type="float" table:style-name="ce96" office:value="444" office:value-type="float">
            <text:p>444</text:p>
          </table:table-cell>
          <table:table-cell ns41:value-type="float" table:style-name="ce20" office:value="9" office:value-type="float">
            <text:p>9</text:p>
          </table:table-cell>
          <table:table-cell table:style-name="ce20"/>
          <table:table-cell ns41:value-type="float" table:style-name="ce20" office:value="593" office:value-type="float">
            <text:p>593</text:p>
          </table:table-cell>
          <table:table-cell ns41:value-type="float" table:style-name="ce43" office:value="1625" office:value-type="float">
            <text:p>1,625</text:p>
          </table:table-cell>
          <table:table-cell ns41:value-type="float" table:style-name="ce43" office:value="1508" office:value-type="float">
            <text:p>1,508</text:p>
          </table:table-cell>
          <table:table-cell ns41:value-type="float" table:style-name="ce43" office:value="1567" office:value-type="float">
            <text:p>1,567</text:p>
          </table:table-cell>
          <table:table-cell ns41:value-type="float" table:style-name="ce43" office:value="1468" office:value-type="float">
            <text:p>1,468</text:p>
          </table:table-cell>
          <table:table-cell ns41:value-type="float" table:style-name="ce20" office:value="58" office:value-type="float">
            <text:p>58</text:p>
          </table:table-cell>
          <table:table-cell ns41:value-type="float" table:style-name="ce20" office:value="40" office:value-type="float">
            <text:p>40</text:p>
          </table:table-cell>
          <table:table-cell table:style-name="ce20" table:number-columns-repeated="2"/>
          <table:table-cell ns41:value-type="float" table:style-name="ce20" office:value="2" office:value-type="float">
            <text:p>2</text:p>
          </table:table-cell>
          <table:table-cell ns41:value-type="float" table:style-name="ce20" office:value="4" office:value-type="float">
            <text:p>4</text:p>
          </table:table-cell>
          <table:table-cell ns41:value-type="float" table:style-name="ce43" office:value="1082" office:value-type="float">
            <text:p>1,082</text:p>
          </table:table-cell>
          <table:table-cell ns41:value-type="float" table:style-name="ce20" office:value="918" office:value-type="float">
            <text:p>918</text:p>
          </table:table-cell>
          <table:table-cell ns41:value-type="float" table:style-name="ce20" office:value="472" office:value-type="float">
            <text:p>472</text:p>
          </table:table-cell>
          <table:table-cell ns41:value-type="float" table:style-name="ce20" office:value="469" office:value-type="float">
            <text:p>469</text:p>
          </table:table-cell>
          <table:table-cell ns41:value-type="float" table:style-name="ce20" office:value="71" office:value-type="float">
            <text:p>71</text:p>
          </table:table-cell>
          <table:table-cell ns41:value-type="float" table:style-name="ce20" office:value="121" office:value-type="float">
            <text:p>121</text:p>
          </table:table-cell>
          <table:table-cell ns41:value-type="float" table:style-name="ce43" office:value="1060" office:value-type="float">
            <text:p>1,060</text:p>
          </table:table-cell>
          <table:table-cell ns41:value-type="float" table:style-name="ce20" office:value="969" office:value-type="float">
            <text:p>969</text:p>
          </table:table-cell>
          <table:table-cell ns41:value-type="float" table:style-name="ce20" office:value="220" office:value-type="float">
            <text:p>220</text:p>
          </table:table-cell>
          <table:table-cell ns41:value-type="float" table:style-name="ce20" office:value="257" office:value-type="float">
            <text:p>257</text:p>
          </table:table-cell>
          <table:table-cell ns41:value-type="float" table:style-name="ce20" office:value="101" office:value-type="float">
            <text:p>101</text:p>
          </table:table-cell>
          <table:table-cell ns41:value-type="float" table:style-name="ce20" office:value="69" office:value-type="float">
            <text:p>69</text:p>
          </table:table-cell>
          <table:table-cell table:style-name="ce20" table:number-columns-repeated="2"/>
          <table:table-cell ns41:value-type="float" table:style-name="ce20" office:value="244" office:value-type="float">
            <text:p>244</text:p>
          </table:table-cell>
          <table:table-cell ns41:value-type="float" table:style-name="ce20" office:value="213" office:value-type="float">
            <text:p>213</text:p>
          </table:table-cell>
          <table:table-cell table:style-name="ce20" table:number-columns-repeated="6"/>
          <table:table-cell ns41:value-type="float" table:style-name="ce43" office:value="1237" office:value-type="float">
            <text:p>1,237</text:p>
          </table:table-cell>
          <table:table-cell ns41:value-type="float" table:style-name="ce43" office:value="1189" office:value-type="float">
            <text:p>1,189</text:p>
          </table:table-cell>
          <table:table-cell table:style-name="ce20" table:number-columns-repeated="8"/>
          <table:table-cell ns41:value-type="float" table:style-name="ce20" office:value="3" office:value-type="float">
            <text:p>3</text:p>
          </table:table-cell>
          <table:table-cell ns41:value-type="float" table:style-name="ce20" office:value="1" office:value-type="float">
            <text:p>1</text:p>
          </table:table-cell>
          <table:table-cell table:style-name="ce20" table:number-columns-repeated="10"/>
          <table:table-cell ns41:value-type="float" table:style-name="ce20" office:value="6" office:value-type="float">
            <text:p>6</text:p>
          </table:table-cell>
          <table:table-cell ns41:value-type="float" table:style-name="ce20" office:value="4" office:value-type="float">
            <text:p>4</text:p>
          </table:table-cell>
          <table:table-cell ns41:value-type="float" table:style-name="ce20" office:value="362" office:value-type="float">
            <text:p>362</text:p>
          </table:table-cell>
          <table:table-cell ns41:value-type="float" table:style-name="ce20" office:value="302" office:value-type="float">
            <text:p>302</text:p>
          </table:table-cell>
          <table:table-cell table:style-name="ce20" table:number-columns-repeated="6"/>
          <table:table-cell ns41:value-type="float" table:style-name="ce20" office:value="17" office:value-type="float">
            <text:p>17</text:p>
          </table:table-cell>
          <table:table-cell ns41:value-type="float" table:style-name="ce20" office:value="12" office:value-type="float">
            <text:p>12</text:p>
          </table:table-cell>
          <table:table-cell table:style-name="ce20" table:number-columns-repeated="3"/>
          <table:table-cell table:style-name="ce97"/>
          <table:table-cell table:style-name="ce77" table:number-columns-repeated="4"/>
          <table:table-cell table:style-name="Default" table:number-columns-repeated="7"/>
          <table:table-cell table:style-name="ce89"/>
          <table:table-cell table:number-columns-repeated="935"/>
        </table:table-row>
        <table:table-row table:style-name="ro5">
          <table:table-cell ns41:value-type="string" table:style-name="ce8" office:value-type="string">
            <text:p>DIEVER.</text:p>
          </table:table-cell>
          <table:table-cell ns41:value-type="string" table:style-name="ce16" office:value-type="string">
            <text:p>Dorp Diever. Dorp</text:p>
          </table:table-cell>
          <table:table-cell table:style-name="Default"/>
          <table:table-cell ns41:value-type="float" table:style-name="ce96" office:value="98" office:value-type="float">
            <text:p>98</text:p>
          </table:table-cell>
          <table:table-cell ns41:value-type="float" table:style-name="ce20" office:value="4" office:value-type="float">
            <text:p>4</text:p>
          </table:table-cell>
          <table:table-cell table:style-name="ce20"/>
          <table:table-cell ns41:value-type="float" table:style-name="ce20" office:value="115" office:value-type="float">
            <text:p>115</text:p>
          </table:table-cell>
          <table:table-cell ns41:value-type="float" table:style-name="ce20" office:value="288" office:value-type="float">
            <text:p>288</text:p>
          </table:table-cell>
          <table:table-cell ns41:value-type="float" table:style-name="ce20" office:value="253" office:value-type="float">
            <text:p>253</text:p>
          </table:table-cell>
          <table:table-cell ns41:value-type="float" table:style-name="ce20" office:value="283" office:value-type="float">
            <text:p>283</text:p>
          </table:table-cell>
          <table:table-cell ns41:value-type="float" table:style-name="ce20" office:value="253" office:value-type="float">
            <text:p>253</text:p>
          </table:table-cell>
          <table:table-cell ns41:value-type="float" table:style-name="ce20" office:value="5" office:value-type="float">
            <text:p>5</text:p>
          </table:table-cell>
          <table:table-cell table:style-name="ce20" table:number-columns-repeated="3"/>
          <table:table-cell ns41:value-type="float" office:value="6" table:style-name="ce20" table:number-columns-repeated="2" office:value-type="float">
            <text:p>6</text:p>
          </table:table-cell>
          <table:table-cell ns41:value-type="float" table:style-name="ce20" office:value="179" office:value-type="float">
            <text:p>179</text:p>
          </table:table-cell>
          <table:table-cell ns41:value-type="float" table:style-name="ce20" office:value="154" office:value-type="float">
            <text:p>154</text:p>
          </table:table-cell>
          <table:table-cell ns41:value-type="float" table:style-name="ce20" office:value="86" office:value-type="float">
            <text:p>86</text:p>
          </table:table-cell>
          <table:table-cell ns41:value-type="float" table:style-name="ce20" office:value="84" office:value-type="float">
            <text:p>84</text:p>
          </table:table-cell>
          <table:table-cell ns41:value-type="float" table:style-name="ce20" office:value="23" office:value-type="float">
            <text:p>23</text:p>
          </table:table-cell>
          <table:table-cell ns41:value-type="float" table:style-name="ce20" office:value="15" office:value-type="float">
            <text:p>15</text:p>
          </table:table-cell>
          <table:table-cell ns41:value-type="float" table:style-name="ce20" office:value="212" office:value-type="float">
            <text:p>212</text:p>
          </table:table-cell>
          <table:table-cell ns41:value-type="float" table:style-name="ce20" office:value="177" office:value-type="float">
            <text:p>177</text:p>
          </table:table-cell>
          <table:table-cell ns41:value-type="float" table:style-name="ce20" office:value="55" office:value-type="float">
            <text:p>55</text:p>
          </table:table-cell>
          <table:table-cell ns41:value-type="float" table:style-name="ce20" office:value="62" office:value-type="float">
            <text:p>62</text:p>
          </table:table-cell>
          <table:table-cell ns41:value-type="float" table:style-name="ce20" office:value="19" office:value-type="float">
            <text:p>19</text:p>
          </table:table-cell>
          <table:table-cell ns41:value-type="float" table:style-name="ce20" office:value="13" office:value-type="float">
            <text:p>13</text:p>
          </table:table-cell>
          <table:table-cell table:style-name="ce20" table:number-columns-repeated="2"/>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6"/>
          <table:table-cell ns41:value-type="float" table:style-name="ce20" office:value="239" office:value-type="float">
            <text:p>239</text:p>
          </table:table-cell>
          <table:table-cell ns41:value-type="float" table:style-name="ce20" office:value="211" office:value-type="float">
            <text:p>211</text:p>
          </table:table-cell>
          <table:table-cell table:style-name="ce20" table:number-columns-repeated="12"/>
          <table:table-cell ns41:value-type="float" table:style-name="ce20" office:value="1" office:value-type="float">
            <text:p>1</text:p>
          </table:table-cell>
          <table:table-cell table:style-name="ce20" table:number-columns-repeated="7"/>
          <table:table-cell ns41:value-type="float" table:style-name="ce20" office:value="42" office:value-type="float">
            <text:p>42</text:p>
          </table:table-cell>
          <table:table-cell ns41:value-type="float" table:style-name="ce20" office:value="40" office:value-type="float">
            <text:p>40</text:p>
          </table:table-cell>
          <table:table-cell ns41:value-type="float" table:style-name="ce20" office:value="2" office:value-type="float">
            <text:p>2</text:p>
          </table:table-cell>
          <table:table-cell table:style-name="ce20" table:number-columns-repeated="7"/>
          <table:table-cell ns41:value-type="float" table:style-name="ce20" office:value="4" office:value-type="float">
            <text:p>4</text:p>
          </table:table-cell>
          <table:table-cell ns41:value-type="float" table:style-name="ce20" office:value="2" office:value-type="float">
            <text:p>2</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DIEVER.</text:p>
          </table:table-cell>
          <table:table-cell ns41:value-type="string" table:style-name="ce16" office:value-type="string">
            <text:p>Dorp Diever. Buurtschap de Vaart</text:p>
          </table:table-cell>
          <table:table-cell table:style-name="Default"/>
          <table:table-cell ns41:value-type="float" table:style-name="ce96" office:value="12" office:value-type="float">
            <text:p>12</text:p>
          </table:table-cell>
          <table:table-cell table:style-name="ce20" table:number-columns-repeated="2"/>
          <table:table-cell ns41:value-type="float" table:style-name="ce20" office:value="13" office:value-type="float">
            <text:p>13</text:p>
          </table:table-cell>
          <table:table-cell ns41:value-type="float" table:style-name="ce20" office:value="44" office:value-type="float">
            <text:p>44</text:p>
          </table:table-cell>
          <table:table-cell ns41:value-type="float" table:style-name="ce20" office:value="31" office:value-type="float">
            <text:p>31</text:p>
          </table:table-cell>
          <table:table-cell ns41:value-type="float" table:style-name="ce20" office:value="44" office:value-type="float">
            <text:p>44</text:p>
          </table:table-cell>
          <table:table-cell ns41:value-type="float" table:style-name="ce20" office:value="30" office:value-type="float">
            <text:p>30</text:p>
          </table:table-cell>
          <table:table-cell table:style-name="ce20"/>
          <table:table-cell ns41:value-type="float" table:style-name="ce20" office:value="1" office:value-type="float">
            <text:p>1</text:p>
          </table:table-cell>
          <table:table-cell table:style-name="ce20" table:number-columns-repeated="4"/>
          <table:table-cell ns41:value-type="float" table:style-name="ce20" office:value="31" office:value-type="float">
            <text:p>31</text:p>
          </table:table-cell>
          <table:table-cell ns41:value-type="float" table:style-name="ce20" office:value="19" office:value-type="float">
            <text:p>19</text:p>
          </table:table-cell>
          <table:table-cell ns41:value-type="float" office:value="10" table:style-name="ce20" table:number-columns-repeated="2" office:value-type="float">
            <text:p>10</text:p>
          </table:table-cell>
          <table:table-cell ns41:value-type="float" table:style-name="ce20" office:value="3" office:value-type="float">
            <text:p>3</text:p>
          </table:table-cell>
          <table:table-cell ns41:value-type="float" table:style-name="ce20" office:value="2" office:value-type="float">
            <text:p>2</text:p>
          </table:table-cell>
          <table:table-cell ns41:value-type="float" table:style-name="ce20" office:value="24" office:value-type="float">
            <text:p>24</text:p>
          </table:table-cell>
          <table:table-cell ns41:value-type="float" table:style-name="ce20" office:value="11" office:value-type="float">
            <text:p>11</text:p>
          </table:table-cell>
          <table:table-cell ns41:value-type="float" table:style-name="ce20" office:value="9" office:value-type="float">
            <text:p>9</text:p>
          </table:table-cell>
          <table:table-cell ns41:value-type="float" table:style-name="ce20" office:value="10" office:value-type="float">
            <text:p>10</text:p>
          </table:table-cell>
          <table:table-cell ns41:value-type="float" table:style-name="ce20" office:value="11" office:value-type="float">
            <text:p>11</text:p>
          </table:table-cell>
          <table:table-cell ns41:value-type="float" table:style-name="ce20" office:value="10" office:value-type="float">
            <text:p>10</text:p>
          </table:table-cell>
          <table:table-cell table:style-name="ce20" table:number-columns-repeated="10"/>
          <table:table-cell ns41:value-type="float" table:style-name="ce20" office:value="40" office:value-type="float">
            <text:p>40</text:p>
          </table:table-cell>
          <table:table-cell ns41:value-type="float" table:style-name="ce20" office:value="28" office:value-type="float">
            <text:p>28</text:p>
          </table:table-cell>
          <table:table-cell table:style-name="ce20" table:number-columns-repeated="12"/>
          <table:table-cell ns41:value-type="float" table:style-name="ce20" office:value="4" office:value-type="float">
            <text:p>4</text:p>
          </table:table-cell>
          <table:table-cell ns41:value-type="float" table:style-name="ce20" office:value="3" office:value-type="float">
            <text:p>3</text:p>
          </table:table-cell>
          <table:table-cell table:style-name="ce20" table:number-columns-repeated="21"/>
          <table:table-cell table:style-name="ce97"/>
          <table:table-cell table:style-name="ce77" table:number-columns-repeated="4"/>
          <table:table-cell table:number-columns-repeated="943"/>
        </table:table-row>
        <table:table-row table:style-name="ro5">
          <table:table-cell ns41:value-type="string" table:style-name="ce8" office:value-type="string">
            <text:p>DIEVER.</text:p>
          </table:table-cell>
          <table:table-cell ns41:value-type="string" table:style-name="ce16" office:value-type="string">
            <text:p>Dorp Oldendiever. Dorp</text:p>
          </table:table-cell>
          <table:table-cell table:style-name="Default"/>
          <table:table-cell ns41:value-type="float" table:style-name="ce96" office:value="29" office:value-type="float">
            <text:p>29</text:p>
          </table:table-cell>
          <table:table-cell table:style-name="ce20" table:number-columns-repeated="2"/>
          <table:table-cell ns41:value-type="float" table:style-name="ce20" office:value="32" office:value-type="float">
            <text:p>32</text:p>
          </table:table-cell>
          <table:table-cell ns41:value-type="float" table:style-name="ce20" office:value="93" office:value-type="float">
            <text:p>93</text:p>
          </table:table-cell>
          <table:table-cell ns41:value-type="float" table:style-name="ce20" office:value="75" office:value-type="float">
            <text:p>75</text:p>
          </table:table-cell>
          <table:table-cell ns41:value-type="float" table:style-name="ce20" office:value="93" office:value-type="float">
            <text:p>93</text:p>
          </table:table-cell>
          <table:table-cell ns41:value-type="float" table:style-name="ce20" office:value="72" office:value-type="float">
            <text:p>72</text:p>
          </table:table-cell>
          <table:table-cell table:style-name="ce20"/>
          <table:table-cell ns41:value-type="float" table:style-name="ce20" office:value="3" office:value-type="float">
            <text:p>3</text:p>
          </table:table-cell>
          <table:table-cell table:style-name="ce20" table:number-columns-repeated="4"/>
          <table:table-cell ns41:value-type="float" table:style-name="ce20" office:value="59" office:value-type="float">
            <text:p>59</text:p>
          </table:table-cell>
          <table:table-cell ns41:value-type="float" table:style-name="ce20" office:value="42" office:value-type="float">
            <text:p>42</text:p>
          </table:table-cell>
          <table:table-cell ns41:value-type="float" office:value="28" table:style-name="ce20" table:number-columns-repeated="2" office:value-type="float">
            <text:p>28</text:p>
          </table:table-cell>
          <table:table-cell ns41:value-type="float" table:style-name="ce20" office:value="6" office:value-type="float">
            <text:p>6</text:p>
          </table:table-cell>
          <table:table-cell ns41:value-type="float" table:style-name="ce20" office:value="5" office:value-type="float">
            <text:p>5</text:p>
          </table:table-cell>
          <table:table-cell ns41:value-type="float" table:style-name="ce20" office:value="76" office:value-type="float">
            <text:p>76</text:p>
          </table:table-cell>
          <table:table-cell ns41:value-type="float" table:style-name="ce20" office:value="53" office:value-type="float">
            <text:p>53</text:p>
          </table:table-cell>
          <table:table-cell ns41:value-type="float" table:style-name="ce20" office:value="11" office:value-type="float">
            <text:p>11</text:p>
          </table:table-cell>
          <table:table-cell ns41:value-type="float" table:style-name="ce20" office:value="20" office:value-type="float">
            <text:p>20</text:p>
          </table:table-cell>
          <table:table-cell ns41:value-type="float" table:style-name="ce20" office:value="6" office:value-type="float">
            <text:p>6</text:p>
          </table:table-cell>
          <table:table-cell ns41:value-type="float" table:style-name="ce20" office:value="2" office:value-type="float">
            <text:p>2</text:p>
          </table:table-cell>
          <table:table-cell table:style-name="ce20" table:number-columns-repeated="10"/>
          <table:table-cell ns41:value-type="float" table:style-name="ce20" office:value="66" office:value-type="float">
            <text:p>66</text:p>
          </table:table-cell>
          <table:table-cell ns41:value-type="float" table:style-name="ce20" office:value="60" office:value-type="float">
            <text:p>60</text:p>
          </table:table-cell>
          <table:table-cell table:style-name="ce20" table:number-columns-repeated="20"/>
          <table:table-cell ns41:value-type="float" table:style-name="ce20" office:value="27" office:value-type="float">
            <text:p>27</text:p>
          </table:table-cell>
          <table:table-cell ns41:value-type="float" table:style-name="ce20" office:value="15" office:value-type="float">
            <text:p>15</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DIEVER.</text:p>
          </table:table-cell>
          <table:table-cell ns41:value-type="string" table:style-name="ce16" office:value-type="string">
            <text:p>Dorp Oldendiever. Buurtschap Kalteren</text:p>
          </table:table-cell>
          <table:table-cell table:style-name="Default"/>
          <table:table-cell ns41:value-type="float" table:style-name="ce96" office:value="4" office:value-type="float">
            <text:p>4</text:p>
          </table:table-cell>
          <table:table-cell ns41:value-type="float" table:style-name="ce20" office:value="1" office:value-type="float">
            <text:p>1</text:p>
          </table:table-cell>
          <table:table-cell table:style-name="ce20"/>
          <table:table-cell ns41:value-type="float" table:style-name="ce20" office:value="4" office:value-type="float">
            <text:p>4</text:p>
          </table:table-cell>
          <table:table-cell ns41:value-type="float" table:style-name="ce20" office:value="9" office:value-type="float">
            <text:p>9</text:p>
          </table:table-cell>
          <table:table-cell ns41:value-type="float" table:style-name="ce20" office:value="10" office:value-type="float">
            <text:p>10</text:p>
          </table:table-cell>
          <table:table-cell ns41:value-type="float" table:style-name="ce20" office:value="9" office:value-type="float">
            <text:p>9</text:p>
          </table:table-cell>
          <table:table-cell ns41:value-type="float" table:style-name="ce20" office:value="10" office:value-type="float">
            <text:p>10</text:p>
          </table:table-cell>
          <table:table-cell table:style-name="ce20" table:number-columns-repeated="6"/>
          <table:table-cell ns41:value-type="float" table:style-name="ce20" office:value="5" office:value-type="float">
            <text:p>5</text:p>
          </table:table-cell>
          <table:table-cell ns41:value-type="float" table:style-name="ce20" office:value="7" office:value-type="float">
            <text:p>7</text:p>
          </table:table-cell>
          <table:table-cell ns41:value-type="float" office:value="3" table:style-name="ce20" table:number-columns-repeated="2" office:value-type="float">
            <text:p>3</text:p>
          </table:table-cell>
          <table:table-cell ns41:value-type="float" table:style-name="ce20" office:value="1" office:value-type="float">
            <text:p>1</text:p>
          </table:table-cell>
          <table:table-cell table:style-name="ce20"/>
          <table:table-cell ns41:value-type="float" table:style-name="ce20" office:value="7" office:value-type="float">
            <text:p>7</text:p>
          </table:table-cell>
          <table:table-cell ns41:value-type="float" table:style-name="ce20" office:value="9" office:value-type="float">
            <text:p>9</text:p>
          </table:table-cell>
          <table:table-cell ns41:value-type="float" office:value="1" table:style-name="ce20" table:number-columns-repeated="3" office:value-type="float">
            <text:p>1</text:p>
          </table:table-cell>
          <table:table-cell table:style-name="ce20" table:number-columns-repeated="11"/>
          <table:table-cell ns41:value-type="float" table:style-name="ce20" office:value="9" office:value-type="float">
            <text:p>9</text:p>
          </table:table-cell>
          <table:table-cell ns41:value-type="float" table:style-name="ce20" office:value="10" office:value-type="float">
            <text:p>10</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DIEVER.</text:p>
          </table:table-cell>
          <table:table-cell ns41:value-type="string" table:style-name="ce16" office:value-type="string">
            <text:p>Dorp Wateren</text:p>
          </table:table-cell>
          <table:table-cell table:style-name="Default"/>
          <table:table-cell ns41:value-type="float" table:style-name="ce96" office:value="5" office:value-type="float">
            <text:p>5</text:p>
          </table:table-cell>
          <table:table-cell table:style-name="ce20" table:number-columns-repeated="2"/>
          <table:table-cell ns41:value-type="float" table:style-name="ce20" office:value="6" office:value-type="float">
            <text:p>6</text:p>
          </table:table-cell>
          <table:table-cell ns41:value-type="float" table:style-name="ce20" office:value="19" office:value-type="float">
            <text:p>19</text:p>
          </table:table-cell>
          <table:table-cell ns41:value-type="float" table:style-name="ce20" office:value="16" office:value-type="float">
            <text:p>16</text:p>
          </table:table-cell>
          <table:table-cell ns41:value-type="float" table:style-name="ce20" office:value="19" office:value-type="float">
            <text:p>19</text:p>
          </table:table-cell>
          <table:table-cell ns41:value-type="float" table:style-name="ce20" office:value="16" office:value-type="float">
            <text:p>16</text:p>
          </table:table-cell>
          <table:table-cell table:style-name="ce20" table:number-columns-repeated="4"/>
          <table:table-cell ns41:value-type="float" table:style-name="ce20" office:value="3" office:value-type="float">
            <text:p>3</text:p>
          </table:table-cell>
          <table:table-cell ns41:value-type="float" table:style-name="ce20" office:value="4" office:value-type="float">
            <text:p>4</text:p>
          </table:table-cell>
          <table:table-cell ns41:value-type="float" table:style-name="ce20" office:value="13" office:value-type="float">
            <text:p>13</text:p>
          </table:table-cell>
          <table:table-cell ns41:value-type="float" table:style-name="ce20" office:value="9" office:value-type="float">
            <text:p>9</text:p>
          </table:table-cell>
          <table:table-cell ns41:value-type="float" office:value="6" table:style-name="ce20" table:number-columns-repeated="2" office:value-type="float">
            <text:p>6</text:p>
          </table:table-cell>
          <table:table-cell table:style-name="ce20"/>
          <table:table-cell ns41:value-type="float" table:style-name="ce20" office:value="1" office:value-type="float">
            <text:p>1</text:p>
          </table:table-cell>
          <table:table-cell ns41:value-type="float" office:value="9" table:style-name="ce20" table:number-columns-repeated="2" office:value-type="float">
            <text:p>9</text:p>
          </table:table-cell>
          <table:table-cell ns41:value-type="float" table:style-name="ce20" office:value="5" office:value-type="float">
            <text:p>5</text:p>
          </table:table-cell>
          <table:table-cell ns41:value-type="float" table:style-name="ce20" office:value="4" office:value-type="float">
            <text:p>4</text:p>
          </table:table-cell>
          <table:table-cell ns41:value-type="float" table:style-name="ce20" office:value="5" office:value-type="float">
            <text:p>5</text:p>
          </table:table-cell>
          <table:table-cell ns41:value-type="float" table:style-name="ce20" office:value="3" office:value-type="float">
            <text:p>3</text:p>
          </table:table-cell>
          <table:table-cell table:style-name="ce20" table:number-columns-repeated="10"/>
          <table:table-cell ns41:value-type="float" office:value="9" table:style-name="ce20" table:number-columns-repeated="2" office:value-type="float">
            <text:p>9</text:p>
          </table:table-cell>
          <table:table-cell table:style-name="ce20" table:number-columns-repeated="22"/>
          <table:table-cell ns41:value-type="float" table:style-name="ce20" office:value="10" office:value-type="float">
            <text:p>10</text:p>
          </table:table-cell>
          <table:table-cell ns41:value-type="float" table:style-name="ce20" office:value="7" office:value-type="float">
            <text:p>7</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DIEVER.</text:p>
          </table:table-cell>
          <table:table-cell ns41:value-type="string" table:style-name="ce16" office:value-type="string">
            <text:p>Dorp Landhuishoudkundige School</text:p>
          </table:table-cell>
          <table:table-cell table:style-name="Default"/>
          <table:table-cell ns41:value-type="float" table:style-name="ce96" office:value="3" office:value-type="float">
            <text:p>3</text:p>
          </table:table-cell>
          <table:table-cell table:style-name="ce20" table:number-columns-repeated="2"/>
          <table:table-cell ns41:value-type="float" table:style-name="ce20" office:value="4" office:value-type="float">
            <text:p>4</text:p>
          </table:table-cell>
          <table:table-cell ns41:value-type="float" table:style-name="ce20" office:value="80" office:value-type="float">
            <text:p>80</text:p>
          </table:table-cell>
          <table:table-cell ns41:value-type="float" table:style-name="ce20" office:value="18" office:value-type="float">
            <text:p>18</text:p>
          </table:table-cell>
          <table:table-cell ns41:value-type="float" table:style-name="ce20" office:value="10" office:value-type="float">
            <text:p>10</text:p>
          </table:table-cell>
          <table:table-cell ns41:value-type="float" table:style-name="ce20" office:value="17" office:value-type="float">
            <text:p>17</text:p>
          </table:table-cell>
          <table:table-cell ns41:value-type="float" table:style-name="ce20" office:value="70" office:value-type="float">
            <text:p>70</text:p>
          </table:table-cell>
          <table:table-cell ns41:value-type="float" table:style-name="ce20" office:value="1" office:value-type="float">
            <text:p>1</text:p>
          </table:table-cell>
          <table:table-cell table:style-name="ce20" table:number-columns-repeated="4"/>
          <table:table-cell ns41:value-type="float" table:style-name="ce20" office:value="76" office:value-type="float">
            <text:p>76</text:p>
          </table:table-cell>
          <table:table-cell ns41:value-type="float" table:style-name="ce20" office:value="14" office:value-type="float">
            <text:p>14</text:p>
          </table:table-cell>
          <table:table-cell ns41:value-type="float" office:value="4" table:style-name="ce20" table:number-columns-repeated="2" office:value-type="float">
            <text:p>4</text:p>
          </table:table-cell>
          <table:table-cell table:style-name="ce20" table:number-columns-repeated="2"/>
          <table:table-cell ns41:value-type="float" table:style-name="ce20" office:value="5" office:value-type="float">
            <text:p>5</text:p>
          </table:table-cell>
          <table:table-cell ns41:value-type="float" table:style-name="ce20" office:value="9" office:value-type="float">
            <text:p>9</text:p>
          </table:table-cell>
          <table:table-cell ns41:value-type="float" table:style-name="ce20" office:value="1" office:value-type="float">
            <text:p>1</text:p>
          </table:table-cell>
          <table:table-cell ns41:value-type="float" table:style-name="ce20" office:value="4" office:value-type="float">
            <text:p>4</text:p>
          </table:table-cell>
          <table:table-cell ns41:value-type="float" table:style-name="ce20" office:value="74" office:value-type="float">
            <text:p>74</text:p>
          </table:table-cell>
          <table:table-cell ns41:value-type="float" table:style-name="ce20" office:value="4" office:value-type="float">
            <text:p>4</text:p>
          </table:table-cell>
          <table:table-cell table:style-name="ce20" table:number-columns-repeated="3"/>
          <table:table-cell ns41:value-type="float" table:style-name="ce20" office:value="1" office:value-type="float">
            <text:p>1</text:p>
          </table:table-cell>
          <table:table-cell table:style-name="ce20" table:number-columns-repeated="6"/>
          <table:table-cell ns41:value-type="float" table:style-name="ce20" office:value="69" office:value-type="float">
            <text:p>69</text:p>
          </table:table-cell>
          <table:table-cell ns41:value-type="float" table:style-name="ce20" office:value="18" office:value-type="float">
            <text:p>18</text:p>
          </table:table-cell>
          <table:table-cell table:style-name="ce20" table:number-columns-repeated="8"/>
          <table:table-cell ns41:value-type="float" table:style-name="ce20" office:value="8" office:value-type="float">
            <text:p>8</text:p>
          </table:table-cell>
          <table:table-cell table:style-name="ce20"/>
          <table:table-cell ns41:value-type="float" table:style-name="ce20" office:value="3" office:value-type="float">
            <text:p>3</text:p>
          </table:table-cell>
          <table:table-cell table:style-name="ce20" table:number-columns-repeated="24"/>
          <table:table-cell table:style-name="ce97"/>
          <table:table-cell table:style-name="ce77" table:number-columns-repeated="4"/>
          <table:table-cell table:number-columns-repeated="943"/>
        </table:table-row>
        <table:table-row table:style-name="ro5">
          <table:table-cell ns41:value-type="string" table:style-name="ce8" office:value-type="string">
            <text:p>DIEVER.</text:p>
          </table:table-cell>
          <table:table-cell ns41:value-type="string" table:style-name="ce16" office:value-type="string">
            <text:p>Dorp Wittelte. Dorp</text:p>
          </table:table-cell>
          <table:table-cell table:style-name="Default"/>
          <table:table-cell ns41:value-type="float" table:style-name="ce96" office:value="21" office:value-type="float">
            <text:p>21</text:p>
          </table:table-cell>
          <table:table-cell ns41:value-type="float" table:style-name="ce20" office:value="1" office:value-type="float">
            <text:p>1</text:p>
          </table:table-cell>
          <table:table-cell table:style-name="ce20"/>
          <table:table-cell ns41:value-type="float" table:style-name="ce20" office:value="21" office:value-type="float">
            <text:p>21</text:p>
          </table:table-cell>
          <table:table-cell ns41:value-type="float" table:style-name="ce20" office:value="64" office:value-type="float">
            <text:p>64</text:p>
          </table:table-cell>
          <table:table-cell ns41:value-type="float" table:style-name="ce20" office:value="54" office:value-type="float">
            <text:p>54</text:p>
          </table:table-cell>
          <table:table-cell ns41:value-type="float" table:style-name="ce20" office:value="62" office:value-type="float">
            <text:p>62</text:p>
          </table:table-cell>
          <table:table-cell ns41:value-type="float" table:style-name="ce20" office:value="51" office:value-type="float">
            <text:p>51</text:p>
          </table:table-cell>
          <table:table-cell ns41:value-type="float" table:style-name="ce20" office:value="2" office:value-type="float">
            <text:p>2</text:p>
          </table:table-cell>
          <table:table-cell ns41:value-type="float" table:style-name="ce20" office:value="3" office:value-type="float">
            <text:p>3</text:p>
          </table:table-cell>
          <table:table-cell table:style-name="ce20" table:number-columns-repeated="4"/>
          <table:table-cell ns41:value-type="float" table:style-name="ce20" office:value="44" office:value-type="float">
            <text:p>44</text:p>
          </table:table-cell>
          <table:table-cell ns41:value-type="float" table:style-name="ce20" office:value="38" office:value-type="float">
            <text:p>38</text:p>
          </table:table-cell>
          <table:table-cell ns41:value-type="float" office:value="14" table:style-name="ce20" table:number-columns-repeated="2" office:value-type="float">
            <text:p>14</text:p>
          </table:table-cell>
          <table:table-cell ns41:value-type="float" table:style-name="ce20" office:value="6" office:value-type="float">
            <text:p>6</text:p>
          </table:table-cell>
          <table:table-cell ns41:value-type="float" table:style-name="ce20" office:value="2" office:value-type="float">
            <text:p>2</text:p>
          </table:table-cell>
          <table:table-cell ns41:value-type="float" table:style-name="ce20" office:value="44" office:value-type="float">
            <text:p>44</text:p>
          </table:table-cell>
          <table:table-cell ns41:value-type="float" table:style-name="ce20" office:value="38" office:value-type="float">
            <text:p>38</text:p>
          </table:table-cell>
          <table:table-cell ns41:value-type="float" table:style-name="ce20" office:value="15" office:value-type="float">
            <text:p>15</text:p>
          </table:table-cell>
          <table:table-cell ns41:value-type="float" table:style-name="ce20" office:value="14" office:value-type="float">
            <text:p>14</text:p>
          </table:table-cell>
          <table:table-cell ns41:value-type="float" table:style-name="ce20" office:value="5" office:value-type="float">
            <text:p>5</text:p>
          </table:table-cell>
          <table:table-cell ns41:value-type="float" table:style-name="ce20" office:value="2" office:value-type="float">
            <text:p>2</text:p>
          </table:table-cell>
          <table:table-cell table:style-name="ce20" table:number-columns-repeated="10"/>
          <table:table-cell ns41:value-type="float" office:value="47" table:style-name="ce20" table:number-columns-repeated="2" office:value-type="float">
            <text:p>47</text:p>
          </table:table-cell>
          <table:table-cell table:style-name="ce20" table:number-columns-repeated="20"/>
          <table:table-cell ns41:value-type="float" table:style-name="ce20" office:value="17" office:value-type="float">
            <text:p>17</text:p>
          </table:table-cell>
          <table:table-cell ns41:value-type="float" table:style-name="ce20" office:value="7" office:value-type="float">
            <text:p>7</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DIEVER.</text:p>
          </table:table-cell>
          <table:table-cell ns41:value-type="string" table:style-name="ce16" office:value-type="string">
            <text:p>Dorp Wittelte. Buurtschap 't Moer</text:p>
          </table:table-cell>
          <table:table-cell table:style-name="Default"/>
          <table:table-cell ns41:value-type="float" table:style-name="ce96" office:value="2" office:value-type="float">
            <text:p>2</text:p>
          </table:table-cell>
          <table:table-cell table:style-name="ce20" table:number-columns-repeated="2"/>
          <table:table-cell ns41:value-type="float" table:style-name="ce20" office:value="2" office:value-type="float">
            <text:p>2</text:p>
          </table:table-cell>
          <table:table-cell ns41:value-type="float" table:style-name="ce20" office:value="9" office:value-type="float">
            <text:p>9</text:p>
          </table:table-cell>
          <table:table-cell ns41:value-type="float" table:style-name="ce20" office:value="3" office:value-type="float">
            <text:p>3</text:p>
          </table:table-cell>
          <table:table-cell ns41:value-type="float" table:style-name="ce20" office:value="9" office:value-type="float">
            <text:p>9</text:p>
          </table:table-cell>
          <table:table-cell ns41:value-type="float" table:style-name="ce20" office:value="3" office:value-type="float">
            <text:p>3</text:p>
          </table:table-cell>
          <table:table-cell table:style-name="ce20" table:number-columns-repeated="6"/>
          <table:table-cell ns41:value-type="float" table:style-name="ce20" office:value="7" office:value-type="float">
            <text:p>7</text:p>
          </table:table-cell>
          <table:table-cell ns41:value-type="float" table:style-name="ce20" office:value="1" office:value-type="float">
            <text:p>1</text:p>
          </table:table-cell>
          <table:table-cell ns41:value-type="float" office:value="2" table:style-name="ce20" table:number-columns-repeated="2" office:value-type="float">
            <text:p>2</text:p>
          </table:table-cell>
          <table:table-cell table:style-name="ce20" table:number-columns-repeated="2"/>
          <table:table-cell ns41:value-type="float" table:style-name="ce20" office:value="6" office:value-type="float">
            <text:p>6</text:p>
          </table:table-cell>
          <table:table-cell ns41:value-type="float" table:style-name="ce20" office:value="2" office:value-type="float">
            <text:p>2</text:p>
          </table:table-cell>
          <table:table-cell ns41:value-type="float" table:style-name="ce20" office:value="3" office:value-type="float">
            <text:p>3</text:p>
          </table:table-cell>
          <table:table-cell ns41:value-type="float" table:style-name="ce20" office:value="1" office:value-type="float">
            <text:p>1</text:p>
          </table:table-cell>
          <table:table-cell table:style-name="ce20" table:number-columns-repeated="12"/>
          <table:table-cell ns41:value-type="float" table:style-name="ce20" office:value="9" office:value-type="float">
            <text:p>9</text:p>
          </table:table-cell>
          <table:table-cell ns41:value-type="float" table:style-name="ce20" office:value="3" office:value-type="float">
            <text:p>3</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DIEVER.</text:p>
          </table:table-cell>
          <table:table-cell ns41:value-type="string" table:style-name="ce16" office:value-type="string">
            <text:p>Dorp Wapse</text:p>
          </table:table-cell>
          <table:table-cell table:style-name="Default"/>
          <table:table-cell ns41:value-type="float" table:style-name="ce96" office:value="42" office:value-type="float">
            <text:p>42</text:p>
          </table:table-cell>
          <table:table-cell ns41:value-type="float" table:style-name="ce20" office:value="1" office:value-type="float">
            <text:p>1</text:p>
          </table:table-cell>
          <table:table-cell table:style-name="ce20"/>
          <table:table-cell ns41:value-type="float" table:style-name="ce20" office:value="46" office:value-type="float">
            <text:p>46</text:p>
          </table:table-cell>
          <table:table-cell ns41:value-type="float" table:style-name="ce20" office:value="168" office:value-type="float">
            <text:p>168</text:p>
          </table:table-cell>
          <table:table-cell ns41:value-type="float" table:style-name="ce20" office:value="132" office:value-type="float">
            <text:p>132</text:p>
          </table:table-cell>
          <table:table-cell ns41:value-type="float" table:style-name="ce20" office:value="163" office:value-type="float">
            <text:p>163</text:p>
          </table:table-cell>
          <table:table-cell ns41:value-type="float" table:style-name="ce20" office:value="131" office:value-type="float">
            <text:p>131</text:p>
          </table:table-cell>
          <table:table-cell ns41:value-type="float" table:style-name="ce20" office:value="5" office:value-type="float">
            <text:p>5</text:p>
          </table:table-cell>
          <table:table-cell ns41:value-type="float" table:style-name="ce20" office:value="1" office:value-type="float">
            <text:p>1</text:p>
          </table:table-cell>
          <table:table-cell table:style-name="ce20" table:number-columns-repeated="4"/>
          <table:table-cell ns41:value-type="float" table:style-name="ce20" office:value="121" office:value-type="float">
            <text:p>121</text:p>
          </table:table-cell>
          <table:table-cell ns41:value-type="float" table:style-name="ce20" office:value="88" office:value-type="float">
            <text:p>88</text:p>
          </table:table-cell>
          <table:table-cell ns41:value-type="float" office:value="38" table:style-name="ce20" table:number-columns-repeated="2" office:value-type="float">
            <text:p>38</text:p>
          </table:table-cell>
          <table:table-cell ns41:value-type="float" table:style-name="ce20" office:value="9" office:value-type="float">
            <text:p>9</text:p>
          </table:table-cell>
          <table:table-cell ns41:value-type="float" table:style-name="ce20" office:value="6" office:value-type="float">
            <text:p>6</text:p>
          </table:table-cell>
          <table:table-cell ns41:value-type="float" table:style-name="ce20" office:value="109" office:value-type="float">
            <text:p>109</text:p>
          </table:table-cell>
          <table:table-cell ns41:value-type="float" table:style-name="ce20" office:value="84" office:value-type="float">
            <text:p>84</text:p>
          </table:table-cell>
          <table:table-cell ns41:value-type="float" table:style-name="ce20" office:value="43" office:value-type="float">
            <text:p>43</text:p>
          </table:table-cell>
          <table:table-cell ns41:value-type="float" table:style-name="ce20" office:value="39" office:value-type="float">
            <text:p>39</text:p>
          </table:table-cell>
          <table:table-cell ns41:value-type="float" table:style-name="ce20" office:value="16" office:value-type="float">
            <text:p>16</text:p>
          </table:table-cell>
          <table:table-cell ns41:value-type="float" table:style-name="ce20" office:value="9" office:value-type="float">
            <text:p>9</text:p>
          </table:table-cell>
          <table:table-cell table:style-name="ce20" table:number-columns-repeated="10"/>
          <table:table-cell ns41:value-type="float" table:style-name="ce20" office:value="142" office:value-type="float">
            <text:p>142</text:p>
          </table:table-cell>
          <table:table-cell ns41:value-type="float" table:style-name="ce20" office:value="115" office:value-type="float">
            <text:p>115</text:p>
          </table:table-cell>
          <table:table-cell table:style-name="ce20" table:number-columns-repeated="20"/>
          <table:table-cell ns41:value-type="float" table:style-name="ce20" office:value="26" office:value-type="float">
            <text:p>26</text:p>
          </table:table-cell>
          <table:table-cell ns41:value-type="float" table:style-name="ce20" office:value="17" office:value-type="float">
            <text:p>17</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DIEVER.</text:p>
          </table:table-cell>
          <table:table-cell ns41:value-type="string" table:style-name="ce16" office:value-type="string">
            <text:p>Totaal</text:p>
          </table:table-cell>
          <table:table-cell table:style-name="Default"/>
          <table:table-cell ns41:value-type="float" table:style-name="ce96" office:value="216" office:value-type="float">
            <text:p>216</text:p>
          </table:table-cell>
          <table:table-cell ns41:value-type="float" table:style-name="ce20" office:value="7" office:value-type="float">
            <text:p>7</text:p>
          </table:table-cell>
          <table:table-cell table:style-name="ce20"/>
          <table:table-cell ns41:value-type="float" table:style-name="ce20" office:value="243" office:value-type="float">
            <text:p>243</text:p>
          </table:table-cell>
          <table:table-cell ns41:value-type="float" table:style-name="ce20" office:value="774" office:value-type="float">
            <text:p>774</text:p>
          </table:table-cell>
          <table:table-cell ns41:value-type="float" table:style-name="ce20" office:value="592" office:value-type="float">
            <text:p>592</text:p>
          </table:table-cell>
          <table:table-cell ns41:value-type="float" table:style-name="ce20" office:value="692" office:value-type="float">
            <text:p>692</text:p>
          </table:table-cell>
          <table:table-cell ns41:value-type="float" table:style-name="ce20" office:value="583" office:value-type="float">
            <text:p>583</text:p>
          </table:table-cell>
          <table:table-cell ns41:value-type="float" table:style-name="ce20" office:value="82" office:value-type="float">
            <text:p>82</text:p>
          </table:table-cell>
          <table:table-cell ns41:value-type="float" table:style-name="ce20" office:value="9" office:value-type="float">
            <text:p>9</text:p>
          </table:table-cell>
          <table:table-cell table:style-name="ce20" table:number-columns-repeated="2"/>
          <table:table-cell ns41:value-type="float" table:style-name="ce20" office:value="9" office:value-type="float">
            <text:p>9</text:p>
          </table:table-cell>
          <table:table-cell ns41:value-type="float" table:style-name="ce20" office:value="10" office:value-type="float">
            <text:p>10</text:p>
          </table:table-cell>
          <table:table-cell ns41:value-type="float" table:style-name="ce20" office:value="535" office:value-type="float">
            <text:p>535</text:p>
          </table:table-cell>
          <table:table-cell ns41:value-type="float" table:style-name="ce20" office:value="372" office:value-type="float">
            <text:p>372</text:p>
          </table:table-cell>
          <table:table-cell ns41:value-type="float" table:style-name="ce20" office:value="191" office:value-type="float">
            <text:p>191</text:p>
          </table:table-cell>
          <table:table-cell ns41:value-type="float" table:style-name="ce20" office:value="189" office:value-type="float">
            <text:p>189</text:p>
          </table:table-cell>
          <table:table-cell ns41:value-type="float" table:style-name="ce20" office:value="48" office:value-type="float">
            <text:p>48</text:p>
          </table:table-cell>
          <table:table-cell ns41:value-type="float" table:style-name="ce20" office:value="31" office:value-type="float">
            <text:p>31</text:p>
          </table:table-cell>
          <table:table-cell ns41:value-type="float" table:style-name="ce20" office:value="492" office:value-type="float">
            <text:p>492</text:p>
          </table:table-cell>
          <table:table-cell ns41:value-type="float" table:style-name="ce20" office:value="392" office:value-type="float">
            <text:p>392</text:p>
          </table:table-cell>
          <table:table-cell ns41:value-type="float" table:style-name="ce20" office:value="143" office:value-type="float">
            <text:p>143</text:p>
          </table:table-cell>
          <table:table-cell ns41:value-type="float" table:style-name="ce20" office:value="155" office:value-type="float">
            <text:p>155</text:p>
          </table:table-cell>
          <table:table-cell ns41:value-type="float" table:style-name="ce20" office:value="137" office:value-type="float">
            <text:p>137</text:p>
          </table:table-cell>
          <table:table-cell ns41:value-type="float" table:style-name="ce20" office:value="43" office:value-type="float">
            <text:p>43</text:p>
          </table:table-cell>
          <table:table-cell table:style-name="ce20" table:number-columns-repeated="2"/>
          <table:table-cell ns41:value-type="float" office:value="2" table:style-name="ce20" table:number-columns-repeated="2" office:value-type="float">
            <text:p>2</text:p>
          </table:table-cell>
          <table:table-cell table:style-name="ce20" table:number-columns-repeated="6"/>
          <table:table-cell ns41:value-type="float" table:style-name="ce20" office:value="630" office:value-type="float">
            <text:p>630</text:p>
          </table:table-cell>
          <table:table-cell ns41:value-type="float" table:style-name="ce20" office:value="501" office:value-type="float">
            <text:p>501</text:p>
          </table:table-cell>
          <table:table-cell table:style-name="ce20" table:number-columns-repeated="8"/>
          <table:table-cell ns41:value-type="float" table:style-name="ce20" office:value="8" office:value-type="float">
            <text:p>8</text:p>
          </table:table-cell>
          <table:table-cell table:style-name="ce20"/>
          <table:table-cell ns41:value-type="float" table:style-name="ce20" office:value="3" office:value-type="float">
            <text:p>3</text:p>
          </table:table-cell>
          <table:table-cell table:style-name="ce20"/>
          <table:table-cell ns41:value-type="float" table:style-name="ce20" office:value="5" office:value-type="float">
            <text:p>5</text:p>
          </table:table-cell>
          <table:table-cell ns41:value-type="float" table:style-name="ce20" office:value="3" office:value-type="float">
            <text:p>3</text:p>
          </table:table-cell>
          <table:table-cell table:style-name="ce20" table:number-columns-repeated="6"/>
          <table:table-cell ns41:value-type="float" table:style-name="ce20" office:value="112" office:value-type="float">
            <text:p>112</text:p>
          </table:table-cell>
          <table:table-cell ns41:value-type="float" table:style-name="ce20" office:value="79" office:value-type="float">
            <text:p>79</text:p>
          </table:table-cell>
          <table:table-cell ns41:value-type="float" table:style-name="ce20" office:value="12" office:value-type="float">
            <text:p>12</text:p>
          </table:table-cell>
          <table:table-cell ns41:value-type="float" table:style-name="ce20" office:value="7" office:value-type="float">
            <text:p>7</text:p>
          </table:table-cell>
          <table:table-cell table:style-name="ce20" table:number-columns-repeated="6"/>
          <table:table-cell ns41:value-type="float" table:style-name="ce20" office:value="4" office:value-type="float">
            <text:p>4</text:p>
          </table:table-cell>
          <table:table-cell ns41:value-type="float" table:style-name="ce20" office:value="2" office:value-type="float">
            <text:p>2</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DWINGELO.</text:p>
          </table:table-cell>
          <table:table-cell ns41:value-type="string" table:style-name="ce16" office:value-type="string">
            <text:p>Dorp</text:p>
          </table:table-cell>
          <table:table-cell table:style-name="Default"/>
          <table:table-cell ns41:value-type="float" table:style-name="ce96" office:value="118" office:value-type="float">
            <text:p>118</text:p>
          </table:table-cell>
          <table:table-cell ns41:value-type="float" table:style-name="ce20" office:value="3" office:value-type="float">
            <text:p>3</text:p>
          </table:table-cell>
          <table:table-cell table:style-name="ce20"/>
          <table:table-cell ns41:value-type="float" table:style-name="ce20" office:value="147" office:value-type="float">
            <text:p>147</text:p>
          </table:table-cell>
          <table:table-cell ns41:value-type="float" table:style-name="ce20" office:value="378" office:value-type="float">
            <text:p>378</text:p>
          </table:table-cell>
          <table:table-cell ns41:value-type="float" table:style-name="ce20" office:value="370" office:value-type="float">
            <text:p>370</text:p>
          </table:table-cell>
          <table:table-cell ns41:value-type="float" table:style-name="ce20" office:value="356" office:value-type="float">
            <text:p>356</text:p>
          </table:table-cell>
          <table:table-cell ns41:value-type="float" table:style-name="ce20" office:value="352" office:value-type="float">
            <text:p>352</text:p>
          </table:table-cell>
          <table:table-cell ns41:value-type="float" table:style-name="ce20" office:value="22" office:value-type="float">
            <text:p>22</text:p>
          </table:table-cell>
          <table:table-cell ns41:value-type="float" table:style-name="ce20" office:value="16" office:value-type="float">
            <text:p>16</text:p>
          </table:table-cell>
          <table:table-cell table:style-name="ce20"/>
          <table:table-cell ns41:value-type="float" office:value="2" table:style-name="ce20" table:number-columns-repeated="3" office:value-type="float">
            <text:p>2</text:p>
          </table:table-cell>
          <table:table-cell ns41:value-type="float" table:style-name="ce20" office:value="246" office:value-type="float">
            <text:p>246</text:p>
          </table:table-cell>
          <table:table-cell ns41:value-type="float" table:style-name="ce20" office:value="233" office:value-type="float">
            <text:p>233</text:p>
          </table:table-cell>
          <table:table-cell ns41:value-type="float" table:style-name="ce20" office:value="106" office:value-type="float">
            <text:p>106</text:p>
          </table:table-cell>
          <table:table-cell ns41:value-type="float" table:style-name="ce20" office:value="105" office:value-type="float">
            <text:p>105</text:p>
          </table:table-cell>
          <table:table-cell ns41:value-type="float" table:style-name="ce20" office:value="26" office:value-type="float">
            <text:p>26</text:p>
          </table:table-cell>
          <table:table-cell ns41:value-type="float" table:style-name="ce20" office:value="32" office:value-type="float">
            <text:p>32</text:p>
          </table:table-cell>
          <table:table-cell ns41:value-type="float" table:style-name="ce20" office:value="257" office:value-type="float">
            <text:p>257</text:p>
          </table:table-cell>
          <table:table-cell ns41:value-type="float" table:style-name="ce20" office:value="236" office:value-type="float">
            <text:p>236</text:p>
          </table:table-cell>
          <table:table-cell ns41:value-type="float" table:style-name="ce20" office:value="92" office:value-type="float">
            <text:p>92</text:p>
          </table:table-cell>
          <table:table-cell ns41:value-type="float" table:style-name="ce20" office:value="105" office:value-type="float">
            <text:p>105</text:p>
          </table:table-cell>
          <table:table-cell ns41:value-type="float" table:style-name="ce20" office:value="19" office:value-type="float">
            <text:p>19</text:p>
          </table:table-cell>
          <table:table-cell ns41:value-type="float" table:style-name="ce20" office:value="26" office:value-type="float">
            <text:p>26</text:p>
          </table:table-cell>
          <table:table-cell table:style-name="ce20" table:number-columns-repeated="2"/>
          <table:table-cell ns41:value-type="float" table:style-name="ce20" office:value="8" office:value-type="float">
            <text:p>8</text:p>
          </table:table-cell>
          <table:table-cell ns41:value-type="float" table:style-name="ce20" office:value="1" office:value-type="float">
            <text:p>1</text:p>
          </table:table-cell>
          <table:table-cell table:style-name="ce20" table:number-columns-repeated="2"/>
          <table:table-cell ns41:value-type="float" office:value="2" table:style-name="ce20" table:number-columns-repeated="2" office:value-type="float">
            <text:p>2</text:p>
          </table:table-cell>
          <table:table-cell table:style-name="ce20" table:number-columns-repeated="2"/>
          <table:table-cell ns41:value-type="float" table:style-name="ce20" office:value="306" office:value-type="float">
            <text:p>306</text:p>
          </table:table-cell>
          <table:table-cell ns41:value-type="float" table:style-name="ce20" office:value="292" office:value-type="float">
            <text:p>292</text:p>
          </table:table-cell>
          <table:table-cell table:style-name="ce20" table:number-columns-repeated="8"/>
          <table:table-cell ns41:value-type="float" table:style-name="ce20" office:value="3" office:value-type="float">
            <text:p>3</text:p>
          </table:table-cell>
          <table:table-cell table:style-name="ce20" table:number-columns-repeated="11"/>
          <table:table-cell ns41:value-type="float" table:style-name="ce20" office:value="47" office:value-type="float">
            <text:p>47</text:p>
          </table:table-cell>
          <table:table-cell ns41:value-type="float" table:style-name="ce20" office:value="46" office:value-type="float">
            <text:p>46</text:p>
          </table:table-cell>
          <table:table-cell table:style-name="ce20" table:number-columns-repeated="8"/>
          <table:table-cell ns41:value-type="float" table:style-name="ce20" office:value="22" office:value-type="float">
            <text:p>22</text:p>
          </table:table-cell>
          <table:table-cell ns41:value-type="float" table:style-name="ce20" office:value="32" office:value-type="float">
            <text:p>32</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DWINGELO.</text:p>
          </table:table-cell>
          <table:table-cell ns41:value-type="string" table:style-name="ce16" office:value-type="string">
            <text:p>Buurtschap Lhee</text:p>
          </table:table-cell>
          <table:table-cell table:style-name="Default"/>
          <table:table-cell ns41:value-type="float" table:style-name="ce96" office:value="40" office:value-type="float">
            <text:p>40</text:p>
          </table:table-cell>
          <table:table-cell ns41:value-type="float" table:style-name="ce20" office:value="1" office:value-type="float">
            <text:p>1</text:p>
          </table:table-cell>
          <table:table-cell table:style-name="ce20"/>
          <table:table-cell ns41:value-type="float" table:style-name="ce20" office:value="45" office:value-type="float">
            <text:p>45</text:p>
          </table:table-cell>
          <table:table-cell ns41:value-type="float" table:style-name="ce20" office:value="129" office:value-type="float">
            <text:p>129</text:p>
          </table:table-cell>
          <table:table-cell ns41:value-type="float" table:style-name="ce20" office:value="122" office:value-type="float">
            <text:p>122</text:p>
          </table:table-cell>
          <table:table-cell ns41:value-type="float" table:style-name="ce20" office:value="126" office:value-type="float">
            <text:p>126</text:p>
          </table:table-cell>
          <table:table-cell ns41:value-type="float" table:style-name="ce20" office:value="115" office:value-type="float">
            <text:p>115</text:p>
          </table:table-cell>
          <table:table-cell ns41:value-type="float" table:style-name="ce20" office:value="3" office:value-type="float">
            <text:p>3</text:p>
          </table:table-cell>
          <table:table-cell ns41:value-type="float" table:style-name="ce20" office:value="7" office:value-type="float">
            <text:p>7</text:p>
          </table:table-cell>
          <table:table-cell table:style-name="ce20" table:number-columns-repeated="4"/>
          <table:table-cell ns41:value-type="float" table:style-name="ce20" office:value="86" office:value-type="float">
            <text:p>86</text:p>
          </table:table-cell>
          <table:table-cell ns41:value-type="float" table:style-name="ce20" office:value="78" office:value-type="float">
            <text:p>78</text:p>
          </table:table-cell>
          <table:table-cell ns41:value-type="float" table:style-name="ce20" office:value="37" office:value-type="float">
            <text:p>37</text:p>
          </table:table-cell>
          <table:table-cell ns41:value-type="float" table:style-name="ce20" office:value="38" office:value-type="float">
            <text:p>38</text:p>
          </table:table-cell>
          <table:table-cell ns41:value-type="float" office:value="6" table:style-name="ce20" table:number-columns-repeated="2" office:value-type="float">
            <text:p>6</text:p>
          </table:table-cell>
          <table:table-cell ns41:value-type="float" table:style-name="ce20" office:value="104" office:value-type="float">
            <text:p>104</text:p>
          </table:table-cell>
          <table:table-cell ns41:value-type="float" table:style-name="ce20" office:value="82" office:value-type="float">
            <text:p>82</text:p>
          </table:table-cell>
          <table:table-cell ns41:value-type="float" table:style-name="ce20" office:value="24" office:value-type="float">
            <text:p>24</text:p>
          </table:table-cell>
          <table:table-cell ns41:value-type="float" table:style-name="ce20" office:value="37" office:value-type="float">
            <text:p>37</text:p>
          </table:table-cell>
          <table:table-cell ns41:value-type="float" table:style-name="ce20" office:value="1" office:value-type="float">
            <text:p>1</text:p>
          </table:table-cell>
          <table:table-cell ns41:value-type="float" table:style-name="ce20" office:value="3" office:value-type="float">
            <text:p>3</text:p>
          </table:table-cell>
          <table:table-cell table:style-name="ce20" table:number-columns-repeated="10"/>
          <table:table-cell ns41:value-type="float" table:style-name="ce20" office:value="109" office:value-type="float">
            <text:p>109</text:p>
          </table:table-cell>
          <table:table-cell ns41:value-type="float" table:style-name="ce20" office:value="105" office:value-type="float">
            <text:p>105</text:p>
          </table:table-cell>
          <table:table-cell table:style-name="ce20" table:number-columns-repeated="20"/>
          <table:table-cell ns41:value-type="float" table:style-name="ce20" office:value="20" office:value-type="float">
            <text:p>20</text:p>
          </table:table-cell>
          <table:table-cell ns41:value-type="float" table:style-name="ce20" office:value="17" office:value-type="float">
            <text:p>17</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DWINGELO.</text:p>
          </table:table-cell>
          <table:table-cell ns41:value-type="string" table:style-name="ce16" office:value-type="string">
            <text:p>Buurtschap Lheebroek</text:p>
          </table:table-cell>
          <table:table-cell table:style-name="Default"/>
          <table:table-cell ns41:value-type="float" table:style-name="ce96" office:value="5" office:value-type="float">
            <text:p>5</text:p>
          </table:table-cell>
          <table:table-cell table:style-name="ce20" table:number-columns-repeated="2"/>
          <table:table-cell ns41:value-type="float" table:style-name="ce20" office:value="5" office:value-type="float">
            <text:p>5</text:p>
          </table:table-cell>
          <table:table-cell ns41:value-type="float" table:style-name="ce20" office:value="24" office:value-type="float">
            <text:p>24</text:p>
          </table:table-cell>
          <table:table-cell ns41:value-type="float" table:style-name="ce20" office:value="16" office:value-type="float">
            <text:p>16</text:p>
          </table:table-cell>
          <table:table-cell ns41:value-type="float" table:style-name="ce20" office:value="24" office:value-type="float">
            <text:p>24</text:p>
          </table:table-cell>
          <table:table-cell ns41:value-type="float" table:style-name="ce20" office:value="14" office:value-type="float">
            <text:p>14</text:p>
          </table:table-cell>
          <table:table-cell table:style-name="ce20"/>
          <table:table-cell ns41:value-type="float" table:style-name="ce20" office:value="2" office:value-type="float">
            <text:p>2</text:p>
          </table:table-cell>
          <table:table-cell table:style-name="ce20" table:number-columns-repeated="4"/>
          <table:table-cell ns41:value-type="float" table:style-name="ce20" office:value="18" office:value-type="float">
            <text:p>18</text:p>
          </table:table-cell>
          <table:table-cell ns41:value-type="float" table:style-name="ce20" office:value="12" office:value-type="float">
            <text:p>12</text:p>
          </table:table-cell>
          <table:table-cell ns41:value-type="float" office:value="2" table:style-name="ce20" table:number-columns-repeated="2" office:value-type="float">
            <text:p>2</text:p>
          </table:table-cell>
          <table:table-cell ns41:value-type="float" table:style-name="ce20" office:value="4" office:value-type="float">
            <text:p>4</text:p>
          </table:table-cell>
          <table:table-cell ns41:value-type="float" table:style-name="ce20" office:value="2" office:value-type="float">
            <text:p>2</text:p>
          </table:table-cell>
          <table:table-cell ns41:value-type="float" table:style-name="ce20" office:value="14" office:value-type="float">
            <text:p>14</text:p>
          </table:table-cell>
          <table:table-cell ns41:value-type="float" table:style-name="ce20" office:value="10" office:value-type="float">
            <text:p>10</text:p>
          </table:table-cell>
          <table:table-cell ns41:value-type="float" table:style-name="ce20" office:value="9" office:value-type="float">
            <text:p>9</text:p>
          </table:table-cell>
          <table:table-cell ns41:value-type="float" table:style-name="ce20" office:value="6" office:value-type="float">
            <text:p>6</text:p>
          </table:table-cell>
          <table:table-cell ns41:value-type="float" table:style-name="ce20" office:value="1" office:value-type="float">
            <text:p>1</text:p>
          </table:table-cell>
          <table:table-cell table:style-name="ce20" table:number-columns-repeated="11"/>
          <table:table-cell ns41:value-type="float" table:style-name="ce20" office:value="19" office:value-type="float">
            <text:p>19</text:p>
          </table:table-cell>
          <table:table-cell ns41:value-type="float" table:style-name="ce20" office:value="15" office:value-type="float">
            <text:p>15</text:p>
          </table:table-cell>
          <table:table-cell table:style-name="ce20" table:number-columns-repeated="20"/>
          <table:table-cell ns41:value-type="float" table:style-name="ce20" office:value="5" office:value-type="float">
            <text:p>5</text:p>
          </table:table-cell>
          <table:table-cell ns41:value-type="float" table:style-name="ce20" office:value="1" office:value-type="float">
            <text:p>1</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DWINGELO.</text:p>
          </table:table-cell>
          <table:table-cell ns41:value-type="string" table:style-name="ce16" office:value-type="string">
            <text:p>Buurtschap Eemster en Voshaag</text:p>
          </table:table-cell>
          <table:table-cell table:style-name="Default"/>
          <table:table-cell ns41:value-type="float" table:style-name="ce96" office:value="33" office:value-type="float">
            <text:p>33</text:p>
          </table:table-cell>
          <table:table-cell ns41:value-type="float" table:style-name="ce20" office:value="1" office:value-type="float">
            <text:p>1</text:p>
          </table:table-cell>
          <table:table-cell table:style-name="ce20"/>
          <table:table-cell ns41:value-type="float" table:style-name="ce20" office:value="37" office:value-type="float">
            <text:p>37</text:p>
          </table:table-cell>
          <table:table-cell ns41:value-type="float" table:style-name="ce20" office:value="118" office:value-type="float">
            <text:p>118</text:p>
          </table:table-cell>
          <table:table-cell ns41:value-type="float" table:style-name="ce20" office:value="112" office:value-type="float">
            <text:p>112</text:p>
          </table:table-cell>
          <table:table-cell ns41:value-type="float" table:style-name="ce20" office:value="114" office:value-type="float">
            <text:p>114</text:p>
          </table:table-cell>
          <table:table-cell ns41:value-type="float" table:style-name="ce20" office:value="103" office:value-type="float">
            <text:p>103</text:p>
          </table:table-cell>
          <table:table-cell ns41:value-type="float" table:style-name="ce20" office:value="4" office:value-type="float">
            <text:p>4</text:p>
          </table:table-cell>
          <table:table-cell ns41:value-type="float" table:style-name="ce20" office:value="9" office:value-type="float">
            <text:p>9</text:p>
          </table:table-cell>
          <table:table-cell table:style-name="ce20" table:number-columns-repeated="4"/>
          <table:table-cell ns41:value-type="float" table:style-name="ce20" office:value="83" office:value-type="float">
            <text:p>83</text:p>
          </table:table-cell>
          <table:table-cell ns41:value-type="float" table:style-name="ce20" office:value="80" office:value-type="float">
            <text:p>80</text:p>
          </table:table-cell>
          <table:table-cell ns41:value-type="float" office:value="28" table:style-name="ce20" table:number-columns-repeated="2" office:value-type="float">
            <text:p>28</text:p>
          </table:table-cell>
          <table:table-cell ns41:value-type="float" table:style-name="ce20" office:value="7" office:value-type="float">
            <text:p>7</text:p>
          </table:table-cell>
          <table:table-cell ns41:value-type="float" table:style-name="ce20" office:value="4" office:value-type="float">
            <text:p>4</text:p>
          </table:table-cell>
          <table:table-cell ns41:value-type="float" table:style-name="ce20" office:value="66" office:value-type="float">
            <text:p>66</text:p>
          </table:table-cell>
          <table:table-cell ns41:value-type="float" table:style-name="ce20" office:value="74" office:value-type="float">
            <text:p>74</text:p>
          </table:table-cell>
          <table:table-cell ns41:value-type="float" table:style-name="ce20" office:value="48" office:value-type="float">
            <text:p>48</text:p>
          </table:table-cell>
          <table:table-cell ns41:value-type="float" table:style-name="ce20" office:value="38" office:value-type="float">
            <text:p>38</text:p>
          </table:table-cell>
          <table:table-cell ns41:value-type="float" table:style-name="ce20" office:value="4" office:value-type="float">
            <text:p>4</text:p>
          </table:table-cell>
          <table:table-cell table:style-name="ce20" table:number-columns-repeated="11"/>
          <table:table-cell ns41:value-type="float" table:style-name="ce20" office:value="80" office:value-type="float">
            <text:p>80</text:p>
          </table:table-cell>
          <table:table-cell ns41:value-type="float" table:style-name="ce20" office:value="85" office:value-type="float">
            <text:p>85</text:p>
          </table:table-cell>
          <table:table-cell table:style-name="ce20" table:number-columns-repeated="20"/>
          <table:table-cell ns41:value-type="float" table:style-name="ce20" office:value="38" office:value-type="float">
            <text:p>38</text:p>
          </table:table-cell>
          <table:table-cell ns41:value-type="float" table:style-name="ce20" office:value="27" office:value-type="float">
            <text:p>27</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DWINGELO.</text:p>
          </table:table-cell>
          <table:table-cell ns41:value-type="string" table:style-name="ce16" office:value-type="string">
            <text:p>Buurtschap Leggelo en 't Veld</text:p>
          </table:table-cell>
          <table:table-cell table:style-name="Default"/>
          <table:table-cell ns41:value-type="float" table:style-name="ce96" office:value="33" office:value-type="float">
            <text:p>33</text:p>
          </table:table-cell>
          <table:table-cell ns41:value-type="float" table:style-name="ce20" office:value="2" office:value-type="float">
            <text:p>2</text:p>
          </table:table-cell>
          <table:table-cell table:style-name="ce20"/>
          <table:table-cell ns41:value-type="float" table:style-name="ce20" office:value="37" office:value-type="float">
            <text:p>37</text:p>
          </table:table-cell>
          <table:table-cell ns41:value-type="float" table:style-name="ce20" office:value="119" office:value-type="float">
            <text:p>119</text:p>
          </table:table-cell>
          <table:table-cell ns41:value-type="float" table:style-name="ce20" office:value="106" office:value-type="float">
            <text:p>106</text:p>
          </table:table-cell>
          <table:table-cell ns41:value-type="float" table:style-name="ce20" office:value="113" office:value-type="float">
            <text:p>113</text:p>
          </table:table-cell>
          <table:table-cell ns41:value-type="float" table:style-name="ce20" office:value="100" office:value-type="float">
            <text:p>100</text:p>
          </table:table-cell>
          <table:table-cell ns41:value-type="float" office:value="6" table:style-name="ce20" table:number-columns-repeated="2" office:value-type="float">
            <text:p>6</text:p>
          </table:table-cell>
          <table:table-cell table:style-name="ce20" table:number-columns-repeated="4"/>
          <table:table-cell ns41:value-type="float" table:style-name="ce20" office:value="84" office:value-type="float">
            <text:p>84</text:p>
          </table:table-cell>
          <table:table-cell ns41:value-type="float" table:style-name="ce20" office:value="70" office:value-type="float">
            <text:p>70</text:p>
          </table:table-cell>
          <table:table-cell ns41:value-type="float" office:value="33" table:style-name="ce20" table:number-columns-repeated="2" office:value-type="float">
            <text:p>33</text:p>
          </table:table-cell>
          <table:table-cell ns41:value-type="float" table:style-name="ce20" office:value="2" office:value-type="float">
            <text:p>2</text:p>
          </table:table-cell>
          <table:table-cell ns41:value-type="float" table:style-name="ce20" office:value="3" office:value-type="float">
            <text:p>3</text:p>
          </table:table-cell>
          <table:table-cell ns41:value-type="float" table:style-name="ce20" office:value="68" office:value-type="float">
            <text:p>68</text:p>
          </table:table-cell>
          <table:table-cell ns41:value-type="float" table:style-name="ce20" office:value="54" office:value-type="float">
            <text:p>54</text:p>
          </table:table-cell>
          <table:table-cell ns41:value-type="float" table:style-name="ce20" office:value="44" office:value-type="float">
            <text:p>44</text:p>
          </table:table-cell>
          <table:table-cell ns41:value-type="float" table:style-name="ce20" office:value="47" office:value-type="float">
            <text:p>47</text:p>
          </table:table-cell>
          <table:table-cell ns41:value-type="float" table:style-name="ce20" office:value="7" office:value-type="float">
            <text:p>7</text:p>
          </table:table-cell>
          <table:table-cell ns41:value-type="float" table:style-name="ce20" office:value="5" office:value-type="float">
            <text:p>5</text:p>
          </table:table-cell>
          <table:table-cell table:style-name="ce20" table:number-columns-repeated="10"/>
          <table:table-cell ns41:value-type="float" table:style-name="ce20" office:value="90" office:value-type="float">
            <text:p>90</text:p>
          </table:table-cell>
          <table:table-cell ns41:value-type="float" table:style-name="ce20" office:value="87" office:value-type="float">
            <text:p>87</text:p>
          </table:table-cell>
          <table:table-cell table:style-name="ce20" table:number-columns-repeated="12"/>
          <table:table-cell ns41:value-type="float" table:style-name="ce20" office:value="1" office:value-type="float">
            <text:p>1</text:p>
          </table:table-cell>
          <table:table-cell table:style-name="ce20" table:number-columns-repeated="7"/>
          <table:table-cell ns41:value-type="float" table:style-name="ce20" office:value="24" office:value-type="float">
            <text:p>24</text:p>
          </table:table-cell>
          <table:table-cell ns41:value-type="float" table:style-name="ce20" office:value="13" office:value-type="float">
            <text:p>13</text:p>
          </table:table-cell>
          <table:table-cell table:style-name="ce20" table:number-columns-repeated="8"/>
          <table:table-cell ns41:value-type="float" table:style-name="ce20" office:value="4" office:value-type="float">
            <text:p>4</text:p>
          </table:table-cell>
          <table:table-cell ns41:value-type="float" table:style-name="ce20" office:value="6" office:value-type="float">
            <text:p>6</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DWINGELO.</text:p>
          </table:table-cell>
          <table:table-cell ns41:value-type="string" table:style-name="ce16" office:value-type="string">
            <text:p>Totaal</text:p>
          </table:table-cell>
          <table:table-cell table:style-name="Default"/>
          <table:table-cell ns41:value-type="float" table:style-name="ce96" office:value="229" office:value-type="float">
            <text:p>229</text:p>
          </table:table-cell>
          <table:table-cell ns41:value-type="float" table:style-name="ce20" office:value="7" office:value-type="float">
            <text:p>7</text:p>
          </table:table-cell>
          <table:table-cell table:style-name="ce20"/>
          <table:table-cell ns41:value-type="float" table:style-name="ce20" office:value="271" office:value-type="float">
            <text:p>271</text:p>
          </table:table-cell>
          <table:table-cell ns41:value-type="float" table:style-name="ce20" office:value="768" office:value-type="float">
            <text:p>768</text:p>
          </table:table-cell>
          <table:table-cell ns41:value-type="float" table:style-name="ce20" office:value="726" office:value-type="float">
            <text:p>726</text:p>
          </table:table-cell>
          <table:table-cell ns41:value-type="float" table:style-name="ce20" office:value="733" office:value-type="float">
            <text:p>733</text:p>
          </table:table-cell>
          <table:table-cell ns41:value-type="float" table:style-name="ce20" office:value="684" office:value-type="float">
            <text:p>684</text:p>
          </table:table-cell>
          <table:table-cell ns41:value-type="float" table:style-name="ce20" office:value="35" office:value-type="float">
            <text:p>35</text:p>
          </table:table-cell>
          <table:table-cell ns41:value-type="float" table:style-name="ce20" office:value="40" office:value-type="float">
            <text:p>40</text:p>
          </table:table-cell>
          <table:table-cell table:style-name="ce20"/>
          <table:table-cell ns41:value-type="float" office:value="2" table:style-name="ce20" table:number-columns-repeated="3" office:value-type="float">
            <text:p>2</text:p>
          </table:table-cell>
          <table:table-cell ns41:value-type="float" table:style-name="ce20" office:value="517" office:value-type="float">
            <text:p>517</text:p>
          </table:table-cell>
          <table:table-cell ns41:value-type="float" table:style-name="ce20" office:value="473" office:value-type="float">
            <text:p>473</text:p>
          </table:table-cell>
          <table:table-cell ns41:value-type="float" office:value="206" table:style-name="ce20" table:number-columns-repeated="2" office:value-type="float">
            <text:p>206</text:p>
          </table:table-cell>
          <table:table-cell ns41:value-type="float" table:style-name="ce20" office:value="45" office:value-type="float">
            <text:p>45</text:p>
          </table:table-cell>
          <table:table-cell ns41:value-type="float" table:style-name="ce20" office:value="47" office:value-type="float">
            <text:p>47</text:p>
          </table:table-cell>
          <table:table-cell ns41:value-type="float" table:style-name="ce20" office:value="509" office:value-type="float">
            <text:p>509</text:p>
          </table:table-cell>
          <table:table-cell ns41:value-type="float" table:style-name="ce20" office:value="456" office:value-type="float">
            <text:p>456</text:p>
          </table:table-cell>
          <table:table-cell ns41:value-type="float" table:style-name="ce20" office:value="217" office:value-type="float">
            <text:p>217</text:p>
          </table:table-cell>
          <table:table-cell ns41:value-type="float" table:style-name="ce20" office:value="233" office:value-type="float">
            <text:p>233</text:p>
          </table:table-cell>
          <table:table-cell ns41:value-type="float" table:style-name="ce20" office:value="32" office:value-type="float">
            <text:p>32</text:p>
          </table:table-cell>
          <table:table-cell ns41:value-type="float" table:style-name="ce20" office:value="34" office:value-type="float">
            <text:p>34</text:p>
          </table:table-cell>
          <table:table-cell table:style-name="ce20" table:number-columns-repeated="2"/>
          <table:table-cell ns41:value-type="float" table:style-name="ce20" office:value="8" office:value-type="float">
            <text:p>8</text:p>
          </table:table-cell>
          <table:table-cell ns41:value-type="float" table:style-name="ce20" office:value="1" office:value-type="float">
            <text:p>1</text:p>
          </table:table-cell>
          <table:table-cell table:style-name="ce20" table:number-columns-repeated="2"/>
          <table:table-cell ns41:value-type="float" office:value="2" table:style-name="ce20" table:number-columns-repeated="2" office:value-type="float">
            <text:p>2</text:p>
          </table:table-cell>
          <table:table-cell table:style-name="ce20" table:number-columns-repeated="2"/>
          <table:table-cell ns41:value-type="float" table:style-name="ce20" office:value="604" office:value-type="float">
            <text:p>604</text:p>
          </table:table-cell>
          <table:table-cell ns41:value-type="float" table:style-name="ce20" office:value="584" office:value-type="float">
            <text:p>584</text:p>
          </table:table-cell>
          <table:table-cell table:style-name="ce20" table:number-columns-repeated="8"/>
          <table:table-cell ns41:value-type="float" table:style-name="ce20" office:value="3" office:value-type="float">
            <text:p>3</text:p>
          </table:table-cell>
          <table:table-cell table:style-name="ce20" table:number-columns-repeated="3"/>
          <table:table-cell ns41:value-type="float" table:style-name="ce20" office:value="1" office:value-type="float">
            <text:p>1</text:p>
          </table:table-cell>
          <table:table-cell table:style-name="ce20" table:number-columns-repeated="7"/>
          <table:table-cell ns41:value-type="float" table:style-name="ce20" office:value="134" office:value-type="float">
            <text:p>134</text:p>
          </table:table-cell>
          <table:table-cell ns41:value-type="float" table:style-name="ce20" office:value="104" office:value-type="float">
            <text:p>104</text:p>
          </table:table-cell>
          <table:table-cell table:style-name="ce20" table:number-columns-repeated="8"/>
          <table:table-cell ns41:value-type="float" table:style-name="ce20" office:value="26" office:value-type="float">
            <text:p>26</text:p>
          </table:table-cell>
          <table:table-cell ns41:value-type="float" table:style-name="ce20" office:value="38" office:value-type="float">
            <text:p>38</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EELDE.</text:p>
          </table:table-cell>
          <table:table-cell ns41:value-type="string" table:style-name="ce16" office:value-type="string">
            <text:p>Dorp Eelde. Zuideinde</text:p>
          </table:table-cell>
          <table:table-cell table:style-name="Default"/>
          <table:table-cell ns41:value-type="float" table:style-name="ce96" office:value="39" office:value-type="float">
            <text:p>39</text:p>
          </table:table-cell>
          <table:table-cell ns41:value-type="float" table:style-name="ce20" office:value="1" office:value-type="float">
            <text:p>1</text:p>
          </table:table-cell>
          <table:table-cell table:style-name="ce20"/>
          <table:table-cell ns41:value-type="float" table:style-name="ce20" office:value="50" office:value-type="float">
            <text:p>50</text:p>
          </table:table-cell>
          <table:table-cell ns41:value-type="float" table:style-name="ce20" office:value="130" office:value-type="float">
            <text:p>130</text:p>
          </table:table-cell>
          <table:table-cell ns41:value-type="float" table:style-name="ce20" office:value="123" office:value-type="float">
            <text:p>123</text:p>
          </table:table-cell>
          <table:table-cell ns41:value-type="float" table:style-name="ce20" office:value="129" office:value-type="float">
            <text:p>129</text:p>
          </table:table-cell>
          <table:table-cell ns41:value-type="float" table:style-name="ce20" office:value="122" office:value-type="float">
            <text:p>122</text:p>
          </table:table-cell>
          <table:table-cell ns41:value-type="float" office:value="1" table:style-name="ce20" table:number-columns-repeated="2" office:value-type="float">
            <text:p>1</text:p>
          </table:table-cell>
          <table:table-cell table:style-name="ce20" table:number-columns-repeated="2"/>
          <table:table-cell ns41:value-type="float" table:style-name="ce20" office:value="8" office:value-type="float">
            <text:p>8</text:p>
          </table:table-cell>
          <table:table-cell ns41:value-type="float" table:style-name="ce20" office:value="1" office:value-type="float">
            <text:p>1</text:p>
          </table:table-cell>
          <table:table-cell ns41:value-type="float" table:style-name="ce20" office:value="85" office:value-type="float">
            <text:p>85</text:p>
          </table:table-cell>
          <table:table-cell ns41:value-type="float" table:style-name="ce20" office:value="78" office:value-type="float">
            <text:p>78</text:p>
          </table:table-cell>
          <table:table-cell ns41:value-type="float" office:value="39" table:style-name="ce20" table:number-columns-repeated="2" office:value-type="float">
            <text:p>39</text:p>
          </table:table-cell>
          <table:table-cell ns41:value-type="float" office:value="6" table:style-name="ce20" table:number-columns-repeated="2" office:value-type="float">
            <text:p>6</text:p>
          </table:table-cell>
          <table:table-cell ns41:value-type="float" table:style-name="ce20" office:value="97" office:value-type="float">
            <text:p>97</text:p>
          </table:table-cell>
          <table:table-cell ns41:value-type="float" table:style-name="ce20" office:value="82" office:value-type="float">
            <text:p>82</text:p>
          </table:table-cell>
          <table:table-cell ns41:value-type="float" table:style-name="ce20" office:value="16" office:value-type="float">
            <text:p>16</text:p>
          </table:table-cell>
          <table:table-cell ns41:value-type="float" table:style-name="ce20" office:value="25" office:value-type="float">
            <text:p>25</text:p>
          </table:table-cell>
          <table:table-cell ns41:value-type="float" table:style-name="ce20" office:value="13" office:value-type="float">
            <text:p>13</text:p>
          </table:table-cell>
          <table:table-cell ns41:value-type="float" table:style-name="ce20" office:value="16" office:value-type="float">
            <text:p>16</text:p>
          </table:table-cell>
          <table:table-cell table:style-name="ce20" table:number-columns-repeated="2"/>
          <table:table-cell ns41:value-type="float" table:style-name="ce20" office:value="4" office:value-type="float">
            <text:p>4</text:p>
          </table:table-cell>
          <table:table-cell table:style-name="ce20" table:number-columns-repeated="7"/>
          <table:table-cell ns41:value-type="float" table:style-name="ce20" office:value="129" office:value-type="float">
            <text:p>129</text:p>
          </table:table-cell>
          <table:table-cell ns41:value-type="float" table:style-name="ce20" office:value="121" office:value-type="float">
            <text:p>121</text:p>
          </table:table-cell>
          <table:table-cell table:style-name="ce20" table:number-columns-repeated="22"/>
          <table:table-cell ns41:value-type="float" table:style-name="ce20" office:value="1" office:value-type="float">
            <text:p>1</text:p>
          </table:table-cell>
          <table:table-cell ns41:value-type="float" table:style-name="ce20" office:value="2" office:value-type="float">
            <text:p>2</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EELDE.</text:p>
          </table:table-cell>
          <table:table-cell ns41:value-type="string" table:style-name="ce16" office:value-type="string">
            <text:p>Dorp Eelde. Straat en Westerhorn</text:p>
          </table:table-cell>
          <table:table-cell table:style-name="Default"/>
          <table:table-cell ns41:value-type="float" table:style-name="ce96" office:value="40" office:value-type="float">
            <text:p>40</text:p>
          </table:table-cell>
          <table:table-cell ns41:value-type="float" table:style-name="ce20" office:value="3" office:value-type="float">
            <text:p>3</text:p>
          </table:table-cell>
          <table:table-cell table:style-name="ce20"/>
          <table:table-cell ns41:value-type="float" table:style-name="ce20" office:value="59" office:value-type="float">
            <text:p>59</text:p>
          </table:table-cell>
          <table:table-cell ns41:value-type="float" table:style-name="ce20" office:value="125" office:value-type="float">
            <text:p>125</text:p>
          </table:table-cell>
          <table:table-cell ns41:value-type="float" table:style-name="ce20" office:value="126" office:value-type="float">
            <text:p>126</text:p>
          </table:table-cell>
          <table:table-cell ns41:value-type="float" table:style-name="ce20" office:value="122" office:value-type="float">
            <text:p>122</text:p>
          </table:table-cell>
          <table:table-cell ns41:value-type="float" table:style-name="ce20" office:value="124" office:value-type="float">
            <text:p>124</text:p>
          </table:table-cell>
          <table:table-cell ns41:value-type="float" table:style-name="ce20" office:value="3" office:value-type="float">
            <text:p>3</text:p>
          </table:table-cell>
          <table:table-cell ns41:value-type="float" table:style-name="ce20" office:value="2" office:value-type="float">
            <text:p>2</text:p>
          </table:table-cell>
          <table:table-cell table:style-name="ce20" table:number-columns-repeated="2"/>
          <table:table-cell ns41:value-type="float" table:style-name="ce20" office:value="8" office:value-type="float">
            <text:p>8</text:p>
          </table:table-cell>
          <table:table-cell ns41:value-type="float" table:style-name="ce20" office:value="2" office:value-type="float">
            <text:p>2</text:p>
          </table:table-cell>
          <table:table-cell ns41:value-type="float" table:style-name="ce20" office:value="78" office:value-type="float">
            <text:p>78</text:p>
          </table:table-cell>
          <table:table-cell ns41:value-type="float" table:style-name="ce20" office:value="71" office:value-type="float">
            <text:p>71</text:p>
          </table:table-cell>
          <table:table-cell ns41:value-type="float" office:value="36" table:style-name="ce20" table:number-columns-repeated="2" office:value-type="float">
            <text:p>36</text:p>
          </table:table-cell>
          <table:table-cell ns41:value-type="float" table:style-name="ce20" office:value="11" office:value-type="float">
            <text:p>11</text:p>
          </table:table-cell>
          <table:table-cell ns41:value-type="float" table:style-name="ce20" office:value="19" office:value-type="float">
            <text:p>19</text:p>
          </table:table-cell>
          <table:table-cell ns41:value-type="float" table:style-name="ce20" office:value="78" office:value-type="float">
            <text:p>78</text:p>
          </table:table-cell>
          <table:table-cell ns41:value-type="float" table:style-name="ce20" office:value="75" office:value-type="float">
            <text:p>75</text:p>
          </table:table-cell>
          <table:table-cell ns41:value-type="float" table:style-name="ce20" office:value="12" office:value-type="float">
            <text:p>12</text:p>
          </table:table-cell>
          <table:table-cell ns41:value-type="float" table:style-name="ce20" office:value="19" office:value-type="float">
            <text:p>19</text:p>
          </table:table-cell>
          <table:table-cell ns41:value-type="float" table:style-name="ce20" office:value="34" office:value-type="float">
            <text:p>34</text:p>
          </table:table-cell>
          <table:table-cell ns41:value-type="float" table:style-name="ce20" office:value="31" office:value-type="float">
            <text:p>31</text:p>
          </table:table-cell>
          <table:table-cell table:style-name="ce20" table:number-columns-repeated="2"/>
          <table:table-cell ns41:value-type="float" office:value="1" table:style-name="ce20" table:number-columns-repeated="2" office:value-type="float">
            <text:p>1</text:p>
          </table:table-cell>
          <table:table-cell table:style-name="ce20" table:number-columns-repeated="6"/>
          <table:table-cell ns41:value-type="float" table:style-name="ce20" office:value="123" office:value-type="float">
            <text:p>123</text:p>
          </table:table-cell>
          <table:table-cell ns41:value-type="float" table:style-name="ce20" office:value="124" office:value-type="float">
            <text:p>124</text:p>
          </table:table-cell>
          <table:table-cell table:style-name="ce20" table:number-columns-repeated="22"/>
          <table:table-cell ns41:value-type="float" office:value="2" table:style-name="ce20" table:number-columns-repeated="2" office:value-type="float">
            <text:p>2</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EELDE.</text:p>
          </table:table-cell>
          <table:table-cell ns41:value-type="string" table:style-name="ce16" office:value-type="string">
            <text:p>Dorp Eelde. Noordeinde</text:p>
          </table:table-cell>
          <table:table-cell table:style-name="Default"/>
          <table:table-cell ns41:value-type="float" table:style-name="ce96" office:value="32" office:value-type="float">
            <text:p>32</text:p>
          </table:table-cell>
          <table:table-cell ns41:value-type="float" table:style-name="ce20" office:value="2" office:value-type="float">
            <text:p>2</text:p>
          </table:table-cell>
          <table:table-cell table:style-name="ce20"/>
          <table:table-cell ns41:value-type="float" table:style-name="ce20" office:value="46" office:value-type="float">
            <text:p>46</text:p>
          </table:table-cell>
          <table:table-cell ns41:value-type="float" table:style-name="ce20" office:value="114" office:value-type="float">
            <text:p>114</text:p>
          </table:table-cell>
          <table:table-cell ns41:value-type="float" table:style-name="ce20" office:value="112" office:value-type="float">
            <text:p>112</text:p>
          </table:table-cell>
          <table:table-cell ns41:value-type="float" table:style-name="ce20" office:value="114" office:value-type="float">
            <text:p>114</text:p>
          </table:table-cell>
          <table:table-cell ns41:value-type="float" table:style-name="ce20" office:value="112" office:value-type="float">
            <text:p>112</text:p>
          </table:table-cell>
          <table:table-cell table:style-name="ce20" table:number-columns-repeated="4"/>
          <table:table-cell ns41:value-type="float" table:style-name="ce20" office:value="9" office:value-type="float">
            <text:p>9</text:p>
          </table:table-cell>
          <table:table-cell ns41:value-type="float" table:style-name="ce20" office:value="8" office:value-type="float">
            <text:p>8</text:p>
          </table:table-cell>
          <table:table-cell ns41:value-type="float" table:style-name="ce20" office:value="76" office:value-type="float">
            <text:p>76</text:p>
          </table:table-cell>
          <table:table-cell ns41:value-type="float" table:style-name="ce20" office:value="66" office:value-type="float">
            <text:p>66</text:p>
          </table:table-cell>
          <table:table-cell ns41:value-type="float" table:style-name="ce20" office:value="29" office:value-type="float">
            <text:p>29</text:p>
          </table:table-cell>
          <table:table-cell ns41:value-type="float" table:style-name="ce20" office:value="28" office:value-type="float">
            <text:p>28</text:p>
          </table:table-cell>
          <table:table-cell ns41:value-type="float" table:style-name="ce20" office:value="9" office:value-type="float">
            <text:p>9</text:p>
          </table:table-cell>
          <table:table-cell ns41:value-type="float" table:style-name="ce20" office:value="18" office:value-type="float">
            <text:p>18</text:p>
          </table:table-cell>
          <table:table-cell ns41:value-type="float" table:style-name="ce20" office:value="91" office:value-type="float">
            <text:p>91</text:p>
          </table:table-cell>
          <table:table-cell ns41:value-type="float" table:style-name="ce20" office:value="68" office:value-type="float">
            <text:p>68</text:p>
          </table:table-cell>
          <table:table-cell ns41:value-type="float" table:style-name="ce20" office:value="11" office:value-type="float">
            <text:p>11</text:p>
          </table:table-cell>
          <table:table-cell ns41:value-type="float" table:style-name="ce20" office:value="25" office:value-type="float">
            <text:p>25</text:p>
          </table:table-cell>
          <table:table-cell ns41:value-type="float" table:style-name="ce20" office:value="9" office:value-type="float">
            <text:p>9</text:p>
          </table:table-cell>
          <table:table-cell ns41:value-type="float" table:style-name="ce20" office:value="18" office:value-type="float">
            <text:p>18</text:p>
          </table:table-cell>
          <table:table-cell table:style-name="ce20" table:number-columns-repeated="2"/>
          <table:table-cell ns41:value-type="float" table:style-name="ce20" office:value="3" office:value-type="float">
            <text:p>3</text:p>
          </table:table-cell>
          <table:table-cell ns41:value-type="float" table:style-name="ce20" office:value="1" office:value-type="float">
            <text:p>1</text:p>
          </table:table-cell>
          <table:table-cell table:style-name="ce20" table:number-columns-repeated="6"/>
          <table:table-cell ns41:value-type="float" table:style-name="ce20" office:value="108" office:value-type="float">
            <text:p>108</text:p>
          </table:table-cell>
          <table:table-cell ns41:value-type="float" table:style-name="ce20" office:value="104" office:value-type="float">
            <text:p>104</text:p>
          </table:table-cell>
          <table:table-cell table:style-name="ce20" table:number-columns-repeated="22"/>
          <table:table-cell ns41:value-type="float" table:style-name="ce20" office:value="1" office:value-type="float">
            <text:p>1</text:p>
          </table:table-cell>
          <table:table-cell ns41:value-type="float" table:style-name="ce20" office:value="4" office:value-type="float">
            <text:p>4</text:p>
          </table:table-cell>
          <table:table-cell table:style-name="ce20" table:number-columns-repeated="6"/>
          <table:table-cell ns41:value-type="float" table:style-name="ce20" office:value="5" office:value-type="float">
            <text:p>5</text:p>
          </table:table-cell>
          <table:table-cell ns41:value-type="float" table:style-name="ce20" office:value="4" office:value-type="float">
            <text:p>4</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EELDE.</text:p>
          </table:table-cell>
          <table:table-cell ns41:value-type="string" table:style-name="ce16" office:value-type="string">
            <text:p>Dorp Paterswolde. Hooiweg, Kelmerdijk en Schelfhorst</text:p>
          </table:table-cell>
          <table:table-cell table:style-name="Default"/>
          <table:table-cell ns41:value-type="float" table:style-name="ce96" office:value="37" office:value-type="float">
            <text:p>37</text:p>
          </table:table-cell>
          <table:table-cell ns41:value-type="float" table:style-name="ce20" office:value="1" office:value-type="float">
            <text:p>1</text:p>
          </table:table-cell>
          <table:table-cell table:style-name="ce20"/>
          <table:table-cell ns41:value-type="float" table:style-name="ce20" office:value="47" office:value-type="float">
            <text:p>47</text:p>
          </table:table-cell>
          <table:table-cell ns41:value-type="float" table:style-name="ce20" office:value="112" office:value-type="float">
            <text:p>112</text:p>
          </table:table-cell>
          <table:table-cell ns41:value-type="float" table:style-name="ce20" office:value="115" office:value-type="float">
            <text:p>115</text:p>
          </table:table-cell>
          <table:table-cell ns41:value-type="float" table:style-name="ce20" office:value="111" office:value-type="float">
            <text:p>111</text:p>
          </table:table-cell>
          <table:table-cell ns41:value-type="float" table:style-name="ce20" office:value="114" office:value-type="float">
            <text:p>114</text:p>
          </table:table-cell>
          <table:table-cell ns41:value-type="float" office:value="1" table:style-name="ce20" table:number-columns-repeated="2" office:value-type="float">
            <text:p>1</text:p>
          </table:table-cell>
          <table:table-cell table:style-name="ce20" table:number-columns-repeated="2"/>
          <table:table-cell ns41:value-type="float" table:style-name="ce20" office:value="7" office:value-type="float">
            <text:p>7</text:p>
          </table:table-cell>
          <table:table-cell ns41:value-type="float" table:style-name="ce20" office:value="4" office:value-type="float">
            <text:p>4</text:p>
          </table:table-cell>
          <table:table-cell ns41:value-type="float" table:style-name="ce20" office:value="73" office:value-type="float">
            <text:p>73</text:p>
          </table:table-cell>
          <table:table-cell ns41:value-type="float" table:style-name="ce20" office:value="67" office:value-type="float">
            <text:p>67</text:p>
          </table:table-cell>
          <table:table-cell ns41:value-type="float" table:style-name="ce20" office:value="36" office:value-type="float">
            <text:p>36</text:p>
          </table:table-cell>
          <table:table-cell ns41:value-type="float" table:style-name="ce20" office:value="37" office:value-type="float">
            <text:p>37</text:p>
          </table:table-cell>
          <table:table-cell ns41:value-type="float" table:style-name="ce20" office:value="3" office:value-type="float">
            <text:p>3</text:p>
          </table:table-cell>
          <table:table-cell ns41:value-type="float" table:style-name="ce20" office:value="11" office:value-type="float">
            <text:p>11</text:p>
          </table:table-cell>
          <table:table-cell ns41:value-type="float" table:style-name="ce20" office:value="88" office:value-type="float">
            <text:p>88</text:p>
          </table:table-cell>
          <table:table-cell ns41:value-type="float" table:style-name="ce20" office:value="82" office:value-type="float">
            <text:p>82</text:p>
          </table:table-cell>
          <table:table-cell ns41:value-type="float" table:style-name="ce20" office:value="8" office:value-type="float">
            <text:p>8</text:p>
          </table:table-cell>
          <table:table-cell ns41:value-type="float" table:style-name="ce20" office:value="18" office:value-type="float">
            <text:p>18</text:p>
          </table:table-cell>
          <table:table-cell ns41:value-type="float" table:style-name="ce20" office:value="14" office:value-type="float">
            <text:p>14</text:p>
          </table:table-cell>
          <table:table-cell ns41:value-type="float" table:style-name="ce20" office:value="15" office:value-type="float">
            <text:p>15</text:p>
          </table:table-cell>
          <table:table-cell table:style-name="ce20" table:number-columns-repeated="2"/>
          <table:table-cell ns41:value-type="float" table:style-name="ce20" office:value="1" office:value-type="float">
            <text:p>1</text:p>
          </table:table-cell>
          <table:table-cell table:style-name="ce20"/>
          <table:table-cell ns41:value-type="float" table:style-name="ce20" office:value="1" office:value-type="float">
            <text:p>1</text:p>
          </table:table-cell>
          <table:table-cell table:style-name="ce20" table:number-columns-repeated="5"/>
          <table:table-cell ns41:value-type="float" table:style-name="ce20" office:value="110" office:value-type="float">
            <text:p>110</text:p>
          </table:table-cell>
          <table:table-cell ns41:value-type="float" table:style-name="ce20" office:value="113" office:value-type="float">
            <text:p>113</text:p>
          </table:table-cell>
          <table:table-cell table:style-name="ce20" table:number-columns-repeated="12"/>
          <table:table-cell ns41:value-type="float" table:style-name="ce20" office:value="1" office:value-type="float">
            <text:p>1</text:p>
          </table:table-cell>
          <table:table-cell table:style-name="ce20" table:number-columns-repeated="9"/>
          <table:table-cell ns41:value-type="float" table:style-name="ce20" office:value="1" office:value-type="float">
            <text:p>1</text:p>
          </table:table-cell>
          <table:table-cell ns41:value-type="float" table:style-name="ce20" office:value="2" office:value-type="float">
            <text:p>2</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EELDE.</text:p>
          </table:table-cell>
          <table:table-cell ns41:value-type="string" table:style-name="ce16" office:value-type="string">
            <text:p>Dorp Paterswolde. Noordeinde</text:p>
          </table:table-cell>
          <table:table-cell table:style-name="Default"/>
          <table:table-cell ns41:value-type="float" table:style-name="ce34" office:value="39" office:value-type="float">
            <text:p>39</text:p>
          </table:table-cell>
          <table:table-cell table:style-name="ce20" table:number-columns-repeated="2"/>
          <table:table-cell ns41:value-type="float" table:style-name="ce20" office:value="57" office:value-type="float">
            <text:p>57</text:p>
          </table:table-cell>
          <table:table-cell ns41:value-type="float" table:style-name="ce20" office:value="136" office:value-type="float">
            <text:p>136</text:p>
          </table:table-cell>
          <table:table-cell ns41:value-type="float" table:style-name="ce20" office:value="154" office:value-type="float">
            <text:p>154</text:p>
          </table:table-cell>
          <table:table-cell ns41:value-type="float" table:style-name="ce20" office:value="134" office:value-type="float">
            <text:p>134</text:p>
          </table:table-cell>
          <table:table-cell ns41:value-type="float" table:style-name="ce20" office:value="153" office:value-type="float">
            <text:p>153</text:p>
          </table:table-cell>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2"/>
          <table:table-cell ns41:value-type="float" table:style-name="ce20" office:value="9" office:value-type="float">
            <text:p>9</text:p>
          </table:table-cell>
          <table:table-cell ns41:value-type="float" table:style-name="ce20" office:value="6" office:value-type="float">
            <text:p>6</text:p>
          </table:table-cell>
          <table:table-cell ns41:value-type="float" table:style-name="ce20" office:value="88" office:value-type="float">
            <text:p>88</text:p>
          </table:table-cell>
          <table:table-cell ns41:value-type="float" table:style-name="ce20" office:value="95" office:value-type="float">
            <text:p>95</text:p>
          </table:table-cell>
          <table:table-cell ns41:value-type="float" office:value="45" table:style-name="ce20" table:number-columns-repeated="2" office:value-type="float">
            <text:p>45</text:p>
          </table:table-cell>
          <table:table-cell ns41:value-type="float" table:style-name="ce20" office:value="3" office:value-type="float">
            <text:p>3</text:p>
          </table:table-cell>
          <table:table-cell ns41:value-type="float" table:style-name="ce20" office:value="14" office:value-type="float">
            <text:p>14</text:p>
          </table:table-cell>
          <table:table-cell ns41:value-type="float" table:style-name="ce20" office:value="83" office:value-type="float">
            <text:p>83</text:p>
          </table:table-cell>
          <table:table-cell ns41:value-type="float" table:style-name="ce20" office:value="93" office:value-type="float">
            <text:p>93</text:p>
          </table:table-cell>
          <table:table-cell ns41:value-type="float" table:style-name="ce20" office:value="17" office:value-type="float">
            <text:p>17</text:p>
          </table:table-cell>
          <table:table-cell ns41:value-type="float" table:style-name="ce20" office:value="16" office:value-type="float">
            <text:p>16</text:p>
          </table:table-cell>
          <table:table-cell ns41:value-type="float" table:style-name="ce20" office:value="34" office:value-type="float">
            <text:p>34</text:p>
          </table:table-cell>
          <table:table-cell ns41:value-type="float" table:style-name="ce20" office:value="43" office:value-type="float">
            <text:p>43</text:p>
          </table:table-cell>
          <table:table-cell table:style-name="ce20" table:number-columns-repeated="2"/>
          <table:table-cell ns41:value-type="float" office:value="2" table:style-name="ce20" table:number-columns-repeated="2" office:value-type="float">
            <text:p>2</text:p>
          </table:table-cell>
          <table:table-cell table:style-name="ce20" table:number-columns-repeated="6"/>
          <table:table-cell ns41:value-type="float" table:style-name="ce20" office:value="127" office:value-type="float">
            <text:p>127</text:p>
          </table:table-cell>
          <table:table-cell ns41:value-type="float" table:style-name="ce20" office:value="141" office:value-type="float">
            <text:p>141</text:p>
          </table:table-cell>
          <table:table-cell table:style-name="ce20" table:number-columns-repeated="8"/>
          <table:table-cell ns41:value-type="float" table:style-name="ce20" office:value="1" office:value-type="float">
            <text:p>1</text:p>
          </table:table-cell>
          <table:table-cell ns41:value-type="float" table:style-name="ce20" office:value="4" office:value-type="float">
            <text:p>4</text:p>
          </table:table-cell>
          <table:table-cell table:style-name="ce20" table:number-columns-repeated="2"/>
          <table:table-cell ns41:value-type="float" table:style-name="ce20" office:value="4" office:value-type="float">
            <text:p>4</text:p>
          </table:table-cell>
          <table:table-cell ns41:value-type="float" table:style-name="ce20" office:value="5" office:value-type="float">
            <text:p>5</text:p>
          </table:table-cell>
          <table:table-cell table:style-name="ce20" table:number-columns-repeated="8"/>
          <table:table-cell ns41:value-type="float" office:value="4" table:style-name="ce20" table:number-columns-repeated="2" office:value-type="float">
            <text:p>4</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EELDE.</text:p>
          </table:table-cell>
          <table:table-cell ns41:value-type="string" table:style-name="ce16" office:value-type="string">
            <text:p>Dorp Paterswolde. Zuideinde</text:p>
          </table:table-cell>
          <table:table-cell table:style-name="Default"/>
          <table:table-cell ns41:value-type="float" table:style-name="ce96" office:value="29" office:value-type="float">
            <text:p>29</text:p>
          </table:table-cell>
          <table:table-cell ns41:value-type="float" table:style-name="ce20" office:value="1" office:value-type="float">
            <text:p>1</text:p>
          </table:table-cell>
          <table:table-cell table:style-name="ce20"/>
          <table:table-cell ns41:value-type="float" table:style-name="ce20" office:value="48" office:value-type="float">
            <text:p>48</text:p>
          </table:table-cell>
          <table:table-cell ns41:value-type="float" table:style-name="ce20" office:value="113" office:value-type="float">
            <text:p>113</text:p>
          </table:table-cell>
          <table:table-cell ns41:value-type="float" table:style-name="ce20" office:value="108" office:value-type="float">
            <text:p>108</text:p>
          </table:table-cell>
          <table:table-cell ns41:value-type="float" table:style-name="ce20" office:value="112" office:value-type="float">
            <text:p>112</text:p>
          </table:table-cell>
          <table:table-cell ns41:value-type="float" table:style-name="ce20" office:value="106" office:value-type="float">
            <text:p>106</text:p>
          </table:table-cell>
          <table:table-cell table:style-name="ce20"/>
          <table:table-cell ns41:value-type="float" table:style-name="ce20" office:value="2" office:value-type="float">
            <text:p>2</text:p>
          </table:table-cell>
          <table:table-cell ns41:value-type="float" table:style-name="ce20" office:value="1" office:value-type="float">
            <text:p>1</text:p>
          </table:table-cell>
          <table:table-cell table:style-name="ce20"/>
          <table:table-cell ns41:value-type="float" table:style-name="ce20" office:value="5" office:value-type="float">
            <text:p>5</text:p>
          </table:table-cell>
          <table:table-cell ns41:value-type="float" table:style-name="ce20" office:value="3" office:value-type="float">
            <text:p>3</text:p>
          </table:table-cell>
          <table:table-cell ns41:value-type="float" table:style-name="ce20" office:value="69" office:value-type="float">
            <text:p>69</text:p>
          </table:table-cell>
          <table:table-cell ns41:value-type="float" table:style-name="ce20" office:value="62" office:value-type="float">
            <text:p>62</text:p>
          </table:table-cell>
          <table:table-cell ns41:value-type="float" office:value="38" table:style-name="ce20" table:number-columns-repeated="2" office:value-type="float">
            <text:p>38</text:p>
          </table:table-cell>
          <table:table-cell ns41:value-type="float" table:style-name="ce20" office:value="6" office:value-type="float">
            <text:p>6</text:p>
          </table:table-cell>
          <table:table-cell ns41:value-type="float" table:style-name="ce20" office:value="8" office:value-type="float">
            <text:p>8</text:p>
          </table:table-cell>
          <table:table-cell ns41:value-type="float" table:style-name="ce20" office:value="79" office:value-type="float">
            <text:p>79</text:p>
          </table:table-cell>
          <table:table-cell ns41:value-type="float" table:style-name="ce20" office:value="60" office:value-type="float">
            <text:p>60</text:p>
          </table:table-cell>
          <table:table-cell ns41:value-type="float" office:value="12" table:style-name="ce20" table:number-columns-repeated="2" office:value-type="float">
            <text:p>12</text:p>
          </table:table-cell>
          <table:table-cell ns41:value-type="float" table:style-name="ce20" office:value="21" office:value-type="float">
            <text:p>21</text:p>
          </table:table-cell>
          <table:table-cell ns41:value-type="float" table:style-name="ce20" office:value="36" office:value-type="float">
            <text:p>36</text:p>
          </table:table-cell>
          <table:table-cell table:style-name="ce20" table:number-columns-repeated="2"/>
          <table:table-cell ns41:value-type="float" table:style-name="ce20" office:value="1" office:value-type="float">
            <text:p>1</text:p>
          </table:table-cell>
          <table:table-cell table:style-name="ce20" table:number-columns-repeated="7"/>
          <table:table-cell ns41:value-type="float" table:style-name="ce20" office:value="107" office:value-type="float">
            <text:p>107</text:p>
          </table:table-cell>
          <table:table-cell ns41:value-type="float" table:style-name="ce20" office:value="101" office:value-type="float">
            <text:p>101</text:p>
          </table:table-cell>
          <table:table-cell table:style-name="ce20" table:number-columns-repeated="22"/>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6"/>
          <table:table-cell ns41:value-type="float" table:style-name="ce20" office:value="4" office:value-type="float">
            <text:p>4</text:p>
          </table:table-cell>
          <table:table-cell ns41:value-type="float" table:style-name="ce20" office:value="5" office:value-type="float">
            <text:p>5</text:p>
          </table:table-cell>
          <table:table-cell table:style-name="ce20" table:number-columns-repeated="3"/>
          <table:table-cell ns41:value-type="float" table:style-name="ce97" office:value="1" office:value-type="float">
            <text:p>1</text:p>
          </table:table-cell>
          <table:table-cell table:style-name="ce77" table:number-columns-repeated="4"/>
          <table:table-cell table:number-columns-repeated="943"/>
        </table:table-row>
        <table:table-row table:style-name="ro5">
          <table:table-cell ns41:value-type="string" table:style-name="ce8" office:value-type="string">
            <text:p>EELDE.</text:p>
          </table:table-cell>
          <table:table-cell ns41:value-type="string" table:style-name="ce16" office:value-type="string">
            <text:p>Buurtschap Eelderwolde</text:p>
          </table:table-cell>
          <table:table-cell table:style-name="Default"/>
          <table:table-cell ns41:value-type="float" table:style-name="ce96" office:value="6" office:value-type="float">
            <text:p>6</text:p>
          </table:table-cell>
          <table:table-cell table:style-name="ce20" table:number-columns-repeated="2"/>
          <table:table-cell ns41:value-type="float" table:style-name="ce20" office:value="7" office:value-type="float">
            <text:p>7</text:p>
          </table:table-cell>
          <table:table-cell ns41:value-type="float" table:style-name="ce20" office:value="21" office:value-type="float">
            <text:p>21</text:p>
          </table:table-cell>
          <table:table-cell ns41:value-type="float" table:style-name="ce20" office:value="18" office:value-type="float">
            <text:p>18</text:p>
          </table:table-cell>
          <table:table-cell ns41:value-type="float" table:style-name="ce20" office:value="21" office:value-type="float">
            <text:p>21</text:p>
          </table:table-cell>
          <table:table-cell ns41:value-type="float" table:style-name="ce20" office:value="18" office:value-type="float">
            <text:p>18</text:p>
          </table:table-cell>
          <table:table-cell table:style-name="ce20" table:number-columns-repeated="6"/>
          <table:table-cell ns41:value-type="float" table:style-name="ce20" office:value="14" office:value-type="float">
            <text:p>14</text:p>
          </table:table-cell>
          <table:table-cell ns41:value-type="float" table:style-name="ce20" office:value="11" office:value-type="float">
            <text:p>11</text:p>
          </table:table-cell>
          <table:table-cell ns41:value-type="float" office:value="7" table:style-name="ce20" table:number-columns-repeated="2" office:value-type="float">
            <text:p>7</text:p>
          </table:table-cell>
          <table:table-cell table:style-name="ce20" table:number-columns-repeated="2"/>
          <table:table-cell ns41:value-type="float" table:style-name="ce20" office:value="9" office:value-type="float">
            <text:p>9</text:p>
          </table:table-cell>
          <table:table-cell ns41:value-type="float" table:style-name="ce20" office:value="11" office:value-type="float">
            <text:p>11</text:p>
          </table:table-cell>
          <table:table-cell ns41:value-type="float" table:style-name="ce20" office:value="6" office:value-type="float">
            <text:p>6</text:p>
          </table:table-cell>
          <table:table-cell ns41:value-type="float" table:style-name="ce20" office:value="3" office:value-type="float">
            <text:p>3</text:p>
          </table:table-cell>
          <table:table-cell ns41:value-type="float" table:style-name="ce20" office:value="6" office:value-type="float">
            <text:p>6</text:p>
          </table:table-cell>
          <table:table-cell ns41:value-type="float" table:style-name="ce20" office:value="4" office:value-type="float">
            <text:p>4</text:p>
          </table:table-cell>
          <table:table-cell table:style-name="ce20" table:number-columns-repeated="10"/>
          <table:table-cell ns41:value-type="float" table:style-name="ce20" office:value="21" office:value-type="float">
            <text:p>21</text:p>
          </table:table-cell>
          <table:table-cell ns41:value-type="float" table:style-name="ce20" office:value="18" office:value-type="float">
            <text:p>18</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EELDE.</text:p>
          </table:table-cell>
          <table:table-cell ns41:value-type="string" table:style-name="ce16" office:value-type="string">
            <text:p>Buurtschap Oosterbroek en Printerdijk</text:p>
          </table:table-cell>
          <table:table-cell table:style-name="Default"/>
          <table:table-cell ns41:value-type="float" table:style-name="ce96" office:value="9" office:value-type="float">
            <text:p>9</text:p>
          </table:table-cell>
          <table:table-cell table:style-name="ce20" table:number-columns-repeated="2"/>
          <table:table-cell ns41:value-type="float" table:style-name="ce20" office:value="9" office:value-type="float">
            <text:p>9</text:p>
          </table:table-cell>
          <table:table-cell ns41:value-type="float" table:style-name="ce20" office:value="25" office:value-type="float">
            <text:p>25</text:p>
          </table:table-cell>
          <table:table-cell ns41:value-type="float" table:style-name="ce20" office:value="27" office:value-type="float">
            <text:p>27</text:p>
          </table:table-cell>
          <table:table-cell ns41:value-type="float" table:style-name="ce20" office:value="25" office:value-type="float">
            <text:p>25</text:p>
          </table:table-cell>
          <table:table-cell ns41:value-type="float" table:style-name="ce20" office:value="27" office:value-type="float">
            <text:p>27</text:p>
          </table:table-cell>
          <table:table-cell table:style-name="ce20" table:number-columns-repeated="4"/>
          <table:table-cell ns41:value-type="float" table:style-name="ce20" office:value="1" office:value-type="float">
            <text:p>1</text:p>
          </table:table-cell>
          <table:table-cell table:style-name="ce20"/>
          <table:table-cell ns41:value-type="float" table:style-name="ce20" office:value="16" office:value-type="float">
            <text:p>16</text:p>
          </table:table-cell>
          <table:table-cell ns41:value-type="float" table:style-name="ce20" office:value="19" office:value-type="float">
            <text:p>19</text:p>
          </table:table-cell>
          <table:table-cell ns41:value-type="float" office:value="8" table:style-name="ce20" table:number-columns-repeated="2" office:value-type="float">
            <text:p>8</text:p>
          </table:table-cell>
          <table:table-cell ns41:value-type="float" table:style-name="ce20" office:value="1" office:value-type="float">
            <text:p>1</text:p>
          </table:table-cell>
          <table:table-cell table:style-name="ce20"/>
          <table:table-cell ns41:value-type="float" table:style-name="ce20" office:value="13" office:value-type="float">
            <text:p>13</text:p>
          </table:table-cell>
          <table:table-cell ns41:value-type="float" table:style-name="ce20" office:value="11" office:value-type="float">
            <text:p>11</text:p>
          </table:table-cell>
          <table:table-cell ns41:value-type="float" office:value="6" table:style-name="ce20" table:number-columns-repeated="3" office:value-type="float">
            <text:p>6</text:p>
          </table:table-cell>
          <table:table-cell ns41:value-type="float" table:style-name="ce20" office:value="10" office:value-type="float">
            <text:p>10</text:p>
          </table:table-cell>
          <table:table-cell table:style-name="ce20" table:number-columns-repeated="10"/>
          <table:table-cell ns41:value-type="float" table:style-name="ce20" office:value="25" office:value-type="float">
            <text:p>25</text:p>
          </table:table-cell>
          <table:table-cell ns41:value-type="float" table:style-name="ce20" office:value="17" office:value-type="float">
            <text:p>17</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EELDE.</text:p>
          </table:table-cell>
          <table:table-cell ns41:value-type="string" table:style-name="ce16" office:value-type="string">
            <text:p>Totaal</text:p>
          </table:table-cell>
          <table:table-cell table:style-name="Default"/>
          <table:table-cell ns41:value-type="float" table:style-name="ce96" office:value="231" office:value-type="float">
            <text:p>231</text:p>
          </table:table-cell>
          <table:table-cell ns41:value-type="float" table:style-name="ce20" office:value="8" office:value-type="float">
            <text:p>8</text:p>
          </table:table-cell>
          <table:table-cell table:style-name="ce20"/>
          <table:table-cell ns41:value-type="float" table:style-name="ce20" office:value="323" office:value-type="float">
            <text:p>323</text:p>
          </table:table-cell>
          <table:table-cell ns41:value-type="float" table:style-name="ce20" office:value="776" office:value-type="float">
            <text:p>776</text:p>
          </table:table-cell>
          <table:table-cell ns41:value-type="float" table:style-name="ce20" office:value="783" office:value-type="float">
            <text:p>783</text:p>
          </table:table-cell>
          <table:table-cell ns41:value-type="float" table:style-name="ce20" office:value="768" office:value-type="float">
            <text:p>768</text:p>
          </table:table-cell>
          <table:table-cell ns41:value-type="float" table:style-name="ce20" office:value="776" office:value-type="float">
            <text:p>776</text:p>
          </table:table-cell>
          <table:table-cell ns41:value-type="float" office:value="7" table:style-name="ce20" table:number-columns-repeated="2" office:value-type="float">
            <text:p>7</text:p>
          </table:table-cell>
          <table:table-cell ns41:value-type="float" table:style-name="ce20" office:value="1" office:value-type="float">
            <text:p>1</text:p>
          </table:table-cell>
          <table:table-cell table:style-name="ce20"/>
          <table:table-cell ns41:value-type="float" table:style-name="ce20" office:value="47" office:value-type="float">
            <text:p>47</text:p>
          </table:table-cell>
          <table:table-cell ns41:value-type="float" table:style-name="ce20" office:value="24" office:value-type="float">
            <text:p>24</text:p>
          </table:table-cell>
          <table:table-cell ns41:value-type="float" table:style-name="ce20" office:value="499" office:value-type="float">
            <text:p>499</text:p>
          </table:table-cell>
          <table:table-cell ns41:value-type="float" table:style-name="ce20" office:value="469" office:value-type="float">
            <text:p>469</text:p>
          </table:table-cell>
          <table:table-cell ns41:value-type="float" office:value="238" table:style-name="ce20" table:number-columns-repeated="2" office:value-type="float">
            <text:p>238</text:p>
          </table:table-cell>
          <table:table-cell ns41:value-type="float" table:style-name="ce20" office:value="39" office:value-type="float">
            <text:p>39</text:p>
          </table:table-cell>
          <table:table-cell ns41:value-type="float" table:style-name="ce20" office:value="76" office:value-type="float">
            <text:p>76</text:p>
          </table:table-cell>
          <table:table-cell ns41:value-type="float" table:style-name="ce20" office:value="538" office:value-type="float">
            <text:p>538</text:p>
          </table:table-cell>
          <table:table-cell ns41:value-type="float" table:style-name="ce20" office:value="482" office:value-type="float">
            <text:p>482</text:p>
          </table:table-cell>
          <table:table-cell ns41:value-type="float" table:style-name="ce20" office:value="88" office:value-type="float">
            <text:p>88</text:p>
          </table:table-cell>
          <table:table-cell ns41:value-type="float" table:style-name="ce20" office:value="124" office:value-type="float">
            <text:p>124</text:p>
          </table:table-cell>
          <table:table-cell ns41:value-type="float" table:style-name="ce20" office:value="137" office:value-type="float">
            <text:p>137</text:p>
          </table:table-cell>
          <table:table-cell ns41:value-type="float" table:style-name="ce20" office:value="173" office:value-type="float">
            <text:p>173</text:p>
          </table:table-cell>
          <table:table-cell table:style-name="ce20" table:number-columns-repeated="2"/>
          <table:table-cell ns41:value-type="float" table:style-name="ce20" office:value="12" office:value-type="float">
            <text:p>12</text:p>
          </table:table-cell>
          <table:table-cell ns41:value-type="float" table:style-name="ce20" office:value="4" office:value-type="float">
            <text:p>4</text:p>
          </table:table-cell>
          <table:table-cell ns41:value-type="float" table:style-name="ce20" office:value="1" office:value-type="float">
            <text:p>1</text:p>
          </table:table-cell>
          <table:table-cell table:style-name="ce20" table:number-columns-repeated="5"/>
          <table:table-cell ns41:value-type="float" table:style-name="ce20" office:value="750" office:value-type="float">
            <text:p>750</text:p>
          </table:table-cell>
          <table:table-cell ns41:value-type="float" table:style-name="ce20" office:value="749" office:value-type="float">
            <text:p>749</text:p>
          </table:table-cell>
          <table:table-cell table:style-name="ce20" table:number-columns-repeated="8"/>
          <table:table-cell ns41:value-type="float" table:style-name="ce20" office:value="1" office:value-type="float">
            <text:p>1</text:p>
          </table:table-cell>
          <table:table-cell ns41:value-type="float" table:style-name="ce20" office:value="4" office:value-type="float">
            <text:p>4</text:p>
          </table:table-cell>
          <table:table-cell table:style-name="ce20" table:number-columns-repeated="2"/>
          <table:table-cell ns41:value-type="float" office:value="5" table:style-name="ce20" table:number-columns-repeated="2" office:value-type="float">
            <text:p>5</text:p>
          </table:table-cell>
          <table:table-cell table:style-name="ce20" table:number-columns-repeated="8"/>
          <table:table-cell ns41:value-type="float" table:style-name="ce20" office:value="11" office:value-type="float">
            <text:p>11</text:p>
          </table:table-cell>
          <table:table-cell ns41:value-type="float" table:style-name="ce20" office:value="15" office:value-type="float">
            <text:p>15</text:p>
          </table:table-cell>
          <table:table-cell table:style-name="ce20" table:number-columns-repeated="6"/>
          <table:table-cell ns41:value-type="float" office:value="9" table:style-name="ce20" table:number-columns-repeated="2" office:value-type="float">
            <text:p>9</text:p>
          </table:table-cell>
          <table:table-cell table:style-name="ce20" table:number-columns-repeated="3"/>
          <table:table-cell ns41:value-type="float" table:style-name="ce97" office:value="1" office:value-type="float">
            <text:p>1</text:p>
          </table:table-cell>
          <table:table-cell table:style-name="ce77" table:number-columns-repeated="4"/>
          <table:table-cell table:number-columns-repeated="943"/>
        </table:table-row>
        <table:table-row table:style-name="ro5">
          <table:table-cell ns41:value-type="string" table:style-name="ce8" office:value-type="string">
            <text:p>EMMEN.</text:p>
          </table:table-cell>
          <table:table-cell ns41:value-type="string" table:style-name="ce16" office:value-type="string">
            <text:p>Dorp</text:p>
          </table:table-cell>
          <table:table-cell table:style-name="Default"/>
          <table:table-cell ns41:value-type="float" table:style-name="ce96" office:value="86" office:value-type="float">
            <text:p>86</text:p>
          </table:table-cell>
          <table:table-cell ns41:value-type="float" table:style-name="ce20" office:value="1" office:value-type="float">
            <text:p>1</text:p>
          </table:table-cell>
          <table:table-cell table:style-name="ce20"/>
          <table:table-cell ns41:value-type="float" table:style-name="ce20" office:value="112" office:value-type="float">
            <text:p>112</text:p>
          </table:table-cell>
          <table:table-cell ns41:value-type="float" table:style-name="ce20" office:value="309" office:value-type="float">
            <text:p>309</text:p>
          </table:table-cell>
          <table:table-cell ns41:value-type="float" table:style-name="ce20" office:value="292" office:value-type="float">
            <text:p>292</text:p>
          </table:table-cell>
          <table:table-cell ns41:value-type="float" table:style-name="ce20" office:value="307" office:value-type="float">
            <text:p>307</text:p>
          </table:table-cell>
          <table:table-cell ns41:value-type="float" table:style-name="ce20" office:value="290" office:value-type="float">
            <text:p>290</text:p>
          </table:table-cell>
          <table:table-cell ns41:value-type="float" office:value="2" table:style-name="ce20" table:number-columns-repeated="2" office:value-type="float">
            <text:p>2</text:p>
          </table:table-cell>
          <table:table-cell table:style-name="ce20" table:number-columns-repeated="2"/>
          <table:table-cell ns41:value-type="float" office:value="2" table:style-name="ce20" table:number-columns-repeated="2" office:value-type="float">
            <text:p>2</text:p>
          </table:table-cell>
          <table:table-cell ns41:value-type="float" table:style-name="ce20" office:value="217" office:value-type="float">
            <text:p>217</text:p>
          </table:table-cell>
          <table:table-cell ns41:value-type="float" table:style-name="ce20" office:value="194" office:value-type="float">
            <text:p>194</text:p>
          </table:table-cell>
          <table:table-cell ns41:value-type="float" table:style-name="ce20" office:value="79" office:value-type="float">
            <text:p>79</text:p>
          </table:table-cell>
          <table:table-cell ns41:value-type="float" table:style-name="ce20" office:value="78" office:value-type="float">
            <text:p>78</text:p>
          </table:table-cell>
          <table:table-cell ns41:value-type="float" table:style-name="ce20" office:value="13" office:value-type="float">
            <text:p>13</text:p>
          </table:table-cell>
          <table:table-cell ns41:value-type="float" table:style-name="ce20" office:value="20" office:value-type="float">
            <text:p>20</text:p>
          </table:table-cell>
          <table:table-cell ns41:value-type="float" table:style-name="ce20" office:value="218" office:value-type="float">
            <text:p>218</text:p>
          </table:table-cell>
          <table:table-cell ns41:value-type="float" table:style-name="ce20" office:value="207" office:value-type="float">
            <text:p>207</text:p>
          </table:table-cell>
          <table:table-cell ns41:value-type="float" table:style-name="ce20" office:value="59" office:value-type="float">
            <text:p>59</text:p>
          </table:table-cell>
          <table:table-cell ns41:value-type="float" table:style-name="ce20" office:value="55" office:value-type="float">
            <text:p>55</text:p>
          </table:table-cell>
          <table:table-cell ns41:value-type="float" table:style-name="ce20" office:value="16" office:value-type="float">
            <text:p>16</text:p>
          </table:table-cell>
          <table:table-cell ns41:value-type="float" table:style-name="ce20" office:value="20" office:value-type="float">
            <text:p>20</text:p>
          </table:table-cell>
          <table:table-cell ns41:value-type="float" table:style-name="ce20" office:value="2" office:value-type="float">
            <text:p>2</text:p>
          </table:table-cell>
          <table:table-cell ns41:value-type="float" table:style-name="ce20" office:value="1" office:value-type="float">
            <text:p>1</text:p>
          </table:table-cell>
          <table:table-cell ns41:value-type="float" table:style-name="ce20" office:value="14" office:value-type="float">
            <text:p>14</text:p>
          </table:table-cell>
          <table:table-cell ns41:value-type="float" table:style-name="ce20" office:value="7" office:value-type="float">
            <text:p>7</text:p>
          </table:table-cell>
          <table:table-cell table:style-name="ce20"/>
          <table:table-cell ns41:value-type="float" table:style-name="ce20" office:value="2" office:value-type="float">
            <text:p>2</text:p>
          </table:table-cell>
          <table:table-cell table:style-name="ce20" table:number-columns-repeated="4"/>
          <table:table-cell ns41:value-type="float" table:style-name="ce20" office:value="299" office:value-type="float">
            <text:p>299</text:p>
          </table:table-cell>
          <table:table-cell ns41:value-type="float" table:style-name="ce20" office:value="287" office:value-type="float">
            <text:p>287</text:p>
          </table:table-cell>
          <table:table-cell table:style-name="ce20" table:number-columns-repeated="20"/>
          <table:table-cell ns41:value-type="float" table:style-name="ce20" office:value="5" office:value-type="float">
            <text:p>5</text:p>
          </table:table-cell>
          <table:table-cell ns41:value-type="float" table:style-name="ce20" office:value="3" office:value-type="float">
            <text:p>3</text:p>
          </table:table-cell>
          <table:table-cell ns41:value-type="float" table:style-name="ce20" office:value="5" office:value-type="float">
            <text:p>5</text:p>
          </table:table-cell>
          <table:table-cell ns41:value-type="float" table:style-name="ce20" office:value="2" office:value-type="float">
            <text:p>2</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EMMEN.</text:p>
          </table:table-cell>
          <table:table-cell ns41:value-type="string" table:style-name="ce16" office:value-type="string">
            <text:p>Buurtschap Wester-Esch</text:p>
          </table:table-cell>
          <table:table-cell table:style-name="Default"/>
          <table:table-cell ns41:value-type="float" table:style-name="ce96" office:value="30" office:value-type="float">
            <text:p>30</text:p>
          </table:table-cell>
          <table:table-cell table:style-name="ce20" table:number-columns-repeated="2"/>
          <table:table-cell ns41:value-type="float" table:style-name="ce20" office:value="39" office:value-type="float">
            <text:p>39</text:p>
          </table:table-cell>
          <table:table-cell ns41:value-type="float" table:style-name="ce20" office:value="111" office:value-type="float">
            <text:p>111</text:p>
          </table:table-cell>
          <table:table-cell ns41:value-type="float" table:style-name="ce20" office:value="98" office:value-type="float">
            <text:p>98</text:p>
          </table:table-cell>
          <table:table-cell ns41:value-type="float" table:style-name="ce20" office:value="110" office:value-type="float">
            <text:p>110</text:p>
          </table:table-cell>
          <table:table-cell ns41:value-type="float" table:style-name="ce20" office:value="98" office:value-type="float">
            <text:p>98</text:p>
          </table:table-cell>
          <table:table-cell ns41:value-type="float" table:style-name="ce20" office:value="1" office:value-type="float">
            <text:p>1</text:p>
          </table:table-cell>
          <table:table-cell table:style-name="ce20" table:number-columns-repeated="5"/>
          <table:table-cell ns41:value-type="float" table:style-name="ce20" office:value="75" office:value-type="float">
            <text:p>75</text:p>
          </table:table-cell>
          <table:table-cell ns41:value-type="float" table:style-name="ce20" office:value="65" office:value-type="float">
            <text:p>65</text:p>
          </table:table-cell>
          <table:table-cell ns41:value-type="float" office:value="29" table:style-name="ce20" table:number-columns-repeated="2" office:value-type="float">
            <text:p>29</text:p>
          </table:table-cell>
          <table:table-cell ns41:value-type="float" table:style-name="ce20" office:value="7" office:value-type="float">
            <text:p>7</text:p>
          </table:table-cell>
          <table:table-cell ns41:value-type="float" table:style-name="ce20" office:value="4" office:value-type="float">
            <text:p>4</text:p>
          </table:table-cell>
          <table:table-cell ns41:value-type="float" table:style-name="ce20" office:value="83" office:value-type="float">
            <text:p>83</text:p>
          </table:table-cell>
          <table:table-cell ns41:value-type="float" table:style-name="ce20" office:value="84" office:value-type="float">
            <text:p>84</text:p>
          </table:table-cell>
          <table:table-cell ns41:value-type="float" table:style-name="ce20" office:value="21" office:value-type="float">
            <text:p>21</text:p>
          </table:table-cell>
          <table:table-cell ns41:value-type="float" table:style-name="ce20" office:value="13" office:value-type="float">
            <text:p>13</text:p>
          </table:table-cell>
          <table:table-cell ns41:value-type="float" office:value="1" table:style-name="ce20" table:number-columns-repeated="2" office:value-type="float">
            <text:p>1</text:p>
          </table:table-cell>
          <table:table-cell table:style-name="ce20" table:number-columns-repeated="2"/>
          <table:table-cell ns41:value-type="float" table:style-name="ce20" office:value="6" office:value-type="float">
            <text:p>6</text:p>
          </table:table-cell>
          <table:table-cell table:style-name="ce20" table:number-columns-repeated="7"/>
          <table:table-cell ns41:value-type="float" table:style-name="ce20" office:value="110" office:value-type="float">
            <text:p>110</text:p>
          </table:table-cell>
          <table:table-cell ns41:value-type="float" table:style-name="ce20" office:value="98" office:value-type="float">
            <text:p>98</text:p>
          </table:table-cell>
          <table:table-cell table:style-name="ce20" table:number-columns-repeated="20"/>
          <table:table-cell ns41:value-type="float" table:style-name="ce20" office:value="1" office:value-type="float">
            <text:p>1</text:p>
          </table:table-cell>
          <table:table-cell table:style-name="ce20" table:number-columns-repeated="14"/>
          <table:table-cell table:style-name="ce97"/>
          <table:table-cell table:style-name="ce77" table:number-columns-repeated="4"/>
          <table:table-cell table:number-columns-repeated="943"/>
        </table:table-row>
        <table:table-row table:style-name="ro5">
          <table:table-cell ns41:value-type="string" table:style-name="ce8" office:value-type="string">
            <text:p>EMMEN.</text:p>
          </table:table-cell>
          <table:table-cell ns41:value-type="string" table:style-name="ce16" office:value-type="string">
            <text:p>Buurtschap Weerdinge</text:p>
          </table:table-cell>
          <table:table-cell table:style-name="Default"/>
          <table:table-cell ns41:value-type="float" table:style-name="ce96" office:value="29" office:value-type="float">
            <text:p>29</text:p>
          </table:table-cell>
          <table:table-cell table:style-name="ce20" table:number-columns-repeated="2"/>
          <table:table-cell ns41:value-type="float" table:style-name="ce20" office:value="35" office:value-type="float">
            <text:p>35</text:p>
          </table:table-cell>
          <table:table-cell ns41:value-type="float" table:style-name="ce20" office:value="119" office:value-type="float">
            <text:p>119</text:p>
          </table:table-cell>
          <table:table-cell ns41:value-type="float" table:style-name="ce20" office:value="99" office:value-type="float">
            <text:p>99</text:p>
          </table:table-cell>
          <table:table-cell ns41:value-type="float" table:style-name="ce20" office:value="119" office:value-type="float">
            <text:p>119</text:p>
          </table:table-cell>
          <table:table-cell ns41:value-type="float" table:style-name="ce20" office:value="99" office:value-type="float">
            <text:p>99</text:p>
          </table:table-cell>
          <table:table-cell table:style-name="ce20" table:number-columns-repeated="6"/>
          <table:table-cell ns41:value-type="float" table:style-name="ce20" office:value="83" office:value-type="float">
            <text:p>83</text:p>
          </table:table-cell>
          <table:table-cell ns41:value-type="float" table:style-name="ce20" office:value="66" office:value-type="float">
            <text:p>66</text:p>
          </table:table-cell>
          <table:table-cell ns41:value-type="float" office:value="29" table:style-name="ce20" table:number-columns-repeated="2" office:value-type="float">
            <text:p>29</text:p>
          </table:table-cell>
          <table:table-cell ns41:value-type="float" table:style-name="ce20" office:value="7" office:value-type="float">
            <text:p>7</text:p>
          </table:table-cell>
          <table:table-cell ns41:value-type="float" table:style-name="ce20" office:value="4" office:value-type="float">
            <text:p>4</text:p>
          </table:table-cell>
          <table:table-cell ns41:value-type="float" table:style-name="ce20" office:value="101" office:value-type="float">
            <text:p>101</text:p>
          </table:table-cell>
          <table:table-cell ns41:value-type="float" table:style-name="ce20" office:value="79" office:value-type="float">
            <text:p>79</text:p>
          </table:table-cell>
          <table:table-cell ns41:value-type="float" table:style-name="ce20" office:value="13" office:value-type="float">
            <text:p>13</text:p>
          </table:table-cell>
          <table:table-cell ns41:value-type="float" table:style-name="ce20" office:value="17" office:value-type="float">
            <text:p>17</text:p>
          </table:table-cell>
          <table:table-cell ns41:value-type="float" table:style-name="ce20" office:value="3" office:value-type="float">
            <text:p>3</text:p>
          </table:table-cell>
          <table:table-cell ns41:value-type="float" table:style-name="ce20" office:value="2" office:value-type="float">
            <text:p>2</text:p>
          </table:table-cell>
          <table:table-cell table:style-name="ce20" table:number-columns-repeated="2"/>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6"/>
          <table:table-cell ns41:value-type="float" table:style-name="ce20" office:value="119" office:value-type="float">
            <text:p>119</text:p>
          </table:table-cell>
          <table:table-cell ns41:value-type="float" table:style-name="ce20" office:value="97" office:value-type="float">
            <text:p>97</text:p>
          </table:table-cell>
          <table:table-cell table:style-name="ce20" table:number-columns-repeated="23"/>
          <table:table-cell ns41:value-type="float" table:style-name="ce20" office:value="2" office:value-type="float">
            <text:p>2</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EMMEN.</text:p>
          </table:table-cell>
          <table:table-cell ns41:value-type="string" table:style-name="ce16" office:value-type="string">
            <text:p>Buurtschap Oever en Angelslo</text:p>
          </table:table-cell>
          <table:table-cell table:style-name="Default"/>
          <table:table-cell ns41:value-type="float" table:style-name="ce96" office:value="13" office:value-type="float">
            <text:p>13</text:p>
          </table:table-cell>
          <table:table-cell table:style-name="ce20" table:number-columns-repeated="2"/>
          <table:table-cell ns41:value-type="float" table:style-name="ce20" office:value="14" office:value-type="float">
            <text:p>14</text:p>
          </table:table-cell>
          <table:table-cell ns41:value-type="float" table:style-name="ce20" office:value="49" office:value-type="float">
            <text:p>49</text:p>
          </table:table-cell>
          <table:table-cell ns41:value-type="float" table:style-name="ce20" office:value="36" office:value-type="float">
            <text:p>36</text:p>
          </table:table-cell>
          <table:table-cell ns41:value-type="float" table:style-name="ce20" office:value="48" office:value-type="float">
            <text:p>48</text:p>
          </table:table-cell>
          <table:table-cell ns41:value-type="float" table:style-name="ce20" office:value="36" office:value-type="float">
            <text:p>36</text:p>
          </table:table-cell>
          <table:table-cell ns41:value-type="float" table:style-name="ce20" office:value="1" office:value-type="float">
            <text:p>1</text:p>
          </table:table-cell>
          <table:table-cell table:style-name="ce20" table:number-columns-repeated="5"/>
          <table:table-cell ns41:value-type="float" table:style-name="ce20" office:value="33" office:value-type="float">
            <text:p>33</text:p>
          </table:table-cell>
          <table:table-cell ns41:value-type="float" table:style-name="ce20" office:value="22" office:value-type="float">
            <text:p>22</text:p>
          </table:table-cell>
          <table:table-cell ns41:value-type="float" office:value="13" table:style-name="ce20" table:number-columns-repeated="2" office:value-type="float">
            <text:p>13</text:p>
          </table:table-cell>
          <table:table-cell ns41:value-type="float" table:style-name="ce20" office:value="3" office:value-type="float">
            <text:p>3</text:p>
          </table:table-cell>
          <table:table-cell ns41:value-type="float" table:style-name="ce20" office:value="1" office:value-type="float">
            <text:p>1</text:p>
          </table:table-cell>
          <table:table-cell ns41:value-type="float" table:style-name="ce20" office:value="36" office:value-type="float">
            <text:p>36</text:p>
          </table:table-cell>
          <table:table-cell ns41:value-type="float" table:style-name="ce20" office:value="30" office:value-type="float">
            <text:p>30</text:p>
          </table:table-cell>
          <table:table-cell ns41:value-type="float" table:style-name="ce20" office:value="12" office:value-type="float">
            <text:p>12</text:p>
          </table:table-cell>
          <table:table-cell ns41:value-type="float" table:style-name="ce20" office:value="5" office:value-type="float">
            <text:p>5</text:p>
          </table:table-cell>
          <table:table-cell ns41:value-type="float" office:value="1" table:style-name="ce20" table:number-columns-repeated="2" office:value-type="float">
            <text:p>1</text:p>
          </table:table-cell>
          <table:table-cell table:style-name="ce20" table:number-columns-repeated="10"/>
          <table:table-cell ns41:value-type="float" table:style-name="ce20" office:value="46" office:value-type="float">
            <text:p>46</text:p>
          </table:table-cell>
          <table:table-cell ns41:value-type="float" table:style-name="ce20" office:value="34" office:value-type="float">
            <text:p>34</text:p>
          </table:table-cell>
          <table:table-cell table:style-name="ce20" table:number-columns-repeated="20"/>
          <table:table-cell ns41:value-type="float" table:style-name="ce20" office:value="3" office:value-type="float">
            <text:p>3</text:p>
          </table:table-cell>
          <table:table-cell ns41:value-type="float" table:style-name="ce20" office:value="2" office:value-type="float">
            <text:p>2</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EMMEN.</text:p>
          </table:table-cell>
          <table:table-cell ns41:value-type="string" table:style-name="ce16" office:value-type="string">
            <text:p>Buurtschap Zuidbarge</text:p>
          </table:table-cell>
          <table:table-cell table:style-name="Default"/>
          <table:table-cell ns41:value-type="float" table:style-name="ce96" office:value="31" office:value-type="float">
            <text:p>31</text:p>
          </table:table-cell>
          <table:table-cell ns41:value-type="float" table:style-name="ce20" office:value="1" office:value-type="float">
            <text:p>1</text:p>
          </table:table-cell>
          <table:table-cell table:style-name="ce20"/>
          <table:table-cell ns41:value-type="float" table:style-name="ce20" office:value="35" office:value-type="float">
            <text:p>35</text:p>
          </table:table-cell>
          <table:table-cell ns41:value-type="float" table:style-name="ce20" office:value="114" office:value-type="float">
            <text:p>114</text:p>
          </table:table-cell>
          <table:table-cell ns41:value-type="float" table:style-name="ce20" office:value="83" office:value-type="float">
            <text:p>83</text:p>
          </table:table-cell>
          <table:table-cell ns41:value-type="float" table:style-name="ce20" office:value="114" office:value-type="float">
            <text:p>114</text:p>
          </table:table-cell>
          <table:table-cell ns41:value-type="float" table:style-name="ce20" office:value="83" office:value-type="float">
            <text:p>83</text:p>
          </table:table-cell>
          <table:table-cell table:style-name="ce20" table:number-columns-repeated="6"/>
          <table:table-cell ns41:value-type="float" table:style-name="ce20" office:value="79" office:value-type="float">
            <text:p>79</text:p>
          </table:table-cell>
          <table:table-cell ns41:value-type="float" table:style-name="ce20" office:value="46" office:value-type="float">
            <text:p>46</text:p>
          </table:table-cell>
          <table:table-cell ns41:value-type="float" office:value="29" table:style-name="ce20" table:number-columns-repeated="2" office:value-type="float">
            <text:p>29</text:p>
          </table:table-cell>
          <table:table-cell ns41:value-type="float" table:style-name="ce20" office:value="6" office:value-type="float">
            <text:p>6</text:p>
          </table:table-cell>
          <table:table-cell ns41:value-type="float" table:style-name="ce20" office:value="8" office:value-type="float">
            <text:p>8</text:p>
          </table:table-cell>
          <table:table-cell ns41:value-type="float" table:style-name="ce20" office:value="90" office:value-type="float">
            <text:p>90</text:p>
          </table:table-cell>
          <table:table-cell ns41:value-type="float" table:style-name="ce20" office:value="74" office:value-type="float">
            <text:p>74</text:p>
          </table:table-cell>
          <table:table-cell ns41:value-type="float" table:style-name="ce20" office:value="21" office:value-type="float">
            <text:p>21</text:p>
          </table:table-cell>
          <table:table-cell ns41:value-type="float" table:style-name="ce20" office:value="9" office:value-type="float">
            <text:p>9</text:p>
          </table:table-cell>
          <table:table-cell ns41:value-type="float" table:style-name="ce20" office:value="1" office:value-type="float">
            <text:p>1</text:p>
          </table:table-cell>
          <table:table-cell table:style-name="ce20" table:number-columns-repeated="3"/>
          <table:table-cell ns41:value-type="float" table:style-name="ce20" office:value="2" office:value-type="float">
            <text:p>2</text:p>
          </table:table-cell>
          <table:table-cell table:style-name="ce20" table:number-columns-repeated="7"/>
          <table:table-cell ns41:value-type="float" table:style-name="ce20" office:value="111" office:value-type="float">
            <text:p>111</text:p>
          </table:table-cell>
          <table:table-cell ns41:value-type="float" table:style-name="ce20" office:value="82" office:value-type="float">
            <text:p>82</text:p>
          </table:table-cell>
          <table:table-cell table:style-name="ce20" table:number-columns-repeated="20"/>
          <table:table-cell ns41:value-type="float" table:style-name="ce20" office:value="3" office:value-type="float">
            <text:p>3</text:p>
          </table:table-cell>
          <table:table-cell ns41:value-type="float" table:style-name="ce20" office:value="1" office:value-type="float">
            <text:p>1</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EMMEN.</text:p>
          </table:table-cell>
          <table:table-cell ns41:value-type="string" table:style-name="ce16" office:value-type="string">
            <text:p>Buurtschap Noordbarge</text:p>
          </table:table-cell>
          <table:table-cell table:style-name="Default"/>
          <table:table-cell ns41:value-type="float" table:style-name="ce96" office:value="67" office:value-type="float">
            <text:p>67</text:p>
          </table:table-cell>
          <table:table-cell table:style-name="ce20" table:number-columns-repeated="2"/>
          <table:table-cell ns41:value-type="float" table:style-name="ce20" office:value="82" office:value-type="float">
            <text:p>82</text:p>
          </table:table-cell>
          <table:table-cell ns41:value-type="float" table:style-name="ce20" office:value="234" office:value-type="float">
            <text:p>234</text:p>
          </table:table-cell>
          <table:table-cell ns41:value-type="float" table:style-name="ce20" office:value="193" office:value-type="float">
            <text:p>193</text:p>
          </table:table-cell>
          <table:table-cell ns41:value-type="float" table:style-name="ce20" office:value="234" office:value-type="float">
            <text:p>234</text:p>
          </table:table-cell>
          <table:table-cell ns41:value-type="float" table:style-name="ce20" office:value="193" office:value-type="float">
            <text:p>193</text:p>
          </table:table-cell>
          <table:table-cell table:style-name="ce20" table:number-columns-repeated="5"/>
          <table:table-cell ns41:value-type="float" table:style-name="ce20" office:value="1" office:value-type="float">
            <text:p>1</text:p>
          </table:table-cell>
          <table:table-cell ns41:value-type="float" table:style-name="ce20" office:value="148" office:value-type="float">
            <text:p>148</text:p>
          </table:table-cell>
          <table:table-cell ns41:value-type="float" table:style-name="ce20" office:value="112" office:value-type="float">
            <text:p>112</text:p>
          </table:table-cell>
          <table:table-cell ns41:value-type="float" office:value="71" table:style-name="ce20" table:number-columns-repeated="2" office:value-type="float">
            <text:p>71</text:p>
          </table:table-cell>
          <table:table-cell ns41:value-type="float" table:style-name="ce20" office:value="15" office:value-type="float">
            <text:p>15</text:p>
          </table:table-cell>
          <table:table-cell ns41:value-type="float" table:style-name="ce20" office:value="10" office:value-type="float">
            <text:p>10</text:p>
          </table:table-cell>
          <table:table-cell ns41:value-type="float" table:style-name="ce20" office:value="186" office:value-type="float">
            <text:p>186</text:p>
          </table:table-cell>
          <table:table-cell ns41:value-type="float" table:style-name="ce20" office:value="149" office:value-type="float">
            <text:p>149</text:p>
          </table:table-cell>
          <table:table-cell ns41:value-type="float" table:style-name="ce20" office:value="33" office:value-type="float">
            <text:p>33</text:p>
          </table:table-cell>
          <table:table-cell ns41:value-type="float" table:style-name="ce20" office:value="39" office:value-type="float">
            <text:p>39</text:p>
          </table:table-cell>
          <table:table-cell ns41:value-type="float" table:style-name="ce20" office:value="4" office:value-type="float">
            <text:p>4</text:p>
          </table:table-cell>
          <table:table-cell ns41:value-type="float" table:style-name="ce20" office:value="3" office:value-type="float">
            <text:p>3</text:p>
          </table:table-cell>
          <table:table-cell table:style-name="ce20" table:number-columns-repeated="2"/>
          <table:table-cell ns41:value-type="float" table:style-name="ce20" office:value="11" office:value-type="float">
            <text:p>11</text:p>
          </table:table-cell>
          <table:table-cell ns41:value-type="float" table:style-name="ce20" office:value="2" office:value-type="float">
            <text:p>2</text:p>
          </table:table-cell>
          <table:table-cell table:style-name="ce20" table:number-columns-repeated="6"/>
          <table:table-cell ns41:value-type="float" table:style-name="ce20" office:value="219" office:value-type="float">
            <text:p>219</text:p>
          </table:table-cell>
          <table:table-cell ns41:value-type="float" table:style-name="ce20" office:value="179" office:value-type="float">
            <text:p>179</text:p>
          </table:table-cell>
          <table:table-cell table:style-name="ce20" table:number-columns-repeated="20"/>
          <table:table-cell ns41:value-type="float" table:style-name="ce20" office:value="13" office:value-type="float">
            <text:p>13</text:p>
          </table:table-cell>
          <table:table-cell ns41:value-type="float" table:style-name="ce20" office:value="12" office:value-type="float">
            <text:p>12</text:p>
          </table:table-cell>
          <table:table-cell table:style-name="ce20" table:number-columns-repeated="8"/>
          <table:table-cell ns41:value-type="float" office:value="2" table:style-name="ce20" table:number-columns-repeated="2" office:value-type="float">
            <text:p>2</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EMMEN.</text:p>
          </table:table-cell>
          <table:table-cell ns41:value-type="string" table:style-name="ce16" office:value-type="string">
            <text:p>Dorp Roswinkel</text:p>
          </table:table-cell>
          <table:table-cell table:style-name="Default"/>
          <table:table-cell ns41:value-type="float" table:style-name="ce96" office:value="95" office:value-type="float">
            <text:p>95</text:p>
          </table:table-cell>
          <table:table-cell ns41:value-type="float" table:style-name="ce20" office:value="1" office:value-type="float">
            <text:p>1</text:p>
          </table:table-cell>
          <table:table-cell table:style-name="ce20"/>
          <table:table-cell ns41:value-type="float" table:style-name="ce20" office:value="118" office:value-type="float">
            <text:p>118</text:p>
          </table:table-cell>
          <table:table-cell ns41:value-type="float" table:style-name="ce20" office:value="306" office:value-type="float">
            <text:p>306</text:p>
          </table:table-cell>
          <table:table-cell ns41:value-type="float" table:style-name="ce20" office:value="286" office:value-type="float">
            <text:p>286</text:p>
          </table:table-cell>
          <table:table-cell ns41:value-type="float" table:style-name="ce20" office:value="303" office:value-type="float">
            <text:p>303</text:p>
          </table:table-cell>
          <table:table-cell ns41:value-type="float" table:style-name="ce20" office:value="285" office:value-type="float">
            <text:p>285</text:p>
          </table:table-cell>
          <table:table-cell ns41:value-type="float" table:style-name="ce20" office:value="3" office:value-type="float">
            <text:p>3</text:p>
          </table:table-cell>
          <table:table-cell ns41:value-type="float" table:style-name="ce20" office:value="1" office:value-type="float">
            <text:p>1</text:p>
          </table:table-cell>
          <table:table-cell table:style-name="ce20" table:number-columns-repeated="4"/>
          <table:table-cell ns41:value-type="float" table:style-name="ce20" office:value="207" office:value-type="float">
            <text:p>207</text:p>
          </table:table-cell>
          <table:table-cell ns41:value-type="float" table:style-name="ce20" office:value="178" office:value-type="float">
            <text:p>178</text:p>
          </table:table-cell>
          <table:table-cell ns41:value-type="float" office:value="82" table:style-name="ce20" table:number-columns-repeated="2" office:value-type="float">
            <text:p>82</text:p>
          </table:table-cell>
          <table:table-cell ns41:value-type="float" table:style-name="ce20" office:value="17" office:value-type="float">
            <text:p>17</text:p>
          </table:table-cell>
          <table:table-cell ns41:value-type="float" table:style-name="ce20" office:value="26" office:value-type="float">
            <text:p>26</text:p>
          </table:table-cell>
          <table:table-cell ns41:value-type="float" table:style-name="ce20" office:value="238" office:value-type="float">
            <text:p>238</text:p>
          </table:table-cell>
          <table:table-cell ns41:value-type="float" table:style-name="ce20" office:value="230" office:value-type="float">
            <text:p>230</text:p>
          </table:table-cell>
          <table:table-cell ns41:value-type="float" table:style-name="ce20" office:value="18" office:value-type="float">
            <text:p>18</text:p>
          </table:table-cell>
          <table:table-cell ns41:value-type="float" table:style-name="ce20" office:value="10" office:value-type="float">
            <text:p>10</text:p>
          </table:table-cell>
          <table:table-cell ns41:value-type="float" table:style-name="ce20" office:value="30" office:value-type="float">
            <text:p>30</text:p>
          </table:table-cell>
          <table:table-cell ns41:value-type="float" table:style-name="ce20" office:value="31" office:value-type="float">
            <text:p>31</text:p>
          </table:table-cell>
          <table:table-cell table:style-name="ce20"/>
          <table:table-cell ns41:value-type="float" table:style-name="ce20" office:value="1" office:value-type="float">
            <text:p>1</text:p>
          </table:table-cell>
          <table:table-cell ns41:value-type="float" table:style-name="ce20" office:value="20" office:value-type="float">
            <text:p>20</text:p>
          </table:table-cell>
          <table:table-cell ns41:value-type="float" table:style-name="ce20" office:value="14" office:value-type="float">
            <text:p>14</text:p>
          </table:table-cell>
          <table:table-cell table:style-name="ce20" table:number-columns-repeated="6"/>
          <table:table-cell ns41:value-type="float" table:style-name="ce20" office:value="266" office:value-type="float">
            <text:p>266</text:p>
          </table:table-cell>
          <table:table-cell ns41:value-type="float" table:style-name="ce20" office:value="246" office:value-type="float">
            <text:p>246</text:p>
          </table:table-cell>
          <table:table-cell table:style-name="ce20" table:number-columns-repeated="22"/>
          <table:table-cell ns41:value-type="float" table:style-name="ce20" office:value="37" office:value-type="float">
            <text:p>37</text:p>
          </table:table-cell>
          <table:table-cell ns41:value-type="float" table:style-name="ce20" office:value="36" office:value-type="float">
            <text:p>36</text:p>
          </table:table-cell>
          <table:table-cell table:style-name="ce20" table:number-columns-repeated="6"/>
          <table:table-cell ns41:value-type="float" table:style-name="ce20" office:value="3" office:value-type="float">
            <text:p>3</text:p>
          </table:table-cell>
          <table:table-cell ns41:value-type="float" table:style-name="ce20" office:value="4" office:value-type="float">
            <text:p>4</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EMMEN.</text:p>
          </table:table-cell>
          <table:table-cell ns41:value-type="string" table:style-name="ce16" office:value-type="string">
            <text:p>Buurtschap de Maten</text:p>
          </table:table-cell>
          <table:table-cell table:style-name="Default"/>
          <table:table-cell ns41:value-type="float" table:style-name="ce96" office:value="66" office:value-type="float">
            <text:p>66</text:p>
          </table:table-cell>
          <table:table-cell table:style-name="ce20" table:number-columns-repeated="2"/>
          <table:table-cell ns41:value-type="float" table:style-name="ce20" office:value="81" office:value-type="float">
            <text:p>81</text:p>
          </table:table-cell>
          <table:table-cell ns41:value-type="float" table:style-name="ce20" office:value="190" office:value-type="float">
            <text:p>190</text:p>
          </table:table-cell>
          <table:table-cell ns41:value-type="float" table:style-name="ce20" office:value="170" office:value-type="float">
            <text:p>170</text:p>
          </table:table-cell>
          <table:table-cell ns41:value-type="float" table:style-name="ce20" office:value="189" office:value-type="float">
            <text:p>189</text:p>
          </table:table-cell>
          <table:table-cell ns41:value-type="float" table:style-name="ce20" office:value="169" office:value-type="float">
            <text:p>169</text:p>
          </table:table-cell>
          <table:table-cell table:style-name="ce20" table:number-columns-repeated="2"/>
          <table:table-cell ns41:value-type="float" office:value="1" table:style-name="ce20" table:number-columns-repeated="3" office:value-type="float">
            <text:p>1</text:p>
          </table:table-cell>
          <table:table-cell table:style-name="ce20"/>
          <table:table-cell ns41:value-type="float" table:style-name="ce20" office:value="116" office:value-type="float">
            <text:p>116</text:p>
          </table:table-cell>
          <table:table-cell ns41:value-type="float" table:style-name="ce20" office:value="88" office:value-type="float">
            <text:p>88</text:p>
          </table:table-cell>
          <table:table-cell ns41:value-type="float" office:value="70" table:style-name="ce20" table:number-columns-repeated="2" office:value-type="float">
            <text:p>70</text:p>
          </table:table-cell>
          <table:table-cell ns41:value-type="float" table:style-name="ce20" office:value="4" office:value-type="float">
            <text:p>4</text:p>
          </table:table-cell>
          <table:table-cell ns41:value-type="float" table:style-name="ce20" office:value="12" office:value-type="float">
            <text:p>12</text:p>
          </table:table-cell>
          <table:table-cell ns41:value-type="float" table:style-name="ce20" office:value="102" office:value-type="float">
            <text:p>102</text:p>
          </table:table-cell>
          <table:table-cell ns41:value-type="float" table:style-name="ce20" office:value="92" office:value-type="float">
            <text:p>92</text:p>
          </table:table-cell>
          <table:table-cell ns41:value-type="float" office:value="2" table:style-name="ce20" table:number-columns-repeated="2" office:value-type="float">
            <text:p>2</text:p>
          </table:table-cell>
          <table:table-cell ns41:value-type="float" table:style-name="ce20" office:value="35" office:value-type="float">
            <text:p>35</text:p>
          </table:table-cell>
          <table:table-cell ns41:value-type="float" table:style-name="ce20" office:value="24" office:value-type="float">
            <text:p>24</text:p>
          </table:table-cell>
          <table:table-cell ns41:value-type="float" office:value="4" table:style-name="ce20" table:number-columns-repeated="2" office:value-type="float">
            <text:p>4</text:p>
          </table:table-cell>
          <table:table-cell ns41:value-type="float" table:style-name="ce20" office:value="47" office:value-type="float">
            <text:p>47</text:p>
          </table:table-cell>
          <table:table-cell ns41:value-type="float" table:style-name="ce20" office:value="48" office:value-type="float">
            <text:p>48</text:p>
          </table:table-cell>
          <table:table-cell table:style-name="ce20" table:number-columns-repeated="6"/>
          <table:table-cell ns41:value-type="float" table:style-name="ce20" office:value="74" office:value-type="float">
            <text:p>74</text:p>
          </table:table-cell>
          <table:table-cell ns41:value-type="float" table:style-name="ce20" office:value="65" office:value-type="float">
            <text:p>65</text:p>
          </table:table-cell>
          <table:table-cell table:style-name="ce20" table:number-columns-repeated="8"/>
          <table:table-cell ns41:value-type="float" office:value="1" table:style-name="ce20" table:number-columns-repeated="2" office:value-type="float">
            <text:p>1</text:p>
          </table:table-cell>
          <table:table-cell table:style-name="ce20" table:number-columns-repeated="10"/>
          <table:table-cell ns41:value-type="float" table:style-name="ce20" office:value="2" office:value-type="float">
            <text:p>2</text:p>
          </table:table-cell>
          <table:table-cell ns41:value-type="float" table:style-name="ce20" office:value="1" office:value-type="float">
            <text:p>1</text:p>
          </table:table-cell>
          <table:table-cell ns41:value-type="float" table:style-name="ce20" office:value="107" office:value-type="float">
            <text:p>107</text:p>
          </table:table-cell>
          <table:table-cell ns41:value-type="float" table:style-name="ce20" office:value="100" office:value-type="float">
            <text:p>100</text:p>
          </table:table-cell>
          <table:table-cell table:style-name="ce20" table:number-columns-repeated="6"/>
          <table:table-cell ns41:value-type="float" table:style-name="ce20" office:value="6" office:value-type="float">
            <text:p>6</text:p>
          </table:table-cell>
          <table:table-cell ns41:value-type="float" table:style-name="ce20" office:value="3" office:value-type="float">
            <text:p>3</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EMMEN.</text:p>
          </table:table-cell>
          <table:table-cell ns41:value-type="string" table:style-name="ce16" office:value-type="string">
            <text:p>Totaal</text:p>
          </table:table-cell>
          <table:table-cell table:style-name="Default"/>
          <table:table-cell ns41:value-type="float" table:style-name="ce96" office:value="417" office:value-type="float">
            <text:p>417</text:p>
          </table:table-cell>
          <table:table-cell ns41:value-type="float" table:style-name="ce20" office:value="3" office:value-type="float">
            <text:p>3</text:p>
          </table:table-cell>
          <table:table-cell table:style-name="ce20"/>
          <table:table-cell ns41:value-type="float" table:style-name="ce20" office:value="516" office:value-type="float">
            <text:p>516</text:p>
          </table:table-cell>
          <table:table-cell ns41:value-type="float" table:style-name="ce43" office:value="1432" office:value-type="float">
            <text:p>1,432</text:p>
          </table:table-cell>
          <table:table-cell ns41:value-type="float" table:style-name="ce43" office:value="1257" office:value-type="float">
            <text:p>1,257</text:p>
          </table:table-cell>
          <table:table-cell ns41:value-type="float" table:style-name="ce43" office:value="1424" office:value-type="float">
            <text:p>1,424</text:p>
          </table:table-cell>
          <table:table-cell ns41:value-type="float" table:style-name="ce43" office:value="1253" office:value-type="float">
            <text:p>1,253</text:p>
          </table:table-cell>
          <table:table-cell ns41:value-type="float" table:style-name="ce20" office:value="7" office:value-type="float">
            <text:p>7</text:p>
          </table:table-cell>
          <table:table-cell ns41:value-type="float" table:style-name="ce20" office:value="3" office:value-type="float">
            <text:p>3</text:p>
          </table:table-cell>
          <table:table-cell ns41:value-type="float" office:value="1" table:style-name="ce20" table:number-columns-repeated="2" office:value-type="float">
            <text:p>1</text:p>
          </table:table-cell>
          <table:table-cell ns41:value-type="float" office:value="3" table:style-name="ce20" table:number-columns-repeated="2" office:value-type="float">
            <text:p>3</text:p>
          </table:table-cell>
          <table:table-cell ns41:value-type="float" table:style-name="ce20" office:value="958" office:value-type="float">
            <text:p>958</text:p>
          </table:table-cell>
          <table:table-cell ns41:value-type="float" table:style-name="ce20" office:value="771" office:value-type="float">
            <text:p>771</text:p>
          </table:table-cell>
          <table:table-cell ns41:value-type="float" table:style-name="ce20" office:value="402" office:value-type="float">
            <text:p>402</text:p>
          </table:table-cell>
          <table:table-cell ns41:value-type="float" table:style-name="ce20" office:value="401" office:value-type="float">
            <text:p>401</text:p>
          </table:table-cell>
          <table:table-cell ns41:value-type="float" table:style-name="ce20" office:value="72" office:value-type="float">
            <text:p>72</text:p>
          </table:table-cell>
          <table:table-cell ns41:value-type="float" table:style-name="ce20" office:value="85" office:value-type="float">
            <text:p>85</text:p>
          </table:table-cell>
          <table:table-cell ns41:value-type="float" table:style-name="ce43" office:value="1054" office:value-type="float">
            <text:p>1,054</text:p>
          </table:table-cell>
          <table:table-cell ns41:value-type="float" table:style-name="ce20" office:value="945" office:value-type="float">
            <text:p>945</text:p>
          </table:table-cell>
          <table:table-cell ns41:value-type="float" table:style-name="ce20" office:value="179" office:value-type="float">
            <text:p>179</text:p>
          </table:table-cell>
          <table:table-cell ns41:value-type="float" table:style-name="ce20" office:value="150" office:value-type="float">
            <text:p>150</text:p>
          </table:table-cell>
          <table:table-cell ns41:value-type="float" table:style-name="ce20" office:value="91" office:value-type="float">
            <text:p>91</text:p>
          </table:table-cell>
          <table:table-cell ns41:value-type="float" table:style-name="ce20" office:value="82" office:value-type="float">
            <text:p>82</text:p>
          </table:table-cell>
          <table:table-cell ns41:value-type="float" office:value="6" table:style-name="ce20" table:number-columns-repeated="2" office:value-type="float">
            <text:p>6</text:p>
          </table:table-cell>
          <table:table-cell ns41:value-type="float" table:style-name="ce20" office:value="102" office:value-type="float">
            <text:p>102</text:p>
          </table:table-cell>
          <table:table-cell ns41:value-type="float" table:style-name="ce20" office:value="72" office:value-type="float">
            <text:p>72</text:p>
          </table:table-cell>
          <table:table-cell table:style-name="ce20"/>
          <table:table-cell ns41:value-type="float" table:style-name="ce20" office:value="2" office:value-type="float">
            <text:p>2</text:p>
          </table:table-cell>
          <table:table-cell table:style-name="ce20" table:number-columns-repeated="4"/>
          <table:table-cell ns41:value-type="float" table:style-name="ce43" office:value="1244" office:value-type="float">
            <text:p>1,244</text:p>
          </table:table-cell>
          <table:table-cell ns41:value-type="float" table:style-name="ce43" office:value="1088" office:value-type="float">
            <text:p>1,088</text:p>
          </table:table-cell>
          <table:table-cell table:style-name="ce20" table:number-columns-repeated="8"/>
          <table:table-cell ns41:value-type="float" office:value="1" table:style-name="ce20" table:number-columns-repeated="2" office:value-type="float">
            <text:p>1</text:p>
          </table:table-cell>
          <table:table-cell table:style-name="ce20" table:number-columns-repeated="10"/>
          <table:table-cell ns41:value-type="float" table:style-name="ce20" office:value="27" office:value-type="float">
            <text:p>27</text:p>
          </table:table-cell>
          <table:table-cell ns41:value-type="float" table:style-name="ce20" office:value="19" office:value-type="float">
            <text:p>19</text:p>
          </table:table-cell>
          <table:table-cell ns41:value-type="float" table:style-name="ce20" office:value="149" office:value-type="float">
            <text:p>149</text:p>
          </table:table-cell>
          <table:table-cell ns41:value-type="float" table:style-name="ce20" office:value="140" office:value-type="float">
            <text:p>140</text:p>
          </table:table-cell>
          <table:table-cell table:style-name="ce20" table:number-columns-repeated="6"/>
          <table:table-cell ns41:value-type="float" table:style-name="ce20" office:value="11" office:value-type="float">
            <text:p>11</text:p>
          </table:table-cell>
          <table:table-cell ns41:value-type="float" table:style-name="ce20" office:value="9" office:value-type="float">
            <text:p>9</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GASSELTE.</text:p>
          </table:table-cell>
          <table:table-cell ns41:value-type="string" table:style-name="ce16" office:value-type="string">
            <text:p>Dorp</text:p>
          </table:table-cell>
          <table:table-cell table:style-name="Default"/>
          <table:table-cell ns41:value-type="float" table:style-name="ce96" office:value="71" office:value-type="float">
            <text:p>71</text:p>
          </table:table-cell>
          <table:table-cell ns41:value-type="float" table:style-name="ce20" office:value="4" office:value-type="float">
            <text:p>4</text:p>
          </table:table-cell>
          <table:table-cell table:style-name="ce20"/>
          <table:table-cell ns41:value-type="float" table:style-name="ce20" office:value="80" office:value-type="float">
            <text:p>80</text:p>
          </table:table-cell>
          <table:table-cell ns41:value-type="float" table:style-name="ce20" office:value="222" office:value-type="float">
            <text:p>222</text:p>
          </table:table-cell>
          <table:table-cell ns41:value-type="float" table:style-name="ce20" office:value="193" office:value-type="float">
            <text:p>193</text:p>
          </table:table-cell>
          <table:table-cell ns41:value-type="float" table:style-name="ce20" office:value="206" office:value-type="float">
            <text:p>206</text:p>
          </table:table-cell>
          <table:table-cell ns41:value-type="float" table:style-name="ce20" office:value="180" office:value-type="float">
            <text:p>180</text:p>
          </table:table-cell>
          <table:table-cell ns41:value-type="float" table:style-name="ce20" office:value="16" office:value-type="float">
            <text:p>16</text:p>
          </table:table-cell>
          <table:table-cell ns41:value-type="float" table:style-name="ce20" office:value="13" office:value-type="float">
            <text:p>13</text:p>
          </table:table-cell>
          <table:table-cell table:style-name="ce20" table:number-columns-repeated="2"/>
          <table:table-cell ns41:value-type="float" table:style-name="ce20" office:value="1" office:value-type="float">
            <text:p>1</text:p>
          </table:table-cell>
          <table:table-cell ns41:value-type="float" table:style-name="ce20" office:value="2" office:value-type="float">
            <text:p>2</text:p>
          </table:table-cell>
          <table:table-cell ns41:value-type="float" table:style-name="ce20" office:value="145" office:value-type="float">
            <text:p>145</text:p>
          </table:table-cell>
          <table:table-cell ns41:value-type="float" table:style-name="ce20" office:value="115" office:value-type="float">
            <text:p>115</text:p>
          </table:table-cell>
          <table:table-cell ns41:value-type="float" table:style-name="ce20" office:value="69" office:value-type="float">
            <text:p>69</text:p>
          </table:table-cell>
          <table:table-cell ns41:value-type="float" table:style-name="ce20" office:value="67" office:value-type="float">
            <text:p>67</text:p>
          </table:table-cell>
          <table:table-cell ns41:value-type="float" table:style-name="ce20" office:value="8" office:value-type="float">
            <text:p>8</text:p>
          </table:table-cell>
          <table:table-cell ns41:value-type="float" table:style-name="ce20" office:value="11" office:value-type="float">
            <text:p>11</text:p>
          </table:table-cell>
          <table:table-cell ns41:value-type="float" table:style-name="ce20" office:value="146" office:value-type="float">
            <text:p>146</text:p>
          </table:table-cell>
          <table:table-cell ns41:value-type="float" table:style-name="ce20" office:value="119" office:value-type="float">
            <text:p>119</text:p>
          </table:table-cell>
          <table:table-cell ns41:value-type="float" table:style-name="ce20" office:value="59" office:value-type="float">
            <text:p>59</text:p>
          </table:table-cell>
          <table:table-cell ns41:value-type="float" table:style-name="ce20" office:value="65" office:value-type="float">
            <text:p>65</text:p>
          </table:table-cell>
          <table:table-cell ns41:value-type="float" table:style-name="ce20" office:value="13" office:value-type="float">
            <text:p>13</text:p>
          </table:table-cell>
          <table:table-cell ns41:value-type="float" table:style-name="ce20" office:value="7" office:value-type="float">
            <text:p>7</text:p>
          </table:table-cell>
          <table:table-cell table:style-name="ce20" table:number-columns-repeated="2"/>
          <table:table-cell ns41:value-type="float" table:style-name="ce20" office:value="4" office:value-type="float">
            <text:p>4</text:p>
          </table:table-cell>
          <table:table-cell ns41:value-type="float" table:style-name="ce20" office:value="2" office:value-type="float">
            <text:p>2</text:p>
          </table:table-cell>
          <table:table-cell table:style-name="ce20" table:number-columns-repeated="6"/>
          <table:table-cell ns41:value-type="float" table:style-name="ce20" office:value="211" office:value-type="float">
            <text:p>211</text:p>
          </table:table-cell>
          <table:table-cell ns41:value-type="float" table:style-name="ce20" office:value="188" office:value-type="float">
            <text:p>188</text:p>
          </table:table-cell>
          <table:table-cell table:style-name="ce20" table:number-columns-repeated="8"/>
          <table:table-cell ns41:value-type="float" table:style-name="ce20" office:value="1" office:value-type="float">
            <text:p>1</text:p>
          </table:table-cell>
          <table:table-cell table:style-name="ce20" table:number-columns-repeated="11"/>
          <table:table-cell ns41:value-type="float" table:style-name="ce20" office:value="1" office:value-type="float">
            <text:p>1</text:p>
          </table:table-cell>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7"/>
          <table:table-cell ns41:value-type="float" table:style-name="ce20" office:value="7" office:value-type="float">
            <text:p>7</text:p>
          </table:table-cell>
          <table:table-cell ns41:value-type="float" table:style-name="ce20" office:value="3" office:value-type="float">
            <text:p>3</text:p>
          </table:table-cell>
          <table:table-cell table:style-name="ce20" table:number-columns-repeated="2"/>
          <table:table-cell ns41:value-type="float" table:style-name="ce20" office:value="1" office:value-type="float">
            <text:p>1</text:p>
          </table:table-cell>
          <table:table-cell table:style-name="ce97"/>
          <table:table-cell table:style-name="ce77" table:number-columns-repeated="4"/>
          <table:table-cell table:number-columns-repeated="943"/>
        </table:table-row>
        <table:table-row table:style-name="ro5">
          <table:table-cell ns41:value-type="string" table:style-name="ce8" office:value-type="string">
            <text:p>GASSELTE.</text:p>
          </table:table-cell>
          <table:table-cell ns41:value-type="string" table:style-name="ce16" office:value-type="string">
            <text:p>Buurtschap Gasselterboerveen</text:p>
          </table:table-cell>
          <table:table-cell table:style-name="Default"/>
          <table:table-cell ns41:value-type="float" table:style-name="ce96" office:value="64" office:value-type="float">
            <text:p>64</text:p>
          </table:table-cell>
          <table:table-cell table:style-name="ce20" table:number-columns-repeated="2"/>
          <table:table-cell ns41:value-type="float" table:style-name="ce20" office:value="65" office:value-type="float">
            <text:p>65</text:p>
          </table:table-cell>
          <table:table-cell ns41:value-type="float" table:style-name="ce20" office:value="158" office:value-type="float">
            <text:p>158</text:p>
          </table:table-cell>
          <table:table-cell ns41:value-type="float" table:style-name="ce20" office:value="180" office:value-type="float">
            <text:p>180</text:p>
          </table:table-cell>
          <table:table-cell ns41:value-type="float" table:style-name="ce20" office:value="152" office:value-type="float">
            <text:p>152</text:p>
          </table:table-cell>
          <table:table-cell ns41:value-type="float" table:style-name="ce20" office:value="169" office:value-type="float">
            <text:p>169</text:p>
          </table:table-cell>
          <table:table-cell ns41:value-type="float" table:style-name="ce20" office:value="6" office:value-type="float">
            <text:p>6</text:p>
          </table:table-cell>
          <table:table-cell ns41:value-type="float" table:style-name="ce20" office:value="11" office:value-type="float">
            <text:p>11</text:p>
          </table:table-cell>
          <table:table-cell table:style-name="ce20" table:number-columns-repeated="2"/>
          <table:table-cell ns41:value-type="float" table:style-name="ce20" office:value="1" office:value-type="float">
            <text:p>1</text:p>
          </table:table-cell>
          <table:table-cell table:style-name="ce20"/>
          <table:table-cell ns41:value-type="float" table:style-name="ce20" office:value="103" office:value-type="float">
            <text:p>103</text:p>
          </table:table-cell>
          <table:table-cell ns41:value-type="float" table:style-name="ce20" office:value="113" office:value-type="float">
            <text:p>113</text:p>
          </table:table-cell>
          <table:table-cell ns41:value-type="float" table:style-name="ce20" office:value="53" office:value-type="float">
            <text:p>53</text:p>
          </table:table-cell>
          <table:table-cell ns41:value-type="float" table:style-name="ce20" office:value="55" office:value-type="float">
            <text:p>55</text:p>
          </table:table-cell>
          <table:table-cell ns41:value-type="float" table:style-name="ce20" office:value="2" office:value-type="float">
            <text:p>2</text:p>
          </table:table-cell>
          <table:table-cell ns41:value-type="float" table:style-name="ce20" office:value="12" office:value-type="float">
            <text:p>12</text:p>
          </table:table-cell>
          <table:table-cell ns41:value-type="float" table:style-name="ce20" office:value="82" office:value-type="float">
            <text:p>82</text:p>
          </table:table-cell>
          <table:table-cell ns41:value-type="float" table:style-name="ce20" office:value="86" office:value-type="float">
            <text:p>86</text:p>
          </table:table-cell>
          <table:table-cell ns41:value-type="float" table:style-name="ce20" office:value="24" office:value-type="float">
            <text:p>24</text:p>
          </table:table-cell>
          <table:table-cell ns41:value-type="float" table:style-name="ce20" office:value="25" office:value-type="float">
            <text:p>25</text:p>
          </table:table-cell>
          <table:table-cell ns41:value-type="float" table:style-name="ce20" office:value="48" office:value-type="float">
            <text:p>48</text:p>
          </table:table-cell>
          <table:table-cell ns41:value-type="float" table:style-name="ce20" office:value="68" office:value-type="float">
            <text:p>68</text:p>
          </table:table-cell>
          <table:table-cell table:style-name="ce20" table:number-columns-repeated="2"/>
          <table:table-cell ns41:value-type="float" table:style-name="ce20" office:value="4" office:value-type="float">
            <text:p>4</text:p>
          </table:table-cell>
          <table:table-cell ns41:value-type="float" table:style-name="ce20" office:value="1" office:value-type="float">
            <text:p>1</text:p>
          </table:table-cell>
          <table:table-cell table:style-name="ce20" table:number-columns-repeated="6"/>
          <table:table-cell ns41:value-type="float" table:style-name="ce20" office:value="136" office:value-type="float">
            <text:p>136</text:p>
          </table:table-cell>
          <table:table-cell ns41:value-type="float" table:style-name="ce20" office:value="162" office:value-type="float">
            <text:p>162</text:p>
          </table:table-cell>
          <table:table-cell table:style-name="ce20" table:number-columns-repeated="8"/>
          <table:table-cell ns41:value-type="float" table:style-name="ce20" office:value="6" office:value-type="float">
            <text:p>6</text:p>
          </table:table-cell>
          <table:table-cell ns41:value-type="float" table:style-name="ce20" office:value="4" office:value-type="float">
            <text:p>4</text:p>
          </table:table-cell>
          <table:table-cell table:style-name="ce20" table:number-columns-repeated="10"/>
          <table:table-cell ns41:value-type="float" table:style-name="ce20" office:value="8" office:value-type="float">
            <text:p>8</text:p>
          </table:table-cell>
          <table:table-cell ns41:value-type="float" table:style-name="ce20" office:value="12" office:value-type="float">
            <text:p>12</text:p>
          </table:table-cell>
          <table:table-cell ns41:value-type="float" table:style-name="ce20" office:value="3" office:value-type="float">
            <text:p>3</text:p>
          </table:table-cell>
          <table:table-cell table:style-name="ce20" table:number-columns-repeated="11"/>
          <table:table-cell ns41:value-type="float" table:style-name="ce20" office:value="5" office:value-type="float">
            <text:p>5</text:p>
          </table:table-cell>
          <table:table-cell ns41:value-type="float" table:style-name="ce97" office:value="2" office:value-type="float">
            <text:p>2</text:p>
          </table:table-cell>
          <table:table-cell table:style-name="ce77" table:number-columns-repeated="4"/>
          <table:table-cell table:number-columns-repeated="943"/>
        </table:table-row>
        <table:table-row table:style-name="ro5">
          <table:table-cell ns41:value-type="string" table:style-name="ce8" office:value-type="string">
            <text:p>GASSELTE.</text:p>
          </table:table-cell>
          <table:table-cell ns41:value-type="string" table:style-name="ce16" office:value-type="string">
            <text:p>Buurtschap Gasselternijveen</text:p>
          </table:table-cell>
          <table:table-cell table:style-name="Default"/>
          <table:table-cell ns41:value-type="float" table:style-name="ce96" office:value="73" office:value-type="float">
            <text:p>73</text:p>
          </table:table-cell>
          <table:table-cell ns41:value-type="float" table:style-name="ce20" office:value="3" office:value-type="float">
            <text:p>3</text:p>
          </table:table-cell>
          <table:table-cell table:style-name="ce20"/>
          <table:table-cell ns41:value-type="float" table:style-name="ce20" office:value="89" office:value-type="float">
            <text:p>89</text:p>
          </table:table-cell>
          <table:table-cell ns41:value-type="float" table:style-name="ce20" office:value="219" office:value-type="float">
            <text:p>219</text:p>
          </table:table-cell>
          <table:table-cell ns41:value-type="float" table:style-name="ce20" office:value="212" office:value-type="float">
            <text:p>212</text:p>
          </table:table-cell>
          <table:table-cell ns41:value-type="float" table:style-name="ce20" office:value="198" office:value-type="float">
            <text:p>198</text:p>
          </table:table-cell>
          <table:table-cell ns41:value-type="float" table:style-name="ce20" office:value="202" office:value-type="float">
            <text:p>202</text:p>
          </table:table-cell>
          <table:table-cell ns41:value-type="float" table:style-name="ce20" office:value="21" office:value-type="float">
            <text:p>21</text:p>
          </table:table-cell>
          <table:table-cell ns41:value-type="float" table:style-name="ce20" office:value="10" office:value-type="float">
            <text:p>10</text:p>
          </table:table-cell>
          <table:table-cell table:style-name="ce20" table:number-columns-repeated="2"/>
          <table:table-cell ns41:value-type="float" table:style-name="ce20" office:value="20" office:value-type="float">
            <text:p>20</text:p>
          </table:table-cell>
          <table:table-cell ns41:value-type="float" table:style-name="ce20" office:value="4" office:value-type="float">
            <text:p>4</text:p>
          </table:table-cell>
          <table:table-cell ns41:value-type="float" table:style-name="ce20" office:value="148" office:value-type="float">
            <text:p>148</text:p>
          </table:table-cell>
          <table:table-cell ns41:value-type="float" table:style-name="ce20" office:value="128" office:value-type="float">
            <text:p>128</text:p>
          </table:table-cell>
          <table:table-cell ns41:value-type="float" table:style-name="ce20" office:value="66" office:value-type="float">
            <text:p>66</text:p>
          </table:table-cell>
          <table:table-cell ns41:value-type="float" table:style-name="ce20" office:value="70" office:value-type="float">
            <text:p>70</text:p>
          </table:table-cell>
          <table:table-cell ns41:value-type="float" table:style-name="ce20" office:value="5" office:value-type="float">
            <text:p>5</text:p>
          </table:table-cell>
          <table:table-cell ns41:value-type="float" table:style-name="ce20" office:value="14" office:value-type="float">
            <text:p>14</text:p>
          </table:table-cell>
          <table:table-cell ns41:value-type="float" table:style-name="ce20" office:value="156" office:value-type="float">
            <text:p>156</text:p>
          </table:table-cell>
          <table:table-cell ns41:value-type="float" table:style-name="ce20" office:value="152" office:value-type="float">
            <text:p>152</text:p>
          </table:table-cell>
          <table:table-cell ns41:value-type="float" table:style-name="ce20" office:value="31" office:value-type="float">
            <text:p>31</text:p>
          </table:table-cell>
          <table:table-cell ns41:value-type="float" table:style-name="ce20" office:value="44" office:value-type="float">
            <text:p>44</text:p>
          </table:table-cell>
          <table:table-cell ns41:value-type="float" table:style-name="ce20" office:value="29" office:value-type="float">
            <text:p>29</text:p>
          </table:table-cell>
          <table:table-cell ns41:value-type="float" table:style-name="ce20" office:value="14" office:value-type="float">
            <text:p>14</text:p>
          </table:table-cell>
          <table:table-cell table:style-name="ce20" table:number-columns-repeated="2"/>
          <table:table-cell ns41:value-type="float" table:style-name="ce20" office:value="3" office:value-type="float">
            <text:p>3</text:p>
          </table:table-cell>
          <table:table-cell ns41:value-type="float" table:style-name="ce20" office:value="2" office:value-type="float">
            <text:p>2</text:p>
          </table:table-cell>
          <table:table-cell table:style-name="ce20" table:number-columns-repeated="6"/>
          <table:table-cell ns41:value-type="float" table:style-name="ce20" office:value="210" office:value-type="float">
            <text:p>210</text:p>
          </table:table-cell>
          <table:table-cell ns41:value-type="float" table:style-name="ce20" office:value="204" office:value-type="float">
            <text:p>204</text:p>
          </table:table-cell>
          <table:table-cell table:style-name="ce20" table:number-columns-repeated="34"/>
          <table:table-cell ns41:value-type="float" table:style-name="ce20" office:value="9" office:value-type="float">
            <text:p>9</text:p>
          </table:table-cell>
          <table:table-cell ns41:value-type="float" table:style-name="ce97" office:value="8" office:value-type="float">
            <text:p>8</text:p>
          </table:table-cell>
          <table:table-cell table:style-name="ce77" table:number-columns-repeated="4"/>
          <table:table-cell table:number-columns-repeated="943"/>
        </table:table-row>
        <table:table-row table:style-name="ro5">
          <table:table-cell ns41:value-type="string" table:style-name="ce8" office:value-type="string">
            <text:p>GASSELTE.</text:p>
          </table:table-cell>
          <table:table-cell ns41:value-type="string" table:style-name="ce16" office:value-type="string">
            <text:p>Buurtschap Gasselternijveensche Mond</text:p>
          </table:table-cell>
          <table:table-cell table:style-name="Default"/>
          <table:table-cell ns41:value-type="float" table:style-name="ce35" office:value="78" office:value-type="float">
            <text:p>78</text:p>
          </table:table-cell>
          <table:table-cell ns41:value-type="float" table:style-name="ce20" office:value="1" office:value-type="float">
            <text:p>1</text:p>
          </table:table-cell>
          <table:table-cell table:style-name="ce20"/>
          <table:table-cell ns41:value-type="float" table:style-name="ce20" office:value="78" office:value-type="float">
            <text:p>78</text:p>
          </table:table-cell>
          <table:table-cell ns41:value-type="float" office:value="198" table:style-name="ce20" table:number-columns-repeated="2" office:value-type="float">
            <text:p>198</text:p>
          </table:table-cell>
          <table:table-cell ns41:value-type="float" table:style-name="ce20" office:value="197" office:value-type="float">
            <text:p>197</text:p>
          </table:table-cell>
          <table:table-cell ns41:value-type="float" table:style-name="ce20" office:value="194" office:value-type="float">
            <text:p>194</text:p>
          </table:table-cell>
          <table:table-cell ns41:value-type="float" table:style-name="ce20" office:value="1" office:value-type="float">
            <text:p>1</text:p>
          </table:table-cell>
          <table:table-cell ns41:value-type="float" table:style-name="ce20" office:value="4" office:value-type="float">
            <text:p>4</text:p>
          </table:table-cell>
          <table:table-cell table:style-name="ce20" table:number-columns-repeated="2"/>
          <table:table-cell ns41:value-type="float" table:style-name="ce20" office:value="17" office:value-type="float">
            <text:p>17</text:p>
          </table:table-cell>
          <table:table-cell ns41:value-type="float" table:style-name="ce20" office:value="13" office:value-type="float">
            <text:p>13</text:p>
          </table:table-cell>
          <table:table-cell ns41:value-type="float" table:style-name="ce20" office:value="132" office:value-type="float">
            <text:p>132</text:p>
          </table:table-cell>
          <table:table-cell ns41:value-type="float" table:style-name="ce20" office:value="122" office:value-type="float">
            <text:p>122</text:p>
          </table:table-cell>
          <table:table-cell ns41:value-type="float" table:style-name="ce20" office:value="63" office:value-type="float">
            <text:p>63</text:p>
          </table:table-cell>
          <table:table-cell ns41:value-type="float" table:style-name="ce20" office:value="64" office:value-type="float">
            <text:p>64</text:p>
          </table:table-cell>
          <table:table-cell ns41:value-type="float" table:style-name="ce20" office:value="3" office:value-type="float">
            <text:p>3</text:p>
          </table:table-cell>
          <table:table-cell ns41:value-type="float" table:style-name="ce20" office:value="12" office:value-type="float">
            <text:p>12</text:p>
          </table:table-cell>
          <table:table-cell ns41:value-type="float" table:style-name="ce20" office:value="49" office:value-type="float">
            <text:p>49</text:p>
          </table:table-cell>
          <table:table-cell ns41:value-type="float" table:style-name="ce20" office:value="50" office:value-type="float">
            <text:p>50</text:p>
          </table:table-cell>
          <table:table-cell ns41:value-type="float" table:style-name="ce20" office:value="18" office:value-type="float">
            <text:p>18</text:p>
          </table:table-cell>
          <table:table-cell ns41:value-type="float" table:style-name="ce20" office:value="14" office:value-type="float">
            <text:p>14</text:p>
          </table:table-cell>
          <table:table-cell ns41:value-type="float" table:style-name="ce20" office:value="126" office:value-type="float">
            <text:p>126</text:p>
          </table:table-cell>
          <table:table-cell ns41:value-type="float" table:style-name="ce20" office:value="130" office:value-type="float">
            <text:p>130</text:p>
          </table:table-cell>
          <table:table-cell table:style-name="ce20" table:number-columns-repeated="2"/>
          <table:table-cell ns41:value-type="float" table:style-name="ce20" office:value="5" office:value-type="float">
            <text:p>5</text:p>
          </table:table-cell>
          <table:table-cell ns41:value-type="float" table:style-name="ce20" office:value="4" office:value-type="float">
            <text:p>4</text:p>
          </table:table-cell>
          <table:table-cell table:style-name="ce20" table:number-columns-repeated="6"/>
          <table:table-cell ns41:value-type="float" table:style-name="ce20" office:value="162" office:value-type="float">
            <text:p>162</text:p>
          </table:table-cell>
          <table:table-cell ns41:value-type="float" table:style-name="ce20" office:value="164" office:value-type="float">
            <text:p>164</text:p>
          </table:table-cell>
          <table:table-cell table:style-name="ce20" table:number-columns-repeated="9"/>
          <table:table-cell ns41:value-type="float" table:style-name="ce20" office:value="2" office:value-type="float">
            <text:p>2</text:p>
          </table:table-cell>
          <table:table-cell table:style-name="ce20" table:number-columns-repeated="10"/>
          <table:table-cell ns41:value-type="float" table:style-name="ce20" office:value="34" office:value-type="float">
            <text:p>34</text:p>
          </table:table-cell>
          <table:table-cell ns41:value-type="float" table:style-name="ce20" office:value="32" office:value-type="float">
            <text:p>32</text:p>
          </table:table-cell>
          <table:table-cell ns41:value-type="float" table:style-name="ce20" office:value="1" office:value-type="float">
            <text:p>1</text:p>
          </table:table-cell>
          <table:table-cell table:style-name="ce20" table:number-columns-repeated="11"/>
          <table:table-cell ns41:value-type="float" table:style-name="ce20" office:value="1" office:value-type="float">
            <text:p>1</text:p>
          </table:table-cell>
          <table:table-cell table:style-name="ce97"/>
          <table:table-cell table:style-name="ce77" table:number-columns-repeated="4"/>
          <table:table-cell table:number-columns-repeated="943"/>
        </table:table-row>
        <table:table-row table:style-name="ro5">
          <table:table-cell ns41:value-type="string" table:style-name="ce8" office:value-type="string">
            <text:p>GASSELTE.</text:p>
          </table:table-cell>
          <table:table-cell ns41:value-type="string" table:style-name="ce16" office:value-type="string">
            <text:p>Buurtschap Gasselternijveensche Schepen</text:p>
          </table:table-cell>
          <table:table-cell table:style-name="Default"/>
          <table:table-cell table:style-name="ce96"/>
          <table:table-cell table:style-name="ce20"/>
          <table:table-cell ns41:value-type="float" office:value="3" table:style-name="ce20" table:number-columns-repeated="2" office:value-type="float">
            <text:p>3</text:p>
          </table:table-cell>
          <table:table-cell ns41:value-type="float" table:style-name="ce20" office:value="8" office:value-type="float">
            <text:p>8</text:p>
          </table:table-cell>
          <table:table-cell ns41:value-type="float" table:style-name="ce20" office:value="6" office:value-type="float">
            <text:p>6</text:p>
          </table:table-cell>
          <table:table-cell ns41:value-type="float" office:value="2" table:style-name="ce20" table:number-columns-repeated="2" office:value-type="float">
            <text:p>2</text:p>
          </table:table-cell>
          <table:table-cell table:style-name="ce20" table:number-columns-repeated="2"/>
          <table:table-cell ns41:value-type="float" table:style-name="ce20" office:value="6" office:value-type="float">
            <text:p>6</text:p>
          </table:table-cell>
          <table:table-cell ns41:value-type="float" table:style-name="ce20" office:value="4" office:value-type="float">
            <text:p>4</text:p>
          </table:table-cell>
          <table:table-cell table:style-name="ce20" table:number-columns-repeated="2"/>
          <table:table-cell ns41:value-type="float" table:style-name="ce20" office:value="5" office:value-type="float">
            <text:p>5</text:p>
          </table:table-cell>
          <table:table-cell ns41:value-type="float" office:value="3" table:style-name="ce20" table:number-columns-repeated="3" office:value-type="float">
            <text:p>3</text:p>
          </table:table-cell>
          <table:table-cell table:style-name="ce20" table:number-columns-repeated="2"/>
          <table:table-cell ns41:value-type="float" office:value="2" table:style-name="ce20" table:number-columns-repeated="2" office:value-type="float">
            <text:p>2</text:p>
          </table:table-cell>
          <table:table-cell table:style-name="ce20" table:number-columns-repeated="2"/>
          <table:table-cell ns41:value-type="float" table:style-name="ce20" office:value="6" office:value-type="float">
            <text:p>6</text:p>
          </table:table-cell>
          <table:table-cell ns41:value-type="float" table:style-name="ce20" office:value="4" office:value-type="float">
            <text:p>4</text:p>
          </table:table-cell>
          <table:table-cell table:style-name="ce20" table:number-columns-repeated="10"/>
          <table:table-cell ns41:value-type="float" table:style-name="ce20" office:value="6" office:value-type="float">
            <text:p>6</text:p>
          </table:table-cell>
          <table:table-cell ns41:value-type="float" table:style-name="ce20" office:value="4" office:value-type="float">
            <text:p>4</text:p>
          </table:table-cell>
          <table:table-cell table:style-name="ce20" table:number-columns-repeated="22"/>
          <table:table-cell ns41:value-type="float" office:value="2" table:style-name="ce20" table:number-columns-repeated="2" office:value-type="float">
            <text:p>2</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GASSELTE.</text:p>
          </table:table-cell>
          <table:table-cell ns41:value-type="string" table:style-name="ce16" office:value-type="string">
            <text:p>Totaal</text:p>
          </table:table-cell>
          <table:table-cell table:style-name="Default"/>
          <table:table-cell ns41:value-type="float" table:style-name="ce35" office:value="286" office:value-type="float">
            <text:p>286</text:p>
          </table:table-cell>
          <table:table-cell ns41:value-type="float" table:style-name="ce20" office:value="8" office:value-type="float">
            <text:p>8</text:p>
          </table:table-cell>
          <table:table-cell ns41:value-type="float" table:style-name="ce20" office:value="3" office:value-type="float">
            <text:p>3</text:p>
          </table:table-cell>
          <table:table-cell ns41:value-type="float" table:style-name="ce20" office:value="315" office:value-type="float">
            <text:p>315</text:p>
          </table:table-cell>
          <table:table-cell ns41:value-type="float" table:style-name="ce20" office:value="805" office:value-type="float">
            <text:p>805</text:p>
          </table:table-cell>
          <table:table-cell ns41:value-type="float" table:style-name="ce20" office:value="789" office:value-type="float">
            <text:p>789</text:p>
          </table:table-cell>
          <table:table-cell ns41:value-type="float" table:style-name="ce20" office:value="755" office:value-type="float">
            <text:p>755</text:p>
          </table:table-cell>
          <table:table-cell ns41:value-type="float" table:style-name="ce20" office:value="747" office:value-type="float">
            <text:p>747</text:p>
          </table:table-cell>
          <table:table-cell ns41:value-type="float" table:style-name="ce20" office:value="44" office:value-type="float">
            <text:p>44</text:p>
          </table:table-cell>
          <table:table-cell ns41:value-type="float" table:style-name="ce20" office:value="38" office:value-type="float">
            <text:p>38</text:p>
          </table:table-cell>
          <table:table-cell ns41:value-type="float" table:style-name="ce20" office:value="6" office:value-type="float">
            <text:p>6</text:p>
          </table:table-cell>
          <table:table-cell ns41:value-type="float" table:style-name="ce20" office:value="4" office:value-type="float">
            <text:p>4</text:p>
          </table:table-cell>
          <table:table-cell ns41:value-type="float" table:style-name="ce20" office:value="39" office:value-type="float">
            <text:p>39</text:p>
          </table:table-cell>
          <table:table-cell ns41:value-type="float" table:style-name="ce20" office:value="19" office:value-type="float">
            <text:p>19</text:p>
          </table:table-cell>
          <table:table-cell ns41:value-type="float" table:style-name="ce20" office:value="533" office:value-type="float">
            <text:p>533</text:p>
          </table:table-cell>
          <table:table-cell ns41:value-type="float" table:style-name="ce20" office:value="481" office:value-type="float">
            <text:p>481</text:p>
          </table:table-cell>
          <table:table-cell ns41:value-type="float" table:style-name="ce20" office:value="254" office:value-type="float">
            <text:p>254</text:p>
          </table:table-cell>
          <table:table-cell ns41:value-type="float" table:style-name="ce20" office:value="259" office:value-type="float">
            <text:p>259</text:p>
          </table:table-cell>
          <table:table-cell ns41:value-type="float" table:style-name="ce20" office:value="18" office:value-type="float">
            <text:p>18</text:p>
          </table:table-cell>
          <table:table-cell ns41:value-type="float" table:style-name="ce20" office:value="49" office:value-type="float">
            <text:p>49</text:p>
          </table:table-cell>
          <table:table-cell ns41:value-type="float" table:style-name="ce20" office:value="435" office:value-type="float">
            <text:p>435</text:p>
          </table:table-cell>
          <table:table-cell ns41:value-type="float" table:style-name="ce20" office:value="409" office:value-type="float">
            <text:p>409</text:p>
          </table:table-cell>
          <table:table-cell ns41:value-type="float" table:style-name="ce20" office:value="132" office:value-type="float">
            <text:p>132</text:p>
          </table:table-cell>
          <table:table-cell ns41:value-type="float" table:style-name="ce20" office:value="148" office:value-type="float">
            <text:p>148</text:p>
          </table:table-cell>
          <table:table-cell ns41:value-type="float" table:style-name="ce20" office:value="222" office:value-type="float">
            <text:p>222</text:p>
          </table:table-cell>
          <table:table-cell ns41:value-type="float" table:style-name="ce20" office:value="223" office:value-type="float">
            <text:p>223</text:p>
          </table:table-cell>
          <table:table-cell table:style-name="ce20" table:number-columns-repeated="2"/>
          <table:table-cell ns41:value-type="float" table:style-name="ce20" office:value="16" office:value-type="float">
            <text:p>16</text:p>
          </table:table-cell>
          <table:table-cell ns41:value-type="float" table:style-name="ce20" office:value="9" office:value-type="float">
            <text:p>9</text:p>
          </table:table-cell>
          <table:table-cell table:style-name="ce20" table:number-columns-repeated="6"/>
          <table:table-cell ns41:value-type="float" table:style-name="ce20" office:value="725" office:value-type="float">
            <text:p>725</text:p>
          </table:table-cell>
          <table:table-cell ns41:value-type="float" table:style-name="ce20" office:value="722" office:value-type="float">
            <text:p>722</text:p>
          </table:table-cell>
          <table:table-cell table:style-name="ce20" table:number-columns-repeated="8"/>
          <table:table-cell ns41:value-type="float" table:style-name="ce20" office:value="7" office:value-type="float">
            <text:p>7</text:p>
          </table:table-cell>
          <table:table-cell ns41:value-type="float" table:style-name="ce20" office:value="6" office:value-type="float">
            <text:p>6</text:p>
          </table:table-cell>
          <table:table-cell table:style-name="ce20" table:number-columns-repeated="10"/>
          <table:table-cell ns41:value-type="float" table:style-name="ce20" office:value="43" office:value-type="float">
            <text:p>43</text:p>
          </table:table-cell>
          <table:table-cell ns41:value-type="float" table:style-name="ce20" office:value="46" office:value-type="float">
            <text:p>46</text:p>
          </table:table-cell>
          <table:table-cell ns41:value-type="float" table:style-name="ce20" office:value="7" office:value-type="float">
            <text:p>7</text:p>
          </table:table-cell>
          <table:table-cell ns41:value-type="float" table:style-name="ce20" office:value="2" office:value-type="float">
            <text:p>2</text:p>
          </table:table-cell>
          <table:table-cell table:style-name="ce20" table:number-columns-repeated="6"/>
          <table:table-cell ns41:value-type="float" table:style-name="ce20" office:value="7" office:value-type="float">
            <text:p>7</text:p>
          </table:table-cell>
          <table:table-cell ns41:value-type="float" table:style-name="ce20" office:value="3" office:value-type="float">
            <text:p>3</text:p>
          </table:table-cell>
          <table:table-cell table:style-name="ce20" table:number-columns-repeated="2"/>
          <table:table-cell ns41:value-type="float" table:style-name="ce20" office:value="16" office:value-type="float">
            <text:p>16</text:p>
          </table:table-cell>
          <table:table-cell ns41:value-type="float" table:style-name="ce97" office:value="10" office:value-type="float">
            <text:p>10</text:p>
          </table:table-cell>
          <table:table-cell table:style-name="ce77" table:number-columns-repeated="4"/>
          <table:table-cell table:number-columns-repeated="943"/>
        </table:table-row>
        <table:table-row table:style-name="ro5">
          <table:table-cell ns41:value-type="string" table:style-name="ce8" office:value-type="string">
            <text:p>GIETEN.</text:p>
          </table:table-cell>
          <table:table-cell ns41:value-type="string" table:style-name="ce16" office:value-type="string">
            <text:p>Dorp</text:p>
          </table:table-cell>
          <table:table-cell table:style-name="Default"/>
          <table:table-cell ns41:value-type="float" table:style-name="ce96" office:value="81" office:value-type="float">
            <text:p>81</text:p>
          </table:table-cell>
          <table:table-cell ns41:value-type="float" table:style-name="ce20" office:value="4" office:value-type="float">
            <text:p>4</text:p>
          </table:table-cell>
          <table:table-cell table:style-name="ce20"/>
          <table:table-cell ns41:value-type="float" table:style-name="ce20" office:value="100" office:value-type="float">
            <text:p>100</text:p>
          </table:table-cell>
          <table:table-cell ns41:value-type="float" table:style-name="ce20" office:value="243" office:value-type="float">
            <text:p>243</text:p>
          </table:table-cell>
          <table:table-cell ns41:value-type="float" table:style-name="ce20" office:value="237" office:value-type="float">
            <text:p>237</text:p>
          </table:table-cell>
          <table:table-cell ns41:value-type="float" table:style-name="ce20" office:value="220" office:value-type="float">
            <text:p>220</text:p>
          </table:table-cell>
          <table:table-cell ns41:value-type="float" table:style-name="ce20" office:value="228" office:value-type="float">
            <text:p>228</text:p>
          </table:table-cell>
          <table:table-cell ns41:value-type="float" table:style-name="ce20" office:value="23" office:value-type="float">
            <text:p>23</text:p>
          </table:table-cell>
          <table:table-cell ns41:value-type="float" table:style-name="ce20" office:value="9" office:value-type="float">
            <text:p>9</text:p>
          </table:table-cell>
          <table:table-cell table:style-name="ce20" table:number-columns-repeated="2"/>
          <table:table-cell ns41:value-type="float" table:style-name="ce20" office:value="2" office:value-type="float">
            <text:p>2</text:p>
          </table:table-cell>
          <table:table-cell table:style-name="ce20"/>
          <table:table-cell ns41:value-type="float" table:style-name="ce20" office:value="169" office:value-type="float">
            <text:p>169</text:p>
          </table:table-cell>
          <table:table-cell ns41:value-type="float" table:style-name="ce20" office:value="154" office:value-type="float">
            <text:p>154</text:p>
          </table:table-cell>
          <table:table-cell ns41:value-type="float" table:style-name="ce20" office:value="60" office:value-type="float">
            <text:p>60</text:p>
          </table:table-cell>
          <table:table-cell ns41:value-type="float" table:style-name="ce20" office:value="61" office:value-type="float">
            <text:p>61</text:p>
          </table:table-cell>
          <table:table-cell ns41:value-type="float" table:style-name="ce20" office:value="14" office:value-type="float">
            <text:p>14</text:p>
          </table:table-cell>
          <table:table-cell ns41:value-type="float" table:style-name="ce20" office:value="22" office:value-type="float">
            <text:p>22</text:p>
          </table:table-cell>
          <table:table-cell ns41:value-type="float" table:style-name="ce20" office:value="159" office:value-type="float">
            <text:p>159</text:p>
          </table:table-cell>
          <table:table-cell ns41:value-type="float" table:style-name="ce20" office:value="156" office:value-type="float">
            <text:p>156</text:p>
          </table:table-cell>
          <table:table-cell ns41:value-type="float" table:style-name="ce20" office:value="57" office:value-type="float">
            <text:p>57</text:p>
          </table:table-cell>
          <table:table-cell ns41:value-type="float" table:style-name="ce20" office:value="60" office:value-type="float">
            <text:p>60</text:p>
          </table:table-cell>
          <table:table-cell ns41:value-type="float" table:style-name="ce20" office:value="18" office:value-type="float">
            <text:p>18</text:p>
          </table:table-cell>
          <table:table-cell ns41:value-type="float" table:style-name="ce20" office:value="16" office:value-type="float">
            <text:p>16</text:p>
          </table:table-cell>
          <table:table-cell table:style-name="ce20" table:number-columns-repeated="2"/>
          <table:table-cell ns41:value-type="float" table:style-name="ce20" office:value="9" office:value-type="float">
            <text:p>9</text:p>
          </table:table-cell>
          <table:table-cell ns41:value-type="float" table:style-name="ce20" office:value="5" office:value-type="float">
            <text:p>5</text:p>
          </table:table-cell>
          <table:table-cell table:style-name="ce20" table:number-columns-repeated="6"/>
          <table:table-cell ns41:value-type="float" table:style-name="ce20" office:value="235" office:value-type="float">
            <text:p>235</text:p>
          </table:table-cell>
          <table:table-cell ns41:value-type="float" table:style-name="ce20" office:value="234" office:value-type="float">
            <text:p>234</text:p>
          </table:table-cell>
          <table:table-cell table:style-name="ce20" table:number-columns-repeated="8"/>
          <table:table-cell ns41:value-type="float" table:style-name="ce20" office:value="1" office:value-type="float">
            <text:p>1</text:p>
          </table:table-cell>
          <table:table-cell table:style-name="ce20" table:number-columns-repeated="13"/>
          <table:table-cell ns41:value-type="float" table:style-name="ce20" office:value="7" office:value-type="float">
            <text:p>7</text:p>
          </table:table-cell>
          <table:table-cell ns41:value-type="float" table:style-name="ce20" office:value="3" office:value-type="float">
            <text:p>3</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GIETEN.</text:p>
          </table:table-cell>
          <table:table-cell ns41:value-type="string" table:style-name="ce16" office:value-type="string">
            <text:p>Buurtschap Bonnen</text:p>
          </table:table-cell>
          <table:table-cell table:style-name="Default"/>
          <table:table-cell ns41:value-type="float" table:style-name="ce96" office:value="58" office:value-type="float">
            <text:p>58</text:p>
          </table:table-cell>
          <table:table-cell table:style-name="ce20" table:number-columns-repeated="2"/>
          <table:table-cell ns41:value-type="float" table:style-name="ce20" office:value="66" office:value-type="float">
            <text:p>66</text:p>
          </table:table-cell>
          <table:table-cell ns41:value-type="float" table:style-name="ce20" office:value="166" office:value-type="float">
            <text:p>166</text:p>
          </table:table-cell>
          <table:table-cell ns41:value-type="float" table:style-name="ce20" office:value="139" office:value-type="float">
            <text:p>139</text:p>
          </table:table-cell>
          <table:table-cell ns41:value-type="float" table:style-name="ce20" office:value="165" office:value-type="float">
            <text:p>165</text:p>
          </table:table-cell>
          <table:table-cell ns41:value-type="float" table:style-name="ce20" office:value="137" office:value-type="float">
            <text:p>137</text:p>
          </table:table-cell>
          <table:table-cell ns41:value-type="float" table:style-name="ce20" office:value="1" office:value-type="float">
            <text:p>1</text:p>
          </table:table-cell>
          <table:table-cell ns41:value-type="float" table:style-name="ce20" office:value="2" office:value-type="float">
            <text:p>2</text:p>
          </table:table-cell>
          <table:table-cell table:style-name="ce20" table:number-columns-repeated="4"/>
          <table:table-cell ns41:value-type="float" table:style-name="ce20" office:value="104" office:value-type="float">
            <text:p>104</text:p>
          </table:table-cell>
          <table:table-cell ns41:value-type="float" table:style-name="ce20" office:value="83" office:value-type="float">
            <text:p>83</text:p>
          </table:table-cell>
          <table:table-cell ns41:value-type="float" office:value="50" table:style-name="ce20" table:number-columns-repeated="2" office:value-type="float">
            <text:p>50</text:p>
          </table:table-cell>
          <table:table-cell ns41:value-type="float" table:style-name="ce20" office:value="12" office:value-type="float">
            <text:p>12</text:p>
          </table:table-cell>
          <table:table-cell ns41:value-type="float" table:style-name="ce20" office:value="6" office:value-type="float">
            <text:p>6</text:p>
          </table:table-cell>
          <table:table-cell ns41:value-type="float" table:style-name="ce20" office:value="124" office:value-type="float">
            <text:p>124</text:p>
          </table:table-cell>
          <table:table-cell ns41:value-type="float" table:style-name="ce20" office:value="101" office:value-type="float">
            <text:p>101</text:p>
          </table:table-cell>
          <table:table-cell ns41:value-type="float" table:style-name="ce20" office:value="32" office:value-type="float">
            <text:p>32</text:p>
          </table:table-cell>
          <table:table-cell ns41:value-type="float" table:style-name="ce20" office:value="33" office:value-type="float">
            <text:p>33</text:p>
          </table:table-cell>
          <table:table-cell ns41:value-type="float" table:style-name="ce20" office:value="6" office:value-type="float">
            <text:p>6</text:p>
          </table:table-cell>
          <table:table-cell ns41:value-type="float" table:style-name="ce20" office:value="5" office:value-type="float">
            <text:p>5</text:p>
          </table:table-cell>
          <table:table-cell table:style-name="ce20" table:number-columns-repeated="2"/>
          <table:table-cell ns41:value-type="float" table:style-name="ce20" office:value="4" office:value-type="float">
            <text:p>4</text:p>
          </table:table-cell>
          <table:table-cell table:style-name="ce20" table:number-columns-repeated="7"/>
          <table:table-cell ns41:value-type="float" table:style-name="ce20" office:value="163" office:value-type="float">
            <text:p>163</text:p>
          </table:table-cell>
          <table:table-cell ns41:value-type="float" table:style-name="ce20" office:value="137" office:value-type="float">
            <text:p>137</text:p>
          </table:table-cell>
          <table:table-cell table:style-name="ce20" table:number-columns-repeated="20"/>
          <table:table-cell ns41:value-type="float" office:value="2" table:style-name="ce20" table:number-columns-repeated="2" office:value-type="float">
            <text:p>2</text:p>
          </table:table-cell>
          <table:table-cell table:style-name="ce20" table:number-columns-repeated="8"/>
          <table:table-cell ns41:value-type="float" table:style-name="ce20" office:value="1" office:value-type="float">
            <text:p>1</text:p>
          </table:table-cell>
          <table:table-cell table:style-name="ce20" table:number-columns-repeated="4"/>
          <table:table-cell table:style-name="ce97"/>
          <table:table-cell table:style-name="ce77" table:number-columns-repeated="4"/>
          <table:table-cell table:number-columns-repeated="943"/>
        </table:table-row>
        <table:table-row table:style-name="ro5">
          <table:table-cell ns41:value-type="string" table:style-name="ce8" office:value-type="string">
            <text:p>GIETEN.</text:p>
          </table:table-cell>
          <table:table-cell ns41:value-type="string" table:style-name="ce16" office:value-type="string">
            <text:p>Buurtschap Bonnerveen</text:p>
          </table:table-cell>
          <table:table-cell table:style-name="Default"/>
          <table:table-cell ns41:value-type="float" table:style-name="ce96" office:value="46" office:value-type="float">
            <text:p>46</text:p>
          </table:table-cell>
          <table:table-cell ns41:value-type="float" table:style-name="ce20" office:value="1" office:value-type="float">
            <text:p>1</text:p>
          </table:table-cell>
          <table:table-cell table:style-name="ce20"/>
          <table:table-cell ns41:value-type="float" table:style-name="ce20" office:value="46" office:value-type="float">
            <text:p>46</text:p>
          </table:table-cell>
          <table:table-cell ns41:value-type="float" table:style-name="ce20" office:value="149" office:value-type="float">
            <text:p>149</text:p>
          </table:table-cell>
          <table:table-cell ns41:value-type="float" table:style-name="ce20" office:value="113" office:value-type="float">
            <text:p>113</text:p>
          </table:table-cell>
          <table:table-cell ns41:value-type="float" table:style-name="ce20" office:value="148" office:value-type="float">
            <text:p>148</text:p>
          </table:table-cell>
          <table:table-cell ns41:value-type="float" table:style-name="ce20" office:value="110" office:value-type="float">
            <text:p>110</text:p>
          </table:table-cell>
          <table:table-cell ns41:value-type="float" table:style-name="ce20" office:value="1" office:value-type="float">
            <text:p>1</text:p>
          </table:table-cell>
          <table:table-cell ns41:value-type="float" table:style-name="ce20" office:value="3" office:value-type="float">
            <text:p>3</text:p>
          </table:table-cell>
          <table:table-cell table:style-name="ce20" table:number-columns-repeated="4"/>
          <table:table-cell ns41:value-type="float" table:style-name="ce20" office:value="107" office:value-type="float">
            <text:p>107</text:p>
          </table:table-cell>
          <table:table-cell ns41:value-type="float" table:style-name="ce20" office:value="72" office:value-type="float">
            <text:p>72</text:p>
          </table:table-cell>
          <table:table-cell ns41:value-type="float" office:value="38" table:style-name="ce20" table:number-columns-repeated="2" office:value-type="float">
            <text:p>38</text:p>
          </table:table-cell>
          <table:table-cell ns41:value-type="float" table:style-name="ce20" office:value="4" office:value-type="float">
            <text:p>4</text:p>
          </table:table-cell>
          <table:table-cell ns41:value-type="float" table:style-name="ce20" office:value="3" office:value-type="float">
            <text:p>3</text:p>
          </table:table-cell>
          <table:table-cell ns41:value-type="float" table:style-name="ce20" office:value="119" office:value-type="float">
            <text:p>119</text:p>
          </table:table-cell>
          <table:table-cell ns41:value-type="float" table:style-name="ce20" office:value="86" office:value-type="float">
            <text:p>86</text:p>
          </table:table-cell>
          <table:table-cell ns41:value-type="float" table:style-name="ce20" office:value="20" office:value-type="float">
            <text:p>20</text:p>
          </table:table-cell>
          <table:table-cell ns41:value-type="float" table:style-name="ce20" office:value="23" office:value-type="float">
            <text:p>23</text:p>
          </table:table-cell>
          <table:table-cell ns41:value-type="float" table:style-name="ce20" office:value="7" office:value-type="float">
            <text:p>7</text:p>
          </table:table-cell>
          <table:table-cell ns41:value-type="float" table:style-name="ce20" office:value="4" office:value-type="float">
            <text:p>4</text:p>
          </table:table-cell>
          <table:table-cell table:style-name="ce20" table:number-columns-repeated="2"/>
          <table:table-cell ns41:value-type="float" table:style-name="ce20" office:value="3" office:value-type="float">
            <text:p>3</text:p>
          </table:table-cell>
          <table:table-cell table:style-name="ce20" table:number-columns-repeated="7"/>
          <table:table-cell ns41:value-type="float" table:style-name="ce20" office:value="144" office:value-type="float">
            <text:p>144</text:p>
          </table:table-cell>
          <table:table-cell ns41:value-type="float" table:style-name="ce20" office:value="112" office:value-type="float">
            <text:p>112</text:p>
          </table:table-cell>
          <table:table-cell table:style-name="ce20" table:number-columns-repeated="8"/>
          <table:table-cell ns41:value-type="float" table:style-name="ce20" office:value="1" office:value-type="float">
            <text:p>1</text:p>
          </table:table-cell>
          <table:table-cell table:style-name="ce20" table:number-columns-repeated="11"/>
          <table:table-cell ns41:value-type="float" table:style-name="ce20" office:value="3" office:value-type="float">
            <text:p>3</text:p>
          </table:table-cell>
          <table:table-cell ns41:value-type="float" office:value="1" table:style-name="ce20" table:number-columns-repeated="2" office:value-type="float">
            <text:p>1</text:p>
          </table:table-cell>
          <table:table-cell table:style-name="ce20" table:number-columns-repeated="12"/>
          <table:table-cell table:style-name="ce97"/>
          <table:table-cell table:style-name="ce77" table:number-columns-repeated="4"/>
          <table:table-cell table:number-columns-repeated="943"/>
        </table:table-row>
        <table:table-row table:style-name="ro5">
          <table:table-cell ns41:value-type="string" table:style-name="ce8" office:value-type="string">
            <text:p>GIETEN.</text:p>
          </table:table-cell>
          <table:table-cell ns41:value-type="string" table:style-name="ce16" office:value-type="string">
            <text:p>Dorp Gieterveen</text:p>
          </table:table-cell>
          <table:table-cell table:style-name="Default"/>
          <table:table-cell ns41:value-type="float" table:style-name="ce96" office:value="139" office:value-type="float">
            <text:p>139</text:p>
          </table:table-cell>
          <table:table-cell ns41:value-type="float" table:style-name="ce20" office:value="2" office:value-type="float">
            <text:p>2</text:p>
          </table:table-cell>
          <table:table-cell table:style-name="ce20"/>
          <table:table-cell ns41:value-type="float" table:style-name="ce20" office:value="145" office:value-type="float">
            <text:p>145</text:p>
          </table:table-cell>
          <table:table-cell ns41:value-type="float" table:style-name="ce20" office:value="344" office:value-type="float">
            <text:p>344</text:p>
          </table:table-cell>
          <table:table-cell ns41:value-type="float" table:style-name="ce20" office:value="351" office:value-type="float">
            <text:p>351</text:p>
          </table:table-cell>
          <table:table-cell ns41:value-type="float" table:style-name="ce20" office:value="332" office:value-type="float">
            <text:p>332</text:p>
          </table:table-cell>
          <table:table-cell ns41:value-type="float" table:style-name="ce20" office:value="343" office:value-type="float">
            <text:p>343</text:p>
          </table:table-cell>
          <table:table-cell ns41:value-type="float" table:style-name="ce20" office:value="12" office:value-type="float">
            <text:p>12</text:p>
          </table:table-cell>
          <table:table-cell ns41:value-type="float" table:style-name="ce20" office:value="8" office:value-type="float">
            <text:p>8</text:p>
          </table:table-cell>
          <table:table-cell table:style-name="ce20" table:number-columns-repeated="2"/>
          <table:table-cell ns41:value-type="float" table:style-name="ce20" office:value="6" office:value-type="float">
            <text:p>6</text:p>
          </table:table-cell>
          <table:table-cell table:style-name="ce20"/>
          <table:table-cell ns41:value-type="float" table:style-name="ce20" office:value="223" office:value-type="float">
            <text:p>223</text:p>
          </table:table-cell>
          <table:table-cell ns41:value-type="float" table:style-name="ce20" office:value="202" office:value-type="float">
            <text:p>202</text:p>
          </table:table-cell>
          <table:table-cell ns41:value-type="float" table:style-name="ce20" office:value="114" office:value-type="float">
            <text:p>114</text:p>
          </table:table-cell>
          <table:table-cell ns41:value-type="float" table:style-name="ce20" office:value="115" office:value-type="float">
            <text:p>115</text:p>
          </table:table-cell>
          <table:table-cell ns41:value-type="float" table:style-name="ce20" office:value="7" office:value-type="float">
            <text:p>7</text:p>
          </table:table-cell>
          <table:table-cell ns41:value-type="float" table:style-name="ce20" office:value="34" office:value-type="float">
            <text:p>34</text:p>
          </table:table-cell>
          <table:table-cell ns41:value-type="float" table:style-name="ce20" office:value="187" office:value-type="float">
            <text:p>187</text:p>
          </table:table-cell>
          <table:table-cell ns41:value-type="float" table:style-name="ce20" office:value="176" office:value-type="float">
            <text:p>176</text:p>
          </table:table-cell>
          <table:table-cell ns41:value-type="float" table:style-name="ce20" office:value="65" office:value-type="float">
            <text:p>65</text:p>
          </table:table-cell>
          <table:table-cell ns41:value-type="float" table:style-name="ce20" office:value="54" office:value-type="float">
            <text:p>54</text:p>
          </table:table-cell>
          <table:table-cell ns41:value-type="float" table:style-name="ce20" office:value="88" office:value-type="float">
            <text:p>88</text:p>
          </table:table-cell>
          <table:table-cell ns41:value-type="float" table:style-name="ce20" office:value="120" office:value-type="float">
            <text:p>120</text:p>
          </table:table-cell>
          <table:table-cell table:style-name="ce20" table:number-columns-repeated="2"/>
          <table:table-cell ns41:value-type="float" table:style-name="ce20" office:value="4" office:value-type="float">
            <text:p>4</text:p>
          </table:table-cell>
          <table:table-cell ns41:value-type="float" table:style-name="ce20" office:value="1" office:value-type="float">
            <text:p>1</text:p>
          </table:table-cell>
          <table:table-cell table:style-name="ce20" table:number-columns-repeated="6"/>
          <table:table-cell ns41:value-type="float" table:style-name="ce20" office:value="318" office:value-type="float">
            <text:p>318</text:p>
          </table:table-cell>
          <table:table-cell ns41:value-type="float" table:style-name="ce20" office:value="323" office:value-type="float">
            <text:p>323</text:p>
          </table:table-cell>
          <table:table-cell table:style-name="ce20" table:number-columns-repeated="8"/>
          <table:table-cell ns41:value-type="float" table:style-name="ce20" office:value="6" office:value-type="float">
            <text:p>6</text:p>
          </table:table-cell>
          <table:table-cell ns41:value-type="float" table:style-name="ce20" office:value="4" office:value-type="float">
            <text:p>4</text:p>
          </table:table-cell>
          <table:table-cell table:style-name="ce20" table:number-columns-repeated="10"/>
          <table:table-cell ns41:value-type="float" table:style-name="ce20" office:value="10" office:value-type="float">
            <text:p>10</text:p>
          </table:table-cell>
          <table:table-cell ns41:value-type="float" table:style-name="ce20" office:value="15" office:value-type="float">
            <text:p>15</text:p>
          </table:table-cell>
          <table:table-cell ns41:value-type="float" table:style-name="ce20" office:value="6" office:value-type="float">
            <text:p>6</text:p>
          </table:table-cell>
          <table:table-cell ns41:value-type="float" table:style-name="ce20" office:value="7" office:value-type="float">
            <text:p>7</text:p>
          </table:table-cell>
          <table:table-cell table:style-name="ce20" table:number-columns-repeated="6"/>
          <table:table-cell ns41:value-type="float" table:style-name="ce20" office:value="4" office:value-type="float">
            <text:p>4</text:p>
          </table:table-cell>
          <table:table-cell ns41:value-type="float" table:style-name="ce20" office:value="2" office:value-type="float">
            <text:p>2</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GIETEN.</text:p>
          </table:table-cell>
          <table:table-cell ns41:value-type="string" table:style-name="ce16" office:value-type="string">
            <text:p>Buurtschap Zandvoort</text:p>
          </table:table-cell>
          <table:table-cell table:style-name="Default"/>
          <table:table-cell ns41:value-type="float" table:style-name="ce96" office:value="10" office:value-type="float">
            <text:p>10</text:p>
          </table:table-cell>
          <table:table-cell table:style-name="ce20" table:number-columns-repeated="2"/>
          <table:table-cell ns41:value-type="float" table:style-name="ce20" office:value="10" office:value-type="float">
            <text:p>10</text:p>
          </table:table-cell>
          <table:table-cell ns41:value-type="float" table:style-name="ce20" office:value="21" office:value-type="float">
            <text:p>21</text:p>
          </table:table-cell>
          <table:table-cell ns41:value-type="float" table:style-name="ce20" office:value="25" office:value-type="float">
            <text:p>25</text:p>
          </table:table-cell>
          <table:table-cell ns41:value-type="float" table:style-name="ce20" office:value="21" office:value-type="float">
            <text:p>21</text:p>
          </table:table-cell>
          <table:table-cell ns41:value-type="float" table:style-name="ce20" office:value="25" office:value-type="float">
            <text:p>25</text:p>
          </table:table-cell>
          <table:table-cell table:style-name="ce20" table:number-columns-repeated="6"/>
          <table:table-cell ns41:value-type="float" table:style-name="ce20" office:value="11" office:value-type="float">
            <text:p>11</text:p>
          </table:table-cell>
          <table:table-cell ns41:value-type="float" table:style-name="ce20" office:value="16" office:value-type="float">
            <text:p>16</text:p>
          </table:table-cell>
          <table:table-cell ns41:value-type="float" office:value="7" table:style-name="ce20" table:number-columns-repeated="2" office:value-type="float">
            <text:p>7</text:p>
          </table:table-cell>
          <table:table-cell ns41:value-type="float" table:style-name="ce20" office:value="3" office:value-type="float">
            <text:p>3</text:p>
          </table:table-cell>
          <table:table-cell ns41:value-type="float" table:style-name="ce20" office:value="2" office:value-type="float">
            <text:p>2</text:p>
          </table:table-cell>
          <table:table-cell ns41:value-type="float" table:style-name="ce20" office:value="11" office:value-type="float">
            <text:p>11</text:p>
          </table:table-cell>
          <table:table-cell ns41:value-type="float" table:style-name="ce20" office:value="13" office:value-type="float">
            <text:p>13</text:p>
          </table:table-cell>
          <table:table-cell ns41:value-type="float" table:style-name="ce20" office:value="7" office:value-type="float">
            <text:p>7</text:p>
          </table:table-cell>
          <table:table-cell ns41:value-type="float" table:style-name="ce20" office:value="11" office:value-type="float">
            <text:p>11</text:p>
          </table:table-cell>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2"/>
          <table:table-cell ns41:value-type="float" table:style-name="ce20" office:value="1" office:value-type="float">
            <text:p>1</text:p>
          </table:table-cell>
          <table:table-cell table:style-name="ce20" table:number-columns-repeated="7"/>
          <table:table-cell ns41:value-type="float" table:style-name="ce20" office:value="21" office:value-type="float">
            <text:p>21</text:p>
          </table:table-cell>
          <table:table-cell ns41:value-type="float" table:style-name="ce20" office:value="25" office:value-type="float">
            <text:p>25</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GIETEN.</text:p>
          </table:table-cell>
          <table:table-cell ns41:value-type="string" table:style-name="ce16" office:value-type="string">
            <text:p>Totaal</text:p>
          </table:table-cell>
          <table:table-cell table:style-name="Default"/>
          <table:table-cell ns41:value-type="float" table:style-name="ce96" office:value="334" office:value-type="float">
            <text:p>334</text:p>
          </table:table-cell>
          <table:table-cell ns41:value-type="float" table:style-name="ce20" office:value="7" office:value-type="float">
            <text:p>7</text:p>
          </table:table-cell>
          <table:table-cell table:style-name="ce20"/>
          <table:table-cell ns41:value-type="float" table:style-name="ce20" office:value="367" office:value-type="float">
            <text:p>367</text:p>
          </table:table-cell>
          <table:table-cell ns41:value-type="float" table:style-name="ce20" office:value="923" office:value-type="float">
            <text:p>923</text:p>
          </table:table-cell>
          <table:table-cell ns41:value-type="float" table:style-name="ce20" office:value="865" office:value-type="float">
            <text:p>865</text:p>
          </table:table-cell>
          <table:table-cell ns41:value-type="float" table:style-name="ce20" office:value="886" office:value-type="float">
            <text:p>886</text:p>
          </table:table-cell>
          <table:table-cell ns41:value-type="float" table:style-name="ce20" office:value="843" office:value-type="float">
            <text:p>843</text:p>
          </table:table-cell>
          <table:table-cell ns41:value-type="float" table:style-name="ce20" office:value="37" office:value-type="float">
            <text:p>37</text:p>
          </table:table-cell>
          <table:table-cell ns41:value-type="float" table:style-name="ce20" office:value="22" office:value-type="float">
            <text:p>22</text:p>
          </table:table-cell>
          <table:table-cell table:style-name="ce20" table:number-columns-repeated="2"/>
          <table:table-cell ns41:value-type="float" table:style-name="ce20" office:value="8" office:value-type="float">
            <text:p>8</text:p>
          </table:table-cell>
          <table:table-cell table:style-name="ce20"/>
          <table:table-cell ns41:value-type="float" table:style-name="ce20" office:value="614" office:value-type="float">
            <text:p>614</text:p>
          </table:table-cell>
          <table:table-cell ns41:value-type="float" table:style-name="ce20" office:value="527" office:value-type="float">
            <text:p>527</text:p>
          </table:table-cell>
          <table:table-cell ns41:value-type="float" table:style-name="ce20" office:value="269" office:value-type="float">
            <text:p>269</text:p>
          </table:table-cell>
          <table:table-cell ns41:value-type="float" table:style-name="ce20" office:value="271" office:value-type="float">
            <text:p>271</text:p>
          </table:table-cell>
          <table:table-cell ns41:value-type="float" table:style-name="ce20" office:value="40" office:value-type="float">
            <text:p>40</text:p>
          </table:table-cell>
          <table:table-cell ns41:value-type="float" table:style-name="ce20" office:value="67" office:value-type="float">
            <text:p>67</text:p>
          </table:table-cell>
          <table:table-cell ns41:value-type="float" table:style-name="ce20" office:value="600" office:value-type="float">
            <text:p>600</text:p>
          </table:table-cell>
          <table:table-cell ns41:value-type="float" table:style-name="ce20" office:value="532" office:value-type="float">
            <text:p>532</text:p>
          </table:table-cell>
          <table:table-cell ns41:value-type="float" office:value="181" table:style-name="ce20" table:number-columns-repeated="2" office:value-type="float">
            <text:p>181</text:p>
          </table:table-cell>
          <table:table-cell ns41:value-type="float" table:style-name="ce20" office:value="121" office:value-type="float">
            <text:p>121</text:p>
          </table:table-cell>
          <table:table-cell ns41:value-type="float" table:style-name="ce20" office:value="146" office:value-type="float">
            <text:p>146</text:p>
          </table:table-cell>
          <table:table-cell table:style-name="ce20" table:number-columns-repeated="2"/>
          <table:table-cell ns41:value-type="float" table:style-name="ce20" office:value="21" office:value-type="float">
            <text:p>21</text:p>
          </table:table-cell>
          <table:table-cell ns41:value-type="float" table:style-name="ce20" office:value="6" office:value-type="float">
            <text:p>6</text:p>
          </table:table-cell>
          <table:table-cell table:style-name="ce20" table:number-columns-repeated="6"/>
          <table:table-cell ns41:value-type="float" table:style-name="ce20" office:value="881" office:value-type="float">
            <text:p>881</text:p>
          </table:table-cell>
          <table:table-cell ns41:value-type="float" table:style-name="ce20" office:value="831" office:value-type="float">
            <text:p>831</text:p>
          </table:table-cell>
          <table:table-cell table:style-name="ce20" table:number-columns-repeated="8"/>
          <table:table-cell ns41:value-type="float" table:style-name="ce20" office:value="8" office:value-type="float">
            <text:p>8</text:p>
          </table:table-cell>
          <table:table-cell ns41:value-type="float" table:style-name="ce20" office:value="4" office:value-type="float">
            <text:p>4</text:p>
          </table:table-cell>
          <table:table-cell table:style-name="ce20" table:number-columns-repeated="10"/>
          <table:table-cell ns41:value-type="float" table:style-name="ce20" office:value="15" office:value-type="float">
            <text:p>15</text:p>
          </table:table-cell>
          <table:table-cell ns41:value-type="float" table:style-name="ce20" office:value="18" office:value-type="float">
            <text:p>18</text:p>
          </table:table-cell>
          <table:table-cell ns41:value-type="float" table:style-name="ce20" office:value="14" office:value-type="float">
            <text:p>14</text:p>
          </table:table-cell>
          <table:table-cell ns41:value-type="float" table:style-name="ce20" office:value="10" office:value-type="float">
            <text:p>10</text:p>
          </table:table-cell>
          <table:table-cell table:style-name="ce20" table:number-columns-repeated="6"/>
          <table:table-cell ns41:value-type="float" table:style-name="ce20" office:value="5" office:value-type="float">
            <text:p>5</text:p>
          </table:table-cell>
          <table:table-cell ns41:value-type="float" table:style-name="ce20" office:value="2" office:value-type="float">
            <text:p>2</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HAVELTE.</text:p>
          </table:table-cell>
          <table:table-cell ns41:value-type="string" table:style-name="ce16" office:value-type="string">
            <text:p>Dorp</text:p>
          </table:table-cell>
          <table:table-cell table:style-name="Default"/>
          <table:table-cell ns41:value-type="float" table:style-name="ce96" office:value="194" office:value-type="float">
            <text:p>194</text:p>
          </table:table-cell>
          <table:table-cell ns41:value-type="float" table:style-name="ce20" office:value="6" office:value-type="float">
            <text:p>6</text:p>
          </table:table-cell>
          <table:table-cell table:style-name="ce20"/>
          <table:table-cell ns41:value-type="float" table:style-name="ce20" office:value="229" office:value-type="float">
            <text:p>229</text:p>
          </table:table-cell>
          <table:table-cell ns41:value-type="float" table:style-name="ce20" office:value="546" office:value-type="float">
            <text:p>546</text:p>
          </table:table-cell>
          <table:table-cell ns41:value-type="float" table:style-name="ce20" office:value="494" office:value-type="float">
            <text:p>494</text:p>
          </table:table-cell>
          <table:table-cell ns41:value-type="float" table:style-name="ce20" office:value="534" office:value-type="float">
            <text:p>534</text:p>
          </table:table-cell>
          <table:table-cell ns41:value-type="float" table:style-name="ce20" office:value="484" office:value-type="float">
            <text:p>484</text:p>
          </table:table-cell>
          <table:table-cell ns41:value-type="float" table:style-name="ce20" office:value="12" office:value-type="float">
            <text:p>12</text:p>
          </table:table-cell>
          <table:table-cell ns41:value-type="float" table:style-name="ce20" office:value="10" office:value-type="float">
            <text:p>10</text:p>
          </table:table-cell>
          <table:table-cell table:style-name="ce20" table:number-columns-repeated="2"/>
          <table:table-cell ns41:value-type="float" table:style-name="ce20" office:value="21" office:value-type="float">
            <text:p>21</text:p>
          </table:table-cell>
          <table:table-cell ns41:value-type="float" table:style-name="ce20" office:value="9" office:value-type="float">
            <text:p>9</text:p>
          </table:table-cell>
          <table:table-cell ns41:value-type="float" table:style-name="ce20" office:value="347" office:value-type="float">
            <text:p>347</text:p>
          </table:table-cell>
          <table:table-cell ns41:value-type="float" table:style-name="ce20" office:value="284" office:value-type="float">
            <text:p>284</text:p>
          </table:table-cell>
          <table:table-cell ns41:value-type="float" table:style-name="ce20" office:value="165" office:value-type="float">
            <text:p>165</text:p>
          </table:table-cell>
          <table:table-cell ns41:value-type="float" table:style-name="ce20" office:value="166" office:value-type="float">
            <text:p>166</text:p>
          </table:table-cell>
          <table:table-cell ns41:value-type="float" table:style-name="ce20" office:value="34" office:value-type="float">
            <text:p>34</text:p>
          </table:table-cell>
          <table:table-cell ns41:value-type="float" table:style-name="ce20" office:value="44" office:value-type="float">
            <text:p>44</text:p>
          </table:table-cell>
          <table:table-cell ns41:value-type="float" table:style-name="ce20" office:value="380" office:value-type="float">
            <text:p>380</text:p>
          </table:table-cell>
          <table:table-cell ns41:value-type="float" table:style-name="ce20" office:value="333" office:value-type="float">
            <text:p>333</text:p>
          </table:table-cell>
          <table:table-cell ns41:value-type="float" table:style-name="ce20" office:value="114" office:value-type="float">
            <text:p>114</text:p>
          </table:table-cell>
          <table:table-cell ns41:value-type="float" table:style-name="ce20" office:value="122" office:value-type="float">
            <text:p>122</text:p>
          </table:table-cell>
          <table:table-cell ns41:value-type="float" table:style-name="ce20" office:value="49" office:value-type="float">
            <text:p>49</text:p>
          </table:table-cell>
          <table:table-cell ns41:value-type="float" table:style-name="ce20" office:value="39" office:value-type="float">
            <text:p>39</text:p>
          </table:table-cell>
          <table:table-cell table:style-name="ce20" table:number-columns-repeated="2"/>
          <table:table-cell ns41:value-type="float" table:style-name="ce20" office:value="3" office:value-type="float">
            <text:p>3</text:p>
          </table:table-cell>
          <table:table-cell table:style-name="ce20" table:number-columns-repeated="7"/>
          <table:table-cell ns41:value-type="float" table:style-name="ce20" office:value="536" office:value-type="float">
            <text:p>536</text:p>
          </table:table-cell>
          <table:table-cell ns41:value-type="float" table:style-name="ce20" office:value="482" office:value-type="float">
            <text:p>482</text:p>
          </table:table-cell>
          <table:table-cell table:style-name="ce20" table:number-columns-repeated="20"/>
          <table:table-cell ns41:value-type="float" table:style-name="ce20" office:value="5" office:value-type="float">
            <text:p>5</text:p>
          </table:table-cell>
          <table:table-cell ns41:value-type="float" table:style-name="ce20" office:value="7" office:value-type="float">
            <text:p>7</text:p>
          </table:table-cell>
          <table:table-cell ns41:value-type="float" table:style-name="ce20" office:value="3" office:value-type="float">
            <text:p>3</text:p>
          </table:table-cell>
          <table:table-cell ns41:value-type="float" table:style-name="ce20" office:value="4" office:value-type="float">
            <text:p>4</text:p>
          </table:table-cell>
          <table:table-cell table:style-name="ce20" table:number-columns-repeated="6"/>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HAVELTE.</text:p>
          </table:table-cell>
          <table:table-cell ns41:value-type="string" table:style-name="ce16" office:value-type="string">
            <text:p>Buurtschap Uffelte</text:p>
          </table:table-cell>
          <table:table-cell table:style-name="Default"/>
          <table:table-cell ns41:value-type="float" table:style-name="ce96" office:value="127" office:value-type="float">
            <text:p>127</text:p>
          </table:table-cell>
          <table:table-cell ns41:value-type="float" table:style-name="ce20" office:value="3" office:value-type="float">
            <text:p>3</text:p>
          </table:table-cell>
          <table:table-cell table:style-name="ce20"/>
          <table:table-cell ns41:value-type="float" table:style-name="ce20" office:value="149" office:value-type="float">
            <text:p>149</text:p>
          </table:table-cell>
          <table:table-cell ns41:value-type="float" table:style-name="ce20" office:value="374" office:value-type="float">
            <text:p>374</text:p>
          </table:table-cell>
          <table:table-cell ns41:value-type="float" table:style-name="ce20" office:value="336" office:value-type="float">
            <text:p>336</text:p>
          </table:table-cell>
          <table:table-cell ns41:value-type="float" table:style-name="ce20" office:value="371" office:value-type="float">
            <text:p>371</text:p>
          </table:table-cell>
          <table:table-cell ns41:value-type="float" table:style-name="ce20" office:value="335" office:value-type="float">
            <text:p>335</text:p>
          </table:table-cell>
          <table:table-cell ns41:value-type="float" table:style-name="ce20" office:value="3" office:value-type="float">
            <text:p>3</text:p>
          </table:table-cell>
          <table:table-cell ns41:value-type="float" table:style-name="ce20" office:value="1" office:value-type="float">
            <text:p>1</text:p>
          </table:table-cell>
          <table:table-cell table:style-name="ce20" table:number-columns-repeated="2"/>
          <table:table-cell ns41:value-type="float" table:style-name="ce20" office:value="18" office:value-type="float">
            <text:p>18</text:p>
          </table:table-cell>
          <table:table-cell ns41:value-type="float" table:style-name="ce20" office:value="15" office:value-type="float">
            <text:p>15</text:p>
          </table:table-cell>
          <table:table-cell ns41:value-type="float" table:style-name="ce20" office:value="246" office:value-type="float">
            <text:p>246</text:p>
          </table:table-cell>
          <table:table-cell ns41:value-type="float" table:style-name="ce20" office:value="201" office:value-type="float">
            <text:p>201</text:p>
          </table:table-cell>
          <table:table-cell ns41:value-type="float" table:style-name="ce20" office:value="106" office:value-type="float">
            <text:p>106</text:p>
          </table:table-cell>
          <table:table-cell ns41:value-type="float" table:style-name="ce20" office:value="110" office:value-type="float">
            <text:p>110</text:p>
          </table:table-cell>
          <table:table-cell ns41:value-type="float" table:style-name="ce20" office:value="22" office:value-type="float">
            <text:p>22</text:p>
          </table:table-cell>
          <table:table-cell ns41:value-type="float" table:style-name="ce20" office:value="25" office:value-type="float">
            <text:p>25</text:p>
          </table:table-cell>
          <table:table-cell ns41:value-type="float" table:style-name="ce20" office:value="289" office:value-type="float">
            <text:p>289</text:p>
          </table:table-cell>
          <table:table-cell ns41:value-type="float" table:style-name="ce20" office:value="238" office:value-type="float">
            <text:p>238</text:p>
          </table:table-cell>
          <table:table-cell ns41:value-type="float" table:style-name="ce20" office:value="60" office:value-type="float">
            <text:p>60</text:p>
          </table:table-cell>
          <table:table-cell ns41:value-type="float" table:style-name="ce20" office:value="78" office:value-type="float">
            <text:p>78</text:p>
          </table:table-cell>
          <table:table-cell ns41:value-type="float" table:style-name="ce20" office:value="24" office:value-type="float">
            <text:p>24</text:p>
          </table:table-cell>
          <table:table-cell ns41:value-type="float" table:style-name="ce20" office:value="20" office:value-type="float">
            <text:p>20</text:p>
          </table:table-cell>
          <table:table-cell table:style-name="ce20" table:number-columns-repeated="2"/>
          <table:table-cell ns41:value-type="float" table:style-name="ce20" office:value="1" office:value-type="float">
            <text:p>1</text:p>
          </table:table-cell>
          <table:table-cell table:style-name="ce20" table:number-columns-repeated="7"/>
          <table:table-cell ns41:value-type="float" table:style-name="ce20" office:value="369" office:value-type="float">
            <text:p>369</text:p>
          </table:table-cell>
          <table:table-cell ns41:value-type="float" table:style-name="ce20" office:value="333" office:value-type="float">
            <text:p>333</text:p>
          </table:table-cell>
          <table:table-cell table:style-name="ce20" table:number-columns-repeated="20"/>
          <table:table-cell ns41:value-type="float" table:style-name="ce20" office:value="4" office:value-type="float">
            <text:p>4</text:p>
          </table:table-cell>
          <table:table-cell ns41:value-type="float" table:style-name="ce20" office:value="3" office:value-type="float">
            <text:p>3</text:p>
          </table:table-cell>
          <table:table-cell ns41:value-type="float" table:style-name="ce20" office:value="1" office:value-type="float">
            <text:p>1</text:p>
          </table:table-cell>
          <table:table-cell table:style-name="ce20" table:number-columns-repeated="12"/>
          <table:table-cell table:style-name="ce97"/>
          <table:table-cell table:style-name="ce77" table:number-columns-repeated="4"/>
          <table:table-cell table:number-columns-repeated="943"/>
        </table:table-row>
        <table:table-row table:style-name="ro5">
          <table:table-cell ns41:value-type="string" table:style-name="ce8" office:value-type="string">
            <text:p>HAVELTE.</text:p>
          </table:table-cell>
          <table:table-cell ns41:value-type="string" table:style-name="ce16" office:value-type="string">
            <text:p>Dorp Wapserveen</text:p>
          </table:table-cell>
          <table:table-cell table:style-name="Default"/>
          <table:table-cell ns41:value-type="float" table:style-name="ce96" office:value="103" office:value-type="float">
            <text:p>103</text:p>
          </table:table-cell>
          <table:table-cell ns41:value-type="float" table:style-name="ce20" office:value="3" office:value-type="float">
            <text:p>3</text:p>
          </table:table-cell>
          <table:table-cell table:style-name="ce20"/>
          <table:table-cell ns41:value-type="float" table:style-name="ce20" office:value="126" office:value-type="float">
            <text:p>126</text:p>
          </table:table-cell>
          <table:table-cell ns41:value-type="float" table:style-name="ce20" office:value="353" office:value-type="float">
            <text:p>353</text:p>
          </table:table-cell>
          <table:table-cell ns41:value-type="float" table:style-name="ce20" office:value="283" office:value-type="float">
            <text:p>283</text:p>
          </table:table-cell>
          <table:table-cell ns41:value-type="float" table:style-name="ce20" office:value="324" office:value-type="float">
            <text:p>324</text:p>
          </table:table-cell>
          <table:table-cell ns41:value-type="float" table:style-name="ce20" office:value="272" office:value-type="float">
            <text:p>272</text:p>
          </table:table-cell>
          <table:table-cell ns41:value-type="float" table:style-name="ce20" office:value="28" office:value-type="float">
            <text:p>28</text:p>
          </table:table-cell>
          <table:table-cell ns41:value-type="float" table:style-name="ce20" office:value="11" office:value-type="float">
            <text:p>11</text:p>
          </table:table-cell>
          <table:table-cell ns41:value-type="float" table:style-name="ce20" office:value="1" office:value-type="float">
            <text:p>1</text:p>
          </table:table-cell>
          <table:table-cell table:style-name="ce20"/>
          <table:table-cell ns41:value-type="float" table:style-name="ce20" office:value="10" office:value-type="float">
            <text:p>10</text:p>
          </table:table-cell>
          <table:table-cell ns41:value-type="float" table:style-name="ce20" office:value="9" office:value-type="float">
            <text:p>9</text:p>
          </table:table-cell>
          <table:table-cell ns41:value-type="float" table:style-name="ce20" office:value="243" office:value-type="float">
            <text:p>243</text:p>
          </table:table-cell>
          <table:table-cell ns41:value-type="float" table:style-name="ce20" office:value="174" office:value-type="float">
            <text:p>174</text:p>
          </table:table-cell>
          <table:table-cell ns41:value-type="float" table:style-name="ce20" office:value="89" office:value-type="float">
            <text:p>89</text:p>
          </table:table-cell>
          <table:table-cell ns41:value-type="float" table:style-name="ce20" office:value="90" office:value-type="float">
            <text:p>90</text:p>
          </table:table-cell>
          <table:table-cell ns41:value-type="float" table:style-name="ce20" office:value="21" office:value-type="float">
            <text:p>21</text:p>
          </table:table-cell>
          <table:table-cell ns41:value-type="float" table:style-name="ce20" office:value="19" office:value-type="float">
            <text:p>19</text:p>
          </table:table-cell>
          <table:table-cell ns41:value-type="float" table:style-name="ce20" office:value="225" office:value-type="float">
            <text:p>225</text:p>
          </table:table-cell>
          <table:table-cell ns41:value-type="float" table:style-name="ce20" office:value="189" office:value-type="float">
            <text:p>189</text:p>
          </table:table-cell>
          <table:table-cell ns41:value-type="float" table:style-name="ce20" office:value="59" office:value-type="float">
            <text:p>59</text:p>
          </table:table-cell>
          <table:table-cell ns41:value-type="float" table:style-name="ce20" office:value="63" office:value-type="float">
            <text:p>63</text:p>
          </table:table-cell>
          <table:table-cell ns41:value-type="float" table:style-name="ce20" office:value="65" office:value-type="float">
            <text:p>65</text:p>
          </table:table-cell>
          <table:table-cell ns41:value-type="float" table:style-name="ce20" office:value="30" office:value-type="float">
            <text:p>30</text:p>
          </table:table-cell>
          <table:table-cell table:style-name="ce20" table:number-columns-repeated="2"/>
          <table:table-cell ns41:value-type="float" table:style-name="ce20" office:value="4" office:value-type="float">
            <text:p>4</text:p>
          </table:table-cell>
          <table:table-cell table:style-name="ce20" table:number-columns-repeated="2"/>
          <table:table-cell ns41:value-type="float" table:style-name="ce20" office:value="1" office:value-type="float">
            <text:p>1</text:p>
          </table:table-cell>
          <table:table-cell table:style-name="ce20" table:number-columns-repeated="4"/>
          <table:table-cell ns41:value-type="float" table:style-name="ce20" office:value="347" office:value-type="float">
            <text:p>347</text:p>
          </table:table-cell>
          <table:table-cell ns41:value-type="float" table:style-name="ce20" office:value="281" office:value-type="float">
            <text:p>281</text:p>
          </table:table-cell>
          <table:table-cell table:style-name="ce20" table:number-columns-repeated="12"/>
          <table:table-cell ns41:value-type="float" table:style-name="ce20" office:value="4" office:value-type="float">
            <text:p>4</text:p>
          </table:table-cell>
          <table:table-cell table:style-name="ce20" table:number-columns-repeated="9"/>
          <table:table-cell ns41:value-type="float" office:value="2" table:style-name="ce20" table:number-columns-repeated="2" office:value-type="float">
            <text:p>2</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HAVELTE.</text:p>
          </table:table-cell>
          <table:table-cell ns41:value-type="string" table:style-name="ce16" office:value-type="string">
            <text:p>Totaal</text:p>
          </table:table-cell>
          <table:table-cell table:style-name="Default"/>
          <table:table-cell ns41:value-type="float" table:style-name="ce96" office:value="424" office:value-type="float">
            <text:p>424</text:p>
          </table:table-cell>
          <table:table-cell ns41:value-type="float" table:style-name="ce20" office:value="12" office:value-type="float">
            <text:p>12</text:p>
          </table:table-cell>
          <table:table-cell table:style-name="ce20"/>
          <table:table-cell ns41:value-type="float" table:style-name="ce20" office:value="504" office:value-type="float">
            <text:p>504</text:p>
          </table:table-cell>
          <table:table-cell ns41:value-type="float" table:style-name="ce43" office:value="1273" office:value-type="float">
            <text:p>1,273</text:p>
          </table:table-cell>
          <table:table-cell ns41:value-type="float" table:style-name="ce43" office:value="1113" office:value-type="float">
            <text:p>1,113</text:p>
          </table:table-cell>
          <table:table-cell ns41:value-type="float" table:style-name="ce43" office:value="1229" office:value-type="float">
            <text:p>1,229</text:p>
          </table:table-cell>
          <table:table-cell ns41:value-type="float" table:style-name="ce43" office:value="1091" office:value-type="float">
            <text:p>1,091</text:p>
          </table:table-cell>
          <table:table-cell ns41:value-type="float" table:style-name="ce20" office:value="43" office:value-type="float">
            <text:p>43</text:p>
          </table:table-cell>
          <table:table-cell ns41:value-type="float" table:style-name="ce20" office:value="22" office:value-type="float">
            <text:p>22</text:p>
          </table:table-cell>
          <table:table-cell ns41:value-type="float" table:style-name="ce20" office:value="1" office:value-type="float">
            <text:p>1</text:p>
          </table:table-cell>
          <table:table-cell table:style-name="ce20"/>
          <table:table-cell ns41:value-type="float" table:style-name="ce20" office:value="49" office:value-type="float">
            <text:p>49</text:p>
          </table:table-cell>
          <table:table-cell ns41:value-type="float" table:style-name="ce20" office:value="33" office:value-type="float">
            <text:p>33</text:p>
          </table:table-cell>
          <table:table-cell ns41:value-type="float" table:style-name="ce20" office:value="836" office:value-type="float">
            <text:p>836</text:p>
          </table:table-cell>
          <table:table-cell ns41:value-type="float" table:style-name="ce20" office:value="659" office:value-type="float">
            <text:p>659</text:p>
          </table:table-cell>
          <table:table-cell ns41:value-type="float" table:style-name="ce20" office:value="360" office:value-type="float">
            <text:p>360</text:p>
          </table:table-cell>
          <table:table-cell ns41:value-type="float" table:style-name="ce20" office:value="366" office:value-type="float">
            <text:p>366</text:p>
          </table:table-cell>
          <table:table-cell ns41:value-type="float" table:style-name="ce20" office:value="77" office:value-type="float">
            <text:p>77</text:p>
          </table:table-cell>
          <table:table-cell ns41:value-type="float" table:style-name="ce20" office:value="88" office:value-type="float">
            <text:p>88</text:p>
          </table:table-cell>
          <table:table-cell ns41:value-type="float" table:style-name="ce20" office:value="894" office:value-type="float">
            <text:p>894</text:p>
          </table:table-cell>
          <table:table-cell ns41:value-type="float" table:style-name="ce20" office:value="760" office:value-type="float">
            <text:p>760</text:p>
          </table:table-cell>
          <table:table-cell ns41:value-type="float" table:style-name="ce20" office:value="233" office:value-type="float">
            <text:p>233</text:p>
          </table:table-cell>
          <table:table-cell ns41:value-type="float" table:style-name="ce20" office:value="263" office:value-type="float">
            <text:p>263</text:p>
          </table:table-cell>
          <table:table-cell ns41:value-type="float" table:style-name="ce20" office:value="138" office:value-type="float">
            <text:p>138</text:p>
          </table:table-cell>
          <table:table-cell ns41:value-type="float" table:style-name="ce20" office:value="89" office:value-type="float">
            <text:p>89</text:p>
          </table:table-cell>
          <table:table-cell table:style-name="ce20" table:number-columns-repeated="2"/>
          <table:table-cell ns41:value-type="float" table:style-name="ce20" office:value="8" office:value-type="float">
            <text:p>8</text:p>
          </table:table-cell>
          <table:table-cell table:style-name="ce20" table:number-columns-repeated="2"/>
          <table:table-cell ns41:value-type="float" table:style-name="ce20" office:value="1" office:value-type="float">
            <text:p>1</text:p>
          </table:table-cell>
          <table:table-cell table:style-name="ce20" table:number-columns-repeated="4"/>
          <table:table-cell ns41:value-type="float" table:style-name="ce43" office:value="1252" office:value-type="float">
            <text:p>1,252</text:p>
          </table:table-cell>
          <table:table-cell ns41:value-type="float" table:style-name="ce43" office:value="1096" office:value-type="float">
            <text:p>1,096</text:p>
          </table:table-cell>
          <table:table-cell table:style-name="ce20" table:number-columns-repeated="12"/>
          <table:table-cell ns41:value-type="float" table:style-name="ce20" office:value="4" office:value-type="float">
            <text:p>4</text:p>
          </table:table-cell>
          <table:table-cell table:style-name="ce20" table:number-columns-repeated="7"/>
          <table:table-cell ns41:value-type="float" table:style-name="ce20" office:value="9" office:value-type="float">
            <text:p>9</text:p>
          </table:table-cell>
          <table:table-cell ns41:value-type="float" table:style-name="ce20" office:value="10" office:value-type="float">
            <text:p>10</text:p>
          </table:table-cell>
          <table:table-cell ns41:value-type="float" office:value="6" table:style-name="ce20" table:number-columns-repeated="2" office:value-type="float">
            <text:p>6</text:p>
          </table:table-cell>
          <table:table-cell table:style-name="ce20" table:number-columns-repeated="6"/>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HOOGEVEEN.</text:p>
          </table:table-cell>
          <table:table-cell ns41:value-type="string" table:style-name="ce16" office:value-type="string">
            <text:p>Wijk A. Oostkant van de Huizen</text:p>
          </table:table-cell>
          <table:table-cell table:style-name="Default"/>
          <table:table-cell ns41:value-type="float" table:style-name="ce96" office:value="43" office:value-type="float">
            <text:p>43</text:p>
          </table:table-cell>
          <table:table-cell ns41:value-type="float" table:style-name="ce20" office:value="5" office:value-type="float">
            <text:p>5</text:p>
          </table:table-cell>
          <table:table-cell table:style-name="ce20"/>
          <table:table-cell ns41:value-type="float" table:style-name="ce20" office:value="62" office:value-type="float">
            <text:p>62</text:p>
          </table:table-cell>
          <table:table-cell ns41:value-type="float" table:style-name="ce20" office:value="151" office:value-type="float">
            <text:p>151</text:p>
          </table:table-cell>
          <table:table-cell ns41:value-type="float" table:style-name="ce20" office:value="140" office:value-type="float">
            <text:p>140</text:p>
          </table:table-cell>
          <table:table-cell ns41:value-type="float" table:style-name="ce20" office:value="147" office:value-type="float">
            <text:p>147</text:p>
          </table:table-cell>
          <table:table-cell ns41:value-type="float" table:style-name="ce20" office:value="136" office:value-type="float">
            <text:p>136</text:p>
          </table:table-cell>
          <table:table-cell ns41:value-type="float" office:value="4" table:style-name="ce20" table:number-columns-repeated="2" office:value-type="float">
            <text:p>4</text:p>
          </table:table-cell>
          <table:table-cell table:style-name="ce20" table:number-columns-repeated="2"/>
          <table:table-cell ns41:value-type="float" table:style-name="ce20" office:value="10" office:value-type="float">
            <text:p>10</text:p>
          </table:table-cell>
          <table:table-cell ns41:value-type="float" table:style-name="ce20" office:value="1" office:value-type="float">
            <text:p>1</text:p>
          </table:table-cell>
          <table:table-cell ns41:value-type="float" table:style-name="ce20" office:value="104" office:value-type="float">
            <text:p>104</text:p>
          </table:table-cell>
          <table:table-cell ns41:value-type="float" table:style-name="ce20" office:value="86" office:value-type="float">
            <text:p>86</text:p>
          </table:table-cell>
          <table:table-cell ns41:value-type="float" table:style-name="ce20" office:value="42" office:value-type="float">
            <text:p>42</text:p>
          </table:table-cell>
          <table:table-cell ns41:value-type="float" table:style-name="ce20" office:value="45" office:value-type="float">
            <text:p>45</text:p>
          </table:table-cell>
          <table:table-cell ns41:value-type="float" table:style-name="ce20" office:value="5" office:value-type="float">
            <text:p>5</text:p>
          </table:table-cell>
          <table:table-cell ns41:value-type="float" table:style-name="ce20" office:value="9" office:value-type="float">
            <text:p>9</text:p>
          </table:table-cell>
          <table:table-cell ns41:value-type="float" table:style-name="ce20" office:value="110" office:value-type="float">
            <text:p>110</text:p>
          </table:table-cell>
          <table:table-cell ns41:value-type="float" table:style-name="ce20" office:value="93" office:value-type="float">
            <text:p>93</text:p>
          </table:table-cell>
          <table:table-cell ns41:value-type="float" table:style-name="ce20" office:value="14" office:value-type="float">
            <text:p>14</text:p>
          </table:table-cell>
          <table:table-cell ns41:value-type="float" table:style-name="ce20" office:value="24" office:value-type="float">
            <text:p>24</text:p>
          </table:table-cell>
          <table:table-cell ns41:value-type="float" table:style-name="ce20" office:value="21" office:value-type="float">
            <text:p>21</text:p>
          </table:table-cell>
          <table:table-cell ns41:value-type="float" table:style-name="ce20" office:value="18" office:value-type="float">
            <text:p>18</text:p>
          </table:table-cell>
          <table:table-cell table:style-name="ce20" table:number-columns-repeated="2"/>
          <table:table-cell ns41:value-type="float" table:style-name="ce20" office:value="6" office:value-type="float">
            <text:p>6</text:p>
          </table:table-cell>
          <table:table-cell ns41:value-type="float" table:style-name="ce20" office:value="5" office:value-type="float">
            <text:p>5</text:p>
          </table:table-cell>
          <table:table-cell table:style-name="ce20" table:number-columns-repeated="6"/>
          <table:table-cell ns41:value-type="float" table:style-name="ce20" office:value="105" office:value-type="float">
            <text:p>105</text:p>
          </table:table-cell>
          <table:table-cell ns41:value-type="float" table:style-name="ce20" office:value="104" office:value-type="float">
            <text:p>104</text:p>
          </table:table-cell>
          <table:table-cell table:style-name="ce20" table:number-columns-repeated="20"/>
          <table:table-cell ns41:value-type="float" table:style-name="ce20" office:value="13" office:value-type="float">
            <text:p>13</text:p>
          </table:table-cell>
          <table:table-cell ns41:value-type="float" table:style-name="ce20" office:value="11" office:value-type="float">
            <text:p>11</text:p>
          </table:table-cell>
          <table:table-cell table:style-name="ce20" table:number-columns-repeated="8"/>
          <table:table-cell ns41:value-type="float" table:style-name="ce20" office:value="32" office:value-type="float">
            <text:p>32</text:p>
          </table:table-cell>
          <table:table-cell ns41:value-type="float" table:style-name="ce20" office:value="24" office:value-type="float">
            <text:p>24</text:p>
          </table:table-cell>
          <table:table-cell table:style-name="ce20" table:number-columns-repeated="2"/>
          <table:table-cell ns41:value-type="float" table:style-name="ce20" office:value="1" office:value-type="float">
            <text:p>1</text:p>
          </table:table-cell>
          <table:table-cell ns41:value-type="float" table:style-name="ce97" office:value="1" office:value-type="float">
            <text:p>1</text:p>
          </table:table-cell>
          <table:table-cell table:style-name="ce77" table:number-columns-repeated="4"/>
          <table:table-cell table:number-columns-repeated="943"/>
        </table:table-row>
        <table:table-row table:style-name="ro5">
          <table:table-cell ns41:value-type="string" table:style-name="ce8" office:value-type="string">
            <text:p>HOOGEVEEN.</text:p>
          </table:table-cell>
          <table:table-cell ns41:value-type="string" table:style-name="ce16" office:value-type="string">
            <text:p>Wijk A. Het Haagje</text:p>
          </table:table-cell>
          <table:table-cell table:style-name="Default"/>
          <table:table-cell ns41:value-type="float" table:style-name="ce96" office:value="59" office:value-type="float">
            <text:p>59</text:p>
          </table:table-cell>
          <table:table-cell ns41:value-type="float" table:style-name="ce20" office:value="9" office:value-type="float">
            <text:p>9</text:p>
          </table:table-cell>
          <table:table-cell table:style-name="ce20"/>
          <table:table-cell ns41:value-type="float" table:style-name="ce20" office:value="93" office:value-type="float">
            <text:p>93</text:p>
          </table:table-cell>
          <table:table-cell ns41:value-type="float" table:style-name="ce20" office:value="217" office:value-type="float">
            <text:p>217</text:p>
          </table:table-cell>
          <table:table-cell ns41:value-type="float" table:style-name="ce20" office:value="221" office:value-type="float">
            <text:p>221</text:p>
          </table:table-cell>
          <table:table-cell ns41:value-type="float" table:style-name="ce20" office:value="210" office:value-type="float">
            <text:p>210</text:p>
          </table:table-cell>
          <table:table-cell ns41:value-type="float" table:style-name="ce20" office:value="212" office:value-type="float">
            <text:p>212</text:p>
          </table:table-cell>
          <table:table-cell ns41:value-type="float" table:style-name="ce20" office:value="7" office:value-type="float">
            <text:p>7</text:p>
          </table:table-cell>
          <table:table-cell ns41:value-type="float" table:style-name="ce20" office:value="8" office:value-type="float">
            <text:p>8</text:p>
          </table:table-cell>
          <table:table-cell table:style-name="ce20"/>
          <table:table-cell ns41:value-type="float" table:style-name="ce20" office:value="1" office:value-type="float">
            <text:p>1</text:p>
          </table:table-cell>
          <table:table-cell ns41:value-type="float" table:style-name="ce20" office:value="26" office:value-type="float">
            <text:p>26</text:p>
          </table:table-cell>
          <table:table-cell ns41:value-type="float" table:style-name="ce20" office:value="3" office:value-type="float">
            <text:p>3</text:p>
          </table:table-cell>
          <table:table-cell ns41:value-type="float" table:style-name="ce20" office:value="141" office:value-type="float">
            <text:p>141</text:p>
          </table:table-cell>
          <table:table-cell ns41:value-type="float" table:style-name="ce20" office:value="130" office:value-type="float">
            <text:p>130</text:p>
          </table:table-cell>
          <table:table-cell ns41:value-type="float" table:style-name="ce20" office:value="69" office:value-type="float">
            <text:p>69</text:p>
          </table:table-cell>
          <table:table-cell ns41:value-type="float" table:style-name="ce20" office:value="76" office:value-type="float">
            <text:p>76</text:p>
          </table:table-cell>
          <table:table-cell ns41:value-type="float" table:style-name="ce20" office:value="7" office:value-type="float">
            <text:p>7</text:p>
          </table:table-cell>
          <table:table-cell ns41:value-type="float" table:style-name="ce20" office:value="15" office:value-type="float">
            <text:p>15</text:p>
          </table:table-cell>
          <table:table-cell ns41:value-type="float" table:style-name="ce20" office:value="171" office:value-type="float">
            <text:p>171</text:p>
          </table:table-cell>
          <table:table-cell ns41:value-type="float" table:style-name="ce20" office:value="175" office:value-type="float">
            <text:p>175</text:p>
          </table:table-cell>
          <table:table-cell ns41:value-type="float" table:style-name="ce20" office:value="13" office:value-type="float">
            <text:p>13</text:p>
          </table:table-cell>
          <table:table-cell ns41:value-type="float" table:style-name="ce20" office:value="19" office:value-type="float">
            <text:p>19</text:p>
          </table:table-cell>
          <table:table-cell ns41:value-type="float" office:value="26" table:style-name="ce20" table:number-columns-repeated="2" office:value-type="float">
            <text:p>26</text:p>
          </table:table-cell>
          <table:table-cell table:style-name="ce20" table:number-columns-repeated="2"/>
          <table:table-cell ns41:value-type="float" table:style-name="ce20" office:value="7" office:value-type="float">
            <text:p>7</text:p>
          </table:table-cell>
          <table:table-cell ns41:value-type="float" table:style-name="ce20" office:value="1" office:value-type="float">
            <text:p>1</text:p>
          </table:table-cell>
          <table:table-cell table:style-name="ce20" table:number-columns-repeated="6"/>
          <table:table-cell ns41:value-type="float" table:style-name="ce20" office:value="176" office:value-type="float">
            <text:p>176</text:p>
          </table:table-cell>
          <table:table-cell ns41:value-type="float" table:style-name="ce20" office:value="186" office:value-type="float">
            <text:p>186</text:p>
          </table:table-cell>
          <table:table-cell ns41:value-type="float" table:style-name="ce20" office:value="1" office:value-type="float">
            <text:p>1</text:p>
          </table:table-cell>
          <table:table-cell ns41:value-type="float" table:style-name="ce20" office:value="2" office:value-type="float">
            <text:p>2</text:p>
          </table:table-cell>
          <table:table-cell table:style-name="ce20" table:number-columns-repeated="8"/>
          <table:table-cell ns41:value-type="float" table:style-name="ce20" office:value="1" office:value-type="float">
            <text:p>1</text:p>
          </table:table-cell>
          <table:table-cell table:style-name="ce20" table:number-columns-repeated="4"/>
          <table:table-cell ns41:value-type="float" table:style-name="ce20" office:value="2" office:value-type="float">
            <text:p>2</text:p>
          </table:table-cell>
          <table:table-cell table:style-name="ce20" table:number-columns-repeated="4"/>
          <table:table-cell ns41:value-type="float" table:style-name="ce20" office:value="14" office:value-type="float">
            <text:p>14</text:p>
          </table:table-cell>
          <table:table-cell ns41:value-type="float" table:style-name="ce20" office:value="17" office:value-type="float">
            <text:p>17</text:p>
          </table:table-cell>
          <table:table-cell ns41:value-type="float" table:style-name="ce20" office:value="1" office:value-type="float">
            <text:p>1</text:p>
          </table:table-cell>
          <table:table-cell table:style-name="ce20" table:number-columns-repeated="7"/>
          <table:table-cell ns41:value-type="float" table:style-name="ce20" office:value="23" office:value-type="float">
            <text:p>23</text:p>
          </table:table-cell>
          <table:table-cell ns41:value-type="float" table:style-name="ce20" office:value="14" office:value-type="float">
            <text:p>14</text:p>
          </table:table-cell>
          <table:table-cell table:style-name="ce20" table:number-columns-repeated="2"/>
          <table:table-cell ns41:value-type="float" table:style-name="ce20" office:value="1" office:value-type="float">
            <text:p>1</text:p>
          </table:table-cell>
          <table:table-cell table:style-name="ce97"/>
          <table:table-cell table:style-name="ce77" table:number-columns-repeated="4"/>
          <table:table-cell table:number-columns-repeated="943"/>
        </table:table-row>
        <table:table-row table:style-name="ro5">
          <table:table-cell ns41:value-type="string" table:style-name="ce8" office:value-type="string">
            <text:p>HOOGEVEEN.</text:p>
          </table:table-cell>
          <table:table-cell ns41:value-type="string" table:style-name="ce16" office:value-type="string">
            <text:p>Wijk A. Hollandsche Veld</text:p>
          </table:table-cell>
          <table:table-cell table:style-name="Default"/>
          <table:table-cell ns41:value-type="float" table:style-name="ce96" office:value="315" office:value-type="float">
            <text:p>315</text:p>
          </table:table-cell>
          <table:table-cell ns41:value-type="float" table:style-name="ce20" office:value="2" office:value-type="float">
            <text:p>2</text:p>
          </table:table-cell>
          <table:table-cell table:style-name="ce20"/>
          <table:table-cell ns41:value-type="float" table:style-name="ce20" office:value="415" office:value-type="float">
            <text:p>415</text:p>
          </table:table-cell>
          <table:table-cell ns41:value-type="float" table:style-name="ce20" office:value="946" office:value-type="float">
            <text:p>946</text:p>
          </table:table-cell>
          <table:table-cell ns41:value-type="float" table:style-name="ce43" office:value="1030" office:value-type="float">
            <text:p>1,030</text:p>
          </table:table-cell>
          <table:table-cell ns41:value-type="float" table:style-name="ce20" office:value="942" office:value-type="float">
            <text:p>942</text:p>
          </table:table-cell>
          <table:table-cell ns41:value-type="float" table:style-name="ce43" office:value="1025" office:value-type="float">
            <text:p>1,025</text:p>
          </table:table-cell>
          <table:table-cell ns41:value-type="float" table:style-name="ce20" office:value="4" office:value-type="float">
            <text:p>4</text:p>
          </table:table-cell>
          <table:table-cell ns41:value-type="float" table:style-name="ce20" office:value="5" office:value-type="float">
            <text:p>5</text:p>
          </table:table-cell>
          <table:table-cell table:style-name="ce20" table:number-columns-repeated="2"/>
          <table:table-cell ns41:value-type="float" table:style-name="ce20" office:value="102" office:value-type="float">
            <text:p>102</text:p>
          </table:table-cell>
          <table:table-cell ns41:value-type="float" table:style-name="ce20" office:value="14" office:value-type="float">
            <text:p>14</text:p>
          </table:table-cell>
          <table:table-cell ns41:value-type="float" table:style-name="ce20" office:value="628" office:value-type="float">
            <text:p>628</text:p>
          </table:table-cell>
          <table:table-cell ns41:value-type="float" table:style-name="ce20" office:value="619" office:value-type="float">
            <text:p>619</text:p>
          </table:table-cell>
          <table:table-cell ns41:value-type="float" table:style-name="ce20" office:value="296" office:value-type="float">
            <text:p>296</text:p>
          </table:table-cell>
          <table:table-cell ns41:value-type="float" table:style-name="ce20" office:value="335" office:value-type="float">
            <text:p>335</text:p>
          </table:table-cell>
          <table:table-cell ns41:value-type="float" table:style-name="ce20" office:value="22" office:value-type="float">
            <text:p>22</text:p>
          </table:table-cell>
          <table:table-cell ns41:value-type="float" table:style-name="ce20" office:value="76" office:value-type="float">
            <text:p>76</text:p>
          </table:table-cell>
          <table:table-cell ns41:value-type="float" table:style-name="ce20" office:value="846" office:value-type="float">
            <text:p>846</text:p>
          </table:table-cell>
          <table:table-cell ns41:value-type="float" table:style-name="ce20" office:value="913" office:value-type="float">
            <text:p>913</text:p>
          </table:table-cell>
          <table:table-cell ns41:value-type="float" table:style-name="ce20" office:value="56" office:value-type="float">
            <text:p>56</text:p>
          </table:table-cell>
          <table:table-cell ns41:value-type="float" table:style-name="ce20" office:value="72" office:value-type="float">
            <text:p>72</text:p>
          </table:table-cell>
          <table:table-cell ns41:value-type="float" table:style-name="ce20" office:value="31" office:value-type="float">
            <text:p>31</text:p>
          </table:table-cell>
          <table:table-cell ns41:value-type="float" table:style-name="ce20" office:value="35" office:value-type="float">
            <text:p>35</text:p>
          </table:table-cell>
          <table:table-cell table:style-name="ce20" table:number-columns-repeated="2"/>
          <table:table-cell ns41:value-type="float" table:style-name="ce20" office:value="13" office:value-type="float">
            <text:p>13</text:p>
          </table:table-cell>
          <table:table-cell ns41:value-type="float" table:style-name="ce20" office:value="10" office:value-type="float">
            <text:p>10</text:p>
          </table:table-cell>
          <table:table-cell table:style-name="ce20" table:number-columns-repeated="6"/>
          <table:table-cell ns41:value-type="float" table:style-name="ce20" office:value="824" office:value-type="float">
            <text:p>824</text:p>
          </table:table-cell>
          <table:table-cell ns41:value-type="float" table:style-name="ce20" office:value="879" office:value-type="float">
            <text:p>879</text:p>
          </table:table-cell>
          <table:table-cell table:style-name="ce20" table:number-columns-repeated="20"/>
          <table:table-cell ns41:value-type="float" table:style-name="ce20" office:value="120" office:value-type="float">
            <text:p>120</text:p>
          </table:table-cell>
          <table:table-cell ns41:value-type="float" table:style-name="ce20" office:value="149" office:value-type="float">
            <text:p>149</text:p>
          </table:table-cell>
          <table:table-cell ns41:value-type="float" table:style-name="ce20" office:value="1" office:value-type="float">
            <text:p>1</text:p>
          </table:table-cell>
          <table:table-cell ns41:value-type="float" table:style-name="ce20" office:value="2" office:value-type="float">
            <text:p>2</text:p>
          </table:table-cell>
          <table:table-cell table:style-name="ce20" table:number-columns-repeated="6"/>
          <table:table-cell ns41:value-type="float" table:style-name="ce20" office:value="1" office:value-type="float">
            <text:p>1</text:p>
          </table:table-cell>
          <table:table-cell table:style-name="ce20" table:number-columns-repeated="4"/>
          <table:table-cell table:style-name="ce97"/>
          <table:table-cell table:style-name="ce77" table:number-columns-repeated="4"/>
          <table:table-cell table:number-columns-repeated="943"/>
        </table:table-row>
        <table:table-row table:style-name="ro5">
          <table:table-cell ns41:value-type="string" table:style-name="ce8" office:value-type="string">
            <text:p>HOOGEVEEN.</text:p>
          </table:table-cell>
          <table:table-cell ns41:value-type="string" table:style-name="ce16" office:value-type="string">
            <text:p>Wijk B. de Sloot</text:p>
          </table:table-cell>
          <table:table-cell table:style-name="Default"/>
          <table:table-cell ns41:value-type="float" table:style-name="ce96" office:value="73" office:value-type="float">
            <text:p>73</text:p>
          </table:table-cell>
          <table:table-cell ns41:value-type="float" table:style-name="ce20" office:value="8" office:value-type="float">
            <text:p>8</text:p>
          </table:table-cell>
          <table:table-cell table:style-name="ce20"/>
          <table:table-cell ns41:value-type="float" table:style-name="ce20" office:value="132" office:value-type="float">
            <text:p>132</text:p>
          </table:table-cell>
          <table:table-cell ns41:value-type="float" table:style-name="ce20" office:value="244" office:value-type="float">
            <text:p>244</text:p>
          </table:table-cell>
          <table:table-cell ns41:value-type="float" table:style-name="ce20" office:value="278" office:value-type="float">
            <text:p>278</text:p>
          </table:table-cell>
          <table:table-cell ns41:value-type="float" table:style-name="ce20" office:value="236" office:value-type="float">
            <text:p>236</text:p>
          </table:table-cell>
          <table:table-cell ns41:value-type="float" table:style-name="ce20" office:value="270" office:value-type="float">
            <text:p>270</text:p>
          </table:table-cell>
          <table:table-cell ns41:value-type="float" office:value="8" table:style-name="ce20" table:number-columns-repeated="2" office:value-type="float">
            <text:p>8</text:p>
          </table:table-cell>
          <table:table-cell table:style-name="ce20" table:number-columns-repeated="2"/>
          <table:table-cell ns41:value-type="float" table:style-name="ce20" office:value="38" office:value-type="float">
            <text:p>38</text:p>
          </table:table-cell>
          <table:table-cell ns41:value-type="float" table:style-name="ce20" office:value="1" office:value-type="float">
            <text:p>1</text:p>
          </table:table-cell>
          <table:table-cell ns41:value-type="float" table:style-name="ce20" office:value="159" office:value-type="float">
            <text:p>159</text:p>
          </table:table-cell>
          <table:table-cell ns41:value-type="float" table:style-name="ce20" office:value="152" office:value-type="float">
            <text:p>152</text:p>
          </table:table-cell>
          <table:table-cell ns41:value-type="float" table:style-name="ce20" office:value="75" office:value-type="float">
            <text:p>75</text:p>
          </table:table-cell>
          <table:table-cell ns41:value-type="float" table:style-name="ce20" office:value="97" office:value-type="float">
            <text:p>97</text:p>
          </table:table-cell>
          <table:table-cell ns41:value-type="float" table:style-name="ce20" office:value="10" office:value-type="float">
            <text:p>10</text:p>
          </table:table-cell>
          <table:table-cell ns41:value-type="float" table:style-name="ce20" office:value="29" office:value-type="float">
            <text:p>29</text:p>
          </table:table-cell>
          <table:table-cell ns41:value-type="float" table:style-name="ce20" office:value="203" office:value-type="float">
            <text:p>203</text:p>
          </table:table-cell>
          <table:table-cell ns41:value-type="float" table:style-name="ce20" office:value="218" office:value-type="float">
            <text:p>218</text:p>
          </table:table-cell>
          <table:table-cell ns41:value-type="float" table:style-name="ce20" office:value="24" office:value-type="float">
            <text:p>24</text:p>
          </table:table-cell>
          <table:table-cell ns41:value-type="float" table:style-name="ce20" office:value="42" office:value-type="float">
            <text:p>42</text:p>
          </table:table-cell>
          <table:table-cell ns41:value-type="float" office:value="16" table:style-name="ce20" table:number-columns-repeated="2" office:value-type="float">
            <text:p>16</text:p>
          </table:table-cell>
          <table:table-cell table:style-name="ce20" table:number-columns-repeated="2"/>
          <table:table-cell ns41:value-type="float" table:style-name="ce20" office:value="1" office:value-type="float">
            <text:p>1</text:p>
          </table:table-cell>
          <table:table-cell ns41:value-type="float" table:style-name="ce20" office:value="2" office:value-type="float">
            <text:p>2</text:p>
          </table:table-cell>
          <table:table-cell table:style-name="ce20" table:number-columns-repeated="6"/>
          <table:table-cell ns41:value-type="float" table:style-name="ce20" office:value="164" office:value-type="float">
            <text:p>164</text:p>
          </table:table-cell>
          <table:table-cell ns41:value-type="float" table:style-name="ce20" office:value="183" office:value-type="float">
            <text:p>183</text:p>
          </table:table-cell>
          <table:table-cell table:style-name="ce20" table:number-columns-repeated="12"/>
          <table:table-cell ns41:value-type="float" table:style-name="ce20" office:value="1" office:value-type="float">
            <text:p>1</text:p>
          </table:table-cell>
          <table:table-cell table:style-name="ce20" table:number-columns-repeated="7"/>
          <table:table-cell ns41:value-type="float" table:style-name="ce20" office:value="60" office:value-type="float">
            <text:p>60</text:p>
          </table:table-cell>
          <table:table-cell ns41:value-type="float" table:style-name="ce20" office:value="86" office:value-type="float">
            <text:p>86</text:p>
          </table:table-cell>
          <table:table-cell ns41:value-type="float" table:style-name="ce20" office:value="3" office:value-type="float">
            <text:p>3</text:p>
          </table:table-cell>
          <table:table-cell ns41:value-type="float" table:style-name="ce20" office:value="2" office:value-type="float">
            <text:p>2</text:p>
          </table:table-cell>
          <table:table-cell table:style-name="ce20" table:number-columns-repeated="6"/>
          <table:table-cell ns41:value-type="float" table:style-name="ce20" office:value="16" office:value-type="float">
            <text:p>16</text:p>
          </table:table-cell>
          <table:table-cell ns41:value-type="float" table:style-name="ce20" office:value="7" office:value-type="float">
            <text:p>7</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HOOGEVEEN.</text:p>
          </table:table-cell>
          <table:table-cell ns41:value-type="string" table:style-name="ce16" office:value-type="string">
            <text:p>Wijk B. Alteveer</text:p>
          </table:table-cell>
          <table:table-cell table:style-name="Default"/>
          <table:table-cell ns41:value-type="float" table:style-name="ce96" office:value="38" office:value-type="float">
            <text:p>38</text:p>
          </table:table-cell>
          <table:table-cell ns41:value-type="float" table:style-name="ce20" office:value="1" office:value-type="float">
            <text:p>1</text:p>
          </table:table-cell>
          <table:table-cell table:style-name="ce20"/>
          <table:table-cell ns41:value-type="float" table:style-name="ce20" office:value="43" office:value-type="float">
            <text:p>43</text:p>
          </table:table-cell>
          <table:table-cell ns41:value-type="float" table:style-name="ce20" office:value="124" office:value-type="float">
            <text:p>124</text:p>
          </table:table-cell>
          <table:table-cell ns41:value-type="float" table:style-name="ce20" office:value="115" office:value-type="float">
            <text:p>115</text:p>
          </table:table-cell>
          <table:table-cell ns41:value-type="float" table:style-name="ce20" office:value="122" office:value-type="float">
            <text:p>122</text:p>
          </table:table-cell>
          <table:table-cell ns41:value-type="float" table:style-name="ce20" office:value="114" office:value-type="float">
            <text:p>114</text:p>
          </table:table-cell>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2"/>
          <table:table-cell ns41:value-type="float" table:style-name="ce20" office:value="1" office:value-type="float">
            <text:p>1</text:p>
          </table:table-cell>
          <table:table-cell table:style-name="ce20"/>
          <table:table-cell ns41:value-type="float" table:style-name="ce20" office:value="85" office:value-type="float">
            <text:p>85</text:p>
          </table:table-cell>
          <table:table-cell ns41:value-type="float" table:style-name="ce20" office:value="70" office:value-type="float">
            <text:p>70</text:p>
          </table:table-cell>
          <table:table-cell ns41:value-type="float" office:value="37" table:style-name="ce20" table:number-columns-repeated="2" office:value-type="float">
            <text:p>37</text:p>
          </table:table-cell>
          <table:table-cell ns41:value-type="float" table:style-name="ce20" office:value="2" office:value-type="float">
            <text:p>2</text:p>
          </table:table-cell>
          <table:table-cell ns41:value-type="float" table:style-name="ce20" office:value="8" office:value-type="float">
            <text:p>8</text:p>
          </table:table-cell>
          <table:table-cell ns41:value-type="float" table:style-name="ce20" office:value="106" office:value-type="float">
            <text:p>106</text:p>
          </table:table-cell>
          <table:table-cell ns41:value-type="float" table:style-name="ce20" office:value="90" office:value-type="float">
            <text:p>90</text:p>
          </table:table-cell>
          <table:table-cell ns41:value-type="float" table:style-name="ce20" office:value="13" office:value-type="float">
            <text:p>13</text:p>
          </table:table-cell>
          <table:table-cell ns41:value-type="float" table:style-name="ce20" office:value="20" office:value-type="float">
            <text:p>20</text:p>
          </table:table-cell>
          <table:table-cell ns41:value-type="float" office:value="5" table:style-name="ce20" table:number-columns-repeated="2" office:value-type="float">
            <text:p>5</text:p>
          </table:table-cell>
          <table:table-cell table:style-name="ce20" table:number-columns-repeated="10"/>
          <table:table-cell ns41:value-type="float" table:style-name="ce20" office:value="83" office:value-type="float">
            <text:p>83</text:p>
          </table:table-cell>
          <table:table-cell ns41:value-type="float" table:style-name="ce20" office:value="71" office:value-type="float">
            <text:p>71</text:p>
          </table:table-cell>
          <table:table-cell table:style-name="ce20" table:number-columns-repeated="20"/>
          <table:table-cell ns41:value-type="float" table:style-name="ce20" office:value="41" office:value-type="float">
            <text:p>41</text:p>
          </table:table-cell>
          <table:table-cell ns41:value-type="float" table:style-name="ce20" office:value="44" office:value-type="float">
            <text:p>44</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HOOGEVEEN.</text:p>
          </table:table-cell>
          <table:table-cell ns41:value-type="string" table:style-name="ce16" office:value-type="string">
            <text:p>Wijk B. Molendijk</text:p>
          </table:table-cell>
          <table:table-cell table:style-name="Default"/>
          <table:table-cell ns41:value-type="float" table:style-name="ce96" office:value="43" office:value-type="float">
            <text:p>43</text:p>
          </table:table-cell>
          <table:table-cell ns41:value-type="float" table:style-name="ce20" office:value="3" office:value-type="float">
            <text:p>3</text:p>
          </table:table-cell>
          <table:table-cell table:style-name="ce20"/>
          <table:table-cell ns41:value-type="float" table:style-name="ce20" office:value="70" office:value-type="float">
            <text:p>70</text:p>
          </table:table-cell>
          <table:table-cell ns41:value-type="float" table:style-name="ce20" office:value="106" office:value-type="float">
            <text:p>106</text:p>
          </table:table-cell>
          <table:table-cell ns41:value-type="float" table:style-name="ce20" office:value="133" office:value-type="float">
            <text:p>133</text:p>
          </table:table-cell>
          <table:table-cell ns41:value-type="float" table:style-name="ce20" office:value="101" office:value-type="float">
            <text:p>101</text:p>
          </table:table-cell>
          <table:table-cell ns41:value-type="float" table:style-name="ce20" office:value="127" office:value-type="float">
            <text:p>127</text:p>
          </table:table-cell>
          <table:table-cell ns41:value-type="float" table:style-name="ce20" office:value="3" office:value-type="float">
            <text:p>3</text:p>
          </table:table-cell>
          <table:table-cell ns41:value-type="float" table:style-name="ce20" office:value="6" office:value-type="float">
            <text:p>6</text:p>
          </table:table-cell>
          <table:table-cell ns41:value-type="float" table:style-name="ce20" office:value="2" office:value-type="float">
            <text:p>2</text:p>
          </table:table-cell>
          <table:table-cell table:style-name="ce20"/>
          <table:table-cell ns41:value-type="float" table:style-name="ce20" office:value="22" office:value-type="float">
            <text:p>22</text:p>
          </table:table-cell>
          <table:table-cell ns41:value-type="float" table:style-name="ce20" office:value="2" office:value-type="float">
            <text:p>2</text:p>
          </table:table-cell>
          <table:table-cell ns41:value-type="float" table:style-name="ce20" office:value="66" office:value-type="float">
            <text:p>66</text:p>
          </table:table-cell>
          <table:table-cell ns41:value-type="float" table:style-name="ce20" office:value="72" office:value-type="float">
            <text:p>72</text:p>
          </table:table-cell>
          <table:table-cell ns41:value-type="float" table:style-name="ce20" office:value="36" office:value-type="float">
            <text:p>36</text:p>
          </table:table-cell>
          <table:table-cell ns41:value-type="float" table:style-name="ce20" office:value="44" office:value-type="float">
            <text:p>44</text:p>
          </table:table-cell>
          <table:table-cell ns41:value-type="float" table:style-name="ce20" office:value="4" office:value-type="float">
            <text:p>4</text:p>
          </table:table-cell>
          <table:table-cell ns41:value-type="float" table:style-name="ce20" office:value="17" office:value-type="float">
            <text:p>17</text:p>
          </table:table-cell>
          <table:table-cell ns41:value-type="float" table:style-name="ce20" office:value="77" office:value-type="float">
            <text:p>77</text:p>
          </table:table-cell>
          <table:table-cell ns41:value-type="float" table:style-name="ce20" office:value="99" office:value-type="float">
            <text:p>99</text:p>
          </table:table-cell>
          <table:table-cell ns41:value-type="float" table:style-name="ce20" office:value="9" office:value-type="float">
            <text:p>9</text:p>
          </table:table-cell>
          <table:table-cell ns41:value-type="float" table:style-name="ce20" office:value="18" office:value-type="float">
            <text:p>18</text:p>
          </table:table-cell>
          <table:table-cell ns41:value-type="float" office:value="15" table:style-name="ce20" table:number-columns-repeated="2" office:value-type="float">
            <text:p>15</text:p>
          </table:table-cell>
          <table:table-cell table:style-name="ce20" table:number-columns-repeated="2"/>
          <table:table-cell ns41:value-type="float" table:style-name="ce20" office:value="5" office:value-type="float">
            <text:p>5</text:p>
          </table:table-cell>
          <table:table-cell ns41:value-type="float" table:style-name="ce20" office:value="1" office:value-type="float">
            <text:p>1</text:p>
          </table:table-cell>
          <table:table-cell table:style-name="ce20" table:number-columns-repeated="6"/>
          <table:table-cell ns41:value-type="float" table:style-name="ce20" office:value="78" office:value-type="float">
            <text:p>78</text:p>
          </table:table-cell>
          <table:table-cell ns41:value-type="float" table:style-name="ce20" office:value="91" office:value-type="float">
            <text:p>91</text:p>
          </table:table-cell>
          <table:table-cell table:style-name="ce20" table:number-columns-repeated="20"/>
          <table:table-cell ns41:value-type="float" table:style-name="ce20" office:value="9" office:value-type="float">
            <text:p>9</text:p>
          </table:table-cell>
          <table:table-cell ns41:value-type="float" table:style-name="ce20" office:value="16" office:value-type="float">
            <text:p>16</text:p>
          </table:table-cell>
          <table:table-cell ns41:value-type="float" table:style-name="ce20" office:value="2" office:value-type="float">
            <text:p>2</text:p>
          </table:table-cell>
          <table:table-cell table:style-name="ce20" table:number-columns-repeated="7"/>
          <table:table-cell ns41:value-type="float" table:style-name="ce20" office:value="15" office:value-type="float">
            <text:p>15</text:p>
          </table:table-cell>
          <table:table-cell ns41:value-type="float" table:style-name="ce20" office:value="24" office:value-type="float">
            <text:p>24</text:p>
          </table:table-cell>
          <table:table-cell table:style-name="ce20" table:number-columns-repeated="2"/>
          <table:table-cell ns41:value-type="float" table:style-name="ce20" office:value="2" office:value-type="float">
            <text:p>2</text:p>
          </table:table-cell>
          <table:table-cell ns41:value-type="float" table:style-name="ce97" office:value="2" office:value-type="float">
            <text:p>2</text:p>
          </table:table-cell>
          <table:table-cell table:style-name="ce77" table:number-columns-repeated="4"/>
          <table:table-cell table:number-columns-repeated="943"/>
        </table:table-row>
        <table:table-row table:style-name="ro5">
          <table:table-cell ns41:value-type="string" table:style-name="ce8" office:value-type="string">
            <text:p>HOOGEVEEN.</text:p>
          </table:table-cell>
          <table:table-cell ns41:value-type="string" table:style-name="ce16" office:value-type="string">
            <text:p>Wijk B. het Schut</text:p>
          </table:table-cell>
          <table:table-cell table:style-name="Default"/>
          <table:table-cell ns41:value-type="float" table:style-name="ce96" office:value="73" office:value-type="float">
            <text:p>73</text:p>
          </table:table-cell>
          <table:table-cell ns41:value-type="float" table:style-name="ce20" office:value="1" office:value-type="float">
            <text:p>1</text:p>
          </table:table-cell>
          <table:table-cell table:style-name="ce20"/>
          <table:table-cell ns41:value-type="float" table:style-name="ce20" office:value="114" office:value-type="float">
            <text:p>114</text:p>
          </table:table-cell>
          <table:table-cell ns41:value-type="float" table:style-name="ce20" office:value="234" office:value-type="float">
            <text:p>234</text:p>
          </table:table-cell>
          <table:table-cell ns41:value-type="float" table:style-name="ce20" office:value="261" office:value-type="float">
            <text:p>261</text:p>
          </table:table-cell>
          <table:table-cell ns41:value-type="float" table:style-name="ce20" office:value="230" office:value-type="float">
            <text:p>230</text:p>
          </table:table-cell>
          <table:table-cell ns41:value-type="float" table:style-name="ce20" office:value="254" office:value-type="float">
            <text:p>254</text:p>
          </table:table-cell>
          <table:table-cell ns41:value-type="float" table:style-name="ce20" office:value="4" office:value-type="float">
            <text:p>4</text:p>
          </table:table-cell>
          <table:table-cell ns41:value-type="float" table:style-name="ce20" office:value="7" office:value-type="float">
            <text:p>7</text:p>
          </table:table-cell>
          <table:table-cell table:style-name="ce20" table:number-columns-repeated="2"/>
          <table:table-cell ns41:value-type="float" table:style-name="ce20" office:value="18" office:value-type="float">
            <text:p>18</text:p>
          </table:table-cell>
          <table:table-cell ns41:value-type="float" table:style-name="ce20" office:value="7" office:value-type="float">
            <text:p>7</text:p>
          </table:table-cell>
          <table:table-cell ns41:value-type="float" table:style-name="ce20" office:value="146" office:value-type="float">
            <text:p>146</text:p>
          </table:table-cell>
          <table:table-cell ns41:value-type="float" table:style-name="ce20" office:value="153" office:value-type="float">
            <text:p>153</text:p>
          </table:table-cell>
          <table:table-cell ns41:value-type="float" table:style-name="ce20" office:value="78" office:value-type="float">
            <text:p>78</text:p>
          </table:table-cell>
          <table:table-cell ns41:value-type="float" table:style-name="ce20" office:value="87" office:value-type="float">
            <text:p>87</text:p>
          </table:table-cell>
          <table:table-cell ns41:value-type="float" table:style-name="ce20" office:value="10" office:value-type="float">
            <text:p>10</text:p>
          </table:table-cell>
          <table:table-cell ns41:value-type="float" table:style-name="ce20" office:value="21" office:value-type="float">
            <text:p>21</text:p>
          </table:table-cell>
          <table:table-cell ns41:value-type="float" table:style-name="ce20" office:value="175" office:value-type="float">
            <text:p>175</text:p>
          </table:table-cell>
          <table:table-cell ns41:value-type="float" table:style-name="ce20" office:value="190" office:value-type="float">
            <text:p>190</text:p>
          </table:table-cell>
          <table:table-cell ns41:value-type="float" table:style-name="ce20" office:value="35" office:value-type="float">
            <text:p>35</text:p>
          </table:table-cell>
          <table:table-cell ns41:value-type="float" table:style-name="ce20" office:value="38" office:value-type="float">
            <text:p>38</text:p>
          </table:table-cell>
          <table:table-cell ns41:value-type="float" table:style-name="ce20" office:value="18" office:value-type="float">
            <text:p>18</text:p>
          </table:table-cell>
          <table:table-cell ns41:value-type="float" table:style-name="ce20" office:value="26" office:value-type="float">
            <text:p>26</text:p>
          </table:table-cell>
          <table:table-cell table:style-name="ce20" table:number-columns-repeated="2"/>
          <table:table-cell ns41:value-type="float" table:style-name="ce20" office:value="6" office:value-type="float">
            <text:p>6</text:p>
          </table:table-cell>
          <table:table-cell ns41:value-type="float" table:style-name="ce20" office:value="7" office:value-type="float">
            <text:p>7</text:p>
          </table:table-cell>
          <table:table-cell table:style-name="ce20" table:number-columns-repeated="6"/>
          <table:table-cell ns41:value-type="float" table:style-name="ce20" office:value="204" office:value-type="float">
            <text:p>204</text:p>
          </table:table-cell>
          <table:table-cell ns41:value-type="float" table:style-name="ce20" office:value="235" office:value-type="float">
            <text:p>235</text:p>
          </table:table-cell>
          <table:table-cell table:style-name="ce20" table:number-columns-repeated="20"/>
          <table:table-cell ns41:value-type="float" office:value="19" table:style-name="ce20" table:number-columns-repeated="2" office:value-type="float">
            <text:p>19</text:p>
          </table:table-cell>
          <table:table-cell ns41:value-type="float" office:value="1" table:style-name="ce20" table:number-columns-repeated="2" office:value-type="float">
            <text:p>1</text:p>
          </table:table-cell>
          <table:table-cell table:style-name="ce20" table:number-columns-repeated="6"/>
          <table:table-cell ns41:value-type="float" table:style-name="ce20" office:value="10" office:value-type="float">
            <text:p>10</text:p>
          </table:table-cell>
          <table:table-cell ns41:value-type="float" table:style-name="ce20" office:value="6" office:value-type="float">
            <text:p>6</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HOOGEVEEN.</text:p>
          </table:table-cell>
          <table:table-cell ns41:value-type="string" table:style-name="ce16" office:value-type="string">
            <text:p>Wijk B. Westkant van de Huizen</text:p>
          </table:table-cell>
          <table:table-cell table:style-name="Default"/>
          <table:table-cell ns41:value-type="float" table:style-name="ce96" office:value="74" office:value-type="float">
            <text:p>74</text:p>
          </table:table-cell>
          <table:table-cell ns41:value-type="float" table:style-name="ce20" office:value="3" office:value-type="float">
            <text:p>3</text:p>
          </table:table-cell>
          <table:table-cell table:style-name="ce20"/>
          <table:table-cell ns41:value-type="float" table:style-name="ce20" office:value="108" office:value-type="float">
            <text:p>108</text:p>
          </table:table-cell>
          <table:table-cell ns41:value-type="float" table:style-name="ce20" office:value="209" office:value-type="float">
            <text:p>209</text:p>
          </table:table-cell>
          <table:table-cell ns41:value-type="float" table:style-name="ce20" office:value="253" office:value-type="float">
            <text:p>253</text:p>
          </table:table-cell>
          <table:table-cell ns41:value-type="float" table:style-name="ce20" office:value="201" office:value-type="float">
            <text:p>201</text:p>
          </table:table-cell>
          <table:table-cell ns41:value-type="float" table:style-name="ce20" office:value="243" office:value-type="float">
            <text:p>243</text:p>
          </table:table-cell>
          <table:table-cell ns41:value-type="float" table:style-name="ce20" office:value="6" office:value-type="float">
            <text:p>6</text:p>
          </table:table-cell>
          <table:table-cell ns41:value-type="float" table:style-name="ce20" office:value="10" office:value-type="float">
            <text:p>10</text:p>
          </table:table-cell>
          <table:table-cell ns41:value-type="float" table:style-name="ce20" office:value="2" office:value-type="float">
            <text:p>2</text:p>
          </table:table-cell>
          <table:table-cell table:style-name="ce20"/>
          <table:table-cell ns41:value-type="float" table:style-name="ce20" office:value="19" office:value-type="float">
            <text:p>19</text:p>
          </table:table-cell>
          <table:table-cell ns41:value-type="float" table:style-name="ce20" office:value="6" office:value-type="float">
            <text:p>6</text:p>
          </table:table-cell>
          <table:table-cell ns41:value-type="float" table:style-name="ce20" office:value="131" office:value-type="float">
            <text:p>131</text:p>
          </table:table-cell>
          <table:table-cell ns41:value-type="float" table:style-name="ce20" office:value="162" office:value-type="float">
            <text:p>162</text:p>
          </table:table-cell>
          <table:table-cell ns41:value-type="float" table:style-name="ce20" office:value="68" office:value-type="float">
            <text:p>68</text:p>
          </table:table-cell>
          <table:table-cell ns41:value-type="float" table:style-name="ce20" office:value="71" office:value-type="float">
            <text:p>71</text:p>
          </table:table-cell>
          <table:table-cell ns41:value-type="float" table:style-name="ce20" office:value="10" office:value-type="float">
            <text:p>10</text:p>
          </table:table-cell>
          <table:table-cell ns41:value-type="float" table:style-name="ce20" office:value="20" office:value-type="float">
            <text:p>20</text:p>
          </table:table-cell>
          <table:table-cell ns41:value-type="float" table:style-name="ce20" office:value="150" office:value-type="float">
            <text:p>150</text:p>
          </table:table-cell>
          <table:table-cell ns41:value-type="float" table:style-name="ce20" office:value="191" office:value-type="float">
            <text:p>191</text:p>
          </table:table-cell>
          <table:table-cell ns41:value-type="float" table:style-name="ce20" office:value="27" office:value-type="float">
            <text:p>27</text:p>
          </table:table-cell>
          <table:table-cell ns41:value-type="float" table:style-name="ce20" office:value="30" office:value-type="float">
            <text:p>30</text:p>
          </table:table-cell>
          <table:table-cell ns41:value-type="float" table:style-name="ce20" office:value="25" office:value-type="float">
            <text:p>25</text:p>
          </table:table-cell>
          <table:table-cell ns41:value-type="float" table:style-name="ce20" office:value="26" office:value-type="float">
            <text:p>26</text:p>
          </table:table-cell>
          <table:table-cell table:style-name="ce20" table:number-columns-repeated="2"/>
          <table:table-cell ns41:value-type="float" table:style-name="ce20" office:value="7" office:value-type="float">
            <text:p>7</text:p>
          </table:table-cell>
          <table:table-cell ns41:value-type="float" table:style-name="ce20" office:value="6" office:value-type="float">
            <text:p>6</text:p>
          </table:table-cell>
          <table:table-cell table:style-name="ce20" table:number-columns-repeated="6"/>
          <table:table-cell ns41:value-type="float" table:style-name="ce20" office:value="163" office:value-type="float">
            <text:p>163</text:p>
          </table:table-cell>
          <table:table-cell ns41:value-type="float" table:style-name="ce20" office:value="205" office:value-type="float">
            <text:p>205</text:p>
          </table:table-cell>
          <table:table-cell table:style-name="ce20" table:number-columns-repeated="20"/>
          <table:table-cell ns41:value-type="float" table:style-name="ce20" office:value="21" office:value-type="float">
            <text:p>21</text:p>
          </table:table-cell>
          <table:table-cell ns41:value-type="float" table:style-name="ce20" office:value="19" office:value-type="float">
            <text:p>19</text:p>
          </table:table-cell>
          <table:table-cell table:style-name="ce20" table:number-columns-repeated="8"/>
          <table:table-cell ns41:value-type="float" table:style-name="ce20" office:value="25" office:value-type="float">
            <text:p>25</text:p>
          </table:table-cell>
          <table:table-cell ns41:value-type="float" table:style-name="ce20" office:value="29" office:value-type="float">
            <text:p>29</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HOOGEVEEN.</text:p>
          </table:table-cell>
          <table:table-cell ns41:value-type="string" table:style-name="ce16" office:value-type="string">
            <text:p>Wijk C. Noord</text:p>
          </table:table-cell>
          <table:table-cell table:style-name="Default"/>
          <table:table-cell ns41:value-type="float" table:style-name="ce96" office:value="162" office:value-type="float">
            <text:p>162</text:p>
          </table:table-cell>
          <table:table-cell ns41:value-type="float" table:style-name="ce20" office:value="3" office:value-type="float">
            <text:p>3</text:p>
          </table:table-cell>
          <table:table-cell table:style-name="ce20"/>
          <table:table-cell ns41:value-type="float" table:style-name="ce20" office:value="222" office:value-type="float">
            <text:p>222</text:p>
          </table:table-cell>
          <table:table-cell ns41:value-type="float" table:style-name="ce20" office:value="454" office:value-type="float">
            <text:p>454</text:p>
          </table:table-cell>
          <table:table-cell ns41:value-type="float" table:style-name="ce20" office:value="497" office:value-type="float">
            <text:p>497</text:p>
          </table:table-cell>
          <table:table-cell ns41:value-type="float" table:style-name="ce20" office:value="449" office:value-type="float">
            <text:p>449</text:p>
          </table:table-cell>
          <table:table-cell ns41:value-type="float" table:style-name="ce20" office:value="494" office:value-type="float">
            <text:p>494</text:p>
          </table:table-cell>
          <table:table-cell ns41:value-type="float" table:style-name="ce20" office:value="2" office:value-type="float">
            <text:p>2</text:p>
          </table:table-cell>
          <table:table-cell ns41:value-type="float" office:value="3" table:style-name="ce20" table:number-columns-repeated="2" office:value-type="float">
            <text:p>3</text:p>
          </table:table-cell>
          <table:table-cell table:style-name="ce20"/>
          <table:table-cell ns41:value-type="float" table:style-name="ce20" office:value="66" office:value-type="float">
            <text:p>66</text:p>
          </table:table-cell>
          <table:table-cell ns41:value-type="float" table:style-name="ce20" office:value="5" office:value-type="float">
            <text:p>5</text:p>
          </table:table-cell>
          <table:table-cell ns41:value-type="float" table:style-name="ce20" office:value="297" office:value-type="float">
            <text:p>297</text:p>
          </table:table-cell>
          <table:table-cell ns41:value-type="float" table:style-name="ce20" office:value="295" office:value-type="float">
            <text:p>295</text:p>
          </table:table-cell>
          <table:table-cell ns41:value-type="float" table:style-name="ce20" office:value="143" office:value-type="float">
            <text:p>143</text:p>
          </table:table-cell>
          <table:table-cell ns41:value-type="float" table:style-name="ce20" office:value="174" office:value-type="float">
            <text:p>174</text:p>
          </table:table-cell>
          <table:table-cell ns41:value-type="float" table:style-name="ce20" office:value="14" office:value-type="float">
            <text:p>14</text:p>
          </table:table-cell>
          <table:table-cell ns41:value-type="float" table:style-name="ce20" office:value="28" office:value-type="float">
            <text:p>28</text:p>
          </table:table-cell>
          <table:table-cell ns41:value-type="float" table:style-name="ce20" office:value="402" office:value-type="float">
            <text:p>402</text:p>
          </table:table-cell>
          <table:table-cell ns41:value-type="float" table:style-name="ce20" office:value="434" office:value-type="float">
            <text:p>434</text:p>
          </table:table-cell>
          <table:table-cell ns41:value-type="float" table:style-name="ce20" office:value="37" office:value-type="float">
            <text:p>37</text:p>
          </table:table-cell>
          <table:table-cell ns41:value-type="float" table:style-name="ce20" office:value="45" office:value-type="float">
            <text:p>45</text:p>
          </table:table-cell>
          <table:table-cell ns41:value-type="float" table:style-name="ce20" office:value="14" office:value-type="float">
            <text:p>14</text:p>
          </table:table-cell>
          <table:table-cell ns41:value-type="float" table:style-name="ce20" office:value="15" office:value-type="float">
            <text:p>15</text:p>
          </table:table-cell>
          <table:table-cell table:style-name="ce20" table:number-columns-repeated="2"/>
          <table:table-cell ns41:value-type="float" table:style-name="ce20" office:value="1" office:value-type="float">
            <text:p>1</text:p>
          </table:table-cell>
          <table:table-cell ns41:value-type="float" table:style-name="ce20" office:value="3" office:value-type="float">
            <text:p>3</text:p>
          </table:table-cell>
          <table:table-cell table:style-name="ce20" table:number-columns-repeated="6"/>
          <table:table-cell ns41:value-type="float" table:style-name="ce20" office:value="337" office:value-type="float">
            <text:p>337</text:p>
          </table:table-cell>
          <table:table-cell ns41:value-type="float" table:style-name="ce20" office:value="351" office:value-type="float">
            <text:p>351</text:p>
          </table:table-cell>
          <table:table-cell table:style-name="ce20" table:number-columns-repeated="20"/>
          <table:table-cell ns41:value-type="float" table:style-name="ce20" office:value="103" office:value-type="float">
            <text:p>103</text:p>
          </table:table-cell>
          <table:table-cell ns41:value-type="float" table:style-name="ce20" office:value="127" office:value-type="float">
            <text:p>127</text:p>
          </table:table-cell>
          <table:table-cell ns41:value-type="float" office:value="1" table:style-name="ce20" table:number-columns-repeated="2" office:value-type="float">
            <text:p>1</text:p>
          </table:table-cell>
          <table:table-cell table:style-name="ce20" table:number-columns-repeated="6"/>
          <table:table-cell ns41:value-type="float" table:style-name="ce20" office:value="7" office:value-type="float">
            <text:p>7</text:p>
          </table:table-cell>
          <table:table-cell ns41:value-type="float" table:style-name="ce20" office:value="13" office:value-type="float">
            <text:p>13</text:p>
          </table:table-cell>
          <table:table-cell table:style-name="ce20" table:number-columns-repeated="2"/>
          <table:table-cell ns41:value-type="float" table:style-name="ce20" office:value="6" office:value-type="float">
            <text:p>6</text:p>
          </table:table-cell>
          <table:table-cell ns41:value-type="float" table:style-name="ce97" office:value="5" office:value-type="float">
            <text:p>5</text:p>
          </table:table-cell>
          <table:table-cell table:style-name="ce77" table:number-columns-repeated="4"/>
          <table:table-cell table:number-columns-repeated="943"/>
        </table:table-row>
        <table:table-row table:style-name="ro5">
          <table:table-cell ns41:value-type="string" table:style-name="ce8" office:value-type="string">
            <text:p>HOOGEVEEN.</text:p>
          </table:table-cell>
          <table:table-cell ns41:value-type="string" table:style-name="ce16" office:value-type="string">
            <text:p>Wijk C. Starterij</text:p>
          </table:table-cell>
          <table:table-cell table:style-name="Default"/>
          <table:table-cell ns41:value-type="float" table:style-name="ce96" office:value="3" office:value-type="float">
            <text:p>3</text:p>
          </table:table-cell>
          <table:table-cell table:style-name="ce20" table:number-columns-repeated="2"/>
          <table:table-cell ns41:value-type="float" table:style-name="ce20" office:value="3" office:value-type="float">
            <text:p>3</text:p>
          </table:table-cell>
          <table:table-cell ns41:value-type="float" table:style-name="ce20" office:value="13" office:value-type="float">
            <text:p>13</text:p>
          </table:table-cell>
          <table:table-cell ns41:value-type="float" table:style-name="ce20" office:value="10" office:value-type="float">
            <text:p>10</text:p>
          </table:table-cell>
          <table:table-cell ns41:value-type="float" table:style-name="ce20" office:value="13" office:value-type="float">
            <text:p>13</text:p>
          </table:table-cell>
          <table:table-cell ns41:value-type="float" table:style-name="ce20" office:value="9" office:value-type="float">
            <text:p>9</text:p>
          </table:table-cell>
          <table:table-cell table:style-name="ce20"/>
          <table:table-cell ns41:value-type="float" table:style-name="ce20" office:value="1" office:value-type="float">
            <text:p>1</text:p>
          </table:table-cell>
          <table:table-cell table:style-name="ce20" table:number-columns-repeated="4"/>
          <table:table-cell ns41:value-type="float" table:style-name="ce20" office:value="10" office:value-type="float">
            <text:p>10</text:p>
          </table:table-cell>
          <table:table-cell ns41:value-type="float" table:style-name="ce20" office:value="7" office:value-type="float">
            <text:p>7</text:p>
          </table:table-cell>
          <table:table-cell ns41:value-type="float" office:value="3" table:style-name="ce20" table:number-columns-repeated="2" office:value-type="float">
            <text:p>3</text:p>
          </table:table-cell>
          <table:table-cell table:style-name="ce20" table:number-columns-repeated="2"/>
          <table:table-cell ns41:value-type="float" table:style-name="ce20" office:value="7" office:value-type="float">
            <text:p>7</text:p>
          </table:table-cell>
          <table:table-cell ns41:value-type="float" office:value="6" table:style-name="ce20" table:number-columns-repeated="2" office:value-type="float">
            <text:p>6</text:p>
          </table:table-cell>
          <table:table-cell ns41:value-type="float" table:style-name="ce20" office:value="4" office:value-type="float">
            <text:p>4</text:p>
          </table:table-cell>
          <table:table-cell table:style-name="ce20" table:number-columns-repeated="12"/>
          <table:table-cell ns41:value-type="float" table:style-name="ce20" office:value="13" office:value-type="float">
            <text:p>13</text:p>
          </table:table-cell>
          <table:table-cell ns41:value-type="float" table:style-name="ce20" office:value="10" office:value-type="float">
            <text:p>10</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HOOGEVEEN.</text:p>
          </table:table-cell>
          <table:table-cell ns41:value-type="string" table:style-name="ce16" office:value-type="string">
            <text:p>Wijk C. Achterom</text:p>
          </table:table-cell>
          <table:table-cell table:style-name="Default"/>
          <table:table-cell ns41:value-type="float" table:style-name="ce96" office:value="66" office:value-type="float">
            <text:p>66</text:p>
          </table:table-cell>
          <table:table-cell table:style-name="ce20" table:number-columns-repeated="2"/>
          <table:table-cell ns41:value-type="float" table:style-name="ce20" office:value="72" office:value-type="float">
            <text:p>72</text:p>
          </table:table-cell>
          <table:table-cell ns41:value-type="float" table:style-name="ce20" office:value="177" office:value-type="float">
            <text:p>177</text:p>
          </table:table-cell>
          <table:table-cell ns41:value-type="float" table:style-name="ce20" office:value="171" office:value-type="float">
            <text:p>171</text:p>
          </table:table-cell>
          <table:table-cell ns41:value-type="float" table:style-name="ce20" office:value="176" office:value-type="float">
            <text:p>176</text:p>
          </table:table-cell>
          <table:table-cell ns41:value-type="float" table:style-name="ce20" office:value="168" office:value-type="float">
            <text:p>168</text:p>
          </table:table-cell>
          <table:table-cell ns41:value-type="float" table:style-name="ce20" office:value="1" office:value-type="float">
            <text:p>1</text:p>
          </table:table-cell>
          <table:table-cell ns41:value-type="float" table:style-name="ce20" office:value="3" office:value-type="float">
            <text:p>3</text:p>
          </table:table-cell>
          <table:table-cell table:style-name="ce20" table:number-columns-repeated="2"/>
          <table:table-cell ns41:value-type="float" table:style-name="ce20" office:value="4" office:value-type="float">
            <text:p>4</text:p>
          </table:table-cell>
          <table:table-cell ns41:value-type="float" table:style-name="ce20" office:value="2" office:value-type="float">
            <text:p>2</text:p>
          </table:table-cell>
          <table:table-cell ns41:value-type="float" table:style-name="ce20" office:value="115" office:value-type="float">
            <text:p>115</text:p>
          </table:table-cell>
          <table:table-cell ns41:value-type="float" table:style-name="ce20" office:value="97" office:value-type="float">
            <text:p>97</text:p>
          </table:table-cell>
          <table:table-cell ns41:value-type="float" table:style-name="ce20" office:value="58" office:value-type="float">
            <text:p>58</text:p>
          </table:table-cell>
          <table:table-cell ns41:value-type="float" table:style-name="ce20" office:value="59" office:value-type="float">
            <text:p>59</text:p>
          </table:table-cell>
          <table:table-cell ns41:value-type="float" table:style-name="ce20" office:value="4" office:value-type="float">
            <text:p>4</text:p>
          </table:table-cell>
          <table:table-cell ns41:value-type="float" table:style-name="ce20" office:value="15" office:value-type="float">
            <text:p>15</text:p>
          </table:table-cell>
          <table:table-cell ns41:value-type="float" table:style-name="ce20" office:value="148" office:value-type="float">
            <text:p>148</text:p>
          </table:table-cell>
          <table:table-cell ns41:value-type="float" table:style-name="ce20" office:value="141" office:value-type="float">
            <text:p>141</text:p>
          </table:table-cell>
          <table:table-cell ns41:value-type="float" table:style-name="ce20" office:value="20" office:value-type="float">
            <text:p>20</text:p>
          </table:table-cell>
          <table:table-cell ns41:value-type="float" table:style-name="ce20" office:value="19" office:value-type="float">
            <text:p>19</text:p>
          </table:table-cell>
          <table:table-cell ns41:value-type="float" table:style-name="ce20" office:value="8" office:value-type="float">
            <text:p>8</text:p>
          </table:table-cell>
          <table:table-cell ns41:value-type="float" table:style-name="ce20" office:value="10" office:value-type="float">
            <text:p>10</text:p>
          </table:table-cell>
          <table:table-cell table:style-name="ce20" table:number-columns-repeated="2"/>
          <table:table-cell ns41:value-type="float" office:value="1" table:style-name="ce20" table:number-columns-repeated="2" office:value-type="float">
            <text:p>1</text:p>
          </table:table-cell>
          <table:table-cell table:style-name="ce20" table:number-columns-repeated="6"/>
          <table:table-cell ns41:value-type="float" office:value="154" table:style-name="ce20" table:number-columns-repeated="2" office:value-type="float">
            <text:p>154</text:p>
          </table:table-cell>
          <table:table-cell table:style-name="ce20" table:number-columns-repeated="20"/>
          <table:table-cell ns41:value-type="float" table:style-name="ce20" office:value="19" office:value-type="float">
            <text:p>19</text:p>
          </table:table-cell>
          <table:table-cell ns41:value-type="float" table:style-name="ce20" office:value="16" office:value-type="float">
            <text:p>16</text:p>
          </table:table-cell>
          <table:table-cell ns41:value-type="float" table:style-name="ce20" office:value="4" office:value-type="float">
            <text:p>4</text:p>
          </table:table-cell>
          <table:table-cell ns41:value-type="float" table:style-name="ce20" office:value="1" office:value-type="float">
            <text:p>1</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HOOGEVEEN.</text:p>
          </table:table-cell>
          <table:table-cell ns41:value-type="string" table:style-name="ce16" office:value-type="string">
            <text:p>Wijk C. Oostkant van de Huizen</text:p>
          </table:table-cell>
          <table:table-cell table:style-name="Default"/>
          <table:table-cell ns41:value-type="float" table:style-name="ce96" office:value="23" office:value-type="float">
            <text:p>23</text:p>
          </table:table-cell>
          <table:table-cell ns41:value-type="float" table:style-name="ce20" office:value="1" office:value-type="float">
            <text:p>1</text:p>
          </table:table-cell>
          <table:table-cell table:style-name="ce20"/>
          <table:table-cell ns41:value-type="float" table:style-name="ce20" office:value="31" office:value-type="float">
            <text:p>31</text:p>
          </table:table-cell>
          <table:table-cell ns41:value-type="float" table:style-name="ce20" office:value="66" office:value-type="float">
            <text:p>66</text:p>
          </table:table-cell>
          <table:table-cell ns41:value-type="float" table:style-name="ce20" office:value="71" office:value-type="float">
            <text:p>71</text:p>
          </table:table-cell>
          <table:table-cell ns41:value-type="float" table:style-name="ce20" office:value="66" office:value-type="float">
            <text:p>66</text:p>
          </table:table-cell>
          <table:table-cell ns41:value-type="float" table:style-name="ce20" office:value="70" office:value-type="float">
            <text:p>70</text:p>
          </table:table-cell>
          <table:table-cell table:style-name="ce20"/>
          <table:table-cell ns41:value-type="float" table:style-name="ce20" office:value="1" office:value-type="float">
            <text:p>1</text:p>
          </table:table-cell>
          <table:table-cell table:style-name="ce20" table:number-columns-repeated="2"/>
          <table:table-cell ns41:value-type="float" table:style-name="ce20" office:value="4" office:value-type="float">
            <text:p>4</text:p>
          </table:table-cell>
          <table:table-cell ns41:value-type="float" table:style-name="ce20" office:value="3" office:value-type="float">
            <text:p>3</text:p>
          </table:table-cell>
          <table:table-cell ns41:value-type="float" table:style-name="ce20" office:value="39" office:value-type="float">
            <text:p>39</text:p>
          </table:table-cell>
          <table:table-cell ns41:value-type="float" table:style-name="ce20" office:value="42" office:value-type="float">
            <text:p>42</text:p>
          </table:table-cell>
          <table:table-cell ns41:value-type="float" table:style-name="ce20" office:value="22" office:value-type="float">
            <text:p>22</text:p>
          </table:table-cell>
          <table:table-cell ns41:value-type="float" table:style-name="ce20" office:value="23" office:value-type="float">
            <text:p>23</text:p>
          </table:table-cell>
          <table:table-cell ns41:value-type="float" table:style-name="ce20" office:value="5" office:value-type="float">
            <text:p>5</text:p>
          </table:table-cell>
          <table:table-cell ns41:value-type="float" table:style-name="ce20" office:value="6" office:value-type="float">
            <text:p>6</text:p>
          </table:table-cell>
          <table:table-cell ns41:value-type="float" table:style-name="ce20" office:value="44" office:value-type="float">
            <text:p>44</text:p>
          </table:table-cell>
          <table:table-cell ns41:value-type="float" table:style-name="ce20" office:value="43" office:value-type="float">
            <text:p>43</text:p>
          </table:table-cell>
          <table:table-cell ns41:value-type="float" table:style-name="ce20" office:value="13" office:value-type="float">
            <text:p>13</text:p>
          </table:table-cell>
          <table:table-cell ns41:value-type="float" table:style-name="ce20" office:value="16" office:value-type="float">
            <text:p>16</text:p>
          </table:table-cell>
          <table:table-cell ns41:value-type="float" table:style-name="ce20" office:value="7" office:value-type="float">
            <text:p>7</text:p>
          </table:table-cell>
          <table:table-cell ns41:value-type="float" table:style-name="ce20" office:value="10" office:value-type="float">
            <text:p>10</text:p>
          </table:table-cell>
          <table:table-cell table:style-name="ce20" table:number-columns-repeated="2"/>
          <table:table-cell ns41:value-type="float" office:value="2" table:style-name="ce20" table:number-columns-repeated="2" office:value-type="float">
            <text:p>2</text:p>
          </table:table-cell>
          <table:table-cell table:style-name="ce20" table:number-columns-repeated="6"/>
          <table:table-cell ns41:value-type="float" table:style-name="ce20" office:value="55" office:value-type="float">
            <text:p>55</text:p>
          </table:table-cell>
          <table:table-cell ns41:value-type="float" table:style-name="ce20" office:value="63" office:value-type="float">
            <text:p>63</text:p>
          </table:table-cell>
          <table:table-cell table:style-name="ce20" table:number-columns-repeated="9"/>
          <table:table-cell ns41:value-type="float" table:style-name="ce20" office:value="1" office:value-type="float">
            <text:p>1</text:p>
          </table:table-cell>
          <table:table-cell table:style-name="ce20" table:number-columns-repeated="10"/>
          <table:table-cell ns41:value-type="float" table:style-name="ce20" office:value="11" office:value-type="float">
            <text:p>11</text:p>
          </table:table-cell>
          <table:table-cell ns41:value-type="float" table:style-name="ce20" office:value="7" office:value-type="float">
            <text:p>7</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HOOGEVEEN.</text:p>
          </table:table-cell>
          <table:table-cell ns41:value-type="string" table:style-name="ce16" office:value-type="string">
            <text:p>Wijk C. Groote Kerksteeg</text:p>
          </table:table-cell>
          <table:table-cell table:style-name="Default"/>
          <table:table-cell ns41:value-type="float" table:style-name="ce36" office:value="12" office:value-type="float">
            <text:p>12</text:p>
          </table:table-cell>
          <table:table-cell ns41:value-type="float" table:style-name="ce20" office:value="2" office:value-type="float">
            <text:p>2</text:p>
          </table:table-cell>
          <table:table-cell table:style-name="ce20"/>
          <table:table-cell ns41:value-type="float" table:style-name="ce20" office:value="23" office:value-type="float">
            <text:p>23</text:p>
          </table:table-cell>
          <table:table-cell ns41:value-type="float" table:style-name="ce20" office:value="41" office:value-type="float">
            <text:p>41</text:p>
          </table:table-cell>
          <table:table-cell ns41:value-type="float" table:style-name="ce20" office:value="58" office:value-type="float">
            <text:p>58</text:p>
          </table:table-cell>
          <table:table-cell ns41:value-type="float" table:style-name="ce20" office:value="41" office:value-type="float">
            <text:p>41</text:p>
          </table:table-cell>
          <table:table-cell ns41:value-type="float" table:style-name="ce20" office:value="58" office:value-type="float">
            <text:p>58</text:p>
          </table:table-cell>
          <table:table-cell table:style-name="ce20" table:number-columns-repeated="4"/>
          <table:table-cell ns41:value-type="float" table:style-name="ce20" office:value="6" office:value-type="float">
            <text:p>6</text:p>
          </table:table-cell>
          <table:table-cell table:style-name="ce20"/>
          <table:table-cell ns41:value-type="float" table:style-name="ce20" office:value="24" office:value-type="float">
            <text:p>24</text:p>
          </table:table-cell>
          <table:table-cell ns41:value-type="float" table:style-name="ce20" office:value="34" office:value-type="float">
            <text:p>34</text:p>
          </table:table-cell>
          <table:table-cell ns41:value-type="float" table:style-name="ce20" office:value="16" office:value-type="float">
            <text:p>16</text:p>
          </table:table-cell>
          <table:table-cell ns41:value-type="float" table:style-name="ce20" office:value="17" office:value-type="float">
            <text:p>17</text:p>
          </table:table-cell>
          <table:table-cell ns41:value-type="float" table:style-name="ce20" office:value="1" office:value-type="float">
            <text:p>1</text:p>
          </table:table-cell>
          <table:table-cell ns41:value-type="float" table:style-name="ce20" office:value="7" office:value-type="float">
            <text:p>7</text:p>
          </table:table-cell>
          <table:table-cell ns41:value-type="float" table:style-name="ce20" office:value="26" office:value-type="float">
            <text:p>26</text:p>
          </table:table-cell>
          <table:table-cell ns41:value-type="float" table:style-name="ce20" office:value="39" office:value-type="float">
            <text:p>39</text:p>
          </table:table-cell>
          <table:table-cell ns41:value-type="float" office:value="4" table:style-name="ce20" table:number-columns-repeated="2" office:value-type="float">
            <text:p>4</text:p>
          </table:table-cell>
          <table:table-cell ns41:value-type="float" table:style-name="ce20" office:value="9" office:value-type="float">
            <text:p>9</text:p>
          </table:table-cell>
          <table:table-cell ns41:value-type="float" table:style-name="ce20" office:value="15" office:value-type="float">
            <text:p>15</text:p>
          </table:table-cell>
          <table:table-cell table:style-name="ce20" table:number-columns-repeated="2"/>
          <table:table-cell ns41:value-type="float" table:style-name="ce20" office:value="2" office:value-type="float">
            <text:p>2</text:p>
          </table:table-cell>
          <table:table-cell table:style-name="ce20" table:number-columns-repeated="7"/>
          <table:table-cell ns41:value-type="float" table:style-name="ce20" office:value="40" office:value-type="float">
            <text:p>40</text:p>
          </table:table-cell>
          <table:table-cell ns41:value-type="float" table:style-name="ce20" office:value="52" office:value-type="float">
            <text:p>52</text:p>
          </table:table-cell>
          <table:table-cell table:style-name="ce20" table:number-columns-repeated="12"/>
          <table:table-cell ns41:value-type="float" table:style-name="ce20" office:value="1" office:value-type="float">
            <text:p>1</text:p>
          </table:table-cell>
          <table:table-cell ns41:value-type="float" table:style-name="ce20" office:value="3" office:value-type="float">
            <text:p>3</text:p>
          </table:table-cell>
          <table:table-cell table:style-name="ce20" table:number-columns-repeated="7"/>
          <table:table-cell ns41:value-type="float" table:style-name="ce20" office:value="2" office:value-type="float">
            <text:p>2</text:p>
          </table:table-cell>
          <table:table-cell table:style-name="ce20" table:number-columns-repeated="13"/>
          <table:table-cell ns41:value-type="float" table:style-name="ce97" office:value="1" office:value-type="float">
            <text:p>1</text:p>
          </table:table-cell>
          <table:table-cell table:style-name="ce77" table:number-columns-repeated="4"/>
          <table:table-cell table:number-columns-repeated="943"/>
        </table:table-row>
        <table:table-row table:style-name="ro5">
          <table:table-cell ns41:value-type="string" table:style-name="ce8" office:value-type="string">
            <text:p>HOOGEVEEN.</text:p>
          </table:table-cell>
          <table:table-cell ns41:value-type="string" table:style-name="ce16" office:value-type="string">
            <text:p>Wijk C. Achter de Kerk</text:p>
          </table:table-cell>
          <table:table-cell table:style-name="Default"/>
          <table:table-cell ns41:value-type="float" table:style-name="ce96" office:value="13" office:value-type="float">
            <text:p>13</text:p>
          </table:table-cell>
          <table:table-cell table:style-name="ce20" table:number-columns-repeated="2"/>
          <table:table-cell ns41:value-type="float" table:style-name="ce20" office:value="25" office:value-type="float">
            <text:p>25</text:p>
          </table:table-cell>
          <table:table-cell ns41:value-type="float" table:style-name="ce20" office:value="46" office:value-type="float">
            <text:p>46</text:p>
          </table:table-cell>
          <table:table-cell ns41:value-type="float" table:style-name="ce20" office:value="66" office:value-type="float">
            <text:p>66</text:p>
          </table:table-cell>
          <table:table-cell ns41:value-type="float" table:style-name="ce20" office:value="46" office:value-type="float">
            <text:p>46</text:p>
          </table:table-cell>
          <table:table-cell ns41:value-type="float" table:style-name="ce20" office:value="66" office:value-type="float">
            <text:p>66</text:p>
          </table:table-cell>
          <table:table-cell table:style-name="ce20" table:number-columns-repeated="4"/>
          <table:table-cell ns41:value-type="float" table:style-name="ce20" office:value="2" office:value-type="float">
            <text:p>2</text:p>
          </table:table-cell>
          <table:table-cell ns41:value-type="float" table:style-name="ce20" office:value="1" office:value-type="float">
            <text:p>1</text:p>
          </table:table-cell>
          <table:table-cell ns41:value-type="float" table:style-name="ce20" office:value="25" office:value-type="float">
            <text:p>25</text:p>
          </table:table-cell>
          <table:table-cell ns41:value-type="float" table:style-name="ce20" office:value="39" office:value-type="float">
            <text:p>39</text:p>
          </table:table-cell>
          <table:table-cell ns41:value-type="float" table:style-name="ce20" office:value="20" office:value-type="float">
            <text:p>20</text:p>
          </table:table-cell>
          <table:table-cell ns41:value-type="float" table:style-name="ce20" office:value="21" office:value-type="float">
            <text:p>21</text:p>
          </table:table-cell>
          <table:table-cell ns41:value-type="float" table:style-name="ce20" office:value="1" office:value-type="float">
            <text:p>1</text:p>
          </table:table-cell>
          <table:table-cell ns41:value-type="float" table:style-name="ce20" office:value="6" office:value-type="float">
            <text:p>6</text:p>
          </table:table-cell>
          <table:table-cell ns41:value-type="float" table:style-name="ce20" office:value="37" office:value-type="float">
            <text:p>37</text:p>
          </table:table-cell>
          <table:table-cell ns41:value-type="float" table:style-name="ce20" office:value="57" office:value-type="float">
            <text:p>57</text:p>
          </table:table-cell>
          <table:table-cell ns41:value-type="float" table:style-name="ce20" office:value="6" office:value-type="float">
            <text:p>6</text:p>
          </table:table-cell>
          <table:table-cell ns41:value-type="float" table:style-name="ce20" office:value="5" office:value-type="float">
            <text:p>5</text:p>
          </table:table-cell>
          <table:table-cell ns41:value-type="float" table:style-name="ce20" office:value="3" office:value-type="float">
            <text:p>3</text:p>
          </table:table-cell>
          <table:table-cell ns41:value-type="float" table:style-name="ce20" office:value="4" office:value-type="float">
            <text:p>4</text:p>
          </table:table-cell>
          <table:table-cell table:style-name="ce20" table:number-columns-repeated="10"/>
          <table:table-cell ns41:value-type="float" table:style-name="ce20" office:value="43" office:value-type="float">
            <text:p>43</text:p>
          </table:table-cell>
          <table:table-cell ns41:value-type="float" table:style-name="ce20" office:value="62" office:value-type="float">
            <text:p>62</text:p>
          </table:table-cell>
          <table:table-cell table:style-name="ce20" table:number-columns-repeated="20"/>
          <table:table-cell ns41:value-type="float" table:style-name="ce20" office:value="1" office:value-type="float">
            <text:p>1</text:p>
          </table:table-cell>
          <table:table-cell ns41:value-type="float" table:style-name="ce20" office:value="2" office:value-type="float">
            <text:p>2</text:p>
          </table:table-cell>
          <table:table-cell table:style-name="ce20" table:number-columns-repeated="12"/>
          <table:table-cell ns41:value-type="float" table:style-name="ce20" office:value="2" office:value-type="float">
            <text:p>2</text:p>
          </table:table-cell>
          <table:table-cell ns41:value-type="float" table:style-name="ce97" office:value="2" office:value-type="float">
            <text:p>2</text:p>
          </table:table-cell>
          <table:table-cell table:style-name="ce77" table:number-columns-repeated="4"/>
          <table:table-cell table:number-columns-repeated="943"/>
        </table:table-row>
        <table:table-row table:style-name="ro5">
          <table:table-cell ns41:value-type="string" table:style-name="ce8" office:value-type="string">
            <text:p>HOOGEVEEN.</text:p>
          </table:table-cell>
          <table:table-cell ns41:value-type="string" table:style-name="ce16" office:value-type="string">
            <text:p>Wijk C. Kleine Kerksteeg</text:p>
          </table:table-cell>
          <table:table-cell table:style-name="Default"/>
          <table:table-cell ns41:value-type="float" table:style-name="ce96" office:value="8" office:value-type="float">
            <text:p>8</text:p>
          </table:table-cell>
          <table:table-cell table:style-name="ce20" table:number-columns-repeated="2"/>
          <table:table-cell ns41:value-type="float" table:style-name="ce20" office:value="14" office:value-type="float">
            <text:p>14</text:p>
          </table:table-cell>
          <table:table-cell ns41:value-type="float" table:style-name="ce20" office:value="16" office:value-type="float">
            <text:p>16</text:p>
          </table:table-cell>
          <table:table-cell ns41:value-type="float" table:style-name="ce20" office:value="29" office:value-type="float">
            <text:p>29</text:p>
          </table:table-cell>
          <table:table-cell ns41:value-type="float" table:style-name="ce20" office:value="16" office:value-type="float">
            <text:p>16</text:p>
          </table:table-cell>
          <table:table-cell ns41:value-type="float" table:style-name="ce20" office:value="29" office:value-type="float">
            <text:p>29</text:p>
          </table:table-cell>
          <table:table-cell table:style-name="ce20" table:number-columns-repeated="4"/>
          <table:table-cell ns41:value-type="float" table:style-name="ce20" office:value="3" office:value-type="float">
            <text:p>3</text:p>
          </table:table-cell>
          <table:table-cell table:style-name="ce20"/>
          <table:table-cell ns41:value-type="float" table:style-name="ce20" office:value="10" office:value-type="float">
            <text:p>10</text:p>
          </table:table-cell>
          <table:table-cell ns41:value-type="float" table:style-name="ce20" office:value="17" office:value-type="float">
            <text:p>17</text:p>
          </table:table-cell>
          <table:table-cell ns41:value-type="float" table:style-name="ce20" office:value="5" office:value-type="float">
            <text:p>5</text:p>
          </table:table-cell>
          <table:table-cell ns41:value-type="float" table:style-name="ce20" office:value="7" office:value-type="float">
            <text:p>7</text:p>
          </table:table-cell>
          <table:table-cell ns41:value-type="float" table:style-name="ce20" office:value="1" office:value-type="float">
            <text:p>1</text:p>
          </table:table-cell>
          <table:table-cell ns41:value-type="float" table:style-name="ce20" office:value="5" office:value-type="float">
            <text:p>5</text:p>
          </table:table-cell>
          <table:table-cell ns41:value-type="float" table:style-name="ce20" office:value="12" office:value-type="float">
            <text:p>12</text:p>
          </table:table-cell>
          <table:table-cell ns41:value-type="float" table:style-name="ce20" office:value="21" office:value-type="float">
            <text:p>21</text:p>
          </table:table-cell>
          <table:table-cell ns41:value-type="float" table:style-name="ce20" office:value="2" office:value-type="float">
            <text:p>2</text:p>
          </table:table-cell>
          <table:table-cell ns41:value-type="float" table:style-name="ce20" office:value="5" office:value-type="float">
            <text:p>5</text:p>
          </table:table-cell>
          <table:table-cell ns41:value-type="float" table:style-name="ce20" office:value="1" office:value-type="float">
            <text:p>1</text:p>
          </table:table-cell>
          <table:table-cell ns41:value-type="float" table:style-name="ce20" office:value="3" office:value-type="float">
            <text:p>3</text:p>
          </table:table-cell>
          <table:table-cell table:style-name="ce20" table:number-columns-repeated="2"/>
          <table:table-cell ns41:value-type="float" table:style-name="ce20" office:value="1" office:value-type="float">
            <text:p>1</text:p>
          </table:table-cell>
          <table:table-cell table:style-name="ce20" table:number-columns-repeated="7"/>
          <table:table-cell ns41:value-type="float" table:style-name="ce20" office:value="10" office:value-type="float">
            <text:p>10</text:p>
          </table:table-cell>
          <table:table-cell ns41:value-type="float" table:style-name="ce20" office:value="20" office:value-type="float">
            <text:p>20</text:p>
          </table:table-cell>
          <table:table-cell table:style-name="ce20" table:number-columns-repeated="20"/>
          <table:table-cell ns41:value-type="float" table:style-name="ce20" office:value="1" office:value-type="float">
            <text:p>1</text:p>
          </table:table-cell>
          <table:table-cell ns41:value-type="float" table:style-name="ce20" office:value="4" office:value-type="float">
            <text:p>4</text:p>
          </table:table-cell>
          <table:table-cell table:style-name="ce20" table:number-columns-repeated="8"/>
          <table:table-cell ns41:value-type="float" table:style-name="ce20" office:value="3" office:value-type="float">
            <text:p>3</text:p>
          </table:table-cell>
          <table:table-cell ns41:value-type="float" table:style-name="ce20" office:value="4" office:value-type="float">
            <text:p>4</text:p>
          </table:table-cell>
          <table:table-cell table:style-name="ce20" table:number-columns-repeated="2"/>
          <table:table-cell ns41:value-type="float" table:style-name="ce20" office:value="2" office:value-type="float">
            <text:p>2</text:p>
          </table:table-cell>
          <table:table-cell ns41:value-type="float" table:style-name="ce97" office:value="1" office:value-type="float">
            <text:p>1</text:p>
          </table:table-cell>
          <table:table-cell table:style-name="ce77" table:number-columns-repeated="4"/>
          <table:table-cell table:number-columns-repeated="943"/>
        </table:table-row>
        <table:table-row table:style-name="ro5">
          <table:table-cell ns41:value-type="string" table:style-name="ce8" office:value-type="string">
            <text:p>HOOGEVEEN.</text:p>
          </table:table-cell>
          <table:table-cell ns41:value-type="string" table:style-name="ce16" office:value-type="string">
            <text:p>Wijk C. Armen-werkhuis</text:p>
          </table:table-cell>
          <table:table-cell table:style-name="Default"/>
          <table:table-cell ns41:value-type="float" table:style-name="ce96" office:value="1" office:value-type="float">
            <text:p>1</text:p>
          </table:table-cell>
          <table:table-cell table:style-name="ce20" table:number-columns-repeated="2"/>
          <table:table-cell ns41:value-type="float" table:style-name="ce20" office:value="1" office:value-type="float">
            <text:p>1</text:p>
          </table:table-cell>
          <table:table-cell ns41:value-type="float" table:style-name="ce20" office:value="31" office:value-type="float">
            <text:p>31</text:p>
          </table:table-cell>
          <table:table-cell ns41:value-type="float" table:style-name="ce20" office:value="27" office:value-type="float">
            <text:p>27</text:p>
          </table:table-cell>
          <table:table-cell ns41:value-type="float" table:style-name="ce20" office:value="31" office:value-type="float">
            <text:p>31</text:p>
          </table:table-cell>
          <table:table-cell ns41:value-type="float" table:style-name="ce20" office:value="27" office:value-type="float">
            <text:p>27</text:p>
          </table:table-cell>
          <table:table-cell table:style-name="ce20" table:number-columns-repeated="4"/>
          <table:table-cell ns41:value-type="float" table:style-name="ce20" office:value="2" office:value-type="float">
            <text:p>2</text:p>
          </table:table-cell>
          <table:table-cell ns41:value-type="float" table:style-name="ce20" office:value="1" office:value-type="float">
            <text:p>1</text:p>
          </table:table-cell>
          <table:table-cell ns41:value-type="float" office:value="20" table:style-name="ce20" table:number-columns-repeated="2" office:value-type="float">
            <text:p>20</text:p>
          </table:table-cell>
          <table:table-cell ns41:value-type="float" table:style-name="ce20" office:value="6" office:value-type="float">
            <text:p>6</text:p>
          </table:table-cell>
          <table:table-cell ns41:value-type="float" table:style-name="ce20" office:value="3" office:value-type="float">
            <text:p>3</text:p>
          </table:table-cell>
          <table:table-cell ns41:value-type="float" table:style-name="ce20" office:value="5" office:value-type="float">
            <text:p>5</text:p>
          </table:table-cell>
          <table:table-cell ns41:value-type="float" table:style-name="ce20" office:value="4" office:value-type="float">
            <text:p>4</text:p>
          </table:table-cell>
          <table:table-cell ns41:value-type="float" table:style-name="ce20" office:value="26" office:value-type="float">
            <text:p>26</text:p>
          </table:table-cell>
          <table:table-cell ns41:value-type="float" table:style-name="ce20" office:value="22" office:value-type="float">
            <text:p>22</text:p>
          </table:table-cell>
          <table:table-cell ns41:value-type="float" table:style-name="ce20" office:value="2" office:value-type="float">
            <text:p>2</text:p>
          </table:table-cell>
          <table:table-cell ns41:value-type="float" office:value="3" table:style-name="ce20" table:number-columns-repeated="2" office:value-type="float">
            <text:p>3</text:p>
          </table:table-cell>
          <table:table-cell ns41:value-type="float" table:style-name="ce20" office:value="2" office:value-type="float">
            <text:p>2</text:p>
          </table:table-cell>
          <table:table-cell table:style-name="ce20" table:number-columns-repeated="10"/>
          <table:table-cell ns41:value-type="float" table:style-name="ce20" office:value="27" office:value-type="float">
            <text:p>27</text:p>
          </table:table-cell>
          <table:table-cell ns41:value-type="float" table:style-name="ce20" office:value="25" office:value-type="float">
            <text:p>25</text:p>
          </table:table-cell>
          <table:table-cell table:style-name="ce20" table:number-columns-repeated="8"/>
          <table:table-cell ns41:value-type="float" table:style-name="ce20" office:value="2" office:value-type="float">
            <text:p>2</text:p>
          </table:table-cell>
          <table:table-cell table:style-name="ce20" table:number-columns-repeated="13"/>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7"/>
          <table:table-cell ns41:value-type="float" table:style-name="ce20" office:value="1" office:value-type="float">
            <text:p>1</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HOOGEVEEN.</text:p>
          </table:table-cell>
          <table:table-cell ns41:value-type="string" table:style-name="ce16" office:value-type="string">
            <text:p>Wijk C. Krakeel</text:p>
          </table:table-cell>
          <table:table-cell table:style-name="Default"/>
          <table:table-cell ns41:value-type="float" table:style-name="ce96" office:value="131" office:value-type="float">
            <text:p>131</text:p>
          </table:table-cell>
          <table:table-cell ns41:value-type="float" table:style-name="ce20" office:value="3" office:value-type="float">
            <text:p>3</text:p>
          </table:table-cell>
          <table:table-cell table:style-name="ce20"/>
          <table:table-cell ns41:value-type="float" table:style-name="ce20" office:value="165" office:value-type="float">
            <text:p>165</text:p>
          </table:table-cell>
          <table:table-cell ns41:value-type="float" table:style-name="ce20" office:value="358" office:value-type="float">
            <text:p>358</text:p>
          </table:table-cell>
          <table:table-cell ns41:value-type="float" table:style-name="ce20" office:value="391" office:value-type="float">
            <text:p>391</text:p>
          </table:table-cell>
          <table:table-cell ns41:value-type="float" table:style-name="ce20" office:value="355" office:value-type="float">
            <text:p>355</text:p>
          </table:table-cell>
          <table:table-cell ns41:value-type="float" table:style-name="ce20" office:value="386" office:value-type="float">
            <text:p>386</text:p>
          </table:table-cell>
          <table:table-cell ns41:value-type="float" table:style-name="ce20" office:value="3" office:value-type="float">
            <text:p>3</text:p>
          </table:table-cell>
          <table:table-cell ns41:value-type="float" table:style-name="ce20" office:value="5" office:value-type="float">
            <text:p>5</text:p>
          </table:table-cell>
          <table:table-cell table:style-name="ce20" table:number-columns-repeated="2"/>
          <table:table-cell ns41:value-type="float" table:style-name="ce20" office:value="31" office:value-type="float">
            <text:p>31</text:p>
          </table:table-cell>
          <table:table-cell ns41:value-type="float" table:style-name="ce20" office:value="2" office:value-type="float">
            <text:p>2</text:p>
          </table:table-cell>
          <table:table-cell ns41:value-type="float" table:style-name="ce20" office:value="231" office:value-type="float">
            <text:p>231</text:p>
          </table:table-cell>
          <table:table-cell ns41:value-type="float" table:style-name="ce20" office:value="230" office:value-type="float">
            <text:p>230</text:p>
          </table:table-cell>
          <table:table-cell ns41:value-type="float" table:style-name="ce20" office:value="117" office:value-type="float">
            <text:p>117</text:p>
          </table:table-cell>
          <table:table-cell ns41:value-type="float" table:style-name="ce20" office:value="131" office:value-type="float">
            <text:p>131</text:p>
          </table:table-cell>
          <table:table-cell ns41:value-type="float" table:style-name="ce20" office:value="10" office:value-type="float">
            <text:p>10</text:p>
          </table:table-cell>
          <table:table-cell ns41:value-type="float" table:style-name="ce20" office:value="30" office:value-type="float">
            <text:p>30</text:p>
          </table:table-cell>
          <table:table-cell ns41:value-type="float" table:style-name="ce20" office:value="304" office:value-type="float">
            <text:p>304</text:p>
          </table:table-cell>
          <table:table-cell ns41:value-type="float" table:style-name="ce20" office:value="327" office:value-type="float">
            <text:p>327</text:p>
          </table:table-cell>
          <table:table-cell ns41:value-type="float" table:style-name="ce20" office:value="31" office:value-type="float">
            <text:p>31</text:p>
          </table:table-cell>
          <table:table-cell ns41:value-type="float" table:style-name="ce20" office:value="48" office:value-type="float">
            <text:p>48</text:p>
          </table:table-cell>
          <table:table-cell ns41:value-type="float" table:style-name="ce20" office:value="20" office:value-type="float">
            <text:p>20</text:p>
          </table:table-cell>
          <table:table-cell ns41:value-type="float" table:style-name="ce20" office:value="14" office:value-type="float">
            <text:p>14</text:p>
          </table:table-cell>
          <table:table-cell table:style-name="ce20" table:number-columns-repeated="2"/>
          <table:table-cell ns41:value-type="float" table:style-name="ce20" office:value="3" office:value-type="float">
            <text:p>3</text:p>
          </table:table-cell>
          <table:table-cell ns41:value-type="float" table:style-name="ce20" office:value="2" office:value-type="float">
            <text:p>2</text:p>
          </table:table-cell>
          <table:table-cell table:style-name="ce20" table:number-columns-repeated="6"/>
          <table:table-cell ns41:value-type="float" table:style-name="ce20" office:value="286" office:value-type="float">
            <text:p>286</text:p>
          </table:table-cell>
          <table:table-cell ns41:value-type="float" table:style-name="ce20" office:value="302" office:value-type="float">
            <text:p>302</text:p>
          </table:table-cell>
          <table:table-cell table:style-name="ce20" table:number-columns-repeated="8"/>
          <table:table-cell ns41:value-type="float" table:style-name="ce20" office:value="1" office:value-type="float">
            <text:p>1</text:p>
          </table:table-cell>
          <table:table-cell table:style-name="ce20" table:number-columns-repeated="11"/>
          <table:table-cell ns41:value-type="float" table:style-name="ce20" office:value="71" office:value-type="float">
            <text:p>71</text:p>
          </table:table-cell>
          <table:table-cell ns41:value-type="float" table:style-name="ce20" office:value="89" office:value-type="float">
            <text:p>89</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HOOGEVEEN.</text:p>
          </table:table-cell>
          <table:table-cell ns41:value-type="string" table:style-name="ce16" office:value-type="string">
            <text:p>Wijk C. Krakeel Schepen</text:p>
          </table:table-cell>
          <table:table-cell table:style-name="Default"/>
          <table:table-cell table:style-name="ce96"/>
          <table:table-cell table:style-name="ce20" table:number-columns-repeated="2"/>
          <table:table-cell ns41:value-type="float" table:style-name="ce20" office:value="18" office:value-type="float">
            <text:p>18</text:p>
          </table:table-cell>
          <table:table-cell ns41:value-type="float" table:style-name="ce20" office:value="44" office:value-type="float">
            <text:p>44</text:p>
          </table:table-cell>
          <table:table-cell ns41:value-type="float" table:style-name="ce20" office:value="25" office:value-type="float">
            <text:p>25</text:p>
          </table:table-cell>
          <table:table-cell ns41:value-type="float" table:style-name="ce20" office:value="41" office:value-type="float">
            <text:p>41</text:p>
          </table:table-cell>
          <table:table-cell ns41:value-type="float" table:style-name="ce20" office:value="24" office:value-type="float">
            <text:p>24</text:p>
          </table:table-cell>
          <table:table-cell table:style-name="ce20" table:number-columns-repeated="2"/>
          <table:table-cell ns41:value-type="float" table:style-name="ce20" office:value="3" office:value-type="float">
            <text:p>3</text:p>
          </table:table-cell>
          <table:table-cell ns41:value-type="float" table:style-name="ce20" office:value="1" office:value-type="float">
            <text:p>1</text:p>
          </table:table-cell>
          <table:table-cell table:style-name="ce20" table:number-columns-repeated="2"/>
          <table:table-cell ns41:value-type="float" table:style-name="ce20" office:value="28" office:value-type="float">
            <text:p>28</text:p>
          </table:table-cell>
          <table:table-cell ns41:value-type="float" table:style-name="ce20" office:value="12" office:value-type="float">
            <text:p>12</text:p>
          </table:table-cell>
          <table:table-cell ns41:value-type="float" office:value="13" table:style-name="ce20" table:number-columns-repeated="2" office:value-type="float">
            <text:p>13</text:p>
          </table:table-cell>
          <table:table-cell ns41:value-type="float" table:style-name="ce20" office:value="3" office:value-type="float">
            <text:p>3</text:p>
          </table:table-cell>
          <table:table-cell table:style-name="ce20"/>
          <table:table-cell ns41:value-type="float" table:style-name="ce20" office:value="29" office:value-type="float">
            <text:p>29</text:p>
          </table:table-cell>
          <table:table-cell ns41:value-type="float" table:style-name="ce20" office:value="16" office:value-type="float">
            <text:p>16</text:p>
          </table:table-cell>
          <table:table-cell ns41:value-type="float" table:style-name="ce20" office:value="5" office:value-type="float">
            <text:p>5</text:p>
          </table:table-cell>
          <table:table-cell ns41:value-type="float" table:style-name="ce20" office:value="2" office:value-type="float">
            <text:p>2</text:p>
          </table:table-cell>
          <table:table-cell ns41:value-type="float" table:style-name="ce20" office:value="10" office:value-type="float">
            <text:p>10</text:p>
          </table:table-cell>
          <table:table-cell ns41:value-type="float" table:style-name="ce20" office:value="7" office:value-type="float">
            <text:p>7</text:p>
          </table:table-cell>
          <table:table-cell table:style-name="ce20" table:number-columns-repeated="10"/>
          <table:table-cell ns41:value-type="float" table:style-name="ce20" office:value="40" office:value-type="float">
            <text:p>40</text:p>
          </table:table-cell>
          <table:table-cell ns41:value-type="float" table:style-name="ce20" office:value="23" office:value-type="float">
            <text:p>23</text:p>
          </table:table-cell>
          <table:table-cell table:style-name="ce20" table:number-columns-repeated="20"/>
          <table:table-cell ns41:value-type="float" table:style-name="ce20" office:value="4" office:value-type="float">
            <text:p>4</text:p>
          </table:table-cell>
          <table:table-cell ns41:value-type="float" table:style-name="ce20" office:value="2" office:value-type="float">
            <text:p>2</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HOOGEVEEN.</text:p>
          </table:table-cell>
          <table:table-cell ns41:value-type="string" table:style-name="ce16" office:value-type="string">
            <text:p>Totaal</text:p>
          </table:table-cell>
          <table:table-cell table:style-name="Default"/>
          <table:table-cell ns41:value-type="float" table:style-name="ce96" office:value="1137" office:value-type="float">
            <text:p>1137</text:p>
          </table:table-cell>
          <table:table-cell ns41:value-type="float" table:style-name="ce20" office:value="41" office:value-type="float">
            <text:p>41</text:p>
          </table:table-cell>
          <table:table-cell table:style-name="ce20"/>
          <table:table-cell ns41:value-type="float" table:style-name="ce43" office:value="1611" office:value-type="float">
            <text:p>1,611</text:p>
          </table:table-cell>
          <table:table-cell ns41:value-type="float" table:style-name="ce43" office:value="3477" office:value-type="float">
            <text:p>3,477</text:p>
          </table:table-cell>
          <table:table-cell ns41:value-type="float" table:style-name="ce43" office:value="3776" office:value-type="float">
            <text:p>3,776</text:p>
          </table:table-cell>
          <table:table-cell ns41:value-type="float" table:style-name="ce43" office:value="3423" office:value-type="float">
            <text:p>3,423</text:p>
          </table:table-cell>
          <table:table-cell ns41:value-type="float" table:style-name="ce43" office:value="3712" office:value-type="float">
            <text:p>3,712</text:p>
          </table:table-cell>
          <table:table-cell ns41:value-type="float" table:style-name="ce20" office:value="44" office:value-type="float">
            <text:p>44</text:p>
          </table:table-cell>
          <table:table-cell ns41:value-type="float" table:style-name="ce20" office:value="62" office:value-type="float">
            <text:p>62</text:p>
          </table:table-cell>
          <table:table-cell ns41:value-type="float" table:style-name="ce20" office:value="10" office:value-type="float">
            <text:p>10</text:p>
          </table:table-cell>
          <table:table-cell ns41:value-type="float" table:style-name="ce20" office:value="2" office:value-type="float">
            <text:p>2</text:p>
          </table:table-cell>
          <table:table-cell ns41:value-type="float" table:style-name="ce20" office:value="354" office:value-type="float">
            <text:p>354</text:p>
          </table:table-cell>
          <table:table-cell ns41:value-type="float" table:style-name="ce20" office:value="48" office:value-type="float">
            <text:p>48</text:p>
          </table:table-cell>
          <table:table-cell ns41:value-type="float" table:style-name="ce43" office:value="2259" office:value-type="float">
            <text:p>2,259</text:p>
          </table:table-cell>
          <table:table-cell ns41:value-type="float" table:style-name="ce43" office:value="2237" office:value-type="float">
            <text:p>2,237</text:p>
          </table:table-cell>
          <table:table-cell ns41:value-type="float" table:style-name="ce43" office:value="1104" office:value-type="float">
            <text:p>1,104</text:p>
          </table:table-cell>
          <table:table-cell ns41:value-type="float" table:style-name="ce43" office:value="1243" office:value-type="float">
            <text:p>1,243</text:p>
          </table:table-cell>
          <table:table-cell ns41:value-type="float" table:style-name="ce20" office:value="114" office:value-type="float">
            <text:p>114</text:p>
          </table:table-cell>
          <table:table-cell ns41:value-type="float" table:style-name="ce20" office:value="296" office:value-type="float">
            <text:p>296</text:p>
          </table:table-cell>
          <table:table-cell ns41:value-type="float" table:style-name="ce43" office:value="2873" office:value-type="float">
            <text:p>2,873</text:p>
          </table:table-cell>
          <table:table-cell ns41:value-type="float" table:style-name="ce43" office:value="3075" office:value-type="float">
            <text:p>3,075</text:p>
          </table:table-cell>
          <table:table-cell ns41:value-type="float" table:style-name="ce20" office:value="317" office:value-type="float">
            <text:p>317</text:p>
          </table:table-cell>
          <table:table-cell ns41:value-type="float" table:style-name="ce20" office:value="414" office:value-type="float">
            <text:p>414</text:p>
          </table:table-cell>
          <table:table-cell ns41:value-type="float" table:style-name="ce20" office:value="232" office:value-type="float">
            <text:p>232</text:p>
          </table:table-cell>
          <table:table-cell ns41:value-type="float" table:style-name="ce20" office:value="247" office:value-type="float">
            <text:p>247</text:p>
          </table:table-cell>
          <table:table-cell table:style-name="ce20" table:number-columns-repeated="2"/>
          <table:table-cell ns41:value-type="float" table:style-name="ce20" office:value="55" office:value-type="float">
            <text:p>55</text:p>
          </table:table-cell>
          <table:table-cell ns41:value-type="float" table:style-name="ce20" office:value="40" office:value-type="float">
            <text:p>40</text:p>
          </table:table-cell>
          <table:table-cell table:style-name="ce20" table:number-columns-repeated="6"/>
          <table:table-cell ns41:value-type="float" table:style-name="ce43" office:value="2802" office:value-type="float">
            <text:p>2,802</text:p>
          </table:table-cell>
          <table:table-cell ns41:value-type="float" table:style-name="ce43" office:value="3016" office:value-type="float">
            <text:p>3,016</text:p>
          </table:table-cell>
          <table:table-cell ns41:value-type="float" table:style-name="ce20" office:value="1" office:value-type="float">
            <text:p>1</text:p>
          </table:table-cell>
          <table:table-cell ns41:value-type="float" table:style-name="ce20" office:value="2" office:value-type="float">
            <text:p>2</text:p>
          </table:table-cell>
          <table:table-cell table:style-name="ce20" table:number-columns-repeated="6"/>
          <table:table-cell ns41:value-type="float" table:style-name="ce20" office:value="3" office:value-type="float">
            <text:p>3</text:p>
          </table:table-cell>
          <table:table-cell ns41:value-type="float" office:value="1" table:style-name="ce20" table:number-columns-repeated="2" office:value-type="float">
            <text:p>1</text:p>
          </table:table-cell>
          <table:table-cell table:style-name="ce20"/>
          <table:table-cell ns41:value-type="float" table:style-name="ce20" office:value="2" office:value-type="float">
            <text:p>2</text:p>
          </table:table-cell>
          <table:table-cell ns41:value-type="float" table:style-name="ce20" office:value="3" office:value-type="float">
            <text:p>3</text:p>
          </table:table-cell>
          <table:table-cell table:style-name="ce20"/>
          <table:table-cell ns41:value-type="float" table:style-name="ce20" office:value="2" office:value-type="float">
            <text:p>2</text:p>
          </table:table-cell>
          <table:table-cell table:style-name="ce20" table:number-columns-repeated="4"/>
          <table:table-cell ns41:value-type="float" table:style-name="ce20" office:value="507" office:value-type="float">
            <text:p>507</text:p>
          </table:table-cell>
          <table:table-cell ns41:value-type="float" table:style-name="ce20" office:value="610" office:value-type="float">
            <text:p>610</text:p>
          </table:table-cell>
          <table:table-cell ns41:value-type="float" table:style-name="ce20" office:value="15" office:value-type="float">
            <text:p>15</text:p>
          </table:table-cell>
          <table:table-cell ns41:value-type="float" table:style-name="ce20" office:value="8" office:value-type="float">
            <text:p>8</text:p>
          </table:table-cell>
          <table:table-cell table:style-name="ce20" table:number-columns-repeated="6"/>
          <table:table-cell ns41:value-type="float" table:style-name="ce20" office:value="132" office:value-type="float">
            <text:p>132</text:p>
          </table:table-cell>
          <table:table-cell ns41:value-type="float" table:style-name="ce20" office:value="122" office:value-type="float">
            <text:p>122</text:p>
          </table:table-cell>
          <table:table-cell table:style-name="ce20" table:number-columns-repeated="2"/>
          <table:table-cell ns41:value-type="float" table:style-name="ce20" office:value="14" office:value-type="float">
            <text:p>14</text:p>
          </table:table-cell>
          <table:table-cell ns41:value-type="float" table:style-name="ce97" office:value="12" office:value-type="float">
            <text:p>12</text:p>
          </table:table-cell>
          <table:table-cell table:style-name="ce77" table:number-columns-repeated="4"/>
          <table:table-cell table:number-columns-repeated="943"/>
        </table:table-row>
        <table:table-row table:style-name="ro5">
          <table:table-cell ns41:value-type="string" table:style-name="ce8" office:value-type="string">
            <text:p>NORG.</text:p>
          </table:table-cell>
          <table:table-cell ns41:value-type="string" table:style-name="ce16" office:value-type="string">
            <text:p>Dorp</text:p>
          </table:table-cell>
          <table:table-cell table:style-name="Default"/>
          <table:table-cell ns41:value-type="float" table:style-name="ce96" office:value="103" office:value-type="float">
            <text:p>103</text:p>
          </table:table-cell>
          <table:table-cell ns41:value-type="float" table:style-name="ce20" office:value="5" office:value-type="float">
            <text:p>5</text:p>
          </table:table-cell>
          <table:table-cell table:style-name="ce20"/>
          <table:table-cell ns41:value-type="float" table:style-name="ce20" office:value="137" office:value-type="float">
            <text:p>137</text:p>
          </table:table-cell>
          <table:table-cell ns41:value-type="float" table:style-name="ce20" office:value="283" office:value-type="float">
            <text:p>283</text:p>
          </table:table-cell>
          <table:table-cell ns41:value-type="float" table:style-name="ce20" office:value="255" office:value-type="float">
            <text:p>255</text:p>
          </table:table-cell>
          <table:table-cell ns41:value-type="float" table:style-name="ce20" office:value="275" office:value-type="float">
            <text:p>275</text:p>
          </table:table-cell>
          <table:table-cell ns41:value-type="float" table:style-name="ce20" office:value="252" office:value-type="float">
            <text:p>252</text:p>
          </table:table-cell>
          <table:table-cell ns41:value-type="float" table:style-name="ce20" office:value="8" office:value-type="float">
            <text:p>8</text:p>
          </table:table-cell>
          <table:table-cell ns41:value-type="float" table:style-name="ce20" office:value="3" office:value-type="float">
            <text:p>3</text:p>
          </table:table-cell>
          <table:table-cell table:style-name="ce20" table:number-columns-repeated="2"/>
          <table:table-cell ns41:value-type="float" table:style-name="ce20" office:value="5" office:value-type="float">
            <text:p>5</text:p>
          </table:table-cell>
          <table:table-cell ns41:value-type="float" table:style-name="ce20" office:value="3" office:value-type="float">
            <text:p>3</text:p>
          </table:table-cell>
          <table:table-cell ns41:value-type="float" table:style-name="ce20" office:value="173" office:value-type="float">
            <text:p>173</text:p>
          </table:table-cell>
          <table:table-cell ns41:value-type="float" table:style-name="ce20" office:value="144" office:value-type="float">
            <text:p>144</text:p>
          </table:table-cell>
          <table:table-cell ns41:value-type="float" office:value="87" table:style-name="ce20" table:number-columns-repeated="2" office:value-type="float">
            <text:p>87</text:p>
          </table:table-cell>
          <table:table-cell ns41:value-type="float" table:style-name="ce20" office:value="23" office:value-type="float">
            <text:p>23</text:p>
          </table:table-cell>
          <table:table-cell ns41:value-type="float" table:style-name="ce20" office:value="24" office:value-type="float">
            <text:p>24</text:p>
          </table:table-cell>
          <table:table-cell ns41:value-type="float" table:style-name="ce20" office:value="198" office:value-type="float">
            <text:p>198</text:p>
          </table:table-cell>
          <table:table-cell ns41:value-type="float" table:style-name="ce20" office:value="179" office:value-type="float">
            <text:p>179</text:p>
          </table:table-cell>
          <table:table-cell ns41:value-type="float" table:style-name="ce20" office:value="52" office:value-type="float">
            <text:p>52</text:p>
          </table:table-cell>
          <table:table-cell ns41:value-type="float" table:style-name="ce20" office:value="55" office:value-type="float">
            <text:p>55</text:p>
          </table:table-cell>
          <table:table-cell ns41:value-type="float" table:style-name="ce20" office:value="26" office:value-type="float">
            <text:p>26</text:p>
          </table:table-cell>
          <table:table-cell ns41:value-type="float" table:style-name="ce20" office:value="20" office:value-type="float">
            <text:p>20</text:p>
          </table:table-cell>
          <table:table-cell table:style-name="ce20" table:number-columns-repeated="2"/>
          <table:table-cell ns41:value-type="float" table:style-name="ce20" office:value="2" office:value-type="float">
            <text:p>2</text:p>
          </table:table-cell>
          <table:table-cell table:style-name="ce20" table:number-columns-repeated="5"/>
          <table:table-cell ns41:value-type="float" table:style-name="ce20" office:value="5" office:value-type="float">
            <text:p>5</text:p>
          </table:table-cell>
          <table:table-cell ns41:value-type="float" table:style-name="ce20" office:value="1" office:value-type="float">
            <text:p>1</text:p>
          </table:table-cell>
          <table:table-cell ns41:value-type="float" table:style-name="ce20" office:value="269" office:value-type="float">
            <text:p>269</text:p>
          </table:table-cell>
          <table:table-cell ns41:value-type="float" table:style-name="ce20" office:value="249" office:value-type="float">
            <text:p>249</text:p>
          </table:table-cell>
          <table:table-cell table:style-name="ce20" table:number-columns-repeated="8"/>
          <table:table-cell ns41:value-type="float" table:style-name="ce20" office:value="1" office:value-type="float">
            <text:p>1</text:p>
          </table:table-cell>
          <table:table-cell table:style-name="ce20" table:number-columns-repeated="11"/>
          <table:table-cell ns41:value-type="float" table:style-name="ce20" office:value="1" office:value-type="float">
            <text:p>1</text:p>
          </table:table-cell>
          <table:table-cell table:style-name="ce20"/>
          <table:table-cell ns41:value-type="float" table:style-name="ce20" office:value="7" office:value-type="float">
            <text:p>7</text:p>
          </table:table-cell>
          <table:table-cell ns41:value-type="float" table:style-name="ce20" office:value="4" office:value-type="float">
            <text:p>4</text:p>
          </table:table-cell>
          <table:table-cell ns41:value-type="float" table:style-name="ce20" office:value="1" office:value-type="float">
            <text:p>1</text:p>
          </table:table-cell>
          <table:table-cell table:style-name="ce20" table:number-columns-repeated="5"/>
          <table:table-cell ns41:value-type="float" table:style-name="ce20" office:value="4" office:value-type="float">
            <text:p>4</text:p>
          </table:table-cell>
          <table:table-cell ns41:value-type="float" table:style-name="ce20" office:value="2" office:value-type="float">
            <text:p>2</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NORG.</text:p>
          </table:table-cell>
          <table:table-cell ns41:value-type="string" table:style-name="ce16" office:value-type="string">
            <text:p>Buurtschap Peest</text:p>
          </table:table-cell>
          <table:table-cell table:style-name="Default"/>
          <table:table-cell ns41:value-type="float" table:style-name="ce96" office:value="14" office:value-type="float">
            <text:p>14</text:p>
          </table:table-cell>
          <table:table-cell ns41:value-type="float" table:style-name="ce20" office:value="2" office:value-type="float">
            <text:p>2</text:p>
          </table:table-cell>
          <table:table-cell table:style-name="ce20"/>
          <table:table-cell ns41:value-type="float" table:style-name="ce20" office:value="16" office:value-type="float">
            <text:p>16</text:p>
          </table:table-cell>
          <table:table-cell ns41:value-type="float" table:style-name="ce20" office:value="41" office:value-type="float">
            <text:p>41</text:p>
          </table:table-cell>
          <table:table-cell ns41:value-type="float" table:style-name="ce20" office:value="36" office:value-type="float">
            <text:p>36</text:p>
          </table:table-cell>
          <table:table-cell ns41:value-type="float" table:style-name="ce20" office:value="40" office:value-type="float">
            <text:p>40</text:p>
          </table:table-cell>
          <table:table-cell ns41:value-type="float" table:style-name="ce20" office:value="36" office:value-type="float">
            <text:p>36</text:p>
          </table:table-cell>
          <table:table-cell ns41:value-type="float" table:style-name="ce20" office:value="1" office:value-type="float">
            <text:p>1</text:p>
          </table:table-cell>
          <table:table-cell table:style-name="ce20" table:number-columns-repeated="5"/>
          <table:table-cell ns41:value-type="float" table:style-name="ce20" office:value="29" office:value-type="float">
            <text:p>29</text:p>
          </table:table-cell>
          <table:table-cell ns41:value-type="float" table:style-name="ce20" office:value="24" office:value-type="float">
            <text:p>24</text:p>
          </table:table-cell>
          <table:table-cell ns41:value-type="float" office:value="10" table:style-name="ce20" table:number-columns-repeated="2" office:value-type="float">
            <text:p>10</text:p>
          </table:table-cell>
          <table:table-cell ns41:value-type="float" office:value="2" table:style-name="ce20" table:number-columns-repeated="2" office:value-type="float">
            <text:p>2</text:p>
          </table:table-cell>
          <table:table-cell ns41:value-type="float" office:value="27" table:style-name="ce20" table:number-columns-repeated="2" office:value-type="float">
            <text:p>27</text:p>
          </table:table-cell>
          <table:table-cell ns41:value-type="float" table:style-name="ce20" office:value="11" office:value-type="float">
            <text:p>11</text:p>
          </table:table-cell>
          <table:table-cell ns41:value-type="float" table:style-name="ce20" office:value="5" office:value-type="float">
            <text:p>5</text:p>
          </table:table-cell>
          <table:table-cell ns41:value-type="float" table:style-name="ce20" office:value="3" office:value-type="float">
            <text:p>3</text:p>
          </table:table-cell>
          <table:table-cell ns41:value-type="float" table:style-name="ce20" office:value="4" office:value-type="float">
            <text:p>4</text:p>
          </table:table-cell>
          <table:table-cell table:style-name="ce20" table:number-columns-repeated="10"/>
          <table:table-cell ns41:value-type="float" table:style-name="ce20" office:value="41" office:value-type="float">
            <text:p>41</text:p>
          </table:table-cell>
          <table:table-cell ns41:value-type="float" table:style-name="ce20" office:value="36" office:value-type="float">
            <text:p>36</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NORG.</text:p>
          </table:table-cell>
          <table:table-cell ns41:value-type="string" table:style-name="ce16" office:value-type="string">
            <text:p>Buurtschap Norgervaart</text:p>
          </table:table-cell>
          <table:table-cell table:style-name="Default"/>
          <table:table-cell ns41:value-type="float" table:style-name="ce96" office:value="14" office:value-type="float">
            <text:p>14</text:p>
          </table:table-cell>
          <table:table-cell ns41:value-type="float" table:style-name="ce20" office:value="1" office:value-type="float">
            <text:p>1</text:p>
          </table:table-cell>
          <table:table-cell table:style-name="ce20"/>
          <table:table-cell ns41:value-type="float" table:style-name="ce20" office:value="16" office:value-type="float">
            <text:p>16</text:p>
          </table:table-cell>
          <table:table-cell ns41:value-type="float" table:style-name="ce20" office:value="50" office:value-type="float">
            <text:p>50</text:p>
          </table:table-cell>
          <table:table-cell ns41:value-type="float" table:style-name="ce20" office:value="40" office:value-type="float">
            <text:p>40</text:p>
          </table:table-cell>
          <table:table-cell ns41:value-type="float" table:style-name="ce20" office:value="47" office:value-type="float">
            <text:p>47</text:p>
          </table:table-cell>
          <table:table-cell ns41:value-type="float" table:style-name="ce20" office:value="38" office:value-type="float">
            <text:p>38</text:p>
          </table:table-cell>
          <table:table-cell ns41:value-type="float" table:style-name="ce20" office:value="3" office:value-type="float">
            <text:p>3</text:p>
          </table:table-cell>
          <table:table-cell ns41:value-type="float" table:style-name="ce20" office:value="2" office:value-type="float">
            <text:p>2</text:p>
          </table:table-cell>
          <table:table-cell table:style-name="ce20" table:number-columns-repeated="4"/>
          <table:table-cell ns41:value-type="float" table:style-name="ce20" office:value="35" office:value-type="float">
            <text:p>35</text:p>
          </table:table-cell>
          <table:table-cell ns41:value-type="float" table:style-name="ce20" office:value="23" office:value-type="float">
            <text:p>23</text:p>
          </table:table-cell>
          <table:table-cell ns41:value-type="float" office:value="15" table:style-name="ce20" table:number-columns-repeated="2" office:value-type="float">
            <text:p>15</text:p>
          </table:table-cell>
          <table:table-cell table:style-name="ce20"/>
          <table:table-cell ns41:value-type="float" table:style-name="ce20" office:value="2" office:value-type="float">
            <text:p>2</text:p>
          </table:table-cell>
          <table:table-cell ns41:value-type="float" office:value="8" table:style-name="ce20" table:number-columns-repeated="2" office:value-type="float">
            <text:p>8</text:p>
          </table:table-cell>
          <table:table-cell ns41:value-type="float" table:style-name="ce20" office:value="36" office:value-type="float">
            <text:p>36</text:p>
          </table:table-cell>
          <table:table-cell ns41:value-type="float" table:style-name="ce20" office:value="20" office:value-type="float">
            <text:p>20</text:p>
          </table:table-cell>
          <table:table-cell ns41:value-type="float" table:style-name="ce20" office:value="6" office:value-type="float">
            <text:p>6</text:p>
          </table:table-cell>
          <table:table-cell ns41:value-type="float" table:style-name="ce20" office:value="12" office:value-type="float">
            <text:p>12</text:p>
          </table:table-cell>
          <table:table-cell table:style-name="ce20" table:number-columns-repeated="10"/>
          <table:table-cell ns41:value-type="float" table:style-name="ce20" office:value="50" office:value-type="float">
            <text:p>50</text:p>
          </table:table-cell>
          <table:table-cell ns41:value-type="float" table:style-name="ce20" office:value="40" office:value-type="float">
            <text:p>40</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NORG.</text:p>
          </table:table-cell>
          <table:table-cell ns41:value-type="string" table:style-name="ce16" office:value-type="string">
            <text:p>Buurtschap Zuidvelde</text:p>
          </table:table-cell>
          <table:table-cell table:style-name="Default"/>
          <table:table-cell ns41:value-type="float" table:style-name="ce96" office:value="12" office:value-type="float">
            <text:p>12</text:p>
          </table:table-cell>
          <table:table-cell table:style-name="ce20" table:number-columns-repeated="2"/>
          <table:table-cell ns41:value-type="float" table:style-name="ce20" office:value="14" office:value-type="float">
            <text:p>14</text:p>
          </table:table-cell>
          <table:table-cell ns41:value-type="float" table:style-name="ce20" office:value="45" office:value-type="float">
            <text:p>45</text:p>
          </table:table-cell>
          <table:table-cell ns41:value-type="float" table:style-name="ce20" office:value="39" office:value-type="float">
            <text:p>39</text:p>
          </table:table-cell>
          <table:table-cell ns41:value-type="float" table:style-name="ce20" office:value="41" office:value-type="float">
            <text:p>41</text:p>
          </table:table-cell>
          <table:table-cell ns41:value-type="float" table:style-name="ce20" office:value="38" office:value-type="float">
            <text:p>38</text:p>
          </table:table-cell>
          <table:table-cell ns41:value-type="float" table:style-name="ce20" office:value="4" office:value-type="float">
            <text:p>4</text:p>
          </table:table-cell>
          <table:table-cell ns41:value-type="float" table:style-name="ce20" office:value="1" office:value-type="float">
            <text:p>1</text:p>
          </table:table-cell>
          <table:table-cell table:style-name="ce20" table:number-columns-repeated="4"/>
          <table:table-cell ns41:value-type="float" table:style-name="ce20" office:value="32" office:value-type="float">
            <text:p>32</text:p>
          </table:table-cell>
          <table:table-cell ns41:value-type="float" table:style-name="ce20" office:value="24" office:value-type="float">
            <text:p>24</text:p>
          </table:table-cell>
          <table:table-cell ns41:value-type="float" office:value="11" table:style-name="ce20" table:number-columns-repeated="2" office:value-type="float">
            <text:p>11</text:p>
          </table:table-cell>
          <table:table-cell ns41:value-type="float" table:style-name="ce20" office:value="2" office:value-type="float">
            <text:p>2</text:p>
          </table:table-cell>
          <table:table-cell ns41:value-type="float" table:style-name="ce20" office:value="4" office:value-type="float">
            <text:p>4</text:p>
          </table:table-cell>
          <table:table-cell ns41:value-type="float" table:style-name="ce20" office:value="33" office:value-type="float">
            <text:p>33</text:p>
          </table:table-cell>
          <table:table-cell ns41:value-type="float" table:style-name="ce20" office:value="29" office:value-type="float">
            <text:p>29</text:p>
          </table:table-cell>
          <table:table-cell ns41:value-type="float" office:value="9" table:style-name="ce20" table:number-columns-repeated="2" office:value-type="float">
            <text:p>9</text:p>
          </table:table-cell>
          <table:table-cell ns41:value-type="float" table:style-name="ce20" office:value="3" office:value-type="float">
            <text:p>3</text:p>
          </table:table-cell>
          <table:table-cell ns41:value-type="float" table:style-name="ce20" office:value="1" office:value-type="float">
            <text:p>1</text:p>
          </table:table-cell>
          <table:table-cell table:style-name="ce20" table:number-columns-repeated="10"/>
          <table:table-cell ns41:value-type="float" table:style-name="ce20" office:value="40" office:value-type="float">
            <text:p>40</text:p>
          </table:table-cell>
          <table:table-cell ns41:value-type="float" table:style-name="ce20" office:value="36" office:value-type="float">
            <text:p>36</text:p>
          </table:table-cell>
          <table:table-cell table:style-name="ce20" table:number-columns-repeated="20"/>
          <table:table-cell ns41:value-type="float" table:style-name="ce20" office:value="5" office:value-type="float">
            <text:p>5</text:p>
          </table:table-cell>
          <table:table-cell ns41:value-type="float" table:style-name="ce20" office:value="3" office:value-type="float">
            <text:p>3</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NORG.</text:p>
          </table:table-cell>
          <table:table-cell ns41:value-type="string" table:style-name="ce16" office:value-type="string">
            <text:p>Buurtschap Westervelde</text:p>
          </table:table-cell>
          <table:table-cell table:style-name="Default"/>
          <table:table-cell ns41:value-type="float" table:style-name="ce96" office:value="29" office:value-type="float">
            <text:p>29</text:p>
          </table:table-cell>
          <table:table-cell table:style-name="ce20" table:number-columns-repeated="2"/>
          <table:table-cell ns41:value-type="float" table:style-name="ce20" office:value="34" office:value-type="float">
            <text:p>34</text:p>
          </table:table-cell>
          <table:table-cell ns41:value-type="float" table:style-name="ce20" office:value="83" office:value-type="float">
            <text:p>83</text:p>
          </table:table-cell>
          <table:table-cell ns41:value-type="float" table:style-name="ce20" office:value="73" office:value-type="float">
            <text:p>73</text:p>
          </table:table-cell>
          <table:table-cell ns41:value-type="float" table:style-name="ce20" office:value="83" office:value-type="float">
            <text:p>83</text:p>
          </table:table-cell>
          <table:table-cell ns41:value-type="float" table:style-name="ce20" office:value="68" office:value-type="float">
            <text:p>68</text:p>
          </table:table-cell>
          <table:table-cell table:style-name="ce20"/>
          <table:table-cell ns41:value-type="float" table:style-name="ce20" office:value="5" office:value-type="float">
            <text:p>5</text:p>
          </table:table-cell>
          <table:table-cell table:style-name="ce20" table:number-columns-repeated="2"/>
          <table:table-cell ns41:value-type="float" table:style-name="ce20" office:value="2" office:value-type="float">
            <text:p>2</text:p>
          </table:table-cell>
          <table:table-cell table:style-name="ce20"/>
          <table:table-cell ns41:value-type="float" table:style-name="ce20" office:value="54" office:value-type="float">
            <text:p>54</text:p>
          </table:table-cell>
          <table:table-cell ns41:value-type="float" table:style-name="ce20" office:value="43" office:value-type="float">
            <text:p>43</text:p>
          </table:table-cell>
          <table:table-cell ns41:value-type="float" table:style-name="ce20" office:value="25" office:value-type="float">
            <text:p>25</text:p>
          </table:table-cell>
          <table:table-cell ns41:value-type="float" table:style-name="ce20" office:value="26" office:value-type="float">
            <text:p>26</text:p>
          </table:table-cell>
          <table:table-cell ns41:value-type="float" office:value="4" table:style-name="ce20" table:number-columns-repeated="2" office:value-type="float">
            <text:p>4</text:p>
          </table:table-cell>
          <table:table-cell ns41:value-type="float" table:style-name="ce20" office:value="59" office:value-type="float">
            <text:p>59</text:p>
          </table:table-cell>
          <table:table-cell ns41:value-type="float" table:style-name="ce20" office:value="54" office:value-type="float">
            <text:p>54</text:p>
          </table:table-cell>
          <table:table-cell ns41:value-type="float" table:style-name="ce20" office:value="16" office:value-type="float">
            <text:p>16</text:p>
          </table:table-cell>
          <table:table-cell ns41:value-type="float" table:style-name="ce20" office:value="14" office:value-type="float">
            <text:p>14</text:p>
          </table:table-cell>
          <table:table-cell ns41:value-type="float" table:style-name="ce20" office:value="8" office:value-type="float">
            <text:p>8</text:p>
          </table:table-cell>
          <table:table-cell ns41:value-type="float" table:style-name="ce20" office:value="5" office:value-type="float">
            <text:p>5</text:p>
          </table:table-cell>
          <table:table-cell table:style-name="ce20" table:number-columns-repeated="10"/>
          <table:table-cell ns41:value-type="float" table:style-name="ce20" office:value="76" office:value-type="float">
            <text:p>76</text:p>
          </table:table-cell>
          <table:table-cell ns41:value-type="float" table:style-name="ce20" office:value="68" office:value-type="float">
            <text:p>68</text:p>
          </table:table-cell>
          <table:table-cell table:style-name="ce20" table:number-columns-repeated="8"/>
          <table:table-cell ns41:value-type="float" table:style-name="ce20" office:value="1" office:value-type="float">
            <text:p>1</text:p>
          </table:table-cell>
          <table:table-cell table:style-name="ce20" table:number-columns-repeated="11"/>
          <table:table-cell ns41:value-type="float" table:style-name="ce20" office:value="5" office:value-type="float">
            <text:p>5</text:p>
          </table:table-cell>
          <table:table-cell ns41:value-type="float" table:style-name="ce20" office:value="4" office:value-type="float">
            <text:p>4</text:p>
          </table:table-cell>
          <table:table-cell ns41:value-type="float" office:value="1" table:style-name="ce20" table:number-columns-repeated="2" office:value-type="float">
            <text:p>1</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NORG.</text:p>
          </table:table-cell>
          <table:table-cell ns41:value-type="string" table:style-name="ce16" office:value-type="string">
            <text:p>Buurtschap Een</text:p>
          </table:table-cell>
          <table:table-cell table:style-name="Default"/>
          <table:table-cell ns41:value-type="float" table:style-name="ce96" office:value="19" office:value-type="float">
            <text:p>19</text:p>
          </table:table-cell>
          <table:table-cell table:style-name="ce20" table:number-columns-repeated="2"/>
          <table:table-cell ns41:value-type="float" table:style-name="ce20" office:value="21" office:value-type="float">
            <text:p>21</text:p>
          </table:table-cell>
          <table:table-cell ns41:value-type="float" table:style-name="ce20" office:value="80" office:value-type="float">
            <text:p>80</text:p>
          </table:table-cell>
          <table:table-cell ns41:value-type="float" table:style-name="ce20" office:value="56" office:value-type="float">
            <text:p>56</text:p>
          </table:table-cell>
          <table:table-cell ns41:value-type="float" table:style-name="ce20" office:value="77" office:value-type="float">
            <text:p>77</text:p>
          </table:table-cell>
          <table:table-cell ns41:value-type="float" table:style-name="ce20" office:value="55" office:value-type="float">
            <text:p>55</text:p>
          </table:table-cell>
          <table:table-cell ns41:value-type="float" table:style-name="ce20" office:value="3" office:value-type="float">
            <text:p>3</text:p>
          </table:table-cell>
          <table:table-cell ns41:value-type="float" table:style-name="ce20" office:value="1" office:value-type="float">
            <text:p>1</text:p>
          </table:table-cell>
          <table:table-cell table:style-name="ce20" table:number-columns-repeated="4"/>
          <table:table-cell ns41:value-type="float" table:style-name="ce20" office:value="58" office:value-type="float">
            <text:p>58</text:p>
          </table:table-cell>
          <table:table-cell ns41:value-type="float" table:style-name="ce20" office:value="36" office:value-type="float">
            <text:p>36</text:p>
          </table:table-cell>
          <table:table-cell ns41:value-type="float" table:style-name="ce20" office:value="20" office:value-type="float">
            <text:p>20</text:p>
          </table:table-cell>
          <table:table-cell ns41:value-type="float" table:style-name="ce20" office:value="19" office:value-type="float">
            <text:p>19</text:p>
          </table:table-cell>
          <table:table-cell ns41:value-type="float" table:style-name="ce20" office:value="2" office:value-type="float">
            <text:p>2</text:p>
          </table:table-cell>
          <table:table-cell ns41:value-type="float" table:style-name="ce20" office:value="1" office:value-type="float">
            <text:p>1</text:p>
          </table:table-cell>
          <table:table-cell ns41:value-type="float" table:style-name="ce20" office:value="53" office:value-type="float">
            <text:p>53</text:p>
          </table:table-cell>
          <table:table-cell ns41:value-type="float" table:style-name="ce20" office:value="37" office:value-type="float">
            <text:p>37</text:p>
          </table:table-cell>
          <table:table-cell ns41:value-type="float" table:style-name="ce20" office:value="21" office:value-type="float">
            <text:p>21</text:p>
          </table:table-cell>
          <table:table-cell ns41:value-type="float" table:style-name="ce20" office:value="17" office:value-type="float">
            <text:p>17</text:p>
          </table:table-cell>
          <table:table-cell ns41:value-type="float" table:style-name="ce20" office:value="5" office:value-type="float">
            <text:p>5</text:p>
          </table:table-cell>
          <table:table-cell ns41:value-type="float" table:style-name="ce20" office:value="2" office:value-type="float">
            <text:p>2</text:p>
          </table:table-cell>
          <table:table-cell table:style-name="ce20" table:number-columns-repeated="8"/>
          <table:table-cell ns41:value-type="float" table:style-name="ce20" office:value="1" office:value-type="float">
            <text:p>1</text:p>
          </table:table-cell>
          <table:table-cell table:style-name="ce20"/>
          <table:table-cell ns41:value-type="float" table:style-name="ce20" office:value="64" office:value-type="float">
            <text:p>64</text:p>
          </table:table-cell>
          <table:table-cell ns41:value-type="float" table:style-name="ce20" office:value="43" office:value-type="float">
            <text:p>43</text:p>
          </table:table-cell>
          <table:table-cell table:style-name="ce20" table:number-columns-repeated="20"/>
          <table:table-cell ns41:value-type="float" table:style-name="ce20" office:value="16" office:value-type="float">
            <text:p>16</text:p>
          </table:table-cell>
          <table:table-cell ns41:value-type="float" table:style-name="ce20" office:value="13" office:value-type="float">
            <text:p>13</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NORG.</text:p>
          </table:table-cell>
          <table:table-cell ns41:value-type="string" table:style-name="ce16" office:value-type="string">
            <text:p>Buurtschap Langeloo</text:p>
          </table:table-cell>
          <table:table-cell table:style-name="Default"/>
          <table:table-cell ns41:value-type="float" table:style-name="ce96" office:value="23" office:value-type="float">
            <text:p>23</text:p>
          </table:table-cell>
          <table:table-cell table:style-name="ce20" table:number-columns-repeated="2"/>
          <table:table-cell ns41:value-type="float" table:style-name="ce20" office:value="25" office:value-type="float">
            <text:p>25</text:p>
          </table:table-cell>
          <table:table-cell ns41:value-type="float" table:style-name="ce20" office:value="74" office:value-type="float">
            <text:p>74</text:p>
          </table:table-cell>
          <table:table-cell ns41:value-type="float" table:style-name="ce20" office:value="67" office:value-type="float">
            <text:p>67</text:p>
          </table:table-cell>
          <table:table-cell ns41:value-type="float" table:style-name="ce20" office:value="70" office:value-type="float">
            <text:p>70</text:p>
          </table:table-cell>
          <table:table-cell ns41:value-type="float" table:style-name="ce20" office:value="65" office:value-type="float">
            <text:p>65</text:p>
          </table:table-cell>
          <table:table-cell ns41:value-type="float" table:style-name="ce20" office:value="4" office:value-type="float">
            <text:p>4</text:p>
          </table:table-cell>
          <table:table-cell ns41:value-type="float" table:style-name="ce20" office:value="2" office:value-type="float">
            <text:p>2</text:p>
          </table:table-cell>
          <table:table-cell table:style-name="ce20" table:number-columns-repeated="2"/>
          <table:table-cell ns41:value-type="float" table:style-name="ce20" office:value="1" office:value-type="float">
            <text:p>1</text:p>
          </table:table-cell>
          <table:table-cell table:style-name="ce20"/>
          <table:table-cell ns41:value-type="float" table:style-name="ce20" office:value="52" office:value-type="float">
            <text:p>52</text:p>
          </table:table-cell>
          <table:table-cell ns41:value-type="float" table:style-name="ce20" office:value="43" office:value-type="float">
            <text:p>43</text:p>
          </table:table-cell>
          <table:table-cell ns41:value-type="float" table:style-name="ce20" office:value="19" office:value-type="float">
            <text:p>19</text:p>
          </table:table-cell>
          <table:table-cell ns41:value-type="float" table:style-name="ce20" office:value="20" office:value-type="float">
            <text:p>20</text:p>
          </table:table-cell>
          <table:table-cell ns41:value-type="float" table:style-name="ce20" office:value="3" office:value-type="float">
            <text:p>3</text:p>
          </table:table-cell>
          <table:table-cell ns41:value-type="float" table:style-name="ce20" office:value="4" office:value-type="float">
            <text:p>4</text:p>
          </table:table-cell>
          <table:table-cell ns41:value-type="float" table:style-name="ce20" office:value="54" office:value-type="float">
            <text:p>54</text:p>
          </table:table-cell>
          <table:table-cell ns41:value-type="float" table:style-name="ce20" office:value="51" office:value-type="float">
            <text:p>51</text:p>
          </table:table-cell>
          <table:table-cell ns41:value-type="float" table:style-name="ce20" office:value="20" office:value-type="float">
            <text:p>20</text:p>
          </table:table-cell>
          <table:table-cell ns41:value-type="float" table:style-name="ce20" office:value="14" office:value-type="float">
            <text:p>14</text:p>
          </table:table-cell>
          <table:table-cell table:style-name="ce20"/>
          <table:table-cell ns41:value-type="float" table:style-name="ce20" office:value="2" office:value-type="float">
            <text:p>2</text:p>
          </table:table-cell>
          <table:table-cell table:style-name="ce20" table:number-columns-repeated="10"/>
          <table:table-cell ns41:value-type="float" table:style-name="ce20" office:value="74" office:value-type="float">
            <text:p>74</text:p>
          </table:table-cell>
          <table:table-cell ns41:value-type="float" table:style-name="ce20" office:value="67" office:value-type="float">
            <text:p>67</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NORG.</text:p>
          </table:table-cell>
          <table:table-cell ns41:value-type="string" table:style-name="ce16" office:value-type="string">
            <text:p>Buurtschap Veenhuizen. 1ste Gesticht</text:p>
          </table:table-cell>
          <table:table-cell table:style-name="Default"/>
          <table:table-cell ns41:value-type="float" table:style-name="ce96" office:value="90" office:value-type="float">
            <text:p>90</text:p>
          </table:table-cell>
          <table:table-cell ns41:value-type="float" table:style-name="ce20" office:value="7" office:value-type="float">
            <text:p>7</text:p>
          </table:table-cell>
          <table:table-cell table:style-name="ce20"/>
          <table:table-cell ns41:value-type="float" table:style-name="ce20" office:value="114" office:value-type="float">
            <text:p>114</text:p>
          </table:table-cell>
          <table:table-cell ns41:value-type="float" table:style-name="ce46" office:value="906" office:value-type="float">
            <text:p>906</text:p>
          </table:table-cell>
          <table:table-cell ns41:value-type="float" table:style-name="ce50" office:value="970" office:value-type="float">
            <text:p>970</text:p>
          </table:table-cell>
          <table:table-cell ns41:value-type="float" table:style-name="ce20" office:value="152" office:value-type="float">
            <text:p>152</text:p>
          </table:table-cell>
          <table:table-cell ns41:value-type="float" table:style-name="ce20" office:value="169" office:value-type="float">
            <text:p>169</text:p>
          </table:table-cell>
          <table:table-cell ns41:value-type="float" table:style-name="ce20" office:value="754" office:value-type="float">
            <text:p>754</text:p>
          </table:table-cell>
          <table:table-cell ns41:value-type="float" table:style-name="ce20" office:value="801" office:value-type="float">
            <text:p>801</text:p>
          </table:table-cell>
          <table:table-cell table:style-name="ce20" table:number-columns-repeated="4"/>
          <table:table-cell ns41:value-type="float" table:style-name="ce20" office:value="827" office:value-type="float">
            <text:p>827</text:p>
          </table:table-cell>
          <table:table-cell ns41:value-type="float" table:style-name="ce20" office:value="882" office:value-type="float">
            <text:p>882</text:p>
          </table:table-cell>
          <table:table-cell ns41:value-type="float" table:style-name="ce20" office:value="68" office:value-type="float">
            <text:p>68</text:p>
          </table:table-cell>
          <table:table-cell ns41:value-type="float" table:style-name="ce20" office:value="67" office:value-type="float">
            <text:p>67</text:p>
          </table:table-cell>
          <table:table-cell ns41:value-type="float" table:style-name="ce20" office:value="11" office:value-type="float">
            <text:p>11</text:p>
          </table:table-cell>
          <table:table-cell ns41:value-type="float" table:style-name="ce20" office:value="21" office:value-type="float">
            <text:p>21</text:p>
          </table:table-cell>
          <table:table-cell ns41:value-type="float" table:style-name="ce20" office:value="62" office:value-type="float">
            <text:p>62</text:p>
          </table:table-cell>
          <table:table-cell ns41:value-type="float" table:style-name="ce20" office:value="72" office:value-type="float">
            <text:p>72</text:p>
          </table:table-cell>
          <table:table-cell ns41:value-type="float" table:style-name="ce20" office:value="4" office:value-type="float">
            <text:p>4</text:p>
          </table:table-cell>
          <table:table-cell ns41:value-type="float" table:style-name="ce20" office:value="10" office:value-type="float">
            <text:p>10</text:p>
          </table:table-cell>
          <table:table-cell ns41:value-type="float" table:style-name="ce20" office:value="832" office:value-type="float">
            <text:p>832</text:p>
          </table:table-cell>
          <table:table-cell ns41:value-type="float" table:style-name="ce20" office:value="885" office:value-type="float">
            <text:p>885</text:p>
          </table:table-cell>
          <table:table-cell table:style-name="ce20" table:number-columns-repeated="2"/>
          <table:table-cell ns41:value-type="float" table:style-name="ce20" office:value="3" office:value-type="float">
            <text:p>3</text:p>
          </table:table-cell>
          <table:table-cell ns41:value-type="float" office:value="1" table:style-name="ce20" table:number-columns-repeated="2" office:value-type="float">
            <text:p>1</text:p>
          </table:table-cell>
          <table:table-cell table:style-name="ce20" table:number-columns-repeated="3"/>
          <table:table-cell ns41:value-type="float" table:style-name="ce20" office:value="4" office:value-type="float">
            <text:p>4</text:p>
          </table:table-cell>
          <table:table-cell ns41:value-type="float" table:style-name="ce20" office:value="2" office:value-type="float">
            <text:p>2</text:p>
          </table:table-cell>
          <table:table-cell ns41:value-type="float" table:style-name="ce20" office:value="557" office:value-type="float">
            <text:p>557</text:p>
          </table:table-cell>
          <table:table-cell ns41:value-type="float" table:style-name="ce20" office:value="610" office:value-type="float">
            <text:p>610</text:p>
          </table:table-cell>
          <table:table-cell table:style-name="ce20" table:number-columns-repeated="8"/>
          <table:table-cell ns41:value-type="float" table:style-name="ce20" office:value="50" office:value-type="float">
            <text:p>50</text:p>
          </table:table-cell>
          <table:table-cell ns41:value-type="float" table:style-name="ce20" office:value="40" office:value-type="float">
            <text:p>40</text:p>
          </table:table-cell>
          <table:table-cell ns41:value-type="float" table:style-name="ce20" office:value="7" office:value-type="float">
            <text:p>7</text:p>
          </table:table-cell>
          <table:table-cell ns41:value-type="float" table:style-name="ce20" office:value="9" office:value-type="float">
            <text:p>9</text:p>
          </table:table-cell>
          <table:table-cell ns41:value-type="float" table:style-name="ce20" office:value="16" office:value-type="float">
            <text:p>16</text:p>
          </table:table-cell>
          <table:table-cell ns41:value-type="float" table:style-name="ce20" office:value="8" office:value-type="float">
            <text:p>8</text:p>
          </table:table-cell>
          <table:table-cell table:style-name="ce20" table:number-columns-repeated="6"/>
          <table:table-cell ns41:value-type="float" office:value="2" table:style-name="ce20" table:number-columns-repeated="2" office:value-type="float">
            <text:p>2</text:p>
          </table:table-cell>
          <table:table-cell ns41:value-type="float" table:style-name="ce20" office:value="220" office:value-type="float">
            <text:p>220</text:p>
          </table:table-cell>
          <table:table-cell ns41:value-type="float" table:style-name="ce20" office:value="257" office:value-type="float">
            <text:p>257</text:p>
          </table:table-cell>
          <table:table-cell table:style-name="ce20" table:number-columns-repeated="6"/>
          <table:table-cell ns41:value-type="float" table:style-name="ce20" office:value="53" office:value-type="float">
            <text:p>53</text:p>
          </table:table-cell>
          <table:table-cell ns41:value-type="float" table:style-name="ce20" office:value="44" office:value-type="float">
            <text:p>44</text:p>
          </table:table-cell>
          <table:table-cell ns41:value-type="float" table:style-name="ce20" office:value="1" office:value-type="float">
            <text:p>1</text:p>
          </table:table-cell>
          <table:table-cell table:style-name="ce20" table:number-columns-repeated="2"/>
          <table:table-cell table:style-name="ce97"/>
          <table:table-cell table:style-name="ce77" table:number-columns-repeated="4"/>
          <table:table-cell table:number-columns-repeated="943"/>
        </table:table-row>
        <table:table-row table:style-name="ro5">
          <table:table-cell ns41:value-type="string" table:style-name="ce8" office:value-type="string">
            <text:p>NORG.</text:p>
          </table:table-cell>
          <table:table-cell ns41:value-type="string" table:style-name="ce16" office:value-type="string">
            <text:p>Buurtschap Veenhuizen. 2de Gesticht</text:p>
          </table:table-cell>
          <table:table-cell table:style-name="Default"/>
          <table:table-cell ns41:value-type="float" table:style-name="ce96" office:value="137" office:value-type="float">
            <text:p>137</text:p>
          </table:table-cell>
          <table:table-cell ns41:value-type="float" table:style-name="ce20" office:value="7" office:value-type="float">
            <text:p>7</text:p>
          </table:table-cell>
          <table:table-cell table:style-name="ce20"/>
          <table:table-cell ns41:value-type="float" table:style-name="ce20" office:value="143" office:value-type="float">
            <text:p>143</text:p>
          </table:table-cell>
          <table:table-cell ns41:value-type="float" table:style-name="ce47" office:value="1162" office:value-type="float">
            <text:p>1162</text:p>
          </table:table-cell>
          <table:table-cell ns41:value-type="float" table:style-name="ce51" office:value="880" office:value-type="float">
            <text:p>880</text:p>
          </table:table-cell>
          <table:table-cell ns41:value-type="float" table:style-name="ce20" office:value="225" office:value-type="float">
            <text:p>225</text:p>
          </table:table-cell>
          <table:table-cell ns41:value-type="float" table:style-name="ce20" office:value="296" office:value-type="float">
            <text:p>296</text:p>
          </table:table-cell>
          <table:table-cell ns41:value-type="float" table:style-name="ce20" office:value="936" office:value-type="float">
            <text:p>936</text:p>
          </table:table-cell>
          <table:table-cell ns41:value-type="float" table:style-name="ce20" office:value="583" office:value-type="float">
            <text:p>583</text:p>
          </table:table-cell>
          <table:table-cell ns41:value-type="float" office:value="1" table:style-name="ce20" table:number-columns-repeated="2" office:value-type="float">
            <text:p>1</text:p>
          </table:table-cell>
          <table:table-cell table:style-name="ce20"/>
          <table:table-cell ns41:value-type="float" table:style-name="ce20" office:value="4" office:value-type="float">
            <text:p>4</text:p>
          </table:table-cell>
          <table:table-cell ns41:value-type="float" table:style-name="ce20" office:value="757" office:value-type="float">
            <text:p>757</text:p>
          </table:table-cell>
          <table:table-cell ns41:value-type="float" table:style-name="ce20" office:value="589" office:value-type="float">
            <text:p>589</text:p>
          </table:table-cell>
          <table:table-cell ns41:value-type="float" table:style-name="ce20" office:value="254" office:value-type="float">
            <text:p>254</text:p>
          </table:table-cell>
          <table:table-cell ns41:value-type="float" table:style-name="ce20" office:value="170" office:value-type="float">
            <text:p>170</text:p>
          </table:table-cell>
          <table:table-cell ns41:value-type="float" table:style-name="ce20" office:value="151" office:value-type="float">
            <text:p>151</text:p>
          </table:table-cell>
          <table:table-cell ns41:value-type="float" table:style-name="ce20" office:value="121" office:value-type="float">
            <text:p>121</text:p>
          </table:table-cell>
          <table:table-cell ns41:value-type="float" table:style-name="ce20" office:value="79" office:value-type="float">
            <text:p>79</text:p>
          </table:table-cell>
          <table:table-cell ns41:value-type="float" table:style-name="ce20" office:value="101" office:value-type="float">
            <text:p>101</text:p>
          </table:table-cell>
          <table:table-cell ns41:value-type="float" table:style-name="ce20" office:value="12" office:value-type="float">
            <text:p>12</text:p>
          </table:table-cell>
          <table:table-cell ns41:value-type="float" table:style-name="ce20" office:value="6" office:value-type="float">
            <text:p>6</text:p>
          </table:table-cell>
          <table:table-cell ns41:value-type="float" table:style-name="ce43" office:value="1027" office:value-type="float">
            <text:p>1,027</text:p>
          </table:table-cell>
          <table:table-cell ns41:value-type="float" table:style-name="ce20" office:value="739" office:value-type="float">
            <text:p>739</text:p>
          </table:table-cell>
          <table:table-cell table:style-name="ce20"/>
          <table:table-cell ns41:value-type="float" table:style-name="ce20" office:value="2" office:value-type="float">
            <text:p>2</text:p>
          </table:table-cell>
          <table:table-cell ns41:value-type="float" table:style-name="ce20" office:value="25" office:value-type="float">
            <text:p>25</text:p>
          </table:table-cell>
          <table:table-cell ns41:value-type="float" table:style-name="ce20" office:value="16" office:value-type="float">
            <text:p>16</text:p>
          </table:table-cell>
          <table:table-cell ns41:value-type="float" table:style-name="ce20" office:value="12" office:value-type="float">
            <text:p>12</text:p>
          </table:table-cell>
          <table:table-cell ns41:value-type="float" table:style-name="ce20" office:value="13" office:value-type="float">
            <text:p>13</text:p>
          </table:table-cell>
          <table:table-cell ns41:value-type="float" table:style-name="ce20" office:value="1" office:value-type="float">
            <text:p>1</text:p>
          </table:table-cell>
          <table:table-cell ns41:value-type="float" table:style-name="ce20" office:value="2" office:value-type="float">
            <text:p>2</text:p>
          </table:table-cell>
          <table:table-cell ns41:value-type="float" table:style-name="ce20" office:value="6" office:value-type="float">
            <text:p>6</text:p>
          </table:table-cell>
          <table:table-cell ns41:value-type="float" table:style-name="ce20" office:value="1" office:value-type="float">
            <text:p>1</text:p>
          </table:table-cell>
          <table:table-cell ns41:value-type="float" table:style-name="ce20" office:value="641" office:value-type="float">
            <text:p>641</text:p>
          </table:table-cell>
          <table:table-cell ns41:value-type="float" table:style-name="ce20" office:value="481" office:value-type="float">
            <text:p>481</text:p>
          </table:table-cell>
          <table:table-cell ns41:value-type="float" office:value="1" table:style-name="ce20" table:number-columns-repeated="2" office:value-type="float">
            <text:p>1</text:p>
          </table:table-cell>
          <table:table-cell table:style-name="ce20" table:number-columns-repeated="6"/>
          <table:table-cell ns41:value-type="float" table:style-name="ce20" office:value="38" office:value-type="float">
            <text:p>38</text:p>
          </table:table-cell>
          <table:table-cell ns41:value-type="float" table:style-name="ce20" office:value="18" office:value-type="float">
            <text:p>18</text:p>
          </table:table-cell>
          <table:table-cell ns41:value-type="float" table:style-name="ce20" office:value="4" office:value-type="float">
            <text:p>4</text:p>
          </table:table-cell>
          <table:table-cell table:style-name="ce20"/>
          <table:table-cell ns41:value-type="float" table:style-name="ce20" office:value="5" office:value-type="float">
            <text:p>5</text:p>
          </table:table-cell>
          <table:table-cell ns41:value-type="float" table:style-name="ce20" office:value="3" office:value-type="float">
            <text:p>3</text:p>
          </table:table-cell>
          <table:table-cell ns41:value-type="float" table:style-name="ce20" office:value="2" office:value-type="float">
            <text:p>2</text:p>
          </table:table-cell>
          <table:table-cell ns41:value-type="float" table:style-name="ce20" office:value="3" office:value-type="float">
            <text:p>3</text:p>
          </table:table-cell>
          <table:table-cell table:style-name="ce20" table:number-columns-repeated="6"/>
          <table:table-cell ns41:value-type="float" table:style-name="ce20" office:value="369" office:value-type="float">
            <text:p>369</text:p>
          </table:table-cell>
          <table:table-cell ns41:value-type="float" table:style-name="ce20" office:value="297" office:value-type="float">
            <text:p>297</text:p>
          </table:table-cell>
          <table:table-cell ns41:value-type="float" table:style-name="ce20" office:value="1" office:value-type="float">
            <text:p>1</text:p>
          </table:table-cell>
          <table:table-cell table:style-name="ce20" table:number-columns-repeated="5"/>
          <table:table-cell ns41:value-type="float" table:style-name="ce20" office:value="98" office:value-type="float">
            <text:p>98</text:p>
          </table:table-cell>
          <table:table-cell ns41:value-type="float" table:style-name="ce20" office:value="75" office:value-type="float">
            <text:p>75</text:p>
          </table:table-cell>
          <table:table-cell ns41:value-type="float" table:style-name="ce20" office:value="3" office:value-type="float">
            <text:p>3</text:p>
          </table:table-cell>
          <table:table-cell ns41:value-type="float" table:style-name="ce20" office:value="2" office:value-type="float">
            <text:p>2</text:p>
          </table:table-cell>
          <table:table-cell table:style-name="ce20"/>
          <table:table-cell table:style-name="ce97"/>
          <table:table-cell table:style-name="ce77" table:number-columns-repeated="4"/>
          <table:table-cell table:number-columns-repeated="943"/>
        </table:table-row>
        <table:table-row table:style-name="ro5">
          <table:table-cell ns41:value-type="string" table:style-name="ce8" office:value-type="string">
            <text:p>NORG.</text:p>
          </table:table-cell>
          <table:table-cell ns41:value-type="string" table:style-name="ce16" office:value-type="string">
            <text:p>Buurtschap Veenhuizen. 3de Gesticht</text:p>
          </table:table-cell>
          <table:table-cell table:style-name="Default"/>
          <table:table-cell ns41:value-type="float" table:style-name="ce96" office:value="153" office:value-type="float">
            <text:p>153</text:p>
          </table:table-cell>
          <table:table-cell ns41:value-type="float" table:style-name="ce20" office:value="9" office:value-type="float">
            <text:p>9</text:p>
          </table:table-cell>
          <table:table-cell table:style-name="ce20"/>
          <table:table-cell ns41:value-type="float" table:style-name="ce20" office:value="163" office:value-type="float">
            <text:p>163</text:p>
          </table:table-cell>
          <table:table-cell ns41:value-type="float" table:style-name="ce48" office:value="1140" office:value-type="float">
            <text:p>1140</text:p>
          </table:table-cell>
          <table:table-cell ns41:value-type="float" table:style-name="ce52" office:value="990" office:value-type="float">
            <text:p>990</text:p>
          </table:table-cell>
          <table:table-cell ns41:value-type="float" table:style-name="ce20" office:value="356" office:value-type="float">
            <text:p>356</text:p>
          </table:table-cell>
          <table:table-cell ns41:value-type="float" table:style-name="ce20" office:value="391" office:value-type="float">
            <text:p>391</text:p>
          </table:table-cell>
          <table:table-cell ns41:value-type="float" table:style-name="ce20" office:value="781" office:value-type="float">
            <text:p>781</text:p>
          </table:table-cell>
          <table:table-cell ns41:value-type="float" table:style-name="ce20" office:value="596" office:value-type="float">
            <text:p>596</text:p>
          </table:table-cell>
          <table:table-cell ns41:value-type="float" office:value="3" table:style-name="ce20" table:number-columns-repeated="2" office:value-type="float">
            <text:p>3</text:p>
          </table:table-cell>
          <table:table-cell table:style-name="ce20"/>
          <table:table-cell ns41:value-type="float" table:style-name="ce20" office:value="6" office:value-type="float">
            <text:p>6</text:p>
          </table:table-cell>
          <table:table-cell ns41:value-type="float" table:style-name="ce20" office:value="744" office:value-type="float">
            <text:p>744</text:p>
          </table:table-cell>
          <table:table-cell ns41:value-type="float" table:style-name="ce20" office:value="653" office:value-type="float">
            <text:p>653</text:p>
          </table:table-cell>
          <table:table-cell ns41:value-type="float" table:style-name="ce20" office:value="289" office:value-type="float">
            <text:p>289</text:p>
          </table:table-cell>
          <table:table-cell ns41:value-type="float" table:style-name="ce20" office:value="221" office:value-type="float">
            <text:p>221</text:p>
          </table:table-cell>
          <table:table-cell ns41:value-type="float" table:style-name="ce20" office:value="107" office:value-type="float">
            <text:p>107</text:p>
          </table:table-cell>
          <table:table-cell ns41:value-type="float" table:style-name="ce20" office:value="116" office:value-type="float">
            <text:p>116</text:p>
          </table:table-cell>
          <table:table-cell ns41:value-type="float" table:style-name="ce20" office:value="119" office:value-type="float">
            <text:p>119</text:p>
          </table:table-cell>
          <table:table-cell ns41:value-type="float" table:style-name="ce20" office:value="92" office:value-type="float">
            <text:p>92</text:p>
          </table:table-cell>
          <table:table-cell ns41:value-type="float" table:style-name="ce20" office:value="36" office:value-type="float">
            <text:p>36</text:p>
          </table:table-cell>
          <table:table-cell ns41:value-type="float" table:style-name="ce20" office:value="22" office:value-type="float">
            <text:p>22</text:p>
          </table:table-cell>
          <table:table-cell ns41:value-type="float" table:style-name="ce20" office:value="943" office:value-type="float">
            <text:p>943</text:p>
          </table:table-cell>
          <table:table-cell ns41:value-type="float" table:style-name="ce20" office:value="844" office:value-type="float">
            <text:p>844</text:p>
          </table:table-cell>
          <table:table-cell ns41:value-type="float" office:value="1" table:style-name="ce20" table:number-columns-repeated="2" office:value-type="float">
            <text:p>1</text:p>
          </table:table-cell>
          <table:table-cell ns41:value-type="float" table:style-name="ce20" office:value="24" office:value-type="float">
            <text:p>24</text:p>
          </table:table-cell>
          <table:table-cell ns41:value-type="float" table:style-name="ce20" office:value="4" office:value-type="float">
            <text:p>4</text:p>
          </table:table-cell>
          <table:table-cell ns41:value-type="float" table:style-name="ce20" office:value="12" office:value-type="float">
            <text:p>12</text:p>
          </table:table-cell>
          <table:table-cell ns41:value-type="float" table:style-name="ce20" office:value="23" office:value-type="float">
            <text:p>23</text:p>
          </table:table-cell>
          <table:table-cell table:style-name="ce20"/>
          <table:table-cell ns41:value-type="float" table:style-name="ce20" office:value="2" office:value-type="float">
            <text:p>2</text:p>
          </table:table-cell>
          <table:table-cell ns41:value-type="float" table:style-name="ce20" office:value="5" office:value-type="float">
            <text:p>5</text:p>
          </table:table-cell>
          <table:table-cell ns41:value-type="float" table:style-name="ce20" office:value="2" office:value-type="float">
            <text:p>2</text:p>
          </table:table-cell>
          <table:table-cell ns41:value-type="float" table:style-name="ce20" office:value="721" office:value-type="float">
            <text:p>721</text:p>
          </table:table-cell>
          <table:table-cell ns41:value-type="float" table:style-name="ce20" office:value="653" office:value-type="float">
            <text:p>653</text:p>
          </table:table-cell>
          <table:table-cell table:style-name="ce20" table:number-columns-repeated="8"/>
          <table:table-cell ns41:value-type="float" table:style-name="ce20" office:value="46" office:value-type="float">
            <text:p>46</text:p>
          </table:table-cell>
          <table:table-cell ns41:value-type="float" table:style-name="ce20" office:value="21" office:value-type="float">
            <text:p>21</text:p>
          </table:table-cell>
          <table:table-cell ns41:value-type="float" table:style-name="ce20" office:value="12" office:value-type="float">
            <text:p>12</text:p>
          </table:table-cell>
          <table:table-cell ns41:value-type="float" table:style-name="ce20" office:value="3" office:value-type="float">
            <text:p>3</text:p>
          </table:table-cell>
          <table:table-cell ns41:value-type="float" table:style-name="ce20" office:value="10" office:value-type="float">
            <text:p>10</text:p>
          </table:table-cell>
          <table:table-cell ns41:value-type="float" table:style-name="ce20" office:value="9" office:value-type="float">
            <text:p>9</text:p>
          </table:table-cell>
          <table:table-cell table:style-name="ce20" table:number-columns-repeated="6"/>
          <table:table-cell ns41:value-type="float" table:style-name="ce20" office:value="4" office:value-type="float">
            <text:p>4</text:p>
          </table:table-cell>
          <table:table-cell ns41:value-type="float" table:style-name="ce20" office:value="2" office:value-type="float">
            <text:p>2</text:p>
          </table:table-cell>
          <table:table-cell ns41:value-type="float" table:style-name="ce20" office:value="344" office:value-type="float">
            <text:p>344</text:p>
          </table:table-cell>
          <table:table-cell ns41:value-type="float" table:style-name="ce20" office:value="302" office:value-type="float">
            <text:p>302</text:p>
          </table:table-cell>
          <table:table-cell ns41:value-type="float" table:style-name="ce20" office:value="2" office:value-type="float">
            <text:p>2</text:p>
          </table:table-cell>
          <table:table-cell table:style-name="ce20" table:number-columns-repeated="9"/>
          <table:table-cell ns41:value-type="float" table:style-name="ce20" office:value="1" office:value-type="float">
            <text:p>1</text:p>
          </table:table-cell>
          <table:table-cell table:style-name="ce97"/>
          <table:table-cell table:style-name="ce77" table:number-columns-repeated="4"/>
          <table:table-cell table:number-columns-repeated="943"/>
        </table:table-row>
        <table:table-row table:style-name="ro5">
          <table:table-cell ns41:value-type="string" table:style-name="ce8" office:value-type="string">
            <text:p>NORG.</text:p>
          </table:table-cell>
          <table:table-cell ns41:value-type="string" table:style-name="ce16" office:value-type="string">
            <text:p>Totaal</text:p>
          </table:table-cell>
          <table:table-cell table:style-name="Default"/>
          <table:table-cell ns41:value-type="float" table:style-name="ce96" office:value="594" office:value-type="float">
            <text:p>594</text:p>
          </table:table-cell>
          <table:table-cell ns41:value-type="float" table:style-name="ce20" office:value="31" office:value-type="float">
            <text:p>31</text:p>
          </table:table-cell>
          <table:table-cell table:style-name="ce20"/>
          <table:table-cell ns41:value-type="float" table:style-name="ce20" office:value="683" office:value-type="float">
            <text:p>683</text:p>
          </table:table-cell>
          <table:table-cell ns41:value-type="float" table:style-name="ce43" office:value="3864" office:value-type="float">
            <text:p>3,864</text:p>
          </table:table-cell>
          <table:table-cell ns41:value-type="float" table:style-name="ce43" office:value="3406" office:value-type="float">
            <text:p>3,406</text:p>
          </table:table-cell>
          <table:table-cell ns41:value-type="float" table:style-name="ce43" office:value="1366" office:value-type="float">
            <text:p>1,366</text:p>
          </table:table-cell>
          <table:table-cell ns41:value-type="float" table:style-name="ce43" office:value="1408" office:value-type="float">
            <text:p>1,408</text:p>
          </table:table-cell>
          <table:table-cell ns41:value-type="float" table:style-name="ce43" office:value="2494" office:value-type="float">
            <text:p>2,494</text:p>
          </table:table-cell>
          <table:table-cell ns41:value-type="float" table:style-name="ce43" office:value="1994" office:value-type="float">
            <text:p>1,994</text:p>
          </table:table-cell>
          <table:table-cell ns41:value-type="float" office:value="4" table:style-name="ce20" table:number-columns-repeated="2" office:value-type="float">
            <text:p>4</text:p>
          </table:table-cell>
          <table:table-cell ns41:value-type="float" table:style-name="ce20" office:value="8" office:value-type="float">
            <text:p>8</text:p>
          </table:table-cell>
          <table:table-cell ns41:value-type="float" table:style-name="ce20" office:value="13" office:value-type="float">
            <text:p>13</text:p>
          </table:table-cell>
          <table:table-cell ns41:value-type="float" table:style-name="ce43" office:value="2761" office:value-type="float">
            <text:p>2,761</text:p>
          </table:table-cell>
          <table:table-cell ns41:value-type="float" table:style-name="ce43" office:value="2461" office:value-type="float">
            <text:p>2,461</text:p>
          </table:table-cell>
          <table:table-cell ns41:value-type="float" table:style-name="ce20" office:value="798" office:value-type="float">
            <text:p>798</text:p>
          </table:table-cell>
          <table:table-cell ns41:value-type="float" table:style-name="ce20" office:value="646" office:value-type="float">
            <text:p>646</text:p>
          </table:table-cell>
          <table:table-cell ns41:value-type="float" table:style-name="ce20" office:value="305" office:value-type="float">
            <text:p>305</text:p>
          </table:table-cell>
          <table:table-cell ns41:value-type="float" table:style-name="ce20" office:value="299" office:value-type="float">
            <text:p>299</text:p>
          </table:table-cell>
          <table:table-cell ns41:value-type="float" table:style-name="ce20" office:value="692" office:value-type="float">
            <text:p>692</text:p>
          </table:table-cell>
          <table:table-cell ns41:value-type="float" table:style-name="ce20" office:value="650" office:value-type="float">
            <text:p>650</text:p>
          </table:table-cell>
          <table:table-cell ns41:value-type="float" table:style-name="ce20" office:value="217" office:value-type="float">
            <text:p>217</text:p>
          </table:table-cell>
          <table:table-cell ns41:value-type="float" table:style-name="ce20" office:value="172" office:value-type="float">
            <text:p>172</text:p>
          </table:table-cell>
          <table:table-cell ns41:value-type="float" table:style-name="ce43" office:value="2853" office:value-type="float">
            <text:p>2,853</text:p>
          </table:table-cell>
          <table:table-cell ns41:value-type="float" table:style-name="ce43" office:value="2514" office:value-type="float">
            <text:p>2,514</text:p>
          </table:table-cell>
          <table:table-cell ns41:value-type="float" table:style-name="ce20" office:value="1" office:value-type="float">
            <text:p>1</text:p>
          </table:table-cell>
          <table:table-cell ns41:value-type="float" table:style-name="ce20" office:value="3" office:value-type="float">
            <text:p>3</text:p>
          </table:table-cell>
          <table:table-cell ns41:value-type="float" table:style-name="ce20" office:value="54" office:value-type="float">
            <text:p>54</text:p>
          </table:table-cell>
          <table:table-cell ns41:value-type="float" table:style-name="ce20" office:value="21" office:value-type="float">
            <text:p>21</text:p>
          </table:table-cell>
          <table:table-cell ns41:value-type="float" table:style-name="ce20" office:value="25" office:value-type="float">
            <text:p>25</text:p>
          </table:table-cell>
          <table:table-cell ns41:value-type="float" table:style-name="ce20" office:value="36" office:value-type="float">
            <text:p>36</text:p>
          </table:table-cell>
          <table:table-cell ns41:value-type="float" table:style-name="ce20" office:value="1" office:value-type="float">
            <text:p>1</text:p>
          </table:table-cell>
          <table:table-cell ns41:value-type="float" table:style-name="ce20" office:value="4" office:value-type="float">
            <text:p>4</text:p>
          </table:table-cell>
          <table:table-cell ns41:value-type="float" table:style-name="ce20" office:value="21" office:value-type="float">
            <text:p>21</text:p>
          </table:table-cell>
          <table:table-cell ns41:value-type="float" table:style-name="ce20" office:value="6" office:value-type="float">
            <text:p>6</text:p>
          </table:table-cell>
          <table:table-cell ns41:value-type="float" table:style-name="ce43" office:value="2533" office:value-type="float">
            <text:p>2,533</text:p>
          </table:table-cell>
          <table:table-cell ns41:value-type="float" table:style-name="ce43" office:value="2283" office:value-type="float">
            <text:p>2,283</text:p>
          </table:table-cell>
          <table:table-cell ns41:value-type="float" office:value="1" table:style-name="ce20" table:number-columns-repeated="2" office:value-type="float">
            <text:p>1</text:p>
          </table:table-cell>
          <table:table-cell table:style-name="ce20" table:number-columns-repeated="6"/>
          <table:table-cell ns41:value-type="float" table:style-name="ce20" office:value="136" office:value-type="float">
            <text:p>136</text:p>
          </table:table-cell>
          <table:table-cell ns41:value-type="float" table:style-name="ce20" office:value="79" office:value-type="float">
            <text:p>79</text:p>
          </table:table-cell>
          <table:table-cell ns41:value-type="float" table:style-name="ce20" office:value="23" office:value-type="float">
            <text:p>23</text:p>
          </table:table-cell>
          <table:table-cell ns41:value-type="float" table:style-name="ce20" office:value="12" office:value-type="float">
            <text:p>12</text:p>
          </table:table-cell>
          <table:table-cell ns41:value-type="float" table:style-name="ce20" office:value="31" office:value-type="float">
            <text:p>31</text:p>
          </table:table-cell>
          <table:table-cell ns41:value-type="float" table:style-name="ce20" office:value="20" office:value-type="float">
            <text:p>20</text:p>
          </table:table-cell>
          <table:table-cell ns41:value-type="float" table:style-name="ce20" office:value="2" office:value-type="float">
            <text:p>2</text:p>
          </table:table-cell>
          <table:table-cell ns41:value-type="float" table:style-name="ce20" office:value="3" office:value-type="float">
            <text:p>3</text:p>
          </table:table-cell>
          <table:table-cell table:style-name="ce20" table:number-columns-repeated="4"/>
          <table:table-cell ns41:value-type="float" table:style-name="ce20" office:value="33" office:value-type="float">
            <text:p>33</text:p>
          </table:table-cell>
          <table:table-cell ns41:value-type="float" table:style-name="ce20" office:value="24" office:value-type="float">
            <text:p>24</text:p>
          </table:table-cell>
          <table:table-cell ns41:value-type="float" table:style-name="ce20" office:value="941" office:value-type="float">
            <text:p>941</text:p>
          </table:table-cell>
          <table:table-cell ns41:value-type="float" table:style-name="ce20" office:value="861" office:value-type="float">
            <text:p>861</text:p>
          </table:table-cell>
          <table:table-cell ns41:value-type="float" table:style-name="ce20" office:value="4" office:value-type="float">
            <text:p>4</text:p>
          </table:table-cell>
          <table:table-cell table:style-name="ce20" table:number-columns-repeated="5"/>
          <table:table-cell ns41:value-type="float" table:style-name="ce20" office:value="155" office:value-type="float">
            <text:p>155</text:p>
          </table:table-cell>
          <table:table-cell ns41:value-type="float" table:style-name="ce20" office:value="121" office:value-type="float">
            <text:p>121</text:p>
          </table:table-cell>
          <table:table-cell ns41:value-type="float" table:style-name="ce20" office:value="4" office:value-type="float">
            <text:p>4</text:p>
          </table:table-cell>
          <table:table-cell ns41:value-type="float" table:style-name="ce20" office:value="2" office:value-type="float">
            <text:p>2</text:p>
          </table:table-cell>
          <table:table-cell ns41:value-type="float" table:style-name="ce20" office:value="1" office:value-type="float">
            <text:p>1</text:p>
          </table:table-cell>
          <table:table-cell table:style-name="ce97"/>
          <table:table-cell table:style-name="ce77" table:number-columns-repeated="4"/>
          <table:table-cell table:number-columns-repeated="943"/>
        </table:table-row>
        <table:table-row table:style-name="ro5">
          <table:table-cell ns41:value-type="string" table:style-name="ce8" office:value-type="string">
            <text:p>NIJEVEEN.</text:p>
          </table:table-cell>
          <table:table-cell ns41:value-type="string" table:style-name="ce16" office:value-type="string">
            <text:p>Nijeveensche Dijk</text:p>
          </table:table-cell>
          <table:table-cell table:style-name="Default"/>
          <table:table-cell ns41:value-type="float" table:style-name="ce96" office:value="68" office:value-type="float">
            <text:p>68</text:p>
          </table:table-cell>
          <table:table-cell ns41:value-type="float" table:style-name="ce20" office:value="3" office:value-type="float">
            <text:p>3</text:p>
          </table:table-cell>
          <table:table-cell table:style-name="ce20"/>
          <table:table-cell ns41:value-type="float" table:style-name="ce20" office:value="93" office:value-type="float">
            <text:p>93</text:p>
          </table:table-cell>
          <table:table-cell ns41:value-type="float" table:style-name="ce20" office:value="211" office:value-type="float">
            <text:p>211</text:p>
          </table:table-cell>
          <table:table-cell ns41:value-type="float" office:value="197" table:style-name="ce20" table:number-columns-repeated="2" office:value-type="float">
            <text:p>197</text:p>
          </table:table-cell>
          <table:table-cell ns41:value-type="float" table:style-name="ce20" office:value="186" office:value-type="float">
            <text:p>186</text:p>
          </table:table-cell>
          <table:table-cell ns41:value-type="float" table:style-name="ce20" office:value="14" office:value-type="float">
            <text:p>14</text:p>
          </table:table-cell>
          <table:table-cell ns41:value-type="float" table:style-name="ce20" office:value="11" office:value-type="float">
            <text:p>11</text:p>
          </table:table-cell>
          <table:table-cell table:style-name="ce20" table:number-columns-repeated="2"/>
          <table:table-cell ns41:value-type="float" table:style-name="ce20" office:value="6" office:value-type="float">
            <text:p>6</text:p>
          </table:table-cell>
          <table:table-cell ns41:value-type="float" table:style-name="ce20" office:value="4" office:value-type="float">
            <text:p>4</text:p>
          </table:table-cell>
          <table:table-cell ns41:value-type="float" table:style-name="ce20" office:value="137" office:value-type="float">
            <text:p>137</text:p>
          </table:table-cell>
          <table:table-cell ns41:value-type="float" table:style-name="ce20" office:value="121" office:value-type="float">
            <text:p>121</text:p>
          </table:table-cell>
          <table:table-cell ns41:value-type="float" office:value="64" table:style-name="ce20" table:number-columns-repeated="2" office:value-type="float">
            <text:p>64</text:p>
          </table:table-cell>
          <table:table-cell ns41:value-type="float" table:style-name="ce20" office:value="10" office:value-type="float">
            <text:p>10</text:p>
          </table:table-cell>
          <table:table-cell ns41:value-type="float" table:style-name="ce20" office:value="12" office:value-type="float">
            <text:p>12</text:p>
          </table:table-cell>
          <table:table-cell ns41:value-type="float" table:style-name="ce20" office:value="149" office:value-type="float">
            <text:p>149</text:p>
          </table:table-cell>
          <table:table-cell ns41:value-type="float" table:style-name="ce20" office:value="124" office:value-type="float">
            <text:p>124</text:p>
          </table:table-cell>
          <table:table-cell ns41:value-type="float" table:style-name="ce20" office:value="37" office:value-type="float">
            <text:p>37</text:p>
          </table:table-cell>
          <table:table-cell ns41:value-type="float" table:style-name="ce20" office:value="40" office:value-type="float">
            <text:p>40</text:p>
          </table:table-cell>
          <table:table-cell ns41:value-type="float" table:style-name="ce20" office:value="24" office:value-type="float">
            <text:p>24</text:p>
          </table:table-cell>
          <table:table-cell ns41:value-type="float" table:style-name="ce20" office:value="32" office:value-type="float">
            <text:p>32</text:p>
          </table:table-cell>
          <table:table-cell table:style-name="ce20" table:number-columns-repeated="2"/>
          <table:table-cell ns41:value-type="float" office:value="1" table:style-name="ce20" table:number-columns-repeated="2" office:value-type="float">
            <text:p>1</text:p>
          </table:table-cell>
          <table:table-cell table:style-name="ce20" table:number-columns-repeated="6"/>
          <table:table-cell ns41:value-type="float" table:style-name="ce20" office:value="184" office:value-type="float">
            <text:p>184</text:p>
          </table:table-cell>
          <table:table-cell ns41:value-type="float" table:style-name="ce20" office:value="167" office:value-type="float">
            <text:p>167</text:p>
          </table:table-cell>
          <table:table-cell table:style-name="ce20" table:number-columns-repeated="20"/>
          <table:table-cell ns41:value-type="float" office:value="27" table:style-name="ce20" table:number-columns-repeated="2" office:value-type="float">
            <text:p>27</text:p>
          </table:table-cell>
          <table:table-cell table:style-name="ce20"/>
          <table:table-cell ns41:value-type="float" table:style-name="ce20" office:value="3" office:value-type="float">
            <text:p>3</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NIJEVEEN.</text:p>
          </table:table-cell>
          <table:table-cell ns41:value-type="string" table:style-name="ce16" office:value-type="string">
            <text:p>Nijeveensche Bovenboer</text:p>
          </table:table-cell>
          <table:table-cell table:style-name="Default"/>
          <table:table-cell ns41:value-type="float" table:style-name="ce96" office:value="35" office:value-type="float">
            <text:p>35</text:p>
          </table:table-cell>
          <table:table-cell table:style-name="ce20" table:number-columns-repeated="2"/>
          <table:table-cell ns41:value-type="float" table:style-name="ce20" office:value="35" office:value-type="float">
            <text:p>35</text:p>
          </table:table-cell>
          <table:table-cell ns41:value-type="float" table:style-name="ce20" office:value="101" office:value-type="float">
            <text:p>101</text:p>
          </table:table-cell>
          <table:table-cell ns41:value-type="float" table:style-name="ce20" office:value="102" office:value-type="float">
            <text:p>102</text:p>
          </table:table-cell>
          <table:table-cell ns41:value-type="float" table:style-name="ce20" office:value="99" office:value-type="float">
            <text:p>99</text:p>
          </table:table-cell>
          <table:table-cell ns41:value-type="float" table:style-name="ce20" office:value="101" office:value-type="float">
            <text:p>101</text:p>
          </table:table-cell>
          <table:table-cell ns41:value-type="float" office:value="1" table:style-name="ce20" table:number-columns-repeated="3" office:value-type="float">
            <text:p>1</text:p>
          </table:table-cell>
          <table:table-cell table:style-name="ce20" table:number-columns-repeated="2"/>
          <table:table-cell ns41:value-type="float" table:style-name="ce20" office:value="3" office:value-type="float">
            <text:p>3</text:p>
          </table:table-cell>
          <table:table-cell ns41:value-type="float" table:style-name="ce20" office:value="71" office:value-type="float">
            <text:p>71</text:p>
          </table:table-cell>
          <table:table-cell ns41:value-type="float" table:style-name="ce20" office:value="75" office:value-type="float">
            <text:p>75</text:p>
          </table:table-cell>
          <table:table-cell ns41:value-type="float" office:value="25" table:style-name="ce20" table:number-columns-repeated="2" office:value-type="float">
            <text:p>25</text:p>
          </table:table-cell>
          <table:table-cell ns41:value-type="float" table:style-name="ce20" office:value="5" office:value-type="float">
            <text:p>5</text:p>
          </table:table-cell>
          <table:table-cell ns41:value-type="float" table:style-name="ce20" office:value="2" office:value-type="float">
            <text:p>2</text:p>
          </table:table-cell>
          <table:table-cell ns41:value-type="float" table:style-name="ce20" office:value="81" office:value-type="float">
            <text:p>81</text:p>
          </table:table-cell>
          <table:table-cell ns41:value-type="float" table:style-name="ce20" office:value="85" office:value-type="float">
            <text:p>85</text:p>
          </table:table-cell>
          <table:table-cell ns41:value-type="float" table:style-name="ce20" office:value="17" office:value-type="float">
            <text:p>17</text:p>
          </table:table-cell>
          <table:table-cell ns41:value-type="float" table:style-name="ce20" office:value="12" office:value-type="float">
            <text:p>12</text:p>
          </table:table-cell>
          <table:table-cell ns41:value-type="float" table:style-name="ce20" office:value="3" office:value-type="float">
            <text:p>3</text:p>
          </table:table-cell>
          <table:table-cell ns41:value-type="float" table:style-name="ce20" office:value="5" office:value-type="float">
            <text:p>5</text:p>
          </table:table-cell>
          <table:table-cell table:style-name="ce20" table:number-columns-repeated="10"/>
          <table:table-cell ns41:value-type="float" table:style-name="ce20" office:value="70" office:value-type="float">
            <text:p>70</text:p>
          </table:table-cell>
          <table:table-cell ns41:value-type="float" table:style-name="ce20" office:value="56" office:value-type="float">
            <text:p>56</text:p>
          </table:table-cell>
          <table:table-cell table:style-name="ce20" table:number-columns-repeated="20"/>
          <table:table-cell ns41:value-type="float" table:style-name="ce20" office:value="31" office:value-type="float">
            <text:p>31</text:p>
          </table:table-cell>
          <table:table-cell ns41:value-type="float" table:style-name="ce20" office:value="46" office:value-type="float">
            <text:p>46</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NIJEVEEN.</text:p>
          </table:table-cell>
          <table:table-cell ns41:value-type="string" table:style-name="ce16" office:value-type="string">
            <text:p>Kolderveensche Dijk</text:p>
          </table:table-cell>
          <table:table-cell table:style-name="Default"/>
          <table:table-cell ns41:value-type="float" table:style-name="ce96" office:value="57" office:value-type="float">
            <text:p>57</text:p>
          </table:table-cell>
          <table:table-cell ns41:value-type="float" table:style-name="ce20" office:value="4" office:value-type="float">
            <text:p>4</text:p>
          </table:table-cell>
          <table:table-cell table:style-name="ce20"/>
          <table:table-cell ns41:value-type="float" table:style-name="ce20" office:value="71" office:value-type="float">
            <text:p>71</text:p>
          </table:table-cell>
          <table:table-cell ns41:value-type="float" table:style-name="ce20" office:value="165" office:value-type="float">
            <text:p>165</text:p>
          </table:table-cell>
          <table:table-cell ns41:value-type="float" table:style-name="ce20" office:value="166" office:value-type="float">
            <text:p>166</text:p>
          </table:table-cell>
          <table:table-cell ns41:value-type="float" table:style-name="ce20" office:value="160" office:value-type="float">
            <text:p>160</text:p>
          </table:table-cell>
          <table:table-cell ns41:value-type="float" table:style-name="ce20" office:value="162" office:value-type="float">
            <text:p>162</text:p>
          </table:table-cell>
          <table:table-cell ns41:value-type="float" table:style-name="ce20" office:value="5" office:value-type="float">
            <text:p>5</text:p>
          </table:table-cell>
          <table:table-cell ns41:value-type="float" table:style-name="ce20" office:value="3" office:value-type="float">
            <text:p>3</text:p>
          </table:table-cell>
          <table:table-cell table:style-name="ce20"/>
          <table:table-cell ns41:value-type="float" table:style-name="ce20" office:value="1" office:value-type="float">
            <text:p>1</text:p>
          </table:table-cell>
          <table:table-cell ns41:value-type="float" table:style-name="ce20" office:value="4" office:value-type="float">
            <text:p>4</text:p>
          </table:table-cell>
          <table:table-cell ns41:value-type="float" table:style-name="ce20" office:value="2" office:value-type="float">
            <text:p>2</text:p>
          </table:table-cell>
          <table:table-cell ns41:value-type="float" table:style-name="ce20" office:value="105" office:value-type="float">
            <text:p>105</text:p>
          </table:table-cell>
          <table:table-cell ns41:value-type="float" table:style-name="ce20" office:value="98" office:value-type="float">
            <text:p>98</text:p>
          </table:table-cell>
          <table:table-cell ns41:value-type="float" table:style-name="ce20" office:value="59" office:value-type="float">
            <text:p>59</text:p>
          </table:table-cell>
          <table:table-cell ns41:value-type="float" table:style-name="ce20" office:value="56" office:value-type="float">
            <text:p>56</text:p>
          </table:table-cell>
          <table:table-cell ns41:value-type="float" table:style-name="ce20" office:value="1" office:value-type="float">
            <text:p>1</text:p>
          </table:table-cell>
          <table:table-cell ns41:value-type="float" table:style-name="ce20" office:value="12" office:value-type="float">
            <text:p>12</text:p>
          </table:table-cell>
          <table:table-cell ns41:value-type="float" table:style-name="ce20" office:value="112" office:value-type="float">
            <text:p>112</text:p>
          </table:table-cell>
          <table:table-cell ns41:value-type="float" table:style-name="ce20" office:value="107" office:value-type="float">
            <text:p>107</text:p>
          </table:table-cell>
          <table:table-cell ns41:value-type="float" table:style-name="ce20" office:value="22" office:value-type="float">
            <text:p>22</text:p>
          </table:table-cell>
          <table:table-cell ns41:value-type="float" table:style-name="ce20" office:value="27" office:value-type="float">
            <text:p>27</text:p>
          </table:table-cell>
          <table:table-cell ns41:value-type="float" table:style-name="ce20" office:value="30" office:value-type="float">
            <text:p>30</text:p>
          </table:table-cell>
          <table:table-cell ns41:value-type="float" table:style-name="ce20" office:value="32" office:value-type="float">
            <text:p>32</text:p>
          </table:table-cell>
          <table:table-cell table:style-name="ce20" table:number-columns-repeated="2"/>
          <table:table-cell ns41:value-type="float" table:style-name="ce20" office:value="1" office:value-type="float">
            <text:p>1</text:p>
          </table:table-cell>
          <table:table-cell table:style-name="ce20" table:number-columns-repeated="7"/>
          <table:table-cell ns41:value-type="float" table:style-name="ce20" office:value="158" office:value-type="float">
            <text:p>158</text:p>
          </table:table-cell>
          <table:table-cell ns41:value-type="float" table:style-name="ce20" office:value="160" office:value-type="float">
            <text:p>160</text:p>
          </table:table-cell>
          <table:table-cell table:style-name="ce20" table:number-columns-repeated="20"/>
          <table:table-cell ns41:value-type="float" table:style-name="ce20" office:value="7" office:value-type="float">
            <text:p>7</text:p>
          </table:table-cell>
          <table:table-cell ns41:value-type="float" table:style-name="ce20" office:value="6" office:value-type="float">
            <text:p>6</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NIJEVEEN.</text:p>
          </table:table-cell>
          <table:table-cell ns41:value-type="string" table:style-name="ce16" office:value-type="string">
            <text:p>Kolderveensche Bovenboer</text:p>
          </table:table-cell>
          <table:table-cell table:style-name="Default"/>
          <table:table-cell ns41:value-type="float" table:style-name="ce96" office:value="76" office:value-type="float">
            <text:p>76</text:p>
          </table:table-cell>
          <table:table-cell ns41:value-type="float" table:style-name="ce20" office:value="1" office:value-type="float">
            <text:p>1</text:p>
          </table:table-cell>
          <table:table-cell table:style-name="ce20"/>
          <table:table-cell ns41:value-type="float" table:style-name="ce20" office:value="92" office:value-type="float">
            <text:p>92</text:p>
          </table:table-cell>
          <table:table-cell ns41:value-type="float" table:style-name="ce20" office:value="186" office:value-type="float">
            <text:p>186</text:p>
          </table:table-cell>
          <table:table-cell ns41:value-type="float" table:style-name="ce20" office:value="203" office:value-type="float">
            <text:p>203</text:p>
          </table:table-cell>
          <table:table-cell ns41:value-type="float" table:style-name="ce20" office:value="185" office:value-type="float">
            <text:p>185</text:p>
          </table:table-cell>
          <table:table-cell ns41:value-type="float" table:style-name="ce20" office:value="202" office:value-type="float">
            <text:p>202</text:p>
          </table:table-cell>
          <table:table-cell ns41:value-type="float" office:value="1" table:style-name="ce20" table:number-columns-repeated="2" office:value-type="float">
            <text:p>1</text:p>
          </table:table-cell>
          <table:table-cell table:style-name="ce20" table:number-columns-repeated="2"/>
          <table:table-cell ns41:value-type="float" table:style-name="ce20" office:value="5" office:value-type="float">
            <text:p>5</text:p>
          </table:table-cell>
          <table:table-cell ns41:value-type="float" table:style-name="ce20" office:value="4" office:value-type="float">
            <text:p>4</text:p>
          </table:table-cell>
          <table:table-cell ns41:value-type="float" table:style-name="ce20" office:value="120" office:value-type="float">
            <text:p>120</text:p>
          </table:table-cell>
          <table:table-cell ns41:value-type="float" table:style-name="ce20" office:value="127" office:value-type="float">
            <text:p>127</text:p>
          </table:table-cell>
          <table:table-cell ns41:value-type="float" office:value="58" table:style-name="ce20" table:number-columns-repeated="2" office:value-type="float">
            <text:p>58</text:p>
          </table:table-cell>
          <table:table-cell ns41:value-type="float" table:style-name="ce20" office:value="8" office:value-type="float">
            <text:p>8</text:p>
          </table:table-cell>
          <table:table-cell ns41:value-type="float" table:style-name="ce20" office:value="18" office:value-type="float">
            <text:p>18</text:p>
          </table:table-cell>
          <table:table-cell ns41:value-type="float" table:style-name="ce20" office:value="152" office:value-type="float">
            <text:p>152</text:p>
          </table:table-cell>
          <table:table-cell ns41:value-type="float" table:style-name="ce20" office:value="148" office:value-type="float">
            <text:p>148</text:p>
          </table:table-cell>
          <table:table-cell ns41:value-type="float" table:style-name="ce20" office:value="10" office:value-type="float">
            <text:p>10</text:p>
          </table:table-cell>
          <table:table-cell ns41:value-type="float" table:style-name="ce20" office:value="15" office:value-type="float">
            <text:p>15</text:p>
          </table:table-cell>
          <table:table-cell ns41:value-type="float" table:style-name="ce20" office:value="24" office:value-type="float">
            <text:p>24</text:p>
          </table:table-cell>
          <table:table-cell ns41:value-type="float" table:style-name="ce20" office:value="40" office:value-type="float">
            <text:p>40</text:p>
          </table:table-cell>
          <table:table-cell table:style-name="ce20" table:number-columns-repeated="10"/>
          <table:table-cell ns41:value-type="float" table:style-name="ce20" office:value="151" office:value-type="float">
            <text:p>151</text:p>
          </table:table-cell>
          <table:table-cell ns41:value-type="float" table:style-name="ce20" office:value="164" office:value-type="float">
            <text:p>164</text:p>
          </table:table-cell>
          <table:table-cell table:style-name="ce20" table:number-columns-repeated="12"/>
          <table:table-cell ns41:value-type="float" office:value="2" table:style-name="ce20" table:number-columns-repeated="2" office:value-type="float">
            <text:p>2</text:p>
          </table:table-cell>
          <table:table-cell table:style-name="ce20" table:number-columns-repeated="6"/>
          <table:table-cell ns41:value-type="float" table:style-name="ce20" office:value="33" office:value-type="float">
            <text:p>33</text:p>
          </table:table-cell>
          <table:table-cell ns41:value-type="float" table:style-name="ce20" office:value="37" office:value-type="float">
            <text:p>37</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NIJEVEEN.</text:p>
          </table:table-cell>
          <table:table-cell ns41:value-type="string" table:style-name="ce16" office:value-type="string">
            <text:p>Totaal</text:p>
          </table:table-cell>
          <table:table-cell table:style-name="Default"/>
          <table:table-cell ns41:value-type="float" table:style-name="ce96" office:value="236" office:value-type="float">
            <text:p>236</text:p>
          </table:table-cell>
          <table:table-cell ns41:value-type="float" table:style-name="ce20" office:value="8" office:value-type="float">
            <text:p>8</text:p>
          </table:table-cell>
          <table:table-cell table:style-name="ce20"/>
          <table:table-cell ns41:value-type="float" table:style-name="ce20" office:value="291" office:value-type="float">
            <text:p>291</text:p>
          </table:table-cell>
          <table:table-cell ns41:value-type="float" table:style-name="ce20" office:value="663" office:value-type="float">
            <text:p>663</text:p>
          </table:table-cell>
          <table:table-cell ns41:value-type="float" table:style-name="ce20" office:value="668" office:value-type="float">
            <text:p>668</text:p>
          </table:table-cell>
          <table:table-cell ns41:value-type="float" table:style-name="ce20" office:value="641" office:value-type="float">
            <text:p>641</text:p>
          </table:table-cell>
          <table:table-cell ns41:value-type="float" table:style-name="ce20" office:value="651" office:value-type="float">
            <text:p>651</text:p>
          </table:table-cell>
          <table:table-cell ns41:value-type="float" table:style-name="ce20" office:value="21" office:value-type="float">
            <text:p>21</text:p>
          </table:table-cell>
          <table:table-cell ns41:value-type="float" table:style-name="ce20" office:value="16" office:value-type="float">
            <text:p>16</text:p>
          </table:table-cell>
          <table:table-cell ns41:value-type="float" office:value="1" table:style-name="ce20" table:number-columns-repeated="2" office:value-type="float">
            <text:p>1</text:p>
          </table:table-cell>
          <table:table-cell ns41:value-type="float" table:style-name="ce20" office:value="15" office:value-type="float">
            <text:p>15</text:p>
          </table:table-cell>
          <table:table-cell ns41:value-type="float" table:style-name="ce20" office:value="13" office:value-type="float">
            <text:p>13</text:p>
          </table:table-cell>
          <table:table-cell ns41:value-type="float" table:style-name="ce20" office:value="433" office:value-type="float">
            <text:p>433</text:p>
          </table:table-cell>
          <table:table-cell ns41:value-type="float" table:style-name="ce20" office:value="421" office:value-type="float">
            <text:p>421</text:p>
          </table:table-cell>
          <table:table-cell ns41:value-type="float" table:style-name="ce20" office:value="206" office:value-type="float">
            <text:p>206</text:p>
          </table:table-cell>
          <table:table-cell ns41:value-type="float" table:style-name="ce20" office:value="203" office:value-type="float">
            <text:p>203</text:p>
          </table:table-cell>
          <table:table-cell ns41:value-type="float" table:style-name="ce20" office:value="24" office:value-type="float">
            <text:p>24</text:p>
          </table:table-cell>
          <table:table-cell ns41:value-type="float" table:style-name="ce20" office:value="44" office:value-type="float">
            <text:p>44</text:p>
          </table:table-cell>
          <table:table-cell ns41:value-type="float" table:style-name="ce20" office:value="494" office:value-type="float">
            <text:p>494</text:p>
          </table:table-cell>
          <table:table-cell ns41:value-type="float" table:style-name="ce20" office:value="464" office:value-type="float">
            <text:p>464</text:p>
          </table:table-cell>
          <table:table-cell ns41:value-type="float" table:style-name="ce20" office:value="86" office:value-type="float">
            <text:p>86</text:p>
          </table:table-cell>
          <table:table-cell ns41:value-type="float" table:style-name="ce20" office:value="94" office:value-type="float">
            <text:p>94</text:p>
          </table:table-cell>
          <table:table-cell ns41:value-type="float" table:style-name="ce20" office:value="81" office:value-type="float">
            <text:p>81</text:p>
          </table:table-cell>
          <table:table-cell ns41:value-type="float" table:style-name="ce20" office:value="109" office:value-type="float">
            <text:p>109</text:p>
          </table:table-cell>
          <table:table-cell table:style-name="ce20" table:number-columns-repeated="2"/>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6"/>
          <table:table-cell ns41:value-type="float" table:style-name="ce20" office:value="563" office:value-type="float">
            <text:p>563</text:p>
          </table:table-cell>
          <table:table-cell ns41:value-type="float" table:style-name="ce20" office:value="547" office:value-type="float">
            <text:p>547</text:p>
          </table:table-cell>
          <table:table-cell table:style-name="ce20" table:number-columns-repeated="12"/>
          <table:table-cell ns41:value-type="float" office:value="2" table:style-name="ce20" table:number-columns-repeated="2" office:value-type="float">
            <text:p>2</text:p>
          </table:table-cell>
          <table:table-cell table:style-name="ce20" table:number-columns-repeated="6"/>
          <table:table-cell ns41:value-type="float" table:style-name="ce20" office:value="98" office:value-type="float">
            <text:p>98</text:p>
          </table:table-cell>
          <table:table-cell ns41:value-type="float" table:style-name="ce20" office:value="116" office:value-type="float">
            <text:p>116</text:p>
          </table:table-cell>
          <table:table-cell table:style-name="ce20"/>
          <table:table-cell ns41:value-type="float" table:style-name="ce20" office:value="3" office:value-type="float">
            <text:p>3</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ODOORN.</text:p>
          </table:table-cell>
          <table:table-cell ns41:value-type="string" table:style-name="ce16" office:value-type="string">
            <text:p>Dorp</text:p>
          </table:table-cell>
          <table:table-cell table:style-name="Default"/>
          <table:table-cell ns41:value-type="float" table:style-name="ce96" office:value="68" office:value-type="float">
            <text:p>68</text:p>
          </table:table-cell>
          <table:table-cell ns41:value-type="float" table:style-name="ce20" office:value="3" office:value-type="float">
            <text:p>3</text:p>
          </table:table-cell>
          <table:table-cell table:style-name="ce20"/>
          <table:table-cell ns41:value-type="float" table:style-name="ce20" office:value="71" office:value-type="float">
            <text:p>71</text:p>
          </table:table-cell>
          <table:table-cell ns41:value-type="float" table:style-name="ce20" office:value="196" office:value-type="float">
            <text:p>196</text:p>
          </table:table-cell>
          <table:table-cell ns41:value-type="float" table:style-name="ce20" office:value="170" office:value-type="float">
            <text:p>170</text:p>
          </table:table-cell>
          <table:table-cell ns41:value-type="float" table:style-name="ce20" office:value="195" office:value-type="float">
            <text:p>195</text:p>
          </table:table-cell>
          <table:table-cell ns41:value-type="float" table:style-name="ce20" office:value="170" office:value-type="float">
            <text:p>170</text:p>
          </table:table-cell>
          <table:table-cell ns41:value-type="float" table:style-name="ce20" office:value="1" office:value-type="float">
            <text:p>1</text:p>
          </table:table-cell>
          <table:table-cell table:style-name="ce20" table:number-columns-repeated="3"/>
          <table:table-cell ns41:value-type="float" table:style-name="ce20" office:value="1" office:value-type="float">
            <text:p>1</text:p>
          </table:table-cell>
          <table:table-cell table:style-name="ce20"/>
          <table:table-cell ns41:value-type="float" table:style-name="ce20" office:value="132" office:value-type="float">
            <text:p>132</text:p>
          </table:table-cell>
          <table:table-cell ns41:value-type="float" table:style-name="ce20" office:value="113" office:value-type="float">
            <text:p>113</text:p>
          </table:table-cell>
          <table:table-cell ns41:value-type="float" table:style-name="ce20" office:value="49" office:value-type="float">
            <text:p>49</text:p>
          </table:table-cell>
          <table:table-cell ns41:value-type="float" table:style-name="ce20" office:value="48" office:value-type="float">
            <text:p>48</text:p>
          </table:table-cell>
          <table:table-cell ns41:value-type="float" table:style-name="ce20" office:value="15" office:value-type="float">
            <text:p>15</text:p>
          </table:table-cell>
          <table:table-cell ns41:value-type="float" table:style-name="ce20" office:value="9" office:value-type="float">
            <text:p>9</text:p>
          </table:table-cell>
          <table:table-cell ns41:value-type="float" table:style-name="ce20" office:value="142" office:value-type="float">
            <text:p>142</text:p>
          </table:table-cell>
          <table:table-cell ns41:value-type="float" table:style-name="ce20" office:value="115" office:value-type="float">
            <text:p>115</text:p>
          </table:table-cell>
          <table:table-cell ns41:value-type="float" table:style-name="ce20" office:value="42" office:value-type="float">
            <text:p>42</text:p>
          </table:table-cell>
          <table:table-cell ns41:value-type="float" table:style-name="ce20" office:value="48" office:value-type="float">
            <text:p>48</text:p>
          </table:table-cell>
          <table:table-cell ns41:value-type="float" table:style-name="ce20" office:value="4" office:value-type="float">
            <text:p>4</text:p>
          </table:table-cell>
          <table:table-cell ns41:value-type="float" table:style-name="ce20" office:value="7" office:value-type="float">
            <text:p>7</text:p>
          </table:table-cell>
          <table:table-cell table:style-name="ce20" table:number-columns-repeated="2"/>
          <table:table-cell ns41:value-type="float" table:style-name="ce20" office:value="8" office:value-type="float">
            <text:p>8</text:p>
          </table:table-cell>
          <table:table-cell table:style-name="ce20" table:number-columns-repeated="7"/>
          <table:table-cell ns41:value-type="float" table:style-name="ce20" office:value="189" office:value-type="float">
            <text:p>189</text:p>
          </table:table-cell>
          <table:table-cell ns41:value-type="float" table:style-name="ce20" office:value="163" office:value-type="float">
            <text:p>163</text:p>
          </table:table-cell>
          <table:table-cell table:style-name="ce20" table:number-columns-repeated="8"/>
          <table:table-cell ns41:value-type="float" office:value="1" table:style-name="ce20" table:number-columns-repeated="2" office:value-type="float">
            <text:p>1</text:p>
          </table:table-cell>
          <table:table-cell table:style-name="ce20" table:number-columns-repeated="12"/>
          <table:table-cell ns41:value-type="float" office:value="6" table:style-name="ce20" table:number-columns-repeated="2" office:value-type="float">
            <text:p>6</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ODOORN.</text:p>
          </table:table-cell>
          <table:table-cell ns41:value-type="string" table:style-name="ce16" office:value-type="string">
            <text:p>Buurtschap Valthe</text:p>
          </table:table-cell>
          <table:table-cell table:style-name="Default"/>
          <table:table-cell ns41:value-type="float" table:style-name="ce96" office:value="37" office:value-type="float">
            <text:p>37</text:p>
          </table:table-cell>
          <table:table-cell ns41:value-type="float" table:style-name="ce20" office:value="1" office:value-type="float">
            <text:p>1</text:p>
          </table:table-cell>
          <table:table-cell table:style-name="ce20"/>
          <table:table-cell ns41:value-type="float" table:style-name="ce20" office:value="46" office:value-type="float">
            <text:p>46</text:p>
          </table:table-cell>
          <table:table-cell ns41:value-type="float" table:style-name="ce20" office:value="132" office:value-type="float">
            <text:p>132</text:p>
          </table:table-cell>
          <table:table-cell ns41:value-type="float" table:style-name="ce20" office:value="108" office:value-type="float">
            <text:p>108</text:p>
          </table:table-cell>
          <table:table-cell ns41:value-type="float" table:style-name="ce20" office:value="132" office:value-type="float">
            <text:p>132</text:p>
          </table:table-cell>
          <table:table-cell ns41:value-type="float" table:style-name="ce20" office:value="108" office:value-type="float">
            <text:p>108</text:p>
          </table:table-cell>
          <table:table-cell table:style-name="ce20" table:number-columns-repeated="6"/>
          <table:table-cell ns41:value-type="float" table:style-name="ce20" office:value="96" office:value-type="float">
            <text:p>96</text:p>
          </table:table-cell>
          <table:table-cell ns41:value-type="float" table:style-name="ce20" office:value="65" office:value-type="float">
            <text:p>65</text:p>
          </table:table-cell>
          <table:table-cell ns41:value-type="float" office:value="34" table:style-name="ce20" table:number-columns-repeated="2" office:value-type="float">
            <text:p>34</text:p>
          </table:table-cell>
          <table:table-cell ns41:value-type="float" table:style-name="ce20" office:value="2" office:value-type="float">
            <text:p>2</text:p>
          </table:table-cell>
          <table:table-cell ns41:value-type="float" table:style-name="ce20" office:value="9" office:value-type="float">
            <text:p>9</text:p>
          </table:table-cell>
          <table:table-cell ns41:value-type="float" table:style-name="ce20" office:value="86" office:value-type="float">
            <text:p>86</text:p>
          </table:table-cell>
          <table:table-cell ns41:value-type="float" table:style-name="ce20" office:value="73" office:value-type="float">
            <text:p>73</text:p>
          </table:table-cell>
          <table:table-cell ns41:value-type="float" table:style-name="ce20" office:value="42" office:value-type="float">
            <text:p>42</text:p>
          </table:table-cell>
          <table:table-cell ns41:value-type="float" table:style-name="ce20" office:value="35" office:value-type="float">
            <text:p>35</text:p>
          </table:table-cell>
          <table:table-cell table:style-name="ce20" table:number-columns-repeated="4"/>
          <table:table-cell ns41:value-type="float" table:style-name="ce20" office:value="4" office:value-type="float">
            <text:p>4</text:p>
          </table:table-cell>
          <table:table-cell table:style-name="ce20" table:number-columns-repeated="7"/>
          <table:table-cell ns41:value-type="float" table:style-name="ce20" office:value="132" office:value-type="float">
            <text:p>132</text:p>
          </table:table-cell>
          <table:table-cell ns41:value-type="float" table:style-name="ce20" office:value="108" office:value-type="float">
            <text:p>108</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ODOORN.</text:p>
          </table:table-cell>
          <table:table-cell ns41:value-type="string" table:style-name="ce16" office:value-type="string">
            <text:p>Buurtschap Exloo</text:p>
          </table:table-cell>
          <table:table-cell table:style-name="Default"/>
          <table:table-cell ns41:value-type="float" table:style-name="ce96" office:value="93" office:value-type="float">
            <text:p>93</text:p>
          </table:table-cell>
          <table:table-cell ns41:value-type="float" table:style-name="ce20" office:value="2" office:value-type="float">
            <text:p>2</text:p>
          </table:table-cell>
          <table:table-cell table:style-name="ce20"/>
          <table:table-cell ns41:value-type="float" table:style-name="ce20" office:value="105" office:value-type="float">
            <text:p>105</text:p>
          </table:table-cell>
          <table:table-cell ns41:value-type="float" table:style-name="ce20" office:value="273" office:value-type="float">
            <text:p>273</text:p>
          </table:table-cell>
          <table:table-cell ns41:value-type="float" table:style-name="ce20" office:value="260" office:value-type="float">
            <text:p>260</text:p>
          </table:table-cell>
          <table:table-cell ns41:value-type="float" table:style-name="ce20" office:value="268" office:value-type="float">
            <text:p>268</text:p>
          </table:table-cell>
          <table:table-cell ns41:value-type="float" table:style-name="ce20" office:value="257" office:value-type="float">
            <text:p>257</text:p>
          </table:table-cell>
          <table:table-cell ns41:value-type="float" table:style-name="ce20" office:value="5" office:value-type="float">
            <text:p>5</text:p>
          </table:table-cell>
          <table:table-cell ns41:value-type="float" table:style-name="ce20" office:value="3" office:value-type="float">
            <text:p>3</text:p>
          </table:table-cell>
          <table:table-cell table:style-name="ce20" table:number-columns-repeated="4"/>
          <table:table-cell ns41:value-type="float" table:style-name="ce20" office:value="174" office:value-type="float">
            <text:p>174</text:p>
          </table:table-cell>
          <table:table-cell ns41:value-type="float" table:style-name="ce20" office:value="164" office:value-type="float">
            <text:p>164</text:p>
          </table:table-cell>
          <table:table-cell ns41:value-type="float" table:style-name="ce20" office:value="79" office:value-type="float">
            <text:p>79</text:p>
          </table:table-cell>
          <table:table-cell ns41:value-type="float" table:style-name="ce20" office:value="78" office:value-type="float">
            <text:p>78</text:p>
          </table:table-cell>
          <table:table-cell ns41:value-type="float" table:style-name="ce20" office:value="20" office:value-type="float">
            <text:p>20</text:p>
          </table:table-cell>
          <table:table-cell ns41:value-type="float" table:style-name="ce20" office:value="18" office:value-type="float">
            <text:p>18</text:p>
          </table:table-cell>
          <table:table-cell ns41:value-type="float" table:style-name="ce20" office:value="206" office:value-type="float">
            <text:p>206</text:p>
          </table:table-cell>
          <table:table-cell ns41:value-type="float" table:style-name="ce20" office:value="183" office:value-type="float">
            <text:p>183</text:p>
          </table:table-cell>
          <table:table-cell ns41:value-type="float" table:style-name="ce20" office:value="51" office:value-type="float">
            <text:p>51</text:p>
          </table:table-cell>
          <table:table-cell ns41:value-type="float" table:style-name="ce20" office:value="72" office:value-type="float">
            <text:p>72</text:p>
          </table:table-cell>
          <table:table-cell ns41:value-type="float" table:style-name="ce20" office:value="10" office:value-type="float">
            <text:p>10</text:p>
          </table:table-cell>
          <table:table-cell ns41:value-type="float" table:style-name="ce20" office:value="4" office:value-type="float">
            <text:p>4</text:p>
          </table:table-cell>
          <table:table-cell table:style-name="ce20" table:number-columns-repeated="2"/>
          <table:table-cell ns41:value-type="float" table:style-name="ce20" office:value="6" office:value-type="float">
            <text:p>6</text:p>
          </table:table-cell>
          <table:table-cell table:style-name="ce20" table:number-columns-repeated="2"/>
          <table:table-cell ns41:value-type="float" table:style-name="ce20" office:value="1" office:value-type="float">
            <text:p>1</text:p>
          </table:table-cell>
          <table:table-cell table:style-name="ce20" table:number-columns-repeated="4"/>
          <table:table-cell ns41:value-type="float" table:style-name="ce20" office:value="251" office:value-type="float">
            <text:p>251</text:p>
          </table:table-cell>
          <table:table-cell ns41:value-type="float" table:style-name="ce20" office:value="238" office:value-type="float">
            <text:p>238</text:p>
          </table:table-cell>
          <table:table-cell table:style-name="ce20" table:number-columns-repeated="8"/>
          <table:table-cell ns41:value-type="float" table:style-name="ce20" office:value="1" office:value-type="float">
            <text:p>1</text:p>
          </table:table-cell>
          <table:table-cell table:style-name="ce20" table:number-columns-repeated="11"/>
          <table:table-cell ns41:value-type="float" table:style-name="ce20" office:value="21" office:value-type="float">
            <text:p>21</text:p>
          </table:table-cell>
          <table:table-cell ns41:value-type="float" table:style-name="ce20" office:value="19" office:value-type="float">
            <text:p>19</text:p>
          </table:table-cell>
          <table:table-cell table:style-name="ce20"/>
          <table:table-cell ns41:value-type="float" table:style-name="ce20" office:value="3" office:value-type="float">
            <text:p>3</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ODOORN.</text:p>
          </table:table-cell>
          <table:table-cell ns41:value-type="string" table:style-name="ce16" office:value-type="string">
            <text:p>Buurtschap Exlooderveen</text:p>
          </table:table-cell>
          <table:table-cell table:style-name="Default"/>
          <table:table-cell ns41:value-type="float" table:style-name="ce96" office:value="23" office:value-type="float">
            <text:p>23</text:p>
          </table:table-cell>
          <table:table-cell table:style-name="ce20" table:number-columns-repeated="2"/>
          <table:table-cell ns41:value-type="float" table:style-name="ce20" office:value="27" office:value-type="float">
            <text:p>27</text:p>
          </table:table-cell>
          <table:table-cell ns41:value-type="float" table:style-name="ce20" office:value="80" office:value-type="float">
            <text:p>80</text:p>
          </table:table-cell>
          <table:table-cell ns41:value-type="float" table:style-name="ce20" office:value="54" office:value-type="float">
            <text:p>54</text:p>
          </table:table-cell>
          <table:table-cell ns41:value-type="float" table:style-name="ce20" office:value="75" office:value-type="float">
            <text:p>75</text:p>
          </table:table-cell>
          <table:table-cell ns41:value-type="float" table:style-name="ce20" office:value="51" office:value-type="float">
            <text:p>51</text:p>
          </table:table-cell>
          <table:table-cell ns41:value-type="float" table:style-name="ce20" office:value="5" office:value-type="float">
            <text:p>5</text:p>
          </table:table-cell>
          <table:table-cell ns41:value-type="float" table:style-name="ce20" office:value="3" office:value-type="float">
            <text:p>3</text:p>
          </table:table-cell>
          <table:table-cell table:style-name="ce20" table:number-columns-repeated="4"/>
          <table:table-cell ns41:value-type="float" table:style-name="ce20" office:value="57" office:value-type="float">
            <text:p>57</text:p>
          </table:table-cell>
          <table:table-cell ns41:value-type="float" table:style-name="ce20" office:value="32" office:value-type="float">
            <text:p>32</text:p>
          </table:table-cell>
          <table:table-cell ns41:value-type="float" office:value="21" table:style-name="ce20" table:number-columns-repeated="2" office:value-type="float">
            <text:p>21</text:p>
          </table:table-cell>
          <table:table-cell ns41:value-type="float" table:style-name="ce20" office:value="2" office:value-type="float">
            <text:p>2</text:p>
          </table:table-cell>
          <table:table-cell ns41:value-type="float" table:style-name="ce20" office:value="1" office:value-type="float">
            <text:p>1</text:p>
          </table:table-cell>
          <table:table-cell ns41:value-type="float" table:style-name="ce20" office:value="24" office:value-type="float">
            <text:p>24</text:p>
          </table:table-cell>
          <table:table-cell ns41:value-type="float" table:style-name="ce20" office:value="18" office:value-type="float">
            <text:p>18</text:p>
          </table:table-cell>
          <table:table-cell ns41:value-type="float" table:style-name="ce20" office:value="33" office:value-type="float">
            <text:p>33</text:p>
          </table:table-cell>
          <table:table-cell ns41:value-type="float" table:style-name="ce20" office:value="20" office:value-type="float">
            <text:p>20</text:p>
          </table:table-cell>
          <table:table-cell ns41:value-type="float" table:style-name="ce20" office:value="17" office:value-type="float">
            <text:p>17</text:p>
          </table:table-cell>
          <table:table-cell ns41:value-type="float" table:style-name="ce20" office:value="12" office:value-type="float">
            <text:p>12</text:p>
          </table:table-cell>
          <table:table-cell table:style-name="ce20" table:number-columns-repeated="2"/>
          <table:table-cell ns41:value-type="float" table:style-name="ce20" office:value="6" office:value-type="float">
            <text:p>6</text:p>
          </table:table-cell>
          <table:table-cell ns41:value-type="float" table:style-name="ce20" office:value="4" office:value-type="float">
            <text:p>4</text:p>
          </table:table-cell>
          <table:table-cell table:style-name="ce20" table:number-columns-repeated="6"/>
          <table:table-cell ns41:value-type="float" table:style-name="ce20" office:value="70" office:value-type="float">
            <text:p>70</text:p>
          </table:table-cell>
          <table:table-cell ns41:value-type="float" table:style-name="ce20" office:value="44" office:value-type="float">
            <text:p>44</text:p>
          </table:table-cell>
          <table:table-cell table:style-name="ce20" table:number-columns-repeated="20"/>
          <table:table-cell ns41:value-type="float" table:style-name="ce20" office:value="4" office:value-type="float">
            <text:p>4</text:p>
          </table:table-cell>
          <table:table-cell ns41:value-type="float" table:style-name="ce20" office:value="3" office:value-type="float">
            <text:p>3</text:p>
          </table:table-cell>
          <table:table-cell ns41:value-type="float" table:style-name="ce20" office:value="6" office:value-type="float">
            <text:p>6</text:p>
          </table:table-cell>
          <table:table-cell ns41:value-type="float" table:style-name="ce20" office:value="7" office:value-type="float">
            <text:p>7</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ODOORN.</text:p>
          </table:table-cell>
          <table:table-cell ns41:value-type="string" table:style-name="ce16" office:value-type="string">
            <text:p>Buurtschap Zandberg</text:p>
          </table:table-cell>
          <table:table-cell table:style-name="Default"/>
          <table:table-cell ns41:value-type="float" table:style-name="ce96" office:value="51" office:value-type="float">
            <text:p>51</text:p>
          </table:table-cell>
          <table:table-cell ns41:value-type="float" table:style-name="ce20" office:value="2" office:value-type="float">
            <text:p>2</text:p>
          </table:table-cell>
          <table:table-cell table:style-name="ce20"/>
          <table:table-cell ns41:value-type="float" table:style-name="ce20" office:value="58" office:value-type="float">
            <text:p>58</text:p>
          </table:table-cell>
          <table:table-cell ns41:value-type="float" table:style-name="ce20" office:value="148" office:value-type="float">
            <text:p>148</text:p>
          </table:table-cell>
          <table:table-cell ns41:value-type="float" table:style-name="ce20" office:value="138" office:value-type="float">
            <text:p>138</text:p>
          </table:table-cell>
          <table:table-cell ns41:value-type="float" table:style-name="ce20" office:value="145" office:value-type="float">
            <text:p>145</text:p>
          </table:table-cell>
          <table:table-cell ns41:value-type="float" table:style-name="ce20" office:value="135" office:value-type="float">
            <text:p>135</text:p>
          </table:table-cell>
          <table:table-cell ns41:value-type="float" office:value="3" table:style-name="ce20" table:number-columns-repeated="2" office:value-type="float">
            <text:p>3</text:p>
          </table:table-cell>
          <table:table-cell table:style-name="ce20" table:number-columns-repeated="2"/>
          <table:table-cell ns41:value-type="float" table:style-name="ce20" office:value="1" office:value-type="float">
            <text:p>1</text:p>
          </table:table-cell>
          <table:table-cell table:style-name="ce20"/>
          <table:table-cell ns41:value-type="float" table:style-name="ce20" office:value="97" office:value-type="float">
            <text:p>97</text:p>
          </table:table-cell>
          <table:table-cell ns41:value-type="float" table:style-name="ce20" office:value="85" office:value-type="float">
            <text:p>85</text:p>
          </table:table-cell>
          <table:table-cell ns41:value-type="float" table:style-name="ce20" office:value="49" office:value-type="float">
            <text:p>49</text:p>
          </table:table-cell>
          <table:table-cell ns41:value-type="float" table:style-name="ce20" office:value="50" office:value-type="float">
            <text:p>50</text:p>
          </table:table-cell>
          <table:table-cell ns41:value-type="float" table:style-name="ce20" office:value="2" office:value-type="float">
            <text:p>2</text:p>
          </table:table-cell>
          <table:table-cell ns41:value-type="float" table:style-name="ce20" office:value="3" office:value-type="float">
            <text:p>3</text:p>
          </table:table-cell>
          <table:table-cell ns41:value-type="float" table:style-name="ce20" office:value="51" office:value-type="float">
            <text:p>51</text:p>
          </table:table-cell>
          <table:table-cell ns41:value-type="float" table:style-name="ce20" office:value="53" office:value-type="float">
            <text:p>53</text:p>
          </table:table-cell>
          <table:table-cell ns41:value-type="float" table:style-name="ce20" office:value="23" office:value-type="float">
            <text:p>23</text:p>
          </table:table-cell>
          <table:table-cell ns41:value-type="float" table:style-name="ce20" office:value="16" office:value-type="float">
            <text:p>16</text:p>
          </table:table-cell>
          <table:table-cell ns41:value-type="float" table:style-name="ce20" office:value="15" office:value-type="float">
            <text:p>15</text:p>
          </table:table-cell>
          <table:table-cell ns41:value-type="float" table:style-name="ce20" office:value="13" office:value-type="float">
            <text:p>13</text:p>
          </table:table-cell>
          <table:table-cell table:style-name="ce20" table:number-columns-repeated="2"/>
          <table:table-cell ns41:value-type="float" table:style-name="ce20" office:value="59" office:value-type="float">
            <text:p>59</text:p>
          </table:table-cell>
          <table:table-cell ns41:value-type="float" table:style-name="ce20" office:value="56" office:value-type="float">
            <text:p>56</text:p>
          </table:table-cell>
          <table:table-cell table:style-name="ce20" table:number-columns-repeated="6"/>
          <table:table-cell ns41:value-type="float" table:style-name="ce20" office:value="37" office:value-type="float">
            <text:p>37</text:p>
          </table:table-cell>
          <table:table-cell ns41:value-type="float" table:style-name="ce20" office:value="34" office:value-type="float">
            <text:p>34</text:p>
          </table:table-cell>
          <table:table-cell table:style-name="ce20" table:number-columns-repeated="22"/>
          <table:table-cell ns41:value-type="float" table:style-name="ce20" office:value="111" office:value-type="float">
            <text:p>111</text:p>
          </table:table-cell>
          <table:table-cell ns41:value-type="float" table:style-name="ce20" office:value="104" office:value-type="float">
            <text:p>104</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ODOORN.</text:p>
          </table:table-cell>
          <table:table-cell ns41:value-type="string" table:style-name="ce16" office:value-type="string">
            <text:p>Buurtschap Valtherveen</text:p>
          </table:table-cell>
          <table:table-cell table:style-name="Default"/>
          <table:table-cell ns41:value-type="float" table:style-name="ce96" office:value="19" office:value-type="float">
            <text:p>19</text:p>
          </table:table-cell>
          <table:table-cell table:style-name="ce20" table:number-columns-repeated="2"/>
          <table:table-cell ns41:value-type="float" table:style-name="ce20" office:value="20" office:value-type="float">
            <text:p>20</text:p>
          </table:table-cell>
          <table:table-cell ns41:value-type="float" table:style-name="ce20" office:value="47" office:value-type="float">
            <text:p>47</text:p>
          </table:table-cell>
          <table:table-cell ns41:value-type="float" table:style-name="ce20" office:value="43" office:value-type="float">
            <text:p>43</text:p>
          </table:table-cell>
          <table:table-cell ns41:value-type="float" table:style-name="ce20" office:value="47" office:value-type="float">
            <text:p>47</text:p>
          </table:table-cell>
          <table:table-cell ns41:value-type="float" table:style-name="ce20" office:value="43" office:value-type="float">
            <text:p>43</text:p>
          </table:table-cell>
          <table:table-cell table:style-name="ce20" table:number-columns-repeated="6"/>
          <table:table-cell ns41:value-type="float" table:style-name="ce20" office:value="28" office:value-type="float">
            <text:p>28</text:p>
          </table:table-cell>
          <table:table-cell ns41:value-type="float" table:style-name="ce20" office:value="27" office:value-type="float">
            <text:p>27</text:p>
          </table:table-cell>
          <table:table-cell ns41:value-type="float" table:style-name="ce20" office:value="17" office:value-type="float">
            <text:p>17</text:p>
          </table:table-cell>
          <table:table-cell ns41:value-type="float" table:style-name="ce20" office:value="16" office:value-type="float">
            <text:p>16</text:p>
          </table:table-cell>
          <table:table-cell ns41:value-type="float" table:style-name="ce20" office:value="2" office:value-type="float">
            <text:p>2</text:p>
          </table:table-cell>
          <table:table-cell table:style-name="ce20"/>
          <table:table-cell ns41:value-type="float" table:style-name="ce20" office:value="7" office:value-type="float">
            <text:p>7</text:p>
          </table:table-cell>
          <table:table-cell ns41:value-type="float" table:style-name="ce20" office:value="10" office:value-type="float">
            <text:p>10</text:p>
          </table:table-cell>
          <table:table-cell ns41:value-type="float" table:style-name="ce20" office:value="8" office:value-type="float">
            <text:p>8</text:p>
          </table:table-cell>
          <table:table-cell ns41:value-type="float" table:style-name="ce20" office:value="5" office:value-type="float">
            <text:p>5</text:p>
          </table:table-cell>
          <table:table-cell ns41:value-type="float" office:value="17" table:style-name="ce20" table:number-columns-repeated="2" office:value-type="float">
            <text:p>17</text:p>
          </table:table-cell>
          <table:table-cell table:style-name="ce20" table:number-columns-repeated="2"/>
          <table:table-cell ns41:value-type="float" table:style-name="ce20" office:value="15" office:value-type="float">
            <text:p>15</text:p>
          </table:table-cell>
          <table:table-cell ns41:value-type="float" table:style-name="ce20" office:value="11" office:value-type="float">
            <text:p>11</text:p>
          </table:table-cell>
          <table:table-cell table:style-name="ce20" table:number-columns-repeated="6"/>
          <table:table-cell ns41:value-type="float" table:style-name="ce20" office:value="17" office:value-type="float">
            <text:p>17</text:p>
          </table:table-cell>
          <table:table-cell ns41:value-type="float" table:style-name="ce20" office:value="15" office:value-type="float">
            <text:p>15</text:p>
          </table:table-cell>
          <table:table-cell table:style-name="ce20" table:number-columns-repeated="20"/>
          <table:table-cell ns41:value-type="float" table:style-name="ce20" office:value="6" office:value-type="float">
            <text:p>6</text:p>
          </table:table-cell>
          <table:table-cell ns41:value-type="float" table:style-name="ce20" office:value="3" office:value-type="float">
            <text:p>3</text:p>
          </table:table-cell>
          <table:table-cell ns41:value-type="float" table:style-name="ce20" office:value="24" office:value-type="float">
            <text:p>24</text:p>
          </table:table-cell>
          <table:table-cell ns41:value-type="float" table:style-name="ce20" office:value="25" office:value-type="float">
            <text:p>25</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ODOORN.</text:p>
          </table:table-cell>
          <table:table-cell ns41:value-type="string" table:style-name="ce16" office:value-type="string">
            <text:p>Totaal</text:p>
          </table:table-cell>
          <table:table-cell table:style-name="Default"/>
          <table:table-cell ns41:value-type="float" table:style-name="ce96" office:value="291" office:value-type="float">
            <text:p>291</text:p>
          </table:table-cell>
          <table:table-cell ns41:value-type="float" table:style-name="ce20" office:value="8" office:value-type="float">
            <text:p>8</text:p>
          </table:table-cell>
          <table:table-cell table:style-name="ce20"/>
          <table:table-cell ns41:value-type="float" table:style-name="ce20" office:value="327" office:value-type="float">
            <text:p>327</text:p>
          </table:table-cell>
          <table:table-cell ns41:value-type="float" table:style-name="ce20" office:value="876" office:value-type="float">
            <text:p>876</text:p>
          </table:table-cell>
          <table:table-cell ns41:value-type="float" table:style-name="ce20" office:value="773" office:value-type="float">
            <text:p>773</text:p>
          </table:table-cell>
          <table:table-cell ns41:value-type="float" table:style-name="ce20" office:value="862" office:value-type="float">
            <text:p>862</text:p>
          </table:table-cell>
          <table:table-cell ns41:value-type="float" table:style-name="ce20" office:value="764" office:value-type="float">
            <text:p>764</text:p>
          </table:table-cell>
          <table:table-cell ns41:value-type="float" table:style-name="ce20" office:value="14" office:value-type="float">
            <text:p>14</text:p>
          </table:table-cell>
          <table:table-cell ns41:value-type="float" table:style-name="ce20" office:value="9" office:value-type="float">
            <text:p>9</text:p>
          </table:table-cell>
          <table:table-cell table:style-name="ce20" table:number-columns-repeated="2"/>
          <table:table-cell ns41:value-type="float" table:style-name="ce20" office:value="2" office:value-type="float">
            <text:p>2</text:p>
          </table:table-cell>
          <table:table-cell table:style-name="ce20"/>
          <table:table-cell ns41:value-type="float" table:style-name="ce20" office:value="584" office:value-type="float">
            <text:p>584</text:p>
          </table:table-cell>
          <table:table-cell ns41:value-type="float" table:style-name="ce20" office:value="486" office:value-type="float">
            <text:p>486</text:p>
          </table:table-cell>
          <table:table-cell ns41:value-type="float" table:style-name="ce20" office:value="249" office:value-type="float">
            <text:p>249</text:p>
          </table:table-cell>
          <table:table-cell ns41:value-type="float" table:style-name="ce20" office:value="247" office:value-type="float">
            <text:p>247</text:p>
          </table:table-cell>
          <table:table-cell ns41:value-type="float" table:style-name="ce20" office:value="43" office:value-type="float">
            <text:p>43</text:p>
          </table:table-cell>
          <table:table-cell ns41:value-type="float" table:style-name="ce20" office:value="40" office:value-type="float">
            <text:p>40</text:p>
          </table:table-cell>
          <table:table-cell ns41:value-type="float" table:style-name="ce20" office:value="516" office:value-type="float">
            <text:p>516</text:p>
          </table:table-cell>
          <table:table-cell ns41:value-type="float" table:style-name="ce20" office:value="452" office:value-type="float">
            <text:p>452</text:p>
          </table:table-cell>
          <table:table-cell ns41:value-type="float" table:style-name="ce20" office:value="199" office:value-type="float">
            <text:p>199</text:p>
          </table:table-cell>
          <table:table-cell ns41:value-type="float" table:style-name="ce20" office:value="196" office:value-type="float">
            <text:p>196</text:p>
          </table:table-cell>
          <table:table-cell ns41:value-type="float" table:style-name="ce20" office:value="63" office:value-type="float">
            <text:p>63</text:p>
          </table:table-cell>
          <table:table-cell ns41:value-type="float" table:style-name="ce20" office:value="53" office:value-type="float">
            <text:p>53</text:p>
          </table:table-cell>
          <table:table-cell table:style-name="ce20" table:number-columns-repeated="2"/>
          <table:table-cell ns41:value-type="float" table:style-name="ce20" office:value="98" office:value-type="float">
            <text:p>98</text:p>
          </table:table-cell>
          <table:table-cell ns41:value-type="float" table:style-name="ce20" office:value="71" office:value-type="float">
            <text:p>71</text:p>
          </table:table-cell>
          <table:table-cell table:style-name="ce20"/>
          <table:table-cell ns41:value-type="float" table:style-name="ce20" office:value="1" office:value-type="float">
            <text:p>1</text:p>
          </table:table-cell>
          <table:table-cell table:style-name="ce20" table:number-columns-repeated="4"/>
          <table:table-cell ns41:value-type="float" table:style-name="ce20" office:value="696" office:value-type="float">
            <text:p>696</text:p>
          </table:table-cell>
          <table:table-cell ns41:value-type="float" table:style-name="ce20" office:value="602" office:value-type="float">
            <text:p>602</text:p>
          </table:table-cell>
          <table:table-cell table:style-name="ce20" table:number-columns-repeated="8"/>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10"/>
          <table:table-cell ns41:value-type="float" table:style-name="ce20" office:value="31" office:value-type="float">
            <text:p>31</text:p>
          </table:table-cell>
          <table:table-cell ns41:value-type="float" table:style-name="ce20" office:value="25" office:value-type="float">
            <text:p>25</text:p>
          </table:table-cell>
          <table:table-cell ns41:value-type="float" table:style-name="ce20" office:value="147" office:value-type="float">
            <text:p>147</text:p>
          </table:table-cell>
          <table:table-cell ns41:value-type="float" table:style-name="ce20" office:value="145" office:value-type="float">
            <text:p>145</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OOSTERHESSELEN.</text:p>
          </table:table-cell>
          <table:table-cell ns41:value-type="string" table:style-name="ce16" office:value-type="string">
            <text:p>Dorp</text:p>
          </table:table-cell>
          <table:table-cell table:style-name="Default"/>
          <table:table-cell ns41:value-type="float" table:style-name="ce96" office:value="32" office:value-type="float">
            <text:p>32</text:p>
          </table:table-cell>
          <table:table-cell ns41:value-type="float" table:style-name="ce20" office:value="5" office:value-type="float">
            <text:p>5</text:p>
          </table:table-cell>
          <table:table-cell table:style-name="ce20"/>
          <table:table-cell ns41:value-type="float" table:style-name="ce20" office:value="38" office:value-type="float">
            <text:p>38</text:p>
          </table:table-cell>
          <table:table-cell ns41:value-type="float" table:style-name="ce20" office:value="119" office:value-type="float">
            <text:p>119</text:p>
          </table:table-cell>
          <table:table-cell ns41:value-type="float" table:style-name="ce20" office:value="100" office:value-type="float">
            <text:p>100</text:p>
          </table:table-cell>
          <table:table-cell ns41:value-type="float" table:style-name="ce20" office:value="113" office:value-type="float">
            <text:p>113</text:p>
          </table:table-cell>
          <table:table-cell ns41:value-type="float" table:style-name="ce20" office:value="94" office:value-type="float">
            <text:p>94</text:p>
          </table:table-cell>
          <table:table-cell ns41:value-type="float" office:value="6" table:style-name="ce20" table:number-columns-repeated="2" office:value-type="float">
            <text:p>6</text:p>
          </table:table-cell>
          <table:table-cell table:style-name="ce20" table:number-columns-repeated="2"/>
          <table:table-cell ns41:value-type="float" table:style-name="ce20" office:value="1" office:value-type="float">
            <text:p>1</text:p>
          </table:table-cell>
          <table:table-cell ns41:value-type="float" table:style-name="ce20" office:value="2" office:value-type="float">
            <text:p>2</text:p>
          </table:table-cell>
          <table:table-cell ns41:value-type="float" table:style-name="ce20" office:value="85" office:value-type="float">
            <text:p>85</text:p>
          </table:table-cell>
          <table:table-cell ns41:value-type="float" table:style-name="ce20" office:value="68" office:value-type="float">
            <text:p>68</text:p>
          </table:table-cell>
          <table:table-cell ns41:value-type="float" table:style-name="ce20" office:value="28" office:value-type="float">
            <text:p>28</text:p>
          </table:table-cell>
          <table:table-cell ns41:value-type="float" table:style-name="ce20" office:value="29" office:value-type="float">
            <text:p>29</text:p>
          </table:table-cell>
          <table:table-cell ns41:value-type="float" table:style-name="ce20" office:value="6" office:value-type="float">
            <text:p>6</text:p>
          </table:table-cell>
          <table:table-cell ns41:value-type="float" table:style-name="ce20" office:value="3" office:value-type="float">
            <text:p>3</text:p>
          </table:table-cell>
          <table:table-cell ns41:value-type="float" table:style-name="ce20" office:value="75" office:value-type="float">
            <text:p>75</text:p>
          </table:table-cell>
          <table:table-cell ns41:value-type="float" table:style-name="ce20" office:value="58" office:value-type="float">
            <text:p>58</text:p>
          </table:table-cell>
          <table:table-cell ns41:value-type="float" table:style-name="ce20" office:value="37" office:value-type="float">
            <text:p>37</text:p>
          </table:table-cell>
          <table:table-cell ns41:value-type="float" table:style-name="ce20" office:value="39" office:value-type="float">
            <text:p>39</text:p>
          </table:table-cell>
          <table:table-cell ns41:value-type="float" table:style-name="ce20" office:value="4" office:value-type="float">
            <text:p>4</text:p>
          </table:table-cell>
          <table:table-cell table:style-name="ce20" table:number-columns-repeated="3"/>
          <table:table-cell ns41:value-type="float" table:style-name="ce20" office:value="3" office:value-type="float">
            <text:p>3</text:p>
          </table:table-cell>
          <table:table-cell ns41:value-type="float" table:style-name="ce20" office:value="2" office:value-type="float">
            <text:p>2</text:p>
          </table:table-cell>
          <table:table-cell table:style-name="ce20"/>
          <table:table-cell ns41:value-type="float" table:style-name="ce20" office:value="1" office:value-type="float">
            <text:p>1</text:p>
          </table:table-cell>
          <table:table-cell table:style-name="ce20" table:number-columns-repeated="4"/>
          <table:table-cell ns41:value-type="float" table:style-name="ce20" office:value="119" office:value-type="float">
            <text:p>119</text:p>
          </table:table-cell>
          <table:table-cell ns41:value-type="float" table:style-name="ce20" office:value="99" office:value-type="float">
            <text:p>99</text:p>
          </table:table-cell>
          <table:table-cell table:style-name="ce20" table:number-columns-repeated="21"/>
          <table:table-cell ns41:value-type="float" table:style-name="ce20" office:value="1" office:value-type="float">
            <text:p>1</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OOSTERHESSELEN.</text:p>
          </table:table-cell>
          <table:table-cell ns41:value-type="string" table:style-name="ce16" office:value-type="string">
            <text:p>Heerlijkheid Klenke</text:p>
          </table:table-cell>
          <table:table-cell table:style-name="Default"/>
          <table:table-cell ns41:value-type="float" table:style-name="ce96" office:value="5" office:value-type="float">
            <text:p>5</text:p>
          </table:table-cell>
          <table:table-cell ns41:value-type="float" table:style-name="ce20" office:value="1" office:value-type="float">
            <text:p>1</text:p>
          </table:table-cell>
          <table:table-cell table:style-name="ce20"/>
          <table:table-cell ns41:value-type="float" table:style-name="ce20" office:value="5" office:value-type="float">
            <text:p>5</text:p>
          </table:table-cell>
          <table:table-cell ns41:value-type="float" table:style-name="ce20" office:value="18" office:value-type="float">
            <text:p>18</text:p>
          </table:table-cell>
          <table:table-cell ns41:value-type="float" table:style-name="ce20" office:value="12" office:value-type="float">
            <text:p>12</text:p>
          </table:table-cell>
          <table:table-cell ns41:value-type="float" table:style-name="ce20" office:value="16" office:value-type="float">
            <text:p>16</text:p>
          </table:table-cell>
          <table:table-cell ns41:value-type="float" table:style-name="ce20" office:value="12" office:value-type="float">
            <text:p>12</text:p>
          </table:table-cell>
          <table:table-cell ns41:value-type="float" table:style-name="ce20" office:value="2" office:value-type="float">
            <text:p>2</text:p>
          </table:table-cell>
          <table:table-cell table:style-name="ce20" table:number-columns-repeated="5"/>
          <table:table-cell ns41:value-type="float" table:style-name="ce20" office:value="14" office:value-type="float">
            <text:p>14</text:p>
          </table:table-cell>
          <table:table-cell ns41:value-type="float" table:style-name="ce20" office:value="7" office:value-type="float">
            <text:p>7</text:p>
          </table:table-cell>
          <table:table-cell ns41:value-type="float" office:value="3" table:style-name="ce20" table:number-columns-repeated="2" office:value-type="float">
            <text:p>3</text:p>
          </table:table-cell>
          <table:table-cell ns41:value-type="float" table:style-name="ce20" office:value="1" office:value-type="float">
            <text:p>1</text:p>
          </table:table-cell>
          <table:table-cell ns41:value-type="float" table:style-name="ce20" office:value="2" office:value-type="float">
            <text:p>2</text:p>
          </table:table-cell>
          <table:table-cell ns41:value-type="float" table:style-name="ce20" office:value="9" office:value-type="float">
            <text:p>9</text:p>
          </table:table-cell>
          <table:table-cell ns41:value-type="float" table:style-name="ce20" office:value="5" office:value-type="float">
            <text:p>5</text:p>
          </table:table-cell>
          <table:table-cell ns41:value-type="float" table:style-name="ce20" office:value="9" office:value-type="float">
            <text:p>9</text:p>
          </table:table-cell>
          <table:table-cell ns41:value-type="float" table:style-name="ce20" office:value="6" office:value-type="float">
            <text:p>6</text:p>
          </table:table-cell>
          <table:table-cell table:style-name="ce20"/>
          <table:table-cell ns41:value-type="float" table:style-name="ce20" office:value="1" office:value-type="float">
            <text:p>1</text:p>
          </table:table-cell>
          <table:table-cell table:style-name="ce20" table:number-columns-repeated="10"/>
          <table:table-cell ns41:value-type="float" table:style-name="ce20" office:value="18" office:value-type="float">
            <text:p>18</text:p>
          </table:table-cell>
          <table:table-cell ns41:value-type="float" table:style-name="ce20" office:value="12" office:value-type="float">
            <text:p>12</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OOSTERHESSELEN.</text:p>
          </table:table-cell>
          <table:table-cell ns41:value-type="string" table:style-name="ce16" office:value-type="string">
            <text:p>Buurtschap Gees</text:p>
          </table:table-cell>
          <table:table-cell table:style-name="Default"/>
          <table:table-cell ns41:value-type="float" table:style-name="ce96" office:value="72" office:value-type="float">
            <text:p>72</text:p>
          </table:table-cell>
          <table:table-cell ns41:value-type="float" table:style-name="ce20" office:value="3" office:value-type="float">
            <text:p>3</text:p>
          </table:table-cell>
          <table:table-cell table:style-name="ce20"/>
          <table:table-cell ns41:value-type="float" table:style-name="ce20" office:value="105" office:value-type="float">
            <text:p>105</text:p>
          </table:table-cell>
          <table:table-cell ns41:value-type="float" table:style-name="ce20" office:value="266" office:value-type="float">
            <text:p>266</text:p>
          </table:table-cell>
          <table:table-cell ns41:value-type="float" table:style-name="ce20" office:value="239" office:value-type="float">
            <text:p>239</text:p>
          </table:table-cell>
          <table:table-cell ns41:value-type="float" table:style-name="ce20" office:value="253" office:value-type="float">
            <text:p>253</text:p>
          </table:table-cell>
          <table:table-cell ns41:value-type="float" table:style-name="ce20" office:value="231" office:value-type="float">
            <text:p>231</text:p>
          </table:table-cell>
          <table:table-cell ns41:value-type="float" table:style-name="ce20" office:value="11" office:value-type="float">
            <text:p>11</text:p>
          </table:table-cell>
          <table:table-cell ns41:value-type="float" table:style-name="ce20" office:value="6" office:value-type="float">
            <text:p>6</text:p>
          </table:table-cell>
          <table:table-cell ns41:value-type="float" office:value="2" table:style-name="ce20" table:number-columns-repeated="2" office:value-type="float">
            <text:p>2</text:p>
          </table:table-cell>
          <table:table-cell ns41:value-type="float" table:style-name="ce20" office:value="6" office:value-type="float">
            <text:p>6</text:p>
          </table:table-cell>
          <table:table-cell ns41:value-type="float" table:style-name="ce20" office:value="3" office:value-type="float">
            <text:p>3</text:p>
          </table:table-cell>
          <table:table-cell ns41:value-type="float" table:style-name="ce20" office:value="167" office:value-type="float">
            <text:p>167</text:p>
          </table:table-cell>
          <table:table-cell ns41:value-type="float" table:style-name="ce20" office:value="132" office:value-type="float">
            <text:p>132</text:p>
          </table:table-cell>
          <table:table-cell ns41:value-type="float" table:style-name="ce20" office:value="91" office:value-type="float">
            <text:p>91</text:p>
          </table:table-cell>
          <table:table-cell ns41:value-type="float" table:style-name="ce20" office:value="90" office:value-type="float">
            <text:p>90</text:p>
          </table:table-cell>
          <table:table-cell ns41:value-type="float" table:style-name="ce20" office:value="8" office:value-type="float">
            <text:p>8</text:p>
          </table:table-cell>
          <table:table-cell ns41:value-type="float" table:style-name="ce20" office:value="17" office:value-type="float">
            <text:p>17</text:p>
          </table:table-cell>
          <table:table-cell ns41:value-type="float" table:style-name="ce20" office:value="182" office:value-type="float">
            <text:p>182</text:p>
          </table:table-cell>
          <table:table-cell ns41:value-type="float" table:style-name="ce20" office:value="148" office:value-type="float">
            <text:p>148</text:p>
          </table:table-cell>
          <table:table-cell ns41:value-type="float" table:style-name="ce20" office:value="68" office:value-type="float">
            <text:p>68</text:p>
          </table:table-cell>
          <table:table-cell ns41:value-type="float" table:style-name="ce20" office:value="86" office:value-type="float">
            <text:p>86</text:p>
          </table:table-cell>
          <table:table-cell ns41:value-type="float" table:style-name="ce20" office:value="4" office:value-type="float">
            <text:p>4</text:p>
          </table:table-cell>
          <table:table-cell ns41:value-type="float" table:style-name="ce20" office:value="5" office:value-type="float">
            <text:p>5</text:p>
          </table:table-cell>
          <table:table-cell table:style-name="ce20" table:number-columns-repeated="2"/>
          <table:table-cell ns41:value-type="float" table:style-name="ce20" office:value="12" office:value-type="float">
            <text:p>12</text:p>
          </table:table-cell>
          <table:table-cell table:style-name="ce20" table:number-columns-repeated="7"/>
          <table:table-cell ns41:value-type="float" table:style-name="ce20" office:value="248" office:value-type="float">
            <text:p>248</text:p>
          </table:table-cell>
          <table:table-cell ns41:value-type="float" table:style-name="ce20" office:value="223" office:value-type="float">
            <text:p>223</text:p>
          </table:table-cell>
          <table:table-cell table:style-name="ce20" table:number-columns-repeated="20"/>
          <table:table-cell ns41:value-type="float" table:style-name="ce20" office:value="12" office:value-type="float">
            <text:p>12</text:p>
          </table:table-cell>
          <table:table-cell ns41:value-type="float" table:style-name="ce20" office:value="11" office:value-type="float">
            <text:p>11</text:p>
          </table:table-cell>
          <table:table-cell ns41:value-type="float" office:value="1" table:style-name="ce20" table:number-columns-repeated="2" office:value-type="float">
            <text:p>1</text:p>
          </table:table-cell>
          <table:table-cell table:style-name="ce20" table:number-columns-repeated="6"/>
          <table:table-cell ns41:value-type="float" table:style-name="ce20" office:value="5" office:value-type="float">
            <text:p>5</text:p>
          </table:table-cell>
          <table:table-cell ns41:value-type="float" table:style-name="ce20" office:value="4" office:value-type="float">
            <text:p>4</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OOSTERHESSELEN.</text:p>
          </table:table-cell>
          <table:table-cell ns41:value-type="string" table:style-name="ce16" office:value-type="string">
            <text:p>Buurtschap Zwinderen</text:p>
          </table:table-cell>
          <table:table-cell table:style-name="Default"/>
          <table:table-cell ns41:value-type="float" table:style-name="ce96" office:value="18" office:value-type="float">
            <text:p>18</text:p>
          </table:table-cell>
          <table:table-cell ns41:value-type="float" table:style-name="ce20" office:value="1" office:value-type="float">
            <text:p>1</text:p>
          </table:table-cell>
          <table:table-cell table:style-name="ce20"/>
          <table:table-cell ns41:value-type="float" table:style-name="ce20" office:value="22" office:value-type="float">
            <text:p>22</text:p>
          </table:table-cell>
          <table:table-cell ns41:value-type="float" table:style-name="ce20" office:value="76" office:value-type="float">
            <text:p>76</text:p>
          </table:table-cell>
          <table:table-cell ns41:value-type="float" table:style-name="ce20" office:value="55" office:value-type="float">
            <text:p>55</text:p>
          </table:table-cell>
          <table:table-cell ns41:value-type="float" table:style-name="ce20" office:value="68" office:value-type="float">
            <text:p>68</text:p>
          </table:table-cell>
          <table:table-cell ns41:value-type="float" table:style-name="ce20" office:value="52" office:value-type="float">
            <text:p>52</text:p>
          </table:table-cell>
          <table:table-cell ns41:value-type="float" table:style-name="ce20" office:value="8" office:value-type="float">
            <text:p>8</text:p>
          </table:table-cell>
          <table:table-cell ns41:value-type="float" table:style-name="ce20" office:value="3" office:value-type="float">
            <text:p>3</text:p>
          </table:table-cell>
          <table:table-cell table:style-name="ce20" table:number-columns-repeated="3"/>
          <table:table-cell ns41:value-type="float" table:style-name="ce20" office:value="1" office:value-type="float">
            <text:p>1</text:p>
          </table:table-cell>
          <table:table-cell ns41:value-type="float" table:style-name="ce20" office:value="54" office:value-type="float">
            <text:p>54</text:p>
          </table:table-cell>
          <table:table-cell ns41:value-type="float" table:style-name="ce20" office:value="37" office:value-type="float">
            <text:p>37</text:p>
          </table:table-cell>
          <table:table-cell ns41:value-type="float" table:style-name="ce20" office:value="19" office:value-type="float">
            <text:p>19</text:p>
          </table:table-cell>
          <table:table-cell ns41:value-type="float" table:style-name="ce20" office:value="18" office:value-type="float">
            <text:p>18</text:p>
          </table:table-cell>
          <table:table-cell ns41:value-type="float" table:style-name="ce20" office:value="3" office:value-type="float">
            <text:p>3</text:p>
          </table:table-cell>
          <table:table-cell table:style-name="ce20"/>
          <table:table-cell ns41:value-type="float" table:style-name="ce20" office:value="53" office:value-type="float">
            <text:p>53</text:p>
          </table:table-cell>
          <table:table-cell ns41:value-type="float" table:style-name="ce20" office:value="41" office:value-type="float">
            <text:p>41</text:p>
          </table:table-cell>
          <table:table-cell ns41:value-type="float" table:style-name="ce20" office:value="19" office:value-type="float">
            <text:p>19</text:p>
          </table:table-cell>
          <table:table-cell ns41:value-type="float" table:style-name="ce20" office:value="14" office:value-type="float">
            <text:p>14</text:p>
          </table:table-cell>
          <table:table-cell ns41:value-type="float" table:style-name="ce20" office:value="4" office:value-type="float">
            <text:p>4</text:p>
          </table:table-cell>
          <table:table-cell table:style-name="ce20" table:number-columns-repeated="11"/>
          <table:table-cell ns41:value-type="float" table:style-name="ce20" office:value="65" office:value-type="float">
            <text:p>65</text:p>
          </table:table-cell>
          <table:table-cell ns41:value-type="float" table:style-name="ce20" office:value="51" office:value-type="float">
            <text:p>51</text:p>
          </table:table-cell>
          <table:table-cell table:style-name="ce20" table:number-columns-repeated="20"/>
          <table:table-cell ns41:value-type="float" table:style-name="ce20" office:value="11" office:value-type="float">
            <text:p>11</text:p>
          </table:table-cell>
          <table:table-cell ns41:value-type="float" table:style-name="ce20" office:value="4" office:value-type="float">
            <text:p>4</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OOSTERHESSELEN.</text:p>
          </table:table-cell>
          <table:table-cell ns41:value-type="string" table:style-name="ce16" office:value-type="string">
            <text:p>Totaal</text:p>
          </table:table-cell>
          <table:table-cell table:style-name="Default"/>
          <table:table-cell ns41:value-type="float" table:style-name="ce96" office:value="127" office:value-type="float">
            <text:p>127</text:p>
          </table:table-cell>
          <table:table-cell ns41:value-type="float" table:style-name="ce20" office:value="10" office:value-type="float">
            <text:p>10</text:p>
          </table:table-cell>
          <table:table-cell table:style-name="ce20"/>
          <table:table-cell ns41:value-type="float" table:style-name="ce20" office:value="170" office:value-type="float">
            <text:p>170</text:p>
          </table:table-cell>
          <table:table-cell ns41:value-type="float" table:style-name="ce20" office:value="479" office:value-type="float">
            <text:p>479</text:p>
          </table:table-cell>
          <table:table-cell ns41:value-type="float" table:style-name="ce20" office:value="406" office:value-type="float">
            <text:p>406</text:p>
          </table:table-cell>
          <table:table-cell ns41:value-type="float" table:style-name="ce20" office:value="450" office:value-type="float">
            <text:p>450</text:p>
          </table:table-cell>
          <table:table-cell ns41:value-type="float" table:style-name="ce20" office:value="389" office:value-type="float">
            <text:p>389</text:p>
          </table:table-cell>
          <table:table-cell ns41:value-type="float" table:style-name="ce20" office:value="27" office:value-type="float">
            <text:p>27</text:p>
          </table:table-cell>
          <table:table-cell ns41:value-type="float" table:style-name="ce20" office:value="15" office:value-type="float">
            <text:p>15</text:p>
          </table:table-cell>
          <table:table-cell ns41:value-type="float" office:value="2" table:style-name="ce20" table:number-columns-repeated="2" office:value-type="float">
            <text:p>2</text:p>
          </table:table-cell>
          <table:table-cell ns41:value-type="float" table:style-name="ce20" office:value="7" office:value-type="float">
            <text:p>7</text:p>
          </table:table-cell>
          <table:table-cell ns41:value-type="float" table:style-name="ce20" office:value="6" office:value-type="float">
            <text:p>6</text:p>
          </table:table-cell>
          <table:table-cell ns41:value-type="float" table:style-name="ce20" office:value="320" office:value-type="float">
            <text:p>320</text:p>
          </table:table-cell>
          <table:table-cell ns41:value-type="float" table:style-name="ce20" office:value="244" office:value-type="float">
            <text:p>244</text:p>
          </table:table-cell>
          <table:table-cell ns41:value-type="float" table:style-name="ce20" office:value="141" office:value-type="float">
            <text:p>141</text:p>
          </table:table-cell>
          <table:table-cell ns41:value-type="float" table:style-name="ce20" office:value="140" office:value-type="float">
            <text:p>140</text:p>
          </table:table-cell>
          <table:table-cell ns41:value-type="float" table:style-name="ce20" office:value="18" office:value-type="float">
            <text:p>18</text:p>
          </table:table-cell>
          <table:table-cell ns41:value-type="float" table:style-name="ce20" office:value="22" office:value-type="float">
            <text:p>22</text:p>
          </table:table-cell>
          <table:table-cell ns41:value-type="float" table:style-name="ce20" office:value="319" office:value-type="float">
            <text:p>319</text:p>
          </table:table-cell>
          <table:table-cell ns41:value-type="float" table:style-name="ce20" office:value="252" office:value-type="float">
            <text:p>252</text:p>
          </table:table-cell>
          <table:table-cell ns41:value-type="float" table:style-name="ce20" office:value="133" office:value-type="float">
            <text:p>133</text:p>
          </table:table-cell>
          <table:table-cell ns41:value-type="float" table:style-name="ce20" office:value="145" office:value-type="float">
            <text:p>145</text:p>
          </table:table-cell>
          <table:table-cell ns41:value-type="float" table:style-name="ce20" office:value="12" office:value-type="float">
            <text:p>12</text:p>
          </table:table-cell>
          <table:table-cell ns41:value-type="float" table:style-name="ce20" office:value="6" office:value-type="float">
            <text:p>6</text:p>
          </table:table-cell>
          <table:table-cell table:style-name="ce20" table:number-columns-repeated="2"/>
          <table:table-cell ns41:value-type="float" table:style-name="ce20" office:value="15" office:value-type="float">
            <text:p>15</text:p>
          </table:table-cell>
          <table:table-cell ns41:value-type="float" table:style-name="ce20" office:value="2" office:value-type="float">
            <text:p>2</text:p>
          </table:table-cell>
          <table:table-cell table:style-name="ce20"/>
          <table:table-cell ns41:value-type="float" table:style-name="ce20" office:value="1" office:value-type="float">
            <text:p>1</text:p>
          </table:table-cell>
          <table:table-cell table:style-name="ce20" table:number-columns-repeated="4"/>
          <table:table-cell ns41:value-type="float" table:style-name="ce20" office:value="450" office:value-type="float">
            <text:p>450</text:p>
          </table:table-cell>
          <table:table-cell ns41:value-type="float" table:style-name="ce20" office:value="385" office:value-type="float">
            <text:p>385</text:p>
          </table:table-cell>
          <table:table-cell table:style-name="ce20" table:number-columns-repeated="20"/>
          <table:table-cell ns41:value-type="float" table:style-name="ce20" office:value="23" office:value-type="float">
            <text:p>23</text:p>
          </table:table-cell>
          <table:table-cell ns41:value-type="float" table:style-name="ce20" office:value="16" office:value-type="float">
            <text:p>16</text:p>
          </table:table-cell>
          <table:table-cell ns41:value-type="float" office:value="1" table:style-name="ce20" table:number-columns-repeated="2" office:value-type="float">
            <text:p>1</text:p>
          </table:table-cell>
          <table:table-cell table:style-name="ce20" table:number-columns-repeated="6"/>
          <table:table-cell ns41:value-type="float" table:style-name="ce20" office:value="5" office:value-type="float">
            <text:p>5</text:p>
          </table:table-cell>
          <table:table-cell ns41:value-type="float" table:style-name="ce20" office:value="4" office:value-type="float">
            <text:p>4</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PEIZE.</text:p>
          </table:table-cell>
          <table:table-cell ns41:value-type="string" table:style-name="ce16" office:value-type="string">
            <text:p>Dorp</text:p>
          </table:table-cell>
          <table:table-cell table:style-name="Default"/>
          <table:table-cell ns41:value-type="float" table:style-name="ce96" office:value="190" office:value-type="float">
            <text:p>190</text:p>
          </table:table-cell>
          <table:table-cell ns41:value-type="float" table:style-name="ce20" office:value="6" office:value-type="float">
            <text:p>6</text:p>
          </table:table-cell>
          <table:table-cell table:style-name="ce20"/>
          <table:table-cell ns41:value-type="float" table:style-name="ce20" office:value="233" office:value-type="float">
            <text:p>233</text:p>
          </table:table-cell>
          <table:table-cell ns41:value-type="float" table:style-name="ce20" office:value="543" office:value-type="float">
            <text:p>543</text:p>
          </table:table-cell>
          <table:table-cell ns41:value-type="float" table:style-name="ce20" office:value="525" office:value-type="float">
            <text:p>525</text:p>
          </table:table-cell>
          <table:table-cell ns41:value-type="float" table:style-name="ce20" office:value="541" office:value-type="float">
            <text:p>541</text:p>
          </table:table-cell>
          <table:table-cell ns41:value-type="float" table:style-name="ce20" office:value="524" office:value-type="float">
            <text:p>524</text:p>
          </table:table-cell>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3"/>
          <table:table-cell ns41:value-type="float" table:style-name="ce20" office:value="1" office:value-type="float">
            <text:p>1</text:p>
          </table:table-cell>
          <table:table-cell ns41:value-type="float" table:style-name="ce20" office:value="335" office:value-type="float">
            <text:p>335</text:p>
          </table:table-cell>
          <table:table-cell ns41:value-type="float" table:style-name="ce20" office:value="310" office:value-type="float">
            <text:p>310</text:p>
          </table:table-cell>
          <table:table-cell ns41:value-type="float" table:style-name="ce20" office:value="175" office:value-type="float">
            <text:p>175</text:p>
          </table:table-cell>
          <table:table-cell ns41:value-type="float" table:style-name="ce20" office:value="174" office:value-type="float">
            <text:p>174</text:p>
          </table:table-cell>
          <table:table-cell ns41:value-type="float" table:style-name="ce20" office:value="33" office:value-type="float">
            <text:p>33</text:p>
          </table:table-cell>
          <table:table-cell ns41:value-type="float" table:style-name="ce20" office:value="41" office:value-type="float">
            <text:p>41</text:p>
          </table:table-cell>
          <table:table-cell ns41:value-type="float" table:style-name="ce20" office:value="422" office:value-type="float">
            <text:p>422</text:p>
          </table:table-cell>
          <table:table-cell ns41:value-type="float" table:style-name="ce20" office:value="398" office:value-type="float">
            <text:p>398</text:p>
          </table:table-cell>
          <table:table-cell ns41:value-type="float" table:style-name="ce20" office:value="59" office:value-type="float">
            <text:p>59</text:p>
          </table:table-cell>
          <table:table-cell ns41:value-type="float" table:style-name="ce20" office:value="70" office:value-type="float">
            <text:p>70</text:p>
          </table:table-cell>
          <table:table-cell ns41:value-type="float" table:style-name="ce20" office:value="51" office:value-type="float">
            <text:p>51</text:p>
          </table:table-cell>
          <table:table-cell ns41:value-type="float" table:style-name="ce20" office:value="57" office:value-type="float">
            <text:p>57</text:p>
          </table:table-cell>
          <table:table-cell table:style-name="ce20" table:number-columns-repeated="2"/>
          <table:table-cell ns41:value-type="float" table:style-name="ce20" office:value="10" office:value-type="float">
            <text:p>10</text:p>
          </table:table-cell>
          <table:table-cell table:style-name="ce20" table:number-columns-repeated="5"/>
          <table:table-cell ns41:value-type="float" table:style-name="ce20" office:value="1" office:value-type="float">
            <text:p>1</text:p>
          </table:table-cell>
          <table:table-cell table:style-name="ce20"/>
          <table:table-cell ns41:value-type="float" table:style-name="ce20" office:value="526" office:value-type="float">
            <text:p>526</text:p>
          </table:table-cell>
          <table:table-cell ns41:value-type="float" table:style-name="ce20" office:value="511" office:value-type="float">
            <text:p>511</text:p>
          </table:table-cell>
          <table:table-cell table:style-name="ce20" table:number-columns-repeated="8"/>
          <table:table-cell ns41:value-type="float" table:style-name="ce20" office:value="2" office:value-type="float">
            <text:p>2</text:p>
          </table:table-cell>
          <table:table-cell table:style-name="ce20" table:number-columns-repeated="3"/>
          <table:table-cell ns41:value-type="float" table:style-name="ce20" office:value="1" office:value-type="float">
            <text:p>1</text:p>
          </table:table-cell>
          <table:table-cell table:style-name="ce20" table:number-columns-repeated="7"/>
          <table:table-cell ns41:value-type="float" table:style-name="ce20" office:value="11" office:value-type="float">
            <text:p>11</text:p>
          </table:table-cell>
          <table:table-cell ns41:value-type="float" table:style-name="ce20" office:value="9" office:value-type="float">
            <text:p>9</text:p>
          </table:table-cell>
          <table:table-cell ns41:value-type="float" table:style-name="ce20" office:value="3" office:value-type="float">
            <text:p>3</text:p>
          </table:table-cell>
          <table:table-cell ns41:value-type="float" table:style-name="ce20" office:value="5" office:value-type="float">
            <text:p>5</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PEIZE.</text:p>
          </table:table-cell>
          <table:table-cell ns41:value-type="string" table:style-name="ce16" office:value-type="string">
            <text:p>Dorp Diaconie-huizen</text:p>
          </table:table-cell>
          <table:table-cell table:style-name="Default"/>
          <table:table-cell ns41:value-type="float" table:style-name="ce96" office:value="2" office:value-type="float">
            <text:p>2</text:p>
          </table:table-cell>
          <table:table-cell table:style-name="ce20" table:number-columns-repeated="2"/>
          <table:table-cell ns41:value-type="float" table:style-name="ce20" office:value="10" office:value-type="float">
            <text:p>10</text:p>
          </table:table-cell>
          <table:table-cell ns41:value-type="float" table:style-name="ce20" office:value="24" office:value-type="float">
            <text:p>24</text:p>
          </table:table-cell>
          <table:table-cell ns41:value-type="float" table:style-name="ce20" office:value="25" office:value-type="float">
            <text:p>25</text:p>
          </table:table-cell>
          <table:table-cell ns41:value-type="float" table:style-name="ce20" office:value="24" office:value-type="float">
            <text:p>24</text:p>
          </table:table-cell>
          <table:table-cell ns41:value-type="float" table:style-name="ce20" office:value="25" office:value-type="float">
            <text:p>25</text:p>
          </table:table-cell>
          <table:table-cell table:style-name="ce20" table:number-columns-repeated="6"/>
          <table:table-cell ns41:value-type="float" table:style-name="ce20" office:value="16" office:value-type="float">
            <text:p>16</text:p>
          </table:table-cell>
          <table:table-cell ns41:value-type="float" table:style-name="ce20" office:value="15" office:value-type="float">
            <text:p>15</text:p>
          </table:table-cell>
          <table:table-cell ns41:value-type="float" office:value="6" table:style-name="ce20" table:number-columns-repeated="2" office:value-type="float">
            <text:p>6</text:p>
          </table:table-cell>
          <table:table-cell ns41:value-type="float" table:style-name="ce20" office:value="2" office:value-type="float">
            <text:p>2</text:p>
          </table:table-cell>
          <table:table-cell ns41:value-type="float" table:style-name="ce20" office:value="4" office:value-type="float">
            <text:p>4</text:p>
          </table:table-cell>
          <table:table-cell ns41:value-type="float" table:style-name="ce20" office:value="19" office:value-type="float">
            <text:p>19</text:p>
          </table:table-cell>
          <table:table-cell ns41:value-type="float" table:style-name="ce20" office:value="20" office:value-type="float">
            <text:p>20</text:p>
          </table:table-cell>
          <table:table-cell ns41:value-type="float" table:style-name="ce20" office:value="3" office:value-type="float">
            <text:p>3</text:p>
          </table:table-cell>
          <table:table-cell ns41:value-type="float" office:value="2" table:style-name="ce20" table:number-columns-repeated="2" office:value-type="float">
            <text:p>2</text:p>
          </table:table-cell>
          <table:table-cell ns41:value-type="float" table:style-name="ce20" office:value="3" office:value-type="float">
            <text:p>3</text:p>
          </table:table-cell>
          <table:table-cell table:style-name="ce20" table:number-columns-repeated="10"/>
          <table:table-cell ns41:value-type="float" table:style-name="ce20" office:value="23" office:value-type="float">
            <text:p>23</text:p>
          </table:table-cell>
          <table:table-cell ns41:value-type="float" table:style-name="ce20" office:value="25" office:value-type="float">
            <text:p>25</text:p>
          </table:table-cell>
          <table:table-cell table:style-name="ce20" table:number-columns-repeated="22"/>
          <table:table-cell ns41:value-type="float" table:style-name="ce20" office:value="1" office:value-type="float">
            <text:p>1</text:p>
          </table:table-cell>
          <table:table-cell table:style-name="ce20" table:number-columns-repeated="12"/>
          <table:table-cell table:style-name="ce97"/>
          <table:table-cell table:style-name="ce77" table:number-columns-repeated="4"/>
          <table:table-cell table:number-columns-repeated="943"/>
        </table:table-row>
        <table:table-row table:style-name="ro5">
          <table:table-cell ns41:value-type="string" table:style-name="ce8" office:value-type="string">
            <text:p>PEIZE.</text:p>
          </table:table-cell>
          <table:table-cell ns41:value-type="string" table:style-name="ce16" office:value-type="string">
            <text:p>Dorp Schepen</text:p>
          </table:table-cell>
          <table:table-cell table:style-name="Default"/>
          <table:table-cell table:style-name="ce96"/>
          <table:table-cell table:style-name="ce20"/>
          <table:table-cell ns41:value-type="float" office:value="1" table:style-name="ce20" table:number-columns-repeated="4" office:value-type="float">
            <text:p>1</text:p>
          </table:table-cell>
          <table:table-cell table:style-name="ce20" table:number-columns-repeated="4"/>
          <table:table-cell ns41:value-type="float" office:value="1" table:style-name="ce20" table:number-columns-repeated="2" office:value-type="float">
            <text:p>1</text:p>
          </table:table-cell>
          <table:table-cell table:style-name="ce20" table:number-columns-repeated="4"/>
          <table:table-cell ns41:value-type="float" office:value="1" table:style-name="ce20" table:number-columns-repeated="2" office:value-type="float">
            <text:p>1</text:p>
          </table:table-cell>
          <table:table-cell table:style-name="ce20" table:number-columns-repeated="6"/>
          <table:table-cell ns41:value-type="float" office:value="1" table:style-name="ce20" table:number-columns-repeated="2" office:value-type="float">
            <text:p>1</text:p>
          </table:table-cell>
          <table:table-cell table:style-name="ce20" table:number-columns-repeated="10"/>
          <table:table-cell ns41:value-type="float" office:value="1" table:style-name="ce20" table:number-columns-repeated="2" office:value-type="float">
            <text:p>1</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PEIZE.</text:p>
          </table:table-cell>
          <table:table-cell ns41:value-type="string" table:style-name="ce16" office:value-type="string">
            <text:p>Peizerhorst</text:p>
          </table:table-cell>
          <table:table-cell table:style-name="Default"/>
          <table:table-cell ns41:value-type="float" table:style-name="ce96" office:value="8" office:value-type="float">
            <text:p>8</text:p>
          </table:table-cell>
          <table:table-cell table:style-name="ce20" table:number-columns-repeated="2"/>
          <table:table-cell ns41:value-type="float" table:style-name="ce20" office:value="12" office:value-type="float">
            <text:p>12</text:p>
          </table:table-cell>
          <table:table-cell ns41:value-type="float" table:style-name="ce20" office:value="37" office:value-type="float">
            <text:p>37</text:p>
          </table:table-cell>
          <table:table-cell ns41:value-type="float" table:style-name="ce20" office:value="27" office:value-type="float">
            <text:p>27</text:p>
          </table:table-cell>
          <table:table-cell ns41:value-type="float" table:style-name="ce20" office:value="37" office:value-type="float">
            <text:p>37</text:p>
          </table:table-cell>
          <table:table-cell ns41:value-type="float" table:style-name="ce20" office:value="27" office:value-type="float">
            <text:p>27</text:p>
          </table:table-cell>
          <table:table-cell table:style-name="ce20" table:number-columns-repeated="5"/>
          <table:table-cell ns41:value-type="float" table:style-name="ce20" office:value="1" office:value-type="float">
            <text:p>1</text:p>
          </table:table-cell>
          <table:table-cell ns41:value-type="float" table:style-name="ce20" office:value="24" office:value-type="float">
            <text:p>24</text:p>
          </table:table-cell>
          <table:table-cell ns41:value-type="float" table:style-name="ce20" office:value="16" office:value-type="float">
            <text:p>16</text:p>
          </table:table-cell>
          <table:table-cell ns41:value-type="float" table:style-name="ce20" office:value="11" office:value-type="float">
            <text:p>11</text:p>
          </table:table-cell>
          <table:table-cell ns41:value-type="float" table:style-name="ce20" office:value="10" office:value-type="float">
            <text:p>10</text:p>
          </table:table-cell>
          <table:table-cell ns41:value-type="float" table:style-name="ce20" office:value="2" office:value-type="float">
            <text:p>2</text:p>
          </table:table-cell>
          <table:table-cell ns41:value-type="float" table:style-name="ce20" office:value="1" office:value-type="float">
            <text:p>1</text:p>
          </table:table-cell>
          <table:table-cell ns41:value-type="float" table:style-name="ce20" office:value="31" office:value-type="float">
            <text:p>31</text:p>
          </table:table-cell>
          <table:table-cell ns41:value-type="float" table:style-name="ce20" office:value="24" office:value-type="float">
            <text:p>24</text:p>
          </table:table-cell>
          <table:table-cell ns41:value-type="float" table:style-name="ce20" office:value="4" office:value-type="float">
            <text:p>4</text:p>
          </table:table-cell>
          <table:table-cell ns41:value-type="float" table:style-name="ce20" office:value="2" office:value-type="float">
            <text:p>2</text:p>
          </table:table-cell>
          <table:table-cell ns41:value-type="float" office:value="1" table:style-name="ce20" table:number-columns-repeated="2" office:value-type="float">
            <text:p>1</text:p>
          </table:table-cell>
          <table:table-cell table:style-name="ce20" table:number-columns-repeated="2"/>
          <table:table-cell ns41:value-type="float" table:style-name="ce20" office:value="1" office:value-type="float">
            <text:p>1</text:p>
          </table:table-cell>
          <table:table-cell table:style-name="ce20" table:number-columns-repeated="7"/>
          <table:table-cell ns41:value-type="float" table:style-name="ce20" office:value="37" office:value-type="float">
            <text:p>37</text:p>
          </table:table-cell>
          <table:table-cell ns41:value-type="float" table:style-name="ce20" office:value="27" office:value-type="float">
            <text:p>27</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PEIZE.</text:p>
          </table:table-cell>
          <table:table-cell ns41:value-type="string" table:style-name="ce16" office:value-type="string">
            <text:p>Peizerwolt</text:p>
          </table:table-cell>
          <table:table-cell table:style-name="Default"/>
          <table:table-cell ns41:value-type="float" table:style-name="ce96" office:value="13" office:value-type="float">
            <text:p>13</text:p>
          </table:table-cell>
          <table:table-cell table:style-name="ce20" table:number-columns-repeated="2"/>
          <table:table-cell ns41:value-type="float" table:style-name="ce20" office:value="16" office:value-type="float">
            <text:p>16</text:p>
          </table:table-cell>
          <table:table-cell ns41:value-type="float" table:style-name="ce20" office:value="45" office:value-type="float">
            <text:p>45</text:p>
          </table:table-cell>
          <table:table-cell ns41:value-type="float" table:style-name="ce20" office:value="41" office:value-type="float">
            <text:p>41</text:p>
          </table:table-cell>
          <table:table-cell ns41:value-type="float" table:style-name="ce20" office:value="45" office:value-type="float">
            <text:p>45</text:p>
          </table:table-cell>
          <table:table-cell ns41:value-type="float" table:style-name="ce20" office:value="41" office:value-type="float">
            <text:p>41</text:p>
          </table:table-cell>
          <table:table-cell table:style-name="ce20" table:number-columns-repeated="6"/>
          <table:table-cell ns41:value-type="float" table:style-name="ce20" office:value="31" office:value-type="float">
            <text:p>31</text:p>
          </table:table-cell>
          <table:table-cell ns41:value-type="float" table:style-name="ce20" office:value="26" office:value-type="float">
            <text:p>26</text:p>
          </table:table-cell>
          <table:table-cell ns41:value-type="float" office:value="12" table:style-name="ce20" table:number-columns-repeated="2" office:value-type="float">
            <text:p>12</text:p>
          </table:table-cell>
          <table:table-cell ns41:value-type="float" table:style-name="ce20" office:value="2" office:value-type="float">
            <text:p>2</text:p>
          </table:table-cell>
          <table:table-cell ns41:value-type="float" table:style-name="ce20" office:value="3" office:value-type="float">
            <text:p>3</text:p>
          </table:table-cell>
          <table:table-cell ns41:value-type="float" table:style-name="ce20" office:value="38" office:value-type="float">
            <text:p>38</text:p>
          </table:table-cell>
          <table:table-cell ns41:value-type="float" table:style-name="ce20" office:value="33" office:value-type="float">
            <text:p>33</text:p>
          </table:table-cell>
          <table:table-cell ns41:value-type="float" table:style-name="ce20" office:value="2" office:value-type="float">
            <text:p>2</text:p>
          </table:table-cell>
          <table:table-cell ns41:value-type="float" table:style-name="ce20" office:value="3" office:value-type="float">
            <text:p>3</text:p>
          </table:table-cell>
          <table:table-cell ns41:value-type="float" office:value="5" table:style-name="ce20" table:number-columns-repeated="2" office:value-type="float">
            <text:p>5</text:p>
          </table:table-cell>
          <table:table-cell table:style-name="ce20" table:number-columns-repeated="10"/>
          <table:table-cell ns41:value-type="float" table:style-name="ce20" office:value="45" office:value-type="float">
            <text:p>45</text:p>
          </table:table-cell>
          <table:table-cell ns41:value-type="float" table:style-name="ce20" office:value="41" office:value-type="float">
            <text:p>41</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PEIZE.</text:p>
          </table:table-cell>
          <table:table-cell ns41:value-type="string" table:style-name="ce16" office:value-type="string">
            <text:p>Totaal</text:p>
          </table:table-cell>
          <table:table-cell table:style-name="Default"/>
          <table:table-cell ns41:value-type="float" table:style-name="ce96" office:value="213" office:value-type="float">
            <text:p>213</text:p>
          </table:table-cell>
          <table:table-cell ns41:value-type="float" table:style-name="ce20" office:value="6" office:value-type="float">
            <text:p>6</text:p>
          </table:table-cell>
          <table:table-cell ns41:value-type="float" table:style-name="ce20" office:value="1" office:value-type="float">
            <text:p>1</text:p>
          </table:table-cell>
          <table:table-cell ns41:value-type="float" table:style-name="ce20" office:value="272" office:value-type="float">
            <text:p>272</text:p>
          </table:table-cell>
          <table:table-cell ns41:value-type="float" table:style-name="ce20" office:value="650" office:value-type="float">
            <text:p>650</text:p>
          </table:table-cell>
          <table:table-cell ns41:value-type="float" table:style-name="ce20" office:value="619" office:value-type="float">
            <text:p>619</text:p>
          </table:table-cell>
          <table:table-cell ns41:value-type="float" table:style-name="ce20" office:value="647" office:value-type="float">
            <text:p>647</text:p>
          </table:table-cell>
          <table:table-cell ns41:value-type="float" table:style-name="ce20" office:value="617" office:value-type="float">
            <text:p>617</text:p>
          </table:table-cell>
          <table:table-cell ns41:value-type="float" table:style-name="ce20" office:value="2" office:value-type="float">
            <text:p>2</text:p>
          </table:table-cell>
          <table:table-cell ns41:value-type="float" office:value="1" table:style-name="ce20" table:number-columns-repeated="3" office:value-type="float">
            <text:p>1</text:p>
          </table:table-cell>
          <table:table-cell table:style-name="ce20"/>
          <table:table-cell ns41:value-type="float" table:style-name="ce20" office:value="2" office:value-type="float">
            <text:p>2</text:p>
          </table:table-cell>
          <table:table-cell ns41:value-type="float" table:style-name="ce20" office:value="406" office:value-type="float">
            <text:p>406</text:p>
          </table:table-cell>
          <table:table-cell ns41:value-type="float" table:style-name="ce20" office:value="367" office:value-type="float">
            <text:p>367</text:p>
          </table:table-cell>
          <table:table-cell ns41:value-type="float" table:style-name="ce20" office:value="205" office:value-type="float">
            <text:p>205</text:p>
          </table:table-cell>
          <table:table-cell ns41:value-type="float" table:style-name="ce20" office:value="203" office:value-type="float">
            <text:p>203</text:p>
          </table:table-cell>
          <table:table-cell ns41:value-type="float" table:style-name="ce20" office:value="39" office:value-type="float">
            <text:p>39</text:p>
          </table:table-cell>
          <table:table-cell ns41:value-type="float" table:style-name="ce20" office:value="49" office:value-type="float">
            <text:p>49</text:p>
          </table:table-cell>
          <table:table-cell ns41:value-type="float" table:style-name="ce20" office:value="510" office:value-type="float">
            <text:p>510</text:p>
          </table:table-cell>
          <table:table-cell ns41:value-type="float" table:style-name="ce20" office:value="475" office:value-type="float">
            <text:p>475</text:p>
          </table:table-cell>
          <table:table-cell ns41:value-type="float" table:style-name="ce20" office:value="68" office:value-type="float">
            <text:p>68</text:p>
          </table:table-cell>
          <table:table-cell ns41:value-type="float" table:style-name="ce20" office:value="77" office:value-type="float">
            <text:p>77</text:p>
          </table:table-cell>
          <table:table-cell ns41:value-type="float" table:style-name="ce20" office:value="60" office:value-type="float">
            <text:p>60</text:p>
          </table:table-cell>
          <table:table-cell ns41:value-type="float" table:style-name="ce20" office:value="67" office:value-type="float">
            <text:p>67</text:p>
          </table:table-cell>
          <table:table-cell table:style-name="ce20" table:number-columns-repeated="2"/>
          <table:table-cell ns41:value-type="float" table:style-name="ce20" office:value="11" office:value-type="float">
            <text:p>11</text:p>
          </table:table-cell>
          <table:table-cell table:style-name="ce20" table:number-columns-repeated="5"/>
          <table:table-cell ns41:value-type="float" table:style-name="ce20" office:value="1" office:value-type="float">
            <text:p>1</text:p>
          </table:table-cell>
          <table:table-cell table:style-name="ce20"/>
          <table:table-cell ns41:value-type="float" table:style-name="ce20" office:value="632" office:value-type="float">
            <text:p>632</text:p>
          </table:table-cell>
          <table:table-cell ns41:value-type="float" table:style-name="ce20" office:value="605" office:value-type="float">
            <text:p>605</text:p>
          </table:table-cell>
          <table:table-cell table:style-name="ce20" table:number-columns-repeated="8"/>
          <table:table-cell ns41:value-type="float" table:style-name="ce20" office:value="2" office:value-type="float">
            <text:p>2</text:p>
          </table:table-cell>
          <table:table-cell table:style-name="ce20" table:number-columns-repeated="3"/>
          <table:table-cell ns41:value-type="float" table:style-name="ce20" office:value="1" office:value-type="float">
            <text:p>1</text:p>
          </table:table-cell>
          <table:table-cell table:style-name="ce20" table:number-columns-repeated="7"/>
          <table:table-cell ns41:value-type="float" table:style-name="ce20" office:value="11" office:value-type="float">
            <text:p>11</text:p>
          </table:table-cell>
          <table:table-cell ns41:value-type="float" table:style-name="ce20" office:value="9" office:value-type="float">
            <text:p>9</text:p>
          </table:table-cell>
          <table:table-cell ns41:value-type="float" table:style-name="ce20" office:value="4" office:value-type="float">
            <text:p>4</text:p>
          </table:table-cell>
          <table:table-cell ns41:value-type="float" table:style-name="ce20" office:value="5" office:value-type="float">
            <text:p>5</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RODEN.</text:p>
          </table:table-cell>
          <table:table-cell ns41:value-type="string" table:style-name="ce16" office:value-type="string">
            <text:p>Buurtschap Lieveren</text:p>
          </table:table-cell>
          <table:table-cell table:style-name="Default"/>
          <table:table-cell ns41:value-type="float" table:style-name="ce96" office:value="20" office:value-type="float">
            <text:p>20</text:p>
          </table:table-cell>
          <table:table-cell ns41:value-type="float" table:style-name="ce20" office:value="1" office:value-type="float">
            <text:p>1</text:p>
          </table:table-cell>
          <table:table-cell table:style-name="ce20"/>
          <table:table-cell ns41:value-type="float" table:style-name="ce20" office:value="21" office:value-type="float">
            <text:p>21</text:p>
          </table:table-cell>
          <table:table-cell ns41:value-type="float" table:style-name="ce20" office:value="57" office:value-type="float">
            <text:p>57</text:p>
          </table:table-cell>
          <table:table-cell ns41:value-type="float" table:style-name="ce20" office:value="62" office:value-type="float">
            <text:p>62</text:p>
          </table:table-cell>
          <table:table-cell ns41:value-type="float" table:style-name="ce20" office:value="57" office:value-type="float">
            <text:p>57</text:p>
          </table:table-cell>
          <table:table-cell ns41:value-type="float" table:style-name="ce20" office:value="59" office:value-type="float">
            <text:p>59</text:p>
          </table:table-cell>
          <table:table-cell table:style-name="ce20"/>
          <table:table-cell ns41:value-type="float" table:style-name="ce20" office:value="3" office:value-type="float">
            <text:p>3</text:p>
          </table:table-cell>
          <table:table-cell table:style-name="ce20" table:number-columns-repeated="4"/>
          <table:table-cell ns41:value-type="float" table:style-name="ce20" office:value="36" office:value-type="float">
            <text:p>36</text:p>
          </table:table-cell>
          <table:table-cell ns41:value-type="float" table:style-name="ce20" office:value="42" office:value-type="float">
            <text:p>42</text:p>
          </table:table-cell>
          <table:table-cell ns41:value-type="float" office:value="17" table:style-name="ce20" table:number-columns-repeated="2" office:value-type="float">
            <text:p>17</text:p>
          </table:table-cell>
          <table:table-cell ns41:value-type="float" table:style-name="ce20" office:value="4" office:value-type="float">
            <text:p>4</text:p>
          </table:table-cell>
          <table:table-cell ns41:value-type="float" table:style-name="ce20" office:value="3" office:value-type="float">
            <text:p>3</text:p>
          </table:table-cell>
          <table:table-cell ns41:value-type="float" table:style-name="ce20" office:value="42" office:value-type="float">
            <text:p>42</text:p>
          </table:table-cell>
          <table:table-cell ns41:value-type="float" table:style-name="ce20" office:value="45" office:value-type="float">
            <text:p>45</text:p>
          </table:table-cell>
          <table:table-cell ns41:value-type="float" table:style-name="ce20" office:value="14" office:value-type="float">
            <text:p>14</text:p>
          </table:table-cell>
          <table:table-cell ns41:value-type="float" table:style-name="ce20" office:value="17" office:value-type="float">
            <text:p>17</text:p>
          </table:table-cell>
          <table:table-cell table:style-name="ce20" table:number-columns-repeated="4"/>
          <table:table-cell ns41:value-type="float" table:style-name="ce20" office:value="1" office:value-type="float">
            <text:p>1</text:p>
          </table:table-cell>
          <table:table-cell table:style-name="ce20" table:number-columns-repeated="7"/>
          <table:table-cell ns41:value-type="float" table:style-name="ce20" office:value="57" office:value-type="float">
            <text:p>57</text:p>
          </table:table-cell>
          <table:table-cell ns41:value-type="float" table:style-name="ce20" office:value="62" office:value-type="float">
            <text:p>62</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RODEN.</text:p>
          </table:table-cell>
          <table:table-cell ns41:value-type="string" table:style-name="ce16" office:value-type="string">
            <text:p>Buurtschap Steenbergen</text:p>
          </table:table-cell>
          <table:table-cell table:style-name="Default"/>
          <table:table-cell ns41:value-type="float" table:style-name="ce96" office:value="13" office:value-type="float">
            <text:p>13</text:p>
          </table:table-cell>
          <table:table-cell ns41:value-type="float" table:style-name="ce20" office:value="1" office:value-type="float">
            <text:p>1</text:p>
          </table:table-cell>
          <table:table-cell table:style-name="ce20"/>
          <table:table-cell ns41:value-type="float" table:style-name="ce20" office:value="14" office:value-type="float">
            <text:p>14</text:p>
          </table:table-cell>
          <table:table-cell ns41:value-type="float" table:style-name="ce20" office:value="43" office:value-type="float">
            <text:p>43</text:p>
          </table:table-cell>
          <table:table-cell ns41:value-type="float" table:style-name="ce20" office:value="39" office:value-type="float">
            <text:p>39</text:p>
          </table:table-cell>
          <table:table-cell ns41:value-type="float" table:style-name="ce20" office:value="40" office:value-type="float">
            <text:p>40</text:p>
          </table:table-cell>
          <table:table-cell ns41:value-type="float" table:style-name="ce20" office:value="38" office:value-type="float">
            <text:p>38</text:p>
          </table:table-cell>
          <table:table-cell ns41:value-type="float" table:style-name="ce20" office:value="3" office:value-type="float">
            <text:p>3</text:p>
          </table:table-cell>
          <table:table-cell ns41:value-type="float" table:style-name="ce20" office:value="1" office:value-type="float">
            <text:p>1</text:p>
          </table:table-cell>
          <table:table-cell table:style-name="ce20" table:number-columns-repeated="4"/>
          <table:table-cell ns41:value-type="float" table:style-name="ce20" office:value="33" office:value-type="float">
            <text:p>33</text:p>
          </table:table-cell>
          <table:table-cell ns41:value-type="float" table:style-name="ce20" office:value="24" office:value-type="float">
            <text:p>24</text:p>
          </table:table-cell>
          <table:table-cell ns41:value-type="float" office:value="10" table:style-name="ce20" table:number-columns-repeated="2" office:value-type="float">
            <text:p>10</text:p>
          </table:table-cell>
          <table:table-cell table:style-name="ce20"/>
          <table:table-cell ns41:value-type="float" table:style-name="ce20" office:value="5" office:value-type="float">
            <text:p>5</text:p>
          </table:table-cell>
          <table:table-cell ns41:value-type="float" table:style-name="ce20" office:value="33" office:value-type="float">
            <text:p>33</text:p>
          </table:table-cell>
          <table:table-cell ns41:value-type="float" table:style-name="ce20" office:value="34" office:value-type="float">
            <text:p>34</text:p>
          </table:table-cell>
          <table:table-cell ns41:value-type="float" table:style-name="ce20" office:value="6" office:value-type="float">
            <text:p>6</text:p>
          </table:table-cell>
          <table:table-cell ns41:value-type="float" table:style-name="ce20" office:value="3" office:value-type="float">
            <text:p>3</text:p>
          </table:table-cell>
          <table:table-cell ns41:value-type="float" table:style-name="ce20" office:value="4" office:value-type="float">
            <text:p>4</text:p>
          </table:table-cell>
          <table:table-cell ns41:value-type="float" table:style-name="ce20" office:value="2" office:value-type="float">
            <text:p>2</text:p>
          </table:table-cell>
          <table:table-cell table:style-name="ce20" table:number-columns-repeated="10"/>
          <table:table-cell ns41:value-type="float" table:style-name="ce20" office:value="43" office:value-type="float">
            <text:p>43</text:p>
          </table:table-cell>
          <table:table-cell ns41:value-type="float" table:style-name="ce20" office:value="39" office:value-type="float">
            <text:p>39</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RODEN.</text:p>
          </table:table-cell>
          <table:table-cell ns41:value-type="string" table:style-name="ce16" office:value-type="string">
            <text:p>Buurtschap Zulte</text:p>
          </table:table-cell>
          <table:table-cell table:style-name="Default"/>
          <table:table-cell ns41:value-type="float" table:style-name="ce96" office:value="12" office:value-type="float">
            <text:p>12</text:p>
          </table:table-cell>
          <table:table-cell table:style-name="ce20" table:number-columns-repeated="2"/>
          <table:table-cell ns41:value-type="float" table:style-name="ce20" office:value="13" office:value-type="float">
            <text:p>13</text:p>
          </table:table-cell>
          <table:table-cell ns41:value-type="float" table:style-name="ce20" office:value="42" office:value-type="float">
            <text:p>42</text:p>
          </table:table-cell>
          <table:table-cell ns41:value-type="float" table:style-name="ce20" office:value="31" office:value-type="float">
            <text:p>31</text:p>
          </table:table-cell>
          <table:table-cell ns41:value-type="float" table:style-name="ce20" office:value="41" office:value-type="float">
            <text:p>41</text:p>
          </table:table-cell>
          <table:table-cell ns41:value-type="float" table:style-name="ce20" office:value="31" office:value-type="float">
            <text:p>31</text:p>
          </table:table-cell>
          <table:table-cell ns41:value-type="float" table:style-name="ce20" office:value="1" office:value-type="float">
            <text:p>1</text:p>
          </table:table-cell>
          <table:table-cell table:style-name="ce20" table:number-columns-repeated="5"/>
          <table:table-cell ns41:value-type="float" table:style-name="ce20" office:value="30" office:value-type="float">
            <text:p>30</text:p>
          </table:table-cell>
          <table:table-cell ns41:value-type="float" table:style-name="ce20" office:value="17" office:value-type="float">
            <text:p>17</text:p>
          </table:table-cell>
          <table:table-cell ns41:value-type="float" office:value="12" table:style-name="ce20" table:number-columns-repeated="2" office:value-type="float">
            <text:p>12</text:p>
          </table:table-cell>
          <table:table-cell table:style-name="ce20"/>
          <table:table-cell ns41:value-type="float" table:style-name="ce20" office:value="2" office:value-type="float">
            <text:p>2</text:p>
          </table:table-cell>
          <table:table-cell ns41:value-type="float" table:style-name="ce20" office:value="37" office:value-type="float">
            <text:p>37</text:p>
          </table:table-cell>
          <table:table-cell ns41:value-type="float" table:style-name="ce20" office:value="25" office:value-type="float">
            <text:p>25</text:p>
          </table:table-cell>
          <table:table-cell ns41:value-type="float" table:style-name="ce20" office:value="4" office:value-type="float">
            <text:p>4</text:p>
          </table:table-cell>
          <table:table-cell ns41:value-type="float" table:style-name="ce20" office:value="3" office:value-type="float">
            <text:p>3</text:p>
          </table:table-cell>
          <table:table-cell ns41:value-type="float" table:style-name="ce20" office:value="1" office:value-type="float">
            <text:p>1</text:p>
          </table:table-cell>
          <table:table-cell ns41:value-type="float" table:style-name="ce20" office:value="3" office:value-type="float">
            <text:p>3</text:p>
          </table:table-cell>
          <table:table-cell table:style-name="ce20" table:number-columns-repeated="10"/>
          <table:table-cell ns41:value-type="float" table:style-name="ce20" office:value="41" office:value-type="float">
            <text:p>41</text:p>
          </table:table-cell>
          <table:table-cell ns41:value-type="float" table:style-name="ce20" office:value="31" office:value-type="float">
            <text:p>31</text:p>
          </table:table-cell>
          <table:table-cell table:style-name="ce20" table:number-columns-repeated="20"/>
          <table:table-cell ns41:value-type="float" table:style-name="ce20" office:value="1" office:value-type="float">
            <text:p>1</text:p>
          </table:table-cell>
          <table:table-cell table:style-name="ce20" table:number-columns-repeated="14"/>
          <table:table-cell table:style-name="ce97"/>
          <table:table-cell table:style-name="ce77" table:number-columns-repeated="4"/>
          <table:table-cell table:number-columns-repeated="943"/>
        </table:table-row>
        <table:table-row table:style-name="ro5">
          <table:table-cell ns41:value-type="string" table:style-name="ce8" office:value-type="string">
            <text:p>RODEN.</text:p>
          </table:table-cell>
          <table:table-cell ns41:value-type="string" table:style-name="ce16" office:value-type="string">
            <text:p>Buurtschap Terheil</text:p>
          </table:table-cell>
          <table:table-cell table:style-name="Default"/>
          <table:table-cell ns41:value-type="float" table:style-name="ce96" office:value="17" office:value-type="float">
            <text:p>17</text:p>
          </table:table-cell>
          <table:table-cell ns41:value-type="float" table:style-name="ce20" office:value="1" office:value-type="float">
            <text:p>1</text:p>
          </table:table-cell>
          <table:table-cell table:style-name="ce20"/>
          <table:table-cell ns41:value-type="float" table:style-name="ce20" office:value="19" office:value-type="float">
            <text:p>19</text:p>
          </table:table-cell>
          <table:table-cell ns41:value-type="float" table:style-name="ce20" office:value="49" office:value-type="float">
            <text:p>49</text:p>
          </table:table-cell>
          <table:table-cell ns41:value-type="float" table:style-name="ce20" office:value="36" office:value-type="float">
            <text:p>36</text:p>
          </table:table-cell>
          <table:table-cell ns41:value-type="float" table:style-name="ce20" office:value="49" office:value-type="float">
            <text:p>49</text:p>
          </table:table-cell>
          <table:table-cell ns41:value-type="float" table:style-name="ce20" office:value="34" office:value-type="float">
            <text:p>34</text:p>
          </table:table-cell>
          <table:table-cell table:style-name="ce20"/>
          <table:table-cell ns41:value-type="float" table:style-name="ce20" office:value="2" office:value-type="float">
            <text:p>2</text:p>
          </table:table-cell>
          <table:table-cell table:style-name="ce20" table:number-columns-repeated="2"/>
          <table:table-cell ns41:value-type="float" table:style-name="ce20" office:value="1" office:value-type="float">
            <text:p>1</text:p>
          </table:table-cell>
          <table:table-cell ns41:value-type="float" table:style-name="ce20" office:value="2" office:value-type="float">
            <text:p>2</text:p>
          </table:table-cell>
          <table:table-cell ns41:value-type="float" table:style-name="ce20" office:value="31" office:value-type="float">
            <text:p>31</text:p>
          </table:table-cell>
          <table:table-cell ns41:value-type="float" table:style-name="ce20" office:value="21" office:value-type="float">
            <text:p>21</text:p>
          </table:table-cell>
          <table:table-cell ns41:value-type="float" office:value="13" table:style-name="ce20" table:number-columns-repeated="2" office:value-type="float">
            <text:p>13</text:p>
          </table:table-cell>
          <table:table-cell ns41:value-type="float" table:style-name="ce20" office:value="5" office:value-type="float">
            <text:p>5</text:p>
          </table:table-cell>
          <table:table-cell ns41:value-type="float" table:style-name="ce20" office:value="2" office:value-type="float">
            <text:p>2</text:p>
          </table:table-cell>
          <table:table-cell ns41:value-type="float" table:style-name="ce20" office:value="32" office:value-type="float">
            <text:p>32</text:p>
          </table:table-cell>
          <table:table-cell ns41:value-type="float" table:style-name="ce20" office:value="19" office:value-type="float">
            <text:p>19</text:p>
          </table:table-cell>
          <table:table-cell ns41:value-type="float" table:style-name="ce20" office:value="6" office:value-type="float">
            <text:p>6</text:p>
          </table:table-cell>
          <table:table-cell ns41:value-type="float" table:style-name="ce20" office:value="2" office:value-type="float">
            <text:p>2</text:p>
          </table:table-cell>
          <table:table-cell ns41:value-type="float" table:style-name="ce20" office:value="11" office:value-type="float">
            <text:p>11</text:p>
          </table:table-cell>
          <table:table-cell ns41:value-type="float" table:style-name="ce20" office:value="15" office:value-type="float">
            <text:p>15</text:p>
          </table:table-cell>
          <table:table-cell table:style-name="ce20" table:number-columns-repeated="10"/>
          <table:table-cell ns41:value-type="float" table:style-name="ce20" office:value="49" office:value-type="float">
            <text:p>49</text:p>
          </table:table-cell>
          <table:table-cell ns41:value-type="float" table:style-name="ce20" office:value="36" office:value-type="float">
            <text:p>36</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RODEN.</text:p>
          </table:table-cell>
          <table:table-cell ns41:value-type="string" table:style-name="ce16" office:value-type="string">
            <text:p>Buurtschap Nietap</text:p>
          </table:table-cell>
          <table:table-cell table:style-name="Default"/>
          <table:table-cell ns41:value-type="float" table:style-name="ce96" office:value="30" office:value-type="float">
            <text:p>30</text:p>
          </table:table-cell>
          <table:table-cell ns41:value-type="float" table:style-name="ce20" office:value="2" office:value-type="float">
            <text:p>2</text:p>
          </table:table-cell>
          <table:table-cell table:style-name="ce20"/>
          <table:table-cell ns41:value-type="float" table:style-name="ce20" office:value="37" office:value-type="float">
            <text:p>37</text:p>
          </table:table-cell>
          <table:table-cell ns41:value-type="float" table:style-name="ce20" office:value="90" office:value-type="float">
            <text:p>90</text:p>
          </table:table-cell>
          <table:table-cell ns41:value-type="float" table:style-name="ce20" office:value="99" office:value-type="float">
            <text:p>99</text:p>
          </table:table-cell>
          <table:table-cell ns41:value-type="float" table:style-name="ce20" office:value="86" office:value-type="float">
            <text:p>86</text:p>
          </table:table-cell>
          <table:table-cell ns41:value-type="float" table:style-name="ce20" office:value="93" office:value-type="float">
            <text:p>93</text:p>
          </table:table-cell>
          <table:table-cell ns41:value-type="float" table:style-name="ce20" office:value="3" office:value-type="float">
            <text:p>3</text:p>
          </table:table-cell>
          <table:table-cell ns41:value-type="float" table:style-name="ce20" office:value="6" office:value-type="float">
            <text:p>6</text:p>
          </table:table-cell>
          <table:table-cell ns41:value-type="float" table:style-name="ce20" office:value="1" office:value-type="float">
            <text:p>1</text:p>
          </table:table-cell>
          <table:table-cell table:style-name="ce20"/>
          <table:table-cell ns41:value-type="float" office:value="1" table:style-name="ce20" table:number-columns-repeated="2" office:value-type="float">
            <text:p>1</text:p>
          </table:table-cell>
          <table:table-cell ns41:value-type="float" table:style-name="ce20" office:value="60" office:value-type="float">
            <text:p>60</text:p>
          </table:table-cell>
          <table:table-cell ns41:value-type="float" table:style-name="ce20" office:value="66" office:value-type="float">
            <text:p>66</text:p>
          </table:table-cell>
          <table:table-cell ns41:value-type="float" office:value="27" table:style-name="ce20" table:number-columns-repeated="2" office:value-type="float">
            <text:p>27</text:p>
          </table:table-cell>
          <table:table-cell ns41:value-type="float" table:style-name="ce20" office:value="3" office:value-type="float">
            <text:p>3</text:p>
          </table:table-cell>
          <table:table-cell ns41:value-type="float" table:style-name="ce20" office:value="6" office:value-type="float">
            <text:p>6</text:p>
          </table:table-cell>
          <table:table-cell ns41:value-type="float" table:style-name="ce20" office:value="45" office:value-type="float">
            <text:p>45</text:p>
          </table:table-cell>
          <table:table-cell ns41:value-type="float" table:style-name="ce20" office:value="52" office:value-type="float">
            <text:p>52</text:p>
          </table:table-cell>
          <table:table-cell ns41:value-type="float" office:value="4" table:style-name="ce20" table:number-columns-repeated="2" office:value-type="float">
            <text:p>4</text:p>
          </table:table-cell>
          <table:table-cell ns41:value-type="float" table:style-name="ce20" office:value="40" office:value-type="float">
            <text:p>40</text:p>
          </table:table-cell>
          <table:table-cell ns41:value-type="float" table:style-name="ce20" office:value="43" office:value-type="float">
            <text:p>43</text:p>
          </table:table-cell>
          <table:table-cell table:style-name="ce20" table:number-columns-repeated="2"/>
          <table:table-cell ns41:value-type="float" table:style-name="ce20" office:value="1" office:value-type="float">
            <text:p>1</text:p>
          </table:table-cell>
          <table:table-cell table:style-name="ce20" table:number-columns-repeated="7"/>
          <table:table-cell ns41:value-type="float" table:style-name="ce20" office:value="78" office:value-type="float">
            <text:p>78</text:p>
          </table:table-cell>
          <table:table-cell ns41:value-type="float" table:style-name="ce20" office:value="92" office:value-type="float">
            <text:p>92</text:p>
          </table:table-cell>
          <table:table-cell table:style-name="ce20" table:number-columns-repeated="30"/>
          <table:table-cell ns41:value-type="float" table:style-name="ce20" office:value="12" office:value-type="float">
            <text:p>12</text:p>
          </table:table-cell>
          <table:table-cell ns41:value-type="float" table:style-name="ce20" office:value="7" office:value-type="float">
            <text:p>7</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RODEN.</text:p>
          </table:table-cell>
          <table:table-cell ns41:value-type="string" table:style-name="ce16" office:value-type="string">
            <text:p>Buurtschap Leutingewolde</text:p>
          </table:table-cell>
          <table:table-cell table:style-name="Default"/>
          <table:table-cell ns41:value-type="float" table:style-name="ce96" office:value="21" office:value-type="float">
            <text:p>21</text:p>
          </table:table-cell>
          <table:table-cell table:style-name="ce20" table:number-columns-repeated="2"/>
          <table:table-cell ns41:value-type="float" table:style-name="ce20" office:value="22" office:value-type="float">
            <text:p>22</text:p>
          </table:table-cell>
          <table:table-cell ns41:value-type="float" table:style-name="ce20" office:value="62" office:value-type="float">
            <text:p>62</text:p>
          </table:table-cell>
          <table:table-cell ns41:value-type="float" office:value="59" table:style-name="ce20" table:number-columns-repeated="3" office:value-type="float">
            <text:p>59</text:p>
          </table:table-cell>
          <table:table-cell ns41:value-type="float" table:style-name="ce20" office:value="3" office:value-type="float">
            <text:p>3</text:p>
          </table:table-cell>
          <table:table-cell table:style-name="ce20" table:number-columns-repeated="5"/>
          <table:table-cell ns41:value-type="float" table:style-name="ce20" office:value="44" office:value-type="float">
            <text:p>44</text:p>
          </table:table-cell>
          <table:table-cell ns41:value-type="float" table:style-name="ce20" office:value="38" office:value-type="float">
            <text:p>38</text:p>
          </table:table-cell>
          <table:table-cell ns41:value-type="float" office:value="17" table:style-name="ce20" table:number-columns-repeated="2" office:value-type="float">
            <text:p>17</text:p>
          </table:table-cell>
          <table:table-cell ns41:value-type="float" table:style-name="ce20" office:value="1" office:value-type="float">
            <text:p>1</text:p>
          </table:table-cell>
          <table:table-cell ns41:value-type="float" table:style-name="ce20" office:value="4" office:value-type="float">
            <text:p>4</text:p>
          </table:table-cell>
          <table:table-cell ns41:value-type="float" table:style-name="ce20" office:value="53" office:value-type="float">
            <text:p>53</text:p>
          </table:table-cell>
          <table:table-cell ns41:value-type="float" table:style-name="ce20" office:value="54" office:value-type="float">
            <text:p>54</text:p>
          </table:table-cell>
          <table:table-cell ns41:value-type="float" table:style-name="ce20" office:value="4" office:value-type="float">
            <text:p>4</text:p>
          </table:table-cell>
          <table:table-cell ns41:value-type="float" table:style-name="ce20" office:value="1" office:value-type="float">
            <text:p>1</text:p>
          </table:table-cell>
          <table:table-cell ns41:value-type="float" table:style-name="ce20" office:value="5" office:value-type="float">
            <text:p>5</text:p>
          </table:table-cell>
          <table:table-cell ns41:value-type="float" table:style-name="ce20" office:value="4" office:value-type="float">
            <text:p>4</text:p>
          </table:table-cell>
          <table:table-cell table:style-name="ce20" table:number-columns-repeated="10"/>
          <table:table-cell ns41:value-type="float" table:style-name="ce20" office:value="58" office:value-type="float">
            <text:p>58</text:p>
          </table:table-cell>
          <table:table-cell ns41:value-type="float" table:style-name="ce20" office:value="57" office:value-type="float">
            <text:p>57</text:p>
          </table:table-cell>
          <table:table-cell table:style-name="ce20" table:number-columns-repeated="20"/>
          <table:table-cell ns41:value-type="float" table:style-name="ce20" office:value="4" office:value-type="float">
            <text:p>4</text:p>
          </table:table-cell>
          <table:table-cell ns41:value-type="float" table:style-name="ce20" office:value="2" office:value-type="float">
            <text:p>2</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RODEN.</text:p>
          </table:table-cell>
          <table:table-cell ns41:value-type="string" table:style-name="ce16" office:value-type="string">
            <text:p>Buurtschap Foxwolde</text:p>
          </table:table-cell>
          <table:table-cell table:style-name="Default"/>
          <table:table-cell ns41:value-type="float" table:style-name="ce96" office:value="23" office:value-type="float">
            <text:p>23</text:p>
          </table:table-cell>
          <table:table-cell table:style-name="ce20" table:number-columns-repeated="2"/>
          <table:table-cell ns41:value-type="float" table:style-name="ce20" office:value="24" office:value-type="float">
            <text:p>24</text:p>
          </table:table-cell>
          <table:table-cell ns41:value-type="float" table:style-name="ce20" office:value="68" office:value-type="float">
            <text:p>68</text:p>
          </table:table-cell>
          <table:table-cell ns41:value-type="float" table:style-name="ce20" office:value="57" office:value-type="float">
            <text:p>57</text:p>
          </table:table-cell>
          <table:table-cell ns41:value-type="float" table:style-name="ce20" office:value="66" office:value-type="float">
            <text:p>66</text:p>
          </table:table-cell>
          <table:table-cell ns41:value-type="float" table:style-name="ce20" office:value="56" office:value-type="float">
            <text:p>56</text:p>
          </table:table-cell>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4"/>
          <table:table-cell ns41:value-type="float" table:style-name="ce20" office:value="47" office:value-type="float">
            <text:p>47</text:p>
          </table:table-cell>
          <table:table-cell ns41:value-type="float" table:style-name="ce20" office:value="37" office:value-type="float">
            <text:p>37</text:p>
          </table:table-cell>
          <table:table-cell ns41:value-type="float" office:value="16" table:style-name="ce20" table:number-columns-repeated="2" office:value-type="float">
            <text:p>16</text:p>
          </table:table-cell>
          <table:table-cell ns41:value-type="float" table:style-name="ce20" office:value="5" office:value-type="float">
            <text:p>5</text:p>
          </table:table-cell>
          <table:table-cell ns41:value-type="float" table:style-name="ce20" office:value="4" office:value-type="float">
            <text:p>4</text:p>
          </table:table-cell>
          <table:table-cell ns41:value-type="float" table:style-name="ce20" office:value="52" office:value-type="float">
            <text:p>52</text:p>
          </table:table-cell>
          <table:table-cell ns41:value-type="float" table:style-name="ce20" office:value="48" office:value-type="float">
            <text:p>48</text:p>
          </table:table-cell>
          <table:table-cell ns41:value-type="float" table:style-name="ce20" office:value="9" office:value-type="float">
            <text:p>9</text:p>
          </table:table-cell>
          <table:table-cell ns41:value-type="float" table:style-name="ce20" office:value="4" office:value-type="float">
            <text:p>4</text:p>
          </table:table-cell>
          <table:table-cell ns41:value-type="float" table:style-name="ce20" office:value="6" office:value-type="float">
            <text:p>6</text:p>
          </table:table-cell>
          <table:table-cell ns41:value-type="float" table:style-name="ce20" office:value="5" office:value-type="float">
            <text:p>5</text:p>
          </table:table-cell>
          <table:table-cell table:style-name="ce20" table:number-columns-repeated="2"/>
          <table:table-cell ns41:value-type="float" table:style-name="ce20" office:value="1" office:value-type="float">
            <text:p>1</text:p>
          </table:table-cell>
          <table:table-cell table:style-name="ce20" table:number-columns-repeated="7"/>
          <table:table-cell ns41:value-type="float" table:style-name="ce20" office:value="65" office:value-type="float">
            <text:p>65</text:p>
          </table:table-cell>
          <table:table-cell ns41:value-type="float" table:style-name="ce20" office:value="54" office:value-type="float">
            <text:p>54</text:p>
          </table:table-cell>
          <table:table-cell table:style-name="ce20" table:number-columns-repeated="20"/>
          <table:table-cell ns41:value-type="float" office:value="3" table:style-name="ce20" table:number-columns-repeated="2" office:value-type="float">
            <text:p>3</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RODEN.</text:p>
          </table:table-cell>
          <table:table-cell ns41:value-type="string" table:style-name="ce16" office:value-type="string">
            <text:p>Buurtschap Roden-Zuideinde</text:p>
          </table:table-cell>
          <table:table-cell table:style-name="Default"/>
          <table:table-cell ns41:value-type="float" table:style-name="ce96" office:value="57" office:value-type="float">
            <text:p>57</text:p>
          </table:table-cell>
          <table:table-cell ns41:value-type="float" table:style-name="ce20" office:value="4" office:value-type="float">
            <text:p>4</text:p>
          </table:table-cell>
          <table:table-cell table:style-name="ce20"/>
          <table:table-cell ns41:value-type="float" table:style-name="ce20" office:value="66" office:value-type="float">
            <text:p>66</text:p>
          </table:table-cell>
          <table:table-cell ns41:value-type="float" table:style-name="ce20" office:value="177" office:value-type="float">
            <text:p>177</text:p>
          </table:table-cell>
          <table:table-cell ns41:value-type="float" table:style-name="ce20" office:value="159" office:value-type="float">
            <text:p>159</text:p>
          </table:table-cell>
          <table:table-cell ns41:value-type="float" table:style-name="ce20" office:value="172" office:value-type="float">
            <text:p>172</text:p>
          </table:table-cell>
          <table:table-cell ns41:value-type="float" table:style-name="ce20" office:value="159" office:value-type="float">
            <text:p>159</text:p>
          </table:table-cell>
          <table:table-cell ns41:value-type="float" table:style-name="ce20" office:value="5" office:value-type="float">
            <text:p>5</text:p>
          </table:table-cell>
          <table:table-cell table:style-name="ce20" table:number-columns-repeated="3"/>
          <table:table-cell ns41:value-type="float" table:style-name="ce20" office:value="1" office:value-type="float">
            <text:p>1</text:p>
          </table:table-cell>
          <table:table-cell table:style-name="ce20"/>
          <table:table-cell ns41:value-type="float" table:style-name="ce20" office:value="120" office:value-type="float">
            <text:p>120</text:p>
          </table:table-cell>
          <table:table-cell ns41:value-type="float" table:style-name="ce20" office:value="100" office:value-type="float">
            <text:p>100</text:p>
          </table:table-cell>
          <table:table-cell ns41:value-type="float" table:style-name="ce20" office:value="48" office:value-type="float">
            <text:p>48</text:p>
          </table:table-cell>
          <table:table-cell ns41:value-type="float" table:style-name="ce20" office:value="49" office:value-type="float">
            <text:p>49</text:p>
          </table:table-cell>
          <table:table-cell ns41:value-type="float" table:style-name="ce20" office:value="9" office:value-type="float">
            <text:p>9</text:p>
          </table:table-cell>
          <table:table-cell ns41:value-type="float" table:style-name="ce20" office:value="10" office:value-type="float">
            <text:p>10</text:p>
          </table:table-cell>
          <table:table-cell ns41:value-type="float" table:style-name="ce20" office:value="137" office:value-type="float">
            <text:p>137</text:p>
          </table:table-cell>
          <table:table-cell ns41:value-type="float" table:style-name="ce20" office:value="121" office:value-type="float">
            <text:p>121</text:p>
          </table:table-cell>
          <table:table-cell ns41:value-type="float" table:style-name="ce20" office:value="22" office:value-type="float">
            <text:p>22</text:p>
          </table:table-cell>
          <table:table-cell ns41:value-type="float" table:style-name="ce20" office:value="18" office:value-type="float">
            <text:p>18</text:p>
          </table:table-cell>
          <table:table-cell ns41:value-type="float" table:style-name="ce20" office:value="16" office:value-type="float">
            <text:p>16</text:p>
          </table:table-cell>
          <table:table-cell ns41:value-type="float" table:style-name="ce20" office:value="20" office:value-type="float">
            <text:p>20</text:p>
          </table:table-cell>
          <table:table-cell table:style-name="ce20" table:number-columns-repeated="2"/>
          <table:table-cell ns41:value-type="float" table:style-name="ce20" office:value="2" office:value-type="float">
            <text:p>2</text:p>
          </table:table-cell>
          <table:table-cell table:style-name="ce20" table:number-columns-repeated="7"/>
          <table:table-cell ns41:value-type="float" table:style-name="ce20" office:value="165" office:value-type="float">
            <text:p>165</text:p>
          </table:table-cell>
          <table:table-cell ns41:value-type="float" table:style-name="ce20" office:value="147" office:value-type="float">
            <text:p>147</text:p>
          </table:table-cell>
          <table:table-cell table:style-name="ce20" table:number-columns-repeated="8"/>
          <table:table-cell ns41:value-type="float" table:style-name="ce20" office:value="1" office:value-type="float">
            <text:p>1</text:p>
          </table:table-cell>
          <table:table-cell table:style-name="ce20" table:number-columns-repeated="11"/>
          <table:table-cell ns41:value-type="float" table:style-name="ce20" office:value="2" office:value-type="float">
            <text:p>2</text:p>
          </table:table-cell>
          <table:table-cell ns41:value-type="float" table:style-name="ce20" office:value="5" office:value-type="float">
            <text:p>5</text:p>
          </table:table-cell>
          <table:table-cell table:style-name="ce20" table:number-columns-repeated="8"/>
          <table:table-cell ns41:value-type="float" table:style-name="ce20" office:value="9" office:value-type="float">
            <text:p>9</text:p>
          </table:table-cell>
          <table:table-cell ns41:value-type="float" table:style-name="ce20" office:value="7" office:value-type="float">
            <text:p>7</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RODEN.</text:p>
          </table:table-cell>
          <table:table-cell ns41:value-type="string" table:style-name="ce16" office:value-type="string">
            <text:p>Buurtschap Roden-Oosteinde</text:p>
          </table:table-cell>
          <table:table-cell table:style-name="Default"/>
          <table:table-cell ns41:value-type="float" table:style-name="ce96" office:value="41" office:value-type="float">
            <text:p>41</text:p>
          </table:table-cell>
          <table:table-cell table:style-name="ce20" table:number-columns-repeated="2"/>
          <table:table-cell ns41:value-type="float" table:style-name="ce20" office:value="48" office:value-type="float">
            <text:p>48</text:p>
          </table:table-cell>
          <table:table-cell ns41:value-type="float" table:style-name="ce20" office:value="112" office:value-type="float">
            <text:p>112</text:p>
          </table:table-cell>
          <table:table-cell ns41:value-type="float" table:style-name="ce20" office:value="117" office:value-type="float">
            <text:p>117</text:p>
          </table:table-cell>
          <table:table-cell ns41:value-type="float" table:style-name="ce20" office:value="112" office:value-type="float">
            <text:p>112</text:p>
          </table:table-cell>
          <table:table-cell ns41:value-type="float" table:style-name="ce20" office:value="115" office:value-type="float">
            <text:p>115</text:p>
          </table:table-cell>
          <table:table-cell table:style-name="ce20"/>
          <table:table-cell ns41:value-type="float" table:style-name="ce20" office:value="2" office:value-type="float">
            <text:p>2</text:p>
          </table:table-cell>
          <table:table-cell table:style-name="ce20" table:number-columns-repeated="3"/>
          <table:table-cell ns41:value-type="float" table:style-name="ce20" office:value="1" office:value-type="float">
            <text:p>1</text:p>
          </table:table-cell>
          <table:table-cell ns41:value-type="float" table:style-name="ce20" office:value="63" office:value-type="float">
            <text:p>63</text:p>
          </table:table-cell>
          <table:table-cell ns41:value-type="float" table:style-name="ce20" office:value="69" office:value-type="float">
            <text:p>69</text:p>
          </table:table-cell>
          <table:table-cell ns41:value-type="float" office:value="40" table:style-name="ce20" table:number-columns-repeated="2" office:value-type="float">
            <text:p>40</text:p>
          </table:table-cell>
          <table:table-cell ns41:value-type="float" table:style-name="ce20" office:value="9" office:value-type="float">
            <text:p>9</text:p>
          </table:table-cell>
          <table:table-cell ns41:value-type="float" table:style-name="ce20" office:value="8" office:value-type="float">
            <text:p>8</text:p>
          </table:table-cell>
          <table:table-cell ns41:value-type="float" table:style-name="ce20" office:value="86" office:value-type="float">
            <text:p>86</text:p>
          </table:table-cell>
          <table:table-cell ns41:value-type="float" table:style-name="ce20" office:value="89" office:value-type="float">
            <text:p>89</text:p>
          </table:table-cell>
          <table:table-cell ns41:value-type="float" office:value="13" table:style-name="ce20" table:number-columns-repeated="2" office:value-type="float">
            <text:p>13</text:p>
          </table:table-cell>
          <table:table-cell ns41:value-type="float" table:style-name="ce20" office:value="11" office:value-type="float">
            <text:p>11</text:p>
          </table:table-cell>
          <table:table-cell ns41:value-type="float" table:style-name="ce20" office:value="14" office:value-type="float">
            <text:p>14</text:p>
          </table:table-cell>
          <table:table-cell table:style-name="ce20" table:number-columns-repeated="2"/>
          <table:table-cell ns41:value-type="float" office:value="1" table:style-name="ce20" table:number-columns-repeated="3" office:value-type="float">
            <text:p>1</text:p>
          </table:table-cell>
          <table:table-cell table:style-name="ce20" table:number-columns-repeated="5"/>
          <table:table-cell ns41:value-type="float" table:style-name="ce20" office:value="107" office:value-type="float">
            <text:p>107</text:p>
          </table:table-cell>
          <table:table-cell ns41:value-type="float" table:style-name="ce20" office:value="113" office:value-type="float">
            <text:p>113</text:p>
          </table:table-cell>
          <table:table-cell table:style-name="ce20" table:number-columns-repeated="8"/>
          <table:table-cell ns41:value-type="float" table:style-name="ce20" office:value="1" office:value-type="float">
            <text:p>1</text:p>
          </table:table-cell>
          <table:table-cell table:style-name="ce20" table:number-columns-repeated="4"/>
          <table:table-cell ns41:value-type="float" table:style-name="ce20" office:value="1" office:value-type="float">
            <text:p>1</text:p>
          </table:table-cell>
          <table:table-cell table:style-name="ce20" table:number-columns-repeated="8"/>
          <table:table-cell ns41:value-type="float" table:style-name="ce20" office:value="1" office:value-type="float">
            <text:p>1</text:p>
          </table:table-cell>
          <table:table-cell table:style-name="ce20" table:number-columns-repeated="7"/>
          <table:table-cell ns41:value-type="float" office:value="3" table:style-name="ce20" table:number-columns-repeated="2" office:value-type="float">
            <text:p>3</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RODEN.</text:p>
          </table:table-cell>
          <table:table-cell ns41:value-type="string" table:style-name="ce16" office:value-type="string">
            <text:p>Buurtschap Roden-Westeinde</text:p>
          </table:table-cell>
          <table:table-cell table:style-name="Default"/>
          <table:table-cell ns41:value-type="float" table:style-name="ce96" office:value="49" office:value-type="float">
            <text:p>49</text:p>
          </table:table-cell>
          <table:table-cell table:style-name="ce20" table:number-columns-repeated="2"/>
          <table:table-cell ns41:value-type="float" table:style-name="ce20" office:value="64" office:value-type="float">
            <text:p>64</text:p>
          </table:table-cell>
          <table:table-cell ns41:value-type="float" table:style-name="ce20" office:value="141" office:value-type="float">
            <text:p>141</text:p>
          </table:table-cell>
          <table:table-cell ns41:value-type="float" table:style-name="ce20" office:value="134" office:value-type="float">
            <text:p>134</text:p>
          </table:table-cell>
          <table:table-cell ns41:value-type="float" table:style-name="ce20" office:value="141" office:value-type="float">
            <text:p>141</text:p>
          </table:table-cell>
          <table:table-cell ns41:value-type="float" table:style-name="ce20" office:value="134" office:value-type="float">
            <text:p>134</text:p>
          </table:table-cell>
          <table:table-cell table:style-name="ce20" table:number-columns-repeated="4"/>
          <table:table-cell ns41:value-type="float" table:style-name="ce20" office:value="1" office:value-type="float">
            <text:p>1</text:p>
          </table:table-cell>
          <table:table-cell table:style-name="ce20"/>
          <table:table-cell ns41:value-type="float" table:style-name="ce20" office:value="89" office:value-type="float">
            <text:p>89</text:p>
          </table:table-cell>
          <table:table-cell ns41:value-type="float" table:style-name="ce20" office:value="73" office:value-type="float">
            <text:p>73</text:p>
          </table:table-cell>
          <table:table-cell ns41:value-type="float" table:style-name="ce20" office:value="47" office:value-type="float">
            <text:p>47</text:p>
          </table:table-cell>
          <table:table-cell ns41:value-type="float" table:style-name="ce20" office:value="48" office:value-type="float">
            <text:p>48</text:p>
          </table:table-cell>
          <table:table-cell ns41:value-type="float" table:style-name="ce20" office:value="5" office:value-type="float">
            <text:p>5</text:p>
          </table:table-cell>
          <table:table-cell ns41:value-type="float" table:style-name="ce20" office:value="13" office:value-type="float">
            <text:p>13</text:p>
          </table:table-cell>
          <table:table-cell ns41:value-type="float" table:style-name="ce20" office:value="123" office:value-type="float">
            <text:p>123</text:p>
          </table:table-cell>
          <table:table-cell ns41:value-type="float" table:style-name="ce20" office:value="100" office:value-type="float">
            <text:p>100</text:p>
          </table:table-cell>
          <table:table-cell ns41:value-type="float" table:style-name="ce20" office:value="8" office:value-type="float">
            <text:p>8</text:p>
          </table:table-cell>
          <table:table-cell ns41:value-type="float" table:style-name="ce20" office:value="18" office:value-type="float">
            <text:p>18</text:p>
          </table:table-cell>
          <table:table-cell ns41:value-type="float" table:style-name="ce20" office:value="9" office:value-type="float">
            <text:p>9</text:p>
          </table:table-cell>
          <table:table-cell ns41:value-type="float" table:style-name="ce20" office:value="16" office:value-type="float">
            <text:p>16</text:p>
          </table:table-cell>
          <table:table-cell table:style-name="ce20" table:number-columns-repeated="2"/>
          <table:table-cell ns41:value-type="float" table:style-name="ce20" office:value="1" office:value-type="float">
            <text:p>1</text:p>
          </table:table-cell>
          <table:table-cell table:style-name="ce20" table:number-columns-repeated="7"/>
          <table:table-cell ns41:value-type="float" table:style-name="ce20" office:value="141" office:value-type="float">
            <text:p>141</text:p>
          </table:table-cell>
          <table:table-cell ns41:value-type="float" table:style-name="ce20" office:value="132" office:value-type="float">
            <text:p>132</text:p>
          </table:table-cell>
          <table:table-cell table:style-name="ce20" table:number-columns-repeated="21"/>
          <table:table-cell ns41:value-type="float" table:style-name="ce20" office:value="1" office:value-type="float">
            <text:p>1</text:p>
          </table:table-cell>
          <table:table-cell table:style-name="ce20"/>
          <table:table-cell ns41:value-type="float" table:style-name="ce20" office:value="1" office:value-type="float">
            <text:p>1</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RODEN.</text:p>
          </table:table-cell>
          <table:table-cell ns41:value-type="string" table:style-name="ce16" office:value-type="string">
            <text:p>Buurtschap Rodenwolde</text:p>
          </table:table-cell>
          <table:table-cell table:style-name="Default"/>
          <table:table-cell ns41:value-type="float" table:style-name="ce96" office:value="29" office:value-type="float">
            <text:p>29</text:p>
          </table:table-cell>
          <table:table-cell ns41:value-type="float" table:style-name="ce20" office:value="2" office:value-type="float">
            <text:p>2</text:p>
          </table:table-cell>
          <table:table-cell table:style-name="ce20"/>
          <table:table-cell ns41:value-type="float" table:style-name="ce20" office:value="33" office:value-type="float">
            <text:p>33</text:p>
          </table:table-cell>
          <table:table-cell ns41:value-type="float" table:style-name="ce20" office:value="75" office:value-type="float">
            <text:p>75</text:p>
          </table:table-cell>
          <table:table-cell ns41:value-type="float" table:style-name="ce20" office:value="69" office:value-type="float">
            <text:p>69</text:p>
          </table:table-cell>
          <table:table-cell ns41:value-type="float" table:style-name="ce20" office:value="73" office:value-type="float">
            <text:p>73</text:p>
          </table:table-cell>
          <table:table-cell ns41:value-type="float" table:style-name="ce20" office:value="68" office:value-type="float">
            <text:p>68</text:p>
          </table:table-cell>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4"/>
          <table:table-cell ns41:value-type="float" table:style-name="ce20" office:value="45" office:value-type="float">
            <text:p>45</text:p>
          </table:table-cell>
          <table:table-cell ns41:value-type="float" table:style-name="ce20" office:value="38" office:value-type="float">
            <text:p>38</text:p>
          </table:table-cell>
          <table:table-cell ns41:value-type="float" office:value="24" table:style-name="ce20" table:number-columns-repeated="2" office:value-type="float">
            <text:p>24</text:p>
          </table:table-cell>
          <table:table-cell ns41:value-type="float" table:style-name="ce20" office:value="6" office:value-type="float">
            <text:p>6</text:p>
          </table:table-cell>
          <table:table-cell ns41:value-type="float" table:style-name="ce20" office:value="7" office:value-type="float">
            <text:p>7</text:p>
          </table:table-cell>
          <table:table-cell ns41:value-type="float" table:style-name="ce20" office:value="43" office:value-type="float">
            <text:p>43</text:p>
          </table:table-cell>
          <table:table-cell ns41:value-type="float" table:style-name="ce20" office:value="40" office:value-type="float">
            <text:p>40</text:p>
          </table:table-cell>
          <table:table-cell ns41:value-type="float" table:style-name="ce20" office:value="16" office:value-type="float">
            <text:p>16</text:p>
          </table:table-cell>
          <table:table-cell ns41:value-type="float" table:style-name="ce20" office:value="13" office:value-type="float">
            <text:p>13</text:p>
          </table:table-cell>
          <table:table-cell ns41:value-type="float" table:style-name="ce20" office:value="15" office:value-type="float">
            <text:p>15</text:p>
          </table:table-cell>
          <table:table-cell ns41:value-type="float" table:style-name="ce20" office:value="16" office:value-type="float">
            <text:p>16</text:p>
          </table:table-cell>
          <table:table-cell table:style-name="ce20" table:number-columns-repeated="2"/>
          <table:table-cell ns41:value-type="float" table:style-name="ce20" office:value="1" office:value-type="float">
            <text:p>1</text:p>
          </table:table-cell>
          <table:table-cell table:style-name="ce20" table:number-columns-repeated="7"/>
          <table:table-cell ns41:value-type="float" table:style-name="ce20" office:value="73" office:value-type="float">
            <text:p>73</text:p>
          </table:table-cell>
          <table:table-cell ns41:value-type="float" table:style-name="ce20" office:value="68" office:value-type="float">
            <text:p>68</text:p>
          </table:table-cell>
          <table:table-cell table:style-name="ce20" table:number-columns-repeated="12"/>
          <table:table-cell ns41:value-type="float" table:style-name="ce20" office:value="1" office:value-type="float">
            <text:p>1</text:p>
          </table:table-cell>
          <table:table-cell table:style-name="ce20" table:number-columns-repeated="11"/>
          <table:table-cell ns41:value-type="float" office:value="1" table:style-name="ce20" table:number-columns-repeated="2" office:value-type="float">
            <text:p>1</text:p>
          </table:table-cell>
          <table:table-cell table:style-name="ce20" table:number-columns-repeated="9"/>
          <table:table-cell table:style-name="ce97"/>
          <table:table-cell table:style-name="ce77" table:number-columns-repeated="4"/>
          <table:table-cell table:number-columns-repeated="943"/>
        </table:table-row>
        <table:table-row table:style-name="ro5">
          <table:table-cell ns41:value-type="string" table:style-name="ce8" office:value-type="string">
            <text:p>RODEN.</text:p>
          </table:table-cell>
          <table:table-cell ns41:value-type="string" table:style-name="ce16" office:value-type="string">
            <text:p>Buurtschap Sandbuir</text:p>
          </table:table-cell>
          <table:table-cell table:style-name="Default"/>
          <table:table-cell ns41:value-type="float" table:style-name="ce96" office:value="8" office:value-type="float">
            <text:p>8</text:p>
          </table:table-cell>
          <table:table-cell table:style-name="ce20" table:number-columns-repeated="2"/>
          <table:table-cell ns41:value-type="float" table:style-name="ce20" office:value="9" office:value-type="float">
            <text:p>9</text:p>
          </table:table-cell>
          <table:table-cell ns41:value-type="float" table:style-name="ce20" office:value="28" office:value-type="float">
            <text:p>28</text:p>
          </table:table-cell>
          <table:table-cell ns41:value-type="float" table:style-name="ce20" office:value="23" office:value-type="float">
            <text:p>23</text:p>
          </table:table-cell>
          <table:table-cell ns41:value-type="float" table:style-name="ce20" office:value="27" office:value-type="float">
            <text:p>27</text:p>
          </table:table-cell>
          <table:table-cell ns41:value-type="float" table:style-name="ce20" office:value="21" office:value-type="float">
            <text:p>21</text:p>
          </table:table-cell>
          <table:table-cell ns41:value-type="float" table:style-name="ce20" office:value="1" office:value-type="float">
            <text:p>1</text:p>
          </table:table-cell>
          <table:table-cell ns41:value-type="float" table:style-name="ce20" office:value="2" office:value-type="float">
            <text:p>2</text:p>
          </table:table-cell>
          <table:table-cell table:style-name="ce20" table:number-columns-repeated="4"/>
          <table:table-cell ns41:value-type="float" table:style-name="ce20" office:value="22" office:value-type="float">
            <text:p>22</text:p>
          </table:table-cell>
          <table:table-cell ns41:value-type="float" table:style-name="ce20" office:value="15" office:value-type="float">
            <text:p>15</text:p>
          </table:table-cell>
          <table:table-cell ns41:value-type="float" office:value="6" table:style-name="ce20" table:number-columns-repeated="2" office:value-type="float">
            <text:p>6</text:p>
          </table:table-cell>
          <table:table-cell table:style-name="ce20"/>
          <table:table-cell ns41:value-type="float" table:style-name="ce20" office:value="2" office:value-type="float">
            <text:p>2</text:p>
          </table:table-cell>
          <table:table-cell ns41:value-type="float" table:style-name="ce20" office:value="22" office:value-type="float">
            <text:p>22</text:p>
          </table:table-cell>
          <table:table-cell ns41:value-type="float" table:style-name="ce20" office:value="18" office:value-type="float">
            <text:p>18</text:p>
          </table:table-cell>
          <table:table-cell ns41:value-type="float" office:value="2" table:style-name="ce20" table:number-columns-repeated="2" office:value-type="float">
            <text:p>2</text:p>
          </table:table-cell>
          <table:table-cell ns41:value-type="float" table:style-name="ce20" office:value="4" office:value-type="float">
            <text:p>4</text:p>
          </table:table-cell>
          <table:table-cell ns41:value-type="float" table:style-name="ce20" office:value="3" office:value-type="float">
            <text:p>3</text:p>
          </table:table-cell>
          <table:table-cell table:style-name="ce20" table:number-columns-repeated="10"/>
          <table:table-cell ns41:value-type="float" table:style-name="ce20" office:value="27" office:value-type="float">
            <text:p>27</text:p>
          </table:table-cell>
          <table:table-cell ns41:value-type="float" table:style-name="ce20" office:value="32" office:value-type="float">
            <text:p>32</text:p>
          </table:table-cell>
          <table:table-cell table:style-name="ce20" table:number-columns-repeated="12"/>
          <table:table-cell ns41:value-type="float" table:style-name="ce20" office:value="1" office:value-type="float">
            <text:p>1</text:p>
          </table:table-cell>
          <table:table-cell table:style-name="ce20" table:number-columns-repeated="22"/>
          <table:table-cell table:style-name="ce97"/>
          <table:table-cell table:style-name="ce77" table:number-columns-repeated="4"/>
          <table:table-cell table:number-columns-repeated="943"/>
        </table:table-row>
        <table:table-row table:style-name="ro5">
          <table:table-cell ns41:value-type="string" table:style-name="ce8" office:value-type="string">
            <text:p>RODEN.</text:p>
          </table:table-cell>
          <table:table-cell ns41:value-type="string" table:style-name="ce16" office:value-type="string">
            <text:p>Buurtschap Matsloot</text:p>
          </table:table-cell>
          <table:table-cell table:style-name="Default"/>
          <table:table-cell ns41:value-type="float" table:style-name="ce96" office:value="11" office:value-type="float">
            <text:p>11</text:p>
          </table:table-cell>
          <table:table-cell table:style-name="ce20" table:number-columns-repeated="2"/>
          <table:table-cell ns41:value-type="float" table:style-name="ce20" office:value="12" office:value-type="float">
            <text:p>12</text:p>
          </table:table-cell>
          <table:table-cell ns41:value-type="float" table:style-name="ce20" office:value="25" office:value-type="float">
            <text:p>25</text:p>
          </table:table-cell>
          <table:table-cell ns41:value-type="float" table:style-name="ce20" office:value="34" office:value-type="float">
            <text:p>34</text:p>
          </table:table-cell>
          <table:table-cell ns41:value-type="float" table:style-name="ce20" office:value="24" office:value-type="float">
            <text:p>24</text:p>
          </table:table-cell>
          <table:table-cell ns41:value-type="float" table:style-name="ce20" office:value="33" office:value-type="float">
            <text:p>33</text:p>
          </table:table-cell>
          <table:table-cell ns41:value-type="float" office:value="1" table:style-name="ce20" table:number-columns-repeated="2" office:value-type="float">
            <text:p>1</text:p>
          </table:table-cell>
          <table:table-cell table:style-name="ce20" table:number-columns-repeated="4"/>
          <table:table-cell ns41:value-type="float" table:style-name="ce20" office:value="13" office:value-type="float">
            <text:p>13</text:p>
          </table:table-cell>
          <table:table-cell ns41:value-type="float" table:style-name="ce20" office:value="24" office:value-type="float">
            <text:p>24</text:p>
          </table:table-cell>
          <table:table-cell ns41:value-type="float" office:value="10" table:style-name="ce20" table:number-columns-repeated="2" office:value-type="float">
            <text:p>10</text:p>
          </table:table-cell>
          <table:table-cell ns41:value-type="float" table:style-name="ce20" office:value="2" office:value-type="float">
            <text:p>2</text:p>
          </table:table-cell>
          <table:table-cell table:style-name="ce20"/>
          <table:table-cell ns41:value-type="float" table:style-name="ce20" office:value="13" office:value-type="float">
            <text:p>13</text:p>
          </table:table-cell>
          <table:table-cell ns41:value-type="float" table:style-name="ce20" office:value="14" office:value-type="float">
            <text:p>14</text:p>
          </table:table-cell>
          <table:table-cell table:style-name="ce20"/>
          <table:table-cell ns41:value-type="float" table:style-name="ce20" office:value="3" office:value-type="float">
            <text:p>3</text:p>
          </table:table-cell>
          <table:table-cell ns41:value-type="float" table:style-name="ce20" office:value="12" office:value-type="float">
            <text:p>12</text:p>
          </table:table-cell>
          <table:table-cell ns41:value-type="float" table:style-name="ce20" office:value="17" office:value-type="float">
            <text:p>17</text:p>
          </table:table-cell>
          <table:table-cell table:style-name="ce20" table:number-columns-repeated="10"/>
          <table:table-cell ns41:value-type="float" table:style-name="ce20" office:value="17" office:value-type="float">
            <text:p>17</text:p>
          </table:table-cell>
          <table:table-cell ns41:value-type="float" table:style-name="ce20" office:value="19" office:value-type="float">
            <text:p>19</text:p>
          </table:table-cell>
          <table:table-cell table:style-name="ce20" table:number-columns-repeated="12"/>
          <table:table-cell ns41:value-type="float" office:value="1" table:style-name="ce20" table:number-columns-repeated="2" office:value-type="float">
            <text:p>1</text:p>
          </table:table-cell>
          <table:table-cell table:style-name="ce20" table:number-columns-repeated="6"/>
          <table:table-cell ns41:value-type="float" table:style-name="ce20" office:value="7" office:value-type="float">
            <text:p>7</text:p>
          </table:table-cell>
          <table:table-cell ns41:value-type="float" table:style-name="ce20" office:value="14" office:value-type="float">
            <text:p>14</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RODEN.</text:p>
          </table:table-cell>
          <table:table-cell ns41:value-type="string" table:style-name="ce16" office:value-type="string">
            <text:p>Totaal</text:p>
          </table:table-cell>
          <table:table-cell table:style-name="Default"/>
          <table:table-cell ns41:value-type="float" table:style-name="ce96" office:value="331" office:value-type="float">
            <text:p>331</text:p>
          </table:table-cell>
          <table:table-cell ns41:value-type="float" table:style-name="ce20" office:value="11" office:value-type="float">
            <text:p>11</text:p>
          </table:table-cell>
          <table:table-cell table:style-name="ce20"/>
          <table:table-cell ns41:value-type="float" table:style-name="ce20" office:value="382" office:value-type="float">
            <text:p>382</text:p>
          </table:table-cell>
          <table:table-cell ns41:value-type="float" table:style-name="ce20" office:value="969" office:value-type="float">
            <text:p>969</text:p>
          </table:table-cell>
          <table:table-cell ns41:value-type="float" table:style-name="ce20" office:value="919" office:value-type="float">
            <text:p>919</text:p>
          </table:table-cell>
          <table:table-cell ns41:value-type="float" table:style-name="ce20" office:value="947" office:value-type="float">
            <text:p>947</text:p>
          </table:table-cell>
          <table:table-cell ns41:value-type="float" table:style-name="ce20" office:value="900" office:value-type="float">
            <text:p>900</text:p>
          </table:table-cell>
          <table:table-cell ns41:value-type="float" table:style-name="ce20" office:value="21" office:value-type="float">
            <text:p>21</text:p>
          </table:table-cell>
          <table:table-cell ns41:value-type="float" table:style-name="ce20" office:value="19" office:value-type="float">
            <text:p>19</text:p>
          </table:table-cell>
          <table:table-cell ns41:value-type="float" table:style-name="ce20" office:value="1" office:value-type="float">
            <text:p>1</text:p>
          </table:table-cell>
          <table:table-cell table:style-name="ce20"/>
          <table:table-cell ns41:value-type="float" office:value="4" table:style-name="ce20" table:number-columns-repeated="2" office:value-type="float">
            <text:p>4</text:p>
          </table:table-cell>
          <table:table-cell ns41:value-type="float" table:style-name="ce20" office:value="633" office:value-type="float">
            <text:p>633</text:p>
          </table:table-cell>
          <table:table-cell ns41:value-type="float" table:style-name="ce20" office:value="564" office:value-type="float">
            <text:p>564</text:p>
          </table:table-cell>
          <table:table-cell ns41:value-type="float" table:style-name="ce20" office:value="287" office:value-type="float">
            <text:p>287</text:p>
          </table:table-cell>
          <table:table-cell ns41:value-type="float" table:style-name="ce20" office:value="289" office:value-type="float">
            <text:p>289</text:p>
          </table:table-cell>
          <table:table-cell ns41:value-type="float" table:style-name="ce20" office:value="49" office:value-type="float">
            <text:p>49</text:p>
          </table:table-cell>
          <table:table-cell ns41:value-type="float" table:style-name="ce20" office:value="66" office:value-type="float">
            <text:p>66</text:p>
          </table:table-cell>
          <table:table-cell ns41:value-type="float" table:style-name="ce20" office:value="718" office:value-type="float">
            <text:p>718</text:p>
          </table:table-cell>
          <table:table-cell ns41:value-type="float" table:style-name="ce20" office:value="659" office:value-type="float">
            <text:p>659</text:p>
          </table:table-cell>
          <table:table-cell ns41:value-type="float" table:style-name="ce20" office:value="108" office:value-type="float">
            <text:p>108</text:p>
          </table:table-cell>
          <table:table-cell ns41:value-type="float" table:style-name="ce20" office:value="101" office:value-type="float">
            <text:p>101</text:p>
          </table:table-cell>
          <table:table-cell ns41:value-type="float" table:style-name="ce20" office:value="134" office:value-type="float">
            <text:p>134</text:p>
          </table:table-cell>
          <table:table-cell ns41:value-type="float" table:style-name="ce20" office:value="158" office:value-type="float">
            <text:p>158</text:p>
          </table:table-cell>
          <table:table-cell table:style-name="ce20" table:number-columns-repeated="2"/>
          <table:table-cell ns41:value-type="float" table:style-name="ce20" office:value="8" office:value-type="float">
            <text:p>8</text:p>
          </table:table-cell>
          <table:table-cell ns41:value-type="float" office:value="1" table:style-name="ce20" table:number-columns-repeated="2" office:value-type="float">
            <text:p>1</text:p>
          </table:table-cell>
          <table:table-cell table:style-name="ce20" table:number-columns-repeated="5"/>
          <table:table-cell ns41:value-type="float" table:style-name="ce20" office:value="921" office:value-type="float">
            <text:p>921</text:p>
          </table:table-cell>
          <table:table-cell ns41:value-type="float" table:style-name="ce20" office:value="873" office:value-type="float">
            <text:p>873</text:p>
          </table:table-cell>
          <table:table-cell table:style-name="ce20" table:number-columns-repeated="8"/>
          <table:table-cell ns41:value-type="float" table:style-name="ce20" office:value="2" office:value-type="float">
            <text:p>2</text:p>
          </table:table-cell>
          <table:table-cell table:style-name="ce20" table:number-columns-repeated="3"/>
          <table:table-cell ns41:value-type="float" table:style-name="ce20" office:value="3" office:value-type="float">
            <text:p>3</text:p>
          </table:table-cell>
          <table:table-cell ns41:value-type="float" table:style-name="ce20" office:value="2" office:value-type="float">
            <text:p>2</text:p>
          </table:table-cell>
          <table:table-cell table:style-name="ce20" table:number-columns-repeated="6"/>
          <table:table-cell ns41:value-type="float" table:style-name="ce20" office:value="17" office:value-type="float">
            <text:p>17</text:p>
          </table:table-cell>
          <table:table-cell ns41:value-type="float" table:style-name="ce20" office:value="25" office:value-type="float">
            <text:p>25</text:p>
          </table:table-cell>
          <table:table-cell ns41:value-type="float" office:value="1" table:style-name="ce20" table:number-columns-repeated="4" office:value-type="float">
            <text:p>1</text:p>
          </table:table-cell>
          <table:table-cell table:style-name="ce20" table:number-columns-repeated="4"/>
          <table:table-cell ns41:value-type="float" table:style-name="ce20" office:value="24" office:value-type="float">
            <text:p>24</text:p>
          </table:table-cell>
          <table:table-cell ns41:value-type="float" table:style-name="ce20" office:value="17" office:value-type="float">
            <text:p>17</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ROLDE.</text:p>
          </table:table-cell>
          <table:table-cell ns41:value-type="string" table:style-name="ce16" office:value-type="string">
            <text:p>Dorp</text:p>
          </table:table-cell>
          <table:table-cell table:style-name="Default"/>
          <table:table-cell ns41:value-type="float" table:style-name="ce96" office:value="108" office:value-type="float">
            <text:p>108</text:p>
          </table:table-cell>
          <table:table-cell ns41:value-type="float" table:style-name="ce20" office:value="2" office:value-type="float">
            <text:p>2</text:p>
          </table:table-cell>
          <table:table-cell table:style-name="ce20"/>
          <table:table-cell ns41:value-type="float" table:style-name="ce20" office:value="145" office:value-type="float">
            <text:p>145</text:p>
          </table:table-cell>
          <table:table-cell ns41:value-type="float" table:style-name="ce20" office:value="335" office:value-type="float">
            <text:p>335</text:p>
          </table:table-cell>
          <table:table-cell ns41:value-type="float" table:style-name="ce20" office:value="330" office:value-type="float">
            <text:p>330</text:p>
          </table:table-cell>
          <table:table-cell ns41:value-type="float" table:style-name="ce20" office:value="310" office:value-type="float">
            <text:p>310</text:p>
          </table:table-cell>
          <table:table-cell ns41:value-type="float" table:style-name="ce20" office:value="314" office:value-type="float">
            <text:p>314</text:p>
          </table:table-cell>
          <table:table-cell ns41:value-type="float" table:style-name="ce20" office:value="17" office:value-type="float">
            <text:p>17</text:p>
          </table:table-cell>
          <table:table-cell ns41:value-type="float" table:style-name="ce20" office:value="10" office:value-type="float">
            <text:p>10</text:p>
          </table:table-cell>
          <table:table-cell ns41:value-type="float" table:style-name="ce20" office:value="8" office:value-type="float">
            <text:p>8</text:p>
          </table:table-cell>
          <table:table-cell ns41:value-type="float" table:style-name="ce20" office:value="6" office:value-type="float">
            <text:p>6</text:p>
          </table:table-cell>
          <table:table-cell ns41:value-type="float" table:style-name="ce20" office:value="2" office:value-type="float">
            <text:p>2</text:p>
          </table:table-cell>
          <table:table-cell table:style-name="ce20"/>
          <table:table-cell ns41:value-type="float" table:style-name="ce20" office:value="206" office:value-type="float">
            <text:p>206</text:p>
          </table:table-cell>
          <table:table-cell ns41:value-type="float" table:style-name="ce20" office:value="192" office:value-type="float">
            <text:p>192</text:p>
          </table:table-cell>
          <table:table-cell ns41:value-type="float" table:style-name="ce20" office:value="113" office:value-type="float">
            <text:p>113</text:p>
          </table:table-cell>
          <table:table-cell ns41:value-type="float" table:style-name="ce20" office:value="114" office:value-type="float">
            <text:p>114</text:p>
          </table:table-cell>
          <table:table-cell ns41:value-type="float" table:style-name="ce20" office:value="16" office:value-type="float">
            <text:p>16</text:p>
          </table:table-cell>
          <table:table-cell ns41:value-type="float" table:style-name="ce20" office:value="24" office:value-type="float">
            <text:p>24</text:p>
          </table:table-cell>
          <table:table-cell ns41:value-type="float" table:style-name="ce20" office:value="203" office:value-type="float">
            <text:p>203</text:p>
          </table:table-cell>
          <table:table-cell ns41:value-type="float" table:style-name="ce20" office:value="220" office:value-type="float">
            <text:p>220</text:p>
          </table:table-cell>
          <table:table-cell ns41:value-type="float" table:style-name="ce20" office:value="101" office:value-type="float">
            <text:p>101</text:p>
          </table:table-cell>
          <table:table-cell ns41:value-type="float" table:style-name="ce20" office:value="88" office:value-type="float">
            <text:p>88</text:p>
          </table:table-cell>
          <table:table-cell ns41:value-type="float" table:style-name="ce20" office:value="20" office:value-type="float">
            <text:p>20</text:p>
          </table:table-cell>
          <table:table-cell ns41:value-type="float" table:style-name="ce20" office:value="19" office:value-type="float">
            <text:p>19</text:p>
          </table:table-cell>
          <table:table-cell table:style-name="ce20"/>
          <table:table-cell ns41:value-type="float" table:style-name="ce20" office:value="1" office:value-type="float">
            <text:p>1</text:p>
          </table:table-cell>
          <table:table-cell ns41:value-type="float" table:style-name="ce20" office:value="10" office:value-type="float">
            <text:p>10</text:p>
          </table:table-cell>
          <table:table-cell ns41:value-type="float" table:style-name="ce20" office:value="2" office:value-type="float">
            <text:p>2</text:p>
          </table:table-cell>
          <table:table-cell table:style-name="ce20" table:number-columns-repeated="4"/>
          <table:table-cell ns41:value-type="float" table:style-name="ce20" office:value="1" office:value-type="float">
            <text:p>1</text:p>
          </table:table-cell>
          <table:table-cell table:style-name="ce20"/>
          <table:table-cell ns41:value-type="float" table:style-name="ce20" office:value="314" office:value-type="float">
            <text:p>314</text:p>
          </table:table-cell>
          <table:table-cell ns41:value-type="float" table:style-name="ce20" office:value="310" office:value-type="float">
            <text:p>310</text:p>
          </table:table-cell>
          <table:table-cell table:style-name="ce20"/>
          <table:table-cell ns41:value-type="float" table:style-name="ce20" office:value="1" office:value-type="float">
            <text:p>1</text:p>
          </table:table-cell>
          <table:table-cell table:style-name="ce20" table:number-columns-repeated="6"/>
          <table:table-cell ns41:value-type="float" table:style-name="ce20" office:value="1" office:value-type="float">
            <text:p>1</text:p>
          </table:table-cell>
          <table:table-cell table:style-name="ce20" table:number-columns-repeated="4"/>
          <table:table-cell ns41:value-type="float" table:style-name="ce20" office:value="2" office:value-type="float">
            <text:p>2</text:p>
          </table:table-cell>
          <table:table-cell table:style-name="ce20" table:number-columns-repeated="6"/>
          <table:table-cell ns41:value-type="float" table:style-name="ce20" office:value="2" office:value-type="float">
            <text:p>2</text:p>
          </table:table-cell>
          <table:table-cell ns41:value-type="float" table:style-name="ce20" office:value="3" office:value-type="float">
            <text:p>3</text:p>
          </table:table-cell>
          <table:table-cell ns41:value-type="float" table:style-name="ce20" office:value="6" office:value-type="float">
            <text:p>6</text:p>
          </table:table-cell>
          <table:table-cell ns41:value-type="float" table:style-name="ce20" office:value="4" office:value-type="float">
            <text:p>4</text:p>
          </table:table-cell>
          <table:table-cell table:style-name="ce20" table:number-columns-repeated="6"/>
          <table:table-cell ns41:value-type="float" table:style-name="ce20" office:value="12" office:value-type="float">
            <text:p>12</text:p>
          </table:table-cell>
          <table:table-cell ns41:value-type="float" table:style-name="ce20" office:value="10" office:value-type="float">
            <text:p>10</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ROLDE.</text:p>
          </table:table-cell>
          <table:table-cell ns41:value-type="string" table:style-name="ce16" office:value-type="string">
            <text:p>Buurtschap Grolloo</text:p>
          </table:table-cell>
          <table:table-cell table:style-name="Default"/>
          <table:table-cell ns41:value-type="float" table:style-name="ce96" office:value="40" office:value-type="float">
            <text:p>40</text:p>
          </table:table-cell>
          <table:table-cell ns41:value-type="float" table:style-name="ce20" office:value="1" office:value-type="float">
            <text:p>1</text:p>
          </table:table-cell>
          <table:table-cell table:style-name="ce20"/>
          <table:table-cell ns41:value-type="float" table:style-name="ce20" office:value="48" office:value-type="float">
            <text:p>48</text:p>
          </table:table-cell>
          <table:table-cell ns41:value-type="float" table:style-name="ce20" office:value="137" office:value-type="float">
            <text:p>137</text:p>
          </table:table-cell>
          <table:table-cell ns41:value-type="float" table:style-name="ce20" office:value="144" office:value-type="float">
            <text:p>144</text:p>
          </table:table-cell>
          <table:table-cell ns41:value-type="float" table:style-name="ce20" office:value="132" office:value-type="float">
            <text:p>132</text:p>
          </table:table-cell>
          <table:table-cell ns41:value-type="float" table:style-name="ce20" office:value="141" office:value-type="float">
            <text:p>141</text:p>
          </table:table-cell>
          <table:table-cell ns41:value-type="float" table:style-name="ce20" office:value="4" office:value-type="float">
            <text:p>4</text:p>
          </table:table-cell>
          <table:table-cell ns41:value-type="float" table:style-name="ce20" office:value="3" office:value-type="float">
            <text:p>3</text:p>
          </table:table-cell>
          <table:table-cell ns41:value-type="float" table:style-name="ce20" office:value="1" office:value-type="float">
            <text:p>1</text:p>
          </table:table-cell>
          <table:table-cell table:style-name="ce20" table:number-columns-repeated="3"/>
          <table:table-cell ns41:value-type="float" table:style-name="ce20" office:value="90" office:value-type="float">
            <text:p>90</text:p>
          </table:table-cell>
          <table:table-cell ns41:value-type="float" table:style-name="ce20" office:value="98" office:value-type="float">
            <text:p>98</text:p>
          </table:table-cell>
          <table:table-cell ns41:value-type="float" office:value="40" table:style-name="ce20" table:number-columns-repeated="2" office:value-type="float">
            <text:p>40</text:p>
          </table:table-cell>
          <table:table-cell ns41:value-type="float" table:style-name="ce20" office:value="7" office:value-type="float">
            <text:p>7</text:p>
          </table:table-cell>
          <table:table-cell ns41:value-type="float" table:style-name="ce20" office:value="6" office:value-type="float">
            <text:p>6</text:p>
          </table:table-cell>
          <table:table-cell ns41:value-type="float" table:style-name="ce20" office:value="85" office:value-type="float">
            <text:p>85</text:p>
          </table:table-cell>
          <table:table-cell ns41:value-type="float" table:style-name="ce20" office:value="107" office:value-type="float">
            <text:p>107</text:p>
          </table:table-cell>
          <table:table-cell ns41:value-type="float" table:style-name="ce20" office:value="45" office:value-type="float">
            <text:p>45</text:p>
          </table:table-cell>
          <table:table-cell ns41:value-type="float" table:style-name="ce20" office:value="36" office:value-type="float">
            <text:p>36</text:p>
          </table:table-cell>
          <table:table-cell ns41:value-type="float" table:style-name="ce20" office:value="4" office:value-type="float">
            <text:p>4</text:p>
          </table:table-cell>
          <table:table-cell ns41:value-type="float" table:style-name="ce20" office:value="1" office:value-type="float">
            <text:p>1</text:p>
          </table:table-cell>
          <table:table-cell table:style-name="ce20" table:number-columns-repeated="2"/>
          <table:table-cell ns41:value-type="float" table:style-name="ce20" office:value="3" office:value-type="float">
            <text:p>3</text:p>
          </table:table-cell>
          <table:table-cell table:style-name="ce20" table:number-columns-repeated="7"/>
          <table:table-cell ns41:value-type="float" table:style-name="ce20" office:value="136" office:value-type="float">
            <text:p>136</text:p>
          </table:table-cell>
          <table:table-cell ns41:value-type="float" table:style-name="ce20" office:value="144" office:value-type="float">
            <text:p>144</text:p>
          </table:table-cell>
          <table:table-cell table:style-name="ce20" table:number-columns-repeated="22"/>
          <table:table-cell ns41:value-type="float" table:style-name="ce20" office:value="1" office:value-type="float">
            <text:p>1</text:p>
          </table:table-cell>
          <table:table-cell table:style-name="ce20" table:number-columns-repeated="12"/>
          <table:table-cell table:style-name="ce97"/>
          <table:table-cell table:style-name="ce77" table:number-columns-repeated="4"/>
          <table:table-cell table:number-columns-repeated="943"/>
        </table:table-row>
        <table:table-row table:style-name="ro5">
          <table:table-cell ns41:value-type="string" table:style-name="ce8" office:value-type="string">
            <text:p>ROLDE.</text:p>
          </table:table-cell>
          <table:table-cell ns41:value-type="string" table:style-name="ce16" office:value-type="string">
            <text:p>Buurtschap Schoonloo</text:p>
          </table:table-cell>
          <table:table-cell table:style-name="Default"/>
          <table:table-cell ns41:value-type="float" table:style-name="ce96" office:value="13" office:value-type="float">
            <text:p>13</text:p>
          </table:table-cell>
          <table:table-cell ns41:value-type="float" table:style-name="ce20" office:value="1" office:value-type="float">
            <text:p>1</text:p>
          </table:table-cell>
          <table:table-cell table:style-name="ce20"/>
          <table:table-cell ns41:value-type="float" table:style-name="ce20" office:value="14" office:value-type="float">
            <text:p>14</text:p>
          </table:table-cell>
          <table:table-cell ns41:value-type="float" table:style-name="ce20" office:value="51" office:value-type="float">
            <text:p>51</text:p>
          </table:table-cell>
          <table:table-cell ns41:value-type="float" table:style-name="ce20" office:value="37" office:value-type="float">
            <text:p>37</text:p>
          </table:table-cell>
          <table:table-cell ns41:value-type="float" table:style-name="ce20" office:value="46" office:value-type="float">
            <text:p>46</text:p>
          </table:table-cell>
          <table:table-cell ns41:value-type="float" table:style-name="ce20" office:value="35" office:value-type="float">
            <text:p>35</text:p>
          </table:table-cell>
          <table:table-cell ns41:value-type="float" table:style-name="ce20" office:value="3" office:value-type="float">
            <text:p>3</text:p>
          </table:table-cell>
          <table:table-cell ns41:value-type="float" office:value="2" table:style-name="ce20" table:number-columns-repeated="2" office:value-type="float">
            <text:p>2</text:p>
          </table:table-cell>
          <table:table-cell table:style-name="ce20" table:number-columns-repeated="3"/>
          <table:table-cell ns41:value-type="float" table:style-name="ce20" office:value="36" office:value-type="float">
            <text:p>36</text:p>
          </table:table-cell>
          <table:table-cell ns41:value-type="float" table:style-name="ce20" office:value="25" office:value-type="float">
            <text:p>25</text:p>
          </table:table-cell>
          <table:table-cell ns41:value-type="float" table:style-name="ce20" office:value="13" office:value-type="float">
            <text:p>13</text:p>
          </table:table-cell>
          <table:table-cell ns41:value-type="float" table:style-name="ce20" office:value="12" office:value-type="float">
            <text:p>12</text:p>
          </table:table-cell>
          <table:table-cell ns41:value-type="float" table:style-name="ce20" office:value="2" office:value-type="float">
            <text:p>2</text:p>
          </table:table-cell>
          <table:table-cell table:style-name="ce20"/>
          <table:table-cell ns41:value-type="float" table:style-name="ce20" office:value="29" office:value-type="float">
            <text:p>29</text:p>
          </table:table-cell>
          <table:table-cell ns41:value-type="float" office:value="21" table:style-name="ce20" table:number-columns-repeated="2" office:value-type="float">
            <text:p>21</text:p>
          </table:table-cell>
          <table:table-cell ns41:value-type="float" table:style-name="ce20" office:value="16" office:value-type="float">
            <text:p>16</text:p>
          </table:table-cell>
          <table:table-cell table:style-name="ce20" table:number-columns-repeated="4"/>
          <table:table-cell ns41:value-type="float" table:style-name="ce20" office:value="1" office:value-type="float">
            <text:p>1</text:p>
          </table:table-cell>
          <table:table-cell table:style-name="ce20" table:number-columns-repeated="7"/>
          <table:table-cell ns41:value-type="float" table:style-name="ce20" office:value="51" office:value-type="float">
            <text:p>51</text:p>
          </table:table-cell>
          <table:table-cell ns41:value-type="float" table:style-name="ce20" office:value="37" office:value-type="float">
            <text:p>37</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ROLDE.</text:p>
          </table:table-cell>
          <table:table-cell ns41:value-type="string" table:style-name="ce16" office:value-type="string">
            <text:p>Buurtschap Amen</text:p>
          </table:table-cell>
          <table:table-cell table:style-name="Default"/>
          <table:table-cell ns41:value-type="float" table:style-name="ce96" office:value="7" office:value-type="float">
            <text:p>7</text:p>
          </table:table-cell>
          <table:table-cell ns41:value-type="float" table:style-name="ce20" office:value="1" office:value-type="float">
            <text:p>1</text:p>
          </table:table-cell>
          <table:table-cell table:style-name="ce20"/>
          <table:table-cell ns41:value-type="float" table:style-name="ce20" office:value="7" office:value-type="float">
            <text:p>7</text:p>
          </table:table-cell>
          <table:table-cell ns41:value-type="float" table:style-name="ce20" office:value="26" office:value-type="float">
            <text:p>26</text:p>
          </table:table-cell>
          <table:table-cell ns41:value-type="float" table:style-name="ce20" office:value="23" office:value-type="float">
            <text:p>23</text:p>
          </table:table-cell>
          <table:table-cell ns41:value-type="float" table:style-name="ce20" office:value="24" office:value-type="float">
            <text:p>24</text:p>
          </table:table-cell>
          <table:table-cell ns41:value-type="float" table:style-name="ce20" office:value="21" office:value-type="float">
            <text:p>21</text:p>
          </table:table-cell>
          <table:table-cell ns41:value-type="float" office:value="2" table:style-name="ce20" table:number-columns-repeated="2" office:value-type="float">
            <text:p>2</text:p>
          </table:table-cell>
          <table:table-cell table:style-name="ce20" table:number-columns-repeated="4"/>
          <table:table-cell ns41:value-type="float" table:style-name="ce20" office:value="18" office:value-type="float">
            <text:p>18</text:p>
          </table:table-cell>
          <table:table-cell ns41:value-type="float" table:style-name="ce20" office:value="16" office:value-type="float">
            <text:p>16</text:p>
          </table:table-cell>
          <table:table-cell ns41:value-type="float" office:value="7" table:style-name="ce20" table:number-columns-repeated="2" office:value-type="float">
            <text:p>7</text:p>
          </table:table-cell>
          <table:table-cell ns41:value-type="float" table:style-name="ce20" office:value="1" office:value-type="float">
            <text:p>1</text:p>
          </table:table-cell>
          <table:table-cell table:style-name="ce20"/>
          <table:table-cell ns41:value-type="float" table:style-name="ce20" office:value="20" office:value-type="float">
            <text:p>20</text:p>
          </table:table-cell>
          <table:table-cell ns41:value-type="float" table:style-name="ce20" office:value="14" office:value-type="float">
            <text:p>14</text:p>
          </table:table-cell>
          <table:table-cell ns41:value-type="float" table:style-name="ce20" office:value="6" office:value-type="float">
            <text:p>6</text:p>
          </table:table-cell>
          <table:table-cell ns41:value-type="float" table:style-name="ce20" office:value="8" office:value-type="float">
            <text:p>8</text:p>
          </table:table-cell>
          <table:table-cell table:style-name="ce20"/>
          <table:table-cell ns41:value-type="float" table:style-name="ce20" office:value="1" office:value-type="float">
            <text:p>1</text:p>
          </table:table-cell>
          <table:table-cell table:style-name="ce20" table:number-columns-repeated="10"/>
          <table:table-cell ns41:value-type="float" table:style-name="ce20" office:value="26" office:value-type="float">
            <text:p>26</text:p>
          </table:table-cell>
          <table:table-cell ns41:value-type="float" table:style-name="ce20" office:value="23" office:value-type="float">
            <text:p>23</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ROLDE.</text:p>
          </table:table-cell>
          <table:table-cell ns41:value-type="string" table:style-name="ce16" office:value-type="string">
            <text:p>Buurtschap Ekehaar</text:p>
          </table:table-cell>
          <table:table-cell table:style-name="Default"/>
          <table:table-cell ns41:value-type="float" table:style-name="ce96" office:value="4" office:value-type="float">
            <text:p>4</text:p>
          </table:table-cell>
          <table:table-cell table:style-name="ce20" table:number-columns-repeated="2"/>
          <table:table-cell ns41:value-type="float" table:style-name="ce20" office:value="4" office:value-type="float">
            <text:p>4</text:p>
          </table:table-cell>
          <table:table-cell ns41:value-type="float" table:style-name="ce20" office:value="21" office:value-type="float">
            <text:p>21</text:p>
          </table:table-cell>
          <table:table-cell ns41:value-type="float" table:style-name="ce20" office:value="18" office:value-type="float">
            <text:p>18</text:p>
          </table:table-cell>
          <table:table-cell ns41:value-type="float" table:style-name="ce20" office:value="20" office:value-type="float">
            <text:p>20</text:p>
          </table:table-cell>
          <table:table-cell ns41:value-type="float" table:style-name="ce20" office:value="18" office:value-type="float">
            <text:p>18</text:p>
          </table:table-cell>
          <table:table-cell ns41:value-type="float" table:style-name="ce20" office:value="1" office:value-type="float">
            <text:p>1</text:p>
          </table:table-cell>
          <table:table-cell table:style-name="ce20" table:number-columns-repeated="5"/>
          <table:table-cell ns41:value-type="float" table:style-name="ce20" office:value="16" office:value-type="float">
            <text:p>16</text:p>
          </table:table-cell>
          <table:table-cell ns41:value-type="float" table:style-name="ce20" office:value="15" office:value-type="float">
            <text:p>15</text:p>
          </table:table-cell>
          <table:table-cell ns41:value-type="float" office:value="3" table:style-name="ce20" table:number-columns-repeated="2" office:value-type="float">
            <text:p>3</text:p>
          </table:table-cell>
          <table:table-cell ns41:value-type="float" table:style-name="ce20" office:value="2" office:value-type="float">
            <text:p>2</text:p>
          </table:table-cell>
          <table:table-cell table:style-name="ce20"/>
          <table:table-cell ns41:value-type="float" table:style-name="ce20" office:value="14" office:value-type="float">
            <text:p>14</text:p>
          </table:table-cell>
          <table:table-cell ns41:value-type="float" table:style-name="ce20" office:value="12" office:value-type="float">
            <text:p>12</text:p>
          </table:table-cell>
          <table:table-cell ns41:value-type="float" table:style-name="ce20" office:value="7" office:value-type="float">
            <text:p>7</text:p>
          </table:table-cell>
          <table:table-cell ns41:value-type="float" table:style-name="ce20" office:value="6" office:value-type="float">
            <text:p>6</text:p>
          </table:table-cell>
          <table:table-cell table:style-name="ce20" table:number-columns-repeated="12"/>
          <table:table-cell ns41:value-type="float" table:style-name="ce20" office:value="21" office:value-type="float">
            <text:p>21</text:p>
          </table:table-cell>
          <table:table-cell ns41:value-type="float" table:style-name="ce20" office:value="18" office:value-type="float">
            <text:p>18</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ROLDE.</text:p>
          </table:table-cell>
          <table:table-cell ns41:value-type="string" table:style-name="ce16" office:value-type="string">
            <text:p>Buurtschap Eleveld en Eldersloo</text:p>
          </table:table-cell>
          <table:table-cell table:style-name="Default"/>
          <table:table-cell ns41:value-type="float" table:style-name="ce96" office:value="3" office:value-type="float">
            <text:p>3</text:p>
          </table:table-cell>
          <table:table-cell table:style-name="ce20" table:number-columns-repeated="2"/>
          <table:table-cell ns41:value-type="float" table:style-name="ce20" office:value="3" office:value-type="float">
            <text:p>3</text:p>
          </table:table-cell>
          <table:table-cell ns41:value-type="float" table:style-name="ce20" office:value="12" office:value-type="float">
            <text:p>12</text:p>
          </table:table-cell>
          <table:table-cell ns41:value-type="float" table:style-name="ce20" office:value="13" office:value-type="float">
            <text:p>13</text:p>
          </table:table-cell>
          <table:table-cell ns41:value-type="float" table:style-name="ce20" office:value="9" office:value-type="float">
            <text:p>9</text:p>
          </table:table-cell>
          <table:table-cell ns41:value-type="float" table:style-name="ce20" office:value="13" office:value-type="float">
            <text:p>13</text:p>
          </table:table-cell>
          <table:table-cell ns41:value-type="float" table:style-name="ce20" office:value="3" office:value-type="float">
            <text:p>3</text:p>
          </table:table-cell>
          <table:table-cell table:style-name="ce20" table:number-columns-repeated="5"/>
          <table:table-cell ns41:value-type="float" office:value="9" table:style-name="ce20" table:number-columns-repeated="2" office:value-type="float">
            <text:p>9</text:p>
          </table:table-cell>
          <table:table-cell ns41:value-type="float" office:value="3" table:style-name="ce20" table:number-columns-repeated="2" office:value-type="float">
            <text:p>3</text:p>
          </table:table-cell>
          <table:table-cell table:style-name="ce20"/>
          <table:table-cell ns41:value-type="float" table:style-name="ce20" office:value="1" office:value-type="float">
            <text:p>1</text:p>
          </table:table-cell>
          <table:table-cell ns41:value-type="float" table:style-name="ce20" office:value="6" office:value-type="float">
            <text:p>6</text:p>
          </table:table-cell>
          <table:table-cell ns41:value-type="float" table:style-name="ce20" office:value="12" office:value-type="float">
            <text:p>12</text:p>
          </table:table-cell>
          <table:table-cell ns41:value-type="float" table:style-name="ce20" office:value="6" office:value-type="float">
            <text:p>6</text:p>
          </table:table-cell>
          <table:table-cell ns41:value-type="float" table:style-name="ce20" office:value="1" office:value-type="float">
            <text:p>1</text:p>
          </table:table-cell>
          <table:table-cell table:style-name="ce20" table:number-columns-repeated="12"/>
          <table:table-cell ns41:value-type="float" table:style-name="ce20" office:value="12" office:value-type="float">
            <text:p>12</text:p>
          </table:table-cell>
          <table:table-cell ns41:value-type="float" table:style-name="ce20" office:value="13" office:value-type="float">
            <text:p>13</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ROLDE.</text:p>
          </table:table-cell>
          <table:table-cell ns41:value-type="string" table:style-name="ce16" office:value-type="string">
            <text:p>Buurtschap Nijlande</text:p>
          </table:table-cell>
          <table:table-cell table:style-name="Default"/>
          <table:table-cell ns41:value-type="float" table:style-name="ce96" office:value="6" office:value-type="float">
            <text:p>6</text:p>
          </table:table-cell>
          <table:table-cell table:style-name="ce20" table:number-columns-repeated="2"/>
          <table:table-cell ns41:value-type="float" table:style-name="ce20" office:value="8" office:value-type="float">
            <text:p>8</text:p>
          </table:table-cell>
          <table:table-cell ns41:value-type="float" table:style-name="ce20" office:value="22" office:value-type="float">
            <text:p>22</text:p>
          </table:table-cell>
          <table:table-cell ns41:value-type="float" table:style-name="ce20" office:value="28" office:value-type="float">
            <text:p>28</text:p>
          </table:table-cell>
          <table:table-cell ns41:value-type="float" table:style-name="ce20" office:value="21" office:value-type="float">
            <text:p>21</text:p>
          </table:table-cell>
          <table:table-cell ns41:value-type="float" table:style-name="ce20" office:value="27" office:value-type="float">
            <text:p>27</text:p>
          </table:table-cell>
          <table:table-cell ns41:value-type="float" office:value="1" table:style-name="ce20" table:number-columns-repeated="2" office:value-type="float">
            <text:p>1</text:p>
          </table:table-cell>
          <table:table-cell table:style-name="ce20" table:number-columns-repeated="4"/>
          <table:table-cell ns41:value-type="float" table:style-name="ce20" office:value="14" office:value-type="float">
            <text:p>14</text:p>
          </table:table-cell>
          <table:table-cell ns41:value-type="float" table:style-name="ce20" office:value="19" office:value-type="float">
            <text:p>19</text:p>
          </table:table-cell>
          <table:table-cell ns41:value-type="float" office:value="8" table:style-name="ce20" table:number-columns-repeated="2" office:value-type="float">
            <text:p>8</text:p>
          </table:table-cell>
          <table:table-cell table:style-name="ce20"/>
          <table:table-cell ns41:value-type="float" table:style-name="ce20" office:value="1" office:value-type="float">
            <text:p>1</text:p>
          </table:table-cell>
          <table:table-cell ns41:value-type="float" table:style-name="ce20" office:value="19" office:value-type="float">
            <text:p>19</text:p>
          </table:table-cell>
          <table:table-cell ns41:value-type="float" table:style-name="ce20" office:value="24" office:value-type="float">
            <text:p>24</text:p>
          </table:table-cell>
          <table:table-cell ns41:value-type="float" table:style-name="ce20" office:value="2" office:value-type="float">
            <text:p>2</text:p>
          </table:table-cell>
          <table:table-cell ns41:value-type="float" table:style-name="ce20" office:value="4" office:value-type="float">
            <text:p>4</text:p>
          </table:table-cell>
          <table:table-cell ns41:value-type="float" table:style-name="ce20" office:value="1" office:value-type="float">
            <text:p>1</text:p>
          </table:table-cell>
          <table:table-cell table:style-name="ce20" table:number-columns-repeated="11"/>
          <table:table-cell ns41:value-type="float" table:style-name="ce20" office:value="22" office:value-type="float">
            <text:p>22</text:p>
          </table:table-cell>
          <table:table-cell ns41:value-type="float" table:style-name="ce20" office:value="28" office:value-type="float">
            <text:p>28</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ROLDE.</text:p>
          </table:table-cell>
          <table:table-cell ns41:value-type="string" table:style-name="ce16" office:value-type="string">
            <text:p>Buurtschap Duurse</text:p>
          </table:table-cell>
          <table:table-cell table:style-name="Default"/>
          <table:table-cell ns41:value-type="float" table:style-name="ce96" office:value="10" office:value-type="float">
            <text:p>10</text:p>
          </table:table-cell>
          <table:table-cell table:style-name="ce20" table:number-columns-repeated="2"/>
          <table:table-cell ns41:value-type="float" table:style-name="ce20" office:value="10" office:value-type="float">
            <text:p>10</text:p>
          </table:table-cell>
          <table:table-cell ns41:value-type="float" table:style-name="ce20" office:value="44" office:value-type="float">
            <text:p>44</text:p>
          </table:table-cell>
          <table:table-cell ns41:value-type="float" table:style-name="ce20" office:value="29" office:value-type="float">
            <text:p>29</text:p>
          </table:table-cell>
          <table:table-cell ns41:value-type="float" table:style-name="ce20" office:value="34" office:value-type="float">
            <text:p>34</text:p>
          </table:table-cell>
          <table:table-cell ns41:value-type="float" table:style-name="ce20" office:value="28" office:value-type="float">
            <text:p>28</text:p>
          </table:table-cell>
          <table:table-cell ns41:value-type="float" table:style-name="ce20" office:value="10" office:value-type="float">
            <text:p>10</text:p>
          </table:table-cell>
          <table:table-cell ns41:value-type="float" table:style-name="ce20" office:value="1" office:value-type="float">
            <text:p>1</text:p>
          </table:table-cell>
          <table:table-cell table:style-name="ce20" table:number-columns-repeated="4"/>
          <table:table-cell ns41:value-type="float" table:style-name="ce20" office:value="33" office:value-type="float">
            <text:p>33</text:p>
          </table:table-cell>
          <table:table-cell ns41:value-type="float" table:style-name="ce20" office:value="20" office:value-type="float">
            <text:p>20</text:p>
          </table:table-cell>
          <table:table-cell ns41:value-type="float" office:value="8" table:style-name="ce20" table:number-columns-repeated="2" office:value-type="float">
            <text:p>8</text:p>
          </table:table-cell>
          <table:table-cell ns41:value-type="float" table:style-name="ce20" office:value="3" office:value-type="float">
            <text:p>3</text:p>
          </table:table-cell>
          <table:table-cell ns41:value-type="float" table:style-name="ce20" office:value="1" office:value-type="float">
            <text:p>1</text:p>
          </table:table-cell>
          <table:table-cell ns41:value-type="float" table:style-name="ce20" office:value="24" office:value-type="float">
            <text:p>24</text:p>
          </table:table-cell>
          <table:table-cell ns41:value-type="float" table:style-name="ce20" office:value="20" office:value-type="float">
            <text:p>20</text:p>
          </table:table-cell>
          <table:table-cell ns41:value-type="float" table:style-name="ce20" office:value="19" office:value-type="float">
            <text:p>19</text:p>
          </table:table-cell>
          <table:table-cell ns41:value-type="float" table:style-name="ce20" office:value="9" office:value-type="float">
            <text:p>9</text:p>
          </table:table-cell>
          <table:table-cell ns41:value-type="float" table:style-name="ce20" office:value="1" office:value-type="float">
            <text:p>1</text:p>
          </table:table-cell>
          <table:table-cell table:style-name="ce20" table:number-columns-repeated="11"/>
          <table:table-cell ns41:value-type="float" table:style-name="ce20" office:value="42" office:value-type="float">
            <text:p>42</text:p>
          </table:table-cell>
          <table:table-cell ns41:value-type="float" table:style-name="ce20" office:value="25" office:value-type="float">
            <text:p>25</text:p>
          </table:table-cell>
          <table:table-cell table:style-name="ce20" table:number-columns-repeated="20"/>
          <table:table-cell ns41:value-type="float" table:style-name="ce20" office:value="2" office:value-type="float">
            <text:p>2</text:p>
          </table:table-cell>
          <table:table-cell ns41:value-type="float" table:style-name="ce20" office:value="4" office:value-type="float">
            <text:p>4</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ROLDE.</text:p>
          </table:table-cell>
          <table:table-cell ns41:value-type="string" table:style-name="ce16" office:value-type="string">
            <text:p>Buurtschap Balloo</text:p>
          </table:table-cell>
          <table:table-cell table:style-name="Default"/>
          <table:table-cell ns41:value-type="float" table:style-name="ce96" office:value="44" office:value-type="float">
            <text:p>44</text:p>
          </table:table-cell>
          <table:table-cell ns41:value-type="float" table:style-name="ce20" office:value="1" office:value-type="float">
            <text:p>1</text:p>
          </table:table-cell>
          <table:table-cell table:style-name="ce20"/>
          <table:table-cell ns41:value-type="float" table:style-name="ce20" office:value="51" office:value-type="float">
            <text:p>51</text:p>
          </table:table-cell>
          <table:table-cell ns41:value-type="float" table:style-name="ce20" office:value="132" office:value-type="float">
            <text:p>132</text:p>
          </table:table-cell>
          <table:table-cell ns41:value-type="float" table:style-name="ce20" office:value="114" office:value-type="float">
            <text:p>114</text:p>
          </table:table-cell>
          <table:table-cell ns41:value-type="float" table:style-name="ce20" office:value="125" office:value-type="float">
            <text:p>125</text:p>
          </table:table-cell>
          <table:table-cell ns41:value-type="float" table:style-name="ce20" office:value="105" office:value-type="float">
            <text:p>105</text:p>
          </table:table-cell>
          <table:table-cell ns41:value-type="float" table:style-name="ce20" office:value="7" office:value-type="float">
            <text:p>7</text:p>
          </table:table-cell>
          <table:table-cell ns41:value-type="float" table:style-name="ce20" office:value="9" office:value-type="float">
            <text:p>9</text:p>
          </table:table-cell>
          <table:table-cell table:style-name="ce20" table:number-columns-repeated="4"/>
          <table:table-cell ns41:value-type="float" table:style-name="ce20" office:value="88" office:value-type="float">
            <text:p>88</text:p>
          </table:table-cell>
          <table:table-cell ns41:value-type="float" table:style-name="ce20" office:value="64" office:value-type="float">
            <text:p>64</text:p>
          </table:table-cell>
          <table:table-cell ns41:value-type="float" table:style-name="ce20" office:value="43" office:value-type="float">
            <text:p>43</text:p>
          </table:table-cell>
          <table:table-cell ns41:value-type="float" table:style-name="ce20" office:value="44" office:value-type="float">
            <text:p>44</text:p>
          </table:table-cell>
          <table:table-cell ns41:value-type="float" table:style-name="ce20" office:value="1" office:value-type="float">
            <text:p>1</text:p>
          </table:table-cell>
          <table:table-cell ns41:value-type="float" table:style-name="ce20" office:value="6" office:value-type="float">
            <text:p>6</text:p>
          </table:table-cell>
          <table:table-cell ns41:value-type="float" table:style-name="ce20" office:value="88" office:value-type="float">
            <text:p>88</text:p>
          </table:table-cell>
          <table:table-cell ns41:value-type="float" table:style-name="ce20" office:value="64" office:value-type="float">
            <text:p>64</text:p>
          </table:table-cell>
          <table:table-cell ns41:value-type="float" table:style-name="ce20" office:value="34" office:value-type="float">
            <text:p>34</text:p>
          </table:table-cell>
          <table:table-cell ns41:value-type="float" table:style-name="ce20" office:value="42" office:value-type="float">
            <text:p>42</text:p>
          </table:table-cell>
          <table:table-cell ns41:value-type="float" table:style-name="ce20" office:value="7" office:value-type="float">
            <text:p>7</text:p>
          </table:table-cell>
          <table:table-cell ns41:value-type="float" table:style-name="ce20" office:value="8" office:value-type="float">
            <text:p>8</text:p>
          </table:table-cell>
          <table:table-cell table:style-name="ce20" table:number-columns-repeated="2"/>
          <table:table-cell ns41:value-type="float" table:style-name="ce20" office:value="3" office:value-type="float">
            <text:p>3</text:p>
          </table:table-cell>
          <table:table-cell table:style-name="ce20" table:number-columns-repeated="7"/>
          <table:table-cell ns41:value-type="float" table:style-name="ce20" office:value="128" office:value-type="float">
            <text:p>128</text:p>
          </table:table-cell>
          <table:table-cell ns41:value-type="float" table:style-name="ce20" office:value="110" office:value-type="float">
            <text:p>110</text:p>
          </table:table-cell>
          <table:table-cell table:style-name="ce20" table:number-columns-repeated="20"/>
          <table:table-cell ns41:value-type="float" office:value="2" table:style-name="ce20" table:number-columns-repeated="4" office:value-type="float">
            <text:p>2</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ROLDE.</text:p>
          </table:table-cell>
          <table:table-cell ns41:value-type="string" table:style-name="ce16" office:value-type="string">
            <text:p>Totaal</text:p>
          </table:table-cell>
          <table:table-cell table:style-name="Default"/>
          <table:table-cell ns41:value-type="float" table:style-name="ce96" office:value="235" office:value-type="float">
            <text:p>235</text:p>
          </table:table-cell>
          <table:table-cell ns41:value-type="float" table:style-name="ce20" office:value="6" office:value-type="float">
            <text:p>6</text:p>
          </table:table-cell>
          <table:table-cell table:style-name="ce20"/>
          <table:table-cell ns41:value-type="float" table:style-name="ce20" office:value="290" office:value-type="float">
            <text:p>290</text:p>
          </table:table-cell>
          <table:table-cell ns41:value-type="float" table:style-name="ce20" office:value="780" office:value-type="float">
            <text:p>780</text:p>
          </table:table-cell>
          <table:table-cell ns41:value-type="float" table:style-name="ce20" office:value="736" office:value-type="float">
            <text:p>736</text:p>
          </table:table-cell>
          <table:table-cell ns41:value-type="float" table:style-name="ce20" office:value="721" office:value-type="float">
            <text:p>721</text:p>
          </table:table-cell>
          <table:table-cell ns41:value-type="float" table:style-name="ce20" office:value="702" office:value-type="float">
            <text:p>702</text:p>
          </table:table-cell>
          <table:table-cell ns41:value-type="float" table:style-name="ce20" office:value="48" office:value-type="float">
            <text:p>48</text:p>
          </table:table-cell>
          <table:table-cell ns41:value-type="float" table:style-name="ce20" office:value="28" office:value-type="float">
            <text:p>28</text:p>
          </table:table-cell>
          <table:table-cell ns41:value-type="float" table:style-name="ce20" office:value="11" office:value-type="float">
            <text:p>11</text:p>
          </table:table-cell>
          <table:table-cell ns41:value-type="float" table:style-name="ce20" office:value="6" office:value-type="float">
            <text:p>6</text:p>
          </table:table-cell>
          <table:table-cell ns41:value-type="float" table:style-name="ce20" office:value="2" office:value-type="float">
            <text:p>2</text:p>
          </table:table-cell>
          <table:table-cell table:style-name="ce20"/>
          <table:table-cell ns41:value-type="float" table:style-name="ce20" office:value="510" office:value-type="float">
            <text:p>510</text:p>
          </table:table-cell>
          <table:table-cell ns41:value-type="float" table:style-name="ce20" office:value="458" office:value-type="float">
            <text:p>458</text:p>
          </table:table-cell>
          <table:table-cell ns41:value-type="float" table:style-name="ce20" office:value="238" office:value-type="float">
            <text:p>238</text:p>
          </table:table-cell>
          <table:table-cell ns41:value-type="float" table:style-name="ce20" office:value="239" office:value-type="float">
            <text:p>239</text:p>
          </table:table-cell>
          <table:table-cell ns41:value-type="float" table:style-name="ce20" office:value="32" office:value-type="float">
            <text:p>32</text:p>
          </table:table-cell>
          <table:table-cell ns41:value-type="float" table:style-name="ce20" office:value="39" office:value-type="float">
            <text:p>39</text:p>
          </table:table-cell>
          <table:table-cell ns41:value-type="float" table:style-name="ce20" office:value="488" office:value-type="float">
            <text:p>488</text:p>
          </table:table-cell>
          <table:table-cell ns41:value-type="float" table:style-name="ce20" office:value="494" office:value-type="float">
            <text:p>494</text:p>
          </table:table-cell>
          <table:table-cell ns41:value-type="float" table:style-name="ce20" office:value="241" office:value-type="float">
            <text:p>241</text:p>
          </table:table-cell>
          <table:table-cell ns41:value-type="float" table:style-name="ce20" office:value="210" office:value-type="float">
            <text:p>210</text:p>
          </table:table-cell>
          <table:table-cell ns41:value-type="float" table:style-name="ce20" office:value="33" office:value-type="float">
            <text:p>33</text:p>
          </table:table-cell>
          <table:table-cell ns41:value-type="float" table:style-name="ce20" office:value="29" office:value-type="float">
            <text:p>29</text:p>
          </table:table-cell>
          <table:table-cell table:style-name="ce20"/>
          <table:table-cell ns41:value-type="float" table:style-name="ce20" office:value="1" office:value-type="float">
            <text:p>1</text:p>
          </table:table-cell>
          <table:table-cell ns41:value-type="float" table:style-name="ce20" office:value="17" office:value-type="float">
            <text:p>17</text:p>
          </table:table-cell>
          <table:table-cell ns41:value-type="float" table:style-name="ce20" office:value="2" office:value-type="float">
            <text:p>2</text:p>
          </table:table-cell>
          <table:table-cell table:style-name="ce20" table:number-columns-repeated="4"/>
          <table:table-cell ns41:value-type="float" table:style-name="ce20" office:value="1" office:value-type="float">
            <text:p>1</text:p>
          </table:table-cell>
          <table:table-cell table:style-name="ce20"/>
          <table:table-cell ns41:value-type="float" table:style-name="ce20" office:value="752" office:value-type="float">
            <text:p>752</text:p>
          </table:table-cell>
          <table:table-cell ns41:value-type="float" table:style-name="ce20" office:value="708" office:value-type="float">
            <text:p>708</text:p>
          </table:table-cell>
          <table:table-cell table:style-name="ce20"/>
          <table:table-cell ns41:value-type="float" table:style-name="ce20" office:value="1" office:value-type="float">
            <text:p>1</text:p>
          </table:table-cell>
          <table:table-cell table:style-name="ce20" table:number-columns-repeated="6"/>
          <table:table-cell ns41:value-type="float" table:style-name="ce20" office:value="1" office:value-type="float">
            <text:p>1</text:p>
          </table:table-cell>
          <table:table-cell table:style-name="ce20" table:number-columns-repeated="4"/>
          <table:table-cell ns41:value-type="float" table:style-name="ce20" office:value="2" office:value-type="float">
            <text:p>2</text:p>
          </table:table-cell>
          <table:table-cell table:style-name="ce20" table:number-columns-repeated="6"/>
          <table:table-cell ns41:value-type="float" table:style-name="ce20" office:value="6" office:value-type="float">
            <text:p>6</text:p>
          </table:table-cell>
          <table:table-cell ns41:value-type="float" office:value="9" table:style-name="ce20" table:number-columns-repeated="2" office:value-type="float">
            <text:p>9</text:p>
          </table:table-cell>
          <table:table-cell ns41:value-type="float" table:style-name="ce20" office:value="6" office:value-type="float">
            <text:p>6</text:p>
          </table:table-cell>
          <table:table-cell table:style-name="ce20" table:number-columns-repeated="6"/>
          <table:table-cell ns41:value-type="float" table:style-name="ce20" office:value="12" office:value-type="float">
            <text:p>12</text:p>
          </table:table-cell>
          <table:table-cell ns41:value-type="float" table:style-name="ce20" office:value="10" office:value-type="float">
            <text:p>10</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RUINEN.</text:p>
          </table:table-cell>
          <table:table-cell ns41:value-type="string" table:style-name="ce16" office:value-type="string">
            <text:p>Buurtschap Gijsselte</text:p>
          </table:table-cell>
          <table:table-cell table:style-name="Default"/>
          <table:table-cell ns41:value-type="float" table:style-name="ce96" office:value="3" office:value-type="float">
            <text:p>3</text:p>
          </table:table-cell>
          <table:table-cell table:style-name="ce20" table:number-columns-repeated="2"/>
          <table:table-cell ns41:value-type="float" table:style-name="ce20" office:value="4" office:value-type="float">
            <text:p>4</text:p>
          </table:table-cell>
          <table:table-cell ns41:value-type="float" table:style-name="ce20" office:value="10" office:value-type="float">
            <text:p>10</text:p>
          </table:table-cell>
          <table:table-cell ns41:value-type="float" table:style-name="ce20" office:value="7" office:value-type="float">
            <text:p>7</text:p>
          </table:table-cell>
          <table:table-cell ns41:value-type="float" table:style-name="ce20" office:value="10" office:value-type="float">
            <text:p>10</text:p>
          </table:table-cell>
          <table:table-cell ns41:value-type="float" table:style-name="ce20" office:value="7" office:value-type="float">
            <text:p>7</text:p>
          </table:table-cell>
          <table:table-cell table:style-name="ce20" table:number-columns-repeated="4"/>
          <table:table-cell ns41:value-type="float" table:style-name="ce20" office:value="1" office:value-type="float">
            <text:p>1</text:p>
          </table:table-cell>
          <table:table-cell table:style-name="ce20"/>
          <table:table-cell ns41:value-type="float" table:style-name="ce20" office:value="6" office:value-type="float">
            <text:p>6</text:p>
          </table:table-cell>
          <table:table-cell ns41:value-type="float" table:style-name="ce20" office:value="3" office:value-type="float">
            <text:p>3</text:p>
          </table:table-cell>
          <table:table-cell ns41:value-type="float" office:value="4" table:style-name="ce20" table:number-columns-repeated="2" office:value-type="float">
            <text:p>4</text:p>
          </table:table-cell>
          <table:table-cell table:style-name="ce20" table:number-columns-repeated="2"/>
          <table:table-cell ns41:value-type="float" office:value="5" table:style-name="ce20" table:number-columns-repeated="3" office:value-type="float">
            <text:p>5</text:p>
          </table:table-cell>
          <table:table-cell ns41:value-type="float" table:style-name="ce20" office:value="2" office:value-type="float">
            <text:p>2</text:p>
          </table:table-cell>
          <table:table-cell table:style-name="ce20" table:number-columns-repeated="12"/>
          <table:table-cell ns41:value-type="float" table:style-name="ce20" office:value="10" office:value-type="float">
            <text:p>10</text:p>
          </table:table-cell>
          <table:table-cell ns41:value-type="float" table:style-name="ce20" office:value="7" office:value-type="float">
            <text:p>7</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RUINEN.</text:p>
          </table:table-cell>
          <table:table-cell ns41:value-type="string" table:style-name="ce16" office:value-type="string">
            <text:p>Buurtschap Hees.</text:p>
          </table:table-cell>
          <table:table-cell table:style-name="Default"/>
          <table:table-cell ns41:value-type="float" table:style-name="ce96" office:value="10" office:value-type="float">
            <text:p>10</text:p>
          </table:table-cell>
          <table:table-cell table:style-name="ce20" table:number-columns-repeated="2"/>
          <table:table-cell ns41:value-type="float" table:style-name="ce20" office:value="11" office:value-type="float">
            <text:p>11</text:p>
          </table:table-cell>
          <table:table-cell ns41:value-type="float" table:style-name="ce20" office:value="32" office:value-type="float">
            <text:p>32</text:p>
          </table:table-cell>
          <table:table-cell ns41:value-type="float" table:style-name="ce20" office:value="24" office:value-type="float">
            <text:p>24</text:p>
          </table:table-cell>
          <table:table-cell ns41:value-type="float" table:style-name="ce20" office:value="32" office:value-type="float">
            <text:p>32</text:p>
          </table:table-cell>
          <table:table-cell ns41:value-type="float" table:style-name="ce20" office:value="24" office:value-type="float">
            <text:p>24</text:p>
          </table:table-cell>
          <table:table-cell table:style-name="ce20" table:number-columns-repeated="6"/>
          <table:table-cell ns41:value-type="float" table:style-name="ce20" office:value="21" office:value-type="float">
            <text:p>21</text:p>
          </table:table-cell>
          <table:table-cell ns41:value-type="float" table:style-name="ce20" office:value="15" office:value-type="float">
            <text:p>15</text:p>
          </table:table-cell>
          <table:table-cell ns41:value-type="float" office:value="8" table:style-name="ce20" table:number-columns-repeated="2" office:value-type="float">
            <text:p>8</text:p>
          </table:table-cell>
          <table:table-cell ns41:value-type="float" table:style-name="ce20" office:value="3" office:value-type="float">
            <text:p>3</text:p>
          </table:table-cell>
          <table:table-cell ns41:value-type="float" table:style-name="ce20" office:value="1" office:value-type="float">
            <text:p>1</text:p>
          </table:table-cell>
          <table:table-cell ns41:value-type="float" table:style-name="ce20" office:value="27" office:value-type="float">
            <text:p>27</text:p>
          </table:table-cell>
          <table:table-cell ns41:value-type="float" table:style-name="ce20" office:value="17" office:value-type="float">
            <text:p>17</text:p>
          </table:table-cell>
          <table:table-cell ns41:value-type="float" table:style-name="ce20" office:value="2" office:value-type="float">
            <text:p>2</text:p>
          </table:table-cell>
          <table:table-cell ns41:value-type="float" table:style-name="ce20" office:value="7" office:value-type="float">
            <text:p>7</text:p>
          </table:table-cell>
          <table:table-cell ns41:value-type="float" table:style-name="ce20" office:value="3" office:value-type="float">
            <text:p>3</text:p>
          </table:table-cell>
          <table:table-cell table:style-name="ce20" table:number-columns-repeated="11"/>
          <table:table-cell ns41:value-type="float" table:style-name="ce20" office:value="32" office:value-type="float">
            <text:p>32</text:p>
          </table:table-cell>
          <table:table-cell ns41:value-type="float" table:style-name="ce20" office:value="24" office:value-type="float">
            <text:p>24</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RUINEN.</text:p>
          </table:table-cell>
          <table:table-cell ns41:value-type="string" table:style-name="ce16" office:value-type="string">
            <text:p>Buurtschap Oldenhaven</text:p>
          </table:table-cell>
          <table:table-cell table:style-name="Default"/>
          <table:table-cell ns41:value-type="float" table:style-name="ce96" office:value="13" office:value-type="float">
            <text:p>13</text:p>
          </table:table-cell>
          <table:table-cell table:style-name="ce20" table:number-columns-repeated="2"/>
          <table:table-cell ns41:value-type="float" table:style-name="ce20" office:value="16" office:value-type="float">
            <text:p>16</text:p>
          </table:table-cell>
          <table:table-cell ns41:value-type="float" table:style-name="ce20" office:value="35" office:value-type="float">
            <text:p>35</text:p>
          </table:table-cell>
          <table:table-cell ns41:value-type="float" table:style-name="ce20" office:value="53" office:value-type="float">
            <text:p>53</text:p>
          </table:table-cell>
          <table:table-cell ns41:value-type="float" table:style-name="ce20" office:value="33" office:value-type="float">
            <text:p>33</text:p>
          </table:table-cell>
          <table:table-cell ns41:value-type="float" table:style-name="ce20" office:value="49" office:value-type="float">
            <text:p>49</text:p>
          </table:table-cell>
          <table:table-cell ns41:value-type="float" table:style-name="ce20" office:value="2" office:value-type="float">
            <text:p>2</text:p>
          </table:table-cell>
          <table:table-cell ns41:value-type="float" table:style-name="ce20" office:value="4" office:value-type="float">
            <text:p>4</text:p>
          </table:table-cell>
          <table:table-cell table:style-name="ce20" table:number-columns-repeated="2"/>
          <table:table-cell ns41:value-type="float" table:style-name="ce20" office:value="1" office:value-type="float">
            <text:p>1</text:p>
          </table:table-cell>
          <table:table-cell table:style-name="ce20"/>
          <table:table-cell ns41:value-type="float" table:style-name="ce20" office:value="18" office:value-type="float">
            <text:p>18</text:p>
          </table:table-cell>
          <table:table-cell ns41:value-type="float" table:style-name="ce20" office:value="35" office:value-type="float">
            <text:p>35</text:p>
          </table:table-cell>
          <table:table-cell ns41:value-type="float" office:value="14" table:style-name="ce20" table:number-columns-repeated="2" office:value-type="float">
            <text:p>14</text:p>
          </table:table-cell>
          <table:table-cell ns41:value-type="float" table:style-name="ce20" office:value="3" office:value-type="float">
            <text:p>3</text:p>
          </table:table-cell>
          <table:table-cell ns41:value-type="float" table:style-name="ce20" office:value="4" office:value-type="float">
            <text:p>4</text:p>
          </table:table-cell>
          <table:table-cell ns41:value-type="float" table:style-name="ce20" office:value="28" office:value-type="float">
            <text:p>28</text:p>
          </table:table-cell>
          <table:table-cell ns41:value-type="float" table:style-name="ce20" office:value="44" office:value-type="float">
            <text:p>44</text:p>
          </table:table-cell>
          <table:table-cell ns41:value-type="float" table:style-name="ce20" office:value="5" office:value-type="float">
            <text:p>5</text:p>
          </table:table-cell>
          <table:table-cell ns41:value-type="float" table:style-name="ce20" office:value="3" office:value-type="float">
            <text:p>3</text:p>
          </table:table-cell>
          <table:table-cell ns41:value-type="float" table:style-name="ce20" office:value="2" office:value-type="float">
            <text:p>2</text:p>
          </table:table-cell>
          <table:table-cell ns41:value-type="float" table:style-name="ce20" office:value="6" office:value-type="float">
            <text:p>6</text:p>
          </table:table-cell>
          <table:table-cell table:style-name="ce20" table:number-columns-repeated="10"/>
          <table:table-cell ns41:value-type="float" table:style-name="ce20" office:value="34" office:value-type="float">
            <text:p>34</text:p>
          </table:table-cell>
          <table:table-cell ns41:value-type="float" table:style-name="ce20" office:value="52" office:value-type="float">
            <text:p>52</text:p>
          </table:table-cell>
          <table:table-cell table:style-name="ce20" table:number-columns-repeated="20"/>
          <table:table-cell ns41:value-type="float" office:value="1" table:style-name="ce20" table:number-columns-repeated="2" office:value-type="float">
            <text:p>1</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RUINEN.</text:p>
          </table:table-cell>
          <table:table-cell ns41:value-type="string" table:style-name="ce16" office:value-type="string">
            <text:p>Buurtschap de Wijden</text:p>
          </table:table-cell>
          <table:table-cell table:style-name="Default"/>
          <table:table-cell ns41:value-type="float" table:style-name="ce96" office:value="5" office:value-type="float">
            <text:p>5</text:p>
          </table:table-cell>
          <table:table-cell table:style-name="ce20" table:number-columns-repeated="2"/>
          <table:table-cell ns41:value-type="float" table:style-name="ce20" office:value="5" office:value-type="float">
            <text:p>5</text:p>
          </table:table-cell>
          <table:table-cell ns41:value-type="float" table:style-name="ce20" office:value="9" office:value-type="float">
            <text:p>9</text:p>
          </table:table-cell>
          <table:table-cell ns41:value-type="float" table:style-name="ce20" office:value="11" office:value-type="float">
            <text:p>11</text:p>
          </table:table-cell>
          <table:table-cell ns41:value-type="float" table:style-name="ce20" office:value="9" office:value-type="float">
            <text:p>9</text:p>
          </table:table-cell>
          <table:table-cell ns41:value-type="float" table:style-name="ce20" office:value="11" office:value-type="float">
            <text:p>11</text:p>
          </table:table-cell>
          <table:table-cell table:style-name="ce20" table:number-columns-repeated="4"/>
          <table:table-cell ns41:value-type="float" table:style-name="ce20" office:value="2" office:value-type="float">
            <text:p>2</text:p>
          </table:table-cell>
          <table:table-cell table:style-name="ce20"/>
          <table:table-cell ns41:value-type="float" table:style-name="ce20" office:value="4" office:value-type="float">
            <text:p>4</text:p>
          </table:table-cell>
          <table:table-cell ns41:value-type="float" table:style-name="ce20" office:value="6" office:value-type="float">
            <text:p>6</text:p>
          </table:table-cell>
          <table:table-cell ns41:value-type="float" office:value="5" table:style-name="ce20" table:number-columns-repeated="2" office:value-type="float">
            <text:p>5</text:p>
          </table:table-cell>
          <table:table-cell table:style-name="ce20" table:number-columns-repeated="2"/>
          <table:table-cell ns41:value-type="float" table:style-name="ce20" office:value="3" office:value-type="float">
            <text:p>3</text:p>
          </table:table-cell>
          <table:table-cell ns41:value-type="float" table:style-name="ce20" office:value="7" office:value-type="float">
            <text:p>7</text:p>
          </table:table-cell>
          <table:table-cell ns41:value-type="float" table:style-name="ce20" office:value="4" office:value-type="float">
            <text:p>4</text:p>
          </table:table-cell>
          <table:table-cell ns41:value-type="float" table:style-name="ce20" office:value="3" office:value-type="float">
            <text:p>3</text:p>
          </table:table-cell>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10"/>
          <table:table-cell ns41:value-type="float" table:style-name="ce20" office:value="9" office:value-type="float">
            <text:p>9</text:p>
          </table:table-cell>
          <table:table-cell ns41:value-type="float" table:style-name="ce20" office:value="11" office:value-type="float">
            <text:p>11</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RUINEN.</text:p>
          </table:table-cell>
          <table:table-cell ns41:value-type="string" table:style-name="ce16" office:value-type="string">
            <text:p>Buurtschap Armweiden</text:p>
          </table:table-cell>
          <table:table-cell table:style-name="Default"/>
          <table:table-cell ns41:value-type="float" table:style-name="ce96" office:value="45" office:value-type="float">
            <text:p>45</text:p>
          </table:table-cell>
          <table:table-cell table:style-name="ce20" table:number-columns-repeated="2"/>
          <table:table-cell ns41:value-type="float" table:style-name="ce20" office:value="50" office:value-type="float">
            <text:p>50</text:p>
          </table:table-cell>
          <table:table-cell ns41:value-type="float" table:style-name="ce20" office:value="119" office:value-type="float">
            <text:p>119</text:p>
          </table:table-cell>
          <table:table-cell ns41:value-type="float" table:style-name="ce20" office:value="96" office:value-type="float">
            <text:p>96</text:p>
          </table:table-cell>
          <table:table-cell ns41:value-type="float" table:style-name="ce20" office:value="117" office:value-type="float">
            <text:p>117</text:p>
          </table:table-cell>
          <table:table-cell ns41:value-type="float" table:style-name="ce20" office:value="94" office:value-type="float">
            <text:p>94</text:p>
          </table:table-cell>
          <table:table-cell ns41:value-type="float" office:value="2" table:style-name="ce20" table:number-columns-repeated="2" office:value-type="float">
            <text:p>2</text:p>
          </table:table-cell>
          <table:table-cell table:style-name="ce20" table:number-columns-repeated="2"/>
          <table:table-cell ns41:value-type="float" table:style-name="ce20" office:value="1" office:value-type="float">
            <text:p>1</text:p>
          </table:table-cell>
          <table:table-cell ns41:value-type="float" table:style-name="ce20" office:value="6" office:value-type="float">
            <text:p>6</text:p>
          </table:table-cell>
          <table:table-cell ns41:value-type="float" table:style-name="ce20" office:value="70" office:value-type="float">
            <text:p>70</text:p>
          </table:table-cell>
          <table:table-cell ns41:value-type="float" table:style-name="ce20" office:value="50" office:value-type="float">
            <text:p>50</text:p>
          </table:table-cell>
          <table:table-cell ns41:value-type="float" table:style-name="ce20" office:value="42" office:value-type="float">
            <text:p>42</text:p>
          </table:table-cell>
          <table:table-cell ns41:value-type="float" table:style-name="ce20" office:value="41" office:value-type="float">
            <text:p>41</text:p>
          </table:table-cell>
          <table:table-cell ns41:value-type="float" table:style-name="ce20" office:value="7" office:value-type="float">
            <text:p>7</text:p>
          </table:table-cell>
          <table:table-cell ns41:value-type="float" table:style-name="ce20" office:value="5" office:value-type="float">
            <text:p>5</text:p>
          </table:table-cell>
          <table:table-cell ns41:value-type="float" table:style-name="ce20" office:value="86" office:value-type="float">
            <text:p>86</text:p>
          </table:table-cell>
          <table:table-cell ns41:value-type="float" table:style-name="ce20" office:value="67" office:value-type="float">
            <text:p>67</text:p>
          </table:table-cell>
          <table:table-cell ns41:value-type="float" table:style-name="ce20" office:value="28" office:value-type="float">
            <text:p>28</text:p>
          </table:table-cell>
          <table:table-cell ns41:value-type="float" table:style-name="ce20" office:value="26" office:value-type="float">
            <text:p>26</text:p>
          </table:table-cell>
          <table:table-cell ns41:value-type="float" table:style-name="ce20" office:value="5" office:value-type="float">
            <text:p>5</text:p>
          </table:table-cell>
          <table:table-cell ns41:value-type="float" table:style-name="ce20" office:value="3" office:value-type="float">
            <text:p>3</text:p>
          </table:table-cell>
          <table:table-cell table:style-name="ce20" table:number-columns-repeated="10"/>
          <table:table-cell ns41:value-type="float" table:style-name="ce20" office:value="116" office:value-type="float">
            <text:p>116</text:p>
          </table:table-cell>
          <table:table-cell ns41:value-type="float" table:style-name="ce20" office:value="94" office:value-type="float">
            <text:p>94</text:p>
          </table:table-cell>
          <table:table-cell table:style-name="ce20" table:number-columns-repeated="30"/>
          <table:table-cell ns41:value-type="float" table:style-name="ce20" office:value="3" office:value-type="float">
            <text:p>3</text:p>
          </table:table-cell>
          <table:table-cell ns41:value-type="float" table:style-name="ce20" office:value="2" office:value-type="float">
            <text:p>2</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RUINEN.</text:p>
          </table:table-cell>
          <table:table-cell ns41:value-type="string" table:style-name="ce16" office:value-type="string">
            <text:p>het Dorp</text:p>
          </table:table-cell>
          <table:table-cell table:style-name="Default"/>
          <table:table-cell ns41:value-type="float" table:style-name="ce96" office:value="134" office:value-type="float">
            <text:p>134</text:p>
          </table:table-cell>
          <table:table-cell ns41:value-type="float" table:style-name="ce20" office:value="4" office:value-type="float">
            <text:p>4</text:p>
          </table:table-cell>
          <table:table-cell table:style-name="ce20"/>
          <table:table-cell ns41:value-type="float" table:style-name="ce20" office:value="180" office:value-type="float">
            <text:p>180</text:p>
          </table:table-cell>
          <table:table-cell ns41:value-type="float" table:style-name="ce20" office:value="413" office:value-type="float">
            <text:p>413</text:p>
          </table:table-cell>
          <table:table-cell ns41:value-type="float" table:style-name="ce20" office:value="398" office:value-type="float">
            <text:p>398</text:p>
          </table:table-cell>
          <table:table-cell ns41:value-type="float" table:style-name="ce20" office:value="410" office:value-type="float">
            <text:p>410</text:p>
          </table:table-cell>
          <table:table-cell ns41:value-type="float" table:style-name="ce20" office:value="392" office:value-type="float">
            <text:p>392</text:p>
          </table:table-cell>
          <table:table-cell ns41:value-type="float" table:style-name="ce20" office:value="3" office:value-type="float">
            <text:p>3</text:p>
          </table:table-cell>
          <table:table-cell ns41:value-type="float" table:style-name="ce20" office:value="6" office:value-type="float">
            <text:p>6</text:p>
          </table:table-cell>
          <table:table-cell table:style-name="ce20" table:number-columns-repeated="2"/>
          <table:table-cell ns41:value-type="float" table:style-name="ce20" office:value="15" office:value-type="float">
            <text:p>15</text:p>
          </table:table-cell>
          <table:table-cell ns41:value-type="float" table:style-name="ce20" office:value="11" office:value-type="float">
            <text:p>11</text:p>
          </table:table-cell>
          <table:table-cell ns41:value-type="float" table:style-name="ce20" office:value="263" office:value-type="float">
            <text:p>263</text:p>
          </table:table-cell>
          <table:table-cell ns41:value-type="float" table:style-name="ce20" office:value="226" office:value-type="float">
            <text:p>226</text:p>
          </table:table-cell>
          <table:table-cell ns41:value-type="float" table:style-name="ce20" office:value="133" office:value-type="float">
            <text:p>133</text:p>
          </table:table-cell>
          <table:table-cell ns41:value-type="float" table:style-name="ce20" office:value="135" office:value-type="float">
            <text:p>135</text:p>
          </table:table-cell>
          <table:table-cell ns41:value-type="float" table:style-name="ce20" office:value="17" office:value-type="float">
            <text:p>17</text:p>
          </table:table-cell>
          <table:table-cell ns41:value-type="float" table:style-name="ce20" office:value="37" office:value-type="float">
            <text:p>37</text:p>
          </table:table-cell>
          <table:table-cell ns41:value-type="float" table:style-name="ce20" office:value="310" office:value-type="float">
            <text:p>310</text:p>
          </table:table-cell>
          <table:table-cell ns41:value-type="float" table:style-name="ce20" office:value="285" office:value-type="float">
            <text:p>285</text:p>
          </table:table-cell>
          <table:table-cell ns41:value-type="float" table:style-name="ce20" office:value="72" office:value-type="float">
            <text:p>72</text:p>
          </table:table-cell>
          <table:table-cell ns41:value-type="float" table:style-name="ce20" office:value="86" office:value-type="float">
            <text:p>86</text:p>
          </table:table-cell>
          <table:table-cell ns41:value-type="float" table:style-name="ce20" office:value="24" office:value-type="float">
            <text:p>24</text:p>
          </table:table-cell>
          <table:table-cell ns41:value-type="float" table:style-name="ce20" office:value="25" office:value-type="float">
            <text:p>25</text:p>
          </table:table-cell>
          <table:table-cell table:style-name="ce20" table:number-columns-repeated="2"/>
          <table:table-cell ns41:value-type="float" table:style-name="ce20" office:value="7" office:value-type="float">
            <text:p>7</text:p>
          </table:table-cell>
          <table:table-cell ns41:value-type="float" table:style-name="ce20" office:value="1" office:value-type="float">
            <text:p>1</text:p>
          </table:table-cell>
          <table:table-cell table:style-name="ce20"/>
          <table:table-cell ns41:value-type="float" table:style-name="ce20" office:value="1" office:value-type="float">
            <text:p>1</text:p>
          </table:table-cell>
          <table:table-cell table:style-name="ce20" table:number-columns-repeated="4"/>
          <table:table-cell ns41:value-type="float" table:style-name="ce20" office:value="394" office:value-type="float">
            <text:p>394</text:p>
          </table:table-cell>
          <table:table-cell ns41:value-type="float" table:style-name="ce20" office:value="375" office:value-type="float">
            <text:p>375</text:p>
          </table:table-cell>
          <table:table-cell table:style-name="ce20" table:number-columns-repeated="8"/>
          <table:table-cell ns41:value-type="float" table:style-name="ce20" office:value="3" office:value-type="float">
            <text:p>3</text:p>
          </table:table-cell>
          <table:table-cell ns41:value-type="float" table:style-name="ce20" office:value="1" office:value-type="float">
            <text:p>1</text:p>
          </table:table-cell>
          <table:table-cell table:style-name="ce20" table:number-columns-repeated="10"/>
          <table:table-cell ns41:value-type="float" table:style-name="ce20" office:value="4" office:value-type="float">
            <text:p>4</text:p>
          </table:table-cell>
          <table:table-cell ns41:value-type="float" table:style-name="ce20" office:value="9" office:value-type="float">
            <text:p>9</text:p>
          </table:table-cell>
          <table:table-cell ns41:value-type="float" table:style-name="ce20" office:value="1" office:value-type="float">
            <text:p>1</text:p>
          </table:table-cell>
          <table:table-cell ns41:value-type="float" table:style-name="ce20" office:value="3" office:value-type="float">
            <text:p>3</text:p>
          </table:table-cell>
          <table:table-cell table:style-name="ce20" table:number-columns-repeated="6"/>
          <table:table-cell ns41:value-type="float" table:style-name="ce20" office:value="11" office:value-type="float">
            <text:p>11</text:p>
          </table:table-cell>
          <table:table-cell ns41:value-type="float" table:style-name="ce20" office:value="10" office:value-type="float">
            <text:p>10</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RUINEN.</text:p>
          </table:table-cell>
          <table:table-cell ns41:value-type="string" table:style-name="ce16" office:value-type="string">
            <text:p>Buurtschap Anholt</text:p>
          </table:table-cell>
          <table:table-cell table:style-name="Default"/>
          <table:table-cell ns41:value-type="float" table:style-name="ce96" office:value="2" office:value-type="float">
            <text:p>2</text:p>
          </table:table-cell>
          <table:table-cell table:style-name="ce20" table:number-columns-repeated="2"/>
          <table:table-cell ns41:value-type="float" table:style-name="ce20" office:value="3" office:value-type="float">
            <text:p>3</text:p>
          </table:table-cell>
          <table:table-cell ns41:value-type="float" table:style-name="ce20" office:value="10" office:value-type="float">
            <text:p>10</text:p>
          </table:table-cell>
          <table:table-cell ns41:value-type="float" table:style-name="ce20" office:value="7" office:value-type="float">
            <text:p>7</text:p>
          </table:table-cell>
          <table:table-cell ns41:value-type="float" table:style-name="ce20" office:value="8" office:value-type="float">
            <text:p>8</text:p>
          </table:table-cell>
          <table:table-cell ns41:value-type="float" table:style-name="ce20" office:value="7" office:value-type="float">
            <text:p>7</text:p>
          </table:table-cell>
          <table:table-cell ns41:value-type="float" table:style-name="ce20" office:value="2" office:value-type="float">
            <text:p>2</text:p>
          </table:table-cell>
          <table:table-cell table:style-name="ce20" table:number-columns-repeated="5"/>
          <table:table-cell ns41:value-type="float" table:style-name="ce20" office:value="7" office:value-type="float">
            <text:p>7</text:p>
          </table:table-cell>
          <table:table-cell ns41:value-type="float" table:style-name="ce20" office:value="4" office:value-type="float">
            <text:p>4</text:p>
          </table:table-cell>
          <table:table-cell ns41:value-type="float" office:value="3" table:style-name="ce20" table:number-columns-repeated="2" office:value-type="float">
            <text:p>3</text:p>
          </table:table-cell>
          <table:table-cell table:style-name="ce20" table:number-columns-repeated="2"/>
          <table:table-cell ns41:value-type="float" office:value="6" table:style-name="ce20" table:number-columns-repeated="2" office:value-type="float">
            <text:p>6</text:p>
          </table:table-cell>
          <table:table-cell ns41:value-type="float" table:style-name="ce20" office:value="4" office:value-type="float">
            <text:p>4</text:p>
          </table:table-cell>
          <table:table-cell ns41:value-type="float" table:style-name="ce20" office:value="1" office:value-type="float">
            <text:p>1</text:p>
          </table:table-cell>
          <table:table-cell table:style-name="ce20" table:number-columns-repeated="12"/>
          <table:table-cell ns41:value-type="float" table:style-name="ce20" office:value="10" office:value-type="float">
            <text:p>10</text:p>
          </table:table-cell>
          <table:table-cell ns41:value-type="float" table:style-name="ce20" office:value="7" office:value-type="float">
            <text:p>7</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RUINEN.</text:p>
          </table:table-cell>
          <table:table-cell ns41:value-type="string" table:style-name="ce16" office:value-type="string">
            <text:p>Buurtschap Kralo</text:p>
          </table:table-cell>
          <table:table-cell table:style-name="Default"/>
          <table:table-cell ns41:value-type="float" table:style-name="ce96" office:value="4" office:value-type="float">
            <text:p>4</text:p>
          </table:table-cell>
          <table:table-cell table:style-name="ce20" table:number-columns-repeated="2"/>
          <table:table-cell ns41:value-type="float" table:style-name="ce20" office:value="5" office:value-type="float">
            <text:p>5</text:p>
          </table:table-cell>
          <table:table-cell ns41:value-type="float" table:style-name="ce20" office:value="16" office:value-type="float">
            <text:p>16</text:p>
          </table:table-cell>
          <table:table-cell ns41:value-type="float" table:style-name="ce20" office:value="18" office:value-type="float">
            <text:p>18</text:p>
          </table:table-cell>
          <table:table-cell ns41:value-type="float" table:style-name="ce20" office:value="16" office:value-type="float">
            <text:p>16</text:p>
          </table:table-cell>
          <table:table-cell ns41:value-type="float" table:style-name="ce20" office:value="18" office:value-type="float">
            <text:p>18</text:p>
          </table:table-cell>
          <table:table-cell table:style-name="ce20" table:number-columns-repeated="6"/>
          <table:table-cell ns41:value-type="float" office:value="13" table:style-name="ce20" table:number-columns-repeated="2" office:value-type="float">
            <text:p>13</text:p>
          </table:table-cell>
          <table:table-cell ns41:value-type="float" table:style-name="ce20" office:value="3" office:value-type="float">
            <text:p>3</text:p>
          </table:table-cell>
          <table:table-cell ns41:value-type="float" table:style-name="ce20" office:value="2" office:value-type="float">
            <text:p>2</text:p>
          </table:table-cell>
          <table:table-cell table:style-name="ce20"/>
          <table:table-cell ns41:value-type="float" table:style-name="ce20" office:value="3" office:value-type="float">
            <text:p>3</text:p>
          </table:table-cell>
          <table:table-cell ns41:value-type="float" table:style-name="ce20" office:value="11" office:value-type="float">
            <text:p>11</text:p>
          </table:table-cell>
          <table:table-cell ns41:value-type="float" table:style-name="ce20" office:value="14" office:value-type="float">
            <text:p>14</text:p>
          </table:table-cell>
          <table:table-cell ns41:value-type="float" table:style-name="ce20" office:value="5" office:value-type="float">
            <text:p>5</text:p>
          </table:table-cell>
          <table:table-cell ns41:value-type="float" table:style-name="ce20" office:value="3" office:value-type="float">
            <text:p>3</text:p>
          </table:table-cell>
          <table:table-cell table:style-name="ce20"/>
          <table:table-cell ns41:value-type="float" table:style-name="ce20" office:value="1" office:value-type="float">
            <text:p>1</text:p>
          </table:table-cell>
          <table:table-cell table:style-name="ce20" table:number-columns-repeated="10"/>
          <table:table-cell ns41:value-type="float" table:style-name="ce20" office:value="16" office:value-type="float">
            <text:p>16</text:p>
          </table:table-cell>
          <table:table-cell ns41:value-type="float" table:style-name="ce20" office:value="18" office:value-type="float">
            <text:p>18</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RUINEN.</text:p>
          </table:table-cell>
          <table:table-cell ns41:value-type="string" table:style-name="ce16" office:value-type="string">
            <text:p>Buurtschap Nuil</text:p>
          </table:table-cell>
          <table:table-cell table:style-name="Default"/>
          <table:table-cell ns41:value-type="float" table:style-name="ce96" office:value="4" office:value-type="float">
            <text:p>4</text:p>
          </table:table-cell>
          <table:table-cell table:style-name="ce20" table:number-columns-repeated="2"/>
          <table:table-cell ns41:value-type="float" table:style-name="ce20" office:value="5" office:value-type="float">
            <text:p>5</text:p>
          </table:table-cell>
          <table:table-cell ns41:value-type="float" table:style-name="ce20" office:value="23" office:value-type="float">
            <text:p>23</text:p>
          </table:table-cell>
          <table:table-cell ns41:value-type="float" table:style-name="ce20" office:value="11" office:value-type="float">
            <text:p>11</text:p>
          </table:table-cell>
          <table:table-cell ns41:value-type="float" table:style-name="ce20" office:value="23" office:value-type="float">
            <text:p>23</text:p>
          </table:table-cell>
          <table:table-cell ns41:value-type="float" table:style-name="ce20" office:value="11" office:value-type="float">
            <text:p>11</text:p>
          </table:table-cell>
          <table:table-cell table:style-name="ce20" table:number-columns-repeated="6"/>
          <table:table-cell ns41:value-type="float" table:style-name="ce20" office:value="18" office:value-type="float">
            <text:p>18</text:p>
          </table:table-cell>
          <table:table-cell ns41:value-type="float" table:style-name="ce20" office:value="6" office:value-type="float">
            <text:p>6</text:p>
          </table:table-cell>
          <table:table-cell ns41:value-type="float" office:value="5" table:style-name="ce20" table:number-columns-repeated="2" office:value-type="float">
            <text:p>5</text:p>
          </table:table-cell>
          <table:table-cell table:style-name="ce20" table:number-columns-repeated="2"/>
          <table:table-cell ns41:value-type="float" table:style-name="ce20" office:value="8" office:value-type="float">
            <text:p>8</text:p>
          </table:table-cell>
          <table:table-cell ns41:value-type="float" table:style-name="ce20" office:value="5" office:value-type="float">
            <text:p>5</text:p>
          </table:table-cell>
          <table:table-cell ns41:value-type="float" table:style-name="ce20" office:value="15" office:value-type="float">
            <text:p>15</text:p>
          </table:table-cell>
          <table:table-cell ns41:value-type="float" table:style-name="ce20" office:value="6" office:value-type="float">
            <text:p>6</text:p>
          </table:table-cell>
          <table:table-cell table:style-name="ce20" table:number-columns-repeated="12"/>
          <table:table-cell ns41:value-type="float" table:style-name="ce20" office:value="21" office:value-type="float">
            <text:p>21</text:p>
          </table:table-cell>
          <table:table-cell ns41:value-type="float" table:style-name="ce20" office:value="10" office:value-type="float">
            <text:p>10</text:p>
          </table:table-cell>
          <table:table-cell table:style-name="ce20" table:number-columns-repeated="20"/>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RUINEN.</text:p>
          </table:table-cell>
          <table:table-cell ns41:value-type="string" table:style-name="ce16" office:value-type="string">
            <text:p>Buurtschap Pesse</text:p>
          </table:table-cell>
          <table:table-cell table:style-name="Default"/>
          <table:table-cell ns41:value-type="float" table:style-name="ce96" office:value="31" office:value-type="float">
            <text:p>31</text:p>
          </table:table-cell>
          <table:table-cell ns41:value-type="float" table:style-name="ce20" office:value="2" office:value-type="float">
            <text:p>2</text:p>
          </table:table-cell>
          <table:table-cell table:style-name="ce20"/>
          <table:table-cell ns41:value-type="float" table:style-name="ce20" office:value="36" office:value-type="float">
            <text:p>36</text:p>
          </table:table-cell>
          <table:table-cell ns41:value-type="float" table:style-name="ce20" office:value="109" office:value-type="float">
            <text:p>109</text:p>
          </table:table-cell>
          <table:table-cell ns41:value-type="float" table:style-name="ce20" office:value="85" office:value-type="float">
            <text:p>85</text:p>
          </table:table-cell>
          <table:table-cell ns41:value-type="float" table:style-name="ce20" office:value="105" office:value-type="float">
            <text:p>105</text:p>
          </table:table-cell>
          <table:table-cell ns41:value-type="float" table:style-name="ce20" office:value="82" office:value-type="float">
            <text:p>82</text:p>
          </table:table-cell>
          <table:table-cell ns41:value-type="float" table:style-name="ce20" office:value="4" office:value-type="float">
            <text:p>4</text:p>
          </table:table-cell>
          <table:table-cell ns41:value-type="float" table:style-name="ce20" office:value="3" office:value-type="float">
            <text:p>3</text:p>
          </table:table-cell>
          <table:table-cell table:style-name="ce20" table:number-columns-repeated="3"/>
          <table:table-cell ns41:value-type="float" table:style-name="ce20" office:value="1" office:value-type="float">
            <text:p>1</text:p>
          </table:table-cell>
          <table:table-cell ns41:value-type="float" table:style-name="ce20" office:value="79" office:value-type="float">
            <text:p>79</text:p>
          </table:table-cell>
          <table:table-cell ns41:value-type="float" table:style-name="ce20" office:value="53" office:value-type="float">
            <text:p>53</text:p>
          </table:table-cell>
          <table:table-cell ns41:value-type="float" office:value="26" table:style-name="ce20" table:number-columns-repeated="2" office:value-type="float">
            <text:p>26</text:p>
          </table:table-cell>
          <table:table-cell ns41:value-type="float" table:style-name="ce20" office:value="4" office:value-type="float">
            <text:p>4</text:p>
          </table:table-cell>
          <table:table-cell ns41:value-type="float" table:style-name="ce20" office:value="6" office:value-type="float">
            <text:p>6</text:p>
          </table:table-cell>
          <table:table-cell ns41:value-type="float" table:style-name="ce20" office:value="74" office:value-type="float">
            <text:p>74</text:p>
          </table:table-cell>
          <table:table-cell ns41:value-type="float" table:style-name="ce20" office:value="53" office:value-type="float">
            <text:p>53</text:p>
          </table:table-cell>
          <table:table-cell ns41:value-type="float" table:style-name="ce20" office:value="31" office:value-type="float">
            <text:p>31</text:p>
          </table:table-cell>
          <table:table-cell ns41:value-type="float" table:style-name="ce20" office:value="29" office:value-type="float">
            <text:p>29</text:p>
          </table:table-cell>
          <table:table-cell ns41:value-type="float" table:style-name="ce20" office:value="4" office:value-type="float">
            <text:p>4</text:p>
          </table:table-cell>
          <table:table-cell ns41:value-type="float" table:style-name="ce20" office:value="3" office:value-type="float">
            <text:p>3</text:p>
          </table:table-cell>
          <table:table-cell table:style-name="ce20" table:number-columns-repeated="10"/>
          <table:table-cell ns41:value-type="float" table:style-name="ce20" office:value="109" office:value-type="float">
            <text:p>109</text:p>
          </table:table-cell>
          <table:table-cell ns41:value-type="float" table:style-name="ce20" office:value="85" office:value-type="float">
            <text:p>85</text:p>
          </table:table-cell>
          <table:table-cell table:style-name="ce20" table:number-columns-repeated="13"/>
          <table:table-cell ns41:value-type="float" table:style-name="ce20" office:value="2" office:value-type="float">
            <text:p>2</text:p>
          </table:table-cell>
          <table:table-cell table:style-name="ce20" table:number-columns-repeated="21"/>
          <table:table-cell table:style-name="ce97"/>
          <table:table-cell table:style-name="ce77" table:number-columns-repeated="4"/>
          <table:table-cell table:number-columns-repeated="943"/>
        </table:table-row>
        <table:table-row table:style-name="ro5">
          <table:table-cell ns41:value-type="string" table:style-name="ce8" office:value-type="string">
            <text:p>RUINEN.</text:p>
          </table:table-cell>
          <table:table-cell ns41:value-type="string" table:style-name="ce16" office:value-type="string">
            <text:p>Buurtschap Stuifzant</text:p>
          </table:table-cell>
          <table:table-cell table:style-name="Default"/>
          <table:table-cell ns41:value-type="float" table:style-name="ce96" office:value="51" office:value-type="float">
            <text:p>51</text:p>
          </table:table-cell>
          <table:table-cell ns41:value-type="float" table:style-name="ce20" office:value="1" office:value-type="float">
            <text:p>1</text:p>
          </table:table-cell>
          <table:table-cell table:style-name="ce20"/>
          <table:table-cell ns41:value-type="float" table:style-name="ce20" office:value="52" office:value-type="float">
            <text:p>52</text:p>
          </table:table-cell>
          <table:table-cell ns41:value-type="float" table:style-name="ce20" office:value="141" office:value-type="float">
            <text:p>141</text:p>
          </table:table-cell>
          <table:table-cell ns41:value-type="float" table:style-name="ce20" office:value="125" office:value-type="float">
            <text:p>125</text:p>
          </table:table-cell>
          <table:table-cell ns41:value-type="float" table:style-name="ce20" office:value="133" office:value-type="float">
            <text:p>133</text:p>
          </table:table-cell>
          <table:table-cell ns41:value-type="float" table:style-name="ce20" office:value="120" office:value-type="float">
            <text:p>120</text:p>
          </table:table-cell>
          <table:table-cell ns41:value-type="float" table:style-name="ce20" office:value="8" office:value-type="float">
            <text:p>8</text:p>
          </table:table-cell>
          <table:table-cell ns41:value-type="float" table:style-name="ce20" office:value="5" office:value-type="float">
            <text:p>5</text:p>
          </table:table-cell>
          <table:table-cell table:style-name="ce20" table:number-columns-repeated="2"/>
          <table:table-cell ns41:value-type="float" table:style-name="ce20" office:value="2" office:value-type="float">
            <text:p>2</text:p>
          </table:table-cell>
          <table:table-cell ns41:value-type="float" table:style-name="ce20" office:value="6" office:value-type="float">
            <text:p>6</text:p>
          </table:table-cell>
          <table:table-cell ns41:value-type="float" table:style-name="ce20" office:value="96" office:value-type="float">
            <text:p>96</text:p>
          </table:table-cell>
          <table:table-cell ns41:value-type="float" table:style-name="ce20" office:value="72" office:value-type="float">
            <text:p>72</text:p>
          </table:table-cell>
          <table:table-cell ns41:value-type="float" table:style-name="ce20" office:value="43" office:value-type="float">
            <text:p>43</text:p>
          </table:table-cell>
          <table:table-cell ns41:value-type="float" table:style-name="ce20" office:value="42" office:value-type="float">
            <text:p>42</text:p>
          </table:table-cell>
          <table:table-cell ns41:value-type="float" table:style-name="ce20" office:value="2" office:value-type="float">
            <text:p>2</text:p>
          </table:table-cell>
          <table:table-cell ns41:value-type="float" table:style-name="ce20" office:value="11" office:value-type="float">
            <text:p>11</text:p>
          </table:table-cell>
          <table:table-cell ns41:value-type="float" table:style-name="ce20" office:value="66" office:value-type="float">
            <text:p>66</text:p>
          </table:table-cell>
          <table:table-cell ns41:value-type="float" table:style-name="ce20" office:value="58" office:value-type="float">
            <text:p>58</text:p>
          </table:table-cell>
          <table:table-cell ns41:value-type="float" table:style-name="ce20" office:value="67" office:value-type="float">
            <text:p>67</text:p>
          </table:table-cell>
          <table:table-cell ns41:value-type="float" table:style-name="ce20" office:value="62" office:value-type="float">
            <text:p>62</text:p>
          </table:table-cell>
          <table:table-cell ns41:value-type="float" table:style-name="ce20" office:value="8" office:value-type="float">
            <text:p>8</text:p>
          </table:table-cell>
          <table:table-cell ns41:value-type="float" table:style-name="ce20" office:value="5" office:value-type="float">
            <text:p>5</text:p>
          </table:table-cell>
          <table:table-cell table:style-name="ce20" table:number-columns-repeated="10"/>
          <table:table-cell ns41:value-type="float" table:style-name="ce20" office:value="123" office:value-type="float">
            <text:p>123</text:p>
          </table:table-cell>
          <table:table-cell ns41:value-type="float" table:style-name="ce20" office:value="104" office:value-type="float">
            <text:p>104</text:p>
          </table:table-cell>
          <table:table-cell table:style-name="ce20" table:number-columns-repeated="20"/>
          <table:table-cell ns41:value-type="float" table:style-name="ce20" office:value="18" office:value-type="float">
            <text:p>18</text:p>
          </table:table-cell>
          <table:table-cell ns41:value-type="float" table:style-name="ce20" office:value="21" office:value-type="float">
            <text:p>21</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RUINEN.</text:p>
          </table:table-cell>
          <table:table-cell ns41:value-type="string" table:style-name="ce16" office:value-type="string">
            <text:p>Buurtschap Fluitenberg</text:p>
          </table:table-cell>
          <table:table-cell table:style-name="Default"/>
          <table:table-cell ns41:value-type="float" table:style-name="ce96" office:value="15" office:value-type="float">
            <text:p>15</text:p>
          </table:table-cell>
          <table:table-cell table:style-name="ce20" table:number-columns-repeated="2"/>
          <table:table-cell ns41:value-type="float" table:style-name="ce20" office:value="16" office:value-type="float">
            <text:p>16</text:p>
          </table:table-cell>
          <table:table-cell ns41:value-type="float" table:style-name="ce20" office:value="43" office:value-type="float">
            <text:p>43</text:p>
          </table:table-cell>
          <table:table-cell ns41:value-type="float" table:style-name="ce20" office:value="35" office:value-type="float">
            <text:p>35</text:p>
          </table:table-cell>
          <table:table-cell ns41:value-type="float" table:style-name="ce20" office:value="43" office:value-type="float">
            <text:p>43</text:p>
          </table:table-cell>
          <table:table-cell ns41:value-type="float" table:style-name="ce20" office:value="34" office:value-type="float">
            <text:p>34</text:p>
          </table:table-cell>
          <table:table-cell table:style-name="ce20"/>
          <table:table-cell ns41:value-type="float" table:style-name="ce20" office:value="1" office:value-type="float">
            <text:p>1</text:p>
          </table:table-cell>
          <table:table-cell table:style-name="ce20" table:number-columns-repeated="2"/>
          <table:table-cell ns41:value-type="float" table:style-name="ce20" office:value="1" office:value-type="float">
            <text:p>1</text:p>
          </table:table-cell>
          <table:table-cell table:style-name="ce20"/>
          <table:table-cell ns41:value-type="float" table:style-name="ce20" office:value="28" office:value-type="float">
            <text:p>28</text:p>
          </table:table-cell>
          <table:table-cell ns41:value-type="float" table:style-name="ce20" office:value="20" office:value-type="float">
            <text:p>20</text:p>
          </table:table-cell>
          <table:table-cell ns41:value-type="float" table:style-name="ce20" office:value="12" office:value-type="float">
            <text:p>12</text:p>
          </table:table-cell>
          <table:table-cell ns41:value-type="float" table:style-name="ce20" office:value="13" office:value-type="float">
            <text:p>13</text:p>
          </table:table-cell>
          <table:table-cell ns41:value-type="float" table:style-name="ce20" office:value="3" office:value-type="float">
            <text:p>3</text:p>
          </table:table-cell>
          <table:table-cell ns41:value-type="float" table:style-name="ce20" office:value="2" office:value-type="float">
            <text:p>2</text:p>
          </table:table-cell>
          <table:table-cell ns41:value-type="float" table:style-name="ce20" office:value="16" office:value-type="float">
            <text:p>16</text:p>
          </table:table-cell>
          <table:table-cell ns41:value-type="float" table:style-name="ce20" office:value="21" office:value-type="float">
            <text:p>21</text:p>
          </table:table-cell>
          <table:table-cell ns41:value-type="float" table:style-name="ce20" office:value="25" office:value-type="float">
            <text:p>25</text:p>
          </table:table-cell>
          <table:table-cell ns41:value-type="float" table:style-name="ce20" office:value="13" office:value-type="float">
            <text:p>13</text:p>
          </table:table-cell>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10"/>
          <table:table-cell ns41:value-type="float" table:style-name="ce20" office:value="36" office:value-type="float">
            <text:p>36</text:p>
          </table:table-cell>
          <table:table-cell ns41:value-type="float" table:style-name="ce20" office:value="31" office:value-type="float">
            <text:p>31</text:p>
          </table:table-cell>
          <table:table-cell table:style-name="ce20" table:number-columns-repeated="20"/>
          <table:table-cell ns41:value-type="float" table:style-name="ce20" office:value="7" office:value-type="float">
            <text:p>7</text:p>
          </table:table-cell>
          <table:table-cell ns41:value-type="float" table:style-name="ce20" office:value="4" office:value-type="float">
            <text:p>4</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RUINEN.</text:p>
          </table:table-cell>
          <table:table-cell ns41:value-type="string" table:style-name="ce16" office:value-type="string">
            <text:p>Buurtschap Kalenberg</text:p>
          </table:table-cell>
          <table:table-cell table:style-name="Default"/>
          <table:table-cell ns41:value-type="float" table:style-name="ce96" office:value="2" office:value-type="float">
            <text:p>2</text:p>
          </table:table-cell>
          <table:table-cell table:style-name="ce20" table:number-columns-repeated="2"/>
          <table:table-cell ns41:value-type="float" table:style-name="ce20" office:value="2" office:value-type="float">
            <text:p>2</text:p>
          </table:table-cell>
          <table:table-cell ns41:value-type="float" table:style-name="ce20" office:value="10" office:value-type="float">
            <text:p>10</text:p>
          </table:table-cell>
          <table:table-cell ns41:value-type="float" table:style-name="ce20" office:value="7" office:value-type="float">
            <text:p>7</text:p>
          </table:table-cell>
          <table:table-cell ns41:value-type="float" table:style-name="ce20" office:value="10" office:value-type="float">
            <text:p>10</text:p>
          </table:table-cell>
          <table:table-cell ns41:value-type="float" table:style-name="ce20" office:value="7" office:value-type="float">
            <text:p>7</text:p>
          </table:table-cell>
          <table:table-cell table:style-name="ce20" table:number-columns-repeated="6"/>
          <table:table-cell ns41:value-type="float" table:style-name="ce20" office:value="8" office:value-type="float">
            <text:p>8</text:p>
          </table:table-cell>
          <table:table-cell ns41:value-type="float" table:style-name="ce20" office:value="5" office:value-type="float">
            <text:p>5</text:p>
          </table:table-cell>
          <table:table-cell ns41:value-type="float" office:value="2" table:style-name="ce20" table:number-columns-repeated="2" office:value-type="float">
            <text:p>2</text:p>
          </table:table-cell>
          <table:table-cell table:style-name="ce20" table:number-columns-repeated="2"/>
          <table:table-cell ns41:value-type="float" table:style-name="ce20" office:value="7" office:value-type="float">
            <text:p>7</text:p>
          </table:table-cell>
          <table:table-cell ns41:value-type="float" table:style-name="ce20" office:value="4" office:value-type="float">
            <text:p>4</text:p>
          </table:table-cell>
          <table:table-cell ns41:value-type="float" table:style-name="ce20" office:value="1" office:value-type="float">
            <text:p>1</text:p>
          </table:table-cell>
          <table:table-cell ns41:value-type="float" table:style-name="ce20" office:value="3" office:value-type="float">
            <text:p>3</text:p>
          </table:table-cell>
          <table:table-cell ns41:value-type="float" table:style-name="ce20" office:value="2" office:value-type="float">
            <text:p>2</text:p>
          </table:table-cell>
          <table:table-cell table:style-name="ce20" table:number-columns-repeated="11"/>
          <table:table-cell ns41:value-type="float" table:style-name="ce20" office:value="7" office:value-type="float">
            <text:p>7</text:p>
          </table:table-cell>
          <table:table-cell ns41:value-type="float" table:style-name="ce20" office:value="4" office:value-type="float">
            <text:p>4</text:p>
          </table:table-cell>
          <table:table-cell table:style-name="ce20" table:number-columns-repeated="20"/>
          <table:table-cell ns41:value-type="float" office:value="3" table:style-name="ce20" table:number-columns-repeated="2" office:value-type="float">
            <text:p>3</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RUINEN.</text:p>
          </table:table-cell>
          <table:table-cell ns41:value-type="string" table:style-name="ce16" office:value-type="string">
            <text:p>Buurtschap Echten</text:p>
          </table:table-cell>
          <table:table-cell table:style-name="Default"/>
          <table:table-cell ns41:value-type="float" table:style-name="ce96" office:value="28" office:value-type="float">
            <text:p>28</text:p>
          </table:table-cell>
          <table:table-cell ns41:value-type="float" table:style-name="ce20" office:value="2" office:value-type="float">
            <text:p>2</text:p>
          </table:table-cell>
          <table:table-cell table:style-name="ce20"/>
          <table:table-cell ns41:value-type="float" table:style-name="ce20" office:value="32" office:value-type="float">
            <text:p>32</text:p>
          </table:table-cell>
          <table:table-cell ns41:value-type="float" table:style-name="ce20" office:value="96" office:value-type="float">
            <text:p>96</text:p>
          </table:table-cell>
          <table:table-cell ns41:value-type="float" table:style-name="ce20" office:value="95" office:value-type="float">
            <text:p>95</text:p>
          </table:table-cell>
          <table:table-cell ns41:value-type="float" table:style-name="ce20" office:value="90" office:value-type="float">
            <text:p>90</text:p>
          </table:table-cell>
          <table:table-cell ns41:value-type="float" table:style-name="ce20" office:value="92" office:value-type="float">
            <text:p>92</text:p>
          </table:table-cell>
          <table:table-cell ns41:value-type="float" table:style-name="ce20" office:value="6" office:value-type="float">
            <text:p>6</text:p>
          </table:table-cell>
          <table:table-cell ns41:value-type="float" table:style-name="ce20" office:value="3" office:value-type="float">
            <text:p>3</text:p>
          </table:table-cell>
          <table:table-cell table:style-name="ce20" table:number-columns-repeated="2"/>
          <table:table-cell ns41:value-type="float" office:value="1" table:style-name="ce20" table:number-columns-repeated="2" office:value-type="float">
            <text:p>1</text:p>
          </table:table-cell>
          <table:table-cell ns41:value-type="float" office:value="65" table:style-name="ce20" table:number-columns-repeated="2" office:value-type="float">
            <text:p>65</text:p>
          </table:table-cell>
          <table:table-cell ns41:value-type="float" table:style-name="ce20" office:value="27" office:value-type="float">
            <text:p>27</text:p>
          </table:table-cell>
          <table:table-cell ns41:value-type="float" table:style-name="ce20" office:value="25" office:value-type="float">
            <text:p>25</text:p>
          </table:table-cell>
          <table:table-cell ns41:value-type="float" table:style-name="ce20" office:value="4" office:value-type="float">
            <text:p>4</text:p>
          </table:table-cell>
          <table:table-cell ns41:value-type="float" table:style-name="ce20" office:value="5" office:value-type="float">
            <text:p>5</text:p>
          </table:table-cell>
          <table:table-cell ns41:value-type="float" table:style-name="ce20" office:value="46" office:value-type="float">
            <text:p>46</text:p>
          </table:table-cell>
          <table:table-cell ns41:value-type="float" table:style-name="ce20" office:value="59" office:value-type="float">
            <text:p>59</text:p>
          </table:table-cell>
          <table:table-cell ns41:value-type="float" table:style-name="ce20" office:value="37" office:value-type="float">
            <text:p>37</text:p>
          </table:table-cell>
          <table:table-cell ns41:value-type="float" table:style-name="ce20" office:value="32" office:value-type="float">
            <text:p>32</text:p>
          </table:table-cell>
          <table:table-cell ns41:value-type="float" table:style-name="ce20" office:value="12" office:value-type="float">
            <text:p>12</text:p>
          </table:table-cell>
          <table:table-cell ns41:value-type="float" table:style-name="ce20" office:value="4" office:value-type="float">
            <text:p>4</text:p>
          </table:table-cell>
          <table:table-cell table:style-name="ce20" table:number-columns-repeated="2"/>
          <table:table-cell ns41:value-type="float" table:style-name="ce20" office:value="1" office:value-type="float">
            <text:p>1</text:p>
          </table:table-cell>
          <table:table-cell table:style-name="ce20" table:number-columns-repeated="7"/>
          <table:table-cell ns41:value-type="float" table:style-name="ce20" office:value="85" office:value-type="float">
            <text:p>85</text:p>
          </table:table-cell>
          <table:table-cell ns41:value-type="float" table:style-name="ce20" office:value="91" office:value-type="float">
            <text:p>91</text:p>
          </table:table-cell>
          <table:table-cell ns41:value-type="float" table:style-name="ce20" office:value="1" office:value-type="float">
            <text:p>1</text:p>
          </table:table-cell>
          <table:table-cell table:style-name="ce20" table:number-columns-repeated="19"/>
          <table:table-cell ns41:value-type="float" table:style-name="ce20" office:value="10" office:value-type="float">
            <text:p>10</text:p>
          </table:table-cell>
          <table:table-cell ns41:value-type="float" table:style-name="ce20" office:value="4" office:value-type="float">
            <text:p>4</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RUINEN.</text:p>
          </table:table-cell>
          <table:table-cell ns41:value-type="string" table:style-name="ce16" office:value-type="string">
            <text:p>Buurtschap Rheebruggen</text:p>
          </table:table-cell>
          <table:table-cell table:style-name="Default"/>
          <table:table-cell ns41:value-type="float" table:style-name="ce96" office:value="3" office:value-type="float">
            <text:p>3</text:p>
          </table:table-cell>
          <table:table-cell table:style-name="ce20" table:number-columns-repeated="2"/>
          <table:table-cell ns41:value-type="float" table:style-name="ce20" office:value="3" office:value-type="float">
            <text:p>3</text:p>
          </table:table-cell>
          <table:table-cell ns41:value-type="float" table:style-name="ce20" office:value="10" office:value-type="float">
            <text:p>10</text:p>
          </table:table-cell>
          <table:table-cell ns41:value-type="float" table:style-name="ce20" office:value="13" office:value-type="float">
            <text:p>13</text:p>
          </table:table-cell>
          <table:table-cell ns41:value-type="float" office:value="9" table:style-name="ce20" table:number-columns-repeated="2" office:value-type="float">
            <text:p>9</text:p>
          </table:table-cell>
          <table:table-cell ns41:value-type="float" table:style-name="ce20" office:value="1" office:value-type="float">
            <text:p>1</text:p>
          </table:table-cell>
          <table:table-cell ns41:value-type="float" table:style-name="ce20" office:value="4" office:value-type="float">
            <text:p>4</text:p>
          </table:table-cell>
          <table:table-cell table:style-name="ce20" table:number-columns-repeated="4"/>
          <table:table-cell ns41:value-type="float" table:style-name="ce20" office:value="8" office:value-type="float">
            <text:p>8</text:p>
          </table:table-cell>
          <table:table-cell ns41:value-type="float" table:style-name="ce20" office:value="9" office:value-type="float">
            <text:p>9</text:p>
          </table:table-cell>
          <table:table-cell ns41:value-type="float" office:value="2" table:style-name="ce20" table:number-columns-repeated="2" office:value-type="float">
            <text:p>2</text:p>
          </table:table-cell>
          <table:table-cell table:style-name="ce20"/>
          <table:table-cell ns41:value-type="float" office:value="2" table:style-name="ce20" table:number-columns-repeated="2" office:value-type="float">
            <text:p>2</text:p>
          </table:table-cell>
          <table:table-cell ns41:value-type="float" table:style-name="ce20" office:value="1" office:value-type="float">
            <text:p>1</text:p>
          </table:table-cell>
          <table:table-cell ns41:value-type="float" table:style-name="ce20" office:value="8" office:value-type="float">
            <text:p>8</text:p>
          </table:table-cell>
          <table:table-cell ns41:value-type="float" table:style-name="ce20" office:value="12" office:value-type="float">
            <text:p>12</text:p>
          </table:table-cell>
          <table:table-cell table:style-name="ce20" table:number-columns-repeated="12"/>
          <table:table-cell ns41:value-type="float" table:style-name="ce20" office:value="10" office:value-type="float">
            <text:p>10</text:p>
          </table:table-cell>
          <table:table-cell ns41:value-type="float" table:style-name="ce20" office:value="13" office:value-type="float">
            <text:p>13</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RUINEN.</text:p>
          </table:table-cell>
          <table:table-cell ns41:value-type="string" table:style-name="ce16" office:value-type="string">
            <text:p>Buurtschap Ansen</text:p>
          </table:table-cell>
          <table:table-cell table:style-name="Default"/>
          <table:table-cell ns41:value-type="float" table:style-name="ce96" office:value="19" office:value-type="float">
            <text:p>19</text:p>
          </table:table-cell>
          <table:table-cell ns41:value-type="float" table:style-name="ce20" office:value="1" office:value-type="float">
            <text:p>1</text:p>
          </table:table-cell>
          <table:table-cell table:style-name="ce20"/>
          <table:table-cell ns41:value-type="float" table:style-name="ce20" office:value="20" office:value-type="float">
            <text:p>20</text:p>
          </table:table-cell>
          <table:table-cell ns41:value-type="float" table:style-name="ce20" office:value="88" office:value-type="float">
            <text:p>88</text:p>
          </table:table-cell>
          <table:table-cell ns41:value-type="float" table:style-name="ce20" office:value="71" office:value-type="float">
            <text:p>71</text:p>
          </table:table-cell>
          <table:table-cell ns41:value-type="float" table:style-name="ce20" office:value="82" office:value-type="float">
            <text:p>82</text:p>
          </table:table-cell>
          <table:table-cell ns41:value-type="float" table:style-name="ce20" office:value="68" office:value-type="float">
            <text:p>68</text:p>
          </table:table-cell>
          <table:table-cell ns41:value-type="float" table:style-name="ce20" office:value="6" office:value-type="float">
            <text:p>6</text:p>
          </table:table-cell>
          <table:table-cell ns41:value-type="float" table:style-name="ce20" office:value="3" office:value-type="float">
            <text:p>3</text:p>
          </table:table-cell>
          <table:table-cell table:style-name="ce20" table:number-columns-repeated="4"/>
          <table:table-cell ns41:value-type="float" table:style-name="ce20" office:value="68" office:value-type="float">
            <text:p>68</text:p>
          </table:table-cell>
          <table:table-cell ns41:value-type="float" table:style-name="ce20" office:value="46" office:value-type="float">
            <text:p>46</text:p>
          </table:table-cell>
          <table:table-cell ns41:value-type="float" office:value="18" table:style-name="ce20" table:number-columns-repeated="2" office:value-type="float">
            <text:p>18</text:p>
          </table:table-cell>
          <table:table-cell ns41:value-type="float" table:style-name="ce20" office:value="2" office:value-type="float">
            <text:p>2</text:p>
          </table:table-cell>
          <table:table-cell ns41:value-type="float" table:style-name="ce20" office:value="7" office:value-type="float">
            <text:p>7</text:p>
          </table:table-cell>
          <table:table-cell ns41:value-type="float" table:style-name="ce20" office:value="70" office:value-type="float">
            <text:p>70</text:p>
          </table:table-cell>
          <table:table-cell ns41:value-type="float" table:style-name="ce20" office:value="52" office:value-type="float">
            <text:p>52</text:p>
          </table:table-cell>
          <table:table-cell ns41:value-type="float" table:style-name="ce20" office:value="14" office:value-type="float">
            <text:p>14</text:p>
          </table:table-cell>
          <table:table-cell ns41:value-type="float" table:style-name="ce20" office:value="17" office:value-type="float">
            <text:p>17</text:p>
          </table:table-cell>
          <table:table-cell ns41:value-type="float" table:style-name="ce20" office:value="4" office:value-type="float">
            <text:p>4</text:p>
          </table:table-cell>
          <table:table-cell ns41:value-type="float" table:style-name="ce20" office:value="2" office:value-type="float">
            <text:p>2</text:p>
          </table:table-cell>
          <table:table-cell table:style-name="ce20" table:number-columns-repeated="10"/>
          <table:table-cell ns41:value-type="float" table:style-name="ce20" office:value="88" office:value-type="float">
            <text:p>88</text:p>
          </table:table-cell>
          <table:table-cell ns41:value-type="float" table:style-name="ce20" office:value="71" office:value-type="float">
            <text:p>71</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RUINEN.</text:p>
          </table:table-cell>
          <table:table-cell ns41:value-type="string" table:style-name="ce16" office:value-type="string">
            <text:p>Totaal</text:p>
          </table:table-cell>
          <table:table-cell table:style-name="Default"/>
          <table:table-cell ns41:value-type="float" table:style-name="ce96" office:value="369" office:value-type="float">
            <text:p>369</text:p>
          </table:table-cell>
          <table:table-cell ns41:value-type="float" table:style-name="ce20" office:value="10" office:value-type="float">
            <text:p>10</text:p>
          </table:table-cell>
          <table:table-cell table:style-name="ce20"/>
          <table:table-cell ns41:value-type="float" table:style-name="ce20" office:value="440" office:value-type="float">
            <text:p>440</text:p>
          </table:table-cell>
          <table:table-cell ns41:value-type="float" table:style-name="ce43" office:value="1164" office:value-type="float">
            <text:p>1,164</text:p>
          </table:table-cell>
          <table:table-cell ns41:value-type="float" table:style-name="ce43" office:value="1056" office:value-type="float">
            <text:p>1,056</text:p>
          </table:table-cell>
          <table:table-cell ns41:value-type="float" table:style-name="ce43" office:value="1130" office:value-type="float">
            <text:p>1,130</text:p>
          </table:table-cell>
          <table:table-cell ns41:value-type="float" table:style-name="ce43" office:value="1025" office:value-type="float">
            <text:p>1,025</text:p>
          </table:table-cell>
          <table:table-cell ns41:value-type="float" table:style-name="ce20" office:value="34" office:value-type="float">
            <text:p>34</text:p>
          </table:table-cell>
          <table:table-cell ns41:value-type="float" table:style-name="ce20" office:value="31" office:value-type="float">
            <text:p>31</text:p>
          </table:table-cell>
          <table:table-cell table:style-name="ce20" table:number-columns-repeated="2"/>
          <table:table-cell ns41:value-type="float" table:style-name="ce20" office:value="24" office:value-type="float">
            <text:p>24</text:p>
          </table:table-cell>
          <table:table-cell ns41:value-type="float" table:style-name="ce20" office:value="25" office:value-type="float">
            <text:p>25</text:p>
          </table:table-cell>
          <table:table-cell ns41:value-type="float" table:style-name="ce20" office:value="772" office:value-type="float">
            <text:p>772</text:p>
          </table:table-cell>
          <table:table-cell ns41:value-type="float" table:style-name="ce20" office:value="628" office:value-type="float">
            <text:p>628</text:p>
          </table:table-cell>
          <table:table-cell ns41:value-type="float" table:style-name="ce20" office:value="347" office:value-type="float">
            <text:p>347</text:p>
          </table:table-cell>
          <table:table-cell ns41:value-type="float" table:style-name="ce20" office:value="345" office:value-type="float">
            <text:p>345</text:p>
          </table:table-cell>
          <table:table-cell ns41:value-type="float" table:style-name="ce20" office:value="45" office:value-type="float">
            <text:p>45</text:p>
          </table:table-cell>
          <table:table-cell ns41:value-type="float" table:style-name="ce20" office:value="83" office:value-type="float">
            <text:p>83</text:p>
          </table:table-cell>
          <table:table-cell ns41:value-type="float" table:style-name="ce20" office:value="765" office:value-type="float">
            <text:p>765</text:p>
          </table:table-cell>
          <table:table-cell ns41:value-type="float" table:style-name="ce20" office:value="698" office:value-type="float">
            <text:p>698</text:p>
          </table:table-cell>
          <table:table-cell ns41:value-type="float" table:style-name="ce20" office:value="323" office:value-type="float">
            <text:p>323</text:p>
          </table:table-cell>
          <table:table-cell ns41:value-type="float" table:style-name="ce20" office:value="305" office:value-type="float">
            <text:p>305</text:p>
          </table:table-cell>
          <table:table-cell ns41:value-type="float" table:style-name="ce20" office:value="68" office:value-type="float">
            <text:p>68</text:p>
          </table:table-cell>
          <table:table-cell ns41:value-type="float" table:style-name="ce20" office:value="51" office:value-type="float">
            <text:p>51</text:p>
          </table:table-cell>
          <table:table-cell table:style-name="ce20" table:number-columns-repeated="2"/>
          <table:table-cell ns41:value-type="float" table:style-name="ce20" office:value="8" office:value-type="float">
            <text:p>8</text:p>
          </table:table-cell>
          <table:table-cell ns41:value-type="float" table:style-name="ce20" office:value="1" office:value-type="float">
            <text:p>1</text:p>
          </table:table-cell>
          <table:table-cell table:style-name="ce20"/>
          <table:table-cell ns41:value-type="float" table:style-name="ce20" office:value="1" office:value-type="float">
            <text:p>1</text:p>
          </table:table-cell>
          <table:table-cell table:style-name="ce20" table:number-columns-repeated="4"/>
          <table:table-cell ns41:value-type="float" table:style-name="ce43" office:value="1100" office:value-type="float">
            <text:p>1,100</text:p>
          </table:table-cell>
          <table:table-cell ns41:value-type="float" table:style-name="ce20" office:value="997" office:value-type="float">
            <text:p>997</text:p>
          </table:table-cell>
          <table:table-cell ns41:value-type="float" table:style-name="ce20" office:value="1" office:value-type="float">
            <text:p>1</text:p>
          </table:table-cell>
          <table:table-cell table:style-name="ce20" table:number-columns-repeated="7"/>
          <table:table-cell ns41:value-type="float" table:style-name="ce20" office:value="3" office:value-type="float">
            <text:p>3</text:p>
          </table:table-cell>
          <table:table-cell ns41:value-type="float" table:style-name="ce20" office:value="1" office:value-type="float">
            <text:p>1</text:p>
          </table:table-cell>
          <table:table-cell table:style-name="ce20" table:number-columns-repeated="10"/>
          <table:table-cell ns41:value-type="float" table:style-name="ce20" office:value="45" office:value-type="float">
            <text:p>45</text:p>
          </table:table-cell>
          <table:table-cell ns41:value-type="float" table:style-name="ce20" office:value="43" office:value-type="float">
            <text:p>43</text:p>
          </table:table-cell>
          <table:table-cell ns41:value-type="float" table:style-name="ce20" office:value="1" office:value-type="float">
            <text:p>1</text:p>
          </table:table-cell>
          <table:table-cell ns41:value-type="float" table:style-name="ce20" office:value="3" office:value-type="float">
            <text:p>3</text:p>
          </table:table-cell>
          <table:table-cell table:style-name="ce20" table:number-columns-repeated="6"/>
          <table:table-cell ns41:value-type="float" table:style-name="ce20" office:value="14" office:value-type="float">
            <text:p>14</text:p>
          </table:table-cell>
          <table:table-cell ns41:value-type="float" table:style-name="ce20" office:value="12" office:value-type="float">
            <text:p>12</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RUINERWOLDE.</text:p>
          </table:table-cell>
          <table:table-cell ns41:value-type="string" table:style-name="ce16" office:value-type="string">
            <text:p>Wijk I. Buurtschap Oosteinde</text:p>
          </table:table-cell>
          <table:table-cell table:style-name="Default"/>
          <table:table-cell ns41:value-type="float" table:style-name="ce96" office:value="36" office:value-type="float">
            <text:p>36</text:p>
          </table:table-cell>
          <table:table-cell ns41:value-type="float" table:style-name="ce20" office:value="1" office:value-type="float">
            <text:p>1</text:p>
          </table:table-cell>
          <table:table-cell table:style-name="ce20"/>
          <table:table-cell ns41:value-type="float" table:style-name="ce20" office:value="37" office:value-type="float">
            <text:p>37</text:p>
          </table:table-cell>
          <table:table-cell ns41:value-type="float" table:style-name="ce20" office:value="119" office:value-type="float">
            <text:p>119</text:p>
          </table:table-cell>
          <table:table-cell ns41:value-type="float" table:style-name="ce20" office:value="96" office:value-type="float">
            <text:p>96</text:p>
          </table:table-cell>
          <table:table-cell ns41:value-type="float" table:style-name="ce20" office:value="110" office:value-type="float">
            <text:p>110</text:p>
          </table:table-cell>
          <table:table-cell ns41:value-type="float" table:style-name="ce20" office:value="89" office:value-type="float">
            <text:p>89</text:p>
          </table:table-cell>
          <table:table-cell ns41:value-type="float" table:style-name="ce20" office:value="9" office:value-type="float">
            <text:p>9</text:p>
          </table:table-cell>
          <table:table-cell ns41:value-type="float" table:style-name="ce20" office:value="7" office:value-type="float">
            <text:p>7</text:p>
          </table:table-cell>
          <table:table-cell table:style-name="ce20" table:number-columns-repeated="2"/>
          <table:table-cell ns41:value-type="float" table:style-name="ce20" office:value="1" office:value-type="float">
            <text:p>1</text:p>
          </table:table-cell>
          <table:table-cell table:style-name="ce20"/>
          <table:table-cell ns41:value-type="float" table:style-name="ce20" office:value="87" office:value-type="float">
            <text:p>87</text:p>
          </table:table-cell>
          <table:table-cell ns41:value-type="float" table:style-name="ce20" office:value="67" office:value-type="float">
            <text:p>67</text:p>
          </table:table-cell>
          <table:table-cell ns41:value-type="float" table:style-name="ce20" office:value="27" office:value-type="float">
            <text:p>27</text:p>
          </table:table-cell>
          <table:table-cell ns41:value-type="float" table:style-name="ce20" office:value="26" office:value-type="float">
            <text:p>26</text:p>
          </table:table-cell>
          <table:table-cell ns41:value-type="float" table:style-name="ce20" office:value="5" office:value-type="float">
            <text:p>5</text:p>
          </table:table-cell>
          <table:table-cell ns41:value-type="float" table:style-name="ce20" office:value="3" office:value-type="float">
            <text:p>3</text:p>
          </table:table-cell>
          <table:table-cell ns41:value-type="float" table:style-name="ce20" office:value="87" office:value-type="float">
            <text:p>87</text:p>
          </table:table-cell>
          <table:table-cell ns41:value-type="float" table:style-name="ce20" office:value="62" office:value-type="float">
            <text:p>62</text:p>
          </table:table-cell>
          <table:table-cell ns41:value-type="float" table:style-name="ce20" office:value="28" office:value-type="float">
            <text:p>28</text:p>
          </table:table-cell>
          <table:table-cell ns41:value-type="float" table:style-name="ce20" office:value="29" office:value-type="float">
            <text:p>29</text:p>
          </table:table-cell>
          <table:table-cell ns41:value-type="float" table:style-name="ce20" office:value="3" office:value-type="float">
            <text:p>3</text:p>
          </table:table-cell>
          <table:table-cell ns41:value-type="float" table:style-name="ce20" office:value="5" office:value-type="float">
            <text:p>5</text:p>
          </table:table-cell>
          <table:table-cell table:style-name="ce20" table:number-columns-repeated="2"/>
          <table:table-cell ns41:value-type="float" table:style-name="ce20" office:value="1" office:value-type="float">
            <text:p>1</text:p>
          </table:table-cell>
          <table:table-cell table:style-name="ce20" table:number-columns-repeated="7"/>
          <table:table-cell ns41:value-type="float" table:style-name="ce20" office:value="114" office:value-type="float">
            <text:p>114</text:p>
          </table:table-cell>
          <table:table-cell ns41:value-type="float" table:style-name="ce20" office:value="92" office:value-type="float">
            <text:p>92</text:p>
          </table:table-cell>
          <table:table-cell table:style-name="ce20" table:number-columns-repeated="20"/>
          <table:table-cell ns41:value-type="float" table:style-name="ce20" office:value="5" office:value-type="float">
            <text:p>5</text:p>
          </table:table-cell>
          <table:table-cell ns41:value-type="float" table:style-name="ce20" office:value="4" office:value-type="float">
            <text:p>4</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RUINERWOLDE.</text:p>
          </table:table-cell>
          <table:table-cell ns41:value-type="string" table:style-name="ce16" office:value-type="string">
            <text:p>Wijk I. Buurtschap Ruige Kluft</text:p>
          </table:table-cell>
          <table:table-cell table:style-name="Default"/>
          <table:table-cell ns41:value-type="float" table:style-name="ce96" office:value="46" office:value-type="float">
            <text:p>46</text:p>
          </table:table-cell>
          <table:table-cell table:style-name="ce20" table:number-columns-repeated="2"/>
          <table:table-cell ns41:value-type="float" table:style-name="ce20" office:value="47" office:value-type="float">
            <text:p>47</text:p>
          </table:table-cell>
          <table:table-cell ns41:value-type="float" table:style-name="ce20" office:value="123" office:value-type="float">
            <text:p>123</text:p>
          </table:table-cell>
          <table:table-cell ns41:value-type="float" table:style-name="ce20" office:value="126" office:value-type="float">
            <text:p>126</text:p>
          </table:table-cell>
          <table:table-cell ns41:value-type="float" table:style-name="ce20" office:value="118" office:value-type="float">
            <text:p>118</text:p>
          </table:table-cell>
          <table:table-cell ns41:value-type="float" table:style-name="ce20" office:value="116" office:value-type="float">
            <text:p>116</text:p>
          </table:table-cell>
          <table:table-cell ns41:value-type="float" table:style-name="ce20" office:value="5" office:value-type="float">
            <text:p>5</text:p>
          </table:table-cell>
          <table:table-cell ns41:value-type="float" table:style-name="ce20" office:value="10" office:value-type="float">
            <text:p>10</text:p>
          </table:table-cell>
          <table:table-cell table:style-name="ce20" table:number-columns-repeated="3"/>
          <table:table-cell ns41:value-type="float" table:style-name="ce20" office:value="1" office:value-type="float">
            <text:p>1</text:p>
          </table:table-cell>
          <table:table-cell ns41:value-type="float" table:style-name="ce20" office:value="81" office:value-type="float">
            <text:p>81</text:p>
          </table:table-cell>
          <table:table-cell ns41:value-type="float" table:style-name="ce20" office:value="82" office:value-type="float">
            <text:p>82</text:p>
          </table:table-cell>
          <table:table-cell ns41:value-type="float" table:style-name="ce20" office:value="36" office:value-type="float">
            <text:p>36</text:p>
          </table:table-cell>
          <table:table-cell ns41:value-type="float" table:style-name="ce20" office:value="37" office:value-type="float">
            <text:p>37</text:p>
          </table:table-cell>
          <table:table-cell ns41:value-type="float" table:style-name="ce20" office:value="6" office:value-type="float">
            <text:p>6</text:p>
          </table:table-cell>
          <table:table-cell ns41:value-type="float" table:style-name="ce20" office:value="7" office:value-type="float">
            <text:p>7</text:p>
          </table:table-cell>
          <table:table-cell ns41:value-type="float" table:style-name="ce20" office:value="89" office:value-type="float">
            <text:p>89</text:p>
          </table:table-cell>
          <table:table-cell ns41:value-type="float" table:style-name="ce20" office:value="81" office:value-type="float">
            <text:p>81</text:p>
          </table:table-cell>
          <table:table-cell ns41:value-type="float" table:style-name="ce20" office:value="23" office:value-type="float">
            <text:p>23</text:p>
          </table:table-cell>
          <table:table-cell ns41:value-type="float" table:style-name="ce20" office:value="31" office:value-type="float">
            <text:p>31</text:p>
          </table:table-cell>
          <table:table-cell ns41:value-type="float" table:style-name="ce20" office:value="10" office:value-type="float">
            <text:p>10</text:p>
          </table:table-cell>
          <table:table-cell ns41:value-type="float" table:style-name="ce20" office:value="14" office:value-type="float">
            <text:p>14</text:p>
          </table:table-cell>
          <table:table-cell table:style-name="ce20" table:number-columns-repeated="2"/>
          <table:table-cell ns41:value-type="float" table:style-name="ce20" office:value="1" office:value-type="float">
            <text:p>1</text:p>
          </table:table-cell>
          <table:table-cell table:style-name="ce20" table:number-columns-repeated="7"/>
          <table:table-cell ns41:value-type="float" table:style-name="ce20" office:value="102" office:value-type="float">
            <text:p>102</text:p>
          </table:table-cell>
          <table:table-cell ns41:value-type="float" table:style-name="ce20" office:value="105" office:value-type="float">
            <text:p>105</text:p>
          </table:table-cell>
          <table:table-cell table:style-name="ce20" table:number-columns-repeated="20"/>
          <table:table-cell ns41:value-type="float" office:value="21" table:style-name="ce20" table:number-columns-repeated="2" office:value-type="float">
            <text:p>21</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RUINERWOLDE.</text:p>
          </table:table-cell>
          <table:table-cell ns41:value-type="string" table:style-name="ce16" office:value-type="string">
            <text:p>Wijk I. Buurtschap Kale Kluft</text:p>
          </table:table-cell>
          <table:table-cell table:style-name="Default"/>
          <table:table-cell ns41:value-type="float" table:style-name="ce96" office:value="61" office:value-type="float">
            <text:p>61</text:p>
          </table:table-cell>
          <table:table-cell ns41:value-type="float" table:style-name="ce20" office:value="3" office:value-type="float">
            <text:p>3</text:p>
          </table:table-cell>
          <table:table-cell table:style-name="ce20"/>
          <table:table-cell ns41:value-type="float" table:style-name="ce20" office:value="64" office:value-type="float">
            <text:p>64</text:p>
          </table:table-cell>
          <table:table-cell ns41:value-type="float" table:style-name="ce20" office:value="155" office:value-type="float">
            <text:p>155</text:p>
          </table:table-cell>
          <table:table-cell ns41:value-type="float" table:style-name="ce20" office:value="153" office:value-type="float">
            <text:p>153</text:p>
          </table:table-cell>
          <table:table-cell ns41:value-type="float" office:value="148" table:style-name="ce20" table:number-columns-repeated="2" office:value-type="float">
            <text:p>148</text:p>
          </table:table-cell>
          <table:table-cell ns41:value-type="float" table:style-name="ce20" office:value="7" office:value-type="float">
            <text:p>7</text:p>
          </table:table-cell>
          <table:table-cell ns41:value-type="float" table:style-name="ce20" office:value="5" office:value-type="float">
            <text:p>5</text:p>
          </table:table-cell>
          <table:table-cell table:style-name="ce20" table:number-columns-repeated="4"/>
          <table:table-cell ns41:value-type="float" table:style-name="ce20" office:value="100" office:value-type="float">
            <text:p>100</text:p>
          </table:table-cell>
          <table:table-cell ns41:value-type="float" table:style-name="ce20" office:value="92" office:value-type="float">
            <text:p>92</text:p>
          </table:table-cell>
          <table:table-cell ns41:value-type="float" office:value="51" table:style-name="ce20" table:number-columns-repeated="2" office:value-type="float">
            <text:p>51</text:p>
          </table:table-cell>
          <table:table-cell ns41:value-type="float" table:style-name="ce20" office:value="4" office:value-type="float">
            <text:p>4</text:p>
          </table:table-cell>
          <table:table-cell ns41:value-type="float" table:style-name="ce20" office:value="10" office:value-type="float">
            <text:p>10</text:p>
          </table:table-cell>
          <table:table-cell ns41:value-type="float" table:style-name="ce20" office:value="115" office:value-type="float">
            <text:p>115</text:p>
          </table:table-cell>
          <table:table-cell ns41:value-type="float" table:style-name="ce20" office:value="118" office:value-type="float">
            <text:p>118</text:p>
          </table:table-cell>
          <table:table-cell ns41:value-type="float" table:style-name="ce20" office:value="33" office:value-type="float">
            <text:p>33</text:p>
          </table:table-cell>
          <table:table-cell ns41:value-type="float" table:style-name="ce20" office:value="28" office:value-type="float">
            <text:p>28</text:p>
          </table:table-cell>
          <table:table-cell ns41:value-type="float" office:value="7" table:style-name="ce20" table:number-columns-repeated="2" office:value-type="float">
            <text:p>7</text:p>
          </table:table-cell>
          <table:table-cell table:style-name="ce20" table:number-columns-repeated="10"/>
          <table:table-cell ns41:value-type="float" table:style-name="ce20" office:value="136" office:value-type="float">
            <text:p>136</text:p>
          </table:table-cell>
          <table:table-cell ns41:value-type="float" table:style-name="ce20" office:value="134" office:value-type="float">
            <text:p>134</text:p>
          </table:table-cell>
          <table:table-cell table:style-name="ce20" table:number-columns-repeated="20"/>
          <table:table-cell ns41:value-type="float" table:style-name="ce20" office:value="17" office:value-type="float">
            <text:p>17</text:p>
          </table:table-cell>
          <table:table-cell ns41:value-type="float" table:style-name="ce20" office:value="19" office:value-type="float">
            <text:p>19</text:p>
          </table:table-cell>
          <table:table-cell table:style-name="ce20" table:number-columns-repeated="8"/>
          <table:table-cell ns41:value-type="float" table:style-name="ce20" office:value="2" office:value-type="float">
            <text:p>2</text:p>
          </table:table-cell>
          <table:table-cell table:style-name="ce20" table:number-columns-repeated="4"/>
          <table:table-cell table:style-name="ce97"/>
          <table:table-cell table:style-name="ce77" table:number-columns-repeated="4"/>
          <table:table-cell table:number-columns-repeated="943"/>
        </table:table-row>
        <table:table-row table:style-name="ro5">
          <table:table-cell ns41:value-type="string" table:style-name="ce8" office:value-type="string">
            <text:p>RUINERWOLDE.</text:p>
          </table:table-cell>
          <table:table-cell ns41:value-type="string" table:style-name="ce16" office:value-type="string">
            <text:p>Wijk II. Buurtschap Dijkhuizen</text:p>
          </table:table-cell>
          <table:table-cell table:style-name="Default"/>
          <table:table-cell ns41:value-type="float" table:style-name="ce96" office:value="76" office:value-type="float">
            <text:p>76</text:p>
          </table:table-cell>
          <table:table-cell ns41:value-type="float" table:style-name="ce20" office:value="3" office:value-type="float">
            <text:p>3</text:p>
          </table:table-cell>
          <table:table-cell table:style-name="ce20"/>
          <table:table-cell ns41:value-type="float" table:style-name="ce20" office:value="77" office:value-type="float">
            <text:p>77</text:p>
          </table:table-cell>
          <table:table-cell ns41:value-type="float" table:style-name="ce20" office:value="190" office:value-type="float">
            <text:p>190</text:p>
          </table:table-cell>
          <table:table-cell ns41:value-type="float" table:style-name="ce20" office:value="166" office:value-type="float">
            <text:p>166</text:p>
          </table:table-cell>
          <table:table-cell ns41:value-type="float" table:style-name="ce20" office:value="178" office:value-type="float">
            <text:p>178</text:p>
          </table:table-cell>
          <table:table-cell ns41:value-type="float" table:style-name="ce20" office:value="163" office:value-type="float">
            <text:p>163</text:p>
          </table:table-cell>
          <table:table-cell ns41:value-type="float" table:style-name="ce20" office:value="12" office:value-type="float">
            <text:p>12</text:p>
          </table:table-cell>
          <table:table-cell ns41:value-type="float" table:style-name="ce20" office:value="3" office:value-type="float">
            <text:p>3</text:p>
          </table:table-cell>
          <table:table-cell table:style-name="ce20" table:number-columns-repeated="3"/>
          <table:table-cell ns41:value-type="float" table:style-name="ce20" office:value="1" office:value-type="float">
            <text:p>1</text:p>
          </table:table-cell>
          <table:table-cell ns41:value-type="float" table:style-name="ce20" office:value="117" office:value-type="float">
            <text:p>117</text:p>
          </table:table-cell>
          <table:table-cell ns41:value-type="float" table:style-name="ce20" office:value="95" office:value-type="float">
            <text:p>95</text:p>
          </table:table-cell>
          <table:table-cell ns41:value-type="float" office:value="60" table:style-name="ce20" table:number-columns-repeated="2" office:value-type="float">
            <text:p>60</text:p>
          </table:table-cell>
          <table:table-cell ns41:value-type="float" table:style-name="ce20" office:value="13" office:value-type="float">
            <text:p>13</text:p>
          </table:table-cell>
          <table:table-cell ns41:value-type="float" table:style-name="ce20" office:value="11" office:value-type="float">
            <text:p>11</text:p>
          </table:table-cell>
          <table:table-cell ns41:value-type="float" table:style-name="ce20" office:value="119" office:value-type="float">
            <text:p>119</text:p>
          </table:table-cell>
          <table:table-cell ns41:value-type="float" table:style-name="ce20" office:value="104" office:value-type="float">
            <text:p>104</text:p>
          </table:table-cell>
          <table:table-cell ns41:value-type="float" table:style-name="ce20" office:value="44" office:value-type="float">
            <text:p>44</text:p>
          </table:table-cell>
          <table:table-cell ns41:value-type="float" table:style-name="ce20" office:value="46" office:value-type="float">
            <text:p>46</text:p>
          </table:table-cell>
          <table:table-cell ns41:value-type="float" table:style-name="ce20" office:value="25" office:value-type="float">
            <text:p>25</text:p>
          </table:table-cell>
          <table:table-cell ns41:value-type="float" table:style-name="ce20" office:value="16" office:value-type="float">
            <text:p>16</text:p>
          </table:table-cell>
          <table:table-cell table:style-name="ce20" table:number-columns-repeated="2"/>
          <table:table-cell ns41:value-type="float" table:style-name="ce20" office:value="2" office:value-type="float">
            <text:p>2</text:p>
          </table:table-cell>
          <table:table-cell table:style-name="ce20" table:number-columns-repeated="7"/>
          <table:table-cell ns41:value-type="float" table:style-name="ce20" office:value="169" office:value-type="float">
            <text:p>169</text:p>
          </table:table-cell>
          <table:table-cell ns41:value-type="float" table:style-name="ce20" office:value="146" office:value-type="float">
            <text:p>146</text:p>
          </table:table-cell>
          <table:table-cell table:style-name="ce20" table:number-columns-repeated="20"/>
          <table:table-cell ns41:value-type="float" table:style-name="ce20" office:value="21" office:value-type="float">
            <text:p>21</text:p>
          </table:table-cell>
          <table:table-cell ns41:value-type="float" table:style-name="ce20" office:value="20" office:value-type="float">
            <text:p>20</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RUINERWOLDE.</text:p>
          </table:table-cell>
          <table:table-cell ns41:value-type="string" table:style-name="ce16" office:value-type="string">
            <text:p>Wijk II. Buurtschap Buiterhuizen</text:p>
          </table:table-cell>
          <table:table-cell table:style-name="Default"/>
          <table:table-cell ns41:value-type="float" table:style-name="ce96" office:value="6" office:value-type="float">
            <text:p>6</text:p>
          </table:table-cell>
          <table:table-cell table:style-name="ce20" table:number-columns-repeated="2"/>
          <table:table-cell ns41:value-type="float" table:style-name="ce20" office:value="6" office:value-type="float">
            <text:p>6</text:p>
          </table:table-cell>
          <table:table-cell ns41:value-type="float" table:style-name="ce20" office:value="18" office:value-type="float">
            <text:p>18</text:p>
          </table:table-cell>
          <table:table-cell ns41:value-type="float" table:style-name="ce20" office:value="14" office:value-type="float">
            <text:p>14</text:p>
          </table:table-cell>
          <table:table-cell ns41:value-type="float" table:style-name="ce20" office:value="18" office:value-type="float">
            <text:p>18</text:p>
          </table:table-cell>
          <table:table-cell ns41:value-type="float" table:style-name="ce20" office:value="14" office:value-type="float">
            <text:p>14</text:p>
          </table:table-cell>
          <table:table-cell table:style-name="ce20" table:number-columns-repeated="6"/>
          <table:table-cell ns41:value-type="float" table:style-name="ce20" office:value="13" office:value-type="float">
            <text:p>13</text:p>
          </table:table-cell>
          <table:table-cell ns41:value-type="float" table:style-name="ce20" office:value="9" office:value-type="float">
            <text:p>9</text:p>
          </table:table-cell>
          <table:table-cell ns41:value-type="float" office:value="4" table:style-name="ce20" table:number-columns-repeated="2" office:value-type="float">
            <text:p>4</text:p>
          </table:table-cell>
          <table:table-cell ns41:value-type="float" office:value="1" table:style-name="ce20" table:number-columns-repeated="2" office:value-type="float">
            <text:p>1</text:p>
          </table:table-cell>
          <table:table-cell ns41:value-type="float" table:style-name="ce20" office:value="18" office:value-type="float">
            <text:p>18</text:p>
          </table:table-cell>
          <table:table-cell ns41:value-type="float" table:style-name="ce20" office:value="11" office:value-type="float">
            <text:p>11</text:p>
          </table:table-cell>
          <table:table-cell table:style-name="ce20"/>
          <table:table-cell ns41:value-type="float" table:style-name="ce20" office:value="3" office:value-type="float">
            <text:p>3</text:p>
          </table:table-cell>
          <table:table-cell table:style-name="ce20" table:number-columns-repeated="12"/>
          <table:table-cell ns41:value-type="float" table:style-name="ce20" office:value="18" office:value-type="float">
            <text:p>18</text:p>
          </table:table-cell>
          <table:table-cell ns41:value-type="float" table:style-name="ce20" office:value="14" office:value-type="float">
            <text:p>14</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RUINERWOLDE.</text:p>
          </table:table-cell>
          <table:table-cell ns41:value-type="string" table:style-name="ce16" office:value-type="string">
            <text:p>Wijk II. Buurtschap Blijdenstein</text:p>
          </table:table-cell>
          <table:table-cell table:style-name="Default"/>
          <table:table-cell ns41:value-type="float" table:style-name="ce96" office:value="5" office:value-type="float">
            <text:p>5</text:p>
          </table:table-cell>
          <table:table-cell ns41:value-type="float" table:style-name="ce20" office:value="1" office:value-type="float">
            <text:p>1</text:p>
          </table:table-cell>
          <table:table-cell table:style-name="ce20"/>
          <table:table-cell ns41:value-type="float" table:style-name="ce20" office:value="5" office:value-type="float">
            <text:p>5</text:p>
          </table:table-cell>
          <table:table-cell ns41:value-type="float" table:style-name="ce20" office:value="12" office:value-type="float">
            <text:p>12</text:p>
          </table:table-cell>
          <table:table-cell ns41:value-type="float" office:value="11" table:style-name="ce20" table:number-columns-repeated="3" office:value-type="float">
            <text:p>11</text:p>
          </table:table-cell>
          <table:table-cell ns41:value-type="float" table:style-name="ce20" office:value="1" office:value-type="float">
            <text:p>1</text:p>
          </table:table-cell>
          <table:table-cell table:style-name="ce20" table:number-columns-repeated="3"/>
          <table:table-cell ns41:value-type="float" table:style-name="ce20" office:value="1" office:value-type="float">
            <text:p>1</text:p>
          </table:table-cell>
          <table:table-cell table:style-name="ce20"/>
          <table:table-cell ns41:value-type="float" table:style-name="ce20" office:value="9" office:value-type="float">
            <text:p>9</text:p>
          </table:table-cell>
          <table:table-cell ns41:value-type="float" table:style-name="ce20" office:value="7" office:value-type="float">
            <text:p>7</text:p>
          </table:table-cell>
          <table:table-cell ns41:value-type="float" office:value="3" table:style-name="ce20" table:number-columns-repeated="2" office:value-type="float">
            <text:p>3</text:p>
          </table:table-cell>
          <table:table-cell table:style-name="ce20"/>
          <table:table-cell ns41:value-type="float" table:style-name="ce20" office:value="1" office:value-type="float">
            <text:p>1</text:p>
          </table:table-cell>
          <table:table-cell ns41:value-type="float" table:style-name="ce20" office:value="6" office:value-type="float">
            <text:p>6</text:p>
          </table:table-cell>
          <table:table-cell ns41:value-type="float" table:style-name="ce20" office:value="8" office:value-type="float">
            <text:p>8</text:p>
          </table:table-cell>
          <table:table-cell ns41:value-type="float" table:style-name="ce20" office:value="4" office:value-type="float">
            <text:p>4</text:p>
          </table:table-cell>
          <table:table-cell ns41:value-type="float" office:value="2" table:style-name="ce20" table:number-columns-repeated="2" office:value-type="float">
            <text:p>2</text:p>
          </table:table-cell>
          <table:table-cell ns41:value-type="float" table:style-name="ce20" office:value="1" office:value-type="float">
            <text:p>1</text:p>
          </table:table-cell>
          <table:table-cell table:style-name="ce20" table:number-columns-repeated="10"/>
          <table:table-cell ns41:value-type="float" table:style-name="ce20" office:value="12" office:value-type="float">
            <text:p>12</text:p>
          </table:table-cell>
          <table:table-cell ns41:value-type="float" table:style-name="ce20" office:value="11" office:value-type="float">
            <text:p>11</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RUINERWOLDE.</text:p>
          </table:table-cell>
          <table:table-cell ns41:value-type="string" table:style-name="ce16" office:value-type="string">
            <text:p>Wijk II. Buurtschap Kraal</text:p>
          </table:table-cell>
          <table:table-cell table:style-name="Default"/>
          <table:table-cell ns41:value-type="float" table:style-name="ce96" office:value="6" office:value-type="float">
            <text:p>6</text:p>
          </table:table-cell>
          <table:table-cell table:style-name="ce20" table:number-columns-repeated="2"/>
          <table:table-cell ns41:value-type="float" table:style-name="ce20" office:value="6" office:value-type="float">
            <text:p>6</text:p>
          </table:table-cell>
          <table:table-cell ns41:value-type="float" table:style-name="ce20" office:value="16" office:value-type="float">
            <text:p>16</text:p>
          </table:table-cell>
          <table:table-cell ns41:value-type="float" table:style-name="ce20" office:value="17" office:value-type="float">
            <text:p>17</text:p>
          </table:table-cell>
          <table:table-cell ns41:value-type="float" table:style-name="ce20" office:value="16" office:value-type="float">
            <text:p>16</text:p>
          </table:table-cell>
          <table:table-cell ns41:value-type="float" table:style-name="ce20" office:value="15" office:value-type="float">
            <text:p>15</text:p>
          </table:table-cell>
          <table:table-cell table:style-name="ce20"/>
          <table:table-cell ns41:value-type="float" table:style-name="ce20" office:value="2" office:value-type="float">
            <text:p>2</text:p>
          </table:table-cell>
          <table:table-cell table:style-name="ce20" table:number-columns-repeated="4"/>
          <table:table-cell ns41:value-type="float" table:style-name="ce20" office:value="11" office:value-type="float">
            <text:p>11</text:p>
          </table:table-cell>
          <table:table-cell ns41:value-type="float" table:style-name="ce20" office:value="9" office:value-type="float">
            <text:p>9</text:p>
          </table:table-cell>
          <table:table-cell ns41:value-type="float" office:value="5" table:style-name="ce20" table:number-columns-repeated="2" office:value-type="float">
            <text:p>5</text:p>
          </table:table-cell>
          <table:table-cell table:style-name="ce20"/>
          <table:table-cell ns41:value-type="float" table:style-name="ce20" office:value="3" office:value-type="float">
            <text:p>3</text:p>
          </table:table-cell>
          <table:table-cell ns41:value-type="float" table:style-name="ce20" office:value="15" office:value-type="float">
            <text:p>15</text:p>
          </table:table-cell>
          <table:table-cell ns41:value-type="float" table:style-name="ce20" office:value="13" office:value-type="float">
            <text:p>13</text:p>
          </table:table-cell>
          <table:table-cell ns41:value-type="float" table:style-name="ce20" office:value="1" office:value-type="float">
            <text:p>1</text:p>
          </table:table-cell>
          <table:table-cell ns41:value-type="float" table:style-name="ce20" office:value="3" office:value-type="float">
            <text:p>3</text:p>
          </table:table-cell>
          <table:table-cell table:style-name="ce20"/>
          <table:table-cell ns41:value-type="float" table:style-name="ce20" office:value="1" office:value-type="float">
            <text:p>1</text:p>
          </table:table-cell>
          <table:table-cell table:style-name="ce20" table:number-columns-repeated="10"/>
          <table:table-cell ns41:value-type="float" office:value="15" table:style-name="ce20" table:number-columns-repeated="2" office:value-type="float">
            <text:p>15</text:p>
          </table:table-cell>
          <table:table-cell table:style-name="ce20" table:number-columns-repeated="20"/>
          <table:table-cell ns41:value-type="float" table:style-name="ce20" office:value="1" office:value-type="float">
            <text:p>1</text:p>
          </table:table-cell>
          <table:table-cell ns41:value-type="float" table:style-name="ce20" office:value="2" office:value-type="float">
            <text:p>2</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RUINERWOLDE.</text:p>
          </table:table-cell>
          <table:table-cell ns41:value-type="string" table:style-name="ce16" office:value-type="string">
            <text:p>Wijk III. Buurtschap Haagswold</text:p>
          </table:table-cell>
          <table:table-cell table:style-name="Default"/>
          <table:table-cell ns41:value-type="float" table:style-name="ce96" office:value="24" office:value-type="float">
            <text:p>24</text:p>
          </table:table-cell>
          <table:table-cell ns41:value-type="float" table:style-name="ce20" office:value="3" office:value-type="float">
            <text:p>3</text:p>
          </table:table-cell>
          <table:table-cell table:style-name="ce20"/>
          <table:table-cell ns41:value-type="float" table:style-name="ce20" office:value="25" office:value-type="float">
            <text:p>25</text:p>
          </table:table-cell>
          <table:table-cell ns41:value-type="float" table:style-name="ce20" office:value="52" office:value-type="float">
            <text:p>52</text:p>
          </table:table-cell>
          <table:table-cell ns41:value-type="float" table:style-name="ce20" office:value="56" office:value-type="float">
            <text:p>56</text:p>
          </table:table-cell>
          <table:table-cell ns41:value-type="float" table:style-name="ce20" office:value="49" office:value-type="float">
            <text:p>49</text:p>
          </table:table-cell>
          <table:table-cell ns41:value-type="float" table:style-name="ce20" office:value="53" office:value-type="float">
            <text:p>53</text:p>
          </table:table-cell>
          <table:table-cell ns41:value-type="float" office:value="3" table:style-name="ce20" table:number-columns-repeated="2" office:value-type="float">
            <text:p>3</text:p>
          </table:table-cell>
          <table:table-cell table:style-name="ce20" table:number-columns-repeated="4"/>
          <table:table-cell ns41:value-type="float" office:value="36" table:style-name="ce20" table:number-columns-repeated="2" office:value-type="float">
            <text:p>36</text:p>
          </table:table-cell>
          <table:table-cell ns41:value-type="float" office:value="15" table:style-name="ce20" table:number-columns-repeated="2" office:value-type="float">
            <text:p>15</text:p>
          </table:table-cell>
          <table:table-cell ns41:value-type="float" table:style-name="ce20" office:value="1" office:value-type="float">
            <text:p>1</text:p>
          </table:table-cell>
          <table:table-cell ns41:value-type="float" table:style-name="ce20" office:value="5" office:value-type="float">
            <text:p>5</text:p>
          </table:table-cell>
          <table:table-cell ns41:value-type="float" table:style-name="ce20" office:value="40" office:value-type="float">
            <text:p>40</text:p>
          </table:table-cell>
          <table:table-cell ns41:value-type="float" table:style-name="ce20" office:value="36" office:value-type="float">
            <text:p>36</text:p>
          </table:table-cell>
          <table:table-cell ns41:value-type="float" table:style-name="ce20" office:value="9" office:value-type="float">
            <text:p>9</text:p>
          </table:table-cell>
          <table:table-cell ns41:value-type="float" table:style-name="ce20" office:value="18" office:value-type="float">
            <text:p>18</text:p>
          </table:table-cell>
          <table:table-cell ns41:value-type="float" table:style-name="ce20" office:value="3" office:value-type="float">
            <text:p>3</text:p>
          </table:table-cell>
          <table:table-cell ns41:value-type="float" table:style-name="ce20" office:value="2" office:value-type="float">
            <text:p>2</text:p>
          </table:table-cell>
          <table:table-cell table:style-name="ce20" table:number-columns-repeated="10"/>
          <table:table-cell ns41:value-type="float" table:style-name="ce20" office:value="51" office:value-type="float">
            <text:p>51</text:p>
          </table:table-cell>
          <table:table-cell ns41:value-type="float" table:style-name="ce20" office:value="54" office:value-type="float">
            <text:p>54</text:p>
          </table:table-cell>
          <table:table-cell table:style-name="ce20" table:number-columns-repeated="20"/>
          <table:table-cell ns41:value-type="float" table:style-name="ce20" office:value="1" office:value-type="float">
            <text:p>1</text:p>
          </table:table-cell>
          <table:table-cell ns41:value-type="float" table:style-name="ce20" office:value="2" office:value-type="float">
            <text:p>2</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RUINERWOLDE.</text:p>
          </table:table-cell>
          <table:table-cell ns41:value-type="string" table:style-name="ce16" office:value-type="string">
            <text:p>Wijk III. Buurtschap Tweelo</text:p>
          </table:table-cell>
          <table:table-cell table:style-name="Default"/>
          <table:table-cell ns41:value-type="float" table:style-name="ce96" office:value="23" office:value-type="float">
            <text:p>23</text:p>
          </table:table-cell>
          <table:table-cell ns41:value-type="float" table:style-name="ce20" office:value="1" office:value-type="float">
            <text:p>1</text:p>
          </table:table-cell>
          <table:table-cell table:style-name="ce20"/>
          <table:table-cell ns41:value-type="float" table:style-name="ce20" office:value="23" office:value-type="float">
            <text:p>23</text:p>
          </table:table-cell>
          <table:table-cell ns41:value-type="float" table:style-name="ce20" office:value="54" office:value-type="float">
            <text:p>54</text:p>
          </table:table-cell>
          <table:table-cell ns41:value-type="float" table:style-name="ce20" office:value="52" office:value-type="float">
            <text:p>52</text:p>
          </table:table-cell>
          <table:table-cell ns41:value-type="float" table:style-name="ce20" office:value="54" office:value-type="float">
            <text:p>54</text:p>
          </table:table-cell>
          <table:table-cell ns41:value-type="float" table:style-name="ce20" office:value="52" office:value-type="float">
            <text:p>52</text:p>
          </table:table-cell>
          <table:table-cell table:style-name="ce20" table:number-columns-repeated="6"/>
          <table:table-cell ns41:value-type="float" table:style-name="ce20" office:value="35" office:value-type="float">
            <text:p>35</text:p>
          </table:table-cell>
          <table:table-cell ns41:value-type="float" table:style-name="ce20" office:value="24" office:value-type="float">
            <text:p>24</text:p>
          </table:table-cell>
          <table:table-cell ns41:value-type="float" office:value="18" table:style-name="ce20" table:number-columns-repeated="2" office:value-type="float">
            <text:p>18</text:p>
          </table:table-cell>
          <table:table-cell ns41:value-type="float" table:style-name="ce20" office:value="1" office:value-type="float">
            <text:p>1</text:p>
          </table:table-cell>
          <table:table-cell ns41:value-type="float" table:style-name="ce20" office:value="10" office:value-type="float">
            <text:p>10</text:p>
          </table:table-cell>
          <table:table-cell ns41:value-type="float" table:style-name="ce20" office:value="39" office:value-type="float">
            <text:p>39</text:p>
          </table:table-cell>
          <table:table-cell ns41:value-type="float" table:style-name="ce20" office:value="30" office:value-type="float">
            <text:p>30</text:p>
          </table:table-cell>
          <table:table-cell ns41:value-type="float" table:style-name="ce20" office:value="12" office:value-type="float">
            <text:p>12</text:p>
          </table:table-cell>
          <table:table-cell ns41:value-type="float" table:style-name="ce20" office:value="19" office:value-type="float">
            <text:p>19</text:p>
          </table:table-cell>
          <table:table-cell ns41:value-type="float" office:value="3" table:style-name="ce20" table:number-columns-repeated="2" office:value-type="float">
            <text:p>3</text:p>
          </table:table-cell>
          <table:table-cell table:style-name="ce20" table:number-columns-repeated="10"/>
          <table:table-cell ns41:value-type="float" table:style-name="ce20" office:value="49" office:value-type="float">
            <text:p>49</text:p>
          </table:table-cell>
          <table:table-cell ns41:value-type="float" table:style-name="ce20" office:value="50" office:value-type="float">
            <text:p>50</text:p>
          </table:table-cell>
          <table:table-cell table:style-name="ce20" table:number-columns-repeated="20"/>
          <table:table-cell ns41:value-type="float" table:style-name="ce20" office:value="5" office:value-type="float">
            <text:p>5</text:p>
          </table:table-cell>
          <table:table-cell ns41:value-type="float" table:style-name="ce20" office:value="2" office:value-type="float">
            <text:p>2</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RUINERWOLDE.</text:p>
          </table:table-cell>
          <table:table-cell ns41:value-type="string" table:style-name="ce16" office:value-type="string">
            <text:p>Wijk III. Buurtschap Broekhuizen</text:p>
          </table:table-cell>
          <table:table-cell table:style-name="Default"/>
          <table:table-cell ns41:value-type="float" table:style-name="ce96" office:value="33" office:value-type="float">
            <text:p>33</text:p>
          </table:table-cell>
          <table:table-cell ns41:value-type="float" table:style-name="ce20" office:value="1" office:value-type="float">
            <text:p>1</text:p>
          </table:table-cell>
          <table:table-cell table:style-name="ce20"/>
          <table:table-cell ns41:value-type="float" table:style-name="ce20" office:value="34" office:value-type="float">
            <text:p>34</text:p>
          </table:table-cell>
          <table:table-cell ns41:value-type="float" table:style-name="ce20" office:value="106" office:value-type="float">
            <text:p>106</text:p>
          </table:table-cell>
          <table:table-cell ns41:value-type="float" table:style-name="ce20" office:value="99" office:value-type="float">
            <text:p>99</text:p>
          </table:table-cell>
          <table:table-cell ns41:value-type="float" table:style-name="ce20" office:value="98" office:value-type="float">
            <text:p>98</text:p>
          </table:table-cell>
          <table:table-cell ns41:value-type="float" table:style-name="ce20" office:value="88" office:value-type="float">
            <text:p>88</text:p>
          </table:table-cell>
          <table:table-cell ns41:value-type="float" table:style-name="ce20" office:value="8" office:value-type="float">
            <text:p>8</text:p>
          </table:table-cell>
          <table:table-cell ns41:value-type="float" table:style-name="ce20" office:value="11" office:value-type="float">
            <text:p>11</text:p>
          </table:table-cell>
          <table:table-cell table:style-name="ce20" table:number-columns-repeated="4"/>
          <table:table-cell ns41:value-type="float" table:style-name="ce20" office:value="75" office:value-type="float">
            <text:p>75</text:p>
          </table:table-cell>
          <table:table-cell ns41:value-type="float" table:style-name="ce20" office:value="68" office:value-type="float">
            <text:p>68</text:p>
          </table:table-cell>
          <table:table-cell ns41:value-type="float" office:value="29" table:style-name="ce20" table:number-columns-repeated="2" office:value-type="float">
            <text:p>29</text:p>
          </table:table-cell>
          <table:table-cell ns41:value-type="float" office:value="2" table:style-name="ce20" table:number-columns-repeated="2" office:value-type="float">
            <text:p>2</text:p>
          </table:table-cell>
          <table:table-cell ns41:value-type="float" table:style-name="ce20" office:value="83" office:value-type="float">
            <text:p>83</text:p>
          </table:table-cell>
          <table:table-cell ns41:value-type="float" table:style-name="ce20" office:value="61" office:value-type="float">
            <text:p>61</text:p>
          </table:table-cell>
          <table:table-cell ns41:value-type="float" table:style-name="ce20" office:value="19" office:value-type="float">
            <text:p>19</text:p>
          </table:table-cell>
          <table:table-cell ns41:value-type="float" table:style-name="ce20" office:value="32" office:value-type="float">
            <text:p>32</text:p>
          </table:table-cell>
          <table:table-cell ns41:value-type="float" table:style-name="ce20" office:value="4" office:value-type="float">
            <text:p>4</text:p>
          </table:table-cell>
          <table:table-cell ns41:value-type="float" table:style-name="ce20" office:value="6" office:value-type="float">
            <text:p>6</text:p>
          </table:table-cell>
          <table:table-cell table:style-name="ce20" table:number-columns-repeated="10"/>
          <table:table-cell ns41:value-type="float" table:style-name="ce20" office:value="92" office:value-type="float">
            <text:p>92</text:p>
          </table:table-cell>
          <table:table-cell ns41:value-type="float" table:style-name="ce20" office:value="89" office:value-type="float">
            <text:p>89</text:p>
          </table:table-cell>
          <table:table-cell table:style-name="ce20" table:number-columns-repeated="20"/>
          <table:table-cell ns41:value-type="float" table:style-name="ce20" office:value="14" office:value-type="float">
            <text:p>14</text:p>
          </table:table-cell>
          <table:table-cell ns41:value-type="float" table:style-name="ce20" office:value="10" office:value-type="float">
            <text:p>10</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RUINERWOLDE.</text:p>
          </table:table-cell>
          <table:table-cell ns41:value-type="string" table:style-name="ce16" office:value-type="string">
            <text:p>Wijk III. Buurtschap Weerwille</text:p>
          </table:table-cell>
          <table:table-cell table:style-name="Default"/>
          <table:table-cell ns41:value-type="float" table:style-name="ce96" office:value="40" office:value-type="float">
            <text:p>40</text:p>
          </table:table-cell>
          <table:table-cell ns41:value-type="float" table:style-name="ce20" office:value="1" office:value-type="float">
            <text:p>1</text:p>
          </table:table-cell>
          <table:table-cell table:style-name="ce20"/>
          <table:table-cell ns41:value-type="float" table:style-name="ce20" office:value="40" office:value-type="float">
            <text:p>40</text:p>
          </table:table-cell>
          <table:table-cell ns41:value-type="float" table:style-name="ce20" office:value="104" office:value-type="float">
            <text:p>104</text:p>
          </table:table-cell>
          <table:table-cell ns41:value-type="float" table:style-name="ce20" office:value="90" office:value-type="float">
            <text:p>90</text:p>
          </table:table-cell>
          <table:table-cell ns41:value-type="float" table:style-name="ce20" office:value="103" office:value-type="float">
            <text:p>103</text:p>
          </table:table-cell>
          <table:table-cell ns41:value-type="float" table:style-name="ce20" office:value="89" office:value-type="float">
            <text:p>89</text:p>
          </table:table-cell>
          <table:table-cell ns41:value-type="float" office:value="1" table:style-name="ce20" table:number-columns-repeated="2" office:value-type="float">
            <text:p>1</text:p>
          </table:table-cell>
          <table:table-cell table:style-name="ce20" table:number-columns-repeated="2"/>
          <table:table-cell ns41:value-type="float" table:style-name="ce20" office:value="1" office:value-type="float">
            <text:p>1</text:p>
          </table:table-cell>
          <table:table-cell table:style-name="ce20"/>
          <table:table-cell ns41:value-type="float" table:style-name="ce20" office:value="71" office:value-type="float">
            <text:p>71</text:p>
          </table:table-cell>
          <table:table-cell ns41:value-type="float" table:style-name="ce20" office:value="49" office:value-type="float">
            <text:p>49</text:p>
          </table:table-cell>
          <table:table-cell ns41:value-type="float" office:value="33" table:style-name="ce20" table:number-columns-repeated="2" office:value-type="float">
            <text:p>33</text:p>
          </table:table-cell>
          <table:table-cell table:style-name="ce20"/>
          <table:table-cell ns41:value-type="float" table:style-name="ce20" office:value="8" office:value-type="float">
            <text:p>8</text:p>
          </table:table-cell>
          <table:table-cell ns41:value-type="float" table:style-name="ce20" office:value="71" office:value-type="float">
            <text:p>71</text:p>
          </table:table-cell>
          <table:table-cell ns41:value-type="float" table:style-name="ce20" office:value="57" office:value-type="float">
            <text:p>57</text:p>
          </table:table-cell>
          <table:table-cell ns41:value-type="float" table:style-name="ce20" office:value="26" office:value-type="float">
            <text:p>26</text:p>
          </table:table-cell>
          <table:table-cell ns41:value-type="float" table:style-name="ce20" office:value="18" office:value-type="float">
            <text:p>18</text:p>
          </table:table-cell>
          <table:table-cell ns41:value-type="float" table:style-name="ce20" office:value="7" office:value-type="float">
            <text:p>7</text:p>
          </table:table-cell>
          <table:table-cell ns41:value-type="float" table:style-name="ce20" office:value="15" office:value-type="float">
            <text:p>15</text:p>
          </table:table-cell>
          <table:table-cell table:style-name="ce20" table:number-columns-repeated="10"/>
          <table:table-cell ns41:value-type="float" table:style-name="ce20" office:value="56" office:value-type="float">
            <text:p>56</text:p>
          </table:table-cell>
          <table:table-cell ns41:value-type="float" table:style-name="ce20" office:value="47" office:value-type="float">
            <text:p>47</text:p>
          </table:table-cell>
          <table:table-cell table:style-name="ce20" table:number-columns-repeated="20"/>
          <table:table-cell ns41:value-type="float" table:style-name="ce20" office:value="48" office:value-type="float">
            <text:p>48</text:p>
          </table:table-cell>
          <table:table-cell ns41:value-type="float" table:style-name="ce20" office:value="43" office:value-type="float">
            <text:p>43</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RUINERWOLDE.</text:p>
          </table:table-cell>
          <table:table-cell ns41:value-type="string" table:style-name="ce16" office:value-type="string">
            <text:p>Totaal</text:p>
          </table:table-cell>
          <table:table-cell table:style-name="Default"/>
          <table:table-cell ns41:value-type="float" table:style-name="ce96" office:value="356" office:value-type="float">
            <text:p>356</text:p>
          </table:table-cell>
          <table:table-cell ns41:value-type="float" table:style-name="ce20" office:value="14" office:value-type="float">
            <text:p>14</text:p>
          </table:table-cell>
          <table:table-cell table:style-name="ce20"/>
          <table:table-cell ns41:value-type="float" table:style-name="ce20" office:value="364" office:value-type="float">
            <text:p>364</text:p>
          </table:table-cell>
          <table:table-cell ns41:value-type="float" table:style-name="ce20" office:value="949" office:value-type="float">
            <text:p>949</text:p>
          </table:table-cell>
          <table:table-cell ns41:value-type="float" table:style-name="ce20" office:value="880" office:value-type="float">
            <text:p>880</text:p>
          </table:table-cell>
          <table:table-cell ns41:value-type="float" table:style-name="ce20" office:value="903" office:value-type="float">
            <text:p>903</text:p>
          </table:table-cell>
          <table:table-cell ns41:value-type="float" table:style-name="ce20" office:value="838" office:value-type="float">
            <text:p>838</text:p>
          </table:table-cell>
          <table:table-cell ns41:value-type="float" table:style-name="ce20" office:value="46" office:value-type="float">
            <text:p>46</text:p>
          </table:table-cell>
          <table:table-cell ns41:value-type="float" table:style-name="ce20" office:value="42" office:value-type="float">
            <text:p>42</text:p>
          </table:table-cell>
          <table:table-cell table:style-name="ce20" table:number-columns-repeated="2"/>
          <table:table-cell ns41:value-type="float" table:style-name="ce20" office:value="3" office:value-type="float">
            <text:p>3</text:p>
          </table:table-cell>
          <table:table-cell ns41:value-type="float" table:style-name="ce20" office:value="2" office:value-type="float">
            <text:p>2</text:p>
          </table:table-cell>
          <table:table-cell ns41:value-type="float" table:style-name="ce20" office:value="635" office:value-type="float">
            <text:p>635</text:p>
          </table:table-cell>
          <table:table-cell ns41:value-type="float" table:style-name="ce20" office:value="538" office:value-type="float">
            <text:p>538</text:p>
          </table:table-cell>
          <table:table-cell ns41:value-type="float" office:value="281" table:style-name="ce20" table:number-columns-repeated="2" office:value-type="float">
            <text:p>281</text:p>
          </table:table-cell>
          <table:table-cell ns41:value-type="float" table:style-name="ce20" office:value="33" office:value-type="float">
            <text:p>33</text:p>
          </table:table-cell>
          <table:table-cell ns41:value-type="float" table:style-name="ce20" office:value="61" office:value-type="float">
            <text:p>61</text:p>
          </table:table-cell>
          <table:table-cell ns41:value-type="float" table:style-name="ce20" office:value="682" office:value-type="float">
            <text:p>682</text:p>
          </table:table-cell>
          <table:table-cell ns41:value-type="float" table:style-name="ce20" office:value="581" office:value-type="float">
            <text:p>581</text:p>
          </table:table-cell>
          <table:table-cell ns41:value-type="float" table:style-name="ce20" office:value="199" office:value-type="float">
            <text:p>199</text:p>
          </table:table-cell>
          <table:table-cell ns41:value-type="float" table:style-name="ce20" office:value="229" office:value-type="float">
            <text:p>229</text:p>
          </table:table-cell>
          <table:table-cell ns41:value-type="float" table:style-name="ce20" office:value="64" office:value-type="float">
            <text:p>64</text:p>
          </table:table-cell>
          <table:table-cell ns41:value-type="float" table:style-name="ce20" office:value="70" office:value-type="float">
            <text:p>70</text:p>
          </table:table-cell>
          <table:table-cell table:style-name="ce20" table:number-columns-repeated="2"/>
          <table:table-cell ns41:value-type="float" table:style-name="ce20" office:value="4" office:value-type="float">
            <text:p>4</text:p>
          </table:table-cell>
          <table:table-cell table:style-name="ce20" table:number-columns-repeated="7"/>
          <table:table-cell ns41:value-type="float" table:style-name="ce20" office:value="814" office:value-type="float">
            <text:p>814</text:p>
          </table:table-cell>
          <table:table-cell ns41:value-type="float" table:style-name="ce20" office:value="757" office:value-type="float">
            <text:p>757</text:p>
          </table:table-cell>
          <table:table-cell table:style-name="ce20" table:number-columns-repeated="20"/>
          <table:table-cell ns41:value-type="float" table:style-name="ce20" office:value="133" office:value-type="float">
            <text:p>133</text:p>
          </table:table-cell>
          <table:table-cell ns41:value-type="float" table:style-name="ce20" office:value="123" office:value-type="float">
            <text:p>123</text:p>
          </table:table-cell>
          <table:table-cell table:style-name="ce20" table:number-columns-repeated="8"/>
          <table:table-cell ns41:value-type="float" table:style-name="ce20" office:value="2" office:value-type="float">
            <text:p>2</text:p>
          </table:table-cell>
          <table:table-cell table:style-name="ce20" table:number-columns-repeated="4"/>
          <table:table-cell table:style-name="ce97"/>
          <table:table-cell table:style-name="ce77" table:number-columns-repeated="4"/>
          <table:table-cell table:number-columns-repeated="943"/>
        </table:table-row>
        <table:table-row table:style-name="ro5">
          <table:table-cell ns41:value-type="string" table:style-name="ce8" office:value-type="string">
            <text:p>SLEEN.</text:p>
          </table:table-cell>
          <table:table-cell ns41:value-type="string" table:style-name="ce16" office:value-type="string">
            <text:p>Buurtschap Noord-Sleen</text:p>
          </table:table-cell>
          <table:table-cell table:style-name="Default"/>
          <table:table-cell ns41:value-type="float" table:style-name="ce96" office:value="60" office:value-type="float">
            <text:p>60</text:p>
          </table:table-cell>
          <table:table-cell ns41:value-type="float" table:style-name="ce20" office:value="1" office:value-type="float">
            <text:p>1</text:p>
          </table:table-cell>
          <table:table-cell table:style-name="ce20"/>
          <table:table-cell ns41:value-type="float" table:style-name="ce20" office:value="61" office:value-type="float">
            <text:p>61</text:p>
          </table:table-cell>
          <table:table-cell ns41:value-type="float" table:style-name="ce20" office:value="182" office:value-type="float">
            <text:p>182</text:p>
          </table:table-cell>
          <table:table-cell ns41:value-type="float" table:style-name="ce20" office:value="141" office:value-type="float">
            <text:p>141</text:p>
          </table:table-cell>
          <table:table-cell ns41:value-type="float" table:style-name="ce20" office:value="178" office:value-type="float">
            <text:p>178</text:p>
          </table:table-cell>
          <table:table-cell ns41:value-type="float" table:style-name="ce20" office:value="141" office:value-type="float">
            <text:p>141</text:p>
          </table:table-cell>
          <table:table-cell ns41:value-type="float" table:style-name="ce20" office:value="4" office:value-type="float">
            <text:p>4</text:p>
          </table:table-cell>
          <table:table-cell table:style-name="ce20" table:number-columns-repeated="3"/>
          <table:table-cell ns41:value-type="float" table:style-name="ce20" office:value="3" office:value-type="float">
            <text:p>3</text:p>
          </table:table-cell>
          <table:table-cell ns41:value-type="float" table:style-name="ce20" office:value="1" office:value-type="float">
            <text:p>1</text:p>
          </table:table-cell>
          <table:table-cell ns41:value-type="float" table:style-name="ce20" office:value="126" office:value-type="float">
            <text:p>126</text:p>
          </table:table-cell>
          <table:table-cell ns41:value-type="float" table:style-name="ce20" office:value="83" office:value-type="float">
            <text:p>83</text:p>
          </table:table-cell>
          <table:table-cell ns41:value-type="float" office:value="46" table:style-name="ce20" table:number-columns-repeated="2" office:value-type="float">
            <text:p>46</text:p>
          </table:table-cell>
          <table:table-cell ns41:value-type="float" table:style-name="ce20" office:value="10" office:value-type="float">
            <text:p>10</text:p>
          </table:table-cell>
          <table:table-cell ns41:value-type="float" table:style-name="ce20" office:value="12" office:value-type="float">
            <text:p>12</text:p>
          </table:table-cell>
          <table:table-cell ns41:value-type="float" table:style-name="ce20" office:value="109" office:value-type="float">
            <text:p>109</text:p>
          </table:table-cell>
          <table:table-cell ns41:value-type="float" table:style-name="ce20" office:value="69" office:value-type="float">
            <text:p>69</text:p>
          </table:table-cell>
          <table:table-cell ns41:value-type="float" table:style-name="ce20" office:value="64" office:value-type="float">
            <text:p>64</text:p>
          </table:table-cell>
          <table:table-cell ns41:value-type="float" table:style-name="ce20" office:value="68" office:value-type="float">
            <text:p>68</text:p>
          </table:table-cell>
          <table:table-cell ns41:value-type="float" office:value="3" table:style-name="ce20" table:number-columns-repeated="2" office:value-type="float">
            <text:p>3</text:p>
          </table:table-cell>
          <table:table-cell table:style-name="ce20" table:number-columns-repeated="2"/>
          <table:table-cell ns41:value-type="float" table:style-name="ce20" office:value="6" office:value-type="float">
            <text:p>6</text:p>
          </table:table-cell>
          <table:table-cell ns41:value-type="float" table:style-name="ce20" office:value="1" office:value-type="float">
            <text:p>1</text:p>
          </table:table-cell>
          <table:table-cell table:style-name="ce20" table:number-columns-repeated="6"/>
          <table:table-cell ns41:value-type="float" table:style-name="ce20" office:value="168" office:value-type="float">
            <text:p>168</text:p>
          </table:table-cell>
          <table:table-cell ns41:value-type="float" table:style-name="ce20" office:value="135" office:value-type="float">
            <text:p>135</text:p>
          </table:table-cell>
          <table:table-cell table:style-name="ce20" table:number-columns-repeated="20"/>
          <table:table-cell ns41:value-type="float" table:style-name="ce20" office:value="14" office:value-type="float">
            <text:p>14</text:p>
          </table:table-cell>
          <table:table-cell ns41:value-type="float" table:style-name="ce20" office:value="6" office:value-type="float">
            <text:p>6</text:p>
          </table:table-cell>
          <table:table-cell table:style-name="ce20" table:number-columns-repeated="8"/>
          <table:table-cell ns41:value-type="float" table:style-name="ce20" office:value="20" office:value-type="float">
            <text:p>20</text:p>
          </table:table-cell>
          <table:table-cell ns41:value-type="float" table:style-name="ce20" office:value="15" office:value-type="float">
            <text:p>15</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SLEEN.</text:p>
          </table:table-cell>
          <table:table-cell ns41:value-type="string" table:style-name="ce16" office:value-type="string">
            <text:p>Het Dorp</text:p>
          </table:table-cell>
          <table:table-cell table:style-name="Default"/>
          <table:table-cell ns41:value-type="float" table:style-name="ce96" office:value="70" office:value-type="float">
            <text:p>70</text:p>
          </table:table-cell>
          <table:table-cell ns41:value-type="float" table:style-name="ce20" office:value="2" office:value-type="float">
            <text:p>2</text:p>
          </table:table-cell>
          <table:table-cell table:style-name="ce20"/>
          <table:table-cell ns41:value-type="float" table:style-name="ce20" office:value="77" office:value-type="float">
            <text:p>77</text:p>
          </table:table-cell>
          <table:table-cell ns41:value-type="float" table:style-name="ce20" office:value="188" office:value-type="float">
            <text:p>188</text:p>
          </table:table-cell>
          <table:table-cell ns41:value-type="float" table:style-name="ce20" office:value="168" office:value-type="float">
            <text:p>168</text:p>
          </table:table-cell>
          <table:table-cell ns41:value-type="float" table:style-name="ce20" office:value="183" office:value-type="float">
            <text:p>183</text:p>
          </table:table-cell>
          <table:table-cell ns41:value-type="float" table:style-name="ce20" office:value="161" office:value-type="float">
            <text:p>161</text:p>
          </table:table-cell>
          <table:table-cell ns41:value-type="float" table:style-name="ce20" office:value="5" office:value-type="float">
            <text:p>5</text:p>
          </table:table-cell>
          <table:table-cell ns41:value-type="float" table:style-name="ce20" office:value="7" office:value-type="float">
            <text:p>7</text:p>
          </table:table-cell>
          <table:table-cell table:style-name="ce20" table:number-columns-repeated="2"/>
          <table:table-cell ns41:value-type="float" table:style-name="ce20" office:value="3" office:value-type="float">
            <text:p>3</text:p>
          </table:table-cell>
          <table:table-cell ns41:value-type="float" table:style-name="ce20" office:value="2" office:value-type="float">
            <text:p>2</text:p>
          </table:table-cell>
          <table:table-cell ns41:value-type="float" table:style-name="ce20" office:value="114" office:value-type="float">
            <text:p>114</text:p>
          </table:table-cell>
          <table:table-cell ns41:value-type="float" table:style-name="ce20" office:value="93" office:value-type="float">
            <text:p>93</text:p>
          </table:table-cell>
          <table:table-cell ns41:value-type="float" table:style-name="ce20" office:value="61" office:value-type="float">
            <text:p>61</text:p>
          </table:table-cell>
          <table:table-cell ns41:value-type="float" table:style-name="ce20" office:value="60" office:value-type="float">
            <text:p>60</text:p>
          </table:table-cell>
          <table:table-cell ns41:value-type="float" table:style-name="ce20" office:value="13" office:value-type="float">
            <text:p>13</text:p>
          </table:table-cell>
          <table:table-cell ns41:value-type="float" table:style-name="ce20" office:value="15" office:value-type="float">
            <text:p>15</text:p>
          </table:table-cell>
          <table:table-cell ns41:value-type="float" table:style-name="ce20" office:value="126" office:value-type="float">
            <text:p>126</text:p>
          </table:table-cell>
          <table:table-cell ns41:value-type="float" table:style-name="ce20" office:value="102" office:value-type="float">
            <text:p>102</text:p>
          </table:table-cell>
          <table:table-cell ns41:value-type="float" table:style-name="ce20" office:value="44" office:value-type="float">
            <text:p>44</text:p>
          </table:table-cell>
          <table:table-cell ns41:value-type="float" table:style-name="ce20" office:value="59" office:value-type="float">
            <text:p>59</text:p>
          </table:table-cell>
          <table:table-cell ns41:value-type="float" table:style-name="ce20" office:value="9" office:value-type="float">
            <text:p>9</text:p>
          </table:table-cell>
          <table:table-cell ns41:value-type="float" table:style-name="ce20" office:value="6" office:value-type="float">
            <text:p>6</text:p>
          </table:table-cell>
          <table:table-cell table:style-name="ce20" table:number-columns-repeated="2"/>
          <table:table-cell ns41:value-type="float" table:style-name="ce20" office:value="9" office:value-type="float">
            <text:p>9</text:p>
          </table:table-cell>
          <table:table-cell ns41:value-type="float" table:style-name="ce20" office:value="1" office:value-type="float">
            <text:p>1</text:p>
          </table:table-cell>
          <table:table-cell table:style-name="ce20" table:number-columns-repeated="6"/>
          <table:table-cell ns41:value-type="float" table:style-name="ce20" office:value="168" office:value-type="float">
            <text:p>168</text:p>
          </table:table-cell>
          <table:table-cell ns41:value-type="float" table:style-name="ce20" office:value="152" office:value-type="float">
            <text:p>152</text:p>
          </table:table-cell>
          <table:table-cell table:style-name="ce20" table:number-columns-repeated="9"/>
          <table:table-cell ns41:value-type="float" table:style-name="ce20" office:value="1" office:value-type="float">
            <text:p>1</text:p>
          </table:table-cell>
          <table:table-cell table:style-name="ce20" table:number-columns-repeated="20"/>
          <table:table-cell ns41:value-type="float" table:style-name="ce20" office:value="1" office:value-type="float">
            <text:p>1</text:p>
          </table:table-cell>
          <table:table-cell ns41:value-type="float" table:style-name="ce20" office:value="2" office:value-type="float">
            <text:p>2</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SLEEN.</text:p>
          </table:table-cell>
          <table:table-cell ns41:value-type="string" table:style-name="ce16" office:value-type="string">
            <text:p>Buurtschap Dephoorn</text:p>
          </table:table-cell>
          <table:table-cell table:style-name="Default"/>
          <table:table-cell ns41:value-type="float" table:style-name="ce96" office:value="17" office:value-type="float">
            <text:p>17</text:p>
          </table:table-cell>
          <table:table-cell table:style-name="ce20" table:number-columns-repeated="2"/>
          <table:table-cell ns41:value-type="float" table:style-name="ce20" office:value="17" office:value-type="float">
            <text:p>17</text:p>
          </table:table-cell>
          <table:table-cell ns41:value-type="float" table:style-name="ce20" office:value="44" office:value-type="float">
            <text:p>44</text:p>
          </table:table-cell>
          <table:table-cell ns41:value-type="float" table:style-name="ce20" office:value="34" office:value-type="float">
            <text:p>34</text:p>
          </table:table-cell>
          <table:table-cell ns41:value-type="float" table:style-name="ce20" office:value="44" office:value-type="float">
            <text:p>44</text:p>
          </table:table-cell>
          <table:table-cell ns41:value-type="float" table:style-name="ce20" office:value="33" office:value-type="float">
            <text:p>33</text:p>
          </table:table-cell>
          <table:table-cell table:style-name="ce20"/>
          <table:table-cell ns41:value-type="float" table:style-name="ce20" office:value="1" office:value-type="float">
            <text:p>1</text:p>
          </table:table-cell>
          <table:table-cell table:style-name="ce20" table:number-columns-repeated="2"/>
          <table:table-cell ns41:value-type="float" table:style-name="ce20" office:value="1" office:value-type="float">
            <text:p>1</text:p>
          </table:table-cell>
          <table:table-cell ns41:value-type="float" table:style-name="ce20" office:value="2" office:value-type="float">
            <text:p>2</text:p>
          </table:table-cell>
          <table:table-cell ns41:value-type="float" table:style-name="ce20" office:value="28" office:value-type="float">
            <text:p>28</text:p>
          </table:table-cell>
          <table:table-cell ns41:value-type="float" table:style-name="ce20" office:value="17" office:value-type="float">
            <text:p>17</text:p>
          </table:table-cell>
          <table:table-cell ns41:value-type="float" office:value="15" table:style-name="ce20" table:number-columns-repeated="2" office:value-type="float">
            <text:p>15</text:p>
          </table:table-cell>
          <table:table-cell ns41:value-type="float" table:style-name="ce20" office:value="1" office:value-type="float">
            <text:p>1</text:p>
          </table:table-cell>
          <table:table-cell ns41:value-type="float" table:style-name="ce20" office:value="2" office:value-type="float">
            <text:p>2</text:p>
          </table:table-cell>
          <table:table-cell ns41:value-type="float" table:style-name="ce20" office:value="33" office:value-type="float">
            <text:p>33</text:p>
          </table:table-cell>
          <table:table-cell ns41:value-type="float" table:style-name="ce20" office:value="19" office:value-type="float">
            <text:p>19</text:p>
          </table:table-cell>
          <table:table-cell ns41:value-type="float" table:style-name="ce20" office:value="7" office:value-type="float">
            <text:p>7</text:p>
          </table:table-cell>
          <table:table-cell ns41:value-type="float" table:style-name="ce20" office:value="14" office:value-type="float">
            <text:p>14</text:p>
          </table:table-cell>
          <table:table-cell table:style-name="ce20" table:number-columns-repeated="4"/>
          <table:table-cell ns41:value-type="float" table:style-name="ce20" office:value="4" office:value-type="float">
            <text:p>4</text:p>
          </table:table-cell>
          <table:table-cell ns41:value-type="float" table:style-name="ce20" office:value="1" office:value-type="float">
            <text:p>1</text:p>
          </table:table-cell>
          <table:table-cell table:style-name="ce20" table:number-columns-repeated="6"/>
          <table:table-cell ns41:value-type="float" table:style-name="ce20" office:value="43" office:value-type="float">
            <text:p>43</text:p>
          </table:table-cell>
          <table:table-cell ns41:value-type="float" table:style-name="ce20" office:value="32" office:value-type="float">
            <text:p>32</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SLEEN.</text:p>
          </table:table-cell>
          <table:table-cell ns41:value-type="string" table:style-name="ce16" office:value-type="string">
            <text:p>Buurtschap Erm</text:p>
          </table:table-cell>
          <table:table-cell table:style-name="Default"/>
          <table:table-cell ns41:value-type="float" table:style-name="ce96" office:value="84" office:value-type="float">
            <text:p>84</text:p>
          </table:table-cell>
          <table:table-cell ns41:value-type="float" table:style-name="ce20" office:value="1" office:value-type="float">
            <text:p>1</text:p>
          </table:table-cell>
          <table:table-cell table:style-name="ce20"/>
          <table:table-cell ns41:value-type="float" table:style-name="ce20" office:value="88" office:value-type="float">
            <text:p>88</text:p>
          </table:table-cell>
          <table:table-cell ns41:value-type="float" table:style-name="ce20" office:value="235" office:value-type="float">
            <text:p>235</text:p>
          </table:table-cell>
          <table:table-cell ns41:value-type="float" table:style-name="ce20" office:value="208" office:value-type="float">
            <text:p>208</text:p>
          </table:table-cell>
          <table:table-cell ns41:value-type="float" table:style-name="ce20" office:value="228" office:value-type="float">
            <text:p>228</text:p>
          </table:table-cell>
          <table:table-cell ns41:value-type="float" table:style-name="ce20" office:value="202" office:value-type="float">
            <text:p>202</text:p>
          </table:table-cell>
          <table:table-cell ns41:value-type="float" office:value="6" table:style-name="ce20" table:number-columns-repeated="2" office:value-type="float">
            <text:p>6</text:p>
          </table:table-cell>
          <table:table-cell ns41:value-type="float" table:style-name="ce20" office:value="1" office:value-type="float">
            <text:p>1</text:p>
          </table:table-cell>
          <table:table-cell table:style-name="ce20"/>
          <table:table-cell ns41:value-type="float" table:style-name="ce20" office:value="3" office:value-type="float">
            <text:p>3</text:p>
          </table:table-cell>
          <table:table-cell ns41:value-type="float" table:style-name="ce20" office:value="1" office:value-type="float">
            <text:p>1</text:p>
          </table:table-cell>
          <table:table-cell ns41:value-type="float" table:style-name="ce20" office:value="150" office:value-type="float">
            <text:p>150</text:p>
          </table:table-cell>
          <table:table-cell ns41:value-type="float" table:style-name="ce20" office:value="124" office:value-type="float">
            <text:p>124</text:p>
          </table:table-cell>
          <table:table-cell ns41:value-type="float" office:value="67" table:style-name="ce20" table:number-columns-repeated="2" office:value-type="float">
            <text:p>67</text:p>
          </table:table-cell>
          <table:table-cell ns41:value-type="float" table:style-name="ce20" office:value="18" office:value-type="float">
            <text:p>18</text:p>
          </table:table-cell>
          <table:table-cell ns41:value-type="float" table:style-name="ce20" office:value="17" office:value-type="float">
            <text:p>17</text:p>
          </table:table-cell>
          <table:table-cell ns41:value-type="float" table:style-name="ce20" office:value="160" office:value-type="float">
            <text:p>160</text:p>
          </table:table-cell>
          <table:table-cell ns41:value-type="float" table:style-name="ce20" office:value="146" office:value-type="float">
            <text:p>146</text:p>
          </table:table-cell>
          <table:table-cell ns41:value-type="float" table:style-name="ce20" office:value="64" office:value-type="float">
            <text:p>64</text:p>
          </table:table-cell>
          <table:table-cell ns41:value-type="float" table:style-name="ce20" office:value="59" office:value-type="float">
            <text:p>59</text:p>
          </table:table-cell>
          <table:table-cell ns41:value-type="float" office:value="3" table:style-name="ce20" table:number-columns-repeated="2" office:value-type="float">
            <text:p>3</text:p>
          </table:table-cell>
          <table:table-cell table:style-name="ce20" table:number-columns-repeated="2"/>
          <table:table-cell ns41:value-type="float" table:style-name="ce20" office:value="8" office:value-type="float">
            <text:p>8</text:p>
          </table:table-cell>
          <table:table-cell table:style-name="ce20" table:number-columns-repeated="7"/>
          <table:table-cell ns41:value-type="float" table:style-name="ce20" office:value="227" office:value-type="float">
            <text:p>227</text:p>
          </table:table-cell>
          <table:table-cell ns41:value-type="float" table:style-name="ce20" office:value="204" office:value-type="float">
            <text:p>204</text:p>
          </table:table-cell>
          <table:table-cell table:style-name="ce20" table:number-columns-repeated="20"/>
          <table:table-cell ns41:value-type="float" table:style-name="ce20" office:value="7" office:value-type="float">
            <text:p>7</text:p>
          </table:table-cell>
          <table:table-cell ns41:value-type="float" table:style-name="ce20" office:value="4" office:value-type="float">
            <text:p>4</text:p>
          </table:table-cell>
          <table:table-cell ns41:value-type="float" table:style-name="ce20" office:value="1" office:value-type="float">
            <text:p>1</text:p>
          </table:table-cell>
          <table:table-cell table:style-name="ce20" table:number-columns-repeated="12"/>
          <table:table-cell table:style-name="ce97"/>
          <table:table-cell table:style-name="ce77" table:number-columns-repeated="4"/>
          <table:table-cell table:number-columns-repeated="943"/>
        </table:table-row>
        <table:table-row table:style-name="ro5">
          <table:table-cell ns41:value-type="string" table:style-name="ce8" office:value-type="string">
            <text:p>SLEEN.</text:p>
          </table:table-cell>
          <table:table-cell ns41:value-type="string" table:style-name="ce16" office:value-type="string">
            <text:p>Buurtschap Hool en Haar</text:p>
          </table:table-cell>
          <table:table-cell table:style-name="Default"/>
          <table:table-cell ns41:value-type="float" table:style-name="ce96" office:value="17" office:value-type="float">
            <text:p>17</text:p>
          </table:table-cell>
          <table:table-cell table:style-name="ce20" table:number-columns-repeated="2"/>
          <table:table-cell ns41:value-type="float" table:style-name="ce20" office:value="18" office:value-type="float">
            <text:p>18</text:p>
          </table:table-cell>
          <table:table-cell ns41:value-type="float" table:style-name="ce20" office:value="42" office:value-type="float">
            <text:p>42</text:p>
          </table:table-cell>
          <table:table-cell ns41:value-type="float" table:style-name="ce20" office:value="36" office:value-type="float">
            <text:p>36</text:p>
          </table:table-cell>
          <table:table-cell ns41:value-type="float" table:style-name="ce20" office:value="35" office:value-type="float">
            <text:p>35</text:p>
          </table:table-cell>
          <table:table-cell ns41:value-type="float" table:style-name="ce20" office:value="36" office:value-type="float">
            <text:p>36</text:p>
          </table:table-cell>
          <table:table-cell ns41:value-type="float" table:style-name="ce20" office:value="7" office:value-type="float">
            <text:p>7</text:p>
          </table:table-cell>
          <table:table-cell table:style-name="ce20" table:number-columns-repeated="5"/>
          <table:table-cell ns41:value-type="float" table:style-name="ce20" office:value="26" office:value-type="float">
            <text:p>26</text:p>
          </table:table-cell>
          <table:table-cell ns41:value-type="float" table:style-name="ce20" office:value="20" office:value-type="float">
            <text:p>20</text:p>
          </table:table-cell>
          <table:table-cell ns41:value-type="float" office:value="12" table:style-name="ce20" table:number-columns-repeated="2" office:value-type="float">
            <text:p>12</text:p>
          </table:table-cell>
          <table:table-cell ns41:value-type="float" office:value="4" table:style-name="ce20" table:number-columns-repeated="2" office:value-type="float">
            <text:p>4</text:p>
          </table:table-cell>
          <table:table-cell ns41:value-type="float" table:style-name="ce20" office:value="17" office:value-type="float">
            <text:p>17</text:p>
          </table:table-cell>
          <table:table-cell ns41:value-type="float" table:style-name="ce20" office:value="18" office:value-type="float">
            <text:p>18</text:p>
          </table:table-cell>
          <table:table-cell ns41:value-type="float" table:style-name="ce20" office:value="24" office:value-type="float">
            <text:p>24</text:p>
          </table:table-cell>
          <table:table-cell ns41:value-type="float" table:style-name="ce20" office:value="15" office:value-type="float">
            <text:p>15</text:p>
          </table:table-cell>
          <table:table-cell table:style-name="ce20"/>
          <table:table-cell ns41:value-type="float" table:style-name="ce20" office:value="1" office:value-type="float">
            <text:p>1</text:p>
          </table:table-cell>
          <table:table-cell table:style-name="ce20" table:number-columns-repeated="2"/>
          <table:table-cell ns41:value-type="float" table:style-name="ce20" office:value="1" office:value-type="float">
            <text:p>1</text:p>
          </table:table-cell>
          <table:table-cell ns41:value-type="float" table:style-name="ce20" office:value="2" office:value-type="float">
            <text:p>2</text:p>
          </table:table-cell>
          <table:table-cell table:style-name="ce20" table:number-columns-repeated="6"/>
          <table:table-cell ns41:value-type="float" table:style-name="ce20" office:value="42" office:value-type="float">
            <text:p>42</text:p>
          </table:table-cell>
          <table:table-cell ns41:value-type="float" table:style-name="ce20" office:value="36" office:value-type="float">
            <text:p>36</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SLEEN.</text:p>
          </table:table-cell>
          <table:table-cell ns41:value-type="string" table:style-name="ce16" office:value-type="string">
            <text:p>Totaal</text:p>
          </table:table-cell>
          <table:table-cell table:style-name="Default"/>
          <table:table-cell ns41:value-type="float" table:style-name="ce96" office:value="248" office:value-type="float">
            <text:p>248</text:p>
          </table:table-cell>
          <table:table-cell ns41:value-type="float" table:style-name="ce20" office:value="4" office:value-type="float">
            <text:p>4</text:p>
          </table:table-cell>
          <table:table-cell table:style-name="ce20"/>
          <table:table-cell ns41:value-type="float" table:style-name="ce20" office:value="261" office:value-type="float">
            <text:p>261</text:p>
          </table:table-cell>
          <table:table-cell ns41:value-type="float" table:style-name="ce20" office:value="691" office:value-type="float">
            <text:p>691</text:p>
          </table:table-cell>
          <table:table-cell ns41:value-type="float" table:style-name="ce20" office:value="587" office:value-type="float">
            <text:p>587</text:p>
          </table:table-cell>
          <table:table-cell ns41:value-type="float" table:style-name="ce20" office:value="668" office:value-type="float">
            <text:p>668</text:p>
          </table:table-cell>
          <table:table-cell ns41:value-type="float" table:style-name="ce20" office:value="573" office:value-type="float">
            <text:p>573</text:p>
          </table:table-cell>
          <table:table-cell ns41:value-type="float" table:style-name="ce20" office:value="22" office:value-type="float">
            <text:p>22</text:p>
          </table:table-cell>
          <table:table-cell ns41:value-type="float" table:style-name="ce20" office:value="14" office:value-type="float">
            <text:p>14</text:p>
          </table:table-cell>
          <table:table-cell ns41:value-type="float" table:style-name="ce20" office:value="1" office:value-type="float">
            <text:p>1</text:p>
          </table:table-cell>
          <table:table-cell table:style-name="ce20"/>
          <table:table-cell ns41:value-type="float" table:style-name="ce20" office:value="10" office:value-type="float">
            <text:p>10</text:p>
          </table:table-cell>
          <table:table-cell ns41:value-type="float" table:style-name="ce20" office:value="6" office:value-type="float">
            <text:p>6</text:p>
          </table:table-cell>
          <table:table-cell ns41:value-type="float" table:style-name="ce20" office:value="444" office:value-type="float">
            <text:p>444</text:p>
          </table:table-cell>
          <table:table-cell ns41:value-type="float" table:style-name="ce20" office:value="337" office:value-type="float">
            <text:p>337</text:p>
          </table:table-cell>
          <table:table-cell ns41:value-type="float" table:style-name="ce20" office:value="201" office:value-type="float">
            <text:p>201</text:p>
          </table:table-cell>
          <table:table-cell ns41:value-type="float" table:style-name="ce20" office:value="200" office:value-type="float">
            <text:p>200</text:p>
          </table:table-cell>
          <table:table-cell ns41:value-type="float" table:style-name="ce20" office:value="46" office:value-type="float">
            <text:p>46</text:p>
          </table:table-cell>
          <table:table-cell ns41:value-type="float" table:style-name="ce20" office:value="50" office:value-type="float">
            <text:p>50</text:p>
          </table:table-cell>
          <table:table-cell ns41:value-type="float" table:style-name="ce20" office:value="445" office:value-type="float">
            <text:p>445</text:p>
          </table:table-cell>
          <table:table-cell ns41:value-type="float" table:style-name="ce20" office:value="354" office:value-type="float">
            <text:p>354</text:p>
          </table:table-cell>
          <table:table-cell ns41:value-type="float" table:style-name="ce20" office:value="203" office:value-type="float">
            <text:p>203</text:p>
          </table:table-cell>
          <table:table-cell ns41:value-type="float" table:style-name="ce20" office:value="215" office:value-type="float">
            <text:p>215</text:p>
          </table:table-cell>
          <table:table-cell ns41:value-type="float" table:style-name="ce20" office:value="15" office:value-type="float">
            <text:p>15</text:p>
          </table:table-cell>
          <table:table-cell ns41:value-type="float" table:style-name="ce20" office:value="13" office:value-type="float">
            <text:p>13</text:p>
          </table:table-cell>
          <table:table-cell table:style-name="ce20" table:number-columns-repeated="2"/>
          <table:table-cell ns41:value-type="float" table:style-name="ce20" office:value="28" office:value-type="float">
            <text:p>28</text:p>
          </table:table-cell>
          <table:table-cell ns41:value-type="float" table:style-name="ce20" office:value="5" office:value-type="float">
            <text:p>5</text:p>
          </table:table-cell>
          <table:table-cell table:style-name="ce20" table:number-columns-repeated="6"/>
          <table:table-cell ns41:value-type="float" table:style-name="ce20" office:value="648" office:value-type="float">
            <text:p>648</text:p>
          </table:table-cell>
          <table:table-cell ns41:value-type="float" table:style-name="ce20" office:value="559" office:value-type="float">
            <text:p>559</text:p>
          </table:table-cell>
          <table:table-cell table:style-name="ce20" table:number-columns-repeated="9"/>
          <table:table-cell ns41:value-type="float" table:style-name="ce20" office:value="1" office:value-type="float">
            <text:p>1</text:p>
          </table:table-cell>
          <table:table-cell table:style-name="ce20" table:number-columns-repeated="10"/>
          <table:table-cell ns41:value-type="float" table:style-name="ce20" office:value="21" office:value-type="float">
            <text:p>21</text:p>
          </table:table-cell>
          <table:table-cell ns41:value-type="float" table:style-name="ce20" office:value="10" office:value-type="float">
            <text:p>10</text:p>
          </table:table-cell>
          <table:table-cell ns41:value-type="float" table:style-name="ce20" office:value="1" office:value-type="float">
            <text:p>1</text:p>
          </table:table-cell>
          <table:table-cell table:style-name="ce20" table:number-columns-repeated="7"/>
          <table:table-cell ns41:value-type="float" table:style-name="ce20" office:value="21" office:value-type="float">
            <text:p>21</text:p>
          </table:table-cell>
          <table:table-cell ns41:value-type="float" table:style-name="ce20" office:value="17" office:value-type="float">
            <text:p>17</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SMILDE.</text:p>
          </table:table-cell>
          <table:table-cell ns41:value-type="string" table:style-name="ce16" office:value-type="string">
            <text:p>Wijk A Buurtschap Kloosterveen</text:p>
          </table:table-cell>
          <table:table-cell table:style-name="Default"/>
          <table:table-cell ns41:value-type="float" table:style-name="ce96" office:value="258" office:value-type="float">
            <text:p>258</text:p>
          </table:table-cell>
          <table:table-cell ns41:value-type="float" table:style-name="ce20" office:value="6" office:value-type="float">
            <text:p>6</text:p>
          </table:table-cell>
          <table:table-cell table:style-name="ce20"/>
          <table:table-cell ns41:value-type="float" table:style-name="ce20" office:value="350" office:value-type="float">
            <text:p>350</text:p>
          </table:table-cell>
          <table:table-cell ns41:value-type="float" table:style-name="ce20" office:value="784" office:value-type="float">
            <text:p>784</text:p>
          </table:table-cell>
          <table:table-cell ns41:value-type="float" table:style-name="ce20" office:value="863" office:value-type="float">
            <text:p>863</text:p>
          </table:table-cell>
          <table:table-cell ns41:value-type="float" table:style-name="ce20" office:value="755" office:value-type="float">
            <text:p>755</text:p>
          </table:table-cell>
          <table:table-cell ns41:value-type="float" table:style-name="ce20" office:value="835" office:value-type="float">
            <text:p>835</text:p>
          </table:table-cell>
          <table:table-cell ns41:value-type="float" table:style-name="ce20" office:value="29" office:value-type="float">
            <text:p>29</text:p>
          </table:table-cell>
          <table:table-cell ns41:value-type="float" table:style-name="ce20" office:value="27" office:value-type="float">
            <text:p>27</text:p>
          </table:table-cell>
          <table:table-cell table:style-name="ce20"/>
          <table:table-cell ns41:value-type="float" table:style-name="ce20" office:value="1" office:value-type="float">
            <text:p>1</text:p>
          </table:table-cell>
          <table:table-cell ns41:value-type="float" table:style-name="ce20" office:value="22" office:value-type="float">
            <text:p>22</text:p>
          </table:table-cell>
          <table:table-cell ns41:value-type="float" table:style-name="ce20" office:value="8" office:value-type="float">
            <text:p>8</text:p>
          </table:table-cell>
          <table:table-cell ns41:value-type="float" table:style-name="ce20" office:value="475" office:value-type="float">
            <text:p>475</text:p>
          </table:table-cell>
          <table:table-cell ns41:value-type="float" table:style-name="ce20" office:value="526" office:value-type="float">
            <text:p>526</text:p>
          </table:table-cell>
          <table:table-cell ns41:value-type="float" table:style-name="ce20" office:value="275" office:value-type="float">
            <text:p>275</text:p>
          </table:table-cell>
          <table:table-cell ns41:value-type="float" table:style-name="ce20" office:value="277" office:value-type="float">
            <text:p>277</text:p>
          </table:table-cell>
          <table:table-cell ns41:value-type="float" table:style-name="ce20" office:value="34" office:value-type="float">
            <text:p>34</text:p>
          </table:table-cell>
          <table:table-cell ns41:value-type="float" table:style-name="ce20" office:value="60" office:value-type="float">
            <text:p>60</text:p>
          </table:table-cell>
          <table:table-cell ns41:value-type="float" table:style-name="ce20" office:value="529" office:value-type="float">
            <text:p>529</text:p>
          </table:table-cell>
          <table:table-cell ns41:value-type="float" table:style-name="ce20" office:value="577" office:value-type="float">
            <text:p>577</text:p>
          </table:table-cell>
          <table:table-cell ns41:value-type="float" table:style-name="ce20" office:value="107" office:value-type="float">
            <text:p>107</text:p>
          </table:table-cell>
          <table:table-cell ns41:value-type="float" table:style-name="ce20" office:value="96" office:value-type="float">
            <text:p>96</text:p>
          </table:table-cell>
          <table:table-cell ns41:value-type="float" table:style-name="ce20" office:value="140" office:value-type="float">
            <text:p>140</text:p>
          </table:table-cell>
          <table:table-cell ns41:value-type="float" table:style-name="ce20" office:value="186" office:value-type="float">
            <text:p>186</text:p>
          </table:table-cell>
          <table:table-cell table:style-name="ce20" table:number-columns-repeated="2"/>
          <table:table-cell ns41:value-type="float" table:style-name="ce20" office:value="3" office:value-type="float">
            <text:p>3</text:p>
          </table:table-cell>
          <table:table-cell table:style-name="ce20" table:number-columns-repeated="2"/>
          <table:table-cell ns41:value-type="float" table:style-name="ce20" office:value="2" office:value-type="float">
            <text:p>2</text:p>
          </table:table-cell>
          <table:table-cell table:style-name="ce20" table:number-columns-repeated="2"/>
          <table:table-cell ns41:value-type="float" table:style-name="ce20" office:value="5" office:value-type="float">
            <text:p>5</text:p>
          </table:table-cell>
          <table:table-cell ns41:value-type="float" table:style-name="ce20" office:value="2" office:value-type="float">
            <text:p>2</text:p>
          </table:table-cell>
          <table:table-cell ns41:value-type="float" table:style-name="ce20" office:value="553" office:value-type="float">
            <text:p>553</text:p>
          </table:table-cell>
          <table:table-cell ns41:value-type="float" table:style-name="ce20" office:value="611" office:value-type="float">
            <text:p>611</text:p>
          </table:table-cell>
          <table:table-cell table:style-name="ce20" table:number-columns-repeated="8"/>
          <table:table-cell ns41:value-type="float" table:style-name="ce20" office:value="1" office:value-type="float">
            <text:p>1</text:p>
          </table:table-cell>
          <table:table-cell table:style-name="ce20" table:number-columns-repeated="3"/>
          <table:table-cell ns41:value-type="float" table:style-name="ce20" office:value="5" office:value-type="float">
            <text:p>5</text:p>
          </table:table-cell>
          <table:table-cell ns41:value-type="float" table:style-name="ce20" office:value="1" office:value-type="float">
            <text:p>1</text:p>
          </table:table-cell>
          <table:table-cell table:style-name="ce20" table:number-columns-repeated="6"/>
          <table:table-cell ns41:value-type="float" table:style-name="ce20" office:value="167" office:value-type="float">
            <text:p>167</text:p>
          </table:table-cell>
          <table:table-cell ns41:value-type="float" table:style-name="ce20" office:value="189" office:value-type="float">
            <text:p>189</text:p>
          </table:table-cell>
          <table:table-cell ns41:value-type="float" table:style-name="ce20" office:value="11" office:value-type="float">
            <text:p>11</text:p>
          </table:table-cell>
          <table:table-cell ns41:value-type="float" table:style-name="ce20" office:value="7" office:value-type="float">
            <text:p>7</text:p>
          </table:table-cell>
          <table:table-cell table:style-name="ce20" table:number-columns-repeated="6"/>
          <table:table-cell ns41:value-type="float" table:style-name="ce20" office:value="47" office:value-type="float">
            <text:p>47</text:p>
          </table:table-cell>
          <table:table-cell ns41:value-type="float" table:style-name="ce20" office:value="55" office:value-type="float">
            <text:p>55</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SMILDE.</text:p>
          </table:table-cell>
          <table:table-cell ns41:value-type="string" table:style-name="ce16" office:value-type="string">
            <text:p>Wijk A Nederd. Herv. Armenhuis</text:p>
          </table:table-cell>
          <table:table-cell table:style-name="Default"/>
          <table:table-cell ns41:value-type="float" table:style-name="ce96" office:value="1" office:value-type="float">
            <text:p>1</text:p>
          </table:table-cell>
          <table:table-cell table:style-name="ce20" table:number-columns-repeated="2"/>
          <table:table-cell ns41:value-type="float" table:style-name="ce20" office:value="8" office:value-type="float">
            <text:p>8</text:p>
          </table:table-cell>
          <table:table-cell ns41:value-type="float" table:style-name="ce20" office:value="14" office:value-type="float">
            <text:p>14</text:p>
          </table:table-cell>
          <table:table-cell ns41:value-type="float" table:style-name="ce20" office:value="28" office:value-type="float">
            <text:p>28</text:p>
          </table:table-cell>
          <table:table-cell ns41:value-type="float" table:style-name="ce20" office:value="14" office:value-type="float">
            <text:p>14</text:p>
          </table:table-cell>
          <table:table-cell ns41:value-type="float" table:style-name="ce20" office:value="28" office:value-type="float">
            <text:p>28</text:p>
          </table:table-cell>
          <table:table-cell table:style-name="ce20" table:number-columns-repeated="6"/>
          <table:table-cell ns41:value-type="float" table:style-name="ce20" office:value="10" office:value-type="float">
            <text:p>10</text:p>
          </table:table-cell>
          <table:table-cell ns41:value-type="float" table:style-name="ce20" office:value="13" office:value-type="float">
            <text:p>13</text:p>
          </table:table-cell>
          <table:table-cell ns41:value-type="float" office:value="3" table:style-name="ce20" table:number-columns-repeated="2" office:value-type="float">
            <text:p>3</text:p>
          </table:table-cell>
          <table:table-cell ns41:value-type="float" table:style-name="ce20" office:value="1" office:value-type="float">
            <text:p>1</text:p>
          </table:table-cell>
          <table:table-cell ns41:value-type="float" table:style-name="ce20" office:value="12" office:value-type="float">
            <text:p>12</text:p>
          </table:table-cell>
          <table:table-cell ns41:value-type="float" table:style-name="ce20" office:value="13" office:value-type="float">
            <text:p>13</text:p>
          </table:table-cell>
          <table:table-cell ns41:value-type="float" table:style-name="ce20" office:value="16" office:value-type="float">
            <text:p>16</text:p>
          </table:table-cell>
          <table:table-cell table:style-name="ce20"/>
          <table:table-cell ns41:value-type="float" table:style-name="ce20" office:value="6" office:value-type="float">
            <text:p>6</text:p>
          </table:table-cell>
          <table:table-cell ns41:value-type="float" table:style-name="ce20" office:value="1" office:value-type="float">
            <text:p>1</text:p>
          </table:table-cell>
          <table:table-cell ns41:value-type="float" table:style-name="ce20" office:value="6" office:value-type="float">
            <text:p>6</text:p>
          </table:table-cell>
          <table:table-cell table:style-name="ce20" table:number-columns-repeated="10"/>
          <table:table-cell ns41:value-type="float" table:style-name="ce20" office:value="14" office:value-type="float">
            <text:p>14</text:p>
          </table:table-cell>
          <table:table-cell ns41:value-type="float" table:style-name="ce20" office:value="28" office:value-type="float">
            <text:p>28</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SMILDE.</text:p>
          </table:table-cell>
          <table:table-cell ns41:value-type="string" table:style-name="ce16" office:value-type="string">
            <text:p>Wijk B Buurtschap Bovensmelde</text:p>
          </table:table-cell>
          <table:table-cell table:style-name="Default"/>
          <table:table-cell ns41:value-type="float" table:style-name="ce96" office:value="161" office:value-type="float">
            <text:p>161</text:p>
          </table:table-cell>
          <table:table-cell ns41:value-type="float" table:style-name="ce20" office:value="4" office:value-type="float">
            <text:p>4</text:p>
          </table:table-cell>
          <table:table-cell table:style-name="ce20"/>
          <table:table-cell ns41:value-type="float" table:style-name="ce20" office:value="205" office:value-type="float">
            <text:p>205</text:p>
          </table:table-cell>
          <table:table-cell ns41:value-type="float" table:style-name="ce20" office:value="526" office:value-type="float">
            <text:p>526</text:p>
          </table:table-cell>
          <table:table-cell ns41:value-type="float" table:style-name="ce20" office:value="551" office:value-type="float">
            <text:p>551</text:p>
          </table:table-cell>
          <table:table-cell ns41:value-type="float" table:style-name="ce20" office:value="516" office:value-type="float">
            <text:p>516</text:p>
          </table:table-cell>
          <table:table-cell ns41:value-type="float" table:style-name="ce20" office:value="541" office:value-type="float">
            <text:p>541</text:p>
          </table:table-cell>
          <table:table-cell ns41:value-type="float" office:value="10" table:style-name="ce20" table:number-columns-repeated="2" office:value-type="float">
            <text:p>10</text:p>
          </table:table-cell>
          <table:table-cell table:style-name="ce20" table:number-columns-repeated="2"/>
          <table:table-cell ns41:value-type="float" table:style-name="ce20" office:value="28" office:value-type="float">
            <text:p>28</text:p>
          </table:table-cell>
          <table:table-cell ns41:value-type="float" table:style-name="ce20" office:value="23" office:value-type="float">
            <text:p>23</text:p>
          </table:table-cell>
          <table:table-cell ns41:value-type="float" table:style-name="ce20" office:value="343" office:value-type="float">
            <text:p>343</text:p>
          </table:table-cell>
          <table:table-cell ns41:value-type="float" table:style-name="ce20" office:value="349" office:value-type="float">
            <text:p>349</text:p>
          </table:table-cell>
          <table:table-cell ns41:value-type="float" office:value="176" table:style-name="ce20" table:number-columns-repeated="2" office:value-type="float">
            <text:p>176</text:p>
          </table:table-cell>
          <table:table-cell ns41:value-type="float" table:style-name="ce20" office:value="7" office:value-type="float">
            <text:p>7</text:p>
          </table:table-cell>
          <table:table-cell ns41:value-type="float" table:style-name="ce20" office:value="26" office:value-type="float">
            <text:p>26</text:p>
          </table:table-cell>
          <table:table-cell ns41:value-type="float" table:style-name="ce20" office:value="351" office:value-type="float">
            <text:p>351</text:p>
          </table:table-cell>
          <table:table-cell ns41:value-type="float" table:style-name="ce20" office:value="339" office:value-type="float">
            <text:p>339</text:p>
          </table:table-cell>
          <table:table-cell ns41:value-type="float" table:style-name="ce20" office:value="74" office:value-type="float">
            <text:p>74</text:p>
          </table:table-cell>
          <table:table-cell ns41:value-type="float" table:style-name="ce20" office:value="67" office:value-type="float">
            <text:p>67</text:p>
          </table:table-cell>
          <table:table-cell ns41:value-type="float" table:style-name="ce20" office:value="95" office:value-type="float">
            <text:p>95</text:p>
          </table:table-cell>
          <table:table-cell ns41:value-type="float" table:style-name="ce20" office:value="141" office:value-type="float">
            <text:p>141</text:p>
          </table:table-cell>
          <table:table-cell table:style-name="ce20" table:number-columns-repeated="8"/>
          <table:table-cell ns41:value-type="float" table:style-name="ce20" office:value="6" office:value-type="float">
            <text:p>6</text:p>
          </table:table-cell>
          <table:table-cell ns41:value-type="float" table:style-name="ce20" office:value="4" office:value-type="float">
            <text:p>4</text:p>
          </table:table-cell>
          <table:table-cell ns41:value-type="float" table:style-name="ce20" office:value="446" office:value-type="float">
            <text:p>446</text:p>
          </table:table-cell>
          <table:table-cell ns41:value-type="float" table:style-name="ce20" office:value="477" office:value-type="float">
            <text:p>477</text:p>
          </table:table-cell>
          <table:table-cell table:style-name="ce20" table:number-columns-repeated="8"/>
          <table:table-cell ns41:value-type="float" table:style-name="ce20" office:value="1" office:value-type="float">
            <text:p>1</text:p>
          </table:table-cell>
          <table:table-cell ns41:value-type="float" table:style-name="ce20" office:value="2" office:value-type="float">
            <text:p>2</text:p>
          </table:table-cell>
          <table:table-cell table:style-name="ce20" table:number-columns-repeated="2"/>
          <table:table-cell ns41:value-type="float" table:style-name="ce20" office:value="1" office:value-type="float">
            <text:p>1</text:p>
          </table:table-cell>
          <table:table-cell table:style-name="ce20" table:number-columns-repeated="7"/>
          <table:table-cell ns41:value-type="float" table:style-name="ce20" office:value="66" office:value-type="float">
            <text:p>66</text:p>
          </table:table-cell>
          <table:table-cell ns41:value-type="float" table:style-name="ce20" office:value="59" office:value-type="float">
            <text:p>59</text:p>
          </table:table-cell>
          <table:table-cell ns41:value-type="float" table:style-name="ce20" office:value="12" office:value-type="float">
            <text:p>12</text:p>
          </table:table-cell>
          <table:table-cell ns41:value-type="float" table:style-name="ce20" office:value="13" office:value-type="float">
            <text:p>13</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SMILDE.</text:p>
          </table:table-cell>
          <table:table-cell ns41:value-type="string" table:style-name="ce16" office:value-type="string">
            <text:p>Wijk C Buurtschap Hijkersmilde</text:p>
          </table:table-cell>
          <table:table-cell table:style-name="Default"/>
          <table:table-cell ns41:value-type="float" table:style-name="ce96" office:value="150" office:value-type="float">
            <text:p>150</text:p>
          </table:table-cell>
          <table:table-cell ns41:value-type="float" table:style-name="ce20" office:value="6" office:value-type="float">
            <text:p>6</text:p>
          </table:table-cell>
          <table:table-cell table:style-name="ce20"/>
          <table:table-cell ns41:value-type="float" table:style-name="ce20" office:value="218" office:value-type="float">
            <text:p>218</text:p>
          </table:table-cell>
          <table:table-cell ns41:value-type="float" table:style-name="ce20" office:value="512" office:value-type="float">
            <text:p>512</text:p>
          </table:table-cell>
          <table:table-cell ns41:value-type="float" table:style-name="ce20" office:value="504" office:value-type="float">
            <text:p>504</text:p>
          </table:table-cell>
          <table:table-cell ns41:value-type="float" table:style-name="ce20" office:value="490" office:value-type="float">
            <text:p>490</text:p>
          </table:table-cell>
          <table:table-cell ns41:value-type="float" table:style-name="ce20" office:value="475" office:value-type="float">
            <text:p>475</text:p>
          </table:table-cell>
          <table:table-cell ns41:value-type="float" table:style-name="ce20" office:value="21" office:value-type="float">
            <text:p>21</text:p>
          </table:table-cell>
          <table:table-cell ns41:value-type="float" table:style-name="ce20" office:value="25" office:value-type="float">
            <text:p>25</text:p>
          </table:table-cell>
          <table:table-cell ns41:value-type="float" table:style-name="ce20" office:value="1" office:value-type="float">
            <text:p>1</text:p>
          </table:table-cell>
          <table:table-cell ns41:value-type="float" table:style-name="ce20" office:value="4" office:value-type="float">
            <text:p>4</text:p>
          </table:table-cell>
          <table:table-cell ns41:value-type="float" table:style-name="ce20" office:value="26" office:value-type="float">
            <text:p>26</text:p>
          </table:table-cell>
          <table:table-cell ns41:value-type="float" table:style-name="ce20" office:value="11" office:value-type="float">
            <text:p>11</text:p>
          </table:table-cell>
          <table:table-cell ns41:value-type="float" table:style-name="ce20" office:value="333" office:value-type="float">
            <text:p>333</text:p>
          </table:table-cell>
          <table:table-cell ns41:value-type="float" table:style-name="ce20" office:value="295" office:value-type="float">
            <text:p>295</text:p>
          </table:table-cell>
          <table:table-cell ns41:value-type="float" table:style-name="ce20" office:value="162" office:value-type="float">
            <text:p>162</text:p>
          </table:table-cell>
          <table:table-cell ns41:value-type="float" table:style-name="ce20" office:value="173" office:value-type="float">
            <text:p>173</text:p>
          </table:table-cell>
          <table:table-cell ns41:value-type="float" table:style-name="ce20" office:value="17" office:value-type="float">
            <text:p>17</text:p>
          </table:table-cell>
          <table:table-cell ns41:value-type="float" table:style-name="ce20" office:value="36" office:value-type="float">
            <text:p>36</text:p>
          </table:table-cell>
          <table:table-cell ns41:value-type="float" table:style-name="ce20" office:value="340" office:value-type="float">
            <text:p>340</text:p>
          </table:table-cell>
          <table:table-cell ns41:value-type="float" table:style-name="ce20" office:value="288" office:value-type="float">
            <text:p>288</text:p>
          </table:table-cell>
          <table:table-cell ns41:value-type="float" table:style-name="ce20" office:value="68" office:value-type="float">
            <text:p>68</text:p>
          </table:table-cell>
          <table:table-cell ns41:value-type="float" table:style-name="ce20" office:value="92" office:value-type="float">
            <text:p>92</text:p>
          </table:table-cell>
          <table:table-cell ns41:value-type="float" table:style-name="ce20" office:value="93" office:value-type="float">
            <text:p>93</text:p>
          </table:table-cell>
          <table:table-cell ns41:value-type="float" table:style-name="ce20" office:value="119" office:value-type="float">
            <text:p>119</text:p>
          </table:table-cell>
          <table:table-cell ns41:value-type="float" table:style-name="ce20" office:value="1" office:value-type="float">
            <text:p>1</text:p>
          </table:table-cell>
          <table:table-cell table:style-name="ce20"/>
          <table:table-cell ns41:value-type="float" table:style-name="ce20" office:value="5" office:value-type="float">
            <text:p>5</text:p>
          </table:table-cell>
          <table:table-cell ns41:value-type="float" table:style-name="ce20" office:value="3" office:value-type="float">
            <text:p>3</text:p>
          </table:table-cell>
          <table:table-cell table:style-name="ce20" table:number-columns-repeated="4"/>
          <table:table-cell ns41:value-type="float" table:style-name="ce20" office:value="5" office:value-type="float">
            <text:p>5</text:p>
          </table:table-cell>
          <table:table-cell ns41:value-type="float" table:style-name="ce20" office:value="2" office:value-type="float">
            <text:p>2</text:p>
          </table:table-cell>
          <table:table-cell ns41:value-type="float" table:style-name="ce20" office:value="412" office:value-type="float">
            <text:p>412</text:p>
          </table:table-cell>
          <table:table-cell ns41:value-type="float" table:style-name="ce20" office:value="400" office:value-type="float">
            <text:p>400</text:p>
          </table:table-cell>
          <table:table-cell table:style-name="ce20" table:number-columns-repeated="8"/>
          <table:table-cell ns41:value-type="float" table:style-name="ce20" office:value="2" office:value-type="float">
            <text:p>2</text:p>
          </table:table-cell>
          <table:table-cell ns41:value-type="float" table:style-name="ce20" office:value="3" office:value-type="float">
            <text:p>3</text:p>
          </table:table-cell>
          <table:table-cell table:style-name="ce20" table:number-columns-repeated="2"/>
          <table:table-cell ns41:value-type="float" office:value="3" table:style-name="ce20" table:number-columns-repeated="2" office:value-type="float">
            <text:p>3</text:p>
          </table:table-cell>
          <table:table-cell table:style-name="ce20" table:number-columns-repeated="6"/>
          <table:table-cell ns41:value-type="float" table:style-name="ce20" office:value="69" office:value-type="float">
            <text:p>69</text:p>
          </table:table-cell>
          <table:table-cell ns41:value-type="float" table:style-name="ce20" office:value="68" office:value-type="float">
            <text:p>68</text:p>
          </table:table-cell>
          <table:table-cell ns41:value-type="float" office:value="7" table:style-name="ce20" table:number-columns-repeated="2" office:value-type="float">
            <text:p>7</text:p>
          </table:table-cell>
          <table:table-cell table:style-name="ce20" table:number-columns-repeated="6"/>
          <table:table-cell ns41:value-type="float" table:style-name="ce20" office:value="19" office:value-type="float">
            <text:p>19</text:p>
          </table:table-cell>
          <table:table-cell ns41:value-type="float" table:style-name="ce20" office:value="23" office:value-type="float">
            <text:p>23</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SMILDE.</text:p>
          </table:table-cell>
          <table:table-cell ns41:value-type="string" table:style-name="ce17" office:value-type="string">
            <text:p><text:span text:style-name="T1"><text:a xlink:type="simple" xlink:href="#Eerste gedeelte.A371">Wijk C Militairen (Infanterie)</text:a></text:span></text:p>
          </table:table-cell>
          <table:table-cell table:style-name="Default"/>
          <table:table-cell table:style-name="ce96"/>
          <table:table-cell table:style-name="ce20" table:number-columns-repeated="3"/>
          <table:table-cell ns41:value-type="float" table:style-name="ce20" office:value="30" office:value-type="float">
            <text:p>30</text:p>
          </table:table-cell>
          <table:table-cell table:style-name="ce20" table:number-columns-repeated="5"/>
          <table:table-cell ns41:value-type="float" table:style-name="ce20" office:value="30" office:value-type="float">
            <text:p>30</text:p>
          </table:table-cell>
          <table:table-cell table:style-name="ce20" table:number-columns-repeated="3"/>
          <table:table-cell ns41:value-type="float" table:style-name="ce20" office:value="30" office:value-type="float">
            <text:p>30</text:p>
          </table:table-cell>
          <table:table-cell table:style-name="ce20" table:number-columns-repeated="9"/>
          <table:table-cell ns41:value-type="float" table:style-name="ce20" office:value="29" office:value-type="float">
            <text:p>29</text:p>
          </table:table-cell>
          <table:table-cell table:style-name="ce20" table:number-columns-repeated="3"/>
          <table:table-cell ns41:value-type="float" table:style-name="ce20" office:value="1" office:value-type="float">
            <text:p>1</text:p>
          </table:table-cell>
          <table:table-cell table:style-name="ce20" table:number-columns-repeated="7"/>
          <table:table-cell ns41:value-type="float" table:style-name="ce20" office:value="21" office:value-type="float">
            <text:p>21</text:p>
          </table:table-cell>
          <table:table-cell table:style-name="ce20"/>
          <table:table-cell ns41:value-type="float" table:style-name="ce20" office:value="1" office:value-type="float">
            <text:p>1</text:p>
          </table:table-cell>
          <table:table-cell table:style-name="ce20" table:number-columns-repeated="7"/>
          <table:table-cell ns41:value-type="float" table:style-name="ce20" office:value="1" office:value-type="float">
            <text:p>1</text:p>
          </table:table-cell>
          <table:table-cell table:style-name="ce20" table:number-columns-repeated="13"/>
          <table:table-cell ns41:value-type="float" table:style-name="ce20" office:value="7" office:value-type="float">
            <text:p>7</text:p>
          </table:table-cell>
          <table:table-cell table:style-name="ce20" table:number-columns-repeated="12"/>
          <table:table-cell table:style-name="ce97"/>
          <table:table-cell table:style-name="ce77" table:number-columns-repeated="4"/>
          <table:table-cell table:number-columns-repeated="943"/>
        </table:table-row>
        <table:table-row table:style-name="ro5">
          <table:table-cell ns41:value-type="string" table:style-name="ce8" office:value-type="string">
            <text:p>SMILDE.</text:p>
          </table:table-cell>
          <table:table-cell ns41:value-type="string" table:style-name="ce16" office:value-type="string">
            <text:p>Schepen</text:p>
          </table:table-cell>
          <table:table-cell table:style-name="Default"/>
          <table:table-cell table:style-name="ce96"/>
          <table:table-cell table:style-name="ce20"/>
          <table:table-cell ns41:value-type="float" table:style-name="ce20" office:value="17" office:value-type="float">
            <text:p>17</text:p>
          </table:table-cell>
          <table:table-cell ns41:value-type="float" table:style-name="ce20" office:value="18" office:value-type="float">
            <text:p>18</text:p>
          </table:table-cell>
          <table:table-cell ns41:value-type="float" table:style-name="ce20" office:value="52" office:value-type="float">
            <text:p>52</text:p>
          </table:table-cell>
          <table:table-cell ns41:value-type="float" table:style-name="ce20" office:value="37" office:value-type="float">
            <text:p>37</text:p>
          </table:table-cell>
          <table:table-cell ns41:value-type="float" table:style-name="ce20" office:value="40" office:value-type="float">
            <text:p>40</text:p>
          </table:table-cell>
          <table:table-cell ns41:value-type="float" table:style-name="ce20" office:value="31" office:value-type="float">
            <text:p>31</text:p>
          </table:table-cell>
          <table:table-cell ns41:value-type="float" table:style-name="ce20" office:value="3" office:value-type="float">
            <text:p>3</text:p>
          </table:table-cell>
          <table:table-cell ns41:value-type="float" table:style-name="ce20" office:value="4" office:value-type="float">
            <text:p>4</text:p>
          </table:table-cell>
          <table:table-cell ns41:value-type="float" table:style-name="ce20" office:value="9" office:value-type="float">
            <text:p>9</text:p>
          </table:table-cell>
          <table:table-cell ns41:value-type="float" table:style-name="ce20" office:value="2" office:value-type="float">
            <text:p>2</text:p>
          </table:table-cell>
          <table:table-cell table:style-name="ce20" table:number-columns-repeated="2"/>
          <table:table-cell ns41:value-type="float" table:style-name="ce20" office:value="34" office:value-type="float">
            <text:p>34</text:p>
          </table:table-cell>
          <table:table-cell ns41:value-type="float" table:style-name="ce20" office:value="22" office:value-type="float">
            <text:p>22</text:p>
          </table:table-cell>
          <table:table-cell ns41:value-type="float" office:value="15" table:style-name="ce20" table:number-columns-repeated="2" office:value-type="float">
            <text:p>15</text:p>
          </table:table-cell>
          <table:table-cell ns41:value-type="float" table:style-name="ce20" office:value="3" office:value-type="float">
            <text:p>3</text:p>
          </table:table-cell>
          <table:table-cell table:style-name="ce20"/>
          <table:table-cell ns41:value-type="float" table:style-name="ce20" office:value="22" office:value-type="float">
            <text:p>22</text:p>
          </table:table-cell>
          <table:table-cell ns41:value-type="float" table:style-name="ce20" office:value="15" office:value-type="float">
            <text:p>15</text:p>
          </table:table-cell>
          <table:table-cell ns41:value-type="float" table:style-name="ce20" office:value="9" office:value-type="float">
            <text:p>9</text:p>
          </table:table-cell>
          <table:table-cell ns41:value-type="float" table:style-name="ce20" office:value="10" office:value-type="float">
            <text:p>10</text:p>
          </table:table-cell>
          <table:table-cell ns41:value-type="float" table:style-name="ce20" office:value="20" office:value-type="float">
            <text:p>20</text:p>
          </table:table-cell>
          <table:table-cell ns41:value-type="float" table:style-name="ce20" office:value="12" office:value-type="float">
            <text:p>12</text:p>
          </table:table-cell>
          <table:table-cell table:style-name="ce20" table:number-columns-repeated="8"/>
          <table:table-cell ns41:value-type="float" table:style-name="ce20" office:value="1" office:value-type="float">
            <text:p>1</text:p>
          </table:table-cell>
          <table:table-cell table:style-name="ce20"/>
          <table:table-cell ns41:value-type="float" table:style-name="ce20" office:value="47" office:value-type="float">
            <text:p>47</text:p>
          </table:table-cell>
          <table:table-cell ns41:value-type="float" table:style-name="ce20" office:value="35" office:value-type="float">
            <text:p>35</text:p>
          </table:table-cell>
          <table:table-cell table:style-name="ce20" table:number-columns-repeated="9"/>
          <table:table-cell ns41:value-type="float" table:style-name="ce20" office:value="1" office:value-type="float">
            <text:p>1</text:p>
          </table:table-cell>
          <table:table-cell table:style-name="ce20" table:number-columns-repeated="10"/>
          <table:table-cell ns41:value-type="float" table:style-name="ce20" office:value="4" office:value-type="float">
            <text:p>4</text:p>
          </table:table-cell>
          <table:table-cell ns41:value-type="float" office:value="1" table:style-name="ce20" table:number-columns-repeated="2" office:value-type="float">
            <text:p>1</text:p>
          </table:table-cell>
          <table:table-cell table:style-name="ce20" table:number-columns-repeated="12"/>
          <table:table-cell table:style-name="ce97"/>
          <table:table-cell table:style-name="ce77" table:number-columns-repeated="4"/>
          <table:table-cell table:number-columns-repeated="943"/>
        </table:table-row>
        <table:table-row table:style-name="ro5">
          <table:table-cell ns41:value-type="string" table:style-name="ce8" office:value-type="string">
            <text:p>SMILDE.</text:p>
          </table:table-cell>
          <table:table-cell ns41:value-type="string" table:style-name="ce16" office:value-type="string">
            <text:p>Wijk H.S. Buurtschap Hoogersmilde</text:p>
          </table:table-cell>
          <table:table-cell table:style-name="Default"/>
          <table:table-cell ns41:value-type="float" table:style-name="ce37" office:value="106" office:value-type="float">
            <text:p>106</text:p>
          </table:table-cell>
          <table:table-cell ns41:value-type="float" table:style-name="ce20" office:value="2" office:value-type="float">
            <text:p>2</text:p>
          </table:table-cell>
          <table:table-cell table:style-name="ce20"/>
          <table:table-cell ns41:value-type="float" table:style-name="ce20" office:value="119" office:value-type="float">
            <text:p>119</text:p>
          </table:table-cell>
          <table:table-cell ns41:value-type="float" table:style-name="ce20" office:value="301" office:value-type="float">
            <text:p>301</text:p>
          </table:table-cell>
          <table:table-cell ns41:value-type="float" table:style-name="ce20" office:value="289" office:value-type="float">
            <text:p>289</text:p>
          </table:table-cell>
          <table:table-cell ns41:value-type="float" table:style-name="ce20" office:value="300" office:value-type="float">
            <text:p>300</text:p>
          </table:table-cell>
          <table:table-cell ns41:value-type="float" table:style-name="ce20" office:value="288" office:value-type="float">
            <text:p>288</text:p>
          </table:table-cell>
          <table:table-cell ns41:value-type="float" table:style-name="ce20" office:value="1" office:value-type="float">
            <text:p>1</text:p>
          </table:table-cell>
          <table:table-cell table:style-name="ce20" table:number-columns-repeated="2"/>
          <table:table-cell ns41:value-type="float" table:style-name="ce20" office:value="1" office:value-type="float">
            <text:p>1</text:p>
          </table:table-cell>
          <table:table-cell table:style-name="ce20" table:number-columns-repeated="2"/>
          <table:table-cell ns41:value-type="float" table:style-name="ce20" office:value="199" office:value-type="float">
            <text:p>199</text:p>
          </table:table-cell>
          <table:table-cell ns41:value-type="float" table:style-name="ce20" office:value="182" office:value-type="float">
            <text:p>182</text:p>
          </table:table-cell>
          <table:table-cell ns41:value-type="float" office:value="86" table:style-name="ce20" table:number-columns-repeated="2" office:value-type="float">
            <text:p>86</text:p>
          </table:table-cell>
          <table:table-cell ns41:value-type="float" table:style-name="ce20" office:value="16" office:value-type="float">
            <text:p>16</text:p>
          </table:table-cell>
          <table:table-cell ns41:value-type="float" table:style-name="ce20" office:value="21" office:value-type="float">
            <text:p>21</text:p>
          </table:table-cell>
          <table:table-cell ns41:value-type="float" table:style-name="ce20" office:value="236" office:value-type="float">
            <text:p>236</text:p>
          </table:table-cell>
          <table:table-cell ns41:value-type="float" table:style-name="ce20" office:value="206" office:value-type="float">
            <text:p>206</text:p>
          </table:table-cell>
          <table:table-cell ns41:value-type="float" table:style-name="ce20" office:value="44" office:value-type="float">
            <text:p>44</text:p>
          </table:table-cell>
          <table:table-cell ns41:value-type="float" table:style-name="ce20" office:value="64" office:value-type="float">
            <text:p>64</text:p>
          </table:table-cell>
          <table:table-cell ns41:value-type="float" office:value="19" table:style-name="ce20" table:number-columns-repeated="2" office:value-type="float">
            <text:p>19</text:p>
          </table:table-cell>
          <table:table-cell table:style-name="ce20" table:number-columns-repeated="2"/>
          <table:table-cell ns41:value-type="float" table:style-name="ce20" office:value="2" office:value-type="float">
            <text:p>2</text:p>
          </table:table-cell>
          <table:table-cell table:style-name="ce20" table:number-columns-repeated="7"/>
          <table:table-cell ns41:value-type="float" table:style-name="ce20" office:value="271" office:value-type="float">
            <text:p>271</text:p>
          </table:table-cell>
          <table:table-cell ns41:value-type="float" table:style-name="ce20" office:value="255" office:value-type="float">
            <text:p>255</text:p>
          </table:table-cell>
          <table:table-cell table:style-name="ce20" table:number-columns-repeated="20"/>
          <table:table-cell ns41:value-type="float" table:style-name="ce20" office:value="30" office:value-type="float">
            <text:p>30</text:p>
          </table:table-cell>
          <table:table-cell ns41:value-type="float" table:style-name="ce20" office:value="34" office:value-type="float">
            <text:p>34</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SMILDE.</text:p>
          </table:table-cell>
          <table:table-cell ns41:value-type="string" table:style-name="ce16" office:value-type="string">
            <text:p>Totaal</text:p>
          </table:table-cell>
          <table:table-cell table:style-name="Default"/>
          <table:table-cell ns41:value-type="float" table:style-name="ce96" office:value="676" office:value-type="float">
            <text:p>676</text:p>
          </table:table-cell>
          <table:table-cell ns41:value-type="float" table:style-name="ce20" office:value="18" office:value-type="float">
            <text:p>18</text:p>
          </table:table-cell>
          <table:table-cell ns41:value-type="float" table:style-name="ce20" office:value="17" office:value-type="float">
            <text:p>17</text:p>
          </table:table-cell>
          <table:table-cell ns41:value-type="float" table:style-name="ce20" office:value="918" office:value-type="float">
            <text:p>918</text:p>
          </table:table-cell>
          <table:table-cell ns41:value-type="float" table:style-name="ce43" office:value="2219" office:value-type="float">
            <text:p>2,219</text:p>
          </table:table-cell>
          <table:table-cell ns41:value-type="float" table:style-name="ce43" office:value="2272" office:value-type="float">
            <text:p>2,272</text:p>
          </table:table-cell>
          <table:table-cell ns41:value-type="float" table:style-name="ce43" office:value="2115" office:value-type="float">
            <text:p>2,115</text:p>
          </table:table-cell>
          <table:table-cell ns41:value-type="float" table:style-name="ce43" office:value="2198" office:value-type="float">
            <text:p>2,198</text:p>
          </table:table-cell>
          <table:table-cell ns41:value-type="float" table:style-name="ce20" office:value="64" office:value-type="float">
            <text:p>64</text:p>
          </table:table-cell>
          <table:table-cell ns41:value-type="float" table:style-name="ce20" office:value="66" office:value-type="float">
            <text:p>66</text:p>
          </table:table-cell>
          <table:table-cell ns41:value-type="float" table:style-name="ce20" office:value="40" office:value-type="float">
            <text:p>40</text:p>
          </table:table-cell>
          <table:table-cell ns41:value-type="float" table:style-name="ce20" office:value="8" office:value-type="float">
            <text:p>8</text:p>
          </table:table-cell>
          <table:table-cell ns41:value-type="float" table:style-name="ce20" office:value="76" office:value-type="float">
            <text:p>76</text:p>
          </table:table-cell>
          <table:table-cell ns41:value-type="float" table:style-name="ce20" office:value="42" office:value-type="float">
            <text:p>42</text:p>
          </table:table-cell>
          <table:table-cell ns41:value-type="float" table:style-name="ce43" office:value="1424" office:value-type="float">
            <text:p>1,424</text:p>
          </table:table-cell>
          <table:table-cell ns41:value-type="float" table:style-name="ce43" office:value="1387" office:value-type="float">
            <text:p>1,387</text:p>
          </table:table-cell>
          <table:table-cell ns41:value-type="float" table:style-name="ce20" office:value="717" office:value-type="float">
            <text:p>717</text:p>
          </table:table-cell>
          <table:table-cell ns41:value-type="float" table:style-name="ce20" office:value="730" office:value-type="float">
            <text:p>730</text:p>
          </table:table-cell>
          <table:table-cell ns41:value-type="float" table:style-name="ce20" office:value="78" office:value-type="float">
            <text:p>78</text:p>
          </table:table-cell>
          <table:table-cell ns41:value-type="float" table:style-name="ce20" office:value="155" office:value-type="float">
            <text:p>155</text:p>
          </table:table-cell>
          <table:table-cell ns41:value-type="float" table:style-name="ce43" office:value="1491" office:value-type="float">
            <text:p>1,491</text:p>
          </table:table-cell>
          <table:table-cell ns41:value-type="float" table:style-name="ce43" office:value="1441" office:value-type="float">
            <text:p>1,441</text:p>
          </table:table-cell>
          <table:table-cell ns41:value-type="float" table:style-name="ce20" office:value="302" office:value-type="float">
            <text:p>302</text:p>
          </table:table-cell>
          <table:table-cell ns41:value-type="float" table:style-name="ce20" office:value="335" office:value-type="float">
            <text:p>335</text:p>
          </table:table-cell>
          <table:table-cell ns41:value-type="float" table:style-name="ce20" office:value="397" office:value-type="float">
            <text:p>397</text:p>
          </table:table-cell>
          <table:table-cell ns41:value-type="float" table:style-name="ce20" office:value="483" office:value-type="float">
            <text:p>483</text:p>
          </table:table-cell>
          <table:table-cell ns41:value-type="float" table:style-name="ce20" office:value="1" office:value-type="float">
            <text:p>1</text:p>
          </table:table-cell>
          <table:table-cell table:style-name="ce20"/>
          <table:table-cell ns41:value-type="float" table:style-name="ce20" office:value="11" office:value-type="float">
            <text:p>11</text:p>
          </table:table-cell>
          <table:table-cell ns41:value-type="float" table:style-name="ce20" office:value="3" office:value-type="float">
            <text:p>3</text:p>
          </table:table-cell>
          <table:table-cell table:style-name="ce20"/>
          <table:table-cell ns41:value-type="float" table:style-name="ce20" office:value="2" office:value-type="float">
            <text:p>2</text:p>
          </table:table-cell>
          <table:table-cell table:style-name="ce20" table:number-columns-repeated="2"/>
          <table:table-cell ns41:value-type="float" table:style-name="ce20" office:value="17" office:value-type="float">
            <text:p>17</text:p>
          </table:table-cell>
          <table:table-cell ns41:value-type="float" table:style-name="ce20" office:value="8" office:value-type="float">
            <text:p>8</text:p>
          </table:table-cell>
          <table:table-cell ns41:value-type="float" table:style-name="ce43" office:value="1764" office:value-type="float">
            <text:p>1,764</text:p>
          </table:table-cell>
          <table:table-cell ns41:value-type="float" table:style-name="ce43" office:value="1806" office:value-type="float">
            <text:p>1,806</text:p>
          </table:table-cell>
          <table:table-cell ns41:value-type="float" table:style-name="ce20" office:value="1" office:value-type="float">
            <text:p>1</text:p>
          </table:table-cell>
          <table:table-cell table:style-name="ce20" table:number-columns-repeated="7"/>
          <table:table-cell ns41:value-type="float" table:style-name="ce20" office:value="5" office:value-type="float">
            <text:p>5</text:p>
          </table:table-cell>
          <table:table-cell ns41:value-type="float" table:style-name="ce20" office:value="6" office:value-type="float">
            <text:p>6</text:p>
          </table:table-cell>
          <table:table-cell table:style-name="ce20" table:number-columns-repeated="2"/>
          <table:table-cell ns41:value-type="float" table:style-name="ce20" office:value="9" office:value-type="float">
            <text:p>9</text:p>
          </table:table-cell>
          <table:table-cell ns41:value-type="float" table:style-name="ce20" office:value="4" office:value-type="float">
            <text:p>4</text:p>
          </table:table-cell>
          <table:table-cell table:style-name="ce20" table:number-columns-repeated="6"/>
          <table:table-cell ns41:value-type="float" table:style-name="ce20" office:value="336" office:value-type="float">
            <text:p>336</text:p>
          </table:table-cell>
          <table:table-cell ns41:value-type="float" table:style-name="ce20" office:value="351" office:value-type="float">
            <text:p>351</text:p>
          </table:table-cell>
          <table:table-cell ns41:value-type="float" table:style-name="ce20" office:value="38" office:value-type="float">
            <text:p>38</text:p>
          </table:table-cell>
          <table:table-cell ns41:value-type="float" table:style-name="ce20" office:value="27" office:value-type="float">
            <text:p>27</text:p>
          </table:table-cell>
          <table:table-cell table:style-name="ce20" table:number-columns-repeated="6"/>
          <table:table-cell ns41:value-type="float" table:style-name="ce20" office:value="66" office:value-type="float">
            <text:p>66</text:p>
          </table:table-cell>
          <table:table-cell ns41:value-type="float" table:style-name="ce20" office:value="78" office:value-type="float">
            <text:p>78</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VLEDDER.</text:p>
          </table:table-cell>
          <table:table-cell ns41:value-type="string" table:style-name="ce16" office:value-type="string">
            <text:p>Buurtschap Nijensleek</text:p>
          </table:table-cell>
          <table:table-cell table:style-name="Default"/>
          <table:table-cell ns41:value-type="float" table:style-name="ce96" office:value="65" office:value-type="float">
            <text:p>65</text:p>
          </table:table-cell>
          <table:table-cell ns41:value-type="float" table:style-name="ce20" office:value="1" office:value-type="float">
            <text:p>1</text:p>
          </table:table-cell>
          <table:table-cell table:style-name="ce20"/>
          <table:table-cell ns41:value-type="float" table:style-name="ce20" office:value="79" office:value-type="float">
            <text:p>79</text:p>
          </table:table-cell>
          <table:table-cell ns41:value-type="float" table:style-name="ce20" office:value="206" office:value-type="float">
            <text:p>206</text:p>
          </table:table-cell>
          <table:table-cell ns41:value-type="float" table:style-name="ce20" office:value="181" office:value-type="float">
            <text:p>181</text:p>
          </table:table-cell>
          <table:table-cell ns41:value-type="float" table:style-name="ce20" office:value="200" office:value-type="float">
            <text:p>200</text:p>
          </table:table-cell>
          <table:table-cell ns41:value-type="float" table:style-name="ce20" office:value="174" office:value-type="float">
            <text:p>174</text:p>
          </table:table-cell>
          <table:table-cell ns41:value-type="float" table:style-name="ce20" office:value="6" office:value-type="float">
            <text:p>6</text:p>
          </table:table-cell>
          <table:table-cell ns41:value-type="float" table:style-name="ce20" office:value="7" office:value-type="float">
            <text:p>7</text:p>
          </table:table-cell>
          <table:table-cell table:style-name="ce20" table:number-columns-repeated="2"/>
          <table:table-cell ns41:value-type="float" table:style-name="ce20" office:value="6" office:value-type="float">
            <text:p>6</text:p>
          </table:table-cell>
          <table:table-cell ns41:value-type="float" table:style-name="ce20" office:value="3" office:value-type="float">
            <text:p>3</text:p>
          </table:table-cell>
          <table:table-cell ns41:value-type="float" table:style-name="ce20" office:value="140" office:value-type="float">
            <text:p>140</text:p>
          </table:table-cell>
          <table:table-cell ns41:value-type="float" table:style-name="ce20" office:value="113" office:value-type="float">
            <text:p>113</text:p>
          </table:table-cell>
          <table:table-cell ns41:value-type="float" table:style-name="ce20" office:value="57" office:value-type="float">
            <text:p>57</text:p>
          </table:table-cell>
          <table:table-cell ns41:value-type="float" table:style-name="ce20" office:value="58" office:value-type="float">
            <text:p>58</text:p>
          </table:table-cell>
          <table:table-cell ns41:value-type="float" table:style-name="ce20" office:value="9" office:value-type="float">
            <text:p>9</text:p>
          </table:table-cell>
          <table:table-cell ns41:value-type="float" table:style-name="ce20" office:value="10" office:value-type="float">
            <text:p>10</text:p>
          </table:table-cell>
          <table:table-cell ns41:value-type="float" table:style-name="ce20" office:value="133" office:value-type="float">
            <text:p>133</text:p>
          </table:table-cell>
          <table:table-cell ns41:value-type="float" table:style-name="ce20" office:value="111" office:value-type="float">
            <text:p>111</text:p>
          </table:table-cell>
          <table:table-cell ns41:value-type="float" table:style-name="ce20" office:value="18" office:value-type="float">
            <text:p>18</text:p>
          </table:table-cell>
          <table:table-cell ns41:value-type="float" table:style-name="ce20" office:value="17" office:value-type="float">
            <text:p>17</text:p>
          </table:table-cell>
          <table:table-cell ns41:value-type="float" table:style-name="ce20" office:value="55" office:value-type="float">
            <text:p>55</text:p>
          </table:table-cell>
          <table:table-cell ns41:value-type="float" table:style-name="ce20" office:value="53" office:value-type="float">
            <text:p>53</text:p>
          </table:table-cell>
          <table:table-cell table:style-name="ce20" table:number-columns-repeated="10"/>
          <table:table-cell ns41:value-type="float" table:style-name="ce20" office:value="192" office:value-type="float">
            <text:p>192</text:p>
          </table:table-cell>
          <table:table-cell ns41:value-type="float" table:style-name="ce20" office:value="169" office:value-type="float">
            <text:p>169</text:p>
          </table:table-cell>
          <table:table-cell table:style-name="ce20" table:number-columns-repeated="20"/>
          <table:table-cell ns41:value-type="float" table:style-name="ce20" office:value="8" office:value-type="float">
            <text:p>8</text:p>
          </table:table-cell>
          <table:table-cell ns41:value-type="float" table:style-name="ce20" office:value="5" office:value-type="float">
            <text:p>5</text:p>
          </table:table-cell>
          <table:table-cell ns41:value-type="float" table:style-name="ce20" office:value="6" office:value-type="float">
            <text:p>6</text:p>
          </table:table-cell>
          <table:table-cell ns41:value-type="float" table:style-name="ce20" office:value="7" office:value-type="float">
            <text:p>7</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VLEDDER.</text:p>
          </table:table-cell>
          <table:table-cell ns41:value-type="string" table:style-name="ce16" office:value-type="string">
            <text:p>Het Dorp</text:p>
          </table:table-cell>
          <table:table-cell table:style-name="Default"/>
          <table:table-cell ns41:value-type="float" table:style-name="ce96" office:value="69" office:value-type="float">
            <text:p>69</text:p>
          </table:table-cell>
          <table:table-cell ns41:value-type="float" table:style-name="ce20" office:value="2" office:value-type="float">
            <text:p>2</text:p>
          </table:table-cell>
          <table:table-cell table:style-name="ce20"/>
          <table:table-cell ns41:value-type="float" table:style-name="ce20" office:value="86" office:value-type="float">
            <text:p>86</text:p>
          </table:table-cell>
          <table:table-cell ns41:value-type="float" table:style-name="ce20" office:value="208" office:value-type="float">
            <text:p>208</text:p>
          </table:table-cell>
          <table:table-cell ns41:value-type="float" table:style-name="ce20" office:value="191" office:value-type="float">
            <text:p>191</text:p>
          </table:table-cell>
          <table:table-cell ns41:value-type="float" table:style-name="ce20" office:value="198" office:value-type="float">
            <text:p>198</text:p>
          </table:table-cell>
          <table:table-cell ns41:value-type="float" table:style-name="ce20" office:value="183" office:value-type="float">
            <text:p>183</text:p>
          </table:table-cell>
          <table:table-cell ns41:value-type="float" table:style-name="ce20" office:value="10" office:value-type="float">
            <text:p>10</text:p>
          </table:table-cell>
          <table:table-cell ns41:value-type="float" table:style-name="ce20" office:value="8" office:value-type="float">
            <text:p>8</text:p>
          </table:table-cell>
          <table:table-cell table:style-name="ce20" table:number-columns-repeated="2"/>
          <table:table-cell ns41:value-type="float" table:style-name="ce20" office:value="10" office:value-type="float">
            <text:p>10</text:p>
          </table:table-cell>
          <table:table-cell ns41:value-type="float" table:style-name="ce20" office:value="4" office:value-type="float">
            <text:p>4</text:p>
          </table:table-cell>
          <table:table-cell ns41:value-type="float" table:style-name="ce20" office:value="130" office:value-type="float">
            <text:p>130</text:p>
          </table:table-cell>
          <table:table-cell ns41:value-type="float" table:style-name="ce20" office:value="115" office:value-type="float">
            <text:p>115</text:p>
          </table:table-cell>
          <table:table-cell ns41:value-type="float" table:style-name="ce20" office:value="62" office:value-type="float">
            <text:p>62</text:p>
          </table:table-cell>
          <table:table-cell ns41:value-type="float" table:style-name="ce20" office:value="63" office:value-type="float">
            <text:p>63</text:p>
          </table:table-cell>
          <table:table-cell ns41:value-type="float" table:style-name="ce20" office:value="16" office:value-type="float">
            <text:p>16</text:p>
          </table:table-cell>
          <table:table-cell ns41:value-type="float" table:style-name="ce20" office:value="13" office:value-type="float">
            <text:p>13</text:p>
          </table:table-cell>
          <table:table-cell ns41:value-type="float" table:style-name="ce20" office:value="129" office:value-type="float">
            <text:p>129</text:p>
          </table:table-cell>
          <table:table-cell ns41:value-type="float" table:style-name="ce20" office:value="116" office:value-type="float">
            <text:p>116</text:p>
          </table:table-cell>
          <table:table-cell ns41:value-type="float" table:style-name="ce20" office:value="37" office:value-type="float">
            <text:p>37</text:p>
          </table:table-cell>
          <table:table-cell ns41:value-type="float" table:style-name="ce20" office:value="29" office:value-type="float">
            <text:p>29</text:p>
          </table:table-cell>
          <table:table-cell ns41:value-type="float" table:style-name="ce20" office:value="38" office:value-type="float">
            <text:p>38</text:p>
          </table:table-cell>
          <table:table-cell ns41:value-type="float" table:style-name="ce20" office:value="46" office:value-type="float">
            <text:p>46</text:p>
          </table:table-cell>
          <table:table-cell table:style-name="ce20" table:number-columns-repeated="2"/>
          <table:table-cell ns41:value-type="float" table:style-name="ce20" office:value="3" office:value-type="float">
            <text:p>3</text:p>
          </table:table-cell>
          <table:table-cell table:style-name="ce20"/>
          <table:table-cell ns41:value-type="float" table:style-name="ce20" office:value="1" office:value-type="float">
            <text:p>1</text:p>
          </table:table-cell>
          <table:table-cell table:style-name="ce20" table:number-columns-repeated="5"/>
          <table:table-cell ns41:value-type="float" table:style-name="ce20" office:value="192" office:value-type="float">
            <text:p>192</text:p>
          </table:table-cell>
          <table:table-cell ns41:value-type="float" table:style-name="ce20" office:value="182" office:value-type="float">
            <text:p>182</text:p>
          </table:table-cell>
          <table:table-cell table:style-name="ce20" table:number-columns-repeated="20"/>
          <table:table-cell ns41:value-type="float" table:style-name="ce20" office:value="3" office:value-type="float">
            <text:p>3</text:p>
          </table:table-cell>
          <table:table-cell ns41:value-type="float" table:style-name="ce20" office:value="1" office:value-type="float">
            <text:p>1</text:p>
          </table:table-cell>
          <table:table-cell ns41:value-type="float" table:style-name="ce20" office:value="10" office:value-type="float">
            <text:p>10</text:p>
          </table:table-cell>
          <table:table-cell ns41:value-type="float" table:style-name="ce20" office:value="5" office:value-type="float">
            <text:p>5</text:p>
          </table:table-cell>
          <table:table-cell table:style-name="ce20" table:number-columns-repeated="6"/>
          <table:table-cell ns41:value-type="float" office:value="3" table:style-name="ce20" table:number-columns-repeated="2" office:value-type="float">
            <text:p>3</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VLEDDER.</text:p>
          </table:table-cell>
          <table:table-cell ns41:value-type="string" table:style-name="ce16" office:value-type="string">
            <text:p>Buurtschap Doldersum</text:p>
          </table:table-cell>
          <table:table-cell table:style-name="Default"/>
          <table:table-cell ns41:value-type="float" table:style-name="ce96" office:value="16" office:value-type="float">
            <text:p>16</text:p>
          </table:table-cell>
          <table:table-cell ns41:value-type="float" table:style-name="ce20" office:value="1" office:value-type="float">
            <text:p>1</text:p>
          </table:table-cell>
          <table:table-cell table:style-name="ce20"/>
          <table:table-cell ns41:value-type="float" table:style-name="ce20" office:value="17" office:value-type="float">
            <text:p>17</text:p>
          </table:table-cell>
          <table:table-cell ns41:value-type="float" table:style-name="ce20" office:value="49" office:value-type="float">
            <text:p>49</text:p>
          </table:table-cell>
          <table:table-cell ns41:value-type="float" table:style-name="ce20" office:value="41" office:value-type="float">
            <text:p>41</text:p>
          </table:table-cell>
          <table:table-cell ns41:value-type="float" table:style-name="ce20" office:value="45" office:value-type="float">
            <text:p>45</text:p>
          </table:table-cell>
          <table:table-cell ns41:value-type="float" table:style-name="ce20" office:value="39" office:value-type="float">
            <text:p>39</text:p>
          </table:table-cell>
          <table:table-cell ns41:value-type="float" table:style-name="ce20" office:value="4" office:value-type="float">
            <text:p>4</text:p>
          </table:table-cell>
          <table:table-cell ns41:value-type="float" table:style-name="ce20" office:value="2" office:value-type="float">
            <text:p>2</text:p>
          </table:table-cell>
          <table:table-cell table:style-name="ce20" table:number-columns-repeated="2"/>
          <table:table-cell ns41:value-type="float" table:style-name="ce20" office:value="1" office:value-type="float">
            <text:p>1</text:p>
          </table:table-cell>
          <table:table-cell table:style-name="ce20"/>
          <table:table-cell ns41:value-type="float" table:style-name="ce20" office:value="33" office:value-type="float">
            <text:p>33</text:p>
          </table:table-cell>
          <table:table-cell ns41:value-type="float" table:style-name="ce20" office:value="27" office:value-type="float">
            <text:p>27</text:p>
          </table:table-cell>
          <table:table-cell ns41:value-type="float" office:value="14" table:style-name="ce20" table:number-columns-repeated="2" office:value-type="float">
            <text:p>14</text:p>
          </table:table-cell>
          <table:table-cell ns41:value-type="float" table:style-name="ce20" office:value="2" office:value-type="float">
            <text:p>2</text:p>
          </table:table-cell>
          <table:table-cell table:style-name="ce20"/>
          <table:table-cell ns41:value-type="float" table:style-name="ce20" office:value="26" office:value-type="float">
            <text:p>26</text:p>
          </table:table-cell>
          <table:table-cell ns41:value-type="float" table:style-name="ce20" office:value="24" office:value-type="float">
            <text:p>24</text:p>
          </table:table-cell>
          <table:table-cell ns41:value-type="float" table:style-name="ce20" office:value="15" office:value-type="float">
            <text:p>15</text:p>
          </table:table-cell>
          <table:table-cell ns41:value-type="float" table:style-name="ce20" office:value="11" office:value-type="float">
            <text:p>11</text:p>
          </table:table-cell>
          <table:table-cell ns41:value-type="float" table:style-name="ce20" office:value="8" office:value-type="float">
            <text:p>8</text:p>
          </table:table-cell>
          <table:table-cell ns41:value-type="float" table:style-name="ce20" office:value="6" office:value-type="float">
            <text:p>6</text:p>
          </table:table-cell>
          <table:table-cell table:style-name="ce20" table:number-columns-repeated="10"/>
          <table:table-cell ns41:value-type="float" table:style-name="ce20" office:value="49" office:value-type="float">
            <text:p>49</text:p>
          </table:table-cell>
          <table:table-cell ns41:value-type="float" table:style-name="ce20" office:value="41" office:value-type="float">
            <text:p>41</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VLEDDER.</text:p>
          </table:table-cell>
          <table:table-cell ns41:value-type="string" table:style-name="ce16" office:value-type="string">
            <text:p>Frederiksoord</text:p>
          </table:table-cell>
          <table:table-cell table:style-name="Default"/>
          <table:table-cell ns41:value-type="float" table:style-name="ce96" office:value="201" office:value-type="float">
            <text:p>201</text:p>
          </table:table-cell>
          <table:table-cell ns41:value-type="float" table:style-name="ce20" office:value="3" office:value-type="float">
            <text:p>3</text:p>
          </table:table-cell>
          <table:table-cell table:style-name="ce20"/>
          <table:table-cell ns41:value-type="float" table:style-name="ce20" office:value="205" office:value-type="float">
            <text:p>205</text:p>
          </table:table-cell>
          <table:table-cell ns41:value-type="float" table:style-name="ce20" office:value="604" office:value-type="float">
            <text:p>604</text:p>
          </table:table-cell>
          <table:table-cell ns41:value-type="float" table:style-name="ce20" office:value="607" office:value-type="float">
            <text:p>607</text:p>
          </table:table-cell>
          <table:table-cell ns41:value-type="float" table:style-name="ce20" office:value="525" office:value-type="float">
            <text:p>525</text:p>
          </table:table-cell>
          <table:table-cell ns41:value-type="float" table:style-name="ce20" office:value="542" office:value-type="float">
            <text:p>542</text:p>
          </table:table-cell>
          <table:table-cell ns41:value-type="float" table:style-name="ce20" office:value="75" office:value-type="float">
            <text:p>75</text:p>
          </table:table-cell>
          <table:table-cell ns41:value-type="float" table:style-name="ce20" office:value="64" office:value-type="float">
            <text:p>64</text:p>
          </table:table-cell>
          <table:table-cell ns41:value-type="float" table:style-name="ce20" office:value="4" office:value-type="float">
            <text:p>4</text:p>
          </table:table-cell>
          <table:table-cell ns41:value-type="float" table:style-name="ce20" office:value="1" office:value-type="float">
            <text:p>1</text:p>
          </table:table-cell>
          <table:table-cell ns41:value-type="float" table:style-name="ce20" office:value="12" office:value-type="float">
            <text:p>12</text:p>
          </table:table-cell>
          <table:table-cell ns41:value-type="float" table:style-name="ce20" office:value="10" office:value-type="float">
            <text:p>10</text:p>
          </table:table-cell>
          <table:table-cell ns41:value-type="float" table:style-name="ce20" office:value="411" office:value-type="float">
            <text:p>411</text:p>
          </table:table-cell>
          <table:table-cell ns41:value-type="float" table:style-name="ce20" office:value="403" office:value-type="float">
            <text:p>403</text:p>
          </table:table-cell>
          <table:table-cell ns41:value-type="float" table:style-name="ce20" office:value="169" office:value-type="float">
            <text:p>169</text:p>
          </table:table-cell>
          <table:table-cell ns41:value-type="float" table:style-name="ce20" office:value="166" office:value-type="float">
            <text:p>166</text:p>
          </table:table-cell>
          <table:table-cell ns41:value-type="float" table:style-name="ce20" office:value="24" office:value-type="float">
            <text:p>24</text:p>
          </table:table-cell>
          <table:table-cell ns41:value-type="float" table:style-name="ce20" office:value="38" office:value-type="float">
            <text:p>38</text:p>
          </table:table-cell>
          <table:table-cell ns41:value-type="float" table:style-name="ce20" office:value="188" office:value-type="float">
            <text:p>188</text:p>
          </table:table-cell>
          <table:table-cell ns41:value-type="float" table:style-name="ce20" office:value="186" office:value-type="float">
            <text:p>186</text:p>
          </table:table-cell>
          <table:table-cell ns41:value-type="float" table:style-name="ce20" office:value="19" office:value-type="float">
            <text:p>19</text:p>
          </table:table-cell>
          <table:table-cell ns41:value-type="float" table:style-name="ce20" office:value="26" office:value-type="float">
            <text:p>26</text:p>
          </table:table-cell>
          <table:table-cell ns41:value-type="float" table:style-name="ce20" office:value="379" office:value-type="float">
            <text:p>379</text:p>
          </table:table-cell>
          <table:table-cell ns41:value-type="float" table:style-name="ce20" office:value="388" office:value-type="float">
            <text:p>388</text:p>
          </table:table-cell>
          <table:table-cell ns41:value-type="float" table:style-name="ce20" office:value="1" office:value-type="float">
            <text:p>1</text:p>
          </table:table-cell>
          <table:table-cell table:style-name="ce20"/>
          <table:table-cell ns41:value-type="float" table:style-name="ce20" office:value="12" office:value-type="float">
            <text:p>12</text:p>
          </table:table-cell>
          <table:table-cell ns41:value-type="float" table:style-name="ce20" office:value="4" office:value-type="float">
            <text:p>4</text:p>
          </table:table-cell>
          <table:table-cell ns41:value-type="float" office:value="3" table:style-name="ce20" table:number-columns-repeated="2" office:value-type="float">
            <text:p>3</text:p>
          </table:table-cell>
          <table:table-cell ns41:value-type="float" table:style-name="ce20" office:value="1" office:value-type="float">
            <text:p>1</text:p>
          </table:table-cell>
          <table:table-cell table:style-name="ce20"/>
          <table:table-cell ns41:value-type="float" table:style-name="ce20" office:value="1" office:value-type="float">
            <text:p>1</text:p>
          </table:table-cell>
          <table:table-cell table:style-name="ce20"/>
          <table:table-cell ns41:value-type="float" table:style-name="ce20" office:value="425" office:value-type="float">
            <text:p>425</text:p>
          </table:table-cell>
          <table:table-cell ns41:value-type="float" table:style-name="ce20" office:value="439" office:value-type="float">
            <text:p>439</text:p>
          </table:table-cell>
          <table:table-cell ns41:value-type="float" table:style-name="ce20" office:value="1" office:value-type="float">
            <text:p>1</text:p>
          </table:table-cell>
          <table:table-cell table:style-name="ce20" table:number-columns-repeated="7"/>
          <table:table-cell ns41:value-type="float" table:style-name="ce20" office:value="13" office:value-type="float">
            <text:p>13</text:p>
          </table:table-cell>
          <table:table-cell ns41:value-type="float" table:style-name="ce20" office:value="11" office:value-type="float">
            <text:p>11</text:p>
          </table:table-cell>
          <table:table-cell table:style-name="ce20" table:number-columns-repeated="2"/>
          <table:table-cell ns41:value-type="float" table:style-name="ce20" office:value="12" office:value-type="float">
            <text:p>12</text:p>
          </table:table-cell>
          <table:table-cell ns41:value-type="float" table:style-name="ce20" office:value="9" office:value-type="float">
            <text:p>9</text:p>
          </table:table-cell>
          <table:table-cell ns41:value-type="float" table:style-name="ce20" office:value="5" office:value-type="float">
            <text:p>5</text:p>
          </table:table-cell>
          <table:table-cell table:style-name="ce20" table:number-columns-repeated="7"/>
          <table:table-cell ns41:value-type="float" table:style-name="ce20" office:value="144" office:value-type="float">
            <text:p>144</text:p>
          </table:table-cell>
          <table:table-cell ns41:value-type="float" table:style-name="ce20" office:value="145" office:value-type="float">
            <text:p>145</text:p>
          </table:table-cell>
          <table:table-cell table:style-name="ce20" table:number-columns-repeated="6"/>
          <table:table-cell ns41:value-type="float" table:style-name="ce20" office:value="4" office:value-type="float">
            <text:p>4</text:p>
          </table:table-cell>
          <table:table-cell ns41:value-type="float" table:style-name="ce20" office:value="3" office:value-type="float">
            <text:p>3</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VLEDDER.</text:p>
          </table:table-cell>
          <table:table-cell ns41:value-type="string" table:style-name="ce16" office:value-type="string">
            <text:p>Totaal</text:p>
          </table:table-cell>
          <table:table-cell table:style-name="Default"/>
          <table:table-cell ns41:value-type="float" table:style-name="ce96" office:value="351" office:value-type="float">
            <text:p>351</text:p>
          </table:table-cell>
          <table:table-cell ns41:value-type="float" table:style-name="ce20" office:value="7" office:value-type="float">
            <text:p>7</text:p>
          </table:table-cell>
          <table:table-cell table:style-name="ce20"/>
          <table:table-cell ns41:value-type="float" table:style-name="ce20" office:value="387" office:value-type="float">
            <text:p>387</text:p>
          </table:table-cell>
          <table:table-cell ns41:value-type="float" table:style-name="ce43" office:value="1067" office:value-type="float">
            <text:p>1,067</text:p>
          </table:table-cell>
          <table:table-cell ns41:value-type="float" table:style-name="ce43" office:value="1020" office:value-type="float">
            <text:p>1,020</text:p>
          </table:table-cell>
          <table:table-cell ns41:value-type="float" table:style-name="ce20" office:value="968" office:value-type="float">
            <text:p>968</text:p>
          </table:table-cell>
          <table:table-cell ns41:value-type="float" table:style-name="ce20" office:value="938" office:value-type="float">
            <text:p>938</text:p>
          </table:table-cell>
          <table:table-cell ns41:value-type="float" table:style-name="ce20" office:value="95" office:value-type="float">
            <text:p>95</text:p>
          </table:table-cell>
          <table:table-cell ns41:value-type="float" table:style-name="ce20" office:value="81" office:value-type="float">
            <text:p>81</text:p>
          </table:table-cell>
          <table:table-cell ns41:value-type="float" table:style-name="ce20" office:value="4" office:value-type="float">
            <text:p>4</text:p>
          </table:table-cell>
          <table:table-cell ns41:value-type="float" table:style-name="ce20" office:value="1" office:value-type="float">
            <text:p>1</text:p>
          </table:table-cell>
          <table:table-cell ns41:value-type="float" table:style-name="ce20" office:value="29" office:value-type="float">
            <text:p>29</text:p>
          </table:table-cell>
          <table:table-cell ns41:value-type="float" table:style-name="ce20" office:value="27" office:value-type="float">
            <text:p>27</text:p>
          </table:table-cell>
          <table:table-cell ns41:value-type="float" table:style-name="ce20" office:value="714" office:value-type="float">
            <text:p>714</text:p>
          </table:table-cell>
          <table:table-cell ns41:value-type="float" table:style-name="ce20" office:value="658" office:value-type="float">
            <text:p>658</text:p>
          </table:table-cell>
          <table:table-cell ns41:value-type="float" table:style-name="ce20" office:value="302" office:value-type="float">
            <text:p>302</text:p>
          </table:table-cell>
          <table:table-cell ns41:value-type="float" table:style-name="ce20" office:value="301" office:value-type="float">
            <text:p>301</text:p>
          </table:table-cell>
          <table:table-cell ns41:value-type="float" table:style-name="ce20" office:value="51" office:value-type="float">
            <text:p>51</text:p>
          </table:table-cell>
          <table:table-cell ns41:value-type="float" table:style-name="ce20" office:value="61" office:value-type="float">
            <text:p>61</text:p>
          </table:table-cell>
          <table:table-cell ns41:value-type="float" table:style-name="ce20" office:value="476" office:value-type="float">
            <text:p>476</text:p>
          </table:table-cell>
          <table:table-cell ns41:value-type="float" table:style-name="ce20" office:value="437" office:value-type="float">
            <text:p>437</text:p>
          </table:table-cell>
          <table:table-cell ns41:value-type="float" table:style-name="ce20" office:value="89" office:value-type="float">
            <text:p>89</text:p>
          </table:table-cell>
          <table:table-cell ns41:value-type="float" table:style-name="ce20" office:value="83" office:value-type="float">
            <text:p>83</text:p>
          </table:table-cell>
          <table:table-cell ns41:value-type="float" table:style-name="ce20" office:value="480" office:value-type="float">
            <text:p>480</text:p>
          </table:table-cell>
          <table:table-cell ns41:value-type="float" table:style-name="ce20" office:value="493" office:value-type="float">
            <text:p>493</text:p>
          </table:table-cell>
          <table:table-cell ns41:value-type="float" table:style-name="ce20" office:value="1" office:value-type="float">
            <text:p>1</text:p>
          </table:table-cell>
          <table:table-cell table:style-name="ce20"/>
          <table:table-cell ns41:value-type="float" table:style-name="ce20" office:value="15" office:value-type="float">
            <text:p>15</text:p>
          </table:table-cell>
          <table:table-cell ns41:value-type="float" office:value="4" table:style-name="ce20" table:number-columns-repeated="2" office:value-type="float">
            <text:p>4</text:p>
          </table:table-cell>
          <table:table-cell ns41:value-type="float" table:style-name="ce20" office:value="3" office:value-type="float">
            <text:p>3</text:p>
          </table:table-cell>
          <table:table-cell ns41:value-type="float" table:style-name="ce20" office:value="1" office:value-type="float">
            <text:p>1</text:p>
          </table:table-cell>
          <table:table-cell table:style-name="ce20"/>
          <table:table-cell ns41:value-type="float" table:style-name="ce20" office:value="1" office:value-type="float">
            <text:p>1</text:p>
          </table:table-cell>
          <table:table-cell table:style-name="ce20"/>
          <table:table-cell ns41:value-type="float" table:style-name="ce20" office:value="858" office:value-type="float">
            <text:p>858</text:p>
          </table:table-cell>
          <table:table-cell ns41:value-type="float" table:style-name="ce20" office:value="831" office:value-type="float">
            <text:p>831</text:p>
          </table:table-cell>
          <table:table-cell ns41:value-type="float" table:style-name="ce20" office:value="1" office:value-type="float">
            <text:p>1</text:p>
          </table:table-cell>
          <table:table-cell table:style-name="ce20" table:number-columns-repeated="7"/>
          <table:table-cell ns41:value-type="float" table:style-name="ce20" office:value="13" office:value-type="float">
            <text:p>13</text:p>
          </table:table-cell>
          <table:table-cell ns41:value-type="float" table:style-name="ce20" office:value="11" office:value-type="float">
            <text:p>11</text:p>
          </table:table-cell>
          <table:table-cell table:style-name="ce20" table:number-columns-repeated="2"/>
          <table:table-cell ns41:value-type="float" table:style-name="ce20" office:value="12" office:value-type="float">
            <text:p>12</text:p>
          </table:table-cell>
          <table:table-cell ns41:value-type="float" table:style-name="ce20" office:value="9" office:value-type="float">
            <text:p>9</text:p>
          </table:table-cell>
          <table:table-cell ns41:value-type="float" table:style-name="ce20" office:value="5" office:value-type="float">
            <text:p>5</text:p>
          </table:table-cell>
          <table:table-cell table:style-name="ce20" table:number-columns-repeated="5"/>
          <table:table-cell ns41:value-type="float" table:style-name="ce20" office:value="11" office:value-type="float">
            <text:p>11</text:p>
          </table:table-cell>
          <table:table-cell ns41:value-type="float" table:style-name="ce20" office:value="6" office:value-type="float">
            <text:p>6</text:p>
          </table:table-cell>
          <table:table-cell ns41:value-type="float" table:style-name="ce20" office:value="160" office:value-type="float">
            <text:p>160</text:p>
          </table:table-cell>
          <table:table-cell ns41:value-type="float" table:style-name="ce20" office:value="157" office:value-type="float">
            <text:p>157</text:p>
          </table:table-cell>
          <table:table-cell table:style-name="ce20" table:number-columns-repeated="6"/>
          <table:table-cell ns41:value-type="float" table:style-name="ce20" office:value="7" office:value-type="float">
            <text:p>7</text:p>
          </table:table-cell>
          <table:table-cell ns41:value-type="float" table:style-name="ce20" office:value="6" office:value-type="float">
            <text:p>6</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VRIES.</text:p>
          </table:table-cell>
          <table:table-cell ns41:value-type="string" table:style-name="ce16" office:value-type="string">
            <text:p>Dorp</text:p>
          </table:table-cell>
          <table:table-cell table:style-name="Default"/>
          <table:table-cell ns41:value-type="float" table:style-name="ce96" office:value="84" office:value-type="float">
            <text:p>84</text:p>
          </table:table-cell>
          <table:table-cell ns41:value-type="float" table:style-name="ce20" office:value="4" office:value-type="float">
            <text:p>4</text:p>
          </table:table-cell>
          <table:table-cell table:style-name="ce20"/>
          <table:table-cell ns41:value-type="float" table:style-name="ce20" office:value="92" office:value-type="float">
            <text:p>92</text:p>
          </table:table-cell>
          <table:table-cell ns41:value-type="float" table:style-name="ce20" office:value="229" office:value-type="float">
            <text:p>229</text:p>
          </table:table-cell>
          <table:table-cell ns41:value-type="float" table:style-name="ce20" office:value="200" office:value-type="float">
            <text:p>200</text:p>
          </table:table-cell>
          <table:table-cell ns41:value-type="float" table:style-name="ce20" office:value="221" office:value-type="float">
            <text:p>221</text:p>
          </table:table-cell>
          <table:table-cell ns41:value-type="float" table:style-name="ce20" office:value="200" office:value-type="float">
            <text:p>200</text:p>
          </table:table-cell>
          <table:table-cell ns41:value-type="float" table:style-name="ce20" office:value="8" office:value-type="float">
            <text:p>8</text:p>
          </table:table-cell>
          <table:table-cell table:style-name="ce20" table:number-columns-repeated="3"/>
          <table:table-cell ns41:value-type="float" table:style-name="ce20" office:value="5" office:value-type="float">
            <text:p>5</text:p>
          </table:table-cell>
          <table:table-cell ns41:value-type="float" table:style-name="ce20" office:value="4" office:value-type="float">
            <text:p>4</text:p>
          </table:table-cell>
          <table:table-cell ns41:value-type="float" table:style-name="ce20" office:value="150" office:value-type="float">
            <text:p>150</text:p>
          </table:table-cell>
          <table:table-cell ns41:value-type="float" table:style-name="ce20" office:value="114" office:value-type="float">
            <text:p>114</text:p>
          </table:table-cell>
          <table:table-cell ns41:value-type="float" office:value="65" table:style-name="ce20" table:number-columns-repeated="2" office:value-type="float">
            <text:p>65</text:p>
          </table:table-cell>
          <table:table-cell ns41:value-type="float" table:style-name="ce20" office:value="14" office:value-type="float">
            <text:p>14</text:p>
          </table:table-cell>
          <table:table-cell ns41:value-type="float" table:style-name="ce20" office:value="21" office:value-type="float">
            <text:p>21</text:p>
          </table:table-cell>
          <table:table-cell ns41:value-type="float" table:style-name="ce20" office:value="140" office:value-type="float">
            <text:p>140</text:p>
          </table:table-cell>
          <table:table-cell ns41:value-type="float" table:style-name="ce20" office:value="134" office:value-type="float">
            <text:p>134</text:p>
          </table:table-cell>
          <table:table-cell ns41:value-type="float" table:style-name="ce20" office:value="56" office:value-type="float">
            <text:p>56</text:p>
          </table:table-cell>
          <table:table-cell ns41:value-type="float" table:style-name="ce20" office:value="45" office:value-type="float">
            <text:p>45</text:p>
          </table:table-cell>
          <table:table-cell ns41:value-type="float" table:style-name="ce20" office:value="29" office:value-type="float">
            <text:p>29</text:p>
          </table:table-cell>
          <table:table-cell ns41:value-type="float" table:style-name="ce20" office:value="20" office:value-type="float">
            <text:p>20</text:p>
          </table:table-cell>
          <table:table-cell table:style-name="ce20" table:number-columns-repeated="2"/>
          <table:table-cell ns41:value-type="float" table:style-name="ce20" office:value="3" office:value-type="float">
            <text:p>3</text:p>
          </table:table-cell>
          <table:table-cell table:style-name="ce20" table:number-columns-repeated="2"/>
          <table:table-cell ns41:value-type="float" table:style-name="ce20" office:value="1" office:value-type="float">
            <text:p>1</text:p>
          </table:table-cell>
          <table:table-cell table:style-name="ce20" table:number-columns-repeated="2"/>
          <table:table-cell ns41:value-type="float" table:style-name="ce20" office:value="1" office:value-type="float">
            <text:p>1</text:p>
          </table:table-cell>
          <table:table-cell table:style-name="ce20"/>
          <table:table-cell ns41:value-type="float" table:style-name="ce20" office:value="221" office:value-type="float">
            <text:p>221</text:p>
          </table:table-cell>
          <table:table-cell ns41:value-type="float" table:style-name="ce20" office:value="198" office:value-type="float">
            <text:p>198</text:p>
          </table:table-cell>
          <table:table-cell table:style-name="ce20" table:number-columns-repeated="8"/>
          <table:table-cell ns41:value-type="float" table:style-name="ce20" office:value="1" office:value-type="float">
            <text:p>1</text:p>
          </table:table-cell>
          <table:table-cell table:style-name="ce20" table:number-columns-repeated="3"/>
          <table:table-cell ns41:value-type="float" table:style-name="ce20" office:value="2" office:value-type="float">
            <text:p>2</text:p>
          </table:table-cell>
          <table:table-cell table:style-name="ce20" table:number-columns-repeated="7"/>
          <table:table-cell ns41:value-type="float" table:style-name="ce20" office:value="1" office:value-type="float">
            <text:p>1</text:p>
          </table:table-cell>
          <table:table-cell table:style-name="ce20"/>
          <table:table-cell ns41:value-type="float" table:style-name="ce20" office:value="4" office:value-type="float">
            <text:p>4</text:p>
          </table:table-cell>
          <table:table-cell ns41:value-type="float" table:style-name="ce20" office:value="2" office:value-type="float">
            <text:p>2</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VRIES.</text:p>
          </table:table-cell>
          <table:table-cell ns41:value-type="string" table:style-name="ce16" office:value-type="string">
            <text:p>Buurtschap Donderen</text:p>
          </table:table-cell>
          <table:table-cell table:style-name="Default"/>
          <table:table-cell ns41:value-type="float" table:style-name="ce96" office:value="57" office:value-type="float">
            <text:p>57</text:p>
          </table:table-cell>
          <table:table-cell ns41:value-type="float" table:style-name="ce20" office:value="2" office:value-type="float">
            <text:p>2</text:p>
          </table:table-cell>
          <table:table-cell table:style-name="ce20"/>
          <table:table-cell ns41:value-type="float" table:style-name="ce20" office:value="59" office:value-type="float">
            <text:p>59</text:p>
          </table:table-cell>
          <table:table-cell ns41:value-type="float" table:style-name="ce20" office:value="138" office:value-type="float">
            <text:p>138</text:p>
          </table:table-cell>
          <table:table-cell ns41:value-type="float" table:style-name="ce20" office:value="140" office:value-type="float">
            <text:p>140</text:p>
          </table:table-cell>
          <table:table-cell ns41:value-type="float" table:style-name="ce20" office:value="132" office:value-type="float">
            <text:p>132</text:p>
          </table:table-cell>
          <table:table-cell ns41:value-type="float" table:style-name="ce20" office:value="135" office:value-type="float">
            <text:p>135</text:p>
          </table:table-cell>
          <table:table-cell ns41:value-type="float" table:style-name="ce20" office:value="6" office:value-type="float">
            <text:p>6</text:p>
          </table:table-cell>
          <table:table-cell ns41:value-type="float" table:style-name="ce20" office:value="5" office:value-type="float">
            <text:p>5</text:p>
          </table:table-cell>
          <table:table-cell table:style-name="ce20" table:number-columns-repeated="2"/>
          <table:table-cell ns41:value-type="float" table:style-name="ce20" office:value="1" office:value-type="float">
            <text:p>1</text:p>
          </table:table-cell>
          <table:table-cell ns41:value-type="float" table:style-name="ce20" office:value="2" office:value-type="float">
            <text:p>2</text:p>
          </table:table-cell>
          <table:table-cell ns41:value-type="float" table:style-name="ce20" office:value="86" office:value-type="float">
            <text:p>86</text:p>
          </table:table-cell>
          <table:table-cell ns41:value-type="float" table:style-name="ce20" office:value="83" office:value-type="float">
            <text:p>83</text:p>
          </table:table-cell>
          <table:table-cell ns41:value-type="float" office:value="44" table:style-name="ce20" table:number-columns-repeated="2" office:value-type="float">
            <text:p>44</text:p>
          </table:table-cell>
          <table:table-cell ns41:value-type="float" table:style-name="ce20" office:value="8" office:value-type="float">
            <text:p>8</text:p>
          </table:table-cell>
          <table:table-cell ns41:value-type="float" table:style-name="ce20" office:value="13" office:value-type="float">
            <text:p>13</text:p>
          </table:table-cell>
          <table:table-cell ns41:value-type="float" table:style-name="ce20" office:value="87" office:value-type="float">
            <text:p>87</text:p>
          </table:table-cell>
          <table:table-cell ns41:value-type="float" table:style-name="ce20" office:value="93" office:value-type="float">
            <text:p>93</text:p>
          </table:table-cell>
          <table:table-cell ns41:value-type="float" table:style-name="ce20" office:value="38" office:value-type="float">
            <text:p>38</text:p>
          </table:table-cell>
          <table:table-cell ns41:value-type="float" table:style-name="ce20" office:value="35" office:value-type="float">
            <text:p>35</text:p>
          </table:table-cell>
          <table:table-cell ns41:value-type="float" table:style-name="ce20" office:value="10" office:value-type="float">
            <text:p>10</text:p>
          </table:table-cell>
          <table:table-cell ns41:value-type="float" table:style-name="ce20" office:value="11" office:value-type="float">
            <text:p>11</text:p>
          </table:table-cell>
          <table:table-cell table:style-name="ce20" table:number-columns-repeated="2"/>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4"/>
          <table:table-cell ns41:value-type="float" table:style-name="ce20" office:value="1" office:value-type="float">
            <text:p>1</text:p>
          </table:table-cell>
          <table:table-cell table:style-name="ce20"/>
          <table:table-cell ns41:value-type="float" table:style-name="ce20" office:value="135" office:value-type="float">
            <text:p>135</text:p>
          </table:table-cell>
          <table:table-cell ns41:value-type="float" table:style-name="ce20" office:value="137" office:value-type="float">
            <text:p>137</text:p>
          </table:table-cell>
          <table:table-cell table:style-name="ce20" table:number-columns-repeated="8"/>
          <table:table-cell ns41:value-type="float" table:style-name="ce20" office:value="2" office:value-type="float">
            <text:p>2</text:p>
          </table:table-cell>
          <table:table-cell table:style-name="ce20" table:number-columns-repeated="21"/>
          <table:table-cell ns41:value-type="float" table:style-name="ce20" office:value="1" office:value-type="float">
            <text:p>1</text:p>
          </table:table-cell>
          <table:table-cell ns41:value-type="float" table:style-name="ce20" office:value="3" office:value-type="float">
            <text:p>3</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VRIES.</text:p>
          </table:table-cell>
          <table:table-cell ns41:value-type="string" table:style-name="ce16" office:value-type="string">
            <text:p>Buurtschap Bunne</text:p>
          </table:table-cell>
          <table:table-cell table:style-name="Default"/>
          <table:table-cell ns41:value-type="float" table:style-name="ce96" office:value="16" office:value-type="float">
            <text:p>16</text:p>
          </table:table-cell>
          <table:table-cell ns41:value-type="float" table:style-name="ce20" office:value="1" office:value-type="float">
            <text:p>1</text:p>
          </table:table-cell>
          <table:table-cell table:style-name="ce20"/>
          <table:table-cell ns41:value-type="float" table:style-name="ce20" office:value="16" office:value-type="float">
            <text:p>16</text:p>
          </table:table-cell>
          <table:table-cell ns41:value-type="float" table:style-name="ce20" office:value="46" office:value-type="float">
            <text:p>46</text:p>
          </table:table-cell>
          <table:table-cell ns41:value-type="float" table:style-name="ce20" office:value="44" office:value-type="float">
            <text:p>44</text:p>
          </table:table-cell>
          <table:table-cell ns41:value-type="float" table:style-name="ce20" office:value="42" office:value-type="float">
            <text:p>42</text:p>
          </table:table-cell>
          <table:table-cell ns41:value-type="float" table:style-name="ce20" office:value="44" office:value-type="float">
            <text:p>44</text:p>
          </table:table-cell>
          <table:table-cell ns41:value-type="float" table:style-name="ce20" office:value="4" office:value-type="float">
            <text:p>4</text:p>
          </table:table-cell>
          <table:table-cell table:style-name="ce20" table:number-columns-repeated="5"/>
          <table:table-cell ns41:value-type="float" table:style-name="ce20" office:value="34" office:value-type="float">
            <text:p>34</text:p>
          </table:table-cell>
          <table:table-cell ns41:value-type="float" table:style-name="ce20" office:value="26" office:value-type="float">
            <text:p>26</text:p>
          </table:table-cell>
          <table:table-cell ns41:value-type="float" office:value="12" table:style-name="ce20" table:number-columns-repeated="2" office:value-type="float">
            <text:p>12</text:p>
          </table:table-cell>
          <table:table-cell table:style-name="ce20"/>
          <table:table-cell ns41:value-type="float" table:style-name="ce20" office:value="6" office:value-type="float">
            <text:p>6</text:p>
          </table:table-cell>
          <table:table-cell ns41:value-type="float" table:style-name="ce20" office:value="32" office:value-type="float">
            <text:p>32</text:p>
          </table:table-cell>
          <table:table-cell ns41:value-type="float" table:style-name="ce20" office:value="40" office:value-type="float">
            <text:p>40</text:p>
          </table:table-cell>
          <table:table-cell ns41:value-type="float" table:style-name="ce20" office:value="10" office:value-type="float">
            <text:p>10</text:p>
          </table:table-cell>
          <table:table-cell ns41:value-type="float" office:value="4" table:style-name="ce20" table:number-columns-repeated="2" office:value-type="float">
            <text:p>4</text:p>
          </table:table-cell>
          <table:table-cell table:style-name="ce20" table:number-columns-repeated="11"/>
          <table:table-cell ns41:value-type="float" table:style-name="ce20" office:value="42" office:value-type="float">
            <text:p>42</text:p>
          </table:table-cell>
          <table:table-cell ns41:value-type="float" table:style-name="ce20" office:value="39" office:value-type="float">
            <text:p>39</text:p>
          </table:table-cell>
          <table:table-cell table:style-name="ce20" table:number-columns-repeated="20"/>
          <table:table-cell ns41:value-type="float" table:style-name="ce20" office:value="4" office:value-type="float">
            <text:p>4</text:p>
          </table:table-cell>
          <table:table-cell ns41:value-type="float" table:style-name="ce20" office:value="5" office:value-type="float">
            <text:p>5</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VRIES.</text:p>
          </table:table-cell>
          <table:table-cell ns41:value-type="string" table:style-name="ce16" office:value-type="string">
            <text:p>Buurtschap Winde</text:p>
          </table:table-cell>
          <table:table-cell table:style-name="Default"/>
          <table:table-cell ns41:value-type="float" table:style-name="ce96" office:value="12" office:value-type="float">
            <text:p>12</text:p>
          </table:table-cell>
          <table:table-cell table:style-name="ce20" table:number-columns-repeated="2"/>
          <table:table-cell ns41:value-type="float" table:style-name="ce20" office:value="12" office:value-type="float">
            <text:p>12</text:p>
          </table:table-cell>
          <table:table-cell ns41:value-type="float" table:style-name="ce20" office:value="36" office:value-type="float">
            <text:p>36</text:p>
          </table:table-cell>
          <table:table-cell ns41:value-type="float" table:style-name="ce20" office:value="30" office:value-type="float">
            <text:p>30</text:p>
          </table:table-cell>
          <table:table-cell ns41:value-type="float" table:style-name="ce20" office:value="34" office:value-type="float">
            <text:p>34</text:p>
          </table:table-cell>
          <table:table-cell ns41:value-type="float" table:style-name="ce20" office:value="30" office:value-type="float">
            <text:p>30</text:p>
          </table:table-cell>
          <table:table-cell ns41:value-type="float" table:style-name="ce20" office:value="2" office:value-type="float">
            <text:p>2</text:p>
          </table:table-cell>
          <table:table-cell table:style-name="ce20" table:number-columns-repeated="5"/>
          <table:table-cell ns41:value-type="float" table:style-name="ce20" office:value="27" office:value-type="float">
            <text:p>27</text:p>
          </table:table-cell>
          <table:table-cell ns41:value-type="float" table:style-name="ce20" office:value="20" office:value-type="float">
            <text:p>20</text:p>
          </table:table-cell>
          <table:table-cell ns41:value-type="float" office:value="7" table:style-name="ce20" table:number-columns-repeated="2" office:value-type="float">
            <text:p>7</text:p>
          </table:table-cell>
          <table:table-cell ns41:value-type="float" table:style-name="ce20" office:value="2" office:value-type="float">
            <text:p>2</text:p>
          </table:table-cell>
          <table:table-cell ns41:value-type="float" table:style-name="ce20" office:value="3" office:value-type="float">
            <text:p>3</text:p>
          </table:table-cell>
          <table:table-cell ns41:value-type="float" table:style-name="ce20" office:value="27" office:value-type="float">
            <text:p>27</text:p>
          </table:table-cell>
          <table:table-cell ns41:value-type="float" table:style-name="ce20" office:value="24" office:value-type="float">
            <text:p>24</text:p>
          </table:table-cell>
          <table:table-cell ns41:value-type="float" table:style-name="ce20" office:value="7" office:value-type="float">
            <text:p>7</text:p>
          </table:table-cell>
          <table:table-cell ns41:value-type="float" table:style-name="ce20" office:value="4" office:value-type="float">
            <text:p>4</text:p>
          </table:table-cell>
          <table:table-cell ns41:value-type="float" office:value="2" table:style-name="ce20" table:number-columns-repeated="2" office:value-type="float">
            <text:p>2</text:p>
          </table:table-cell>
          <table:table-cell table:style-name="ce20" table:number-columns-repeated="10"/>
          <table:table-cell ns41:value-type="float" table:style-name="ce20" office:value="36" office:value-type="float">
            <text:p>36</text:p>
          </table:table-cell>
          <table:table-cell ns41:value-type="float" table:style-name="ce20" office:value="30" office:value-type="float">
            <text:p>30</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VRIES.</text:p>
          </table:table-cell>
          <table:table-cell ns41:value-type="string" table:style-name="ce16" office:value-type="string">
            <text:p>Buurtschap IJde</text:p>
          </table:table-cell>
          <table:table-cell table:style-name="Default"/>
          <table:table-cell ns41:value-type="float" table:style-name="ce96" office:value="47" office:value-type="float">
            <text:p>47</text:p>
          </table:table-cell>
          <table:table-cell ns41:value-type="float" table:style-name="ce20" office:value="1" office:value-type="float">
            <text:p>1</text:p>
          </table:table-cell>
          <table:table-cell table:style-name="ce20"/>
          <table:table-cell ns41:value-type="float" table:style-name="ce20" office:value="48" office:value-type="float">
            <text:p>48</text:p>
          </table:table-cell>
          <table:table-cell ns41:value-type="float" table:style-name="ce20" office:value="137" office:value-type="float">
            <text:p>137</text:p>
          </table:table-cell>
          <table:table-cell ns41:value-type="float" table:style-name="ce20" office:value="123" office:value-type="float">
            <text:p>123</text:p>
          </table:table-cell>
          <table:table-cell ns41:value-type="float" table:style-name="ce20" office:value="127" office:value-type="float">
            <text:p>127</text:p>
          </table:table-cell>
          <table:table-cell ns41:value-type="float" table:style-name="ce20" office:value="118" office:value-type="float">
            <text:p>118</text:p>
          </table:table-cell>
          <table:table-cell ns41:value-type="float" table:style-name="ce20" office:value="10" office:value-type="float">
            <text:p>10</text:p>
          </table:table-cell>
          <table:table-cell ns41:value-type="float" table:style-name="ce20" office:value="5" office:value-type="float">
            <text:p>5</text:p>
          </table:table-cell>
          <table:table-cell table:style-name="ce20" table:number-columns-repeated="3"/>
          <table:table-cell ns41:value-type="float" table:style-name="ce20" office:value="1" office:value-type="float">
            <text:p>1</text:p>
          </table:table-cell>
          <table:table-cell ns41:value-type="float" table:style-name="ce20" office:value="86" office:value-type="float">
            <text:p>86</text:p>
          </table:table-cell>
          <table:table-cell ns41:value-type="float" table:style-name="ce20" office:value="74" office:value-type="float">
            <text:p>74</text:p>
          </table:table-cell>
          <table:table-cell ns41:value-type="float" table:style-name="ce20" office:value="42" office:value-type="float">
            <text:p>42</text:p>
          </table:table-cell>
          <table:table-cell ns41:value-type="float" table:style-name="ce20" office:value="40" office:value-type="float">
            <text:p>40</text:p>
          </table:table-cell>
          <table:table-cell ns41:value-type="float" office:value="9" table:style-name="ce20" table:number-columns-repeated="2" office:value-type="float">
            <text:p>9</text:p>
          </table:table-cell>
          <table:table-cell ns41:value-type="float" table:style-name="ce20" office:value="86" office:value-type="float">
            <text:p>86</text:p>
          </table:table-cell>
          <table:table-cell ns41:value-type="float" table:style-name="ce20" office:value="84" office:value-type="float">
            <text:p>84</text:p>
          </table:table-cell>
          <table:table-cell ns41:value-type="float" table:style-name="ce20" office:value="38" office:value-type="float">
            <text:p>38</text:p>
          </table:table-cell>
          <table:table-cell ns41:value-type="float" table:style-name="ce20" office:value="32" office:value-type="float">
            <text:p>32</text:p>
          </table:table-cell>
          <table:table-cell ns41:value-type="float" table:style-name="ce20" office:value="11" office:value-type="float">
            <text:p>11</text:p>
          </table:table-cell>
          <table:table-cell ns41:value-type="float" table:style-name="ce20" office:value="7" office:value-type="float">
            <text:p>7</text:p>
          </table:table-cell>
          <table:table-cell table:style-name="ce20" table:number-columns-repeated="2"/>
          <table:table-cell ns41:value-type="float" table:style-name="ce20" office:value="2" office:value-type="float">
            <text:p>2</text:p>
          </table:table-cell>
          <table:table-cell table:style-name="ce20" table:number-columns-repeated="7"/>
          <table:table-cell ns41:value-type="float" table:style-name="ce20" office:value="137" office:value-type="float">
            <text:p>137</text:p>
          </table:table-cell>
          <table:table-cell ns41:value-type="float" table:style-name="ce20" office:value="123" office:value-type="float">
            <text:p>123</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VRIES.</text:p>
          </table:table-cell>
          <table:table-cell ns41:value-type="string" table:style-name="ce16" office:value-type="string">
            <text:p>Buurtschap de Punt</text:p>
          </table:table-cell>
          <table:table-cell table:style-name="Default"/>
          <table:table-cell ns41:value-type="float" table:style-name="ce96" office:value="1" office:value-type="float">
            <text:p>1</text:p>
          </table:table-cell>
          <table:table-cell table:style-name="ce20" table:number-columns-repeated="2"/>
          <table:table-cell ns41:value-type="float" table:style-name="ce20" office:value="1" office:value-type="float">
            <text:p>1</text:p>
          </table:table-cell>
          <table:table-cell ns41:value-type="float" office:value="4" table:style-name="ce20" table:number-columns-repeated="2" office:value-type="float">
            <text:p>4</text:p>
          </table:table-cell>
          <table:table-cell ns41:value-type="float" office:value="3" table:style-name="ce20" table:number-columns-repeated="2" office:value-type="float">
            <text:p>3</text:p>
          </table:table-cell>
          <table:table-cell ns41:value-type="float" office:value="1" table:style-name="ce20" table:number-columns-repeated="2" office:value-type="float">
            <text:p>1</text:p>
          </table:table-cell>
          <table:table-cell table:style-name="ce20" table:number-columns-repeated="4"/>
          <table:table-cell ns41:value-type="float" office:value="3" table:style-name="ce20" table:number-columns-repeated="2" office:value-type="float">
            <text:p>3</text:p>
          </table:table-cell>
          <table:table-cell ns41:value-type="float" office:value="1" table:style-name="ce20" table:number-columns-repeated="2" office:value-type="float">
            <text:p>1</text:p>
          </table:table-cell>
          <table:table-cell table:style-name="ce20" table:number-columns-repeated="2"/>
          <table:table-cell ns41:value-type="float" office:value="2" table:style-name="ce20" table:number-columns-repeated="2" office:value-type="float">
            <text:p>2</text:p>
          </table:table-cell>
          <table:table-cell table:style-name="ce20" table:number-columns-repeated="2"/>
          <table:table-cell ns41:value-type="float" office:value="2" table:style-name="ce20" table:number-columns-repeated="2" office:value-type="float">
            <text:p>2</text:p>
          </table:table-cell>
          <table:table-cell table:style-name="ce20" table:number-columns-repeated="10"/>
          <table:table-cell ns41:value-type="float" table:style-name="ce20" office:value="4" office:value-type="float">
            <text:p>4</text:p>
          </table:table-cell>
          <table:table-cell ns41:value-type="float" table:style-name="ce20" office:value="3" office:value-type="float">
            <text:p>3</text:p>
          </table:table-cell>
          <table:table-cell table:style-name="ce20" table:number-columns-repeated="21"/>
          <table:table-cell ns41:value-type="float" table:style-name="ce20" office:value="1" office:value-type="float">
            <text:p>1</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VRIES.</text:p>
          </table:table-cell>
          <table:table-cell ns41:value-type="string" table:style-name="ce16" office:value-type="string">
            <text:p>Buurtschap Fijnaarlo</text:p>
          </table:table-cell>
          <table:table-cell table:style-name="Default"/>
          <table:table-cell ns41:value-type="float" table:style-name="ce96" office:value="40" office:value-type="float">
            <text:p>40</text:p>
          </table:table-cell>
          <table:table-cell ns41:value-type="float" table:style-name="ce20" office:value="1" office:value-type="float">
            <text:p>1</text:p>
          </table:table-cell>
          <table:table-cell table:style-name="ce20"/>
          <table:table-cell ns41:value-type="float" table:style-name="ce20" office:value="43" office:value-type="float">
            <text:p>43</text:p>
          </table:table-cell>
          <table:table-cell ns41:value-type="float" table:style-name="ce20" office:value="117" office:value-type="float">
            <text:p>117</text:p>
          </table:table-cell>
          <table:table-cell ns41:value-type="float" table:style-name="ce20" office:value="113" office:value-type="float">
            <text:p>113</text:p>
          </table:table-cell>
          <table:table-cell ns41:value-type="float" table:style-name="ce20" office:value="112" office:value-type="float">
            <text:p>112</text:p>
          </table:table-cell>
          <table:table-cell ns41:value-type="float" table:style-name="ce20" office:value="111" office:value-type="float">
            <text:p>111</text:p>
          </table:table-cell>
          <table:table-cell ns41:value-type="float" table:style-name="ce20" office:value="5" office:value-type="float">
            <text:p>5</text:p>
          </table:table-cell>
          <table:table-cell ns41:value-type="float" table:style-name="ce20" office:value="2" office:value-type="float">
            <text:p>2</text:p>
          </table:table-cell>
          <table:table-cell table:style-name="ce20" table:number-columns-repeated="2"/>
          <table:table-cell ns41:value-type="float" table:style-name="ce20" office:value="1" office:value-type="float">
            <text:p>1</text:p>
          </table:table-cell>
          <table:table-cell table:style-name="ce20"/>
          <table:table-cell ns41:value-type="float" table:style-name="ce20" office:value="76" office:value-type="float">
            <text:p>76</text:p>
          </table:table-cell>
          <table:table-cell ns41:value-type="float" table:style-name="ce20" office:value="68" office:value-type="float">
            <text:p>68</text:p>
          </table:table-cell>
          <table:table-cell ns41:value-type="float" table:style-name="ce20" office:value="37" office:value-type="float">
            <text:p>37</text:p>
          </table:table-cell>
          <table:table-cell ns41:value-type="float" table:style-name="ce20" office:value="36" office:value-type="float">
            <text:p>36</text:p>
          </table:table-cell>
          <table:table-cell ns41:value-type="float" table:style-name="ce20" office:value="4" office:value-type="float">
            <text:p>4</text:p>
          </table:table-cell>
          <table:table-cell ns41:value-type="float" table:style-name="ce20" office:value="9" office:value-type="float">
            <text:p>9</text:p>
          </table:table-cell>
          <table:table-cell ns41:value-type="float" table:style-name="ce20" office:value="73" office:value-type="float">
            <text:p>73</text:p>
          </table:table-cell>
          <table:table-cell ns41:value-type="float" table:style-name="ce20" office:value="85" office:value-type="float">
            <text:p>85</text:p>
          </table:table-cell>
          <table:table-cell ns41:value-type="float" table:style-name="ce20" office:value="33" office:value-type="float">
            <text:p>33</text:p>
          </table:table-cell>
          <table:table-cell ns41:value-type="float" table:style-name="ce20" office:value="26" office:value-type="float">
            <text:p>26</text:p>
          </table:table-cell>
          <table:table-cell ns41:value-type="float" table:style-name="ce20" office:value="6" office:value-type="float">
            <text:p>6</text:p>
          </table:table-cell>
          <table:table-cell ns41:value-type="float" table:style-name="ce20" office:value="2" office:value-type="float">
            <text:p>2</text:p>
          </table:table-cell>
          <table:table-cell table:style-name="ce20" table:number-columns-repeated="2"/>
          <table:table-cell ns41:value-type="float" table:style-name="ce20" office:value="5" office:value-type="float">
            <text:p>5</text:p>
          </table:table-cell>
          <table:table-cell table:style-name="ce20" table:number-columns-repeated="7"/>
          <table:table-cell ns41:value-type="float" table:style-name="ce20" office:value="117" office:value-type="float">
            <text:p>117</text:p>
          </table:table-cell>
          <table:table-cell ns41:value-type="float" table:style-name="ce20" office:value="113" office:value-type="float">
            <text:p>113</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VRIES.</text:p>
          </table:table-cell>
          <table:table-cell ns41:value-type="string" table:style-name="ce16" office:value-type="string">
            <text:p>Buurtschap Zeegse</text:p>
          </table:table-cell>
          <table:table-cell table:style-name="Default"/>
          <table:table-cell ns41:value-type="float" table:style-name="ce96" office:value="11" office:value-type="float">
            <text:p>11</text:p>
          </table:table-cell>
          <table:table-cell table:style-name="ce20" table:number-columns-repeated="2"/>
          <table:table-cell ns41:value-type="float" table:style-name="ce20" office:value="11" office:value-type="float">
            <text:p>11</text:p>
          </table:table-cell>
          <table:table-cell ns41:value-type="float" table:style-name="ce20" office:value="38" office:value-type="float">
            <text:p>38</text:p>
          </table:table-cell>
          <table:table-cell ns41:value-type="float" table:style-name="ce20" office:value="22" office:value-type="float">
            <text:p>22</text:p>
          </table:table-cell>
          <table:table-cell ns41:value-type="float" table:style-name="ce20" office:value="32" office:value-type="float">
            <text:p>32</text:p>
          </table:table-cell>
          <table:table-cell ns41:value-type="float" table:style-name="ce20" office:value="22" office:value-type="float">
            <text:p>22</text:p>
          </table:table-cell>
          <table:table-cell ns41:value-type="float" table:style-name="ce20" office:value="6" office:value-type="float">
            <text:p>6</text:p>
          </table:table-cell>
          <table:table-cell table:style-name="ce20" table:number-columns-repeated="5"/>
          <table:table-cell ns41:value-type="float" table:style-name="ce20" office:value="28" office:value-type="float">
            <text:p>28</text:p>
          </table:table-cell>
          <table:table-cell ns41:value-type="float" table:style-name="ce20" office:value="14" office:value-type="float">
            <text:p>14</text:p>
          </table:table-cell>
          <table:table-cell ns41:value-type="float" office:value="8" table:style-name="ce20" table:number-columns-repeated="2" office:value-type="float">
            <text:p>8</text:p>
          </table:table-cell>
          <table:table-cell ns41:value-type="float" table:style-name="ce20" office:value="2" office:value-type="float">
            <text:p>2</text:p>
          </table:table-cell>
          <table:table-cell table:style-name="ce20"/>
          <table:table-cell ns41:value-type="float" table:style-name="ce20" office:value="19" office:value-type="float">
            <text:p>19</text:p>
          </table:table-cell>
          <table:table-cell ns41:value-type="float" table:style-name="ce20" office:value="10" office:value-type="float">
            <text:p>10</text:p>
          </table:table-cell>
          <table:table-cell ns41:value-type="float" table:style-name="ce20" office:value="16" office:value-type="float">
            <text:p>16</text:p>
          </table:table-cell>
          <table:table-cell ns41:value-type="float" table:style-name="ce20" office:value="12" office:value-type="float">
            <text:p>12</text:p>
          </table:table-cell>
          <table:table-cell ns41:value-type="float" table:style-name="ce20" office:value="3" office:value-type="float">
            <text:p>3</text:p>
          </table:table-cell>
          <table:table-cell table:style-name="ce20" table:number-columns-repeated="11"/>
          <table:table-cell ns41:value-type="float" table:style-name="ce20" office:value="38" office:value-type="float">
            <text:p>38</text:p>
          </table:table-cell>
          <table:table-cell ns41:value-type="float" table:style-name="ce20" office:value="22" office:value-type="float">
            <text:p>22</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VRIES.</text:p>
          </table:table-cell>
          <table:table-cell ns41:value-type="string" table:style-name="ce16" office:value-type="string">
            <text:p>Buurtschap Oude Molen</text:p>
          </table:table-cell>
          <table:table-cell table:style-name="Default"/>
          <table:table-cell ns41:value-type="float" table:style-name="ce96" office:value="3" office:value-type="float">
            <text:p>3</text:p>
          </table:table-cell>
          <table:table-cell ns41:value-type="float" table:style-name="ce20" office:value="1" office:value-type="float">
            <text:p>1</text:p>
          </table:table-cell>
          <table:table-cell table:style-name="ce20"/>
          <table:table-cell ns41:value-type="float" table:style-name="ce20" office:value="3" office:value-type="float">
            <text:p>3</text:p>
          </table:table-cell>
          <table:table-cell ns41:value-type="float" table:style-name="ce20" office:value="16" office:value-type="float">
            <text:p>16</text:p>
          </table:table-cell>
          <table:table-cell ns41:value-type="float" table:style-name="ce20" office:value="8" office:value-type="float">
            <text:p>8</text:p>
          </table:table-cell>
          <table:table-cell ns41:value-type="float" table:style-name="ce20" office:value="16" office:value-type="float">
            <text:p>16</text:p>
          </table:table-cell>
          <table:table-cell ns41:value-type="float" table:style-name="ce20" office:value="8" office:value-type="float">
            <text:p>8</text:p>
          </table:table-cell>
          <table:table-cell table:style-name="ce20" table:number-columns-repeated="6"/>
          <table:table-cell ns41:value-type="float" table:style-name="ce20" office:value="13" office:value-type="float">
            <text:p>13</text:p>
          </table:table-cell>
          <table:table-cell ns41:value-type="float" table:style-name="ce20" office:value="5" office:value-type="float">
            <text:p>5</text:p>
          </table:table-cell>
          <table:table-cell ns41:value-type="float" office:value="3" table:style-name="ce20" table:number-columns-repeated="2" office:value-type="float">
            <text:p>3</text:p>
          </table:table-cell>
          <table:table-cell table:style-name="ce20" table:number-columns-repeated="2"/>
          <table:table-cell ns41:value-type="float" table:style-name="ce20" office:value="13" office:value-type="float">
            <text:p>13</text:p>
          </table:table-cell>
          <table:table-cell ns41:value-type="float" table:style-name="ce20" office:value="6" office:value-type="float">
            <text:p>6</text:p>
          </table:table-cell>
          <table:table-cell ns41:value-type="float" table:style-name="ce20" office:value="1" office:value-type="float">
            <text:p>1</text:p>
          </table:table-cell>
          <table:table-cell ns41:value-type="float" office:value="2" table:style-name="ce20" table:number-columns-repeated="2" office:value-type="float">
            <text:p>2</text:p>
          </table:table-cell>
          <table:table-cell table:style-name="ce20" table:number-columns-repeated="11"/>
          <table:table-cell ns41:value-type="float" table:style-name="ce20" office:value="16" office:value-type="float">
            <text:p>16</text:p>
          </table:table-cell>
          <table:table-cell ns41:value-type="float" table:style-name="ce20" office:value="8" office:value-type="float">
            <text:p>8</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VRIES.</text:p>
          </table:table-cell>
          <table:table-cell ns41:value-type="string" table:style-name="ce16" office:value-type="string">
            <text:p>Buurtschap Taarlo</text:p>
          </table:table-cell>
          <table:table-cell table:style-name="Default"/>
          <table:table-cell ns41:value-type="float" table:style-name="ce96" office:value="10" office:value-type="float">
            <text:p>10</text:p>
          </table:table-cell>
          <table:table-cell ns41:value-type="float" table:style-name="ce20" office:value="1" office:value-type="float">
            <text:p>1</text:p>
          </table:table-cell>
          <table:table-cell table:style-name="ce20"/>
          <table:table-cell ns41:value-type="float" table:style-name="ce20" office:value="10" office:value-type="float">
            <text:p>10</text:p>
          </table:table-cell>
          <table:table-cell ns41:value-type="float" table:style-name="ce20" office:value="38" office:value-type="float">
            <text:p>38</text:p>
          </table:table-cell>
          <table:table-cell ns41:value-type="float" table:style-name="ce20" office:value="31" office:value-type="float">
            <text:p>31</text:p>
          </table:table-cell>
          <table:table-cell ns41:value-type="float" table:style-name="ce20" office:value="36" office:value-type="float">
            <text:p>36</text:p>
          </table:table-cell>
          <table:table-cell ns41:value-type="float" table:style-name="ce20" office:value="30" office:value-type="float">
            <text:p>30</text:p>
          </table:table-cell>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4"/>
          <table:table-cell ns41:value-type="float" table:style-name="ce20" office:value="28" office:value-type="float">
            <text:p>28</text:p>
          </table:table-cell>
          <table:table-cell ns41:value-type="float" table:style-name="ce20" office:value="20" office:value-type="float">
            <text:p>20</text:p>
          </table:table-cell>
          <table:table-cell ns41:value-type="float" office:value="9" table:style-name="ce20" table:number-columns-repeated="2" office:value-type="float">
            <text:p>9</text:p>
          </table:table-cell>
          <table:table-cell ns41:value-type="float" table:style-name="ce20" office:value="1" office:value-type="float">
            <text:p>1</text:p>
          </table:table-cell>
          <table:table-cell ns41:value-type="float" table:style-name="ce20" office:value="2" office:value-type="float">
            <text:p>2</text:p>
          </table:table-cell>
          <table:table-cell ns41:value-type="float" table:style-name="ce20" office:value="27" office:value-type="float">
            <text:p>27</text:p>
          </table:table-cell>
          <table:table-cell ns41:value-type="float" table:style-name="ce20" office:value="21" office:value-type="float">
            <text:p>21</text:p>
          </table:table-cell>
          <table:table-cell ns41:value-type="float" table:style-name="ce20" office:value="10" office:value-type="float">
            <text:p>10</text:p>
          </table:table-cell>
          <table:table-cell ns41:value-type="float" table:style-name="ce20" office:value="9" office:value-type="float">
            <text:p>9</text:p>
          </table:table-cell>
          <table:table-cell ns41:value-type="float" office:value="1" table:style-name="ce20" table:number-columns-repeated="2" office:value-type="float">
            <text:p>1</text:p>
          </table:table-cell>
          <table:table-cell table:style-name="ce20" table:number-columns-repeated="10"/>
          <table:table-cell ns41:value-type="float" table:style-name="ce20" office:value="38" office:value-type="float">
            <text:p>38</text:p>
          </table:table-cell>
          <table:table-cell ns41:value-type="float" table:style-name="ce20" office:value="31" office:value-type="float">
            <text:p>31</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VRIES.</text:p>
          </table:table-cell>
          <table:table-cell ns41:value-type="string" table:style-name="ce16" office:value-type="string">
            <text:p>Buurtschap Ubbena</text:p>
          </table:table-cell>
          <table:table-cell table:style-name="Default"/>
          <table:table-cell ns41:value-type="float" table:style-name="ce96" office:value="1" office:value-type="float">
            <text:p>1</text:p>
          </table:table-cell>
          <table:table-cell table:style-name="ce20" table:number-columns-repeated="2"/>
          <table:table-cell ns41:value-type="float" table:style-name="ce20" office:value="1" office:value-type="float">
            <text:p>1</text:p>
          </table:table-cell>
          <table:table-cell ns41:value-type="float" table:style-name="ce20" office:value="5" office:value-type="float">
            <text:p>5</text:p>
          </table:table-cell>
          <table:table-cell ns41:value-type="float" office:value="4" table:style-name="ce20" table:number-columns-repeated="3" office:value-type="float">
            <text:p>4</text:p>
          </table:table-cell>
          <table:table-cell ns41:value-type="float" table:style-name="ce20" office:value="1" office:value-type="float">
            <text:p>1</text:p>
          </table:table-cell>
          <table:table-cell table:style-name="ce20" table:number-columns-repeated="5"/>
          <table:table-cell ns41:value-type="float" table:style-name="ce20" office:value="4" office:value-type="float">
            <text:p>4</text:p>
          </table:table-cell>
          <table:table-cell ns41:value-type="float" table:style-name="ce20" office:value="3" office:value-type="float">
            <text:p>3</text:p>
          </table:table-cell>
          <table:table-cell ns41:value-type="float" office:value="1" table:style-name="ce20" table:number-columns-repeated="2" office:value-type="float">
            <text:p>1</text:p>
          </table:table-cell>
          <table:table-cell table:style-name="ce20" table:number-columns-repeated="2"/>
          <table:table-cell ns41:value-type="float" table:style-name="ce20" office:value="3" office:value-type="float">
            <text:p>3</text:p>
          </table:table-cell>
          <table:table-cell ns41:value-type="float" table:style-name="ce20" office:value="4" office:value-type="float">
            <text:p>4</text:p>
          </table:table-cell>
          <table:table-cell ns41:value-type="float" table:style-name="ce20" office:value="2" office:value-type="float">
            <text:p>2</text:p>
          </table:table-cell>
          <table:table-cell table:style-name="ce20" table:number-columns-repeated="13"/>
          <table:table-cell ns41:value-type="float" table:style-name="ce20" office:value="5" office:value-type="float">
            <text:p>5</text:p>
          </table:table-cell>
          <table:table-cell ns41:value-type="float" table:style-name="ce20" office:value="4" office:value-type="float">
            <text:p>4</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VRIES.</text:p>
          </table:table-cell>
          <table:table-cell ns41:value-type="string" table:style-name="ce16" office:value-type="string">
            <text:p>Buurtschap Zeijen</text:p>
          </table:table-cell>
          <table:table-cell table:style-name="Default"/>
          <table:table-cell ns41:value-type="float" table:style-name="ce96" office:value="41" office:value-type="float">
            <text:p>41</text:p>
          </table:table-cell>
          <table:table-cell ns41:value-type="float" table:style-name="ce20" office:value="1" office:value-type="float">
            <text:p>1</text:p>
          </table:table-cell>
          <table:table-cell table:style-name="ce20"/>
          <table:table-cell ns41:value-type="float" table:style-name="ce20" office:value="41" office:value-type="float">
            <text:p>41</text:p>
          </table:table-cell>
          <table:table-cell ns41:value-type="float" table:style-name="ce20" office:value="110" office:value-type="float">
            <text:p>110</text:p>
          </table:table-cell>
          <table:table-cell ns41:value-type="float" table:style-name="ce20" office:value="101" office:value-type="float">
            <text:p>101</text:p>
          </table:table-cell>
          <table:table-cell ns41:value-type="float" table:style-name="ce20" office:value="107" office:value-type="float">
            <text:p>107</text:p>
          </table:table-cell>
          <table:table-cell ns41:value-type="float" table:style-name="ce20" office:value="98" office:value-type="float">
            <text:p>98</text:p>
          </table:table-cell>
          <table:table-cell ns41:value-type="float" office:value="3" table:style-name="ce20" table:number-columns-repeated="2" office:value-type="float">
            <text:p>3</text:p>
          </table:table-cell>
          <table:table-cell table:style-name="ce20" table:number-columns-repeated="4"/>
          <table:table-cell ns41:value-type="float" table:style-name="ce20" office:value="77" office:value-type="float">
            <text:p>77</text:p>
          </table:table-cell>
          <table:table-cell ns41:value-type="float" table:style-name="ce20" office:value="69" office:value-type="float">
            <text:p>69</text:p>
          </table:table-cell>
          <table:table-cell ns41:value-type="float" office:value="26" table:style-name="ce20" table:number-columns-repeated="2" office:value-type="float">
            <text:p>26</text:p>
          </table:table-cell>
          <table:table-cell ns41:value-type="float" table:style-name="ce20" office:value="7" office:value-type="float">
            <text:p>7</text:p>
          </table:table-cell>
          <table:table-cell ns41:value-type="float" table:style-name="ce20" office:value="6" office:value-type="float">
            <text:p>6</text:p>
          </table:table-cell>
          <table:table-cell ns41:value-type="float" table:style-name="ce20" office:value="88" office:value-type="float">
            <text:p>88</text:p>
          </table:table-cell>
          <table:table-cell ns41:value-type="float" table:style-name="ce20" office:value="83" office:value-type="float">
            <text:p>83</text:p>
          </table:table-cell>
          <table:table-cell ns41:value-type="float" office:value="17" table:style-name="ce20" table:number-columns-repeated="2" office:value-type="float">
            <text:p>17</text:p>
          </table:table-cell>
          <table:table-cell ns41:value-type="float" table:style-name="ce20" office:value="5" office:value-type="float">
            <text:p>5</text:p>
          </table:table-cell>
          <table:table-cell ns41:value-type="float" table:style-name="ce20" office:value="1" office:value-type="float">
            <text:p>1</text:p>
          </table:table-cell>
          <table:table-cell table:style-name="ce20" table:number-columns-repeated="10"/>
          <table:table-cell ns41:value-type="float" table:style-name="ce20" office:value="110" office:value-type="float">
            <text:p>110</text:p>
          </table:table-cell>
          <table:table-cell ns41:value-type="float" table:style-name="ce20" office:value="101" office:value-type="float">
            <text:p>101</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VRIES.</text:p>
          </table:table-cell>
          <table:table-cell ns41:value-type="string" table:style-name="ce16" office:value-type="string">
            <text:p>Buurtschap Rhee</text:p>
          </table:table-cell>
          <table:table-cell table:style-name="Default"/>
          <table:table-cell ns41:value-type="float" table:style-name="ce96" office:value="2" office:value-type="float">
            <text:p>2</text:p>
          </table:table-cell>
          <table:table-cell table:style-name="ce20" table:number-columns-repeated="2"/>
          <table:table-cell ns41:value-type="float" table:style-name="ce20" office:value="2" office:value-type="float">
            <text:p>2</text:p>
          </table:table-cell>
          <table:table-cell ns41:value-type="float" office:value="9" table:style-name="ce20" table:number-columns-repeated="2" office:value-type="float">
            <text:p>9</text:p>
          </table:table-cell>
          <table:table-cell ns41:value-type="float" table:style-name="ce20" office:value="8" office:value-type="float">
            <text:p>8</text:p>
          </table:table-cell>
          <table:table-cell ns41:value-type="float" table:style-name="ce20" office:value="9" office:value-type="float">
            <text:p>9</text:p>
          </table:table-cell>
          <table:table-cell ns41:value-type="float" table:style-name="ce20" office:value="1" office:value-type="float">
            <text:p>1</text:p>
          </table:table-cell>
          <table:table-cell table:style-name="ce20" table:number-columns-repeated="5"/>
          <table:table-cell ns41:value-type="float" table:style-name="ce20" office:value="7" office:value-type="float">
            <text:p>7</text:p>
          </table:table-cell>
          <table:table-cell ns41:value-type="float" table:style-name="ce20" office:value="6" office:value-type="float">
            <text:p>6</text:p>
          </table:table-cell>
          <table:table-cell ns41:value-type="float" office:value="2" table:style-name="ce20" table:number-columns-repeated="2" office:value-type="float">
            <text:p>2</text:p>
          </table:table-cell>
          <table:table-cell table:style-name="ce20"/>
          <table:table-cell ns41:value-type="float" table:style-name="ce20" office:value="1" office:value-type="float">
            <text:p>1</text:p>
          </table:table-cell>
          <table:table-cell ns41:value-type="float" table:style-name="ce20" office:value="6" office:value-type="float">
            <text:p>6</text:p>
          </table:table-cell>
          <table:table-cell ns41:value-type="float" table:style-name="ce20" office:value="7" office:value-type="float">
            <text:p>7</text:p>
          </table:table-cell>
          <table:table-cell ns41:value-type="float" table:style-name="ce20" office:value="3" office:value-type="float">
            <text:p>3</text:p>
          </table:table-cell>
          <table:table-cell ns41:value-type="float" table:style-name="ce20" office:value="2" office:value-type="float">
            <text:p>2</text:p>
          </table:table-cell>
          <table:table-cell table:style-name="ce20" table:number-columns-repeated="12"/>
          <table:table-cell ns41:value-type="float" office:value="9" table:style-name="ce20" table:number-columns-repeated="2" office:value-type="float">
            <text:p>9</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VRIES.</text:p>
          </table:table-cell>
          <table:table-cell ns41:value-type="string" table:style-name="ce16" office:value-type="string">
            <text:p>Buurtschap Ter Aavel</text:p>
          </table:table-cell>
          <table:table-cell table:style-name="Default"/>
          <table:table-cell ns41:value-type="float" table:style-name="ce96" office:value="4" office:value-type="float">
            <text:p>4</text:p>
          </table:table-cell>
          <table:table-cell table:style-name="ce20" table:number-columns-repeated="2"/>
          <table:table-cell ns41:value-type="float" table:style-name="ce20" office:value="4" office:value-type="float">
            <text:p>4</text:p>
          </table:table-cell>
          <table:table-cell ns41:value-type="float" table:style-name="ce20" office:value="17" office:value-type="float">
            <text:p>17</text:p>
          </table:table-cell>
          <table:table-cell ns41:value-type="float" table:style-name="ce20" office:value="14" office:value-type="float">
            <text:p>14</text:p>
          </table:table-cell>
          <table:table-cell ns41:value-type="float" table:style-name="ce20" office:value="17" office:value-type="float">
            <text:p>17</text:p>
          </table:table-cell>
          <table:table-cell ns41:value-type="float" table:style-name="ce20" office:value="14" office:value-type="float">
            <text:p>14</text:p>
          </table:table-cell>
          <table:table-cell table:style-name="ce20" table:number-columns-repeated="6"/>
          <table:table-cell ns41:value-type="float" table:style-name="ce20" office:value="14" office:value-type="float">
            <text:p>14</text:p>
          </table:table-cell>
          <table:table-cell ns41:value-type="float" table:style-name="ce20" office:value="10" office:value-type="float">
            <text:p>10</text:p>
          </table:table-cell>
          <table:table-cell ns41:value-type="float" office:value="3" table:style-name="ce20" table:number-columns-repeated="2" office:value-type="float">
            <text:p>3</text:p>
          </table:table-cell>
          <table:table-cell table:style-name="ce20"/>
          <table:table-cell ns41:value-type="float" table:style-name="ce20" office:value="1" office:value-type="float">
            <text:p>1</text:p>
          </table:table-cell>
          <table:table-cell ns41:value-type="float" table:style-name="ce20" office:value="10" office:value-type="float">
            <text:p>10</text:p>
          </table:table-cell>
          <table:table-cell ns41:value-type="float" table:style-name="ce20" office:value="7" office:value-type="float">
            <text:p>7</text:p>
          </table:table-cell>
          <table:table-cell ns41:value-type="float" table:style-name="ce20" office:value="6" office:value-type="float">
            <text:p>6</text:p>
          </table:table-cell>
          <table:table-cell ns41:value-type="float" table:style-name="ce20" office:value="7" office:value-type="float">
            <text:p>7</text:p>
          </table:table-cell>
          <table:table-cell ns41:value-type="float" table:style-name="ce20" office:value="1" office:value-type="float">
            <text:p>1</text:p>
          </table:table-cell>
          <table:table-cell table:style-name="ce20" table:number-columns-repeated="11"/>
          <table:table-cell ns41:value-type="float" office:value="4" table:style-name="ce20" table:number-columns-repeated="2" office:value-type="float">
            <text:p>4</text:p>
          </table:table-cell>
          <table:table-cell table:style-name="ce20" table:number-columns-repeated="20"/>
          <table:table-cell ns41:value-type="float" table:style-name="ce20" office:value="13" office:value-type="float">
            <text:p>13</text:p>
          </table:table-cell>
          <table:table-cell ns41:value-type="float" table:style-name="ce20" office:value="10" office:value-type="float">
            <text:p>10</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VRIES.</text:p>
          </table:table-cell>
          <table:table-cell ns41:value-type="string" table:style-name="ce16" office:value-type="string">
            <text:p>Buurtschap Zeijerveen</text:p>
          </table:table-cell>
          <table:table-cell table:style-name="Default"/>
          <table:table-cell ns41:value-type="float" table:style-name="ce96" office:value="6" office:value-type="float">
            <text:p>6</text:p>
          </table:table-cell>
          <table:table-cell table:style-name="ce20" table:number-columns-repeated="2"/>
          <table:table-cell ns41:value-type="float" table:style-name="ce20" office:value="7" office:value-type="float">
            <text:p>7</text:p>
          </table:table-cell>
          <table:table-cell ns41:value-type="float" table:style-name="ce20" office:value="16" office:value-type="float">
            <text:p>16</text:p>
          </table:table-cell>
          <table:table-cell ns41:value-type="float" table:style-name="ce20" office:value="21" office:value-type="float">
            <text:p>21</text:p>
          </table:table-cell>
          <table:table-cell ns41:value-type="float" table:style-name="ce20" office:value="15" office:value-type="float">
            <text:p>15</text:p>
          </table:table-cell>
          <table:table-cell ns41:value-type="float" table:style-name="ce20" office:value="19" office:value-type="float">
            <text:p>19</text:p>
          </table:table-cell>
          <table:table-cell ns41:value-type="float" table:style-name="ce20" office:value="1" office:value-type="float">
            <text:p>1</text:p>
          </table:table-cell>
          <table:table-cell ns41:value-type="float" table:style-name="ce20" office:value="2" office:value-type="float">
            <text:p>2</text:p>
          </table:table-cell>
          <table:table-cell table:style-name="ce20" table:number-columns-repeated="4"/>
          <table:table-cell ns41:value-type="float" table:style-name="ce20" office:value="10" office:value-type="float">
            <text:p>10</text:p>
          </table:table-cell>
          <table:table-cell ns41:value-type="float" table:style-name="ce20" office:value="14" office:value-type="float">
            <text:p>14</text:p>
          </table:table-cell>
          <table:table-cell ns41:value-type="float" office:value="6" table:style-name="ce20" table:number-columns-repeated="2" office:value-type="float">
            <text:p>6</text:p>
          </table:table-cell>
          <table:table-cell table:style-name="ce20"/>
          <table:table-cell ns41:value-type="float" office:value="1" table:style-name="ce20" table:number-columns-repeated="3" office:value-type="float">
            <text:p>1</text:p>
          </table:table-cell>
          <table:table-cell ns41:value-type="float" table:style-name="ce20" office:value="15" office:value-type="float">
            <text:p>15</text:p>
          </table:table-cell>
          <table:table-cell ns41:value-type="float" table:style-name="ce20" office:value="18" office:value-type="float">
            <text:p>18</text:p>
          </table:table-cell>
          <table:table-cell table:style-name="ce20"/>
          <table:table-cell ns41:value-type="float" table:style-name="ce20" office:value="2" office:value-type="float">
            <text:p>2</text:p>
          </table:table-cell>
          <table:table-cell table:style-name="ce20" table:number-columns-repeated="10"/>
          <table:table-cell ns41:value-type="float" table:style-name="ce20" office:value="12" office:value-type="float">
            <text:p>12</text:p>
          </table:table-cell>
          <table:table-cell ns41:value-type="float" table:style-name="ce20" office:value="16" office:value-type="float">
            <text:p>16</text:p>
          </table:table-cell>
          <table:table-cell table:style-name="ce20" table:number-columns-repeated="20"/>
          <table:table-cell ns41:value-type="float" table:style-name="ce20" office:value="4" office:value-type="float">
            <text:p>4</text:p>
          </table:table-cell>
          <table:table-cell ns41:value-type="float" table:style-name="ce20" office:value="5" office:value-type="float">
            <text:p>5</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VRIES.</text:p>
          </table:table-cell>
          <table:table-cell ns41:value-type="string" table:style-name="ce16" office:value-type="string">
            <text:p>Totaal</text:p>
          </table:table-cell>
          <table:table-cell table:style-name="Default"/>
          <table:table-cell ns41:value-type="float" table:style-name="ce96" office:value="335" office:value-type="float">
            <text:p>335</text:p>
          </table:table-cell>
          <table:table-cell ns41:value-type="float" table:style-name="ce20" office:value="12" office:value-type="float">
            <text:p>12</text:p>
          </table:table-cell>
          <table:table-cell table:style-name="ce20"/>
          <table:table-cell ns41:value-type="float" table:style-name="ce20" office:value="350" office:value-type="float">
            <text:p>350</text:p>
          </table:table-cell>
          <table:table-cell ns41:value-type="float" table:style-name="ce20" office:value="956" office:value-type="float">
            <text:p>956</text:p>
          </table:table-cell>
          <table:table-cell ns41:value-type="float" table:style-name="ce20" office:value="864" office:value-type="float">
            <text:p>864</text:p>
          </table:table-cell>
          <table:table-cell ns41:value-type="float" table:style-name="ce20" office:value="906" office:value-type="float">
            <text:p>906</text:p>
          </table:table-cell>
          <table:table-cell ns41:value-type="float" table:style-name="ce20" office:value="845" office:value-type="float">
            <text:p>845</text:p>
          </table:table-cell>
          <table:table-cell ns41:value-type="float" table:style-name="ce20" office:value="50" office:value-type="float">
            <text:p>50</text:p>
          </table:table-cell>
          <table:table-cell ns41:value-type="float" table:style-name="ce20" office:value="19" office:value-type="float">
            <text:p>19</text:p>
          </table:table-cell>
          <table:table-cell table:style-name="ce20" table:number-columns-repeated="2"/>
          <table:table-cell ns41:value-type="float" office:value="7" table:style-name="ce20" table:number-columns-repeated="2" office:value-type="float">
            <text:p>7</text:p>
          </table:table-cell>
          <table:table-cell ns41:value-type="float" table:style-name="ce20" office:value="643" office:value-type="float">
            <text:p>643</text:p>
          </table:table-cell>
          <table:table-cell ns41:value-type="float" table:style-name="ce20" office:value="529" office:value-type="float">
            <text:p>529</text:p>
          </table:table-cell>
          <table:table-cell ns41:value-type="float" table:style-name="ce20" office:value="266" office:value-type="float">
            <text:p>266</text:p>
          </table:table-cell>
          <table:table-cell ns41:value-type="float" table:style-name="ce20" office:value="263" office:value-type="float">
            <text:p>263</text:p>
          </table:table-cell>
          <table:table-cell ns41:value-type="float" table:style-name="ce20" office:value="47" office:value-type="float">
            <text:p>47</text:p>
          </table:table-cell>
          <table:table-cell ns41:value-type="float" table:style-name="ce20" office:value="72" office:value-type="float">
            <text:p>72</text:p>
          </table:table-cell>
          <table:table-cell ns41:value-type="float" table:style-name="ce20" office:value="614" office:value-type="float">
            <text:p>614</text:p>
          </table:table-cell>
          <table:table-cell ns41:value-type="float" table:style-name="ce20" office:value="601" office:value-type="float">
            <text:p>601</text:p>
          </table:table-cell>
          <table:table-cell ns41:value-type="float" table:style-name="ce20" office:value="252" office:value-type="float">
            <text:p>252</text:p>
          </table:table-cell>
          <table:table-cell ns41:value-type="float" table:style-name="ce20" office:value="213" office:value-type="float">
            <text:p>213</text:p>
          </table:table-cell>
          <table:table-cell ns41:value-type="float" table:style-name="ce20" office:value="76" office:value-type="float">
            <text:p>76</text:p>
          </table:table-cell>
          <table:table-cell ns41:value-type="float" table:style-name="ce20" office:value="48" office:value-type="float">
            <text:p>48</text:p>
          </table:table-cell>
          <table:table-cell table:style-name="ce20" table:number-columns-repeated="2"/>
          <table:table-cell ns41:value-type="float" table:style-name="ce20" office:value="12" office:value-type="float">
            <text:p>12</text:p>
          </table:table-cell>
          <table:table-cell ns41:value-type="float" table:style-name="ce20" office:value="1" office:value-type="float">
            <text:p>1</text:p>
          </table:table-cell>
          <table:table-cell table:style-name="ce20"/>
          <table:table-cell ns41:value-type="float" table:style-name="ce20" office:value="1" office:value-type="float">
            <text:p>1</text:p>
          </table:table-cell>
          <table:table-cell table:style-name="ce20" table:number-columns-repeated="2"/>
          <table:table-cell ns41:value-type="float" table:style-name="ce20" office:value="2" office:value-type="float">
            <text:p>2</text:p>
          </table:table-cell>
          <table:table-cell table:style-name="ce20"/>
          <table:table-cell ns41:value-type="float" table:style-name="ce20" office:value="924" office:value-type="float">
            <text:p>924</text:p>
          </table:table-cell>
          <table:table-cell ns41:value-type="float" table:style-name="ce20" office:value="838" office:value-type="float">
            <text:p>838</text:p>
          </table:table-cell>
          <table:table-cell table:style-name="ce20" table:number-columns-repeated="8"/>
          <table:table-cell ns41:value-type="float" table:style-name="ce20" office:value="3" office:value-type="float">
            <text:p>3</text:p>
          </table:table-cell>
          <table:table-cell table:style-name="ce20" table:number-columns-repeated="3"/>
          <table:table-cell ns41:value-type="float" table:style-name="ce20" office:value="2" office:value-type="float">
            <text:p>2</text:p>
          </table:table-cell>
          <table:table-cell table:style-name="ce20" table:number-columns-repeated="7"/>
          <table:table-cell ns41:value-type="float" table:style-name="ce20" office:value="22" office:value-type="float">
            <text:p>22</text:p>
          </table:table-cell>
          <table:table-cell ns41:value-type="float" table:style-name="ce20" office:value="21" office:value-type="float">
            <text:p>21</text:p>
          </table:table-cell>
          <table:table-cell ns41:value-type="float" table:style-name="ce20" office:value="4" office:value-type="float">
            <text:p>4</text:p>
          </table:table-cell>
          <table:table-cell ns41:value-type="float" table:style-name="ce20" office:value="2" office:value-type="float">
            <text:p>2</text:p>
          </table:table-cell>
          <table:table-cell table:style-name="ce20" table:number-columns-repeated="6"/>
          <table:table-cell ns41:value-type="float" table:style-name="ce20" office:value="1" office:value-type="float">
            <text:p>1</text:p>
          </table:table-cell>
          <table:table-cell ns41:value-type="float" table:style-name="ce20" office:value="3" office:value-type="float">
            <text:p>3</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WESTERBORK.</text:p>
          </table:table-cell>
          <table:table-cell ns41:value-type="string" table:style-name="ce16" office:value-type="string">
            <text:p>Dorp</text:p>
          </table:table-cell>
          <table:table-cell table:style-name="Default"/>
          <table:table-cell ns41:value-type="float" table:style-name="ce96" office:value="65" office:value-type="float">
            <text:p>65</text:p>
          </table:table-cell>
          <table:table-cell ns41:value-type="float" table:style-name="ce20" office:value="2" office:value-type="float">
            <text:p>2</text:p>
          </table:table-cell>
          <table:table-cell table:style-name="ce20"/>
          <table:table-cell ns41:value-type="float" table:style-name="ce20" office:value="81" office:value-type="float">
            <text:p>81</text:p>
          </table:table-cell>
          <table:table-cell ns41:value-type="float" table:style-name="ce20" office:value="231" office:value-type="float">
            <text:p>231</text:p>
          </table:table-cell>
          <table:table-cell ns41:value-type="float" table:style-name="ce20" office:value="207" office:value-type="float">
            <text:p>207</text:p>
          </table:table-cell>
          <table:table-cell ns41:value-type="float" table:style-name="ce20" office:value="221" office:value-type="float">
            <text:p>221</text:p>
          </table:table-cell>
          <table:table-cell ns41:value-type="float" table:style-name="ce20" office:value="206" office:value-type="float">
            <text:p>206</text:p>
          </table:table-cell>
          <table:table-cell ns41:value-type="float" table:style-name="ce20" office:value="9" office:value-type="float">
            <text:p>9</text:p>
          </table:table-cell>
          <table:table-cell table:style-name="ce20"/>
          <table:table-cell ns41:value-type="float" office:value="1" table:style-name="ce20" table:number-columns-repeated="2" office:value-type="float">
            <text:p>1</text:p>
          </table:table-cell>
          <table:table-cell ns41:value-type="float" table:style-name="ce20" office:value="3" office:value-type="float">
            <text:p>3</text:p>
          </table:table-cell>
          <table:table-cell table:style-name="ce20"/>
          <table:table-cell ns41:value-type="float" table:style-name="ce20" office:value="148" office:value-type="float">
            <text:p>148</text:p>
          </table:table-cell>
          <table:table-cell ns41:value-type="float" table:style-name="ce20" office:value="128" office:value-type="float">
            <text:p>128</text:p>
          </table:table-cell>
          <table:table-cell ns41:value-type="float" table:style-name="ce20" office:value="69" office:value-type="float">
            <text:p>69</text:p>
          </table:table-cell>
          <table:table-cell ns41:value-type="float" table:style-name="ce20" office:value="68" office:value-type="float">
            <text:p>68</text:p>
          </table:table-cell>
          <table:table-cell ns41:value-type="float" table:style-name="ce20" office:value="14" office:value-type="float">
            <text:p>14</text:p>
          </table:table-cell>
          <table:table-cell ns41:value-type="float" table:style-name="ce20" office:value="11" office:value-type="float">
            <text:p>11</text:p>
          </table:table-cell>
          <table:table-cell ns41:value-type="float" table:style-name="ce20" office:value="160" office:value-type="float">
            <text:p>160</text:p>
          </table:table-cell>
          <table:table-cell ns41:value-type="float" table:style-name="ce20" office:value="144" office:value-type="float">
            <text:p>144</text:p>
          </table:table-cell>
          <table:table-cell ns41:value-type="float" table:style-name="ce20" office:value="46" office:value-type="float">
            <text:p>46</text:p>
          </table:table-cell>
          <table:table-cell ns41:value-type="float" table:style-name="ce20" office:value="49" office:value-type="float">
            <text:p>49</text:p>
          </table:table-cell>
          <table:table-cell ns41:value-type="float" table:style-name="ce20" office:value="14" office:value-type="float">
            <text:p>14</text:p>
          </table:table-cell>
          <table:table-cell ns41:value-type="float" table:style-name="ce20" office:value="13" office:value-type="float">
            <text:p>13</text:p>
          </table:table-cell>
          <table:table-cell table:style-name="ce20" table:number-columns-repeated="2"/>
          <table:table-cell ns41:value-type="float" table:style-name="ce20" office:value="11" office:value-type="float">
            <text:p>11</text:p>
          </table:table-cell>
          <table:table-cell table:style-name="ce20" table:number-columns-repeated="4"/>
          <table:table-cell ns41:value-type="float" table:style-name="ce20" office:value="1" office:value-type="float">
            <text:p>1</text:p>
          </table:table-cell>
          <table:table-cell table:style-name="ce20" table:number-columns-repeated="2"/>
          <table:table-cell ns41:value-type="float" table:style-name="ce20" office:value="199" office:value-type="float">
            <text:p>199</text:p>
          </table:table-cell>
          <table:table-cell ns41:value-type="float" table:style-name="ce20" office:value="176" office:value-type="float">
            <text:p>176</text:p>
          </table:table-cell>
          <table:table-cell table:style-name="ce20" table:number-columns-repeated="8"/>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10"/>
          <table:table-cell ns41:value-type="float" table:style-name="ce20" office:value="23" office:value-type="float">
            <text:p>23</text:p>
          </table:table-cell>
          <table:table-cell ns41:value-type="float" table:style-name="ce20" office:value="29" office:value-type="float">
            <text:p>29</text:p>
          </table:table-cell>
          <table:table-cell ns41:value-type="float" table:style-name="ce20" office:value="7" office:value-type="float">
            <text:p>7</text:p>
          </table:table-cell>
          <table:table-cell ns41:value-type="float" table:style-name="ce20" office:value="1" office:value-type="float">
            <text:p>1</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WESTERBORK.</text:p>
          </table:table-cell>
          <table:table-cell ns41:value-type="string" table:style-name="ce16" office:value-type="string">
            <text:p>Buurtschap Zwiggelte</text:p>
          </table:table-cell>
          <table:table-cell table:style-name="Default"/>
          <table:table-cell ns41:value-type="float" table:style-name="ce96" office:value="31" office:value-type="float">
            <text:p>31</text:p>
          </table:table-cell>
          <table:table-cell ns41:value-type="float" table:style-name="ce20" office:value="1" office:value-type="float">
            <text:p>1</text:p>
          </table:table-cell>
          <table:table-cell table:style-name="ce20"/>
          <table:table-cell ns41:value-type="float" table:style-name="ce20" office:value="33" office:value-type="float">
            <text:p>33</text:p>
          </table:table-cell>
          <table:table-cell ns41:value-type="float" table:style-name="ce20" office:value="100" office:value-type="float">
            <text:p>100</text:p>
          </table:table-cell>
          <table:table-cell ns41:value-type="float" table:style-name="ce20" office:value="92" office:value-type="float">
            <text:p>92</text:p>
          </table:table-cell>
          <table:table-cell ns41:value-type="float" table:style-name="ce20" office:value="100" office:value-type="float">
            <text:p>100</text:p>
          </table:table-cell>
          <table:table-cell ns41:value-type="float" table:style-name="ce20" office:value="92" office:value-type="float">
            <text:p>92</text:p>
          </table:table-cell>
          <table:table-cell table:style-name="ce20" table:number-columns-repeated="4"/>
          <table:table-cell ns41:value-type="float" table:style-name="ce20" office:value="1" office:value-type="float">
            <text:p>1</text:p>
          </table:table-cell>
          <table:table-cell table:style-name="ce20"/>
          <table:table-cell ns41:value-type="float" table:style-name="ce20" office:value="64" office:value-type="float">
            <text:p>64</text:p>
          </table:table-cell>
          <table:table-cell ns41:value-type="float" table:style-name="ce20" office:value="59" office:value-type="float">
            <text:p>59</text:p>
          </table:table-cell>
          <table:table-cell ns41:value-type="float" office:value="31" table:style-name="ce20" table:number-columns-repeated="2" office:value-type="float">
            <text:p>31</text:p>
          </table:table-cell>
          <table:table-cell ns41:value-type="float" table:style-name="ce20" office:value="5" office:value-type="float">
            <text:p>5</text:p>
          </table:table-cell>
          <table:table-cell ns41:value-type="float" table:style-name="ce20" office:value="2" office:value-type="float">
            <text:p>2</text:p>
          </table:table-cell>
          <table:table-cell ns41:value-type="float" table:style-name="ce20" office:value="65" office:value-type="float">
            <text:p>65</text:p>
          </table:table-cell>
          <table:table-cell ns41:value-type="float" table:style-name="ce20" office:value="56" office:value-type="float">
            <text:p>56</text:p>
          </table:table-cell>
          <table:table-cell ns41:value-type="float" table:style-name="ce20" office:value="32" office:value-type="float">
            <text:p>32</text:p>
          </table:table-cell>
          <table:table-cell ns41:value-type="float" table:style-name="ce20" office:value="35" office:value-type="float">
            <text:p>35</text:p>
          </table:table-cell>
          <table:table-cell ns41:value-type="float" table:style-name="ce20" office:value="3" office:value-type="float">
            <text:p>3</text:p>
          </table:table-cell>
          <table:table-cell ns41:value-type="float" table:style-name="ce20" office:value="1" office:value-type="float">
            <text:p>1</text:p>
          </table:table-cell>
          <table:table-cell table:style-name="ce20" table:number-columns-repeated="10"/>
          <table:table-cell ns41:value-type="float" table:style-name="ce20" office:value="94" office:value-type="float">
            <text:p>94</text:p>
          </table:table-cell>
          <table:table-cell ns41:value-type="float" table:style-name="ce20" office:value="85" office:value-type="float">
            <text:p>85</text:p>
          </table:table-cell>
          <table:table-cell table:style-name="ce20" table:number-columns-repeated="20"/>
          <table:table-cell ns41:value-type="float" table:style-name="ce20" office:value="6" office:value-type="float">
            <text:p>6</text:p>
          </table:table-cell>
          <table:table-cell ns41:value-type="float" table:style-name="ce20" office:value="7" office:value-type="float">
            <text:p>7</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WESTERBORK.</text:p>
          </table:table-cell>
          <table:table-cell ns41:value-type="string" table:style-name="ce16" office:value-type="string">
            <text:p>Buurtschap Elp</text:p>
          </table:table-cell>
          <table:table-cell table:style-name="Default"/>
          <table:table-cell ns41:value-type="float" table:style-name="ce96" office:value="39" office:value-type="float">
            <text:p>39</text:p>
          </table:table-cell>
          <table:table-cell ns41:value-type="float" table:style-name="ce20" office:value="1" office:value-type="float">
            <text:p>1</text:p>
          </table:table-cell>
          <table:table-cell table:style-name="ce20"/>
          <table:table-cell ns41:value-type="float" table:style-name="ce20" office:value="46" office:value-type="float">
            <text:p>46</text:p>
          </table:table-cell>
          <table:table-cell ns41:value-type="float" table:style-name="ce20" office:value="129" office:value-type="float">
            <text:p>129</text:p>
          </table:table-cell>
          <table:table-cell ns41:value-type="float" table:style-name="ce20" office:value="105" office:value-type="float">
            <text:p>105</text:p>
          </table:table-cell>
          <table:table-cell ns41:value-type="float" table:style-name="ce20" office:value="129" office:value-type="float">
            <text:p>129</text:p>
          </table:table-cell>
          <table:table-cell ns41:value-type="float" table:style-name="ce20" office:value="104" office:value-type="float">
            <text:p>104</text:p>
          </table:table-cell>
          <table:table-cell table:style-name="ce20"/>
          <table:table-cell ns41:value-type="float" table:style-name="ce20" office:value="1" office:value-type="float">
            <text:p>1</text:p>
          </table:table-cell>
          <table:table-cell table:style-name="ce20" table:number-columns-repeated="3"/>
          <table:table-cell ns41:value-type="float" table:style-name="ce20" office:value="1" office:value-type="float">
            <text:p>1</text:p>
          </table:table-cell>
          <table:table-cell ns41:value-type="float" table:style-name="ce20" office:value="86" office:value-type="float">
            <text:p>86</text:p>
          </table:table-cell>
          <table:table-cell ns41:value-type="float" table:style-name="ce20" office:value="64" office:value-type="float">
            <text:p>64</text:p>
          </table:table-cell>
          <table:table-cell ns41:value-type="float" table:style-name="ce20" office:value="34" office:value-type="float">
            <text:p>34</text:p>
          </table:table-cell>
          <table:table-cell ns41:value-type="float" table:style-name="ce20" office:value="35" office:value-type="float">
            <text:p>35</text:p>
          </table:table-cell>
          <table:table-cell ns41:value-type="float" table:style-name="ce20" office:value="9" office:value-type="float">
            <text:p>9</text:p>
          </table:table-cell>
          <table:table-cell ns41:value-type="float" table:style-name="ce20" office:value="6" office:value-type="float">
            <text:p>6</text:p>
          </table:table-cell>
          <table:table-cell ns41:value-type="float" table:style-name="ce20" office:value="106" office:value-type="float">
            <text:p>106</text:p>
          </table:table-cell>
          <table:table-cell ns41:value-type="float" table:style-name="ce20" office:value="78" office:value-type="float">
            <text:p>78</text:p>
          </table:table-cell>
          <table:table-cell ns41:value-type="float" table:style-name="ce20" office:value="20" office:value-type="float">
            <text:p>20</text:p>
          </table:table-cell>
          <table:table-cell ns41:value-type="float" table:style-name="ce20" office:value="24" office:value-type="float">
            <text:p>24</text:p>
          </table:table-cell>
          <table:table-cell ns41:value-type="float" office:value="3" table:style-name="ce20" table:number-columns-repeated="2" office:value-type="float">
            <text:p>3</text:p>
          </table:table-cell>
          <table:table-cell table:style-name="ce20" table:number-columns-repeated="10"/>
          <table:table-cell ns41:value-type="float" table:style-name="ce20" office:value="102" office:value-type="float">
            <text:p>102</text:p>
          </table:table-cell>
          <table:table-cell ns41:value-type="float" table:style-name="ce20" office:value="82" office:value-type="float">
            <text:p>82</text:p>
          </table:table-cell>
          <table:table-cell table:style-name="ce20" table:number-columns-repeated="20"/>
          <table:table-cell ns41:value-type="float" table:style-name="ce20" office:value="27" office:value-type="float">
            <text:p>27</text:p>
          </table:table-cell>
          <table:table-cell ns41:value-type="float" table:style-name="ce20" office:value="23" office:value-type="float">
            <text:p>23</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WESTERBORK.</text:p>
          </table:table-cell>
          <table:table-cell ns41:value-type="string" table:style-name="ce16" office:value-type="string">
            <text:p>Buurtschap Orvelte</text:p>
          </table:table-cell>
          <table:table-cell table:style-name="Default"/>
          <table:table-cell ns41:value-type="float" table:style-name="ce96" office:value="18" office:value-type="float">
            <text:p>18</text:p>
          </table:table-cell>
          <table:table-cell table:style-name="ce20" table:number-columns-repeated="2"/>
          <table:table-cell ns41:value-type="float" table:style-name="ce20" office:value="22" office:value-type="float">
            <text:p>22</text:p>
          </table:table-cell>
          <table:table-cell ns41:value-type="float" table:style-name="ce20" office:value="74" office:value-type="float">
            <text:p>74</text:p>
          </table:table-cell>
          <table:table-cell ns41:value-type="float" table:style-name="ce20" office:value="69" office:value-type="float">
            <text:p>69</text:p>
          </table:table-cell>
          <table:table-cell ns41:value-type="float" table:style-name="ce20" office:value="74" office:value-type="float">
            <text:p>74</text:p>
          </table:table-cell>
          <table:table-cell ns41:value-type="float" table:style-name="ce20" office:value="69" office:value-type="float">
            <text:p>69</text:p>
          </table:table-cell>
          <table:table-cell table:style-name="ce20" table:number-columns-repeated="4"/>
          <table:table-cell ns41:value-type="float" table:style-name="ce20" office:value="1" office:value-type="float">
            <text:p>1</text:p>
          </table:table-cell>
          <table:table-cell table:style-name="ce20"/>
          <table:table-cell ns41:value-type="float" table:style-name="ce20" office:value="50" office:value-type="float">
            <text:p>50</text:p>
          </table:table-cell>
          <table:table-cell ns41:value-type="float" table:style-name="ce20" office:value="47" office:value-type="float">
            <text:p>47</text:p>
          </table:table-cell>
          <table:table-cell ns41:value-type="float" table:style-name="ce20" office:value="18" office:value-type="float">
            <text:p>18</text:p>
          </table:table-cell>
          <table:table-cell ns41:value-type="float" table:style-name="ce20" office:value="19" office:value-type="float">
            <text:p>19</text:p>
          </table:table-cell>
          <table:table-cell ns41:value-type="float" table:style-name="ce20" office:value="6" office:value-type="float">
            <text:p>6</text:p>
          </table:table-cell>
          <table:table-cell ns41:value-type="float" table:style-name="ce20" office:value="3" office:value-type="float">
            <text:p>3</text:p>
          </table:table-cell>
          <table:table-cell ns41:value-type="float" table:style-name="ce20" office:value="47" office:value-type="float">
            <text:p>47</text:p>
          </table:table-cell>
          <table:table-cell ns41:value-type="float" table:style-name="ce20" office:value="48" office:value-type="float">
            <text:p>48</text:p>
          </table:table-cell>
          <table:table-cell ns41:value-type="float" table:style-name="ce20" office:value="26" office:value-type="float">
            <text:p>26</text:p>
          </table:table-cell>
          <table:table-cell ns41:value-type="float" table:style-name="ce20" office:value="21" office:value-type="float">
            <text:p>21</text:p>
          </table:table-cell>
          <table:table-cell ns41:value-type="float" table:style-name="ce20" office:value="1" office:value-type="float">
            <text:p>1</text:p>
          </table:table-cell>
          <table:table-cell table:style-name="ce20" table:number-columns-repeated="11"/>
          <table:table-cell ns41:value-type="float" table:style-name="ce20" office:value="67" office:value-type="float">
            <text:p>67</text:p>
          </table:table-cell>
          <table:table-cell ns41:value-type="float" table:style-name="ce20" office:value="61" office:value-type="float">
            <text:p>61</text:p>
          </table:table-cell>
          <table:table-cell table:style-name="ce20" table:number-columns-repeated="20"/>
          <table:table-cell ns41:value-type="float" table:style-name="ce20" office:value="7" office:value-type="float">
            <text:p>7</text:p>
          </table:table-cell>
          <table:table-cell ns41:value-type="float" table:style-name="ce20" office:value="8" office:value-type="float">
            <text:p>8</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WESTERBORK.</text:p>
          </table:table-cell>
          <table:table-cell ns41:value-type="string" table:style-name="ce16" office:value-type="string">
            <text:p>Buurtschap Gavminge</text:p>
          </table:table-cell>
          <table:table-cell table:style-name="Default"/>
          <table:table-cell ns41:value-type="float" table:style-name="ce96" office:value="15" office:value-type="float">
            <text:p>15</text:p>
          </table:table-cell>
          <table:table-cell table:style-name="ce20" table:number-columns-repeated="2"/>
          <table:table-cell ns41:value-type="float" table:style-name="ce20" office:value="18" office:value-type="float">
            <text:p>18</text:p>
          </table:table-cell>
          <table:table-cell ns41:value-type="float" table:style-name="ce20" office:value="57" office:value-type="float">
            <text:p>57</text:p>
          </table:table-cell>
          <table:table-cell ns41:value-type="float" table:style-name="ce20" office:value="49" office:value-type="float">
            <text:p>49</text:p>
          </table:table-cell>
          <table:table-cell ns41:value-type="float" table:style-name="ce20" office:value="57" office:value-type="float">
            <text:p>57</text:p>
          </table:table-cell>
          <table:table-cell ns41:value-type="float" table:style-name="ce20" office:value="49" office:value-type="float">
            <text:p>49</text:p>
          </table:table-cell>
          <table:table-cell table:style-name="ce20" table:number-columns-repeated="6"/>
          <table:table-cell ns41:value-type="float" table:style-name="ce20" office:value="38" office:value-type="float">
            <text:p>38</text:p>
          </table:table-cell>
          <table:table-cell ns41:value-type="float" table:style-name="ce20" office:value="30" office:value-type="float">
            <text:p>30</text:p>
          </table:table-cell>
          <table:table-cell ns41:value-type="float" office:value="17" table:style-name="ce20" table:number-columns-repeated="2" office:value-type="float">
            <text:p>17</text:p>
          </table:table-cell>
          <table:table-cell ns41:value-type="float" office:value="2" table:style-name="ce20" table:number-columns-repeated="2" office:value-type="float">
            <text:p>2</text:p>
          </table:table-cell>
          <table:table-cell ns41:value-type="float" table:style-name="ce20" office:value="41" office:value-type="float">
            <text:p>41</text:p>
          </table:table-cell>
          <table:table-cell ns41:value-type="float" table:style-name="ce20" office:value="29" office:value-type="float">
            <text:p>29</text:p>
          </table:table-cell>
          <table:table-cell ns41:value-type="float" table:style-name="ce20" office:value="16" office:value-type="float">
            <text:p>16</text:p>
          </table:table-cell>
          <table:table-cell ns41:value-type="float" table:style-name="ce20" office:value="20" office:value-type="float">
            <text:p>20</text:p>
          </table:table-cell>
          <table:table-cell table:style-name="ce20" table:number-columns-repeated="12"/>
          <table:table-cell ns41:value-type="float" table:style-name="ce20" office:value="54" office:value-type="float">
            <text:p>54</text:p>
          </table:table-cell>
          <table:table-cell ns41:value-type="float" table:style-name="ce20" office:value="43" office:value-type="float">
            <text:p>43</text:p>
          </table:table-cell>
          <table:table-cell table:style-name="ce20" table:number-columns-repeated="20"/>
          <table:table-cell ns41:value-type="float" table:style-name="ce20" office:value="3" office:value-type="float">
            <text:p>3</text:p>
          </table:table-cell>
          <table:table-cell ns41:value-type="float" table:style-name="ce20" office:value="6" office:value-type="float">
            <text:p>6</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WESTERBORK.</text:p>
          </table:table-cell>
          <table:table-cell ns41:value-type="string" table:style-name="ce16" office:value-type="string">
            <text:p>Buurtschap Balinge</text:p>
          </table:table-cell>
          <table:table-cell table:style-name="Default"/>
          <table:table-cell ns41:value-type="float" table:style-name="ce96" office:value="9" office:value-type="float">
            <text:p>9</text:p>
          </table:table-cell>
          <table:table-cell table:style-name="ce20" table:number-columns-repeated="2"/>
          <table:table-cell ns41:value-type="float" table:style-name="ce20" office:value="10" office:value-type="float">
            <text:p>10</text:p>
          </table:table-cell>
          <table:table-cell ns41:value-type="float" table:style-name="ce20" office:value="28" office:value-type="float">
            <text:p>28</text:p>
          </table:table-cell>
          <table:table-cell ns41:value-type="float" table:style-name="ce20" office:value="21" office:value-type="float">
            <text:p>21</text:p>
          </table:table-cell>
          <table:table-cell ns41:value-type="float" table:style-name="ce20" office:value="28" office:value-type="float">
            <text:p>28</text:p>
          </table:table-cell>
          <table:table-cell ns41:value-type="float" table:style-name="ce20" office:value="21" office:value-type="float">
            <text:p>21</text:p>
          </table:table-cell>
          <table:table-cell table:style-name="ce20" table:number-columns-repeated="6"/>
          <table:table-cell ns41:value-type="float" table:style-name="ce20" office:value="17" office:value-type="float">
            <text:p>17</text:p>
          </table:table-cell>
          <table:table-cell ns41:value-type="float" table:style-name="ce20" office:value="13" office:value-type="float">
            <text:p>13</text:p>
          </table:table-cell>
          <table:table-cell ns41:value-type="float" table:style-name="ce20" office:value="9" office:value-type="float">
            <text:p>9</text:p>
          </table:table-cell>
          <table:table-cell ns41:value-type="float" table:style-name="ce20" office:value="8" office:value-type="float">
            <text:p>8</text:p>
          </table:table-cell>
          <table:table-cell ns41:value-type="float" table:style-name="ce20" office:value="2" office:value-type="float">
            <text:p>2</text:p>
          </table:table-cell>
          <table:table-cell table:style-name="ce20"/>
          <table:table-cell ns41:value-type="float" table:style-name="ce20" office:value="17" office:value-type="float">
            <text:p>17</text:p>
          </table:table-cell>
          <table:table-cell ns41:value-type="float" table:style-name="ce20" office:value="15" office:value-type="float">
            <text:p>15</text:p>
          </table:table-cell>
          <table:table-cell ns41:value-type="float" table:style-name="ce20" office:value="10" office:value-type="float">
            <text:p>10</text:p>
          </table:table-cell>
          <table:table-cell ns41:value-type="float" table:style-name="ce20" office:value="6" office:value-type="float">
            <text:p>6</text:p>
          </table:table-cell>
          <table:table-cell ns41:value-type="float" table:style-name="ce20" office:value="1" office:value-type="float">
            <text:p>1</text:p>
          </table:table-cell>
          <table:table-cell table:style-name="ce20" table:number-columns-repeated="11"/>
          <table:table-cell ns41:value-type="float" table:style-name="ce20" office:value="25" office:value-type="float">
            <text:p>25</text:p>
          </table:table-cell>
          <table:table-cell ns41:value-type="float" table:style-name="ce20" office:value="18" office:value-type="float">
            <text:p>18</text:p>
          </table:table-cell>
          <table:table-cell table:style-name="ce20" table:number-columns-repeated="20"/>
          <table:table-cell ns41:value-type="float" office:value="3" table:style-name="ce20" table:number-columns-repeated="2" office:value-type="float">
            <text:p>3</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WESTERBORK.</text:p>
          </table:table-cell>
          <table:table-cell ns41:value-type="string" table:style-name="ce16" office:value-type="string">
            <text:p>Buurtschap Mantinge</text:p>
          </table:table-cell>
          <table:table-cell table:style-name="Default"/>
          <table:table-cell ns41:value-type="float" table:style-name="ce96" office:value="15" office:value-type="float">
            <text:p>15</text:p>
          </table:table-cell>
          <table:table-cell table:style-name="ce20" table:number-columns-repeated="2"/>
          <table:table-cell ns41:value-type="float" table:style-name="ce20" office:value="22" office:value-type="float">
            <text:p>22</text:p>
          </table:table-cell>
          <table:table-cell ns41:value-type="float" table:style-name="ce20" office:value="49" office:value-type="float">
            <text:p>49</text:p>
          </table:table-cell>
          <table:table-cell ns41:value-type="float" table:style-name="ce20" office:value="52" office:value-type="float">
            <text:p>52</text:p>
          </table:table-cell>
          <table:table-cell ns41:value-type="float" table:style-name="ce20" office:value="49" office:value-type="float">
            <text:p>49</text:p>
          </table:table-cell>
          <table:table-cell ns41:value-type="float" table:style-name="ce20" office:value="52" office:value-type="float">
            <text:p>52</text:p>
          </table:table-cell>
          <table:table-cell table:style-name="ce20" table:number-columns-repeated="6"/>
          <table:table-cell ns41:value-type="float" table:style-name="ce20" office:value="25" office:value-type="float">
            <text:p>25</text:p>
          </table:table-cell>
          <table:table-cell ns41:value-type="float" table:style-name="ce20" office:value="31" office:value-type="float">
            <text:p>31</text:p>
          </table:table-cell>
          <table:table-cell ns41:value-type="float" office:value="20" table:style-name="ce20" table:number-columns-repeated="2" office:value-type="float">
            <text:p>20</text:p>
          </table:table-cell>
          <table:table-cell ns41:value-type="float" table:style-name="ce20" office:value="4" office:value-type="float">
            <text:p>4</text:p>
          </table:table-cell>
          <table:table-cell ns41:value-type="float" table:style-name="ce20" office:value="1" office:value-type="float">
            <text:p>1</text:p>
          </table:table-cell>
          <table:table-cell ns41:value-type="float" table:style-name="ce20" office:value="41" office:value-type="float">
            <text:p>41</text:p>
          </table:table-cell>
          <table:table-cell ns41:value-type="float" table:style-name="ce20" office:value="44" office:value-type="float">
            <text:p>44</text:p>
          </table:table-cell>
          <table:table-cell ns41:value-type="float" office:value="8" table:style-name="ce20" table:number-columns-repeated="2" office:value-type="float">
            <text:p>8</text:p>
          </table:table-cell>
          <table:table-cell table:style-name="ce20" table:number-columns-repeated="12"/>
          <table:table-cell ns41:value-type="float" table:style-name="ce20" office:value="41" office:value-type="float">
            <text:p>41</text:p>
          </table:table-cell>
          <table:table-cell ns41:value-type="float" table:style-name="ce20" office:value="40" office:value-type="float">
            <text:p>40</text:p>
          </table:table-cell>
          <table:table-cell table:style-name="ce20" table:number-columns-repeated="20"/>
          <table:table-cell ns41:value-type="float" table:style-name="ce20" office:value="8" office:value-type="float">
            <text:p>8</text:p>
          </table:table-cell>
          <table:table-cell ns41:value-type="float" table:style-name="ce20" office:value="12" office:value-type="float">
            <text:p>12</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WESTERBORK.</text:p>
          </table:table-cell>
          <table:table-cell ns41:value-type="string" table:style-name="ce16" office:value-type="string">
            <text:p>Buurtschap Bruntinge</text:p>
          </table:table-cell>
          <table:table-cell table:style-name="Default"/>
          <table:table-cell ns41:value-type="float" table:style-name="ce96" office:value="5" office:value-type="float">
            <text:p>5</text:p>
          </table:table-cell>
          <table:table-cell ns41:value-type="float" table:style-name="ce20" office:value="1" office:value-type="float">
            <text:p>1</text:p>
          </table:table-cell>
          <table:table-cell table:style-name="ce20"/>
          <table:table-cell ns41:value-type="float" table:style-name="ce20" office:value="7" office:value-type="float">
            <text:p>7</text:p>
          </table:table-cell>
          <table:table-cell ns41:value-type="float" table:style-name="ce20" office:value="22" office:value-type="float">
            <text:p>22</text:p>
          </table:table-cell>
          <table:table-cell ns41:value-type="float" table:style-name="ce20" office:value="19" office:value-type="float">
            <text:p>19</text:p>
          </table:table-cell>
          <table:table-cell ns41:value-type="float" table:style-name="ce20" office:value="22" office:value-type="float">
            <text:p>22</text:p>
          </table:table-cell>
          <table:table-cell ns41:value-type="float" table:style-name="ce20" office:value="19" office:value-type="float">
            <text:p>19</text:p>
          </table:table-cell>
          <table:table-cell table:style-name="ce20" table:number-columns-repeated="6"/>
          <table:table-cell ns41:value-type="float" table:style-name="ce20" office:value="15" office:value-type="float">
            <text:p>15</text:p>
          </table:table-cell>
          <table:table-cell ns41:value-type="float" table:style-name="ce20" office:value="11" office:value-type="float">
            <text:p>11</text:p>
          </table:table-cell>
          <table:table-cell ns41:value-type="float" office:value="7" table:style-name="ce20" table:number-columns-repeated="2" office:value-type="float">
            <text:p>7</text:p>
          </table:table-cell>
          <table:table-cell table:style-name="ce20"/>
          <table:table-cell ns41:value-type="float" table:style-name="ce20" office:value="1" office:value-type="float">
            <text:p>1</text:p>
          </table:table-cell>
          <table:table-cell ns41:value-type="float" table:style-name="ce20" office:value="19" office:value-type="float">
            <text:p>19</text:p>
          </table:table-cell>
          <table:table-cell ns41:value-type="float" table:style-name="ce20" office:value="13" office:value-type="float">
            <text:p>13</text:p>
          </table:table-cell>
          <table:table-cell ns41:value-type="float" table:style-name="ce20" office:value="3" office:value-type="float">
            <text:p>3</text:p>
          </table:table-cell>
          <table:table-cell ns41:value-type="float" table:style-name="ce20" office:value="6" office:value-type="float">
            <text:p>6</text:p>
          </table:table-cell>
          <table:table-cell table:style-name="ce20" table:number-columns-repeated="12"/>
          <table:table-cell ns41:value-type="float" table:style-name="ce20" office:value="22" office:value-type="float">
            <text:p>22</text:p>
          </table:table-cell>
          <table:table-cell ns41:value-type="float" table:style-name="ce20" office:value="19" office:value-type="float">
            <text:p>19</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WESTERBORK.</text:p>
          </table:table-cell>
          <table:table-cell ns41:value-type="string" table:style-name="ce16" office:value-type="string">
            <text:p>Buurtschap Eursinge</text:p>
          </table:table-cell>
          <table:table-cell table:style-name="Default"/>
          <table:table-cell ns41:value-type="float" table:style-name="ce96" office:value="15" office:value-type="float">
            <text:p>15</text:p>
          </table:table-cell>
          <table:table-cell table:style-name="ce20" table:number-columns-repeated="2"/>
          <table:table-cell ns41:value-type="float" table:style-name="ce20" office:value="15" office:value-type="float">
            <text:p>15</text:p>
          </table:table-cell>
          <table:table-cell ns41:value-type="float" table:style-name="ce20" office:value="48" office:value-type="float">
            <text:p>48</text:p>
          </table:table-cell>
          <table:table-cell ns41:value-type="float" table:style-name="ce20" office:value="29" office:value-type="float">
            <text:p>29</text:p>
          </table:table-cell>
          <table:table-cell ns41:value-type="float" table:style-name="ce20" office:value="48" office:value-type="float">
            <text:p>48</text:p>
          </table:table-cell>
          <table:table-cell ns41:value-type="float" table:style-name="ce20" office:value="29" office:value-type="float">
            <text:p>29</text:p>
          </table:table-cell>
          <table:table-cell table:style-name="ce20" table:number-columns-repeated="6"/>
          <table:table-cell ns41:value-type="float" table:style-name="ce20" office:value="34" office:value-type="float">
            <text:p>34</text:p>
          </table:table-cell>
          <table:table-cell ns41:value-type="float" table:style-name="ce20" office:value="12" office:value-type="float">
            <text:p>12</text:p>
          </table:table-cell>
          <table:table-cell ns41:value-type="float" office:value="13" table:style-name="ce20" table:number-columns-repeated="2" office:value-type="float">
            <text:p>13</text:p>
          </table:table-cell>
          <table:table-cell ns41:value-type="float" table:style-name="ce20" office:value="1" office:value-type="float">
            <text:p>1</text:p>
          </table:table-cell>
          <table:table-cell ns41:value-type="float" table:style-name="ce20" office:value="4" office:value-type="float">
            <text:p>4</text:p>
          </table:table-cell>
          <table:table-cell ns41:value-type="float" table:style-name="ce20" office:value="38" office:value-type="float">
            <text:p>38</text:p>
          </table:table-cell>
          <table:table-cell ns41:value-type="float" table:style-name="ce20" office:value="17" office:value-type="float">
            <text:p>17</text:p>
          </table:table-cell>
          <table:table-cell ns41:value-type="float" table:style-name="ce20" office:value="9" office:value-type="float">
            <text:p>9</text:p>
          </table:table-cell>
          <table:table-cell ns41:value-type="float" table:style-name="ce20" office:value="11" office:value-type="float">
            <text:p>11</text:p>
          </table:table-cell>
          <table:table-cell ns41:value-type="float" office:value="1" table:style-name="ce20" table:number-columns-repeated="2" office:value-type="float">
            <text:p>1</text:p>
          </table:table-cell>
          <table:table-cell table:style-name="ce20" table:number-columns-repeated="10"/>
          <table:table-cell ns41:value-type="float" table:style-name="ce20" office:value="48" office:value-type="float">
            <text:p>48</text:p>
          </table:table-cell>
          <table:table-cell ns41:value-type="float" table:style-name="ce20" office:value="29" office:value-type="float">
            <text:p>29</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WESTERBORK.</text:p>
          </table:table-cell>
          <table:table-cell ns41:value-type="string" table:style-name="ce16" office:value-type="string">
            <text:p>Buurtschap Bork en Broekveen</text:p>
          </table:table-cell>
          <table:table-cell table:style-name="Default"/>
          <table:table-cell ns41:value-type="float" table:style-name="ce96" office:value="5" office:value-type="float">
            <text:p>5</text:p>
          </table:table-cell>
          <table:table-cell table:style-name="ce20" table:number-columns-repeated="2"/>
          <table:table-cell ns41:value-type="float" table:style-name="ce20" office:value="5" office:value-type="float">
            <text:p>5</text:p>
          </table:table-cell>
          <table:table-cell ns41:value-type="float" table:style-name="ce20" office:value="16" office:value-type="float">
            <text:p>16</text:p>
          </table:table-cell>
          <table:table-cell ns41:value-type="float" table:style-name="ce20" office:value="20" office:value-type="float">
            <text:p>20</text:p>
          </table:table-cell>
          <table:table-cell ns41:value-type="float" table:style-name="ce20" office:value="16" office:value-type="float">
            <text:p>16</text:p>
          </table:table-cell>
          <table:table-cell ns41:value-type="float" table:style-name="ce20" office:value="20" office:value-type="float">
            <text:p>20</text:p>
          </table:table-cell>
          <table:table-cell table:style-name="ce20" table:number-columns-repeated="6"/>
          <table:table-cell ns41:value-type="float" table:style-name="ce20" office:value="11" office:value-type="float">
            <text:p>11</text:p>
          </table:table-cell>
          <table:table-cell ns41:value-type="float" table:style-name="ce20" office:value="15" office:value-type="float">
            <text:p>15</text:p>
          </table:table-cell>
          <table:table-cell ns41:value-type="float" office:value="5" table:style-name="ce20" table:number-columns-repeated="2" office:value-type="float">
            <text:p>5</text:p>
          </table:table-cell>
          <table:table-cell table:style-name="ce20" table:number-columns-repeated="4"/>
          <table:table-cell ns41:value-type="float" table:style-name="ce20" office:value="14" office:value-type="float">
            <text:p>14</text:p>
          </table:table-cell>
          <table:table-cell ns41:value-type="float" table:style-name="ce20" office:value="18" office:value-type="float">
            <text:p>18</text:p>
          </table:table-cell>
          <table:table-cell ns41:value-type="float" office:value="2" table:style-name="ce20" table:number-columns-repeated="2" office:value-type="float">
            <text:p>2</text:p>
          </table:table-cell>
          <table:table-cell table:style-name="ce20" table:number-columns-repeated="10"/>
          <table:table-cell ns41:value-type="float" table:style-name="ce20" office:value="13" office:value-type="float">
            <text:p>13</text:p>
          </table:table-cell>
          <table:table-cell ns41:value-type="float" table:style-name="ce20" office:value="18" office:value-type="float">
            <text:p>18</text:p>
          </table:table-cell>
          <table:table-cell table:style-name="ce20" table:number-columns-repeated="10"/>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8"/>
          <table:table-cell ns41:value-type="float" office:value="1" table:style-name="ce20" table:number-columns-repeated="2" office:value-type="float">
            <text:p>1</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WESTERBORK.</text:p>
          </table:table-cell>
          <table:table-cell ns41:value-type="string" table:style-name="ce16" office:value-type="string">
            <text:p>Totaal</text:p>
          </table:table-cell>
          <table:table-cell table:style-name="Default"/>
          <table:table-cell ns41:value-type="float" table:style-name="ce96" office:value="217" office:value-type="float">
            <text:p>217</text:p>
          </table:table-cell>
          <table:table-cell ns41:value-type="float" table:style-name="ce20" office:value="5" office:value-type="float">
            <text:p>5</text:p>
          </table:table-cell>
          <table:table-cell table:style-name="ce20"/>
          <table:table-cell ns41:value-type="float" table:style-name="ce20" office:value="259" office:value-type="float">
            <text:p>259</text:p>
          </table:table-cell>
          <table:table-cell ns41:value-type="float" table:style-name="ce20" office:value="754" office:value-type="float">
            <text:p>754</text:p>
          </table:table-cell>
          <table:table-cell ns41:value-type="float" table:style-name="ce20" office:value="663" office:value-type="float">
            <text:p>663</text:p>
          </table:table-cell>
          <table:table-cell ns41:value-type="float" table:style-name="ce20" office:value="744" office:value-type="float">
            <text:p>744</text:p>
          </table:table-cell>
          <table:table-cell ns41:value-type="float" table:style-name="ce20" office:value="661" office:value-type="float">
            <text:p>661</text:p>
          </table:table-cell>
          <table:table-cell ns41:value-type="float" table:style-name="ce20" office:value="9" office:value-type="float">
            <text:p>9</text:p>
          </table:table-cell>
          <table:table-cell ns41:value-type="float" office:value="1" table:style-name="ce20" table:number-columns-repeated="3" office:value-type="float">
            <text:p>1</text:p>
          </table:table-cell>
          <table:table-cell ns41:value-type="float" table:style-name="ce20" office:value="5" office:value-type="float">
            <text:p>5</text:p>
          </table:table-cell>
          <table:table-cell ns41:value-type="float" table:style-name="ce20" office:value="1" office:value-type="float">
            <text:p>1</text:p>
          </table:table-cell>
          <table:table-cell ns41:value-type="float" table:style-name="ce20" office:value="488" office:value-type="float">
            <text:p>488</text:p>
          </table:table-cell>
          <table:table-cell ns41:value-type="float" table:style-name="ce20" office:value="410" office:value-type="float">
            <text:p>410</text:p>
          </table:table-cell>
          <table:table-cell ns41:value-type="float" office:value="223" table:style-name="ce20" table:number-columns-repeated="2" office:value-type="float">
            <text:p>223</text:p>
          </table:table-cell>
          <table:table-cell ns41:value-type="float" table:style-name="ce20" office:value="43" office:value-type="float">
            <text:p>43</text:p>
          </table:table-cell>
          <table:table-cell ns41:value-type="float" table:style-name="ce20" office:value="30" office:value-type="float">
            <text:p>30</text:p>
          </table:table-cell>
          <table:table-cell ns41:value-type="float" table:style-name="ce20" office:value="534" office:value-type="float">
            <text:p>534</text:p>
          </table:table-cell>
          <table:table-cell ns41:value-type="float" table:style-name="ce20" office:value="444" office:value-type="float">
            <text:p>444</text:p>
          </table:table-cell>
          <table:table-cell ns41:value-type="float" table:style-name="ce20" office:value="184" office:value-type="float">
            <text:p>184</text:p>
          </table:table-cell>
          <table:table-cell ns41:value-type="float" table:style-name="ce20" office:value="198" office:value-type="float">
            <text:p>198</text:p>
          </table:table-cell>
          <table:table-cell ns41:value-type="float" table:style-name="ce20" office:value="25" office:value-type="float">
            <text:p>25</text:p>
          </table:table-cell>
          <table:table-cell ns41:value-type="float" table:style-name="ce20" office:value="20" office:value-type="float">
            <text:p>20</text:p>
          </table:table-cell>
          <table:table-cell table:style-name="ce20" table:number-columns-repeated="2"/>
          <table:table-cell ns41:value-type="float" table:style-name="ce20" office:value="11" office:value-type="float">
            <text:p>11</text:p>
          </table:table-cell>
          <table:table-cell table:style-name="ce20" table:number-columns-repeated="4"/>
          <table:table-cell ns41:value-type="float" table:style-name="ce20" office:value="1" office:value-type="float">
            <text:p>1</text:p>
          </table:table-cell>
          <table:table-cell table:style-name="ce20" table:number-columns-repeated="2"/>
          <table:table-cell ns41:value-type="float" table:style-name="ce20" office:value="665" office:value-type="float">
            <text:p>665</text:p>
          </table:table-cell>
          <table:table-cell ns41:value-type="float" table:style-name="ce20" office:value="571" office:value-type="float">
            <text:p>571</text:p>
          </table:table-cell>
          <table:table-cell table:style-name="ce20" table:number-columns-repeated="8"/>
          <table:table-cell ns41:value-type="float" table:style-name="ce20" office:value="2" office:value-type="float">
            <text:p>2</text:p>
          </table:table-cell>
          <table:table-cell ns41:value-type="float" table:style-name="ce20" office:value="1" office:value-type="float">
            <text:p>1</text:p>
          </table:table-cell>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8"/>
          <table:table-cell ns41:value-type="float" table:style-name="ce20" office:value="78" office:value-type="float">
            <text:p>78</text:p>
          </table:table-cell>
          <table:table-cell ns41:value-type="float" table:style-name="ce20" office:value="89" office:value-type="float">
            <text:p>89</text:p>
          </table:table-cell>
          <table:table-cell ns41:value-type="float" table:style-name="ce20" office:value="7" office:value-type="float">
            <text:p>7</text:p>
          </table:table-cell>
          <table:table-cell ns41:value-type="float" table:style-name="ce20" office:value="1" office:value-type="float">
            <text:p>1</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WIJK. (DE)</text:p>
          </table:table-cell>
          <table:table-cell ns41:value-type="string" table:style-name="ce16" office:value-type="string">
            <text:p>Dorp de Wijk. Buurtschap Stapel</text:p>
          </table:table-cell>
          <table:table-cell table:style-name="Default"/>
          <table:table-cell ns41:value-type="float" table:style-name="ce96" office:value="36" office:value-type="float">
            <text:p>36</text:p>
          </table:table-cell>
          <table:table-cell ns41:value-type="float" table:style-name="ce20" office:value="1" office:value-type="float">
            <text:p>1</text:p>
          </table:table-cell>
          <table:table-cell table:style-name="ce20"/>
          <table:table-cell ns41:value-type="float" table:style-name="ce20" office:value="49" office:value-type="float">
            <text:p>49</text:p>
          </table:table-cell>
          <table:table-cell ns41:value-type="float" table:style-name="ce20" office:value="119" office:value-type="float">
            <text:p>119</text:p>
          </table:table-cell>
          <table:table-cell ns41:value-type="float" table:style-name="ce20" office:value="115" office:value-type="float">
            <text:p>115</text:p>
          </table:table-cell>
          <table:table-cell ns41:value-type="float" table:style-name="ce20" office:value="112" office:value-type="float">
            <text:p>112</text:p>
          </table:table-cell>
          <table:table-cell ns41:value-type="float" table:style-name="ce20" office:value="108" office:value-type="float">
            <text:p>108</text:p>
          </table:table-cell>
          <table:table-cell ns41:value-type="float" office:value="7" table:style-name="ce20" table:number-columns-repeated="2" office:value-type="float">
            <text:p>7</text:p>
          </table:table-cell>
          <table:table-cell table:style-name="ce20" table:number-columns-repeated="3"/>
          <table:table-cell ns41:value-type="float" table:style-name="ce20" office:value="1" office:value-type="float">
            <text:p>1</text:p>
          </table:table-cell>
          <table:table-cell ns41:value-type="float" table:style-name="ce20" office:value="72" office:value-type="float">
            <text:p>72</text:p>
          </table:table-cell>
          <table:table-cell ns41:value-type="float" table:style-name="ce20" office:value="70" office:value-type="float">
            <text:p>70</text:p>
          </table:table-cell>
          <table:table-cell ns41:value-type="float" office:value="39" table:style-name="ce20" table:number-columns-repeated="2" office:value-type="float">
            <text:p>39</text:p>
          </table:table-cell>
          <table:table-cell ns41:value-type="float" table:style-name="ce20" office:value="8" office:value-type="float">
            <text:p>8</text:p>
          </table:table-cell>
          <table:table-cell ns41:value-type="float" table:style-name="ce20" office:value="6" office:value-type="float">
            <text:p>6</text:p>
          </table:table-cell>
          <table:table-cell ns41:value-type="float" table:style-name="ce20" office:value="80" office:value-type="float">
            <text:p>80</text:p>
          </table:table-cell>
          <table:table-cell ns41:value-type="float" table:style-name="ce20" office:value="71" office:value-type="float">
            <text:p>71</text:p>
          </table:table-cell>
          <table:table-cell ns41:value-type="float" table:style-name="ce20" office:value="18" office:value-type="float">
            <text:p>18</text:p>
          </table:table-cell>
          <table:table-cell ns41:value-type="float" table:style-name="ce20" office:value="26" office:value-type="float">
            <text:p>26</text:p>
          </table:table-cell>
          <table:table-cell ns41:value-type="float" table:style-name="ce20" office:value="21" office:value-type="float">
            <text:p>21</text:p>
          </table:table-cell>
          <table:table-cell ns41:value-type="float" table:style-name="ce20" office:value="18" office:value-type="float">
            <text:p>18</text:p>
          </table:table-cell>
          <table:table-cell table:style-name="ce20" table:number-columns-repeated="10"/>
          <table:table-cell ns41:value-type="float" table:style-name="ce20" office:value="118" office:value-type="float">
            <text:p>118</text:p>
          </table:table-cell>
          <table:table-cell ns41:value-type="float" table:style-name="ce20" office:value="114" office:value-type="float">
            <text:p>114</text:p>
          </table:table-cell>
          <table:table-cell table:style-name="ce20" table:number-columns-repeated="20"/>
          <table:table-cell ns41:value-type="float" office:value="1" table:style-name="ce20" table:number-columns-repeated="2" office:value-type="float">
            <text:p>1</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WIJK. (DE)</text:p>
          </table:table-cell>
          <table:table-cell ns41:value-type="string" table:style-name="ce16" office:value-type="string">
            <text:p>Dorp de Wijk. Het Dorp</text:p>
          </table:table-cell>
          <table:table-cell table:style-name="Default"/>
          <table:table-cell ns41:value-type="float" table:style-name="ce96" office:value="85" office:value-type="float">
            <text:p>85</text:p>
          </table:table-cell>
          <table:table-cell ns41:value-type="float" table:style-name="ce20" office:value="1" office:value-type="float">
            <text:p>1</text:p>
          </table:table-cell>
          <table:table-cell table:style-name="ce20"/>
          <table:table-cell ns41:value-type="float" table:style-name="ce20" office:value="145" office:value-type="float">
            <text:p>145</text:p>
          </table:table-cell>
          <table:table-cell ns41:value-type="float" office:value="316" table:style-name="ce20" table:number-columns-repeated="2" office:value-type="float">
            <text:p>316</text:p>
          </table:table-cell>
          <table:table-cell ns41:value-type="float" table:style-name="ce20" office:value="314" office:value-type="float">
            <text:p>314</text:p>
          </table:table-cell>
          <table:table-cell ns41:value-type="float" table:style-name="ce20" office:value="311" office:value-type="float">
            <text:p>311</text:p>
          </table:table-cell>
          <table:table-cell ns41:value-type="float" table:style-name="ce20" office:value="2" office:value-type="float">
            <text:p>2</text:p>
          </table:table-cell>
          <table:table-cell ns41:value-type="float" table:style-name="ce20" office:value="5" office:value-type="float">
            <text:p>5</text:p>
          </table:table-cell>
          <table:table-cell table:style-name="ce20" table:number-columns-repeated="2"/>
          <table:table-cell ns41:value-type="float" table:style-name="ce20" office:value="1" office:value-type="float">
            <text:p>1</text:p>
          </table:table-cell>
          <table:table-cell table:style-name="ce20"/>
          <table:table-cell ns41:value-type="float" table:style-name="ce20" office:value="190" office:value-type="float">
            <text:p>190</text:p>
          </table:table-cell>
          <table:table-cell ns41:value-type="float" table:style-name="ce20" office:value="178" office:value-type="float">
            <text:p>178</text:p>
          </table:table-cell>
          <table:table-cell ns41:value-type="float" table:style-name="ce20" office:value="111" office:value-type="float">
            <text:p>111</text:p>
          </table:table-cell>
          <table:table-cell ns41:value-type="float" table:style-name="ce20" office:value="113" office:value-type="float">
            <text:p>113</text:p>
          </table:table-cell>
          <table:table-cell ns41:value-type="float" table:style-name="ce20" office:value="15" office:value-type="float">
            <text:p>15</text:p>
          </table:table-cell>
          <table:table-cell ns41:value-type="float" table:style-name="ce20" office:value="25" office:value-type="float">
            <text:p>25</text:p>
          </table:table-cell>
          <table:table-cell ns41:value-type="float" table:style-name="ce20" office:value="229" office:value-type="float">
            <text:p>229</text:p>
          </table:table-cell>
          <table:table-cell ns41:value-type="float" table:style-name="ce20" office:value="207" office:value-type="float">
            <text:p>207</text:p>
          </table:table-cell>
          <table:table-cell ns41:value-type="float" table:style-name="ce20" office:value="39" office:value-type="float">
            <text:p>39</text:p>
          </table:table-cell>
          <table:table-cell ns41:value-type="float" table:style-name="ce20" office:value="54" office:value-type="float">
            <text:p>54</text:p>
          </table:table-cell>
          <table:table-cell ns41:value-type="float" table:style-name="ce20" office:value="39" office:value-type="float">
            <text:p>39</text:p>
          </table:table-cell>
          <table:table-cell ns41:value-type="float" table:style-name="ce20" office:value="53" office:value-type="float">
            <text:p>53</text:p>
          </table:table-cell>
          <table:table-cell table:style-name="ce20" table:number-columns-repeated="2"/>
          <table:table-cell ns41:value-type="float" office:value="1" table:style-name="ce20" table:number-columns-repeated="3" office:value-type="float">
            <text:p>1</text:p>
          </table:table-cell>
          <table:table-cell table:style-name="ce20" table:number-columns-repeated="3"/>
          <table:table-cell ns41:value-type="float" table:style-name="ce20" office:value="7" office:value-type="float">
            <text:p>7</text:p>
          </table:table-cell>
          <table:table-cell ns41:value-type="float" table:style-name="ce20" office:value="1" office:value-type="float">
            <text:p>1</text:p>
          </table:table-cell>
          <table:table-cell ns41:value-type="float" table:style-name="ce20" office:value="309" office:value-type="float">
            <text:p>309</text:p>
          </table:table-cell>
          <table:table-cell ns41:value-type="float" table:style-name="ce20" office:value="313" office:value-type="float">
            <text:p>313</text:p>
          </table:table-cell>
          <table:table-cell table:style-name="ce20" table:number-columns-repeated="8"/>
          <table:table-cell ns41:value-type="float" table:style-name="ce20" office:value="1" office:value-type="float">
            <text:p>1</text:p>
          </table:table-cell>
          <table:table-cell table:style-name="ce20" table:number-columns-repeated="11"/>
          <table:table-cell ns41:value-type="float" table:style-name="ce20" office:value="4" office:value-type="float">
            <text:p>4</text:p>
          </table:table-cell>
          <table:table-cell ns41:value-type="float" table:style-name="ce20" office:value="1" office:value-type="float">
            <text:p>1</text:p>
          </table:table-cell>
          <table:table-cell table:style-name="ce20"/>
          <table:table-cell ns41:value-type="float" table:style-name="ce20" office:value="1" office:value-type="float">
            <text:p>1</text:p>
          </table:table-cell>
          <table:table-cell table:style-name="ce20" table:number-columns-repeated="6"/>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WIJK. (DE)</text:p>
          </table:table-cell>
          <table:table-cell ns41:value-type="string" table:style-name="ce16" office:value-type="string">
            <text:p>Dorp de Wijk. Buurtschap Schiphorst</text:p>
          </table:table-cell>
          <table:table-cell table:style-name="Default"/>
          <table:table-cell ns41:value-type="float" table:style-name="ce96" office:value="56" office:value-type="float">
            <text:p>56</text:p>
          </table:table-cell>
          <table:table-cell ns41:value-type="float" table:style-name="ce20" office:value="3" office:value-type="float">
            <text:p>3</text:p>
          </table:table-cell>
          <table:table-cell table:style-name="ce20"/>
          <table:table-cell ns41:value-type="float" table:style-name="ce20" office:value="72" office:value-type="float">
            <text:p>72</text:p>
          </table:table-cell>
          <table:table-cell ns41:value-type="float" table:style-name="ce20" office:value="188" office:value-type="float">
            <text:p>188</text:p>
          </table:table-cell>
          <table:table-cell ns41:value-type="float" table:style-name="ce20" office:value="173" office:value-type="float">
            <text:p>173</text:p>
          </table:table-cell>
          <table:table-cell ns41:value-type="float" table:style-name="ce20" office:value="182" office:value-type="float">
            <text:p>182</text:p>
          </table:table-cell>
          <table:table-cell ns41:value-type="float" table:style-name="ce20" office:value="166" office:value-type="float">
            <text:p>166</text:p>
          </table:table-cell>
          <table:table-cell ns41:value-type="float" table:style-name="ce20" office:value="6" office:value-type="float">
            <text:p>6</text:p>
          </table:table-cell>
          <table:table-cell ns41:value-type="float" table:style-name="ce20" office:value="7" office:value-type="float">
            <text:p>7</text:p>
          </table:table-cell>
          <table:table-cell table:style-name="ce20" table:number-columns-repeated="4"/>
          <table:table-cell ns41:value-type="float" table:style-name="ce20" office:value="122" office:value-type="float">
            <text:p>122</text:p>
          </table:table-cell>
          <table:table-cell ns41:value-type="float" table:style-name="ce20" office:value="106" office:value-type="float">
            <text:p>106</text:p>
          </table:table-cell>
          <table:table-cell ns41:value-type="float" office:value="56" table:style-name="ce20" table:number-columns-repeated="2" office:value-type="float">
            <text:p>56</text:p>
          </table:table-cell>
          <table:table-cell ns41:value-type="float" table:style-name="ce20" office:value="10" office:value-type="float">
            <text:p>10</text:p>
          </table:table-cell>
          <table:table-cell ns41:value-type="float" table:style-name="ce20" office:value="11" office:value-type="float">
            <text:p>11</text:p>
          </table:table-cell>
          <table:table-cell ns41:value-type="float" table:style-name="ce20" office:value="123" office:value-type="float">
            <text:p>123</text:p>
          </table:table-cell>
          <table:table-cell ns41:value-type="float" table:style-name="ce20" office:value="100" office:value-type="float">
            <text:p>100</text:p>
          </table:table-cell>
          <table:table-cell ns41:value-type="float" office:value="36" table:style-name="ce20" table:number-columns-repeated="2" office:value-type="float">
            <text:p>36</text:p>
          </table:table-cell>
          <table:table-cell ns41:value-type="float" table:style-name="ce20" office:value="27" office:value-type="float">
            <text:p>27</text:p>
          </table:table-cell>
          <table:table-cell ns41:value-type="float" table:style-name="ce20" office:value="37" office:value-type="float">
            <text:p>37</text:p>
          </table:table-cell>
          <table:table-cell table:style-name="ce20" table:number-columns-repeated="8"/>
          <table:table-cell ns41:value-type="float" table:style-name="ce20" office:value="2" office:value-type="float">
            <text:p>2</text:p>
          </table:table-cell>
          <table:table-cell table:style-name="ce20"/>
          <table:table-cell ns41:value-type="float" table:style-name="ce20" office:value="178" office:value-type="float">
            <text:p>178</text:p>
          </table:table-cell>
          <table:table-cell ns41:value-type="float" table:style-name="ce20" office:value="159" office:value-type="float">
            <text:p>159</text:p>
          </table:table-cell>
          <table:table-cell table:style-name="ce20" table:number-columns-repeated="20"/>
          <table:table-cell ns41:value-type="float" table:style-name="ce20" office:value="10" office:value-type="float">
            <text:p>10</text:p>
          </table:table-cell>
          <table:table-cell ns41:value-type="float" table:style-name="ce20" office:value="14" office:value-type="float">
            <text:p>14</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WIJK. (DE)</text:p>
          </table:table-cell>
          <table:table-cell ns41:value-type="string" table:style-name="ce16" office:value-type="string">
            <text:p>Gehucht Koekanje. Buurtschap Oshaar</text:p>
          </table:table-cell>
          <table:table-cell table:style-name="Default"/>
          <table:table-cell ns41:value-type="float" table:style-name="ce96" office:value="17" office:value-type="float">
            <text:p>17</text:p>
          </table:table-cell>
          <table:table-cell table:style-name="ce20" table:number-columns-repeated="2"/>
          <table:table-cell ns41:value-type="float" table:style-name="ce20" office:value="19" office:value-type="float">
            <text:p>19</text:p>
          </table:table-cell>
          <table:table-cell ns41:value-type="float" table:style-name="ce20" office:value="57" office:value-type="float">
            <text:p>57</text:p>
          </table:table-cell>
          <table:table-cell ns41:value-type="float" table:style-name="ce20" office:value="47" office:value-type="float">
            <text:p>47</text:p>
          </table:table-cell>
          <table:table-cell ns41:value-type="float" table:style-name="ce20" office:value="52" office:value-type="float">
            <text:p>52</text:p>
          </table:table-cell>
          <table:table-cell ns41:value-type="float" table:style-name="ce20" office:value="45" office:value-type="float">
            <text:p>45</text:p>
          </table:table-cell>
          <table:table-cell ns41:value-type="float" table:style-name="ce20" office:value="5" office:value-type="float">
            <text:p>5</text:p>
          </table:table-cell>
          <table:table-cell ns41:value-type="float" table:style-name="ce20" office:value="2" office:value-type="float">
            <text:p>2</text:p>
          </table:table-cell>
          <table:table-cell table:style-name="ce20" table:number-columns-repeated="4"/>
          <table:table-cell ns41:value-type="float" table:style-name="ce20" office:value="39" office:value-type="float">
            <text:p>39</text:p>
          </table:table-cell>
          <table:table-cell ns41:value-type="float" table:style-name="ce20" office:value="31" office:value-type="float">
            <text:p>31</text:p>
          </table:table-cell>
          <table:table-cell ns41:value-type="float" office:value="15" table:style-name="ce20" table:number-columns-repeated="2" office:value-type="float">
            <text:p>15</text:p>
          </table:table-cell>
          <table:table-cell ns41:value-type="float" table:style-name="ce20" office:value="3" office:value-type="float">
            <text:p>3</text:p>
          </table:table-cell>
          <table:table-cell ns41:value-type="float" table:style-name="ce20" office:value="1" office:value-type="float">
            <text:p>1</text:p>
          </table:table-cell>
          <table:table-cell ns41:value-type="float" table:style-name="ce20" office:value="38" office:value-type="float">
            <text:p>38</text:p>
          </table:table-cell>
          <table:table-cell ns41:value-type="float" table:style-name="ce20" office:value="32" office:value-type="float">
            <text:p>32</text:p>
          </table:table-cell>
          <table:table-cell ns41:value-type="float" table:style-name="ce20" office:value="15" office:value-type="float">
            <text:p>15</text:p>
          </table:table-cell>
          <table:table-cell ns41:value-type="float" table:style-name="ce20" office:value="11" office:value-type="float">
            <text:p>11</text:p>
          </table:table-cell>
          <table:table-cell ns41:value-type="float" office:value="4" table:style-name="ce20" table:number-columns-repeated="2" office:value-type="float">
            <text:p>4</text:p>
          </table:table-cell>
          <table:table-cell table:style-name="ce20" table:number-columns-repeated="10"/>
          <table:table-cell ns41:value-type="float" table:style-name="ce20" office:value="57" office:value-type="float">
            <text:p>57</text:p>
          </table:table-cell>
          <table:table-cell ns41:value-type="float" table:style-name="ce20" office:value="47" office:value-type="float">
            <text:p>47</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WIJK. (DE)</text:p>
          </table:table-cell>
          <table:table-cell ns41:value-type="string" table:style-name="ce16" office:value-type="string">
            <text:p>Gehucht Koekanje. Buurtschap Zuidkoekanje</text:p>
          </table:table-cell>
          <table:table-cell table:style-name="Default"/>
          <table:table-cell ns41:value-type="float" table:style-name="ce96" office:value="40" office:value-type="float">
            <text:p>40</text:p>
          </table:table-cell>
          <table:table-cell table:style-name="ce20" table:number-columns-repeated="2"/>
          <table:table-cell ns41:value-type="float" table:style-name="ce20" office:value="46" office:value-type="float">
            <text:p>46</text:p>
          </table:table-cell>
          <table:table-cell ns41:value-type="float" table:style-name="ce20" office:value="128" office:value-type="float">
            <text:p>128</text:p>
          </table:table-cell>
          <table:table-cell ns41:value-type="float" table:style-name="ce20" office:value="123" office:value-type="float">
            <text:p>123</text:p>
          </table:table-cell>
          <table:table-cell ns41:value-type="float" table:style-name="ce20" office:value="113" office:value-type="float">
            <text:p>113</text:p>
          </table:table-cell>
          <table:table-cell ns41:value-type="float" table:style-name="ce20" office:value="116" office:value-type="float">
            <text:p>116</text:p>
          </table:table-cell>
          <table:table-cell ns41:value-type="float" table:style-name="ce20" office:value="15" office:value-type="float">
            <text:p>15</text:p>
          </table:table-cell>
          <table:table-cell ns41:value-type="float" table:style-name="ce20" office:value="7" office:value-type="float">
            <text:p>7</text:p>
          </table:table-cell>
          <table:table-cell table:style-name="ce20" table:number-columns-repeated="4"/>
          <table:table-cell ns41:value-type="float" table:style-name="ce20" office:value="86" office:value-type="float">
            <text:p>86</text:p>
          </table:table-cell>
          <table:table-cell ns41:value-type="float" table:style-name="ce20" office:value="79" office:value-type="float">
            <text:p>79</text:p>
          </table:table-cell>
          <table:table-cell ns41:value-type="float" office:value="36" table:style-name="ce20" table:number-columns-repeated="2" office:value-type="float">
            <text:p>36</text:p>
          </table:table-cell>
          <table:table-cell ns41:value-type="float" table:style-name="ce20" office:value="6" office:value-type="float">
            <text:p>6</text:p>
          </table:table-cell>
          <table:table-cell ns41:value-type="float" table:style-name="ce20" office:value="8" office:value-type="float">
            <text:p>8</text:p>
          </table:table-cell>
          <table:table-cell ns41:value-type="float" table:style-name="ce20" office:value="87" office:value-type="float">
            <text:p>87</text:p>
          </table:table-cell>
          <table:table-cell ns41:value-type="float" table:style-name="ce20" office:value="85" office:value-type="float">
            <text:p>85</text:p>
          </table:table-cell>
          <table:table-cell ns41:value-type="float" table:style-name="ce20" office:value="25" office:value-type="float">
            <text:p>25</text:p>
          </table:table-cell>
          <table:table-cell ns41:value-type="float" table:style-name="ce20" office:value="21" office:value-type="float">
            <text:p>21</text:p>
          </table:table-cell>
          <table:table-cell ns41:value-type="float" table:style-name="ce20" office:value="15" office:value-type="float">
            <text:p>15</text:p>
          </table:table-cell>
          <table:table-cell ns41:value-type="float" table:style-name="ce20" office:value="17" office:value-type="float">
            <text:p>17</text:p>
          </table:table-cell>
          <table:table-cell table:style-name="ce20" table:number-columns-repeated="8"/>
          <table:table-cell ns41:value-type="float" table:style-name="ce20" office:value="1" office:value-type="float">
            <text:p>1</text:p>
          </table:table-cell>
          <table:table-cell table:style-name="ce20"/>
          <table:table-cell ns41:value-type="float" office:value="107" table:style-name="ce20" table:number-columns-repeated="2" office:value-type="float">
            <text:p>107</text:p>
          </table:table-cell>
          <table:table-cell table:style-name="ce20" table:number-columns-repeated="20"/>
          <table:table-cell ns41:value-type="float" table:style-name="ce20" office:value="17" office:value-type="float">
            <text:p>17</text:p>
          </table:table-cell>
          <table:table-cell ns41:value-type="float" table:style-name="ce20" office:value="9" office:value-type="float">
            <text:p>9</text:p>
          </table:table-cell>
          <table:table-cell table:style-name="ce20" table:number-columns-repeated="12"/>
          <table:table-cell ns41:value-type="float" table:style-name="ce20" office:value="4" office:value-type="float">
            <text:p>4</text:p>
          </table:table-cell>
          <table:table-cell ns41:value-type="float" table:style-name="ce97" office:value="7" office:value-type="float">
            <text:p>7</text:p>
          </table:table-cell>
          <table:table-cell table:style-name="ce77" table:number-columns-repeated="4"/>
          <table:table-cell table:number-columns-repeated="943"/>
        </table:table-row>
        <table:table-row table:style-name="ro5">
          <table:table-cell ns41:value-type="string" table:style-name="ce8" office:value-type="string">
            <text:p>WIJK. (DE)</text:p>
          </table:table-cell>
          <table:table-cell ns41:value-type="string" table:style-name="ce16" office:value-type="string">
            <text:p>Gehucht Koekanje. Buurtschap Noordkoekanje</text:p>
          </table:table-cell>
          <table:table-cell table:style-name="Default"/>
          <table:table-cell ns41:value-type="float" table:style-name="ce96" office:value="73" office:value-type="float">
            <text:p>73</text:p>
          </table:table-cell>
          <table:table-cell ns41:value-type="float" table:style-name="ce20" office:value="1" office:value-type="float">
            <text:p>1</text:p>
          </table:table-cell>
          <table:table-cell table:style-name="ce20"/>
          <table:table-cell ns41:value-type="float" table:style-name="ce20" office:value="94" office:value-type="float">
            <text:p>94</text:p>
          </table:table-cell>
          <table:table-cell ns41:value-type="float" table:style-name="ce20" office:value="222" office:value-type="float">
            <text:p>222</text:p>
          </table:table-cell>
          <table:table-cell ns41:value-type="float" table:style-name="ce20" office:value="214" office:value-type="float">
            <text:p>214</text:p>
          </table:table-cell>
          <table:table-cell ns41:value-type="float" table:style-name="ce20" office:value="208" office:value-type="float">
            <text:p>208</text:p>
          </table:table-cell>
          <table:table-cell ns41:value-type="float" table:style-name="ce20" office:value="205" office:value-type="float">
            <text:p>205</text:p>
          </table:table-cell>
          <table:table-cell ns41:value-type="float" table:style-name="ce20" office:value="14" office:value-type="float">
            <text:p>14</text:p>
          </table:table-cell>
          <table:table-cell ns41:value-type="float" table:style-name="ce20" office:value="9" office:value-type="float">
            <text:p>9</text:p>
          </table:table-cell>
          <table:table-cell table:style-name="ce20" table:number-columns-repeated="2"/>
          <table:table-cell ns41:value-type="float" table:style-name="ce20" office:value="1" office:value-type="float">
            <text:p>1</text:p>
          </table:table-cell>
          <table:table-cell table:style-name="ce20"/>
          <table:table-cell ns41:value-type="float" table:style-name="ce20" office:value="148" office:value-type="float">
            <text:p>148</text:p>
          </table:table-cell>
          <table:table-cell ns41:value-type="float" table:style-name="ce20" office:value="126" office:value-type="float">
            <text:p>126</text:p>
          </table:table-cell>
          <table:table-cell ns41:value-type="float" table:style-name="ce20" office:value="69" office:value-type="float">
            <text:p>69</text:p>
          </table:table-cell>
          <table:table-cell ns41:value-type="float" table:style-name="ce20" office:value="70" office:value-type="float">
            <text:p>70</text:p>
          </table:table-cell>
          <table:table-cell ns41:value-type="float" table:style-name="ce20" office:value="5" office:value-type="float">
            <text:p>5</text:p>
          </table:table-cell>
          <table:table-cell ns41:value-type="float" table:style-name="ce20" office:value="18" office:value-type="float">
            <text:p>18</text:p>
          </table:table-cell>
          <table:table-cell ns41:value-type="float" table:style-name="ce20" office:value="139" office:value-type="float">
            <text:p>139</text:p>
          </table:table-cell>
          <table:table-cell ns41:value-type="float" table:style-name="ce20" office:value="118" office:value-type="float">
            <text:p>118</text:p>
          </table:table-cell>
          <table:table-cell ns41:value-type="float" table:style-name="ce20" office:value="65" office:value-type="float">
            <text:p>65</text:p>
          </table:table-cell>
          <table:table-cell ns41:value-type="float" table:style-name="ce20" office:value="72" office:value-type="float">
            <text:p>72</text:p>
          </table:table-cell>
          <table:table-cell ns41:value-type="float" table:style-name="ce20" office:value="15" office:value-type="float">
            <text:p>15</text:p>
          </table:table-cell>
          <table:table-cell ns41:value-type="float" table:style-name="ce20" office:value="24" office:value-type="float">
            <text:p>24</text:p>
          </table:table-cell>
          <table:table-cell table:style-name="ce20" table:number-columns-repeated="8"/>
          <table:table-cell ns41:value-type="float" table:style-name="ce20" office:value="3" office:value-type="float">
            <text:p>3</text:p>
          </table:table-cell>
          <table:table-cell table:style-name="ce20"/>
          <table:table-cell ns41:value-type="float" table:style-name="ce20" office:value="163" office:value-type="float">
            <text:p>163</text:p>
          </table:table-cell>
          <table:table-cell ns41:value-type="float" table:style-name="ce20" office:value="159" office:value-type="float">
            <text:p>159</text:p>
          </table:table-cell>
          <table:table-cell table:style-name="ce20" table:number-columns-repeated="20"/>
          <table:table-cell ns41:value-type="float" table:style-name="ce20" office:value="58" office:value-type="float">
            <text:p>58</text:p>
          </table:table-cell>
          <table:table-cell ns41:value-type="float" table:style-name="ce20" office:value="55" office:value-type="float">
            <text:p>55</text:p>
          </table:table-cell>
          <table:table-cell table:style-name="ce20" table:number-columns-repeated="12"/>
          <table:table-cell ns41:value-type="float" table:style-name="ce20" office:value="1" office:value-type="float">
            <text:p>1</text:p>
          </table:table-cell>
          <table:table-cell table:style-name="ce97"/>
          <table:table-cell table:style-name="ce77" table:number-columns-repeated="4"/>
          <table:table-cell table:number-columns-repeated="943"/>
        </table:table-row>
        <table:table-row table:style-name="ro5">
          <table:table-cell ns41:value-type="string" table:style-name="ce8" office:value-type="string">
            <text:p>WIJK. (DE)</text:p>
          </table:table-cell>
          <table:table-cell ns41:value-type="string" table:style-name="ce16" office:value-type="string">
            <text:p>Totaal</text:p>
          </table:table-cell>
          <table:table-cell table:style-name="Default"/>
          <table:table-cell ns41:value-type="float" table:style-name="ce96" office:value="307" office:value-type="float">
            <text:p>307</text:p>
          </table:table-cell>
          <table:table-cell ns41:value-type="float" table:style-name="ce20" office:value="6" office:value-type="float">
            <text:p>6</text:p>
          </table:table-cell>
          <table:table-cell table:style-name="ce20"/>
          <table:table-cell ns41:value-type="float" table:style-name="ce20" office:value="425" office:value-type="float">
            <text:p>425</text:p>
          </table:table-cell>
          <table:table-cell ns41:value-type="float" table:style-name="ce43" office:value="1030" office:value-type="float">
            <text:p>1,030</text:p>
          </table:table-cell>
          <table:table-cell ns41:value-type="float" table:style-name="ce20" office:value="988" office:value-type="float">
            <text:p>988</text:p>
          </table:table-cell>
          <table:table-cell ns41:value-type="float" table:style-name="ce20" office:value="981" office:value-type="float">
            <text:p>981</text:p>
          </table:table-cell>
          <table:table-cell ns41:value-type="float" table:style-name="ce20" office:value="951" office:value-type="float">
            <text:p>951</text:p>
          </table:table-cell>
          <table:table-cell ns41:value-type="float" table:style-name="ce20" office:value="49" office:value-type="float">
            <text:p>49</text:p>
          </table:table-cell>
          <table:table-cell ns41:value-type="float" table:style-name="ce20" office:value="37" office:value-type="float">
            <text:p>37</text:p>
          </table:table-cell>
          <table:table-cell table:style-name="ce20" table:number-columns-repeated="2"/>
          <table:table-cell ns41:value-type="float" table:style-name="ce20" office:value="2" office:value-type="float">
            <text:p>2</text:p>
          </table:table-cell>
          <table:table-cell ns41:value-type="float" table:style-name="ce20" office:value="1" office:value-type="float">
            <text:p>1</text:p>
          </table:table-cell>
          <table:table-cell ns41:value-type="float" table:style-name="ce20" office:value="657" office:value-type="float">
            <text:p>657</text:p>
          </table:table-cell>
          <table:table-cell ns41:value-type="float" table:style-name="ce20" office:value="590" office:value-type="float">
            <text:p>590</text:p>
          </table:table-cell>
          <table:table-cell ns41:value-type="float" table:style-name="ce20" office:value="326" office:value-type="float">
            <text:p>326</text:p>
          </table:table-cell>
          <table:table-cell ns41:value-type="float" table:style-name="ce20" office:value="329" office:value-type="float">
            <text:p>329</text:p>
          </table:table-cell>
          <table:table-cell ns41:value-type="float" table:style-name="ce20" office:value="47" office:value-type="float">
            <text:p>47</text:p>
          </table:table-cell>
          <table:table-cell ns41:value-type="float" table:style-name="ce20" office:value="69" office:value-type="float">
            <text:p>69</text:p>
          </table:table-cell>
          <table:table-cell ns41:value-type="float" table:style-name="ce20" office:value="696" office:value-type="float">
            <text:p>696</text:p>
          </table:table-cell>
          <table:table-cell ns41:value-type="float" table:style-name="ce20" office:value="613" office:value-type="float">
            <text:p>613</text:p>
          </table:table-cell>
          <table:table-cell ns41:value-type="float" table:style-name="ce20" office:value="198" office:value-type="float">
            <text:p>198</text:p>
          </table:table-cell>
          <table:table-cell ns41:value-type="float" table:style-name="ce20" office:value="220" office:value-type="float">
            <text:p>220</text:p>
          </table:table-cell>
          <table:table-cell ns41:value-type="float" table:style-name="ce20" office:value="121" office:value-type="float">
            <text:p>121</text:p>
          </table:table-cell>
          <table:table-cell ns41:value-type="float" table:style-name="ce20" office:value="153" office:value-type="float">
            <text:p>153</text:p>
          </table:table-cell>
          <table:table-cell table:style-name="ce20" table:number-columns-repeated="2"/>
          <table:table-cell ns41:value-type="float" office:value="1" table:style-name="ce20" table:number-columns-repeated="3" office:value-type="float">
            <text:p>1</text:p>
          </table:table-cell>
          <table:table-cell table:style-name="ce20" table:number-columns-repeated="3"/>
          <table:table-cell ns41:value-type="float" table:style-name="ce20" office:value="13" office:value-type="float">
            <text:p>13</text:p>
          </table:table-cell>
          <table:table-cell ns41:value-type="float" table:style-name="ce20" office:value="1" office:value-type="float">
            <text:p>1</text:p>
          </table:table-cell>
          <table:table-cell ns41:value-type="float" table:style-name="ce20" office:value="932" office:value-type="float">
            <text:p>932</text:p>
          </table:table-cell>
          <table:table-cell ns41:value-type="float" table:style-name="ce20" office:value="899" office:value-type="float">
            <text:p>899</text:p>
          </table:table-cell>
          <table:table-cell table:style-name="ce20" table:number-columns-repeated="8"/>
          <table:table-cell ns41:value-type="float" table:style-name="ce20" office:value="1" office:value-type="float">
            <text:p>1</text:p>
          </table:table-cell>
          <table:table-cell table:style-name="ce20" table:number-columns-repeated="11"/>
          <table:table-cell ns41:value-type="float" table:style-name="ce20" office:value="90" office:value-type="float">
            <text:p>90</text:p>
          </table:table-cell>
          <table:table-cell ns41:value-type="float" table:style-name="ce20" office:value="80" office:value-type="float">
            <text:p>80</text:p>
          </table:table-cell>
          <table:table-cell table:style-name="ce20"/>
          <table:table-cell ns41:value-type="float" table:style-name="ce20" office:value="1" office:value-type="float">
            <text:p>1</text:p>
          </table:table-cell>
          <table:table-cell table:style-name="ce20" table:number-columns-repeated="6"/>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2"/>
          <table:table-cell ns41:value-type="float" table:style-name="ce20" office:value="5" office:value-type="float">
            <text:p>5</text:p>
          </table:table-cell>
          <table:table-cell ns41:value-type="float" table:style-name="ce97" office:value="7" office:value-type="float">
            <text:p>7</text:p>
          </table:table-cell>
          <table:table-cell table:style-name="ce77" table:number-columns-repeated="4"/>
          <table:table-cell table:number-columns-repeated="943"/>
        </table:table-row>
        <table:table-row table:style-name="ro5">
          <table:table-cell ns41:value-type="string" table:style-name="ce8" office:value-type="string">
            <text:p>ZUIDLAREN.</text:p>
          </table:table-cell>
          <table:table-cell ns41:value-type="string" table:style-name="ce16" office:value-type="string">
            <text:p>Dorp. Wijk 1</text:p>
          </table:table-cell>
          <table:table-cell table:style-name="Default"/>
          <table:table-cell ns41:value-type="float" table:style-name="ce96" office:value="54" office:value-type="float">
            <text:p>54</text:p>
          </table:table-cell>
          <table:table-cell table:style-name="ce20" table:number-columns-repeated="2"/>
          <table:table-cell ns41:value-type="float" table:style-name="ce20" office:value="60" office:value-type="float">
            <text:p>60</text:p>
          </table:table-cell>
          <table:table-cell ns41:value-type="float" table:style-name="ce20" office:value="143" office:value-type="float">
            <text:p>143</text:p>
          </table:table-cell>
          <table:table-cell ns41:value-type="float" table:style-name="ce20" office:value="140" office:value-type="float">
            <text:p>140</text:p>
          </table:table-cell>
          <table:table-cell ns41:value-type="float" table:style-name="ce20" office:value="136" office:value-type="float">
            <text:p>136</text:p>
          </table:table-cell>
          <table:table-cell ns41:value-type="float" table:style-name="ce20" office:value="134" office:value-type="float">
            <text:p>134</text:p>
          </table:table-cell>
          <table:table-cell ns41:value-type="float" table:style-name="ce20" office:value="7" office:value-type="float">
            <text:p>7</text:p>
          </table:table-cell>
          <table:table-cell ns41:value-type="float" table:style-name="ce20" office:value="6" office:value-type="float">
            <text:p>6</text:p>
          </table:table-cell>
          <table:table-cell table:style-name="ce20" table:number-columns-repeated="2"/>
          <table:table-cell ns41:value-type="float" office:value="1" table:style-name="ce20" table:number-columns-repeated="2" office:value-type="float">
            <text:p>1</text:p>
          </table:table-cell>
          <table:table-cell ns41:value-type="float" table:style-name="ce20" office:value="90" office:value-type="float">
            <text:p>90</text:p>
          </table:table-cell>
          <table:table-cell ns41:value-type="float" table:style-name="ce20" office:value="86" office:value-type="float">
            <text:p>86</text:p>
          </table:table-cell>
          <table:table-cell ns41:value-type="float" table:style-name="ce20" office:value="49" office:value-type="float">
            <text:p>49</text:p>
          </table:table-cell>
          <table:table-cell ns41:value-type="float" table:style-name="ce20" office:value="48" office:value-type="float">
            <text:p>48</text:p>
          </table:table-cell>
          <table:table-cell ns41:value-type="float" table:style-name="ce20" office:value="4" office:value-type="float">
            <text:p>4</text:p>
          </table:table-cell>
          <table:table-cell ns41:value-type="float" table:style-name="ce20" office:value="6" office:value-type="float">
            <text:p>6</text:p>
          </table:table-cell>
          <table:table-cell ns41:value-type="float" table:style-name="ce20" office:value="81" office:value-type="float">
            <text:p>81</text:p>
          </table:table-cell>
          <table:table-cell ns41:value-type="float" table:style-name="ce20" office:value="82" office:value-type="float">
            <text:p>82</text:p>
          </table:table-cell>
          <table:table-cell ns41:value-type="float" office:value="26" table:style-name="ce20" table:number-columns-repeated="2" office:value-type="float">
            <text:p>26</text:p>
          </table:table-cell>
          <table:table-cell ns41:value-type="float" table:style-name="ce20" office:value="33" office:value-type="float">
            <text:p>33</text:p>
          </table:table-cell>
          <table:table-cell ns41:value-type="float" table:style-name="ce20" office:value="32" office:value-type="float">
            <text:p>32</text:p>
          </table:table-cell>
          <table:table-cell table:style-name="ce20" table:number-columns-repeated="2"/>
          <table:table-cell ns41:value-type="float" table:style-name="ce20" office:value="3" office:value-type="float">
            <text:p>3</text:p>
          </table:table-cell>
          <table:table-cell table:style-name="ce20" table:number-columns-repeated="7"/>
          <table:table-cell ns41:value-type="float" table:style-name="ce20" office:value="134" office:value-type="float">
            <text:p>134</text:p>
          </table:table-cell>
          <table:table-cell ns41:value-type="float" table:style-name="ce20" office:value="130" office:value-type="float">
            <text:p>130</text:p>
          </table:table-cell>
          <table:table-cell table:style-name="ce20" table:number-columns-repeated="8"/>
          <table:table-cell ns41:value-type="float" table:style-name="ce20" office:value="4" office:value-type="float">
            <text:p>4</text:p>
          </table:table-cell>
          <table:table-cell ns41:value-type="float" table:style-name="ce20" office:value="2" office:value-type="float">
            <text:p>2</text:p>
          </table:table-cell>
          <table:table-cell table:style-name="ce20" table:number-columns-repeated="2"/>
          <table:table-cell ns41:value-type="float" table:style-name="ce20" office:value="2" office:value-type="float">
            <text:p>2</text:p>
          </table:table-cell>
          <table:table-cell ns41:value-type="float" table:style-name="ce20" office:value="3" office:value-type="float">
            <text:p>3</text:p>
          </table:table-cell>
          <table:table-cell table:style-name="ce20" table:number-columns-repeated="6"/>
          <table:table-cell ns41:value-type="float" table:style-name="ce20" office:value="1" office:value-type="float">
            <text:p>1</text:p>
          </table:table-cell>
          <table:table-cell ns41:value-type="float" table:style-name="ce20" office:value="5" office:value-type="float">
            <text:p>5</text:p>
          </table:table-cell>
          <table:table-cell ns41:value-type="float" table:style-name="ce20" office:value="2" office:value-type="float">
            <text:p>2</text:p>
          </table:table-cell>
          <table:table-cell table:style-name="ce20" table:number-columns-repeated="12"/>
          <table:table-cell table:style-name="ce97"/>
          <table:table-cell table:style-name="ce77" table:number-columns-repeated="4"/>
          <table:table-cell table:number-columns-repeated="943"/>
        </table:table-row>
        <table:table-row table:style-name="ro5">
          <table:table-cell ns41:value-type="string" table:style-name="ce8" office:value-type="string">
            <text:p>ZUIDLAREN.</text:p>
          </table:table-cell>
          <table:table-cell ns41:value-type="string" table:style-name="ce16" office:value-type="string">
            <text:p>Dorp. Wijk 2</text:p>
          </table:table-cell>
          <table:table-cell table:style-name="Default"/>
          <table:table-cell ns41:value-type="float" table:style-name="ce96" office:value="41" office:value-type="float">
            <text:p>41</text:p>
          </table:table-cell>
          <table:table-cell table:style-name="ce20" table:number-columns-repeated="2"/>
          <table:table-cell ns41:value-type="float" table:style-name="ce20" office:value="54" office:value-type="float">
            <text:p>54</text:p>
          </table:table-cell>
          <table:table-cell ns41:value-type="float" table:style-name="ce20" office:value="106" office:value-type="float">
            <text:p>106</text:p>
          </table:table-cell>
          <table:table-cell ns41:value-type="float" table:style-name="ce20" office:value="104" office:value-type="float">
            <text:p>104</text:p>
          </table:table-cell>
          <table:table-cell ns41:value-type="float" table:style-name="ce20" office:value="105" office:value-type="float">
            <text:p>105</text:p>
          </table:table-cell>
          <table:table-cell ns41:value-type="float" table:style-name="ce20" office:value="103" office:value-type="float">
            <text:p>103</text:p>
          </table:table-cell>
          <table:table-cell ns41:value-type="float" office:value="1" table:style-name="ce20" table:number-columns-repeated="2" office:value-type="float">
            <text:p>1</text:p>
          </table:table-cell>
          <table:table-cell table:style-name="ce20" table:number-columns-repeated="2"/>
          <table:table-cell ns41:value-type="float" table:style-name="ce20" office:value="5" office:value-type="float">
            <text:p>5</text:p>
          </table:table-cell>
          <table:table-cell ns41:value-type="float" table:style-name="ce20" office:value="2" office:value-type="float">
            <text:p>2</text:p>
          </table:table-cell>
          <table:table-cell ns41:value-type="float" table:style-name="ce20" office:value="61" office:value-type="float">
            <text:p>61</text:p>
          </table:table-cell>
          <table:table-cell ns41:value-type="float" table:style-name="ce20" office:value="62" office:value-type="float">
            <text:p>62</text:p>
          </table:table-cell>
          <table:table-cell ns41:value-type="float" table:style-name="ce20" office:value="35" office:value-type="float">
            <text:p>35</text:p>
          </table:table-cell>
          <table:table-cell ns41:value-type="float" table:style-name="ce20" office:value="34" office:value-type="float">
            <text:p>34</text:p>
          </table:table-cell>
          <table:table-cell ns41:value-type="float" table:style-name="ce20" office:value="10" office:value-type="float">
            <text:p>10</text:p>
          </table:table-cell>
          <table:table-cell ns41:value-type="float" table:style-name="ce20" office:value="8" office:value-type="float">
            <text:p>8</text:p>
          </table:table-cell>
          <table:table-cell ns41:value-type="float" table:style-name="ce20" office:value="73" office:value-type="float">
            <text:p>73</text:p>
          </table:table-cell>
          <table:table-cell ns41:value-type="float" table:style-name="ce20" office:value="70" office:value-type="float">
            <text:p>70</text:p>
          </table:table-cell>
          <table:table-cell ns41:value-type="float" table:style-name="ce20" office:value="17" office:value-type="float">
            <text:p>17</text:p>
          </table:table-cell>
          <table:table-cell ns41:value-type="float" table:style-name="ce20" office:value="13" office:value-type="float">
            <text:p>13</text:p>
          </table:table-cell>
          <table:table-cell ns41:value-type="float" table:style-name="ce20" office:value="15" office:value-type="float">
            <text:p>15</text:p>
          </table:table-cell>
          <table:table-cell ns41:value-type="float" table:style-name="ce20" office:value="21" office:value-type="float">
            <text:p>21</text:p>
          </table:table-cell>
          <table:table-cell table:style-name="ce20" table:number-columns-repeated="2"/>
          <table:table-cell ns41:value-type="float" table:style-name="ce20" office:value="1" office:value-type="float">
            <text:p>1</text:p>
          </table:table-cell>
          <table:table-cell table:style-name="ce20" table:number-columns-repeated="7"/>
          <table:table-cell ns41:value-type="float" table:style-name="ce20" office:value="106" office:value-type="float">
            <text:p>106</text:p>
          </table:table-cell>
          <table:table-cell ns41:value-type="float" table:style-name="ce20" office:value="104" office:value-type="float">
            <text:p>104</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ZUIDLAREN.</text:p>
          </table:table-cell>
          <table:table-cell ns41:value-type="string" table:style-name="ce16" office:value-type="string">
            <text:p>Dorp. Wijk 3</text:p>
          </table:table-cell>
          <table:table-cell table:style-name="Default"/>
          <table:table-cell ns41:value-type="float" table:style-name="ce96" office:value="39" office:value-type="float">
            <text:p>39</text:p>
          </table:table-cell>
          <table:table-cell table:style-name="ce20" table:number-columns-repeated="2"/>
          <table:table-cell ns41:value-type="float" table:style-name="ce20" office:value="49" office:value-type="float">
            <text:p>49</text:p>
          </table:table-cell>
          <table:table-cell ns41:value-type="float" table:style-name="ce20" office:value="104" office:value-type="float">
            <text:p>104</text:p>
          </table:table-cell>
          <table:table-cell ns41:value-type="float" table:style-name="ce20" office:value="89" office:value-type="float">
            <text:p>89</text:p>
          </table:table-cell>
          <table:table-cell ns41:value-type="float" table:style-name="ce20" office:value="103" office:value-type="float">
            <text:p>103</text:p>
          </table:table-cell>
          <table:table-cell ns41:value-type="float" table:style-name="ce20" office:value="89" office:value-type="float">
            <text:p>89</text:p>
          </table:table-cell>
          <table:table-cell ns41:value-type="float" table:style-name="ce20" office:value="1" office:value-type="float">
            <text:p>1</text:p>
          </table:table-cell>
          <table:table-cell table:style-name="ce20" table:number-columns-repeated="3"/>
          <table:table-cell ns41:value-type="float" table:style-name="ce20" office:value="5" office:value-type="float">
            <text:p>5</text:p>
          </table:table-cell>
          <table:table-cell ns41:value-type="float" table:style-name="ce20" office:value="1" office:value-type="float">
            <text:p>1</text:p>
          </table:table-cell>
          <table:table-cell ns41:value-type="float" table:style-name="ce20" office:value="66" office:value-type="float">
            <text:p>66</text:p>
          </table:table-cell>
          <table:table-cell ns41:value-type="float" table:style-name="ce20" office:value="43" office:value-type="float">
            <text:p>43</text:p>
          </table:table-cell>
          <table:table-cell ns41:value-type="float" table:style-name="ce20" office:value="31" office:value-type="float">
            <text:p>31</text:p>
          </table:table-cell>
          <table:table-cell ns41:value-type="float" table:style-name="ce20" office:value="32" office:value-type="float">
            <text:p>32</text:p>
          </table:table-cell>
          <table:table-cell ns41:value-type="float" table:style-name="ce20" office:value="7" office:value-type="float">
            <text:p>7</text:p>
          </table:table-cell>
          <table:table-cell ns41:value-type="float" table:style-name="ce20" office:value="14" office:value-type="float">
            <text:p>14</text:p>
          </table:table-cell>
          <table:table-cell ns41:value-type="float" table:style-name="ce20" office:value="78" office:value-type="float">
            <text:p>78</text:p>
          </table:table-cell>
          <table:table-cell ns41:value-type="float" table:style-name="ce20" office:value="68" office:value-type="float">
            <text:p>68</text:p>
          </table:table-cell>
          <table:table-cell ns41:value-type="float" table:style-name="ce20" office:value="20" office:value-type="float">
            <text:p>20</text:p>
          </table:table-cell>
          <table:table-cell ns41:value-type="float" table:style-name="ce20" office:value="14" office:value-type="float">
            <text:p>14</text:p>
          </table:table-cell>
          <table:table-cell ns41:value-type="float" office:value="6" table:style-name="ce20" table:number-columns-repeated="2" office:value-type="float">
            <text:p>6</text:p>
          </table:table-cell>
          <table:table-cell table:style-name="ce20" table:number-columns-repeated="3"/>
          <table:table-cell ns41:value-type="float" table:style-name="ce20" office:value="1" office:value-type="float">
            <text:p>1</text:p>
          </table:table-cell>
          <table:table-cell table:style-name="ce20" table:number-columns-repeated="6"/>
          <table:table-cell ns41:value-type="float" table:style-name="ce20" office:value="104" office:value-type="float">
            <text:p>104</text:p>
          </table:table-cell>
          <table:table-cell ns41:value-type="float" table:style-name="ce20" office:value="89" office:value-type="float">
            <text:p>89</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ZUIDLAREN.</text:p>
          </table:table-cell>
          <table:table-cell ns41:value-type="string" table:style-name="ce16" office:value-type="string">
            <text:p>Dorp. Wijk 4</text:p>
          </table:table-cell>
          <table:table-cell table:style-name="Default"/>
          <table:table-cell ns41:value-type="float" table:style-name="ce96" office:value="54" office:value-type="float">
            <text:p>54</text:p>
          </table:table-cell>
          <table:table-cell ns41:value-type="float" table:style-name="ce20" office:value="3" office:value-type="float">
            <text:p>3</text:p>
          </table:table-cell>
          <table:table-cell table:style-name="ce20"/>
          <table:table-cell ns41:value-type="float" table:style-name="ce20" office:value="56" office:value-type="float">
            <text:p>56</text:p>
          </table:table-cell>
          <table:table-cell ns41:value-type="float" table:style-name="ce20" office:value="123" office:value-type="float">
            <text:p>123</text:p>
          </table:table-cell>
          <table:table-cell ns41:value-type="float" table:style-name="ce20" office:value="147" office:value-type="float">
            <text:p>147</text:p>
          </table:table-cell>
          <table:table-cell ns41:value-type="float" table:style-name="ce20" office:value="117" office:value-type="float">
            <text:p>117</text:p>
          </table:table-cell>
          <table:table-cell ns41:value-type="float" table:style-name="ce20" office:value="141" office:value-type="float">
            <text:p>141</text:p>
          </table:table-cell>
          <table:table-cell ns41:value-type="float" table:style-name="ce20" office:value="4" office:value-type="float">
            <text:p>4</text:p>
          </table:table-cell>
          <table:table-cell ns41:value-type="float" table:style-name="ce20" office:value="5" office:value-type="float">
            <text:p>5</text:p>
          </table:table-cell>
          <table:table-cell ns41:value-type="float" table:style-name="ce20" office:value="2" office:value-type="float">
            <text:p>2</text:p>
          </table:table-cell>
          <table:table-cell ns41:value-type="float" table:style-name="ce20" office:value="1" office:value-type="float">
            <text:p>1</text:p>
          </table:table-cell>
          <table:table-cell ns41:value-type="float" table:style-name="ce20" office:value="6" office:value-type="float">
            <text:p>6</text:p>
          </table:table-cell>
          <table:table-cell table:style-name="ce20"/>
          <table:table-cell ns41:value-type="float" table:style-name="ce20" office:value="73" office:value-type="float">
            <text:p>73</text:p>
          </table:table-cell>
          <table:table-cell ns41:value-type="float" table:style-name="ce20" office:value="91" office:value-type="float">
            <text:p>91</text:p>
          </table:table-cell>
          <table:table-cell ns41:value-type="float" table:style-name="ce20" office:value="45" office:value-type="float">
            <text:p>45</text:p>
          </table:table-cell>
          <table:table-cell ns41:value-type="float" table:style-name="ce20" office:value="44" office:value-type="float">
            <text:p>44</text:p>
          </table:table-cell>
          <table:table-cell ns41:value-type="float" table:style-name="ce20" office:value="5" office:value-type="float">
            <text:p>5</text:p>
          </table:table-cell>
          <table:table-cell ns41:value-type="float" table:style-name="ce20" office:value="12" office:value-type="float">
            <text:p>12</text:p>
          </table:table-cell>
          <table:table-cell ns41:value-type="float" table:style-name="ce20" office:value="69" office:value-type="float">
            <text:p>69</text:p>
          </table:table-cell>
          <table:table-cell ns41:value-type="float" table:style-name="ce20" office:value="87" office:value-type="float">
            <text:p>87</text:p>
          </table:table-cell>
          <table:table-cell ns41:value-type="float" table:style-name="ce20" office:value="23" office:value-type="float">
            <text:p>23</text:p>
          </table:table-cell>
          <table:table-cell ns41:value-type="float" table:style-name="ce20" office:value="21" office:value-type="float">
            <text:p>21</text:p>
          </table:table-cell>
          <table:table-cell ns41:value-type="float" table:style-name="ce20" office:value="30" office:value-type="float">
            <text:p>30</text:p>
          </table:table-cell>
          <table:table-cell ns41:value-type="float" table:style-name="ce20" office:value="38" office:value-type="float">
            <text:p>38</text:p>
          </table:table-cell>
          <table:table-cell table:style-name="ce20" table:number-columns-repeated="2"/>
          <table:table-cell ns41:value-type="float" office:value="1" table:style-name="ce20" table:number-columns-repeated="2" office:value-type="float">
            <text:p>1</text:p>
          </table:table-cell>
          <table:table-cell table:style-name="ce20" table:number-columns-repeated="6"/>
          <table:table-cell ns41:value-type="float" table:style-name="ce20" office:value="122" office:value-type="float">
            <text:p>122</text:p>
          </table:table-cell>
          <table:table-cell ns41:value-type="float" table:style-name="ce20" office:value="146" office:value-type="float">
            <text:p>146</text:p>
          </table:table-cell>
          <table:table-cell table:style-name="ce20" table:number-columns-repeated="21"/>
          <table:table-cell ns41:value-type="float" office:value="1" table:style-name="ce20" table:number-columns-repeated="2" office:value-type="float">
            <text:p>1</text:p>
          </table:table-cell>
          <table:table-cell table:style-name="ce20" table:number-columns-repeated="12"/>
          <table:table-cell table:style-name="ce97"/>
          <table:table-cell table:style-name="ce77" table:number-columns-repeated="4"/>
          <table:table-cell table:number-columns-repeated="943"/>
        </table:table-row>
        <table:table-row table:style-name="ro5">
          <table:table-cell ns41:value-type="string" table:style-name="ce8" office:value-type="string">
            <text:p>ZUIDLAREN.</text:p>
          </table:table-cell>
          <table:table-cell ns41:value-type="string" table:style-name="ce16" office:value-type="string">
            <text:p>Dorp. Wijk 4 Werkhuis</text:p>
          </table:table-cell>
          <table:table-cell table:style-name="Default"/>
          <table:table-cell ns41:value-type="float" table:style-name="ce96" office:value="1" office:value-type="float">
            <text:p>1</text:p>
          </table:table-cell>
          <table:table-cell table:style-name="ce20" table:number-columns-repeated="2"/>
          <table:table-cell ns41:value-type="float" table:style-name="ce20" office:value="1" office:value-type="float">
            <text:p>1</text:p>
          </table:table-cell>
          <table:table-cell ns41:value-type="float" table:style-name="ce20" office:value="7" office:value-type="float">
            <text:p>7</text:p>
          </table:table-cell>
          <table:table-cell ns41:value-type="float" table:style-name="ce20" office:value="12" office:value-type="float">
            <text:p>12</text:p>
          </table:table-cell>
          <table:table-cell ns41:value-type="float" table:style-name="ce20" office:value="7" office:value-type="float">
            <text:p>7</text:p>
          </table:table-cell>
          <table:table-cell ns41:value-type="float" table:style-name="ce20" office:value="12" office:value-type="float">
            <text:p>12</text:p>
          </table:table-cell>
          <table:table-cell table:style-name="ce20" table:number-columns-repeated="6"/>
          <table:table-cell ns41:value-type="float" table:style-name="ce20" office:value="6" office:value-type="float">
            <text:p>6</text:p>
          </table:table-cell>
          <table:table-cell ns41:value-type="float" table:style-name="ce20" office:value="10" office:value-type="float">
            <text:p>10</text:p>
          </table:table-cell>
          <table:table-cell ns41:value-type="float" office:value="1" table:style-name="ce20" table:number-columns-repeated="2" office:value-type="float">
            <text:p>1</text:p>
          </table:table-cell>
          <table:table-cell table:style-name="ce20"/>
          <table:table-cell ns41:value-type="float" table:style-name="ce20" office:value="1" office:value-type="float">
            <text:p>1</text:p>
          </table:table-cell>
          <table:table-cell ns41:value-type="float" table:style-name="ce20" office:value="6" office:value-type="float">
            <text:p>6</text:p>
          </table:table-cell>
          <table:table-cell ns41:value-type="float" table:style-name="ce20" office:value="7" office:value-type="float">
            <text:p>7</text:p>
          </table:table-cell>
          <table:table-cell table:style-name="ce20" table:number-columns-repeated="2"/>
          <table:table-cell ns41:value-type="float" table:style-name="ce20" office:value="1" office:value-type="float">
            <text:p>1</text:p>
          </table:table-cell>
          <table:table-cell ns41:value-type="float" table:style-name="ce20" office:value="5" office:value-type="float">
            <text:p>5</text:p>
          </table:table-cell>
          <table:table-cell table:style-name="ce20" table:number-columns-repeated="10"/>
          <table:table-cell ns41:value-type="float" table:style-name="ce20" office:value="7" office:value-type="float">
            <text:p>7</text:p>
          </table:table-cell>
          <table:table-cell ns41:value-type="float" table:style-name="ce20" office:value="8" office:value-type="float">
            <text:p>8</text:p>
          </table:table-cell>
          <table:table-cell table:style-name="ce20" table:number-columns-repeated="13"/>
          <table:table-cell ns41:value-type="float" table:style-name="ce20" office:value="4" office:value-type="float">
            <text:p>4</text:p>
          </table:table-cell>
          <table:table-cell table:style-name="ce20" table:number-columns-repeated="21"/>
          <table:table-cell table:style-name="ce97"/>
          <table:table-cell table:style-name="ce77" table:number-columns-repeated="4"/>
          <table:table-cell table:number-columns-repeated="943"/>
        </table:table-row>
        <table:table-row table:style-name="ro5">
          <table:table-cell ns41:value-type="string" table:style-name="ce8" office:value-type="string">
            <text:p>ZUIDLAREN.</text:p>
          </table:table-cell>
          <table:table-cell ns41:value-type="string" table:style-name="ce16" office:value-type="string">
            <text:p>Dorp. Buurtschap Blankensloot</text:p>
          </table:table-cell>
          <table:table-cell table:style-name="Default"/>
          <table:table-cell ns41:value-type="float" table:style-name="ce96" office:value="6" office:value-type="float">
            <text:p>6</text:p>
          </table:table-cell>
          <table:table-cell table:style-name="ce20" table:number-columns-repeated="2"/>
          <table:table-cell ns41:value-type="float" table:style-name="ce20" office:value="6" office:value-type="float">
            <text:p>6</text:p>
          </table:table-cell>
          <table:table-cell ns41:value-type="float" table:style-name="ce20" office:value="18" office:value-type="float">
            <text:p>18</text:p>
          </table:table-cell>
          <table:table-cell ns41:value-type="float" table:style-name="ce20" office:value="16" office:value-type="float">
            <text:p>16</text:p>
          </table:table-cell>
          <table:table-cell ns41:value-type="float" table:style-name="ce20" office:value="17" office:value-type="float">
            <text:p>17</text:p>
          </table:table-cell>
          <table:table-cell ns41:value-type="float" table:style-name="ce20" office:value="16" office:value-type="float">
            <text:p>16</text:p>
          </table:table-cell>
          <table:table-cell ns41:value-type="float" table:style-name="ce20" office:value="1" office:value-type="float">
            <text:p>1</text:p>
          </table:table-cell>
          <table:table-cell table:style-name="ce20" table:number-columns-repeated="3"/>
          <table:table-cell ns41:value-type="float" table:style-name="ce20" office:value="1" office:value-type="float">
            <text:p>1</text:p>
          </table:table-cell>
          <table:table-cell table:style-name="ce20"/>
          <table:table-cell ns41:value-type="float" table:style-name="ce20" office:value="12" office:value-type="float">
            <text:p>12</text:p>
          </table:table-cell>
          <table:table-cell ns41:value-type="float" table:style-name="ce20" office:value="9" office:value-type="float">
            <text:p>9</text:p>
          </table:table-cell>
          <table:table-cell ns41:value-type="float" office:value="5" table:style-name="ce20" table:number-columns-repeated="2" office:value-type="float">
            <text:p>5</text:p>
          </table:table-cell>
          <table:table-cell ns41:value-type="float" table:style-name="ce20" office:value="1" office:value-type="float">
            <text:p>1</text:p>
          </table:table-cell>
          <table:table-cell ns41:value-type="float" table:style-name="ce20" office:value="2" office:value-type="float">
            <text:p>2</text:p>
          </table:table-cell>
          <table:table-cell ns41:value-type="float" table:style-name="ce20" office:value="14" office:value-type="float">
            <text:p>14</text:p>
          </table:table-cell>
          <table:table-cell ns41:value-type="float" table:style-name="ce20" office:value="13" office:value-type="float">
            <text:p>13</text:p>
          </table:table-cell>
          <table:table-cell ns41:value-type="float" table:style-name="ce20" office:value="3" office:value-type="float">
            <text:p>3</text:p>
          </table:table-cell>
          <table:table-cell ns41:value-type="float" office:value="1" table:style-name="ce20" table:number-columns-repeated="2" office:value-type="float">
            <text:p>1</text:p>
          </table:table-cell>
          <table:table-cell ns41:value-type="float" table:style-name="ce20" office:value="2" office:value-type="float">
            <text:p>2</text:p>
          </table:table-cell>
          <table:table-cell table:style-name="ce20" table:number-columns-repeated="10"/>
          <table:table-cell ns41:value-type="float" table:style-name="ce20" office:value="18" office:value-type="float">
            <text:p>18</text:p>
          </table:table-cell>
          <table:table-cell ns41:value-type="float" table:style-name="ce20" office:value="16" office:value-type="float">
            <text:p>16</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ZUIDLAREN.</text:p>
          </table:table-cell>
          <table:table-cell ns41:value-type="string" table:style-name="ce16" office:value-type="string">
            <text:p>Wijk 5 Buurtschap Midlaren</text:p>
          </table:table-cell>
          <table:table-cell table:style-name="Default"/>
          <table:table-cell ns41:value-type="float" table:style-name="ce96" office:value="12" office:value-type="float">
            <text:p>12</text:p>
          </table:table-cell>
          <table:table-cell ns41:value-type="float" table:style-name="ce20" office:value="1" office:value-type="float">
            <text:p>1</text:p>
          </table:table-cell>
          <table:table-cell table:style-name="ce20"/>
          <table:table-cell ns41:value-type="float" table:style-name="ce20" office:value="15" office:value-type="float">
            <text:p>15</text:p>
          </table:table-cell>
          <table:table-cell ns41:value-type="float" table:style-name="ce20" office:value="38" office:value-type="float">
            <text:p>38</text:p>
          </table:table-cell>
          <table:table-cell ns41:value-type="float" table:style-name="ce20" office:value="33" office:value-type="float">
            <text:p>33</text:p>
          </table:table-cell>
          <table:table-cell ns41:value-type="float" table:style-name="ce20" office:value="37" office:value-type="float">
            <text:p>37</text:p>
          </table:table-cell>
          <table:table-cell ns41:value-type="float" table:style-name="ce20" office:value="32" office:value-type="float">
            <text:p>32</text:p>
          </table:table-cell>
          <table:table-cell ns41:value-type="float" office:value="1" table:style-name="ce20" table:number-columns-repeated="2" office:value-type="float">
            <text:p>1</text:p>
          </table:table-cell>
          <table:table-cell table:style-name="ce20" table:number-columns-repeated="2"/>
          <table:table-cell ns41:value-type="float" table:style-name="ce20" office:value="1" office:value-type="float">
            <text:p>1</text:p>
          </table:table-cell>
          <table:table-cell table:style-name="ce20"/>
          <table:table-cell ns41:value-type="float" table:style-name="ce20" office:value="25" office:value-type="float">
            <text:p>25</text:p>
          </table:table-cell>
          <table:table-cell ns41:value-type="float" table:style-name="ce20" office:value="18" office:value-type="float">
            <text:p>18</text:p>
          </table:table-cell>
          <table:table-cell ns41:value-type="float" office:value="11" table:style-name="ce20" table:number-columns-repeated="2" office:value-type="float">
            <text:p>11</text:p>
          </table:table-cell>
          <table:table-cell ns41:value-type="float" table:style-name="ce20" office:value="2" office:value-type="float">
            <text:p>2</text:p>
          </table:table-cell>
          <table:table-cell ns41:value-type="float" table:style-name="ce20" office:value="4" office:value-type="float">
            <text:p>4</text:p>
          </table:table-cell>
          <table:table-cell ns41:value-type="float" table:style-name="ce20" office:value="22" office:value-type="float">
            <text:p>22</text:p>
          </table:table-cell>
          <table:table-cell ns41:value-type="float" table:style-name="ce20" office:value="15" office:value-type="float">
            <text:p>15</text:p>
          </table:table-cell>
          <table:table-cell ns41:value-type="float" table:style-name="ce20" office:value="5" office:value-type="float">
            <text:p>5</text:p>
          </table:table-cell>
          <table:table-cell ns41:value-type="float" table:style-name="ce20" office:value="9" office:value-type="float">
            <text:p>9</text:p>
          </table:table-cell>
          <table:table-cell ns41:value-type="float" table:style-name="ce20" office:value="11" office:value-type="float">
            <text:p>11</text:p>
          </table:table-cell>
          <table:table-cell ns41:value-type="float" table:style-name="ce20" office:value="9" office:value-type="float">
            <text:p>9</text:p>
          </table:table-cell>
          <table:table-cell table:style-name="ce20" table:number-columns-repeated="10"/>
          <table:table-cell ns41:value-type="float" table:style-name="ce20" office:value="38" office:value-type="float">
            <text:p>38</text:p>
          </table:table-cell>
          <table:table-cell ns41:value-type="float" table:style-name="ce20" office:value="33" office:value-type="float">
            <text:p>33</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ZUIDLAREN.</text:p>
          </table:table-cell>
          <table:table-cell ns41:value-type="string" table:style-name="ce16" office:value-type="string">
            <text:p>Wijk 5 Buurtschap Midlaren Schepen</text:p>
          </table:table-cell>
          <table:table-cell table:style-name="Default"/>
          <table:table-cell table:style-name="ce96"/>
          <table:table-cell table:style-name="ce20"/>
          <table:table-cell ns41:value-type="float" office:value="1" table:style-name="ce20" table:number-columns-repeated="2" office:value-type="float">
            <text:p>1</text:p>
          </table:table-cell>
          <table:table-cell ns41:value-type="float" table:style-name="ce20" office:value="3" office:value-type="float">
            <text:p>3</text:p>
          </table:table-cell>
          <table:table-cell ns41:value-type="float" table:style-name="ce20" office:value="2" office:value-type="float">
            <text:p>2</text:p>
          </table:table-cell>
          <table:table-cell table:style-name="ce20" table:number-columns-repeated="2"/>
          <table:table-cell ns41:value-type="float" table:style-name="ce20" office:value="3" office:value-type="float">
            <text:p>3</text:p>
          </table:table-cell>
          <table:table-cell ns41:value-type="float" table:style-name="ce20" office:value="2" office:value-type="float">
            <text:p>2</text:p>
          </table:table-cell>
          <table:table-cell table:style-name="ce20" table:number-columns-repeated="4"/>
          <table:table-cell ns41:value-type="float" table:style-name="ce20" office:value="2" office:value-type="float">
            <text:p>2</text:p>
          </table:table-cell>
          <table:table-cell ns41:value-type="float" office:value="1" table:style-name="ce20" table:number-columns-repeated="3" office:value-type="float">
            <text:p>1</text:p>
          </table:table-cell>
          <table:table-cell table:style-name="ce20" table:number-columns-repeated="6"/>
          <table:table-cell ns41:value-type="float" table:style-name="ce20" office:value="3" office:value-type="float">
            <text:p>3</text:p>
          </table:table-cell>
          <table:table-cell ns41:value-type="float" table:style-name="ce20" office:value="2" office:value-type="float">
            <text:p>2</text:p>
          </table:table-cell>
          <table:table-cell table:style-name="ce20" table:number-columns-repeated="10"/>
          <table:table-cell ns41:value-type="float" table:style-name="ce20" office:value="3" office:value-type="float">
            <text:p>3</text:p>
          </table:table-cell>
          <table:table-cell ns41:value-type="float" table:style-name="ce20" office:value="2" office:value-type="float">
            <text:p>2</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ZUIDLAREN.</text:p>
          </table:table-cell>
          <table:table-cell ns41:value-type="string" table:style-name="ce16" office:value-type="string">
            <text:p>Wijk 6 Buurtschap Groeve</text:p>
          </table:table-cell>
          <table:table-cell table:style-name="Default"/>
          <table:table-cell ns41:value-type="float" table:style-name="ce96" office:value="18" office:value-type="float">
            <text:p>18</text:p>
          </table:table-cell>
          <table:table-cell table:style-name="ce20" table:number-columns-repeated="2"/>
          <table:table-cell ns41:value-type="float" table:style-name="ce20" office:value="20" office:value-type="float">
            <text:p>20</text:p>
          </table:table-cell>
          <table:table-cell ns41:value-type="float" table:style-name="ce20" office:value="45" office:value-type="float">
            <text:p>45</text:p>
          </table:table-cell>
          <table:table-cell ns41:value-type="float" table:style-name="ce20" office:value="41" office:value-type="float">
            <text:p>41</text:p>
          </table:table-cell>
          <table:table-cell ns41:value-type="float" table:style-name="ce20" office:value="45" office:value-type="float">
            <text:p>45</text:p>
          </table:table-cell>
          <table:table-cell ns41:value-type="float" table:style-name="ce20" office:value="41" office:value-type="float">
            <text:p>41</text:p>
          </table:table-cell>
          <table:table-cell table:style-name="ce20" table:number-columns-repeated="4"/>
          <table:table-cell ns41:value-type="float" table:style-name="ce20" office:value="1" office:value-type="float">
            <text:p>1</text:p>
          </table:table-cell>
          <table:table-cell table:style-name="ce20"/>
          <table:table-cell ns41:value-type="float" table:style-name="ce20" office:value="30" office:value-type="float">
            <text:p>30</text:p>
          </table:table-cell>
          <table:table-cell ns41:value-type="float" table:style-name="ce20" office:value="26" office:value-type="float">
            <text:p>26</text:p>
          </table:table-cell>
          <table:table-cell ns41:value-type="float" office:value="14" table:style-name="ce20" table:number-columns-repeated="2" office:value-type="float">
            <text:p>14</text:p>
          </table:table-cell>
          <table:table-cell ns41:value-type="float" office:value="1" table:style-name="ce20" table:number-columns-repeated="2" office:value-type="float">
            <text:p>1</text:p>
          </table:table-cell>
          <table:table-cell ns41:value-type="float" table:style-name="ce20" office:value="31" office:value-type="float">
            <text:p>31</text:p>
          </table:table-cell>
          <table:table-cell ns41:value-type="float" table:style-name="ce20" office:value="30" office:value-type="float">
            <text:p>30</text:p>
          </table:table-cell>
          <table:table-cell ns41:value-type="float" table:style-name="ce20" office:value="2" office:value-type="float">
            <text:p>2</text:p>
          </table:table-cell>
          <table:table-cell ns41:value-type="float" table:style-name="ce20" office:value="3" office:value-type="float">
            <text:p>3</text:p>
          </table:table-cell>
          <table:table-cell ns41:value-type="float" table:style-name="ce20" office:value="10" office:value-type="float">
            <text:p>10</text:p>
          </table:table-cell>
          <table:table-cell ns41:value-type="float" table:style-name="ce20" office:value="7" office:value-type="float">
            <text:p>7</text:p>
          </table:table-cell>
          <table:table-cell table:style-name="ce20" table:number-columns-repeated="2"/>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6"/>
          <table:table-cell ns41:value-type="float" office:value="38" table:style-name="ce20" table:number-columns-repeated="2" office:value-type="float">
            <text:p>38</text:p>
          </table:table-cell>
          <table:table-cell table:style-name="ce20" table:number-columns-repeated="22"/>
          <table:table-cell ns41:value-type="float" table:style-name="ce20" office:value="7" office:value-type="float">
            <text:p>7</text:p>
          </table:table-cell>
          <table:table-cell ns41:value-type="float" table:style-name="ce20" office:value="3" office:value-type="float">
            <text:p>3</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ZUIDLAREN.</text:p>
          </table:table-cell>
          <table:table-cell ns41:value-type="string" table:style-name="ce16" office:value-type="string">
            <text:p>Wijk 7 Buurtschap Zuidlaarderveen</text:p>
          </table:table-cell>
          <table:table-cell table:style-name="Default"/>
          <table:table-cell ns41:value-type="float" table:style-name="ce96" office:value="42" office:value-type="float">
            <text:p>42</text:p>
          </table:table-cell>
          <table:table-cell ns41:value-type="float" table:style-name="ce20" office:value="1" office:value-type="float">
            <text:p>1</text:p>
          </table:table-cell>
          <table:table-cell table:style-name="ce20"/>
          <table:table-cell ns41:value-type="float" table:style-name="ce20" office:value="44" office:value-type="float">
            <text:p>44</text:p>
          </table:table-cell>
          <table:table-cell ns41:value-type="float" table:style-name="ce20" office:value="136" office:value-type="float">
            <text:p>136</text:p>
          </table:table-cell>
          <table:table-cell ns41:value-type="float" table:style-name="ce20" office:value="113" office:value-type="float">
            <text:p>113</text:p>
          </table:table-cell>
          <table:table-cell ns41:value-type="float" table:style-name="ce20" office:value="131" office:value-type="float">
            <text:p>131</text:p>
          </table:table-cell>
          <table:table-cell ns41:value-type="float" table:style-name="ce20" office:value="110" office:value-type="float">
            <text:p>110</text:p>
          </table:table-cell>
          <table:table-cell ns41:value-type="float" table:style-name="ce20" office:value="5" office:value-type="float">
            <text:p>5</text:p>
          </table:table-cell>
          <table:table-cell ns41:value-type="float" table:style-name="ce20" office:value="3" office:value-type="float">
            <text:p>3</text:p>
          </table:table-cell>
          <table:table-cell table:style-name="ce20" table:number-columns-repeated="2"/>
          <table:table-cell ns41:value-type="float" table:style-name="ce20" office:value="5" office:value-type="float">
            <text:p>5</text:p>
          </table:table-cell>
          <table:table-cell table:style-name="ce20"/>
          <table:table-cell ns41:value-type="float" table:style-name="ce20" office:value="97" office:value-type="float">
            <text:p>97</text:p>
          </table:table-cell>
          <table:table-cell ns41:value-type="float" table:style-name="ce20" office:value="70" office:value-type="float">
            <text:p>70</text:p>
          </table:table-cell>
          <table:table-cell ns41:value-type="float" office:value="35" table:style-name="ce20" table:number-columns-repeated="2" office:value-type="float">
            <text:p>35</text:p>
          </table:table-cell>
          <table:table-cell ns41:value-type="float" table:style-name="ce20" office:value="4" office:value-type="float">
            <text:p>4</text:p>
          </table:table-cell>
          <table:table-cell ns41:value-type="float" table:style-name="ce20" office:value="8" office:value-type="float">
            <text:p>8</text:p>
          </table:table-cell>
          <table:table-cell ns41:value-type="float" table:style-name="ce20" office:value="80" office:value-type="float">
            <text:p>80</text:p>
          </table:table-cell>
          <table:table-cell ns41:value-type="float" table:style-name="ce20" office:value="66" office:value-type="float">
            <text:p>66</text:p>
          </table:table-cell>
          <table:table-cell ns41:value-type="float" table:style-name="ce20" office:value="9" office:value-type="float">
            <text:p>9</text:p>
          </table:table-cell>
          <table:table-cell ns41:value-type="float" table:style-name="ce20" office:value="11" office:value-type="float">
            <text:p>11</text:p>
          </table:table-cell>
          <table:table-cell ns41:value-type="float" table:style-name="ce20" office:value="43" office:value-type="float">
            <text:p>43</text:p>
          </table:table-cell>
          <table:table-cell ns41:value-type="float" table:style-name="ce20" office:value="34" office:value-type="float">
            <text:p>34</text:p>
          </table:table-cell>
          <table:table-cell table:style-name="ce20" table:number-columns-repeated="2"/>
          <table:table-cell ns41:value-type="float" table:style-name="ce20" office:value="4" office:value-type="float">
            <text:p>4</text:p>
          </table:table-cell>
          <table:table-cell ns41:value-type="float" table:style-name="ce20" office:value="1" office:value-type="float">
            <text:p>1</text:p>
          </table:table-cell>
          <table:table-cell table:style-name="ce20"/>
          <table:table-cell ns41:value-type="float" table:style-name="ce20" office:value="1" office:value-type="float">
            <text:p>1</text:p>
          </table:table-cell>
          <table:table-cell table:style-name="ce20" table:number-columns-repeated="4"/>
          <table:table-cell ns41:value-type="float" table:style-name="ce20" office:value="126" office:value-type="float">
            <text:p>126</text:p>
          </table:table-cell>
          <table:table-cell ns41:value-type="float" table:style-name="ce20" office:value="108" office:value-type="float">
            <text:p>108</text:p>
          </table:table-cell>
          <table:table-cell table:style-name="ce20" table:number-columns-repeated="8"/>
          <table:table-cell ns41:value-type="float" table:style-name="ce20" office:value="1" office:value-type="float">
            <text:p>1</text:p>
          </table:table-cell>
          <table:table-cell table:style-name="ce20" table:number-columns-repeated="3"/>
          <table:table-cell ns41:value-type="float" table:style-name="ce20" office:value="4" office:value-type="float">
            <text:p>4</text:p>
          </table:table-cell>
          <table:table-cell ns41:value-type="float" table:style-name="ce20" office:value="2" office:value-type="float">
            <text:p>2</text:p>
          </table:table-cell>
          <table:table-cell table:style-name="ce20" table:number-columns-repeated="8"/>
          <table:table-cell ns41:value-type="float" table:style-name="ce20" office:value="5" office:value-type="float">
            <text:p>5</text:p>
          </table:table-cell>
          <table:table-cell ns41:value-type="float" table:style-name="ce20" office:value="3" office:value-type="float">
            <text:p>3</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ZUIDLAREN.</text:p>
          </table:table-cell>
          <table:table-cell ns41:value-type="string" table:style-name="ce16" office:value-type="string">
            <text:p>Totaal</text:p>
          </table:table-cell>
          <table:table-cell table:style-name="Default"/>
          <table:table-cell ns41:value-type="float" table:style-name="ce96" office:value="267" office:value-type="float">
            <text:p>267</text:p>
          </table:table-cell>
          <table:table-cell ns41:value-type="float" table:style-name="ce20" office:value="5" office:value-type="float">
            <text:p>5</text:p>
          </table:table-cell>
          <table:table-cell ns41:value-type="float" table:style-name="ce20" office:value="1" office:value-type="float">
            <text:p>1</text:p>
          </table:table-cell>
          <table:table-cell ns41:value-type="float" table:style-name="ce20" office:value="306" office:value-type="float">
            <text:p>306</text:p>
          </table:table-cell>
          <table:table-cell ns41:value-type="float" table:style-name="ce20" office:value="723" office:value-type="float">
            <text:p>723</text:p>
          </table:table-cell>
          <table:table-cell ns41:value-type="float" table:style-name="ce20" office:value="697" office:value-type="float">
            <text:p>697</text:p>
          </table:table-cell>
          <table:table-cell ns41:value-type="float" table:style-name="ce20" office:value="698" office:value-type="float">
            <text:p>698</text:p>
          </table:table-cell>
          <table:table-cell ns41:value-type="float" table:style-name="ce20" office:value="678" office:value-type="float">
            <text:p>678</text:p>
          </table:table-cell>
          <table:table-cell ns41:value-type="float" table:style-name="ce20" office:value="23" office:value-type="float">
            <text:p>23</text:p>
          </table:table-cell>
          <table:table-cell ns41:value-type="float" table:style-name="ce20" office:value="18" office:value-type="float">
            <text:p>18</text:p>
          </table:table-cell>
          <table:table-cell ns41:value-type="float" table:style-name="ce20" office:value="2" office:value-type="float">
            <text:p>2</text:p>
          </table:table-cell>
          <table:table-cell ns41:value-type="float" table:style-name="ce20" office:value="1" office:value-type="float">
            <text:p>1</text:p>
          </table:table-cell>
          <table:table-cell ns41:value-type="float" table:style-name="ce20" office:value="25" office:value-type="float">
            <text:p>25</text:p>
          </table:table-cell>
          <table:table-cell ns41:value-type="float" table:style-name="ce20" office:value="4" office:value-type="float">
            <text:p>4</text:p>
          </table:table-cell>
          <table:table-cell ns41:value-type="float" table:style-name="ce20" office:value="462" office:value-type="float">
            <text:p>462</text:p>
          </table:table-cell>
          <table:table-cell ns41:value-type="float" table:style-name="ce20" office:value="416" office:value-type="float">
            <text:p>416</text:p>
          </table:table-cell>
          <table:table-cell ns41:value-type="float" table:style-name="ce20" office:value="227" office:value-type="float">
            <text:p>227</text:p>
          </table:table-cell>
          <table:table-cell ns41:value-type="float" table:style-name="ce20" office:value="225" office:value-type="float">
            <text:p>225</text:p>
          </table:table-cell>
          <table:table-cell ns41:value-type="float" table:style-name="ce20" office:value="34" office:value-type="float">
            <text:p>34</text:p>
          </table:table-cell>
          <table:table-cell ns41:value-type="float" table:style-name="ce20" office:value="56" office:value-type="float">
            <text:p>56</text:p>
          </table:table-cell>
          <table:table-cell ns41:value-type="float" table:style-name="ce20" office:value="454" office:value-type="float">
            <text:p>454</text:p>
          </table:table-cell>
          <table:table-cell ns41:value-type="float" table:style-name="ce20" office:value="438" office:value-type="float">
            <text:p>438</text:p>
          </table:table-cell>
          <table:table-cell ns41:value-type="float" table:style-name="ce20" office:value="105" office:value-type="float">
            <text:p>105</text:p>
          </table:table-cell>
          <table:table-cell ns41:value-type="float" table:style-name="ce20" office:value="98" office:value-type="float">
            <text:p>98</text:p>
          </table:table-cell>
          <table:table-cell ns41:value-type="float" table:style-name="ce20" office:value="153" office:value-type="float">
            <text:p>153</text:p>
          </table:table-cell>
          <table:table-cell ns41:value-type="float" table:style-name="ce20" office:value="156" office:value-type="float">
            <text:p>156</text:p>
          </table:table-cell>
          <table:table-cell table:style-name="ce20" table:number-columns-repeated="2"/>
          <table:table-cell ns41:value-type="float" table:style-name="ce20" office:value="11" office:value-type="float">
            <text:p>11</text:p>
          </table:table-cell>
          <table:table-cell ns41:value-type="float" table:style-name="ce20" office:value="4" office:value-type="float">
            <text:p>4</text:p>
          </table:table-cell>
          <table:table-cell table:style-name="ce20"/>
          <table:table-cell ns41:value-type="float" table:style-name="ce20" office:value="1" office:value-type="float">
            <text:p>1</text:p>
          </table:table-cell>
          <table:table-cell table:style-name="ce20" table:number-columns-repeated="4"/>
          <table:table-cell ns41:value-type="float" table:style-name="ce20" office:value="696" office:value-type="float">
            <text:p>696</text:p>
          </table:table-cell>
          <table:table-cell ns41:value-type="float" table:style-name="ce20" office:value="674" office:value-type="float">
            <text:p>674</text:p>
          </table:table-cell>
          <table:table-cell table:style-name="ce20" table:number-columns-repeated="8"/>
          <table:table-cell ns41:value-type="float" table:style-name="ce20" office:value="5" office:value-type="float">
            <text:p>5</text:p>
          </table:table-cell>
          <table:table-cell ns41:value-type="float" table:style-name="ce20" office:value="2" office:value-type="float">
            <text:p>2</text:p>
          </table:table-cell>
          <table:table-cell table:style-name="ce20" table:number-columns-repeated="2"/>
          <table:table-cell ns41:value-type="float" table:style-name="ce20" office:value="6" office:value-type="float">
            <text:p>6</text:p>
          </table:table-cell>
          <table:table-cell ns41:value-type="float" table:style-name="ce20" office:value="9" office:value-type="float">
            <text:p>9</text:p>
          </table:table-cell>
          <table:table-cell table:style-name="ce20" table:number-columns-repeated="6"/>
          <table:table-cell ns41:value-type="float" table:style-name="ce20" office:value="1" office:value-type="float">
            <text:p>1</text:p>
          </table:table-cell>
          <table:table-cell ns41:value-type="float" table:style-name="ce20" office:value="6" office:value-type="float">
            <text:p>6</text:p>
          </table:table-cell>
          <table:table-cell ns41:value-type="float" table:style-name="ce20" office:value="15" office:value-type="float">
            <text:p>15</text:p>
          </table:table-cell>
          <table:table-cell ns41:value-type="float" table:style-name="ce20" office:value="6" office:value-type="float">
            <text:p>6</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ZUIDWOLDE.</text:p>
          </table:table-cell>
          <table:table-cell ns41:value-type="string" table:style-name="ce16" office:value-type="string">
            <text:p>ten Arlo</text:p>
          </table:table-cell>
          <table:table-cell table:style-name="Default"/>
          <table:table-cell ns41:value-type="float" table:style-name="ce96" office:value="9" office:value-type="float">
            <text:p>9</text:p>
          </table:table-cell>
          <table:table-cell table:style-name="ce20" table:number-columns-repeated="2"/>
          <table:table-cell ns41:value-type="float" table:style-name="ce20" office:value="9" office:value-type="float">
            <text:p>9</text:p>
          </table:table-cell>
          <table:table-cell ns41:value-type="float" table:style-name="ce20" office:value="41" office:value-type="float">
            <text:p>41</text:p>
          </table:table-cell>
          <table:table-cell ns41:value-type="float" table:style-name="ce20" office:value="36" office:value-type="float">
            <text:p>36</text:p>
          </table:table-cell>
          <table:table-cell ns41:value-type="float" table:style-name="ce20" office:value="37" office:value-type="float">
            <text:p>37</text:p>
          </table:table-cell>
          <table:table-cell ns41:value-type="float" table:style-name="ce20" office:value="33" office:value-type="float">
            <text:p>33</text:p>
          </table:table-cell>
          <table:table-cell ns41:value-type="float" table:style-name="ce20" office:value="4" office:value-type="float">
            <text:p>4</text:p>
          </table:table-cell>
          <table:table-cell ns41:value-type="float" table:style-name="ce20" office:value="3" office:value-type="float">
            <text:p>3</text:p>
          </table:table-cell>
          <table:table-cell table:style-name="ce20" table:number-columns-repeated="4"/>
          <table:table-cell ns41:value-type="float" table:style-name="ce20" office:value="31" office:value-type="float">
            <text:p>31</text:p>
          </table:table-cell>
          <table:table-cell ns41:value-type="float" table:style-name="ce20" office:value="27" office:value-type="float">
            <text:p>27</text:p>
          </table:table-cell>
          <table:table-cell ns41:value-type="float" office:value="9" table:style-name="ce20" table:number-columns-repeated="2" office:value-type="float">
            <text:p>9</text:p>
          </table:table-cell>
          <table:table-cell ns41:value-type="float" table:style-name="ce20" office:value="1" office:value-type="float">
            <text:p>1</text:p>
          </table:table-cell>
          <table:table-cell table:style-name="ce20"/>
          <table:table-cell ns41:value-type="float" office:value="29" table:style-name="ce20" table:number-columns-repeated="2" office:value-type="float">
            <text:p>29</text:p>
          </table:table-cell>
          <table:table-cell ns41:value-type="float" table:style-name="ce20" office:value="11" office:value-type="float">
            <text:p>11</text:p>
          </table:table-cell>
          <table:table-cell ns41:value-type="float" table:style-name="ce20" office:value="5" office:value-type="float">
            <text:p>5</text:p>
          </table:table-cell>
          <table:table-cell ns41:value-type="float" table:style-name="ce20" office:value="1" office:value-type="float">
            <text:p>1</text:p>
          </table:table-cell>
          <table:table-cell ns41:value-type="float" table:style-name="ce20" office:value="2" office:value-type="float">
            <text:p>2</text:p>
          </table:table-cell>
          <table:table-cell table:style-name="ce20" table:number-columns-repeated="10"/>
          <table:table-cell ns41:value-type="float" table:style-name="ce20" office:value="41" office:value-type="float">
            <text:p>41</text:p>
          </table:table-cell>
          <table:table-cell ns41:value-type="float" table:style-name="ce20" office:value="36" office:value-type="float">
            <text:p>36</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ZUIDWOLDE.</text:p>
          </table:table-cell>
          <table:table-cell ns41:value-type="string" table:style-name="ce16" office:value-type="string">
            <text:p>Lubbinge</text:p>
          </table:table-cell>
          <table:table-cell table:style-name="Default"/>
          <table:table-cell ns41:value-type="float" table:style-name="ce96" office:value="5" office:value-type="float">
            <text:p>5</text:p>
          </table:table-cell>
          <table:table-cell table:style-name="ce20" table:number-columns-repeated="2"/>
          <table:table-cell ns41:value-type="float" table:style-name="ce20" office:value="5" office:value-type="float">
            <text:p>5</text:p>
          </table:table-cell>
          <table:table-cell ns41:value-type="float" table:style-name="ce20" office:value="17" office:value-type="float">
            <text:p>17</text:p>
          </table:table-cell>
          <table:table-cell ns41:value-type="float" table:style-name="ce20" office:value="18" office:value-type="float">
            <text:p>18</text:p>
          </table:table-cell>
          <table:table-cell ns41:value-type="float" table:style-name="ce20" office:value="17" office:value-type="float">
            <text:p>17</text:p>
          </table:table-cell>
          <table:table-cell ns41:value-type="float" table:style-name="ce20" office:value="18" office:value-type="float">
            <text:p>18</text:p>
          </table:table-cell>
          <table:table-cell table:style-name="ce20" table:number-columns-repeated="4"/>
          <table:table-cell ns41:value-type="float" table:style-name="ce20" office:value="1" office:value-type="float">
            <text:p>1</text:p>
          </table:table-cell>
          <table:table-cell ns41:value-type="float" table:style-name="ce20" office:value="2" office:value-type="float">
            <text:p>2</text:p>
          </table:table-cell>
          <table:table-cell ns41:value-type="float" table:style-name="ce20" office:value="12" office:value-type="float">
            <text:p>12</text:p>
          </table:table-cell>
          <table:table-cell ns41:value-type="float" table:style-name="ce20" office:value="11" office:value-type="float">
            <text:p>11</text:p>
          </table:table-cell>
          <table:table-cell ns41:value-type="float" office:value="5" table:style-name="ce20" table:number-columns-repeated="2" office:value-type="float">
            <text:p>5</text:p>
          </table:table-cell>
          <table:table-cell table:style-name="ce20"/>
          <table:table-cell ns41:value-type="float" table:style-name="ce20" office:value="2" office:value-type="float">
            <text:p>2</text:p>
          </table:table-cell>
          <table:table-cell ns41:value-type="float" table:style-name="ce20" office:value="14" office:value-type="float">
            <text:p>14</text:p>
          </table:table-cell>
          <table:table-cell ns41:value-type="float" table:style-name="ce20" office:value="16" office:value-type="float">
            <text:p>16</text:p>
          </table:table-cell>
          <table:table-cell ns41:value-type="float" office:value="1" table:style-name="ce20" table:number-columns-repeated="2" office:value-type="float">
            <text:p>1</text:p>
          </table:table-cell>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10"/>
          <table:table-cell ns41:value-type="float" table:style-name="ce20" office:value="17" office:value-type="float">
            <text:p>17</text:p>
          </table:table-cell>
          <table:table-cell ns41:value-type="float" table:style-name="ce20" office:value="18" office:value-type="float">
            <text:p>18</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ZUIDWOLDE.</text:p>
          </table:table-cell>
          <table:table-cell ns41:value-type="string" table:style-name="ce16" office:value-type="string">
            <text:p>Steenbergen</text:p>
          </table:table-cell>
          <table:table-cell table:style-name="Default"/>
          <table:table-cell ns41:value-type="float" table:style-name="ce96" office:value="16" office:value-type="float">
            <text:p>16</text:p>
          </table:table-cell>
          <table:table-cell table:style-name="ce20" table:number-columns-repeated="2"/>
          <table:table-cell ns41:value-type="float" table:style-name="ce20" office:value="22" office:value-type="float">
            <text:p>22</text:p>
          </table:table-cell>
          <table:table-cell ns41:value-type="float" table:style-name="ce20" office:value="68" office:value-type="float">
            <text:p>68</text:p>
          </table:table-cell>
          <table:table-cell ns41:value-type="float" table:style-name="ce20" office:value="51" office:value-type="float">
            <text:p>51</text:p>
          </table:table-cell>
          <table:table-cell ns41:value-type="float" table:style-name="ce20" office:value="66" office:value-type="float">
            <text:p>66</text:p>
          </table:table-cell>
          <table:table-cell ns41:value-type="float" table:style-name="ce20" office:value="47" office:value-type="float">
            <text:p>47</text:p>
          </table:table-cell>
          <table:table-cell ns41:value-type="float" table:style-name="ce20" office:value="2" office:value-type="float">
            <text:p>2</text:p>
          </table:table-cell>
          <table:table-cell ns41:value-type="float" table:style-name="ce20" office:value="4" office:value-type="float">
            <text:p>4</text:p>
          </table:table-cell>
          <table:table-cell table:style-name="ce20" table:number-columns-repeated="2"/>
          <table:table-cell ns41:value-type="float" office:value="1" table:style-name="ce20" table:number-columns-repeated="2" office:value-type="float">
            <text:p>1</text:p>
          </table:table-cell>
          <table:table-cell ns41:value-type="float" table:style-name="ce20" office:value="48" office:value-type="float">
            <text:p>48</text:p>
          </table:table-cell>
          <table:table-cell ns41:value-type="float" table:style-name="ce20" office:value="32" office:value-type="float">
            <text:p>32</text:p>
          </table:table-cell>
          <table:table-cell ns41:value-type="float" office:value="17" table:style-name="ce20" table:number-columns-repeated="2" office:value-type="float">
            <text:p>17</text:p>
          </table:table-cell>
          <table:table-cell ns41:value-type="float" table:style-name="ce20" office:value="3" office:value-type="float">
            <text:p>3</text:p>
          </table:table-cell>
          <table:table-cell ns41:value-type="float" table:style-name="ce20" office:value="2" office:value-type="float">
            <text:p>2</text:p>
          </table:table-cell>
          <table:table-cell ns41:value-type="float" table:style-name="ce20" office:value="47" office:value-type="float">
            <text:p>47</text:p>
          </table:table-cell>
          <table:table-cell ns41:value-type="float" table:style-name="ce20" office:value="33" office:value-type="float">
            <text:p>33</text:p>
          </table:table-cell>
          <table:table-cell ns41:value-type="float" table:style-name="ce20" office:value="11" office:value-type="float">
            <text:p>11</text:p>
          </table:table-cell>
          <table:table-cell ns41:value-type="float" table:style-name="ce20" office:value="12" office:value-type="float">
            <text:p>12</text:p>
          </table:table-cell>
          <table:table-cell ns41:value-type="float" table:style-name="ce20" office:value="8" office:value-type="float">
            <text:p>8</text:p>
          </table:table-cell>
          <table:table-cell ns41:value-type="float" table:style-name="ce20" office:value="6" office:value-type="float">
            <text:p>6</text:p>
          </table:table-cell>
          <table:table-cell table:style-name="ce20" table:number-columns-repeated="8"/>
          <table:table-cell ns41:value-type="float" table:style-name="ce20" office:value="2" office:value-type="float">
            <text:p>2</text:p>
          </table:table-cell>
          <table:table-cell table:style-name="ce20"/>
          <table:table-cell ns41:value-type="float" table:style-name="ce20" office:value="68" office:value-type="float">
            <text:p>68</text:p>
          </table:table-cell>
          <table:table-cell ns41:value-type="float" table:style-name="ce20" office:value="50" office:value-type="float">
            <text:p>50</text:p>
          </table:table-cell>
          <table:table-cell table:style-name="ce20" table:number-columns-repeated="21"/>
          <table:table-cell ns41:value-type="float" table:style-name="ce20" office:value="1" office:value-type="float">
            <text:p>1</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ZUIDWOLDE.</text:p>
          </table:table-cell>
          <table:table-cell ns41:value-type="string" table:style-name="ce16" office:value-type="string">
            <text:p>Kerkenbosch</text:p>
          </table:table-cell>
          <table:table-cell table:style-name="Default"/>
          <table:table-cell ns41:value-type="float" table:style-name="ce96" office:value="50" office:value-type="float">
            <text:p>50</text:p>
          </table:table-cell>
          <table:table-cell ns41:value-type="float" table:style-name="ce20" office:value="3" office:value-type="float">
            <text:p>3</text:p>
          </table:table-cell>
          <table:table-cell table:style-name="ce20"/>
          <table:table-cell ns41:value-type="float" table:style-name="ce20" office:value="70" office:value-type="float">
            <text:p>70</text:p>
          </table:table-cell>
          <table:table-cell ns41:value-type="float" table:style-name="ce20" office:value="174" office:value-type="float">
            <text:p>174</text:p>
          </table:table-cell>
          <table:table-cell ns41:value-type="float" table:style-name="ce20" office:value="162" office:value-type="float">
            <text:p>162</text:p>
          </table:table-cell>
          <table:table-cell ns41:value-type="float" table:style-name="ce20" office:value="166" office:value-type="float">
            <text:p>166</text:p>
          </table:table-cell>
          <table:table-cell ns41:value-type="float" table:style-name="ce20" office:value="156" office:value-type="float">
            <text:p>156</text:p>
          </table:table-cell>
          <table:table-cell ns41:value-type="float" table:style-name="ce20" office:value="8" office:value-type="float">
            <text:p>8</text:p>
          </table:table-cell>
          <table:table-cell ns41:value-type="float" table:style-name="ce20" office:value="6" office:value-type="float">
            <text:p>6</text:p>
          </table:table-cell>
          <table:table-cell table:style-name="ce20" table:number-columns-repeated="2"/>
          <table:table-cell ns41:value-type="float" table:style-name="ce20" office:value="6" office:value-type="float">
            <text:p>6</text:p>
          </table:table-cell>
          <table:table-cell ns41:value-type="float" table:style-name="ce20" office:value="3" office:value-type="float">
            <text:p>3</text:p>
          </table:table-cell>
          <table:table-cell ns41:value-type="float" table:style-name="ce20" office:value="106" office:value-type="float">
            <text:p>106</text:p>
          </table:table-cell>
          <table:table-cell ns41:value-type="float" table:style-name="ce20" office:value="92" office:value-type="float">
            <text:p>92</text:p>
          </table:table-cell>
          <table:table-cell ns41:value-type="float" office:value="62" table:style-name="ce20" table:number-columns-repeated="2" office:value-type="float">
            <text:p>62</text:p>
          </table:table-cell>
          <table:table-cell ns41:value-type="float" table:style-name="ce20" office:value="6" office:value-type="float">
            <text:p>6</text:p>
          </table:table-cell>
          <table:table-cell ns41:value-type="float" table:style-name="ce20" office:value="8" office:value-type="float">
            <text:p>8</text:p>
          </table:table-cell>
          <table:table-cell ns41:value-type="float" table:style-name="ce20" office:value="111" office:value-type="float">
            <text:p>111</text:p>
          </table:table-cell>
          <table:table-cell ns41:value-type="float" table:style-name="ce20" office:value="109" office:value-type="float">
            <text:p>109</text:p>
          </table:table-cell>
          <table:table-cell ns41:value-type="float" table:style-name="ce20" office:value="37" office:value-type="float">
            <text:p>37</text:p>
          </table:table-cell>
          <table:table-cell ns41:value-type="float" table:style-name="ce20" office:value="29" office:value-type="float">
            <text:p>29</text:p>
          </table:table-cell>
          <table:table-cell ns41:value-type="float" table:style-name="ce20" office:value="21" office:value-type="float">
            <text:p>21</text:p>
          </table:table-cell>
          <table:table-cell ns41:value-type="float" table:style-name="ce20" office:value="24" office:value-type="float">
            <text:p>24</text:p>
          </table:table-cell>
          <table:table-cell table:style-name="ce20" table:number-columns-repeated="2"/>
          <table:table-cell ns41:value-type="float" table:style-name="ce20" office:value="1" office:value-type="float">
            <text:p>1</text:p>
          </table:table-cell>
          <table:table-cell table:style-name="ce20" table:number-columns-repeated="5"/>
          <table:table-cell ns41:value-type="float" table:style-name="ce20" office:value="4" office:value-type="float">
            <text:p>4</text:p>
          </table:table-cell>
          <table:table-cell table:style-name="ce20"/>
          <table:table-cell ns41:value-type="float" table:style-name="ce20" office:value="160" office:value-type="float">
            <text:p>160</text:p>
          </table:table-cell>
          <table:table-cell ns41:value-type="float" table:style-name="ce20" office:value="156" office:value-type="float">
            <text:p>156</text:p>
          </table:table-cell>
          <table:table-cell table:style-name="ce20" table:number-columns-repeated="8"/>
          <table:table-cell ns41:value-type="float" table:style-name="ce20" office:value="1" office:value-type="float">
            <text:p>1</text:p>
          </table:table-cell>
          <table:table-cell table:style-name="ce20" table:number-columns-repeated="3"/>
          <table:table-cell ns41:value-type="float" office:value="1" table:style-name="ce20" table:number-columns-repeated="2" office:value-type="float">
            <text:p>1</text:p>
          </table:table-cell>
          <table:table-cell table:style-name="ce20" table:number-columns-repeated="6"/>
          <table:table-cell ns41:value-type="float" table:style-name="ce20" office:value="12" office:value-type="float">
            <text:p>12</text:p>
          </table:table-cell>
          <table:table-cell ns41:value-type="float" table:style-name="ce20" office:value="5" office:value-type="float">
            <text:p>5</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ZUIDWOLDE.</text:p>
          </table:table-cell>
          <table:table-cell ns41:value-type="string" table:style-name="ce16" office:value-type="string">
            <text:p>Schotterhuizen</text:p>
          </table:table-cell>
          <table:table-cell table:style-name="Default"/>
          <table:table-cell ns41:value-type="float" table:style-name="ce96" office:value="27" office:value-type="float">
            <text:p>27</text:p>
          </table:table-cell>
          <table:table-cell table:style-name="ce20" table:number-columns-repeated="2"/>
          <table:table-cell ns41:value-type="float" table:style-name="ce20" office:value="32" office:value-type="float">
            <text:p>32</text:p>
          </table:table-cell>
          <table:table-cell ns41:value-type="float" table:style-name="ce20" office:value="82" office:value-type="float">
            <text:p>82</text:p>
          </table:table-cell>
          <table:table-cell ns41:value-type="float" table:style-name="ce20" office:value="68" office:value-type="float">
            <text:p>68</text:p>
          </table:table-cell>
          <table:table-cell ns41:value-type="float" table:style-name="ce20" office:value="80" office:value-type="float">
            <text:p>80</text:p>
          </table:table-cell>
          <table:table-cell ns41:value-type="float" table:style-name="ce20" office:value="67" office:value-type="float">
            <text:p>67</text:p>
          </table:table-cell>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2"/>
          <table:table-cell ns41:value-type="float" table:style-name="ce20" office:value="2" office:value-type="float">
            <text:p>2</text:p>
          </table:table-cell>
          <table:table-cell ns41:value-type="float" table:style-name="ce20" office:value="1" office:value-type="float">
            <text:p>1</text:p>
          </table:table-cell>
          <table:table-cell ns41:value-type="float" table:style-name="ce20" office:value="51" office:value-type="float">
            <text:p>51</text:p>
          </table:table-cell>
          <table:table-cell ns41:value-type="float" table:style-name="ce20" office:value="38" office:value-type="float">
            <text:p>38</text:p>
          </table:table-cell>
          <table:table-cell ns41:value-type="float" office:value="25" table:style-name="ce20" table:number-columns-repeated="2" office:value-type="float">
            <text:p>25</text:p>
          </table:table-cell>
          <table:table-cell ns41:value-type="float" table:style-name="ce20" office:value="6" office:value-type="float">
            <text:p>6</text:p>
          </table:table-cell>
          <table:table-cell ns41:value-type="float" table:style-name="ce20" office:value="5" office:value-type="float">
            <text:p>5</text:p>
          </table:table-cell>
          <table:table-cell ns41:value-type="float" table:style-name="ce20" office:value="59" office:value-type="float">
            <text:p>59</text:p>
          </table:table-cell>
          <table:table-cell ns41:value-type="float" table:style-name="ce20" office:value="54" office:value-type="float">
            <text:p>54</text:p>
          </table:table-cell>
          <table:table-cell ns41:value-type="float" table:style-name="ce20" office:value="17" office:value-type="float">
            <text:p>17</text:p>
          </table:table-cell>
          <table:table-cell ns41:value-type="float" table:style-name="ce20" office:value="8" office:value-type="float">
            <text:p>8</text:p>
          </table:table-cell>
          <table:table-cell ns41:value-type="float" table:style-name="ce20" office:value="6" office:value-type="float">
            <text:p>6</text:p>
          </table:table-cell>
          <table:table-cell ns41:value-type="float" table:style-name="ce20" office:value="5" office:value-type="float">
            <text:p>5</text:p>
          </table:table-cell>
          <table:table-cell table:style-name="ce20" table:number-columns-repeated="9"/>
          <table:table-cell ns41:value-type="float" table:style-name="ce20" office:value="1" office:value-type="float">
            <text:p>1</text:p>
          </table:table-cell>
          <table:table-cell ns41:value-type="float" table:style-name="ce20" office:value="76" office:value-type="float">
            <text:p>76</text:p>
          </table:table-cell>
          <table:table-cell ns41:value-type="float" table:style-name="ce20" office:value="63" office:value-type="float">
            <text:p>63</text:p>
          </table:table-cell>
          <table:table-cell table:style-name="ce20" table:number-columns-repeated="20"/>
          <table:table-cell ns41:value-type="float" table:style-name="ce20" office:value="6" office:value-type="float">
            <text:p>6</text:p>
          </table:table-cell>
          <table:table-cell ns41:value-type="float" table:style-name="ce20" office:value="5" office:value-type="float">
            <text:p>5</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ZUIDWOLDE.</text:p>
          </table:table-cell>
          <table:table-cell ns41:value-type="string" table:style-name="ce16" office:value-type="string">
            <text:p>Linde</text:p>
          </table:table-cell>
          <table:table-cell table:style-name="Default"/>
          <table:table-cell ns41:value-type="float" table:style-name="ce96" office:value="10" office:value-type="float">
            <text:p>10</text:p>
          </table:table-cell>
          <table:table-cell table:style-name="ce20" table:number-columns-repeated="2"/>
          <table:table-cell ns41:value-type="float" table:style-name="ce20" office:value="11" office:value-type="float">
            <text:p>11</text:p>
          </table:table-cell>
          <table:table-cell ns41:value-type="float" table:style-name="ce20" office:value="27" office:value-type="float">
            <text:p>27</text:p>
          </table:table-cell>
          <table:table-cell ns41:value-type="float" table:style-name="ce20" office:value="30" office:value-type="float">
            <text:p>30</text:p>
          </table:table-cell>
          <table:table-cell ns41:value-type="float" table:style-name="ce20" office:value="26" office:value-type="float">
            <text:p>26</text:p>
          </table:table-cell>
          <table:table-cell ns41:value-type="float" table:style-name="ce20" office:value="30" office:value-type="float">
            <text:p>30</text:p>
          </table:table-cell>
          <table:table-cell ns41:value-type="float" table:style-name="ce20" office:value="1" office:value-type="float">
            <text:p>1</text:p>
          </table:table-cell>
          <table:table-cell table:style-name="ce20" table:number-columns-repeated="3"/>
          <table:table-cell ns41:value-type="float" table:style-name="ce20" office:value="1" office:value-type="float">
            <text:p>1</text:p>
          </table:table-cell>
          <table:table-cell table:style-name="ce20"/>
          <table:table-cell ns41:value-type="float" office:value="20" table:style-name="ce20" table:number-columns-repeated="2" office:value-type="float">
            <text:p>20</text:p>
          </table:table-cell>
          <table:table-cell ns41:value-type="float" office:value="7" table:style-name="ce20" table:number-columns-repeated="2" office:value-type="float">
            <text:p>7</text:p>
          </table:table-cell>
          <table:table-cell table:style-name="ce20"/>
          <table:table-cell ns41:value-type="float" table:style-name="ce20" office:value="3" office:value-type="float">
            <text:p>3</text:p>
          </table:table-cell>
          <table:table-cell ns41:value-type="float" office:value="21" table:style-name="ce20" table:number-columns-repeated="2" office:value-type="float">
            <text:p>21</text:p>
          </table:table-cell>
          <table:table-cell ns41:value-type="float" table:style-name="ce20" office:value="2" office:value-type="float">
            <text:p>2</text:p>
          </table:table-cell>
          <table:table-cell ns41:value-type="float" table:style-name="ce20" office:value="8" office:value-type="float">
            <text:p>8</text:p>
          </table:table-cell>
          <table:table-cell ns41:value-type="float" table:style-name="ce20" office:value="4" office:value-type="float">
            <text:p>4</text:p>
          </table:table-cell>
          <table:table-cell ns41:value-type="float" table:style-name="ce20" office:value="1" office:value-type="float">
            <text:p>1</text:p>
          </table:table-cell>
          <table:table-cell table:style-name="ce20" table:number-columns-repeated="10"/>
          <table:table-cell ns41:value-type="float" table:style-name="ce20" office:value="27" office:value-type="float">
            <text:p>27</text:p>
          </table:table-cell>
          <table:table-cell ns41:value-type="float" table:style-name="ce20" office:value="30" office:value-type="float">
            <text:p>30</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ZUIDWOLDE.</text:p>
          </table:table-cell>
          <table:table-cell ns41:value-type="string" table:style-name="ce16" office:value-type="string">
            <text:p>Nolde</text:p>
          </table:table-cell>
          <table:table-cell table:style-name="Default"/>
          <table:table-cell ns41:value-type="float" table:style-name="ce96" office:value="5" office:value-type="float">
            <text:p>5</text:p>
          </table:table-cell>
          <table:table-cell table:style-name="ce20" table:number-columns-repeated="2"/>
          <table:table-cell ns41:value-type="float" table:style-name="ce20" office:value="7" office:value-type="float">
            <text:p>7</text:p>
          </table:table-cell>
          <table:table-cell ns41:value-type="float" table:style-name="ce20" office:value="24" office:value-type="float">
            <text:p>24</text:p>
          </table:table-cell>
          <table:table-cell ns41:value-type="float" table:style-name="ce20" office:value="15" office:value-type="float">
            <text:p>15</text:p>
          </table:table-cell>
          <table:table-cell ns41:value-type="float" table:style-name="ce20" office:value="23" office:value-type="float">
            <text:p>23</text:p>
          </table:table-cell>
          <table:table-cell ns41:value-type="float" table:style-name="ce20" office:value="14" office:value-type="float">
            <text:p>14</text:p>
          </table:table-cell>
          <table:table-cell ns41:value-type="float" office:value="1" table:style-name="ce20" table:number-columns-repeated="2" office:value-type="float">
            <text:p>1</text:p>
          </table:table-cell>
          <table:table-cell table:style-name="ce20" table:number-columns-repeated="4"/>
          <table:table-cell ns41:value-type="float" table:style-name="ce20" office:value="17" office:value-type="float">
            <text:p>17</text:p>
          </table:table-cell>
          <table:table-cell ns41:value-type="float" table:style-name="ce20" office:value="9" office:value-type="float">
            <text:p>9</text:p>
          </table:table-cell>
          <table:table-cell ns41:value-type="float" office:value="6" table:style-name="ce20" table:number-columns-repeated="2" office:value-type="float">
            <text:p>6</text:p>
          </table:table-cell>
          <table:table-cell ns41:value-type="float" table:style-name="ce20" office:value="1" office:value-type="float">
            <text:p>1</text:p>
          </table:table-cell>
          <table:table-cell table:style-name="ce20"/>
          <table:table-cell ns41:value-type="float" table:style-name="ce20" office:value="19" office:value-type="float">
            <text:p>19</text:p>
          </table:table-cell>
          <table:table-cell ns41:value-type="float" table:style-name="ce20" office:value="13" office:value-type="float">
            <text:p>13</text:p>
          </table:table-cell>
          <table:table-cell ns41:value-type="float" table:style-name="ce20" office:value="4" office:value-type="float">
            <text:p>4</text:p>
          </table:table-cell>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11"/>
          <table:table-cell ns41:value-type="float" table:style-name="ce20" office:value="24" office:value-type="float">
            <text:p>24</text:p>
          </table:table-cell>
          <table:table-cell ns41:value-type="float" table:style-name="ce20" office:value="15" office:value-type="float">
            <text:p>15</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ZUIDWOLDE.</text:p>
          </table:table-cell>
          <table:table-cell ns41:value-type="string" table:style-name="ce16" office:value-type="string">
            <text:p>Drentsche Reest</text:p>
          </table:table-cell>
          <table:table-cell table:style-name="Default"/>
          <table:table-cell ns41:value-type="float" table:style-name="ce96" office:value="61" office:value-type="float">
            <text:p>61</text:p>
          </table:table-cell>
          <table:table-cell table:style-name="ce20" table:number-columns-repeated="2"/>
          <table:table-cell ns41:value-type="float" table:style-name="ce20" office:value="63" office:value-type="float">
            <text:p>63</text:p>
          </table:table-cell>
          <table:table-cell ns41:value-type="float" table:style-name="ce20" office:value="188" office:value-type="float">
            <text:p>188</text:p>
          </table:table-cell>
          <table:table-cell ns41:value-type="float" table:style-name="ce20" office:value="154" office:value-type="float">
            <text:p>154</text:p>
          </table:table-cell>
          <table:table-cell ns41:value-type="float" table:style-name="ce20" office:value="181" office:value-type="float">
            <text:p>181</text:p>
          </table:table-cell>
          <table:table-cell ns41:value-type="float" table:style-name="ce20" office:value="152" office:value-type="float">
            <text:p>152</text:p>
          </table:table-cell>
          <table:table-cell ns41:value-type="float" table:style-name="ce20" office:value="7" office:value-type="float">
            <text:p>7</text:p>
          </table:table-cell>
          <table:table-cell ns41:value-type="float" table:style-name="ce20" office:value="2" office:value-type="float">
            <text:p>2</text:p>
          </table:table-cell>
          <table:table-cell table:style-name="ce20" table:number-columns-repeated="2"/>
          <table:table-cell ns41:value-type="float" table:style-name="ce20" office:value="4" office:value-type="float">
            <text:p>4</text:p>
          </table:table-cell>
          <table:table-cell ns41:value-type="float" table:style-name="ce20" office:value="2" office:value-type="float">
            <text:p>2</text:p>
          </table:table-cell>
          <table:table-cell ns41:value-type="float" table:style-name="ce20" office:value="126" office:value-type="float">
            <text:p>126</text:p>
          </table:table-cell>
          <table:table-cell ns41:value-type="float" table:style-name="ce20" office:value="91" office:value-type="float">
            <text:p>91</text:p>
          </table:table-cell>
          <table:table-cell ns41:value-type="float" office:value="60" table:style-name="ce20" table:number-columns-repeated="2" office:value-type="float">
            <text:p>60</text:p>
          </table:table-cell>
          <table:table-cell ns41:value-type="float" table:style-name="ce20" office:value="2" office:value-type="float">
            <text:p>2</text:p>
          </table:table-cell>
          <table:table-cell ns41:value-type="float" table:style-name="ce20" office:value="3" office:value-type="float">
            <text:p>3</text:p>
          </table:table-cell>
          <table:table-cell ns41:value-type="float" table:style-name="ce20" office:value="103" office:value-type="float">
            <text:p>103</text:p>
          </table:table-cell>
          <table:table-cell ns41:value-type="float" table:style-name="ce20" office:value="71" office:value-type="float">
            <text:p>71</text:p>
          </table:table-cell>
          <table:table-cell ns41:value-type="float" table:style-name="ce20" office:value="22" office:value-type="float">
            <text:p>22</text:p>
          </table:table-cell>
          <table:table-cell ns41:value-type="float" table:style-name="ce20" office:value="26" office:value-type="float">
            <text:p>26</text:p>
          </table:table-cell>
          <table:table-cell ns41:value-type="float" table:style-name="ce20" office:value="58" office:value-type="float">
            <text:p>58</text:p>
          </table:table-cell>
          <table:table-cell ns41:value-type="float" table:style-name="ce20" office:value="55" office:value-type="float">
            <text:p>55</text:p>
          </table:table-cell>
          <table:table-cell table:style-name="ce20" table:number-columns-repeated="8"/>
          <table:table-cell ns41:value-type="float" table:style-name="ce20" office:value="5" office:value-type="float">
            <text:p>5</text:p>
          </table:table-cell>
          <table:table-cell ns41:value-type="float" table:style-name="ce20" office:value="2" office:value-type="float">
            <text:p>2</text:p>
          </table:table-cell>
          <table:table-cell ns41:value-type="float" table:style-name="ce20" office:value="164" office:value-type="float">
            <text:p>164</text:p>
          </table:table-cell>
          <table:table-cell ns41:value-type="float" table:style-name="ce20" office:value="127" office:value-type="float">
            <text:p>127</text:p>
          </table:table-cell>
          <table:table-cell table:style-name="ce20" table:number-columns-repeated="8"/>
          <table:table-cell ns41:value-type="float" table:style-name="ce20" office:value="3" office:value-type="float">
            <text:p>3</text:p>
          </table:table-cell>
          <table:table-cell table:style-name="ce20" table:number-columns-repeated="3"/>
          <table:table-cell ns41:value-type="float" table:style-name="ce20" office:value="1" office:value-type="float">
            <text:p>1</text:p>
          </table:table-cell>
          <table:table-cell table:style-name="ce20" table:number-columns-repeated="7"/>
          <table:table-cell ns41:value-type="float" table:style-name="ce20" office:value="15" office:value-type="float">
            <text:p>15</text:p>
          </table:table-cell>
          <table:table-cell ns41:value-type="float" table:style-name="ce20" office:value="20" office:value-type="float">
            <text:p>20</text:p>
          </table:table-cell>
          <table:table-cell ns41:value-type="float" table:style-name="ce20" office:value="5" office:value-type="float">
            <text:p>5</text:p>
          </table:table-cell>
          <table:table-cell ns41:value-type="float" table:style-name="ce20" office:value="7" office:value-type="float">
            <text:p>7</text:p>
          </table:table-cell>
          <table:table-cell table:style-name="ce20" table:number-columns-repeated="11"/>
          <table:table-cell table:style-name="ce97"/>
          <table:table-cell table:style-name="ce77" table:number-columns-repeated="4"/>
          <table:table-cell table:number-columns-repeated="943"/>
        </table:table-row>
        <table:table-row table:style-name="ro5">
          <table:table-cell ns41:value-type="string" table:style-name="ce8" office:value-type="string">
            <text:p>ZUIDWOLDE.</text:p>
          </table:table-cell>
          <table:table-cell ns41:value-type="string" table:style-name="ce16" office:value-type="string">
            <text:p>Rabbinge</text:p>
          </table:table-cell>
          <table:table-cell table:style-name="Default"/>
          <table:table-cell ns41:value-type="float" table:style-name="ce96" office:value="2" office:value-type="float">
            <text:p>2</text:p>
          </table:table-cell>
          <table:table-cell table:style-name="ce20" table:number-columns-repeated="2"/>
          <table:table-cell ns41:value-type="float" table:style-name="ce20" office:value="3" office:value-type="float">
            <text:p>3</text:p>
          </table:table-cell>
          <table:table-cell ns41:value-type="float" table:style-name="ce20" office:value="10" office:value-type="float">
            <text:p>10</text:p>
          </table:table-cell>
          <table:table-cell ns41:value-type="float" table:style-name="ce20" office:value="7" office:value-type="float">
            <text:p>7</text:p>
          </table:table-cell>
          <table:table-cell ns41:value-type="float" table:style-name="ce20" office:value="10" office:value-type="float">
            <text:p>10</text:p>
          </table:table-cell>
          <table:table-cell ns41:value-type="float" table:style-name="ce20" office:value="7" office:value-type="float">
            <text:p>7</text:p>
          </table:table-cell>
          <table:table-cell table:style-name="ce20" table:number-columns-repeated="6"/>
          <table:table-cell ns41:value-type="float" table:style-name="ce20" office:value="8" office:value-type="float">
            <text:p>8</text:p>
          </table:table-cell>
          <table:table-cell ns41:value-type="float" table:style-name="ce20" office:value="4" office:value-type="float">
            <text:p>4</text:p>
          </table:table-cell>
          <table:table-cell ns41:value-type="float" office:value="2" table:style-name="ce20" table:number-columns-repeated="2" office:value-type="float">
            <text:p>2</text:p>
          </table:table-cell>
          <table:table-cell table:style-name="ce20"/>
          <table:table-cell ns41:value-type="float" table:style-name="ce20" office:value="1" office:value-type="float">
            <text:p>1</text:p>
          </table:table-cell>
          <table:table-cell ns41:value-type="float" table:style-name="ce20" office:value="3" office:value-type="float">
            <text:p>3</text:p>
          </table:table-cell>
          <table:table-cell ns41:value-type="float" table:style-name="ce20" office:value="2" office:value-type="float">
            <text:p>2</text:p>
          </table:table-cell>
          <table:table-cell ns41:value-type="float" table:style-name="ce20" office:value="4" office:value-type="float">
            <text:p>4</text:p>
          </table:table-cell>
          <table:table-cell ns41:value-type="float" table:style-name="ce20" office:value="2" office:value-type="float">
            <text:p>2</text:p>
          </table:table-cell>
          <table:table-cell ns41:value-type="float" office:value="3" table:style-name="ce20" table:number-columns-repeated="2" office:value-type="float">
            <text:p>3</text:p>
          </table:table-cell>
          <table:table-cell table:style-name="ce20" table:number-columns-repeated="10"/>
          <table:table-cell ns41:value-type="float" table:style-name="ce20" office:value="10" office:value-type="float">
            <text:p>10</text:p>
          </table:table-cell>
          <table:table-cell ns41:value-type="float" table:style-name="ce20" office:value="7" office:value-type="float">
            <text:p>7</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ZUIDWOLDE.</text:p>
          </table:table-cell>
          <table:table-cell ns41:value-type="string" table:style-name="ce16" office:value-type="string">
            <text:p>Wildenberg</text:p>
          </table:table-cell>
          <table:table-cell table:style-name="Default"/>
          <table:table-cell ns41:value-type="float" table:style-name="ce96" office:value="1" office:value-type="float">
            <text:p>1</text:p>
          </table:table-cell>
          <table:table-cell table:style-name="ce20" table:number-columns-repeated="2"/>
          <table:table-cell ns41:value-type="float" table:style-name="ce20" office:value="1" office:value-type="float">
            <text:p>1</text:p>
          </table:table-cell>
          <table:table-cell ns41:value-type="float" table:style-name="ce20" office:value="6" office:value-type="float">
            <text:p>6</text:p>
          </table:table-cell>
          <table:table-cell ns41:value-type="float" table:style-name="ce20" office:value="4" office:value-type="float">
            <text:p>4</text:p>
          </table:table-cell>
          <table:table-cell ns41:value-type="float" table:style-name="ce20" office:value="5" office:value-type="float">
            <text:p>5</text:p>
          </table:table-cell>
          <table:table-cell ns41:value-type="float" table:style-name="ce20" office:value="3" office:value-type="float">
            <text:p>3</text:p>
          </table:table-cell>
          <table:table-cell ns41:value-type="float" office:value="1" table:style-name="ce20" table:number-columns-repeated="2" office:value-type="float">
            <text:p>1</text:p>
          </table:table-cell>
          <table:table-cell table:style-name="ce20" table:number-columns-repeated="4"/>
          <table:table-cell ns41:value-type="float" table:style-name="ce20" office:value="6" office:value-type="float">
            <text:p>6</text:p>
          </table:table-cell>
          <table:table-cell ns41:value-type="float" table:style-name="ce20" office:value="3" office:value-type="float">
            <text:p>3</text:p>
          </table:table-cell>
          <table:table-cell table:style-name="ce20" table:number-columns-repeated="3"/>
          <table:table-cell ns41:value-type="float" table:style-name="ce20" office:value="1" office:value-type="float">
            <text:p>1</text:p>
          </table:table-cell>
          <table:table-cell ns41:value-type="float" table:style-name="ce20" office:value="4" office:value-type="float">
            <text:p>4</text:p>
          </table:table-cell>
          <table:table-cell ns41:value-type="float" table:style-name="ce20" office:value="2" office:value-type="float">
            <text:p>2</text:p>
          </table:table-cell>
          <table:table-cell table:style-name="ce20"/>
          <table:table-cell ns41:value-type="float" office:value="2" table:style-name="ce20" table:number-columns-repeated="2" office:value-type="float">
            <text:p>2</text:p>
          </table:table-cell>
          <table:table-cell table:style-name="ce20" table:number-columns-repeated="11"/>
          <table:table-cell ns41:value-type="float" table:style-name="ce20" office:value="6" office:value-type="float">
            <text:p>6</text:p>
          </table:table-cell>
          <table:table-cell ns41:value-type="float" table:style-name="ce20" office:value="4" office:value-type="float">
            <text:p>4</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ZUIDWOLDE.</text:p>
          </table:table-cell>
          <table:table-cell ns41:value-type="string" table:style-name="ce16" office:value-type="string">
            <text:p>Pieperij</text:p>
          </table:table-cell>
          <table:table-cell table:style-name="Default"/>
          <table:table-cell ns41:value-type="float" table:style-name="ce96" office:value="2" office:value-type="float">
            <text:p>2</text:p>
          </table:table-cell>
          <table:table-cell table:style-name="ce20" table:number-columns-repeated="2"/>
          <table:table-cell ns41:value-type="float" table:style-name="ce20" office:value="2" office:value-type="float">
            <text:p>2</text:p>
          </table:table-cell>
          <table:table-cell ns41:value-type="float" table:style-name="ce20" office:value="7" office:value-type="float">
            <text:p>7</text:p>
          </table:table-cell>
          <table:table-cell ns41:value-type="float" table:style-name="ce20" office:value="8" office:value-type="float">
            <text:p>8</text:p>
          </table:table-cell>
          <table:table-cell ns41:value-type="float" table:style-name="ce20" office:value="6" office:value-type="float">
            <text:p>6</text:p>
          </table:table-cell>
          <table:table-cell ns41:value-type="float" table:style-name="ce20" office:value="7" office:value-type="float">
            <text:p>7</text:p>
          </table:table-cell>
          <table:table-cell ns41:value-type="float" office:value="1" table:style-name="ce20" table:number-columns-repeated="2" office:value-type="float">
            <text:p>1</text:p>
          </table:table-cell>
          <table:table-cell table:style-name="ce20" table:number-columns-repeated="4"/>
          <table:table-cell ns41:value-type="float" office:value="5" table:style-name="ce20" table:number-columns-repeated="2" office:value-type="float">
            <text:p>5</text:p>
          </table:table-cell>
          <table:table-cell ns41:value-type="float" office:value="2" table:style-name="ce20" table:number-columns-repeated="2" office:value-type="float">
            <text:p>2</text:p>
          </table:table-cell>
          <table:table-cell table:style-name="ce20"/>
          <table:table-cell ns41:value-type="float" table:style-name="ce20" office:value="1" office:value-type="float">
            <text:p>1</text:p>
          </table:table-cell>
          <table:table-cell ns41:value-type="float" table:style-name="ce20" office:value="5" office:value-type="float">
            <text:p>5</text:p>
          </table:table-cell>
          <table:table-cell ns41:value-type="float" table:style-name="ce20" office:value="7" office:value-type="float">
            <text:p>7</text:p>
          </table:table-cell>
          <table:table-cell ns41:value-type="float" table:style-name="ce20" office:value="1" office:value-type="float">
            <text:p>1</text:p>
          </table:table-cell>
          <table:table-cell table:style-name="ce20"/>
          <table:table-cell ns41:value-type="float" office:value="1" table:style-name="ce20" table:number-columns-repeated="2" office:value-type="float">
            <text:p>1</text:p>
          </table:table-cell>
          <table:table-cell table:style-name="ce20" table:number-columns-repeated="10"/>
          <table:table-cell ns41:value-type="float" table:style-name="ce20" office:value="7" office:value-type="float">
            <text:p>7</text:p>
          </table:table-cell>
          <table:table-cell ns41:value-type="float" table:style-name="ce20" office:value="8" office:value-type="float">
            <text:p>8</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ZUIDWOLDE.</text:p>
          </table:table-cell>
          <table:table-cell ns41:value-type="string" table:style-name="ce16" office:value-type="string">
            <text:p>Bloemberg</text:p>
          </table:table-cell>
          <table:table-cell table:style-name="Default"/>
          <table:table-cell ns41:value-type="float" table:style-name="ce96" office:value="9" office:value-type="float">
            <text:p>9</text:p>
          </table:table-cell>
          <table:table-cell table:style-name="ce20" table:number-columns-repeated="2"/>
          <table:table-cell ns41:value-type="float" table:style-name="ce20" office:value="11" office:value-type="float">
            <text:p>11</text:p>
          </table:table-cell>
          <table:table-cell ns41:value-type="float" table:style-name="ce20" office:value="32" office:value-type="float">
            <text:p>32</text:p>
          </table:table-cell>
          <table:table-cell ns41:value-type="float" table:style-name="ce20" office:value="24" office:value-type="float">
            <text:p>24</text:p>
          </table:table-cell>
          <table:table-cell ns41:value-type="float" table:style-name="ce20" office:value="29" office:value-type="float">
            <text:p>29</text:p>
          </table:table-cell>
          <table:table-cell ns41:value-type="float" table:style-name="ce20" office:value="23" office:value-type="float">
            <text:p>23</text:p>
          </table:table-cell>
          <table:table-cell ns41:value-type="float" table:style-name="ce20" office:value="3" office:value-type="float">
            <text:p>3</text:p>
          </table:table-cell>
          <table:table-cell ns41:value-type="float" table:style-name="ce20" office:value="1" office:value-type="float">
            <text:p>1</text:p>
          </table:table-cell>
          <table:table-cell table:style-name="ce20" table:number-columns-repeated="4"/>
          <table:table-cell ns41:value-type="float" table:style-name="ce20" office:value="22" office:value-type="float">
            <text:p>22</text:p>
          </table:table-cell>
          <table:table-cell ns41:value-type="float" table:style-name="ce20" office:value="14" office:value-type="float">
            <text:p>14</text:p>
          </table:table-cell>
          <table:table-cell ns41:value-type="float" office:value="9" table:style-name="ce20" table:number-columns-repeated="2" office:value-type="float">
            <text:p>9</text:p>
          </table:table-cell>
          <table:table-cell ns41:value-type="float" office:value="1" table:style-name="ce20" table:number-columns-repeated="2" office:value-type="float">
            <text:p>1</text:p>
          </table:table-cell>
          <table:table-cell ns41:value-type="float" table:style-name="ce20" office:value="17" office:value-type="float">
            <text:p>17</text:p>
          </table:table-cell>
          <table:table-cell ns41:value-type="float" table:style-name="ce20" office:value="12" office:value-type="float">
            <text:p>12</text:p>
          </table:table-cell>
          <table:table-cell ns41:value-type="float" table:style-name="ce20" office:value="9" office:value-type="float">
            <text:p>9</text:p>
          </table:table-cell>
          <table:table-cell ns41:value-type="float" table:style-name="ce20" office:value="8" office:value-type="float">
            <text:p>8</text:p>
          </table:table-cell>
          <table:table-cell ns41:value-type="float" table:style-name="ce20" office:value="6" office:value-type="float">
            <text:p>6</text:p>
          </table:table-cell>
          <table:table-cell ns41:value-type="float" table:style-name="ce20" office:value="4" office:value-type="float">
            <text:p>4</text:p>
          </table:table-cell>
          <table:table-cell table:style-name="ce20" table:number-columns-repeated="10"/>
          <table:table-cell ns41:value-type="float" table:style-name="ce20" office:value="32" office:value-type="float">
            <text:p>32</text:p>
          </table:table-cell>
          <table:table-cell ns41:value-type="float" table:style-name="ce20" office:value="24" office:value-type="float">
            <text:p>24</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ZUIDWOLDE.</text:p>
          </table:table-cell>
          <table:table-cell ns41:value-type="string" table:style-name="ce16" office:value-type="string">
            <text:p>Veeningen</text:p>
          </table:table-cell>
          <table:table-cell table:style-name="Default"/>
          <table:table-cell ns41:value-type="float" table:style-name="ce96" office:value="26" office:value-type="float">
            <text:p>26</text:p>
          </table:table-cell>
          <table:table-cell ns41:value-type="float" table:style-name="ce20" office:value="1" office:value-type="float">
            <text:p>1</text:p>
          </table:table-cell>
          <table:table-cell table:style-name="ce20"/>
          <table:table-cell ns41:value-type="float" table:style-name="ce20" office:value="31" office:value-type="float">
            <text:p>31</text:p>
          </table:table-cell>
          <table:table-cell ns41:value-type="float" table:style-name="ce20" office:value="91" office:value-type="float">
            <text:p>91</text:p>
          </table:table-cell>
          <table:table-cell ns41:value-type="float" table:style-name="ce20" office:value="81" office:value-type="float">
            <text:p>81</text:p>
          </table:table-cell>
          <table:table-cell ns41:value-type="float" table:style-name="ce20" office:value="87" office:value-type="float">
            <text:p>87</text:p>
          </table:table-cell>
          <table:table-cell ns41:value-type="float" table:style-name="ce20" office:value="79" office:value-type="float">
            <text:p>79</text:p>
          </table:table-cell>
          <table:table-cell ns41:value-type="float" table:style-name="ce20" office:value="4" office:value-type="float">
            <text:p>4</text:p>
          </table:table-cell>
          <table:table-cell ns41:value-type="float" table:style-name="ce20" office:value="1" office:value-type="float">
            <text:p>1</text:p>
          </table:table-cell>
          <table:table-cell table:style-name="ce20"/>
          <table:table-cell ns41:value-type="float" table:style-name="ce20" office:value="1" office:value-type="float">
            <text:p>1</text:p>
          </table:table-cell>
          <table:table-cell ns41:value-type="float" table:style-name="ce20" office:value="2" office:value-type="float">
            <text:p>2</text:p>
          </table:table-cell>
          <table:table-cell ns41:value-type="float" table:style-name="ce20" office:value="1" office:value-type="float">
            <text:p>1</text:p>
          </table:table-cell>
          <table:table-cell ns41:value-type="float" table:style-name="ce20" office:value="57" office:value-type="float">
            <text:p>57</text:p>
          </table:table-cell>
          <table:table-cell ns41:value-type="float" table:style-name="ce20" office:value="51" office:value-type="float">
            <text:p>51</text:p>
          </table:table-cell>
          <table:table-cell ns41:value-type="float" table:style-name="ce20" office:value="28" office:value-type="float">
            <text:p>28</text:p>
          </table:table-cell>
          <table:table-cell ns41:value-type="float" table:style-name="ce20" office:value="29" office:value-type="float">
            <text:p>29</text:p>
          </table:table-cell>
          <table:table-cell ns41:value-type="float" table:style-name="ce20" office:value="6" office:value-type="float">
            <text:p>6</text:p>
          </table:table-cell>
          <table:table-cell ns41:value-type="float" table:style-name="ce20" office:value="1" office:value-type="float">
            <text:p>1</text:p>
          </table:table-cell>
          <table:table-cell ns41:value-type="float" office:value="54" table:style-name="ce20" table:number-columns-repeated="2" office:value-type="float">
            <text:p>54</text:p>
          </table:table-cell>
          <table:table-cell ns41:value-type="float" table:style-name="ce20" office:value="19" office:value-type="float">
            <text:p>19</text:p>
          </table:table-cell>
          <table:table-cell ns41:value-type="float" table:style-name="ce20" office:value="17" office:value-type="float">
            <text:p>17</text:p>
          </table:table-cell>
          <table:table-cell ns41:value-type="float" table:style-name="ce20" office:value="18" office:value-type="float">
            <text:p>18</text:p>
          </table:table-cell>
          <table:table-cell ns41:value-type="float" table:style-name="ce20" office:value="10" office:value-type="float">
            <text:p>10</text:p>
          </table:table-cell>
          <table:table-cell table:style-name="ce20" table:number-columns-repeated="10"/>
          <table:table-cell ns41:value-type="float" table:style-name="ce20" office:value="87" office:value-type="float">
            <text:p>87</text:p>
          </table:table-cell>
          <table:table-cell ns41:value-type="float" table:style-name="ce20" office:value="79" office:value-type="float">
            <text:p>79</text:p>
          </table:table-cell>
          <table:table-cell table:style-name="ce20" table:number-columns-repeated="12"/>
          <table:table-cell ns41:value-type="float" table:style-name="ce20" office:value="4" office:value-type="float">
            <text:p>4</text:p>
          </table:table-cell>
          <table:table-cell ns41:value-type="float" table:style-name="ce20" office:value="2" office:value-type="float">
            <text:p>2</text:p>
          </table:table-cell>
          <table:table-cell table:style-name="ce20" table:number-columns-repeated="21"/>
          <table:table-cell table:style-name="ce97"/>
          <table:table-cell table:style-name="ce77" table:number-columns-repeated="4"/>
          <table:table-cell table:number-columns-repeated="943"/>
        </table:table-row>
        <table:table-row table:style-name="ro5">
          <table:table-cell ns41:value-type="string" table:style-name="ce8" office:value-type="string">
            <text:p>ZUIDWOLDE.</text:p>
          </table:table-cell>
          <table:table-cell ns41:value-type="string" table:style-name="ce16" office:value-type="string">
            <text:p>Wimmenhove</text:p>
          </table:table-cell>
          <table:table-cell table:style-name="Default"/>
          <table:table-cell ns41:value-type="float" table:style-name="ce96" office:value="10" office:value-type="float">
            <text:p>10</text:p>
          </table:table-cell>
          <table:table-cell table:style-name="ce20" table:number-columns-repeated="2"/>
          <table:table-cell ns41:value-type="float" table:style-name="ce20" office:value="11" office:value-type="float">
            <text:p>11</text:p>
          </table:table-cell>
          <table:table-cell ns41:value-type="float" table:style-name="ce20" office:value="34" office:value-type="float">
            <text:p>34</text:p>
          </table:table-cell>
          <table:table-cell ns41:value-type="float" table:style-name="ce20" office:value="28" office:value-type="float">
            <text:p>28</text:p>
          </table:table-cell>
          <table:table-cell ns41:value-type="float" table:style-name="ce20" office:value="32" office:value-type="float">
            <text:p>32</text:p>
          </table:table-cell>
          <table:table-cell ns41:value-type="float" table:style-name="ce20" office:value="27" office:value-type="float">
            <text:p>27</text:p>
          </table:table-cell>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4"/>
          <table:table-cell ns41:value-type="float" table:style-name="ce20" office:value="22" office:value-type="float">
            <text:p>22</text:p>
          </table:table-cell>
          <table:table-cell ns41:value-type="float" table:style-name="ce20" office:value="17" office:value-type="float">
            <text:p>17</text:p>
          </table:table-cell>
          <table:table-cell ns41:value-type="float" office:value="11" table:style-name="ce20" table:number-columns-repeated="2" office:value-type="float">
            <text:p>11</text:p>
          </table:table-cell>
          <table:table-cell ns41:value-type="float" table:style-name="ce20" office:value="1" office:value-type="float">
            <text:p>1</text:p>
          </table:table-cell>
          <table:table-cell table:style-name="ce20"/>
          <table:table-cell ns41:value-type="float" table:style-name="ce20" office:value="27" office:value-type="float">
            <text:p>27</text:p>
          </table:table-cell>
          <table:table-cell ns41:value-type="float" table:style-name="ce20" office:value="21" office:value-type="float">
            <text:p>21</text:p>
          </table:table-cell>
          <table:table-cell ns41:value-type="float" table:style-name="ce20" office:value="5" office:value-type="float">
            <text:p>5</text:p>
          </table:table-cell>
          <table:table-cell ns41:value-type="float" table:style-name="ce20" office:value="6" office:value-type="float">
            <text:p>6</text:p>
          </table:table-cell>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10"/>
          <table:table-cell ns41:value-type="float" table:style-name="ce20" office:value="31" office:value-type="float">
            <text:p>31</text:p>
          </table:table-cell>
          <table:table-cell ns41:value-type="float" table:style-name="ce20" office:value="25" office:value-type="float">
            <text:p>25</text:p>
          </table:table-cell>
          <table:table-cell table:style-name="ce20" table:number-columns-repeated="20"/>
          <table:table-cell ns41:value-type="float" office:value="3" table:style-name="ce20" table:number-columns-repeated="2" office:value-type="float">
            <text:p>3</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ZUIDWOLDE.</text:p>
          </table:table-cell>
          <table:table-cell ns41:value-type="string" table:style-name="ce16" office:value-type="string">
            <text:p>Bazuin</text:p>
          </table:table-cell>
          <table:table-cell table:style-name="Default"/>
          <table:table-cell ns41:value-type="float" table:style-name="ce96" office:value="6" office:value-type="float">
            <text:p>6</text:p>
          </table:table-cell>
          <table:table-cell table:style-name="ce20" table:number-columns-repeated="2"/>
          <table:table-cell ns41:value-type="float" table:style-name="ce20" office:value="6" office:value-type="float">
            <text:p>6</text:p>
          </table:table-cell>
          <table:table-cell ns41:value-type="float" table:style-name="ce20" office:value="21" office:value-type="float">
            <text:p>21</text:p>
          </table:table-cell>
          <table:table-cell ns41:value-type="float" table:style-name="ce20" office:value="14" office:value-type="float">
            <text:p>14</text:p>
          </table:table-cell>
          <table:table-cell ns41:value-type="float" table:style-name="ce20" office:value="20" office:value-type="float">
            <text:p>20</text:p>
          </table:table-cell>
          <table:table-cell ns41:value-type="float" table:style-name="ce20" office:value="12" office:value-type="float">
            <text:p>12</text:p>
          </table:table-cell>
          <table:table-cell ns41:value-type="float" table:style-name="ce20" office:value="1" office:value-type="float">
            <text:p>1</text:p>
          </table:table-cell>
          <table:table-cell ns41:value-type="float" table:style-name="ce20" office:value="2" office:value-type="float">
            <text:p>2</text:p>
          </table:table-cell>
          <table:table-cell table:style-name="ce20" table:number-columns-repeated="4"/>
          <table:table-cell ns41:value-type="float" table:style-name="ce20" office:value="15" office:value-type="float">
            <text:p>15</text:p>
          </table:table-cell>
          <table:table-cell ns41:value-type="float" table:style-name="ce20" office:value="7" office:value-type="float">
            <text:p>7</text:p>
          </table:table-cell>
          <table:table-cell ns41:value-type="float" office:value="5" table:style-name="ce20" table:number-columns-repeated="2" office:value-type="float">
            <text:p>5</text:p>
          </table:table-cell>
          <table:table-cell ns41:value-type="float" table:style-name="ce20" office:value="1" office:value-type="float">
            <text:p>1</text:p>
          </table:table-cell>
          <table:table-cell ns41:value-type="float" table:style-name="ce20" office:value="2" office:value-type="float">
            <text:p>2</text:p>
          </table:table-cell>
          <table:table-cell ns41:value-type="float" table:style-name="ce20" office:value="12" office:value-type="float">
            <text:p>12</text:p>
          </table:table-cell>
          <table:table-cell ns41:value-type="float" table:style-name="ce20" office:value="8" office:value-type="float">
            <text:p>8</text:p>
          </table:table-cell>
          <table:table-cell ns41:value-type="float" office:value="5" table:style-name="ce20" table:number-columns-repeated="2" office:value-type="float">
            <text:p>5</text:p>
          </table:table-cell>
          <table:table-cell ns41:value-type="float" table:style-name="ce20" office:value="4" office:value-type="float">
            <text:p>4</text:p>
          </table:table-cell>
          <table:table-cell ns41:value-type="float" table:style-name="ce20" office:value="1" office:value-type="float">
            <text:p>1</text:p>
          </table:table-cell>
          <table:table-cell table:style-name="ce20" table:number-columns-repeated="10"/>
          <table:table-cell ns41:value-type="float" table:style-name="ce20" office:value="21" office:value-type="float">
            <text:p>21</text:p>
          </table:table-cell>
          <table:table-cell ns41:value-type="float" table:style-name="ce20" office:value="14" office:value-type="float">
            <text:p>14</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ZUIDWOLDE.</text:p>
          </table:table-cell>
          <table:table-cell ns41:value-type="string" table:style-name="ce16" office:value-type="string">
            <text:p>Drogt</text:p>
          </table:table-cell>
          <table:table-cell table:style-name="Default"/>
          <table:table-cell ns41:value-type="float" table:style-name="ce96" office:value="23" office:value-type="float">
            <text:p>23</text:p>
          </table:table-cell>
          <table:table-cell table:style-name="ce20" table:number-columns-repeated="2"/>
          <table:table-cell ns41:value-type="float" table:style-name="ce20" office:value="28" office:value-type="float">
            <text:p>28</text:p>
          </table:table-cell>
          <table:table-cell ns41:value-type="float" table:style-name="ce20" office:value="68" office:value-type="float">
            <text:p>68</text:p>
          </table:table-cell>
          <table:table-cell ns41:value-type="float" table:style-name="ce20" office:value="58" office:value-type="float">
            <text:p>58</text:p>
          </table:table-cell>
          <table:table-cell ns41:value-type="float" table:style-name="ce20" office:value="64" office:value-type="float">
            <text:p>64</text:p>
          </table:table-cell>
          <table:table-cell ns41:value-type="float" table:style-name="ce20" office:value="54" office:value-type="float">
            <text:p>54</text:p>
          </table:table-cell>
          <table:table-cell ns41:value-type="float" office:value="4" table:style-name="ce20" table:number-columns-repeated="2" office:value-type="float">
            <text:p>4</text:p>
          </table:table-cell>
          <table:table-cell table:style-name="ce20" table:number-columns-repeated="2"/>
          <table:table-cell ns41:value-type="float" table:style-name="ce20" office:value="4" office:value-type="float">
            <text:p>4</text:p>
          </table:table-cell>
          <table:table-cell ns41:value-type="float" table:style-name="ce20" office:value="2" office:value-type="float">
            <text:p>2</text:p>
          </table:table-cell>
          <table:table-cell ns41:value-type="float" table:style-name="ce20" office:value="41" office:value-type="float">
            <text:p>41</text:p>
          </table:table-cell>
          <table:table-cell ns41:value-type="float" table:style-name="ce20" office:value="32" office:value-type="float">
            <text:p>32</text:p>
          </table:table-cell>
          <table:table-cell ns41:value-type="float" office:value="22" table:style-name="ce20" table:number-columns-repeated="2" office:value-type="float">
            <text:p>22</text:p>
          </table:table-cell>
          <table:table-cell ns41:value-type="float" table:style-name="ce20" office:value="5" office:value-type="float">
            <text:p>5</text:p>
          </table:table-cell>
          <table:table-cell ns41:value-type="float" table:style-name="ce20" office:value="4" office:value-type="float">
            <text:p>4</text:p>
          </table:table-cell>
          <table:table-cell ns41:value-type="float" table:style-name="ce20" office:value="35" office:value-type="float">
            <text:p>35</text:p>
          </table:table-cell>
          <table:table-cell ns41:value-type="float" table:style-name="ce20" office:value="32" office:value-type="float">
            <text:p>32</text:p>
          </table:table-cell>
          <table:table-cell ns41:value-type="float" table:style-name="ce20" office:value="22" office:value-type="float">
            <text:p>22</text:p>
          </table:table-cell>
          <table:table-cell ns41:value-type="float" table:style-name="ce20" office:value="19" office:value-type="float">
            <text:p>19</text:p>
          </table:table-cell>
          <table:table-cell ns41:value-type="float" table:style-name="ce20" office:value="10" office:value-type="float">
            <text:p>10</text:p>
          </table:table-cell>
          <table:table-cell ns41:value-type="float" table:style-name="ce20" office:value="7" office:value-type="float">
            <text:p>7</text:p>
          </table:table-cell>
          <table:table-cell table:style-name="ce20" table:number-columns-repeated="8"/>
          <table:table-cell ns41:value-type="float" table:style-name="ce20" office:value="1" office:value-type="float">
            <text:p>1</text:p>
          </table:table-cell>
          <table:table-cell table:style-name="ce20"/>
          <table:table-cell ns41:value-type="float" table:style-name="ce20" office:value="68" office:value-type="float">
            <text:p>68</text:p>
          </table:table-cell>
          <table:table-cell ns41:value-type="float" table:style-name="ce20" office:value="58" office:value-type="float">
            <text:p>58</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ZUIDWOLDE.</text:p>
          </table:table-cell>
          <table:table-cell ns41:value-type="string" table:style-name="ce16" office:value-type="string">
            <text:p>Westerveld</text:p>
          </table:table-cell>
          <table:table-cell table:style-name="Default"/>
          <table:table-cell ns41:value-type="float" table:style-name="ce96" office:value="34" office:value-type="float">
            <text:p>34</text:p>
          </table:table-cell>
          <table:table-cell table:style-name="ce20" table:number-columns-repeated="2"/>
          <table:table-cell ns41:value-type="float" table:style-name="ce20" office:value="38" office:value-type="float">
            <text:p>38</text:p>
          </table:table-cell>
          <table:table-cell ns41:value-type="float" table:style-name="ce20" office:value="84" office:value-type="float">
            <text:p>84</text:p>
          </table:table-cell>
          <table:table-cell ns41:value-type="float" table:style-name="ce20" office:value="86" office:value-type="float">
            <text:p>86</text:p>
          </table:table-cell>
          <table:table-cell ns41:value-type="float" table:style-name="ce20" office:value="81" office:value-type="float">
            <text:p>81</text:p>
          </table:table-cell>
          <table:table-cell ns41:value-type="float" table:style-name="ce20" office:value="84" office:value-type="float">
            <text:p>84</text:p>
          </table:table-cell>
          <table:table-cell ns41:value-type="float" office:value="1" table:style-name="ce20" table:number-columns-repeated="2" office:value-type="float">
            <text:p>1</text:p>
          </table:table-cell>
          <table:table-cell ns41:value-type="float" table:style-name="ce20" office:value="2" office:value-type="float">
            <text:p>2</text:p>
          </table:table-cell>
          <table:table-cell ns41:value-type="float" table:style-name="ce20" office:value="1" office:value-type="float">
            <text:p>1</text:p>
          </table:table-cell>
          <table:table-cell ns41:value-type="float" table:style-name="ce20" office:value="2" office:value-type="float">
            <text:p>2</text:p>
          </table:table-cell>
          <table:table-cell ns41:value-type="float" table:style-name="ce20" office:value="1" office:value-type="float">
            <text:p>1</text:p>
          </table:table-cell>
          <table:table-cell ns41:value-type="float" table:style-name="ce20" office:value="48" office:value-type="float">
            <text:p>48</text:p>
          </table:table-cell>
          <table:table-cell ns41:value-type="float" table:style-name="ce20" office:value="51" office:value-type="float">
            <text:p>51</text:p>
          </table:table-cell>
          <table:table-cell ns41:value-type="float" office:value="31" table:style-name="ce20" table:number-columns-repeated="2" office:value-type="float">
            <text:p>31</text:p>
          </table:table-cell>
          <table:table-cell ns41:value-type="float" table:style-name="ce20" office:value="5" office:value-type="float">
            <text:p>5</text:p>
          </table:table-cell>
          <table:table-cell ns41:value-type="float" table:style-name="ce20" office:value="4" office:value-type="float">
            <text:p>4</text:p>
          </table:table-cell>
          <table:table-cell ns41:value-type="float" office:value="57" table:style-name="ce20" table:number-columns-repeated="2" office:value-type="float">
            <text:p>57</text:p>
          </table:table-cell>
          <table:table-cell ns41:value-type="float" table:style-name="ce20" office:value="16" office:value-type="float">
            <text:p>16</text:p>
          </table:table-cell>
          <table:table-cell ns41:value-type="float" table:style-name="ce20" office:value="20" office:value-type="float">
            <text:p>20</text:p>
          </table:table-cell>
          <table:table-cell ns41:value-type="float" table:style-name="ce20" office:value="10" office:value-type="float">
            <text:p>10</text:p>
          </table:table-cell>
          <table:table-cell ns41:value-type="float" table:style-name="ce20" office:value="8" office:value-type="float">
            <text:p>8</text:p>
          </table:table-cell>
          <table:table-cell table:style-name="ce20" table:number-columns-repeated="8"/>
          <table:table-cell ns41:value-type="float" office:value="1" table:style-name="ce20" table:number-columns-repeated="2" office:value-type="float">
            <text:p>1</text:p>
          </table:table-cell>
          <table:table-cell ns41:value-type="float" table:style-name="ce20" office:value="78" office:value-type="float">
            <text:p>78</text:p>
          </table:table-cell>
          <table:table-cell ns41:value-type="float" table:style-name="ce20" office:value="75" office:value-type="float">
            <text:p>75</text:p>
          </table:table-cell>
          <table:table-cell table:style-name="ce20" table:number-columns-repeated="20"/>
          <table:table-cell ns41:value-type="float" table:style-name="ce20" office:value="5" office:value-type="float">
            <text:p>5</text:p>
          </table:table-cell>
          <table:table-cell ns41:value-type="float" table:style-name="ce20" office:value="10" office:value-type="float">
            <text:p>10</text:p>
          </table:table-cell>
          <table:table-cell table:style-name="ce20" table:number-columns-repeated="2"/>
          <table:table-cell ns41:value-type="float" office:value="1" table:style-name="ce20" table:number-columns-repeated="2" office:value-type="float">
            <text:p>1</text:p>
          </table:table-cell>
          <table:table-cell table:style-name="ce20" table:number-columns-repeated="9"/>
          <table:table-cell table:style-name="ce97"/>
          <table:table-cell table:style-name="ce77" table:number-columns-repeated="4"/>
          <table:table-cell table:number-columns-repeated="943"/>
        </table:table-row>
        <table:table-row table:style-name="ro5">
          <table:table-cell ns41:value-type="string" table:style-name="ce8" office:value-type="string">
            <text:p>ZUIDWOLDE.</text:p>
          </table:table-cell>
          <table:table-cell ns41:value-type="string" table:style-name="ce16" office:value-type="string">
            <text:p>Westerveld Armenhuis</text:p>
          </table:table-cell>
          <table:table-cell table:style-name="Default"/>
          <table:table-cell ns41:value-type="float" table:style-name="ce96" office:value="1" office:value-type="float">
            <text:p>1</text:p>
          </table:table-cell>
          <table:table-cell table:style-name="ce20" table:number-columns-repeated="2"/>
          <table:table-cell ns41:value-type="float" table:style-name="ce20" office:value="2" office:value-type="float">
            <text:p>2</text:p>
          </table:table-cell>
          <table:table-cell ns41:value-type="float" table:style-name="ce20" office:value="19" office:value-type="float">
            <text:p>19</text:p>
          </table:table-cell>
          <table:table-cell ns41:value-type="float" table:style-name="ce20" office:value="17" office:value-type="float">
            <text:p>17</text:p>
          </table:table-cell>
          <table:table-cell ns41:value-type="float" table:style-name="ce20" office:value="19" office:value-type="float">
            <text:p>19</text:p>
          </table:table-cell>
          <table:table-cell ns41:value-type="float" table:style-name="ce20" office:value="17" office:value-type="float">
            <text:p>17</text:p>
          </table:table-cell>
          <table:table-cell table:style-name="ce20" table:number-columns-repeated="6"/>
          <table:table-cell ns41:value-type="float" table:style-name="ce20" office:value="14" office:value-type="float">
            <text:p>14</text:p>
          </table:table-cell>
          <table:table-cell ns41:value-type="float" table:style-name="ce20" office:value="10" office:value-type="float">
            <text:p>10</text:p>
          </table:table-cell>
          <table:table-cell ns41:value-type="float" office:value="4" table:style-name="ce20" table:number-columns-repeated="2" office:value-type="float">
            <text:p>4</text:p>
          </table:table-cell>
          <table:table-cell ns41:value-type="float" table:style-name="ce20" office:value="1" office:value-type="float">
            <text:p>1</text:p>
          </table:table-cell>
          <table:table-cell ns41:value-type="float" table:style-name="ce20" office:value="3" office:value-type="float">
            <text:p>3</text:p>
          </table:table-cell>
          <table:table-cell ns41:value-type="float" table:style-name="ce20" office:value="11" office:value-type="float">
            <text:p>11</text:p>
          </table:table-cell>
          <table:table-cell ns41:value-type="float" table:style-name="ce20" office:value="9" office:value-type="float">
            <text:p>9</text:p>
          </table:table-cell>
          <table:table-cell ns41:value-type="float" table:style-name="ce20" office:value="3" office:value-type="float">
            <text:p>3</text:p>
          </table:table-cell>
          <table:table-cell ns41:value-type="float" table:style-name="ce20" office:value="4" office:value-type="float">
            <text:p>4</text:p>
          </table:table-cell>
          <table:table-cell ns41:value-type="float" table:style-name="ce20" office:value="5" office:value-type="float">
            <text:p>5</text:p>
          </table:table-cell>
          <table:table-cell ns41:value-type="float" table:style-name="ce20" office:value="4" office:value-type="float">
            <text:p>4</text:p>
          </table:table-cell>
          <table:table-cell table:style-name="ce20" table:number-columns-repeated="10"/>
          <table:table-cell ns41:value-type="float" table:style-name="ce20" office:value="19" office:value-type="float">
            <text:p>19</text:p>
          </table:table-cell>
          <table:table-cell ns41:value-type="float" table:style-name="ce20" office:value="17" office:value-type="float">
            <text:p>17</text:p>
          </table:table-cell>
          <table:table-cell table:style-name="ce20" table:number-columns-repeated="35"/>
          <table:table-cell table:style-name="ce97"/>
          <table:table-cell table:style-name="ce77" table:number-columns-repeated="4"/>
          <table:table-cell table:number-columns-repeated="943"/>
        </table:table-row>
        <table:table-row table:style-name="ro5">
          <table:table-cell ns41:value-type="string" table:style-name="ce8" office:value-type="string">
            <text:p>ZUIDWOLDE.</text:p>
          </table:table-cell>
          <table:table-cell ns41:value-type="string" table:style-name="ce16" office:value-type="string">
            <text:p>Lageveen</text:p>
          </table:table-cell>
          <table:table-cell table:style-name="Default"/>
          <table:table-cell ns41:value-type="float" table:style-name="ce96" office:value="17" office:value-type="float">
            <text:p>17</text:p>
          </table:table-cell>
          <table:table-cell table:style-name="ce20" table:number-columns-repeated="2"/>
          <table:table-cell ns41:value-type="float" table:style-name="ce20" office:value="17" office:value-type="float">
            <text:p>17</text:p>
          </table:table-cell>
          <table:table-cell ns41:value-type="float" table:style-name="ce20" office:value="48" office:value-type="float">
            <text:p>48</text:p>
          </table:table-cell>
          <table:table-cell ns41:value-type="float" table:style-name="ce20" office:value="44" office:value-type="float">
            <text:p>44</text:p>
          </table:table-cell>
          <table:table-cell ns41:value-type="float" table:style-name="ce20" office:value="48" office:value-type="float">
            <text:p>48</text:p>
          </table:table-cell>
          <table:table-cell ns41:value-type="float" table:style-name="ce20" office:value="43" office:value-type="float">
            <text:p>43</text:p>
          </table:table-cell>
          <table:table-cell table:style-name="ce20"/>
          <table:table-cell ns41:value-type="float" table:style-name="ce20" office:value="1" office:value-type="float">
            <text:p>1</text:p>
          </table:table-cell>
          <table:table-cell table:style-name="ce20" table:number-columns-repeated="2"/>
          <table:table-cell ns41:value-type="float" office:value="2" table:style-name="ce20" table:number-columns-repeated="2" office:value-type="float">
            <text:p>2</text:p>
          </table:table-cell>
          <table:table-cell ns41:value-type="float" table:style-name="ce20" office:value="29" office:value-type="float">
            <text:p>29</text:p>
          </table:table-cell>
          <table:table-cell ns41:value-type="float" table:style-name="ce20" office:value="24" office:value-type="float">
            <text:p>24</text:p>
          </table:table-cell>
          <table:table-cell ns41:value-type="float" office:value="16" table:style-name="ce20" table:number-columns-repeated="2" office:value-type="float">
            <text:p>16</text:p>
          </table:table-cell>
          <table:table-cell ns41:value-type="float" table:style-name="ce20" office:value="3" office:value-type="float">
            <text:p>3</text:p>
          </table:table-cell>
          <table:table-cell ns41:value-type="float" table:style-name="ce20" office:value="4" office:value-type="float">
            <text:p>4</text:p>
          </table:table-cell>
          <table:table-cell ns41:value-type="float" table:style-name="ce20" office:value="29" office:value-type="float">
            <text:p>29</text:p>
          </table:table-cell>
          <table:table-cell ns41:value-type="float" table:style-name="ce20" office:value="26" office:value-type="float">
            <text:p>26</text:p>
          </table:table-cell>
          <table:table-cell ns41:value-type="float" table:style-name="ce20" office:value="12" office:value-type="float">
            <text:p>12</text:p>
          </table:table-cell>
          <table:table-cell ns41:value-type="float" table:style-name="ce20" office:value="6" office:value-type="float">
            <text:p>6</text:p>
          </table:table-cell>
          <table:table-cell ns41:value-type="float" table:style-name="ce20" office:value="7" office:value-type="float">
            <text:p>7</text:p>
          </table:table-cell>
          <table:table-cell ns41:value-type="float" table:style-name="ce20" office:value="12" office:value-type="float">
            <text:p>12</text:p>
          </table:table-cell>
          <table:table-cell table:style-name="ce20" table:number-columns-repeated="10"/>
          <table:table-cell ns41:value-type="float" table:style-name="ce20" office:value="44" office:value-type="float">
            <text:p>44</text:p>
          </table:table-cell>
          <table:table-cell ns41:value-type="float" table:style-name="ce20" office:value="40" office:value-type="float">
            <text:p>40</text:p>
          </table:table-cell>
          <table:table-cell table:style-name="ce20" table:number-columns-repeated="20"/>
          <table:table-cell ns41:value-type="float" office:value="4" table:style-name="ce20" table:number-columns-repeated="2" office:value-type="float">
            <text:p>4</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ZUIDWOLDE.</text:p>
          </table:table-cell>
          <table:table-cell ns41:value-type="string" table:style-name="ce16" office:value-type="string">
            <text:p>Nijstad</text:p>
          </table:table-cell>
          <table:table-cell table:style-name="Default"/>
          <table:table-cell ns41:value-type="float" table:style-name="ce96" office:value="20" office:value-type="float">
            <text:p>20</text:p>
          </table:table-cell>
          <table:table-cell table:style-name="ce20" table:number-columns-repeated="2"/>
          <table:table-cell ns41:value-type="float" table:style-name="ce20" office:value="23" office:value-type="float">
            <text:p>23</text:p>
          </table:table-cell>
          <table:table-cell ns41:value-type="float" table:style-name="ce20" office:value="57" office:value-type="float">
            <text:p>57</text:p>
          </table:table-cell>
          <table:table-cell ns41:value-type="float" table:style-name="ce20" office:value="53" office:value-type="float">
            <text:p>53</text:p>
          </table:table-cell>
          <table:table-cell ns41:value-type="float" table:style-name="ce20" office:value="57" office:value-type="float">
            <text:p>57</text:p>
          </table:table-cell>
          <table:table-cell ns41:value-type="float" table:style-name="ce20" office:value="53" office:value-type="float">
            <text:p>53</text:p>
          </table:table-cell>
          <table:table-cell table:style-name="ce20" table:number-columns-repeated="6"/>
          <table:table-cell ns41:value-type="float" table:style-name="ce20" office:value="35" office:value-type="float">
            <text:p>35</text:p>
          </table:table-cell>
          <table:table-cell ns41:value-type="float" table:style-name="ce20" office:value="30" office:value-type="float">
            <text:p>30</text:p>
          </table:table-cell>
          <table:table-cell ns41:value-type="float" table:style-name="ce20" office:value="21" office:value-type="float">
            <text:p>21</text:p>
          </table:table-cell>
          <table:table-cell ns41:value-type="float" table:style-name="ce20" office:value="22" office:value-type="float">
            <text:p>22</text:p>
          </table:table-cell>
          <table:table-cell ns41:value-type="float" office:value="1" table:style-name="ce20" table:number-columns-repeated="2" office:value-type="float">
            <text:p>1</text:p>
          </table:table-cell>
          <table:table-cell ns41:value-type="float" table:style-name="ce20" office:value="39" office:value-type="float">
            <text:p>39</text:p>
          </table:table-cell>
          <table:table-cell ns41:value-type="float" table:style-name="ce20" office:value="30" office:value-type="float">
            <text:p>30</text:p>
          </table:table-cell>
          <table:table-cell ns41:value-type="float" table:style-name="ce20" office:value="15" office:value-type="float">
            <text:p>15</text:p>
          </table:table-cell>
          <table:table-cell ns41:value-type="float" table:style-name="ce20" office:value="21" office:value-type="float">
            <text:p>21</text:p>
          </table:table-cell>
          <table:table-cell ns41:value-type="float" table:style-name="ce20" office:value="3" office:value-type="float">
            <text:p>3</text:p>
          </table:table-cell>
          <table:table-cell ns41:value-type="float" table:style-name="ce20" office:value="2" office:value-type="float">
            <text:p>2</text:p>
          </table:table-cell>
          <table:table-cell table:style-name="ce20" table:number-columns-repeated="10"/>
          <table:table-cell ns41:value-type="float" table:style-name="ce20" office:value="53" office:value-type="float">
            <text:p>53</text:p>
          </table:table-cell>
          <table:table-cell ns41:value-type="float" table:style-name="ce20" office:value="48" office:value-type="float">
            <text:p>48</text:p>
          </table:table-cell>
          <table:table-cell table:style-name="ce20" table:number-columns-repeated="20"/>
          <table:table-cell ns41:value-type="float" table:style-name="ce20" office:value="4" office:value-type="float">
            <text:p>4</text:p>
          </table:table-cell>
          <table:table-cell ns41:value-type="float" table:style-name="ce20" office:value="5" office:value-type="float">
            <text:p>5</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ZUIDWOLDE.</text:p>
          </table:table-cell>
          <table:table-cell ns41:value-type="string" table:style-name="ce16" office:value-type="string">
            <text:p>Kerkenveld</text:p>
          </table:table-cell>
          <table:table-cell table:style-name="Default"/>
          <table:table-cell ns41:value-type="float" table:style-name="ce96" office:value="15" office:value-type="float">
            <text:p>15</text:p>
          </table:table-cell>
          <table:table-cell table:style-name="ce20" table:number-columns-repeated="2"/>
          <table:table-cell ns41:value-type="float" table:style-name="ce20" office:value="17" office:value-type="float">
            <text:p>17</text:p>
          </table:table-cell>
          <table:table-cell ns41:value-type="float" table:style-name="ce20" office:value="44" office:value-type="float">
            <text:p>44</text:p>
          </table:table-cell>
          <table:table-cell ns41:value-type="float" table:style-name="ce20" office:value="48" office:value-type="float">
            <text:p>48</text:p>
          </table:table-cell>
          <table:table-cell ns41:value-type="float" table:style-name="ce20" office:value="44" office:value-type="float">
            <text:p>44</text:p>
          </table:table-cell>
          <table:table-cell ns41:value-type="float" table:style-name="ce20" office:value="48" office:value-type="float">
            <text:p>48</text:p>
          </table:table-cell>
          <table:table-cell table:style-name="ce20" table:number-columns-repeated="4"/>
          <table:table-cell ns41:value-type="float" table:style-name="ce20" office:value="3" office:value-type="float">
            <text:p>3</text:p>
          </table:table-cell>
          <table:table-cell ns41:value-type="float" table:style-name="ce20" office:value="1" office:value-type="float">
            <text:p>1</text:p>
          </table:table-cell>
          <table:table-cell ns41:value-type="float" table:style-name="ce20" office:value="28" office:value-type="float">
            <text:p>28</text:p>
          </table:table-cell>
          <table:table-cell ns41:value-type="float" table:style-name="ce20" office:value="31" office:value-type="float">
            <text:p>31</text:p>
          </table:table-cell>
          <table:table-cell ns41:value-type="float" office:value="16" table:style-name="ce20" table:number-columns-repeated="2" office:value-type="float">
            <text:p>16</text:p>
          </table:table-cell>
          <table:table-cell table:style-name="ce20"/>
          <table:table-cell ns41:value-type="float" table:style-name="ce20" office:value="1" office:value-type="float">
            <text:p>1</text:p>
          </table:table-cell>
          <table:table-cell ns41:value-type="float" table:style-name="ce20" office:value="9" office:value-type="float">
            <text:p>9</text:p>
          </table:table-cell>
          <table:table-cell ns41:value-type="float" table:style-name="ce20" office:value="12" office:value-type="float">
            <text:p>12</text:p>
          </table:table-cell>
          <table:table-cell ns41:value-type="float" table:style-name="ce20" office:value="27" office:value-type="float">
            <text:p>27</text:p>
          </table:table-cell>
          <table:table-cell ns41:value-type="float" table:style-name="ce20" office:value="32" office:value-type="float">
            <text:p>32</text:p>
          </table:table-cell>
          <table:table-cell ns41:value-type="float" table:style-name="ce20" office:value="8" office:value-type="float">
            <text:p>8</text:p>
          </table:table-cell>
          <table:table-cell ns41:value-type="float" table:style-name="ce20" office:value="4" office:value-type="float">
            <text:p>4</text:p>
          </table:table-cell>
          <table:table-cell table:style-name="ce20" table:number-columns-repeated="10"/>
          <table:table-cell ns41:value-type="float" table:style-name="ce20" office:value="44" office:value-type="float">
            <text:p>44</text:p>
          </table:table-cell>
          <table:table-cell ns41:value-type="float" table:style-name="ce20" office:value="47" office:value-type="float">
            <text:p>47</text:p>
          </table:table-cell>
          <table:table-cell table:style-name="ce20" table:number-columns-repeated="21"/>
          <table:table-cell ns41:value-type="float" table:style-name="ce20" office:value="1" office:value-type="float">
            <text:p>1</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ZUIDWOLDE.</text:p>
          </table:table-cell>
          <table:table-cell ns41:value-type="string" table:style-name="ce16" office:value-type="string">
            <text:p>Totaal</text:p>
          </table:table-cell>
          <table:table-cell table:style-name="Default"/>
          <table:table-cell ns41:value-type="float" table:style-name="ce96" office:value="349" office:value-type="float">
            <text:p>349</text:p>
          </table:table-cell>
          <table:table-cell ns41:value-type="float" table:style-name="ce20" office:value="4" office:value-type="float">
            <text:p>4</text:p>
          </table:table-cell>
          <table:table-cell table:style-name="ce20"/>
          <table:table-cell ns41:value-type="float" table:style-name="ce20" office:value="409" office:value-type="float">
            <text:p>409</text:p>
          </table:table-cell>
          <table:table-cell ns41:value-type="float" table:style-name="ce43" office:value="1142" office:value-type="float">
            <text:p>1,142</text:p>
          </table:table-cell>
          <table:table-cell ns41:value-type="float" table:style-name="ce43" office:value="1006" office:value-type="float">
            <text:p>1,006</text:p>
          </table:table-cell>
          <table:table-cell ns41:value-type="float" table:style-name="ce43" office:value="1098" office:value-type="float">
            <text:p>1,098</text:p>
          </table:table-cell>
          <table:table-cell ns41:value-type="float" table:style-name="ce20" office:value="974" office:value-type="float">
            <text:p>974</text:p>
          </table:table-cell>
          <table:table-cell ns41:value-type="float" table:style-name="ce20" office:value="42" office:value-type="float">
            <text:p>42</text:p>
          </table:table-cell>
          <table:table-cell ns41:value-type="float" table:style-name="ce20" office:value="30" office:value-type="float">
            <text:p>30</text:p>
          </table:table-cell>
          <table:table-cell ns41:value-type="float" office:value="2" table:style-name="ce20" table:number-columns-repeated="2" office:value-type="float">
            <text:p>2</text:p>
          </table:table-cell>
          <table:table-cell ns41:value-type="float" table:style-name="ce20" office:value="28" office:value-type="float">
            <text:p>28</text:p>
          </table:table-cell>
          <table:table-cell ns41:value-type="float" table:style-name="ce20" office:value="16" office:value-type="float">
            <text:p>16</text:p>
          </table:table-cell>
          <table:table-cell ns41:value-type="float" table:style-name="ce20" office:value="741" office:value-type="float">
            <text:p>741</text:p>
          </table:table-cell>
          <table:table-cell ns41:value-type="float" table:style-name="ce20" office:value="599" office:value-type="float">
            <text:p>599</text:p>
          </table:table-cell>
          <table:table-cell ns41:value-type="float" table:style-name="ce20" office:value="358" office:value-type="float">
            <text:p>358</text:p>
          </table:table-cell>
          <table:table-cell ns41:value-type="float" table:style-name="ce20" office:value="360" office:value-type="float">
            <text:p>360</text:p>
          </table:table-cell>
          <table:table-cell ns41:value-type="float" table:style-name="ce20" office:value="43" office:value-type="float">
            <text:p>43</text:p>
          </table:table-cell>
          <table:table-cell ns41:value-type="float" table:style-name="ce20" office:value="47" office:value-type="float">
            <text:p>47</text:p>
          </table:table-cell>
          <table:table-cell ns41:value-type="float" table:style-name="ce20" office:value="705" office:value-type="float">
            <text:p>705</text:p>
          </table:table-cell>
          <table:table-cell ns41:value-type="float" table:style-name="ce20" office:value="618" office:value-type="float">
            <text:p>618</text:p>
          </table:table-cell>
          <table:table-cell ns41:value-type="float" table:style-name="ce20" office:value="243" office:value-type="float">
            <text:p>243</text:p>
          </table:table-cell>
          <table:table-cell ns41:value-type="float" table:style-name="ce20" office:value="233" office:value-type="float">
            <text:p>233</text:p>
          </table:table-cell>
          <table:table-cell ns41:value-type="float" table:style-name="ce20" office:value="180" office:value-type="float">
            <text:p>180</text:p>
          </table:table-cell>
          <table:table-cell ns41:value-type="float" table:style-name="ce20" office:value="151" office:value-type="float">
            <text:p>151</text:p>
          </table:table-cell>
          <table:table-cell table:style-name="ce20" table:number-columns-repeated="2"/>
          <table:table-cell ns41:value-type="float" table:style-name="ce20" office:value="1" office:value-type="float">
            <text:p>1</text:p>
          </table:table-cell>
          <table:table-cell table:style-name="ce20" table:number-columns-repeated="5"/>
          <table:table-cell ns41:value-type="float" table:style-name="ce20" office:value="13" office:value-type="float">
            <text:p>13</text:p>
          </table:table-cell>
          <table:table-cell ns41:value-type="float" table:style-name="ce20" office:value="4" office:value-type="float">
            <text:p>4</text:p>
          </table:table-cell>
          <table:table-cell ns41:value-type="float" table:style-name="ce43" office:value="1077" office:value-type="float">
            <text:p>1,077</text:p>
          </table:table-cell>
          <table:table-cell ns41:value-type="float" table:style-name="ce20" office:value="941" office:value-type="float">
            <text:p>941</text:p>
          </table:table-cell>
          <table:table-cell table:style-name="ce20" table:number-columns-repeated="8"/>
          <table:table-cell ns41:value-type="float" table:style-name="ce20" office:value="4" office:value-type="float">
            <text:p>4</text:p>
          </table:table-cell>
          <table:table-cell table:style-name="ce20" table:number-columns-repeated="3"/>
          <table:table-cell ns41:value-type="float" table:style-name="ce20" office:value="6" office:value-type="float">
            <text:p>6</text:p>
          </table:table-cell>
          <table:table-cell ns41:value-type="float" table:style-name="ce20" office:value="3" office:value-type="float">
            <text:p>3</text:p>
          </table:table-cell>
          <table:table-cell table:style-name="ce20" table:number-columns-repeated="6"/>
          <table:table-cell ns41:value-type="float" table:style-name="ce20" office:value="49" office:value-type="float">
            <text:p>49</text:p>
          </table:table-cell>
          <table:table-cell ns41:value-type="float" table:style-name="ce20" office:value="54" office:value-type="float">
            <text:p>54</text:p>
          </table:table-cell>
          <table:table-cell ns41:value-type="float" table:style-name="ce20" office:value="5" office:value-type="float">
            <text:p>5</text:p>
          </table:table-cell>
          <table:table-cell ns41:value-type="float" table:style-name="ce20" office:value="7" office:value-type="float">
            <text:p>7</text:p>
          </table:table-cell>
          <table:table-cell ns41:value-type="float" office:value="1" table:style-name="ce20" table:number-columns-repeated="2" office:value-type="float">
            <text:p>1</text:p>
          </table:table-cell>
          <table:table-cell table:style-name="ce20" table:number-columns-repeated="9"/>
          <table:table-cell table:style-name="ce97"/>
          <table:table-cell table:style-name="ce77" table:number-columns-repeated="4"/>
          <table:table-cell table:number-columns-repeated="943"/>
        </table:table-row>
        <table:table-row table:style-name="ro5">
          <table:table-cell ns41:value-type="string" table:style-name="ce8" office:value-type="string">
            <text:p>ZWEELO.</text:p>
          </table:table-cell>
          <table:table-cell ns41:value-type="string" table:style-name="ce16" office:value-type="string">
            <text:p>Dorp</text:p>
          </table:table-cell>
          <table:table-cell table:style-name="Default"/>
          <table:table-cell ns41:value-type="float" table:style-name="ce96" office:value="36" office:value-type="float">
            <text:p>36</text:p>
          </table:table-cell>
          <table:table-cell ns41:value-type="float" table:style-name="ce20" office:value="2" office:value-type="float">
            <text:p>2</text:p>
          </table:table-cell>
          <table:table-cell table:style-name="ce20"/>
          <table:table-cell ns41:value-type="float" table:style-name="ce20" office:value="45" office:value-type="float">
            <text:p>45</text:p>
          </table:table-cell>
          <table:table-cell ns41:value-type="float" table:style-name="ce20" office:value="136" office:value-type="float">
            <text:p>136</text:p>
          </table:table-cell>
          <table:table-cell ns41:value-type="float" table:style-name="ce20" office:value="101" office:value-type="float">
            <text:p>101</text:p>
          </table:table-cell>
          <table:table-cell ns41:value-type="float" table:style-name="ce20" office:value="136" office:value-type="float">
            <text:p>136</text:p>
          </table:table-cell>
          <table:table-cell ns41:value-type="float" table:style-name="ce20" office:value="100" office:value-type="float">
            <text:p>100</text:p>
          </table:table-cell>
          <table:table-cell table:style-name="ce20"/>
          <table:table-cell ns41:value-type="float" table:style-name="ce20" office:value="1" office:value-type="float">
            <text:p>1</text:p>
          </table:table-cell>
          <table:table-cell table:style-name="ce20" table:number-columns-repeated="2"/>
          <table:table-cell ns41:value-type="float" table:style-name="ce20" office:value="1" office:value-type="float">
            <text:p>1</text:p>
          </table:table-cell>
          <table:table-cell table:style-name="ce20"/>
          <table:table-cell ns41:value-type="float" table:style-name="ce20" office:value="97" office:value-type="float">
            <text:p>97</text:p>
          </table:table-cell>
          <table:table-cell ns41:value-type="float" table:style-name="ce20" office:value="62" office:value-type="float">
            <text:p>62</text:p>
          </table:table-cell>
          <table:table-cell ns41:value-type="float" table:style-name="ce20" office:value="31" office:value-type="float">
            <text:p>31</text:p>
          </table:table-cell>
          <table:table-cell ns41:value-type="float" table:style-name="ce20" office:value="32" office:value-type="float">
            <text:p>32</text:p>
          </table:table-cell>
          <table:table-cell ns41:value-type="float" table:style-name="ce20" office:value="8" office:value-type="float">
            <text:p>8</text:p>
          </table:table-cell>
          <table:table-cell ns41:value-type="float" table:style-name="ce20" office:value="7" office:value-type="float">
            <text:p>7</text:p>
          </table:table-cell>
          <table:table-cell ns41:value-type="float" table:style-name="ce20" office:value="100" office:value-type="float">
            <text:p>100</text:p>
          </table:table-cell>
          <table:table-cell ns41:value-type="float" table:style-name="ce20" office:value="62" office:value-type="float">
            <text:p>62</text:p>
          </table:table-cell>
          <table:table-cell ns41:value-type="float" table:style-name="ce20" office:value="26" office:value-type="float">
            <text:p>26</text:p>
          </table:table-cell>
          <table:table-cell ns41:value-type="float" table:style-name="ce20" office:value="34" office:value-type="float">
            <text:p>34</text:p>
          </table:table-cell>
          <table:table-cell ns41:value-type="float" table:style-name="ce20" office:value="6" office:value-type="float">
            <text:p>6</text:p>
          </table:table-cell>
          <table:table-cell ns41:value-type="float" table:style-name="ce20" office:value="5" office:value-type="float">
            <text:p>5</text:p>
          </table:table-cell>
          <table:table-cell table:style-name="ce20" table:number-columns-repeated="2"/>
          <table:table-cell ns41:value-type="float" table:style-name="ce20" office:value="4" office:value-type="float">
            <text:p>4</text:p>
          </table:table-cell>
          <table:table-cell table:style-name="ce20" table:number-columns-repeated="7"/>
          <table:table-cell ns41:value-type="float" table:style-name="ce20" office:value="125" office:value-type="float">
            <text:p>125</text:p>
          </table:table-cell>
          <table:table-cell ns41:value-type="float" table:style-name="ce20" office:value="94" office:value-type="float">
            <text:p>94</text:p>
          </table:table-cell>
          <table:table-cell table:style-name="ce20" table:number-columns-repeated="20"/>
          <table:table-cell ns41:value-type="float" table:style-name="ce20" office:value="11" office:value-type="float">
            <text:p>11</text:p>
          </table:table-cell>
          <table:table-cell ns41:value-type="float" table:style-name="ce20" office:value="7" office:value-type="float">
            <text:p>7</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ZWEELO.</text:p>
          </table:table-cell>
          <table:table-cell ns41:value-type="string" table:style-name="ce16" office:value-type="string">
            <text:p>Buurtschap Benneveld</text:p>
          </table:table-cell>
          <table:table-cell table:style-name="Default"/>
          <table:table-cell ns41:value-type="float" table:style-name="ce96" office:value="23" office:value-type="float">
            <text:p>23</text:p>
          </table:table-cell>
          <table:table-cell table:style-name="ce20" table:number-columns-repeated="2"/>
          <table:table-cell ns41:value-type="float" table:style-name="ce20" office:value="30" office:value-type="float">
            <text:p>30</text:p>
          </table:table-cell>
          <table:table-cell ns41:value-type="float" table:style-name="ce20" office:value="85" office:value-type="float">
            <text:p>85</text:p>
          </table:table-cell>
          <table:table-cell ns41:value-type="float" table:style-name="ce20" office:value="86" office:value-type="float">
            <text:p>86</text:p>
          </table:table-cell>
          <table:table-cell ns41:value-type="float" table:style-name="ce20" office:value="85" office:value-type="float">
            <text:p>85</text:p>
          </table:table-cell>
          <table:table-cell ns41:value-type="float" table:style-name="ce20" office:value="86" office:value-type="float">
            <text:p>86</text:p>
          </table:table-cell>
          <table:table-cell table:style-name="ce20" table:number-columns-repeated="4"/>
          <table:table-cell ns41:value-type="float" table:style-name="ce20" office:value="1" office:value-type="float">
            <text:p>1</text:p>
          </table:table-cell>
          <table:table-cell table:style-name="ce20"/>
          <table:table-cell ns41:value-type="float" table:style-name="ce20" office:value="55" office:value-type="float">
            <text:p>55</text:p>
          </table:table-cell>
          <table:table-cell ns41:value-type="float" table:style-name="ce20" office:value="56" office:value-type="float">
            <text:p>56</text:p>
          </table:table-cell>
          <table:table-cell ns41:value-type="float" table:style-name="ce20" office:value="25" office:value-type="float">
            <text:p>25</text:p>
          </table:table-cell>
          <table:table-cell ns41:value-type="float" table:style-name="ce20" office:value="26" office:value-type="float">
            <text:p>26</text:p>
          </table:table-cell>
          <table:table-cell ns41:value-type="float" table:style-name="ce20" office:value="5" office:value-type="float">
            <text:p>5</text:p>
          </table:table-cell>
          <table:table-cell ns41:value-type="float" table:style-name="ce20" office:value="4" office:value-type="float">
            <text:p>4</text:p>
          </table:table-cell>
          <table:table-cell ns41:value-type="float" table:style-name="ce20" office:value="48" office:value-type="float">
            <text:p>48</text:p>
          </table:table-cell>
          <table:table-cell ns41:value-type="float" table:style-name="ce20" office:value="52" office:value-type="float">
            <text:p>52</text:p>
          </table:table-cell>
          <table:table-cell ns41:value-type="float" table:style-name="ce20" office:value="30" office:value-type="float">
            <text:p>30</text:p>
          </table:table-cell>
          <table:table-cell ns41:value-type="float" table:style-name="ce20" office:value="33" office:value-type="float">
            <text:p>33</text:p>
          </table:table-cell>
          <table:table-cell ns41:value-type="float" table:style-name="ce20" office:value="5" office:value-type="float">
            <text:p>5</text:p>
          </table:table-cell>
          <table:table-cell ns41:value-type="float" table:style-name="ce20" office:value="1" office:value-type="float">
            <text:p>1</text:p>
          </table:table-cell>
          <table:table-cell table:style-name="ce20" table:number-columns-repeated="2"/>
          <table:table-cell ns41:value-type="float" table:style-name="ce20" office:value="2" office:value-type="float">
            <text:p>2</text:p>
          </table:table-cell>
          <table:table-cell table:style-name="ce20" table:number-columns-repeated="7"/>
          <table:table-cell ns41:value-type="float" table:style-name="ce20" office:value="73" office:value-type="float">
            <text:p>73</text:p>
          </table:table-cell>
          <table:table-cell ns41:value-type="float" table:style-name="ce20" office:value="74" office:value-type="float">
            <text:p>74</text:p>
          </table:table-cell>
          <table:table-cell table:style-name="ce20" table:number-columns-repeated="20"/>
          <table:table-cell ns41:value-type="float" office:value="12" table:style-name="ce20" table:number-columns-repeated="2" office:value-type="float">
            <text:p>12</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ZWEELO.</text:p>
          </table:table-cell>
          <table:table-cell ns41:value-type="string" table:style-name="ce16" office:value-type="string">
            <text:p>Buurtschap Aalden</text:p>
          </table:table-cell>
          <table:table-cell table:style-name="Default"/>
          <table:table-cell ns41:value-type="float" table:style-name="ce96" office:value="17" office:value-type="float">
            <text:p>17</text:p>
          </table:table-cell>
          <table:table-cell ns41:value-type="float" table:style-name="ce20" office:value="1" office:value-type="float">
            <text:p>1</text:p>
          </table:table-cell>
          <table:table-cell table:style-name="ce20"/>
          <table:table-cell ns41:value-type="float" table:style-name="ce20" office:value="20" office:value-type="float">
            <text:p>20</text:p>
          </table:table-cell>
          <table:table-cell ns41:value-type="float" table:style-name="ce20" office:value="66" office:value-type="float">
            <text:p>66</text:p>
          </table:table-cell>
          <table:table-cell ns41:value-type="float" table:style-name="ce20" office:value="48" office:value-type="float">
            <text:p>48</text:p>
          </table:table-cell>
          <table:table-cell ns41:value-type="float" table:style-name="ce20" office:value="66" office:value-type="float">
            <text:p>66</text:p>
          </table:table-cell>
          <table:table-cell ns41:value-type="float" table:style-name="ce20" office:value="48" office:value-type="float">
            <text:p>48</text:p>
          </table:table-cell>
          <table:table-cell table:style-name="ce20" table:number-columns-repeated="6"/>
          <table:table-cell ns41:value-type="float" table:style-name="ce20" office:value="44" office:value-type="float">
            <text:p>44</text:p>
          </table:table-cell>
          <table:table-cell ns41:value-type="float" table:style-name="ce20" office:value="30" office:value-type="float">
            <text:p>30</text:p>
          </table:table-cell>
          <table:table-cell ns41:value-type="float" table:style-name="ce20" office:value="17" office:value-type="float">
            <text:p>17</text:p>
          </table:table-cell>
          <table:table-cell ns41:value-type="float" table:style-name="ce20" office:value="16" office:value-type="float">
            <text:p>16</text:p>
          </table:table-cell>
          <table:table-cell ns41:value-type="float" table:style-name="ce20" office:value="5" office:value-type="float">
            <text:p>5</text:p>
          </table:table-cell>
          <table:table-cell ns41:value-type="float" table:style-name="ce20" office:value="2" office:value-type="float">
            <text:p>2</text:p>
          </table:table-cell>
          <table:table-cell ns41:value-type="float" table:style-name="ce20" office:value="47" office:value-type="float">
            <text:p>47</text:p>
          </table:table-cell>
          <table:table-cell ns41:value-type="float" table:style-name="ce20" office:value="29" office:value-type="float">
            <text:p>29</text:p>
          </table:table-cell>
          <table:table-cell ns41:value-type="float" table:style-name="ce20" office:value="18" office:value-type="float">
            <text:p>18</text:p>
          </table:table-cell>
          <table:table-cell ns41:value-type="float" table:style-name="ce20" office:value="19" office:value-type="float">
            <text:p>19</text:p>
          </table:table-cell>
          <table:table-cell ns41:value-type="float" table:style-name="ce20" office:value="1" office:value-type="float">
            <text:p>1</text:p>
          </table:table-cell>
          <table:table-cell table:style-name="ce20" table:number-columns-repeated="11"/>
          <table:table-cell ns41:value-type="float" table:style-name="ce20" office:value="54" office:value-type="float">
            <text:p>54</text:p>
          </table:table-cell>
          <table:table-cell ns41:value-type="float" table:style-name="ce20" office:value="37" office:value-type="float">
            <text:p>37</text:p>
          </table:table-cell>
          <table:table-cell table:style-name="ce20" table:number-columns-repeated="20"/>
          <table:table-cell ns41:value-type="float" table:style-name="ce20" office:value="12" office:value-type="float">
            <text:p>12</text:p>
          </table:table-cell>
          <table:table-cell ns41:value-type="float" table:style-name="ce20" office:value="11" office:value-type="float">
            <text:p>11</text:p>
          </table:table-cell>
          <table:table-cell table:style-name="ce20" table:number-columns-repeated="13"/>
          <table:table-cell table:style-name="ce97"/>
          <table:table-cell table:style-name="ce77" table:number-columns-repeated="4"/>
          <table:table-cell table:number-columns-repeated="943"/>
        </table:table-row>
        <table:table-row table:style-name="ro5">
          <table:table-cell ns41:value-type="string" table:style-name="ce8" office:value-type="string">
            <text:p>ZWEELO.</text:p>
          </table:table-cell>
          <table:table-cell ns41:value-type="string" table:style-name="ce16" office:value-type="string">
            <text:p>Buurtschap Meppen</text:p>
          </table:table-cell>
          <table:table-cell table:style-name="Default"/>
          <table:table-cell ns41:value-type="float" table:style-name="ce96" office:value="33" office:value-type="float">
            <text:p>33</text:p>
          </table:table-cell>
          <table:table-cell table:style-name="ce20" table:number-columns-repeated="2"/>
          <table:table-cell ns41:value-type="float" table:style-name="ce20" office:value="45" office:value-type="float">
            <text:p>45</text:p>
          </table:table-cell>
          <table:table-cell ns41:value-type="float" table:style-name="ce20" office:value="119" office:value-type="float">
            <text:p>119</text:p>
          </table:table-cell>
          <table:table-cell ns41:value-type="float" table:style-name="ce20" office:value="115" office:value-type="float">
            <text:p>115</text:p>
          </table:table-cell>
          <table:table-cell ns41:value-type="float" table:style-name="ce20" office:value="117" office:value-type="float">
            <text:p>117</text:p>
          </table:table-cell>
          <table:table-cell ns41:value-type="float" table:style-name="ce20" office:value="115" office:value-type="float">
            <text:p>115</text:p>
          </table:table-cell>
          <table:table-cell ns41:value-type="float" table:style-name="ce20" office:value="2" office:value-type="float">
            <text:p>2</text:p>
          </table:table-cell>
          <table:table-cell table:style-name="ce20" table:number-columns-repeated="5"/>
          <table:table-cell ns41:value-type="float" table:style-name="ce20" office:value="80" office:value-type="float">
            <text:p>80</text:p>
          </table:table-cell>
          <table:table-cell ns41:value-type="float" table:style-name="ce20" office:value="71" office:value-type="float">
            <text:p>71</text:p>
          </table:table-cell>
          <table:table-cell ns41:value-type="float" office:value="30" table:style-name="ce20" table:number-columns-repeated="2" office:value-type="float">
            <text:p>30</text:p>
          </table:table-cell>
          <table:table-cell ns41:value-type="float" table:style-name="ce20" office:value="9" office:value-type="float">
            <text:p>9</text:p>
          </table:table-cell>
          <table:table-cell ns41:value-type="float" table:style-name="ce20" office:value="14" office:value-type="float">
            <text:p>14</text:p>
          </table:table-cell>
          <table:table-cell ns41:value-type="float" table:style-name="ce20" office:value="75" office:value-type="float">
            <text:p>75</text:p>
          </table:table-cell>
          <table:table-cell ns41:value-type="float" table:style-name="ce20" office:value="77" office:value-type="float">
            <text:p>77</text:p>
          </table:table-cell>
          <table:table-cell ns41:value-type="float" table:style-name="ce20" office:value="40" office:value-type="float">
            <text:p>40</text:p>
          </table:table-cell>
          <table:table-cell ns41:value-type="float" table:style-name="ce20" office:value="34" office:value-type="float">
            <text:p>34</text:p>
          </table:table-cell>
          <table:table-cell ns41:value-type="float" office:value="4" table:style-name="ce20" table:number-columns-repeated="2" office:value-type="float">
            <text:p>4</text:p>
          </table:table-cell>
          <table:table-cell table:style-name="ce20" table:number-columns-repeated="10"/>
          <table:table-cell ns41:value-type="float" office:value="85" table:style-name="ce20" table:number-columns-repeated="2" office:value-type="float">
            <text:p>85</text:p>
          </table:table-cell>
          <table:table-cell table:style-name="ce20" table:number-columns-repeated="20"/>
          <table:table-cell ns41:value-type="float" office:value="27" table:style-name="ce20" table:number-columns-repeated="2" office:value-type="float">
            <text:p>27</text:p>
          </table:table-cell>
          <table:table-cell table:style-name="ce20" table:number-columns-repeated="8"/>
          <table:table-cell ns41:value-type="float" table:style-name="ce20" office:value="7" office:value-type="float">
            <text:p>7</text:p>
          </table:table-cell>
          <table:table-cell ns41:value-type="float" table:style-name="ce20" office:value="3" office:value-type="float">
            <text:p>3</text:p>
          </table:table-cell>
          <table:table-cell table:style-name="ce20" table:number-columns-repeated="3"/>
          <table:table-cell table:style-name="ce97"/>
          <table:table-cell table:style-name="ce77" table:number-columns-repeated="4"/>
          <table:table-cell table:number-columns-repeated="943"/>
        </table:table-row>
        <table:table-row table:style-name="ro5">
          <table:table-cell ns41:value-type="string" table:style-name="ce8" office:value-type="string">
            <text:p>ZWEELO.</text:p>
          </table:table-cell>
          <table:table-cell ns41:value-type="string" table:style-name="ce16" office:value-type="string">
            <text:p>Buurtschap Wesup</text:p>
          </table:table-cell>
          <table:table-cell table:style-name="Default"/>
          <table:table-cell ns41:value-type="float" table:style-name="ce96" office:value="24" office:value-type="float">
            <text:p>24</text:p>
          </table:table-cell>
          <table:table-cell table:style-name="ce20" table:number-columns-repeated="2"/>
          <table:table-cell ns41:value-type="float" table:style-name="ce20" office:value="35" office:value-type="float">
            <text:p>35</text:p>
          </table:table-cell>
          <table:table-cell ns41:value-type="float" table:style-name="ce20" office:value="105" office:value-type="float">
            <text:p>105</text:p>
          </table:table-cell>
          <table:table-cell ns41:value-type="float" table:style-name="ce20" office:value="93" office:value-type="float">
            <text:p>93</text:p>
          </table:table-cell>
          <table:table-cell ns41:value-type="float" table:style-name="ce20" office:value="103" office:value-type="float">
            <text:p>103</text:p>
          </table:table-cell>
          <table:table-cell ns41:value-type="float" table:style-name="ce20" office:value="92" office:value-type="float">
            <text:p>92</text:p>
          </table:table-cell>
          <table:table-cell ns41:value-type="float" table:style-name="ce20" office:value="2" office:value-type="float">
            <text:p>2</text:p>
          </table:table-cell>
          <table:table-cell ns41:value-type="float" table:style-name="ce20" office:value="1" office:value-type="float">
            <text:p>1</text:p>
          </table:table-cell>
          <table:table-cell table:style-name="ce20" table:number-columns-repeated="4"/>
          <table:table-cell ns41:value-type="float" table:style-name="ce20" office:value="69" office:value-type="float">
            <text:p>69</text:p>
          </table:table-cell>
          <table:table-cell ns41:value-type="float" table:style-name="ce20" office:value="58" office:value-type="float">
            <text:p>58</text:p>
          </table:table-cell>
          <table:table-cell ns41:value-type="float" table:style-name="ce20" office:value="31" office:value-type="float">
            <text:p>31</text:p>
          </table:table-cell>
          <table:table-cell ns41:value-type="float" table:style-name="ce20" office:value="32" office:value-type="float">
            <text:p>32</text:p>
          </table:table-cell>
          <table:table-cell ns41:value-type="float" table:style-name="ce20" office:value="5" office:value-type="float">
            <text:p>5</text:p>
          </table:table-cell>
          <table:table-cell ns41:value-type="float" table:style-name="ce20" office:value="3" office:value-type="float">
            <text:p>3</text:p>
          </table:table-cell>
          <table:table-cell ns41:value-type="float" table:style-name="ce20" office:value="52" office:value-type="float">
            <text:p>52</text:p>
          </table:table-cell>
          <table:table-cell ns41:value-type="float" table:style-name="ce20" office:value="40" office:value-type="float">
            <text:p>40</text:p>
          </table:table-cell>
          <table:table-cell ns41:value-type="float" table:style-name="ce20" office:value="49" office:value-type="float">
            <text:p>49</text:p>
          </table:table-cell>
          <table:table-cell ns41:value-type="float" table:style-name="ce20" office:value="53" office:value-type="float">
            <text:p>53</text:p>
          </table:table-cell>
          <table:table-cell ns41:value-type="float" table:style-name="ce20" office:value="1" office:value-type="float">
            <text:p>1</text:p>
          </table:table-cell>
          <table:table-cell table:style-name="ce20" table:number-columns-repeated="3"/>
          <table:table-cell ns41:value-type="float" table:style-name="ce20" office:value="3" office:value-type="float">
            <text:p>3</text:p>
          </table:table-cell>
          <table:table-cell table:style-name="ce20" table:number-columns-repeated="7"/>
          <table:table-cell ns41:value-type="float" table:style-name="ce20" office:value="105" office:value-type="float">
            <text:p>105</text:p>
          </table:table-cell>
          <table:table-cell ns41:value-type="float" table:style-name="ce20" office:value="93" office:value-type="float">
            <text:p>93</text:p>
          </table:table-cell>
          <table:table-cell table:style-name="ce20" table:number-columns-repeated="35"/>
          <table:table-cell table:style-name="ce97"/>
          <table:table-cell table:style-name="ce77" table:number-columns-repeated="4"/>
          <table:table-cell table:number-columns-repeated="943"/>
        </table:table-row>
        <table:table-row table:style-name="ro6">
          <table:table-cell ns41:value-type="string" table:style-name="ce9" office:value-type="string">
            <text:p>ZWEELO.</text:p>
          </table:table-cell>
          <table:table-cell ns41:value-type="string" table:style-name="ce18" office:value-type="string">
            <text:p>Totaal</text:p>
          </table:table-cell>
          <table:table-cell table:style-name="Default"/>
          <table:table-cell ns41:value-type="float" table:style-name="ce98" office:value="133" office:value-type="float">
            <text:p>133</text:p>
          </table:table-cell>
          <table:table-cell ns41:value-type="float" table:style-name="ce21" office:value="3" office:value-type="float">
            <text:p>3</text:p>
          </table:table-cell>
          <table:table-cell table:style-name="ce21"/>
          <table:table-cell ns41:value-type="float" table:style-name="ce21" office:value="175" office:value-type="float">
            <text:p>175</text:p>
          </table:table-cell>
          <table:table-cell ns41:value-type="float" table:style-name="ce21" office:value="511" office:value-type="float">
            <text:p>511</text:p>
          </table:table-cell>
          <table:table-cell ns41:value-type="float" table:style-name="ce21" office:value="443" office:value-type="float">
            <text:p>443</text:p>
          </table:table-cell>
          <table:table-cell ns41:value-type="float" table:style-name="ce21" office:value="507" office:value-type="float">
            <text:p>507</text:p>
          </table:table-cell>
          <table:table-cell ns41:value-type="float" table:style-name="ce21" office:value="441" office:value-type="float">
            <text:p>441</text:p>
          </table:table-cell>
          <table:table-cell ns41:value-type="float" table:style-name="ce21" office:value="4" office:value-type="float">
            <text:p>4</text:p>
          </table:table-cell>
          <table:table-cell ns41:value-type="float" table:style-name="ce21" office:value="2" office:value-type="float">
            <text:p>2</text:p>
          </table:table-cell>
          <table:table-cell table:style-name="ce21" table:number-columns-repeated="2"/>
          <table:table-cell ns41:value-type="float" table:style-name="ce21" office:value="2" office:value-type="float">
            <text:p>2</text:p>
          </table:table-cell>
          <table:table-cell table:style-name="ce21"/>
          <table:table-cell ns41:value-type="float" table:style-name="ce21" office:value="345" office:value-type="float">
            <text:p>345</text:p>
          </table:table-cell>
          <table:table-cell ns41:value-type="float" table:style-name="ce21" office:value="277" office:value-type="float">
            <text:p>277</text:p>
          </table:table-cell>
          <table:table-cell ns41:value-type="float" table:style-name="ce21" office:value="134" office:value-type="float">
            <text:p>134</text:p>
          </table:table-cell>
          <table:table-cell ns41:value-type="float" table:style-name="ce21" office:value="136" office:value-type="float">
            <text:p>136</text:p>
          </table:table-cell>
          <table:table-cell ns41:value-type="float" table:style-name="ce21" office:value="32" office:value-type="float">
            <text:p>32</text:p>
          </table:table-cell>
          <table:table-cell ns41:value-type="float" table:style-name="ce21" office:value="30" office:value-type="float">
            <text:p>30</text:p>
          </table:table-cell>
          <table:table-cell ns41:value-type="float" table:style-name="ce21" office:value="322" office:value-type="float">
            <text:p>322</text:p>
          </table:table-cell>
          <table:table-cell ns41:value-type="float" table:style-name="ce21" office:value="260" office:value-type="float">
            <text:p>260</text:p>
          </table:table-cell>
          <table:table-cell ns41:value-type="float" table:style-name="ce21" office:value="163" office:value-type="float">
            <text:p>163</text:p>
          </table:table-cell>
          <table:table-cell ns41:value-type="float" table:style-name="ce21" office:value="173" office:value-type="float">
            <text:p>173</text:p>
          </table:table-cell>
          <table:table-cell ns41:value-type="float" table:style-name="ce21" office:value="17" office:value-type="float">
            <text:p>17</text:p>
          </table:table-cell>
          <table:table-cell ns41:value-type="float" table:style-name="ce21" office:value="10" office:value-type="float">
            <text:p>10</text:p>
          </table:table-cell>
          <table:table-cell table:style-name="ce21" table:number-columns-repeated="2"/>
          <table:table-cell ns41:value-type="float" table:style-name="ce21" office:value="9" office:value-type="float">
            <text:p>9</text:p>
          </table:table-cell>
          <table:table-cell table:style-name="ce21" table:number-columns-repeated="7"/>
          <table:table-cell ns41:value-type="float" table:style-name="ce21" office:value="442" office:value-type="float">
            <text:p>442</text:p>
          </table:table-cell>
          <table:table-cell ns41:value-type="float" table:style-name="ce21" office:value="383" office:value-type="float">
            <text:p>383</text:p>
          </table:table-cell>
          <table:table-cell table:style-name="ce21" table:number-columns-repeated="20"/>
          <table:table-cell ns41:value-type="float" table:style-name="ce21" office:value="62" office:value-type="float">
            <text:p>62</text:p>
          </table:table-cell>
          <table:table-cell ns41:value-type="float" table:style-name="ce21" office:value="57" office:value-type="float">
            <text:p>57</text:p>
          </table:table-cell>
          <table:table-cell table:style-name="ce21" table:number-columns-repeated="8"/>
          <table:table-cell ns41:value-type="float" table:style-name="ce21" office:value="7" office:value-type="float">
            <text:p>7</text:p>
          </table:table-cell>
          <table:table-cell ns41:value-type="float" table:style-name="ce21" office:value="3" office:value-type="float">
            <text:p>3</text:p>
          </table:table-cell>
          <table:table-cell table:style-name="ce21" table:number-columns-repeated="3"/>
          <table:table-cell table:style-name="ce99"/>
          <table:table-cell table:style-name="ce77" table:number-columns-repeated="4"/>
          <table:table-cell table:number-columns-repeated="943"/>
        </table:table-row>
        <table:table-row table:style-name="ro6">
          <table:table-cell table:number-columns-repeated="1024"/>
        </table:table-row>
        <table:table-row table:style-name="ro5">
          <table:table-cell ns41:value-type="string" table:style-name="ce100" office:value-type="string">
            <text:p>1. Hieronder vier mannen en drie vrouwen behoorende tot de burgerlijke bevolking.</text:p>
          </table:table-cell>
          <table:table-cell table:style-name="ce101" table:number-columns-repeated="75"/>
          <table:table-cell table:style-name="ce102"/>
          <table:table-cell table:number-columns-repeated="947"/>
        </table:table-row>
        <table:table-row table:style-name="ro5">
          <table:table-cell ns41:value-type="string" table:style-name="ce103" office:value-type="string">
            <text:p>2. Hieronder eene Fransche kostschool met twee kostleerlingen.</text:p>
          </table:table-cell>
          <table:table-cell table:style-name="ce104" table:number-columns-repeated="75"/>
          <table:table-cell table:style-name="ce105"/>
          <table:table-cell table:number-columns-repeated="947"/>
        </table:table-row>
        <table:table-row table:style-name="ro5">
          <table:table-cell ns41:value-type="string" table:style-name="ce103" office:value-type="string">
            <text:p>3. Hieronder een huis van bewaring zonder gevangenen.</text:p>
          </table:table-cell>
          <table:table-cell table:style-name="ce104" table:number-columns-repeated="75"/>
          <table:table-cell table:style-name="ce105"/>
          <table:table-cell table:number-columns-repeated="947"/>
        </table:table-row>
        <table:table-row table:style-name="ro5">
          <table:table-cell ns41:value-type="string" table:style-name="ce103" office:value-type="string">
            <text:p>4. Hieronder eene kostschool zonder kostleerlingen.</text:p>
          </table:table-cell>
          <table:table-cell table:style-name="ce104" table:number-columns-repeated="75"/>
          <table:table-cell table:style-name="ce105"/>
          <table:table-cell table:number-columns-repeated="947"/>
        </table:table-row>
        <table:table-row table:style-name="ro5">
          <table:table-cell ns41:value-type="string" table:style-name="ce103" office:value-type="string">
            <text:p>5. Hieronder drie hutten.</text:p>
          </table:table-cell>
          <table:table-cell table:style-name="ce104" table:number-columns-repeated="75"/>
          <table:table-cell table:style-name="ce105"/>
          <table:table-cell table:number-columns-repeated="947"/>
        </table:table-row>
        <table:table-row table:style-name="ro5">
          <table:table-cell ns41:value-type="string" table:style-name="ce103" office:value-type="string">
            <text:p>6. Hieronder een huis van bewaring zonder gevangenen.</text:p>
          </table:table-cell>
          <table:table-cell table:style-name="ce104" table:number-columns-repeated="75"/>
          <table:table-cell table:style-name="ce105"/>
          <table:table-cell table:number-columns-repeated="947"/>
        </table:table-row>
        <table:table-row table:style-name="ro5">
          <table:table-cell ns41:value-type="string" table:style-name="ce103" office:value-type="string">
            <text:p>7. Hieronder 81 gewone kolonisten, 671 weezen, vondelingen en verlaten kinderen, 31 hulpbehoevende en 50 bedelaars-kolonisten.</text:p>
          </table:table-cell>
          <table:table-cell table:style-name="ce104" table:number-columns-repeated="75"/>
          <table:table-cell table:style-name="ce105"/>
          <table:table-cell table:number-columns-repeated="947"/>
        </table:table-row>
        <table:table-row table:style-name="ro5">
          <table:table-cell ns41:value-type="string" table:style-name="ce103" office:value-type="string">
            <text:p>8. Hieronder 78 gewone kolonisten, 702 weezen, vondelingen en verlaten kinderen, 33 hulpbehoevende en 66 bedelaars-kolonisten.</text:p>
          </table:table-cell>
          <table:table-cell table:style-name="ce104" table:number-columns-repeated="75"/>
          <table:table-cell table:style-name="ce105"/>
          <table:table-cell table:number-columns-repeated="947"/>
        </table:table-row>
        <table:table-row table:style-name="ro5">
          <table:table-cell ns41:value-type="string" table:style-name="ce103" office:value-type="string">
            <text:p>9. Hieronder 23 gewone kolonisten, 139 veteranen met hunne gezinnen, 919 om straf in de kolonie.</text:p>
          </table:table-cell>
          <table:table-cell table:style-name="ce104" table:number-columns-repeated="75"/>
          <table:table-cell table:style-name="ce105"/>
          <table:table-cell table:number-columns-repeated="947"/>
        </table:table-row>
        <table:table-row table:style-name="ro5">
          <table:table-cell ns41:value-type="string" table:style-name="ce103" office:value-type="string">
            <text:p>10. Hieronder 22 gewone kolonisten, 201 behoorende tot de gezinnen der veteranen, 557 om straf in de kolonie.</text:p>
          </table:table-cell>
          <table:table-cell table:style-name="ce104" table:number-columns-repeated="75"/>
          <table:table-cell table:style-name="ce105"/>
          <table:table-cell table:number-columns-repeated="947"/>
        </table:table-row>
        <table:table-row table:style-name="ro5">
          <table:table-cell ns41:value-type="string" table:style-name="ce103" office:value-type="string">
            <text:p>11. Hieronder 194 gewone kolonisten, 13 hoevenaars, 74 veteranen met hunne gezinnen, 776 bedelaars-kolonisten.</text:p>
          </table:table-cell>
          <table:table-cell table:style-name="ce104" table:number-columns-repeated="75"/>
          <table:table-cell table:style-name="ce105"/>
          <table:table-cell table:number-columns-repeated="947"/>
        </table:table-row>
        <table:table-row table:style-name="ro5">
          <table:table-cell ns41:value-type="string" table:style-name="ce103" office:value-type="string">
            <text:p>12. Hieronder 202 gewone kolonisten, 13 hoevenaars, 99 behoorende tot de gezinnen der veteranen, 594 bedelaars-kolonisten.</text:p>
          </table:table-cell>
          <table:table-cell table:style-name="ce104" table:number-columns-repeated="75"/>
          <table:table-cell table:style-name="ce105"/>
          <table:table-cell table:number-columns-repeated="947"/>
        </table:table-row>
        <table:table-row table:style-name="ro5">
          <table:table-cell ns41:value-type="string" table:style-name="ce103" office:value-type="string">
            <text:p>13. Bij de ingezetenen in nachtkwartier.</text:p>
          </table:table-cell>
          <table:table-cell table:style-name="ce104" table:number-columns-repeated="75"/>
          <table:table-cell table:style-name="ce105"/>
          <table:table-cell table:number-columns-repeated="947"/>
        </table:table-row>
        <table:table-row table:style-name="ro5">
          <table:table-cell ns41:value-type="string" table:style-name="ce103" office:value-type="string">
            <text:p>14. Hieronder eene hut.</text:p>
          </table:table-cell>
          <table:table-cell table:style-name="ce104" table:number-columns-repeated="75"/>
          <table:table-cell table:style-name="ce105"/>
          <table:table-cell table:number-columns-repeated="947"/>
        </table:table-row>
        <table:table-row table:style-name="ro6">
          <table:table-cell table:style-name="ce106"/>
          <table:table-cell table:style-name="ce107" table:number-columns-repeated="75"/>
          <table:table-cell table:style-name="ce108"/>
          <table:table-cell table:number-columns-repeated="947"/>
        </table:table-row>
        <table:table-row table:style-name="ro5" table:number-rows-repeated="813">
          <table:table-cell table:number-columns-repeated="1024"/>
        </table:table-row>
        <table:table-row table:style-name="ro5">
          <table:table-cell table:style-name="Default" table:number-columns-repeated="27"/>
          <table:table-cell table:style-name="ce64"/>
          <table:table-cell table:style-name="Default"/>
          <table:table-cell table:style-name="ce65"/>
          <table:table-cell table:number-columns-repeated="994"/>
        </table:table-row>
        <table:table-row table:style-name="ro5" table:number-rows-repeated="1047388">
          <table:table-cell table:number-columns-repeated="1024"/>
        </table:table-row>
        <table:table-row table:style-name="ro5">
          <table:table-cell table:number-columns-repeated="1024"/>
        </table:table-row>
      </table:table>
      <table:table table:style-name="ta2" table:name="Opmerkingen">
        <table:table-column table:style-name="co14" table:default-cell-style-name="Default" table:number-columns-repeated="2"/>
        <table:table-column table:style-name="co17" table:default-cell-style-name="ce10"/>
        <table:table-column table:style-name="co18" table:default-cell-style-name="ce10"/>
        <table:table-column table:style-name="co14" table:default-cell-style-name="Default" table:number-columns-repeated="1020"/>
        <table:table-row table:style-name="ro5" table:number-rows-repeated="3">
          <table:table-cell table:number-columns-repeated="1024"/>
        </table:table-row>
        <table:table-row table:style-name="ro5">
          <table:table-cell ns41:value-type="string" table:style-name="ce90" office:value-type="string">
            <text:p>Editregel</text:p>
          </table:table-cell>
          <table:table-cell ns41:value-type="string" table:style-name="ce90" office:value-type="string">
            <text:p>Deel telling</text:p>
          </table:table-cell>
          <table:table-cell ns41:value-type="string" table:style-name="ce90" office:value-type="string">
            <text:p>Rolnummer</text:p>
          </table:table-cell>
          <table:table-cell ns41:value-type="string" table:style-name="ce90" office:value-type="string">
            <text:p>Noten en opmerkingen</text:p>
          </table:table-cell>
          <table:table-cell table:style-name="ce90" table:number-columns-repeated="4"/>
          <table:table-cell table:number-columns-repeated="1016"/>
        </table:table-row>
        <table:table-row table:style-name="ro5">
          <table:table-cell table:style-name="ce91" table:number-columns-repeated="8"/>
          <table:table-cell table:number-columns-repeated="1016"/>
        </table:table-row>
        <table:table-row table:style-name="ro5" table:number-rows-repeated="3">
          <table:table-cell table:number-columns-repeated="1024"/>
        </table:table-row>
        <table:table-row table:style-name="ro5">
          <table:table-cell ns41:value-type="float" table:style-name="ce92" office:value="5892" office:value-type="float">
            <text:p>5892</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893" office:value-type="float">
            <text:p>5893</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894" office:value-type="float">
            <text:p>5894</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895" office:value-type="float">
            <text:p>5895</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ns41:value-type="string" table:style-name="TL Metadata" office:value-type="string">
            <text:p>3801920002010041 <text:s/>Hieronder vier mannen en drie vrouwen behoorende tot de burgerlijke bevolking.</text:p>
          </table:table-cell>
          <table:table-cell ns41:value-type="string" table:style-name="ce10" office:value-type="string">
            <text:p>x</text:p>
          </table:table-cell>
          <table:table-cell table:number-columns-repeated="1019"/>
        </table:table-row>
        <table:table-row table:style-name="ro5">
          <table:table-cell ns41:value-type="float" table:style-name="ce92" office:value="5896" office:value-type="float">
            <text:p>5896</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897" office:value-type="float">
            <text:p>5897</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898" office:value-type="float">
            <text:p>5898</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899" office:value-type="float">
            <text:p>5899</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00" office:value-type="float">
            <text:p>5900</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01" office:value-type="float">
            <text:p>5901</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02" office:value-type="float">
            <text:p>5902</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03" office:value-type="float">
            <text:p>5903</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04" office:value-type="float">
            <text:p>5904</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05" office:value-type="float">
            <text:p>5905</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06" office:value-type="float">
            <text:p>5906</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07" office:value-type="float">
            <text:p>5907</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08" office:value-type="float">
            <text:p>5908</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09" office:value-type="float">
            <text:p>5909</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10" office:value-type="float">
            <text:p>5910</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11" office:value-type="float">
            <text:p>5911</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12" office:value-type="float">
            <text:p>5912</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13" office:value-type="float">
            <text:p>5913</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14" office:value-type="float">
            <text:p>5914</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15" office:value-type="float">
            <text:p>5915</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16" office:value-type="float">
            <text:p>5916</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17" office:value-type="float">
            <text:p>5917</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18" office:value-type="float">
            <text:p>5918</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19" office:value-type="float">
            <text:p>5919</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20" office:value-type="float">
            <text:p>5920</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21" office:value-type="float">
            <text:p>5921</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22" office:value-type="float">
            <text:p>5922</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23" office:value-type="float">
            <text:p>5923</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24" office:value-type="float">
            <text:p>5924</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25" office:value-type="float">
            <text:p>5925</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26" office:value-type="float">
            <text:p>5926</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27" office:value-type="float">
            <text:p>5927</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28" office:value-type="float">
            <text:p>5928</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29" office:value-type="float">
            <text:p>5929</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30" office:value-type="float">
            <text:p>5930</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31" office:value-type="float">
            <text:p>5931</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32" office:value-type="float">
            <text:p>5932</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33" office:value-type="float">
            <text:p>5933</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34" office:value-type="float">
            <text:p>5934</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35" office:value-type="float">
            <text:p>5935</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ns41:value-type="string" table:style-name="TL Metadata" office:value-type="string">
            <text:p>3801920002010442 <text:s/>Hieronder eene Fransche kostschool met twee kostleerlingen.</text:p>
          </table:table-cell>
          <table:table-cell ns41:value-type="string" table:style-name="ce10" office:value-type="string">
            <text:p>x</text:p>
          </table:table-cell>
          <table:table-cell table:number-columns-repeated="1019"/>
        </table:table-row>
        <table:table-row table:style-name="ro5">
          <table:table-cell ns41:value-type="float" table:style-name="ce92" office:value="5936" office:value-type="float">
            <text:p>5936</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ns41:value-type="string" table:style-name="TL Metadata" office:value-type="string">
            <text:p>3801920002010453 <text:s/>Hieronder een huis van bewaring zonder gevangenen.</text:p>
          </table:table-cell>
          <table:table-cell ns41:value-type="string" table:style-name="ce10" office:value-type="string">
            <text:p>x</text:p>
          </table:table-cell>
          <table:table-cell table:number-columns-repeated="1019"/>
        </table:table-row>
        <table:table-row table:style-name="ro5">
          <table:table-cell ns41:value-type="float" table:style-name="ce92" office:value="5937" office:value-type="float">
            <text:p>5937</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38" office:value-type="float">
            <text:p>5938</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39" office:value-type="float">
            <text:p>5939</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40" office:value-type="float">
            <text:p>5940</text:p>
          </table:table-cell>
          <table:table-cell ns41:value-type="string" table:style-name="ce10" office:value-type="string">
            <text:p>Dr-1edl</text:p>
          </table:table-cell>
          <table:table-cell ns41:value-type="float" table:style-name="ce93" office:value="380192000201001" office:value-type="float">
            <text:p>380192000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41" office:value-type="float">
            <text:p>5941</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42" office:value-type="float">
            <text:p>5942</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43" office:value-type="float">
            <text:p>5943</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44" office:value-type="float">
            <text:p>5944</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45" office:value-type="float">
            <text:p>5945</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46" office:value-type="float">
            <text:p>5946</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47" office:value-type="float">
            <text:p>5947</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48" office:value-type="float">
            <text:p>5948</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49" office:value-type="float">
            <text:p>5949</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50" office:value-type="float">
            <text:p>5950</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51" office:value-type="float">
            <text:p>5951</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52" office:value-type="float">
            <text:p>5952</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53" office:value-type="float">
            <text:p>5953</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54" office:value-type="float">
            <text:p>5954</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55" office:value-type="float">
            <text:p>5955</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56" office:value-type="float">
            <text:p>5956</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57" office:value-type="float">
            <text:p>5957</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58" office:value-type="float">
            <text:p>5958</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ns41:value-type="string" table:style-name="ce10" office:value-type="string">
            <text:p>Kolom 60: er staat 0. Dit moet zijn 1.</text:p>
          </table:table-cell>
          <table:table-cell table:number-columns-repeated="1018"/>
        </table:table-row>
        <table:table-row table:style-name="ro5">
          <table:table-cell ns41:value-type="float" table:style-name="ce92" office:value="5959" office:value-type="float">
            <text:p>5959</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60" office:value-type="float">
            <text:p>5960</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61" office:value-type="float">
            <text:p>5961</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62" office:value-type="float">
            <text:p>5962</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63" office:value-type="float">
            <text:p>5963</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64" office:value-type="float">
            <text:p>5964</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65" office:value-type="float">
            <text:p>5965</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66" office:value-type="float">
            <text:p>5966</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67" office:value-type="float">
            <text:p>5967</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68" office:value-type="float">
            <text:p>5968</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69" office:value-type="float">
            <text:p>5969</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70" office:value-type="float">
            <text:p>5970</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71" office:value-type="float">
            <text:p>5971</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72" office:value-type="float">
            <text:p>5972</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73" office:value-type="float">
            <text:p>5973</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74" office:value-type="float">
            <text:p>5974</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75" office:value-type="float">
            <text:p>5975</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ns41:value-type="string" table:style-name="ce10" office:value-type="string">
            <text:p>Kolom V tot kolom AN. De gegevens zijn 2 kolommen opgeschoven. Dit is hersteld.</text:p>
          </table:table-cell>
          <table:table-cell table:number-columns-repeated="1018"/>
        </table:table-row>
        <table:table-row table:style-name="ro5">
          <table:table-cell ns41:value-type="float" table:style-name="ce92" office:value="5976" office:value-type="float">
            <text:p>5976</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77" office:value-type="float">
            <text:p>5977</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78" office:value-type="float">
            <text:p>5978</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79" office:value-type="float">
            <text:p>5979</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ns41:value-type="string" table:style-name="ce10" office:value-type="string">
            <text:p>Kolom 7: Verblijf gewoon man, en O: Verblijf gewoon vrouw . Er staat niets. Dit moet zijn respectievelijk 148 en 163. Verder zijn diverse gegevens in de verkeerde kolom ingevuld.</text:p>
          </table:table-cell>
          <table:table-cell table:number-columns-repeated="1018"/>
        </table:table-row>
        <table:table-row table:style-name="ro5">
          <table:table-cell ns41:value-type="float" table:style-name="ce92" office:value="5980" office:value-type="float">
            <text:p>5980</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81" office:value-type="float">
            <text:p>5981</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82" office:value-type="float">
            <text:p>5982</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83" office:value-type="float">
            <text:p>5983</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84" office:value-type="float">
            <text:p>5984</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style-name="TL Metadata"/>
          <table:table-cell ns41:value-type="string" table:style-name="ce109" office:value-type="string">
            <text:p>Bronfout in kolom 42: Engels of Presbyteriaans Hervormde vrouwen. <text:s/>Of edr. 5984 moet zijn 0, of edr. 5992 moet zijn 1.</text:p>
          </table:table-cell>
          <table:table-cell table:number-columns-repeated="1017"/>
        </table:table-row>
        <table:table-row table:style-name="ro5">
          <table:table-cell ns41:value-type="float" table:style-name="ce92" office:value="5985" office:value-type="float">
            <text:p>5985</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ns41:value-type="string" table:style-name="ce10" office:value-type="string">
            <text:p>Kolom AA: er staat 1. Dit moet zijn 0.</text:p>
          </table:table-cell>
          <table:table-cell table:number-columns-repeated="1018"/>
        </table:table-row>
        <table:table-row table:style-name="ro5">
          <table:table-cell ns41:value-type="float" table:style-name="ce92" office:value="5986" office:value-type="float">
            <text:p>5986</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87" office:value-type="float">
            <text:p>5987</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88" office:value-type="float">
            <text:p>5988</text:p>
          </table:table-cell>
          <table:table-cell ns41:value-type="string" table:style-name="ce10" office:value-type="string">
            <text:p>Dr-1edl</text:p>
          </table:table-cell>
          <table:table-cell ns41:value-type="float" table:style-name="ce93" office:value="380193000401001" office:value-type="float">
            <text:p>380193000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89" office:value-type="float">
            <text:p>5989</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90" office:value-type="float">
            <text:p>5990</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91" office:value-type="float">
            <text:p>5991</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5992" office:value-type="float">
            <text:p>5992</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table:style-name="TL Metadata"/>
          <table:table-cell ns41:value-type="string" table:style-name="ce109" office:value-type="string">
            <text:p>Bronfout in kolom 42: Engels of Presbyteriaans Hervormde vrouwen. <text:s/>Of edr. 5984 moet zijn 0, of edr. 5992 moet zijn 1.</text:p>
          </table:table-cell>
          <table:table-cell table:number-columns-repeated="1017"/>
        </table:table-row>
        <table:table-row table:style-name="ro5">
          <table:table-cell ns41:value-type="float" table:style-name="ce92" office:value="5993" office:value-type="float">
            <text:p>5993</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5">
          <table:table-cell ns41:value-type="float" table:style-name="ce92" office:value="5994" office:value-type="float">
            <text:p>5994</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5">
          <table:table-cell ns41:value-type="float" table:style-name="ce92" office:value="5995" office:value-type="float">
            <text:p>5995</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5">
          <table:table-cell ns41:value-type="float" table:style-name="ce92" office:value="5996" office:value-type="float">
            <text:p>5996</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5">
          <table:table-cell ns41:value-type="float" table:style-name="ce92" office:value="5997" office:value-type="float">
            <text:p>5997</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5">
          <table:table-cell ns41:value-type="float" table:style-name="ce92" office:value="5998" office:value-type="float">
            <text:p>5998</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5">
          <table:table-cell ns41:value-type="float" table:style-name="ce92" office:value="5999" office:value-type="float">
            <text:p>5999</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5">
          <table:table-cell ns41:value-type="float" table:style-name="ce92" office:value="6000" office:value-type="float">
            <text:p>6000</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5">
          <table:table-cell ns41:value-type="float" table:style-name="ce92" office:value="6001" office:value-type="float">
            <text:p>6001</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5">
          <table:table-cell ns41:value-type="float" table:style-name="ce92" office:value="6002" office:value-type="float">
            <text:p>6002</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5">
          <table:table-cell ns41:value-type="float" table:style-name="ce92" office:value="6003" office:value-type="float">
            <text:p>6003</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04" office:value-type="float">
            <text:p>6004</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05" office:value-type="float">
            <text:p>6005</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06" office:value-type="float">
            <text:p>6006</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07" office:value-type="float">
            <text:p>6007</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ns41:value-type="string" table:style-name="ce10" office:value-type="string">
            <text:p>Kolom 51: er staat 0. Dit moet zijn 1.</text:p>
          </table:table-cell>
          <table:table-cell table:number-columns-repeated="1018"/>
        </table:table-row>
        <table:table-row table:style-name="ro5">
          <table:table-cell ns41:value-type="float" table:style-name="ce92" office:value="6008" office:value-type="float">
            <text:p>6008</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09" office:value-type="float">
            <text:p>6009</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10" office:value-type="float">
            <text:p>6010</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11" office:value-type="float">
            <text:p>6011</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12" office:value-type="float">
            <text:p>6012</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13" office:value-type="float">
            <text:p>6013</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ns41:value-type="string" table:style-name="TL Metadata" office:value-type="string">
            <text:p>3801940006010251 <text:s/>Hieronder eene kostschool zonder kostleerlingen.</text:p>
          </table:table-cell>
          <table:table-cell ns41:value-type="string" table:style-name="ce10" office:value-type="string">
            <text:p>x</text:p>
          </table:table-cell>
          <table:table-cell table:number-columns-repeated="1019"/>
        </table:table-row>
        <table:table-row table:style-name="ro5">
          <table:table-cell ns41:value-type="float" table:style-name="ce92" office:value="6014" office:value-type="float">
            <text:p>6014</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15" office:value-type="float">
            <text:p>6015</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16" office:value-type="float">
            <text:p>6016</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17" office:value-type="float">
            <text:p>6017</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18" office:value-type="float">
            <text:p>6018</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19" office:value-type="float">
            <text:p>6019</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20" office:value-type="float">
            <text:p>6020</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21" office:value-type="float">
            <text:p>6021</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22" office:value-type="float">
            <text:p>6022</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23" office:value-type="float">
            <text:p>6023</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24" office:value-type="float">
            <text:p>6024</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25" office:value-type="float">
            <text:p>6025</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26" office:value-type="float">
            <text:p>6026</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27" office:value-type="float">
            <text:p>6027</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28" office:value-type="float">
            <text:p>6028</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29" office:value-type="float">
            <text:p>6029</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30" office:value-type="float">
            <text:p>6030</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ns41:value-type="string" table:style-name="TL Metadata" office:value-type="string">
            <text:p>3801940006010422 <text:s/>Hieronder drie hutten.</text:p>
          </table:table-cell>
          <table:table-cell ns41:value-type="string" table:style-name="ce10" office:value-type="string">
            <text:p>x</text:p>
          </table:table-cell>
          <table:table-cell table:number-columns-repeated="1019"/>
        </table:table-row>
        <table:table-row table:style-name="ro5">
          <table:table-cell ns41:value-type="float" table:style-name="ce92" office:value="6031" office:value-type="float">
            <text:p>6031</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32" office:value-type="float">
            <text:p>6032</text:p>
          </table:table-cell>
          <table:table-cell ns41:value-type="string" table:style-name="ce10" office:value-type="string">
            <text:p>Dr-1edl</text:p>
          </table:table-cell>
          <table:table-cell ns41:value-type="float" table:style-name="ce93" office:value="380194000601001" office:value-type="float">
            <text:p>380194000601001</text:p>
          </table:table-cell>
          <table:table-cell ns41:value-type="string" table:style-name="TL Metadata" office:value-type="string">
            <text:p>3801940006010442 <text:s/>Hieronder drie hutten.</text:p>
          </table:table-cell>
          <table:table-cell ns41:value-type="string" table:style-name="ce10" office:value-type="string">
            <text:p>x</text:p>
          </table:table-cell>
          <table:table-cell ns41:value-type="string" table:style-name="ce10" office:value-type="string">
            <text:p>Kolom 1 niet opgenomen</text:p>
          </table:table-cell>
          <table:table-cell table:number-columns-repeated="1018"/>
        </table:table-row>
        <table:table-row table:style-name="ro5">
          <table:table-cell ns41:value-type="float" table:style-name="ce92" office:value="6033" office:value-type="float">
            <text:p>6033</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34" office:value-type="float">
            <text:p>6034</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35" office:value-type="float">
            <text:p>6035</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36" office:value-type="float">
            <text:p>6036</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37" office:value-type="float">
            <text:p>6037</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38" office:value-type="float">
            <text:p>6038</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39" office:value-type="float">
            <text:p>6039</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40" office:value-type="float">
            <text:p>6040</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41" office:value-type="float">
            <text:p>6041</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42" office:value-type="float">
            <text:p>6042</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43" office:value-type="float">
            <text:p>6043</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44" office:value-type="float">
            <text:p>6044</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45" office:value-type="float">
            <text:p>6045</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46" office:value-type="float">
            <text:p>6046</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47" office:value-type="float">
            <text:p>6047</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48" office:value-type="float">
            <text:p>6048</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49" office:value-type="float">
            <text:p>6049</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50" office:value-type="float">
            <text:p>6050</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51" office:value-type="float">
            <text:p>6051</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52" office:value-type="float">
            <text:p>6052</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53" office:value-type="float">
            <text:p>6053</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54" office:value-type="float">
            <text:p>6054</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55" office:value-type="float">
            <text:p>6055</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ns41:value-type="string" table:style-name="TL Metadata" office:value-type="string">
            <text:p>3801950008010231 <text:s/>Hieronder een huis van bewaring zonder gevangenen.</text:p>
          </table:table-cell>
          <table:table-cell ns41:value-type="string" table:style-name="ce10" office:value-type="string">
            <text:p>x</text:p>
          </table:table-cell>
          <table:table-cell ns41:value-type="string" table:style-name="ce10" office:value-type="string">
            <text:p>Kolom 1 12-jan moet zijn 12/1</text:p>
          </table:table-cell>
          <table:table-cell table:number-columns-repeated="1018"/>
        </table:table-row>
        <table:table-row table:style-name="ro5">
          <table:table-cell ns41:value-type="float" table:style-name="ce92" office:value="6056" office:value-type="float">
            <text:p>6056</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57" office:value-type="float">
            <text:p>6057</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58" office:value-type="float">
            <text:p>6058</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59" office:value-type="float">
            <text:p>6059</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60" office:value-type="float">
            <text:p>6060</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61" office:value-type="float">
            <text:p>6061</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style-name="TL Metadata"/>
          <table:table-cell ns41:value-type="string" table:style-name="ce10" office:value-type="string">
            <text:p>Bronfout in kolom 1: "Bewoonde huizen". De gedrukte bron geeft 1137. Optelling van de kolomdata geeft 1125.</text:p>
          </table:table-cell>
          <table:table-cell table:number-columns-repeated="1017"/>
        </table:table-row>
        <table:table-row table:style-name="ro5">
          <table:table-cell ns41:value-type="float" table:style-name="ce92" office:value="6062" office:value-type="float">
            <text:p>6062</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63" office:value-type="float">
            <text:p>6063</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64" office:value-type="float">
            <text:p>6064</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65" office:value-type="float">
            <text:p>6065</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66" office:value-type="float">
            <text:p>6066</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67" office:value-type="float">
            <text:p>6067</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68" office:value-type="float">
            <text:p>6068</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69" office:value-type="float">
            <text:p>6069</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ns41:value-type="string" table:style-name="TL Metadata" office:value-type="string">
            <text:p>3801950008010372 <text:s/>Hieronder 81 gewone kolonisten, 671 weezen, vondelingen en verlaten kinderen, 31 hulpbehoevende en 50 bedelaars-kolonisten.</text:p>
          </table:table-cell>
          <table:table-cell ns41:value-type="string" table:style-name="ce10" office:value-type="string">
            <text:p>3801950008010373 <text:s/>Hieronder 78 gewone kolonisten, 702 weezen, vondelingen en verlaten kinderen, 33 hulpbehoevende en 66 bedelaars-kolonisten.</text:p>
          </table:table-cell>
          <table:table-cell table:number-columns-repeated="1019"/>
        </table:table-row>
        <table:table-row table:style-name="ro5">
          <table:table-cell ns41:value-type="float" table:style-name="ce92" office:value="6070" office:value-type="float">
            <text:p>6070</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ns41:value-type="string" table:style-name="TL Metadata" office:value-type="string">
            <text:p>3801950008010384 <text:s/>Hieronder 23 gewone kolonisten, 139 veteranen met hunne gezinnen, 919 om straf in de kolonie.</text:p>
          </table:table-cell>
          <table:table-cell ns41:value-type="string" table:style-name="ce10" office:value-type="string">
            <text:p>3801950008010385 <text:s/>Hieronder 22 gewone kolonisten, 201 behoorende tot de gezinnen der veteranen, 557 om straf in de kolonie.</text:p>
          </table:table-cell>
          <table:table-cell table:number-columns-repeated="1019"/>
        </table:table-row>
        <table:table-row table:style-name="ro5">
          <table:table-cell ns41:value-type="float" table:style-name="ce92" office:value="6071" office:value-type="float">
            <text:p>6071</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ns41:value-type="string" table:style-name="TL Metadata" office:value-type="string">
            <text:p>3801950008010396 <text:s/>Hieronder 194 gewone kolonisten, 13 hoevenaars, 74 veteranen met hunne gezinnen, 776 bedelaars-kolonisten.</text:p>
          </table:table-cell>
          <table:table-cell ns41:value-type="string" table:style-name="ce10" office:value-type="string">
            <text:p>3801950008010397 <text:s/>Hieronder 202 gewone kolonisten, 13 hoevenaars, 99 behoorende tot de gezinnen der veteranen, 594 bedelaars-kolonisten.</text:p>
          </table:table-cell>
          <table:table-cell table:number-columns-repeated="1019"/>
        </table:table-row>
        <table:table-row table:style-name="ro5">
          <table:table-cell ns41:value-type="float" table:style-name="ce92" office:value="6072" office:value-type="float">
            <text:p>6072</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73" office:value-type="float">
            <text:p>6073</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74" office:value-type="float">
            <text:p>6074</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75" office:value-type="float">
            <text:p>6075</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76" office:value-type="float">
            <text:p>6076</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77" office:value-type="float">
            <text:p>6077</text:p>
          </table:table-cell>
          <table:table-cell ns41:value-type="string" table:style-name="ce10" office:value-type="string">
            <text:p>Dr-1edl</text:p>
          </table:table-cell>
          <table:table-cell ns41:value-type="float" table:style-name="ce93" office:value="380195000801001" office:value-type="float">
            <text:p>3801950008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78" office:value-type="float">
            <text:p>6078</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79" office:value-type="float">
            <text:p>6079</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80" office:value-type="float">
            <text:p>6080</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ns41:value-type="string" table:style-name="ce10" office:value-type="string">
            <text:p>Kolom 24: er staat 71. Dit moet zijn 72.</text:p>
          </table:table-cell>
          <table:table-cell table:number-columns-repeated="1018"/>
        </table:table-row>
        <table:table-row table:style-name="ro5">
          <table:table-cell ns41:value-type="float" table:style-name="ce92" office:value="6081" office:value-type="float">
            <text:p>6081</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82" office:value-type="float">
            <text:p>6082</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83" office:value-type="float">
            <text:p>6083</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84" office:value-type="float">
            <text:p>6084</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85" office:value-type="float">
            <text:p>6085</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5">
          <table:table-cell ns41:value-type="float" table:style-name="ce92" office:value="6086" office:value-type="float">
            <text:p>6086</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5">
          <table:table-cell ns41:value-type="float" table:style-name="ce92" office:value="6087" office:value-type="float">
            <text:p>6087</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5">
          <table:table-cell ns41:value-type="float" table:style-name="ce92" office:value="6088" office:value-type="float">
            <text:p>6088</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5">
          <table:table-cell ns41:value-type="float" table:style-name="ce92" office:value="6089" office:value-type="float">
            <text:p>6089</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5">
          <table:table-cell ns41:value-type="float" table:style-name="ce92" office:value="6090" office:value-type="float">
            <text:p>6090</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ns41:value-type="string" table:style-name="ce10" office:value-type="string">
            <text:p>Kolom 26: er staat 87. Dit moet zijn 57.</text:p>
          </table:table-cell>
          <table:table-cell table:number-columns-repeated="1018"/>
        </table:table-row>
        <table:table-row table:style-name="ro5">
          <table:table-cell ns41:value-type="float" table:style-name="ce92" office:value="6091" office:value-type="float">
            <text:p>6091</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92" office:value-type="float">
            <text:p>6092</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93" office:value-type="float">
            <text:p>6093</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94" office:value-type="float">
            <text:p>6094</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95" office:value-type="float">
            <text:p>6095</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96" office:value-type="float">
            <text:p>6096</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97" office:value-type="float">
            <text:p>6097</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98" office:value-type="float">
            <text:p>6098</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099" office:value-type="float">
            <text:p>6099</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00" office:value-type="float">
            <text:p>6100</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01" office:value-type="float">
            <text:p>6101</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02" office:value-type="float">
            <text:p>6102</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03" office:value-type="float">
            <text:p>6103</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ns41:value-type="string" table:style-name="ce10" office:value-type="string">
            <text:p>Kolom 60: er staat 3. Dit moet zijn 5.</text:p>
          </table:table-cell>
          <table:table-cell table:number-columns-repeated="1018"/>
        </table:table-row>
        <table:table-row table:style-name="ro5">
          <table:table-cell ns41:value-type="float" table:style-name="ce92" office:value="6104" office:value-type="float">
            <text:p>6104</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ns41:value-type="string" table:style-name="ce10" office:value-type="string">
            <text:p>Kolom 51: er staat 1. Dit moet zijn 0. Kolom 52: er staat 0. Dit moet zijn 1.</text:p>
          </table:table-cell>
          <table:table-cell table:number-columns-repeated="1018"/>
        </table:table-row>
        <table:table-row table:style-name="ro5">
          <table:table-cell ns41:value-type="float" table:style-name="ce92" office:value="6105" office:value-type="float">
            <text:p>6105</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06" office:value-type="float">
            <text:p>6106</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07" office:value-type="float">
            <text:p>6107</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08" office:value-type="float">
            <text:p>6108</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09" office:value-type="float">
            <text:p>6109</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ns41:value-type="string" table:style-name="ce10" office:value-type="string">
            <text:p>Kolom AJ: er staat 6. Dit moet zijn 8.</text:p>
          </table:table-cell>
          <table:table-cell table:number-columns-repeated="1018"/>
        </table:table-row>
        <table:table-row table:style-name="ro5">
          <table:table-cell ns41:value-type="float" table:style-name="ce92" office:value="6110" office:value-type="float">
            <text:p>6110</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11" office:value-type="float">
            <text:p>6111</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12" office:value-type="float">
            <text:p>6112</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13" office:value-type="float">
            <text:p>6113</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14" office:value-type="float">
            <text:p>6114</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15" office:value-type="float">
            <text:p>6115</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16" office:value-type="float">
            <text:p>6116</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17" office:value-type="float">
            <text:p>6117</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18" office:value-type="float">
            <text:p>6118</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19" office:value-type="float">
            <text:p>6119</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20" office:value-type="float">
            <text:p>6120</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5">
          <table:table-cell ns41:value-type="float" table:style-name="ce92" office:value="6121" office:value-type="float">
            <text:p>6121</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5">
          <table:table-cell ns41:value-type="float" table:style-name="ce92" office:value="6122" office:value-type="float">
            <text:p>6122</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ns41:value-type="string" table:style-name="ce10" office:value-type="string">
            <text:p>Kolom E: er staat Reinen. Dit moet zijn Ruinen. Kolom F: Oldenhoven moet zijn Oldenhaven</text:p>
          </table:table-cell>
          <table:table-cell table:number-columns-repeated="1018"/>
        </table:table-row>
        <table:table-row table:style-name="ro5">
          <table:table-cell ns41:value-type="float" table:style-name="ce92" office:value="6123" office:value-type="float">
            <text:p>6123</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5">
          <table:table-cell ns41:value-type="float" table:style-name="ce92" office:value="6124" office:value-type="float">
            <text:p>6124</text:p>
          </table:table-cell>
          <table:table-cell ns41:value-type="string" table:style-name="ce10" office:value-type="string">
            <text:p>Dr-1edl</text:p>
          </table:table-cell>
          <table:table-cell ns41:value-type="float" table:style-name="ce93" office:value="380196001001001" office:value-type="float">
            <text:p>380196001001001</text:p>
          </table:table-cell>
          <table:table-cell table:style-name="TL Metadata"/>
          <table:table-cell ns41:value-type="string" table:style-name="ce10" office:value-type="string">
            <text:p>x</text:p>
          </table:table-cell>
          <table:table-cell ns41:value-type="string" table:style-name="ce10" office:value-type="string">
            <text:p>Kolom E: er staat Reinen. Dit moet zijn Ruinen. Kolom O: er staat 91. Dit moet zijn 94.</text:p>
          </table:table-cell>
          <table:table-cell table:number-columns-repeated="1018"/>
        </table:table-row>
        <table:table-row table:style-name="ro5">
          <table:table-cell ns41:value-type="float" table:style-name="ce92" office:value="6125" office:value-type="float">
            <text:p>6125</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5">
          <table:table-cell ns41:value-type="float" table:style-name="ce92" office:value="6126" office:value-type="float">
            <text:p>6126</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5">
          <table:table-cell ns41:value-type="float" table:style-name="ce92" office:value="6127" office:value-type="float">
            <text:p>6127</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5">
          <table:table-cell ns41:value-type="float" table:style-name="ce92" office:value="6128" office:value-type="float">
            <text:p>6128</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5">
          <table:table-cell ns41:value-type="float" table:style-name="ce92" office:value="6129" office:value-type="float">
            <text:p>6129</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5">
          <table:table-cell ns41:value-type="float" table:style-name="ce92" office:value="6130" office:value-type="float">
            <text:p>6130</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5">
          <table:table-cell ns41:value-type="float" table:style-name="ce92" office:value="6131" office:value-type="float">
            <text:p>6131</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5">
          <table:table-cell ns41:value-type="float" table:style-name="ce92" office:value="6132" office:value-type="float">
            <text:p>6132</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ns41:value-type="string" table:style-name="ce10" office:value-type="string">
            <text:p>Kolom E: er staat Reinen. Dit moet zijn Ruinen. Kolom 59: er staat 10. Dit moet zijn 3. Kolom 60 er staat 4. Dit moet zijn 3.</text:p>
          </table:table-cell>
          <table:table-cell table:number-columns-repeated="1018"/>
        </table:table-row>
        <table:table-row table:style-name="ro5">
          <table:table-cell ns41:value-type="float" table:style-name="ce92" office:value="6133" office:value-type="float">
            <text:p>6133</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5">
          <table:table-cell ns41:value-type="float" table:style-name="ce92" office:value="6134" office:value-type="float">
            <text:p>6134</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5">
          <table:table-cell ns41:value-type="float" table:style-name="ce92" office:value="6135" office:value-type="float">
            <text:p>6135</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5">
          <table:table-cell ns41:value-type="float" table:style-name="ce92" office:value="6136" office:value-type="float">
            <text:p>6136</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5">
          <table:table-cell ns41:value-type="float" table:style-name="ce92" office:value="6137" office:value-type="float">
            <text:p>6137</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ns41:value-type="string" table:style-name="ce10" office:value-type="string">
            <text:p>Kolom E: er staat Reinerwolde. Dit moet zijn Ruinerwolde. Kolom AJ: er staat 0. Dit moet zijn 1.</text:p>
          </table:table-cell>
          <table:table-cell table:number-columns-repeated="1018"/>
        </table:table-row>
        <table:table-row table:style-name="ro5">
          <table:table-cell ns41:value-type="float" table:style-name="ce92" office:value="6138" office:value-type="float">
            <text:p>6138</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5">
          <table:table-cell ns41:value-type="float" table:style-name="ce92" office:value="6139" office:value-type="float">
            <text:p>6139</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5">
          <table:table-cell ns41:value-type="float" table:style-name="ce92" office:value="6140" office:value-type="float">
            <text:p>6140</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5">
          <table:table-cell ns41:value-type="float" table:style-name="ce92" office:value="6141" office:value-type="float">
            <text:p>6141</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5">
          <table:table-cell ns41:value-type="float" table:style-name="ce92" office:value="6142" office:value-type="float">
            <text:p>6142</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5">
          <table:table-cell ns41:value-type="float" table:style-name="ce92" office:value="6143" office:value-type="float">
            <text:p>6143</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5">
          <table:table-cell ns41:value-type="float" table:style-name="ce92" office:value="6144" office:value-type="float">
            <text:p>6144</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5">
          <table:table-cell ns41:value-type="float" table:style-name="ce92" office:value="6145" office:value-type="float">
            <text:p>6145</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5">
          <table:table-cell ns41:value-type="float" table:style-name="ce92" office:value="6146" office:value-type="float">
            <text:p>6146</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5">
          <table:table-cell ns41:value-type="float" table:style-name="ce92" office:value="6147" office:value-type="float">
            <text:p>6147</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5">
          <table:table-cell ns41:value-type="float" table:style-name="ce92" office:value="6148" office:value-type="float">
            <text:p>6148</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5">
          <table:table-cell ns41:value-type="float" table:style-name="ce92" office:value="6149" office:value-type="float">
            <text:p>6149</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table:style-name="TL Metadata"/>
          <table:table-cell ns41:value-type="string" table:style-name="ce10" office:value-type="string">
            <text:p>Kolom 69 en 70. De gegevens moeten wellicht een regel lager staan.</text:p>
          </table:table-cell>
          <table:table-cell table:number-columns-repeated="1017"/>
        </table:table-row>
        <table:table-row table:style-name="ro5">
          <table:table-cell ns41:value-type="float" table:style-name="ce92" office:value="6150" office:value-type="float">
            <text:p>6150</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table:style-name="TL Metadata"/>
          <table:table-cell ns41:value-type="string" table:style-name="ce10" office:value-type="string">
            <text:p>Kolom 69 en 70. De juiste gegevens staan wellicht <text:s/>een regel hoger.</text:p>
          </table:table-cell>
          <table:table-cell table:number-columns-repeated="1017"/>
        </table:table-row>
        <table:table-row table:style-name="ro5">
          <table:table-cell ns41:value-type="float" table:style-name="ce92" office:value="6151" office:value-type="float">
            <text:p>6151</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table:style-name="TL Metadata"/>
          <table:table-cell ns41:value-type="string" table:style-name="ce10" office:value-type="string">
            <text:p>Kolom 69 en 70. De juiste gegevens staan wellicht <text:s/>een regel hoger. </text:p>
          </table:table-cell>
          <table:table-cell table:number-columns-repeated="1017"/>
        </table:table-row>
        <table:table-row table:style-name="ro5">
          <table:table-cell ns41:value-type="float" table:style-name="ce92" office:value="6152" office:value-type="float">
            <text:p>6152</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53" office:value-type="float">
            <text:p>6153</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54" office:value-type="float">
            <text:p>6154</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55" office:value-type="float">
            <text:p>6155</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56" office:value-type="float">
            <text:p>6156</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57" office:value-type="float">
            <text:p>6157</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58" office:value-type="float">
            <text:p>6158</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59" office:value-type="float">
            <text:p>6159</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ns41:value-type="string" table:style-name="TL Metadata" office:value-type="string">
            <text:p>3801970012010351 <text:s/>Bij de ingezetenen in nachtkwartier.</text:p>
          </table:table-cell>
          <table:table-cell ns41:value-type="string" table:style-name="ce10" office:value-type="string">
            <text:p>x</text:p>
          </table:table-cell>
          <table:table-cell ns41:value-type="string" table:style-name="ce10" office:value-type="string">
            <text:p>Kolom 61: er staat 0. Dit moet zijn 7. Kolom 62: er staat 7. Dit moet zijn 0.</text:p>
          </table:table-cell>
          <table:table-cell table:number-columns-repeated="1018"/>
        </table:table-row>
        <table:table-row table:style-name="ro5">
          <table:table-cell ns41:value-type="float" table:style-name="ce92" office:value="6160" office:value-type="float">
            <text:p>6160</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ns41:value-type="string" table:style-name="ce10" office:value-type="string">
            <text:p>Kolom 35: er staat 0. Dit moet zijn 1; Kolom 48: er staat 0. Dit moet zijn 1.</text:p>
          </table:table-cell>
          <table:table-cell table:number-columns-repeated="1018"/>
        </table:table-row>
        <table:table-row table:style-name="ro5">
          <table:table-cell ns41:value-type="float" table:style-name="ce92" office:value="6161" office:value-type="float">
            <text:p>6161</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ns41:value-type="string" table:style-name="TL Metadata" office:value-type="string">
            <text:p>3801970012010372 <text:s/>Hieronder eene hut.</text:p>
          </table:table-cell>
          <table:table-cell ns41:value-type="string" table:style-name="ce10" office:value-type="string">
            <text:p>x</text:p>
          </table:table-cell>
          <table:table-cell table:number-columns-repeated="1019"/>
        </table:table-row>
        <table:table-row table:style-name="ro5">
          <table:table-cell ns41:value-type="float" table:style-name="ce92" office:value="6162" office:value-type="float">
            <text:p>6162</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63" office:value-type="float">
            <text:p>6163</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64" office:value-type="float">
            <text:p>6164</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65" office:value-type="float">
            <text:p>6165</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66" office:value-type="float">
            <text:p>6166</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67" office:value-type="float">
            <text:p>6167</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68" office:value-type="float">
            <text:p>6168</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69" office:value-type="float">
            <text:p>6169</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70" office:value-type="float">
            <text:p>6170</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71" office:value-type="float">
            <text:p>6171</text:p>
          </table:table-cell>
          <table:table-cell ns41:value-type="string" table:style-name="ce10" office:value-type="string">
            <text:p>Dr-1edl</text:p>
          </table:table-cell>
          <table:table-cell ns41:value-type="float" table:style-name="ce93" office:value="380197001201001" office:value-type="float">
            <text:p>3801970012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72" office:value-type="float">
            <text:p>6172</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73" office:value-type="float">
            <text:p>6173</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74" office:value-type="float">
            <text:p>6174</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75" office:value-type="float">
            <text:p>6175</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ns41:value-type="string" table:style-name="ce10" office:value-type="string">
            <text:p>Kolom 7: er staat 31. Dit moet zijn 32. Kolom 19: er staat 1. Dit moet zijn 2.</text:p>
          </table:table-cell>
          <table:table-cell table:number-columns-repeated="1018"/>
        </table:table-row>
        <table:table-row table:style-name="ro5">
          <table:table-cell ns41:value-type="float" table:style-name="ce92" office:value="6176" office:value-type="float">
            <text:p>6176</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77" office:value-type="float">
            <text:p>6177</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78" office:value-type="float">
            <text:p>6178</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79" office:value-type="float">
            <text:p>6179</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80" office:value-type="float">
            <text:p>6180</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81" office:value-type="float">
            <text:p>6181</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82" office:value-type="float">
            <text:p>6182</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83" office:value-type="float">
            <text:p>6183</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84" office:value-type="float">
            <text:p>6184</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ns41:value-type="string" table:style-name="ce10" office:value-type="string">
            <text:p>Kolom 5: er staat 131. Dit moet zijn 231.</text:p>
          </table:table-cell>
          <table:table-cell table:number-columns-repeated="1018"/>
        </table:table-row>
        <table:table-row table:style-name="ro5">
          <table:table-cell ns41:value-type="float" table:style-name="ce92" office:value="6185" office:value-type="float">
            <text:p>6185</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86" office:value-type="float">
            <text:p>6186</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87" office:value-type="float">
            <text:p>6187</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ns41:value-type="string" table:style-name="ce10" office:value-type="string">
            <text:p>Van kolom 12 tot kolom 27 staan de gegevens in de verkeerde kolom.</text:p>
          </table:table-cell>
          <table:table-cell table:number-columns-repeated="1018"/>
        </table:table-row>
        <table:table-row table:style-name="ro5">
          <table:table-cell ns41:value-type="float" table:style-name="ce92" office:value="6188" office:value-type="float">
            <text:p>6188</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89" office:value-type="float">
            <text:p>6189</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90" office:value-type="float">
            <text:p>6190</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91" office:value-type="float">
            <text:p>6191</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ns41:value-type="string" table:style-name="ce10" office:value-type="string">
            <text:p>Kolom 16: er staat 21. Dit moet zijn 11.</text:p>
          </table:table-cell>
          <table:table-cell table:number-columns-repeated="1018"/>
        </table:table-row>
        <table:table-row table:style-name="ro5">
          <table:table-cell ns41:value-type="float" table:style-name="ce92" office:value="6192" office:value-type="float">
            <text:p>6192</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93" office:value-type="float">
            <text:p>6193</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94" office:value-type="float">
            <text:p>6194</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95" office:value-type="float">
            <text:p>6195</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96" office:value-type="float">
            <text:p>6196</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ns41:value-type="string" table:style-name="ce10" office:value-type="string">
            <text:p>Kolom 62: er staat 0. Dit moet zijn 1.</text:p>
          </table:table-cell>
          <table:table-cell table:number-columns-repeated="1018"/>
        </table:table-row>
        <table:table-row table:style-name="ro5">
          <table:table-cell ns41:value-type="float" table:style-name="ce92" office:value="6197" office:value-type="float">
            <text:p>6197</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98" office:value-type="float">
            <text:p>6198</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199" office:value-type="float">
            <text:p>6199</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00" office:value-type="float">
            <text:p>6200</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01" office:value-type="float">
            <text:p>6201</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02" office:value-type="float">
            <text:p>6202</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03" office:value-type="float">
            <text:p>6203</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04" office:value-type="float">
            <text:p>6204</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05" office:value-type="float">
            <text:p>6205</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06" office:value-type="float">
            <text:p>6206</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07" office:value-type="float">
            <text:p>6207</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08" office:value-type="float">
            <text:p>6208</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09" office:value-type="float">
            <text:p>6209</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10" office:value-type="float">
            <text:p>6210</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11" office:value-type="float">
            <text:p>6211</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12" office:value-type="float">
            <text:p>6212</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ns41:value-type="string" table:style-name="ce10" office:value-type="string">
            <text:p>Kolom 21: er staat 434. Dit moet zijn 454.</text:p>
          </table:table-cell>
          <table:table-cell table:number-columns-repeated="1018"/>
        </table:table-row>
        <table:table-row table:style-name="ro5">
          <table:table-cell ns41:value-type="float" table:style-name="ce92" office:value="6213" office:value-type="float">
            <text:p>6213</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14" office:value-type="float">
            <text:p>6214</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15" office:value-type="float">
            <text:p>6215</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16" office:value-type="float">
            <text:p>6216</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ns41:value-type="string" table:style-name="ce10" office:value-type="string">
            <text:p>Kolom 50: er staat 1. Dit moet zijn 0. Kolom 52: er staat 0. Dit moet zijn 1.</text:p>
          </table:table-cell>
          <table:table-cell table:number-columns-repeated="1018"/>
        </table:table-row>
        <table:table-row table:style-name="ro5">
          <table:table-cell ns41:value-type="float" table:style-name="ce92" office:value="6217" office:value-type="float">
            <text:p>6217</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ns41:value-type="string" table:style-name="ce10" office:value-type="string">
            <text:p>Kolom 59: er staat 0. Dit moet zijn 6. Kolom 60: er staat 6. Dit moet zijn 5. Kolom 61: er staat 5. Dit moet zijn 0.</text:p>
          </table:table-cell>
          <table:table-cell table:number-columns-repeated="1018"/>
        </table:table-row>
        <table:table-row table:style-name="ro5">
          <table:table-cell ns41:value-type="float" table:style-name="ce92" office:value="6218" office:value-type="float">
            <text:p>6218</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19" office:value-type="float">
            <text:p>6219</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20" office:value-type="float">
            <text:p>6220</text:p>
          </table:table-cell>
          <table:table-cell ns41:value-type="string" table:style-name="ce10" office:value-type="string">
            <text:p>Dr-1edl</text:p>
          </table:table-cell>
          <table:table-cell ns41:value-type="float" table:style-name="ce93" office:value="380198001401001" office:value-type="float">
            <text:p>380198001401001</text:p>
          </table:table-cell>
          <table:table-cell table:style-name="TL Metadata"/>
          <table:table-cell ns41:value-type="string" table:style-name="ce10" office:value-type="string">
            <text:p>x</text:p>
          </table:table-cell>
          <table:table-cell ns41:value-type="string" table:style-name="ce10" office:value-type="string">
            <text:p>Kolom 51: er staat 0. Dit moet zijn 1.</text:p>
          </table:table-cell>
          <table:table-cell table:number-columns-repeated="1018"/>
        </table:table-row>
        <table:table-row table:style-name="ro5">
          <table:table-cell ns41:value-type="float" table:style-name="ce92" office:value="6221" office:value-type="float">
            <text:p>6221</text:p>
          </table:table-cell>
          <table:table-cell ns41:value-type="string" table:style-name="ce10" office:value-type="string">
            <text:p>Dr-1edl</text:p>
          </table:table-cell>
          <table:table-cell ns41:value-type="float" table:style-name="ce93" office:value="380199001601001" office:value-type="float">
            <text:p>380199001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22" office:value-type="float">
            <text:p>6222</text:p>
          </table:table-cell>
          <table:table-cell ns41:value-type="string" table:style-name="ce10" office:value-type="string">
            <text:p>Dr-1edl</text:p>
          </table:table-cell>
          <table:table-cell ns41:value-type="float" table:style-name="ce93" office:value="380199001601001" office:value-type="float">
            <text:p>380199001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23" office:value-type="float">
            <text:p>6223</text:p>
          </table:table-cell>
          <table:table-cell ns41:value-type="string" table:style-name="ce10" office:value-type="string">
            <text:p>Dr-1edl</text:p>
          </table:table-cell>
          <table:table-cell ns41:value-type="float" table:style-name="ce93" office:value="380199001601001" office:value-type="float">
            <text:p>380199001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24" office:value-type="float">
            <text:p>6224</text:p>
          </table:table-cell>
          <table:table-cell ns41:value-type="string" table:style-name="ce10" office:value-type="string">
            <text:p>Dr-1edl</text:p>
          </table:table-cell>
          <table:table-cell ns41:value-type="float" table:style-name="ce93" office:value="380199001601001" office:value-type="float">
            <text:p>380199001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25" office:value-type="float">
            <text:p>6225</text:p>
          </table:table-cell>
          <table:table-cell ns41:value-type="string" table:style-name="ce10" office:value-type="string">
            <text:p>Dr-1edl</text:p>
          </table:table-cell>
          <table:table-cell ns41:value-type="float" table:style-name="ce93" office:value="380199001601001" office:value-type="float">
            <text:p>380199001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26" office:value-type="float">
            <text:p>6226</text:p>
          </table:table-cell>
          <table:table-cell ns41:value-type="string" table:style-name="ce10" office:value-type="string">
            <text:p>Dr-1edl</text:p>
          </table:table-cell>
          <table:table-cell ns41:value-type="float" table:style-name="ce93" office:value="380199001601001" office:value-type="float">
            <text:p>380199001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27" office:value-type="float">
            <text:p>6227</text:p>
          </table:table-cell>
          <table:table-cell ns41:value-type="string" table:style-name="ce10" office:value-type="string">
            <text:p>Dr-1edl</text:p>
          </table:table-cell>
          <table:table-cell ns41:value-type="float" table:style-name="ce93" office:value="380199001601001" office:value-type="float">
            <text:p>380199001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28" office:value-type="float">
            <text:p>6228</text:p>
          </table:table-cell>
          <table:table-cell ns41:value-type="string" table:style-name="ce10" office:value-type="string">
            <text:p>Dr-1edl</text:p>
          </table:table-cell>
          <table:table-cell ns41:value-type="float" table:style-name="ce93" office:value="380199001601001" office:value-type="float">
            <text:p>380199001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29" office:value-type="float">
            <text:p>6229</text:p>
          </table:table-cell>
          <table:table-cell ns41:value-type="string" table:style-name="ce10" office:value-type="string">
            <text:p>Dr-1edl</text:p>
          </table:table-cell>
          <table:table-cell ns41:value-type="float" table:style-name="ce93" office:value="380199001601001" office:value-type="float">
            <text:p>380199001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30" office:value-type="float">
            <text:p>6230</text:p>
          </table:table-cell>
          <table:table-cell ns41:value-type="string" table:style-name="ce10" office:value-type="string">
            <text:p>Dr-1edl</text:p>
          </table:table-cell>
          <table:table-cell ns41:value-type="float" table:style-name="ce93" office:value="380199001601001" office:value-type="float">
            <text:p>380199001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31" office:value-type="float">
            <text:p>6231</text:p>
          </table:table-cell>
          <table:table-cell ns41:value-type="string" table:style-name="ce10" office:value-type="string">
            <text:p>Dr-1edl</text:p>
          </table:table-cell>
          <table:table-cell ns41:value-type="float" table:style-name="ce93" office:value="380199001601001" office:value-type="float">
            <text:p>380199001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32" office:value-type="float">
            <text:p>6232</text:p>
          </table:table-cell>
          <table:table-cell ns41:value-type="string" table:style-name="ce10" office:value-type="string">
            <text:p>Dr-1edl</text:p>
          </table:table-cell>
          <table:table-cell ns41:value-type="float" table:style-name="ce93" office:value="380199001601001" office:value-type="float">
            <text:p>380199001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33" office:value-type="float">
            <text:p>6233</text:p>
          </table:table-cell>
          <table:table-cell ns41:value-type="string" table:style-name="ce10" office:value-type="string">
            <text:p>Dr-1edl</text:p>
          </table:table-cell>
          <table:table-cell ns41:value-type="float" table:style-name="ce93" office:value="380199001601001" office:value-type="float">
            <text:p>380199001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34" office:value-type="float">
            <text:p>6234</text:p>
          </table:table-cell>
          <table:table-cell ns41:value-type="string" table:style-name="ce10" office:value-type="string">
            <text:p>Dr-1edl</text:p>
          </table:table-cell>
          <table:table-cell ns41:value-type="float" table:style-name="ce93" office:value="380199001601001" office:value-type="float">
            <text:p>380199001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35" office:value-type="float">
            <text:p>6235</text:p>
          </table:table-cell>
          <table:table-cell ns41:value-type="string" table:style-name="ce10" office:value-type="string">
            <text:p>Dr-1edl</text:p>
          </table:table-cell>
          <table:table-cell ns41:value-type="float" table:style-name="ce93" office:value="380199001601001" office:value-type="float">
            <text:p>380199001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36" office:value-type="float">
            <text:p>6236</text:p>
          </table:table-cell>
          <table:table-cell ns41:value-type="string" table:style-name="ce10" office:value-type="string">
            <text:p>Dr-1edl</text:p>
          </table:table-cell>
          <table:table-cell ns41:value-type="float" table:style-name="ce93" office:value="380199001601001" office:value-type="float">
            <text:p>380199001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37" office:value-type="float">
            <text:p>6237</text:p>
          </table:table-cell>
          <table:table-cell ns41:value-type="string" table:style-name="ce10" office:value-type="string">
            <text:p>Dr-1edl</text:p>
          </table:table-cell>
          <table:table-cell ns41:value-type="float" table:style-name="ce93" office:value="380199001601001" office:value-type="float">
            <text:p>380199001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38" office:value-type="float">
            <text:p>6238</text:p>
          </table:table-cell>
          <table:table-cell ns41:value-type="string" table:style-name="ce10" office:value-type="string">
            <text:p>Dr-1edl</text:p>
          </table:table-cell>
          <table:table-cell ns41:value-type="float" table:style-name="ce93" office:value="380199001601001" office:value-type="float">
            <text:p>380199001601001</text:p>
          </table:table-cell>
          <table:table-cell table:style-name="TL Metadata"/>
          <table:table-cell ns41:value-type="string" table:style-name="ce10" office:value-type="string">
            <text:p>x</text:p>
          </table:table-cell>
          <table:table-cell table:style-name="TL Metadata"/>
          <table:table-cell ns41:value-type="string" table:style-name="ce10" office:value-type="string">
            <text:p>Kolom 23: "Geboorteplaats man in de provincie buiten de gemeente". De gedrukte bron geeft 49. Dit moet zijn 40. In het kolomtotaal van Zweelo is uitgegaan van 40. Ook vergelijking van het totaal aantal mannen in Meppen, per categorie, toont aan dat er 40 had moeten staan. Het gegeven is hier gecorrigeerd.</text:p>
          </table:table-cell>
          <table:table-cell table:number-columns-repeated="1017"/>
        </table:table-row>
        <table:table-row table:style-name="ro5">
          <table:table-cell ns41:value-type="float" table:style-name="ce92" office:value="6239" office:value-type="float">
            <text:p>6239</text:p>
          </table:table-cell>
          <table:table-cell ns41:value-type="string" table:style-name="ce10" office:value-type="string">
            <text:p>Dr-1edl</text:p>
          </table:table-cell>
          <table:table-cell ns41:value-type="float" table:style-name="ce93" office:value="380199001601001" office:value-type="float">
            <text:p>380199001601001</text:p>
          </table:table-cell>
          <table:table-cell table:style-name="TL Metadata"/>
          <table:table-cell ns41:value-type="string" table:style-name="ce10" office:value-type="string">
            <text:p>x</text:p>
          </table:table-cell>
          <table:table-cell table:number-columns-repeated="1019"/>
        </table:table-row>
        <table:table-row table:style-name="ro5">
          <table:table-cell ns41:value-type="float" table:style-name="ce92" office:value="6240" office:value-type="float">
            <text:p>6240</text:p>
          </table:table-cell>
          <table:table-cell ns41:value-type="string" table:style-name="ce10" office:value-type="string">
            <text:p>Dr-1edl</text:p>
          </table:table-cell>
          <table:table-cell ns41:value-type="float" table:style-name="ce93" office:value="380199001601001" office:value-type="float">
            <text:p>380199001601001</text:p>
          </table:table-cell>
          <table:table-cell table:style-name="TL Metadata"/>
          <table:table-cell ns41:value-type="string" table:style-name="ce10" office:value-type="string">
            <text:p>x</text:p>
          </table:table-cell>
          <table:table-cell ns41:value-type="string" table:style-name="ce10" office:value-type="string">
            <text:p>Kolom 59: er staat 82. Dit moet zijn 62.</text:p>
          </table:table-cell>
          <table:table-cell table:number-columns-repeated="1018"/>
        </table:table-row>
        <table:table-row table:style-name="ro5" table:number-rows-repeated="1048218">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fl </number:text>
      <number:number number:grouping="true" number:decimal-places="0" number:min-integer-digits="1"/>
      <number:text/>
    </number:number-style>
    <number:number-style style:name="N126">
      <number:text>fl </number:text>
      <number:number number:grouping="true" number:decimal-places="0" number:min-integer-digits="1"/>
      <number:text>-</number:text>
      <style:map style:condition="value()&gt;=0" style:apply-style-name="N126P0"/>
    </number:number-style>
    <number:number-style style:volatile="true" style:name="N127P0">
      <number:text>fl </number:text>
      <number:number number:grouping="true" number:decimal-places="0" number:min-integer-digits="1"/>
      <number:text/>
    </number:number-style>
    <number:number-style style:name="N127">
      <style:text-properties fo:color="#ff0000"/>
      <number:text>fl </number:text>
      <number:number number:grouping="true" number:decimal-places="0" number:min-integer-digits="1"/>
      <number:text>-</number:text>
      <style:map style:condition="value()&gt;=0" style:apply-style-name="N127P0"/>
    </number:number-style>
    <number:number-style style:volatile="true" style:name="N128P0">
      <number:text>fl </number:text>
      <number:number number:grouping="true" number:decimal-places="2" number:min-integer-digits="1"/>
      <number:text/>
    </number:number-style>
    <number:number-style style:name="N128">
      <number:text>fl </number:text>
      <number:number number:grouping="true" number:decimal-places="2" number:min-integer-digits="1"/>
      <number:text>-</number:text>
      <style:map style:condition="value()&gt;=0" style:apply-style-name="N128P0"/>
    </number:number-style>
    <number:number-style style:volatile="true" style:name="N129P0">
      <number:text>fl </number:text>
      <number:number number:grouping="true" number:decimal-places="2" number:min-integer-digits="1"/>
      <number:text/>
    </number:number-style>
    <number:number-style style:name="N129">
      <style:text-properties fo:color="#ff0000"/>
      <number:text>fl </number:text>
      <number:number number:grouping="true" number:decimal-places="2" number:min-integer-digits="1"/>
      <number:text>-</number:text>
      <style:map style:condition="value()&gt;=0" style:apply-style-name="N129P0"/>
    </number:number-style>
    <number:number-style style:volatile="true" style:name="N130P0">
      <number:text> fl </number:text>
      <ns42:fill-character/>
      <number:number number:grouping="true" number:decimal-places="0" number:min-integer-digits="1"/>
      <number:text/>
    </number:number-style>
    <number:number-style style:volatile="true" style:name="N130P1">
      <number:text> fl </number:text>
      <ns42:fill-character/>
      <number:number number:grouping="true" number:decimal-places="0" number:min-integer-digits="1"/>
      <number:text>-</number:text>
    </number:number-style>
    <number:number-style style:volatile="true" style:name="N130P2">
      <number:text> fl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fl </number:text>
      <ns42:fill-character/>
      <number:number number:grouping="true" number:decimal-places="2" number:min-integer-digits="1"/>
      <number:text/>
    </number:number-style>
    <number:number-style style:volatile="true" style:name="N131P1">
      <number:text> fl </number:text>
      <ns42:fill-character/>
      <number:number number:grouping="true" number:decimal-places="2" number:min-integer-digits="1"/>
      <number:text>-</number:text>
    </number:number-style>
    <number:number-style style:volatile="true" style:name="N131P2">
      <number:text> fl </number:text>
      <ns42:fill-character/>
      <number:text>-</number:text>
      <number:number number:decimal-places="0" number:min-integer-digits="0"/>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data-style-name="N0" style:family="table-cell" style:parent-style-name="Default" style:name="Normal_5f_Sheet1" style:display-name="Normal_Sheet1">
      <style:table-cell-properties fo:padding="0.071cm" fo:border="none" fo:background-color="transparent" style:diagonal-tl-br="none" style:print-content="true" style:cell-protect="protected" style:diagonal-bl-tr="none" style:rotation-align="none"/>
      <style:text-properties style:text-outline="false" style:text-line-through-type="none" fo:font-style="normal" style:font-style-asian="normal" style:text-line-through-style="none" style:font-size-complex="10pt" style:font-size-asian="10pt" style:font-style-complex="normal" fo:font-weight="normal" style:font-family-complex="Arial" style:use-window-font-color="true" style:font-name-complex="Arial" style:font-weight-asian="normal" fo:font-size="10pt" style:font-name="Arial" style:text-underline-style="none" fo:font-family="Arial" style:font-weight-complex="normal" fo:text-shadow="none"/>
    </style:style>
    <style:style style:family="table-cell" style:parent-style-name="Default" style:name="Excel_5f_BuiltIn_5f_Hyperlink" style:display-name="Excel_BuiltIn_Hyperlink">
      <style:table-cell-properties fo:padding="0.071cm"/>
      <style:text-properties style:text-outline="false" style:text-line-through-type="none" fo:font-style="normal" style:font-style-asian="normal" style:text-line-through-style="none" style:font-size-complex="10pt" style:text-underline-color="font-color" style:font-size-asian="10pt" style:font-style-complex="normal" fo:font-size="10pt" fo:font-weight="normal" style:font-family-complex="Arial" style:font-name-complex="Arial" style:font-weight-asian="normal" style:text-underline-width="auto" fo:color="#0000ff" style:font-name="Arial" style:text-underline-style="solid" fo:font-family="Arial" style:font-weight-complex="normal" fo:text-shadow="none"/>
    </style:style>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erste_20_gedeelte" style:page-layout-name="Mpm3" style:display-name="PageStyle_Eerste gedeelte">
      <style:header style:display="false"/>
      <style:header-left style:display="false"/>
      <style:footer style:display="false"/>
      <style:footer-left style:display="false"/>
    </style:master-page>
    <style:master-page style:name="PageStyle_5f_Opmerkingen" style:page-layout-name="Mpm4" style:display-name="PageStyle_Opmerking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4-12-15T11:03:24</meta:creation-date>
    <dc:creator>Yamit</dc:creator>
    <dc:date>2004-12-16T15:27:54</dc:date>
    <meta:document-statistic meta:object-count="0" meta:cell-count="11717" meta:table-count="2"/>
    <meta:generator>ODFPY/1.3.0dev</meta:generator>
  </office:meta>
</office:document-meta>
</file>